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1.876cm"/>
    </style:style>
    <style:style style:name="co17" style:family="table-column">
      <style:table-column-properties fo:break-before="auto" style:column-width="11.46cm"/>
    </style:style>
    <style:style style:name="co21" style:family="table-column">
      <style:table-column-properties fo:break-before="auto" style:column-width="12.541cm"/>
    </style:style>
    <style:style style:name="co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6.493cm"/>
    </style:style>
    <style:style style:name="co19" style:family="table-column">
      <style:table-column-properties fo:break-before="auto" style:column-width="2.025cm"/>
    </style:style>
    <style:style style:name="co20" style:family="table-column">
      <style:table-column-properties fo:break-before="auto" style:column-width="5.66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4.023cm"/>
    </style:style>
    <style:style style:name="co10" style:family="table-column">
      <style:table-column-properties fo:break-before="auto" style:column-width="4.8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1.997cm"/>
    </style:style>
    <style:style style:name="co14" style:family="table-column">
      <style:table-column-properties fo:break-before="auto" style:column-width="1.886cm"/>
    </style:style>
    <style:style style:name="co15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2.247cm"/>
    </style:style>
    <style:style style:name="co23" style:family="table-column">
      <style:table-column-properties fo:break-before="auto" style:column-width="2.08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13" style:family="table-cell" style:parent-style-name="Normal_5f_Sheet1">
      <style:table-cell-properties style:glyph-orientation-vertical="0" fo:background-color="#c0c0c0" style:diagonal-bl-tr="none" style:diagonal-tl-br="none" style:text-align-source="fix" style:repeat-content="false" fo:wrap-option="no-wrap" fo:border="0.011cm solid #000000" style:direction="ltr" fo:padding="0.071cm" style:rotation-angle="0" style:rotation-align="none" style:shrink-to-fit="false" css3t:text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1cm solid #c0c0c0" style:direction="ltr" fo:padding="0.071cm" style:rotation-angle="0" style:rotation-align="none" style:shrink-to-fit="false" css3t:text-justify="auto" style:vertical-align="automatic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1cm solid #c0c0c0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ext-properties fo:color="#000000" style:font-name="Calibri" fo:font-size="11pt" style:font-size-asian="11pt" style:font-name-complex="Arial1" style:font-size-complex="11pt"/>
    </style:style>
    <style:style style:name="ce7" style:family="table-cell" style:parent-style-name="Default">
      <style:table-cell-properties fo:background-color="#c0c0c0"/>
      <style:text-properties fo:language="en" fo:country="US" style:language-asian="en" style:country-asian="US" style:language-complex="en" style:country-complex="US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language="zxx" fo:country="none" style:font-size-asian="5.09999990463257pt" style:language-asian="zxx" style:country-asian="none" style:font-size-complex="5.09999990463257pt" style:language-complex="zxx" style:country-complex="none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>
      <style:text-properties style:use-window-font-color="true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fo:font-size="12pt"/>
    </style:style>
    <style:style style:name="T2" style:family="text">
      <style:text-properties fo:color="#0000c0" style:font-name="Consolas" fo:font-size="12pt" fo:font-style="italic" style:font-name-asian="Consolas" style:font-size-asian="9pt" style:font-style-asian="italic" style:font-name-complex="Consolas" style:font-size-complex="5.09999990463257pt" style:font-style-complex="italic"/>
    </style:style>
    <style:style style:name="T3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4" style:family="text">
      <style:text-properties fo:color="#0000c0" style:font-name="Consolas" fo:font-size="9pt" fo:font-style="italic" style:font-name-asian="Consolas" style:font-size-asian="9pt" style:font-style-asian="italic" style:font-name-complex="Consolas" style:font-size-complex="5.09999990463257pt" style:font-style-complex="italic"/>
    </style:style>
  </office:automatic-styles>
  <office:body>
    <office:spreadsheet>
      <table:table table:name="Data" table:style-name="ta1">
        <office:forms form:automatic-focus="false" form:apply-design-mode="false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number-columns-repeated="14" table:default-cell-style-name="Default"/>
        <table:table-row table:style-name="ro2">
          <table:table-cell table:style-name="ce5" office:value-type="string">
            <text:p>ID</text:p>
          </table:table-cell>
          <table:table-cell table:style-name="ce5" office:value-type="string">
            <text:p>DE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7" office:value-type="string">
            <text:p><text:span text:style-name="T1">Type (</text:span><text:span text:style-name="T2">TRAINING</text:span><text:span text:style-name="T3">, </text:span><text:span text:style-name="T4">PHYSICAL</text:span><text:span text:style-name="T3">, </text:span><text:span text:style-name="T4">MYSTICAL</text:span><text:span text:style-name="T3">, </text:span><text:span text:style-name="T4">MENTAL</text:span><text:span text:style-name="T3">, </text:span><text:span text:style-name="T4">SPECIAL</text:span><text:span text:style-name="T3">, </text:span><text:span text:style-name="T4">STATUS</text:span><text:span text:style-name="T3">, </text:span><text:span text:style-name="T4">ITEM</text:span><text:span text:style-name="T3">, </text:span><text:span text:style-name="T4">WEALTH</text:span><text:span text:style-name="T1">)</text:span></text:p>
          </table:table-cell>
          <table:table-cell table:style-name="ce5" office:value-type="string">
            <text:p>Source (CHARL, …)</text:p>
          </table:table-cell>
          <table:table-cell table:style-name="ce5" office:value-type="string">
            <text:p>Level (<text:span text:style-name="T4">LESSER</text:span><text:span text:style-name="T3">, </text:span><text:span text:style-name="T4">MINOR</text:span><text:span text:style-name="T3">, </text:span><text:span text:style-name="T4">MAJOR</text:span><text:span text:style-name="T3">, </text:span><text:span text:style-name="T4">GREATER, FREE</text:span>)</text:p>
          </table:table-cell>
          <table:table-cell table:style-name="ce5" office:value-type="string">
            <text:p>Costs</text:p>
          </table:table-cell>
          <table:table-cell table:style-name="ce5" table:number-columns-repeated="5"/>
          <table:table-cell table:number-columns-repeated="8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krobat</text:p>
          </table:table-cell>
          <table:table-cell office:value-type="string">
            <text:p>Acrobat</text:p>
          </table:table-cell>
          <table:table-cell office:value-type="string">
            <text:p>Acróba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2=20</text:p>
          </table:table-cell>
          <table:table-cell table:number-columns-repeated="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Arkane Entdeckung</text:p>
          </table:table-cell>
          <table:table-cell office:value-type="string">
            <text:p>Arcane Discovery</text:p>
          </table:table-cell>
          <table:table-cell office:value-type="string">
            <text:p>Descubrimiento Arca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1">
            <text:p>11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Assassinen</text:p>
          </table:table-cell>
          <table:table-cell office:value-type="string">
            <text:p>Assassin Training</text:p>
          </table:table-cell>
          <table:table-cell office:value-type="string">
            <text:p>Adiestramiento de Asesi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78=EVERYMAN</text:p>
          </table:table-cell>
          <table:table-cell table:number-columns-repeated="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Assassinen (MA)</text:p>
          </table:table-cell>
          <table:table-cell office:value-type="string">
            <text:p>Martial Arts Training</text:p>
          </table:table-cell>
          <table:table-cell office:value-type="string">
            <text:p>Adiestramiento en Artes Marciale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34=10</text:p>
          </table:table-cell>
          <table:table-cell office:value-type="string">
            <text:p>C55=10</text:p>
          </table:table-cell>
          <table:table-cell office:value-type="string">
            <text:p>C56=10</text:p>
          </table:table-cell>
          <table:table-cell office:value-type="string">
            <text:p>C59=10</text:p>
          </table:table-cell>
          <table:table-cell office:value-type="string">
            <text:p>C22=10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4=15</text:p>
          </table:table-cell>
          <table:table-cell office:value-type="string">
            <text:p>C55=15</text:p>
          </table:table-cell>
          <table:table-cell office:value-type="string">
            <text:p>C56=15</text:p>
          </table:table-cell>
          <table:table-cell office:value-type="string">
            <text:p>C59=15</text:p>
          </table:table-cell>
          <table:table-cell office:value-type="string">
            <text:p>C22=15</text:p>
          </table:table-cell>
          <table:table-cell table:number-columns-repeated="8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34=20</text:p>
          </table:table-cell>
          <table:table-cell office:value-type="string">
            <text:p>C55=20</text:p>
          </table:table-cell>
          <table:table-cell office:value-type="string">
            <text:p>C56=20</text:p>
          </table:table-cell>
          <table:table-cell office:value-type="string">
            <text:p>C59=20</text:p>
          </table:table-cell>
          <table:table-cell office:value-type="string">
            <text:p>C22=20</text:p>
          </table:table-cell>
          <table:table-cell table:number-columns-repeated="8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ußergewöhnliche Kampffertigkeit</text:p>
          </table:table-cell>
          <table:table-cell office:value-type="string">
            <text:p>Exceptional Skill at Arms</text:p>
          </table:table-cell>
          <table:table-cell office:value-type="string">
            <text:p>Habilidad Excepcional con Arm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19=10</text:p>
          </table:table-cell>
          <table:table-cell office:value-type="string">
            <text:p>C20=10</text:p>
          </table:table-cell>
          <table:table-cell office:value-type="string">
            <text:p>C21=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office:value-type="string">
            <text:p>CHOOSE2=C27;C28;C29;C30;C31;C32;C33=EVERYMAN</text:p>
          </table:table-cell>
          <table:table-cell table:number-columns-repeated="2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Außergew. Krieger</text:p>
          </table:table-cell>
          <table:table-cell office:value-type="string">
            <text:p>Warrior Extraordinaire</text:p>
          </table:table-cell>
          <table:table-cell office:value-type="string">
            <text:p>Guerrero Extraordinari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C7=EVERYMAN</text:p>
          </table:table-cell>
          <table:table-cell office:value-type="string">
            <text:p>C58=1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2=EVERYMAN</text:p>
          </table:table-cell>
          <table:table-cell table:number-columns-repeated="7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Blitzschlag</text:p>
          </table:table-cell>
          <table:table-cell office:value-type="string">
            <text:p>Lightning Strike</text:p>
          </table:table-cell>
          <table:table-cell office:value-type="string">
            <text:p>Ataque Relámpag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INI=5</text:p>
          </table:table-cell>
          <table:table-cell office:value-type="string">
            <text:p>DESCR</text:p>
          </table:table-cell>
          <table:table-cell table:style-name="ce15"/>
          <table:table-cell table:number-columns-repeated="10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lfische Ausbildung</text:p>
          </table:table-cell>
          <table:table-cell office:value-type="string">
            <text:p>Elvish Training</text:p>
          </table:table-cell>
          <table:table-cell office:value-type="string">
            <text:p>Adiestramiento Élf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33=25</text:p>
          </table:table-cell>
          <table:table-cell office:value-type="string">
            <text:p>S68=10</text:p>
          </table:table-cell>
          <table:table-cell office:value-type="string">
            <text:p>S67=10</text:p>
          </table:table-cell>
          <table:table-cell table:number-columns-repeated="1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Entwaffnen</text:p>
          </table:table-cell>
          <table:table-cell office:value-type="string">
            <text:p>Disarm Skill</text:p>
          </table:table-cell>
          <table:table-cell office:value-type="string">
            <text:p>Desarma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40=20</text:p>
          </table:table-cell>
          <table:table-cell office:value-type="string">
            <text:p>S238=20</text:p>
          </table:table-cell>
          <table:table-cell table:number-columns-repeated="11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Fachmann für Winkel</text:p>
          </table:table-cell>
          <table:table-cell office:value-type="string">
            <text:p>Judge of Angles</text:p>
          </table:table-cell>
          <table:table-cell office:value-type="string">
            <text:p>Experto en Ángul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Geborener Bogenschütze</text:p>
          </table:table-cell>
          <table:table-cell office:value-type="string">
            <text:p>Natural Archer</text:p>
          </table:table-cell>
          <table:table-cell office:value-type="string">
            <text:p>Arquero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31=5</text:p>
          </table:table-cell>
          <table:table-cell office:value-type="string">
            <text:p>DESCR</text:p>
          </table:table-cell>
          <table:table-cell table:number-columns-repeated="11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Geborener Reiter</text:p>
          </table:table-cell>
          <table:table-cell office:value-type="string">
            <text:p>Natural Horseman</text:p>
          </table:table-cell>
          <table:table-cell office:value-type="string">
            <text:p>Jinete 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2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Geborener Waffenmeister</text:p>
          </table:table-cell>
          <table:table-cell office:value-type="string">
            <text:p>Natural Weapons Master</text:p>
          </table:table-cell>
          <table:table-cell office:value-type="string">
            <text:p>Experto en Armas Inna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EVERYMAN</text:p>
          </table:table-cell>
          <table:table-cell office:value-type="string">
            <text:p>C28=EVERYMAN</text:p>
          </table:table-cell>
          <table:table-cell office:value-type="string">
            <text:p>C29=EVERYMAN</text:p>
          </table:table-cell>
          <table:table-cell office:value-type="string">
            <text:p>C30=EVERYMAN</text:p>
          </table:table-cell>
          <table:table-cell office:value-type="string">
            <text:p>C31=EVERYMAN</text:p>
          </table:table-cell>
          <table:table-cell office:value-type="string">
            <text:p>C32=EVERYMAN</text:p>
          </table:table-cell>
          <table:table-cell office:value-type="string">
            <text:p>C33=EVERYMAN</text:p>
          </table:table-cell>
          <table:table-cell table:number-columns-repeated="3"/>
          <table:table-cell table:number-columns-repeated="3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Geographisches Naturtalent</text:p>
          </table:table-cell>
          <table:table-cell office:value-type="string">
            <text:p>Geographic Awareness</text:p>
          </table:table-cell>
          <table:table-cell office:value-type="string">
            <text:p>Percepción Geográfic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56=35</text:p>
          </table:table-cell>
          <table:table-cell office:value-type="string">
            <text:p>S112=35</text:p>
          </table:table-cell>
          <table:table-cell office:value-type="string">
            <text:p>DESCR</text:p>
          </table:table-cell>
          <table:table-cell table:number-columns-repeated="1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Gymnastik Training</text:p>
          </table:table-cell>
          <table:table-cell office:value-type="string">
            <text:p>Gymnastic Training</text:p>
          </table:table-cell>
          <table:table-cell office:value-type="string">
            <text:p>Adistramiento Gimnástic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HOOSESKILL1=C2=25</text:p>
          </table:table-cell>
          <table:table-cell office:value-type="string">
            <text:p>CHOOSE1=S222;S225;S226=25</text:p>
          </table:table-cell>
          <table:table-cell table:number-columns-repeated="11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Im Untergrund aufgewachsen</text:p>
          </table:table-cell>
          <table:table-cell office:value-type="string">
            <text:p>Underground Upraising</text:p>
          </table:table-cell>
          <table:table-cell office:value-type="string">
            <text:p>Educación de los Bajos Fondo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C13=10</text:p>
          </table:table-cell>
          <table:table-cell office:value-type="string">
            <text:p>C14=10</text:p>
          </table:table-cell>
          <table:table-cell office:value-type="string">
            <text:p>CHOOSESKILL1=C13;C14=EVERYMAN</text:p>
          </table:table-cell>
          <table:table-cell table:number-columns-repeated="10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Innere Reserve</text:p>
          </table:table-cell>
          <table:table-cell office:value-type="string">
            <text:p>Inner Reserve</text:p>
          </table:table-cell>
          <table:table-cell office:value-type="string">
            <text:p>Reserva Intern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ODYDEV=0;1;1;1;1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BODYDEV=0;2;2;2;2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BODYDEV=0;4;4;4;4</text:p>
          </table:table-cell>
          <table:table-cell table:number-columns-repeated="12"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BODYDEV=0;6;6;6;6</text:p>
          </table:table-cell>
          <table:table-cell table:number-columns-repeated="12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Innere Uhr</text:p>
          </table:table-cell>
          <table:table-cell office:value-type="string">
            <text:p>Internal Clock</text:p>
          </table:table-cell>
          <table:table-cell office:value-type="string">
            <text:p>Reloj Intern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59=15</text:p>
          </table:table-cell>
          <table:table-cell office:value-type="string">
            <text:p>S159=OCCUPATIONAL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Kräuterkundiger</text:p>
          </table:table-cell>
          <table:table-cell office:value-type="string">
            <text:p>Herbalist</text:p>
          </table:table-cell>
          <table:table-cell office:value-type="string">
            <text:p>Experto en Hierbas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=20</text:p>
          </table:table-cell>
          <table:table-cell office:value-type="string">
            <text:p>S212=20</text:p>
          </table:table-cell>
          <table:table-cell office:value-type="string">
            <text:p>S116=20</text:p>
          </table:table-cell>
          <table:table-cell office:value-type="string">
            <text:p>S123=20</text:p>
          </table:table-cell>
          <table:table-cell office:value-type="string">
            <text:p>S198=20</text:p>
          </table:table-cell>
          <table:table-cell office:value-type="string">
            <text:p>S196=20</text:p>
          </table:table-cell>
          <table:table-cell table:number-columns-repeated="6"/>
          <table:table-cell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acht</text:p>
          </table:table-cell>
          <table:table-cell office:value-type="string">
            <text:p>Power</text:p>
          </table:table-cell>
          <table:table-cell office:value-type="string">
            <text:p>Pode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3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ANK10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RANK25=BASELIST;OPENLIST;CLOSEDLIST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RANK50=BASELIST;OPENLIST;CLOSEDLIST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Meister aller Waffen</text:p>
          </table:table-cell>
          <table:table-cell office:value-type="string">
            <text:p>General Weapons Master</text:p>
          </table:table-cell>
          <table:table-cell office:value-type="string">
            <text:p>Experto en Armas Generalist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7=10</text:p>
          </table:table-cell>
          <table:table-cell office:value-type="string">
            <text:p>C28=10</text:p>
          </table:table-cell>
          <table:table-cell office:value-type="string">
            <text:p>C29=10</text:p>
          </table:table-cell>
          <table:table-cell office:value-type="string">
            <text:p>C30=10</text:p>
          </table:table-cell>
          <table:table-cell office:value-type="string">
            <text:p>C31=10</text:p>
          </table:table-cell>
          <table:table-cell office:value-type="string">
            <text:p>C32=10</text:p>
          </table:table-cell>
          <table:table-cell office:value-type="string">
            <text:p>C33=1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27=20</text:p>
          </table:table-cell>
          <table:table-cell office:value-type="string">
            <text:p>C28=20</text:p>
          </table:table-cell>
          <table:table-cell office:value-type="string">
            <text:p>C29=20</text:p>
          </table:table-cell>
          <table:table-cell office:value-type="string">
            <text:p>C30=20</text:p>
          </table:table-cell>
          <table:table-cell office:value-type="string">
            <text:p>C31=20</text:p>
          </table:table-cell>
          <table:table-cell office:value-type="string">
            <text:p>C32=20</text:p>
          </table:table-cell>
          <table:table-cell office:value-type="string">
            <text:p>C33=20</text:p>
          </table:table-cell>
          <table:table-cell table:number-columns-repeated="5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27=30</text:p>
          </table:table-cell>
          <table:table-cell office:value-type="string">
            <text:p>C28=30</text:p>
          </table:table-cell>
          <table:table-cell office:value-type="string">
            <text:p>C29=30</text:p>
          </table:table-cell>
          <table:table-cell office:value-type="string">
            <text:p>C30=30</text:p>
          </table:table-cell>
          <table:table-cell office:value-type="string">
            <text:p>C31=30</text:p>
          </table:table-cell>
          <table:table-cell office:value-type="string">
            <text:p>C32=30</text:p>
          </table:table-cell>
          <table:table-cell office:value-type="string">
            <text:p>C33=30</text:p>
          </table:table-cell>
          <table:table-cell table:number-columns-repeated="5"/>
          <table:table-cell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eister handgeführter Waffen</text:p>
          </table:table-cell>
          <table:table-cell office:value-type="string">
            <text:p>Directed Weapons Master</text:p>
          </table:table-cell>
          <table:table-cell office:value-type="string">
            <text:p>Experto en Armas Especializ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27;C28;C29;C30;C31;C32;C33=EVERYMAN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SKILL1=C27;C28;C29;C30;C31;C32;C33=OCCUPATIONAL=CAT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Naturfreund</text:p>
          </table:table-cell>
          <table:table-cell office:value-type="string">
            <text:p>Outdoorsman</text:p>
          </table:table-cell>
          <table:table-cell office:value-type="string">
            <text:p>Hombre del Camp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Natürliche Leichtigkeit mit Rüstungen</text:p>
          </table:table-cell>
          <table:table-cell office:value-type="string">
            <text:p>Natural Facility with Armor</text:p>
          </table:table-cell>
          <table:table-cell office:value-type="string">
            <text:p>Facilidad Innata con la Armadur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S216;S217;S218;S219=EVERYMAN=CAT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Packspezialist</text:p>
          </table:table-cell>
          <table:table-cell office:value-type="string">
            <text:p>Portage Skills</text:p>
          </table:table-cell>
          <table:table-cell office:value-type="string">
            <text:p>Porteador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WEIGHTPENALTY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räzision</text:p>
          </table:table-cell>
          <table:table-cell office:value-type="string">
            <text:p>Precision</text:p>
          </table:table-cell>
          <table:table-cell office:value-type="string">
            <text:p>Precisión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Regulär ausgebildeter Fusssoldat</text:p>
          </table:table-cell>
          <table:table-cell office:value-type="string">
            <text:p>Trained Regular Footman</text:p>
          </table:table-cell>
          <table:table-cell office:value-type="string">
            <text:p>Entrenamiento de Sold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148=EVERYMAN</text:p>
          </table:table-cell>
          <table:table-cell office:value-type="string">
            <text:p>S147=EVERYMAN</text:p>
          </table:table-cell>
          <table:table-cell office:value-type="string">
            <text:p>S149=EVERYMAN</text:p>
          </table:table-cell>
          <table:table-cell office:value-type="string">
            <text:p>S422=EVERYMAN</text:p>
          </table:table-cell>
          <table:table-cell table:number-columns-repeated="8"/>
          <table:table-cell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childattacke</text:p>
          </table:table-cell>
          <table:table-cell office:value-type="string">
            <text:p>Shield Attack</text:p>
          </table:table-cell>
          <table:table-cell office:value-type="string">
            <text:p>Ataque con el Escu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42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chnelles Anziehen</text:p>
          </table:table-cell>
          <table:table-cell office:value-type="string">
            <text:p>Swift Dresser</text:p>
          </table:table-cell>
          <table:table-cell office:value-type="string">
            <text:p>Vestirse Rápidament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prachgewandt</text:p>
          </table:table-cell>
          <table:table-cell office:value-type="string">
            <text:p>Fluent</text:p>
          </table:table-cell>
          <table:table-cell office:value-type="string">
            <text:p>Bilingüe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ANK20=LANGUAGE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Talentiert (Fertigkeitsgruppe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1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Talentiert (Fertigkeit)</text:p>
          </table:table-cell>
          <table:table-cell office:value-type="string">
            <text:p>Skilled</text:p>
          </table:table-cell>
          <table:table-cell office:value-type="string">
            <text:p>Experimentad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SKILL1=C1;C2;C3;C4;C5;C6;C7;C8;C10;C11;C12;C13;C14;C15;C17;C18;C19;C20;C21;C22;C23;C24;C25;C26;C27;C28;C29;C30;C31;C32;C33;C34;C35;C36;C37;C38;C39;C40;C41;C42;C55;C56;C57;C58;C59;C61=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Taschenspielertricks</text:p>
          </table:table-cell>
          <table:table-cell office:value-type="string">
            <text:p>Sleight-of-Hand</text:p>
          </table:table-cell>
          <table:table-cell office:value-type="string">
            <text:p>Birler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C1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Todsiches Training</text:p>
          </table:table-cell>
          <table:table-cell office:value-type="string">
            <text:p>Deadly Training</text:p>
          </table:table-cell>
          <table:table-cell office:value-type="string">
            <text:p>Adiestramiento Mort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196=25</text:p>
          </table:table-cell>
          <table:table-cell office:value-type="string">
            <text:p>S85=25</text:p>
          </table:table-cell>
          <table:table-cell office:value-type="string">
            <text:p>S79=25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office:value-type="string">
            <text:p>S78=25</text:p>
          </table:table-cell>
          <table:table-cell office:value-type="string">
            <text:p>DESCR</text:p>
          </table:table-cell>
          <table:table-cell table:number-columns-repeated="5"/>
          <table:table-cell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Volksspezifische Ausbildung</text:p>
          </table:table-cell>
          <table:table-cell office:value-type="string">
            <text:p>Racial Training</text:p>
          </table:table-cell>
          <table:table-cell office:value-type="string">
            <text:p>Adiestramiento Racial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6=ALLSKILL=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CHOOSE6=ALLSKILL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Waffenfachmann</text:p>
          </table:table-cell>
          <table:table-cell office:value-type="string">
            <text:p>Judge of Weaponry</text:p>
          </table:table-cell>
          <table:table-cell office:value-type="string">
            <text:p>Experto en Armamento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31=1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7">
            <text:p>37</text:p>
          </table:table-cell>
          <table:table-cell office:value-type="string">
            <text:p>Waffenkontrolle</text:p>
          </table:table-cell>
          <table:table-cell office:value-type="string">
            <text:p>Weapon Control</text:p>
          </table:table-cell>
          <table:table-cell office:value-type="string">
            <text:p>Control sobre el Arma</text:p>
          </table:table-cell>
          <table:table-cell office:value-type="string">
            <text:p>TRAINING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8">
            <text:p>38</text:p>
          </table:table-cell>
          <table:table-cell office:value-type="string">
            <text:p>Adrenalinüberschuss</text:p>
          </table:table-cell>
          <table:table-cell office:value-type="string">
            <text:p>Hypercharged Adrenaline</text:p>
          </table:table-cell>
          <table:table-cell office:value-type="string">
            <text:p>Descarga de Adrenali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222=15</text:p>
          </table:table-cell>
          <table:table-cell office:value-type="string">
            <text:p>S223=15</text:p>
          </table:table-cell>
          <table:table-cell office:value-type="string">
            <text:p>S224=15</text:p>
          </table:table-cell>
          <table:table-cell office:value-type="string">
            <text:p>S225=15</text:p>
          </table:table-cell>
          <table:table-cell office:value-type="string">
            <text:p>S226=15</text:p>
          </table:table-cell>
          <table:table-cell office:value-type="string">
            <text:p>S227=15</text:p>
          </table:table-cell>
          <table:table-cell office:value-type="string">
            <text:p>S228=15</text:p>
          </table:table-cell>
          <table:table-cell office:value-type="string">
            <text:p>S229=15</text:p>
          </table:table-cell>
          <table:table-cell office:value-type="string">
            <text:p>S221=15</text:p>
          </table:table-cell>
          <table:table-cell office:value-type="string">
            <text:p>C59=5</text:p>
          </table:table-cell>
          <table:table-cell table:number-columns-repeated="2"/>
          <table:table-cell/>
        </table:table-row>
        <table:table-row table:style-name="ro3">
          <table:table-cell office:value-type="float" office:value="39">
            <text:p>39</text:p>
          </table:table-cell>
          <table:table-cell office:value-type="string">
            <text:p>Auge des Tigers</text:p>
          </table:table-cell>
          <table:table-cell office:value-type="string">
            <text:p>Eye of the Tiger</text:p>
          </table:table-cell>
          <table:table-cell office:value-type="string">
            <text:p>Fuerza del Tigr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22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0">
            <text:p>40</text:p>
          </table:table-cell>
          <table:table-cell office:value-type="string">
            <text:p>Ausgezeichnetes Gehör</text:p>
          </table:table-cell>
          <table:table-cell office:value-type="string">
            <text:p>Acute Hearing</text:p>
          </table:table-cell>
          <table:table-cell office:value-type="string">
            <text:p>Oíd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1">
            <text:p>41</text:p>
          </table:table-cell>
          <table:table-cell office:value-type="string">
            <text:p>Beeindruckende Geschwindigkeit</text:p>
          </table:table-cell>
          <table:table-cell office:value-type="string">
            <text:p>Blazing Speed</text:p>
          </table:table-cell>
          <table:table-cell office:value-type="string">
            <text:p>Velocidad Deslumb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BASEMOVERATE=3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string">
            <text:p>Beeindruckende Konstitution</text:p>
          </table:table-cell>
          <table:table-cell office:value-type="string">
            <text:p>Natural Physique</text:p>
          </table:table-cell>
          <table:table-cell office:value-type="string">
            <text:p>Fortaleza Corpo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64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3">
            <text:p>43</text:p>
          </table:table-cell>
          <table:table-cell office:value-type="string">
            <text:p>Beidhändig</text:p>
          </table:table-cell>
          <table:table-cell office:value-type="string">
            <text:p>Ambidexterity</text:p>
          </table:table-cell>
          <table:table-cell office:value-type="string">
            <text:p>Ambidiest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58=1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Drahtig</text:p>
          </table:table-cell>
          <table:table-cell office:value-type="string">
            <text:p>Tensile</text:p>
          </table:table-cell>
          <table:table-cell office:value-type="string">
            <text:p>En Ten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5">
            <text:p>45</text:p>
          </table:table-cell>
          <table:table-cell office:value-type="string">
            <text:p>Durchdringender Blick</text:p>
          </table:table-cell>
          <table:table-cell office:value-type="string">
            <text:p>Intense Eyes</text:p>
          </table:table-cell>
          <table:table-cell office:value-type="string">
            <text:p>Mirada Inten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6">
            <text:p>46</text:p>
          </table:table-cell>
          <table:table-cell office:value-type="string">
            <text:p>Eiserner Griff</text:p>
          </table:table-cell>
          <table:table-cell office:value-type="string">
            <text:p>Steel Grip</text:p>
          </table:table-cell>
          <table:table-cell office:value-type="string">
            <text:p>Agarre del Ac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disarm.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47">
            <text:p>47</text:p>
          </table:table-cell>
          <table:table-cell office:value-type="string">
            <text:p>Enorme Sprungkraft</text:p>
          </table:table-cell>
          <table:table-cell office:value-type="string">
            <text:p>High Jumper</text:p>
          </table:table-cell>
          <table:table-cell office:value-type="string">
            <text:p>Salto Pot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4">
            <text:p>4</text:p>
          </table:table-cell>
          <table:table-cell office:value-type="string">
            <text:p>S26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8">
            <text:p>48</text:p>
          </table:table-cell>
          <table:table-cell office:value-type="string">
            <text:p>Fliegen</text:p>
          </table:table-cell>
          <table:table-cell office:value-type="string">
            <text:p>Flight</text:p>
          </table:table-cell>
          <table:table-cell office:value-type="string">
            <text:p>Vol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49">
            <text:p>49</text:p>
          </table:table-cell>
          <table:table-cell office:value-type="string">
            <text:p>Geruchlos</text:p>
          </table:table-cell>
          <table:table-cell office:value-type="string">
            <text:p>Neutral Odor</text:p>
          </table:table-cell>
          <table:table-cell office:value-type="string">
            <text:p>Olor Neut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0">
            <text:p>50</text:p>
          </table:table-cell>
          <table:table-cell office:value-type="string">
            <text:p>Geschickte Finger</text:p>
          </table:table-cell>
          <table:table-cell office:value-type="string">
            <text:p>Manual Deftness</text:p>
          </table:table-cell>
          <table:table-cell office:value-type="string">
            <text:p>Destreza Manu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INI=1</text:p>
          </table:table-cell>
          <table:table-cell office:value-type="string">
            <text:p>C14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1">
            <text:p>51</text:p>
          </table:table-cell>
          <table:table-cell office:value-type="string">
            <text:p>Geschmeidige Handgelenke</text:p>
          </table:table-cell>
          <table:table-cell office:value-type="string">
            <text:p>Fluid Wrists</text:p>
          </table:table-cell>
          <table:table-cell office:value-type="string">
            <text:p>Juego de Muñec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33=20</text:p>
          </table:table-cell>
          <table:table-cell office:value-type="string">
            <text:p>C56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2">
            <text:p>52</text:p>
          </table:table-cell>
          <table:table-cell office:value-type="string">
            <text:p>Giftbeutel</text:p>
          </table:table-cell>
          <table:table-cell office:value-type="string">
            <text:p>Poison Sack</text:p>
          </table:table-cell>
          <table:table-cell office:value-type="string">
            <text:p>Reserva de Vene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table:style-name="ce9" office:value-type="string">
            <text:p>RR=talent.rr.poison.sack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Gleiten</text:p>
          </table:table-cell>
          <table:table-cell office:value-type="string">
            <text:p>Gliding</text:p>
          </table:table-cell>
          <table:table-cell office:value-type="string">
            <text:p>Planea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4">
            <text:p>54</text:p>
          </table:table-cell>
          <table:table-cell office:value-type="string">
            <text:p>Goldene Kehle</text:p>
          </table:table-cell>
          <table:table-cell office:value-type="string">
            <text:p>Golden Throat</text:p>
          </table:table-cell>
          <table:table-cell office:value-type="string">
            <text:p>Garganta de O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Guter Geruchssinn</text:p>
          </table:table-cell>
          <table:table-cell office:value-type="string">
            <text:p>Acute Smell</text:p>
          </table:table-cell>
          <table:table-cell office:value-type="string">
            <text:p>Olfato F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6">
            <text:p>56</text:p>
          </table:table-cell>
          <table:table-cell office:value-type="string">
            <text:p>Hammerfaust</text:p>
          </table:table-cell>
          <table:table-cell office:value-type="string">
            <text:p>Hammerhand</text:p>
          </table:table-cell>
          <table:table-cell office:value-type="string">
            <text:p>Puñetazo Demoled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7">
            <text:p>57</text:p>
          </table:table-cell>
          <table:table-cell office:value-type="string">
            <text:p>Hohe Dichte</text:p>
          </table:table-cell>
          <table:table-cell office:value-type="string">
            <text:p>Dense</text:p>
          </table:table-cell>
          <table:table-cell office:value-type="string">
            <text:p>Den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B=10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 office:value-type="float" office:value="58">
            <text:p>58</text:p>
          </table:table-cell>
          <table:table-cell office:value-type="string">
            <text:p>Hohe Schmerzgrenze</text:p>
          </table:table-cell>
          <table:table-cell office:value-type="string">
            <text:p>Pain Resistance</text:p>
          </table:table-cell>
          <table:table-cell office:value-type="string">
            <text:p>Resistencia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59">
            <text:p>59</text:p>
          </table:table-cell>
          <table:table-cell office:value-type="string">
            <text:p>Infravision</text:p>
          </table:table-cell>
          <table:table-cell office:value-type="string">
            <text:p>Infravision</text:p>
          </table:table-cell>
          <table:table-cell office:value-type="string">
            <text:p>Infra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Innerer Kompass</text:p>
          </table:table-cell>
          <table:table-cell office:value-type="string">
            <text:p>Navigation Gift</text:p>
          </table:table-cell>
          <table:table-cell office:value-type="string">
            <text:p>Don de la Orient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156=50</text:p>
          </table:table-cell>
          <table:table-cell office:value-type="string">
            <text:p>S125=5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1">
            <text:p>61</text:p>
          </table:table-cell>
          <table:table-cell office:value-type="string">
            <text:p>Kälte widerstehen</text:p>
          </table:table-cell>
          <table:table-cell office:value-type="string">
            <text:p>Cold Resistance</text:p>
          </table:table-cell>
          <table:table-cell office:value-type="string">
            <text:p>Resistencia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cold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cold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cold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cold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2">
            <text:p>62</text:p>
          </table:table-cell>
          <table:table-cell office:value-type="string">
            <text:p>Kampfreflexe</text:p>
          </table:table-cell>
          <table:table-cell office:value-type="string">
            <text:p>Combat Reflexes</text:p>
          </table:table-cell>
          <table:table-cell office:value-type="string">
            <text:p>Reflejos de Comba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B=5</text:p>
          </table:table-cell>
          <table:table-cell office:value-type="string">
            <text:p>DESCR</text:p>
          </table:table-cell>
          <table:table-cell office:value-type="string">
            <text:p>C27=5</text:p>
          </table:table-cell>
          <table:table-cell office:value-type="string">
            <text:p>C28=5</text:p>
          </table:table-cell>
          <table:table-cell office:value-type="string">
            <text:p>C29=5</text:p>
          </table:table-cell>
          <table:table-cell office:value-type="string">
            <text:p>C30=5</text:p>
          </table:table-cell>
          <table:table-cell office:value-type="string">
            <text:p>C31=5</text:p>
          </table:table-cell>
          <table:table-cell office:value-type="string">
            <text:p>C32=5</text:p>
          </table:table-cell>
          <table:table-cell office:value-type="string">
            <text:p>C33=5</text:p>
          </table:table-cell>
          <table:table-cell office:value-type="string">
            <text:p>C34=5</text:p>
          </table:table-cell>
          <table:table-cell office:value-type="string">
            <text:p>C56=5</text:p>
          </table:table-cell>
          <table:table-cell office:value-type="string">
            <text:p>C58=5</text:p>
          </table:table-cell>
          <table:table-cell/>
        </table:table-row>
        <table:table-row table:style-name="ro3">
          <table:table-cell office:value-type="float" office:value="63">
            <text:p>63</text:p>
          </table:table-cell>
          <table:table-cell office:value-type="string">
            <text:p>Kampfschrei</text:p>
          </table:table-cell>
          <table:table-cell office:value-type="string">
            <text:p>Battle Cry</text:p>
          </table:table-cell>
          <table:table-cell office:value-type="string">
            <text:p>Grito de Guer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4">
            <text:p>64</text:p>
          </table:table-cell>
          <table:table-cell office:value-type="string">
            <text:p>Leichter Schlaf</text:p>
          </table:table-cell>
          <table:table-cell office:value-type="string">
            <text:p>Light Sleeper</text:p>
          </table:table-cell>
          <table:table-cell office:value-type="string">
            <text:p>Sueño Lig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Leiser Gang</text:p>
          </table:table-cell>
          <table:table-cell office:value-type="string">
            <text:p>Quiet Stride</text:p>
          </table:table-cell>
          <table:table-cell office:value-type="string">
            <text:p>Paso Silenci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S91=2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Meister im Schildkampf</text:p>
          </table:table-cell>
          <table:table-cell office:value-type="string">
            <text:p>Shield Mastery</text:p>
          </table:table-cell>
          <table:table-cell office:value-type="string">
            <text:p>Maestría con el Esc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421=15</text:p>
          </table:table-cell>
          <table:table-cell office:value-type="string">
            <text:p>SHIELDDB=1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7">
            <text:p>67</text:p>
          </table:table-cell>
          <table:table-cell office:value-type="string">
            <text:p>Majestätisches Auftreten</text:p>
          </table:table-cell>
          <table:table-cell office:value-type="string">
            <text:p>Commanding Demeanor</text:p>
          </table:table-cell>
          <table:table-cell office:value-type="string">
            <text:p>Conducta de Ma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3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68">
            <text:p>68</text:p>
          </table:table-cell>
          <table:table-cell office:value-type="string">
            <text:p>Musikalisches Gehör</text:p>
          </table:table-cell>
          <table:table-cell office:value-type="string">
            <text:p>Ear for Music</text:p>
          </table:table-cell>
          <table:table-cell office:value-type="string">
            <text:p>Oído para la Mú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69=25</text:p>
          </table:table-cell>
          <table:table-cell office:value-type="string">
            <text:p>S72=25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69">
            <text:p>69</text:p>
          </table:table-cell>
          <table:table-cell office:value-type="string">
            <text:p>Nachhallende Kraft</text:p>
          </table:table-cell>
          <table:table-cell office:value-type="string">
            <text:p>Reverberative Strength</text:p>
          </table:table-cell>
          <table:table-cell office:value-type="string">
            <text:p>Fuerza Reverbe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table:style-name="ce10"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0">
            <text:p>70</text:p>
          </table:table-cell>
          <table:table-cell office:value-type="string">
            <text:p>Nachtsicht</text:p>
          </table:table-cell>
          <table:table-cell office:value-type="string">
            <text:p>Nightvision</text:p>
          </table:table-cell>
          <table:table-cell office:value-type="string">
            <text:p>Visión Nocturn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1">
            <text:p>71</text:p>
          </table:table-cell>
          <table:table-cell office:value-type="string">
            <text:p>Natürliche Waffen</text:p>
          </table:table-cell>
          <table:table-cell office:value-type="string">
            <text:p>Natural Weapon</text:p>
          </table:table-cell>
          <table:table-cell office:value-type="string">
            <text:p>Arma Natur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2">
            <text:p>72</text:p>
          </table:table-cell>
          <table:table-cell office:value-type="string">
            <text:p>Peripheres Sehen</text:p>
          </table:table-cell>
          <table:table-cell office:value-type="string">
            <text:p>Peripheral Vision</text:p>
          </table:table-cell>
          <table:table-cell office:value-type="string">
            <text:p>Visión Perifér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3">
            <text:p>73</text:p>
          </table:table-cell>
          <table:table-cell table:number-columns-repeated="2" office:value-type="string">
            <text:p>Regeneration</text:p>
          </table:table-cell>
          <table:table-cell office:value-type="string">
            <text:p>Regener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4">
            <text:p>74</text:p>
          </table:table-cell>
          <table:table-cell office:value-type="string">
            <text:p>Resistenz gegen Hitze</text:p>
          </table:table-cell>
          <table:table-cell office:value-type="string">
            <text:p>Heat Resistance</text:p>
          </table:table-cell>
          <table:table-cell office:value-type="string">
            <text:p>Resistencia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RR=talent.rr.heat.1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talent.rr.heat.2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talent.rr.heat.30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RR=talent.rr.heat.4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5">
            <text:p>75</text:p>
          </table:table-cell>
          <table:table-cell office:value-type="string">
            <text:p>Riesenwuchs</text:p>
          </table:table-cell>
          <table:table-cell office:value-type="string">
            <text:p>Giantism</text:p>
          </table:table-cell>
          <table:table-cell office:value-type="string">
            <text:p>Gigant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2</text:p>
          </table:table-cell>
          <table:table-cell office:value-type="string">
            <text:p>QUICKNESS=-2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4</text:p>
          </table:table-cell>
          <table:table-cell office:value-type="string">
            <text:p>QUICKNESS=-4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office:value-type="string">
            <text:p>STRENGTH=6</text:p>
          </table:table-cell>
          <table:table-cell office:value-type="string">
            <text:p>QUICKNESS=-6</text:p>
          </table:table-cell>
          <table:table-cell table:number-columns-repeated="9"/>
          <table:table-cell/>
        </table:table-row>
        <table:table-row table:style-name="ro3">
          <table:table-cell office:value-type="float" office:value="76">
            <text:p>76</text:p>
          </table:table-cell>
          <table:table-cell office:value-type="string">
            <text:p>Schlangenmensch</text:p>
          </table:table-cell>
          <table:table-cell office:value-type="string">
            <text:p>Nimble Skeleton</text:p>
          </table:table-cell>
          <table:table-cell office:value-type="string">
            <text:p>Esqueleto Flex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7">
            <text:p>77</text:p>
          </table:table-cell>
          <table:table-cell office:value-type="string">
            <text:p>Schmerz ignorieren</text:p>
          </table:table-cell>
          <table:table-cell office:value-type="string">
            <text:p>Tolerance</text:p>
          </table:table-cell>
          <table:table-cell office:value-type="string">
            <text:p>Toler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TOLERANCE=1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8">
            <text:p>78</text:p>
          </table:table-cell>
          <table:table-cell office:value-type="string">
            <text:p>Schnelle Erholung</text:p>
          </table:table-cell>
          <table:table-cell office:value-type="string">
            <text:p>Accelerated Mending</text:p>
          </table:table-cell>
          <table:table-cell office:value-type="string">
            <text:p>Curación Rápid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RECOVERYMULTIPLIER=0.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79">
            <text:p>79</text:p>
          </table:table-cell>
          <table:table-cell office:value-type="string">
            <text:p>Sopranstimme</text:p>
          </table:table-cell>
          <table:table-cell office:value-type="string">
            <text:p>High Range Voice</text:p>
          </table:table-cell>
          <table:table-cell office:value-type="string">
            <text:p>Voz Podero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0">
            <text:p>80</text:p>
          </table:table-cell>
          <table:table-cell office:value-type="string">
            <text:p>Standfest</text:p>
          </table:table-cell>
          <table:table-cell office:value-type="string">
            <text:p>Sturdy Build</text:p>
          </table:table-cell>
          <table:table-cell office:value-type="string">
            <text:p>Forni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1">
            <text:p>81</text:p>
          </table:table-cell>
          <table:table-cell office:value-type="string">
            <text:p>Starke Lungen</text:p>
          </table:table-cell>
          <table:table-cell office:value-type="string">
            <text:p>Strong Lungs</text:p>
          </table:table-cell>
          <table:table-cell office:value-type="string">
            <text:p>Pulmones Poderoso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2">
            <text:p>82</text:p>
          </table:table-cell>
          <table:table-cell office:value-type="string">
            <text:p>Starker Arm</text:p>
          </table:table-cell>
          <table:table-cell office:value-type="string">
            <text:p>Great Arm</text:p>
          </table:table-cell>
          <table:table-cell office:value-type="string">
            <text:p>Brazo Poder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3">
            <text:p>83</text:p>
          </table:table-cell>
          <table:table-cell office:value-type="string">
            <text:p>Übernatürliches Durchhaltevermögen</text:p>
          </table:table-cell>
          <table:table-cell office:value-type="string">
            <text:p>Unnatural Stamina</text:p>
          </table:table-cell>
          <table:table-cell office:value-type="string">
            <text:p>Resistencia Anor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EXHAUSTION=10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4">
            <text:p>84</text:p>
          </table:table-cell>
          <table:table-cell office:value-type="string">
            <text:p>Unauffällig</text:p>
          </table:table-cell>
          <table:table-cell office:value-type="string">
            <text:p>Subtle</text:p>
          </table:table-cell>
          <table:table-cell office:value-type="string">
            <text:p>Sut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91=25</text:p>
          </table:table-cell>
          <table:table-cell office:value-type="string">
            <text:p>S93=25</text:p>
          </table:table-cell>
          <table:table-cell table:number-columns-repeated="10"/>
          <table:table-cell/>
        </table:table-row>
        <table:table-row table:style-name="ro3">
          <table:table-cell office:value-type="float" office:value="85">
            <text:p>85</text:p>
          </table:table-cell>
          <table:table-cell office:value-type="string">
            <text:p>Unterbewusste Vorbereitung</text:p>
          </table:table-cell>
          <table:table-cell office:value-type="string">
            <text:p>Subconscious Preparation</text:p>
          </table:table-cell>
          <table:table-cell office:value-type="string">
            <text:p>Preparación Subconsci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6">
            <text:p>86</text:p>
          </table:table-cell>
          <table:table-cell office:value-type="string">
            <text:p>Unverwüstlich</text:p>
          </table:table-cell>
          <table:table-cell office:value-type="string">
            <text:p>Resilient</text:p>
          </table:table-cell>
          <table:table-cell office:value-type="string">
            <text:p>Elás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7">
            <text:p>87</text:p>
          </table:table-cell>
          <table:table-cell office:value-type="string">
            <text:p>Widerstandsfähige Haut</text:p>
          </table:table-cell>
          <table:table-cell office:value-type="string">
            <text:p>Tough Skin</text:p>
          </table:table-cell>
          <table:table-cell office:value-type="string">
            <text:p>Piel Grues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8">
            <text:p>88</text:p>
          </table:table-cell>
          <table:table-cell office:value-type="string">
            <text:p>Zielsicher</text:p>
          </table:table-cell>
          <table:table-cell office:value-type="string">
            <text:p>Dead Eye</text:p>
          </table:table-cell>
          <table:table-cell office:value-type="string">
            <text:p>Ojo Certer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89">
            <text:p>89</text:p>
          </table:table-cell>
          <table:table-cell office:value-type="string">
            <text:p>Zusätzliche Gliedmaße</text:p>
          </table:table-cell>
          <table:table-cell office:value-type="string">
            <text:p>Extra Limbs</text:p>
          </table:table-cell>
          <table:table-cell office:value-type="string">
            <text:p>Miembros Adiciona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Zwergenwuchs</text:p>
          </table:table-cell>
          <table:table-cell office:value-type="string">
            <text:p>Dwarfism</text:p>
          </table:table-cell>
          <table:table-cell office:value-type="string">
            <text:p>Enani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office:value-type="string">
            <text:p>STRENGTH=-3</text:p>
          </table:table-cell>
          <table:table-cell office:value-type="string">
            <text:p>QUICKNESS=3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office:value-type="string">
            <text:p>STRENGTH=-6</text:p>
          </table:table-cell>
          <table:table-cell office:value-type="string">
            <text:p>QUICKNESS=6</text:p>
          </table:table-cell>
          <table:table-cell table:number-columns-repeated="9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office:value-type="string">
            <text:p>STRENGTH=-9</text:p>
          </table:table-cell>
          <table:table-cell office:value-type="string">
            <text:p>QUICKNESS=9</text:p>
          </table:table-cell>
          <table:table-cell table:number-columns-repeated="9"/>
          <table:table-cell/>
        </table:table-row>
        <table:table-row table:style-name="ro3">
          <table:table-cell office:value-type="float" office:value="91">
            <text:p>91</text:p>
          </table:table-cell>
          <table:table-cell office:value-type="string">
            <text:p>Adlerblick</text:p>
          </table:table-cell>
          <table:table-cell office:value-type="string">
            <text:p>Look of Eagles</text:p>
          </table:table-cell>
          <table:table-cell office:value-type="string">
            <text:p>Majestuosidad de Águil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2">
            <text:p>92</text:p>
          </table:table-cell>
          <table:table-cell table:number-columns-repeated="2" office:value-type="string">
            <text:p>Aggression</text:p>
          </table:table-cell>
          <table:table-cell office:value-type="string">
            <text:p>Agresividad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3">
            <text:p>93</text:p>
          </table:table-cell>
          <table:table-cell office:value-type="string">
            <text:p>Äthersicht</text:p>
          </table:table-cell>
          <table:table-cell office:value-type="string">
            <text:p>Ethereal Sight</text:p>
          </table:table-cell>
          <table:table-cell office:value-type="string">
            <text:p>Visión Etére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4">
            <text:p>94</text:p>
          </table:table-cell>
          <table:table-cell table:number-columns-repeated="3" office:value-type="string">
            <text:p>Aur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POWERDEV=0;1;1;1;1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POWERDEV=0;2;2;2;2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POWERDEV=0;3;3;3;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POWERDEV=0;4;4;4;4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5">
            <text:p>95</text:p>
          </table:table-cell>
          <table:table-cell office:value-type="string">
            <text:p>Außergewöhnliche magische Begabung</text:p>
          </table:table-cell>
          <table:table-cell office:value-type="string">
            <text:p>Exceptional Magical Ability</text:p>
          </table:table-cell>
          <table:table-cell office:value-type="string">
            <text:p>Capacidad Mágica Excepcional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HOOSERR1=CHANNELING;ESSENCE;MENTALISM=50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6">
            <text:p>96</text:p>
          </table:table-cell>
          <table:table-cell office:value-type="string">
            <text:p>Erzmagische Fähigkeiten</text:p>
          </table:table-cell>
          <table:table-cell office:value-type="string">
            <text:p>Archmage Abilities</text:p>
          </table:table-cell>
          <table:table-cell office:value-type="string">
            <text:p>Habilidades de Archimag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COST=C54=4/4/4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COST=C54=4/4/4</text:p>
          </table:table-cell>
          <table:table-cell office:value-type="string">
            <text:p>COST=C53=4/4/4</text:p>
          </table:table-cell>
          <table:table-cell table:number-columns-repeated="10"/>
          <table:table-cell/>
        </table:table-row>
        <table:table-row table:style-name="ro3">
          <table:table-cell office:value-type="float" office:value="97">
            <text:p>97</text:p>
          </table:table-cell>
          <table:table-cell office:value-type="string">
            <text:p>Geborener Magier</text:p>
          </table:table-cell>
          <table:table-cell office:value-type="string">
            <text:p>Archetype</text:p>
          </table:table-cell>
          <table:table-cell office:value-type="string">
            <text:p>Prototip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S202=EVERYMAN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8">
            <text:p>98</text:p>
          </table:table-cell>
          <table:table-cell office:value-type="string">
            <text:p>Geborener Zauberer</text:p>
          </table:table-cell>
          <table:table-cell office:value-type="string">
            <text:p>Innate Magician</text:p>
          </table:table-cell>
          <table:table-cell office:value-type="string">
            <text:p>Mago Nat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99">
            <text:p>99</text:p>
          </table:table-cell>
          <table:table-cell office:value-type="string">
            <text:p>Gefahreninstinkt</text:p>
          </table:table-cell>
          <table:table-cell office:value-type="string">
            <text:p>Danger Sense</text:p>
          </table:table-cell>
          <table:table-cell office:value-type="string">
            <text:p>Sentido del Peligr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60=1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0">
            <text:p>100</text:p>
          </table:table-cell>
          <table:table-cell office:value-type="string">
            <text:p>Gespür für das Schicksal</text:p>
          </table:table-cell>
          <table:table-cell office:value-type="string">
            <text:p>Destiny Sense</text:p>
          </table:table-cell>
          <table:table-cell office:value-type="string">
            <text:p>Sentido del Destin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1">
            <text:p>101</text:p>
          </table:table-cell>
          <table:table-cell office:value-type="string">
            <text:p>Magieresistenz</text:p>
          </table:table-cell>
          <table:table-cell office:value-type="string">
            <text:p>Magical Resistance</text:p>
          </table:table-cell>
          <table:table-cell office:value-type="string">
            <text:p>Resistencia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CHOOSERR1=CHANNELING;ESSENCE;MENTALISM=5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2">
            <text:p>102</text:p>
          </table:table-cell>
          <table:table-cell office:value-type="string">
            <text:p>Magische Neigung</text:p>
          </table:table-cell>
          <table:table-cell office:value-type="string">
            <text:p>Magical Affinity</text:p>
          </table:table-cell>
          <table:table-cell office:value-type="string">
            <text:p>Afinidad Mágica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CHOOSESKILL1=C57=EVERYMAN</text:p>
          </table:table-cell>
          <table:table-cell office:value-type="string">
            <text:p>CHOOSE2=ALLSPELLLIST=EVERYMAN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03">
            <text:p>103</text:p>
          </table:table-cell>
          <table:table-cell office:value-type="string">
            <text:p>Mana lesen</text:p>
          </table:table-cell>
          <table:table-cell office:value-type="string">
            <text:p>Mana Reading</text:p>
          </table:table-cell>
          <table:table-cell office:value-type="string">
            <text:p>Sintonizado con e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98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4">
            <text:p>104</text:p>
          </table:table-cell>
          <table:table-cell office:value-type="string">
            <text:p>Mana spüren</text:p>
          </table:table-cell>
          <table:table-cell office:value-type="string">
            <text:p>Mana Sensing</text:p>
          </table:table-cell>
          <table:table-cell office:value-type="string">
            <text:p>Sensible al Po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6">
            <text:p>6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5">
            <text:p>105</text:p>
          </table:table-cell>
          <table:table-cell office:value-type="string">
            <text:p>Sachkunde der Magie</text:p>
          </table:table-cell>
          <table:table-cell office:value-type="string">
            <text:p>Item Lore</text:p>
          </table:table-cell>
          <table:table-cell office:value-type="string">
            <text:p>Conocimiento sobre Objet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C38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6">
            <text:p>106</text:p>
          </table:table-cell>
          <table:table-cell office:value-type="string">
            <text:p>Sphärenreise</text:p>
          </table:table-cell>
          <table:table-cell office:value-type="string">
            <text:p>Planar Travel</text:p>
          </table:table-cell>
          <table:table-cell office:value-type="string">
            <text:p>Viajero Plana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7">
            <text:p>107</text:p>
          </table:table-cell>
          <table:table-cell office:value-type="string">
            <text:p>Sprachgewalt</text:p>
          </table:table-cell>
          <table:table-cell office:value-type="string">
            <text:p>Spatial Skills</text:p>
          </table:table-cell>
          <table:table-cell office:value-type="string">
            <text:p>Habilidades de Espacio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8">
            <text:p>108</text:p>
          </table:table-cell>
          <table:table-cell office:value-type="string">
            <text:p>Transzendenz</text:p>
          </table:table-cell>
          <table:table-cell office:value-type="string">
            <text:p>Transcendence</text:p>
          </table:table-cell>
          <table:table-cell office:value-type="string">
            <text:p>Trascender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09">
            <text:p>109</text:p>
          </table:table-cell>
          <table:table-cell office:value-type="string">
            <text:p>Übernatürliche Verbindung</text:p>
          </table:table-cell>
          <table:table-cell office:value-type="string">
            <text:p>Ethereal Tie</text:p>
          </table:table-cell>
          <table:table-cell office:value-type="string">
            <text:p>Lazos Etéreo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0">
            <text:p>110</text:p>
          </table:table-cell>
          <table:table-cell office:value-type="string">
            <text:p>Widerstandskraft</text:p>
          </table:table-cell>
          <table:table-cell office:value-type="string">
            <text:p>Resistance</text:p>
          </table:table-cell>
          <table:table-cell office:value-type="string">
            <text:p>Resistente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CHANNELING=15</text:p>
          </table:table-cell>
          <table:table-cell office:value-type="string">
            <text:p>RR=ESSENCE=15</text:p>
          </table:table-cell>
          <table:table-cell office:value-type="string">
            <text:p>RR=MENTALISM=15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1">
            <text:p>111</text:p>
          </table:table-cell>
          <table:table-cell office:value-type="string">
            <text:p>Wissen um Runen</text:p>
          </table:table-cell>
          <table:table-cell office:value-type="string">
            <text:p>Runic Lore</text:p>
          </table:table-cell>
          <table:table-cell office:value-type="string">
            <text:p>Conocimiento sobre Runas</text:p>
          </table:table-cell>
          <table:table-cell office:value-type="string">
            <text:p>MYST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S101=2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2">
            <text:p>112</text:p>
          </table:table-cell>
          <table:table-cell office:value-type="string">
            <text:p>Aggressives Vorurteil</text:p>
          </table:table-cell>
          <table:table-cell office:value-type="string">
            <text:p>Violent Prejudice</text:p>
          </table:table-cell>
          <table:table-cell office:value-type="string">
            <text:p>Gran Prejuic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3">
            <text:p>113</text:p>
          </table:table-cell>
          <table:table-cell office:value-type="string">
            <text:p>Eiserner Wille</text:p>
          </table:table-cell>
          <table:table-cell office:value-type="string">
            <text:p>Immovable Will</text:p>
          </table:table-cell>
          <table:table-cell office:value-type="string">
            <text:p>Voluntad Inquebrantabl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RR=FEAR=50</text:p>
          </table:table-cell>
          <table:table-cell office:value-type="string">
            <text:p>RR=talent.rr.immovable.will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14">
            <text:p>114</text:p>
          </table:table-cell>
          <table:table-cell office:value-type="string">
            <text:p>Empathie</text:p>
          </table:table-cell>
          <table:table-cell office:value-type="string">
            <text:p>Empathy</text:p>
          </table:table-cell>
          <table:table-cell office:value-type="string">
            <text:p>Em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S164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15">
            <text:p>115</text:p>
          </table:table-cell>
          <table:table-cell office:value-type="string">
            <text:p>Gedankenkontrolle</text:p>
          </table:table-cell>
          <table:table-cell office:value-type="string">
            <text:p>Mental Control</text:p>
          </table:table-cell>
          <table:table-cell office:value-type="string">
            <text:p>Control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6">
            <text:p>116</text:p>
          </table:table-cell>
          <table:table-cell office:value-type="string">
            <text:p>Geistige Suche</text:p>
          </table:table-cell>
          <table:table-cell office:value-type="string">
            <text:p>Mental Scan</text:p>
          </table:table-cell>
          <table:table-cell office:value-type="string">
            <text:p>Rastre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7">
            <text:p>117</text:p>
          </table:table-cell>
          <table:table-cell office:value-type="string">
            <text:p>Geistige Verbindung</text:p>
          </table:table-cell>
          <table:table-cell office:value-type="string">
            <text:p>Mental Link</text:p>
          </table:table-cell>
          <table:table-cell office:value-type="string">
            <text:p>Vínculo Menta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8">
            <text:p>118</text:p>
          </table:table-cell>
          <table:table-cell office:value-type="string">
            <text:p>Geist über Materie</text:p>
          </table:table-cell>
          <table:table-cell office:value-type="string">
            <text:p>Mind Over Matter</text:p>
          </table:table-cell>
          <table:table-cell office:value-type="string">
            <text:p>Mente sobre Mater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C22=20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19">
            <text:p>119</text:p>
          </table:table-cell>
          <table:table-cell office:value-type="string">
            <text:p>Gute Schlachtfeld-Wahrnehmung</text:p>
          </table:table-cell>
          <table:table-cell office:value-type="string">
            <text:p>Good Battlefield Awareness</text:p>
          </table:table-cell>
          <table:table-cell office:value-type="string">
            <text:p>Buena Percepción en el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S55=25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0">
            <text:p>120</text:p>
          </table:table-cell>
          <table:table-cell office:value-type="string">
            <text:p>Innere Ruhe</text:p>
          </table:table-cell>
          <table:table-cell office:value-type="string">
            <text:p>Calmness</text:p>
          </table:table-cell>
          <table:table-cell office:value-type="string">
            <text:p>Seren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1">
            <text:p>121</text:p>
          </table:table-cell>
          <table:table-cell office:value-type="string">
            <text:p>Inneres Gleichgewicht</text:p>
          </table:table-cell>
          <table:table-cell office:value-type="string">
            <text:p>Internal Sense</text:p>
          </table:table-cell>
          <table:table-cell office:value-type="string">
            <text:p>Sentido Inter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220=20</text:p>
          </table:table-cell>
          <table:table-cell office:value-type="string">
            <text:p>S232=20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22">
            <text:p>122</text:p>
          </table:table-cell>
          <table:table-cell office:value-type="string">
            <text:p>Instinktive Verteidigung</text:p>
          </table:table-cell>
          <table:table-cell office:value-type="string">
            <text:p>Instinctive Defense</text:p>
          </table:table-cell>
          <table:table-cell office:value-type="string">
            <text:p>Instinto Defen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3">
            <text:p>123</text:p>
          </table:table-cell>
          <table:table-cell office:value-type="string">
            <text:p>Meister des Taktierens</text:p>
          </table:table-cell>
          <table:table-cell office:value-type="string">
            <text:p>Master Tactician</text:p>
          </table:table-cell>
          <table:table-cell office:value-type="string">
            <text:p>Maestro Tác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S129=15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4">
            <text:p>124</text:p>
          </table:table-cell>
          <table:table-cell office:value-type="string">
            <text:p>Photographisches Gedächtnis</text:p>
          </table:table-cell>
          <table:table-cell office:value-type="string">
            <text:p>Photographic Memory</text:p>
          </table:table-cell>
          <table:table-cell office:value-type="string">
            <text:p>Memoria Fotográfic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5">
            <text:p>125</text:p>
          </table:table-cell>
          <table:table-cell office:value-type="string">
            <text:p>Schlachtreflexe</text:p>
          </table:table-cell>
          <table:table-cell office:value-type="string">
            <text:p>Battle Reflexes</text:p>
          </table:table-cell>
          <table:table-cell office:value-type="string">
            <text:p>Reflejos de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6">
            <text:p>126</text:p>
          </table:table-cell>
          <table:table-cell office:value-type="string">
            <text:p>Schneller Rechner</text:p>
          </table:table-cell>
          <table:table-cell office:value-type="string">
            <text:p>Quick Calculator</text:p>
          </table:table-cell>
          <table:table-cell office:value-type="string">
            <text:p>Calculador Rápi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C41=10</text:p>
          </table:table-cell>
          <table:table-cell office:value-type="string">
            <text:p>C42=10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3">
          <table:table-cell office:value-type="float" office:value="127">
            <text:p>127</text:p>
          </table:table-cell>
          <table:table-cell office:value-type="string">
            <text:p>Schnell-Lese-Technik</text:p>
          </table:table-cell>
          <table:table-cell office:value-type="string">
            <text:p>Speed Reading</text:p>
          </table:table-cell>
          <table:table-cell office:value-type="string">
            <text:p>Lector Veloz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8">
            <text:p>128</text:p>
          </table:table-cell>
          <table:table-cell office:value-type="string">
            <text:p>Stabilitätssinn</text:p>
          </table:table-cell>
          <table:table-cell office:value-type="string">
            <text:p>Stability Sense</text:p>
          </table:table-cell>
          <table:table-cell office:value-type="string">
            <text:p>Sentido de la Firmez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29">
            <text:p>129</text:p>
          </table:table-cell>
          <table:table-cell office:value-type="string">
            <text:p>Starker Wille</text:p>
          </table:table-cell>
          <table:table-cell office:value-type="string">
            <text:p>Dominance</text:p>
          </table:table-cell>
          <table:table-cell office:value-type="string">
            <text:p>Domi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RR=talent.rr.spells.m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0">
            <text:p>130</text:p>
          </table:table-cell>
          <table:table-cell office:value-type="string">
            <text:p>Telekinese</text:p>
          </table:table-cell>
          <table:table-cell office:value-type="string">
            <text:p>Telekinesis</text:p>
          </table:table-cell>
          <table:table-cell office:value-type="string">
            <text:p>Telequinesi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1">
            <text:p>131</text:p>
          </table:table-cell>
          <table:table-cell office:value-type="string">
            <text:p>Telepathie</text:p>
          </table:table-cell>
          <table:table-cell office:value-type="string">
            <text:p>Telepathy</text:p>
          </table:table-cell>
          <table:table-cell office:value-type="string">
            <text:p>Telepatí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2">
            <text:p>132</text:p>
          </table:table-cell>
          <table:table-cell office:value-type="string">
            <text:p>Tierempathie</text:p>
          </table:table-cell>
          <table:table-cell office:value-type="string">
            <text:p>Animal Empathy</text:p>
          </table:table-cell>
          <table:table-cell office:value-type="string">
            <text:p>Empatía con los Animale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3">
            <text:p>133</text:p>
          </table:table-cell>
          <table:table-cell office:value-type="string">
            <text:p>Überlebensinstinkt</text:p>
          </table:table-cell>
          <table:table-cell office:value-type="string">
            <text:p>Survival Instinct</text:p>
          </table:table-cell>
          <table:table-cell office:value-type="string">
            <text:p>Instinto de Supervivenc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4">
            <text:p>134</text:p>
          </table:table-cell>
          <table:table-cell office:value-type="string">
            <text:p>Ungläubiger</text:p>
          </table:table-cell>
          <table:table-cell office:value-type="string">
            <text:p>Unbeliever</text:p>
          </table:table-cell>
          <table:table-cell office:value-type="string">
            <text:p>Escép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RR=CHANNELING=25</text:p>
          </table:table-cell>
          <table:table-cell office:value-type="string">
            <text:p>RR=ESSENCE=25</text:p>
          </table:table-cell>
          <table:table-cell office:value-type="string">
            <text:p>RR=MENTALISM=25</text:p>
          </table:table-cell>
          <table:table-cell office:value-type="string">
            <text:p>DESCR</text:p>
          </table:table-cell>
          <table:table-cell table:number-columns-repeated="8"/>
          <table:table-cell/>
        </table:table-row>
        <table:table-row table:style-name="ro3">
          <table:table-cell office:value-type="float" office:value="135">
            <text:p>135</text:p>
          </table:table-cell>
          <table:table-cell office:value-type="string">
            <text:p>Attribut entziehen</text:p>
          </table:table-cell>
          <table:table-cell office:value-type="string">
            <text:p>Attribute Drain</text:p>
          </table:table-cell>
          <table:table-cell office:value-type="string">
            <text:p>Drenaje de Atribu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Attributsbonus</text:p>
          </table:table-cell>
          <table:table-cell office:value-type="string">
            <text:p>Stat Bonus</text:p>
          </table:table-cell>
          <table:table-cell office:value-type="string">
            <text:p>Bonific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STAT1=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STAT1=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STAT1=8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7">
            <text:p>137</text:p>
          </table:table-cell>
          <table:table-cell office:value-type="string">
            <text:p>Attribut weiterentwickeln</text:p>
          </table:table-cell>
          <table:table-cell office:value-type="string">
            <text:p>Stat Improvement</text:p>
          </table:table-cell>
          <table:table-cell office:value-type="string">
            <text:p>Mejora de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8">
            <text:p>138</text:p>
          </table:table-cell>
          <table:table-cell office:value-type="string">
            <text:p>Aufspüren</text:p>
          </table:table-cell>
          <table:table-cell office:value-type="string">
            <text:p>Sense</text:p>
          </table:table-cell>
          <table:table-cell office:value-type="string">
            <text:p>Percibi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Beeindruckender Springer</text:p>
          </table:table-cell>
          <table:table-cell office:value-type="string">
            <text:p>Amazing Leaping</text:p>
          </table:table-cell>
          <table:table-cell office:value-type="string">
            <text:p>Salto Increí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Beistand</text:p>
          </table:table-cell>
          <table:table-cell office:value-type="string">
            <text:p>Succor</text:p>
          </table:table-cell>
          <table:table-cell office:value-type="string">
            <text:p>Sanad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1">
            <text:p>141</text:p>
          </table:table-cell>
          <table:table-cell office:value-type="string">
            <text:p>Besonderer Vertrauter</text:p>
          </table:table-cell>
          <table:table-cell office:value-type="string">
            <text:p>Special Familiar</text:p>
          </table:table-cell>
          <table:table-cell office:value-type="string">
            <text:p>Familiar Especi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2">
            <text:p>142</text:p>
          </table:table-cell>
          <table:table-cell office:value-type="string">
            <text:p>Bringer des Verderbens</text:p>
          </table:table-cell>
          <table:table-cell office:value-type="string">
            <text:p>Bane</text:p>
          </table:table-cell>
          <table:table-cell office:value-type="string">
            <text:p>Maldi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3">
            <text:p>143</text:p>
          </table:table-cell>
          <table:table-cell office:value-type="string">
            <text:p>Dunkelheit</text:p>
          </table:table-cell>
          <table:table-cell office:value-type="string">
            <text:p>Darkness</text:p>
          </table:table-cell>
          <table:table-cell office:value-type="string">
            <text:p>Oscur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4">
            <text:p>144</text:p>
          </table:table-cell>
          <table:table-cell office:value-type="string">
            <text:p>Elastisch</text:p>
          </table:table-cell>
          <table:table-cell office:value-type="string">
            <text:p>Elasticity</text:p>
          </table:table-cell>
          <table:table-cell office:value-type="string">
            <text:p>Elastic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2">
            <text:p>12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5">
            <text:p>145</text:p>
          </table:table-cell>
          <table:table-cell office:value-type="string">
            <text:p>Enormer Zufall</text:p>
          </table:table-cell>
          <table:table-cell office:value-type="string">
            <text:p>Luck, Dramatic</text:p>
          </table:table-cell>
          <table:table-cell office:value-type="string">
            <text:p>Suerte, Dramá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6">
            <text:p>146</text:p>
          </table:table-cell>
          <table:table-cell office:value-type="string">
            <text:p>Entmaterialisieren</text:p>
          </table:table-cell>
          <table:table-cell office:value-type="string">
            <text:p>Non-corporeal</text:p>
          </table:table-cell>
          <table:table-cell office:value-type="string">
            <text:p>Incorpóre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7">
            <text:p>147</text:p>
          </table:table-cell>
          <table:table-cell office:value-type="string">
            <text:p>Eruption</text:p>
          </table:table-cell>
          <table:table-cell office:value-type="string">
            <text:p>Flare</text:p>
          </table:table-cell>
          <table:table-cell office:value-type="string">
            <text:p>Llamara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8">
            <text:p>148</text:p>
          </table:table-cell>
          <table:table-cell office:value-type="string">
            <text:p>Falkenaugen</text:p>
          </table:table-cell>
          <table:table-cell office:value-type="string">
            <text:p>Eye of the Hawk</text:p>
          </table:table-cell>
          <table:table-cell office:value-type="string">
            <text:p>Ojos de Halc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49">
            <text:p>149</text:p>
          </table:table-cell>
          <table:table-cell office:value-type="string">
            <text:p>Festhalten</text:p>
          </table:table-cell>
          <table:table-cell office:value-type="string">
            <text:p>Ensnare</text:p>
          </table:table-cell>
          <table:table-cell office:value-type="string">
            <text:p>Atrap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0">
            <text:p>150</text:p>
          </table:table-cell>
          <table:table-cell office:value-type="string">
            <text:p>Gestaltwandler</text:p>
          </table:table-cell>
          <table:table-cell office:value-type="string">
            <text:p>Shapechanger</text:p>
          </table:table-cell>
          <table:table-cell office:value-type="string">
            <text:p>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1">
            <text:p>151</text:p>
          </table:table-cell>
          <table:table-cell office:value-type="string">
            <text:p>Glückspilz</text:p>
          </table:table-cell>
          <table:table-cell office:value-type="string">
            <text:p>Lucky</text:p>
          </table:table-cell>
          <table:table-cell office:value-type="string">
            <text:p>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2">
            <text:p>152</text:p>
          </table:table-cell>
          <table:table-cell office:value-type="string">
            <text:p>Haftend</text:p>
          </table:table-cell>
          <table:table-cell office:value-type="string">
            <text:p>Adherent</text:p>
          </table:table-cell>
          <table:table-cell office:value-type="string">
            <text:p>Adhere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3">
            <text:p>153</text:p>
          </table:table-cell>
          <table:table-cell office:value-type="string">
            <text:p>Herbeirufen</text:p>
          </table:table-cell>
          <table:table-cell office:value-type="string">
            <text:p>Summon</text:p>
          </table:table-cell>
          <table:table-cell office:value-type="string">
            <text:p>Invo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4">
            <text:p>154</text:p>
          </table:table-cell>
          <table:table-cell office:value-type="string">
            <text:p>Lebensziel</text:p>
          </table:table-cell>
          <table:table-cell office:value-type="string">
            <text:p>Lifetime Goal</text:p>
          </table:table-cell>
          <table:table-cell office:value-type="string">
            <text:p>Meta en la V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5">
            <text:p>155</text:p>
          </table:table-cell>
          <table:table-cell office:value-type="string">
            <text:p>Magie absorbieren</text:p>
          </table:table-cell>
          <table:table-cell office:value-type="string">
            <text:p>Power Absorption</text:p>
          </table:table-cell>
          <table:table-cell office:value-type="string">
            <text:p>Absorción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5">
            <text:p>3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6">
            <text:p>156</text:p>
          </table:table-cell>
          <table:table-cell office:value-type="string">
            <text:p>Magischer Schild</text:p>
          </table:table-cell>
          <table:table-cell office:value-type="string">
            <text:p>Force Shield</text:p>
          </table:table-cell>
          <table:table-cell office:value-type="string">
            <text:p>Escudo de Fuerz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7">
            <text:p>157</text:p>
          </table:table-cell>
          <table:table-cell office:value-type="string">
            <text:p>Meisterkämpfer zum Freund</text:p>
          </table:table-cell>
          <table:table-cell office:value-type="string">
            <text:p>Master Warrior Friend</text:p>
          </table:table-cell>
          <table:table-cell office:value-type="string">
            <text:p>Amistad con Maestro Guerrer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8">
            <text:p>158</text:p>
          </table:table-cell>
          <table:table-cell table:number-columns-repeated="3" office:value-type="string">
            <text:p>Mento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59">
            <text:p>159</text:p>
          </table:table-cell>
          <table:table-cell office:value-type="string">
            <text:p>Mikroskopisches Sehen</text:p>
          </table:table-cell>
          <table:table-cell office:value-type="string">
            <text:p>Microscopic Vision</text:p>
          </table:table-cell>
          <table:table-cell office:value-type="string">
            <text:p>Visión Microscóp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3">
            <text:p>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0">
            <text:p>160</text:p>
          </table:table-cell>
          <table:table-cell office:value-type="string">
            <text:p>Natürlicher Fernangriff</text:p>
          </table:table-cell>
          <table:table-cell office:value-type="string">
            <text:p>Natural Ranged Attack</text:p>
          </table:table-cell>
          <table:table-cell office:value-type="string">
            <text:p>Ataque Natural a Distanc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1">
            <text:p>161</text:p>
          </table:table-cell>
          <table:table-cell office:value-type="string">
            <text:p>Röntgenblick</text:p>
          </table:table-cell>
          <table:table-cell office:value-type="string">
            <text:p>X-ray Vision</text:p>
          </table:table-cell>
          <table:table-cell office:value-type="string">
            <text:p>Visión de Rayos X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2">
            <text:p>162</text:p>
          </table:table-cell>
          <table:table-cell office:value-type="string">
            <text:p>Segen des Kriegsgottes</text:p>
          </table:table-cell>
          <table:table-cell office:value-type="string">
            <text:p>Blessed by War God</text:p>
          </table:table-cell>
          <table:table-cell office:value-type="string">
            <text:p>Bendición por el dios de la Guer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50">
            <text:p>50</text:p>
          </table:table-cell>
          <table:table-cell office:value-type="string">
            <text:p>STRENGTH=10</text:p>
          </table:table-cell>
          <table:table-cell office:value-type="string">
            <text:p>QUICKNESS=10</text:p>
          </table:table-cell>
          <table:table-cell office:value-type="string">
            <text:p>AGILITY=10</text:p>
          </table:table-cell>
          <table:table-cell office:value-type="string">
            <text:p>CONSTITUTION=10</text:p>
          </table:table-cell>
          <table:table-cell office:value-type="string">
            <text:p>DESCR</text:p>
          </table:table-cell>
          <table:table-cell table:number-columns-repeated="7"/>
          <table:table-cell/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Sonar</text:p>
          </table:table-cell>
          <table:table-cell office:value-type="string">
            <text:p>Sonar Sense</text:p>
          </table:table-cell>
          <table:table-cell office:value-type="string">
            <text:p>Sona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Teleportation</text:p>
          </table:table-cell>
          <table:table-cell office:value-type="string">
            <text:p>Teleportation</text:p>
          </table:table-cell>
          <table:table-cell office:value-type="string">
            <text:p>Teleport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Tunnelbau</text:p>
          </table:table-cell>
          <table:table-cell office:value-type="string">
            <text:p>Tunneling</text:p>
          </table:table-cell>
          <table:table-cell office:value-type="string">
            <text:p>Túne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6">
            <text:p>166</text:p>
          </table:table-cell>
          <table:table-cell office:value-type="string">
            <text:p>Übernatürliches Lebenserhaltungssystem</text:p>
          </table:table-cell>
          <table:table-cell office:value-type="string">
            <text:p>Life Support</text:p>
          </table:table-cell>
          <table:table-cell office:value-type="string">
            <text:p>Soporte Vit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40">
            <text:p>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Ultraschallgehör</text:p>
          </table:table-cell>
          <table:table-cell office:value-type="string">
            <text:p>Ultrasonic Hearing</text:p>
          </table:table-cell>
          <table:table-cell office:value-type="string">
            <text:p>Oído Ultrasón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8">
            <text:p>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Umwelt verändern</text:p>
          </table:table-cell>
          <table:table-cell office:value-type="string">
            <text:p>Affect Environment</text:p>
          </table:table-cell>
          <table:table-cell office:value-type="string">
            <text:p>Influir en el Entorn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8">
            <text:p>18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table:number-columns-repeated="2"/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69">
            <text:p>169</text:p>
          </table:table-cell>
          <table:table-cell office:value-type="string">
            <text:p>Unsichtbarkeit</text:p>
          </table:table-cell>
          <table:table-cell office:value-type="string">
            <text:p>Invisibility</text:p>
          </table:table-cell>
          <table:table-cell office:value-type="string">
            <text:p>Invisibilidad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Verdopplung</text:p>
          </table:table-cell>
          <table:table-cell office:value-type="string">
            <text:p>Duplication</text:p>
          </table:table-cell>
          <table:table-cell office:value-type="string">
            <text:p>Duplicación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1">
            <text:p>171</text:p>
          </table:table-cell>
          <table:table-cell office:value-type="string">
            <text:p>Albino</text:p>
          </table:table-cell>
          <table:table-cell table:style-name="ce6" office:value-type="string">
            <text:p>Albino</text:p>
          </table:table-cell>
          <table:table-cell office:value-type="string">
            <text:p>Albi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Alt</text:p>
          </table:table-cell>
          <table:table-cell office:value-type="string">
            <text:p>Age</text:p>
          </table:table-cell>
          <table:table-cell office:value-type="string">
            <text:p>Edad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73">
            <text:p>173</text:p>
          </table:table-cell>
          <table:table-cell office:value-type="string">
            <text:p>Anosmie</text:p>
          </table:table-cell>
          <table:table-cell table:style-name="ce6" office:value-type="string">
            <text:p>Anosmia</text:p>
          </table:table-cell>
          <table:table-cell office:value-type="string">
            <text:p>Pérdida de olfa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Auffälliges Aussehen</text:p>
          </table:table-cell>
          <table:table-cell office:value-type="string">
            <text:p>Unique Looks</text:p>
          </table:table-cell>
          <table:table-cell office:value-type="string">
            <text:p>Aspecto ún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75">
            <text:p>175</text:p>
          </table:table-cell>
          <table:table-cell office:value-type="string">
            <text:p>Aus dem Gleichgewicht</text:p>
          </table:table-cell>
          <table:table-cell table:style-name="ce4" office:value-type="string">
            <text:p>Off Balance</text:p>
          </table:table-cell>
          <table:table-cell office:value-type="string">
            <text:p>Sin Equilibri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S91=-30</text:p>
          </table:table-cell>
          <table:table-cell office:value-type="string">
            <text:p>DESCR</text:p>
          </table:table-cell>
          <table:table-cell table:number-columns-repeated="10"/>
          <table:table-cell/>
        </table:table-row>
        <table:table-row table:style-name="ro3">
          <table:table-cell office:value-type="float" office:value="176">
            <text:p>176</text:p>
          </table:table-cell>
          <table:table-cell table:number-columns-repeated="2" office:value-type="string">
            <text:p>Blind</text:p>
          </table:table-cell>
          <table:table-cell office:value-type="string">
            <text:p>Cegu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50">
            <text:p>-5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77">
            <text:p>177</text:p>
          </table:table-cell>
          <table:table-cell office:value-type="string">
            <text:p>Bluter</text:p>
          </table:table-cell>
          <table:table-cell table:style-name="ce4" office:value-type="string">
            <text:p>Hemophilia</text:p>
          </table:table-cell>
          <table:table-cell office:value-type="string">
            <text:p>Hemofíl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78">
            <text:p>178</text:p>
          </table:table-cell>
          <table:table-cell office:value-type="string">
            <text:p>Brennende Magie</text:p>
          </table:table-cell>
          <table:table-cell table:style-name="ce4" office:value-type="string">
            <text:p>Power Burn</text:p>
          </table:table-cell>
          <table:table-cell office:value-type="string">
            <text:p>Combustión de Pode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79">
            <text:p>179</text:p>
          </table:table-cell>
          <table:table-cell office:value-type="string">
            <text:p>Einarmig</text:p>
          </table:table-cell>
          <table:table-cell table:style-name="ce4" office:value-type="string">
            <text:p>One Arm</text:p>
          </table:table-cell>
          <table:table-cell office:value-type="string">
            <text:p>Man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0">
            <text:p>180</text:p>
          </table:table-cell>
          <table:table-cell office:value-type="string">
            <text:p>Einäugig</text:p>
          </table:table-cell>
          <table:table-cell table:style-name="ce6" office:value-type="string">
            <text:p>One Eye</text:p>
          </table:table-cell>
          <table:table-cell office:value-type="string">
            <text:p>Tuer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1=-15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1">
            <text:p>181</text:p>
          </table:table-cell>
          <table:table-cell office:value-type="string">
            <text:p>Empfindliche Handgelenke</text:p>
          </table:table-cell>
          <table:table-cell table:style-name="ce6" office:value-type="string">
            <text:p>Fragile Wrist</text:p>
          </table:table-cell>
          <table:table-cell office:value-type="string">
            <text:p>Muñecas Frágile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2">
            <text:p>182</text:p>
          </table:table-cell>
          <table:table-cell office:value-type="string">
            <text:p>Empfindliche Haut</text:p>
          </table:table-cell>
          <table:table-cell table:style-name="ce4" office:value-type="string">
            <text:p>Tender Skin</text:p>
          </table:table-cell>
          <table:table-cell office:value-type="string">
            <text:p>Piel Sens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3">
            <text:p>183</text:p>
          </table:table-cell>
          <table:table-cell office:value-type="string">
            <text:p>Epileptiker</text:p>
          </table:table-cell>
          <table:table-cell table:style-name="ce4" office:value-type="string">
            <text:p>Epileptic</text:p>
          </table:table-cell>
          <table:table-cell office:value-type="string">
            <text:p>Epilépti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184">
            <text:p>184</text:p>
          </table:table-cell>
          <table:table-cell table:number-columns-repeated="2" office:value-type="string">
            <text:p>Eunuch</text:p>
          </table:table-cell>
          <table:table-cell office:value-type="string">
            <text:p>Eunuc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85">
            <text:p>185</text:p>
          </table:table-cell>
          <table:table-cell office:value-type="string">
            <text:p>Farbenblind</text:p>
          </table:table-cell>
          <table:table-cell table:style-name="ce6" office:value-type="string">
            <text:p>Color Blind</text:p>
          </table:table-cell>
          <table:table-cell office:value-type="string">
            <text:p>Ciego al C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6">
            <text:p>186</text:p>
          </table:table-cell>
          <table:table-cell office:value-type="string">
            <text:p>Geringe Tragkraft</text:p>
          </table:table-cell>
          <table:table-cell table:style-name="ce4" office:value-type="string">
            <text:p>Weight Intolerant</text:p>
          </table:table-cell>
          <table:table-cell office:value-type="string">
            <text:p>Intolerancia al pe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WEIGHTPENALTY=2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7">
            <text:p>187</text:p>
          </table:table-cell>
          <table:table-cell office:value-type="string">
            <text:p>Gewöhnliche Allergie</text:p>
          </table:table-cell>
          <table:table-cell table:style-name="ce4" office:value-type="string">
            <text:p>Common Allergy</text:p>
          </table:table-cell>
          <table:table-cell office:value-type="string">
            <text:p>Alergia Comú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8">
            <text:p>188</text:p>
          </table:table-cell>
          <table:table-cell office:value-type="string">
            <text:p>Handgelenksstarre</text:p>
          </table:table-cell>
          <table:table-cell table:style-name="ce4" office:value-type="string">
            <text:p>Locking Wrists</text:p>
          </table:table-cell>
          <table:table-cell office:value-type="string">
            <text:p>Muñecas Bloque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89">
            <text:p>189</text:p>
          </table:table-cell>
          <table:table-cell office:value-type="string">
            <text:p>Hitzeempfindlich</text:p>
          </table:table-cell>
          <table:table-cell table:style-name="ce4" office:value-type="string">
            <text:p>Heat Sensitive</text:p>
          </table:table-cell>
          <table:table-cell office:value-type="string">
            <text:p>Sensible al Ca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0">
            <text:p>190</text:p>
          </table:table-cell>
          <table:table-cell office:value-type="string">
            <text:p>Innenohrfehler</text:p>
          </table:table-cell>
          <table:table-cell table:style-name="ce6" office:value-type="string">
            <text:p>Inner Ear Problem</text:p>
          </table:table-cell>
          <table:table-cell office:value-type="string">
            <text:p>Problema en Oído Intern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1">
            <text:p>191</text:p>
          </table:table-cell>
          <table:table-cell office:value-type="string">
            <text:p>Kälteempfindlich</text:p>
          </table:table-cell>
          <table:table-cell table:style-name="ce6" office:value-type="string">
            <text:p>Cold Sensitive</text:p>
          </table:table-cell>
          <table:table-cell office:value-type="string">
            <text:p>Sensible al Frí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2">
            <text:p>192</text:p>
          </table:table-cell>
          <table:table-cell office:value-type="string">
            <text:p>Körpereinsatz</text:p>
          </table:table-cell>
          <table:table-cell table:style-name="ce6" office:value-type="string">
            <text:p>Physical Investment</text:p>
          </table:table-cell>
          <table:table-cell office:value-type="string">
            <text:p>Interiorización Físic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3">
            <text:p>193</text:p>
          </table:table-cell>
          <table:table-cell office:value-type="string">
            <text:p>Kränkelnd</text:p>
          </table:table-cell>
          <table:table-cell table:style-name="ce4" office:value-type="string">
            <text:p>Unhealthy</text:p>
          </table:table-cell>
          <table:table-cell office:value-type="string">
            <text:p>Enfermiz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4">
            <text:p>194</text:p>
          </table:table-cell>
          <table:table-cell office:value-type="string">
            <text:p>Kurzatmig</text:p>
          </table:table-cell>
          <table:table-cell table:style-name="ce6" office:value-type="string">
            <text:p>Short of Breath</text:p>
          </table:table-cell>
          <table:table-cell office:value-type="string">
            <text:p>Sin Ali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table:style-name="ce11" office:value-type="string">
            <text:p>EXHAUSTIONMULTIPLIER=0.9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table:style-name="ce11" office:value-type="string">
            <text:p>EXHAUSTIONMULTIPLIER=0.7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11" office:value-type="string">
            <text:p>EXHAUSTIONMULTIPLIER=0.5</text:p>
          </table:table-cell>
          <table:table-cell table:number-columns-repeated="11"/>
          <table:table-cell/>
        </table:table-row>
        <table:table-row table:style-name="ro5">
          <table:table-cell office:value-type="float" office:value="195">
            <text:p>195</text:p>
          </table:table-cell>
          <table:table-cell office:value-type="string">
            <text:p>Langsam</text:p>
          </table:table-cell>
          <table:table-cell table:style-name="ce6" office:value-type="string">
            <text:p>Slow</text:p>
          </table:table-cell>
          <table:table-cell office:value-type="string">
            <text:p>Lent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table:style-name="ce12" office:value-type="string">
            <text:p>BASEMOVERATEMULTIPLIER=0.75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6">
            <text:p>196</text:p>
          </table:table-cell>
          <table:table-cell office:value-type="string">
            <text:p>Langsame Wundheilung</text:p>
          </table:table-cell>
          <table:table-cell table:style-name="ce4" office:value-type="string">
            <text:p>Slow Healer</text:p>
          </table:table-cell>
          <table:table-cell office:value-type="string">
            <text:p>Curación Len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RECOVERYMULTIPLIER=2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7">
            <text:p>197</text:p>
          </table:table-cell>
          <table:table-cell office:value-type="string">
            <text:p>Mangelnde Reichweite</text:p>
          </table:table-cell>
          <table:table-cell table:style-name="ce4" office:value-type="string">
            <text:p>Lack of Range</text:p>
          </table:table-cell>
          <table:table-cell office:value-type="string">
            <text:p>Falta de Alcanc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8">
            <text:p>198</text:p>
          </table:table-cell>
          <table:table-cell office:value-type="string">
            <text:p>Nasenbluten</text:p>
          </table:table-cell>
          <table:table-cell table:style-name="ce4" office:value-type="string">
            <text:p>Nose Bleeds</text:p>
          </table:table-cell>
          <table:table-cell office:value-type="string">
            <text:p>Nariz Sangra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199">
            <text:p>199</text:p>
          </table:table-cell>
          <table:table-cell office:value-type="string">
            <text:p>Plump</text:p>
          </table:table-cell>
          <table:table-cell table:style-name="ce4" office:value-type="string">
            <text:p>Not Graceful</text:p>
          </table:table-cell>
          <table:table-cell office:value-type="string">
            <text:p>Torp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00">
            <text:p>200</text:p>
          </table:table-cell>
          <table:table-cell office:value-type="string">
            <text:p>Regen-Trauma</text:p>
          </table:table-cell>
          <table:table-cell office:value-type="string">
            <text:p>Rain Trauma</text:p>
          </table:table-cell>
          <table:table-cell office:value-type="string">
            <text:p>Miedo a la Lluvi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1">
            <text:p>201</text:p>
          </table:table-cell>
          <table:table-cell office:value-type="string">
            <text:p>Schlechte Körperbeherrschung</text:p>
          </table:table-cell>
          <table:table-cell table:style-name="ce4" office:value-type="string">
            <text:p>Breaker</text:p>
          </table:table-cell>
          <table:table-cell office:value-type="string">
            <text:p>Manos de Gach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34=-25</text:p>
          </table:table-cell>
          <table:table-cell office:value-type="string">
            <text:p>C54=-25</text:p>
          </table:table-cell>
          <table:table-cell office:value-type="string">
            <text:p>C55=-25</text:p>
          </table:table-cell>
          <table:table-cell table:number-columns-repeated="9"/>
          <table:table-cell/>
        </table:table-row>
        <table:table-row table:style-name="ro6">
          <table:table-cell office:value-type="float" office:value="202">
            <text:p>202</text:p>
          </table:table-cell>
          <table:table-cell office:value-type="string">
            <text:p>Schmerzempfindlich</text:p>
          </table:table-cell>
          <table:table-cell table:style-name="ce4" office:value-type="string">
            <text:p>Pain Intolerant</text:p>
          </table:table-cell>
          <table:table-cell office:value-type="string">
            <text:p>Sensible al Dolor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3">
            <text:p>203</text:p>
          </table:table-cell>
          <table:table-cell office:value-type="string">
            <text:p>Schwache Beine</text:p>
          </table:table-cell>
          <table:table-cell table:style-name="ce6" office:value-type="string">
            <text:p>Tired Legs</text:p>
          </table:table-cell>
          <table:table-cell office:value-type="string">
            <text:p>Piernas Cansadas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4">
            <text:p>204</text:p>
          </table:table-cell>
          <table:table-cell office:value-type="string">
            <text:p>Schwächlich</text:p>
          </table:table-cell>
          <table:table-cell table:style-name="ce4" office:value-type="string">
            <text:p>Weak Physique</text:p>
          </table:table-cell>
          <table:table-cell office:value-type="string">
            <text:p>Físico Débi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BODYDEV=0;-3;-3;-3;-3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5">
            <text:p>205</text:p>
          </table:table-cell>
          <table:table-cell office:value-type="string">
            <text:p>Schwerhörig</text:p>
          </table:table-cell>
          <table:table-cell table:style-name="ce4" office:value-type="string">
            <text:p>Hard of Hearing</text:p>
          </table:table-cell>
          <table:table-cell office:value-type="string">
            <text:p>Duro de Oí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6">
            <text:p>206</text:p>
          </table:table-cell>
          <table:table-cell office:value-type="string">
            <text:p>Stottern</text:p>
          </table:table-cell>
          <table:table-cell table:style-name="ce4" office:value-type="string">
            <text:p>Stutter</text:p>
          </table:table-cell>
          <table:table-cell office:value-type="string">
            <text:p>Tarta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=-50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7">
            <text:p>207</text:p>
          </table:table-cell>
          <table:table-cell office:value-type="string">
            <text:p>Stumm</text:p>
          </table:table-cell>
          <table:table-cell table:style-name="ce4" office:value-type="string">
            <text:p>Mute</text:p>
          </table:table-cell>
          <table:table-cell office:value-type="string">
            <text:p>Mu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08">
            <text:p>208</text:p>
          </table:table-cell>
          <table:table-cell office:value-type="string">
            <text:p>Taub</text:p>
          </table:table-cell>
          <table:table-cell table:style-name="ce4" office:value-type="string">
            <text:p>Deaf</text:p>
          </table:table-cell>
          <table:table-cell office:value-type="string">
            <text:p>Sor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09">
            <text:p>209</text:p>
          </table:table-cell>
          <table:table-cell office:value-type="string">
            <text:p>Tiefer Schlaf</text:p>
          </table:table-cell>
          <table:table-cell table:style-name="ce6" office:value-type="string">
            <text:p>Deep Sleeper</text:p>
          </table:table-cell>
          <table:table-cell office:value-type="string">
            <text:p>Sueño Profund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0">
            <text:p>210</text:p>
          </table:table-cell>
          <table:table-cell office:value-type="string">
            <text:p>Tierischer Fluch</text:p>
          </table:table-cell>
          <table:table-cell table:style-name="ce4" office:value-type="string">
            <text:p>Animal Bane</text:p>
          </table:table-cell>
          <table:table-cell office:value-type="string">
            <text:p>Maldición Animal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1">
            <text:p>211</text:p>
          </table:table-cell>
          <table:table-cell office:value-type="string">
            <text:p>Tollpatsch</text:p>
          </table:table-cell>
          <table:table-cell table:style-name="ce4" office:value-type="string">
            <text:p>Complete Klutz</text:p>
          </table:table-cell>
          <table:table-cell office:value-type="string">
            <text:p>Zoque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2">
            <text:p>212</text:p>
          </table:table-cell>
          <table:table-cell office:value-type="string">
            <text:p>Träge</text:p>
          </table:table-cell>
          <table:table-cell table:style-name="ce4" office:value-type="string">
            <text:p>Sloth</text:p>
          </table:table-cell>
          <table:table-cell office:value-type="string">
            <text:p>Predeci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B=-5</text:p>
          </table:table-cell>
          <table:table-cell office:value-type="string">
            <text:p>INI=-5</text:p>
          </table:table-cell>
          <table:table-cell office:value-type="string">
            <text:p>C27=-5</text:p>
          </table:table-cell>
          <table:table-cell office:value-type="string">
            <text:p>C28=-5</text:p>
          </table:table-cell>
          <table:table-cell office:value-type="string">
            <text:p>C29=-5</text:p>
          </table:table-cell>
          <table:table-cell office:value-type="string">
            <text:p>C30=-5</text:p>
          </table:table-cell>
          <table:table-cell office:value-type="string">
            <text:p>C31=-5</text:p>
          </table:table-cell>
          <table:table-cell office:value-type="string">
            <text:p>C32=-5</text:p>
          </table:table-cell>
          <table:table-cell office:value-type="string">
            <text:p>C33=-5</text:p>
          </table:table-cell>
          <table:table-cell office:value-type="string">
            <text:p>C34=-5</text:p>
          </table:table-cell>
          <table:table-cell office:value-type="string">
            <text:p>C56=-5</text:p>
          </table:table-cell>
          <table:table-cell office:value-type="string">
            <text:p>C58=-5</text:p>
          </table:table-cell>
          <table:table-cell/>
        </table:table-row>
        <table:table-row table:style-name="ro6">
          <table:table-cell office:value-type="float" office:value="213">
            <text:p>213</text:p>
          </table:table-cell>
          <table:table-cell office:value-type="string">
            <text:p>Trampel</text:p>
          </table:table-cell>
          <table:table-cell table:style-name="ce4" office:value-type="string">
            <text:p>Not Subtle</text:p>
          </table:table-cell>
          <table:table-cell office:value-type="string">
            <text:p>Ruidos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14=-10</text:p>
          </table:table-cell>
          <table:table-cell office:value-type="string">
            <text:p>S91=-15</text:p>
          </table:table-cell>
          <table:table-cell office:value-type="string">
            <text:p>S93=-15</text:p>
          </table:table-cell>
          <table:table-cell table:number-columns-repeated="9"/>
          <table:table-cell/>
        </table:table-row>
        <table:table-row table:style-name="ro5">
          <table:table-cell office:value-type="float" office:value="214">
            <text:p>214</text:p>
          </table:table-cell>
          <table:table-cell office:value-type="string">
            <text:p>Ungewöhnliche Allergie</text:p>
          </table:table-cell>
          <table:table-cell table:style-name="ce6" office:value-type="string">
            <text:p>Uncommon Allergy</text:p>
          </table:table-cell>
          <table:table-cell office:value-type="string">
            <text:p>Alergia Infrecuent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5">
            <text:p>215</text:p>
          </table:table-cell>
          <table:table-cell office:value-type="string">
            <text:p>Unkontrollierbare Stärke</text:p>
          </table:table-cell>
          <table:table-cell table:style-name="ce6" office:value-type="string">
            <text:p>Uncontrollable Strength</text:p>
          </table:table-cell>
          <table:table-cell office:value-type="string">
            <text:p>Fuerza Incontrolabl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6">
            <text:p>216</text:p>
          </table:table-cell>
          <table:table-cell office:value-type="string">
            <text:p>Unkoordiniert</text:p>
          </table:table-cell>
          <table:table-cell table:style-name="ce4" office:value-type="string">
            <text:p>Uncoordinated</text:p>
          </table:table-cell>
          <table:table-cell office:value-type="string">
            <text:p>Descoordinac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17">
            <text:p>217</text:p>
          </table:table-cell>
          <table:table-cell office:value-type="string">
            <text:p>Unweckbar</text:p>
          </table:table-cell>
          <table:table-cell table:style-name="ce4" office:value-type="string">
            <text:p>Unwakeable</text:p>
          </table:table-cell>
          <table:table-cell office:value-type="string">
            <text:p>Dormil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18">
            <text:p>218</text:p>
          </table:table-cell>
          <table:table-cell office:value-type="string">
            <text:p>Verkrüppelt</text:p>
          </table:table-cell>
          <table:table-cell table:style-name="ce6" office:value-type="string">
            <text:p>Crippled</text:p>
          </table:table-cell>
          <table:table-cell office:value-type="string">
            <text:p>Cojer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QUICKNESS=-3</text:p>
          </table:table-cell>
          <table:table-cell table:style-name="ce8" office:value-type="string">
            <text:p>BASEMOVERATEMULTIPLIER=0.5</text:p>
          </table:table-cell>
          <table:table-cell office:value-type="string">
            <text:p>C27=-10</text:p>
          </table:table-cell>
          <table:table-cell office:value-type="string">
            <text:p>C28=-10</text:p>
          </table:table-cell>
          <table:table-cell office:value-type="string">
            <text:p>C29=-10</text:p>
          </table:table-cell>
          <table:table-cell office:value-type="string">
            <text:p>C32=-10</text:p>
          </table:table-cell>
          <table:table-cell office:value-type="string">
            <text:p>C34=-10</text:p>
          </table:table-cell>
          <table:table-cell office:value-type="string">
            <text:p>C56=-10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QUICKNESS=-5</text:p>
          </table:table-cell>
          <table:table-cell table:style-name="ce8" office:value-type="string">
            <text:p>BASEMOVERATEMULTIPLIER=0.25</text:p>
          </table:table-cell>
          <table:table-cell office:value-type="string">
            <text:p>C27=-25</text:p>
          </table:table-cell>
          <table:table-cell office:value-type="string">
            <text:p>C28=-25</text:p>
          </table:table-cell>
          <table:table-cell office:value-type="string">
            <text:p>C29=-25</text:p>
          </table:table-cell>
          <table:table-cell office:value-type="string">
            <text:p>C32=-25</text:p>
          </table:table-cell>
          <table:table-cell office:value-type="string">
            <text:p>C34=-25</text:p>
          </table:table-cell>
          <table:table-cell office:value-type="string">
            <text:p>C56=-25</text:p>
          </table:table-cell>
          <table:table-cell table:number-columns-repeated="4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QUICKNESS=-7</text:p>
          </table:table-cell>
          <table:table-cell table:style-name="ce8" office:value-type="string">
            <text:p>BASEMOVERATEMULTIPLIER=0.1</text:p>
          </table:table-cell>
          <table:table-cell office:value-type="string">
            <text:p>DESCR</text:p>
          </table:table-cell>
          <table:table-cell table:number-columns-repeated="9"/>
          <table:table-cell/>
        </table:table-row>
        <table:table-row table:style-name="ro6">
          <table:table-cell office:value-type="float" office:value="219">
            <text:p>219</text:p>
          </table:table-cell>
          <table:table-cell office:value-type="string">
            <text:p>Verminderte Sehkraft</text:p>
          </table:table-cell>
          <table:table-cell table:style-name="ce4" office:value-type="string">
            <text:p>Poor Eyesight</text:p>
          </table:table-cell>
          <table:table-cell office:value-type="string">
            <text:p>Corto de Vista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0">
            <text:p>220</text:p>
          </table:table-cell>
          <table:table-cell office:value-type="string">
            <text:p>Vorübergehende Blindheit</text:p>
          </table:table-cell>
          <table:table-cell table:style-name="ce4" office:value-type="string">
            <text:p>Loss of Vision</text:p>
          </table:table-cell>
          <table:table-cell office:value-type="string">
            <text:p>Pérdida de Visión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1">
            <text:p>221</text:p>
          </table:table-cell>
          <table:table-cell office:value-type="string">
            <text:p>Weichei</text:p>
          </table:table-cell>
          <table:table-cell table:style-name="ce4" office:value-type="string">
            <text:p>Wimp</text:p>
          </table:table-cell>
          <table:table-cell office:value-type="string">
            <text:p>Enclenque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=-20</text:p>
          </table:table-cell>
          <table:table-cell office:value-type="string">
            <text:p>C2=-20</text:p>
          </table:table-cell>
          <table:table-cell office:value-type="string">
            <text:p>C3=-20</text:p>
          </table:table-cell>
          <table:table-cell office:value-type="string">
            <text:p>STRENGTH=-2</text:p>
          </table:table-cell>
          <table:table-cell table:style-name="ce16" office:value-type="string">
            <text:p>EXHAUSTIONMULTIPLIER=0.75</text:p>
          </table:table-cell>
          <table:table-cell table:number-columns-repeated="7"/>
          <table:table-cell/>
        </table:table-row>
        <table:table-row table:style-name="ro6">
          <table:table-cell office:value-type="float" office:value="222">
            <text:p>222</text:p>
          </table:table-cell>
          <table:table-cell office:value-type="string">
            <text:p>Zuckungen</text:p>
          </table:table-cell>
          <table:table-cell table:style-name="ce4" office:value-type="string">
            <text:p>Spasm</text:p>
          </table:table-cell>
          <table:table-cell office:value-type="string">
            <text:p>Espasmo</text:p>
          </table:table-cell>
          <table:table-cell office:value-type="string">
            <text:p>PHYSIC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3">
            <text:p>223</text:p>
          </table:table-cell>
          <table:table-cell office:value-type="string">
            <text:p>Abergläubisch</text:p>
          </table:table-cell>
          <table:table-cell table:style-name="ce4" office:value-type="string">
            <text:p>Superstitious</text:p>
          </table:table-cell>
          <table:table-cell office:value-type="string">
            <text:p>Superst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24">
            <text:p>224</text:p>
          </table:table-cell>
          <table:table-cell office:value-type="string">
            <text:p>Abhängigkeit</text:p>
          </table:table-cell>
          <table:table-cell office:value-type="string">
            <text:p>Addiction</text:p>
          </table:table-cell>
          <table:table-cell office:value-type="string">
            <text:p>Addic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5">
            <text:p>225</text:p>
          </table:table-cell>
          <table:table-cell office:value-type="string">
            <text:p>Angst vor Magie</text:p>
          </table:table-cell>
          <table:table-cell table:style-name="ce4" office:value-type="string">
            <text:p>Fear of Magic</text:p>
          </table:table-cell>
          <table:table-cell office:value-type="string">
            <text:p>Miedo a la Magi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6">
            <text:p>226</text:p>
          </table:table-cell>
          <table:table-cell office:value-type="string">
            <text:p>Angst vor Rüstungen</text:p>
          </table:table-cell>
          <table:table-cell table:style-name="ce4" office:value-type="string">
            <text:p>Fear of Armor</text:p>
          </table:table-cell>
          <table:table-cell office:value-type="string">
            <text:p>Miedo a las Armadur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19=RESTRICTED</text:p>
          </table:table-cell>
          <table:table-cell office:value-type="string">
            <text:p>C20=RESTRICTED</text:p>
          </table:table-cell>
          <table:table-cell office:value-type="string">
            <text:p>C21=RESTRICTED</text:p>
          </table:table-cell>
          <table:table-cell table:number-columns-repeated="9"/>
          <table:table-cell/>
        </table:table-row>
        <table:table-row table:style-name="ro3">
          <table:table-cell office:value-type="float" office:value="227">
            <text:p>227</text:p>
          </table:table-cell>
          <table:table-cell office:value-type="string">
            <text:p>Blutschuld</text:p>
          </table:table-cell>
          <table:table-cell office:value-type="string">
            <text:p>Blood-Guilt</text:p>
          </table:table-cell>
          <table:table-cell office:value-type="string">
            <text:p>Culp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28">
            <text:p>228</text:p>
          </table:table-cell>
          <table:table-cell office:value-type="string">
            <text:p>Den Waffen abgeschworen</text:p>
          </table:table-cell>
          <table:table-cell table:style-name="ce4" office:value-type="string">
            <text:p>Disavowed Weapons</text:p>
          </table:table-cell>
          <table:table-cell office:value-type="string">
            <text:p>Desaprobación a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27=-15</text:p>
          </table:table-cell>
          <table:table-cell office:value-type="string">
            <text:p>C28=-15</text:p>
          </table:table-cell>
          <table:table-cell office:value-type="string">
            <text:p>C29=-15</text:p>
          </table:table-cell>
          <table:table-cell office:value-type="string">
            <text:p>C30=-15</text:p>
          </table:table-cell>
          <table:table-cell office:value-type="string">
            <text:p>C31=-15</text:p>
          </table:table-cell>
          <table:table-cell office:value-type="string">
            <text:p>C32=-15</text:p>
          </table:table-cell>
          <table:table-cell office:value-type="string">
            <text:p>C33=-15</text:p>
          </table:table-cell>
          <table:table-cell table:number-columns-repeated="5"/>
          <table:table-cell/>
        </table:table-row>
        <table:table-row table:style-name="ro5">
          <table:table-cell office:value-type="float" office:value="229">
            <text:p>229</text:p>
          </table:table-cell>
          <table:table-cell office:value-type="string">
            <text:p>Ehrenkodex</text:p>
          </table:table-cell>
          <table:table-cell table:style-name="ce6" office:value-type="string">
            <text:p>Code of Honor</text:p>
          </table:table-cell>
          <table:table-cell office:value-type="string">
            <text:p>Código de Honor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0">
            <text:p>230</text:p>
          </table:table-cell>
          <table:table-cell office:value-type="string">
            <text:p>Fanatisch</text:p>
          </table:table-cell>
          <table:table-cell table:style-name="ce6" office:value-type="string">
            <text:p>Fanatic</text:p>
          </table:table-cell>
          <table:table-cell office:value-type="string">
            <text:p>Fanát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1">
            <text:p>231</text:p>
          </table:table-cell>
          <table:table-cell office:value-type="string">
            <text:p>Furchtlosigkeit</text:p>
          </table:table-cell>
          <table:table-cell table:style-name="ce4" office:value-type="string">
            <text:p>Fearlessness</text:p>
          </table:table-cell>
          <table:table-cell office:value-type="string">
            <text:p>Temerar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2">
            <text:p>232</text:p>
          </table:table-cell>
          <table:table-cell office:value-type="string">
            <text:p>Gedächtnisschwund</text:p>
          </table:table-cell>
          <table:table-cell table:style-name="ce4" office:value-type="string">
            <text:p>Memory Loss</text:p>
          </table:table-cell>
          <table:table-cell office:value-type="string">
            <text:p>Olvidadiz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33">
            <text:p>233</text:p>
          </table:table-cell>
          <table:table-cell office:value-type="string">
            <text:p>Geizhals</text:p>
          </table:table-cell>
          <table:table-cell office:value-type="string">
            <text:p>Miser</text:p>
          </table:table-cell>
          <table:table-cell office:value-type="string">
            <text:p>Ava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4">
            <text:p>234</text:p>
          </table:table-cell>
          <table:table-cell office:value-type="string">
            <text:p>Gespaltene Persönlichkeit</text:p>
          </table:table-cell>
          <table:table-cell table:style-name="ce4" office:value-type="string">
            <text:p>Split Personality</text:p>
          </table:table-cell>
          <table:table-cell office:value-type="string">
            <text:p>Doble Personalidad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5">
            <text:p>235</text:p>
          </table:table-cell>
          <table:table-cell office:value-type="string">
            <text:p>Gierig</text:p>
          </table:table-cell>
          <table:table-cell table:style-name="ce4" office:value-type="string">
            <text:p>Greedy</text:p>
          </table:table-cell>
          <table:table-cell office:value-type="string">
            <text:p>Codic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6">
            <text:p>236</text:p>
          </table:table-cell>
          <table:table-cell office:value-type="string">
            <text:p>Größenwahnsinnig</text:p>
          </table:table-cell>
          <table:table-cell table:style-name="ce6" office:value-type="string">
            <text:p>Megalomaniac</text:p>
          </table:table-cell>
          <table:table-cell office:value-type="string">
            <text:p>Megal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7">
            <text:p>237</text:p>
          </table:table-cell>
          <table:table-cell office:value-type="string">
            <text:p>Impulsiv</text:p>
          </table:table-cell>
          <table:table-cell table:style-name="ce4" office:value-type="string">
            <text:p>Impulsive</text:p>
          </table:table-cell>
          <table:table-cell office:value-type="string">
            <text:p>Impul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3">
            <text:p>-1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38">
            <text:p>238</text:p>
          </table:table-cell>
          <table:table-cell office:value-type="string">
            <text:p>Intoleranz</text:p>
          </table:table-cell>
          <table:table-cell table:style-name="ce6" office:value-type="string">
            <text:p>Intolerance</text:p>
          </table:table-cell>
          <table:table-cell office:value-type="string">
            <text:p>Intolerante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39">
            <text:p>239</text:p>
          </table:table-cell>
          <table:table-cell office:value-type="string">
            <text:p>Jähzornig</text:p>
          </table:table-cell>
          <table:table-cell table:style-name="ce4" office:value-type="string">
            <text:p>Bad Temper</text:p>
          </table:table-cell>
          <table:table-cell office:value-type="string">
            <text:p>Mal Geni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0">
            <text:p>240</text:p>
          </table:table-cell>
          <table:table-cell office:value-type="string">
            <text:p>Kampfblindheit</text:p>
          </table:table-cell>
          <table:table-cell table:style-name="ce4" office:value-type="string">
            <text:p>Battle Confusion</text:p>
          </table:table-cell>
          <table:table-cell office:value-type="string">
            <text:p>Confusión en Combat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1">
            <text:p>241</text:p>
          </table:table-cell>
          <table:table-cell office:value-type="string">
            <text:p>Kleptomanie</text:p>
          </table:table-cell>
          <table:table-cell table:style-name="ce4" office:value-type="string">
            <text:p>Kleptomaniac</text:p>
          </table:table-cell>
          <table:table-cell office:value-type="string">
            <text:p>Clept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42">
            <text:p>242</text:p>
          </table:table-cell>
          <table:table-cell office:value-type="string">
            <text:p>Leckermäulchen</text:p>
          </table:table-cell>
          <table:table-cell office:value-type="string">
            <text:p>Glutton</text:p>
          </table:table-cell>
          <table:table-cell office:value-type="string">
            <text:p>Glot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3">
            <text:p>243</text:p>
          </table:table-cell>
          <table:table-cell office:value-type="string">
            <text:p>Leichtes Ziel</text:p>
          </table:table-cell>
          <table:table-cell table:style-name="ce4" office:value-type="string">
            <text:p>Easy Mark</text:p>
          </table:table-cell>
          <table:table-cell office:value-type="string">
            <text:p>Blanco Fácil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4">
            <text:p>244</text:p>
          </table:table-cell>
          <table:table-cell office:value-type="string">
            <text:p>Leicht zu bezaubern</text:p>
          </table:table-cell>
          <table:table-cell table:style-name="ce4" office:value-type="string">
            <text:p>Easily Charmed</text:p>
          </table:table-cell>
          <table:table-cell office:value-type="string">
            <text:p>Fácilmente Hechiz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5">
            <text:p>245</text:p>
          </table:table-cell>
          <table:table-cell office:value-type="string">
            <text:p>Lüstern</text:p>
          </table:table-cell>
          <table:table-cell table:style-name="ce4" office:value-type="string">
            <text:p>Lecherous</text:p>
          </table:table-cell>
          <table:table-cell office:value-type="string">
            <text:p>Lujuri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6">
            <text:p>246</text:p>
          </table:table-cell>
          <table:table-cell office:value-type="string">
            <text:p>Mordlust</text:p>
          </table:table-cell>
          <table:table-cell table:style-name="ce4" office:value-type="string">
            <text:p>Bloodlust</text:p>
          </table:table-cell>
          <table:table-cell office:value-type="string">
            <text:p>Ansia de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7">
            <text:p>247</text:p>
          </table:table-cell>
          <table:table-cell office:value-type="string">
            <text:p>Nemesis der Kriegers</text:p>
          </table:table-cell>
          <table:table-cell table:style-name="ce4" office:value-type="string">
            <text:p>Weapon Bane</text:p>
          </table:table-cell>
          <table:table-cell office:value-type="string">
            <text:p>Maldición de las Armas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8">
            <text:p>248</text:p>
          </table:table-cell>
          <table:table-cell office:value-type="string">
            <text:p>Paranoid</text:p>
          </table:table-cell>
          <table:table-cell table:style-name="ce4" office:value-type="string">
            <text:p>Paranoid</text:p>
          </table:table-cell>
          <table:table-cell office:value-type="string">
            <text:p>Parano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49">
            <text:p>249</text:p>
          </table:table-cell>
          <table:table-cell office:value-type="string">
            <text:p>Passiv</text:p>
          </table:table-cell>
          <table:table-cell table:style-name="ce4" office:value-type="string">
            <text:p>Passive</text:p>
          </table:table-cell>
          <table:table-cell office:value-type="string">
            <text:p>Pasiv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50">
            <text:p>250</text:p>
          </table:table-cell>
          <table:table-cell office:value-type="string">
            <text:p>Pazifist</text:p>
          </table:table-cell>
          <table:table-cell table:style-name="ce6" office:value-type="string">
            <text:p>Pacifist</text:p>
          </table:table-cell>
          <table:table-cell office:value-type="string">
            <text:p>Pacifist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1">
            <text:p>251</text:p>
          </table:table-cell>
          <table:table-cell office:value-type="string">
            <text:p>Pflichtgefühl</text:p>
          </table:table-cell>
          <table:table-cell table:style-name="ce4" office:value-type="string">
            <text:p>Sense of Duty</text:p>
          </table:table-cell>
          <table:table-cell office:value-type="string">
            <text:p>Sentido del Debe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2">
            <text:p>252</text:p>
          </table:table-cell>
          <table:table-cell office:value-type="string">
            <text:p>Phobie</text:p>
          </table:table-cell>
          <table:table-cell office:value-type="string">
            <text:p>Phobia</text:p>
          </table:table-cell>
          <table:table-cell office:value-type="string">
            <text:p>Fobi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3">
            <text:p>253</text:p>
          </table:table-cell>
          <table:table-cell office:value-type="string">
            <text:p>Pyromane</text:p>
          </table:table-cell>
          <table:table-cell table:style-name="ce4" office:value-type="string">
            <text:p>Pyromaniac</text:p>
          </table:table-cell>
          <table:table-cell office:value-type="string">
            <text:p>Piróman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4">
            <text:p>254</text:p>
          </table:table-cell>
          <table:table-cell office:value-type="string">
            <text:p>Ritterlich</text:p>
          </table:table-cell>
          <table:table-cell table:style-name="ce4" office:value-type="string">
            <text:p>Chivalrous</text:p>
          </table:table-cell>
          <table:table-cell office:value-type="string">
            <text:p>Caballero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5">
            <text:p>255</text:p>
          </table:table-cell>
          <table:table-cell office:value-type="string">
            <text:p>Sadist</text:p>
          </table:table-cell>
          <table:table-cell table:style-name="ce4" office:value-type="string">
            <text:p>Sadist</text:p>
          </table:table-cell>
          <table:table-cell office:value-type="string">
            <text:p>Sádi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6">
            <text:p>256</text:p>
          </table:table-cell>
          <table:table-cell office:value-type="string">
            <text:p>Schwache Furcht</text:p>
          </table:table-cell>
          <table:table-cell office:value-type="string">
            <text:p>Minor Fear</text:p>
          </table:table-cell>
          <table:table-cell office:value-type="string">
            <text:p>Miedo Menor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57">
            <text:p>257</text:p>
          </table:table-cell>
          <table:table-cell office:value-type="string">
            <text:p>Schwache Konzentration</text:p>
          </table:table-cell>
          <table:table-cell table:style-name="ce4" office:value-type="string">
            <text:p>Poor Concentration</text:p>
          </table:table-cell>
          <table:table-cell office:value-type="string">
            <text:p>Sin Concentración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8">
            <text:p>258</text:p>
          </table:table-cell>
          <table:table-cell office:value-type="string">
            <text:p>Schwur</text:p>
          </table:table-cell>
          <table:table-cell office:value-type="string">
            <text:p>Vow</text:p>
          </table:table-cell>
          <table:table-cell office:value-type="string">
            <text:p>Promes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59">
            <text:p>259</text:p>
          </table:table-cell>
          <table:table-cell office:value-type="string">
            <text:p>Stur</text:p>
          </table:table-cell>
          <table:table-cell office:value-type="string">
            <text:p>Stubborn</text:p>
          </table:table-cell>
          <table:table-cell office:value-type="string">
            <text:p>Terc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60">
            <text:p>260</text:p>
          </table:table-cell>
          <table:table-cell office:value-type="string">
            <text:p>Trauma</text:p>
          </table:table-cell>
          <table:table-cell table:style-name="ce6" office:value-type="string">
            <text:p>Trauma</text:p>
          </table:table-cell>
          <table:table-cell office:value-type="string">
            <text:p>Trauma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1">
            <text:p>261</text:p>
          </table:table-cell>
          <table:table-cell office:value-type="string">
            <text:p>Übertriebenes Selbstbewusstsein</text:p>
          </table:table-cell>
          <table:table-cell table:style-name="ce4" office:value-type="string">
            <text:p>Overconfident</text:p>
          </table:table-cell>
          <table:table-cell office:value-type="string">
            <text:p>Confia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2">
            <text:p>262</text:p>
          </table:table-cell>
          <table:table-cell office:value-type="string">
            <text:p>Unachtsam</text:p>
          </table:table-cell>
          <table:table-cell table:style-name="ce4" office:value-type="string">
            <text:p>Oblivious</text:p>
          </table:table-cell>
          <table:table-cell office:value-type="string">
            <text:p>Ab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35=-15</text:p>
          </table:table-cell>
          <table:table-cell office:value-type="string">
            <text:p>C36=-15</text:p>
          </table:table-cell>
          <table:table-cell office:value-type="string">
            <text:p>C60=-15</text:p>
          </table:table-cell>
          <table:table-cell table:number-columns-repeated="9"/>
          <table:table-cell/>
        </table:table-row>
        <table:table-row table:style-name="ro6">
          <table:table-cell office:value-type="float" office:value="263">
            <text:p>263</text:p>
          </table:table-cell>
          <table:table-cell office:value-type="string">
            <text:p>Unentschlossen</text:p>
          </table:table-cell>
          <table:table-cell table:style-name="ce4" office:value-type="string">
            <text:p>Indecision</text:p>
          </table:table-cell>
          <table:table-cell office:value-type="string">
            <text:p>Indecis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table:style-name="ce8" office:value-type="string">
            <text:p>SNAPBONUS=-30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4">
            <text:p>264</text:p>
          </table:table-cell>
          <table:table-cell office:value-type="string">
            <text:p>Wahnvorstellungen</text:p>
          </table:table-cell>
          <table:table-cell table:style-name="ce4" office:value-type="string">
            <text:p>Delusionary</text:p>
          </table:table-cell>
          <table:table-cell office:value-type="string">
            <text:p>Ilusión 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3">
            <text:p>-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65">
            <text:p>265</text:p>
          </table:table-cell>
          <table:table-cell office:value-type="string">
            <text:p>Wahrheitsliebend</text:p>
          </table:table-cell>
          <table:table-cell office:value-type="string">
            <text:p>Truthful</text:p>
          </table:table-cell>
          <table:table-cell office:value-type="string">
            <text:p>Sincer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6">
            <text:p>266</text:p>
          </table:table-cell>
          <table:table-cell office:value-type="string">
            <text:p>Wirrkopf</text:p>
          </table:table-cell>
          <table:table-cell table:style-name="ce4" office:value-type="string">
            <text:p>Muddled Mind</text:p>
          </table:table-cell>
          <table:table-cell office:value-type="string">
            <text:p>Mente Confus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7">
            <text:p>267</text:p>
          </table:table-cell>
          <table:table-cell office:value-type="string">
            <text:p>Zart besaitet</text:p>
          </table:table-cell>
          <table:table-cell table:style-name="ce4" office:value-type="string">
            <text:p>Queasy</text:p>
          </table:table-cell>
          <table:table-cell office:value-type="string">
            <text:p>Miedo a la Sangre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68">
            <text:p>268</text:p>
          </table:table-cell>
          <table:table-cell office:value-type="string">
            <text:p>Zerstreut</text:p>
          </table:table-cell>
          <table:table-cell table:style-name="ce4" office:value-type="string">
            <text:p>Absent-Minded</text:p>
          </table:table-cell>
          <table:table-cell office:value-type="string">
            <text:p>Distraído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43=-20</text:p>
          </table:table-cell>
          <table:table-cell office:value-type="string">
            <text:p>C44=-20</text:p>
          </table:table-cell>
          <table:table-cell office:value-type="string">
            <text:p>C45=-20</text:p>
          </table:table-cell>
          <table:table-cell office:value-type="string">
            <text:p>C46=-20</text:p>
          </table:table-cell>
          <table:table-cell office:value-type="string">
            <text:p>C48=-20</text:p>
          </table:table-cell>
          <table:table-cell office:value-type="string">
            <text:p>C49=-20</text:p>
          </table:table-cell>
          <table:table-cell office:value-type="string">
            <text:p>C50=-20</text:p>
          </table:table-cell>
          <table:table-cell office:value-type="string">
            <text:p>C52=-20</text:p>
          </table:table-cell>
          <table:table-cell office:value-type="string">
            <text:p>C53=-20</text:p>
          </table:table-cell>
          <table:table-cell office:value-type="string">
            <text:p>C54=-20</text:p>
          </table:table-cell>
          <table:table-cell table:number-columns-repeated="2"/>
          <table:table-cell/>
        </table:table-row>
        <table:table-row table:style-name="ro3">
          <table:table-cell office:value-type="float" office:value="269">
            <text:p>269</text:p>
          </table:table-cell>
          <table:table-cell office:value-type="string">
            <text:p>Zwanghaftes Verhalten</text:p>
          </table:table-cell>
          <table:table-cell office:value-type="string">
            <text:p>Compulsive Behavior</text:p>
          </table:table-cell>
          <table:table-cell office:value-type="string">
            <text:p>Afición Compulsiva</text:p>
          </table:table-cell>
          <table:table-cell office:value-type="string">
            <text:p>MENT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0">
            <text:p>270</text:p>
          </table:table-cell>
          <table:table-cell office:value-type="string">
            <text:p>Abstossendes Verhalten</text:p>
          </table:table-cell>
          <table:table-cell table:style-name="ce6" office:value-type="string">
            <text:p>Repulsive Habit</text:p>
          </table:table-cell>
          <table:table-cell office:value-type="string">
            <text:p>Costumbre Repulsiva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1">
            <text:p>271</text:p>
          </table:table-cell>
          <table:table-cell office:value-type="string">
            <text:p>Allergie gegen Magie</text:p>
          </table:table-cell>
          <table:table-cell table:style-name="ce4" office:value-type="string">
            <text:p>Magic Allergy</text:p>
          </table:table-cell>
          <table:table-cell office:value-type="string">
            <text:p>Alergia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40">
            <text:p>-4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5">
          <table:table-cell office:value-type="float" office:value="272">
            <text:p>272</text:p>
          </table:table-cell>
          <table:table-cell office:value-type="string">
            <text:p>Attributsmalus</text:p>
          </table:table-cell>
          <table:table-cell table:style-name="ce6" office:value-type="string">
            <text:p>Stat Penalty</text:p>
          </table:table-cell>
          <table:table-cell office:value-type="string">
            <text:p>Penalización a la Característ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STAT1=-3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STAT1=-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30">
            <text:p>-30</text:p>
          </table:table-cell>
          <table:table-cell office:value-type="string">
            <text:p>STAT1=-8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3">
            <text:p>273</text:p>
          </table:table-cell>
          <table:table-cell office:value-type="string">
            <text:p>Der Erschlagene</text:p>
          </table:table-cell>
          <table:table-cell table:style-name="ce4" office:value-type="string">
            <text:p>The Slain</text:p>
          </table:table-cell>
          <table:table-cell office:value-type="string">
            <text:p>Vulnerabl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4">
            <text:p>274</text:p>
          </table:table-cell>
          <table:table-cell office:value-type="string">
            <text:p>Dunkle Versuchung</text:p>
          </table:table-cell>
          <table:table-cell table:style-name="ce4" office:value-type="string">
            <text:p>Dark Temptation</text:p>
          </table:table-cell>
          <table:table-cell office:value-type="string">
            <text:p>Tentación Oscu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5">
            <text:p>275</text:p>
          </table:table-cell>
          <table:table-cell office:value-type="string">
            <text:p>Empfänglich für Magie</text:p>
          </table:table-cell>
          <table:table-cell table:style-name="ce4" office:value-type="string">
            <text:p>Magically Susceptible</text:p>
          </table:table-cell>
          <table:table-cell office:value-type="string">
            <text:p>Suscepti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8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HOOSERR1=CHANNELING;ESSENCE;MENTALISM=-25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table:style-name="ce8"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S98=-15</text:p>
          </table:table-cell>
          <table:table-cell office:value-type="string">
            <text:p>C43=-15</text:p>
          </table:table-cell>
          <table:table-cell office:value-type="string">
            <text:p>C44=-15</text:p>
          </table:table-cell>
          <table:table-cell office:value-type="string">
            <text:p>C45=-15</text:p>
          </table:table-cell>
          <table:table-cell office:value-type="string">
            <text:p>C46=-15</text:p>
          </table:table-cell>
          <table:table-cell office:value-type="string">
            <text:p>C48=-15</text:p>
          </table:table-cell>
          <table:table-cell office:value-type="string">
            <text:p>C49=-15</text:p>
          </table:table-cell>
          <table:table-cell office:value-type="string">
            <text:p>C50=-15</text:p>
          </table:table-cell>
          <table:table-cell office:value-type="string">
            <text:p>C52=-15</text:p>
          </table:table-cell>
          <table:table-cell office:value-type="string">
            <text:p>C53=-15</text:p>
          </table:table-cell>
          <table:table-cell office:value-type="string">
            <text:p>C54=-15</text:p>
          </table:table-cell>
          <table:table-cell/>
          <table:table-cell/>
        </table:table-row>
        <table:table-row table:style-name="ro6">
          <table:table-cell office:value-type="float" office:value="276">
            <text:p>276</text:p>
          </table:table-cell>
          <table:table-cell office:value-type="string">
            <text:p>Finsterer Pakt</text:p>
          </table:table-cell>
          <table:table-cell table:style-name="ce4" office:value-type="string">
            <text:p>Dark Pact</text:p>
          </table:table-cell>
          <table:table-cell office:value-type="string">
            <text:p>Pacto con el Diabl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7">
            <text:p>277</text:p>
          </table:table-cell>
          <table:table-cell office:value-type="string">
            <text:p>Freundschlachter</text:p>
          </table:table-cell>
          <table:table-cell table:style-name="ce4" office:value-type="string">
            <text:p>Friendslayer</text:p>
          </table:table-cell>
          <table:table-cell office:value-type="string">
            <text:p>Mata Amigo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78">
            <text:p>278</text:p>
          </table:table-cell>
          <table:table-cell office:value-type="string">
            <text:p>Geheime Identität</text:p>
          </table:table-cell>
          <table:table-cell table:style-name="ce4" office:value-type="string">
            <text:p>Secret Identity</text:p>
          </table:table-cell>
          <table:table-cell office:value-type="string">
            <text:p>Identidad Secret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79">
            <text:p>279</text:p>
          </table:table-cell>
          <table:table-cell office:value-type="string">
            <text:p>Geheimnis</text:p>
          </table:table-cell>
          <table:table-cell office:value-type="string">
            <text:p>Secret</text:p>
          </table:table-cell>
          <table:table-cell office:value-type="string">
            <text:p>Secret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0">
            <text:p>280</text:p>
          </table:table-cell>
          <table:table-cell office:value-type="string">
            <text:p>Gestaltwandler-Fluch</text:p>
          </table:table-cell>
          <table:table-cell table:style-name="ce4" office:value-type="string">
            <text:p>Cursed Shape Shifter</text:p>
          </table:table-cell>
          <table:table-cell office:value-type="string">
            <text:p>Maldición del Cambiaformas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1">
            <text:p>281</text:p>
          </table:table-cell>
          <table:table-cell office:value-type="string">
            <text:p>Göttlicher Zorn</text:p>
          </table:table-cell>
          <table:table-cell table:style-name="ce4" office:value-type="string">
            <text:p>Wrath</text:p>
          </table:table-cell>
          <table:table-cell office:value-type="string">
            <text:p>Ir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2">
            <text:p>282</text:p>
          </table:table-cell>
          <table:table-cell office:value-type="string">
            <text:p>Lykanthrophie</text:p>
          </table:table-cell>
          <table:table-cell table:style-name="ce4" office:value-type="string">
            <text:p>Lycanthropy</text:p>
          </table:table-cell>
          <table:table-cell office:value-type="string">
            <text:p>Licantropí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3">
            <text:p>283</text:p>
          </table:table-cell>
          <table:table-cell office:value-type="string">
            <text:p>Machtblind</text:p>
          </table:table-cell>
          <table:table-cell table:style-name="ce4" office:value-type="string">
            <text:p>Power Blind</text:p>
          </table:table-cell>
          <table:table-cell office:value-type="string">
            <text:p>Ciego al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C15=-10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4">
            <text:p>284</text:p>
          </table:table-cell>
          <table:table-cell office:value-type="string">
            <text:p>Machtentzug</text:p>
          </table:table-cell>
          <table:table-cell table:style-name="ce4" office:value-type="string">
            <text:p>Power Drain</text:p>
          </table:table-cell>
          <table:table-cell office:value-type="string">
            <text:p>Drenar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5">
            <text:p>285</text:p>
          </table:table-cell>
          <table:table-cell office:value-type="string">
            <text:p>Machtverlust</text:p>
          </table:table-cell>
          <table:table-cell table:style-name="ce4" office:value-type="string">
            <text:p>Power Leakage</text:p>
          </table:table-cell>
          <table:table-cell office:value-type="string">
            <text:p>Fuga de Poder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POWERDEV=0;-2;-2;-2;-2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6">
            <text:p>286</text:p>
          </table:table-cell>
          <table:table-cell office:value-type="string">
            <text:p>Mangelnder Wirkungsbereich</text:p>
          </table:table-cell>
          <table:table-cell table:style-name="ce4" office:value-type="string">
            <text:p>Lack of Scope</text:p>
          </table:table-cell>
          <table:table-cell office:value-type="string">
            <text:p>Efecto Reduci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7">
            <text:p>287</text:p>
          </table:table-cell>
          <table:table-cell office:value-type="string">
            <text:p>Mangelnde Zeit</text:p>
          </table:table-cell>
          <table:table-cell table:style-name="ce4" office:value-type="string">
            <text:p>Lack of Time</text:p>
          </table:table-cell>
          <table:table-cell office:value-type="string">
            <text:p>Duración Reducid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8">
            <text:p>288</text:p>
          </table:table-cell>
          <table:table-cell office:value-type="string">
            <text:p>Nekromantischer Trieb</text:p>
          </table:table-cell>
          <table:table-cell table:style-name="ce4" office:value-type="string">
            <text:p>Necromantic Urge</text:p>
          </table:table-cell>
          <table:table-cell office:value-type="string">
            <text:p>Afán Nigromántic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table:style-name="ce8" office:value-type="string">
            <text:p>SOULDEPARTURE=1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89">
            <text:p>289</text:p>
          </table:table-cell>
          <table:table-cell office:value-type="string">
            <text:p>Nemesis des Magiers</text:p>
          </table:table-cell>
          <table:table-cell table:style-name="ce4" office:value-type="string">
            <text:p>Magic Bane</text:p>
          </table:table-cell>
          <table:table-cell office:value-type="string">
            <text:p>Maldición Mágic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C43=RESTRICTED</text:p>
          </table:table-cell>
          <table:table-cell office:value-type="string">
            <text:p>C44=RESTRICTED</text:p>
          </table:table-cell>
          <table:table-cell office:value-type="string">
            <text:p>C45=RESTRICTED</text:p>
          </table:table-cell>
          <table:table-cell office:value-type="string">
            <text:p>C46=RESTRICTED</text:p>
          </table:table-cell>
          <table:table-cell office:value-type="string">
            <text:p>C48=RESTRICTED</text:p>
          </table:table-cell>
          <table:table-cell office:value-type="string">
            <text:p>C49=RESTRICTED</text:p>
          </table:table-cell>
          <table:table-cell office:value-type="string">
            <text:p>C50=RESTRICTED</text:p>
          </table:table-cell>
          <table:table-cell office:value-type="string">
            <text:p>C52=RESTRICTED</text:p>
          </table:table-cell>
          <table:table-cell office:value-type="string">
            <text:p>C53=RESTRICTED</text:p>
          </table:table-cell>
          <table:table-cell office:value-type="string">
            <text:p>C54=RESTRICTED</text:p>
          </table:table-cell>
          <table:table-cell table:number-columns-repeated="2"/>
          <table:table-cell/>
        </table:table-row>
        <table:table-row table:style-name="ro6">
          <table:table-cell office:value-type="float" office:value="290">
            <text:p>290</text:p>
          </table:table-cell>
          <table:table-cell office:value-type="string">
            <text:p>Offene Tür</text:p>
          </table:table-cell>
          <table:table-cell table:style-name="ce4" office:value-type="string">
            <text:p>Open Door</text:p>
          </table:table-cell>
          <table:table-cell office:value-type="string">
            <text:p>Portal Abiert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1">
            <text:p>291</text:p>
          </table:table-cell>
          <table:table-cell office:value-type="string">
            <text:p>Pechvogel</text:p>
          </table:table-cell>
          <table:table-cell office:value-type="string">
            <text:p>Unlucky</text:p>
          </table:table-cell>
          <table:table-cell office:value-type="string">
            <text:p>Desafortunado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2">
            <text:p>292</text:p>
          </table:table-cell>
          <table:table-cell office:value-type="string">
            <text:p>Pflicht</text:p>
          </table:table-cell>
          <table:table-cell office:value-type="string">
            <text:p>Duty</text:p>
          </table:table-cell>
          <table:table-cell office:value-type="string">
            <text:p>Deber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3">
            <text:p>293</text:p>
          </table:table-cell>
          <table:table-cell office:value-type="string">
            <text:p>Rivale</text:p>
          </table:table-cell>
          <table:table-cell office:value-type="string">
            <text:p>Rival</text:p>
          </table:table-cell>
          <table:table-cell office:value-type="string">
            <text:p>Riv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5">
            <text:p>-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294">
            <text:p>294</text:p>
          </table:table-cell>
          <table:table-cell office:value-type="string">
            <text:p>Schlechte Zauberbeherrschung</text:p>
          </table:table-cell>
          <table:table-cell office:value-type="string">
            <text:p>Poor Control</text:p>
          </table:table-cell>
          <table:table-cell office:value-type="string">
            <text:p>Control Pobr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7">
            <text:p>-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95">
            <text:p>295</text:p>
          </table:table-cell>
          <table:table-cell office:value-type="string">
            <text:p>Schreckliches Pech</text:p>
          </table:table-cell>
          <table:table-cell table:style-name="ce4" office:value-type="string">
            <text:p>Terrible Luck</text:p>
          </table:table-cell>
          <table:table-cell office:value-type="string">
            <text:p>Mala Suerte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96">
            <text:p>296</text:p>
          </table:table-cell>
          <table:table-cell office:value-type="string">
            <text:p>Schützling</text:p>
          </table:table-cell>
          <table:table-cell table:style-name="ce4" office:value-type="string">
            <text:p>Dependent</text:p>
          </table:table-cell>
          <table:table-cell office:value-type="string">
            <text:p>Condicionado 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-5">
            <text:p>-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97">
            <text:p>297</text:p>
          </table:table-cell>
          <table:table-cell office:value-type="string">
            <text:p>Tiermensch</text:p>
          </table:table-cell>
          <table:table-cell table:style-name="ce4" office:value-type="string">
            <text:p>Part Animal</text:p>
          </table:table-cell>
          <table:table-cell office:value-type="string">
            <text:p>Parte Animal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-20">
            <text:p>-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298">
            <text:p>298</text:p>
          </table:table-cell>
          <table:table-cell office:value-type="string">
            <text:p>Unmagisch</text:p>
          </table:table-cell>
          <table:table-cell table:style-name="ce4" office:value-type="string">
            <text:p>Unmagical</text:p>
          </table:table-cell>
          <table:table-cell office:value-type="string">
            <text:p>Sin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-15">
            <text:p>-15</text:p>
          </table:table-cell>
          <table:table-cell office:value-type="string">
            <text:p>C43=-10</text:p>
          </table:table-cell>
          <table:table-cell office:value-type="string">
            <text:p>C44=-10</text:p>
          </table:table-cell>
          <table:table-cell office:value-type="string">
            <text:p>C45=-10</text:p>
          </table:table-cell>
          <table:table-cell office:value-type="string">
            <text:p>C46=-10</text:p>
          </table:table-cell>
          <table:table-cell office:value-type="string">
            <text:p>C48=-10</text:p>
          </table:table-cell>
          <table:table-cell office:value-type="string">
            <text:p>C49=-10</text:p>
          </table:table-cell>
          <table:table-cell office:value-type="string">
            <text:p>C50=-10</text:p>
          </table:table-cell>
          <table:table-cell office:value-type="string">
            <text:p>C52=-10</text:p>
          </table:table-cell>
          <table:table-cell office:value-type="string">
            <text:p>C53=-10</text:p>
          </table:table-cell>
          <table:table-cell office:value-type="string">
            <text:p>C54=-10</text:p>
          </table:table-cell>
          <table:table-cell office:value-type="string">
            <text:p>C57=-10</text:p>
          </table:table-cell>
          <table:table-cell office:value-type="string">
            <text:p>C15=-10</text:p>
          </table:table-cell>
          <table:table-cell office:value-type="string">
            <text:p>C5=-10</text:p>
          </table:table-cell>
        </table:table-row>
        <table:table-row table:style-name="ro6">
          <table:table-cell office:value-type="float" office:value="299">
            <text:p>299</text:p>
          </table:table-cell>
          <table:table-cell office:value-type="string">
            <text:p>Verwundbar durch Magie</text:p>
          </table:table-cell>
          <table:table-cell table:style-name="ce4" office:value-type="string">
            <text:p>Magically Vulnerable</text:p>
          </table:table-cell>
          <table:table-cell office:value-type="string">
            <text:p>Vulnerable a la Magia</text:p>
          </table:table-cell>
          <table:table-cell office:value-type="string">
            <text:p>SPECIAL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-10">
            <text:p>-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0">
            <text:p>300</text:p>
          </table:table-cell>
          <table:table-cell office:value-type="string">
            <text:p>Adeliger</text:p>
          </table:table-cell>
          <table:table-cell table:style-name="ce4" office:value-type="string">
            <text:p>Noble</text:p>
          </table:table-cell>
          <table:table-cell office:value-type="string">
            <text:p>Noble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1">
            <text:p>301</text:p>
          </table:table-cell>
          <table:table-cell office:value-type="string">
            <text:p>Erbe</text:p>
          </table:table-cell>
          <table:table-cell table:style-name="ce4" office:value-type="string">
            <text:p>Heir</text:p>
          </table:table-cell>
          <table:table-cell office:value-type="string">
            <text:p>Hered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2">
            <text:p>302</text:p>
          </table:table-cell>
          <table:table-cell office:value-type="string">
            <text:p>Gefallener Ritter</text:p>
          </table:table-cell>
          <table:table-cell table:style-name="ce4" office:value-type="string">
            <text:p>Dishonored Knight</text:p>
          </table:table-cell>
          <table:table-cell office:value-type="string">
            <text:p>Caballero Deshonr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7">
          <table:table-cell office:value-type="float" office:value="303">
            <text:p>303</text:p>
          </table:table-cell>
          <table:table-cell office:value-type="string">
            <text:p>Gesetzeshüter</text:p>
          </table:table-cell>
          <table:table-cell table:style-name="ce4" office:value-type="string">
            <text:p>Law Enforcement Ability </text:p>
          </table:table-cell>
          <table:table-cell office:value-type="string">
            <text:p>Fuerza de Ley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4">
            <text:p>304</text:p>
          </table:table-cell>
          <table:table-cell office:value-type="string">
            <text:p>Gesucht</text:p>
          </table:table-cell>
          <table:table-cell table:style-name="ce4" office:value-type="string">
            <text:p>Wanted</text:p>
          </table:table-cell>
          <table:table-cell office:value-type="string">
            <text:p>Busca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5">
            <text:p>305</text:p>
          </table:table-cell>
          <table:table-cell office:value-type="string">
            <text:p>Günstling</text:p>
          </table:table-cell>
          <table:table-cell table:style-name="ce4" office:value-type="string">
            <text:p>Favored </text:p>
          </table:table-cell>
          <table:table-cell office:value-type="string">
            <text:p>Proteg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5">
            <text:p>2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6">
            <text:p>306</text:p>
          </table:table-cell>
          <table:table-cell office:value-type="string">
            <text:p>In Ungnade gefallener Günstling</text:p>
          </table:table-cell>
          <table:table-cell table:style-name="ce4" office:value-type="string">
            <text:p>Lost Favor</text:p>
          </table:table-cell>
          <table:table-cell office:value-type="string">
            <text:p>Favor Perdid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 office:value-type="float" office:value="307">
            <text:p>307</text:p>
          </table:table-cell>
          <table:table-cell office:value-type="string">
            <text:p>Mäzen</text:p>
          </table:table-cell>
          <table:table-cell office:value-type="string">
            <text:p>Patron</text:p>
          </table:table-cell>
          <table:table-cell office:value-type="string">
            <text:p>Benefacto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30">
            <text:p>3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8">
            <text:p>308</text:p>
          </table:table-cell>
          <table:table-cell office:value-type="string">
            <text:p>Militärischer Rang</text:p>
          </table:table-cell>
          <table:table-cell table:style-name="ce4" office:value-type="string">
            <text:p>Military Rank</text:p>
          </table:table-cell>
          <table:table-cell office:value-type="string">
            <text:p>Rango Militar 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5">
            <text:p>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10">
            <text:p>1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AJOR</text:p>
          </table:table-cell>
          <table:table-cell office:value-type="float" office:value="15">
            <text:p>15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3">
          <table:table-cell/>
          <table:table-cell table:number-columns-repeated="3"/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GREATER</text:p>
          </table:table-cell>
          <table:table-cell office:value-type="float" office:value="20">
            <text:p>2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09">
            <text:p>309</text:p>
          </table:table-cell>
          <table:table-cell office:value-type="string">
            <text:p>Priesterweihe</text:p>
          </table:table-cell>
          <table:table-cell table:style-name="ce4" office:value-type="string">
            <text:p>Priestly Investment</text:p>
          </table:table-cell>
          <table:table-cell office:value-type="string">
            <text:p>Sacerdoci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10">
            <text:p>310</text:p>
          </table:table-cell>
          <table:table-cell office:value-type="string">
            <text:p>Ritter </text:p>
          </table:table-cell>
          <table:table-cell table:style-name="ce4" office:value-type="string">
            <text:p>Knighted</text:p>
          </table:table-cell>
          <table:table-cell office:value-type="string">
            <text:p>Caballer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LESSER</text:p>
          </table:table-cell>
          <table:table-cell office:value-type="float" office:value="3">
            <text:p>3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11">
            <text:p>311</text:p>
          </table:table-cell>
          <table:table-cell office:value-type="string">
            <text:p>Treuer Diener</text:p>
          </table:table-cell>
          <table:table-cell table:style-name="ce4" office:value-type="string">
            <text:p>Faithful Vassal</text:p>
          </table:table-cell>
          <table:table-cell office:value-type="string">
            <text:p>Vasallo Fiel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12">
            <text:p>312</text:p>
          </table:table-cell>
          <table:table-cell office:value-type="string">
            <text:p>Verbindung zur Regierung</text:p>
          </table:table-cell>
          <table:table-cell table:style-name="ce4" office:value-type="string">
            <text:p>Government Ties</text:p>
          </table:table-cell>
          <table:table-cell office:value-type="string">
            <text:p>Contactos con el Gobier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MINOR</text:p>
          </table:table-cell>
          <table:table-cell office:value-type="float" office:value="7">
            <text:p>7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  <table:table-row table:style-name="ro6">
          <table:table-cell office:value-type="float" office:value="313">
            <text:p>313</text:p>
          </table:table-cell>
          <table:table-cell office:value-type="string">
            <text:p>Waise</text:p>
          </table:table-cell>
          <table:table-cell table:style-name="ce4" office:value-type="string">
            <text:p>Orphan</text:p>
          </table:table-cell>
          <table:table-cell office:value-type="string">
            <text:p>Huérfano</text:p>
          </table:table-cell>
          <table:table-cell office:value-type="string">
            <text:p>STATUS</text:p>
          </table:table-cell>
          <table:table-cell office:value-type="string">
            <text:p>CHARL</text:p>
          </table:table-cell>
          <table:table-cell office:value-type="string">
            <text:p>FREE</text:p>
          </table:table-cell>
          <table:table-cell office:value-type="float" office:value="0">
            <text:p>0</text:p>
          </table:table-cell>
          <table:table-cell office:value-type="string">
            <text:p>DESCR</text:p>
          </table:table-cell>
          <table:table-cell table:number-columns-repeated="11"/>
          <table:table-cell/>
        </table:table-row>
      </table:table>
      <table:table table:name="talentflaw.conf" table:style-name="ta1">
        <table:table-column table:style-name="co4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2" table:default-cell-style-name="ce15"/>
        <table:table-column table:style-name="co23" table:default-cell-style-name="Default"/>
        <table:table-column table:style-name="co4" table:number-columns-repeated="12" table:default-cell-style-name="Default"/>
        <table:table-row table:style-name="ro9">
          <table:table-cell table:formula="of:=[Data.A2]" office:value-type="float" office:value="1">
            <text:p>1</text:p>
          </table:table-cell>
          <table:table-cell table:formula="of:=CONCATENATE(&quot;,&quot;;[Data.E2])" office:value-type="string" office:string-value=",TRAINING">
            <text:p>,TRAINING</text:p>
          </table:table-cell>
          <table:table-cell table:formula="of:=CONCATENATE(&quot;,&quot;;[Data.F2])" office:value-type="string" office:string-value=",CHARL">
            <text:p>,CHARL</text:p>
          </table:table-cell>
          <table:table-cell table:formula="of:=CONCATENATE(&quot;,&quot;;[Data.G2])" office:value-type="string" office:string-value=",MINOR">
            <text:p>,MINOR</text:p>
          </table:table-cell>
          <table:table-cell table:formula="of:=CONCATENATE(&quot;,&quot;;[Data.H2])" office:value-type="string" office:string-value=",7">
            <text:p>,7</text:p>
          </table:table-cell>
          <table:table-cell table:formula="of:=IF([Data.I2]=&quot;&quot;;&quot;&quot;;CONCATENATE(&quot;,&quot;;[Data.I2]))" office:value-type="string" office:string-value=",C2=20">
            <text:p>,C2=20</text:p>
          </table:table-cell>
          <table:table-cell table:style-name="ce15" table:formula="of:=IF([Data.J2]=&quot;&quot;;&quot;&quot;;CONCATENATE(&quot;,&quot;;[Data.J2]))">
            <text:p/>
          </table:table-cell>
          <table:table-cell table:style-name="ce15" table:formula="of:=IF([Data.K2]=&quot;&quot;;&quot;&quot;;CONCATENATE(&quot;,&quot;;[Data.K2]))">
            <text:p/>
          </table:table-cell>
          <table:table-cell table:style-name="ce15" table:formula="of:=IF([Data.L2]=&quot;&quot;;&quot;&quot;;CONCATENATE(&quot;,&quot;;[Data.L2]))">
            <text:p/>
          </table:table-cell>
          <table:table-cell table:style-name="ce15" table:formula="of:=IF([Data.M2]=&quot;&quot;;&quot;&quot;;CONCATENATE(&quot;,&quot;;[Data.M2]))">
            <text:p/>
          </table:table-cell>
          <table:table-cell table:style-name="ce15" table:formula="of:=IF([Data.N2]=&quot;&quot;;&quot;&quot;;CONCATENATE(&quot;,&quot;;[Data.N2]))">
            <text:p/>
          </table:table-cell>
          <table:table-cell table:style-name="ce15" table:formula="of:=IF([Data.O2]=&quot;&quot;;&quot;&quot;;CONCATENATE(&quot;,&quot;;[Data.O2]))">
            <text:p/>
          </table:table-cell>
          <table:table-cell table:style-name="ce15" table:formula="of:=IF([Data.P2]=&quot;&quot;;&quot;&quot;;CONCATENATE(&quot;,&quot;;[Data.P2]))">
            <text:p/>
          </table:table-cell>
          <table:table-cell table:style-name="ce15" table:formula="of:=IF([Data.Q2]=&quot;&quot;;&quot;&quot;;CONCATENATE(&quot;,&quot;;[Data.Q2]))">
            <text:p/>
          </table:table-cell>
          <table:table-cell table:style-name="ce15" table:formula="of:=IF([Data.R2]=&quot;&quot;;&quot;&quot;;CONCATENATE(&quot;,&quot;;[Data.R2]))">
            <text:p/>
          </table:table-cell>
          <table:table-cell table:style-name="ce15" table:formula="of:=IF([Data.S2]=&quot;&quot;;&quot;&quot;;CONCATENATE(&quot;,&quot;;[Data.S2]))">
            <text:p/>
          </table:table-cell>
          <table:table-cell table:style-name="ce15" table:formula="of:=IF([Data.T2]=&quot;&quot;;&quot;&quot;;CONCATENATE(&quot;,&quot;;[Data.T2]))">
            <text:p/>
          </table:table-cell>
          <table:table-cell table:style-name="ce15" table:formula="of:=IF([Data.U2]=&quot;&quot;;&quot;&quot;;CONCATENATE(&quot;,&quot;;[Data.U2]))">
            <text:p/>
          </table:table-cell>
          <table:table-cell table:formula="of:=IF([Data.V2]=&quot;&quot;;&quot;&quot;;CONCATENATE(&quot;;&quot;;[Data.V2]))">
            <text:p/>
          </table:table-cell>
        </table:table-row>
        <table:table-row table:style-name="ro9">
          <table:table-cell table:formula="of:=IF([Data.A3]=&quot;&quot;;[.A1];[Data.A3])" office:value-type="float" office:value="2">
            <text:p>2</text:p>
          </table:table-cell>
          <table:table-cell table:formula="of:=IF([Data.E3]=&quot;&quot;;[.B1];CONCATENATE(&quot;,&quot;;[Data.E3]))" office:value-type="string" office:string-value=",TRAINING">
            <text:p>,TRAINING</text:p>
          </table:table-cell>
          <table:table-cell table:formula="of:=IF([Data.F3]=&quot;&quot;;[.C1];CONCATENATE(&quot;,&quot;;[Data.F3]))" office:value-type="string" office:string-value=",CHARL">
            <text:p>,CHARL</text:p>
          </table:table-cell>
          <table:table-cell table:formula="of:=CONCATENATE(&quot;,&quot;;[Data.G3])" office:value-type="string" office:string-value=",MINOR">
            <text:p>,MINOR</text:p>
          </table:table-cell>
          <table:table-cell table:formula="of:=CONCATENATE(&quot;,&quot;;[Data.H3])" office:value-type="string" office:string-value=",6">
            <text:p>,6</text:p>
          </table:table-cell>
          <table:table-cell table:formula="of:=IF([Data.I3]=&quot;&quot;;&quot;&quot;;CONCATENATE(&quot;,&quot;;[Data.I3]))" office:value-type="string" office:string-value=",DESCR">
            <text:p>,DESCR</text:p>
          </table:table-cell>
          <table:table-cell table:style-name="ce15" table:formula="of:=IF([Data.J3]=&quot;&quot;;&quot;&quot;;CONCATENATE(&quot;,&quot;;[Data.J3]))">
            <text:p/>
          </table:table-cell>
          <table:table-cell table:style-name="ce15" table:formula="of:=IF([Data.K3]=&quot;&quot;;&quot;&quot;;CONCATENATE(&quot;,&quot;;[Data.K3]))">
            <text:p/>
          </table:table-cell>
          <table:table-cell table:style-name="ce15" table:formula="of:=IF([Data.L3]=&quot;&quot;;&quot;&quot;;CONCATENATE(&quot;,&quot;;[Data.L3]))">
            <text:p/>
          </table:table-cell>
          <table:table-cell table:style-name="ce15" table:formula="of:=IF([Data.M3]=&quot;&quot;;&quot;&quot;;CONCATENATE(&quot;,&quot;;[Data.M3]))">
            <text:p/>
          </table:table-cell>
          <table:table-cell table:style-name="ce15" table:formula="of:=IF([Data.N3]=&quot;&quot;;&quot;&quot;;CONCATENATE(&quot;,&quot;;[Data.N3]))">
            <text:p/>
          </table:table-cell>
          <table:table-cell table:style-name="ce15" table:formula="of:=IF([Data.O3]=&quot;&quot;;&quot;&quot;;CONCATENATE(&quot;,&quot;;[Data.O3]))">
            <text:p/>
          </table:table-cell>
          <table:table-cell table:style-name="ce15" table:formula="of:=IF([Data.P3]=&quot;&quot;;&quot;&quot;;CONCATENATE(&quot;,&quot;;[Data.P3]))">
            <text:p/>
          </table:table-cell>
          <table:table-cell table:style-name="ce15" table:formula="of:=IF([Data.Q3]=&quot;&quot;;&quot;&quot;;CONCATENATE(&quot;,&quot;;[Data.Q3]))">
            <text:p/>
          </table:table-cell>
          <table:table-cell table:style-name="ce15" table:formula="of:=IF([Data.R3]=&quot;&quot;;&quot;&quot;;CONCATENATE(&quot;,&quot;;[Data.R3]))">
            <text:p/>
          </table:table-cell>
          <table:table-cell table:style-name="ce15" table:formula="of:=IF([Data.S3]=&quot;&quot;;&quot;&quot;;CONCATENATE(&quot;,&quot;;[Data.S3]))">
            <text:p/>
          </table:table-cell>
          <table:table-cell table:style-name="ce15" table:formula="of:=IF([Data.T3]=&quot;&quot;;&quot;&quot;;CONCATENATE(&quot;,&quot;;[Data.T3]))">
            <text:p/>
          </table:table-cell>
          <table:table-cell table:style-name="ce15" table:formula="of:=IF([Data.U3]=&quot;&quot;;&quot;&quot;;CONCATENATE(&quot;,&quot;;[Data.U3]))">
            <text:p/>
          </table:table-cell>
          <table:table-cell table:formula="of:=IF([Data.V3]=&quot;&quot;;&quot;&quot;;CONCATENATE(&quot;;&quot;;[Data.V3]))">
            <text:p/>
          </table:table-cell>
        </table:table-row>
        <table:table-row table:style-name="ro9">
          <table:table-cell table:formula="of:=IF([Data.A4]=&quot;&quot;;[.A2];[Data.A4])" office:value-type="float" office:value="2">
            <text:p>2</text:p>
          </table:table-cell>
          <table:table-cell table:formula="of:=IF([Data.E4]=&quot;&quot;;[.B2];CONCATENATE(&quot;,&quot;;[Data.E4]))" office:value-type="string" office:string-value=",TRAINING">
            <text:p>,TRAINING</text:p>
          </table:table-cell>
          <table:table-cell table:formula="of:=IF([Data.F4]=&quot;&quot;;[.C2];CONCATENATE(&quot;,&quot;;[Data.F4]))" office:value-type="string" office:string-value=",CHARL">
            <text:p>,CHARL</text:p>
          </table:table-cell>
          <table:table-cell table:formula="of:=CONCATENATE(&quot;,&quot;;[Data.G4])" office:value-type="string" office:string-value=",MAJOR">
            <text:p>,MAJOR</text:p>
          </table:table-cell>
          <table:table-cell table:formula="of:=CONCATENATE(&quot;,&quot;;[Data.H4])" office:value-type="string" office:string-value=",11">
            <text:p>,11</text:p>
          </table:table-cell>
          <table:table-cell table:formula="of:=IF([Data.I4]=&quot;&quot;;&quot;&quot;;CONCATENATE(&quot;,&quot;;[Data.I4]))" office:value-type="string" office:string-value=",DESCR">
            <text:p>,DESCR</text:p>
          </table:table-cell>
          <table:table-cell table:style-name="ce15" table:formula="of:=IF([Data.J4]=&quot;&quot;;&quot;&quot;;CONCATENATE(&quot;,&quot;;[Data.J4]))">
            <text:p/>
          </table:table-cell>
          <table:table-cell table:style-name="ce15" table:formula="of:=IF([Data.K4]=&quot;&quot;;&quot;&quot;;CONCATENATE(&quot;,&quot;;[Data.K4]))">
            <text:p/>
          </table:table-cell>
          <table:table-cell table:style-name="ce15" table:formula="of:=IF([Data.L4]=&quot;&quot;;&quot;&quot;;CONCATENATE(&quot;,&quot;;[Data.L4]))">
            <text:p/>
          </table:table-cell>
          <table:table-cell table:style-name="ce15" table:formula="of:=IF([Data.M4]=&quot;&quot;;&quot;&quot;;CONCATENATE(&quot;,&quot;;[Data.M4]))">
            <text:p/>
          </table:table-cell>
          <table:table-cell table:style-name="ce15" table:formula="of:=IF([Data.N4]=&quot;&quot;;&quot;&quot;;CONCATENATE(&quot;,&quot;;[Data.N4]))">
            <text:p/>
          </table:table-cell>
          <table:table-cell table:style-name="ce15" table:formula="of:=IF([Data.O4]=&quot;&quot;;&quot;&quot;;CONCATENATE(&quot;,&quot;;[Data.O4]))">
            <text:p/>
          </table:table-cell>
          <table:table-cell table:style-name="ce15" table:formula="of:=IF([Data.P4]=&quot;&quot;;&quot;&quot;;CONCATENATE(&quot;,&quot;;[Data.P4]))">
            <text:p/>
          </table:table-cell>
          <table:table-cell table:style-name="ce15" table:formula="of:=IF([Data.Q4]=&quot;&quot;;&quot;&quot;;CONCATENATE(&quot;,&quot;;[Data.Q4]))">
            <text:p/>
          </table:table-cell>
          <table:table-cell table:style-name="ce15" table:formula="of:=IF([Data.R4]=&quot;&quot;;&quot;&quot;;CONCATENATE(&quot;,&quot;;[Data.R4]))">
            <text:p/>
          </table:table-cell>
          <table:table-cell table:style-name="ce15" table:formula="of:=IF([Data.S4]=&quot;&quot;;&quot;&quot;;CONCATENATE(&quot;,&quot;;[Data.S4]))">
            <text:p/>
          </table:table-cell>
          <table:table-cell table:style-name="ce15" table:formula="of:=IF([Data.T4]=&quot;&quot;;&quot;&quot;;CONCATENATE(&quot;,&quot;;[Data.T4]))">
            <text:p/>
          </table:table-cell>
          <table:table-cell table:style-name="ce15" table:formula="of:=IF([Data.U4]=&quot;&quot;;&quot;&quot;;CONCATENATE(&quot;,&quot;;[Data.U4]))">
            <text:p/>
          </table:table-cell>
          <table:table-cell table:formula="of:=IF([Data.V4]=&quot;&quot;;&quot;&quot;;CONCATENATE(&quot;;&quot;;[Data.V4]))">
            <text:p/>
          </table:table-cell>
        </table:table-row>
        <table:table-row table:style-name="ro9">
          <table:table-cell table:formula="of:=IF([Data.A5]=&quot;&quot;;[.A3];[Data.A5])" office:value-type="float" office:value="3">
            <text:p>3</text:p>
          </table:table-cell>
          <table:table-cell table:formula="of:=IF([Data.E5]=&quot;&quot;;[.B3];CONCATENATE(&quot;,&quot;;[Data.E5]))" office:value-type="string" office:string-value=",TRAINING">
            <text:p>,TRAINING</text:p>
          </table:table-cell>
          <table:table-cell table:formula="of:=IF([Data.F5]=&quot;&quot;;[.C3];CONCATENATE(&quot;,&quot;;[Data.F5]))" office:value-type="string" office:string-value=",CHARL">
            <text:p>,CHARL</text:p>
          </table:table-cell>
          <table:table-cell table:formula="of:=CONCATENATE(&quot;,&quot;;[Data.G5])" office:value-type="string" office:string-value=",MINOR">
            <text:p>,MINOR</text:p>
          </table:table-cell>
          <table:table-cell table:formula="of:=CONCATENATE(&quot;,&quot;;[Data.H5])" office:value-type="string" office:string-value=",8">
            <text:p>,8</text:p>
          </table:table-cell>
          <table:table-cell table:formula="of:=IF([Data.I5]=&quot;&quot;;&quot;&quot;;CONCATENATE(&quot;,&quot;;[Data.I5]))" office:value-type="string" office:string-value=",S78=EVERYMAN">
            <text:p>,S78=EVERYMAN</text:p>
          </table:table-cell>
          <table:table-cell table:style-name="ce15" table:formula="of:=IF([Data.J5]=&quot;&quot;;&quot;&quot;;CONCATENATE(&quot;,&quot;;[Data.J5]))">
            <text:p/>
          </table:table-cell>
          <table:table-cell table:style-name="ce15" table:formula="of:=IF([Data.K5]=&quot;&quot;;&quot;&quot;;CONCATENATE(&quot;,&quot;;[Data.K5]))">
            <text:p/>
          </table:table-cell>
          <table:table-cell table:style-name="ce15" table:formula="of:=IF([Data.L5]=&quot;&quot;;&quot;&quot;;CONCATENATE(&quot;,&quot;;[Data.L5]))">
            <text:p/>
          </table:table-cell>
          <table:table-cell table:style-name="ce15" table:formula="of:=IF([Data.M5]=&quot;&quot;;&quot;&quot;;CONCATENATE(&quot;,&quot;;[Data.M5]))">
            <text:p/>
          </table:table-cell>
          <table:table-cell table:style-name="ce15" table:formula="of:=IF([Data.N5]=&quot;&quot;;&quot;&quot;;CONCATENATE(&quot;,&quot;;[Data.N5]))">
            <text:p/>
          </table:table-cell>
          <table:table-cell table:style-name="ce15" table:formula="of:=IF([Data.O5]=&quot;&quot;;&quot;&quot;;CONCATENATE(&quot;,&quot;;[Data.O5]))">
            <text:p/>
          </table:table-cell>
          <table:table-cell table:style-name="ce15" table:formula="of:=IF([Data.P5]=&quot;&quot;;&quot;&quot;;CONCATENATE(&quot;,&quot;;[Data.P5]))">
            <text:p/>
          </table:table-cell>
          <table:table-cell table:style-name="ce15" table:formula="of:=IF([Data.Q5]=&quot;&quot;;&quot;&quot;;CONCATENATE(&quot;,&quot;;[Data.Q5]))">
            <text:p/>
          </table:table-cell>
          <table:table-cell table:style-name="ce15" table:formula="of:=IF([Data.R5]=&quot;&quot;;&quot;&quot;;CONCATENATE(&quot;,&quot;;[Data.R5]))">
            <text:p/>
          </table:table-cell>
          <table:table-cell table:style-name="ce15" table:formula="of:=IF([Data.S5]=&quot;&quot;;&quot;&quot;;CONCATENATE(&quot;,&quot;;[Data.S5]))">
            <text:p/>
          </table:table-cell>
          <table:table-cell table:style-name="ce15" table:formula="of:=IF([Data.T5]=&quot;&quot;;&quot;&quot;;CONCATENATE(&quot;,&quot;;[Data.T5]))">
            <text:p/>
          </table:table-cell>
          <table:table-cell table:style-name="ce15" table:formula="of:=IF([Data.U5]=&quot;&quot;;&quot;&quot;;CONCATENATE(&quot;,&quot;;[Data.U5]))">
            <text:p/>
          </table:table-cell>
          <table:table-cell table:formula="of:=IF([Data.V5]=&quot;&quot;;&quot;&quot;;CONCATENATE(&quot;;&quot;;[Data.V5]))">
            <text:p/>
          </table:table-cell>
        </table:table-row>
        <table:table-row table:style-name="ro9">
          <table:table-cell table:formula="of:=IF([Data.A6]=&quot;&quot;;[.A4];[Data.A6])" office:value-type="float" office:value="4">
            <text:p>4</text:p>
          </table:table-cell>
          <table:table-cell table:formula="of:=IF([Data.E6]=&quot;&quot;;[.B4];CONCATENATE(&quot;,&quot;;[Data.E6]))" office:value-type="string" office:string-value=",TRAINING">
            <text:p>,TRAINING</text:p>
          </table:table-cell>
          <table:table-cell table:formula="of:=IF([Data.F6]=&quot;&quot;;[.C4];CONCATENATE(&quot;,&quot;;[Data.F6]))" office:value-type="string" office:string-value=",CHARL">
            <text:p>,CHARL</text:p>
          </table:table-cell>
          <table:table-cell table:formula="of:=CONCATENATE(&quot;,&quot;;[Data.G6])" office:value-type="string" office:string-value=",MINOR">
            <text:p>,MINOR</text:p>
          </table:table-cell>
          <table:table-cell table:formula="of:=CONCATENATE(&quot;,&quot;;[Data.H6])" office:value-type="string" office:string-value=",10">
            <text:p>,10</text:p>
          </table:table-cell>
          <table:table-cell table:formula="of:=IF([Data.I6]=&quot;&quot;;&quot;&quot;;CONCATENATE(&quot;,&quot;;[Data.I6]))" office:value-type="string" office:string-value=",C34=10">
            <text:p>,C34=10</text:p>
          </table:table-cell>
          <table:table-cell table:style-name="ce15" table:formula="of:=IF([Data.J6]=&quot;&quot;;&quot;&quot;;CONCATENATE(&quot;,&quot;;[Data.J6]))" office:value-type="string" office:string-value=",C55=10">
            <text:p>,C55=10</text:p>
          </table:table-cell>
          <table:table-cell table:style-name="ce15" table:formula="of:=IF([Data.K6]=&quot;&quot;;&quot;&quot;;CONCATENATE(&quot;,&quot;;[Data.K6]))" office:value-type="string" office:string-value=",C56=10">
            <text:p>,C56=10</text:p>
          </table:table-cell>
          <table:table-cell table:style-name="ce15" table:formula="of:=IF([Data.L6]=&quot;&quot;;&quot;&quot;;CONCATENATE(&quot;,&quot;;[Data.L6]))" office:value-type="string" office:string-value=",C59=10">
            <text:p>,C59=10</text:p>
          </table:table-cell>
          <table:table-cell table:style-name="ce15" table:formula="of:=IF([Data.M6]=&quot;&quot;;&quot;&quot;;CONCATENATE(&quot;,&quot;;[Data.M6]))" office:value-type="string" office:string-value=",C22=10">
            <text:p>,C22=10</text:p>
          </table:table-cell>
          <table:table-cell table:style-name="ce15" table:formula="of:=IF([Data.N6]=&quot;&quot;;&quot;&quot;;CONCATENATE(&quot;,&quot;;[Data.N6]))">
            <text:p/>
          </table:table-cell>
          <table:table-cell table:style-name="ce15" table:formula="of:=IF([Data.O6]=&quot;&quot;;&quot;&quot;;CONCATENATE(&quot;,&quot;;[Data.O6]))">
            <text:p/>
          </table:table-cell>
          <table:table-cell table:style-name="ce15" table:formula="of:=IF([Data.P6]=&quot;&quot;;&quot;&quot;;CONCATENATE(&quot;,&quot;;[Data.P6]))">
            <text:p/>
          </table:table-cell>
          <table:table-cell table:style-name="ce15" table:formula="of:=IF([Data.Q6]=&quot;&quot;;&quot;&quot;;CONCATENATE(&quot;,&quot;;[Data.Q6]))">
            <text:p/>
          </table:table-cell>
          <table:table-cell table:style-name="ce15" table:formula="of:=IF([Data.R6]=&quot;&quot;;&quot;&quot;;CONCATENATE(&quot;,&quot;;[Data.R6]))">
            <text:p/>
          </table:table-cell>
          <table:table-cell table:style-name="ce15" table:formula="of:=IF([Data.S6]=&quot;&quot;;&quot;&quot;;CONCATENATE(&quot;,&quot;;[Data.S6]))">
            <text:p/>
          </table:table-cell>
          <table:table-cell table:style-name="ce15" table:formula="of:=IF([Data.T6]=&quot;&quot;;&quot;&quot;;CONCATENATE(&quot;,&quot;;[Data.T6]))">
            <text:p/>
          </table:table-cell>
          <table:table-cell table:style-name="ce15" table:formula="of:=IF([Data.U6]=&quot;&quot;;&quot;&quot;;CONCATENATE(&quot;,&quot;;[Data.U6]))">
            <text:p/>
          </table:table-cell>
          <table:table-cell table:formula="of:=IF([Data.V6]=&quot;&quot;;&quot;&quot;;CONCATENATE(&quot;;&quot;;[Data.V6]))">
            <text:p/>
          </table:table-cell>
        </table:table-row>
        <table:table-row table:style-name="ro9">
          <table:table-cell table:formula="of:=IF([Data.A7]=&quot;&quot;;[.A5];[Data.A7])" office:value-type="float" office:value="4">
            <text:p>4</text:p>
          </table:table-cell>
          <table:table-cell table:formula="of:=IF([Data.E7]=&quot;&quot;;[.B5];CONCATENATE(&quot;,&quot;;[Data.E7]))" office:value-type="string" office:string-value=",TRAINING">
            <text:p>,TRAINING</text:p>
          </table:table-cell>
          <table:table-cell table:formula="of:=IF([Data.F7]=&quot;&quot;;[.C5];CONCATENATE(&quot;,&quot;;[Data.F7]))" office:value-type="string" office:string-value=",CHARL">
            <text:p>,CHARL</text:p>
          </table:table-cell>
          <table:table-cell table:formula="of:=CONCATENATE(&quot;,&quot;;[Data.G7])" office:value-type="string" office:string-value=",MAJOR">
            <text:p>,MAJOR</text:p>
          </table:table-cell>
          <table:table-cell table:formula="of:=CONCATENATE(&quot;,&quot;;[Data.H7])" office:value-type="string" office:string-value=",15">
            <text:p>,15</text:p>
          </table:table-cell>
          <table:table-cell table:formula="of:=IF([Data.I7]=&quot;&quot;;&quot;&quot;;CONCATENATE(&quot;,&quot;;[Data.I7]))" office:value-type="string" office:string-value=",C34=15">
            <text:p>,C34=15</text:p>
          </table:table-cell>
          <table:table-cell table:style-name="ce15" table:formula="of:=IF([Data.J7]=&quot;&quot;;&quot;&quot;;CONCATENATE(&quot;,&quot;;[Data.J7]))" office:value-type="string" office:string-value=",C55=15">
            <text:p>,C55=15</text:p>
          </table:table-cell>
          <table:table-cell table:style-name="ce15" table:formula="of:=IF([Data.K7]=&quot;&quot;;&quot;&quot;;CONCATENATE(&quot;,&quot;;[Data.K7]))" office:value-type="string" office:string-value=",C56=15">
            <text:p>,C56=15</text:p>
          </table:table-cell>
          <table:table-cell table:style-name="ce15" table:formula="of:=IF([Data.L7]=&quot;&quot;;&quot;&quot;;CONCATENATE(&quot;,&quot;;[Data.L7]))" office:value-type="string" office:string-value=",C59=15">
            <text:p>,C59=15</text:p>
          </table:table-cell>
          <table:table-cell table:style-name="ce15" table:formula="of:=IF([Data.M7]=&quot;&quot;;&quot;&quot;;CONCATENATE(&quot;,&quot;;[Data.M7]))" office:value-type="string" office:string-value=",C22=15">
            <text:p>,C22=15</text:p>
          </table:table-cell>
          <table:table-cell table:style-name="ce15" table:formula="of:=IF([Data.N7]=&quot;&quot;;&quot;&quot;;CONCATENATE(&quot;,&quot;;[Data.N7]))">
            <text:p/>
          </table:table-cell>
          <table:table-cell table:style-name="ce15" table:formula="of:=IF([Data.O7]=&quot;&quot;;&quot;&quot;;CONCATENATE(&quot;,&quot;;[Data.O7]))">
            <text:p/>
          </table:table-cell>
          <table:table-cell table:style-name="ce15" table:formula="of:=IF([Data.P7]=&quot;&quot;;&quot;&quot;;CONCATENATE(&quot;,&quot;;[Data.P7]))">
            <text:p/>
          </table:table-cell>
          <table:table-cell table:style-name="ce15" table:formula="of:=IF([Data.Q7]=&quot;&quot;;&quot;&quot;;CONCATENATE(&quot;,&quot;;[Data.Q7]))">
            <text:p/>
          </table:table-cell>
          <table:table-cell table:style-name="ce15" table:formula="of:=IF([Data.R7]=&quot;&quot;;&quot;&quot;;CONCATENATE(&quot;,&quot;;[Data.R7]))">
            <text:p/>
          </table:table-cell>
          <table:table-cell table:style-name="ce15" table:formula="of:=IF([Data.S7]=&quot;&quot;;&quot;&quot;;CONCATENATE(&quot;,&quot;;[Data.S7]))">
            <text:p/>
          </table:table-cell>
          <table:table-cell table:style-name="ce15" table:formula="of:=IF([Data.T7]=&quot;&quot;;&quot;&quot;;CONCATENATE(&quot;,&quot;;[Data.T7]))">
            <text:p/>
          </table:table-cell>
          <table:table-cell table:style-name="ce15" table:formula="of:=IF([Data.U7]=&quot;&quot;;&quot;&quot;;CONCATENATE(&quot;,&quot;;[Data.U7]))">
            <text:p/>
          </table:table-cell>
          <table:table-cell table:formula="of:=IF([Data.V7]=&quot;&quot;;&quot;&quot;;CONCATENATE(&quot;;&quot;;[Data.V7]))">
            <text:p/>
          </table:table-cell>
        </table:table-row>
        <table:table-row table:style-name="ro9">
          <table:table-cell table:formula="of:=IF([Data.A8]=&quot;&quot;;[.A6];[Data.A8])" office:value-type="float" office:value="4">
            <text:p>4</text:p>
          </table:table-cell>
          <table:table-cell table:formula="of:=IF([Data.E8]=&quot;&quot;;[.B6];CONCATENATE(&quot;,&quot;;[Data.E8]))" office:value-type="string" office:string-value=",TRAINING">
            <text:p>,TRAINING</text:p>
          </table:table-cell>
          <table:table-cell table:formula="of:=IF([Data.F8]=&quot;&quot;;[.C6];CONCATENATE(&quot;,&quot;;[Data.F8]))" office:value-type="string" office:string-value=",CHARL">
            <text:p>,CHARL</text:p>
          </table:table-cell>
          <table:table-cell table:formula="of:=CONCATENATE(&quot;,&quot;;[Data.G8])" office:value-type="string" office:string-value=",GREATER">
            <text:p>,GREATER</text:p>
          </table:table-cell>
          <table:table-cell table:formula="of:=CONCATENATE(&quot;,&quot;;[Data.H8])" office:value-type="string" office:string-value=",30">
            <text:p>,30</text:p>
          </table:table-cell>
          <table:table-cell table:formula="of:=IF([Data.I8]=&quot;&quot;;&quot;&quot;;CONCATENATE(&quot;,&quot;;[Data.I8]))" office:value-type="string" office:string-value=",C34=20">
            <text:p>,C34=20</text:p>
          </table:table-cell>
          <table:table-cell table:style-name="ce15" table:formula="of:=IF([Data.J8]=&quot;&quot;;&quot;&quot;;CONCATENATE(&quot;,&quot;;[Data.J8]))" office:value-type="string" office:string-value=",C55=20">
            <text:p>,C55=20</text:p>
          </table:table-cell>
          <table:table-cell table:style-name="ce15" table:formula="of:=IF([Data.K8]=&quot;&quot;;&quot;&quot;;CONCATENATE(&quot;,&quot;;[Data.K8]))" office:value-type="string" office:string-value=",C56=20">
            <text:p>,C56=20</text:p>
          </table:table-cell>
          <table:table-cell table:style-name="ce15" table:formula="of:=IF([Data.L8]=&quot;&quot;;&quot;&quot;;CONCATENATE(&quot;,&quot;;[Data.L8]))" office:value-type="string" office:string-value=",C59=20">
            <text:p>,C59=20</text:p>
          </table:table-cell>
          <table:table-cell table:style-name="ce15" table:formula="of:=IF([Data.M8]=&quot;&quot;;&quot;&quot;;CONCATENATE(&quot;,&quot;;[Data.M8]))" office:value-type="string" office:string-value=",C22=20">
            <text:p>,C22=20</text:p>
          </table:table-cell>
          <table:table-cell table:style-name="ce15" table:formula="of:=IF([Data.N8]=&quot;&quot;;&quot;&quot;;CONCATENATE(&quot;,&quot;;[Data.N8]))">
            <text:p/>
          </table:table-cell>
          <table:table-cell table:style-name="ce15" table:formula="of:=IF([Data.O8]=&quot;&quot;;&quot;&quot;;CONCATENATE(&quot;,&quot;;[Data.O8]))">
            <text:p/>
          </table:table-cell>
          <table:table-cell table:style-name="ce15" table:formula="of:=IF([Data.P8]=&quot;&quot;;&quot;&quot;;CONCATENATE(&quot;,&quot;;[Data.P8]))">
            <text:p/>
          </table:table-cell>
          <table:table-cell table:style-name="ce15" table:formula="of:=IF([Data.Q8]=&quot;&quot;;&quot;&quot;;CONCATENATE(&quot;,&quot;;[Data.Q8]))">
            <text:p/>
          </table:table-cell>
          <table:table-cell table:style-name="ce15" table:formula="of:=IF([Data.R8]=&quot;&quot;;&quot;&quot;;CONCATENATE(&quot;,&quot;;[Data.R8]))">
            <text:p/>
          </table:table-cell>
          <table:table-cell table:style-name="ce15" table:formula="of:=IF([Data.S8]=&quot;&quot;;&quot;&quot;;CONCATENATE(&quot;,&quot;;[Data.S8]))">
            <text:p/>
          </table:table-cell>
          <table:table-cell table:style-name="ce15" table:formula="of:=IF([Data.T8]=&quot;&quot;;&quot;&quot;;CONCATENATE(&quot;,&quot;;[Data.T8]))">
            <text:p/>
          </table:table-cell>
          <table:table-cell table:style-name="ce15" table:formula="of:=IF([Data.U8]=&quot;&quot;;&quot;&quot;;CONCATENATE(&quot;,&quot;;[Data.U8]))">
            <text:p/>
          </table:table-cell>
          <table:table-cell table:formula="of:=IF([Data.V8]=&quot;&quot;;&quot;&quot;;CONCATENATE(&quot;;&quot;;[Data.V8]))">
            <text:p/>
          </table:table-cell>
        </table:table-row>
        <table:table-row table:style-name="ro9">
          <table:table-cell table:formula="of:=IF([Data.A9]=&quot;&quot;;[.A7];[Data.A9])" office:value-type="float" office:value="5">
            <text:p>5</text:p>
          </table:table-cell>
          <table:table-cell table:formula="of:=IF([Data.E9]=&quot;&quot;;[.B7];CONCATENATE(&quot;,&quot;;[Data.E9]))" office:value-type="string" office:string-value=",TRAINING">
            <text:p>,TRAINING</text:p>
          </table:table-cell>
          <table:table-cell table:formula="of:=IF([Data.F9]=&quot;&quot;;[.C7];CONCATENATE(&quot;,&quot;;[Data.F9]))" office:value-type="string" office:string-value=",CHARL">
            <text:p>,CHARL</text:p>
          </table:table-cell>
          <table:table-cell table:formula="of:=CONCATENATE(&quot;,&quot;;[Data.G9])" office:value-type="string" office:string-value=",GREATER">
            <text:p>,GREATER</text:p>
          </table:table-cell>
          <table:table-cell table:formula="of:=CONCATENATE(&quot;,&quot;;[Data.H9])" office:value-type="string" office:string-value=",30">
            <text:p>,30</text:p>
          </table:table-cell>
          <table:table-cell table:formula="of:=IF([Data.I9]=&quot;&quot;;&quot;&quot;;CONCATENATE(&quot;,&quot;;[Data.I9]))" office:value-type="string" office:string-value=",C19=10">
            <text:p>,C19=10</text:p>
          </table:table-cell>
          <table:table-cell table:style-name="ce15" table:formula="of:=IF([Data.J9]=&quot;&quot;;&quot;&quot;;CONCATENATE(&quot;,&quot;;[Data.J9]))" office:value-type="string" office:string-value=",C20=10">
            <text:p>,C20=10</text:p>
          </table:table-cell>
          <table:table-cell table:style-name="ce15" table:formula="of:=IF([Data.K9]=&quot;&quot;;&quot;&quot;;CONCATENATE(&quot;,&quot;;[Data.K9]))" office:value-type="string" office:string-value=",C21=10">
            <text:p>,C21=10</text:p>
          </table:table-cell>
          <table:table-cell table:style-name="ce15" table:formula="of:=IF([Data.L9]=&quot;&quot;;&quot;&quot;;CONCATENATE(&quot;,&quot;;[Data.L9]))" office:value-type="string" office:string-value=",C27=10">
            <text:p>,C27=10</text:p>
          </table:table-cell>
          <table:table-cell table:style-name="ce15" table:formula="of:=IF([Data.M9]=&quot;&quot;;&quot;&quot;;CONCATENATE(&quot;,&quot;;[Data.M9]))" office:value-type="string" office:string-value=",C28=10">
            <text:p>,C28=10</text:p>
          </table:table-cell>
          <table:table-cell table:style-name="ce15" table:formula="of:=IF([Data.N9]=&quot;&quot;;&quot;&quot;;CONCATENATE(&quot;,&quot;;[Data.N9]))" office:value-type="string" office:string-value=",C29=10">
            <text:p>,C29=10</text:p>
          </table:table-cell>
          <table:table-cell table:style-name="ce15" table:formula="of:=IF([Data.O9]=&quot;&quot;;&quot;&quot;;CONCATENATE(&quot;,&quot;;[Data.O9]))" office:value-type="string" office:string-value=",C30=10">
            <text:p>,C30=10</text:p>
          </table:table-cell>
          <table:table-cell table:style-name="ce15" table:formula="of:=IF([Data.P9]=&quot;&quot;;&quot;&quot;;CONCATENATE(&quot;,&quot;;[Data.P9]))" office:value-type="string" office:string-value=",C31=10">
            <text:p>,C31=10</text:p>
          </table:table-cell>
          <table:table-cell table:style-name="ce15" table:formula="of:=IF([Data.Q9]=&quot;&quot;;&quot;&quot;;CONCATENATE(&quot;,&quot;;[Data.Q9]))" office:value-type="string" office:string-value=",C32=10">
            <text:p>,C32=10</text:p>
          </table:table-cell>
          <table:table-cell table:style-name="ce15" table:formula="of:=IF([Data.R9]=&quot;&quot;;&quot;&quot;;CONCATENATE(&quot;,&quot;;[Data.R9]))" office:value-type="string" office:string-value=",C33=10">
            <text:p>,C33=10</text:p>
          </table:table-cell>
          <table:table-cell table:style-name="ce15" table:formula="of:=IF([Data.S9]=&quot;&quot;;&quot;&quot;;CONCATENATE(&quot;,&quot;;[Data.S9]))" office:value-type="string" office:string-value=",CHOOSE2=C27;C28;C29;C30;C31;C32;C33=EVERYMAN">
            <text:p>,CHOOSE2=C27;C28;C29;C30;C31;C32;C33=EVERYMAN</text:p>
          </table:table-cell>
          <table:table-cell table:style-name="ce15" table:formula="of:=IF([Data.T9]=&quot;&quot;;&quot;&quot;;CONCATENATE(&quot;,&quot;;[Data.T9]))">
            <text:p/>
          </table:table-cell>
          <table:table-cell table:style-name="ce15" table:formula="of:=IF([Data.U9]=&quot;&quot;;&quot;&quot;;CONCATENATE(&quot;,&quot;;[Data.U9]))">
            <text:p/>
          </table:table-cell>
          <table:table-cell table:formula="of:=IF([Data.V9]=&quot;&quot;;&quot;&quot;;CONCATENATE(&quot;;&quot;;[Data.V9]))">
            <text:p/>
          </table:table-cell>
        </table:table-row>
        <table:table-row table:style-name="ro9">
          <table:table-cell table:formula="of:=IF([Data.A10]=&quot;&quot;;[.A8];[Data.A10])" office:value-type="float" office:value="6">
            <text:p>6</text:p>
          </table:table-cell>
          <table:table-cell table:formula="of:=IF([Data.E10]=&quot;&quot;;[.B8];CONCATENATE(&quot;,&quot;;[Data.E10]))" office:value-type="string" office:string-value=",TRAINING">
            <text:p>,TRAINING</text:p>
          </table:table-cell>
          <table:table-cell table:formula="of:=IF([Data.F10]=&quot;&quot;;[.C8];CONCATENATE(&quot;,&quot;;[Data.F10]))" office:value-type="string" office:string-value=",CHARL">
            <text:p>,CHARL</text:p>
          </table:table-cell>
          <table:table-cell table:formula="of:=CONCATENATE(&quot;,&quot;;[Data.G10])" office:value-type="string" office:string-value=",GREATER">
            <text:p>,GREATER</text:p>
          </table:table-cell>
          <table:table-cell table:formula="of:=CONCATENATE(&quot;,&quot;;[Data.H10])" office:value-type="string" office:string-value=",35">
            <text:p>,35</text:p>
          </table:table-cell>
          <table:table-cell table:formula="of:=IF([Data.I10]=&quot;&quot;;&quot;&quot;;CONCATENATE(&quot;,&quot;;[Data.I10]))" office:value-type="string" office:string-value=",C7=EVERYMAN">
            <text:p>,C7=EVERYMAN</text:p>
          </table:table-cell>
          <table:table-cell table:style-name="ce15" table:formula="of:=IF([Data.J10]=&quot;&quot;;&quot;&quot;;CONCATENATE(&quot;,&quot;;[Data.J10]))" office:value-type="string" office:string-value=",C58=10">
            <text:p>,C58=10</text:p>
          </table:table-cell>
          <table:table-cell table:style-name="ce15" table:formula="of:=IF([Data.K10]=&quot;&quot;;&quot;&quot;;CONCATENATE(&quot;,&quot;;[Data.K10]))" office:value-type="string" office:string-value=",C27=EVERYMAN">
            <text:p>,C27=EVERYMAN</text:p>
          </table:table-cell>
          <table:table-cell table:style-name="ce15" table:formula="of:=IF([Data.L10]=&quot;&quot;;&quot;&quot;;CONCATENATE(&quot;,&quot;;[Data.L10]))" office:value-type="string" office:string-value=",C28=EVERYMAN">
            <text:p>,C28=EVERYMAN</text:p>
          </table:table-cell>
          <table:table-cell table:style-name="ce15" table:formula="of:=IF([Data.M10]=&quot;&quot;;&quot;&quot;;CONCATENATE(&quot;,&quot;;[Data.M10]))" office:value-type="string" office:string-value=",C29=EVERYMAN">
            <text:p>,C29=EVERYMAN</text:p>
          </table:table-cell>
          <table:table-cell table:style-name="ce15" table:formula="of:=IF([Data.N10]=&quot;&quot;;&quot;&quot;;CONCATENATE(&quot;,&quot;;[Data.N10]))" office:value-type="string" office:string-value=",C32=EVERYMAN">
            <text:p>,C32=EVERYMAN</text:p>
          </table:table-cell>
          <table:table-cell table:style-name="ce15" table:formula="of:=IF([Data.O10]=&quot;&quot;;&quot;&quot;;CONCATENATE(&quot;,&quot;;[Data.O10]))">
            <text:p/>
          </table:table-cell>
          <table:table-cell table:style-name="ce15" table:formula="of:=IF([Data.P10]=&quot;&quot;;&quot;&quot;;CONCATENATE(&quot;,&quot;;[Data.P10]))">
            <text:p/>
          </table:table-cell>
          <table:table-cell table:style-name="ce15" table:formula="of:=IF([Data.Q10]=&quot;&quot;;&quot;&quot;;CONCATENATE(&quot;,&quot;;[Data.Q10]))">
            <text:p/>
          </table:table-cell>
          <table:table-cell table:style-name="ce15" table:formula="of:=IF([Data.R10]=&quot;&quot;;&quot;&quot;;CONCATENATE(&quot;,&quot;;[Data.R10]))">
            <text:p/>
          </table:table-cell>
          <table:table-cell table:style-name="ce15" table:formula="of:=IF([Data.S10]=&quot;&quot;;&quot;&quot;;CONCATENATE(&quot;,&quot;;[Data.S10]))">
            <text:p/>
          </table:table-cell>
          <table:table-cell table:style-name="ce15" table:formula="of:=IF([Data.T10]=&quot;&quot;;&quot;&quot;;CONCATENATE(&quot;,&quot;;[Data.T10]))">
            <text:p/>
          </table:table-cell>
          <table:table-cell table:style-name="ce15" table:formula="of:=IF([Data.U10]=&quot;&quot;;&quot;&quot;;CONCATENATE(&quot;,&quot;;[Data.U10]))">
            <text:p/>
          </table:table-cell>
          <table:table-cell table:formula="of:=IF([Data.V10]=&quot;&quot;;&quot;&quot;;CONCATENATE(&quot;;&quot;;[Data.V10]))">
            <text:p/>
          </table:table-cell>
        </table:table-row>
        <table:table-row table:style-name="ro9">
          <table:table-cell table:formula="of:=IF([Data.A11]=&quot;&quot;;[.A9];[Data.A11])" office:value-type="float" office:value="7">
            <text:p>7</text:p>
          </table:table-cell>
          <table:table-cell table:formula="of:=IF([Data.E11]=&quot;&quot;;[.B9];CONCATENATE(&quot;,&quot;;[Data.E11]))" office:value-type="string" office:string-value=",TRAINING">
            <text:p>,TRAINING</text:p>
          </table:table-cell>
          <table:table-cell table:formula="of:=IF([Data.F11]=&quot;&quot;;[.C9];CONCATENATE(&quot;,&quot;;[Data.F11]))" office:value-type="string" office:string-value=",CHARL">
            <text:p>,CHARL</text:p>
          </table:table-cell>
          <table:table-cell table:formula="of:=CONCATENATE(&quot;,&quot;;[Data.G11])" office:value-type="string" office:string-value=",MAJOR">
            <text:p>,MAJOR</text:p>
          </table:table-cell>
          <table:table-cell table:formula="of:=CONCATENATE(&quot;,&quot;;[Data.H11])" office:value-type="string" office:string-value=",12">
            <text:p>,12</text:p>
          </table:table-cell>
          <table:table-cell table:formula="of:=IF([Data.I11]=&quot;&quot;;&quot;&quot;;CONCATENATE(&quot;,&quot;;[Data.I11]))" office:value-type="string" office:string-value=",INI=5">
            <text:p>,INI=5</text:p>
          </table:table-cell>
          <table:table-cell table:style-name="ce15" table:formula="of:=IF([Data.J11]=&quot;&quot;;&quot;&quot;;CONCATENATE(&quot;,&quot;;[Data.J11]))" office:value-type="string" office:string-value=",DESCR">
            <text:p>,DESCR</text:p>
          </table:table-cell>
          <table:table-cell table:style-name="ce15" table:formula="of:=IF([Data.K11]=&quot;&quot;;&quot;&quot;;CONCATENATE(&quot;,&quot;;[Data.K11]))">
            <text:p/>
          </table:table-cell>
          <table:table-cell table:style-name="ce15" table:formula="of:=IF([Data.L11]=&quot;&quot;;&quot;&quot;;CONCATENATE(&quot;,&quot;;[Data.L11]))">
            <text:p/>
          </table:table-cell>
          <table:table-cell table:style-name="ce15" table:formula="of:=IF([Data.M11]=&quot;&quot;;&quot;&quot;;CONCATENATE(&quot;,&quot;;[Data.M11]))">
            <text:p/>
          </table:table-cell>
          <table:table-cell table:style-name="ce15" table:formula="of:=IF([Data.N11]=&quot;&quot;;&quot;&quot;;CONCATENATE(&quot;,&quot;;[Data.N11]))">
            <text:p/>
          </table:table-cell>
          <table:table-cell table:style-name="ce15" table:formula="of:=IF([Data.O11]=&quot;&quot;;&quot;&quot;;CONCATENATE(&quot;,&quot;;[Data.O11]))">
            <text:p/>
          </table:table-cell>
          <table:table-cell table:style-name="ce15" table:formula="of:=IF([Data.P11]=&quot;&quot;;&quot;&quot;;CONCATENATE(&quot;,&quot;;[Data.P11]))">
            <text:p/>
          </table:table-cell>
          <table:table-cell table:style-name="ce15" table:formula="of:=IF([Data.Q11]=&quot;&quot;;&quot;&quot;;CONCATENATE(&quot;,&quot;;[Data.Q11]))">
            <text:p/>
          </table:table-cell>
          <table:table-cell table:style-name="ce15" table:formula="of:=IF([Data.R11]=&quot;&quot;;&quot;&quot;;CONCATENATE(&quot;,&quot;;[Data.R11]))">
            <text:p/>
          </table:table-cell>
          <table:table-cell table:style-name="ce15" table:formula="of:=IF([Data.S11]=&quot;&quot;;&quot;&quot;;CONCATENATE(&quot;,&quot;;[Data.S11]))">
            <text:p/>
          </table:table-cell>
          <table:table-cell table:style-name="ce15" table:formula="of:=IF([Data.T11]=&quot;&quot;;&quot;&quot;;CONCATENATE(&quot;,&quot;;[Data.T11]))">
            <text:p/>
          </table:table-cell>
          <table:table-cell table:style-name="ce15" table:formula="of:=IF([Data.U11]=&quot;&quot;;&quot;&quot;;CONCATENATE(&quot;,&quot;;[Data.U11]))">
            <text:p/>
          </table:table-cell>
          <table:table-cell table:formula="of:=IF([Data.V11]=&quot;&quot;;&quot;&quot;;CONCATENATE(&quot;;&quot;;[Data.V11]))">
            <text:p/>
          </table:table-cell>
        </table:table-row>
        <table:table-row table:style-name="ro9">
          <table:table-cell table:formula="of:=IF([Data.A12]=&quot;&quot;;[.A10];[Data.A12])" office:value-type="float" office:value="8">
            <text:p>8</text:p>
          </table:table-cell>
          <table:table-cell table:formula="of:=IF([Data.E12]=&quot;&quot;;[.B10];CONCATENATE(&quot;,&quot;;[Data.E12]))" office:value-type="string" office:string-value=",TRAINING">
            <text:p>,TRAINING</text:p>
          </table:table-cell>
          <table:table-cell table:formula="of:=IF([Data.F12]=&quot;&quot;;[.C10];CONCATENATE(&quot;,&quot;;[Data.F12]))" office:value-type="string" office:string-value=",CHARL">
            <text:p>,CHARL</text:p>
          </table:table-cell>
          <table:table-cell table:formula="of:=CONCATENATE(&quot;,&quot;;[Data.G12])" office:value-type="string" office:string-value=",MINOR">
            <text:p>,MINOR</text:p>
          </table:table-cell>
          <table:table-cell table:formula="of:=CONCATENATE(&quot;,&quot;;[Data.H12])" office:value-type="string" office:string-value=",7">
            <text:p>,7</text:p>
          </table:table-cell>
          <table:table-cell table:formula="of:=IF([Data.I12]=&quot;&quot;;&quot;&quot;;CONCATENATE(&quot;,&quot;;[Data.I12]))" office:value-type="string" office:string-value=",S233=25">
            <text:p>,S233=25</text:p>
          </table:table-cell>
          <table:table-cell table:style-name="ce15" table:formula="of:=IF([Data.J12]=&quot;&quot;;&quot;&quot;;CONCATENATE(&quot;,&quot;;[Data.J12]))" office:value-type="string" office:string-value=",S68=10">
            <text:p>,S68=10</text:p>
          </table:table-cell>
          <table:table-cell table:style-name="ce15" table:formula="of:=IF([Data.K12]=&quot;&quot;;&quot;&quot;;CONCATENATE(&quot;,&quot;;[Data.K12]))" office:value-type="string" office:string-value=",S67=10">
            <text:p>,S67=10</text:p>
          </table:table-cell>
          <table:table-cell table:style-name="ce15" table:formula="of:=IF([Data.L12]=&quot;&quot;;&quot;&quot;;CONCATENATE(&quot;,&quot;;[Data.L12]))">
            <text:p/>
          </table:table-cell>
          <table:table-cell table:style-name="ce15" table:formula="of:=IF([Data.M12]=&quot;&quot;;&quot;&quot;;CONCATENATE(&quot;,&quot;;[Data.M12]))">
            <text:p/>
          </table:table-cell>
          <table:table-cell table:style-name="ce15" table:formula="of:=IF([Data.N12]=&quot;&quot;;&quot;&quot;;CONCATENATE(&quot;,&quot;;[Data.N12]))">
            <text:p/>
          </table:table-cell>
          <table:table-cell table:style-name="ce15" table:formula="of:=IF([Data.O12]=&quot;&quot;;&quot;&quot;;CONCATENATE(&quot;,&quot;;[Data.O12]))">
            <text:p/>
          </table:table-cell>
          <table:table-cell table:style-name="ce15" table:formula="of:=IF([Data.P12]=&quot;&quot;;&quot;&quot;;CONCATENATE(&quot;,&quot;;[Data.P12]))">
            <text:p/>
          </table:table-cell>
          <table:table-cell table:style-name="ce15" table:formula="of:=IF([Data.Q12]=&quot;&quot;;&quot;&quot;;CONCATENATE(&quot;,&quot;;[Data.Q12]))">
            <text:p/>
          </table:table-cell>
          <table:table-cell table:style-name="ce15" table:formula="of:=IF([Data.R12]=&quot;&quot;;&quot;&quot;;CONCATENATE(&quot;,&quot;;[Data.R12]))">
            <text:p/>
          </table:table-cell>
          <table:table-cell table:style-name="ce15" table:formula="of:=IF([Data.S12]=&quot;&quot;;&quot;&quot;;CONCATENATE(&quot;,&quot;;[Data.S12]))">
            <text:p/>
          </table:table-cell>
          <table:table-cell table:style-name="ce15" table:formula="of:=IF([Data.T12]=&quot;&quot;;&quot;&quot;;CONCATENATE(&quot;,&quot;;[Data.T12]))">
            <text:p/>
          </table:table-cell>
          <table:table-cell table:style-name="ce15" table:formula="of:=IF([Data.U12]=&quot;&quot;;&quot;&quot;;CONCATENATE(&quot;,&quot;;[Data.U12]))">
            <text:p/>
          </table:table-cell>
          <table:table-cell table:formula="of:=IF([Data.V12]=&quot;&quot;;&quot;&quot;;CONCATENATE(&quot;;&quot;;[Data.V12]))">
            <text:p/>
          </table:table-cell>
        </table:table-row>
        <table:table-row table:style-name="ro9">
          <table:table-cell table:formula="of:=IF([Data.A13]=&quot;&quot;;[.A11];[Data.A13])" office:value-type="float" office:value="9">
            <text:p>9</text:p>
          </table:table-cell>
          <table:table-cell table:formula="of:=IF([Data.E13]=&quot;&quot;;[.B11];CONCATENATE(&quot;,&quot;;[Data.E13]))" office:value-type="string" office:string-value=",TRAINING">
            <text:p>,TRAINING</text:p>
          </table:table-cell>
          <table:table-cell table:formula="of:=IF([Data.F13]=&quot;&quot;;[.C11];CONCATENATE(&quot;,&quot;;[Data.F13]))" office:value-type="string" office:string-value=",CHARL">
            <text:p>,CHARL</text:p>
          </table:table-cell>
          <table:table-cell table:formula="of:=CONCATENATE(&quot;,&quot;;[Data.G13])" office:value-type="string" office:string-value=",MINOR">
            <text:p>,MINOR</text:p>
          </table:table-cell>
          <table:table-cell table:formula="of:=CONCATENATE(&quot;,&quot;;[Data.H13])" office:value-type="string" office:string-value=",10">
            <text:p>,10</text:p>
          </table:table-cell>
          <table:table-cell table:formula="of:=IF([Data.I13]=&quot;&quot;;&quot;&quot;;CONCATENATE(&quot;,&quot;;[Data.I13]))" office:value-type="string" office:string-value=",S440=20">
            <text:p>,S440=20</text:p>
          </table:table-cell>
          <table:table-cell table:style-name="ce15" table:formula="of:=IF([Data.J13]=&quot;&quot;;&quot;&quot;;CONCATENATE(&quot;,&quot;;[Data.J13]))" office:value-type="string" office:string-value=",S238=20">
            <text:p>,S238=20</text:p>
          </table:table-cell>
          <table:table-cell table:style-name="ce15" table:formula="of:=IF([Data.K13]=&quot;&quot;;&quot;&quot;;CONCATENATE(&quot;,&quot;;[Data.K13]))">
            <text:p/>
          </table:table-cell>
          <table:table-cell table:style-name="ce15" table:formula="of:=IF([Data.L13]=&quot;&quot;;&quot;&quot;;CONCATENATE(&quot;,&quot;;[Data.L13]))">
            <text:p/>
          </table:table-cell>
          <table:table-cell table:style-name="ce15" table:formula="of:=IF([Data.M13]=&quot;&quot;;&quot;&quot;;CONCATENATE(&quot;,&quot;;[Data.M13]))">
            <text:p/>
          </table:table-cell>
          <table:table-cell table:style-name="ce15" table:formula="of:=IF([Data.N13]=&quot;&quot;;&quot;&quot;;CONCATENATE(&quot;,&quot;;[Data.N13]))">
            <text:p/>
          </table:table-cell>
          <table:table-cell table:style-name="ce15" table:formula="of:=IF([Data.O13]=&quot;&quot;;&quot;&quot;;CONCATENATE(&quot;,&quot;;[Data.O13]))">
            <text:p/>
          </table:table-cell>
          <table:table-cell table:style-name="ce15" table:formula="of:=IF([Data.P13]=&quot;&quot;;&quot;&quot;;CONCATENATE(&quot;,&quot;;[Data.P13]))">
            <text:p/>
          </table:table-cell>
          <table:table-cell table:style-name="ce15" table:formula="of:=IF([Data.Q13]=&quot;&quot;;&quot;&quot;;CONCATENATE(&quot;,&quot;;[Data.Q13]))">
            <text:p/>
          </table:table-cell>
          <table:table-cell table:style-name="ce15" table:formula="of:=IF([Data.R13]=&quot;&quot;;&quot;&quot;;CONCATENATE(&quot;,&quot;;[Data.R13]))">
            <text:p/>
          </table:table-cell>
          <table:table-cell table:style-name="ce15" table:formula="of:=IF([Data.S13]=&quot;&quot;;&quot;&quot;;CONCATENATE(&quot;,&quot;;[Data.S13]))">
            <text:p/>
          </table:table-cell>
          <table:table-cell table:style-name="ce15" table:formula="of:=IF([Data.T13]=&quot;&quot;;&quot;&quot;;CONCATENATE(&quot;,&quot;;[Data.T13]))">
            <text:p/>
          </table:table-cell>
          <table:table-cell table:style-name="ce15" table:formula="of:=IF([Data.U13]=&quot;&quot;;&quot;&quot;;CONCATENATE(&quot;,&quot;;[Data.U13]))">
            <text:p/>
          </table:table-cell>
          <table:table-cell table:formula="of:=IF([Data.V13]=&quot;&quot;;&quot;&quot;;CONCATENATE(&quot;;&quot;;[Data.V13]))">
            <text:p/>
          </table:table-cell>
        </table:table-row>
        <table:table-row table:style-name="ro9">
          <table:table-cell table:formula="of:=IF([Data.A14]=&quot;&quot;;[.A12];[Data.A14])" office:value-type="float" office:value="10">
            <text:p>10</text:p>
          </table:table-cell>
          <table:table-cell table:formula="of:=IF([Data.E14]=&quot;&quot;;[.B12];CONCATENATE(&quot;,&quot;;[Data.E14]))" office:value-type="string" office:string-value=",TRAINING">
            <text:p>,TRAINING</text:p>
          </table:table-cell>
          <table:table-cell table:formula="of:=IF([Data.F14]=&quot;&quot;;[.C12];CONCATENATE(&quot;,&quot;;[Data.F14]))" office:value-type="string" office:string-value=",CHARL">
            <text:p>,CHARL</text:p>
          </table:table-cell>
          <table:table-cell table:formula="of:=CONCATENATE(&quot;,&quot;;[Data.G14])" office:value-type="string" office:string-value=",LESSER">
            <text:p>,LESSER</text:p>
          </table:table-cell>
          <table:table-cell table:formula="of:=CONCATENATE(&quot;,&quot;;[Data.H14])" office:value-type="string" office:string-value=",5">
            <text:p>,5</text:p>
          </table:table-cell>
          <table:table-cell table:formula="of:=IF([Data.I14]=&quot;&quot;;&quot;&quot;;CONCATENATE(&quot;,&quot;;[Data.I14]))" office:value-type="string" office:string-value=",DESCR">
            <text:p>,DESCR</text:p>
          </table:table-cell>
          <table:table-cell table:style-name="ce15" table:formula="of:=IF([Data.J14]=&quot;&quot;;&quot;&quot;;CONCATENATE(&quot;,&quot;;[Data.J14]))">
            <text:p/>
          </table:table-cell>
          <table:table-cell table:style-name="ce15" table:formula="of:=IF([Data.K14]=&quot;&quot;;&quot;&quot;;CONCATENATE(&quot;,&quot;;[Data.K14]))">
            <text:p/>
          </table:table-cell>
          <table:table-cell table:style-name="ce15" table:formula="of:=IF([Data.L14]=&quot;&quot;;&quot;&quot;;CONCATENATE(&quot;,&quot;;[Data.L14]))">
            <text:p/>
          </table:table-cell>
          <table:table-cell table:style-name="ce15" table:formula="of:=IF([Data.M14]=&quot;&quot;;&quot;&quot;;CONCATENATE(&quot;,&quot;;[Data.M14]))">
            <text:p/>
          </table:table-cell>
          <table:table-cell table:style-name="ce15" table:formula="of:=IF([Data.N14]=&quot;&quot;;&quot;&quot;;CONCATENATE(&quot;,&quot;;[Data.N14]))">
            <text:p/>
          </table:table-cell>
          <table:table-cell table:style-name="ce15" table:formula="of:=IF([Data.O14]=&quot;&quot;;&quot;&quot;;CONCATENATE(&quot;,&quot;;[Data.O14]))">
            <text:p/>
          </table:table-cell>
          <table:table-cell table:style-name="ce15" table:formula="of:=IF([Data.P14]=&quot;&quot;;&quot;&quot;;CONCATENATE(&quot;,&quot;;[Data.P14]))">
            <text:p/>
          </table:table-cell>
          <table:table-cell table:style-name="ce15" table:formula="of:=IF([Data.Q14]=&quot;&quot;;&quot;&quot;;CONCATENATE(&quot;,&quot;;[Data.Q14]))">
            <text:p/>
          </table:table-cell>
          <table:table-cell table:style-name="ce15" table:formula="of:=IF([Data.R14]=&quot;&quot;;&quot;&quot;;CONCATENATE(&quot;,&quot;;[Data.R14]))">
            <text:p/>
          </table:table-cell>
          <table:table-cell table:style-name="ce15" table:formula="of:=IF([Data.S14]=&quot;&quot;;&quot;&quot;;CONCATENATE(&quot;,&quot;;[Data.S14]))">
            <text:p/>
          </table:table-cell>
          <table:table-cell table:style-name="ce15" table:formula="of:=IF([Data.T14]=&quot;&quot;;&quot;&quot;;CONCATENATE(&quot;,&quot;;[Data.T14]))">
            <text:p/>
          </table:table-cell>
          <table:table-cell table:style-name="ce15" table:formula="of:=IF([Data.U14]=&quot;&quot;;&quot;&quot;;CONCATENATE(&quot;,&quot;;[Data.U14]))">
            <text:p/>
          </table:table-cell>
          <table:table-cell table:formula="of:=IF([Data.V14]=&quot;&quot;;&quot;&quot;;CONCATENATE(&quot;;&quot;;[Data.V14]))">
            <text:p/>
          </table:table-cell>
        </table:table-row>
        <table:table-row table:style-name="ro9">
          <table:table-cell table:formula="of:=IF([Data.A15]=&quot;&quot;;[.A13];[Data.A15])" office:value-type="float" office:value="11">
            <text:p>11</text:p>
          </table:table-cell>
          <table:table-cell table:formula="of:=IF([Data.E15]=&quot;&quot;;[.B13];CONCATENATE(&quot;,&quot;;[Data.E15]))" office:value-type="string" office:string-value=",TRAINING">
            <text:p>,TRAINING</text:p>
          </table:table-cell>
          <table:table-cell table:formula="of:=IF([Data.F15]=&quot;&quot;;[.C13];CONCATENATE(&quot;,&quot;;[Data.F15]))" office:value-type="string" office:string-value=",CHARL">
            <text:p>,CHARL</text:p>
          </table:table-cell>
          <table:table-cell table:formula="of:=CONCATENATE(&quot;,&quot;;[Data.G15])" office:value-type="string" office:string-value=",MINOR">
            <text:p>,MINOR</text:p>
          </table:table-cell>
          <table:table-cell table:formula="of:=CONCATENATE(&quot;,&quot;;[Data.H15])" office:value-type="string" office:string-value=",8">
            <text:p>,8</text:p>
          </table:table-cell>
          <table:table-cell table:formula="of:=IF([Data.I15]=&quot;&quot;;&quot;&quot;;CONCATENATE(&quot;,&quot;;[Data.I15]))" office:value-type="string" office:string-value=",C31=5">
            <text:p>,C31=5</text:p>
          </table:table-cell>
          <table:table-cell table:style-name="ce15" table:formula="of:=IF([Data.J15]=&quot;&quot;;&quot;&quot;;CONCATENATE(&quot;,&quot;;[Data.J15]))" office:value-type="string" office:string-value=",DESCR">
            <text:p>,DESCR</text:p>
          </table:table-cell>
          <table:table-cell table:style-name="ce15" table:formula="of:=IF([Data.K15]=&quot;&quot;;&quot;&quot;;CONCATENATE(&quot;,&quot;;[Data.K15]))">
            <text:p/>
          </table:table-cell>
          <table:table-cell table:style-name="ce15" table:formula="of:=IF([Data.L15]=&quot;&quot;;&quot;&quot;;CONCATENATE(&quot;,&quot;;[Data.L15]))">
            <text:p/>
          </table:table-cell>
          <table:table-cell table:style-name="ce15" table:formula="of:=IF([Data.M15]=&quot;&quot;;&quot;&quot;;CONCATENATE(&quot;,&quot;;[Data.M15]))">
            <text:p/>
          </table:table-cell>
          <table:table-cell table:style-name="ce15" table:formula="of:=IF([Data.N15]=&quot;&quot;;&quot;&quot;;CONCATENATE(&quot;,&quot;;[Data.N15]))">
            <text:p/>
          </table:table-cell>
          <table:table-cell table:style-name="ce15" table:formula="of:=IF([Data.O15]=&quot;&quot;;&quot;&quot;;CONCATENATE(&quot;,&quot;;[Data.O15]))">
            <text:p/>
          </table:table-cell>
          <table:table-cell table:style-name="ce15" table:formula="of:=IF([Data.P15]=&quot;&quot;;&quot;&quot;;CONCATENATE(&quot;,&quot;;[Data.P15]))">
            <text:p/>
          </table:table-cell>
          <table:table-cell table:style-name="ce15" table:formula="of:=IF([Data.Q15]=&quot;&quot;;&quot;&quot;;CONCATENATE(&quot;,&quot;;[Data.Q15]))">
            <text:p/>
          </table:table-cell>
          <table:table-cell table:style-name="ce15" table:formula="of:=IF([Data.R15]=&quot;&quot;;&quot;&quot;;CONCATENATE(&quot;,&quot;;[Data.R15]))">
            <text:p/>
          </table:table-cell>
          <table:table-cell table:style-name="ce15" table:formula="of:=IF([Data.S15]=&quot;&quot;;&quot;&quot;;CONCATENATE(&quot;,&quot;;[Data.S15]))">
            <text:p/>
          </table:table-cell>
          <table:table-cell table:style-name="ce15" table:formula="of:=IF([Data.T15]=&quot;&quot;;&quot;&quot;;CONCATENATE(&quot;,&quot;;[Data.T15]))">
            <text:p/>
          </table:table-cell>
          <table:table-cell table:style-name="ce15" table:formula="of:=IF([Data.U15]=&quot;&quot;;&quot;&quot;;CONCATENATE(&quot;,&quot;;[Data.U15]))">
            <text:p/>
          </table:table-cell>
          <table:table-cell table:formula="of:=IF([Data.V15]=&quot;&quot;;&quot;&quot;;CONCATENATE(&quot;;&quot;;[Data.V15]))">
            <text:p/>
          </table:table-cell>
        </table:table-row>
        <table:table-row table:style-name="ro9">
          <table:table-cell table:formula="of:=IF([Data.A16]=&quot;&quot;;[.A14];[Data.A16])" office:value-type="float" office:value="12">
            <text:p>12</text:p>
          </table:table-cell>
          <table:table-cell table:formula="of:=IF([Data.E16]=&quot;&quot;;[.B14];CONCATENATE(&quot;,&quot;;[Data.E16]))" office:value-type="string" office:string-value=",TRAINING">
            <text:p>,TRAINING</text:p>
          </table:table-cell>
          <table:table-cell table:formula="of:=IF([Data.F16]=&quot;&quot;;[.C14];CONCATENATE(&quot;,&quot;;[Data.F16]))" office:value-type="string" office:string-value=",CHARL">
            <text:p>,CHARL</text:p>
          </table:table-cell>
          <table:table-cell table:formula="of:=CONCATENATE(&quot;,&quot;;[Data.G16])" office:value-type="string" office:string-value=",MINOR">
            <text:p>,MINOR</text:p>
          </table:table-cell>
          <table:table-cell table:formula="of:=CONCATENATE(&quot;,&quot;;[Data.H16])" office:value-type="string" office:string-value=",7">
            <text:p>,7</text:p>
          </table:table-cell>
          <table:table-cell table:formula="of:=IF([Data.I16]=&quot;&quot;;&quot;&quot;;CONCATENATE(&quot;,&quot;;[Data.I16]))" office:value-type="string" office:string-value=",DESCR">
            <text:p>,DESCR</text:p>
          </table:table-cell>
          <table:table-cell table:style-name="ce15" table:formula="of:=IF([Data.J16]=&quot;&quot;;&quot;&quot;;CONCATENATE(&quot;,&quot;;[Data.J16]))">
            <text:p/>
          </table:table-cell>
          <table:table-cell table:style-name="ce15" table:formula="of:=IF([Data.K16]=&quot;&quot;;&quot;&quot;;CONCATENATE(&quot;,&quot;;[Data.K16]))">
            <text:p/>
          </table:table-cell>
          <table:table-cell table:style-name="ce15" table:formula="of:=IF([Data.L16]=&quot;&quot;;&quot;&quot;;CONCATENATE(&quot;,&quot;;[Data.L16]))">
            <text:p/>
          </table:table-cell>
          <table:table-cell table:style-name="ce15" table:formula="of:=IF([Data.M16]=&quot;&quot;;&quot;&quot;;CONCATENATE(&quot;,&quot;;[Data.M16]))">
            <text:p/>
          </table:table-cell>
          <table:table-cell table:style-name="ce15" table:formula="of:=IF([Data.N16]=&quot;&quot;;&quot;&quot;;CONCATENATE(&quot;,&quot;;[Data.N16]))">
            <text:p/>
          </table:table-cell>
          <table:table-cell table:style-name="ce15" table:formula="of:=IF([Data.O16]=&quot;&quot;;&quot;&quot;;CONCATENATE(&quot;,&quot;;[Data.O16]))">
            <text:p/>
          </table:table-cell>
          <table:table-cell table:style-name="ce15" table:formula="of:=IF([Data.P16]=&quot;&quot;;&quot;&quot;;CONCATENATE(&quot;,&quot;;[Data.P16]))">
            <text:p/>
          </table:table-cell>
          <table:table-cell table:style-name="ce15" table:formula="of:=IF([Data.Q16]=&quot;&quot;;&quot;&quot;;CONCATENATE(&quot;,&quot;;[Data.Q16]))">
            <text:p/>
          </table:table-cell>
          <table:table-cell table:style-name="ce15" table:formula="of:=IF([Data.R16]=&quot;&quot;;&quot;&quot;;CONCATENATE(&quot;,&quot;;[Data.R16]))">
            <text:p/>
          </table:table-cell>
          <table:table-cell table:style-name="ce15" table:formula="of:=IF([Data.S16]=&quot;&quot;;&quot;&quot;;CONCATENATE(&quot;,&quot;;[Data.S16]))">
            <text:p/>
          </table:table-cell>
          <table:table-cell table:style-name="ce15" table:formula="of:=IF([Data.T16]=&quot;&quot;;&quot;&quot;;CONCATENATE(&quot;,&quot;;[Data.T16]))">
            <text:p/>
          </table:table-cell>
          <table:table-cell table:style-name="ce15" table:formula="of:=IF([Data.U16]=&quot;&quot;;&quot;&quot;;CONCATENATE(&quot;,&quot;;[Data.U16]))">
            <text:p/>
          </table:table-cell>
          <table:table-cell table:formula="of:=IF([Data.V16]=&quot;&quot;;&quot;&quot;;CONCATENATE(&quot;;&quot;;[Data.V16]))">
            <text:p/>
          </table:table-cell>
        </table:table-row>
        <table:table-row table:style-name="ro9">
          <table:table-cell table:formula="of:=IF([Data.A17]=&quot;&quot;;[.A15];[Data.A17])" office:value-type="float" office:value="13">
            <text:p>13</text:p>
          </table:table-cell>
          <table:table-cell table:formula="of:=IF([Data.E17]=&quot;&quot;;[.B15];CONCATENATE(&quot;,&quot;;[Data.E17]))" office:value-type="string" office:string-value=",TRAINING">
            <text:p>,TRAINING</text:p>
          </table:table-cell>
          <table:table-cell table:formula="of:=IF([Data.F17]=&quot;&quot;;[.C15];CONCATENATE(&quot;,&quot;;[Data.F17]))" office:value-type="string" office:string-value=",CHARL">
            <text:p>,CHARL</text:p>
          </table:table-cell>
          <table:table-cell table:formula="of:=CONCATENATE(&quot;,&quot;;[Data.G17])" office:value-type="string" office:string-value=",GREATER">
            <text:p>,GREATER</text:p>
          </table:table-cell>
          <table:table-cell table:formula="of:=CONCATENATE(&quot;,&quot;;[Data.H17])" office:value-type="string" office:string-value=",30">
            <text:p>,30</text:p>
          </table:table-cell>
          <table:table-cell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5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5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5" table:formula="of:=IF([Data.I17]=&quot;&quot;;&quot;&quot;;CONCATENATE(&quot;,&quot;;[Data.I17]))" office:value-type="string" office:string-value=",C27=EVERYMAN">
            <text:p>,C27=EVERYMAN</text:p>
          </table:table-cell>
          <table:table-cell table:style-name="ce15" table:formula="of:=IF([Data.J17]=&quot;&quot;;&quot;&quot;;CONCATENATE(&quot;,&quot;;[Data.J17]))" office:value-type="string" office:string-value=",C28=EVERYMAN">
            <text:p>,C28=EVERYMAN</text:p>
          </table:table-cell>
          <table:table-cell table:style-name="ce15" table:formula="of:=IF([Data.K17]=&quot;&quot;;&quot;&quot;;CONCATENATE(&quot;,&quot;;[Data.K17]))" office:value-type="string" office:string-value=",C29=EVERYMAN">
            <text:p>,C29=EVERYMAN</text:p>
          </table:table-cell>
          <table:table-cell table:style-name="ce15" table:formula="of:=IF([Data.L17]=&quot;&quot;;&quot;&quot;;CONCATENATE(&quot;,&quot;;[Data.L17]))" office:value-type="string" office:string-value=",C30=EVERYMAN">
            <text:p>,C30=EVERYMAN</text:p>
          </table:table-cell>
          <table:table-cell table:style-name="ce15" table:formula="of:=IF([Data.M17]=&quot;&quot;;&quot;&quot;;CONCATENATE(&quot;,&quot;;[Data.M17]))" office:value-type="string" office:string-value=",C31=EVERYMAN">
            <text:p>,C31=EVERYMAN</text:p>
          </table:table-cell>
          <table:table-cell table:style-name="ce15" table:formula="of:=IF([Data.N17]=&quot;&quot;;&quot;&quot;;CONCATENATE(&quot;,&quot;;[Data.N17]))" office:value-type="string" office:string-value=",C32=EVERYMAN">
            <text:p>,C32=EVERYMAN</text:p>
          </table:table-cell>
          <table:table-cell table:style-name="ce15" table:formula="of:=IF([Data.O17]=&quot;&quot;;&quot;&quot;;CONCATENATE(&quot;,&quot;;[Data.O17]))" office:value-type="string" office:string-value=",C33=EVERYMAN">
            <text:p>,C33=EVERYMAN</text:p>
          </table:table-cell>
          <table:table-cell table:style-name="ce15" table:formula="of:=IF([Data.S17]=&quot;&quot;;&quot;&quot;;CONCATENATE(&quot;,&quot;;[Data.S17]))">
            <text:p/>
          </table:table-cell>
          <table:table-cell table:style-name="ce15" table:formula="of:=IF([Data.T17]=&quot;&quot;;&quot;&quot;;CONCATENATE(&quot;,&quot;;[Data.T17]))">
            <text:p/>
          </table:table-cell>
          <table:table-cell table:style-name="ce15" table:formula="of:=IF([Data.U17]=&quot;&quot;;&quot;&quot;;CONCATENATE(&quot;,&quot;;[Data.U17]))">
            <text:p/>
          </table:table-cell>
          <table:table-cell table:formula="of:=IF([Data.V17]=&quot;&quot;;&quot;&quot;;CONCATENATE(&quot;;&quot;;[Data.V17]))">
            <text:p/>
          </table:table-cell>
        </table:table-row>
        <table:table-row table:style-name="ro9">
          <table:table-cell table:formula="of:=IF([Data.A18]=&quot;&quot;;[.A16];[Data.A18])" office:value-type="float" office:value="14">
            <text:p>14</text:p>
          </table:table-cell>
          <table:table-cell table:formula="of:=IF([Data.E18]=&quot;&quot;;[.B16];CONCATENATE(&quot;,&quot;;[Data.E18]))" office:value-type="string" office:string-value=",TRAINING">
            <text:p>,TRAINING</text:p>
          </table:table-cell>
          <table:table-cell table:formula="of:=IF([Data.F18]=&quot;&quot;;[.C16];CONCATENATE(&quot;,&quot;;[Data.F18]))" office:value-type="string" office:string-value=",CHARL">
            <text:p>,CHARL</text:p>
          </table:table-cell>
          <table:table-cell table:formula="of:=CONCATENATE(&quot;,&quot;;[Data.G18])" office:value-type="string" office:string-value=",LESSER">
            <text:p>,LESSER</text:p>
          </table:table-cell>
          <table:table-cell table:formula="of:=CONCATENATE(&quot;,&quot;;[Data.H18])" office:value-type="string" office:string-value=",5">
            <text:p>,5</text:p>
          </table:table-cell>
          <table:table-cell table:formula="of:=IF([Data.I18]=&quot;&quot;;&quot;&quot;;CONCATENATE(&quot;,&quot;;[Data.I18]))" office:value-type="string" office:string-value=",S156=35">
            <text:p>,S156=35</text:p>
          </table:table-cell>
          <table:table-cell table:style-name="ce15" table:formula="of:=IF([Data.J18]=&quot;&quot;;&quot;&quot;;CONCATENATE(&quot;,&quot;;[Data.J18]))" office:value-type="string" office:string-value=",S112=35">
            <text:p>,S112=35</text:p>
          </table:table-cell>
          <table:table-cell table:style-name="ce15" table:formula="of:=IF([Data.K18]=&quot;&quot;;&quot;&quot;;CONCATENATE(&quot;,&quot;;[Data.K18]))" office:value-type="string" office:string-value=",DESCR">
            <text:p>,DESCR</text:p>
          </table:table-cell>
          <table:table-cell table:style-name="ce15" table:formula="of:=IF([Data.L18]=&quot;&quot;;&quot;&quot;;CONCATENATE(&quot;,&quot;;[Data.L18]))">
            <text:p/>
          </table:table-cell>
          <table:table-cell table:style-name="ce15" table:formula="of:=IF([Data.M18]=&quot;&quot;;&quot;&quot;;CONCATENATE(&quot;,&quot;;[Data.M18]))">
            <text:p/>
          </table:table-cell>
          <table:table-cell table:style-name="ce15" table:formula="of:=IF([Data.N18]=&quot;&quot;;&quot;&quot;;CONCATENATE(&quot;,&quot;;[Data.N18]))">
            <text:p/>
          </table:table-cell>
          <table:table-cell table:style-name="ce15" table:formula="of:=IF([Data.O18]=&quot;&quot;;&quot;&quot;;CONCATENATE(&quot;,&quot;;[Data.O18]))">
            <text:p/>
          </table:table-cell>
          <table:table-cell table:style-name="ce15" table:formula="of:=IF([Data.P18]=&quot;&quot;;&quot;&quot;;CONCATENATE(&quot;,&quot;;[Data.P18]))">
            <text:p/>
          </table:table-cell>
          <table:table-cell table:style-name="ce15" table:formula="of:=IF([Data.Q18]=&quot;&quot;;&quot;&quot;;CONCATENATE(&quot;,&quot;;[Data.Q18]))">
            <text:p/>
          </table:table-cell>
          <table:table-cell table:style-name="ce15" table:formula="of:=IF([Data.R18]=&quot;&quot;;&quot;&quot;;CONCATENATE(&quot;,&quot;;[Data.R18]))">
            <text:p/>
          </table:table-cell>
          <table:table-cell table:style-name="ce15" table:formula="of:=IF([Data.S18]=&quot;&quot;;&quot;&quot;;CONCATENATE(&quot;,&quot;;[Data.S18]))">
            <text:p/>
          </table:table-cell>
          <table:table-cell table:style-name="ce15" table:formula="of:=IF([Data.T18]=&quot;&quot;;&quot;&quot;;CONCATENATE(&quot;,&quot;;[Data.T18]))">
            <text:p/>
          </table:table-cell>
          <table:table-cell table:style-name="ce15" table:formula="of:=IF([Data.U18]=&quot;&quot;;&quot;&quot;;CONCATENATE(&quot;,&quot;;[Data.U18]))">
            <text:p/>
          </table:table-cell>
          <table:table-cell table:formula="of:=IF([Data.V18]=&quot;&quot;;&quot;&quot;;CONCATENATE(&quot;;&quot;;[Data.V18]))">
            <text:p/>
          </table:table-cell>
        </table:table-row>
        <table:table-row table:style-name="ro9">
          <table:table-cell table:formula="of:=IF([Data.A19]=&quot;&quot;;[.A17];[Data.A19])" office:value-type="float" office:value="15">
            <text:p>15</text:p>
          </table:table-cell>
          <table:table-cell table:formula="of:=IF([Data.E19]=&quot;&quot;;[.B17];CONCATENATE(&quot;,&quot;;[Data.E19]))" office:value-type="string" office:string-value=",TRAINING">
            <text:p>,TRAINING</text:p>
          </table:table-cell>
          <table:table-cell table:formula="of:=IF([Data.F19]=&quot;&quot;;[.C17];CONCATENATE(&quot;,&quot;;[Data.F19]))" office:value-type="string" office:string-value=",CHARL">
            <text:p>,CHARL</text:p>
          </table:table-cell>
          <table:table-cell table:formula="of:=CONCATENATE(&quot;,&quot;;[Data.G19])" office:value-type="string" office:string-value=",MINOR">
            <text:p>,MINOR</text:p>
          </table:table-cell>
          <table:table-cell table:formula="of:=CONCATENATE(&quot;,&quot;;[Data.H19])" office:value-type="string" office:string-value=",7">
            <text:p>,7</text:p>
          </table:table-cell>
          <table:table-cell table:formula="of:=IF([Data.I19]=&quot;&quot;;&quot;&quot;;CONCATENATE(&quot;,&quot;;[Data.I19]))" office:value-type="string" office:string-value=",CHOOSESKILL1=C2=25">
            <text:p>,CHOOSESKILL1=C2=25</text:p>
          </table:table-cell>
          <table:table-cell table:style-name="ce15" table:formula="of:=IF([Data.J19]=&quot;&quot;;&quot;&quot;;CONCATENATE(&quot;,&quot;;[Data.J19]))" office:value-type="string" office:string-value=",CHOOSE1=S222;S225;S226=25">
            <text:p>,CHOOSE1=S222;S225;S226=25</text:p>
          </table:table-cell>
          <table:table-cell table:style-name="ce15" table:formula="of:=IF([Data.K19]=&quot;&quot;;&quot;&quot;;CONCATENATE(&quot;,&quot;;[Data.K19]))">
            <text:p/>
          </table:table-cell>
          <table:table-cell table:style-name="ce15" table:formula="of:=IF([Data.L19]=&quot;&quot;;&quot;&quot;;CONCATENATE(&quot;,&quot;;[Data.L19]))">
            <text:p/>
          </table:table-cell>
          <table:table-cell table:style-name="ce15" table:formula="of:=IF([Data.M19]=&quot;&quot;;&quot;&quot;;CONCATENATE(&quot;,&quot;;[Data.M19]))">
            <text:p/>
          </table:table-cell>
          <table:table-cell table:style-name="ce15" table:formula="of:=IF([Data.N19]=&quot;&quot;;&quot;&quot;;CONCATENATE(&quot;,&quot;;[Data.N19]))">
            <text:p/>
          </table:table-cell>
          <table:table-cell table:style-name="ce15" table:formula="of:=IF([Data.O19]=&quot;&quot;;&quot;&quot;;CONCATENATE(&quot;,&quot;;[Data.O19]))">
            <text:p/>
          </table:table-cell>
          <table:table-cell table:style-name="ce15" table:formula="of:=IF([Data.P19]=&quot;&quot;;&quot;&quot;;CONCATENATE(&quot;,&quot;;[Data.P19]))">
            <text:p/>
          </table:table-cell>
          <table:table-cell table:style-name="ce15" table:formula="of:=IF([Data.Q19]=&quot;&quot;;&quot;&quot;;CONCATENATE(&quot;,&quot;;[Data.Q19]))">
            <text:p/>
          </table:table-cell>
          <table:table-cell table:style-name="ce15" table:formula="of:=IF([Data.R19]=&quot;&quot;;&quot;&quot;;CONCATENATE(&quot;,&quot;;[Data.R19]))">
            <text:p/>
          </table:table-cell>
          <table:table-cell table:style-name="ce15" table:formula="of:=IF([Data.S19]=&quot;&quot;;&quot;&quot;;CONCATENATE(&quot;,&quot;;[Data.S19]))">
            <text:p/>
          </table:table-cell>
          <table:table-cell table:style-name="ce15" table:formula="of:=IF([Data.T19]=&quot;&quot;;&quot;&quot;;CONCATENATE(&quot;,&quot;;[Data.T19]))">
            <text:p/>
          </table:table-cell>
          <table:table-cell table:style-name="ce15" table:formula="of:=IF([Data.U19]=&quot;&quot;;&quot;&quot;;CONCATENATE(&quot;,&quot;;[Data.U19]))">
            <text:p/>
          </table:table-cell>
          <table:table-cell table:formula="of:=IF([Data.V19]=&quot;&quot;;&quot;&quot;;CONCATENATE(&quot;;&quot;;[Data.V19]))">
            <text:p/>
          </table:table-cell>
        </table:table-row>
        <table:table-row table:style-name="ro9">
          <table:table-cell table:formula="of:=IF([Data.A20]=&quot;&quot;;[.A18];[Data.A20])" office:value-type="float" office:value="16">
            <text:p>16</text:p>
          </table:table-cell>
          <table:table-cell table:formula="of:=IF([Data.E20]=&quot;&quot;;[.B18];CONCATENATE(&quot;,&quot;;[Data.E20]))" office:value-type="string" office:string-value=",TRAINING">
            <text:p>,TRAINING</text:p>
          </table:table-cell>
          <table:table-cell table:formula="of:=IF([Data.F20]=&quot;&quot;;[.C18];CONCATENATE(&quot;,&quot;;[Data.F20]))" office:value-type="string" office:string-value=",CHARL">
            <text:p>,CHARL</text:p>
          </table:table-cell>
          <table:table-cell table:formula="of:=CONCATENATE(&quot;,&quot;;[Data.G20])" office:value-type="string" office:string-value=",MINOR">
            <text:p>,MINOR</text:p>
          </table:table-cell>
          <table:table-cell table:formula="of:=CONCATENATE(&quot;,&quot;;[Data.H20])" office:value-type="string" office:string-value=",8">
            <text:p>,8</text:p>
          </table:table-cell>
          <table:table-cell table:formula="of:=IF([Data.I20]=&quot;&quot;;&quot;&quot;;CONCATENATE(&quot;,&quot;;[Data.I20]))" office:value-type="string" office:string-value=",C13=10">
            <text:p>,C13=10</text:p>
          </table:table-cell>
          <table:table-cell table:style-name="ce15" table:formula="of:=IF([Data.J20]=&quot;&quot;;&quot;&quot;;CONCATENATE(&quot;,&quot;;[Data.J20]))" office:value-type="string" office:string-value=",C14=10">
            <text:p>,C14=10</text:p>
          </table:table-cell>
          <table:table-cell table:style-name="ce15" table:formula="of:=IF([Data.K20]=&quot;&quot;;&quot;&quot;;CONCATENATE(&quot;,&quot;;[Data.K20]))" office:value-type="string" office:string-value=",CHOOSESKILL1=C13;C14=EVERYMAN">
            <text:p>,CHOOSESKILL1=C13;C14=EVERYMAN</text:p>
          </table:table-cell>
          <table:table-cell table:style-name="ce15" table:formula="of:=IF([Data.L20]=&quot;&quot;;&quot;&quot;;CONCATENATE(&quot;,&quot;;[Data.L20]))">
            <text:p/>
          </table:table-cell>
          <table:table-cell table:style-name="ce15" table:formula="of:=IF([Data.M20]=&quot;&quot;;&quot;&quot;;CONCATENATE(&quot;,&quot;;[Data.M20]))">
            <text:p/>
          </table:table-cell>
          <table:table-cell table:style-name="ce15" table:formula="of:=IF([Data.N20]=&quot;&quot;;&quot;&quot;;CONCATENATE(&quot;,&quot;;[Data.N20]))">
            <text:p/>
          </table:table-cell>
          <table:table-cell table:style-name="ce15" table:formula="of:=IF([Data.O20]=&quot;&quot;;&quot;&quot;;CONCATENATE(&quot;,&quot;;[Data.O20]))">
            <text:p/>
          </table:table-cell>
          <table:table-cell table:style-name="ce15" table:formula="of:=IF([Data.P20]=&quot;&quot;;&quot;&quot;;CONCATENATE(&quot;,&quot;;[Data.P20]))">
            <text:p/>
          </table:table-cell>
          <table:table-cell table:style-name="ce15" table:formula="of:=IF([Data.Q20]=&quot;&quot;;&quot;&quot;;CONCATENATE(&quot;,&quot;;[Data.Q20]))">
            <text:p/>
          </table:table-cell>
          <table:table-cell table:style-name="ce15" table:formula="of:=IF([Data.R20]=&quot;&quot;;&quot;&quot;;CONCATENATE(&quot;,&quot;;[Data.R20]))">
            <text:p/>
          </table:table-cell>
          <table:table-cell table:style-name="ce15" table:formula="of:=IF([Data.S20]=&quot;&quot;;&quot;&quot;;CONCATENATE(&quot;,&quot;;[Data.S20]))">
            <text:p/>
          </table:table-cell>
          <table:table-cell table:style-name="ce15" table:formula="of:=IF([Data.T20]=&quot;&quot;;&quot;&quot;;CONCATENATE(&quot;,&quot;;[Data.T20]))">
            <text:p/>
          </table:table-cell>
          <table:table-cell table:style-name="ce15" table:formula="of:=IF([Data.U20]=&quot;&quot;;&quot;&quot;;CONCATENATE(&quot;,&quot;;[Data.U20]))">
            <text:p/>
          </table:table-cell>
          <table:table-cell table:formula="of:=IF([Data.V20]=&quot;&quot;;&quot;&quot;;CONCATENATE(&quot;;&quot;;[Data.V20]))">
            <text:p/>
          </table:table-cell>
        </table:table-row>
        <table:table-row table:style-name="ro9">
          <table:table-cell table:formula="of:=IF([Data.A21]=&quot;&quot;;[.A19];[Data.A21])" office:value-type="float" office:value="17">
            <text:p>17</text:p>
          </table:table-cell>
          <table:table-cell table:formula="of:=IF([Data.E21]=&quot;&quot;;[.B19];CONCATENATE(&quot;,&quot;;[Data.E21]))" office:value-type="string" office:string-value=",TRAINING">
            <text:p>,TRAINING</text:p>
          </table:table-cell>
          <table:table-cell table:formula="of:=IF([Data.F21]=&quot;&quot;;[.C19];CONCATENATE(&quot;,&quot;;[Data.F21]))" office:value-type="string" office:string-value=",CHARL">
            <text:p>,CHARL</text:p>
          </table:table-cell>
          <table:table-cell table:formula="of:=CONCATENATE(&quot;,&quot;;[Data.G21])" office:value-type="string" office:string-value=",LESSER">
            <text:p>,LESSER</text:p>
          </table:table-cell>
          <table:table-cell table:formula="of:=CONCATENATE(&quot;,&quot;;[Data.H21])" office:value-type="string" office:string-value=",5">
            <text:p>,5</text:p>
          </table:table-cell>
          <table:table-cell table:formula="of:=IF([Data.I21]=&quot;&quot;;&quot;&quot;;CONCATENATE(&quot;,&quot;;[Data.I21]))" office:value-type="string" office:string-value=",BODYDEV=0;1;1;1;1">
            <text:p>,BODYDEV=0;1;1;1;1</text:p>
          </table:table-cell>
          <table:table-cell table:style-name="ce15" table:formula="of:=IF([Data.J21]=&quot;&quot;;&quot;&quot;;CONCATENATE(&quot;,&quot;;[Data.J21]))">
            <text:p/>
          </table:table-cell>
          <table:table-cell table:style-name="ce15" table:formula="of:=IF([Data.K21]=&quot;&quot;;&quot;&quot;;CONCATENATE(&quot;,&quot;;[Data.K21]))">
            <text:p/>
          </table:table-cell>
          <table:table-cell table:style-name="ce15" table:formula="of:=IF([Data.L21]=&quot;&quot;;&quot;&quot;;CONCATENATE(&quot;,&quot;;[Data.L21]))">
            <text:p/>
          </table:table-cell>
          <table:table-cell table:style-name="ce15" table:formula="of:=IF([Data.M21]=&quot;&quot;;&quot;&quot;;CONCATENATE(&quot;,&quot;;[Data.M21]))">
            <text:p/>
          </table:table-cell>
          <table:table-cell table:style-name="ce15" table:formula="of:=IF([Data.N21]=&quot;&quot;;&quot;&quot;;CONCATENATE(&quot;,&quot;;[Data.N21]))">
            <text:p/>
          </table:table-cell>
          <table:table-cell table:style-name="ce15" table:formula="of:=IF([Data.O21]=&quot;&quot;;&quot;&quot;;CONCATENATE(&quot;,&quot;;[Data.O21]))">
            <text:p/>
          </table:table-cell>
          <table:table-cell table:style-name="ce15" table:formula="of:=IF([Data.P21]=&quot;&quot;;&quot;&quot;;CONCATENATE(&quot;,&quot;;[Data.P21]))">
            <text:p/>
          </table:table-cell>
          <table:table-cell table:style-name="ce15" table:formula="of:=IF([Data.Q21]=&quot;&quot;;&quot;&quot;;CONCATENATE(&quot;,&quot;;[Data.Q21]))">
            <text:p/>
          </table:table-cell>
          <table:table-cell table:style-name="ce15" table:formula="of:=IF([Data.R21]=&quot;&quot;;&quot;&quot;;CONCATENATE(&quot;,&quot;;[Data.R21]))">
            <text:p/>
          </table:table-cell>
          <table:table-cell table:style-name="ce15" table:formula="of:=IF([Data.S21]=&quot;&quot;;&quot;&quot;;CONCATENATE(&quot;,&quot;;[Data.S21]))">
            <text:p/>
          </table:table-cell>
          <table:table-cell table:style-name="ce15" table:formula="of:=IF([Data.T21]=&quot;&quot;;&quot;&quot;;CONCATENATE(&quot;,&quot;;[Data.T21]))">
            <text:p/>
          </table:table-cell>
          <table:table-cell table:style-name="ce15" table:formula="of:=IF([Data.U21]=&quot;&quot;;&quot;&quot;;CONCATENATE(&quot;,&quot;;[Data.U21]))">
            <text:p/>
          </table:table-cell>
          <table:table-cell table:formula="of:=IF([Data.V21]=&quot;&quot;;&quot;&quot;;CONCATENATE(&quot;;&quot;;[Data.V21]))">
            <text:p/>
          </table:table-cell>
        </table:table-row>
        <table:table-row table:style-name="ro9">
          <table:table-cell table:formula="of:=IF([Data.A22]=&quot;&quot;;[.A20];[Data.A22])" office:value-type="float" office:value="17">
            <text:p>17</text:p>
          </table:table-cell>
          <table:table-cell table:formula="of:=IF([Data.E22]=&quot;&quot;;[.B20];CONCATENATE(&quot;,&quot;;[Data.E22]))" office:value-type="string" office:string-value=",TRAINING">
            <text:p>,TRAINING</text:p>
          </table:table-cell>
          <table:table-cell table:formula="of:=IF([Data.F22]=&quot;&quot;;[.C20];CONCATENATE(&quot;,&quot;;[Data.F22]))" office:value-type="string" office:string-value=",CHARL">
            <text:p>,CHARL</text:p>
          </table:table-cell>
          <table:table-cell table:formula="of:=CONCATENATE(&quot;,&quot;;[Data.G22])" office:value-type="string" office:string-value=",MINOR">
            <text:p>,MINOR</text:p>
          </table:table-cell>
          <table:table-cell table:formula="of:=CONCATENATE(&quot;,&quot;;[Data.H22])" office:value-type="string" office:string-value=",10">
            <text:p>,10</text:p>
          </table:table-cell>
          <table:table-cell table:formula="of:=IF([Data.I22]=&quot;&quot;;&quot;&quot;;CONCATENATE(&quot;,&quot;;[Data.I22]))" office:value-type="string" office:string-value=",BODYDEV=0;2;2;2;2">
            <text:p>,BODYDEV=0;2;2;2;2</text:p>
          </table:table-cell>
          <table:table-cell table:style-name="ce15" table:formula="of:=IF([Data.J22]=&quot;&quot;;&quot;&quot;;CONCATENATE(&quot;,&quot;;[Data.J22]))">
            <text:p/>
          </table:table-cell>
          <table:table-cell table:style-name="ce15" table:formula="of:=IF([Data.K22]=&quot;&quot;;&quot;&quot;;CONCATENATE(&quot;,&quot;;[Data.K22]))">
            <text:p/>
          </table:table-cell>
          <table:table-cell table:style-name="ce15" table:formula="of:=IF([Data.L22]=&quot;&quot;;&quot;&quot;;CONCATENATE(&quot;,&quot;;[Data.L22]))">
            <text:p/>
          </table:table-cell>
          <table:table-cell table:style-name="ce15" table:formula="of:=IF([Data.M22]=&quot;&quot;;&quot;&quot;;CONCATENATE(&quot;,&quot;;[Data.M22]))">
            <text:p/>
          </table:table-cell>
          <table:table-cell table:style-name="ce15" table:formula="of:=IF([Data.N22]=&quot;&quot;;&quot;&quot;;CONCATENATE(&quot;,&quot;;[Data.N22]))">
            <text:p/>
          </table:table-cell>
          <table:table-cell table:style-name="ce15" table:formula="of:=IF([Data.O22]=&quot;&quot;;&quot;&quot;;CONCATENATE(&quot;,&quot;;[Data.O22]))">
            <text:p/>
          </table:table-cell>
          <table:table-cell table:style-name="ce15" table:formula="of:=IF([Data.P22]=&quot;&quot;;&quot;&quot;;CONCATENATE(&quot;,&quot;;[Data.P22]))">
            <text:p/>
          </table:table-cell>
          <table:table-cell table:style-name="ce15" table:formula="of:=IF([Data.Q22]=&quot;&quot;;&quot;&quot;;CONCATENATE(&quot;,&quot;;[Data.Q22]))">
            <text:p/>
          </table:table-cell>
          <table:table-cell table:style-name="ce15" table:formula="of:=IF([Data.R22]=&quot;&quot;;&quot;&quot;;CONCATENATE(&quot;,&quot;;[Data.R22]))">
            <text:p/>
          </table:table-cell>
          <table:table-cell table:style-name="ce15" table:formula="of:=IF([Data.S22]=&quot;&quot;;&quot;&quot;;CONCATENATE(&quot;,&quot;;[Data.S22]))">
            <text:p/>
          </table:table-cell>
          <table:table-cell table:style-name="ce15" table:formula="of:=IF([Data.T22]=&quot;&quot;;&quot;&quot;;CONCATENATE(&quot;,&quot;;[Data.T22]))">
            <text:p/>
          </table:table-cell>
          <table:table-cell table:style-name="ce15" table:formula="of:=IF([Data.U22]=&quot;&quot;;&quot;&quot;;CONCATENATE(&quot;,&quot;;[Data.U22]))">
            <text:p/>
          </table:table-cell>
          <table:table-cell table:formula="of:=IF([Data.V22]=&quot;&quot;;&quot;&quot;;CONCATENATE(&quot;;&quot;;[Data.V22]))">
            <text:p/>
          </table:table-cell>
        </table:table-row>
        <table:table-row table:style-name="ro9">
          <table:table-cell table:formula="of:=IF([Data.A23]=&quot;&quot;;[.A21];[Data.A23])" office:value-type="float" office:value="17">
            <text:p>17</text:p>
          </table:table-cell>
          <table:table-cell table:formula="of:=IF([Data.E23]=&quot;&quot;;[.B21];CONCATENATE(&quot;,&quot;;[Data.E23]))" office:value-type="string" office:string-value=",TRAINING">
            <text:p>,TRAINING</text:p>
          </table:table-cell>
          <table:table-cell table:formula="of:=IF([Data.F23]=&quot;&quot;;[.C21];CONCATENATE(&quot;,&quot;;[Data.F23]))" office:value-type="string" office:string-value=",CHARL">
            <text:p>,CHARL</text:p>
          </table:table-cell>
          <table:table-cell table:formula="of:=CONCATENATE(&quot;,&quot;;[Data.G23])" office:value-type="string" office:string-value=",MAJOR">
            <text:p>,MAJOR</text:p>
          </table:table-cell>
          <table:table-cell table:formula="of:=CONCATENATE(&quot;,&quot;;[Data.H23])" office:value-type="string" office:string-value=",15">
            <text:p>,15</text:p>
          </table:table-cell>
          <table:table-cell table:formula="of:=IF([Data.I23]=&quot;&quot;;&quot;&quot;;CONCATENATE(&quot;,&quot;;[Data.I23]))" office:value-type="string" office:string-value=",BODYDEV=0;4;4;4;4">
            <text:p>,BODYDEV=0;4;4;4;4</text:p>
          </table:table-cell>
          <table:table-cell table:style-name="ce15" table:formula="of:=IF([Data.J23]=&quot;&quot;;&quot;&quot;;CONCATENATE(&quot;,&quot;;[Data.J23]))">
            <text:p/>
          </table:table-cell>
          <table:table-cell table:style-name="ce15" table:formula="of:=IF([Data.K23]=&quot;&quot;;&quot;&quot;;CONCATENATE(&quot;,&quot;;[Data.K23]))">
            <text:p/>
          </table:table-cell>
          <table:table-cell table:style-name="ce15" table:formula="of:=IF([Data.L23]=&quot;&quot;;&quot;&quot;;CONCATENATE(&quot;,&quot;;[Data.L23]))">
            <text:p/>
          </table:table-cell>
          <table:table-cell table:style-name="ce15" table:formula="of:=IF([Data.M23]=&quot;&quot;;&quot;&quot;;CONCATENATE(&quot;,&quot;;[Data.M23]))">
            <text:p/>
          </table:table-cell>
          <table:table-cell table:style-name="ce15" table:formula="of:=IF([Data.N23]=&quot;&quot;;&quot;&quot;;CONCATENATE(&quot;,&quot;;[Data.N23]))">
            <text:p/>
          </table:table-cell>
          <table:table-cell table:style-name="ce15" table:formula="of:=IF([Data.O23]=&quot;&quot;;&quot;&quot;;CONCATENATE(&quot;,&quot;;[Data.O23]))">
            <text:p/>
          </table:table-cell>
          <table:table-cell table:style-name="ce15" table:formula="of:=IF([Data.P23]=&quot;&quot;;&quot;&quot;;CONCATENATE(&quot;,&quot;;[Data.P23]))">
            <text:p/>
          </table:table-cell>
          <table:table-cell table:style-name="ce15" table:formula="of:=IF([Data.Q23]=&quot;&quot;;&quot;&quot;;CONCATENATE(&quot;,&quot;;[Data.Q23]))">
            <text:p/>
          </table:table-cell>
          <table:table-cell table:style-name="ce15" table:formula="of:=IF([Data.R23]=&quot;&quot;;&quot;&quot;;CONCATENATE(&quot;,&quot;;[Data.R23]))">
            <text:p/>
          </table:table-cell>
          <table:table-cell table:style-name="ce15" table:formula="of:=IF([Data.S23]=&quot;&quot;;&quot;&quot;;CONCATENATE(&quot;,&quot;;[Data.S23]))">
            <text:p/>
          </table:table-cell>
          <table:table-cell table:style-name="ce15" table:formula="of:=IF([Data.T23]=&quot;&quot;;&quot;&quot;;CONCATENATE(&quot;,&quot;;[Data.T23]))">
            <text:p/>
          </table:table-cell>
          <table:table-cell table:style-name="ce15" table:formula="of:=IF([Data.U23]=&quot;&quot;;&quot;&quot;;CONCATENATE(&quot;,&quot;;[Data.U23]))">
            <text:p/>
          </table:table-cell>
          <table:table-cell table:formula="of:=IF([Data.V23]=&quot;&quot;;&quot;&quot;;CONCATENATE(&quot;;&quot;;[Data.V23]))">
            <text:p/>
          </table:table-cell>
        </table:table-row>
        <table:table-row table:style-name="ro9">
          <table:table-cell table:formula="of:=IF([Data.A24]=&quot;&quot;;[.A22];[Data.A24])" office:value-type="float" office:value="17">
            <text:p>17</text:p>
          </table:table-cell>
          <table:table-cell table:formula="of:=IF([Data.E24]=&quot;&quot;;[.B22];CONCATENATE(&quot;,&quot;;[Data.E24]))" office:value-type="string" office:string-value=",TRAINING">
            <text:p>,TRAINING</text:p>
          </table:table-cell>
          <table:table-cell table:formula="of:=IF([Data.F24]=&quot;&quot;;[.C22];CONCATENATE(&quot;,&quot;;[Data.F24]))" office:value-type="string" office:string-value=",CHARL">
            <text:p>,CHARL</text:p>
          </table:table-cell>
          <table:table-cell table:formula="of:=CONCATENATE(&quot;,&quot;;[Data.G24])" office:value-type="string" office:string-value=",GREATER">
            <text:p>,GREATER</text:p>
          </table:table-cell>
          <table:table-cell table:formula="of:=CONCATENATE(&quot;,&quot;;[Data.H24])" office:value-type="string" office:string-value=",20">
            <text:p>,20</text:p>
          </table:table-cell>
          <table:table-cell table:formula="of:=IF([Data.I24]=&quot;&quot;;&quot;&quot;;CONCATENATE(&quot;,&quot;;[Data.I24]))" office:value-type="string" office:string-value=",BODYDEV=0;6;6;6;6">
            <text:p>,BODYDEV=0;6;6;6;6</text:p>
          </table:table-cell>
          <table:table-cell table:style-name="ce15" table:formula="of:=IF([Data.J24]=&quot;&quot;;&quot;&quot;;CONCATENATE(&quot;,&quot;;[Data.J24]))">
            <text:p/>
          </table:table-cell>
          <table:table-cell table:style-name="ce15" table:formula="of:=IF([Data.K24]=&quot;&quot;;&quot;&quot;;CONCATENATE(&quot;,&quot;;[Data.K24]))">
            <text:p/>
          </table:table-cell>
          <table:table-cell table:style-name="ce15" table:formula="of:=IF([Data.L24]=&quot;&quot;;&quot;&quot;;CONCATENATE(&quot;,&quot;;[Data.L24]))">
            <text:p/>
          </table:table-cell>
          <table:table-cell table:style-name="ce15" table:formula="of:=IF([Data.M24]=&quot;&quot;;&quot;&quot;;CONCATENATE(&quot;,&quot;;[Data.M24]))">
            <text:p/>
          </table:table-cell>
          <table:table-cell table:style-name="ce15" table:formula="of:=IF([Data.N24]=&quot;&quot;;&quot;&quot;;CONCATENATE(&quot;,&quot;;[Data.N24]))">
            <text:p/>
          </table:table-cell>
          <table:table-cell table:style-name="ce15" table:formula="of:=IF([Data.O24]=&quot;&quot;;&quot;&quot;;CONCATENATE(&quot;,&quot;;[Data.O24]))">
            <text:p/>
          </table:table-cell>
          <table:table-cell table:style-name="ce15" table:formula="of:=IF([Data.P24]=&quot;&quot;;&quot;&quot;;CONCATENATE(&quot;,&quot;;[Data.P24]))">
            <text:p/>
          </table:table-cell>
          <table:table-cell table:style-name="ce15" table:formula="of:=IF([Data.Q24]=&quot;&quot;;&quot;&quot;;CONCATENATE(&quot;,&quot;;[Data.Q24]))">
            <text:p/>
          </table:table-cell>
          <table:table-cell table:style-name="ce15" table:formula="of:=IF([Data.R24]=&quot;&quot;;&quot;&quot;;CONCATENATE(&quot;,&quot;;[Data.R24]))">
            <text:p/>
          </table:table-cell>
          <table:table-cell table:style-name="ce15" table:formula="of:=IF([Data.S24]=&quot;&quot;;&quot;&quot;;CONCATENATE(&quot;,&quot;;[Data.S24]))">
            <text:p/>
          </table:table-cell>
          <table:table-cell table:style-name="ce15" table:formula="of:=IF([Data.T24]=&quot;&quot;;&quot;&quot;;CONCATENATE(&quot;,&quot;;[Data.T24]))">
            <text:p/>
          </table:table-cell>
          <table:table-cell table:style-name="ce15" table:formula="of:=IF([Data.U24]=&quot;&quot;;&quot;&quot;;CONCATENATE(&quot;,&quot;;[Data.U24]))">
            <text:p/>
          </table:table-cell>
          <table:table-cell table:formula="of:=IF([Data.V24]=&quot;&quot;;&quot;&quot;;CONCATENATE(&quot;;&quot;;[Data.V24]))">
            <text:p/>
          </table:table-cell>
        </table:table-row>
        <table:table-row table:style-name="ro9">
          <table:table-cell table:formula="of:=IF([Data.A25]=&quot;&quot;;[.A23];[Data.A25])" office:value-type="float" office:value="18">
            <text:p>18</text:p>
          </table:table-cell>
          <table:table-cell table:formula="of:=IF([Data.E25]=&quot;&quot;;[.B23];CONCATENATE(&quot;,&quot;;[Data.E25]))" office:value-type="string" office:string-value=",TRAINING">
            <text:p>,TRAINING</text:p>
          </table:table-cell>
          <table:table-cell table:formula="of:=IF([Data.F25]=&quot;&quot;;[.C23];CONCATENATE(&quot;,&quot;;[Data.F25]))" office:value-type="string" office:string-value=",CHARL">
            <text:p>,CHARL</text:p>
          </table:table-cell>
          <table:table-cell table:formula="of:=CONCATENATE(&quot;,&quot;;[Data.G25])" office:value-type="string" office:string-value=",LESSER">
            <text:p>,LESSER</text:p>
          </table:table-cell>
          <table:table-cell table:formula="of:=CONCATENATE(&quot;,&quot;;[Data.H25])" office:value-type="string" office:string-value=",3">
            <text:p>,3</text:p>
          </table:table-cell>
          <table:table-cell table:formula="of:=IF([Data.I25]=&quot;&quot;;&quot;&quot;;CONCATENATE(&quot;,&quot;;[Data.I25]))" office:value-type="string" office:string-value=",S159=15">
            <text:p>,S159=15</text:p>
          </table:table-cell>
          <table:table-cell table:style-name="ce15" table:formula="of:=IF([Data.J25]=&quot;&quot;;&quot;&quot;;CONCATENATE(&quot;,&quot;;[Data.J25]))" office:value-type="string" office:string-value=",S159=OCCUPATIONAL">
            <text:p>,S159=OCCUPATIONAL</text:p>
          </table:table-cell>
          <table:table-cell table:style-name="ce15" table:formula="of:=IF([Data.K25]=&quot;&quot;;&quot;&quot;;CONCATENATE(&quot;,&quot;;[Data.K25]))">
            <text:p/>
          </table:table-cell>
          <table:table-cell table:style-name="ce15" table:formula="of:=IF([Data.L25]=&quot;&quot;;&quot;&quot;;CONCATENATE(&quot;,&quot;;[Data.L25]))">
            <text:p/>
          </table:table-cell>
          <table:table-cell table:style-name="ce15" table:formula="of:=IF([Data.M25]=&quot;&quot;;&quot;&quot;;CONCATENATE(&quot;,&quot;;[Data.M25]))">
            <text:p/>
          </table:table-cell>
          <table:table-cell table:style-name="ce15" table:formula="of:=IF([Data.N25]=&quot;&quot;;&quot;&quot;;CONCATENATE(&quot;,&quot;;[Data.N25]))">
            <text:p/>
          </table:table-cell>
          <table:table-cell table:style-name="ce15" table:formula="of:=IF([Data.O25]=&quot;&quot;;&quot;&quot;;CONCATENATE(&quot;,&quot;;[Data.O25]))">
            <text:p/>
          </table:table-cell>
          <table:table-cell table:style-name="ce15" table:formula="of:=IF([Data.P25]=&quot;&quot;;&quot;&quot;;CONCATENATE(&quot;,&quot;;[Data.P25]))">
            <text:p/>
          </table:table-cell>
          <table:table-cell table:style-name="ce15" table:formula="of:=IF([Data.Q25]=&quot;&quot;;&quot;&quot;;CONCATENATE(&quot;,&quot;;[Data.Q25]))">
            <text:p/>
          </table:table-cell>
          <table:table-cell table:style-name="ce15" table:formula="of:=IF([Data.R25]=&quot;&quot;;&quot;&quot;;CONCATENATE(&quot;,&quot;;[Data.R25]))">
            <text:p/>
          </table:table-cell>
          <table:table-cell table:style-name="ce15" table:formula="of:=IF([Data.S25]=&quot;&quot;;&quot;&quot;;CONCATENATE(&quot;,&quot;;[Data.S25]))">
            <text:p/>
          </table:table-cell>
          <table:table-cell table:style-name="ce15" table:formula="of:=IF([Data.T25]=&quot;&quot;;&quot;&quot;;CONCATENATE(&quot;,&quot;;[Data.T25]))">
            <text:p/>
          </table:table-cell>
          <table:table-cell table:number-columns-repeated="2"/>
        </table:table-row>
        <table:table-row table:style-name="ro9">
          <table:table-cell table:formula="of:=IF([Data.A26]=&quot;&quot;;[.A24];[Data.A26])" office:value-type="float" office:value="19">
            <text:p>19</text:p>
          </table:table-cell>
          <table:table-cell table:formula="of:=IF([Data.E26]=&quot;&quot;;[.B24];CONCATENATE(&quot;,&quot;;[Data.E26]))" office:value-type="string" office:string-value=",TRAINING">
            <text:p>,TRAINING</text:p>
          </table:table-cell>
          <table:table-cell table:formula="of:=IF([Data.F26]=&quot;&quot;;[.C24];CONCATENATE(&quot;,&quot;;[Data.F26]))" office:value-type="string" office:string-value=",CHARL">
            <text:p>,CHARL</text:p>
          </table:table-cell>
          <table:table-cell table:formula="of:=CONCATENATE(&quot;,&quot;;[Data.G26])" office:value-type="string" office:string-value=",MINOR">
            <text:p>,MINOR</text:p>
          </table:table-cell>
          <table:table-cell table:formula="of:=CONCATENATE(&quot;,&quot;;[Data.H26])" office:value-type="string" office:string-value=",7">
            <text:p>,7</text:p>
          </table:table-cell>
          <table:table-cell table:formula="of:=IF([Data.I26]=&quot;&quot;;&quot;&quot;;CONCATENATE(&quot;,&quot;;[Data.I26]))" office:value-type="string" office:string-value=",S42=20">
            <text:p>,S42=20</text:p>
          </table:table-cell>
          <table:table-cell table:style-name="ce15" table:formula="of:=IF([Data.J26]=&quot;&quot;;&quot;&quot;;CONCATENATE(&quot;,&quot;;[Data.J26]))" office:value-type="string" office:string-value=",S212=20">
            <text:p>,S212=20</text:p>
          </table:table-cell>
          <table:table-cell table:style-name="ce15" table:formula="of:=IF([Data.K26]=&quot;&quot;;&quot;&quot;;CONCATENATE(&quot;,&quot;;[Data.K26]))" office:value-type="string" office:string-value=",S116=20">
            <text:p>,S116=20</text:p>
          </table:table-cell>
          <table:table-cell table:style-name="ce15" table:formula="of:=IF([Data.L26]=&quot;&quot;;&quot;&quot;;CONCATENATE(&quot;,&quot;;[Data.L26]))" office:value-type="string" office:string-value=",S123=20">
            <text:p>,S123=20</text:p>
          </table:table-cell>
          <table:table-cell table:style-name="ce15" table:formula="of:=IF([Data.M26]=&quot;&quot;;&quot;&quot;;CONCATENATE(&quot;,&quot;;[Data.M26]))" office:value-type="string" office:string-value=",S198=20">
            <text:p>,S198=20</text:p>
          </table:table-cell>
          <table:table-cell table:style-name="ce15" table:formula="of:=IF([Data.N26]=&quot;&quot;;&quot;&quot;;CONCATENATE(&quot;,&quot;;[Data.N26]))" office:value-type="string" office:string-value=",S196=20">
            <text:p>,S196=20</text:p>
          </table:table-cell>
          <table:table-cell table:style-name="ce15" table:formula="of:=IF([Data.O26]=&quot;&quot;;&quot;&quot;;CONCATENATE(&quot;,&quot;;[Data.O26]))">
            <text:p/>
          </table:table-cell>
          <table:table-cell table:style-name="ce15" table:formula="of:=IF([Data.P26]=&quot;&quot;;&quot;&quot;;CONCATENATE(&quot;,&quot;;[Data.P26]))">
            <text:p/>
          </table:table-cell>
          <table:table-cell table:style-name="ce15" table:formula="of:=IF([Data.Q26]=&quot;&quot;;&quot;&quot;;CONCATENATE(&quot;,&quot;;[Data.Q26]))">
            <text:p/>
          </table:table-cell>
          <table:table-cell table:style-name="ce15" table:formula="of:=IF([Data.R26]=&quot;&quot;;&quot;&quot;;CONCATENATE(&quot;,&quot;;[Data.R26]))">
            <text:p/>
          </table:table-cell>
          <table:table-cell table:style-name="ce15" table:formula="of:=IF([Data.S26]=&quot;&quot;;&quot;&quot;;CONCATENATE(&quot;,&quot;;[Data.S26]))">
            <text:p/>
          </table:table-cell>
          <table:table-cell table:style-name="ce15" table:formula="of:=IF([Data.T26]=&quot;&quot;;&quot;&quot;;CONCATENATE(&quot;,&quot;;[Data.T26]))">
            <text:p/>
          </table:table-cell>
          <table:table-cell table:number-columns-repeated="2"/>
        </table:table-row>
        <table:table-row table:style-name="ro9">
          <table:table-cell table:formula="of:=IF([Data.A27]=&quot;&quot;;[.A25];[Data.A27])" office:value-type="float" office:value="20">
            <text:p>20</text:p>
          </table:table-cell>
          <table:table-cell table:formula="of:=IF([Data.E27]=&quot;&quot;;[.B25];CONCATENATE(&quot;,&quot;;[Data.E27]))" office:value-type="string" office:string-value=",TRAINING">
            <text:p>,TRAINING</text:p>
          </table:table-cell>
          <table:table-cell table:formula="of:=IF([Data.F27]=&quot;&quot;;[.C25];CONCATENATE(&quot;,&quot;;[Data.F27]))" office:value-type="string" office:string-value=",CHARL">
            <text:p>,CHARL</text:p>
          </table:table-cell>
          <table:table-cell table:formula="of:=CONCATENATE(&quot;,&quot;;[Data.G27])" office:value-type="string" office:string-value=",LESSER">
            <text:p>,LESSER</text:p>
          </table:table-cell>
          <table:table-cell table:formula="of:=CONCATENATE(&quot;,&quot;;[Data.H27])" office:value-type="string" office:string-value=",5">
            <text:p>,5</text:p>
          </table:table-cell>
          <table:table-cell table:formula="of:=IF([Data.I27]=&quot;&quot;;&quot;&quot;;CONCATENATE(&quot;,&quot;;[Data.I27]))" office:value-type="string" office:string-value=",RANK3=BASELIST;OPENLIST;CLOSEDLIST">
            <text:p>,RANK3=BASELIST;OPENLIST;CLOSEDLIST</text:p>
          </table:table-cell>
          <table:table-cell table:style-name="ce15" table:formula="of:=IF([Data.J27]=&quot;&quot;;&quot;&quot;;CONCATENATE(&quot;,&quot;;[Data.J27]))">
            <text:p/>
          </table:table-cell>
          <table:table-cell table:style-name="ce15" table:formula="of:=IF([Data.K27]=&quot;&quot;;&quot;&quot;;CONCATENATE(&quot;,&quot;;[Data.K27]))">
            <text:p/>
          </table:table-cell>
          <table:table-cell table:style-name="ce15" table:formula="of:=IF([Data.L27]=&quot;&quot;;&quot;&quot;;CONCATENATE(&quot;,&quot;;[Data.L27]))">
            <text:p/>
          </table:table-cell>
          <table:table-cell table:style-name="ce15" table:formula="of:=IF([Data.M27]=&quot;&quot;;&quot;&quot;;CONCATENATE(&quot;,&quot;;[Data.M27]))">
            <text:p/>
          </table:table-cell>
          <table:table-cell table:style-name="ce15" table:formula="of:=IF([Data.N27]=&quot;&quot;;&quot;&quot;;CONCATENATE(&quot;,&quot;;[Data.N27]))">
            <text:p/>
          </table:table-cell>
          <table:table-cell table:style-name="ce15" table:formula="of:=IF([Data.O27]=&quot;&quot;;&quot;&quot;;CONCATENATE(&quot;,&quot;;[Data.O27]))">
            <text:p/>
          </table:table-cell>
          <table:table-cell table:style-name="ce15" table:formula="of:=IF([Data.P27]=&quot;&quot;;&quot;&quot;;CONCATENATE(&quot;,&quot;;[Data.P27]))">
            <text:p/>
          </table:table-cell>
          <table:table-cell table:style-name="ce15" table:formula="of:=IF([Data.Q27]=&quot;&quot;;&quot;&quot;;CONCATENATE(&quot;,&quot;;[Data.Q27]))">
            <text:p/>
          </table:table-cell>
          <table:table-cell table:style-name="ce15" table:formula="of:=IF([Data.R27]=&quot;&quot;;&quot;&quot;;CONCATENATE(&quot;,&quot;;[Data.R27]))">
            <text:p/>
          </table:table-cell>
          <table:table-cell table:style-name="ce15" table:formula="of:=IF([Data.S27]=&quot;&quot;;&quot;&quot;;CONCATENATE(&quot;,&quot;;[Data.S27]))">
            <text:p/>
          </table:table-cell>
          <table:table-cell table:style-name="ce15" table:formula="of:=IF([Data.T27]=&quot;&quot;;&quot;&quot;;CONCATENATE(&quot;,&quot;;[Data.T27]))">
            <text:p/>
          </table:table-cell>
          <table:table-cell table:number-columns-repeated="2"/>
        </table:table-row>
        <table:table-row table:style-name="ro9">
          <table:table-cell table:formula="of:=IF([Data.A28]=&quot;&quot;;[.A26];[Data.A28])" office:value-type="float" office:value="20">
            <text:p>20</text:p>
          </table:table-cell>
          <table:table-cell table:formula="of:=IF([Data.E28]=&quot;&quot;;[.B26];CONCATENATE(&quot;,&quot;;[Data.E28]))" office:value-type="string" office:string-value=",TRAINING">
            <text:p>,TRAINING</text:p>
          </table:table-cell>
          <table:table-cell table:formula="of:=IF([Data.F28]=&quot;&quot;;[.C26];CONCATENATE(&quot;,&quot;;[Data.F28]))" office:value-type="string" office:string-value=",CHARL">
            <text:p>,CHARL</text:p>
          </table:table-cell>
          <table:table-cell table:formula="of:=CONCATENATE(&quot;,&quot;;[Data.G28])" office:value-type="string" office:string-value=",MINOR">
            <text:p>,MINOR</text:p>
          </table:table-cell>
          <table:table-cell table:formula="of:=CONCATENATE(&quot;,&quot;;[Data.H28])" office:value-type="string" office:string-value=",10">
            <text:p>,10</text:p>
          </table:table-cell>
          <table:table-cell table:formula="of:=IF([Data.I28]=&quot;&quot;;&quot;&quot;;CONCATENATE(&quot;,&quot;;[Data.I28]))" office:value-type="string" office:string-value=",RANK10=BASELIST;OPENLIST;CLOSEDLIST">
            <text:p>,RANK10=BASELIST;OPENLIST;CLOSEDLIST</text:p>
          </table:table-cell>
          <table:table-cell table:style-name="ce15" table:formula="of:=IF([Data.J28]=&quot;&quot;;&quot;&quot;;CONCATENATE(&quot;,&quot;;[Data.J28]))">
            <text:p/>
          </table:table-cell>
          <table:table-cell table:style-name="ce15" table:formula="of:=IF([Data.K28]=&quot;&quot;;&quot;&quot;;CONCATENATE(&quot;,&quot;;[Data.K28]))">
            <text:p/>
          </table:table-cell>
          <table:table-cell table:style-name="ce15" table:formula="of:=IF([Data.L28]=&quot;&quot;;&quot;&quot;;CONCATENATE(&quot;,&quot;;[Data.L28]))">
            <text:p/>
          </table:table-cell>
          <table:table-cell table:style-name="ce15" table:formula="of:=IF([Data.M28]=&quot;&quot;;&quot;&quot;;CONCATENATE(&quot;,&quot;;[Data.M28]))">
            <text:p/>
          </table:table-cell>
          <table:table-cell table:style-name="ce15" table:formula="of:=IF([Data.N28]=&quot;&quot;;&quot;&quot;;CONCATENATE(&quot;,&quot;;[Data.N28]))">
            <text:p/>
          </table:table-cell>
          <table:table-cell table:style-name="ce15" table:formula="of:=IF([Data.O28]=&quot;&quot;;&quot;&quot;;CONCATENATE(&quot;,&quot;;[Data.O28]))">
            <text:p/>
          </table:table-cell>
          <table:table-cell table:style-name="ce15" table:formula="of:=IF([Data.P28]=&quot;&quot;;&quot;&quot;;CONCATENATE(&quot;,&quot;;[Data.P28]))">
            <text:p/>
          </table:table-cell>
          <table:table-cell table:style-name="ce15" table:formula="of:=IF([Data.Q28]=&quot;&quot;;&quot;&quot;;CONCATENATE(&quot;,&quot;;[Data.Q28]))">
            <text:p/>
          </table:table-cell>
          <table:table-cell table:style-name="ce15" table:formula="of:=IF([Data.R28]=&quot;&quot;;&quot;&quot;;CONCATENATE(&quot;,&quot;;[Data.R28]))">
            <text:p/>
          </table:table-cell>
          <table:table-cell table:style-name="ce15" table:formula="of:=IF([Data.S28]=&quot;&quot;;&quot;&quot;;CONCATENATE(&quot;,&quot;;[Data.S28]))">
            <text:p/>
          </table:table-cell>
          <table:table-cell table:style-name="ce15" table:formula="of:=IF([Data.T28]=&quot;&quot;;&quot;&quot;;CONCATENATE(&quot;,&quot;;[Data.T28]))">
            <text:p/>
          </table:table-cell>
          <table:table-cell table:number-columns-repeated="2"/>
        </table:table-row>
        <table:table-row table:style-name="ro9">
          <table:table-cell table:formula="of:=IF([Data.A29]=&quot;&quot;;[.A27];[Data.A29])" office:value-type="float" office:value="20">
            <text:p>20</text:p>
          </table:table-cell>
          <table:table-cell table:formula="of:=IF([Data.E29]=&quot;&quot;;[.B27];CONCATENATE(&quot;,&quot;;[Data.E29]))" office:value-type="string" office:string-value=",TRAINING">
            <text:p>,TRAINING</text:p>
          </table:table-cell>
          <table:table-cell table:formula="of:=IF([Data.F29]=&quot;&quot;;[.C27];CONCATENATE(&quot;,&quot;;[Data.F29]))" office:value-type="string" office:string-value=",CHARL">
            <text:p>,CHARL</text:p>
          </table:table-cell>
          <table:table-cell table:formula="of:=CONCATENATE(&quot;,&quot;;[Data.G29])" office:value-type="string" office:string-value=",MAJOR">
            <text:p>,MAJOR</text:p>
          </table:table-cell>
          <table:table-cell table:formula="of:=CONCATENATE(&quot;,&quot;;[Data.H29])" office:value-type="string" office:string-value=",20">
            <text:p>,20</text:p>
          </table:table-cell>
          <table:table-cell table:formula="of:=IF([Data.I29]=&quot;&quot;;&quot;&quot;;CONCATENATE(&quot;,&quot;;[Data.I29]))" office:value-type="string" office:string-value=",RANK25=BASELIST;OPENLIST;CLOSEDLIST">
            <text:p>,RANK25=BASELIST;OPENLIST;CLOSEDLIST</text:p>
          </table:table-cell>
          <table:table-cell table:style-name="ce15" table:formula="of:=IF([Data.J29]=&quot;&quot;;&quot;&quot;;CONCATENATE(&quot;,&quot;;[Data.J29]))">
            <text:p/>
          </table:table-cell>
          <table:table-cell table:style-name="ce15" table:formula="of:=IF([Data.K29]=&quot;&quot;;&quot;&quot;;CONCATENATE(&quot;,&quot;;[Data.K29]))">
            <text:p/>
          </table:table-cell>
          <table:table-cell table:style-name="ce15" table:formula="of:=IF([Data.L29]=&quot;&quot;;&quot;&quot;;CONCATENATE(&quot;,&quot;;[Data.L29]))">
            <text:p/>
          </table:table-cell>
          <table:table-cell table:style-name="ce15" table:formula="of:=IF([Data.M29]=&quot;&quot;;&quot;&quot;;CONCATENATE(&quot;,&quot;;[Data.M29]))">
            <text:p/>
          </table:table-cell>
          <table:table-cell table:style-name="ce15" table:formula="of:=IF([Data.N29]=&quot;&quot;;&quot;&quot;;CONCATENATE(&quot;,&quot;;[Data.N29]))">
            <text:p/>
          </table:table-cell>
          <table:table-cell table:style-name="ce15" table:formula="of:=IF([Data.O29]=&quot;&quot;;&quot;&quot;;CONCATENATE(&quot;,&quot;;[Data.O29]))">
            <text:p/>
          </table:table-cell>
          <table:table-cell table:style-name="ce15" table:formula="of:=IF([Data.P29]=&quot;&quot;;&quot;&quot;;CONCATENATE(&quot;,&quot;;[Data.P29]))">
            <text:p/>
          </table:table-cell>
          <table:table-cell table:style-name="ce15" table:formula="of:=IF([Data.Q29]=&quot;&quot;;&quot;&quot;;CONCATENATE(&quot;,&quot;;[Data.Q29]))">
            <text:p/>
          </table:table-cell>
          <table:table-cell table:style-name="ce15" table:formula="of:=IF([Data.R29]=&quot;&quot;;&quot;&quot;;CONCATENATE(&quot;,&quot;;[Data.R29]))">
            <text:p/>
          </table:table-cell>
          <table:table-cell table:style-name="ce15" table:formula="of:=IF([Data.S29]=&quot;&quot;;&quot;&quot;;CONCATENATE(&quot;,&quot;;[Data.S29]))">
            <text:p/>
          </table:table-cell>
          <table:table-cell table:style-name="ce15" table:formula="of:=IF([Data.T29]=&quot;&quot;;&quot;&quot;;CONCATENATE(&quot;,&quot;;[Data.T29]))">
            <text:p/>
          </table:table-cell>
          <table:table-cell table:number-columns-repeated="2"/>
        </table:table-row>
        <table:table-row table:style-name="ro9">
          <table:table-cell table:formula="of:=IF([Data.A30]=&quot;&quot;;[.A28];[Data.A30])" office:value-type="float" office:value="20">
            <text:p>20</text:p>
          </table:table-cell>
          <table:table-cell table:formula="of:=IF([Data.E30]=&quot;&quot;;[.B28];CONCATENATE(&quot;,&quot;;[Data.E30]))" office:value-type="string" office:string-value=",TRAINING">
            <text:p>,TRAINING</text:p>
          </table:table-cell>
          <table:table-cell table:formula="of:=IF([Data.F30]=&quot;&quot;;[.C28];CONCATENATE(&quot;,&quot;;[Data.F30]))" office:value-type="string" office:string-value=",CHARL">
            <text:p>,CHARL</text:p>
          </table:table-cell>
          <table:table-cell table:formula="of:=CONCATENATE(&quot;,&quot;;[Data.G30])" office:value-type="string" office:string-value=",GREATER">
            <text:p>,GREATER</text:p>
          </table:table-cell>
          <table:table-cell table:formula="of:=CONCATENATE(&quot;,&quot;;[Data.H30])" office:value-type="string" office:string-value=",30">
            <text:p>,30</text:p>
          </table:table-cell>
          <table:table-cell table:formula="of:=IF([Data.I30]=&quot;&quot;;&quot;&quot;;CONCATENATE(&quot;,&quot;;[Data.I30]))" office:value-type="string" office:string-value=",RANK50=BASELIST;OPENLIST;CLOSEDLIST">
            <text:p>,RANK50=BASELIST;OPENLIST;CLOSEDLIST</text:p>
          </table:table-cell>
          <table:table-cell table:style-name="ce15" table:formula="of:=IF([Data.J30]=&quot;&quot;;&quot;&quot;;CONCATENATE(&quot;,&quot;;[Data.J30]))">
            <text:p/>
          </table:table-cell>
          <table:table-cell table:style-name="ce15" table:formula="of:=IF([Data.K30]=&quot;&quot;;&quot;&quot;;CONCATENATE(&quot;,&quot;;[Data.K30]))">
            <text:p/>
          </table:table-cell>
          <table:table-cell table:style-name="ce15" table:formula="of:=IF([Data.L30]=&quot;&quot;;&quot;&quot;;CONCATENATE(&quot;,&quot;;[Data.L30]))">
            <text:p/>
          </table:table-cell>
          <table:table-cell table:style-name="ce15" table:formula="of:=IF([Data.M30]=&quot;&quot;;&quot;&quot;;CONCATENATE(&quot;,&quot;;[Data.M30]))">
            <text:p/>
          </table:table-cell>
          <table:table-cell table:style-name="ce15" table:formula="of:=IF([Data.N30]=&quot;&quot;;&quot;&quot;;CONCATENATE(&quot;,&quot;;[Data.N30]))">
            <text:p/>
          </table:table-cell>
          <table:table-cell table:style-name="ce15" table:formula="of:=IF([Data.O30]=&quot;&quot;;&quot;&quot;;CONCATENATE(&quot;,&quot;;[Data.O30]))">
            <text:p/>
          </table:table-cell>
          <table:table-cell table:style-name="ce15" table:formula="of:=IF([Data.P30]=&quot;&quot;;&quot;&quot;;CONCATENATE(&quot;,&quot;;[Data.P30]))">
            <text:p/>
          </table:table-cell>
          <table:table-cell table:style-name="ce15" table:formula="of:=IF([Data.Q30]=&quot;&quot;;&quot;&quot;;CONCATENATE(&quot;,&quot;;[Data.Q30]))">
            <text:p/>
          </table:table-cell>
          <table:table-cell table:style-name="ce15" table:formula="of:=IF([Data.R30]=&quot;&quot;;&quot;&quot;;CONCATENATE(&quot;,&quot;;[Data.R30]))">
            <text:p/>
          </table:table-cell>
          <table:table-cell table:style-name="ce15" table:formula="of:=IF([Data.S30]=&quot;&quot;;&quot;&quot;;CONCATENATE(&quot;,&quot;;[Data.S30]))">
            <text:p/>
          </table:table-cell>
          <table:table-cell table:style-name="ce15" table:formula="of:=IF([Data.T30]=&quot;&quot;;&quot;&quot;;CONCATENATE(&quot;,&quot;;[Data.T30]))">
            <text:p/>
          </table:table-cell>
          <table:table-cell table:number-columns-repeated="2"/>
        </table:table-row>
        <table:table-row table:style-name="ro9">
          <table:table-cell table:formula="of:=IF([Data.A31]=&quot;&quot;;[.A29];[Data.A31])" office:value-type="float" office:value="21">
            <text:p>21</text:p>
          </table:table-cell>
          <table:table-cell table:formula="of:=IF([Data.E31]=&quot;&quot;;[.B29];CONCATENATE(&quot;,&quot;;[Data.E31]))" office:value-type="string" office:string-value=",TRAINING">
            <text:p>,TRAINING</text:p>
          </table:table-cell>
          <table:table-cell table:formula="of:=IF([Data.F31]=&quot;&quot;;[.C29];CONCATENATE(&quot;,&quot;;[Data.F31]))" office:value-type="string" office:string-value=",CHARL">
            <text:p>,CHARL</text:p>
          </table:table-cell>
          <table:table-cell table:formula="of:=CONCATENATE(&quot;,&quot;;[Data.G31])" office:value-type="string" office:string-value=",MINOR">
            <text:p>,MINOR</text:p>
          </table:table-cell>
          <table:table-cell table:formula="of:=CONCATENATE(&quot;,&quot;;[Data.H31])" office:value-type="string" office:string-value=",10">
            <text:p>,10</text:p>
          </table:table-cell>
          <table:table-cell table:formula="of:=IF([Data.I31]=&quot;&quot;;&quot;&quot;;CONCATENATE(&quot;,&quot;;[Data.I31]))" office:value-type="string" office:string-value=",C27=10">
            <text:p>,C27=10</text:p>
          </table:table-cell>
          <table:table-cell table:style-name="ce15" table:formula="of:=IF([Data.J31]=&quot;&quot;;&quot;&quot;;CONCATENATE(&quot;,&quot;;[Data.J31]))" office:value-type="string" office:string-value=",C28=10">
            <text:p>,C28=10</text:p>
          </table:table-cell>
          <table:table-cell table:style-name="ce15" table:formula="of:=IF([Data.K31]=&quot;&quot;;&quot;&quot;;CONCATENATE(&quot;,&quot;;[Data.K31]))" office:value-type="string" office:string-value=",C29=10">
            <text:p>,C29=10</text:p>
          </table:table-cell>
          <table:table-cell table:style-name="ce15" table:formula="of:=IF([Data.L31]=&quot;&quot;;&quot;&quot;;CONCATENATE(&quot;,&quot;;[Data.L31]))" office:value-type="string" office:string-value=",C30=10">
            <text:p>,C30=10</text:p>
          </table:table-cell>
          <table:table-cell table:style-name="ce15" table:formula="of:=IF([Data.M31]=&quot;&quot;;&quot;&quot;;CONCATENATE(&quot;,&quot;;[Data.M31]))" office:value-type="string" office:string-value=",C31=10">
            <text:p>,C31=10</text:p>
          </table:table-cell>
          <table:table-cell table:style-name="ce15" table:formula="of:=IF([Data.N31]=&quot;&quot;;&quot;&quot;;CONCATENATE(&quot;,&quot;;[Data.N31]))" office:value-type="string" office:string-value=",C32=10">
            <text:p>,C32=10</text:p>
          </table:table-cell>
          <table:table-cell table:style-name="ce15" table:formula="of:=IF([Data.O31]=&quot;&quot;;&quot;&quot;;CONCATENATE(&quot;,&quot;;[Data.O31]))" office:value-type="string" office:string-value=",C33=10">
            <text:p>,C33=10</text:p>
          </table:table-cell>
          <table:table-cell table:style-name="ce15" table:formula="of:=IF([Data.P31]=&quot;&quot;;&quot;&quot;;CONCATENATE(&quot;,&quot;;[Data.P31]))">
            <text:p/>
          </table:table-cell>
          <table:table-cell table:style-name="ce15" table:formula="of:=IF([Data.Q31]=&quot;&quot;;&quot;&quot;;CONCATENATE(&quot;,&quot;;[Data.Q31]))">
            <text:p/>
          </table:table-cell>
          <table:table-cell table:style-name="ce15" table:formula="of:=IF([Data.R31]=&quot;&quot;;&quot;&quot;;CONCATENATE(&quot;,&quot;;[Data.R31]))">
            <text:p/>
          </table:table-cell>
          <table:table-cell table:style-name="ce15" table:formula="of:=IF([Data.S31]=&quot;&quot;;&quot;&quot;;CONCATENATE(&quot;,&quot;;[Data.S31]))">
            <text:p/>
          </table:table-cell>
          <table:table-cell table:style-name="ce15" table:formula="of:=IF([Data.T31]=&quot;&quot;;&quot;&quot;;CONCATENATE(&quot;,&quot;;[Data.T31]))">
            <text:p/>
          </table:table-cell>
          <table:table-cell table:number-columns-repeated="2"/>
        </table:table-row>
        <table:table-row table:style-name="ro9">
          <table:table-cell table:formula="of:=IF([Data.A32]=&quot;&quot;;[.A30];[Data.A32])" office:value-type="float" office:value="21">
            <text:p>21</text:p>
          </table:table-cell>
          <table:table-cell table:formula="of:=IF([Data.E32]=&quot;&quot;;[.B30];CONCATENATE(&quot;,&quot;;[Data.E32]))" office:value-type="string" office:string-value=",TRAINING">
            <text:p>,TRAINING</text:p>
          </table:table-cell>
          <table:table-cell table:formula="of:=IF([Data.F32]=&quot;&quot;;[.C30];CONCATENATE(&quot;,&quot;;[Data.F32]))" office:value-type="string" office:string-value=",CHARL">
            <text:p>,CHARL</text:p>
          </table:table-cell>
          <table:table-cell table:formula="of:=CONCATENATE(&quot;,&quot;;[Data.G32])" office:value-type="string" office:string-value=",MAJOR">
            <text:p>,MAJOR</text:p>
          </table:table-cell>
          <table:table-cell table:formula="of:=CONCATENATE(&quot;,&quot;;[Data.H32])" office:value-type="string" office:string-value=",20">
            <text:p>,20</text:p>
          </table:table-cell>
          <table:table-cell table:formula="of:=IF([Data.I32]=&quot;&quot;;&quot;&quot;;CONCATENATE(&quot;,&quot;;[Data.I32]))" office:value-type="string" office:string-value=",C27=20">
            <text:p>,C27=20</text:p>
          </table:table-cell>
          <table:table-cell table:style-name="ce15" table:formula="of:=IF([Data.J32]=&quot;&quot;;&quot;&quot;;CONCATENATE(&quot;,&quot;;[Data.J32]))" office:value-type="string" office:string-value=",C28=20">
            <text:p>,C28=20</text:p>
          </table:table-cell>
          <table:table-cell table:style-name="ce15" table:formula="of:=IF([Data.K32]=&quot;&quot;;&quot;&quot;;CONCATENATE(&quot;,&quot;;[Data.K32]))" office:value-type="string" office:string-value=",C29=20">
            <text:p>,C29=20</text:p>
          </table:table-cell>
          <table:table-cell table:style-name="ce15" table:formula="of:=IF([Data.L32]=&quot;&quot;;&quot;&quot;;CONCATENATE(&quot;,&quot;;[Data.L32]))" office:value-type="string" office:string-value=",C30=20">
            <text:p>,C30=20</text:p>
          </table:table-cell>
          <table:table-cell table:style-name="ce15" table:formula="of:=IF([Data.M32]=&quot;&quot;;&quot;&quot;;CONCATENATE(&quot;,&quot;;[Data.M32]))" office:value-type="string" office:string-value=",C31=20">
            <text:p>,C31=20</text:p>
          </table:table-cell>
          <table:table-cell table:style-name="ce15" table:formula="of:=IF([Data.N32]=&quot;&quot;;&quot;&quot;;CONCATENATE(&quot;,&quot;;[Data.N32]))" office:value-type="string" office:string-value=",C32=20">
            <text:p>,C32=20</text:p>
          </table:table-cell>
          <table:table-cell table:style-name="ce15" table:formula="of:=IF([Data.O32]=&quot;&quot;;&quot;&quot;;CONCATENATE(&quot;,&quot;;[Data.O32]))" office:value-type="string" office:string-value=",C33=20">
            <text:p>,C33=20</text:p>
          </table:table-cell>
          <table:table-cell table:style-name="ce15" table:formula="of:=IF([Data.P32]=&quot;&quot;;&quot;&quot;;CONCATENATE(&quot;,&quot;;[Data.P32]))">
            <text:p/>
          </table:table-cell>
          <table:table-cell table:style-name="ce15" table:formula="of:=IF([Data.Q32]=&quot;&quot;;&quot;&quot;;CONCATENATE(&quot;,&quot;;[Data.Q32]))">
            <text:p/>
          </table:table-cell>
          <table:table-cell table:style-name="ce15" table:formula="of:=IF([Data.R32]=&quot;&quot;;&quot;&quot;;CONCATENATE(&quot;,&quot;;[Data.R32]))">
            <text:p/>
          </table:table-cell>
          <table:table-cell table:style-name="ce15" table:formula="of:=IF([Data.S32]=&quot;&quot;;&quot;&quot;;CONCATENATE(&quot;,&quot;;[Data.S32]))">
            <text:p/>
          </table:table-cell>
          <table:table-cell table:style-name="ce15" table:formula="of:=IF([Data.T32]=&quot;&quot;;&quot;&quot;;CONCATENATE(&quot;,&quot;;[Data.T32]))">
            <text:p/>
          </table:table-cell>
          <table:table-cell table:number-columns-repeated="2"/>
        </table:table-row>
        <table:table-row table:style-name="ro9">
          <table:table-cell table:formula="of:=IF([Data.A33]=&quot;&quot;;[.A31];[Data.A33])" office:value-type="float" office:value="21">
            <text:p>21</text:p>
          </table:table-cell>
          <table:table-cell table:formula="of:=IF([Data.E33]=&quot;&quot;;[.B31];CONCATENATE(&quot;,&quot;;[Data.E33]))" office:value-type="string" office:string-value=",TRAINING">
            <text:p>,TRAINING</text:p>
          </table:table-cell>
          <table:table-cell table:formula="of:=IF([Data.F33]=&quot;&quot;;[.C31];CONCATENATE(&quot;,&quot;;[Data.F33]))" office:value-type="string" office:string-value=",CHARL">
            <text:p>,CHARL</text:p>
          </table:table-cell>
          <table:table-cell table:formula="of:=CONCATENATE(&quot;,&quot;;[Data.G33])" office:value-type="string" office:string-value=",GREATER">
            <text:p>,GREATER</text:p>
          </table:table-cell>
          <table:table-cell table:formula="of:=CONCATENATE(&quot;,&quot;;[Data.H33])" office:value-type="string" office:string-value=",30">
            <text:p>,30</text:p>
          </table:table-cell>
          <table:table-cell table:formula="of:=IF([Data.I33]=&quot;&quot;;&quot;&quot;;CONCATENATE(&quot;,&quot;;[Data.I33]))" office:value-type="string" office:string-value=",C27=30">
            <text:p>,C27=30</text:p>
          </table:table-cell>
          <table:table-cell table:style-name="ce15" table:formula="of:=IF([Data.J33]=&quot;&quot;;&quot;&quot;;CONCATENATE(&quot;,&quot;;[Data.J33]))" office:value-type="string" office:string-value=",C28=30">
            <text:p>,C28=30</text:p>
          </table:table-cell>
          <table:table-cell table:style-name="ce15" table:formula="of:=IF([Data.K33]=&quot;&quot;;&quot;&quot;;CONCATENATE(&quot;,&quot;;[Data.K33]))" office:value-type="string" office:string-value=",C29=30">
            <text:p>,C29=30</text:p>
          </table:table-cell>
          <table:table-cell table:style-name="ce15" table:formula="of:=IF([Data.L33]=&quot;&quot;;&quot;&quot;;CONCATENATE(&quot;,&quot;;[Data.L33]))" office:value-type="string" office:string-value=",C30=30">
            <text:p>,C30=30</text:p>
          </table:table-cell>
          <table:table-cell table:style-name="ce15" table:formula="of:=IF([Data.M33]=&quot;&quot;;&quot;&quot;;CONCATENATE(&quot;,&quot;;[Data.M33]))" office:value-type="string" office:string-value=",C31=30">
            <text:p>,C31=30</text:p>
          </table:table-cell>
          <table:table-cell table:style-name="ce15" table:formula="of:=IF([Data.N33]=&quot;&quot;;&quot;&quot;;CONCATENATE(&quot;,&quot;;[Data.N33]))" office:value-type="string" office:string-value=",C32=30">
            <text:p>,C32=30</text:p>
          </table:table-cell>
          <table:table-cell table:style-name="ce15" table:formula="of:=IF([Data.O33]=&quot;&quot;;&quot;&quot;;CONCATENATE(&quot;,&quot;;[Data.O33]))" office:value-type="string" office:string-value=",C33=30">
            <text:p>,C33=30</text:p>
          </table:table-cell>
          <table:table-cell table:style-name="ce15" table:formula="of:=IF([Data.P33]=&quot;&quot;;&quot;&quot;;CONCATENATE(&quot;,&quot;;[Data.P33]))">
            <text:p/>
          </table:table-cell>
          <table:table-cell table:style-name="ce15" table:formula="of:=IF([Data.Q33]=&quot;&quot;;&quot;&quot;;CONCATENATE(&quot;,&quot;;[Data.Q33]))">
            <text:p/>
          </table:table-cell>
          <table:table-cell table:style-name="ce15" table:formula="of:=IF([Data.R33]=&quot;&quot;;&quot;&quot;;CONCATENATE(&quot;,&quot;;[Data.R33]))">
            <text:p/>
          </table:table-cell>
          <table:table-cell table:style-name="ce15" table:formula="of:=IF([Data.S33]=&quot;&quot;;&quot;&quot;;CONCATENATE(&quot;,&quot;;[Data.S33]))">
            <text:p/>
          </table:table-cell>
          <table:table-cell table:style-name="ce15" table:formula="of:=IF([Data.T33]=&quot;&quot;;&quot;&quot;;CONCATENATE(&quot;,&quot;;[Data.T33]))">
            <text:p/>
          </table:table-cell>
          <table:table-cell table:number-columns-repeated="2"/>
        </table:table-row>
        <table:table-row table:style-name="ro9">
          <table:table-cell table:formula="of:=IF([Data.A34]=&quot;&quot;;[.A32];[Data.A34])" office:value-type="float" office:value="22">
            <text:p>22</text:p>
          </table:table-cell>
          <table:table-cell table:formula="of:=IF([Data.E34]=&quot;&quot;;[.B32];CONCATENATE(&quot;,&quot;;[Data.E34]))" office:value-type="string" office:string-value=",TRAINING">
            <text:p>,TRAINING</text:p>
          </table:table-cell>
          <table:table-cell table:formula="of:=IF([Data.F34]=&quot;&quot;;[.C32];CONCATENATE(&quot;,&quot;;[Data.F34]))" office:value-type="string" office:string-value=",CHARL">
            <text:p>,CHARL</text:p>
          </table:table-cell>
          <table:table-cell table:formula="of:=CONCATENATE(&quot;,&quot;;[Data.G34])" office:value-type="string" office:string-value=",MINOR">
            <text:p>,MINOR</text:p>
          </table:table-cell>
          <table:table-cell table:formula="of:=CONCATENATE(&quot;,&quot;;[Data.H34])" office:value-type="string" office:string-value=",10">
            <text:p>,10</text:p>
          </table:table-cell>
          <table:table-cell table:formula="of:=IF([Data.I34]=&quot;&quot;;&quot;&quot;;CONCATENATE(&quot;,&quot;;[Data.I34]))" office:value-type="string" office:string-value=",CHOOSE1=C27;C28;C29;C30;C31;C32;C33=EVERYMAN">
            <text:p>,CHOOSE1=C27;C28;C29;C30;C31;C32;C33=EVERYMAN</text:p>
          </table:table-cell>
          <table:table-cell table:style-name="ce15" table:formula="of:=IF([Data.J34]=&quot;&quot;;&quot;&quot;;CONCATENATE(&quot;,&quot;;[Data.J34]))">
            <text:p/>
          </table:table-cell>
          <table:table-cell table:style-name="ce15" table:formula="of:=IF([Data.K34]=&quot;&quot;;&quot;&quot;;CONCATENATE(&quot;,&quot;;[Data.K34]))">
            <text:p/>
          </table:table-cell>
          <table:table-cell table:style-name="ce15" table:formula="of:=IF([Data.L34]=&quot;&quot;;&quot;&quot;;CONCATENATE(&quot;,&quot;;[Data.L34]))">
            <text:p/>
          </table:table-cell>
          <table:table-cell table:style-name="ce15" table:formula="of:=IF([Data.M34]=&quot;&quot;;&quot;&quot;;CONCATENATE(&quot;,&quot;;[Data.M34]))">
            <text:p/>
          </table:table-cell>
          <table:table-cell table:style-name="ce15" table:formula="of:=IF([Data.N34]=&quot;&quot;;&quot;&quot;;CONCATENATE(&quot;,&quot;;[Data.N34]))">
            <text:p/>
          </table:table-cell>
          <table:table-cell table:style-name="ce15" table:formula="of:=IF([Data.O34]=&quot;&quot;;&quot;&quot;;CONCATENATE(&quot;,&quot;;[Data.O34]))">
            <text:p/>
          </table:table-cell>
          <table:table-cell table:style-name="ce15" table:formula="of:=IF([Data.P34]=&quot;&quot;;&quot;&quot;;CONCATENATE(&quot;,&quot;;[Data.P34]))">
            <text:p/>
          </table:table-cell>
          <table:table-cell table:style-name="ce15" table:formula="of:=IF([Data.Q34]=&quot;&quot;;&quot;&quot;;CONCATENATE(&quot;,&quot;;[Data.Q34]))">
            <text:p/>
          </table:table-cell>
          <table:table-cell table:style-name="ce15" table:formula="of:=IF([Data.R34]=&quot;&quot;;&quot;&quot;;CONCATENATE(&quot;,&quot;;[Data.R34]))">
            <text:p/>
          </table:table-cell>
          <table:table-cell table:style-name="ce15" table:formula="of:=IF([Data.S34]=&quot;&quot;;&quot;&quot;;CONCATENATE(&quot;,&quot;;[Data.S34]))">
            <text:p/>
          </table:table-cell>
          <table:table-cell table:style-name="ce15" table:formula="of:=IF([Data.T34]=&quot;&quot;;&quot;&quot;;CONCATENATE(&quot;,&quot;;[Data.T34]))">
            <text:p/>
          </table:table-cell>
          <table:table-cell table:number-columns-repeated="2"/>
        </table:table-row>
        <table:table-row table:style-name="ro9">
          <table:table-cell table:formula="of:=IF([Data.A35]=&quot;&quot;;[.A33];[Data.A35])" office:value-type="float" office:value="22">
            <text:p>22</text:p>
          </table:table-cell>
          <table:table-cell table:formula="of:=IF([Data.E35]=&quot;&quot;;[.B33];CONCATENATE(&quot;,&quot;;[Data.E35]))" office:value-type="string" office:string-value=",TRAINING">
            <text:p>,TRAINING</text:p>
          </table:table-cell>
          <table:table-cell table:formula="of:=IF([Data.F35]=&quot;&quot;;[.C33];CONCATENATE(&quot;,&quot;;[Data.F35]))" office:value-type="string" office:string-value=",CHARL">
            <text:p>,CHARL</text:p>
          </table:table-cell>
          <table:table-cell table:formula="of:=CONCATENATE(&quot;,&quot;;[Data.G35])" office:value-type="string" office:string-value=",MAJOR">
            <text:p>,MAJOR</text:p>
          </table:table-cell>
          <table:table-cell table:formula="of:=CONCATENATE(&quot;,&quot;;[Data.H35])" office:value-type="string" office:string-value=",15">
            <text:p>,15</text:p>
          </table:table-cell>
          <table:table-cell table:formula="of:=IF([Data.I35]=&quot;&quot;;&quot;&quot;;CONCATENATE(&quot;,&quot;;[Data.I35]))" office:value-type="string" office:string-value=",CHOOSESKILL1=C27;C28;C29;C30;C31;C32;C33=OCCUPATIONAL=CAT=EVERYMAN">
            <text:p>,CHOOSESKILL1=C27;C28;C29;C30;C31;C32;C33=OCCUPATIONAL=CAT=EVERYMAN</text:p>
          </table:table-cell>
          <table:table-cell table:style-name="ce15" table:formula="of:=IF([Data.J35]=&quot;&quot;;&quot;&quot;;CONCATENATE(&quot;,&quot;;[Data.J35]))">
            <text:p/>
          </table:table-cell>
          <table:table-cell table:style-name="ce15" table:formula="of:=IF([Data.K35]=&quot;&quot;;&quot;&quot;;CONCATENATE(&quot;,&quot;;[Data.K35]))">
            <text:p/>
          </table:table-cell>
          <table:table-cell table:style-name="ce15" table:formula="of:=IF([Data.L35]=&quot;&quot;;&quot;&quot;;CONCATENATE(&quot;,&quot;;[Data.L35]))">
            <text:p/>
          </table:table-cell>
          <table:table-cell table:style-name="ce15" table:formula="of:=IF([Data.M35]=&quot;&quot;;&quot;&quot;;CONCATENATE(&quot;,&quot;;[Data.M35]))">
            <text:p/>
          </table:table-cell>
          <table:table-cell table:style-name="ce15" table:formula="of:=IF([Data.N35]=&quot;&quot;;&quot;&quot;;CONCATENATE(&quot;,&quot;;[Data.N35]))">
            <text:p/>
          </table:table-cell>
          <table:table-cell table:style-name="ce15" table:formula="of:=IF([Data.O35]=&quot;&quot;;&quot;&quot;;CONCATENATE(&quot;,&quot;;[Data.O35]))">
            <text:p/>
          </table:table-cell>
          <table:table-cell table:style-name="ce15" table:formula="of:=IF([Data.P35]=&quot;&quot;;&quot;&quot;;CONCATENATE(&quot;,&quot;;[Data.P35]))">
            <text:p/>
          </table:table-cell>
          <table:table-cell table:style-name="ce15" table:formula="of:=IF([Data.Q35]=&quot;&quot;;&quot;&quot;;CONCATENATE(&quot;,&quot;;[Data.Q35]))">
            <text:p/>
          </table:table-cell>
          <table:table-cell table:style-name="ce15" table:formula="of:=IF([Data.R35]=&quot;&quot;;&quot;&quot;;CONCATENATE(&quot;,&quot;;[Data.R35]))">
            <text:p/>
          </table:table-cell>
          <table:table-cell table:style-name="ce15" table:formula="of:=IF([Data.S35]=&quot;&quot;;&quot;&quot;;CONCATENATE(&quot;,&quot;;[Data.S35]))">
            <text:p/>
          </table:table-cell>
          <table:table-cell table:style-name="ce15" table:formula="of:=IF([Data.T35]=&quot;&quot;;&quot;&quot;;CONCATENATE(&quot;,&quot;;[Data.T35]))">
            <text:p/>
          </table:table-cell>
          <table:table-cell table:number-columns-repeated="2"/>
        </table:table-row>
        <table:table-row table:style-name="ro9">
          <table:table-cell table:formula="of:=IF([Data.A36]=&quot;&quot;;[.A34];[Data.A36])" office:value-type="float" office:value="23">
            <text:p>23</text:p>
          </table:table-cell>
          <table:table-cell table:formula="of:=IF([Data.E36]=&quot;&quot;;[.B34];CONCATENATE(&quot;,&quot;;[Data.E36]))" office:value-type="string" office:string-value=",TRAINING">
            <text:p>,TRAINING</text:p>
          </table:table-cell>
          <table:table-cell table:formula="of:=IF([Data.F36]=&quot;&quot;;[.C34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6])" office:value-type="string" office:string-value=",12">
            <text:p>,12</text:p>
          </table:table-cell>
          <table:table-cell table:formula="of:=IF([Data.I36]=&quot;&quot;;&quot;&quot;;CONCATENATE(&quot;,&quot;;[Data.I36]))" office:value-type="string" office:string-value=",DESCR">
            <text:p>,DESCR</text:p>
          </table:table-cell>
          <table:table-cell table:style-name="ce15" table:formula="of:=IF([Data.J36]=&quot;&quot;;&quot;&quot;;CONCATENATE(&quot;,&quot;;[Data.J36]))">
            <text:p/>
          </table:table-cell>
          <table:table-cell table:style-name="ce15" table:formula="of:=IF([Data.K36]=&quot;&quot;;&quot;&quot;;CONCATENATE(&quot;,&quot;;[Data.K36]))">
            <text:p/>
          </table:table-cell>
          <table:table-cell table:style-name="ce15" table:formula="of:=IF([Data.L36]=&quot;&quot;;&quot;&quot;;CONCATENATE(&quot;,&quot;;[Data.L36]))">
            <text:p/>
          </table:table-cell>
          <table:table-cell table:style-name="ce15" table:formula="of:=IF([Data.M36]=&quot;&quot;;&quot;&quot;;CONCATENATE(&quot;,&quot;;[Data.M36]))">
            <text:p/>
          </table:table-cell>
          <table:table-cell table:style-name="ce15" table:formula="of:=IF([Data.N36]=&quot;&quot;;&quot;&quot;;CONCATENATE(&quot;,&quot;;[Data.N36]))">
            <text:p/>
          </table:table-cell>
          <table:table-cell table:style-name="ce15" table:formula="of:=IF([Data.O36]=&quot;&quot;;&quot;&quot;;CONCATENATE(&quot;,&quot;;[Data.O36]))">
            <text:p/>
          </table:table-cell>
          <table:table-cell table:style-name="ce15" table:formula="of:=IF([Data.P36]=&quot;&quot;;&quot;&quot;;CONCATENATE(&quot;,&quot;;[Data.P36]))">
            <text:p/>
          </table:table-cell>
          <table:table-cell table:style-name="ce15" table:formula="of:=IF([Data.Q36]=&quot;&quot;;&quot;&quot;;CONCATENATE(&quot;,&quot;;[Data.Q36]))">
            <text:p/>
          </table:table-cell>
          <table:table-cell table:style-name="ce15" table:formula="of:=IF([Data.R36]=&quot;&quot;;&quot;&quot;;CONCATENATE(&quot;,&quot;;[Data.R36]))">
            <text:p/>
          </table:table-cell>
          <table:table-cell table:style-name="ce15" table:formula="of:=IF([Data.S36]=&quot;&quot;;&quot;&quot;;CONCATENATE(&quot;,&quot;;[Data.S36]))">
            <text:p/>
          </table:table-cell>
          <table:table-cell table:style-name="ce15" table:formula="of:=IF([Data.T36]=&quot;&quot;;&quot;&quot;;CONCATENATE(&quot;,&quot;;[Data.T36]))">
            <text:p/>
          </table:table-cell>
          <table:table-cell table:number-columns-repeated="2"/>
        </table:table-row>
        <table:table-row table:style-name="ro9">
          <table:table-cell table:formula="of:=IF([Data.A37]=&quot;&quot;;[.A35];[Data.A37])" office:value-type="float" office:value="24">
            <text:p>24</text:p>
          </table:table-cell>
          <table:table-cell table:formula="of:=IF([Data.E36]=&quot;&quot;;[.B35];CONCATENATE(&quot;,&quot;;[Data.E36]))" office:value-type="string" office:string-value=",TRAINING">
            <text:p>,TRAINING</text:p>
          </table:table-cell>
          <table:table-cell table:formula="of:=IF([Data.F36]=&quot;&quot;;[.C35];CONCATENATE(&quot;,&quot;;[Data.F36]))" office:value-type="string" office:string-value=",CHARL">
            <text:p>,CHARL</text:p>
          </table:table-cell>
          <table:table-cell table:formula="of:=CONCATENATE(&quot;,&quot;;[Data.G36])" office:value-type="string" office:string-value=",MAJOR">
            <text:p>,MAJOR</text:p>
          </table:table-cell>
          <table:table-cell table:formula="of:=CONCATENATE(&quot;,&quot;;[Data.H37])" office:value-type="string" office:string-value=",10">
            <text:p>,10</text:p>
          </table:table-cell>
          <table:table-cell table:formula="of:=IF([Data.I37]=&quot;&quot;;&quot;&quot;;CONCATENATE(&quot;,&quot;;[Data.I37]))" office:value-type="string" office:string-value=",CHOOSESKILL1=S216;S217;S218;S219=EVERYMAN=CAT=10">
            <text:p>,CHOOSESKILL1=S216;S217;S218;S219=EVERYMAN=CAT=10</text:p>
          </table:table-cell>
          <table:table-cell table:style-name="ce15" table:formula="of:=IF([Data.J37]=&quot;&quot;;&quot;&quot;;CONCATENATE(&quot;,&quot;;[Data.J37]))">
            <text:p/>
          </table:table-cell>
          <table:table-cell table:style-name="ce15" table:formula="of:=IF([Data.K37]=&quot;&quot;;&quot;&quot;;CONCATENATE(&quot;,&quot;;[Data.K37]))">
            <text:p/>
          </table:table-cell>
          <table:table-cell table:style-name="ce15" table:formula="of:=IF([Data.L37]=&quot;&quot;;&quot;&quot;;CONCATENATE(&quot;,&quot;;[Data.L37]))">
            <text:p/>
          </table:table-cell>
          <table:table-cell table:style-name="ce15" table:formula="of:=IF([Data.M37]=&quot;&quot;;&quot;&quot;;CONCATENATE(&quot;,&quot;;[Data.M37]))">
            <text:p/>
          </table:table-cell>
          <table:table-cell table:style-name="ce15" table:formula="of:=IF([Data.N37]=&quot;&quot;;&quot;&quot;;CONCATENATE(&quot;,&quot;;[Data.N37]))">
            <text:p/>
          </table:table-cell>
          <table:table-cell table:style-name="ce15" table:formula="of:=IF([Data.O37]=&quot;&quot;;&quot;&quot;;CONCATENATE(&quot;,&quot;;[Data.O37]))">
            <text:p/>
          </table:table-cell>
          <table:table-cell table:style-name="ce15" table:formula="of:=IF([Data.P37]=&quot;&quot;;&quot;&quot;;CONCATENATE(&quot;,&quot;;[Data.P37]))">
            <text:p/>
          </table:table-cell>
          <table:table-cell table:style-name="ce15" table:formula="of:=IF([Data.Q37]=&quot;&quot;;&quot;&quot;;CONCATENATE(&quot;,&quot;;[Data.Q37]))">
            <text:p/>
          </table:table-cell>
          <table:table-cell table:style-name="ce15" table:formula="of:=IF([Data.R37]=&quot;&quot;;&quot;&quot;;CONCATENATE(&quot;,&quot;;[Data.R37]))">
            <text:p/>
          </table:table-cell>
          <table:table-cell table:style-name="ce15" table:formula="of:=IF([Data.S37]=&quot;&quot;;&quot;&quot;;CONCATENATE(&quot;,&quot;;[Data.S37]))">
            <text:p/>
          </table:table-cell>
          <table:table-cell table:style-name="ce15" table:formula="of:=IF([Data.T37]=&quot;&quot;;&quot;&quot;;CONCATENATE(&quot;,&quot;;[Data.T37]))">
            <text:p/>
          </table:table-cell>
          <table:table-cell table:number-columns-repeated="2"/>
        </table:table-row>
        <table:table-row table:style-name="ro9">
          <table:table-cell table:formula="of:=IF([Data.A38]=&quot;&quot;;[.A36];[Data.A38])" office:value-type="float" office:value="25">
            <text:p>25</text:p>
          </table:table-cell>
          <table:table-cell table:formula="of:=IF([Data.E38]=&quot;&quot;;[.B36];CONCATENATE(&quot;,&quot;;[Data.E38]))" office:value-type="string" office:string-value=",TRAINING">
            <text:p>,TRAINING</text:p>
          </table:table-cell>
          <table:table-cell table:formula="of:=IF([Data.F38]=&quot;&quot;;[.C36];CONCATENATE(&quot;,&quot;;[Data.F38]))" office:value-type="string" office:string-value=",CHARL">
            <text:p>,CHARL</text:p>
          </table:table-cell>
          <table:table-cell table:formula="of:=CONCATENATE(&quot;,&quot;;[Data.G38])" office:value-type="string" office:string-value=",LESSER">
            <text:p>,LESSER</text:p>
          </table:table-cell>
          <table:table-cell table:formula="of:=CONCATENATE(&quot;,&quot;;[Data.H38])" office:value-type="string" office:string-value=",3">
            <text:p>,3</text:p>
          </table:table-cell>
          <table:table-cell table:formula="of:=IF([Data.I38]=&quot;&quot;;&quot;&quot;;CONCATENATE(&quot;,&quot;;[Data.I38]))" office:value-type="string" office:string-value=",WEIGHTPENALTY=0.5">
            <text:p>,WEIGHTPENALTY=0.5</text:p>
          </table:table-cell>
          <table:table-cell table:style-name="ce15" table:formula="of:=IF([Data.J38]=&quot;&quot;;&quot;&quot;;CONCATENATE(&quot;,&quot;;[Data.J38]))">
            <text:p/>
          </table:table-cell>
          <table:table-cell table:style-name="ce15" table:formula="of:=IF([Data.K38]=&quot;&quot;;&quot;&quot;;CONCATENATE(&quot;,&quot;;[Data.K38]))">
            <text:p/>
          </table:table-cell>
          <table:table-cell table:style-name="ce15" table:formula="of:=IF([Data.L38]=&quot;&quot;;&quot;&quot;;CONCATENATE(&quot;,&quot;;[Data.L38]))">
            <text:p/>
          </table:table-cell>
          <table:table-cell table:style-name="ce15" table:formula="of:=IF([Data.M38]=&quot;&quot;;&quot;&quot;;CONCATENATE(&quot;,&quot;;[Data.M38]))">
            <text:p/>
          </table:table-cell>
          <table:table-cell table:style-name="ce15" table:formula="of:=IF([Data.N38]=&quot;&quot;;&quot;&quot;;CONCATENATE(&quot;,&quot;;[Data.N38]))">
            <text:p/>
          </table:table-cell>
          <table:table-cell table:style-name="ce15" table:formula="of:=IF([Data.O38]=&quot;&quot;;&quot;&quot;;CONCATENATE(&quot;,&quot;;[Data.O38]))">
            <text:p/>
          </table:table-cell>
          <table:table-cell table:style-name="ce15" table:formula="of:=IF([Data.P38]=&quot;&quot;;&quot;&quot;;CONCATENATE(&quot;,&quot;;[Data.P38]))">
            <text:p/>
          </table:table-cell>
          <table:table-cell table:style-name="ce15" table:formula="of:=IF([Data.Q38]=&quot;&quot;;&quot;&quot;;CONCATENATE(&quot;,&quot;;[Data.Q38]))">
            <text:p/>
          </table:table-cell>
          <table:table-cell table:style-name="ce15" table:formula="of:=IF([Data.R38]=&quot;&quot;;&quot;&quot;;CONCATENATE(&quot;,&quot;;[Data.R38]))">
            <text:p/>
          </table:table-cell>
          <table:table-cell table:style-name="ce15" table:formula="of:=IF([Data.S38]=&quot;&quot;;&quot;&quot;;CONCATENATE(&quot;,&quot;;[Data.S38]))">
            <text:p/>
          </table:table-cell>
          <table:table-cell table:style-name="ce15" table:formula="of:=IF([Data.T38]=&quot;&quot;;&quot;&quot;;CONCATENATE(&quot;,&quot;;[Data.T38]))">
            <text:p/>
          </table:table-cell>
          <table:table-cell table:number-columns-repeated="2"/>
        </table:table-row>
        <table:table-row table:style-name="ro9">
          <table:table-cell table:formula="of:=IF([Data.A39]=&quot;&quot;;[.A37];[Data.A39])" office:value-type="float" office:value="26">
            <text:p>26</text:p>
          </table:table-cell>
          <table:table-cell table:formula="of:=IF([Data.E39]=&quot;&quot;;[.B37];CONCATENATE(&quot;,&quot;;[Data.E39]))" office:value-type="string" office:string-value=",TRAINING">
            <text:p>,TRAINING</text:p>
          </table:table-cell>
          <table:table-cell table:formula="of:=IF([Data.F39]=&quot;&quot;;[.C37];CONCATENATE(&quot;,&quot;;[Data.F39]))" office:value-type="string" office:string-value=",CHARL">
            <text:p>,CHARL</text:p>
          </table:table-cell>
          <table:table-cell table:formula="of:=CONCATENATE(&quot;,&quot;;[Data.G39])" office:value-type="string" office:string-value=",GREATER">
            <text:p>,GREATER</text:p>
          </table:table-cell>
          <table:table-cell table:formula="of:=CONCATENATE(&quot;,&quot;;[Data.H39])" office:value-type="string" office:string-value=",20">
            <text:p>,20</text:p>
          </table:table-cell>
          <table:table-cell table:formula="of:=IF([Data.I39]=&quot;&quot;;&quot;&quot;;CONCATENATE(&quot;,&quot;;[Data.I39]))" office:value-type="string" office:string-value=",DESCR">
            <text:p>,DESCR</text:p>
          </table:table-cell>
          <table:table-cell table:style-name="ce15" table:formula="of:=IF([Data.J39]=&quot;&quot;;&quot;&quot;;CONCATENATE(&quot;,&quot;;[Data.J39]))">
            <text:p/>
          </table:table-cell>
          <table:table-cell table:style-name="ce15" table:formula="of:=IF([Data.K39]=&quot;&quot;;&quot;&quot;;CONCATENATE(&quot;,&quot;;[Data.K39]))">
            <text:p/>
          </table:table-cell>
          <table:table-cell table:style-name="ce15" table:formula="of:=IF([Data.L39]=&quot;&quot;;&quot;&quot;;CONCATENATE(&quot;,&quot;;[Data.L39]))">
            <text:p/>
          </table:table-cell>
          <table:table-cell table:style-name="ce15" table:formula="of:=IF([Data.M39]=&quot;&quot;;&quot;&quot;;CONCATENATE(&quot;,&quot;;[Data.M39]))">
            <text:p/>
          </table:table-cell>
          <table:table-cell table:style-name="ce15" table:formula="of:=IF([Data.N39]=&quot;&quot;;&quot;&quot;;CONCATENATE(&quot;,&quot;;[Data.N39]))">
            <text:p/>
          </table:table-cell>
          <table:table-cell table:style-name="ce15" table:formula="of:=IF([Data.O39]=&quot;&quot;;&quot;&quot;;CONCATENATE(&quot;,&quot;;[Data.O39]))">
            <text:p/>
          </table:table-cell>
          <table:table-cell table:style-name="ce15" table:formula="of:=IF([Data.P39]=&quot;&quot;;&quot;&quot;;CONCATENATE(&quot;,&quot;;[Data.P39]))">
            <text:p/>
          </table:table-cell>
          <table:table-cell table:style-name="ce15" table:formula="of:=IF([Data.Q39]=&quot;&quot;;&quot;&quot;;CONCATENATE(&quot;,&quot;;[Data.Q39]))">
            <text:p/>
          </table:table-cell>
          <table:table-cell table:style-name="ce15" table:formula="of:=IF([Data.R39]=&quot;&quot;;&quot;&quot;;CONCATENATE(&quot;,&quot;;[Data.R39]))">
            <text:p/>
          </table:table-cell>
          <table:table-cell table:style-name="ce15" table:formula="of:=IF([Data.S39]=&quot;&quot;;&quot;&quot;;CONCATENATE(&quot;,&quot;;[Data.S39]))">
            <text:p/>
          </table:table-cell>
          <table:table-cell table:style-name="ce15" table:formula="of:=IF([Data.T39]=&quot;&quot;;&quot;&quot;;CONCATENATE(&quot;,&quot;;[Data.T39]))">
            <text:p/>
          </table:table-cell>
          <table:table-cell table:number-columns-repeated="2"/>
        </table:table-row>
        <table:table-row table:style-name="ro9">
          <table:table-cell table:formula="of:=IF([Data.A40]=&quot;&quot;;[.A38];[Data.A40])" office:value-type="float" office:value="27">
            <text:p>27</text:p>
          </table:table-cell>
          <table:table-cell table:formula="of:=IF([Data.E40]=&quot;&quot;;[.B38];CONCATENATE(&quot;,&quot;;[Data.E40]))" office:value-type="string" office:string-value=",TRAINING">
            <text:p>,TRAINING</text:p>
          </table:table-cell>
          <table:table-cell table:formula="of:=IF([Data.F40]=&quot;&quot;;[.C38];CONCATENATE(&quot;,&quot;;[Data.F40]))" office:value-type="string" office:string-value=",CHARL">
            <text:p>,CHARL</text:p>
          </table:table-cell>
          <table:table-cell table:formula="of:=CONCATENATE(&quot;,&quot;;[Data.G40])" office:value-type="string" office:string-value=",MINOR">
            <text:p>,MINOR</text:p>
          </table:table-cell>
          <table:table-cell table:formula="of:=CONCATENATE(&quot;,&quot;;[Data.H40])" office:value-type="string" office:string-value=",10">
            <text:p>,10</text:p>
          </table:table-cell>
          <table:table-cell table:formula="of:=IF([Data.I40]=&quot;&quot;;&quot;&quot;;CONCATENATE(&quot;,&quot;;[Data.I40]))" office:value-type="string" office:string-value=",S148=EVERYMAN">
            <text:p>,S148=EVERYMAN</text:p>
          </table:table-cell>
          <table:table-cell table:style-name="ce15" table:formula="of:=IF([Data.J40]=&quot;&quot;;&quot;&quot;;CONCATENATE(&quot;,&quot;;[Data.J40]))" office:value-type="string" office:string-value=",S147=EVERYMAN">
            <text:p>,S147=EVERYMAN</text:p>
          </table:table-cell>
          <table:table-cell table:style-name="ce15" table:formula="of:=IF([Data.K40]=&quot;&quot;;&quot;&quot;;CONCATENATE(&quot;,&quot;;[Data.K40]))" office:value-type="string" office:string-value=",S149=EVERYMAN">
            <text:p>,S149=EVERYMAN</text:p>
          </table:table-cell>
          <table:table-cell table:style-name="ce15" table:formula="of:=IF([Data.L40]=&quot;&quot;;&quot;&quot;;CONCATENATE(&quot;,&quot;;[Data.L40]))" office:value-type="string" office:string-value=",S422=EVERYMAN">
            <text:p>,S422=EVERYMAN</text:p>
          </table:table-cell>
          <table:table-cell table:style-name="ce15" table:formula="of:=IF([Data.M40]=&quot;&quot;;&quot;&quot;;CONCATENATE(&quot;,&quot;;[Data.M40]))">
            <text:p/>
          </table:table-cell>
          <table:table-cell table:style-name="ce15" table:formula="of:=IF([Data.N40]=&quot;&quot;;&quot;&quot;;CONCATENATE(&quot;,&quot;;[Data.N40]))">
            <text:p/>
          </table:table-cell>
          <table:table-cell table:style-name="ce15" table:formula="of:=IF([Data.O40]=&quot;&quot;;&quot;&quot;;CONCATENATE(&quot;,&quot;;[Data.O40]))">
            <text:p/>
          </table:table-cell>
          <table:table-cell table:style-name="ce15" table:formula="of:=IF([Data.P40]=&quot;&quot;;&quot;&quot;;CONCATENATE(&quot;,&quot;;[Data.P40]))">
            <text:p/>
          </table:table-cell>
          <table:table-cell table:style-name="ce15" table:formula="of:=IF([Data.Q40]=&quot;&quot;;&quot;&quot;;CONCATENATE(&quot;,&quot;;[Data.Q40]))">
            <text:p/>
          </table:table-cell>
          <table:table-cell table:style-name="ce15" table:formula="of:=IF([Data.R40]=&quot;&quot;;&quot;&quot;;CONCATENATE(&quot;,&quot;;[Data.R40]))">
            <text:p/>
          </table:table-cell>
          <table:table-cell table:style-name="ce15" table:formula="of:=IF([Data.S40]=&quot;&quot;;&quot;&quot;;CONCATENATE(&quot;,&quot;;[Data.S40]))">
            <text:p/>
          </table:table-cell>
          <table:table-cell table:style-name="ce15" table:formula="of:=IF([Data.T40]=&quot;&quot;;&quot;&quot;;CONCATENATE(&quot;,&quot;;[Data.T40]))">
            <text:p/>
          </table:table-cell>
          <table:table-cell table:number-columns-repeated="2"/>
        </table:table-row>
        <table:table-row table:style-name="ro9">
          <table:table-cell table:formula="of:=IF([Data.A41]=&quot;&quot;;[.A39];[Data.A41])" office:value-type="float" office:value="28">
            <text:p>28</text:p>
          </table:table-cell>
          <table:table-cell table:formula="of:=IF([Data.E41]=&quot;&quot;;[.B39];CONCATENATE(&quot;,&quot;;[Data.E41]))" office:value-type="string" office:string-value=",TRAINING">
            <text:p>,TRAINING</text:p>
          </table:table-cell>
          <table:table-cell table:formula="of:=IF([Data.F41]=&quot;&quot;;[.C39];CONCATENATE(&quot;,&quot;;[Data.F41]))" office:value-type="string" office:string-value=",CHARL">
            <text:p>,CHARL</text:p>
          </table:table-cell>
          <table:table-cell table:formula="of:=CONCATENATE(&quot;,&quot;;[Data.G41])" office:value-type="string" office:string-value=",MINOR">
            <text:p>,MINOR</text:p>
          </table:table-cell>
          <table:table-cell table:formula="of:=CONCATENATE(&quot;,&quot;;[Data.H41])" office:value-type="string" office:string-value=",7">
            <text:p>,7</text:p>
          </table:table-cell>
          <table:table-cell table:formula="of:=IF([Data.I41]=&quot;&quot;;&quot;&quot;;CONCATENATE(&quot;,&quot;;[Data.I41]))" office:value-type="string" office:string-value=",S421=20">
            <text:p>,S421=20</text:p>
          </table:table-cell>
          <table:table-cell table:style-name="ce15" table:formula="of:=IF([Data.J41]=&quot;&quot;;&quot;&quot;;CONCATENATE(&quot;,&quot;;[Data.J41]))">
            <text:p/>
          </table:table-cell>
          <table:table-cell table:style-name="ce15" table:formula="of:=IF([Data.K41]=&quot;&quot;;&quot;&quot;;CONCATENATE(&quot;,&quot;;[Data.K41]))">
            <text:p/>
          </table:table-cell>
          <table:table-cell table:style-name="ce15" table:formula="of:=IF([Data.L41]=&quot;&quot;;&quot;&quot;;CONCATENATE(&quot;,&quot;;[Data.L41]))">
            <text:p/>
          </table:table-cell>
          <table:table-cell table:style-name="ce15" table:formula="of:=IF([Data.M41]=&quot;&quot;;&quot;&quot;;CONCATENATE(&quot;,&quot;;[Data.M41]))">
            <text:p/>
          </table:table-cell>
          <table:table-cell table:style-name="ce15" table:formula="of:=IF([Data.N41]=&quot;&quot;;&quot;&quot;;CONCATENATE(&quot;,&quot;;[Data.N41]))">
            <text:p/>
          </table:table-cell>
          <table:table-cell table:style-name="ce15" table:formula="of:=IF([Data.O41]=&quot;&quot;;&quot;&quot;;CONCATENATE(&quot;,&quot;;[Data.O41]))">
            <text:p/>
          </table:table-cell>
          <table:table-cell table:style-name="ce15" table:formula="of:=IF([Data.P41]=&quot;&quot;;&quot;&quot;;CONCATENATE(&quot;,&quot;;[Data.P41]))">
            <text:p/>
          </table:table-cell>
          <table:table-cell table:style-name="ce15" table:formula="of:=IF([Data.Q41]=&quot;&quot;;&quot;&quot;;CONCATENATE(&quot;,&quot;;[Data.Q41]))">
            <text:p/>
          </table:table-cell>
          <table:table-cell table:style-name="ce15" table:formula="of:=IF([Data.R41]=&quot;&quot;;&quot;&quot;;CONCATENATE(&quot;,&quot;;[Data.R41]))">
            <text:p/>
          </table:table-cell>
          <table:table-cell table:style-name="ce15" table:formula="of:=IF([Data.S41]=&quot;&quot;;&quot;&quot;;CONCATENATE(&quot;,&quot;;[Data.S41]))">
            <text:p/>
          </table:table-cell>
          <table:table-cell table:style-name="ce15" table:formula="of:=IF([Data.T41]=&quot;&quot;;&quot;&quot;;CONCATENATE(&quot;,&quot;;[Data.T41]))">
            <text:p/>
          </table:table-cell>
          <table:table-cell table:number-columns-repeated="2"/>
        </table:table-row>
        <table:table-row table:style-name="ro9">
          <table:table-cell table:formula="of:=IF([Data.A42]=&quot;&quot;;[.A40];[Data.A42])" office:value-type="float" office:value="29">
            <text:p>29</text:p>
          </table:table-cell>
          <table:table-cell table:formula="of:=IF([Data.E42]=&quot;&quot;;[.B40];CONCATENATE(&quot;,&quot;;[Data.E42]))" office:value-type="string" office:string-value=",TRAINING">
            <text:p>,TRAINING</text:p>
          </table:table-cell>
          <table:table-cell table:formula="of:=IF([Data.F42]=&quot;&quot;;[.C40];CONCATENATE(&quot;,&quot;;[Data.F42]))" office:value-type="string" office:string-value=",CHARL">
            <text:p>,CHARL</text:p>
          </table:table-cell>
          <table:table-cell table:formula="of:=CONCATENATE(&quot;,&quot;;[Data.G42])" office:value-type="string" office:string-value=",LESSER">
            <text:p>,LESSER</text:p>
          </table:table-cell>
          <table:table-cell table:formula="of:=CONCATENATE(&quot;,&quot;;[Data.H42])" office:value-type="string" office:string-value=",3">
            <text:p>,3</text:p>
          </table:table-cell>
          <table:table-cell table:formula="of:=IF([Data.I42]=&quot;&quot;;&quot;&quot;;CONCATENATE(&quot;,&quot;;[Data.I42]))" office:value-type="string" office:string-value=",DESCR">
            <text:p>,DESCR</text:p>
          </table:table-cell>
          <table:table-cell table:style-name="ce15" table:formula="of:=IF([Data.J42]=&quot;&quot;;&quot;&quot;;CONCATENATE(&quot;,&quot;;[Data.J42]))">
            <text:p/>
          </table:table-cell>
          <table:table-cell table:style-name="ce15" table:formula="of:=IF([Data.K42]=&quot;&quot;;&quot;&quot;;CONCATENATE(&quot;,&quot;;[Data.K42]))">
            <text:p/>
          </table:table-cell>
          <table:table-cell table:style-name="ce15" table:formula="of:=IF([Data.L42]=&quot;&quot;;&quot;&quot;;CONCATENATE(&quot;,&quot;;[Data.L42]))">
            <text:p/>
          </table:table-cell>
          <table:table-cell table:style-name="ce15" table:formula="of:=IF([Data.M42]=&quot;&quot;;&quot;&quot;;CONCATENATE(&quot;,&quot;;[Data.M42]))">
            <text:p/>
          </table:table-cell>
          <table:table-cell table:style-name="ce15" table:formula="of:=IF([Data.N42]=&quot;&quot;;&quot;&quot;;CONCATENATE(&quot;,&quot;;[Data.N42]))">
            <text:p/>
          </table:table-cell>
          <table:table-cell table:style-name="ce15" table:formula="of:=IF([Data.O42]=&quot;&quot;;&quot;&quot;;CONCATENATE(&quot;,&quot;;[Data.O42]))">
            <text:p/>
          </table:table-cell>
          <table:table-cell table:style-name="ce15" table:formula="of:=IF([Data.P42]=&quot;&quot;;&quot;&quot;;CONCATENATE(&quot;,&quot;;[Data.P42]))">
            <text:p/>
          </table:table-cell>
          <table:table-cell table:style-name="ce15" table:formula="of:=IF([Data.Q42]=&quot;&quot;;&quot;&quot;;CONCATENATE(&quot;,&quot;;[Data.Q42]))">
            <text:p/>
          </table:table-cell>
          <table:table-cell table:style-name="ce15" table:formula="of:=IF([Data.R42]=&quot;&quot;;&quot;&quot;;CONCATENATE(&quot;,&quot;;[Data.R42]))">
            <text:p/>
          </table:table-cell>
          <table:table-cell table:style-name="ce15" table:formula="of:=IF([Data.S42]=&quot;&quot;;&quot;&quot;;CONCATENATE(&quot;,&quot;;[Data.S42]))">
            <text:p/>
          </table:table-cell>
          <table:table-cell table:style-name="ce15" table:formula="of:=IF([Data.T42]=&quot;&quot;;&quot;&quot;;CONCATENATE(&quot;,&quot;;[Data.T42]))">
            <text:p/>
          </table:table-cell>
          <table:table-cell table:number-columns-repeated="2"/>
        </table:table-row>
        <table:table-row table:style-name="ro9">
          <table:table-cell table:formula="of:=IF([Data.A43]=&quot;&quot;;[.A41];[Data.A43])" office:value-type="float" office:value="30">
            <text:p>30</text:p>
          </table:table-cell>
          <table:table-cell table:formula="of:=IF([Data.E43]=&quot;&quot;;[.B41];CONCATENATE(&quot;,&quot;;[Data.E43]))" office:value-type="string" office:string-value=",TRAINING">
            <text:p>,TRAINING</text:p>
          </table:table-cell>
          <table:table-cell table:formula="of:=IF([Data.F43]=&quot;&quot;;[.C41];CONCATENATE(&quot;,&quot;;[Data.F43]))" office:value-type="string" office:string-value=",CHARL">
            <text:p>,CHARL</text:p>
          </table:table-cell>
          <table:table-cell table:formula="of:=CONCATENATE(&quot;,&quot;;[Data.G43])" office:value-type="string" office:string-value=",LESSER">
            <text:p>,LESSER</text:p>
          </table:table-cell>
          <table:table-cell table:formula="of:=CONCATENATE(&quot;,&quot;;[Data.H43])" office:value-type="string" office:string-value=",5">
            <text:p>,5</text:p>
          </table:table-cell>
          <table:table-cell table:formula="of:=IF([Data.I43]=&quot;&quot;;&quot;&quot;;CONCATENATE(&quot;,&quot;;[Data.I43]))" office:value-type="string" office:string-value=",RANK20=LANGUAGE">
            <text:p>,RANK20=LANGUAGE</text:p>
          </table:table-cell>
          <table:table-cell table:style-name="ce15" table:formula="of:=IF([Data.J43]=&quot;&quot;;&quot;&quot;;CONCATENATE(&quot;,&quot;;[Data.J43]))">
            <text:p/>
          </table:table-cell>
          <table:table-cell table:style-name="ce15" table:formula="of:=IF([Data.K43]=&quot;&quot;;&quot;&quot;;CONCATENATE(&quot;,&quot;;[Data.K43]))">
            <text:p/>
          </table:table-cell>
          <table:table-cell table:style-name="ce15" table:formula="of:=IF([Data.L43]=&quot;&quot;;&quot;&quot;;CONCATENATE(&quot;,&quot;;[Data.L43]))">
            <text:p/>
          </table:table-cell>
          <table:table-cell table:style-name="ce15" table:formula="of:=IF([Data.M43]=&quot;&quot;;&quot;&quot;;CONCATENATE(&quot;,&quot;;[Data.M43]))">
            <text:p/>
          </table:table-cell>
          <table:table-cell table:style-name="ce15" table:formula="of:=IF([Data.N43]=&quot;&quot;;&quot;&quot;;CONCATENATE(&quot;,&quot;;[Data.N43]))">
            <text:p/>
          </table:table-cell>
          <table:table-cell table:style-name="ce15" table:formula="of:=IF([Data.O43]=&quot;&quot;;&quot;&quot;;CONCATENATE(&quot;,&quot;;[Data.O43]))">
            <text:p/>
          </table:table-cell>
          <table:table-cell table:style-name="ce15" table:formula="of:=IF([Data.P43]=&quot;&quot;;&quot;&quot;;CONCATENATE(&quot;,&quot;;[Data.P43]))">
            <text:p/>
          </table:table-cell>
          <table:table-cell table:style-name="ce15" table:formula="of:=IF([Data.Q43]=&quot;&quot;;&quot;&quot;;CONCATENATE(&quot;,&quot;;[Data.Q43]))">
            <text:p/>
          </table:table-cell>
          <table:table-cell table:style-name="ce15" table:formula="of:=IF([Data.R43]=&quot;&quot;;&quot;&quot;;CONCATENATE(&quot;,&quot;;[Data.R43]))">
            <text:p/>
          </table:table-cell>
          <table:table-cell table:style-name="ce15" table:formula="of:=IF([Data.S43]=&quot;&quot;;&quot;&quot;;CONCATENATE(&quot;,&quot;;[Data.S43]))">
            <text:p/>
          </table:table-cell>
          <table:table-cell table:style-name="ce15" table:formula="of:=IF([Data.T43]=&quot;&quot;;&quot;&quot;;CONCATENATE(&quot;,&quot;;[Data.T43]))">
            <text:p/>
          </table:table-cell>
          <table:table-cell table:number-columns-repeated="2"/>
        </table:table-row>
        <table:table-row table:style-name="ro9">
          <table:table-cell table:formula="of:=IF([Data.A44]=&quot;&quot;;[.A42];[Data.A44])" office:value-type="float" office:value="31">
            <text:p>31</text:p>
          </table:table-cell>
          <table:table-cell table:formula="of:=IF([Data.E44]=&quot;&quot;;[.B42];CONCATENATE(&quot;,&quot;;[Data.E44]))" office:value-type="string" office:string-value=",TRAINING">
            <text:p>,TRAINING</text:p>
          </table:table-cell>
          <table:table-cell table:formula="of:=IF([Data.F44]=&quot;&quot;;[.C42];CONCATENATE(&quot;,&quot;;[Data.F44]))" office:value-type="string" office:string-value=",CHARL">
            <text:p>,CHARL</text:p>
          </table:table-cell>
          <table:table-cell table:formula="of:=CONCATENATE(&quot;,&quot;;[Data.G44])" office:value-type="string" office:string-value=",LESSER">
            <text:p>,LESSER</text:p>
          </table:table-cell>
          <table:table-cell table:formula="of:=CONCATENATE(&quot;,&quot;;[Data.H44])" office:value-type="string" office:string-value=",5">
            <text:p>,5</text:p>
          </table:table-cell>
          <table:table-cell table:formula="of:=IF([Data.I44]=&quot;&quot;;&quot;&quot;;CONCATENATE(&quot;,&quot;;[Data.I44]))" office:value-type="string" office:string-value=",CHOOSE1=C1;C2;C3;C4;C5;C6;C7;C8;C10;C11;C12;C13;C14;C15;C17;C18;C19;C20;C21;C22;C23;C24;C25;C26;C27;C28;C29;C30;C31;C32;C33;C34;C35;C36;C37;C38;C39;C40;C41;C42;C55;C56;C57;C58;C59;C61=5">
            <text:p>,CHOOSE1=C1;C2;C3;C4;C5;C6;C7;C8;C10;C11;C12;C13;C14;C15;C17;C18;C19;C20;C21;C22;C23;C24;C25;C26;C27;C28;C29;C30;C31;C32;C33;C34;C35;C36;C37;C38;C39;C40;C41;C42;C55;C56;C57;C58;C59;C61=5</text:p>
          </table:table-cell>
          <table:table-cell table:style-name="ce15" table:formula="of:=IF([Data.J44]=&quot;&quot;;&quot;&quot;;CONCATENATE(&quot;,&quot;;[Data.J44]))">
            <text:p/>
          </table:table-cell>
          <table:table-cell table:style-name="ce15" table:formula="of:=IF([Data.K44]=&quot;&quot;;&quot;&quot;;CONCATENATE(&quot;,&quot;;[Data.K44]))">
            <text:p/>
          </table:table-cell>
          <table:table-cell table:style-name="ce15" table:formula="of:=IF([Data.L44]=&quot;&quot;;&quot;&quot;;CONCATENATE(&quot;,&quot;;[Data.L44]))">
            <text:p/>
          </table:table-cell>
          <table:table-cell table:style-name="ce15" table:formula="of:=IF([Data.M44]=&quot;&quot;;&quot;&quot;;CONCATENATE(&quot;,&quot;;[Data.M44]))">
            <text:p/>
          </table:table-cell>
          <table:table-cell table:style-name="ce15" table:formula="of:=IF([Data.N44]=&quot;&quot;;&quot;&quot;;CONCATENATE(&quot;,&quot;;[Data.N44]))">
            <text:p/>
          </table:table-cell>
          <table:table-cell table:style-name="ce15" table:formula="of:=IF([Data.O44]=&quot;&quot;;&quot;&quot;;CONCATENATE(&quot;,&quot;;[Data.O44]))">
            <text:p/>
          </table:table-cell>
          <table:table-cell table:style-name="ce15" table:formula="of:=IF([Data.P44]=&quot;&quot;;&quot;&quot;;CONCATENATE(&quot;,&quot;;[Data.P44]))">
            <text:p/>
          </table:table-cell>
          <table:table-cell table:style-name="ce15" table:formula="of:=IF([Data.Q44]=&quot;&quot;;&quot;&quot;;CONCATENATE(&quot;,&quot;;[Data.Q44]))">
            <text:p/>
          </table:table-cell>
          <table:table-cell table:style-name="ce15" table:formula="of:=IF([Data.R44]=&quot;&quot;;&quot;&quot;;CONCATENATE(&quot;,&quot;;[Data.R44]))">
            <text:p/>
          </table:table-cell>
          <table:table-cell table:style-name="ce15" table:formula="of:=IF([Data.S44]=&quot;&quot;;&quot;&quot;;CONCATENATE(&quot;,&quot;;[Data.S44]))">
            <text:p/>
          </table:table-cell>
          <table:table-cell table:style-name="ce15" table:formula="of:=IF([Data.T44]=&quot;&quot;;&quot;&quot;;CONCATENATE(&quot;,&quot;;[Data.T44]))">
            <text:p/>
          </table:table-cell>
          <table:table-cell table:number-columns-repeated="2"/>
        </table:table-row>
        <table:table-row table:style-name="ro9">
          <table:table-cell table:formula="of:=IF([Data.A45]=&quot;&quot;;[.A43];[Data.A45])" office:value-type="float" office:value="31">
            <text:p>31</text:p>
          </table:table-cell>
          <table:table-cell table:formula="of:=IF([Data.E45]=&quot;&quot;;[.B43];CONCATENATE(&quot;,&quot;;[Data.E45]))" office:value-type="string" office:string-value=",TRAINING">
            <text:p>,TRAINING</text:p>
          </table:table-cell>
          <table:table-cell table:formula="of:=IF([Data.F45]=&quot;&quot;;[.C43];CONCATENATE(&quot;,&quot;;[Data.F45]))" office:value-type="string" office:string-value=",CHARL">
            <text:p>,CHARL</text:p>
          </table:table-cell>
          <table:table-cell table:formula="of:=CONCATENATE(&quot;,&quot;;[Data.G45])" office:value-type="string" office:string-value=",MINOR">
            <text:p>,MINOR</text:p>
          </table:table-cell>
          <table:table-cell table:formula="of:=CONCATENATE(&quot;,&quot;;[Data.H45])" office:value-type="string" office:string-value=",10">
            <text:p>,10</text:p>
          </table:table-cell>
          <table:table-cell table:formula="of:=IF([Data.I45]=&quot;&quot;;&quot;&quot;;CONCATENATE(&quot;,&quot;;[Data.I45]))" office:value-type="string" office:string-value=",CHOOSE1=C1;C2;C3;C4;C5;C6;C7;C8;C10;C11;C12;C13;C14;C15;C17;C18;C19;C20;C21;C22;C23;C24;C25;C26;C27;C28;C29;C30;C31;C32;C33;C34;C35;C36;C37;C38;C39;C40;C41;C42;C55;C56;C57;C58;C59;C61=10">
            <text:p>,CHOOSE1=C1;C2;C3;C4;C5;C6;C7;C8;C10;C11;C12;C13;C14;C15;C17;C18;C19;C20;C21;C22;C23;C24;C25;C26;C27;C28;C29;C30;C31;C32;C33;C34;C35;C36;C37;C38;C39;C40;C41;C42;C55;C56;C57;C58;C59;C61=10</text:p>
          </table:table-cell>
          <table:table-cell table:style-name="ce15" table:formula="of:=IF([Data.J45]=&quot;&quot;;&quot;&quot;;CONCATENATE(&quot;,&quot;;[Data.J45]))">
            <text:p/>
          </table:table-cell>
          <table:table-cell table:style-name="ce15" table:formula="of:=IF([Data.K45]=&quot;&quot;;&quot;&quot;;CONCATENATE(&quot;,&quot;;[Data.K45]))">
            <text:p/>
          </table:table-cell>
          <table:table-cell table:style-name="ce15" table:formula="of:=IF([Data.L45]=&quot;&quot;;&quot;&quot;;CONCATENATE(&quot;,&quot;;[Data.L45]))">
            <text:p/>
          </table:table-cell>
          <table:table-cell table:style-name="ce15" table:formula="of:=IF([Data.M45]=&quot;&quot;;&quot;&quot;;CONCATENATE(&quot;,&quot;;[Data.M45]))">
            <text:p/>
          </table:table-cell>
          <table:table-cell table:style-name="ce15" table:formula="of:=IF([Data.N45]=&quot;&quot;;&quot;&quot;;CONCATENATE(&quot;,&quot;;[Data.N45]))">
            <text:p/>
          </table:table-cell>
          <table:table-cell table:style-name="ce15" table:formula="of:=IF([Data.O45]=&quot;&quot;;&quot;&quot;;CONCATENATE(&quot;,&quot;;[Data.O45]))">
            <text:p/>
          </table:table-cell>
          <table:table-cell table:style-name="ce15" table:formula="of:=IF([Data.P45]=&quot;&quot;;&quot;&quot;;CONCATENATE(&quot;,&quot;;[Data.P45]))">
            <text:p/>
          </table:table-cell>
          <table:table-cell table:style-name="ce15" table:formula="of:=IF([Data.Q45]=&quot;&quot;;&quot;&quot;;CONCATENATE(&quot;,&quot;;[Data.Q45]))">
            <text:p/>
          </table:table-cell>
          <table:table-cell table:style-name="ce15" table:formula="of:=IF([Data.R45]=&quot;&quot;;&quot;&quot;;CONCATENATE(&quot;,&quot;;[Data.R45]))">
            <text:p/>
          </table:table-cell>
          <table:table-cell table:style-name="ce15" table:formula="of:=IF([Data.S45]=&quot;&quot;;&quot;&quot;;CONCATENATE(&quot;,&quot;;[Data.S45]))">
            <text:p/>
          </table:table-cell>
          <table:table-cell table:style-name="ce15" table:formula="of:=IF([Data.T45]=&quot;&quot;;&quot;&quot;;CONCATENATE(&quot;,&quot;;[Data.T45]))">
            <text:p/>
          </table:table-cell>
          <table:table-cell table:number-columns-repeated="2"/>
        </table:table-row>
        <table:table-row table:style-name="ro9">
          <table:table-cell table:formula="of:=IF([Data.A46]=&quot;&quot;;[.A44];[Data.A46])" office:value-type="float" office:value="31">
            <text:p>31</text:p>
          </table:table-cell>
          <table:table-cell table:formula="of:=IF([Data.E46]=&quot;&quot;;[.B44];CONCATENATE(&quot;,&quot;;[Data.E46]))" office:value-type="string" office:string-value=",TRAINING">
            <text:p>,TRAINING</text:p>
          </table:table-cell>
          <table:table-cell table:formula="of:=IF([Data.F46]=&quot;&quot;;[.C44];CONCATENATE(&quot;,&quot;;[Data.F46]))" office:value-type="string" office:string-value=",CHARL">
            <text:p>,CHARL</text:p>
          </table:table-cell>
          <table:table-cell table:formula="of:=CONCATENATE(&quot;,&quot;;[Data.G46])" office:value-type="string" office:string-value=",MAJOR">
            <text:p>,MAJOR</text:p>
          </table:table-cell>
          <table:table-cell table:formula="of:=CONCATENATE(&quot;,&quot;;[Data.H46])" office:value-type="string" office:string-value=",20">
            <text:p>,20</text:p>
          </table:table-cell>
          <table:table-cell table:formula="of:=IF([Data.I46]=&quot;&quot;;&quot;&quot;;CONCATENATE(&quot;,&quot;;[Data.I46]))" office:value-type="string" office:string-value=",CHOOSE1=C1;C2;C3;C4;C5;C6;C7;C8;C10;C11;C12;C13;C14;C15;C17;C18;C19;C20;C21;C22;C23;C24;C25;C26;C27;C28;C29;C30;C31;C32;C33;C34;C35;C36;C37;C38;C39;C40;C41;C42;C55;C56;C57;C58;C59;C61=15">
            <text:p>,CHOOSE1=C1;C2;C3;C4;C5;C6;C7;C8;C10;C11;C12;C13;C14;C15;C17;C18;C19;C20;C21;C22;C23;C24;C25;C26;C27;C28;C29;C30;C31;C32;C33;C34;C35;C36;C37;C38;C39;C40;C41;C42;C55;C56;C57;C58;C59;C61=15</text:p>
          </table:table-cell>
          <table:table-cell table:style-name="ce15" table:formula="of:=IF([Data.J46]=&quot;&quot;;&quot;&quot;;CONCATENATE(&quot;,&quot;;[Data.J46]))">
            <text:p/>
          </table:table-cell>
          <table:table-cell table:style-name="ce15" table:formula="of:=IF([Data.K46]=&quot;&quot;;&quot;&quot;;CONCATENATE(&quot;,&quot;;[Data.K46]))">
            <text:p/>
          </table:table-cell>
          <table:table-cell table:style-name="ce15" table:formula="of:=IF([Data.L46]=&quot;&quot;;&quot;&quot;;CONCATENATE(&quot;,&quot;;[Data.L46]))">
            <text:p/>
          </table:table-cell>
          <table:table-cell table:style-name="ce15" table:formula="of:=IF([Data.M46]=&quot;&quot;;&quot;&quot;;CONCATENATE(&quot;,&quot;;[Data.M46]))">
            <text:p/>
          </table:table-cell>
          <table:table-cell table:style-name="ce15" table:formula="of:=IF([Data.N46]=&quot;&quot;;&quot;&quot;;CONCATENATE(&quot;,&quot;;[Data.N46]))">
            <text:p/>
          </table:table-cell>
          <table:table-cell table:style-name="ce15" table:formula="of:=IF([Data.O46]=&quot;&quot;;&quot;&quot;;CONCATENATE(&quot;,&quot;;[Data.O46]))">
            <text:p/>
          </table:table-cell>
          <table:table-cell table:style-name="ce15" table:formula="of:=IF([Data.P46]=&quot;&quot;;&quot;&quot;;CONCATENATE(&quot;,&quot;;[Data.P46]))">
            <text:p/>
          </table:table-cell>
          <table:table-cell table:style-name="ce15" table:formula="of:=IF([Data.Q46]=&quot;&quot;;&quot;&quot;;CONCATENATE(&quot;,&quot;;[Data.Q46]))">
            <text:p/>
          </table:table-cell>
          <table:table-cell table:style-name="ce15" table:formula="of:=IF([Data.R46]=&quot;&quot;;&quot;&quot;;CONCATENATE(&quot;,&quot;;[Data.R46]))">
            <text:p/>
          </table:table-cell>
          <table:table-cell table:style-name="ce15" table:formula="of:=IF([Data.S46]=&quot;&quot;;&quot;&quot;;CONCATENATE(&quot;,&quot;;[Data.S46]))">
            <text:p/>
          </table:table-cell>
          <table:table-cell table:style-name="ce15" table:formula="of:=IF([Data.T46]=&quot;&quot;;&quot;&quot;;CONCATENATE(&quot;,&quot;;[Data.T46]))">
            <text:p/>
          </table:table-cell>
          <table:table-cell table:number-columns-repeated="2"/>
        </table:table-row>
        <table:table-row table:style-name="ro9">
          <table:table-cell table:formula="of:=IF([Data.A47]=&quot;&quot;;[.A45];[Data.A47])" office:value-type="float" office:value="31">
            <text:p>31</text:p>
          </table:table-cell>
          <table:table-cell table:formula="of:=IF([Data.E47]=&quot;&quot;;[.B45];CONCATENATE(&quot;,&quot;;[Data.E47]))" office:value-type="string" office:string-value=",TRAINING">
            <text:p>,TRAINING</text:p>
          </table:table-cell>
          <table:table-cell table:formula="of:=IF([Data.F47]=&quot;&quot;;[.C45];CONCATENATE(&quot;,&quot;;[Data.F47]))" office:value-type="string" office:string-value=",CHARL">
            <text:p>,CHARL</text:p>
          </table:table-cell>
          <table:table-cell table:formula="of:=CONCATENATE(&quot;,&quot;;[Data.G47])" office:value-type="string" office:string-value=",GREATER">
            <text:p>,GREATER</text:p>
          </table:table-cell>
          <table:table-cell table:formula="of:=CONCATENATE(&quot;,&quot;;[Data.H47])" office:value-type="string" office:string-value=",30">
            <text:p>,30</text:p>
          </table:table-cell>
          <table:table-cell table:formula="of:=IF([Data.I47]=&quot;&quot;;&quot;&quot;;CONCATENATE(&quot;,&quot;;[Data.I47]))" office:value-type="string" office:string-value=",CHOOSE1=C1;C2;C3;C4;C5;C6;C7;C8;C10;C11;C12;C13;C14;C15;C17;C18;C19;C20;C21;C22;C23;C24;C25;C26;C27;C28;C29;C30;C31;C32;C33;C34;C35;C36;C37;C38;C39;C40;C41;C42;C55;C56;C57;C58;C59;C61=20">
            <text:p>,CHOOSE1=C1;C2;C3;C4;C5;C6;C7;C8;C10;C11;C12;C13;C14;C15;C17;C18;C19;C20;C21;C22;C23;C24;C25;C26;C27;C28;C29;C30;C31;C32;C33;C34;C35;C36;C37;C38;C39;C40;C41;C42;C55;C56;C57;C58;C59;C61=20</text:p>
          </table:table-cell>
          <table:table-cell table:style-name="ce15" table:formula="of:=IF([Data.J47]=&quot;&quot;;&quot;&quot;;CONCATENATE(&quot;,&quot;;[Data.J47]))">
            <text:p/>
          </table:table-cell>
          <table:table-cell table:style-name="ce15" table:formula="of:=IF([Data.K47]=&quot;&quot;;&quot;&quot;;CONCATENATE(&quot;,&quot;;[Data.K47]))">
            <text:p/>
          </table:table-cell>
          <table:table-cell table:style-name="ce15" table:formula="of:=IF([Data.L47]=&quot;&quot;;&quot;&quot;;CONCATENATE(&quot;,&quot;;[Data.L47]))">
            <text:p/>
          </table:table-cell>
          <table:table-cell table:style-name="ce15" table:formula="of:=IF([Data.M47]=&quot;&quot;;&quot;&quot;;CONCATENATE(&quot;,&quot;;[Data.M47]))">
            <text:p/>
          </table:table-cell>
          <table:table-cell table:style-name="ce15" table:formula="of:=IF([Data.N47]=&quot;&quot;;&quot;&quot;;CONCATENATE(&quot;,&quot;;[Data.N47]))">
            <text:p/>
          </table:table-cell>
          <table:table-cell table:style-name="ce15" table:formula="of:=IF([Data.O47]=&quot;&quot;;&quot;&quot;;CONCATENATE(&quot;,&quot;;[Data.O47]))">
            <text:p/>
          </table:table-cell>
          <table:table-cell table:style-name="ce15" table:formula="of:=IF([Data.P47]=&quot;&quot;;&quot;&quot;;CONCATENATE(&quot;,&quot;;[Data.P47]))">
            <text:p/>
          </table:table-cell>
          <table:table-cell table:style-name="ce15" table:formula="of:=IF([Data.Q47]=&quot;&quot;;&quot;&quot;;CONCATENATE(&quot;,&quot;;[Data.Q47]))">
            <text:p/>
          </table:table-cell>
          <table:table-cell table:style-name="ce15" table:formula="of:=IF([Data.R47]=&quot;&quot;;&quot;&quot;;CONCATENATE(&quot;,&quot;;[Data.R47]))">
            <text:p/>
          </table:table-cell>
          <table:table-cell table:style-name="ce15" table:formula="of:=IF([Data.S47]=&quot;&quot;;&quot;&quot;;CONCATENATE(&quot;,&quot;;[Data.S47]))">
            <text:p/>
          </table:table-cell>
          <table:table-cell table:style-name="ce15" table:formula="of:=IF([Data.T47]=&quot;&quot;;&quot;&quot;;CONCATENATE(&quot;,&quot;;[Data.T47]))">
            <text:p/>
          </table:table-cell>
          <table:table-cell table:number-columns-repeated="2"/>
        </table:table-row>
        <table:table-row table:style-name="ro9">
          <table:table-cell table:formula="of:=IF([Data.A48]=&quot;&quot;;[.A46];[Data.A48])" office:value-type="float" office:value="32">
            <text:p>32</text:p>
          </table:table-cell>
          <table:table-cell table:formula="of:=IF([Data.E48]=&quot;&quot;;[.B46];CONCATENATE(&quot;,&quot;;[Data.E48]))" office:value-type="string" office:string-value=",TRAINING">
            <text:p>,TRAINING</text:p>
          </table:table-cell>
          <table:table-cell table:formula="of:=IF([Data.F48]=&quot;&quot;;[.C46];CONCATENATE(&quot;,&quot;;[Data.F48]))" office:value-type="string" office:string-value=",CHARL">
            <text:p>,CHARL</text:p>
          </table:table-cell>
          <table:table-cell table:formula="of:=CONCATENATE(&quot;,&quot;;[Data.G48])" office:value-type="string" office:string-value=",LESSER">
            <text:p>,LESSER</text:p>
          </table:table-cell>
          <table:table-cell table:formula="of:=CONCATENATE(&quot;,&quot;;[Data.H48])" office:value-type="string" office:string-value=",5">
            <text:p>,5</text:p>
          </table:table-cell>
          <table:table-cell table:formula="of:=IF([Data.I48]=&quot;&quot;;&quot;&quot;;CONCATENATE(&quot;,&quot;;[Data.I48]))" office:value-type="string" office:string-value=",CHOOSESKILL1=C1;C2;C3;C4;C5;C6;C7;C8;C10;C11;C12;C13;C14;C15;C17;C18;C19;C20;C21;C22;C23;C24;C25;C26;C27;C28;C29;C30;C31;C32;C33;C34;C35;C36;C37;C38;C39;C40;C41;C42;C55;C56;C57;C58;C59;C61=10">
            <text:p>,CHOOSESKILL1=C1;C2;C3;C4;C5;C6;C7;C8;C10;C11;C12;C13;C14;C15;C17;C18;C19;C20;C21;C22;C23;C24;C25;C26;C27;C28;C29;C30;C31;C32;C33;C34;C35;C36;C37;C38;C39;C40;C41;C42;C55;C56;C57;C58;C59;C61=10</text:p>
          </table:table-cell>
          <table:table-cell table:style-name="ce15" table:formula="of:=IF([Data.J48]=&quot;&quot;;&quot;&quot;;CONCATENATE(&quot;,&quot;;[Data.J48]))">
            <text:p/>
          </table:table-cell>
          <table:table-cell table:style-name="ce15" table:formula="of:=IF([Data.K48]=&quot;&quot;;&quot;&quot;;CONCATENATE(&quot;,&quot;;[Data.K48]))">
            <text:p/>
          </table:table-cell>
          <table:table-cell table:style-name="ce15" table:formula="of:=IF([Data.L48]=&quot;&quot;;&quot;&quot;;CONCATENATE(&quot;,&quot;;[Data.L48]))">
            <text:p/>
          </table:table-cell>
          <table:table-cell table:style-name="ce15" table:formula="of:=IF([Data.M48]=&quot;&quot;;&quot;&quot;;CONCATENATE(&quot;,&quot;;[Data.M48]))">
            <text:p/>
          </table:table-cell>
          <table:table-cell table:style-name="ce15" table:formula="of:=IF([Data.N48]=&quot;&quot;;&quot;&quot;;CONCATENATE(&quot;,&quot;;[Data.N48]))">
            <text:p/>
          </table:table-cell>
          <table:table-cell table:style-name="ce15" table:formula="of:=IF([Data.O48]=&quot;&quot;;&quot;&quot;;CONCATENATE(&quot;,&quot;;[Data.O48]))">
            <text:p/>
          </table:table-cell>
          <table:table-cell table:style-name="ce15" table:formula="of:=IF([Data.P48]=&quot;&quot;;&quot;&quot;;CONCATENATE(&quot;,&quot;;[Data.P48]))">
            <text:p/>
          </table:table-cell>
          <table:table-cell table:style-name="ce15" table:formula="of:=IF([Data.Q48]=&quot;&quot;;&quot;&quot;;CONCATENATE(&quot;,&quot;;[Data.Q48]))">
            <text:p/>
          </table:table-cell>
          <table:table-cell table:style-name="ce15" table:formula="of:=IF([Data.R48]=&quot;&quot;;&quot;&quot;;CONCATENATE(&quot;,&quot;;[Data.R48]))">
            <text:p/>
          </table:table-cell>
          <table:table-cell table:style-name="ce15" table:formula="of:=IF([Data.S48]=&quot;&quot;;&quot;&quot;;CONCATENATE(&quot;,&quot;;[Data.S48]))">
            <text:p/>
          </table:table-cell>
          <table:table-cell table:style-name="ce15" table:formula="of:=IF([Data.T48]=&quot;&quot;;&quot;&quot;;CONCATENATE(&quot;,&quot;;[Data.T48]))">
            <text:p/>
          </table:table-cell>
          <table:table-cell table:number-columns-repeated="2"/>
        </table:table-row>
        <table:table-row table:style-name="ro9">
          <table:table-cell table:formula="of:=IF([Data.A49]=&quot;&quot;;[.A47];[Data.A49])" office:value-type="float" office:value="32">
            <text:p>32</text:p>
          </table:table-cell>
          <table:table-cell table:formula="of:=IF([Data.E49]=&quot;&quot;;[.B47];CONCATENATE(&quot;,&quot;;[Data.E49]))" office:value-type="string" office:string-value=",TRAINING">
            <text:p>,TRAINING</text:p>
          </table:table-cell>
          <table:table-cell table:formula="of:=IF([Data.F49]=&quot;&quot;;[.C47];CONCATENATE(&quot;,&quot;;[Data.F49]))" office:value-type="string" office:string-value=",CHARL">
            <text:p>,CHARL</text:p>
          </table:table-cell>
          <table:table-cell table:formula="of:=CONCATENATE(&quot;,&quot;;[Data.G49])" office:value-type="string" office:string-value=",MINOR">
            <text:p>,MINOR</text:p>
          </table:table-cell>
          <table:table-cell table:formula="of:=CONCATENATE(&quot;,&quot;;[Data.H49])" office:value-type="string" office:string-value=",10">
            <text:p>,10</text:p>
          </table:table-cell>
          <table:table-cell table:formula="of:=IF([Data.I49]=&quot;&quot;;&quot;&quot;;CONCATENATE(&quot;,&quot;;[Data.I49]))" office:value-type="string" office:string-value=",CHOOSESKILL1=C1;C2;C3;C4;C5;C6;C7;C8;C10;C11;C12;C13;C14;C15;C17;C18;C19;C20;C21;C22;C23;C24;C25;C26;C27;C28;C29;C30;C31;C32;C33;C34;C35;C36;C37;C38;C39;C40;C41;C42;C55;C56;C57;C58;C59;C61=20">
            <text:p>,CHOOSESKILL1=C1;C2;C3;C4;C5;C6;C7;C8;C10;C11;C12;C13;C14;C15;C17;C18;C19;C20;C21;C22;C23;C24;C25;C26;C27;C28;C29;C30;C31;C32;C33;C34;C35;C36;C37;C38;C39;C40;C41;C42;C55;C56;C57;C58;C59;C61=20</text:p>
          </table:table-cell>
          <table:table-cell table:style-name="ce15" table:formula="of:=IF([Data.J49]=&quot;&quot;;&quot;&quot;;CONCATENATE(&quot;,&quot;;[Data.J49]))">
            <text:p/>
          </table:table-cell>
          <table:table-cell table:style-name="ce15" table:formula="of:=IF([Data.K49]=&quot;&quot;;&quot;&quot;;CONCATENATE(&quot;,&quot;;[Data.K49]))">
            <text:p/>
          </table:table-cell>
          <table:table-cell table:style-name="ce15" table:formula="of:=IF([Data.L49]=&quot;&quot;;&quot;&quot;;CONCATENATE(&quot;,&quot;;[Data.L49]))">
            <text:p/>
          </table:table-cell>
          <table:table-cell table:style-name="ce15" table:formula="of:=IF([Data.M49]=&quot;&quot;;&quot;&quot;;CONCATENATE(&quot;,&quot;;[Data.M49]))">
            <text:p/>
          </table:table-cell>
          <table:table-cell table:style-name="ce15" table:formula="of:=IF([Data.N49]=&quot;&quot;;&quot;&quot;;CONCATENATE(&quot;,&quot;;[Data.N49]))">
            <text:p/>
          </table:table-cell>
          <table:table-cell table:style-name="ce15" table:formula="of:=IF([Data.O49]=&quot;&quot;;&quot;&quot;;CONCATENATE(&quot;,&quot;;[Data.O49]))">
            <text:p/>
          </table:table-cell>
          <table:table-cell table:style-name="ce15" table:formula="of:=IF([Data.P49]=&quot;&quot;;&quot;&quot;;CONCATENATE(&quot;,&quot;;[Data.P49]))">
            <text:p/>
          </table:table-cell>
          <table:table-cell table:style-name="ce15" table:formula="of:=IF([Data.Q49]=&quot;&quot;;&quot;&quot;;CONCATENATE(&quot;,&quot;;[Data.Q49]))">
            <text:p/>
          </table:table-cell>
          <table:table-cell table:style-name="ce15" table:formula="of:=IF([Data.R49]=&quot;&quot;;&quot;&quot;;CONCATENATE(&quot;,&quot;;[Data.R49]))">
            <text:p/>
          </table:table-cell>
          <table:table-cell table:style-name="ce15" table:formula="of:=IF([Data.S49]=&quot;&quot;;&quot;&quot;;CONCATENATE(&quot;,&quot;;[Data.S49]))">
            <text:p/>
          </table:table-cell>
          <table:table-cell table:style-name="ce15" table:formula="of:=IF([Data.T49]=&quot;&quot;;&quot;&quot;;CONCATENATE(&quot;,&quot;;[Data.T49]))">
            <text:p/>
          </table:table-cell>
          <table:table-cell table:number-columns-repeated="2"/>
        </table:table-row>
        <table:table-row table:style-name="ro9">
          <table:table-cell table:formula="of:=IF([Data.A50]=&quot;&quot;;[.A48];[Data.A50])" office:value-type="float" office:value="32">
            <text:p>32</text:p>
          </table:table-cell>
          <table:table-cell table:formula="of:=IF([Data.E50]=&quot;&quot;;[.B48];CONCATENATE(&quot;,&quot;;[Data.E50]))" office:value-type="string" office:string-value=",TRAINING">
            <text:p>,TRAINING</text:p>
          </table:table-cell>
          <table:table-cell table:formula="of:=IF([Data.F50]=&quot;&quot;;[.C48];CONCATENATE(&quot;,&quot;;[Data.F50]))" office:value-type="string" office:string-value=",CHARL">
            <text:p>,CHARL</text:p>
          </table:table-cell>
          <table:table-cell table:formula="of:=CONCATENATE(&quot;,&quot;;[Data.G50])" office:value-type="string" office:string-value=",MAJOR">
            <text:p>,MAJOR</text:p>
          </table:table-cell>
          <table:table-cell table:formula="of:=CONCATENATE(&quot;,&quot;;[Data.H50])" office:value-type="string" office:string-value=",20">
            <text:p>,20</text:p>
          </table:table-cell>
          <table:table-cell table:formula="of:=IF([Data.I50]=&quot;&quot;;&quot;&quot;;CONCATENATE(&quot;,&quot;;[Data.I50]))" office:value-type="string" office:string-value=",CHOOSESKILL1=C1;C2;C3;C4;C5;C6;C7;C8;C10;C11;C12;C13;C14;C15;C17;C18;C19;C20;C21;C22;C23;C24;C25;C26;C27;C28;C29;C30;C31;C32;C33;C34;C35;C36;C37;C38;C39;C40;C41;C42;C55;C56;C57;C58;C59;C61=30">
            <text:p>,CHOOSESKILL1=C1;C2;C3;C4;C5;C6;C7;C8;C10;C11;C12;C13;C14;C15;C17;C18;C19;C20;C21;C22;C23;C24;C25;C26;C27;C28;C29;C30;C31;C32;C33;C34;C35;C36;C37;C38;C39;C40;C41;C42;C55;C56;C57;C58;C59;C61=30</text:p>
          </table:table-cell>
          <table:table-cell table:style-name="ce15" table:formula="of:=IF([Data.J50]=&quot;&quot;;&quot;&quot;;CONCATENATE(&quot;,&quot;;[Data.J50]))">
            <text:p/>
          </table:table-cell>
          <table:table-cell table:style-name="ce15" table:formula="of:=IF([Data.K50]=&quot;&quot;;&quot;&quot;;CONCATENATE(&quot;,&quot;;[Data.K50]))">
            <text:p/>
          </table:table-cell>
          <table:table-cell table:style-name="ce15" table:formula="of:=IF([Data.L50]=&quot;&quot;;&quot;&quot;;CONCATENATE(&quot;,&quot;;[Data.L50]))">
            <text:p/>
          </table:table-cell>
          <table:table-cell table:style-name="ce15" table:formula="of:=IF([Data.M50]=&quot;&quot;;&quot;&quot;;CONCATENATE(&quot;,&quot;;[Data.M50]))">
            <text:p/>
          </table:table-cell>
          <table:table-cell table:style-name="ce15" table:formula="of:=IF([Data.N50]=&quot;&quot;;&quot;&quot;;CONCATENATE(&quot;,&quot;;[Data.N50]))">
            <text:p/>
          </table:table-cell>
          <table:table-cell table:style-name="ce15" table:formula="of:=IF([Data.O50]=&quot;&quot;;&quot;&quot;;CONCATENATE(&quot;,&quot;;[Data.O50]))">
            <text:p/>
          </table:table-cell>
          <table:table-cell table:style-name="ce15" table:formula="of:=IF([Data.P50]=&quot;&quot;;&quot;&quot;;CONCATENATE(&quot;,&quot;;[Data.P50]))">
            <text:p/>
          </table:table-cell>
          <table:table-cell table:style-name="ce15" table:formula="of:=IF([Data.Q50]=&quot;&quot;;&quot;&quot;;CONCATENATE(&quot;,&quot;;[Data.Q50]))">
            <text:p/>
          </table:table-cell>
          <table:table-cell table:style-name="ce15" table:formula="of:=IF([Data.R50]=&quot;&quot;;&quot;&quot;;CONCATENATE(&quot;,&quot;;[Data.R50]))">
            <text:p/>
          </table:table-cell>
          <table:table-cell table:style-name="ce15" table:formula="of:=IF([Data.S50]=&quot;&quot;;&quot;&quot;;CONCATENATE(&quot;,&quot;;[Data.S50]))">
            <text:p/>
          </table:table-cell>
          <table:table-cell table:style-name="ce15" table:formula="of:=IF([Data.T50]=&quot;&quot;;&quot;&quot;;CONCATENATE(&quot;,&quot;;[Data.T50]))">
            <text:p/>
          </table:table-cell>
          <table:table-cell table:number-columns-repeated="2"/>
        </table:table-row>
        <table:table-row table:style-name="ro9">
          <table:table-cell table:formula="of:=IF([Data.A51]=&quot;&quot;;[.A49];[Data.A51])" office:value-type="float" office:value="32">
            <text:p>32</text:p>
          </table:table-cell>
          <table:table-cell table:formula="of:=IF([Data.E51]=&quot;&quot;;[.B49];CONCATENATE(&quot;,&quot;;[Data.E51]))" office:value-type="string" office:string-value=",TRAINING">
            <text:p>,TRAINING</text:p>
          </table:table-cell>
          <table:table-cell table:formula="of:=IF([Data.F51]=&quot;&quot;;[.C49];CONCATENATE(&quot;,&quot;;[Data.F51]))" office:value-type="string" office:string-value=",CHARL">
            <text:p>,CHARL</text:p>
          </table:table-cell>
          <table:table-cell table:formula="of:=CONCATENATE(&quot;,&quot;;[Data.G51])" office:value-type="string" office:string-value=",GREATER">
            <text:p>,GREATER</text:p>
          </table:table-cell>
          <table:table-cell table:formula="of:=CONCATENATE(&quot;,&quot;;[Data.H51])" office:value-type="string" office:string-value=",30">
            <text:p>,30</text:p>
          </table:table-cell>
          <table:table-cell table:formula="of:=IF([Data.I51]=&quot;&quot;;&quot;&quot;;CONCATENATE(&quot;,&quot;;[Data.I51]))" office:value-type="string" office:string-value=",CHOOSESKILL1=C1;C2;C3;C4;C5;C6;C7;C8;C10;C11;C12;C13;C14;C15;C17;C18;C19;C20;C21;C22;C23;C24;C25;C26;C27;C28;C29;C30;C31;C32;C33;C34;C35;C36;C37;C38;C39;C40;C41;C42;C55;C56;C57;C58;C59;C61=40">
            <text:p>,CHOOSESKILL1=C1;C2;C3;C4;C5;C6;C7;C8;C10;C11;C12;C13;C14;C15;C17;C18;C19;C20;C21;C22;C23;C24;C25;C26;C27;C28;C29;C30;C31;C32;C33;C34;C35;C36;C37;C38;C39;C40;C41;C42;C55;C56;C57;C58;C59;C61=40</text:p>
          </table:table-cell>
          <table:table-cell table:style-name="ce15" table:formula="of:=IF([Data.J51]=&quot;&quot;;&quot;&quot;;CONCATENATE(&quot;,&quot;;[Data.J51]))">
            <text:p/>
          </table:table-cell>
          <table:table-cell table:style-name="ce15" table:formula="of:=IF([Data.K51]=&quot;&quot;;&quot;&quot;;CONCATENATE(&quot;,&quot;;[Data.K51]))">
            <text:p/>
          </table:table-cell>
          <table:table-cell table:style-name="ce15" table:formula="of:=IF([Data.L51]=&quot;&quot;;&quot;&quot;;CONCATENATE(&quot;,&quot;;[Data.L51]))">
            <text:p/>
          </table:table-cell>
          <table:table-cell table:style-name="ce15" table:formula="of:=IF([Data.M51]=&quot;&quot;;&quot;&quot;;CONCATENATE(&quot;,&quot;;[Data.M51]))">
            <text:p/>
          </table:table-cell>
          <table:table-cell table:style-name="ce15" table:formula="of:=IF([Data.N51]=&quot;&quot;;&quot;&quot;;CONCATENATE(&quot;,&quot;;[Data.N51]))">
            <text:p/>
          </table:table-cell>
          <table:table-cell table:style-name="ce15" table:formula="of:=IF([Data.O51]=&quot;&quot;;&quot;&quot;;CONCATENATE(&quot;,&quot;;[Data.O51]))">
            <text:p/>
          </table:table-cell>
          <table:table-cell table:style-name="ce15" table:formula="of:=IF([Data.P51]=&quot;&quot;;&quot;&quot;;CONCATENATE(&quot;,&quot;;[Data.P51]))">
            <text:p/>
          </table:table-cell>
          <table:table-cell table:style-name="ce15" table:formula="of:=IF([Data.Q51]=&quot;&quot;;&quot;&quot;;CONCATENATE(&quot;,&quot;;[Data.Q51]))">
            <text:p/>
          </table:table-cell>
          <table:table-cell table:style-name="ce15" table:formula="of:=IF([Data.R51]=&quot;&quot;;&quot;&quot;;CONCATENATE(&quot;,&quot;;[Data.R51]))">
            <text:p/>
          </table:table-cell>
          <table:table-cell table:style-name="ce15" table:formula="of:=IF([Data.S51]=&quot;&quot;;&quot;&quot;;CONCATENATE(&quot;,&quot;;[Data.S51]))">
            <text:p/>
          </table:table-cell>
          <table:table-cell table:style-name="ce15" table:formula="of:=IF([Data.T51]=&quot;&quot;;&quot;&quot;;CONCATENATE(&quot;,&quot;;[Data.T51]))">
            <text:p/>
          </table:table-cell>
          <table:table-cell table:number-columns-repeated="2"/>
        </table:table-row>
        <table:table-row table:style-name="ro9">
          <table:table-cell table:formula="of:=IF([Data.A52]=&quot;&quot;;[.A50];[Data.A52])" office:value-type="float" office:value="33">
            <text:p>33</text:p>
          </table:table-cell>
          <table:table-cell table:formula="of:=IF([Data.E52]=&quot;&quot;;[.B50];CONCATENATE(&quot;,&quot;;[Data.E52]))" office:value-type="string" office:string-value=",TRAINING">
            <text:p>,TRAINING</text:p>
          </table:table-cell>
          <table:table-cell table:formula="of:=IF([Data.F52]=&quot;&quot;;[.C50];CONCATENATE(&quot;,&quot;;[Data.F52]))" office:value-type="string" office:string-value=",CHARL">
            <text:p>,CHARL</text:p>
          </table:table-cell>
          <table:table-cell table:formula="of:=CONCATENATE(&quot;,&quot;;[Data.G52])" office:value-type="string" office:string-value=",MAJOR">
            <text:p>,MAJOR</text:p>
          </table:table-cell>
          <table:table-cell table:formula="of:=CONCATENATE(&quot;,&quot;;[Data.H52])" office:value-type="string" office:string-value=",13">
            <text:p>,13</text:p>
          </table:table-cell>
          <table:table-cell table:formula="of:=IF([Data.I52]=&quot;&quot;;&quot;&quot;;CONCATENATE(&quot;,&quot;;[Data.I52]))" office:value-type="string" office:string-value=",C14=20">
            <text:p>,C14=20</text:p>
          </table:table-cell>
          <table:table-cell table:style-name="ce15" table:formula="of:=IF([Data.J52]=&quot;&quot;;&quot;&quot;;CONCATENATE(&quot;,&quot;;[Data.J52]))">
            <text:p/>
          </table:table-cell>
          <table:table-cell table:style-name="ce15" table:formula="of:=IF([Data.K52]=&quot;&quot;;&quot;&quot;;CONCATENATE(&quot;,&quot;;[Data.K52]))">
            <text:p/>
          </table:table-cell>
          <table:table-cell table:style-name="ce15" table:formula="of:=IF([Data.L52]=&quot;&quot;;&quot;&quot;;CONCATENATE(&quot;,&quot;;[Data.L52]))">
            <text:p/>
          </table:table-cell>
          <table:table-cell table:style-name="ce15" table:formula="of:=IF([Data.M52]=&quot;&quot;;&quot;&quot;;CONCATENATE(&quot;,&quot;;[Data.M52]))">
            <text:p/>
          </table:table-cell>
          <table:table-cell table:style-name="ce15" table:formula="of:=IF([Data.N52]=&quot;&quot;;&quot;&quot;;CONCATENATE(&quot;,&quot;;[Data.N52]))">
            <text:p/>
          </table:table-cell>
          <table:table-cell table:style-name="ce15" table:formula="of:=IF([Data.O52]=&quot;&quot;;&quot;&quot;;CONCATENATE(&quot;,&quot;;[Data.O52]))">
            <text:p/>
          </table:table-cell>
          <table:table-cell table:style-name="ce15" table:formula="of:=IF([Data.P52]=&quot;&quot;;&quot;&quot;;CONCATENATE(&quot;,&quot;;[Data.P52]))">
            <text:p/>
          </table:table-cell>
          <table:table-cell table:style-name="ce15" table:formula="of:=IF([Data.Q52]=&quot;&quot;;&quot;&quot;;CONCATENATE(&quot;,&quot;;[Data.Q52]))">
            <text:p/>
          </table:table-cell>
          <table:table-cell table:style-name="ce15" table:formula="of:=IF([Data.R52]=&quot;&quot;;&quot;&quot;;CONCATENATE(&quot;,&quot;;[Data.R52]))">
            <text:p/>
          </table:table-cell>
          <table:table-cell table:style-name="ce15" table:formula="of:=IF([Data.S52]=&quot;&quot;;&quot;&quot;;CONCATENATE(&quot;,&quot;;[Data.S52]))">
            <text:p/>
          </table:table-cell>
          <table:table-cell table:style-name="ce15" table:formula="of:=IF([Data.T52]=&quot;&quot;;&quot;&quot;;CONCATENATE(&quot;,&quot;;[Data.T52]))">
            <text:p/>
          </table:table-cell>
          <table:table-cell table:number-columns-repeated="2"/>
        </table:table-row>
        <table:table-row table:style-name="ro8">
          <table:table-cell table:formula="of:=IF([Data.A53]=&quot;&quot;;[.A51];[Data.A53])" office:value-type="float" office:value="34">
            <text:p>34</text:p>
          </table:table-cell>
          <table:table-cell table:formula="of:=IF([Data.E53]=&quot;&quot;;[.B51];CONCATENATE(&quot;,&quot;;[Data.E53]))" office:value-type="string" office:string-value=",TRAINING">
            <text:p>,TRAINING</text:p>
          </table:table-cell>
          <table:table-cell table:formula="of:=IF([Data.F53]=&quot;&quot;;[.C51];CONCATENATE(&quot;,&quot;;[Data.F53]))" office:value-type="string" office:string-value=",CHARL">
            <text:p>,CHARL</text:p>
          </table:table-cell>
          <table:table-cell table:formula="of:=CONCATENATE(&quot;,&quot;;[Data.G53])" office:value-type="string" office:string-value=",MAJOR">
            <text:p>,MAJOR</text:p>
          </table:table-cell>
          <table:table-cell table:formula="of:=CONCATENATE(&quot;,&quot;;[Data.H53])" office:value-type="string" office:string-value=",15">
            <text:p>,15</text:p>
          </table:table-cell>
          <table:table-cell table:formula="of:=IF([Data.I53]=&quot;&quot;;&quot;&quot;;CONCATENATE(&quot;,&quot;;[Data.I53]))" office:value-type="string" office:string-value=",S196=25">
            <text:p>,S196=25</text:p>
          </table:table-cell>
          <table:table-cell table:style-name="ce15" table:formula="of:=IF([Data.J53]=&quot;&quot;;&quot;&quot;;CONCATENATE(&quot;,&quot;;[Data.J53]))" office:value-type="string" office:string-value=",S85=25">
            <text:p>,S85=25</text:p>
          </table:table-cell>
          <table:table-cell table:style-name="ce15" table:formula="of:=IF([Data.K53]=&quot;&quot;;&quot;&quot;;CONCATENATE(&quot;,&quot;;[Data.K53]))" office:value-type="string" office:string-value=",S79=25">
            <text:p>,S79=25</text:p>
          </table:table-cell>
          <table:table-cell table:style-name="ce15" table:formula="of:=IF([Data.L53]=&quot;&quot;;&quot;&quot;;CONCATENATE(&quot;,&quot;;[Data.L53]))" office:value-type="string" office:string-value=",S91=25">
            <text:p>,S91=25</text:p>
          </table:table-cell>
          <table:table-cell table:style-name="ce15" table:formula="of:=IF([Data.M53]=&quot;&quot;;&quot;&quot;;CONCATENATE(&quot;,&quot;;[Data.M53]))" office:value-type="string" office:string-value=",S93=25">
            <text:p>,S93=25</text:p>
          </table:table-cell>
          <table:table-cell table:style-name="ce15" table:formula="of:=IF([Data.N53]=&quot;&quot;;&quot;&quot;;CONCATENATE(&quot;,&quot;;[Data.N53]))" office:value-type="string" office:string-value=",S78=25">
            <text:p>,S78=25</text:p>
          </table:table-cell>
          <table:table-cell table:style-name="ce15" table:formula="of:=IF([Data.O53]=&quot;&quot;;&quot;&quot;;CONCATENATE(&quot;,&quot;;[Data.O53]))" office:value-type="string" office:string-value=",DESCR">
            <text:p>,DESCR</text:p>
          </table:table-cell>
          <table:table-cell table:style-name="ce15" table:formula="of:=IF([Data.P53]=&quot;&quot;;&quot;&quot;;CONCATENATE(&quot;,&quot;;[Data.P53]))">
            <text:p/>
          </table:table-cell>
          <table:table-cell table:style-name="ce15" table:formula="of:=IF([Data.Q53]=&quot;&quot;;&quot;&quot;;CONCATENATE(&quot;,&quot;;[Data.Q53]))">
            <text:p/>
          </table:table-cell>
          <table:table-cell table:style-name="ce15" table:formula="of:=IF([Data.R53]=&quot;&quot;;&quot;&quot;;CONCATENATE(&quot;,&quot;;[Data.R53]))">
            <text:p/>
          </table:table-cell>
          <table:table-cell table:style-name="ce15" table:formula="of:=IF([Data.S53]=&quot;&quot;;&quot;&quot;;CONCATENATE(&quot;,&quot;;[Data.S53]))">
            <text:p/>
          </table:table-cell>
          <table:table-cell table:style-name="ce15" table:formula="of:=IF([Data.T53]=&quot;&quot;;&quot;&quot;;CONCATENATE(&quot;,&quot;;[Data.T53]))">
            <text:p/>
          </table:table-cell>
          <table:table-cell table:number-columns-repeated="2"/>
        </table:table-row>
        <table:table-row table:style-name="ro8">
          <table:table-cell table:formula="of:=IF([Data.A54]=&quot;&quot;;[.A52];[Data.A54])" office:value-type="float" office:value="35">
            <text:p>35</text:p>
          </table:table-cell>
          <table:table-cell table:formula="of:=IF([Data.E54]=&quot;&quot;;[.B52];CONCATENATE(&quot;,&quot;;[Data.E54]))" office:value-type="string" office:string-value=",TRAINING">
            <text:p>,TRAINING</text:p>
          </table:table-cell>
          <table:table-cell table:formula="of:=IF([Data.F54]=&quot;&quot;;[.C52];CONCATENATE(&quot;,&quot;;[Data.F54]))" office:value-type="string" office:string-value=",CHARL">
            <text:p>,CHARL</text:p>
          </table:table-cell>
          <table:table-cell table:formula="of:=CONCATENATE(&quot;,&quot;;[Data.G54])" office:value-type="string" office:string-value=",MAJOR">
            <text:p>,MAJOR</text:p>
          </table:table-cell>
          <table:table-cell table:formula="of:=CONCATENATE(&quot;,&quot;;[Data.H54])" office:value-type="string" office:string-value=",15">
            <text:p>,15</text:p>
          </table:table-cell>
          <table:table-cell table:formula="of:=IF([Data.I54]=&quot;&quot;;&quot;&quot;;CONCATENATE(&quot;,&quot;;[Data.I54]))" office:value-type="string" office:string-value=",CHOOSE6=ALLSKILL=10">
            <text:p>,CHOOSE6=ALLSKILL=10</text:p>
          </table:table-cell>
          <table:table-cell table:style-name="ce15" table:formula="of:=IF([Data.J54]=&quot;&quot;;&quot;&quot;;CONCATENATE(&quot;,&quot;;[Data.J54]))">
            <text:p/>
          </table:table-cell>
          <table:table-cell table:style-name="ce15" table:formula="of:=IF([Data.K54]=&quot;&quot;;&quot;&quot;;CONCATENATE(&quot;,&quot;;[Data.K54]))">
            <text:p/>
          </table:table-cell>
          <table:table-cell table:style-name="ce15" table:formula="of:=IF([Data.L54]=&quot;&quot;;&quot;&quot;;CONCATENATE(&quot;,&quot;;[Data.L54]))">
            <text:p/>
          </table:table-cell>
          <table:table-cell table:style-name="ce15" table:formula="of:=IF([Data.M54]=&quot;&quot;;&quot;&quot;;CONCATENATE(&quot;,&quot;;[Data.M54]))">
            <text:p/>
          </table:table-cell>
          <table:table-cell table:style-name="ce15" table:formula="of:=IF([Data.N54]=&quot;&quot;;&quot;&quot;;CONCATENATE(&quot;,&quot;;[Data.N54]))">
            <text:p/>
          </table:table-cell>
          <table:table-cell table:style-name="ce15" table:formula="of:=IF([Data.O54]=&quot;&quot;;&quot;&quot;;CONCATENATE(&quot;,&quot;;[Data.O54]))">
            <text:p/>
          </table:table-cell>
          <table:table-cell table:style-name="ce15" table:formula="of:=IF([Data.P54]=&quot;&quot;;&quot;&quot;;CONCATENATE(&quot;,&quot;;[Data.P54]))">
            <text:p/>
          </table:table-cell>
          <table:table-cell table:style-name="ce15" table:formula="of:=IF([Data.Q54]=&quot;&quot;;&quot;&quot;;CONCATENATE(&quot;,&quot;;[Data.Q54]))">
            <text:p/>
          </table:table-cell>
          <table:table-cell table:style-name="ce15" table:formula="of:=IF([Data.R54]=&quot;&quot;;&quot;&quot;;CONCATENATE(&quot;,&quot;;[Data.R54]))">
            <text:p/>
          </table:table-cell>
          <table:table-cell table:style-name="ce15" table:formula="of:=IF([Data.S54]=&quot;&quot;;&quot;&quot;;CONCATENATE(&quot;,&quot;;[Data.S54]))">
            <text:p/>
          </table:table-cell>
          <table:table-cell table:style-name="ce15" table:formula="of:=IF([Data.T54]=&quot;&quot;;&quot;&quot;;CONCATENATE(&quot;,&quot;;[Data.T54]))">
            <text:p/>
          </table:table-cell>
          <table:table-cell table:number-columns-repeated="2"/>
        </table:table-row>
        <table:table-row table:style-name="ro8">
          <table:table-cell table:formula="of:=IF([Data.A55]=&quot;&quot;;[.A53];[Data.A55])" office:value-type="float" office:value="35">
            <text:p>35</text:p>
          </table:table-cell>
          <table:table-cell table:formula="of:=IF([Data.E55]=&quot;&quot;;[.B53];CONCATENATE(&quot;,&quot;;[Data.E55]))" office:value-type="string" office:string-value=",TRAINING">
            <text:p>,TRAINING</text:p>
          </table:table-cell>
          <table:table-cell table:formula="of:=IF([Data.F55]=&quot;&quot;;[.C53];CONCATENATE(&quot;,&quot;;[Data.F55]))" office:value-type="string" office:string-value=",CHARL">
            <text:p>,CHARL</text:p>
          </table:table-cell>
          <table:table-cell table:formula="of:=CONCATENATE(&quot;,&quot;;[Data.G55])" office:value-type="string" office:string-value=",GREATER">
            <text:p>,GREATER</text:p>
          </table:table-cell>
          <table:table-cell table:formula="of:=CONCATENATE(&quot;,&quot;;[Data.H55])" office:value-type="string" office:string-value=",25">
            <text:p>,25</text:p>
          </table:table-cell>
          <table:table-cell table:formula="of:=IF([Data.I55]=&quot;&quot;;&quot;&quot;;CONCATENATE(&quot;,&quot;;[Data.I55]))" office:value-type="string" office:string-value=",CHOOSE6=ALLSKILL=20">
            <text:p>,CHOOSE6=ALLSKILL=20</text:p>
          </table:table-cell>
          <table:table-cell table:style-name="ce15" table:formula="of:=IF([Data.J55]=&quot;&quot;;&quot;&quot;;CONCATENATE(&quot;,&quot;;[Data.J55]))">
            <text:p/>
          </table:table-cell>
          <table:table-cell table:style-name="ce15" table:formula="of:=IF([Data.K55]=&quot;&quot;;&quot;&quot;;CONCATENATE(&quot;,&quot;;[Data.K55]))">
            <text:p/>
          </table:table-cell>
          <table:table-cell table:style-name="ce15" table:formula="of:=IF([Data.L55]=&quot;&quot;;&quot;&quot;;CONCATENATE(&quot;,&quot;;[Data.L55]))">
            <text:p/>
          </table:table-cell>
          <table:table-cell table:style-name="ce15" table:formula="of:=IF([Data.M55]=&quot;&quot;;&quot;&quot;;CONCATENATE(&quot;,&quot;;[Data.M55]))">
            <text:p/>
          </table:table-cell>
          <table:table-cell table:style-name="ce15" table:formula="of:=IF([Data.N55]=&quot;&quot;;&quot;&quot;;CONCATENATE(&quot;,&quot;;[Data.N55]))">
            <text:p/>
          </table:table-cell>
          <table:table-cell table:style-name="ce15" table:formula="of:=IF([Data.O55]=&quot;&quot;;&quot;&quot;;CONCATENATE(&quot;,&quot;;[Data.O55]))">
            <text:p/>
          </table:table-cell>
          <table:table-cell table:style-name="ce15" table:formula="of:=IF([Data.P55]=&quot;&quot;;&quot;&quot;;CONCATENATE(&quot;,&quot;;[Data.P55]))">
            <text:p/>
          </table:table-cell>
          <table:table-cell table:style-name="ce15" table:formula="of:=IF([Data.Q55]=&quot;&quot;;&quot;&quot;;CONCATENATE(&quot;,&quot;;[Data.Q55]))">
            <text:p/>
          </table:table-cell>
          <table:table-cell table:style-name="ce15" table:formula="of:=IF([Data.R55]=&quot;&quot;;&quot;&quot;;CONCATENATE(&quot;,&quot;;[Data.R55]))">
            <text:p/>
          </table:table-cell>
          <table:table-cell table:style-name="ce15" table:formula="of:=IF([Data.S55]=&quot;&quot;;&quot;&quot;;CONCATENATE(&quot;,&quot;;[Data.S55]))">
            <text:p/>
          </table:table-cell>
          <table:table-cell table:style-name="ce15" table:formula="of:=IF([Data.T55]=&quot;&quot;;&quot;&quot;;CONCATENATE(&quot;,&quot;;[Data.T55]))">
            <text:p/>
          </table:table-cell>
          <table:table-cell table:number-columns-repeated="2"/>
        </table:table-row>
        <table:table-row table:style-name="ro8">
          <table:table-cell table:formula="of:=IF([Data.A56]=&quot;&quot;;[.A54];[Data.A56])" office:value-type="float" office:value="36">
            <text:p>36</text:p>
          </table:table-cell>
          <table:table-cell table:formula="of:=IF([Data.E56]=&quot;&quot;;[.B54];CONCATENATE(&quot;,&quot;;[Data.E56]))" office:value-type="string" office:string-value=",TRAINING">
            <text:p>,TRAINING</text:p>
          </table:table-cell>
          <table:table-cell table:formula="of:=IF([Data.F56]=&quot;&quot;;[.C54];CONCATENATE(&quot;,&quot;;[Data.F56]))" office:value-type="string" office:string-value=",CHARL">
            <text:p>,CHARL</text:p>
          </table:table-cell>
          <table:table-cell table:formula="of:=CONCATENATE(&quot;,&quot;;[Data.G56])" office:value-type="string" office:string-value=",LESSER">
            <text:p>,LESSER</text:p>
          </table:table-cell>
          <table:table-cell table:formula="of:=CONCATENATE(&quot;,&quot;;[Data.H56])" office:value-type="string" office:string-value=",3">
            <text:p>,3</text:p>
          </table:table-cell>
          <table:table-cell table:formula="of:=IF([Data.I56]=&quot;&quot;;&quot;&quot;;CONCATENATE(&quot;,&quot;;[Data.I56]))" office:value-type="string" office:string-value=",S131=10">
            <text:p>,S131=10</text:p>
          </table:table-cell>
          <table:table-cell table:style-name="ce15" table:formula="of:=IF([Data.J56]=&quot;&quot;;&quot;&quot;;CONCATENATE(&quot;,&quot;;[Data.J56]))">
            <text:p/>
          </table:table-cell>
          <table:table-cell table:style-name="ce15" table:formula="of:=IF([Data.K56]=&quot;&quot;;&quot;&quot;;CONCATENATE(&quot;,&quot;;[Data.K56]))">
            <text:p/>
          </table:table-cell>
          <table:table-cell table:style-name="ce15" table:formula="of:=IF([Data.L56]=&quot;&quot;;&quot;&quot;;CONCATENATE(&quot;,&quot;;[Data.L56]))">
            <text:p/>
          </table:table-cell>
          <table:table-cell table:style-name="ce15" table:formula="of:=IF([Data.M56]=&quot;&quot;;&quot;&quot;;CONCATENATE(&quot;,&quot;;[Data.M56]))">
            <text:p/>
          </table:table-cell>
          <table:table-cell table:style-name="ce15" table:formula="of:=IF([Data.N56]=&quot;&quot;;&quot;&quot;;CONCATENATE(&quot;,&quot;;[Data.N56]))">
            <text:p/>
          </table:table-cell>
          <table:table-cell table:style-name="ce15" table:formula="of:=IF([Data.O56]=&quot;&quot;;&quot;&quot;;CONCATENATE(&quot;,&quot;;[Data.O56]))">
            <text:p/>
          </table:table-cell>
          <table:table-cell table:style-name="ce15" table:formula="of:=IF([Data.P56]=&quot;&quot;;&quot;&quot;;CONCATENATE(&quot;,&quot;;[Data.P56]))">
            <text:p/>
          </table:table-cell>
          <table:table-cell table:style-name="ce15" table:formula="of:=IF([Data.Q56]=&quot;&quot;;&quot;&quot;;CONCATENATE(&quot;,&quot;;[Data.Q56]))">
            <text:p/>
          </table:table-cell>
          <table:table-cell table:style-name="ce15" table:formula="of:=IF([Data.R56]=&quot;&quot;;&quot;&quot;;CONCATENATE(&quot;,&quot;;[Data.R56]))">
            <text:p/>
          </table:table-cell>
          <table:table-cell table:style-name="ce15" table:formula="of:=IF([Data.S56]=&quot;&quot;;&quot;&quot;;CONCATENATE(&quot;,&quot;;[Data.S56]))">
            <text:p/>
          </table:table-cell>
          <table:table-cell table:style-name="ce15" table:formula="of:=IF([Data.T56]=&quot;&quot;;&quot;&quot;;CONCATENATE(&quot;,&quot;;[Data.T56]))">
            <text:p/>
          </table:table-cell>
          <table:table-cell table:number-columns-repeated="2"/>
        </table:table-row>
        <table:table-row table:style-name="ro8">
          <table:table-cell table:formula="of:=IF([Data.A57]=&quot;&quot;;[.A55];[Data.A57])" office:value-type="float" office:value="37">
            <text:p>37</text:p>
          </table:table-cell>
          <table:table-cell table:formula="of:=IF([Data.E57]=&quot;&quot;;[.B55];CONCATENATE(&quot;,&quot;;[Data.E57]))" office:value-type="string" office:string-value=",TRAINING">
            <text:p>,TRAINING</text:p>
          </table:table-cell>
          <table:table-cell table:formula="of:=IF([Data.F57]=&quot;&quot;;[.C55];CONCATENATE(&quot;,&quot;;[Data.F57]))" office:value-type="string" office:string-value=",CHARL">
            <text:p>,CHARL</text:p>
          </table:table-cell>
          <table:table-cell table:formula="of:=CONCATENATE(&quot;,&quot;;[Data.G57])" office:value-type="string" office:string-value=",MINOR">
            <text:p>,MINOR</text:p>
          </table:table-cell>
          <table:table-cell table:formula="of:=CONCATENATE(&quot;,&quot;;[Data.H57])" office:value-type="string" office:string-value=",10">
            <text:p>,10</text:p>
          </table:table-cell>
          <table:table-cell table:formula="of:=IF([Data.I57]=&quot;&quot;;&quot;&quot;;CONCATENATE(&quot;,&quot;;[Data.I57]))" office:value-type="string" office:string-value=",DESCR">
            <text:p>,DESCR</text:p>
          </table:table-cell>
          <table:table-cell table:style-name="ce15" table:formula="of:=IF([Data.J57]=&quot;&quot;;&quot;&quot;;CONCATENATE(&quot;,&quot;;[Data.J57]))">
            <text:p/>
          </table:table-cell>
          <table:table-cell table:style-name="ce15" table:formula="of:=IF([Data.K57]=&quot;&quot;;&quot;&quot;;CONCATENATE(&quot;,&quot;;[Data.K57]))">
            <text:p/>
          </table:table-cell>
          <table:table-cell table:style-name="ce15" table:formula="of:=IF([Data.L57]=&quot;&quot;;&quot;&quot;;CONCATENATE(&quot;,&quot;;[Data.L57]))">
            <text:p/>
          </table:table-cell>
          <table:table-cell table:style-name="ce15" table:formula="of:=IF([Data.M57]=&quot;&quot;;&quot;&quot;;CONCATENATE(&quot;,&quot;;[Data.M57]))">
            <text:p/>
          </table:table-cell>
          <table:table-cell table:style-name="ce15" table:formula="of:=IF([Data.N57]=&quot;&quot;;&quot;&quot;;CONCATENATE(&quot;,&quot;;[Data.N57]))">
            <text:p/>
          </table:table-cell>
          <table:table-cell table:style-name="ce15" table:formula="of:=IF([Data.O57]=&quot;&quot;;&quot;&quot;;CONCATENATE(&quot;,&quot;;[Data.O57]))">
            <text:p/>
          </table:table-cell>
          <table:table-cell table:style-name="ce15" table:formula="of:=IF([Data.P57]=&quot;&quot;;&quot;&quot;;CONCATENATE(&quot;,&quot;;[Data.P57]))">
            <text:p/>
          </table:table-cell>
          <table:table-cell table:style-name="ce15" table:formula="of:=IF([Data.Q57]=&quot;&quot;;&quot;&quot;;CONCATENATE(&quot;,&quot;;[Data.Q57]))">
            <text:p/>
          </table:table-cell>
          <table:table-cell table:style-name="ce15" table:formula="of:=IF([Data.R57]=&quot;&quot;;&quot;&quot;;CONCATENATE(&quot;,&quot;;[Data.R57]))">
            <text:p/>
          </table:table-cell>
          <table:table-cell table:style-name="ce15" table:formula="of:=IF([Data.S57]=&quot;&quot;;&quot;&quot;;CONCATENATE(&quot;,&quot;;[Data.S57]))">
            <text:p/>
          </table:table-cell>
          <table:table-cell table:style-name="ce15" table:formula="of:=IF([Data.T57]=&quot;&quot;;&quot;&quot;;CONCATENATE(&quot;,&quot;;[Data.T57]))">
            <text:p/>
          </table:table-cell>
          <table:table-cell table:number-columns-repeated="2"/>
        </table:table-row>
        <table:table-row table:style-name="ro8">
          <table:table-cell table:formula="of:=IF([Data.A58]=&quot;&quot;;[.A56];[Data.A58])" office:value-type="float" office:value="38">
            <text:p>38</text:p>
          </table:table-cell>
          <table:table-cell table:formula="of:=IF([Data.E58]=&quot;&quot;;[.B56];CONCATENATE(&quot;,&quot;;[Data.E58]))" office:value-type="string" office:string-value=",PHYSICAL">
            <text:p>,PHYSICAL</text:p>
          </table:table-cell>
          <table:table-cell table:formula="of:=IF([Data.F58]=&quot;&quot;;[.C56];CONCATENATE(&quot;,&quot;;[Data.F58]))" office:value-type="string" office:string-value=",CHARL">
            <text:p>,CHARL</text:p>
          </table:table-cell>
          <table:table-cell table:formula="of:=CONCATENATE(&quot;,&quot;;[Data.G58])" office:value-type="string" office:string-value=",MAJOR">
            <text:p>,MAJOR</text:p>
          </table:table-cell>
          <table:table-cell table:formula="of:=CONCATENATE(&quot;,&quot;;[Data.H58])" office:value-type="string" office:string-value=",15">
            <text:p>,15</text:p>
          </table:table-cell>
          <table:table-cell table:formula="of:=IF([Data.I58]=&quot;&quot;;&quot;&quot;;CONCATENATE(&quot;,&quot;;[Data.I58]))" office:value-type="string" office:string-value=",S222=15">
            <text:p>,S222=15</text:p>
          </table:table-cell>
          <table:table-cell table:style-name="ce15" table:formula="of:=IF([Data.J58]=&quot;&quot;;&quot;&quot;;CONCATENATE(&quot;,&quot;;[Data.J58]))" office:value-type="string" office:string-value=",S223=15">
            <text:p>,S223=15</text:p>
          </table:table-cell>
          <table:table-cell table:style-name="ce15" table:formula="of:=IF([Data.K58]=&quot;&quot;;&quot;&quot;;CONCATENATE(&quot;,&quot;;[Data.K58]))" office:value-type="string" office:string-value=",S224=15">
            <text:p>,S224=15</text:p>
          </table:table-cell>
          <table:table-cell table:style-name="ce15" table:formula="of:=IF([Data.L58]=&quot;&quot;;&quot;&quot;;CONCATENATE(&quot;,&quot;;[Data.L58]))" office:value-type="string" office:string-value=",S225=15">
            <text:p>,S225=15</text:p>
          </table:table-cell>
          <table:table-cell table:style-name="ce15" table:formula="of:=IF([Data.M58]=&quot;&quot;;&quot;&quot;;CONCATENATE(&quot;,&quot;;[Data.M58]))" office:value-type="string" office:string-value=",S226=15">
            <text:p>,S226=15</text:p>
          </table:table-cell>
          <table:table-cell table:style-name="ce15" table:formula="of:=IF([Data.N58]=&quot;&quot;;&quot;&quot;;CONCATENATE(&quot;,&quot;;[Data.N58]))" office:value-type="string" office:string-value=",S227=15">
            <text:p>,S227=15</text:p>
          </table:table-cell>
          <table:table-cell table:style-name="ce15" table:formula="of:=IF([Data.O58]=&quot;&quot;;&quot;&quot;;CONCATENATE(&quot;,&quot;;[Data.O58]))" office:value-type="string" office:string-value=",S228=15">
            <text:p>,S228=15</text:p>
          </table:table-cell>
          <table:table-cell table:style-name="ce15" table:formula="of:=IF([Data.P58]=&quot;&quot;;&quot;&quot;;CONCATENATE(&quot;,&quot;;[Data.P58]))" office:value-type="string" office:string-value=",S229=15">
            <text:p>,S229=15</text:p>
          </table:table-cell>
          <table:table-cell table:style-name="ce15" table:formula="of:=IF([Data.Q58]=&quot;&quot;;&quot;&quot;;CONCATENATE(&quot;,&quot;;[Data.Q58]))" office:value-type="string" office:string-value=",S221=15">
            <text:p>,S221=15</text:p>
          </table:table-cell>
          <table:table-cell table:style-name="ce15" table:formula="of:=IF([Data.R58]=&quot;&quot;;&quot;&quot;;CONCATENATE(&quot;,&quot;;[Data.R58]))" office:value-type="string" office:string-value=",C59=5">
            <text:p>,C59=5</text:p>
          </table:table-cell>
          <table:table-cell table:style-name="ce15" table:formula="of:=IF([Data.S58]=&quot;&quot;;&quot;&quot;;CONCATENATE(&quot;,&quot;;[Data.S58]))">
            <text:p/>
          </table:table-cell>
          <table:table-cell table:style-name="ce15" table:formula="of:=IF([Data.T58]=&quot;&quot;;&quot;&quot;;CONCATENATE(&quot;,&quot;;[Data.T58]))">
            <text:p/>
          </table:table-cell>
          <table:table-cell table:number-columns-repeated="2"/>
        </table:table-row>
        <table:table-row table:style-name="ro8">
          <table:table-cell table:formula="of:=IF([Data.A59]=&quot;&quot;;[.A57];[Data.A59])" office:value-type="float" office:value="39">
            <text:p>39</text:p>
          </table:table-cell>
          <table:table-cell table:formula="of:=IF([Data.E59]=&quot;&quot;;[.B57];CONCATENATE(&quot;,&quot;;[Data.E59]))" office:value-type="string" office:string-value=",PHYSICAL">
            <text:p>,PHYSICAL</text:p>
          </table:table-cell>
          <table:table-cell table:formula="of:=IF([Data.F59]=&quot;&quot;;[.C57];CONCATENATE(&quot;,&quot;;[Data.F59]))" office:value-type="string" office:string-value=",CHARL">
            <text:p>,CHARL</text:p>
          </table:table-cell>
          <table:table-cell table:formula="of:=CONCATENATE(&quot;,&quot;;[Data.G59])" office:value-type="string" office:string-value=",MINOR">
            <text:p>,MINOR</text:p>
          </table:table-cell>
          <table:table-cell table:formula="of:=CONCATENATE(&quot;,&quot;;[Data.H59])" office:value-type="string" office:string-value=",7">
            <text:p>,7</text:p>
          </table:table-cell>
          <table:table-cell table:formula="of:=IF([Data.I59]=&quot;&quot;;&quot;&quot;;CONCATENATE(&quot;,&quot;;[Data.I59]))" office:value-type="string" office:string-value=",S228=25">
            <text:p>,S228=25</text:p>
          </table:table-cell>
          <table:table-cell table:style-name="ce15" table:formula="of:=IF([Data.J59]=&quot;&quot;;&quot;&quot;;CONCATENATE(&quot;,&quot;;[Data.J59]))">
            <text:p/>
          </table:table-cell>
          <table:table-cell table:style-name="ce15" table:formula="of:=IF([Data.K59]=&quot;&quot;;&quot;&quot;;CONCATENATE(&quot;,&quot;;[Data.K59]))">
            <text:p/>
          </table:table-cell>
          <table:table-cell table:style-name="ce15" table:formula="of:=IF([Data.L59]=&quot;&quot;;&quot;&quot;;CONCATENATE(&quot;,&quot;;[Data.L59]))">
            <text:p/>
          </table:table-cell>
          <table:table-cell table:style-name="ce15" table:formula="of:=IF([Data.M59]=&quot;&quot;;&quot;&quot;;CONCATENATE(&quot;,&quot;;[Data.M59]))">
            <text:p/>
          </table:table-cell>
          <table:table-cell table:style-name="ce15" table:formula="of:=IF([Data.N59]=&quot;&quot;;&quot;&quot;;CONCATENATE(&quot;,&quot;;[Data.N59]))">
            <text:p/>
          </table:table-cell>
          <table:table-cell table:style-name="ce15" table:formula="of:=IF([Data.O59]=&quot;&quot;;&quot;&quot;;CONCATENATE(&quot;,&quot;;[Data.O59]))">
            <text:p/>
          </table:table-cell>
          <table:table-cell table:style-name="ce15" table:formula="of:=IF([Data.P59]=&quot;&quot;;&quot;&quot;;CONCATENATE(&quot;,&quot;;[Data.P59]))">
            <text:p/>
          </table:table-cell>
          <table:table-cell table:style-name="ce15" table:formula="of:=IF([Data.Q59]=&quot;&quot;;&quot;&quot;;CONCATENATE(&quot;,&quot;;[Data.Q59]))">
            <text:p/>
          </table:table-cell>
          <table:table-cell table:style-name="ce15" table:formula="of:=IF([Data.R59]=&quot;&quot;;&quot;&quot;;CONCATENATE(&quot;,&quot;;[Data.R59]))">
            <text:p/>
          </table:table-cell>
          <table:table-cell table:style-name="ce15" table:formula="of:=IF([Data.S59]=&quot;&quot;;&quot;&quot;;CONCATENATE(&quot;,&quot;;[Data.S59]))">
            <text:p/>
          </table:table-cell>
          <table:table-cell table:style-name="ce15" table:formula="of:=IF([Data.T59]=&quot;&quot;;&quot;&quot;;CONCATENATE(&quot;,&quot;;[Data.T59]))">
            <text:p/>
          </table:table-cell>
          <table:table-cell table:number-columns-repeated="2"/>
        </table:table-row>
        <table:table-row table:style-name="ro8">
          <table:table-cell table:formula="of:=IF([Data.A60]=&quot;&quot;;[.A58];[Data.A60])" office:value-type="float" office:value="40">
            <text:p>40</text:p>
          </table:table-cell>
          <table:table-cell table:formula="of:=IF([Data.E60]=&quot;&quot;;[.B58];CONCATENATE(&quot;,&quot;;[Data.E60]))" office:value-type="string" office:string-value=",PHYSICAL">
            <text:p>,PHYSICAL</text:p>
          </table:table-cell>
          <table:table-cell table:formula="of:=IF([Data.F60]=&quot;&quot;;[.C58];CONCATENATE(&quot;,&quot;;[Data.F60]))" office:value-type="string" office:string-value=",CHARL">
            <text:p>,CHARL</text:p>
          </table:table-cell>
          <table:table-cell table:formula="of:=CONCATENATE(&quot;,&quot;;[Data.G60])" office:value-type="string" office:string-value=",MINOR">
            <text:p>,MINOR</text:p>
          </table:table-cell>
          <table:table-cell table:formula="of:=CONCATENATE(&quot;,&quot;;[Data.H60])" office:value-type="string" office:string-value=",7">
            <text:p>,7</text:p>
          </table:table-cell>
          <table:table-cell table:formula="of:=IF([Data.I60]=&quot;&quot;;&quot;&quot;;CONCATENATE(&quot;,&quot;;[Data.I60]))" office:value-type="string" office:string-value=",DESCR">
            <text:p>,DESCR</text:p>
          </table:table-cell>
          <table:table-cell table:style-name="ce15" table:formula="of:=IF([Data.J60]=&quot;&quot;;&quot;&quot;;CONCATENATE(&quot;,&quot;;[Data.J60]))">
            <text:p/>
          </table:table-cell>
          <table:table-cell table:style-name="ce15" table:formula="of:=IF([Data.K60]=&quot;&quot;;&quot;&quot;;CONCATENATE(&quot;,&quot;;[Data.K60]))">
            <text:p/>
          </table:table-cell>
          <table:table-cell table:style-name="ce15" table:formula="of:=IF([Data.L60]=&quot;&quot;;&quot;&quot;;CONCATENATE(&quot;,&quot;;[Data.L60]))">
            <text:p/>
          </table:table-cell>
          <table:table-cell table:style-name="ce15" table:formula="of:=IF([Data.M60]=&quot;&quot;;&quot;&quot;;CONCATENATE(&quot;,&quot;;[Data.M60]))">
            <text:p/>
          </table:table-cell>
          <table:table-cell table:style-name="ce15" table:formula="of:=IF([Data.N60]=&quot;&quot;;&quot;&quot;;CONCATENATE(&quot;,&quot;;[Data.N60]))">
            <text:p/>
          </table:table-cell>
          <table:table-cell table:style-name="ce15" table:formula="of:=IF([Data.O60]=&quot;&quot;;&quot;&quot;;CONCATENATE(&quot;,&quot;;[Data.O60]))">
            <text:p/>
          </table:table-cell>
          <table:table-cell table:style-name="ce15" table:formula="of:=IF([Data.P60]=&quot;&quot;;&quot;&quot;;CONCATENATE(&quot;,&quot;;[Data.P60]))">
            <text:p/>
          </table:table-cell>
          <table:table-cell table:style-name="ce15" table:formula="of:=IF([Data.Q60]=&quot;&quot;;&quot;&quot;;CONCATENATE(&quot;,&quot;;[Data.Q60]))">
            <text:p/>
          </table:table-cell>
          <table:table-cell table:style-name="ce15" table:formula="of:=IF([Data.R60]=&quot;&quot;;&quot;&quot;;CONCATENATE(&quot;,&quot;;[Data.R60]))">
            <text:p/>
          </table:table-cell>
          <table:table-cell table:style-name="ce15" table:formula="of:=IF([Data.S60]=&quot;&quot;;&quot;&quot;;CONCATENATE(&quot;,&quot;;[Data.S60]))">
            <text:p/>
          </table:table-cell>
          <table:table-cell table:style-name="ce15" table:formula="of:=IF([Data.T60]=&quot;&quot;;&quot;&quot;;CONCATENATE(&quot;,&quot;;[Data.T60]))">
            <text:p/>
          </table:table-cell>
          <table:table-cell table:number-columns-repeated="2"/>
        </table:table-row>
        <table:table-row table:style-name="ro8">
          <table:table-cell table:formula="of:=IF([Data.A61]=&quot;&quot;;[.A59];[Data.A61])" office:value-type="float" office:value="41">
            <text:p>41</text:p>
          </table:table-cell>
          <table:table-cell table:formula="of:=IF([Data.E61]=&quot;&quot;;[.B59];CONCATENATE(&quot;,&quot;;[Data.E61]))" office:value-type="string" office:string-value=",PHYSICAL">
            <text:p>,PHYSICAL</text:p>
          </table:table-cell>
          <table:table-cell table:formula="of:=IF([Data.F61]=&quot;&quot;;[.C59];CONCATENATE(&quot;,&quot;;[Data.F61]))" office:value-type="string" office:string-value=",CHARL">
            <text:p>,CHARL</text:p>
          </table:table-cell>
          <table:table-cell table:formula="of:=CONCATENATE(&quot;,&quot;;[Data.G61])" office:value-type="string" office:string-value=",LESSER">
            <text:p>,LESSER</text:p>
          </table:table-cell>
          <table:table-cell table:formula="of:=CONCATENATE(&quot;,&quot;;[Data.H61])" office:value-type="string" office:string-value=",5">
            <text:p>,5</text:p>
          </table:table-cell>
          <table:table-cell table:formula="of:=IF([Data.I61]=&quot;&quot;;&quot;&quot;;CONCATENATE(&quot;,&quot;;[Data.I61]))" office:value-type="string" office:string-value=",BASEMOVERATE=300">
            <text:p>,BASEMOVERATE=300</text:p>
          </table:table-cell>
          <table:table-cell table:style-name="ce15" table:formula="of:=IF([Data.J61]=&quot;&quot;;&quot;&quot;;CONCATENATE(&quot;,&quot;;[Data.J61]))">
            <text:p/>
          </table:table-cell>
          <table:table-cell table:style-name="ce15" table:formula="of:=IF([Data.K61]=&quot;&quot;;&quot;&quot;;CONCATENATE(&quot;,&quot;;[Data.K61]))">
            <text:p/>
          </table:table-cell>
          <table:table-cell table:style-name="ce15" table:formula="of:=IF([Data.L61]=&quot;&quot;;&quot;&quot;;CONCATENATE(&quot;,&quot;;[Data.L61]))">
            <text:p/>
          </table:table-cell>
          <table:table-cell table:style-name="ce15" table:formula="of:=IF([Data.M61]=&quot;&quot;;&quot;&quot;;CONCATENATE(&quot;,&quot;;[Data.M61]))">
            <text:p/>
          </table:table-cell>
          <table:table-cell table:style-name="ce15" table:formula="of:=IF([Data.N61]=&quot;&quot;;&quot;&quot;;CONCATENATE(&quot;,&quot;;[Data.N61]))">
            <text:p/>
          </table:table-cell>
          <table:table-cell table:style-name="ce15" table:formula="of:=IF([Data.O61]=&quot;&quot;;&quot;&quot;;CONCATENATE(&quot;,&quot;;[Data.O61]))">
            <text:p/>
          </table:table-cell>
          <table:table-cell table:style-name="ce15" table:formula="of:=IF([Data.P61]=&quot;&quot;;&quot;&quot;;CONCATENATE(&quot;,&quot;;[Data.P61]))">
            <text:p/>
          </table:table-cell>
          <table:table-cell table:style-name="ce15" table:formula="of:=IF([Data.Q61]=&quot;&quot;;&quot;&quot;;CONCATENATE(&quot;,&quot;;[Data.Q61]))">
            <text:p/>
          </table:table-cell>
          <table:table-cell table:style-name="ce15" table:formula="of:=IF([Data.R61]=&quot;&quot;;&quot;&quot;;CONCATENATE(&quot;,&quot;;[Data.R61]))">
            <text:p/>
          </table:table-cell>
          <table:table-cell table:style-name="ce15" table:formula="of:=IF([Data.S61]=&quot;&quot;;&quot;&quot;;CONCATENATE(&quot;,&quot;;[Data.S61]))">
            <text:p/>
          </table:table-cell>
          <table:table-cell table:style-name="ce15" table:formula="of:=IF([Data.T61]=&quot;&quot;;&quot;&quot;;CONCATENATE(&quot;,&quot;;[Data.T61]))">
            <text:p/>
          </table:table-cell>
          <table:table-cell table:number-columns-repeated="2"/>
        </table:table-row>
        <table:table-row table:style-name="ro8">
          <table:table-cell table:formula="of:=IF([Data.A62]=&quot;&quot;;[.A60];[Data.A62])" office:value-type="float" office:value="42">
            <text:p>42</text:p>
          </table:table-cell>
          <table:table-cell table:formula="of:=IF([Data.E62]=&quot;&quot;;[.B60];CONCATENATE(&quot;,&quot;;[Data.E62]))" office:value-type="string" office:string-value=",PHYSICAL">
            <text:p>,PHYSICAL</text:p>
          </table:table-cell>
          <table:table-cell table:formula="of:=IF([Data.F62]=&quot;&quot;;[.C60];CONCATENATE(&quot;,&quot;;[Data.F62]))" office:value-type="string" office:string-value=",CHARL">
            <text:p>,CHARL</text:p>
          </table:table-cell>
          <table:table-cell table:formula="of:=CONCATENATE(&quot;,&quot;;[Data.G62])" office:value-type="string" office:string-value=",MINOR">
            <text:p>,MINOR</text:p>
          </table:table-cell>
          <table:table-cell table:formula="of:=CONCATENATE(&quot;,&quot;;[Data.H62])" office:value-type="string" office:string-value=",8">
            <text:p>,8</text:p>
          </table:table-cell>
          <table:table-cell table:formula="of:=IF([Data.I62]=&quot;&quot;;&quot;&quot;;CONCATENATE(&quot;,&quot;;[Data.I62]))" office:value-type="string" office:string-value=",S64=20">
            <text:p>,S64=20</text:p>
          </table:table-cell>
          <table:table-cell table:style-name="ce15" table:formula="of:=IF([Data.J62]=&quot;&quot;;&quot;&quot;;CONCATENATE(&quot;,&quot;;[Data.J62]))">
            <text:p/>
          </table:table-cell>
          <table:table-cell table:style-name="ce15" table:formula="of:=IF([Data.K62]=&quot;&quot;;&quot;&quot;;CONCATENATE(&quot;,&quot;;[Data.K62]))">
            <text:p/>
          </table:table-cell>
          <table:table-cell table:style-name="ce15" table:formula="of:=IF([Data.L62]=&quot;&quot;;&quot;&quot;;CONCATENATE(&quot;,&quot;;[Data.L62]))">
            <text:p/>
          </table:table-cell>
          <table:table-cell table:style-name="ce15" table:formula="of:=IF([Data.M62]=&quot;&quot;;&quot;&quot;;CONCATENATE(&quot;,&quot;;[Data.M62]))">
            <text:p/>
          </table:table-cell>
          <table:table-cell table:style-name="ce15" table:formula="of:=IF([Data.N62]=&quot;&quot;;&quot;&quot;;CONCATENATE(&quot;,&quot;;[Data.N62]))">
            <text:p/>
          </table:table-cell>
          <table:table-cell table:style-name="ce15" table:formula="of:=IF([Data.O62]=&quot;&quot;;&quot;&quot;;CONCATENATE(&quot;,&quot;;[Data.O62]))">
            <text:p/>
          </table:table-cell>
          <table:table-cell table:style-name="ce15" table:formula="of:=IF([Data.P62]=&quot;&quot;;&quot;&quot;;CONCATENATE(&quot;,&quot;;[Data.P62]))">
            <text:p/>
          </table:table-cell>
          <table:table-cell table:style-name="ce15" table:formula="of:=IF([Data.Q62]=&quot;&quot;;&quot;&quot;;CONCATENATE(&quot;,&quot;;[Data.Q62]))">
            <text:p/>
          </table:table-cell>
          <table:table-cell table:style-name="ce15" table:formula="of:=IF([Data.R62]=&quot;&quot;;&quot;&quot;;CONCATENATE(&quot;,&quot;;[Data.R62]))">
            <text:p/>
          </table:table-cell>
          <table:table-cell table:style-name="ce15" table:formula="of:=IF([Data.S62]=&quot;&quot;;&quot;&quot;;CONCATENATE(&quot;,&quot;;[Data.S62]))">
            <text:p/>
          </table:table-cell>
          <table:table-cell table:style-name="ce15" table:formula="of:=IF([Data.T62]=&quot;&quot;;&quot;&quot;;CONCATENATE(&quot;,&quot;;[Data.T62]))">
            <text:p/>
          </table:table-cell>
          <table:table-cell table:number-columns-repeated="2"/>
        </table:table-row>
        <table:table-row table:style-name="ro8">
          <table:table-cell table:formula="of:=IF([Data.A63]=&quot;&quot;;[.A61];[Data.A63])" office:value-type="float" office:value="43">
            <text:p>43</text:p>
          </table:table-cell>
          <table:table-cell table:formula="of:=IF([Data.E63]=&quot;&quot;;[.B61];CONCATENATE(&quot;,&quot;;[Data.E63]))" office:value-type="string" office:string-value=",PHYSICAL">
            <text:p>,PHYSICAL</text:p>
          </table:table-cell>
          <table:table-cell table:formula="of:=IF([Data.F63]=&quot;&quot;;[.C61];CONCATENATE(&quot;,&quot;;[Data.F63]))" office:value-type="string" office:string-value=",CHARL">
            <text:p>,CHARL</text:p>
          </table:table-cell>
          <table:table-cell table:formula="of:=CONCATENATE(&quot;,&quot;;[Data.G63])" office:value-type="string" office:string-value=",LESSER">
            <text:p>,LESSER</text:p>
          </table:table-cell>
          <table:table-cell table:formula="of:=CONCATENATE(&quot;,&quot;;[Data.H63])" office:value-type="string" office:string-value=",5">
            <text:p>,5</text:p>
          </table:table-cell>
          <table:table-cell table:formula="of:=IF([Data.I63]=&quot;&quot;;&quot;&quot;;CONCATENATE(&quot;,&quot;;[Data.I63]))" office:value-type="string" office:string-value=",DESCR">
            <text:p>,DESCR</text:p>
          </table:table-cell>
          <table:table-cell table:style-name="ce15" table:formula="of:=IF([Data.J63]=&quot;&quot;;&quot;&quot;;CONCATENATE(&quot;,&quot;;[Data.J63]))">
            <text:p/>
          </table:table-cell>
          <table:table-cell table:style-name="ce15" table:formula="of:=IF([Data.K63]=&quot;&quot;;&quot;&quot;;CONCATENATE(&quot;,&quot;;[Data.K63]))">
            <text:p/>
          </table:table-cell>
          <table:table-cell table:style-name="ce15" table:formula="of:=IF([Data.L63]=&quot;&quot;;&quot;&quot;;CONCATENATE(&quot;,&quot;;[Data.L63]))">
            <text:p/>
          </table:table-cell>
          <table:table-cell table:style-name="ce15" table:formula="of:=IF([Data.M63]=&quot;&quot;;&quot;&quot;;CONCATENATE(&quot;,&quot;;[Data.M63]))">
            <text:p/>
          </table:table-cell>
          <table:table-cell table:style-name="ce15" table:formula="of:=IF([Data.N63]=&quot;&quot;;&quot;&quot;;CONCATENATE(&quot;,&quot;;[Data.N63]))">
            <text:p/>
          </table:table-cell>
          <table:table-cell table:style-name="ce15" table:formula="of:=IF([Data.O63]=&quot;&quot;;&quot;&quot;;CONCATENATE(&quot;,&quot;;[Data.O63]))">
            <text:p/>
          </table:table-cell>
          <table:table-cell table:style-name="ce15" table:formula="of:=IF([Data.P63]=&quot;&quot;;&quot;&quot;;CONCATENATE(&quot;,&quot;;[Data.P63]))">
            <text:p/>
          </table:table-cell>
          <table:table-cell table:style-name="ce15" table:formula="of:=IF([Data.Q63]=&quot;&quot;;&quot;&quot;;CONCATENATE(&quot;,&quot;;[Data.Q63]))">
            <text:p/>
          </table:table-cell>
          <table:table-cell table:style-name="ce15" table:formula="of:=IF([Data.R63]=&quot;&quot;;&quot;&quot;;CONCATENATE(&quot;,&quot;;[Data.R63]))">
            <text:p/>
          </table:table-cell>
          <table:table-cell table:style-name="ce15" table:formula="of:=IF([Data.S63]=&quot;&quot;;&quot;&quot;;CONCATENATE(&quot;,&quot;;[Data.S63]))">
            <text:p/>
          </table:table-cell>
          <table:table-cell table:style-name="ce15" table:formula="of:=IF([Data.T63]=&quot;&quot;;&quot;&quot;;CONCATENATE(&quot;,&quot;;[Data.T63]))">
            <text:p/>
          </table:table-cell>
          <table:table-cell table:number-columns-repeated="2"/>
        </table:table-row>
        <table:table-row table:style-name="ro8">
          <table:table-cell table:formula="of:=IF([Data.A64]=&quot;&quot;;[.A62];[Data.A64])" office:value-type="float" office:value="43">
            <text:p>43</text:p>
          </table:table-cell>
          <table:table-cell table:formula="of:=IF([Data.E64]=&quot;&quot;;[.B62];CONCATENATE(&quot;,&quot;;[Data.E64]))" office:value-type="string" office:string-value=",PHYSICAL">
            <text:p>,PHYSICAL</text:p>
          </table:table-cell>
          <table:table-cell table:formula="of:=IF([Data.F64]=&quot;&quot;;[.C62];CONCATENATE(&quot;,&quot;;[Data.F64]))" office:value-type="string" office:string-value=",CHARL">
            <text:p>,CHARL</text:p>
          </table:table-cell>
          <table:table-cell table:formula="of:=CONCATENATE(&quot;,&quot;;[Data.G64])" office:value-type="string" office:string-value=",MINOR">
            <text:p>,MINOR</text:p>
          </table:table-cell>
          <table:table-cell table:formula="of:=CONCATENATE(&quot;,&quot;;[Data.H64])" office:value-type="string" office:string-value=",10">
            <text:p>,10</text:p>
          </table:table-cell>
          <table:table-cell table:formula="of:=IF([Data.I64]=&quot;&quot;;&quot;&quot;;CONCATENATE(&quot;,&quot;;[Data.I64]))" office:value-type="string" office:string-value=",DESCR">
            <text:p>,DESCR</text:p>
          </table:table-cell>
          <table:table-cell table:style-name="ce15" table:formula="of:=IF([Data.J64]=&quot;&quot;;&quot;&quot;;CONCATENATE(&quot;,&quot;;[Data.J64]))" office:value-type="string" office:string-value=",S58=15">
            <text:p>,S58=15</text:p>
          </table:table-cell>
          <table:table-cell table:style-name="ce15" table:formula="of:=IF([Data.K64]=&quot;&quot;;&quot;&quot;;CONCATENATE(&quot;,&quot;;[Data.K64]))">
            <text:p/>
          </table:table-cell>
          <table:table-cell table:style-name="ce15" table:formula="of:=IF([Data.L64]=&quot;&quot;;&quot;&quot;;CONCATENATE(&quot;,&quot;;[Data.L64]))">
            <text:p/>
          </table:table-cell>
          <table:table-cell table:style-name="ce15" table:formula="of:=IF([Data.M64]=&quot;&quot;;&quot;&quot;;CONCATENATE(&quot;,&quot;;[Data.M64]))">
            <text:p/>
          </table:table-cell>
          <table:table-cell table:style-name="ce15" table:formula="of:=IF([Data.N64]=&quot;&quot;;&quot;&quot;;CONCATENATE(&quot;,&quot;;[Data.N64]))">
            <text:p/>
          </table:table-cell>
          <table:table-cell table:style-name="ce15" table:formula="of:=IF([Data.O64]=&quot;&quot;;&quot;&quot;;CONCATENATE(&quot;,&quot;;[Data.O64]))">
            <text:p/>
          </table:table-cell>
          <table:table-cell table:style-name="ce15" table:formula="of:=IF([Data.P64]=&quot;&quot;;&quot;&quot;;CONCATENATE(&quot;,&quot;;[Data.P64]))">
            <text:p/>
          </table:table-cell>
          <table:table-cell table:style-name="ce15" table:formula="of:=IF([Data.Q64]=&quot;&quot;;&quot;&quot;;CONCATENATE(&quot;,&quot;;[Data.Q64]))">
            <text:p/>
          </table:table-cell>
          <table:table-cell table:style-name="ce15" table:formula="of:=IF([Data.R64]=&quot;&quot;;&quot;&quot;;CONCATENATE(&quot;,&quot;;[Data.R64]))">
            <text:p/>
          </table:table-cell>
          <table:table-cell table:style-name="ce15" table:formula="of:=IF([Data.S64]=&quot;&quot;;&quot;&quot;;CONCATENATE(&quot;,&quot;;[Data.S64]))">
            <text:p/>
          </table:table-cell>
          <table:table-cell table:style-name="ce15" table:formula="of:=IF([Data.T64]=&quot;&quot;;&quot;&quot;;CONCATENATE(&quot;,&quot;;[Data.T64]))">
            <text:p/>
          </table:table-cell>
          <table:table-cell table:number-columns-repeated="2"/>
        </table:table-row>
        <table:table-row table:style-name="ro8">
          <table:table-cell table:formula="of:=IF([Data.A65]=&quot;&quot;;[.A63];[Data.A65])" office:value-type="float" office:value="44">
            <text:p>44</text:p>
          </table:table-cell>
          <table:table-cell table:formula="of:=IF([Data.E65]=&quot;&quot;;[.B63];CONCATENATE(&quot;,&quot;;[Data.E65]))" office:value-type="string" office:string-value=",PHYSICAL">
            <text:p>,PHYSICAL</text:p>
          </table:table-cell>
          <table:table-cell table:formula="of:=IF([Data.F65]=&quot;&quot;;[.C63];CONCATENATE(&quot;,&quot;;[Data.F65]))" office:value-type="string" office:string-value=",CHARL">
            <text:p>,CHARL</text:p>
          </table:table-cell>
          <table:table-cell table:formula="of:=CONCATENATE(&quot;,&quot;;[Data.G65])" office:value-type="string" office:string-value=",MINOR">
            <text:p>,MINOR</text:p>
          </table:table-cell>
          <table:table-cell table:formula="of:=CONCATENATE(&quot;,&quot;;[Data.H65])" office:value-type="string" office:string-value=",10">
            <text:p>,10</text:p>
          </table:table-cell>
          <table:table-cell table:formula="of:=IF([Data.I65]=&quot;&quot;;&quot;&quot;;CONCATENATE(&quot;,&quot;;[Data.I65]))" office:value-type="string" office:string-value=",DESCR">
            <text:p>,DESCR</text:p>
          </table:table-cell>
          <table:table-cell table:style-name="ce15" table:formula="of:=IF([Data.J65]=&quot;&quot;;&quot;&quot;;CONCATENATE(&quot;,&quot;;[Data.J65]))">
            <text:p/>
          </table:table-cell>
          <table:table-cell table:style-name="ce15" table:formula="of:=IF([Data.K65]=&quot;&quot;;&quot;&quot;;CONCATENATE(&quot;,&quot;;[Data.K65]))">
            <text:p/>
          </table:table-cell>
          <table:table-cell table:style-name="ce15" table:formula="of:=IF([Data.L65]=&quot;&quot;;&quot;&quot;;CONCATENATE(&quot;,&quot;;[Data.L65]))">
            <text:p/>
          </table:table-cell>
          <table:table-cell table:style-name="ce15" table:formula="of:=IF([Data.M65]=&quot;&quot;;&quot;&quot;;CONCATENATE(&quot;,&quot;;[Data.M65]))">
            <text:p/>
          </table:table-cell>
          <table:table-cell table:style-name="ce15" table:formula="of:=IF([Data.N65]=&quot;&quot;;&quot;&quot;;CONCATENATE(&quot;,&quot;;[Data.N65]))">
            <text:p/>
          </table:table-cell>
          <table:table-cell table:style-name="ce15" table:formula="of:=IF([Data.O65]=&quot;&quot;;&quot;&quot;;CONCATENATE(&quot;,&quot;;[Data.O65]))">
            <text:p/>
          </table:table-cell>
          <table:table-cell table:style-name="ce15" table:formula="of:=IF([Data.P65]=&quot;&quot;;&quot;&quot;;CONCATENATE(&quot;,&quot;;[Data.P65]))">
            <text:p/>
          </table:table-cell>
          <table:table-cell table:style-name="ce15" table:formula="of:=IF([Data.Q65]=&quot;&quot;;&quot;&quot;;CONCATENATE(&quot;,&quot;;[Data.Q65]))">
            <text:p/>
          </table:table-cell>
          <table:table-cell table:style-name="ce15" table:formula="of:=IF([Data.R65]=&quot;&quot;;&quot;&quot;;CONCATENATE(&quot;,&quot;;[Data.R65]))">
            <text:p/>
          </table:table-cell>
          <table:table-cell table:style-name="ce15" table:formula="of:=IF([Data.S65]=&quot;&quot;;&quot;&quot;;CONCATENATE(&quot;,&quot;;[Data.S65]))">
            <text:p/>
          </table:table-cell>
          <table:table-cell table:style-name="ce15" table:formula="of:=IF([Data.T65]=&quot;&quot;;&quot;&quot;;CONCATENATE(&quot;,&quot;;[Data.T65]))">
            <text:p/>
          </table:table-cell>
          <table:table-cell table:number-columns-repeated="2"/>
        </table:table-row>
        <table:table-row table:style-name="ro8">
          <table:table-cell table:formula="of:=IF([Data.A66]=&quot;&quot;;[.A64];[Data.A66])" office:value-type="float" office:value="44">
            <text:p>44</text:p>
          </table:table-cell>
          <table:table-cell table:formula="of:=IF([Data.E66]=&quot;&quot;;[.B64];CONCATENATE(&quot;,&quot;;[Data.E66]))" office:value-type="string" office:string-value=",PHYSICAL">
            <text:p>,PHYSICAL</text:p>
          </table:table-cell>
          <table:table-cell table:formula="of:=IF([Data.F66]=&quot;&quot;;[.C64];CONCATENATE(&quot;,&quot;;[Data.F66]))" office:value-type="string" office:string-value=",CHARL">
            <text:p>,CHARL</text:p>
          </table:table-cell>
          <table:table-cell table:formula="of:=CONCATENATE(&quot;,&quot;;[Data.G66])" office:value-type="string" office:string-value=",MAJOR">
            <text:p>,MAJOR</text:p>
          </table:table-cell>
          <table:table-cell table:formula="of:=CONCATENATE(&quot;,&quot;;[Data.H66])" office:value-type="string" office:string-value=",15">
            <text:p>,15</text:p>
          </table:table-cell>
          <table:table-cell table:formula="of:=IF([Data.I66]=&quot;&quot;;&quot;&quot;;CONCATENATE(&quot;,&quot;;[Data.I66]))" office:value-type="string" office:string-value=",DESCR">
            <text:p>,DESCR</text:p>
          </table:table-cell>
          <table:table-cell table:style-name="ce15" table:formula="of:=IF([Data.J66]=&quot;&quot;;&quot;&quot;;CONCATENATE(&quot;,&quot;;[Data.J66]))">
            <text:p/>
          </table:table-cell>
          <table:table-cell table:style-name="ce15" table:formula="of:=IF([Data.K66]=&quot;&quot;;&quot;&quot;;CONCATENATE(&quot;,&quot;;[Data.K66]))">
            <text:p/>
          </table:table-cell>
          <table:table-cell table:style-name="ce15" table:formula="of:=IF([Data.L66]=&quot;&quot;;&quot;&quot;;CONCATENATE(&quot;,&quot;;[Data.L66]))">
            <text:p/>
          </table:table-cell>
          <table:table-cell table:style-name="ce15" table:formula="of:=IF([Data.M66]=&quot;&quot;;&quot;&quot;;CONCATENATE(&quot;,&quot;;[Data.M66]))">
            <text:p/>
          </table:table-cell>
          <table:table-cell table:style-name="ce15" table:formula="of:=IF([Data.N66]=&quot;&quot;;&quot;&quot;;CONCATENATE(&quot;,&quot;;[Data.N66]))">
            <text:p/>
          </table:table-cell>
          <table:table-cell table:style-name="ce15" table:formula="of:=IF([Data.O66]=&quot;&quot;;&quot;&quot;;CONCATENATE(&quot;,&quot;;[Data.O66]))">
            <text:p/>
          </table:table-cell>
          <table:table-cell table:style-name="ce15" table:formula="of:=IF([Data.P66]=&quot;&quot;;&quot;&quot;;CONCATENATE(&quot;,&quot;;[Data.P66]))">
            <text:p/>
          </table:table-cell>
          <table:table-cell table:style-name="ce15" table:formula="of:=IF([Data.Q66]=&quot;&quot;;&quot;&quot;;CONCATENATE(&quot;,&quot;;[Data.Q66]))">
            <text:p/>
          </table:table-cell>
          <table:table-cell table:style-name="ce15" table:formula="of:=IF([Data.R66]=&quot;&quot;;&quot;&quot;;CONCATENATE(&quot;,&quot;;[Data.R66]))">
            <text:p/>
          </table:table-cell>
          <table:table-cell table:style-name="ce15" table:formula="of:=IF([Data.S66]=&quot;&quot;;&quot;&quot;;CONCATENATE(&quot;,&quot;;[Data.S66]))">
            <text:p/>
          </table:table-cell>
          <table:table-cell table:style-name="ce15" table:formula="of:=IF([Data.T66]=&quot;&quot;;&quot;&quot;;CONCATENATE(&quot;,&quot;;[Data.T66]))">
            <text:p/>
          </table:table-cell>
          <table:table-cell table:number-columns-repeated="2"/>
        </table:table-row>
        <table:table-row table:style-name="ro8">
          <table:table-cell table:formula="of:=IF([Data.A67]=&quot;&quot;;[.A65];[Data.A67])" office:value-type="float" office:value="44">
            <text:p>44</text:p>
          </table:table-cell>
          <table:table-cell table:formula="of:=IF([Data.E67]=&quot;&quot;;[.B65];CONCATENATE(&quot;,&quot;;[Data.E67]))" office:value-type="string" office:string-value=",PHYSICAL">
            <text:p>,PHYSICAL</text:p>
          </table:table-cell>
          <table:table-cell table:formula="of:=IF([Data.F67]=&quot;&quot;;[.C65];CONCATENATE(&quot;,&quot;;[Data.F67]))" office:value-type="string" office:string-value=",CHARL">
            <text:p>,CHARL</text:p>
          </table:table-cell>
          <table:table-cell table:formula="of:=CONCATENATE(&quot;,&quot;;[Data.G67])" office:value-type="string" office:string-value=",GREATER">
            <text:p>,GREATER</text:p>
          </table:table-cell>
          <table:table-cell table:formula="of:=CONCATENATE(&quot;,&quot;;[Data.H67])" office:value-type="string" office:string-value=",20">
            <text:p>,20</text:p>
          </table:table-cell>
          <table:table-cell table:formula="of:=IF([Data.I67]=&quot;&quot;;&quot;&quot;;CONCATENATE(&quot;,&quot;;[Data.I67]))" office:value-type="string" office:string-value=",DESCR">
            <text:p>,DESCR</text:p>
          </table:table-cell>
          <table:table-cell table:style-name="ce15" table:formula="of:=IF([Data.J67]=&quot;&quot;;&quot;&quot;;CONCATENATE(&quot;,&quot;;[Data.J67]))">
            <text:p/>
          </table:table-cell>
          <table:table-cell table:style-name="ce15" table:formula="of:=IF([Data.K67]=&quot;&quot;;&quot;&quot;;CONCATENATE(&quot;,&quot;;[Data.K67]))">
            <text:p/>
          </table:table-cell>
          <table:table-cell table:style-name="ce15" table:formula="of:=IF([Data.L67]=&quot;&quot;;&quot;&quot;;CONCATENATE(&quot;,&quot;;[Data.L67]))">
            <text:p/>
          </table:table-cell>
          <table:table-cell table:style-name="ce15" table:formula="of:=IF([Data.M67]=&quot;&quot;;&quot;&quot;;CONCATENATE(&quot;,&quot;;[Data.M67]))">
            <text:p/>
          </table:table-cell>
          <table:table-cell table:style-name="ce15" table:formula="of:=IF([Data.N67]=&quot;&quot;;&quot;&quot;;CONCATENATE(&quot;,&quot;;[Data.N67]))">
            <text:p/>
          </table:table-cell>
          <table:table-cell table:style-name="ce15" table:formula="of:=IF([Data.O67]=&quot;&quot;;&quot;&quot;;CONCATENATE(&quot;,&quot;;[Data.O67]))">
            <text:p/>
          </table:table-cell>
          <table:table-cell table:style-name="ce15" table:formula="of:=IF([Data.P67]=&quot;&quot;;&quot;&quot;;CONCATENATE(&quot;,&quot;;[Data.P67]))">
            <text:p/>
          </table:table-cell>
          <table:table-cell table:style-name="ce15" table:formula="of:=IF([Data.Q67]=&quot;&quot;;&quot;&quot;;CONCATENATE(&quot;,&quot;;[Data.Q67]))">
            <text:p/>
          </table:table-cell>
          <table:table-cell table:style-name="ce15" table:formula="of:=IF([Data.R67]=&quot;&quot;;&quot;&quot;;CONCATENATE(&quot;,&quot;;[Data.R67]))">
            <text:p/>
          </table:table-cell>
          <table:table-cell table:style-name="ce15" table:formula="of:=IF([Data.S67]=&quot;&quot;;&quot;&quot;;CONCATENATE(&quot;,&quot;;[Data.S67]))">
            <text:p/>
          </table:table-cell>
          <table:table-cell table:style-name="ce15" table:formula="of:=IF([Data.T67]=&quot;&quot;;&quot;&quot;;CONCATENATE(&quot;,&quot;;[Data.T67]))">
            <text:p/>
          </table:table-cell>
          <table:table-cell table:number-columns-repeated="2"/>
        </table:table-row>
        <table:table-row table:style-name="ro8">
          <table:table-cell table:formula="of:=IF([Data.A68]=&quot;&quot;;[.A66];[Data.A68])" office:value-type="float" office:value="45">
            <text:p>45</text:p>
          </table:table-cell>
          <table:table-cell table:formula="of:=IF([Data.E68]=&quot;&quot;;[.B66];CONCATENATE(&quot;,&quot;;[Data.E68]))" office:value-type="string" office:string-value=",PHYSICAL">
            <text:p>,PHYSICAL</text:p>
          </table:table-cell>
          <table:table-cell table:formula="of:=IF([Data.F68]=&quot;&quot;;[.C66];CONCATENATE(&quot;,&quot;;[Data.F68]))" office:value-type="string" office:string-value=",CHARL">
            <text:p>,CHARL</text:p>
          </table:table-cell>
          <table:table-cell table:formula="of:=CONCATENATE(&quot;,&quot;;[Data.G68])" office:value-type="string" office:string-value=",LESSER">
            <text:p>,LESSER</text:p>
          </table:table-cell>
          <table:table-cell table:formula="of:=CONCATENATE(&quot;,&quot;;[Data.H68])" office:value-type="string" office:string-value=",5">
            <text:p>,5</text:p>
          </table:table-cell>
          <table:table-cell table:formula="of:=IF([Data.I68]=&quot;&quot;;&quot;&quot;;CONCATENATE(&quot;,&quot;;[Data.I68]))" office:value-type="string" office:string-value=",DESCR">
            <text:p>,DESCR</text:p>
          </table:table-cell>
          <table:table-cell table:style-name="ce15" table:formula="of:=IF([Data.J68]=&quot;&quot;;&quot;&quot;;CONCATENATE(&quot;,&quot;;[Data.J68]))">
            <text:p/>
          </table:table-cell>
          <table:table-cell table:style-name="ce15" table:formula="of:=IF([Data.K68]=&quot;&quot;;&quot;&quot;;CONCATENATE(&quot;,&quot;;[Data.K68]))">
            <text:p/>
          </table:table-cell>
          <table:table-cell table:style-name="ce15" table:formula="of:=IF([Data.L68]=&quot;&quot;;&quot;&quot;;CONCATENATE(&quot;,&quot;;[Data.L68]))">
            <text:p/>
          </table:table-cell>
          <table:table-cell table:style-name="ce15" table:formula="of:=IF([Data.M68]=&quot;&quot;;&quot;&quot;;CONCATENATE(&quot;,&quot;;[Data.M68]))">
            <text:p/>
          </table:table-cell>
          <table:table-cell table:style-name="ce15" table:formula="of:=IF([Data.N68]=&quot;&quot;;&quot;&quot;;CONCATENATE(&quot;,&quot;;[Data.N68]))">
            <text:p/>
          </table:table-cell>
          <table:table-cell table:style-name="ce15" table:formula="of:=IF([Data.O68]=&quot;&quot;;&quot;&quot;;CONCATENATE(&quot;,&quot;;[Data.O68]))">
            <text:p/>
          </table:table-cell>
          <table:table-cell table:style-name="ce15" table:formula="of:=IF([Data.P68]=&quot;&quot;;&quot;&quot;;CONCATENATE(&quot;,&quot;;[Data.P68]))">
            <text:p/>
          </table:table-cell>
          <table:table-cell table:style-name="ce15" table:formula="of:=IF([Data.Q68]=&quot;&quot;;&quot;&quot;;CONCATENATE(&quot;,&quot;;[Data.Q68]))">
            <text:p/>
          </table:table-cell>
          <table:table-cell table:style-name="ce15" table:formula="of:=IF([Data.R68]=&quot;&quot;;&quot;&quot;;CONCATENATE(&quot;,&quot;;[Data.R68]))">
            <text:p/>
          </table:table-cell>
          <table:table-cell table:style-name="ce15" table:formula="of:=IF([Data.S68]=&quot;&quot;;&quot;&quot;;CONCATENATE(&quot;,&quot;;[Data.S68]))">
            <text:p/>
          </table:table-cell>
          <table:table-cell table:style-name="ce15" table:formula="of:=IF([Data.T68]=&quot;&quot;;&quot;&quot;;CONCATENATE(&quot;,&quot;;[Data.T68]))">
            <text:p/>
          </table:table-cell>
          <table:table-cell table:number-columns-repeated="2"/>
        </table:table-row>
        <table:table-row table:style-name="ro8">
          <table:table-cell table:formula="of:=IF([Data.A69]=&quot;&quot;;[.A67];[Data.A69])" office:value-type="float" office:value="46">
            <text:p>46</text:p>
          </table:table-cell>
          <table:table-cell table:formula="of:=IF([Data.E69]=&quot;&quot;;[.B67];CONCATENATE(&quot;,&quot;;[Data.E69]))" office:value-type="string" office:string-value=",PHYSICAL">
            <text:p>,PHYSICAL</text:p>
          </table:table-cell>
          <table:table-cell table:formula="of:=IF([Data.F69]=&quot;&quot;;[.C67];CONCATENATE(&quot;,&quot;;[Data.F69]))" office:value-type="string" office:string-value=",CHARL">
            <text:p>,CHARL</text:p>
          </table:table-cell>
          <table:table-cell table:formula="of:=CONCATENATE(&quot;,&quot;;[Data.G69])" office:value-type="string" office:string-value=",MINOR">
            <text:p>,MINOR</text:p>
          </table:table-cell>
          <table:table-cell table:formula="of:=CONCATENATE(&quot;,&quot;;[Data.H69])" office:value-type="string" office:string-value=",8">
            <text:p>,8</text:p>
          </table:table-cell>
          <table:table-cell table:formula="of:=IF([Data.I69]=&quot;&quot;;&quot;&quot;;CONCATENATE(&quot;,&quot;;[Data.I69]))" office:value-type="string" office:string-value=",RR=talent.rr.disarm.25">
            <text:p>,RR=talent.rr.disarm.25</text:p>
          </table:table-cell>
          <table:table-cell table:style-name="ce15" table:formula="of:=IF([Data.J69]=&quot;&quot;;&quot;&quot;;CONCATENATE(&quot;,&quot;;[Data.J69]))" office:value-type="string" office:string-value=",DESCR">
            <text:p>,DESCR</text:p>
          </table:table-cell>
          <table:table-cell table:style-name="ce15" table:formula="of:=IF([Data.K69]=&quot;&quot;;&quot;&quot;;CONCATENATE(&quot;,&quot;;[Data.K69]))">
            <text:p/>
          </table:table-cell>
          <table:table-cell table:style-name="ce15" table:formula="of:=IF([Data.L69]=&quot;&quot;;&quot;&quot;;CONCATENATE(&quot;,&quot;;[Data.L69]))">
            <text:p/>
          </table:table-cell>
          <table:table-cell table:style-name="ce15" table:formula="of:=IF([Data.M69]=&quot;&quot;;&quot;&quot;;CONCATENATE(&quot;,&quot;;[Data.M69]))">
            <text:p/>
          </table:table-cell>
          <table:table-cell table:style-name="ce15" table:formula="of:=IF([Data.N69]=&quot;&quot;;&quot;&quot;;CONCATENATE(&quot;,&quot;;[Data.N69]))">
            <text:p/>
          </table:table-cell>
          <table:table-cell table:style-name="ce15" table:formula="of:=IF([Data.O69]=&quot;&quot;;&quot;&quot;;CONCATENATE(&quot;,&quot;;[Data.O69]))">
            <text:p/>
          </table:table-cell>
          <table:table-cell table:style-name="ce15" table:formula="of:=IF([Data.P69]=&quot;&quot;;&quot;&quot;;CONCATENATE(&quot;,&quot;;[Data.P69]))">
            <text:p/>
          </table:table-cell>
          <table:table-cell table:style-name="ce15" table:formula="of:=IF([Data.Q69]=&quot;&quot;;&quot;&quot;;CONCATENATE(&quot;,&quot;;[Data.Q69]))">
            <text:p/>
          </table:table-cell>
          <table:table-cell table:style-name="ce15" table:formula="of:=IF([Data.R69]=&quot;&quot;;&quot;&quot;;CONCATENATE(&quot;,&quot;;[Data.R69]))">
            <text:p/>
          </table:table-cell>
          <table:table-cell table:style-name="ce15" table:formula="of:=IF([Data.S69]=&quot;&quot;;&quot;&quot;;CONCATENATE(&quot;,&quot;;[Data.S69]))">
            <text:p/>
          </table:table-cell>
          <table:table-cell table:style-name="ce15" table:formula="of:=IF([Data.T69]=&quot;&quot;;&quot;&quot;;CONCATENATE(&quot;,&quot;;[Data.T69]))">
            <text:p/>
          </table:table-cell>
          <table:table-cell table:number-columns-repeated="2"/>
        </table:table-row>
        <table:table-row table:style-name="ro8">
          <table:table-cell table:formula="of:=IF([Data.A70]=&quot;&quot;;[.A68];[Data.A70])" office:value-type="float" office:value="47">
            <text:p>47</text:p>
          </table:table-cell>
          <table:table-cell table:formula="of:=IF([Data.E70]=&quot;&quot;;[.B68];CONCATENATE(&quot;,&quot;;[Data.E70]))" office:value-type="string" office:string-value=",PHYSICAL">
            <text:p>,PHYSICAL</text:p>
          </table:table-cell>
          <table:table-cell table:formula="of:=IF([Data.F70]=&quot;&quot;;[.C68];CONCATENATE(&quot;,&quot;;[Data.F70]))" office:value-type="string" office:string-value=",CHARL">
            <text:p>,CHARL</text:p>
          </table:table-cell>
          <table:table-cell table:formula="of:=CONCATENATE(&quot;,&quot;;[Data.G70])" office:value-type="string" office:string-value=",LESSER">
            <text:p>,LESSER</text:p>
          </table:table-cell>
          <table:table-cell table:formula="of:=CONCATENATE(&quot;,&quot;;[Data.H70])" office:value-type="string" office:string-value=",4">
            <text:p>,4</text:p>
          </table:table-cell>
          <table:table-cell table:formula="of:=IF([Data.I70]=&quot;&quot;;&quot;&quot;;CONCATENATE(&quot;,&quot;;[Data.I70]))" office:value-type="string" office:string-value=",S26=25">
            <text:p>,S26=25</text:p>
          </table:table-cell>
          <table:table-cell table:style-name="ce15" table:formula="of:=IF([Data.J70]=&quot;&quot;;&quot;&quot;;CONCATENATE(&quot;,&quot;;[Data.J70]))">
            <text:p/>
          </table:table-cell>
          <table:table-cell table:style-name="ce15" table:formula="of:=IF([Data.K70]=&quot;&quot;;&quot;&quot;;CONCATENATE(&quot;,&quot;;[Data.K70]))">
            <text:p/>
          </table:table-cell>
          <table:table-cell table:style-name="ce15" table:formula="of:=IF([Data.L70]=&quot;&quot;;&quot;&quot;;CONCATENATE(&quot;,&quot;;[Data.L70]))">
            <text:p/>
          </table:table-cell>
          <table:table-cell table:style-name="ce15" table:formula="of:=IF([Data.M70]=&quot;&quot;;&quot;&quot;;CONCATENATE(&quot;,&quot;;[Data.M70]))">
            <text:p/>
          </table:table-cell>
          <table:table-cell table:style-name="ce15" table:formula="of:=IF([Data.N70]=&quot;&quot;;&quot;&quot;;CONCATENATE(&quot;,&quot;;[Data.N70]))">
            <text:p/>
          </table:table-cell>
          <table:table-cell table:style-name="ce15" table:formula="of:=IF([Data.O70]=&quot;&quot;;&quot;&quot;;CONCATENATE(&quot;,&quot;;[Data.O70]))">
            <text:p/>
          </table:table-cell>
          <table:table-cell table:style-name="ce15" table:formula="of:=IF([Data.P70]=&quot;&quot;;&quot;&quot;;CONCATENATE(&quot;,&quot;;[Data.P70]))">
            <text:p/>
          </table:table-cell>
          <table:table-cell table:style-name="ce15" table:formula="of:=IF([Data.Q70]=&quot;&quot;;&quot;&quot;;CONCATENATE(&quot;,&quot;;[Data.Q70]))">
            <text:p/>
          </table:table-cell>
          <table:table-cell table:style-name="ce15" table:formula="of:=IF([Data.R70]=&quot;&quot;;&quot;&quot;;CONCATENATE(&quot;,&quot;;[Data.R70]))">
            <text:p/>
          </table:table-cell>
          <table:table-cell table:style-name="ce15" table:formula="of:=IF([Data.S70]=&quot;&quot;;&quot;&quot;;CONCATENATE(&quot;,&quot;;[Data.S70]))">
            <text:p/>
          </table:table-cell>
          <table:table-cell table:style-name="ce15" table:formula="of:=IF([Data.T70]=&quot;&quot;;&quot;&quot;;CONCATENATE(&quot;,&quot;;[Data.T70]))">
            <text:p/>
          </table:table-cell>
          <table:table-cell table:number-columns-repeated="2"/>
        </table:table-row>
        <table:table-row table:style-name="ro8">
          <table:table-cell table:formula="of:=IF([Data.A71]=&quot;&quot;;[.A69];[Data.A71])" office:value-type="float" office:value="48">
            <text:p>48</text:p>
          </table:table-cell>
          <table:table-cell table:formula="of:=IF([Data.E71]=&quot;&quot;;[.B69];CONCATENATE(&quot;,&quot;;[Data.E71]))" office:value-type="string" office:string-value=",PHYSICAL">
            <text:p>,PHYSICAL</text:p>
          </table:table-cell>
          <table:table-cell table:formula="of:=IF([Data.F71]=&quot;&quot;;[.C69];CONCATENATE(&quot;,&quot;;[Data.F71]))" office:value-type="string" office:string-value=",CHARL">
            <text:p>,CHARL</text:p>
          </table:table-cell>
          <table:table-cell table:formula="of:=CONCATENATE(&quot;,&quot;;[Data.G71])" office:value-type="string" office:string-value=",GREATER">
            <text:p>,GREATER</text:p>
          </table:table-cell>
          <table:table-cell table:formula="of:=CONCATENATE(&quot;,&quot;;[Data.H71])" office:value-type="string" office:string-value=",25">
            <text:p>,25</text:p>
          </table:table-cell>
          <table:table-cell table:formula="of:=IF([Data.I71]=&quot;&quot;;&quot;&quot;;CONCATENATE(&quot;,&quot;;[Data.I71]))" office:value-type="string" office:string-value=",DESCR">
            <text:p>,DESCR</text:p>
          </table:table-cell>
          <table:table-cell table:style-name="ce15" table:formula="of:=IF([Data.J71]=&quot;&quot;;&quot;&quot;;CONCATENATE(&quot;,&quot;;[Data.J71]))">
            <text:p/>
          </table:table-cell>
          <table:table-cell table:style-name="ce15" table:formula="of:=IF([Data.K71]=&quot;&quot;;&quot;&quot;;CONCATENATE(&quot;,&quot;;[Data.K71]))">
            <text:p/>
          </table:table-cell>
          <table:table-cell table:style-name="ce15" table:formula="of:=IF([Data.L71]=&quot;&quot;;&quot;&quot;;CONCATENATE(&quot;,&quot;;[Data.L71]))">
            <text:p/>
          </table:table-cell>
          <table:table-cell table:style-name="ce15" table:formula="of:=IF([Data.M71]=&quot;&quot;;&quot;&quot;;CONCATENATE(&quot;,&quot;;[Data.M71]))">
            <text:p/>
          </table:table-cell>
          <table:table-cell table:style-name="ce15" table:formula="of:=IF([Data.N71]=&quot;&quot;;&quot;&quot;;CONCATENATE(&quot;,&quot;;[Data.N71]))">
            <text:p/>
          </table:table-cell>
          <table:table-cell table:style-name="ce15" table:formula="of:=IF([Data.O71]=&quot;&quot;;&quot;&quot;;CONCATENATE(&quot;,&quot;;[Data.O71]))">
            <text:p/>
          </table:table-cell>
          <table:table-cell table:style-name="ce15" table:formula="of:=IF([Data.P71]=&quot;&quot;;&quot;&quot;;CONCATENATE(&quot;,&quot;;[Data.P71]))">
            <text:p/>
          </table:table-cell>
          <table:table-cell table:style-name="ce15" table:formula="of:=IF([Data.Q71]=&quot;&quot;;&quot;&quot;;CONCATENATE(&quot;,&quot;;[Data.Q71]))">
            <text:p/>
          </table:table-cell>
          <table:table-cell table:style-name="ce15" table:formula="of:=IF([Data.R71]=&quot;&quot;;&quot;&quot;;CONCATENATE(&quot;,&quot;;[Data.R71]))">
            <text:p/>
          </table:table-cell>
          <table:table-cell table:style-name="ce15" table:formula="of:=IF([Data.S71]=&quot;&quot;;&quot;&quot;;CONCATENATE(&quot;,&quot;;[Data.S71]))">
            <text:p/>
          </table:table-cell>
          <table:table-cell table:style-name="ce15" table:formula="of:=IF([Data.T71]=&quot;&quot;;&quot;&quot;;CONCATENATE(&quot;,&quot;;[Data.T71]))">
            <text:p/>
          </table:table-cell>
          <table:table-cell table:number-columns-repeated="2"/>
        </table:table-row>
        <table:table-row table:style-name="ro8">
          <table:table-cell table:formula="of:=IF([Data.A72]=&quot;&quot;;[.A70];[Data.A72])" office:value-type="float" office:value="49">
            <text:p>49</text:p>
          </table:table-cell>
          <table:table-cell table:formula="of:=IF([Data.E72]=&quot;&quot;;[.B70];CONCATENATE(&quot;,&quot;;[Data.E72]))" office:value-type="string" office:string-value=",PHYSICAL">
            <text:p>,PHYSICAL</text:p>
          </table:table-cell>
          <table:table-cell table:formula="of:=IF([Data.F72]=&quot;&quot;;[.C70];CONCATENATE(&quot;,&quot;;[Data.F72]))" office:value-type="string" office:string-value=",CHARL">
            <text:p>,CHARL</text:p>
          </table:table-cell>
          <table:table-cell table:formula="of:=CONCATENATE(&quot;,&quot;;[Data.G72])" office:value-type="string" office:string-value=",LESSER">
            <text:p>,LESSER</text:p>
          </table:table-cell>
          <table:table-cell table:formula="of:=CONCATENATE(&quot;,&quot;;[Data.H72])" office:value-type="string" office:string-value=",5">
            <text:p>,5</text:p>
          </table:table-cell>
          <table:table-cell table:formula="of:=IF([Data.I72]=&quot;&quot;;&quot;&quot;;CONCATENATE(&quot;,&quot;;[Data.I72]))" office:value-type="string" office:string-value=",DESCR">
            <text:p>,DESCR</text:p>
          </table:table-cell>
          <table:table-cell table:style-name="ce15" table:formula="of:=IF([Data.J72]=&quot;&quot;;&quot;&quot;;CONCATENATE(&quot;,&quot;;[Data.J72]))">
            <text:p/>
          </table:table-cell>
          <table:table-cell table:style-name="ce15" table:formula="of:=IF([Data.K72]=&quot;&quot;;&quot;&quot;;CONCATENATE(&quot;,&quot;;[Data.K72]))">
            <text:p/>
          </table:table-cell>
          <table:table-cell table:style-name="ce15" table:formula="of:=IF([Data.L72]=&quot;&quot;;&quot;&quot;;CONCATENATE(&quot;,&quot;;[Data.L72]))">
            <text:p/>
          </table:table-cell>
          <table:table-cell table:style-name="ce15" table:formula="of:=IF([Data.M72]=&quot;&quot;;&quot;&quot;;CONCATENATE(&quot;,&quot;;[Data.M72]))">
            <text:p/>
          </table:table-cell>
          <table:table-cell table:style-name="ce15" table:formula="of:=IF([Data.N72]=&quot;&quot;;&quot;&quot;;CONCATENATE(&quot;,&quot;;[Data.N72]))">
            <text:p/>
          </table:table-cell>
          <table:table-cell table:style-name="ce15" table:formula="of:=IF([Data.O72]=&quot;&quot;;&quot;&quot;;CONCATENATE(&quot;,&quot;;[Data.O72]))">
            <text:p/>
          </table:table-cell>
          <table:table-cell table:style-name="ce15" table:formula="of:=IF([Data.P72]=&quot;&quot;;&quot;&quot;;CONCATENATE(&quot;,&quot;;[Data.P72]))">
            <text:p/>
          </table:table-cell>
          <table:table-cell table:style-name="ce15" table:formula="of:=IF([Data.Q72]=&quot;&quot;;&quot;&quot;;CONCATENATE(&quot;,&quot;;[Data.Q72]))">
            <text:p/>
          </table:table-cell>
          <table:table-cell table:style-name="ce15" table:formula="of:=IF([Data.R72]=&quot;&quot;;&quot;&quot;;CONCATENATE(&quot;,&quot;;[Data.R72]))">
            <text:p/>
          </table:table-cell>
          <table:table-cell table:style-name="ce15" table:formula="of:=IF([Data.S72]=&quot;&quot;;&quot;&quot;;CONCATENATE(&quot;,&quot;;[Data.S72]))">
            <text:p/>
          </table:table-cell>
          <table:table-cell table:style-name="ce15" table:formula="of:=IF([Data.T72]=&quot;&quot;;&quot;&quot;;CONCATENATE(&quot;,&quot;;[Data.T72]))">
            <text:p/>
          </table:table-cell>
          <table:table-cell table:number-columns-repeated="2"/>
        </table:table-row>
        <table:table-row table:style-name="ro8">
          <table:table-cell table:formula="of:=IF([Data.A73]=&quot;&quot;;[.A71];[Data.A73])" office:value-type="float" office:value="50">
            <text:p>50</text:p>
          </table:table-cell>
          <table:table-cell table:formula="of:=IF([Data.E73]=&quot;&quot;;[.B71];CONCATENATE(&quot;,&quot;;[Data.E73]))" office:value-type="string" office:string-value=",PHYSICAL">
            <text:p>,PHYSICAL</text:p>
          </table:table-cell>
          <table:table-cell table:formula="of:=IF([Data.F73]=&quot;&quot;;[.C71];CONCATENATE(&quot;,&quot;;[Data.F73]))" office:value-type="string" office:string-value=",CHARL">
            <text:p>,CHARL</text:p>
          </table:table-cell>
          <table:table-cell table:formula="of:=CONCATENATE(&quot;,&quot;;[Data.G73])" office:value-type="string" office:string-value=",MINOR">
            <text:p>,MINOR</text:p>
          </table:table-cell>
          <table:table-cell table:formula="of:=CONCATENATE(&quot;,&quot;;[Data.H73])" office:value-type="string" office:string-value=",10">
            <text:p>,10</text:p>
          </table:table-cell>
          <table:table-cell table:formula="of:=IF([Data.I73]=&quot;&quot;;&quot;&quot;;CONCATENATE(&quot;,&quot;;[Data.I73]))" office:value-type="string" office:string-value=",INI=1">
            <text:p>,INI=1</text:p>
          </table:table-cell>
          <table:table-cell table:style-name="ce15" table:formula="of:=IF([Data.J73]=&quot;&quot;;&quot;&quot;;CONCATENATE(&quot;,&quot;;[Data.J73]))" office:value-type="string" office:string-value=",C14=10">
            <text:p>,C14=10</text:p>
          </table:table-cell>
          <table:table-cell table:style-name="ce15" table:formula="of:=IF([Data.K73]=&quot;&quot;;&quot;&quot;;CONCATENATE(&quot;,&quot;;[Data.K73]))">
            <text:p/>
          </table:table-cell>
          <table:table-cell table:style-name="ce15" table:formula="of:=IF([Data.L73]=&quot;&quot;;&quot;&quot;;CONCATENATE(&quot;,&quot;;[Data.L73]))">
            <text:p/>
          </table:table-cell>
          <table:table-cell table:style-name="ce15" table:formula="of:=IF([Data.M73]=&quot;&quot;;&quot;&quot;;CONCATENATE(&quot;,&quot;;[Data.M73]))">
            <text:p/>
          </table:table-cell>
          <table:table-cell table:style-name="ce15" table:formula="of:=IF([Data.N73]=&quot;&quot;;&quot;&quot;;CONCATENATE(&quot;,&quot;;[Data.N73]))">
            <text:p/>
          </table:table-cell>
          <table:table-cell table:style-name="ce15" table:formula="of:=IF([Data.O73]=&quot;&quot;;&quot;&quot;;CONCATENATE(&quot;,&quot;;[Data.O73]))">
            <text:p/>
          </table:table-cell>
          <table:table-cell table:style-name="ce15" table:formula="of:=IF([Data.P73]=&quot;&quot;;&quot;&quot;;CONCATENATE(&quot;,&quot;;[Data.P73]))">
            <text:p/>
          </table:table-cell>
          <table:table-cell table:style-name="ce15" table:formula="of:=IF([Data.Q73]=&quot;&quot;;&quot;&quot;;CONCATENATE(&quot;,&quot;;[Data.Q73]))">
            <text:p/>
          </table:table-cell>
          <table:table-cell table:style-name="ce15" table:formula="of:=IF([Data.R73]=&quot;&quot;;&quot;&quot;;CONCATENATE(&quot;,&quot;;[Data.R73]))">
            <text:p/>
          </table:table-cell>
          <table:table-cell table:style-name="ce15" table:formula="of:=IF([Data.S73]=&quot;&quot;;&quot;&quot;;CONCATENATE(&quot;,&quot;;[Data.S73]))">
            <text:p/>
          </table:table-cell>
          <table:table-cell table:style-name="ce15" table:formula="of:=IF([Data.T73]=&quot;&quot;;&quot;&quot;;CONCATENATE(&quot;,&quot;;[Data.T73]))">
            <text:p/>
          </table:table-cell>
          <table:table-cell table:number-columns-repeated="2"/>
        </table:table-row>
        <table:table-row table:style-name="ro8">
          <table:table-cell table:formula="of:=IF([Data.A74]=&quot;&quot;;[.A72];[Data.A74])" office:value-type="float" office:value="51">
            <text:p>51</text:p>
          </table:table-cell>
          <table:table-cell table:formula="of:=IF([Data.E74]=&quot;&quot;;[.B72];CONCATENATE(&quot;,&quot;;[Data.E74]))" office:value-type="string" office:string-value=",PHYSICAL">
            <text:p>,PHYSICAL</text:p>
          </table:table-cell>
          <table:table-cell table:formula="of:=IF([Data.F74]=&quot;&quot;;[.C72];CONCATENATE(&quot;,&quot;;[Data.F74]))" office:value-type="string" office:string-value=",CHARL">
            <text:p>,CHARL</text:p>
          </table:table-cell>
          <table:table-cell table:formula="of:=CONCATENATE(&quot;,&quot;;[Data.G74])" office:value-type="string" office:string-value=",MAJOR">
            <text:p>,MAJOR</text:p>
          </table:table-cell>
          <table:table-cell table:formula="of:=CONCATENATE(&quot;,&quot;;[Data.H74])" office:value-type="string" office:string-value=",15">
            <text:p>,15</text:p>
          </table:table-cell>
          <table:table-cell table:formula="of:=IF([Data.I74]=&quot;&quot;;&quot;&quot;;CONCATENATE(&quot;,&quot;;[Data.I74]))" office:value-type="string" office:string-value=",C33=20">
            <text:p>,C33=20</text:p>
          </table:table-cell>
          <table:table-cell table:style-name="ce15" table:formula="of:=IF([Data.J74]=&quot;&quot;;&quot;&quot;;CONCATENATE(&quot;,&quot;;[Data.J74]))" office:value-type="string" office:string-value=",C56=20">
            <text:p>,C56=20</text:p>
          </table:table-cell>
          <table:table-cell table:style-name="ce15" table:formula="of:=IF([Data.K74]=&quot;&quot;;&quot;&quot;;CONCATENATE(&quot;,&quot;;[Data.K74]))">
            <text:p/>
          </table:table-cell>
          <table:table-cell table:style-name="ce15" table:formula="of:=IF([Data.L74]=&quot;&quot;;&quot;&quot;;CONCATENATE(&quot;,&quot;;[Data.L74]))">
            <text:p/>
          </table:table-cell>
          <table:table-cell table:style-name="ce15" table:formula="of:=IF([Data.M74]=&quot;&quot;;&quot;&quot;;CONCATENATE(&quot;,&quot;;[Data.M74]))">
            <text:p/>
          </table:table-cell>
          <table:table-cell table:style-name="ce15" table:formula="of:=IF([Data.N74]=&quot;&quot;;&quot;&quot;;CONCATENATE(&quot;,&quot;;[Data.N74]))">
            <text:p/>
          </table:table-cell>
          <table:table-cell table:style-name="ce15" table:formula="of:=IF([Data.O74]=&quot;&quot;;&quot;&quot;;CONCATENATE(&quot;,&quot;;[Data.O74]))">
            <text:p/>
          </table:table-cell>
          <table:table-cell table:style-name="ce15" table:formula="of:=IF([Data.P74]=&quot;&quot;;&quot;&quot;;CONCATENATE(&quot;,&quot;;[Data.P74]))">
            <text:p/>
          </table:table-cell>
          <table:table-cell table:style-name="ce15" table:formula="of:=IF([Data.Q74]=&quot;&quot;;&quot;&quot;;CONCATENATE(&quot;,&quot;;[Data.Q74]))">
            <text:p/>
          </table:table-cell>
          <table:table-cell table:style-name="ce15" table:formula="of:=IF([Data.R74]=&quot;&quot;;&quot;&quot;;CONCATENATE(&quot;,&quot;;[Data.R74]))">
            <text:p/>
          </table:table-cell>
          <table:table-cell table:style-name="ce15" table:formula="of:=IF([Data.S74]=&quot;&quot;;&quot;&quot;;CONCATENATE(&quot;,&quot;;[Data.S74]))">
            <text:p/>
          </table:table-cell>
          <table:table-cell table:style-name="ce15" table:formula="of:=IF([Data.T74]=&quot;&quot;;&quot;&quot;;CONCATENATE(&quot;,&quot;;[Data.T74]))">
            <text:p/>
          </table:table-cell>
          <table:table-cell table:number-columns-repeated="2"/>
        </table:table-row>
        <table:table-row table:style-name="ro8">
          <table:table-cell table:formula="of:=IF([Data.A75]=&quot;&quot;;[.A73];[Data.A75])" office:value-type="float" office:value="52">
            <text:p>52</text:p>
          </table:table-cell>
          <table:table-cell table:formula="of:=IF([Data.E75]=&quot;&quot;;[.B73];CONCATENATE(&quot;,&quot;;[Data.E75]))" office:value-type="string" office:string-value=",PHYSICAL">
            <text:p>,PHYSICAL</text:p>
          </table:table-cell>
          <table:table-cell table:formula="of:=IF([Data.F75]=&quot;&quot;;[.C73];CONCATENATE(&quot;,&quot;;[Data.F75]))" office:value-type="string" office:string-value=",CHARL">
            <text:p>,CHARL</text:p>
          </table:table-cell>
          <table:table-cell table:formula="of:=CONCATENATE(&quot;,&quot;;[Data.G75])" office:value-type="string" office:string-value=",MINOR">
            <text:p>,MINOR</text:p>
          </table:table-cell>
          <table:table-cell table:formula="of:=CONCATENATE(&quot;,&quot;;[Data.H75])" office:value-type="string" office:string-value=",10">
            <text:p>,10</text:p>
          </table:table-cell>
          <table:table-cell table:formula="of:=IF([Data.I75]=&quot;&quot;;&quot;&quot;;CONCATENATE(&quot;,&quot;;[Data.I75]))" office:value-type="string" office:string-value=",RR=talent.rr.poison.sack">
            <text:p>,RR=talent.rr.poison.sack</text:p>
          </table:table-cell>
          <table:table-cell table:style-name="ce15" table:formula="of:=IF([Data.J75]=&quot;&quot;;&quot;&quot;;CONCATENATE(&quot;,&quot;;[Data.J75]))" office:value-type="string" office:string-value=",DESCR">
            <text:p>,DESCR</text:p>
          </table:table-cell>
          <table:table-cell table:style-name="ce15" table:formula="of:=IF([Data.K75]=&quot;&quot;;&quot;&quot;;CONCATENATE(&quot;,&quot;;[Data.K75]))">
            <text:p/>
          </table:table-cell>
          <table:table-cell table:style-name="ce15" table:formula="of:=IF([Data.L75]=&quot;&quot;;&quot;&quot;;CONCATENATE(&quot;,&quot;;[Data.L75]))">
            <text:p/>
          </table:table-cell>
          <table:table-cell table:style-name="ce15" table:formula="of:=IF([Data.M75]=&quot;&quot;;&quot;&quot;;CONCATENATE(&quot;,&quot;;[Data.M75]))">
            <text:p/>
          </table:table-cell>
          <table:table-cell table:style-name="ce15" table:formula="of:=IF([Data.N75]=&quot;&quot;;&quot;&quot;;CONCATENATE(&quot;,&quot;;[Data.N75]))">
            <text:p/>
          </table:table-cell>
          <table:table-cell table:style-name="ce15" table:formula="of:=IF([Data.O75]=&quot;&quot;;&quot;&quot;;CONCATENATE(&quot;,&quot;;[Data.O75]))">
            <text:p/>
          </table:table-cell>
          <table:table-cell table:style-name="ce15" table:formula="of:=IF([Data.P75]=&quot;&quot;;&quot;&quot;;CONCATENATE(&quot;,&quot;;[Data.P75]))">
            <text:p/>
          </table:table-cell>
          <table:table-cell table:style-name="ce15" table:formula="of:=IF([Data.Q75]=&quot;&quot;;&quot;&quot;;CONCATENATE(&quot;,&quot;;[Data.Q75]))">
            <text:p/>
          </table:table-cell>
          <table:table-cell table:style-name="ce15" table:formula="of:=IF([Data.R75]=&quot;&quot;;&quot;&quot;;CONCATENATE(&quot;,&quot;;[Data.R75]))">
            <text:p/>
          </table:table-cell>
          <table:table-cell table:style-name="ce15" table:formula="of:=IF([Data.S75]=&quot;&quot;;&quot;&quot;;CONCATENATE(&quot;,&quot;;[Data.S75]))">
            <text:p/>
          </table:table-cell>
          <table:table-cell table:style-name="ce15" table:formula="of:=IF([Data.T75]=&quot;&quot;;&quot;&quot;;CONCATENATE(&quot;,&quot;;[Data.T75]))">
            <text:p/>
          </table:table-cell>
          <table:table-cell table:number-columns-repeated="2"/>
        </table:table-row>
        <table:table-row table:style-name="ro8">
          <table:table-cell table:formula="of:=IF([Data.A76]=&quot;&quot;;[.A74];[Data.A76])" office:value-type="float" office:value="53">
            <text:p>53</text:p>
          </table:table-cell>
          <table:table-cell table:formula="of:=IF([Data.E76]=&quot;&quot;;[.B74];CONCATENATE(&quot;,&quot;;[Data.E76]))" office:value-type="string" office:string-value=",PHYSICAL">
            <text:p>,PHYSICAL</text:p>
          </table:table-cell>
          <table:table-cell table:formula="of:=IF([Data.F76]=&quot;&quot;;[.C74];CONCATENATE(&quot;,&quot;;[Data.F76]))" office:value-type="string" office:string-value=",CHARL">
            <text:p>,CHARL</text:p>
          </table:table-cell>
          <table:table-cell table:formula="of:=CONCATENATE(&quot;,&quot;;[Data.G76])" office:value-type="string" office:string-value=",MAJOR">
            <text:p>,MAJOR</text:p>
          </table:table-cell>
          <table:table-cell table:formula="of:=CONCATENATE(&quot;,&quot;;[Data.H76])" office:value-type="string" office:string-value=",15">
            <text:p>,15</text:p>
          </table:table-cell>
          <table:table-cell table:formula="of:=IF([Data.I76]=&quot;&quot;;&quot;&quot;;CONCATENATE(&quot;,&quot;;[Data.I76]))" office:value-type="string" office:string-value=",DESCR">
            <text:p>,DESCR</text:p>
          </table:table-cell>
          <table:table-cell table:style-name="ce15" table:formula="of:=IF([Data.J76]=&quot;&quot;;&quot;&quot;;CONCATENATE(&quot;,&quot;;[Data.J76]))">
            <text:p/>
          </table:table-cell>
          <table:table-cell table:style-name="ce15" table:formula="of:=IF([Data.K76]=&quot;&quot;;&quot;&quot;;CONCATENATE(&quot;,&quot;;[Data.K76]))">
            <text:p/>
          </table:table-cell>
          <table:table-cell table:style-name="ce15" table:formula="of:=IF([Data.L76]=&quot;&quot;;&quot;&quot;;CONCATENATE(&quot;,&quot;;[Data.L76]))">
            <text:p/>
          </table:table-cell>
          <table:table-cell table:style-name="ce15" table:formula="of:=IF([Data.M76]=&quot;&quot;;&quot;&quot;;CONCATENATE(&quot;,&quot;;[Data.M76]))">
            <text:p/>
          </table:table-cell>
          <table:table-cell table:style-name="ce15" table:formula="of:=IF([Data.N76]=&quot;&quot;;&quot;&quot;;CONCATENATE(&quot;,&quot;;[Data.N76]))">
            <text:p/>
          </table:table-cell>
          <table:table-cell table:style-name="ce15" table:formula="of:=IF([Data.O76]=&quot;&quot;;&quot;&quot;;CONCATENATE(&quot;,&quot;;[Data.O76]))">
            <text:p/>
          </table:table-cell>
          <table:table-cell table:style-name="ce15" table:formula="of:=IF([Data.P76]=&quot;&quot;;&quot;&quot;;CONCATENATE(&quot;,&quot;;[Data.P76]))">
            <text:p/>
          </table:table-cell>
          <table:table-cell table:style-name="ce15" table:formula="of:=IF([Data.Q76]=&quot;&quot;;&quot;&quot;;CONCATENATE(&quot;,&quot;;[Data.Q76]))">
            <text:p/>
          </table:table-cell>
          <table:table-cell table:style-name="ce15" table:formula="of:=IF([Data.R76]=&quot;&quot;;&quot;&quot;;CONCATENATE(&quot;,&quot;;[Data.R76]))">
            <text:p/>
          </table:table-cell>
          <table:table-cell table:style-name="ce15" table:formula="of:=IF([Data.S76]=&quot;&quot;;&quot;&quot;;CONCATENATE(&quot;,&quot;;[Data.S76]))">
            <text:p/>
          </table:table-cell>
          <table:table-cell table:style-name="ce15" table:formula="of:=IF([Data.T76]=&quot;&quot;;&quot;&quot;;CONCATENATE(&quot;,&quot;;[Data.T76]))">
            <text:p/>
          </table:table-cell>
          <table:table-cell table:number-columns-repeated="2"/>
        </table:table-row>
        <table:table-row table:style-name="ro8">
          <table:table-cell table:formula="of:=IF([Data.A77]=&quot;&quot;;[.A75];[Data.A77])" office:value-type="float" office:value="54">
            <text:p>54</text:p>
          </table:table-cell>
          <table:table-cell table:formula="of:=IF([Data.E77]=&quot;&quot;;[.B75];CONCATENATE(&quot;,&quot;;[Data.E77]))" office:value-type="string" office:string-value=",PHYSICAL">
            <text:p>,PHYSICAL</text:p>
          </table:table-cell>
          <table:table-cell table:formula="of:=IF([Data.F77]=&quot;&quot;;[.C75];CONCATENATE(&quot;,&quot;;[Data.F77]))" office:value-type="string" office:string-value=",CHARL">
            <text:p>,CHARL</text:p>
          </table:table-cell>
          <table:table-cell table:formula="of:=CONCATENATE(&quot;,&quot;;[Data.G77])" office:value-type="string" office:string-value=",MINOR">
            <text:p>,MINOR</text:p>
          </table:table-cell>
          <table:table-cell table:formula="of:=CONCATENATE(&quot;,&quot;;[Data.H77])" office:value-type="string" office:string-value=",8">
            <text:p>,8</text:p>
          </table:table-cell>
          <table:table-cell table:formula="of:=IF([Data.I77]=&quot;&quot;;&quot;&quot;;CONCATENATE(&quot;,&quot;;[Data.I77]))" office:value-type="string" office:string-value=",DESCR">
            <text:p>,DESCR</text:p>
          </table:table-cell>
          <table:table-cell table:style-name="ce15" table:formula="of:=IF([Data.J77]=&quot;&quot;;&quot;&quot;;CONCATENATE(&quot;,&quot;;[Data.J77]))">
            <text:p/>
          </table:table-cell>
          <table:table-cell table:style-name="ce15" table:formula="of:=IF([Data.K77]=&quot;&quot;;&quot;&quot;;CONCATENATE(&quot;,&quot;;[Data.K77]))">
            <text:p/>
          </table:table-cell>
          <table:table-cell table:style-name="ce15" table:formula="of:=IF([Data.L77]=&quot;&quot;;&quot;&quot;;CONCATENATE(&quot;,&quot;;[Data.L77]))">
            <text:p/>
          </table:table-cell>
          <table:table-cell table:style-name="ce15" table:formula="of:=IF([Data.M77]=&quot;&quot;;&quot;&quot;;CONCATENATE(&quot;,&quot;;[Data.M77]))">
            <text:p/>
          </table:table-cell>
          <table:table-cell table:style-name="ce15" table:formula="of:=IF([Data.N77]=&quot;&quot;;&quot;&quot;;CONCATENATE(&quot;,&quot;;[Data.N77]))">
            <text:p/>
          </table:table-cell>
          <table:table-cell table:style-name="ce15" table:formula="of:=IF([Data.O77]=&quot;&quot;;&quot;&quot;;CONCATENATE(&quot;,&quot;;[Data.O77]))">
            <text:p/>
          </table:table-cell>
          <table:table-cell table:style-name="ce15" table:formula="of:=IF([Data.P77]=&quot;&quot;;&quot;&quot;;CONCATENATE(&quot;,&quot;;[Data.P77]))">
            <text:p/>
          </table:table-cell>
          <table:table-cell table:style-name="ce15" table:formula="of:=IF([Data.Q77]=&quot;&quot;;&quot;&quot;;CONCATENATE(&quot;,&quot;;[Data.Q77]))">
            <text:p/>
          </table:table-cell>
          <table:table-cell table:style-name="ce15" table:formula="of:=IF([Data.R77]=&quot;&quot;;&quot;&quot;;CONCATENATE(&quot;,&quot;;[Data.R77]))">
            <text:p/>
          </table:table-cell>
          <table:table-cell table:style-name="ce15" table:formula="of:=IF([Data.S77]=&quot;&quot;;&quot;&quot;;CONCATENATE(&quot;,&quot;;[Data.S77]))">
            <text:p/>
          </table:table-cell>
          <table:table-cell table:style-name="ce15" table:formula="of:=IF([Data.T77]=&quot;&quot;;&quot;&quot;;CONCATENATE(&quot;,&quot;;[Data.T77]))">
            <text:p/>
          </table:table-cell>
          <table:table-cell table:number-columns-repeated="2"/>
        </table:table-row>
        <table:table-row table:style-name="ro8">
          <table:table-cell table:formula="of:=IF([Data.A78]=&quot;&quot;;[.A76];[Data.A78])" office:value-type="float" office:value="55">
            <text:p>55</text:p>
          </table:table-cell>
          <table:table-cell table:formula="of:=IF([Data.E78]=&quot;&quot;;[.B76];CONCATENATE(&quot;,&quot;;[Data.E78]))" office:value-type="string" office:string-value=",PHYSICAL">
            <text:p>,PHYSICAL</text:p>
          </table:table-cell>
          <table:table-cell table:formula="of:=IF([Data.F78]=&quot;&quot;;[.C76];CONCATENATE(&quot;,&quot;;[Data.F78]))" office:value-type="string" office:string-value=",CHARL">
            <text:p>,CHARL</text:p>
          </table:table-cell>
          <table:table-cell table:formula="of:=CONCATENATE(&quot;,&quot;;[Data.G78])" office:value-type="string" office:string-value=",MINOR">
            <text:p>,MINOR</text:p>
          </table:table-cell>
          <table:table-cell table:formula="of:=CONCATENATE(&quot;,&quot;;[Data.H78])" office:value-type="string" office:string-value=",10">
            <text:p>,10</text:p>
          </table:table-cell>
          <table:table-cell table:formula="of:=IF([Data.I78]=&quot;&quot;;&quot;&quot;;CONCATENATE(&quot;,&quot;;[Data.I78]))" office:value-type="string" office:string-value=",DESCR">
            <text:p>,DESCR</text:p>
          </table:table-cell>
          <table:table-cell table:style-name="ce15" table:formula="of:=IF([Data.J78]=&quot;&quot;;&quot;&quot;;CONCATENATE(&quot;,&quot;;[Data.J78]))">
            <text:p/>
          </table:table-cell>
          <table:table-cell table:style-name="ce15" table:formula="of:=IF([Data.K78]=&quot;&quot;;&quot;&quot;;CONCATENATE(&quot;,&quot;;[Data.K78]))">
            <text:p/>
          </table:table-cell>
          <table:table-cell table:style-name="ce15" table:formula="of:=IF([Data.L78]=&quot;&quot;;&quot;&quot;;CONCATENATE(&quot;,&quot;;[Data.L78]))">
            <text:p/>
          </table:table-cell>
          <table:table-cell table:style-name="ce15" table:formula="of:=IF([Data.M78]=&quot;&quot;;&quot;&quot;;CONCATENATE(&quot;,&quot;;[Data.M78]))">
            <text:p/>
          </table:table-cell>
          <table:table-cell table:style-name="ce15" table:formula="of:=IF([Data.N78]=&quot;&quot;;&quot;&quot;;CONCATENATE(&quot;,&quot;;[Data.N78]))">
            <text:p/>
          </table:table-cell>
          <table:table-cell table:style-name="ce15" table:formula="of:=IF([Data.O78]=&quot;&quot;;&quot;&quot;;CONCATENATE(&quot;,&quot;;[Data.O78]))">
            <text:p/>
          </table:table-cell>
          <table:table-cell table:style-name="ce15" table:formula="of:=IF([Data.P78]=&quot;&quot;;&quot;&quot;;CONCATENATE(&quot;,&quot;;[Data.P78]))">
            <text:p/>
          </table:table-cell>
          <table:table-cell table:style-name="ce15" table:formula="of:=IF([Data.Q78]=&quot;&quot;;&quot;&quot;;CONCATENATE(&quot;,&quot;;[Data.Q78]))">
            <text:p/>
          </table:table-cell>
          <table:table-cell table:style-name="ce15" table:formula="of:=IF([Data.R78]=&quot;&quot;;&quot;&quot;;CONCATENATE(&quot;,&quot;;[Data.R78]))">
            <text:p/>
          </table:table-cell>
          <table:table-cell table:style-name="ce15" table:formula="of:=IF([Data.S78]=&quot;&quot;;&quot;&quot;;CONCATENATE(&quot;,&quot;;[Data.S78]))">
            <text:p/>
          </table:table-cell>
          <table:table-cell table:style-name="ce15" table:formula="of:=IF([Data.T78]=&quot;&quot;;&quot;&quot;;CONCATENATE(&quot;,&quot;;[Data.T78]))">
            <text:p/>
          </table:table-cell>
          <table:table-cell table:number-columns-repeated="2"/>
        </table:table-row>
        <table:table-row table:style-name="ro8">
          <table:table-cell table:formula="of:=IF([Data.A79]=&quot;&quot;;[.A77];[Data.A79])" office:value-type="float" office:value="56">
            <text:p>56</text:p>
          </table:table-cell>
          <table:table-cell table:formula="of:=IF([Data.E79]=&quot;&quot;;[.B77];CONCATENATE(&quot;,&quot;;[Data.E79]))" office:value-type="string" office:string-value=",PHYSICAL">
            <text:p>,PHYSICAL</text:p>
          </table:table-cell>
          <table:table-cell table:formula="of:=IF([Data.F79]=&quot;&quot;;[.C77];CONCATENATE(&quot;,&quot;;[Data.F79]))" office:value-type="string" office:string-value=",CHARL">
            <text:p>,CHARL</text:p>
          </table:table-cell>
          <table:table-cell table:formula="of:=CONCATENATE(&quot;,&quot;;[Data.G79])" office:value-type="string" office:string-value=",MAJOR">
            <text:p>,MAJOR</text:p>
          </table:table-cell>
          <table:table-cell table:formula="of:=CONCATENATE(&quot;,&quot;;[Data.H79])" office:value-type="string" office:string-value=",15">
            <text:p>,15</text:p>
          </table:table-cell>
          <table:table-cell table:formula="of:=IF([Data.I79]=&quot;&quot;;&quot;&quot;;CONCATENATE(&quot;,&quot;;[Data.I79]))" office:value-type="string" office:string-value=",DESCR">
            <text:p>,DESCR</text:p>
          </table:table-cell>
          <table:table-cell table:style-name="ce15" table:formula="of:=IF([Data.J79]=&quot;&quot;;&quot;&quot;;CONCATENATE(&quot;,&quot;;[Data.J79]))">
            <text:p/>
          </table:table-cell>
          <table:table-cell table:style-name="ce15" table:formula="of:=IF([Data.K79]=&quot;&quot;;&quot;&quot;;CONCATENATE(&quot;,&quot;;[Data.K79]))">
            <text:p/>
          </table:table-cell>
          <table:table-cell table:style-name="ce15" table:formula="of:=IF([Data.L79]=&quot;&quot;;&quot;&quot;;CONCATENATE(&quot;,&quot;;[Data.L79]))">
            <text:p/>
          </table:table-cell>
          <table:table-cell table:style-name="ce15" table:formula="of:=IF([Data.M79]=&quot;&quot;;&quot;&quot;;CONCATENATE(&quot;,&quot;;[Data.M79]))">
            <text:p/>
          </table:table-cell>
          <table:table-cell table:style-name="ce15" table:formula="of:=IF([Data.N79]=&quot;&quot;;&quot;&quot;;CONCATENATE(&quot;,&quot;;[Data.N79]))">
            <text:p/>
          </table:table-cell>
          <table:table-cell table:style-name="ce15" table:formula="of:=IF([Data.O79]=&quot;&quot;;&quot;&quot;;CONCATENATE(&quot;,&quot;;[Data.O79]))">
            <text:p/>
          </table:table-cell>
          <table:table-cell table:style-name="ce15" table:formula="of:=IF([Data.P79]=&quot;&quot;;&quot;&quot;;CONCATENATE(&quot;,&quot;;[Data.P79]))">
            <text:p/>
          </table:table-cell>
          <table:table-cell table:style-name="ce15" table:formula="of:=IF([Data.Q79]=&quot;&quot;;&quot;&quot;;CONCATENATE(&quot;,&quot;;[Data.Q79]))">
            <text:p/>
          </table:table-cell>
          <table:table-cell table:style-name="ce15" table:formula="of:=IF([Data.R79]=&quot;&quot;;&quot;&quot;;CONCATENATE(&quot;,&quot;;[Data.R79]))">
            <text:p/>
          </table:table-cell>
          <table:table-cell table:style-name="ce15" table:formula="of:=IF([Data.S79]=&quot;&quot;;&quot;&quot;;CONCATENATE(&quot;,&quot;;[Data.S79]))">
            <text:p/>
          </table:table-cell>
          <table:table-cell table:style-name="ce15" table:formula="of:=IF([Data.T79]=&quot;&quot;;&quot;&quot;;CONCATENATE(&quot;,&quot;;[Data.T79]))">
            <text:p/>
          </table:table-cell>
          <table:table-cell table:number-columns-repeated="2"/>
        </table:table-row>
        <table:table-row table:style-name="ro8">
          <table:table-cell table:formula="of:=IF([Data.A80]=&quot;&quot;;[.A78];[Data.A80])" office:value-type="float" office:value="57">
            <text:p>57</text:p>
          </table:table-cell>
          <table:table-cell table:formula="of:=IF([Data.E80]=&quot;&quot;;[.B78];CONCATENATE(&quot;,&quot;;[Data.E80]))" office:value-type="string" office:string-value=",PHYSICAL">
            <text:p>,PHYSICAL</text:p>
          </table:table-cell>
          <table:table-cell table:formula="of:=IF([Data.F80]=&quot;&quot;;[.C78];CONCATENATE(&quot;,&quot;;[Data.F80]))" office:value-type="string" office:string-value=",CHARL">
            <text:p>,CHARL</text:p>
          </table:table-cell>
          <table:table-cell table:formula="of:=CONCATENATE(&quot;,&quot;;[Data.G80])" office:value-type="string" office:string-value=",MAJOR">
            <text:p>,MAJOR</text:p>
          </table:table-cell>
          <table:table-cell table:formula="of:=CONCATENATE(&quot;,&quot;;[Data.H80])" office:value-type="string" office:string-value=",15">
            <text:p>,15</text:p>
          </table:table-cell>
          <table:table-cell table:formula="of:=IF([Data.I80]=&quot;&quot;;&quot;&quot;;CONCATENATE(&quot;,&quot;;[Data.I80]))" office:value-type="string" office:string-value=",DB=5">
            <text:p>,DB=5</text:p>
          </table:table-cell>
          <table:table-cell table:style-name="ce15" table:formula="of:=IF([Data.J80]=&quot;&quot;;&quot;&quot;;CONCATENATE(&quot;,&quot;;[Data.J80]))" office:value-type="string" office:string-value=",DESCR">
            <text:p>,DESCR</text:p>
          </table:table-cell>
          <table:table-cell table:style-name="ce15" table:formula="of:=IF([Data.K80]=&quot;&quot;;&quot;&quot;;CONCATENATE(&quot;,&quot;;[Data.K80]))" office:value-type="string" office:string-value=",C27=5">
            <text:p>,C27=5</text:p>
          </table:table-cell>
          <table:table-cell table:style-name="ce15" table:formula="of:=IF([Data.L80]=&quot;&quot;;&quot;&quot;;CONCATENATE(&quot;,&quot;;[Data.L80]))" office:value-type="string" office:string-value=",C28=5">
            <text:p>,C28=5</text:p>
          </table:table-cell>
          <table:table-cell table:style-name="ce15" table:formula="of:=IF([Data.M80]=&quot;&quot;;&quot;&quot;;CONCATENATE(&quot;,&quot;;[Data.M80]))" office:value-type="string" office:string-value=",C29=5">
            <text:p>,C29=5</text:p>
          </table:table-cell>
          <table:table-cell table:style-name="ce15" table:formula="of:=IF([Data.N80]=&quot;&quot;;&quot;&quot;;CONCATENATE(&quot;,&quot;;[Data.N80]))" office:value-type="string" office:string-value=",C30=5">
            <text:p>,C30=5</text:p>
          </table:table-cell>
          <table:table-cell table:style-name="ce15" table:formula="of:=IF([Data.O80]=&quot;&quot;;&quot;&quot;;CONCATENATE(&quot;,&quot;;[Data.O80]))" office:value-type="string" office:string-value=",C31=5">
            <text:p>,C31=5</text:p>
          </table:table-cell>
          <table:table-cell table:style-name="ce15" table:formula="of:=IF([Data.P80]=&quot;&quot;;&quot;&quot;;CONCATENATE(&quot;,&quot;;[Data.P80]))" office:value-type="string" office:string-value=",C32=5">
            <text:p>,C32=5</text:p>
          </table:table-cell>
          <table:table-cell table:style-name="ce15" table:formula="of:=IF([Data.Q80]=&quot;&quot;;&quot;&quot;;CONCATENATE(&quot;,&quot;;[Data.Q80]))" office:value-type="string" office:string-value=",C33=5">
            <text:p>,C33=5</text:p>
          </table:table-cell>
          <table:table-cell table:style-name="ce15" table:formula="of:=IF([Data.R80]=&quot;&quot;;&quot;&quot;;CONCATENATE(&quot;,&quot;;[Data.R80]))" office:value-type="string" office:string-value=",C34=5">
            <text:p>,C34=5</text:p>
          </table:table-cell>
          <table:table-cell table:style-name="ce15" table:formula="of:=IF([Data.S80]=&quot;&quot;;&quot;&quot;;CONCATENATE(&quot;,&quot;;[Data.S80]))" office:value-type="string" office:string-value=",C56=5">
            <text:p>,C56=5</text:p>
          </table:table-cell>
          <table:table-cell table:style-name="ce15" table:formula="of:=IF([Data.T80]=&quot;&quot;;&quot;&quot;;CONCATENATE(&quot;,&quot;;[Data.T80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81]=&quot;&quot;;[.A79];[Data.A81])" office:value-type="float" office:value="57">
            <text:p>57</text:p>
          </table:table-cell>
          <table:table-cell table:formula="of:=IF([Data.E81]=&quot;&quot;;[.B79];CONCATENATE(&quot;,&quot;;[Data.E81]))" office:value-type="string" office:string-value=",PHYSICAL">
            <text:p>,PHYSICAL</text:p>
          </table:table-cell>
          <table:table-cell table:formula="of:=IF([Data.F81]=&quot;&quot;;[.C79];CONCATENATE(&quot;,&quot;;[Data.F81]))" office:value-type="string" office:string-value=",CHARL">
            <text:p>,CHARL</text:p>
          </table:table-cell>
          <table:table-cell table:formula="of:=CONCATENATE(&quot;,&quot;;[Data.G81])" office:value-type="string" office:string-value=",GREATER">
            <text:p>,GREATER</text:p>
          </table:table-cell>
          <table:table-cell table:formula="of:=CONCATENATE(&quot;,&quot;;[Data.H81])" office:value-type="string" office:string-value=",25">
            <text:p>,25</text:p>
          </table:table-cell>
          <table:table-cell table:formula="of:=IF([Data.I81]=&quot;&quot;;&quot;&quot;;CONCATENATE(&quot;,&quot;;[Data.I81]))" office:value-type="string" office:string-value=",DB=10">
            <text:p>,DB=10</text:p>
          </table:table-cell>
          <table:table-cell table:style-name="ce15" table:formula="of:=IF([Data.J81]=&quot;&quot;;&quot;&quot;;CONCATENATE(&quot;,&quot;;[Data.J81]))" office:value-type="string" office:string-value=",DESCR">
            <text:p>,DESCR</text:p>
          </table:table-cell>
          <table:table-cell table:style-name="ce15" table:formula="of:=IF([Data.K81]=&quot;&quot;;&quot;&quot;;CONCATENATE(&quot;,&quot;;[Data.K81]))" office:value-type="string" office:string-value=",C27=5">
            <text:p>,C27=5</text:p>
          </table:table-cell>
          <table:table-cell table:style-name="ce15" table:formula="of:=IF([Data.L81]=&quot;&quot;;&quot;&quot;;CONCATENATE(&quot;,&quot;;[Data.L81]))" office:value-type="string" office:string-value=",C28=5">
            <text:p>,C28=5</text:p>
          </table:table-cell>
          <table:table-cell table:style-name="ce15" table:formula="of:=IF([Data.M81]=&quot;&quot;;&quot;&quot;;CONCATENATE(&quot;,&quot;;[Data.M81]))" office:value-type="string" office:string-value=",C29=5">
            <text:p>,C29=5</text:p>
          </table:table-cell>
          <table:table-cell table:style-name="ce15" table:formula="of:=IF([Data.N81]=&quot;&quot;;&quot;&quot;;CONCATENATE(&quot;,&quot;;[Data.N81]))" office:value-type="string" office:string-value=",C30=5">
            <text:p>,C30=5</text:p>
          </table:table-cell>
          <table:table-cell table:style-name="ce15" table:formula="of:=IF([Data.O81]=&quot;&quot;;&quot;&quot;;CONCATENATE(&quot;,&quot;;[Data.O81]))" office:value-type="string" office:string-value=",C31=5">
            <text:p>,C31=5</text:p>
          </table:table-cell>
          <table:table-cell table:style-name="ce15" table:formula="of:=IF([Data.P81]=&quot;&quot;;&quot;&quot;;CONCATENATE(&quot;,&quot;;[Data.P81]))" office:value-type="string" office:string-value=",C32=5">
            <text:p>,C32=5</text:p>
          </table:table-cell>
          <table:table-cell table:style-name="ce15" table:formula="of:=IF([Data.Q81]=&quot;&quot;;&quot;&quot;;CONCATENATE(&quot;,&quot;;[Data.Q81]))" office:value-type="string" office:string-value=",C33=5">
            <text:p>,C33=5</text:p>
          </table:table-cell>
          <table:table-cell table:style-name="ce15" table:formula="of:=IF([Data.R81]=&quot;&quot;;&quot;&quot;;CONCATENATE(&quot;,&quot;;[Data.R81]))" office:value-type="string" office:string-value=",C34=5">
            <text:p>,C34=5</text:p>
          </table:table-cell>
          <table:table-cell table:style-name="ce15" table:formula="of:=IF([Data.S81]=&quot;&quot;;&quot;&quot;;CONCATENATE(&quot;,&quot;;[Data.S81]))" office:value-type="string" office:string-value=",C56=5">
            <text:p>,C56=5</text:p>
          </table:table-cell>
          <table:table-cell table:style-name="ce15" table:formula="of:=IF([Data.T81]=&quot;&quot;;&quot;&quot;;CONCATENATE(&quot;,&quot;;[Data.T81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82]=&quot;&quot;;[.A80];[Data.A82])" office:value-type="float" office:value="58">
            <text:p>58</text:p>
          </table:table-cell>
          <table:table-cell table:formula="of:=IF([Data.E82]=&quot;&quot;;[.B80];CONCATENATE(&quot;,&quot;;[Data.E82]))" office:value-type="string" office:string-value=",PHYSICAL">
            <text:p>,PHYSICAL</text:p>
          </table:table-cell>
          <table:table-cell table:formula="of:=IF([Data.F82]=&quot;&quot;;[.C80];CONCATENATE(&quot;,&quot;;[Data.F82]))" office:value-type="string" office:string-value=",CHARL">
            <text:p>,CHARL</text:p>
          </table:table-cell>
          <table:table-cell table:formula="of:=CONCATENATE(&quot;,&quot;;[Data.G82])" office:value-type="string" office:string-value=",LESSER">
            <text:p>,LESSER</text:p>
          </table:table-cell>
          <table:table-cell table:formula="of:=CONCATENATE(&quot;,&quot;;[Data.H82])" office:value-type="string" office:string-value=",5">
            <text:p>,5</text:p>
          </table:table-cell>
          <table:table-cell table:formula="of:=IF([Data.I82]=&quot;&quot;;&quot;&quot;;CONCATENATE(&quot;,&quot;;[Data.I82]))" office:value-type="string" office:string-value=",DESCR">
            <text:p>,DESCR</text:p>
          </table:table-cell>
          <table:table-cell table:style-name="ce15" table:formula="of:=IF([Data.J82]=&quot;&quot;;&quot;&quot;;CONCATENATE(&quot;,&quot;;[Data.J82]))">
            <text:p/>
          </table:table-cell>
          <table:table-cell table:style-name="ce15" table:formula="of:=IF([Data.K82]=&quot;&quot;;&quot;&quot;;CONCATENATE(&quot;,&quot;;[Data.K82]))">
            <text:p/>
          </table:table-cell>
          <table:table-cell table:style-name="ce15" table:formula="of:=IF([Data.L82]=&quot;&quot;;&quot;&quot;;CONCATENATE(&quot;,&quot;;[Data.L82]))">
            <text:p/>
          </table:table-cell>
          <table:table-cell table:style-name="ce15" table:formula="of:=IF([Data.M82]=&quot;&quot;;&quot;&quot;;CONCATENATE(&quot;,&quot;;[Data.M82]))">
            <text:p/>
          </table:table-cell>
          <table:table-cell table:style-name="ce15" table:formula="of:=IF([Data.N82]=&quot;&quot;;&quot;&quot;;CONCATENATE(&quot;,&quot;;[Data.N82]))">
            <text:p/>
          </table:table-cell>
          <table:table-cell table:style-name="ce15" table:formula="of:=IF([Data.O82]=&quot;&quot;;&quot;&quot;;CONCATENATE(&quot;,&quot;;[Data.O82]))">
            <text:p/>
          </table:table-cell>
          <table:table-cell table:style-name="ce15" table:formula="of:=IF([Data.P82]=&quot;&quot;;&quot;&quot;;CONCATENATE(&quot;,&quot;;[Data.P82]))">
            <text:p/>
          </table:table-cell>
          <table:table-cell table:style-name="ce15" table:formula="of:=IF([Data.Q82]=&quot;&quot;;&quot;&quot;;CONCATENATE(&quot;,&quot;;[Data.Q82]))">
            <text:p/>
          </table:table-cell>
          <table:table-cell table:style-name="ce15" table:formula="of:=IF([Data.R82]=&quot;&quot;;&quot;&quot;;CONCATENATE(&quot;,&quot;;[Data.R82]))">
            <text:p/>
          </table:table-cell>
          <table:table-cell table:style-name="ce15" table:formula="of:=IF([Data.S82]=&quot;&quot;;&quot;&quot;;CONCATENATE(&quot;,&quot;;[Data.S82]))">
            <text:p/>
          </table:table-cell>
          <table:table-cell table:style-name="ce15" table:formula="of:=IF([Data.T82]=&quot;&quot;;&quot;&quot;;CONCATENATE(&quot;,&quot;;[Data.T82]))">
            <text:p/>
          </table:table-cell>
          <table:table-cell table:number-columns-repeated="2"/>
        </table:table-row>
        <table:table-row table:style-name="ro8">
          <table:table-cell table:formula="of:=IF([Data.A83]=&quot;&quot;;[.A81];[Data.A83])" office:value-type="float" office:value="58">
            <text:p>58</text:p>
          </table:table-cell>
          <table:table-cell table:formula="of:=IF([Data.E83]=&quot;&quot;;[.B81];CONCATENATE(&quot;,&quot;;[Data.E83]))" office:value-type="string" office:string-value=",PHYSICAL">
            <text:p>,PHYSICAL</text:p>
          </table:table-cell>
          <table:table-cell table:formula="of:=IF([Data.F83]=&quot;&quot;;[.C81];CONCATENATE(&quot;,&quot;;[Data.F83]))" office:value-type="string" office:string-value=",CHARL">
            <text:p>,CHARL</text:p>
          </table:table-cell>
          <table:table-cell table:formula="of:=CONCATENATE(&quot;,&quot;;[Data.G83])" office:value-type="string" office:string-value=",MINOR">
            <text:p>,MINOR</text:p>
          </table:table-cell>
          <table:table-cell table:formula="of:=CONCATENATE(&quot;,&quot;;[Data.H83])" office:value-type="string" office:string-value=",10">
            <text:p>,10</text:p>
          </table:table-cell>
          <table:table-cell table:formula="of:=IF([Data.I83]=&quot;&quot;;&quot;&quot;;CONCATENATE(&quot;,&quot;;[Data.I83]))" office:value-type="string" office:string-value=",DESCR">
            <text:p>,DESCR</text:p>
          </table:table-cell>
          <table:table-cell table:style-name="ce15" table:formula="of:=IF([Data.J83]=&quot;&quot;;&quot;&quot;;CONCATENATE(&quot;,&quot;;[Data.J83]))">
            <text:p/>
          </table:table-cell>
          <table:table-cell table:style-name="ce15" table:formula="of:=IF([Data.K83]=&quot;&quot;;&quot;&quot;;CONCATENATE(&quot;,&quot;;[Data.K83]))">
            <text:p/>
          </table:table-cell>
          <table:table-cell table:style-name="ce15" table:formula="of:=IF([Data.L83]=&quot;&quot;;&quot;&quot;;CONCATENATE(&quot;,&quot;;[Data.L83]))">
            <text:p/>
          </table:table-cell>
          <table:table-cell table:style-name="ce15" table:formula="of:=IF([Data.M83]=&quot;&quot;;&quot;&quot;;CONCATENATE(&quot;,&quot;;[Data.M83]))">
            <text:p/>
          </table:table-cell>
          <table:table-cell table:style-name="ce15" table:formula="of:=IF([Data.N83]=&quot;&quot;;&quot;&quot;;CONCATENATE(&quot;,&quot;;[Data.N83]))">
            <text:p/>
          </table:table-cell>
          <table:table-cell table:style-name="ce15" table:formula="of:=IF([Data.O83]=&quot;&quot;;&quot;&quot;;CONCATENATE(&quot;,&quot;;[Data.O83]))">
            <text:p/>
          </table:table-cell>
          <table:table-cell table:style-name="ce15" table:formula="of:=IF([Data.P83]=&quot;&quot;;&quot;&quot;;CONCATENATE(&quot;,&quot;;[Data.P83]))">
            <text:p/>
          </table:table-cell>
          <table:table-cell table:style-name="ce15" table:formula="of:=IF([Data.Q83]=&quot;&quot;;&quot;&quot;;CONCATENATE(&quot;,&quot;;[Data.Q83]))">
            <text:p/>
          </table:table-cell>
          <table:table-cell table:style-name="ce15" table:formula="of:=IF([Data.R83]=&quot;&quot;;&quot;&quot;;CONCATENATE(&quot;,&quot;;[Data.R83]))">
            <text:p/>
          </table:table-cell>
          <table:table-cell table:style-name="ce15" table:formula="of:=IF([Data.S83]=&quot;&quot;;&quot;&quot;;CONCATENATE(&quot;,&quot;;[Data.S83]))">
            <text:p/>
          </table:table-cell>
          <table:table-cell table:style-name="ce15" table:formula="of:=IF([Data.T83]=&quot;&quot;;&quot;&quot;;CONCATENATE(&quot;,&quot;;[Data.T83]))">
            <text:p/>
          </table:table-cell>
          <table:table-cell table:number-columns-repeated="2"/>
        </table:table-row>
        <table:table-row table:style-name="ro8">
          <table:table-cell table:formula="of:=IF([Data.A84]=&quot;&quot;;[.A82];[Data.A84])" office:value-type="float" office:value="58">
            <text:p>58</text:p>
          </table:table-cell>
          <table:table-cell table:formula="of:=IF([Data.E84]=&quot;&quot;;[.B82];CONCATENATE(&quot;,&quot;;[Data.E84]))" office:value-type="string" office:string-value=",PHYSICAL">
            <text:p>,PHYSICAL</text:p>
          </table:table-cell>
          <table:table-cell table:formula="of:=IF([Data.F84]=&quot;&quot;;[.C82];CONCATENATE(&quot;,&quot;;[Data.F84]))" office:value-type="string" office:string-value=",CHARL">
            <text:p>,CHARL</text:p>
          </table:table-cell>
          <table:table-cell table:formula="of:=CONCATENATE(&quot;,&quot;;[Data.G84])" office:value-type="string" office:string-value=",MAJOR">
            <text:p>,MAJOR</text:p>
          </table:table-cell>
          <table:table-cell table:formula="of:=CONCATENATE(&quot;,&quot;;[Data.H84])" office:value-type="string" office:string-value=",15">
            <text:p>,15</text:p>
          </table:table-cell>
          <table:table-cell table:formula="of:=IF([Data.I84]=&quot;&quot;;&quot;&quot;;CONCATENATE(&quot;,&quot;;[Data.I84]))" office:value-type="string" office:string-value=",DESCR">
            <text:p>,DESCR</text:p>
          </table:table-cell>
          <table:table-cell table:style-name="ce15" table:formula="of:=IF([Data.J84]=&quot;&quot;;&quot;&quot;;CONCATENATE(&quot;,&quot;;[Data.J84]))">
            <text:p/>
          </table:table-cell>
          <table:table-cell table:style-name="ce15" table:formula="of:=IF([Data.K84]=&quot;&quot;;&quot;&quot;;CONCATENATE(&quot;,&quot;;[Data.K84]))">
            <text:p/>
          </table:table-cell>
          <table:table-cell table:style-name="ce15" table:formula="of:=IF([Data.L84]=&quot;&quot;;&quot;&quot;;CONCATENATE(&quot;,&quot;;[Data.L84]))">
            <text:p/>
          </table:table-cell>
          <table:table-cell table:style-name="ce15" table:formula="of:=IF([Data.M84]=&quot;&quot;;&quot;&quot;;CONCATENATE(&quot;,&quot;;[Data.M84]))">
            <text:p/>
          </table:table-cell>
          <table:table-cell table:style-name="ce15" table:formula="of:=IF([Data.N84]=&quot;&quot;;&quot;&quot;;CONCATENATE(&quot;,&quot;;[Data.N84]))">
            <text:p/>
          </table:table-cell>
          <table:table-cell table:style-name="ce15" table:formula="of:=IF([Data.O84]=&quot;&quot;;&quot;&quot;;CONCATENATE(&quot;,&quot;;[Data.O84]))">
            <text:p/>
          </table:table-cell>
          <table:table-cell table:style-name="ce15" table:formula="of:=IF([Data.P84]=&quot;&quot;;&quot;&quot;;CONCATENATE(&quot;,&quot;;[Data.P84]))">
            <text:p/>
          </table:table-cell>
          <table:table-cell table:style-name="ce15" table:formula="of:=IF([Data.Q84]=&quot;&quot;;&quot;&quot;;CONCATENATE(&quot;,&quot;;[Data.Q84]))">
            <text:p/>
          </table:table-cell>
          <table:table-cell table:style-name="ce15" table:formula="of:=IF([Data.R84]=&quot;&quot;;&quot;&quot;;CONCATENATE(&quot;,&quot;;[Data.R84]))">
            <text:p/>
          </table:table-cell>
          <table:table-cell table:style-name="ce15" table:formula="of:=IF([Data.S84]=&quot;&quot;;&quot;&quot;;CONCATENATE(&quot;,&quot;;[Data.S84]))">
            <text:p/>
          </table:table-cell>
          <table:table-cell table:style-name="ce15" table:formula="of:=IF([Data.T84]=&quot;&quot;;&quot;&quot;;CONCATENATE(&quot;,&quot;;[Data.T84]))">
            <text:p/>
          </table:table-cell>
          <table:table-cell table:number-columns-repeated="2"/>
        </table:table-row>
        <table:table-row table:style-name="ro8">
          <table:table-cell table:formula="of:=IF([Data.A85]=&quot;&quot;;[.A83];[Data.A85])" office:value-type="float" office:value="58">
            <text:p>58</text:p>
          </table:table-cell>
          <table:table-cell table:formula="of:=IF([Data.E85]=&quot;&quot;;[.B83];CONCATENATE(&quot;,&quot;;[Data.E85]))" office:value-type="string" office:string-value=",PHYSICAL">
            <text:p>,PHYSICAL</text:p>
          </table:table-cell>
          <table:table-cell table:formula="of:=IF([Data.F85]=&quot;&quot;;[.C83];CONCATENATE(&quot;,&quot;;[Data.F85]))" office:value-type="string" office:string-value=",CHARL">
            <text:p>,CHARL</text:p>
          </table:table-cell>
          <table:table-cell table:formula="of:=CONCATENATE(&quot;,&quot;;[Data.G85])" office:value-type="string" office:string-value=",GREATER">
            <text:p>,GREATER</text:p>
          </table:table-cell>
          <table:table-cell table:formula="of:=CONCATENATE(&quot;,&quot;;[Data.H85])" office:value-type="string" office:string-value=",20">
            <text:p>,20</text:p>
          </table:table-cell>
          <table:table-cell table:formula="of:=IF([Data.I85]=&quot;&quot;;&quot;&quot;;CONCATENATE(&quot;,&quot;;[Data.I85]))" office:value-type="string" office:string-value=",DESCR">
            <text:p>,DESCR</text:p>
          </table:table-cell>
          <table:table-cell table:style-name="ce15" table:formula="of:=IF([Data.J85]=&quot;&quot;;&quot;&quot;;CONCATENATE(&quot;,&quot;;[Data.J85]))">
            <text:p/>
          </table:table-cell>
          <table:table-cell table:style-name="ce15" table:formula="of:=IF([Data.K85]=&quot;&quot;;&quot;&quot;;CONCATENATE(&quot;,&quot;;[Data.K85]))">
            <text:p/>
          </table:table-cell>
          <table:table-cell table:style-name="ce15" table:formula="of:=IF([Data.L85]=&quot;&quot;;&quot;&quot;;CONCATENATE(&quot;,&quot;;[Data.L85]))">
            <text:p/>
          </table:table-cell>
          <table:table-cell table:style-name="ce15" table:formula="of:=IF([Data.M85]=&quot;&quot;;&quot;&quot;;CONCATENATE(&quot;,&quot;;[Data.M85]))">
            <text:p/>
          </table:table-cell>
          <table:table-cell table:style-name="ce15" table:formula="of:=IF([Data.N85]=&quot;&quot;;&quot;&quot;;CONCATENATE(&quot;,&quot;;[Data.N85]))">
            <text:p/>
          </table:table-cell>
          <table:table-cell table:style-name="ce15" table:formula="of:=IF([Data.O85]=&quot;&quot;;&quot;&quot;;CONCATENATE(&quot;,&quot;;[Data.O85]))">
            <text:p/>
          </table:table-cell>
          <table:table-cell table:style-name="ce15" table:formula="of:=IF([Data.P85]=&quot;&quot;;&quot;&quot;;CONCATENATE(&quot;,&quot;;[Data.P85]))">
            <text:p/>
          </table:table-cell>
          <table:table-cell table:style-name="ce15" table:formula="of:=IF([Data.Q85]=&quot;&quot;;&quot;&quot;;CONCATENATE(&quot;,&quot;;[Data.Q85]))">
            <text:p/>
          </table:table-cell>
          <table:table-cell table:style-name="ce15" table:formula="of:=IF([Data.R85]=&quot;&quot;;&quot;&quot;;CONCATENATE(&quot;,&quot;;[Data.R85]))">
            <text:p/>
          </table:table-cell>
          <table:table-cell table:style-name="ce15" table:formula="of:=IF([Data.S85]=&quot;&quot;;&quot;&quot;;CONCATENATE(&quot;,&quot;;[Data.S85]))">
            <text:p/>
          </table:table-cell>
          <table:table-cell table:style-name="ce15" table:formula="of:=IF([Data.T85]=&quot;&quot;;&quot;&quot;;CONCATENATE(&quot;,&quot;;[Data.T85]))">
            <text:p/>
          </table:table-cell>
          <table:table-cell table:number-columns-repeated="2"/>
        </table:table-row>
        <table:table-row table:style-name="ro8">
          <table:table-cell table:formula="of:=IF([Data.A86]=&quot;&quot;;[.A84];[Data.A86])" office:value-type="float" office:value="59">
            <text:p>59</text:p>
          </table:table-cell>
          <table:table-cell table:formula="of:=IF([Data.E86]=&quot;&quot;;[.B84];CONCATENATE(&quot;,&quot;;[Data.E86]))" office:value-type="string" office:string-value=",PHYSICAL">
            <text:p>,PHYSICAL</text:p>
          </table:table-cell>
          <table:table-cell table:formula="of:=IF([Data.F86]=&quot;&quot;;[.C84];CONCATENATE(&quot;,&quot;;[Data.F86]))" office:value-type="string" office:string-value=",CHARL">
            <text:p>,CHARL</text:p>
          </table:table-cell>
          <table:table-cell table:formula="of:=CONCATENATE(&quot;,&quot;;[Data.G86])" office:value-type="string" office:string-value=",LESSER">
            <text:p>,LESSER</text:p>
          </table:table-cell>
          <table:table-cell table:formula="of:=CONCATENATE(&quot;,&quot;;[Data.H86])" office:value-type="string" office:string-value=",5">
            <text:p>,5</text:p>
          </table:table-cell>
          <table:table-cell table:formula="of:=IF([Data.I86]=&quot;&quot;;&quot;&quot;;CONCATENATE(&quot;,&quot;;[Data.I86]))" office:value-type="string" office:string-value=",DESCR">
            <text:p>,DESCR</text:p>
          </table:table-cell>
          <table:table-cell table:style-name="ce15" table:formula="of:=IF([Data.J86]=&quot;&quot;;&quot;&quot;;CONCATENATE(&quot;,&quot;;[Data.J86]))">
            <text:p/>
          </table:table-cell>
          <table:table-cell table:style-name="ce15" table:formula="of:=IF([Data.K86]=&quot;&quot;;&quot;&quot;;CONCATENATE(&quot;,&quot;;[Data.K86]))">
            <text:p/>
          </table:table-cell>
          <table:table-cell table:style-name="ce15" table:formula="of:=IF([Data.L86]=&quot;&quot;;&quot;&quot;;CONCATENATE(&quot;,&quot;;[Data.L86]))">
            <text:p/>
          </table:table-cell>
          <table:table-cell table:style-name="ce15" table:formula="of:=IF([Data.M86]=&quot;&quot;;&quot;&quot;;CONCATENATE(&quot;,&quot;;[Data.M86]))">
            <text:p/>
          </table:table-cell>
          <table:table-cell table:style-name="ce15" table:formula="of:=IF([Data.N86]=&quot;&quot;;&quot;&quot;;CONCATENATE(&quot;,&quot;;[Data.N86]))">
            <text:p/>
          </table:table-cell>
          <table:table-cell table:style-name="ce15" table:formula="of:=IF([Data.O86]=&quot;&quot;;&quot;&quot;;CONCATENATE(&quot;,&quot;;[Data.O86]))">
            <text:p/>
          </table:table-cell>
          <table:table-cell table:style-name="ce15" table:formula="of:=IF([Data.P86]=&quot;&quot;;&quot;&quot;;CONCATENATE(&quot;,&quot;;[Data.P86]))">
            <text:p/>
          </table:table-cell>
          <table:table-cell table:style-name="ce15" table:formula="of:=IF([Data.Q86]=&quot;&quot;;&quot;&quot;;CONCATENATE(&quot;,&quot;;[Data.Q86]))">
            <text:p/>
          </table:table-cell>
          <table:table-cell table:style-name="ce15" table:formula="of:=IF([Data.R86]=&quot;&quot;;&quot;&quot;;CONCATENATE(&quot;,&quot;;[Data.R86]))">
            <text:p/>
          </table:table-cell>
          <table:table-cell table:style-name="ce15" table:formula="of:=IF([Data.S86]=&quot;&quot;;&quot;&quot;;CONCATENATE(&quot;,&quot;;[Data.S86]))">
            <text:p/>
          </table:table-cell>
          <table:table-cell table:style-name="ce15" table:formula="of:=IF([Data.T86]=&quot;&quot;;&quot;&quot;;CONCATENATE(&quot;,&quot;;[Data.T86]))">
            <text:p/>
          </table:table-cell>
          <table:table-cell table:number-columns-repeated="2"/>
        </table:table-row>
        <table:table-row table:style-name="ro8">
          <table:table-cell table:formula="of:=IF([Data.A87]=&quot;&quot;;[.A85];[Data.A87])" office:value-type="float" office:value="60">
            <text:p>60</text:p>
          </table:table-cell>
          <table:table-cell table:formula="of:=IF([Data.E87]=&quot;&quot;;[.B85];CONCATENATE(&quot;,&quot;;[Data.E87]))" office:value-type="string" office:string-value=",PHYSICAL">
            <text:p>,PHYSICAL</text:p>
          </table:table-cell>
          <table:table-cell table:formula="of:=IF([Data.F87]=&quot;&quot;;[.C85];CONCATENATE(&quot;,&quot;;[Data.F87]))" office:value-type="string" office:string-value=",CHARL">
            <text:p>,CHARL</text:p>
          </table:table-cell>
          <table:table-cell table:formula="of:=CONCATENATE(&quot;,&quot;;[Data.G87])" office:value-type="string" office:string-value=",MINOR">
            <text:p>,MINOR</text:p>
          </table:table-cell>
          <table:table-cell table:formula="of:=CONCATENATE(&quot;,&quot;;[Data.H87])" office:value-type="string" office:string-value=",7">
            <text:p>,7</text:p>
          </table:table-cell>
          <table:table-cell table:formula="of:=IF([Data.I87]=&quot;&quot;;&quot;&quot;;CONCATENATE(&quot;,&quot;;[Data.I87]))" office:value-type="string" office:string-value=",S156=50">
            <text:p>,S156=50</text:p>
          </table:table-cell>
          <table:table-cell table:style-name="ce15" table:formula="of:=IF([Data.J87]=&quot;&quot;;&quot;&quot;;CONCATENATE(&quot;,&quot;;[Data.J87]))" office:value-type="string" office:string-value=",S125=50">
            <text:p>,S125=50</text:p>
          </table:table-cell>
          <table:table-cell table:style-name="ce15" table:formula="of:=IF([Data.K87]=&quot;&quot;;&quot;&quot;;CONCATENATE(&quot;,&quot;;[Data.K87]))" office:value-type="string" office:string-value=",DESCR">
            <text:p>,DESCR</text:p>
          </table:table-cell>
          <table:table-cell table:style-name="ce15" table:formula="of:=IF([Data.L87]=&quot;&quot;;&quot;&quot;;CONCATENATE(&quot;,&quot;;[Data.L87]))">
            <text:p/>
          </table:table-cell>
          <table:table-cell table:style-name="ce15" table:formula="of:=IF([Data.M87]=&quot;&quot;;&quot;&quot;;CONCATENATE(&quot;,&quot;;[Data.M87]))">
            <text:p/>
          </table:table-cell>
          <table:table-cell table:style-name="ce15" table:formula="of:=IF([Data.N87]=&quot;&quot;;&quot;&quot;;CONCATENATE(&quot;,&quot;;[Data.N87]))">
            <text:p/>
          </table:table-cell>
          <table:table-cell table:style-name="ce15" table:formula="of:=IF([Data.O87]=&quot;&quot;;&quot;&quot;;CONCATENATE(&quot;,&quot;;[Data.O87]))">
            <text:p/>
          </table:table-cell>
          <table:table-cell table:style-name="ce15" table:formula="of:=IF([Data.P87]=&quot;&quot;;&quot;&quot;;CONCATENATE(&quot;,&quot;;[Data.P87]))">
            <text:p/>
          </table:table-cell>
          <table:table-cell table:style-name="ce15" table:formula="of:=IF([Data.Q87]=&quot;&quot;;&quot;&quot;;CONCATENATE(&quot;,&quot;;[Data.Q87]))">
            <text:p/>
          </table:table-cell>
          <table:table-cell table:style-name="ce15" table:formula="of:=IF([Data.R87]=&quot;&quot;;&quot;&quot;;CONCATENATE(&quot;,&quot;;[Data.R87]))">
            <text:p/>
          </table:table-cell>
          <table:table-cell table:style-name="ce15" table:formula="of:=IF([Data.S87]=&quot;&quot;;&quot;&quot;;CONCATENATE(&quot;,&quot;;[Data.S87]))">
            <text:p/>
          </table:table-cell>
          <table:table-cell table:style-name="ce15" table:formula="of:=IF([Data.T87]=&quot;&quot;;&quot;&quot;;CONCATENATE(&quot;,&quot;;[Data.T87]))">
            <text:p/>
          </table:table-cell>
          <table:table-cell table:number-columns-repeated="2"/>
        </table:table-row>
        <table:table-row table:style-name="ro8">
          <table:table-cell table:formula="of:=IF([Data.A88]=&quot;&quot;;[.A86];[Data.A88])" office:value-type="float" office:value="61">
            <text:p>61</text:p>
          </table:table-cell>
          <table:table-cell table:formula="of:=IF([Data.E88]=&quot;&quot;;[.B86];CONCATENATE(&quot;,&quot;;[Data.E88]))" office:value-type="string" office:string-value=",PHYSICAL">
            <text:p>,PHYSICAL</text:p>
          </table:table-cell>
          <table:table-cell table:formula="of:=IF([Data.F88]=&quot;&quot;;[.C86];CONCATENATE(&quot;,&quot;;[Data.F88]))" office:value-type="string" office:string-value=",CHARL">
            <text:p>,CHARL</text:p>
          </table:table-cell>
          <table:table-cell table:formula="of:=CONCATENATE(&quot;,&quot;;[Data.G88])" office:value-type="string" office:string-value=",LESSER">
            <text:p>,LESSER</text:p>
          </table:table-cell>
          <table:table-cell table:formula="of:=CONCATENATE(&quot;,&quot;;[Data.H88])" office:value-type="string" office:string-value=",5">
            <text:p>,5</text:p>
          </table:table-cell>
          <table:table-cell table:formula="of:=IF([Data.I88]=&quot;&quot;;&quot;&quot;;CONCATENATE(&quot;,&quot;;[Data.I88]))" office:value-type="string" office:string-value=",RR=talent.rr.cold.10">
            <text:p>,RR=talent.rr.cold.10</text:p>
          </table:table-cell>
          <table:table-cell table:style-name="ce15" table:formula="of:=IF([Data.J88]=&quot;&quot;;&quot;&quot;;CONCATENATE(&quot;,&quot;;[Data.J88]))">
            <text:p/>
          </table:table-cell>
          <table:table-cell table:style-name="ce15" table:formula="of:=IF([Data.K88]=&quot;&quot;;&quot;&quot;;CONCATENATE(&quot;,&quot;;[Data.K88]))">
            <text:p/>
          </table:table-cell>
          <table:table-cell table:style-name="ce15" table:formula="of:=IF([Data.L88]=&quot;&quot;;&quot;&quot;;CONCATENATE(&quot;,&quot;;[Data.L88]))">
            <text:p/>
          </table:table-cell>
          <table:table-cell table:style-name="ce15" table:formula="of:=IF([Data.M88]=&quot;&quot;;&quot;&quot;;CONCATENATE(&quot;,&quot;;[Data.M88]))">
            <text:p/>
          </table:table-cell>
          <table:table-cell table:style-name="ce15" table:formula="of:=IF([Data.N88]=&quot;&quot;;&quot;&quot;;CONCATENATE(&quot;,&quot;;[Data.N88]))">
            <text:p/>
          </table:table-cell>
          <table:table-cell table:style-name="ce15" table:formula="of:=IF([Data.O88]=&quot;&quot;;&quot;&quot;;CONCATENATE(&quot;,&quot;;[Data.O88]))">
            <text:p/>
          </table:table-cell>
          <table:table-cell table:style-name="ce15" table:formula="of:=IF([Data.P88]=&quot;&quot;;&quot;&quot;;CONCATENATE(&quot;,&quot;;[Data.P88]))">
            <text:p/>
          </table:table-cell>
          <table:table-cell table:style-name="ce15" table:formula="of:=IF([Data.Q88]=&quot;&quot;;&quot;&quot;;CONCATENATE(&quot;,&quot;;[Data.Q88]))">
            <text:p/>
          </table:table-cell>
          <table:table-cell table:style-name="ce15" table:formula="of:=IF([Data.R88]=&quot;&quot;;&quot;&quot;;CONCATENATE(&quot;,&quot;;[Data.R88]))">
            <text:p/>
          </table:table-cell>
          <table:table-cell table:style-name="ce15" table:formula="of:=IF([Data.S88]=&quot;&quot;;&quot;&quot;;CONCATENATE(&quot;,&quot;;[Data.S88]))">
            <text:p/>
          </table:table-cell>
          <table:table-cell table:style-name="ce15" table:formula="of:=IF([Data.T88]=&quot;&quot;;&quot;&quot;;CONCATENATE(&quot;,&quot;;[Data.T88]))">
            <text:p/>
          </table:table-cell>
          <table:table-cell table:number-columns-repeated="2"/>
        </table:table-row>
        <table:table-row table:style-name="ro8">
          <table:table-cell table:formula="of:=IF([Data.A89]=&quot;&quot;;[.A87];[Data.A89])" office:value-type="float" office:value="61">
            <text:p>61</text:p>
          </table:table-cell>
          <table:table-cell table:formula="of:=IF([Data.E89]=&quot;&quot;;[.B87];CONCATENATE(&quot;,&quot;;[Data.E89]))" office:value-type="string" office:string-value=",PHYSICAL">
            <text:p>,PHYSICAL</text:p>
          </table:table-cell>
          <table:table-cell table:formula="of:=IF([Data.F89]=&quot;&quot;;[.C87];CONCATENATE(&quot;,&quot;;[Data.F89]))" office:value-type="string" office:string-value=",CHARL">
            <text:p>,CHARL</text:p>
          </table:table-cell>
          <table:table-cell table:formula="of:=CONCATENATE(&quot;,&quot;;[Data.G89])" office:value-type="string" office:string-value=",MINOR">
            <text:p>,MINOR</text:p>
          </table:table-cell>
          <table:table-cell table:formula="of:=CONCATENATE(&quot;,&quot;;[Data.H89])" office:value-type="string" office:string-value=",10">
            <text:p>,10</text:p>
          </table:table-cell>
          <table:table-cell table:formula="of:=IF([Data.I89]=&quot;&quot;;&quot;&quot;;CONCATENATE(&quot;,&quot;;[Data.I89]))" office:value-type="string" office:string-value=",RR=talent.rr.cold.20">
            <text:p>,RR=talent.rr.cold.20</text:p>
          </table:table-cell>
          <table:table-cell table:style-name="ce15" table:formula="of:=IF([Data.J89]=&quot;&quot;;&quot;&quot;;CONCATENATE(&quot;,&quot;;[Data.J89]))">
            <text:p/>
          </table:table-cell>
          <table:table-cell table:style-name="ce15" table:formula="of:=IF([Data.K89]=&quot;&quot;;&quot;&quot;;CONCATENATE(&quot;,&quot;;[Data.K89]))">
            <text:p/>
          </table:table-cell>
          <table:table-cell table:style-name="ce15" table:formula="of:=IF([Data.L89]=&quot;&quot;;&quot;&quot;;CONCATENATE(&quot;,&quot;;[Data.L89]))">
            <text:p/>
          </table:table-cell>
          <table:table-cell table:style-name="ce15" table:formula="of:=IF([Data.M89]=&quot;&quot;;&quot;&quot;;CONCATENATE(&quot;,&quot;;[Data.M89]))">
            <text:p/>
          </table:table-cell>
          <table:table-cell table:style-name="ce15" table:formula="of:=IF([Data.N89]=&quot;&quot;;&quot;&quot;;CONCATENATE(&quot;,&quot;;[Data.N89]))">
            <text:p/>
          </table:table-cell>
          <table:table-cell table:style-name="ce15" table:formula="of:=IF([Data.O89]=&quot;&quot;;&quot;&quot;;CONCATENATE(&quot;,&quot;;[Data.O89]))">
            <text:p/>
          </table:table-cell>
          <table:table-cell table:style-name="ce15" table:formula="of:=IF([Data.P89]=&quot;&quot;;&quot;&quot;;CONCATENATE(&quot;,&quot;;[Data.P89]))">
            <text:p/>
          </table:table-cell>
          <table:table-cell table:style-name="ce15" table:formula="of:=IF([Data.Q89]=&quot;&quot;;&quot;&quot;;CONCATENATE(&quot;,&quot;;[Data.Q89]))">
            <text:p/>
          </table:table-cell>
          <table:table-cell table:style-name="ce15" table:formula="of:=IF([Data.R89]=&quot;&quot;;&quot;&quot;;CONCATENATE(&quot;,&quot;;[Data.R89]))">
            <text:p/>
          </table:table-cell>
          <table:table-cell table:style-name="ce15" table:formula="of:=IF([Data.S89]=&quot;&quot;;&quot;&quot;;CONCATENATE(&quot;,&quot;;[Data.S89]))">
            <text:p/>
          </table:table-cell>
          <table:table-cell table:style-name="ce15" table:formula="of:=IF([Data.T89]=&quot;&quot;;&quot;&quot;;CONCATENATE(&quot;,&quot;;[Data.T89]))">
            <text:p/>
          </table:table-cell>
          <table:table-cell table:number-columns-repeated="2"/>
        </table:table-row>
        <table:table-row table:style-name="ro8">
          <table:table-cell table:formula="of:=IF([Data.A90]=&quot;&quot;;[.A88];[Data.A90])" office:value-type="float" office:value="61">
            <text:p>61</text:p>
          </table:table-cell>
          <table:table-cell table:formula="of:=IF([Data.E90]=&quot;&quot;;[.B88];CONCATENATE(&quot;,&quot;;[Data.E90]))" office:value-type="string" office:string-value=",PHYSICAL">
            <text:p>,PHYSICAL</text:p>
          </table:table-cell>
          <table:table-cell table:formula="of:=IF([Data.F90]=&quot;&quot;;[.C88];CONCATENATE(&quot;,&quot;;[Data.F90]))" office:value-type="string" office:string-value=",CHARL">
            <text:p>,CHARL</text:p>
          </table:table-cell>
          <table:table-cell table:formula="of:=CONCATENATE(&quot;,&quot;;[Data.G90])" office:value-type="string" office:string-value=",MAJOR">
            <text:p>,MAJOR</text:p>
          </table:table-cell>
          <table:table-cell table:formula="of:=CONCATENATE(&quot;,&quot;;[Data.H90])" office:value-type="string" office:string-value=",15">
            <text:p>,15</text:p>
          </table:table-cell>
          <table:table-cell table:formula="of:=IF([Data.I90]=&quot;&quot;;&quot;&quot;;CONCATENATE(&quot;,&quot;;[Data.I90]))" office:value-type="string" office:string-value=",RR=talent.rr.cold.30">
            <text:p>,RR=talent.rr.cold.30</text:p>
          </table:table-cell>
          <table:table-cell table:style-name="ce15" table:formula="of:=IF([Data.J90]=&quot;&quot;;&quot;&quot;;CONCATENATE(&quot;,&quot;;[Data.J90]))">
            <text:p/>
          </table:table-cell>
          <table:table-cell table:style-name="ce15" table:formula="of:=IF([Data.K90]=&quot;&quot;;&quot;&quot;;CONCATENATE(&quot;,&quot;;[Data.K90]))">
            <text:p/>
          </table:table-cell>
          <table:table-cell table:style-name="ce15" table:formula="of:=IF([Data.L90]=&quot;&quot;;&quot;&quot;;CONCATENATE(&quot;,&quot;;[Data.L90]))">
            <text:p/>
          </table:table-cell>
          <table:table-cell table:style-name="ce15" table:formula="of:=IF([Data.M90]=&quot;&quot;;&quot;&quot;;CONCATENATE(&quot;,&quot;;[Data.M90]))">
            <text:p/>
          </table:table-cell>
          <table:table-cell table:style-name="ce15" table:formula="of:=IF([Data.N90]=&quot;&quot;;&quot;&quot;;CONCATENATE(&quot;,&quot;;[Data.N90]))">
            <text:p/>
          </table:table-cell>
          <table:table-cell table:style-name="ce15" table:formula="of:=IF([Data.O90]=&quot;&quot;;&quot;&quot;;CONCATENATE(&quot;,&quot;;[Data.O90]))">
            <text:p/>
          </table:table-cell>
          <table:table-cell table:style-name="ce15" table:formula="of:=IF([Data.P90]=&quot;&quot;;&quot;&quot;;CONCATENATE(&quot;,&quot;;[Data.P90]))">
            <text:p/>
          </table:table-cell>
          <table:table-cell table:style-name="ce15" table:formula="of:=IF([Data.Q90]=&quot;&quot;;&quot;&quot;;CONCATENATE(&quot;,&quot;;[Data.Q90]))">
            <text:p/>
          </table:table-cell>
          <table:table-cell table:style-name="ce15" table:formula="of:=IF([Data.R90]=&quot;&quot;;&quot;&quot;;CONCATENATE(&quot;,&quot;;[Data.R90]))">
            <text:p/>
          </table:table-cell>
          <table:table-cell table:style-name="ce15" table:formula="of:=IF([Data.S90]=&quot;&quot;;&quot;&quot;;CONCATENATE(&quot;,&quot;;[Data.S90]))">
            <text:p/>
          </table:table-cell>
          <table:table-cell table:style-name="ce15" table:formula="of:=IF([Data.T90]=&quot;&quot;;&quot;&quot;;CONCATENATE(&quot;,&quot;;[Data.T90]))">
            <text:p/>
          </table:table-cell>
          <table:table-cell table:number-columns-repeated="2"/>
        </table:table-row>
        <table:table-row table:style-name="ro8">
          <table:table-cell table:formula="of:=IF([Data.A91]=&quot;&quot;;[.A89];[Data.A91])" office:value-type="float" office:value="61">
            <text:p>61</text:p>
          </table:table-cell>
          <table:table-cell table:formula="of:=IF([Data.E91]=&quot;&quot;;[.B89];CONCATENATE(&quot;,&quot;;[Data.E91]))" office:value-type="string" office:string-value=",PHYSICAL">
            <text:p>,PHYSICAL</text:p>
          </table:table-cell>
          <table:table-cell table:formula="of:=IF([Data.F91]=&quot;&quot;;[.C89];CONCATENATE(&quot;,&quot;;[Data.F91]))" office:value-type="string" office:string-value=",CHARL">
            <text:p>,CHARL</text:p>
          </table:table-cell>
          <table:table-cell table:formula="of:=CONCATENATE(&quot;,&quot;;[Data.G91])" office:value-type="string" office:string-value=",GREATER">
            <text:p>,GREATER</text:p>
          </table:table-cell>
          <table:table-cell table:formula="of:=CONCATENATE(&quot;,&quot;;[Data.H91])" office:value-type="string" office:string-value=",20">
            <text:p>,20</text:p>
          </table:table-cell>
          <table:table-cell table:formula="of:=IF([Data.I91]=&quot;&quot;;&quot;&quot;;CONCATENATE(&quot;,&quot;;[Data.I91]))" office:value-type="string" office:string-value=",RR=talent.rr.cold.40">
            <text:p>,RR=talent.rr.cold.40</text:p>
          </table:table-cell>
          <table:table-cell table:style-name="ce15" table:formula="of:=IF([Data.J91]=&quot;&quot;;&quot;&quot;;CONCATENATE(&quot;,&quot;;[Data.J91]))">
            <text:p/>
          </table:table-cell>
          <table:table-cell table:style-name="ce15" table:formula="of:=IF([Data.K91]=&quot;&quot;;&quot;&quot;;CONCATENATE(&quot;,&quot;;[Data.K91]))">
            <text:p/>
          </table:table-cell>
          <table:table-cell table:style-name="ce15" table:formula="of:=IF([Data.L91]=&quot;&quot;;&quot;&quot;;CONCATENATE(&quot;,&quot;;[Data.L91]))">
            <text:p/>
          </table:table-cell>
          <table:table-cell table:style-name="ce15" table:formula="of:=IF([Data.M91]=&quot;&quot;;&quot;&quot;;CONCATENATE(&quot;,&quot;;[Data.M91]))">
            <text:p/>
          </table:table-cell>
          <table:table-cell table:style-name="ce15" table:formula="of:=IF([Data.N91]=&quot;&quot;;&quot;&quot;;CONCATENATE(&quot;,&quot;;[Data.N91]))">
            <text:p/>
          </table:table-cell>
          <table:table-cell table:style-name="ce15" table:formula="of:=IF([Data.O91]=&quot;&quot;;&quot;&quot;;CONCATENATE(&quot;,&quot;;[Data.O91]))">
            <text:p/>
          </table:table-cell>
          <table:table-cell table:style-name="ce15" table:formula="of:=IF([Data.P91]=&quot;&quot;;&quot;&quot;;CONCATENATE(&quot;,&quot;;[Data.P91]))">
            <text:p/>
          </table:table-cell>
          <table:table-cell table:style-name="ce15" table:formula="of:=IF([Data.Q91]=&quot;&quot;;&quot;&quot;;CONCATENATE(&quot;,&quot;;[Data.Q91]))">
            <text:p/>
          </table:table-cell>
          <table:table-cell table:style-name="ce15" table:formula="of:=IF([Data.R91]=&quot;&quot;;&quot;&quot;;CONCATENATE(&quot;,&quot;;[Data.R91]))">
            <text:p/>
          </table:table-cell>
          <table:table-cell table:style-name="ce15" table:formula="of:=IF([Data.S91]=&quot;&quot;;&quot;&quot;;CONCATENATE(&quot;,&quot;;[Data.S91]))">
            <text:p/>
          </table:table-cell>
          <table:table-cell table:style-name="ce15" table:formula="of:=IF([Data.T91]=&quot;&quot;;&quot;&quot;;CONCATENATE(&quot;,&quot;;[Data.T91]))">
            <text:p/>
          </table:table-cell>
          <table:table-cell table:number-columns-repeated="2"/>
        </table:table-row>
        <table:table-row table:style-name="ro8">
          <table:table-cell table:formula="of:=IF([Data.A92]=&quot;&quot;;[.A90];[Data.A92])" office:value-type="float" office:value="62">
            <text:p>62</text:p>
          </table:table-cell>
          <table:table-cell table:formula="of:=IF([Data.E92]=&quot;&quot;;[.B90];CONCATENATE(&quot;,&quot;;[Data.E92]))" office:value-type="string" office:string-value=",PHYSICAL">
            <text:p>,PHYSICAL</text:p>
          </table:table-cell>
          <table:table-cell table:formula="of:=IF([Data.F92]=&quot;&quot;;[.C90];CONCATENATE(&quot;,&quot;;[Data.F92]))" office:value-type="string" office:string-value=",CHARL">
            <text:p>,CHARL</text:p>
          </table:table-cell>
          <table:table-cell table:formula="of:=CONCATENATE(&quot;,&quot;;[Data.G92])" office:value-type="string" office:string-value=",MINOR">
            <text:p>,MINOR</text:p>
          </table:table-cell>
          <table:table-cell table:formula="of:=CONCATENATE(&quot;,&quot;;[Data.H92])" office:value-type="string" office:string-value=",7">
            <text:p>,7</text:p>
          </table:table-cell>
          <table:table-cell table:formula="of:=IF([Data.I92]=&quot;&quot;;&quot;&quot;;CONCATENATE(&quot;,&quot;;[Data.I92]))" office:value-type="string" office:string-value=",DB=5">
            <text:p>,DB=5</text:p>
          </table:table-cell>
          <table:table-cell table:style-name="ce15" table:formula="of:=IF([Data.J92]=&quot;&quot;;&quot;&quot;;CONCATENATE(&quot;,&quot;;[Data.J92]))" office:value-type="string" office:string-value=",DESCR">
            <text:p>,DESCR</text:p>
          </table:table-cell>
          <table:table-cell table:style-name="ce15" table:formula="of:=IF([Data.K92]=&quot;&quot;;&quot;&quot;;CONCATENATE(&quot;,&quot;;[Data.K92]))" office:value-type="string" office:string-value=",C27=5">
            <text:p>,C27=5</text:p>
          </table:table-cell>
          <table:table-cell table:style-name="ce15" table:formula="of:=IF([Data.L92]=&quot;&quot;;&quot;&quot;;CONCATENATE(&quot;,&quot;;[Data.L92]))" office:value-type="string" office:string-value=",C28=5">
            <text:p>,C28=5</text:p>
          </table:table-cell>
          <table:table-cell table:style-name="ce15" table:formula="of:=IF([Data.M92]=&quot;&quot;;&quot;&quot;;CONCATENATE(&quot;,&quot;;[Data.M92]))" office:value-type="string" office:string-value=",C29=5">
            <text:p>,C29=5</text:p>
          </table:table-cell>
          <table:table-cell table:style-name="ce15" table:formula="of:=IF([Data.N92]=&quot;&quot;;&quot;&quot;;CONCATENATE(&quot;,&quot;;[Data.N92]))" office:value-type="string" office:string-value=",C30=5">
            <text:p>,C30=5</text:p>
          </table:table-cell>
          <table:table-cell table:style-name="ce15" table:formula="of:=IF([Data.O92]=&quot;&quot;;&quot;&quot;;CONCATENATE(&quot;,&quot;;[Data.O92]))" office:value-type="string" office:string-value=",C31=5">
            <text:p>,C31=5</text:p>
          </table:table-cell>
          <table:table-cell table:style-name="ce15" table:formula="of:=IF([Data.P92]=&quot;&quot;;&quot;&quot;;CONCATENATE(&quot;,&quot;;[Data.P92]))" office:value-type="string" office:string-value=",C32=5">
            <text:p>,C32=5</text:p>
          </table:table-cell>
          <table:table-cell table:style-name="ce15" table:formula="of:=IF([Data.Q92]=&quot;&quot;;&quot;&quot;;CONCATENATE(&quot;,&quot;;[Data.Q92]))" office:value-type="string" office:string-value=",C33=5">
            <text:p>,C33=5</text:p>
          </table:table-cell>
          <table:table-cell table:style-name="ce15" table:formula="of:=IF([Data.R92]=&quot;&quot;;&quot;&quot;;CONCATENATE(&quot;,&quot;;[Data.R92]))" office:value-type="string" office:string-value=",C34=5">
            <text:p>,C34=5</text:p>
          </table:table-cell>
          <table:table-cell table:style-name="ce15" table:formula="of:=IF([Data.S92]=&quot;&quot;;&quot;&quot;;CONCATENATE(&quot;,&quot;;[Data.S92]))" office:value-type="string" office:string-value=",C56=5">
            <text:p>,C56=5</text:p>
          </table:table-cell>
          <table:table-cell table:style-name="ce15" table:formula="of:=IF([Data.T92]=&quot;&quot;;&quot;&quot;;CONCATENATE(&quot;,&quot;;[Data.T92]))" office:value-type="string" office:string-value=",C58=5">
            <text:p>,C58=5</text:p>
          </table:table-cell>
          <table:table-cell table:number-columns-repeated="2"/>
        </table:table-row>
        <table:table-row table:style-name="ro8">
          <table:table-cell table:formula="of:=IF([Data.A93]=&quot;&quot;;[.A91];[Data.A93])" office:value-type="float" office:value="63">
            <text:p>63</text:p>
          </table:table-cell>
          <table:table-cell table:formula="of:=IF([Data.E93]=&quot;&quot;;[.B91];CONCATENATE(&quot;,&quot;;[Data.E93]))" office:value-type="string" office:string-value=",PHYSICAL">
            <text:p>,PHYSICAL</text:p>
          </table:table-cell>
          <table:table-cell table:formula="of:=IF([Data.F93]=&quot;&quot;;[.C91];CONCATENATE(&quot;,&quot;;[Data.F93]))" office:value-type="string" office:string-value=",CHARL">
            <text:p>,CHARL</text:p>
          </table:table-cell>
          <table:table-cell table:formula="of:=CONCATENATE(&quot;,&quot;;[Data.G93])" office:value-type="string" office:string-value=",MINOR">
            <text:p>,MINOR</text:p>
          </table:table-cell>
          <table:table-cell table:formula="of:=CONCATENATE(&quot;,&quot;;[Data.H93])" office:value-type="string" office:string-value=",7">
            <text:p>,7</text:p>
          </table:table-cell>
          <table:table-cell table:formula="of:=IF([Data.I93]=&quot;&quot;;&quot;&quot;;CONCATENATE(&quot;,&quot;;[Data.I93]))" office:value-type="string" office:string-value=",DESCR">
            <text:p>,DESCR</text:p>
          </table:table-cell>
          <table:table-cell table:style-name="ce15" table:formula="of:=IF([Data.J93]=&quot;&quot;;&quot;&quot;;CONCATENATE(&quot;,&quot;;[Data.J93]))">
            <text:p/>
          </table:table-cell>
          <table:table-cell table:style-name="ce15" table:formula="of:=IF([Data.K93]=&quot;&quot;;&quot;&quot;;CONCATENATE(&quot;,&quot;;[Data.K93]))">
            <text:p/>
          </table:table-cell>
          <table:table-cell table:style-name="ce15" table:formula="of:=IF([Data.L93]=&quot;&quot;;&quot;&quot;;CONCATENATE(&quot;,&quot;;[Data.L93]))">
            <text:p/>
          </table:table-cell>
          <table:table-cell table:style-name="ce15" table:formula="of:=IF([Data.M93]=&quot;&quot;;&quot;&quot;;CONCATENATE(&quot;,&quot;;[Data.M93]))">
            <text:p/>
          </table:table-cell>
          <table:table-cell table:style-name="ce15" table:formula="of:=IF([Data.N93]=&quot;&quot;;&quot;&quot;;CONCATENATE(&quot;,&quot;;[Data.N93]))">
            <text:p/>
          </table:table-cell>
          <table:table-cell table:style-name="ce15" table:formula="of:=IF([Data.O93]=&quot;&quot;;&quot;&quot;;CONCATENATE(&quot;,&quot;;[Data.O93]))">
            <text:p/>
          </table:table-cell>
          <table:table-cell table:style-name="ce15" table:formula="of:=IF([Data.P93]=&quot;&quot;;&quot;&quot;;CONCATENATE(&quot;,&quot;;[Data.P93]))">
            <text:p/>
          </table:table-cell>
          <table:table-cell table:style-name="ce15" table:formula="of:=IF([Data.Q93]=&quot;&quot;;&quot;&quot;;CONCATENATE(&quot;,&quot;;[Data.Q93]))">
            <text:p/>
          </table:table-cell>
          <table:table-cell table:style-name="ce15" table:formula="of:=IF([Data.R93]=&quot;&quot;;&quot;&quot;;CONCATENATE(&quot;,&quot;;[Data.R93]))">
            <text:p/>
          </table:table-cell>
          <table:table-cell table:style-name="ce15" table:formula="of:=IF([Data.S93]=&quot;&quot;;&quot;&quot;;CONCATENATE(&quot;,&quot;;[Data.S93]))">
            <text:p/>
          </table:table-cell>
          <table:table-cell table:style-name="ce15" table:formula="of:=IF([Data.T93]=&quot;&quot;;&quot;&quot;;CONCATENATE(&quot;,&quot;;[Data.T93]))">
            <text:p/>
          </table:table-cell>
          <table:table-cell table:number-columns-repeated="2"/>
        </table:table-row>
        <table:table-row table:style-name="ro8">
          <table:table-cell table:formula="of:=IF([Data.A94]=&quot;&quot;;[.A92];[Data.A94])" office:value-type="float" office:value="64">
            <text:p>64</text:p>
          </table:table-cell>
          <table:table-cell table:formula="of:=IF([Data.E94]=&quot;&quot;;[.B92];CONCATENATE(&quot;,&quot;;[Data.E94]))" office:value-type="string" office:string-value=",PHYSICAL">
            <text:p>,PHYSICAL</text:p>
          </table:table-cell>
          <table:table-cell table:formula="of:=IF([Data.F94]=&quot;&quot;;[.C92];CONCATENATE(&quot;,&quot;;[Data.F94]))" office:value-type="string" office:string-value=",CHARL">
            <text:p>,CHARL</text:p>
          </table:table-cell>
          <table:table-cell table:formula="of:=CONCATENATE(&quot;,&quot;;[Data.G94])" office:value-type="string" office:string-value=",LESSER">
            <text:p>,LESSER</text:p>
          </table:table-cell>
          <table:table-cell table:formula="of:=CONCATENATE(&quot;,&quot;;[Data.H94])" office:value-type="string" office:string-value=",5">
            <text:p>,5</text:p>
          </table:table-cell>
          <table:table-cell table:formula="of:=IF([Data.I94]=&quot;&quot;;&quot;&quot;;CONCATENATE(&quot;,&quot;;[Data.I94]))" office:value-type="string" office:string-value=",DESCR">
            <text:p>,DESCR</text:p>
          </table:table-cell>
          <table:table-cell table:style-name="ce15" table:formula="of:=IF([Data.J94]=&quot;&quot;;&quot;&quot;;CONCATENATE(&quot;,&quot;;[Data.J94]))">
            <text:p/>
          </table:table-cell>
          <table:table-cell table:style-name="ce15" table:formula="of:=IF([Data.K94]=&quot;&quot;;&quot;&quot;;CONCATENATE(&quot;,&quot;;[Data.K94]))">
            <text:p/>
          </table:table-cell>
          <table:table-cell table:style-name="ce15" table:formula="of:=IF([Data.L94]=&quot;&quot;;&quot;&quot;;CONCATENATE(&quot;,&quot;;[Data.L94]))">
            <text:p/>
          </table:table-cell>
          <table:table-cell table:style-name="ce15" table:formula="of:=IF([Data.M94]=&quot;&quot;;&quot;&quot;;CONCATENATE(&quot;,&quot;;[Data.M94]))">
            <text:p/>
          </table:table-cell>
          <table:table-cell table:style-name="ce15" table:formula="of:=IF([Data.N94]=&quot;&quot;;&quot;&quot;;CONCATENATE(&quot;,&quot;;[Data.N94]))">
            <text:p/>
          </table:table-cell>
          <table:table-cell table:style-name="ce15" table:formula="of:=IF([Data.O94]=&quot;&quot;;&quot;&quot;;CONCATENATE(&quot;,&quot;;[Data.O94]))">
            <text:p/>
          </table:table-cell>
          <table:table-cell table:style-name="ce15" table:formula="of:=IF([Data.P94]=&quot;&quot;;&quot;&quot;;CONCATENATE(&quot;,&quot;;[Data.P94]))">
            <text:p/>
          </table:table-cell>
          <table:table-cell table:style-name="ce15" table:formula="of:=IF([Data.Q94]=&quot;&quot;;&quot;&quot;;CONCATENATE(&quot;,&quot;;[Data.Q94]))">
            <text:p/>
          </table:table-cell>
          <table:table-cell table:style-name="ce15" table:formula="of:=IF([Data.R94]=&quot;&quot;;&quot;&quot;;CONCATENATE(&quot;,&quot;;[Data.R94]))">
            <text:p/>
          </table:table-cell>
          <table:table-cell table:style-name="ce15" table:formula="of:=IF([Data.S94]=&quot;&quot;;&quot;&quot;;CONCATENATE(&quot;,&quot;;[Data.S94]))">
            <text:p/>
          </table:table-cell>
          <table:table-cell table:style-name="ce15" table:formula="of:=IF([Data.T94]=&quot;&quot;;&quot;&quot;;CONCATENATE(&quot;,&quot;;[Data.T94]))">
            <text:p/>
          </table:table-cell>
          <table:table-cell table:number-columns-repeated="2"/>
        </table:table-row>
        <table:table-row table:style-name="ro8">
          <table:table-cell table:formula="of:=IF([Data.A95]=&quot;&quot;;[.A93];[Data.A95])" office:value-type="float" office:value="65">
            <text:p>65</text:p>
          </table:table-cell>
          <table:table-cell table:formula="of:=IF([Data.E95]=&quot;&quot;;[.B93];CONCATENATE(&quot;,&quot;;[Data.E95]))" office:value-type="string" office:string-value=",PHYSICAL">
            <text:p>,PHYSICAL</text:p>
          </table:table-cell>
          <table:table-cell table:formula="of:=IF([Data.F95]=&quot;&quot;;[.C93];CONCATENATE(&quot;,&quot;;[Data.F95]))" office:value-type="string" office:string-value=",CHARL">
            <text:p>,CHARL</text:p>
          </table:table-cell>
          <table:table-cell table:formula="of:=CONCATENATE(&quot;,&quot;;[Data.G95])" office:value-type="string" office:string-value=",MAJOR">
            <text:p>,MAJOR</text:p>
          </table:table-cell>
          <table:table-cell table:formula="of:=CONCATENATE(&quot;,&quot;;[Data.H95])" office:value-type="string" office:string-value=",15">
            <text:p>,15</text:p>
          </table:table-cell>
          <table:table-cell table:formula="of:=IF([Data.I95]=&quot;&quot;;&quot;&quot;;CONCATENATE(&quot;,&quot;;[Data.I95]))" office:value-type="string" office:string-value=",S91=20">
            <text:p>,S91=20</text:p>
          </table:table-cell>
          <table:table-cell table:style-name="ce15" table:formula="of:=IF([Data.J95]=&quot;&quot;;&quot;&quot;;CONCATENATE(&quot;,&quot;;[Data.J95]))" office:value-type="string" office:string-value=",DESCR">
            <text:p>,DESCR</text:p>
          </table:table-cell>
          <table:table-cell table:style-name="ce15" table:formula="of:=IF([Data.K95]=&quot;&quot;;&quot;&quot;;CONCATENATE(&quot;,&quot;;[Data.K95]))">
            <text:p/>
          </table:table-cell>
          <table:table-cell table:style-name="ce15" table:formula="of:=IF([Data.L95]=&quot;&quot;;&quot;&quot;;CONCATENATE(&quot;,&quot;;[Data.L95]))">
            <text:p/>
          </table:table-cell>
          <table:table-cell table:style-name="ce15" table:formula="of:=IF([Data.M95]=&quot;&quot;;&quot;&quot;;CONCATENATE(&quot;,&quot;;[Data.M95]))">
            <text:p/>
          </table:table-cell>
          <table:table-cell table:style-name="ce15" table:formula="of:=IF([Data.N95]=&quot;&quot;;&quot;&quot;;CONCATENATE(&quot;,&quot;;[Data.N95]))">
            <text:p/>
          </table:table-cell>
          <table:table-cell table:style-name="ce15" table:formula="of:=IF([Data.O95]=&quot;&quot;;&quot;&quot;;CONCATENATE(&quot;,&quot;;[Data.O95]))">
            <text:p/>
          </table:table-cell>
          <table:table-cell table:style-name="ce15" table:formula="of:=IF([Data.P95]=&quot;&quot;;&quot;&quot;;CONCATENATE(&quot;,&quot;;[Data.P95]))">
            <text:p/>
          </table:table-cell>
          <table:table-cell table:style-name="ce15" table:formula="of:=IF([Data.Q95]=&quot;&quot;;&quot;&quot;;CONCATENATE(&quot;,&quot;;[Data.Q95]))">
            <text:p/>
          </table:table-cell>
          <table:table-cell table:style-name="ce15" table:formula="of:=IF([Data.R95]=&quot;&quot;;&quot;&quot;;CONCATENATE(&quot;,&quot;;[Data.R95]))">
            <text:p/>
          </table:table-cell>
          <table:table-cell table:style-name="ce15" table:formula="of:=IF([Data.S95]=&quot;&quot;;&quot;&quot;;CONCATENATE(&quot;,&quot;;[Data.S95]))">
            <text:p/>
          </table:table-cell>
          <table:table-cell table:style-name="ce15" table:formula="of:=IF([Data.T95]=&quot;&quot;;&quot;&quot;;CONCATENATE(&quot;,&quot;;[Data.T95]))">
            <text:p/>
          </table:table-cell>
          <table:table-cell table:number-columns-repeated="2"/>
        </table:table-row>
        <table:table-row table:style-name="ro8">
          <table:table-cell table:formula="of:=IF([Data.A96]=&quot;&quot;;[.A94];[Data.A96])" office:value-type="float" office:value="66">
            <text:p>66</text:p>
          </table:table-cell>
          <table:table-cell table:formula="of:=IF([Data.E96]=&quot;&quot;;[.B94];CONCATENATE(&quot;,&quot;;[Data.E96]))" office:value-type="string" office:string-value=",PHYSICAL">
            <text:p>,PHYSICAL</text:p>
          </table:table-cell>
          <table:table-cell table:formula="of:=IF([Data.F96]=&quot;&quot;;[.C94];CONCATENATE(&quot;,&quot;;[Data.F96]))" office:value-type="string" office:string-value=",CHARL">
            <text:p>,CHARL</text:p>
          </table:table-cell>
          <table:table-cell table:formula="of:=CONCATENATE(&quot;,&quot;;[Data.G96])" office:value-type="string" office:string-value=",MINOR">
            <text:p>,MINOR</text:p>
          </table:table-cell>
          <table:table-cell table:formula="of:=CONCATENATE(&quot;,&quot;;[Data.H96])" office:value-type="string" office:string-value=",10">
            <text:p>,10</text:p>
          </table:table-cell>
          <table:table-cell table:formula="of:=IF([Data.I96]=&quot;&quot;;&quot;&quot;;CONCATENATE(&quot;,&quot;;[Data.I96]))" office:value-type="string" office:string-value=",S421=15">
            <text:p>,S421=15</text:p>
          </table:table-cell>
          <table:table-cell table:style-name="ce15" table:formula="of:=IF([Data.J96]=&quot;&quot;;&quot;&quot;;CONCATENATE(&quot;,&quot;;[Data.J96]))" office:value-type="string" office:string-value=",SHIELDDB=10">
            <text:p>,SHIELDDB=10</text:p>
          </table:table-cell>
          <table:table-cell table:style-name="ce15" table:formula="of:=IF([Data.K96]=&quot;&quot;;&quot;&quot;;CONCATENATE(&quot;,&quot;;[Data.K96]))">
            <text:p/>
          </table:table-cell>
          <table:table-cell table:style-name="ce15" table:formula="of:=IF([Data.L96]=&quot;&quot;;&quot;&quot;;CONCATENATE(&quot;,&quot;;[Data.L96]))">
            <text:p/>
          </table:table-cell>
          <table:table-cell table:style-name="ce15" table:formula="of:=IF([Data.M96]=&quot;&quot;;&quot;&quot;;CONCATENATE(&quot;,&quot;;[Data.M96]))">
            <text:p/>
          </table:table-cell>
          <table:table-cell table:style-name="ce15" table:formula="of:=IF([Data.N96]=&quot;&quot;;&quot;&quot;;CONCATENATE(&quot;,&quot;;[Data.N96]))">
            <text:p/>
          </table:table-cell>
          <table:table-cell table:style-name="ce15" table:formula="of:=IF([Data.O96]=&quot;&quot;;&quot;&quot;;CONCATENATE(&quot;,&quot;;[Data.O96]))">
            <text:p/>
          </table:table-cell>
          <table:table-cell table:style-name="ce15" table:formula="of:=IF([Data.P96]=&quot;&quot;;&quot;&quot;;CONCATENATE(&quot;,&quot;;[Data.P96]))">
            <text:p/>
          </table:table-cell>
          <table:table-cell table:style-name="ce15" table:formula="of:=IF([Data.Q96]=&quot;&quot;;&quot;&quot;;CONCATENATE(&quot;,&quot;;[Data.Q96]))">
            <text:p/>
          </table:table-cell>
          <table:table-cell table:style-name="ce15" table:formula="of:=IF([Data.R96]=&quot;&quot;;&quot;&quot;;CONCATENATE(&quot;,&quot;;[Data.R96]))">
            <text:p/>
          </table:table-cell>
          <table:table-cell table:style-name="ce15" table:formula="of:=IF([Data.S96]=&quot;&quot;;&quot;&quot;;CONCATENATE(&quot;,&quot;;[Data.S96]))">
            <text:p/>
          </table:table-cell>
          <table:table-cell table:style-name="ce15" table:formula="of:=IF([Data.T96]=&quot;&quot;;&quot;&quot;;CONCATENATE(&quot;,&quot;;[Data.T96]))">
            <text:p/>
          </table:table-cell>
          <table:table-cell table:number-columns-repeated="2"/>
        </table:table-row>
        <table:table-row table:style-name="ro8">
          <table:table-cell table:formula="of:=IF([Data.A97]=&quot;&quot;;[.A95];[Data.A97])" office:value-type="float" office:value="67">
            <text:p>67</text:p>
          </table:table-cell>
          <table:table-cell table:formula="of:=IF([Data.E97]=&quot;&quot;;[.B95];CONCATENATE(&quot;,&quot;;[Data.E97]))" office:value-type="string" office:string-value=",PHYSICAL">
            <text:p>,PHYSICAL</text:p>
          </table:table-cell>
          <table:table-cell table:formula="of:=IF([Data.F97]=&quot;&quot;;[.C95];CONCATENATE(&quot;,&quot;;[Data.F97]))" office:value-type="string" office:string-value=",CHARL">
            <text:p>,CHARL</text:p>
          </table:table-cell>
          <table:table-cell table:formula="of:=CONCATENATE(&quot;,&quot;;[Data.G97])" office:value-type="string" office:string-value=",MAJOR">
            <text:p>,MAJOR</text:p>
          </table:table-cell>
          <table:table-cell table:formula="of:=CONCATENATE(&quot;,&quot;;[Data.H97])" office:value-type="string" office:string-value=",18">
            <text:p>,18</text:p>
          </table:table-cell>
          <table:table-cell table:formula="of:=IF([Data.I97]=&quot;&quot;;&quot;&quot;;CONCATENATE(&quot;,&quot;;[Data.I97]))" office:value-type="string" office:string-value=",S30=25">
            <text:p>,S30=25</text:p>
          </table:table-cell>
          <table:table-cell table:style-name="ce15" table:formula="of:=IF([Data.J97]=&quot;&quot;;&quot;&quot;;CONCATENATE(&quot;,&quot;;[Data.J97]))" office:value-type="string" office:string-value=",DESCR">
            <text:p>,DESCR</text:p>
          </table:table-cell>
          <table:table-cell table:style-name="ce15" table:formula="of:=IF([Data.K97]=&quot;&quot;;&quot;&quot;;CONCATENATE(&quot;,&quot;;[Data.K97]))">
            <text:p/>
          </table:table-cell>
          <table:table-cell table:style-name="ce15" table:formula="of:=IF([Data.L97]=&quot;&quot;;&quot;&quot;;CONCATENATE(&quot;,&quot;;[Data.L97]))">
            <text:p/>
          </table:table-cell>
          <table:table-cell table:style-name="ce15" table:formula="of:=IF([Data.M97]=&quot;&quot;;&quot;&quot;;CONCATENATE(&quot;,&quot;;[Data.M97]))">
            <text:p/>
          </table:table-cell>
          <table:table-cell table:style-name="ce15" table:formula="of:=IF([Data.N97]=&quot;&quot;;&quot;&quot;;CONCATENATE(&quot;,&quot;;[Data.N97]))">
            <text:p/>
          </table:table-cell>
          <table:table-cell table:style-name="ce15" table:formula="of:=IF([Data.O97]=&quot;&quot;;&quot;&quot;;CONCATENATE(&quot;,&quot;;[Data.O97]))">
            <text:p/>
          </table:table-cell>
          <table:table-cell table:style-name="ce15" table:formula="of:=IF([Data.P97]=&quot;&quot;;&quot;&quot;;CONCATENATE(&quot;,&quot;;[Data.P97]))">
            <text:p/>
          </table:table-cell>
          <table:table-cell table:style-name="ce15" table:formula="of:=IF([Data.Q97]=&quot;&quot;;&quot;&quot;;CONCATENATE(&quot;,&quot;;[Data.Q97]))">
            <text:p/>
          </table:table-cell>
          <table:table-cell table:style-name="ce15" table:formula="of:=IF([Data.R97]=&quot;&quot;;&quot;&quot;;CONCATENATE(&quot;,&quot;;[Data.R97]))">
            <text:p/>
          </table:table-cell>
          <table:table-cell table:style-name="ce15" table:formula="of:=IF([Data.S97]=&quot;&quot;;&quot;&quot;;CONCATENATE(&quot;,&quot;;[Data.S97]))">
            <text:p/>
          </table:table-cell>
          <table:table-cell table:style-name="ce15" table:formula="of:=IF([Data.T97]=&quot;&quot;;&quot;&quot;;CONCATENATE(&quot;,&quot;;[Data.T97]))">
            <text:p/>
          </table:table-cell>
          <table:table-cell table:number-columns-repeated="2"/>
        </table:table-row>
        <table:table-row table:style-name="ro8">
          <table:table-cell table:formula="of:=IF([Data.A98]=&quot;&quot;;[.A96];[Data.A98])" office:value-type="float" office:value="68">
            <text:p>68</text:p>
          </table:table-cell>
          <table:table-cell table:formula="of:=IF([Data.E98]=&quot;&quot;;[.B96];CONCATENATE(&quot;,&quot;;[Data.E98]))" office:value-type="string" office:string-value=",PHYSICAL">
            <text:p>,PHYSICAL</text:p>
          </table:table-cell>
          <table:table-cell table:formula="of:=IF([Data.F98]=&quot;&quot;;[.C96];CONCATENATE(&quot;,&quot;;[Data.F98]))" office:value-type="string" office:string-value=",CHARL">
            <text:p>,CHARL</text:p>
          </table:table-cell>
          <table:table-cell table:formula="of:=CONCATENATE(&quot;,&quot;;[Data.G98])" office:value-type="string" office:string-value=",LESSER">
            <text:p>,LESSER</text:p>
          </table:table-cell>
          <table:table-cell table:formula="of:=CONCATENATE(&quot;,&quot;;[Data.H98])" office:value-type="string" office:string-value=",5">
            <text:p>,5</text:p>
          </table:table-cell>
          <table:table-cell table:formula="of:=IF([Data.I98]=&quot;&quot;;&quot;&quot;;CONCATENATE(&quot;,&quot;;[Data.I98]))" office:value-type="string" office:string-value=",S69=25">
            <text:p>,S69=25</text:p>
          </table:table-cell>
          <table:table-cell table:style-name="ce15" table:formula="of:=IF([Data.J98]=&quot;&quot;;&quot;&quot;;CONCATENATE(&quot;,&quot;;[Data.J98]))" office:value-type="string" office:string-value=",S72=25">
            <text:p>,S72=25</text:p>
          </table:table-cell>
          <table:table-cell table:style-name="ce15" table:formula="of:=IF([Data.K98]=&quot;&quot;;&quot;&quot;;CONCATENATE(&quot;,&quot;;[Data.K98]))" office:value-type="string" office:string-value=",DESCR">
            <text:p>,DESCR</text:p>
          </table:table-cell>
          <table:table-cell table:style-name="ce15" table:formula="of:=IF([Data.L98]=&quot;&quot;;&quot;&quot;;CONCATENATE(&quot;,&quot;;[Data.L98]))">
            <text:p/>
          </table:table-cell>
          <table:table-cell table:style-name="ce15" table:formula="of:=IF([Data.M98]=&quot;&quot;;&quot;&quot;;CONCATENATE(&quot;,&quot;;[Data.M98]))">
            <text:p/>
          </table:table-cell>
          <table:table-cell table:style-name="ce15" table:formula="of:=IF([Data.N98]=&quot;&quot;;&quot;&quot;;CONCATENATE(&quot;,&quot;;[Data.N98]))">
            <text:p/>
          </table:table-cell>
          <table:table-cell table:style-name="ce15" table:formula="of:=IF([Data.O98]=&quot;&quot;;&quot;&quot;;CONCATENATE(&quot;,&quot;;[Data.O98]))">
            <text:p/>
          </table:table-cell>
          <table:table-cell table:style-name="ce15" table:formula="of:=IF([Data.P98]=&quot;&quot;;&quot;&quot;;CONCATENATE(&quot;,&quot;;[Data.P98]))">
            <text:p/>
          </table:table-cell>
          <table:table-cell table:style-name="ce15" table:formula="of:=IF([Data.Q98]=&quot;&quot;;&quot;&quot;;CONCATENATE(&quot;,&quot;;[Data.Q98]))">
            <text:p/>
          </table:table-cell>
          <table:table-cell table:style-name="ce15" table:formula="of:=IF([Data.R98]=&quot;&quot;;&quot;&quot;;CONCATENATE(&quot;,&quot;;[Data.R98]))">
            <text:p/>
          </table:table-cell>
          <table:table-cell table:style-name="ce15" table:formula="of:=IF([Data.S98]=&quot;&quot;;&quot;&quot;;CONCATENATE(&quot;,&quot;;[Data.S98]))">
            <text:p/>
          </table:table-cell>
          <table:table-cell table:style-name="ce15" table:formula="of:=IF([Data.T98]=&quot;&quot;;&quot;&quot;;CONCATENATE(&quot;,&quot;;[Data.T98]))">
            <text:p/>
          </table:table-cell>
          <table:table-cell table:number-columns-repeated="2"/>
        </table:table-row>
        <table:table-row table:style-name="ro8">
          <table:table-cell table:formula="of:=IF([Data.A99]=&quot;&quot;;[.A97];[Data.A99])" office:value-type="float" office:value="69">
            <text:p>69</text:p>
          </table:table-cell>
          <table:table-cell table:formula="of:=IF([Data.E99]=&quot;&quot;;[.B97];CONCATENATE(&quot;,&quot;;[Data.E99]))" office:value-type="string" office:string-value=",PHYSICAL">
            <text:p>,PHYSICAL</text:p>
          </table:table-cell>
          <table:table-cell table:formula="of:=IF([Data.F99]=&quot;&quot;;[.C97];CONCATENATE(&quot;,&quot;;[Data.F99]))" office:value-type="string" office:string-value=",CHARL">
            <text:p>,CHARL</text:p>
          </table:table-cell>
          <table:table-cell table:formula="of:=CONCATENATE(&quot;,&quot;;[Data.G99])" office:value-type="string" office:string-value=",MINOR">
            <text:p>,MINOR</text:p>
          </table:table-cell>
          <table:table-cell table:formula="of:=CONCATENATE(&quot;,&quot;;[Data.H99])" office:value-type="string" office:string-value=",7">
            <text:p>,7</text:p>
          </table:table-cell>
          <table:table-cell table:formula="of:=IF([Data.I99]=&quot;&quot;;&quot;&quot;;CONCATENATE(&quot;,&quot;;[Data.I99]))" office:value-type="string" office:string-value=",DESCR">
            <text:p>,DESCR</text:p>
          </table:table-cell>
          <table:table-cell table:style-name="ce15" table:formula="of:=IF([Data.J99]=&quot;&quot;;&quot;&quot;;CONCATENATE(&quot;,&quot;;[Data.J99]))">
            <text:p/>
          </table:table-cell>
          <table:table-cell table:style-name="ce15" table:formula="of:=IF([Data.K99]=&quot;&quot;;&quot;&quot;;CONCATENATE(&quot;,&quot;;[Data.K99]))">
            <text:p/>
          </table:table-cell>
          <table:table-cell table:style-name="ce15" table:formula="of:=IF([Data.L99]=&quot;&quot;;&quot;&quot;;CONCATENATE(&quot;,&quot;;[Data.L99]))">
            <text:p/>
          </table:table-cell>
          <table:table-cell table:style-name="ce15" table:formula="of:=IF([Data.M99]=&quot;&quot;;&quot;&quot;;CONCATENATE(&quot;,&quot;;[Data.M99]))">
            <text:p/>
          </table:table-cell>
          <table:table-cell table:style-name="ce15" table:formula="of:=IF([Data.N99]=&quot;&quot;;&quot;&quot;;CONCATENATE(&quot;,&quot;;[Data.N99]))">
            <text:p/>
          </table:table-cell>
          <table:table-cell table:style-name="ce15" table:formula="of:=IF([Data.O99]=&quot;&quot;;&quot;&quot;;CONCATENATE(&quot;,&quot;;[Data.O99]))">
            <text:p/>
          </table:table-cell>
          <table:table-cell table:style-name="ce15" table:formula="of:=IF([Data.P99]=&quot;&quot;;&quot;&quot;;CONCATENATE(&quot;,&quot;;[Data.P99]))">
            <text:p/>
          </table:table-cell>
          <table:table-cell table:style-name="ce15" table:formula="of:=IF([Data.Q99]=&quot;&quot;;&quot;&quot;;CONCATENATE(&quot;,&quot;;[Data.Q99]))">
            <text:p/>
          </table:table-cell>
          <table:table-cell table:style-name="ce15" table:formula="of:=IF([Data.R99]=&quot;&quot;;&quot;&quot;;CONCATENATE(&quot;,&quot;;[Data.R99]))">
            <text:p/>
          </table:table-cell>
          <table:table-cell table:style-name="ce15" table:formula="of:=IF([Data.S99]=&quot;&quot;;&quot;&quot;;CONCATENATE(&quot;,&quot;;[Data.S99]))">
            <text:p/>
          </table:table-cell>
          <table:table-cell table:style-name="ce15" table:formula="of:=IF([Data.T99]=&quot;&quot;;&quot;&quot;;CONCATENATE(&quot;,&quot;;[Data.T99]))">
            <text:p/>
          </table:table-cell>
          <table:table-cell table:number-columns-repeated="2"/>
        </table:table-row>
        <table:table-row table:style-name="ro8">
          <table:table-cell table:formula="of:=IF([Data.A100]=&quot;&quot;;[.A98];[Data.A100])" office:value-type="float" office:value="70">
            <text:p>70</text:p>
          </table:table-cell>
          <table:table-cell table:formula="of:=IF([Data.E100]=&quot;&quot;;[.B98];CONCATENATE(&quot;,&quot;;[Data.E100]))" office:value-type="string" office:string-value=",PHYSICAL">
            <text:p>,PHYSICAL</text:p>
          </table:table-cell>
          <table:table-cell table:formula="of:=IF([Data.F100]=&quot;&quot;;[.C98];CONCATENATE(&quot;,&quot;;[Data.F100]))" office:value-type="string" office:string-value=",CHARL">
            <text:p>,CHARL</text:p>
          </table:table-cell>
          <table:table-cell table:formula="of:=CONCATENATE(&quot;,&quot;;[Data.G100])" office:value-type="string" office:string-value=",MINOR">
            <text:p>,MINOR</text:p>
          </table:table-cell>
          <table:table-cell table:formula="of:=CONCATENATE(&quot;,&quot;;[Data.H100])" office:value-type="string" office:string-value=",7">
            <text:p>,7</text:p>
          </table:table-cell>
          <table:table-cell table:formula="of:=IF([Data.I100]=&quot;&quot;;&quot;&quot;;CONCATENATE(&quot;,&quot;;[Data.I100]))" office:value-type="string" office:string-value=",DESCR">
            <text:p>,DESCR</text:p>
          </table:table-cell>
          <table:table-cell table:style-name="ce15" table:formula="of:=IF([Data.J100]=&quot;&quot;;&quot;&quot;;CONCATENATE(&quot;,&quot;;[Data.J100]))">
            <text:p/>
          </table:table-cell>
          <table:table-cell table:style-name="ce15" table:formula="of:=IF([Data.K100]=&quot;&quot;;&quot;&quot;;CONCATENATE(&quot;,&quot;;[Data.K100]))">
            <text:p/>
          </table:table-cell>
          <table:table-cell table:style-name="ce15" table:formula="of:=IF([Data.L100]=&quot;&quot;;&quot;&quot;;CONCATENATE(&quot;,&quot;;[Data.L100]))">
            <text:p/>
          </table:table-cell>
          <table:table-cell table:style-name="ce15" table:formula="of:=IF([Data.M100]=&quot;&quot;;&quot;&quot;;CONCATENATE(&quot;,&quot;;[Data.M100]))">
            <text:p/>
          </table:table-cell>
          <table:table-cell table:style-name="ce15" table:formula="of:=IF([Data.N100]=&quot;&quot;;&quot;&quot;;CONCATENATE(&quot;,&quot;;[Data.N100]))">
            <text:p/>
          </table:table-cell>
          <table:table-cell table:style-name="ce15" table:formula="of:=IF([Data.O100]=&quot;&quot;;&quot;&quot;;CONCATENATE(&quot;,&quot;;[Data.O100]))">
            <text:p/>
          </table:table-cell>
          <table:table-cell table:style-name="ce15" table:formula="of:=IF([Data.P100]=&quot;&quot;;&quot;&quot;;CONCATENATE(&quot;,&quot;;[Data.P100]))">
            <text:p/>
          </table:table-cell>
          <table:table-cell table:style-name="ce15" table:formula="of:=IF([Data.Q100]=&quot;&quot;;&quot;&quot;;CONCATENATE(&quot;,&quot;;[Data.Q100]))">
            <text:p/>
          </table:table-cell>
          <table:table-cell table:style-name="ce15" table:formula="of:=IF([Data.R100]=&quot;&quot;;&quot;&quot;;CONCATENATE(&quot;,&quot;;[Data.R100]))">
            <text:p/>
          </table:table-cell>
          <table:table-cell table:style-name="ce15" table:formula="of:=IF([Data.S100]=&quot;&quot;;&quot;&quot;;CONCATENATE(&quot;,&quot;;[Data.S100]))">
            <text:p/>
          </table:table-cell>
          <table:table-cell table:style-name="ce15" table:formula="of:=IF([Data.T100]=&quot;&quot;;&quot;&quot;;CONCATENATE(&quot;,&quot;;[Data.T100]))">
            <text:p/>
          </table:table-cell>
          <table:table-cell table:number-columns-repeated="2"/>
        </table:table-row>
        <table:table-row table:style-name="ro8">
          <table:table-cell table:formula="of:=IF([Data.A101]=&quot;&quot;;[.A99];[Data.A101])" office:value-type="float" office:value="71">
            <text:p>71</text:p>
          </table:table-cell>
          <table:table-cell table:formula="of:=IF([Data.E101]=&quot;&quot;;[.B99];CONCATENATE(&quot;,&quot;;[Data.E101]))" office:value-type="string" office:string-value=",PHYSICAL">
            <text:p>,PHYSICAL</text:p>
          </table:table-cell>
          <table:table-cell table:formula="of:=IF([Data.F101]=&quot;&quot;;[.C99];CONCATENATE(&quot;,&quot;;[Data.F101]))" office:value-type="string" office:string-value=",CHARL">
            <text:p>,CHARL</text:p>
          </table:table-cell>
          <table:table-cell table:formula="of:=CONCATENATE(&quot;,&quot;;[Data.G101])" office:value-type="string" office:string-value=",MAJOR">
            <text:p>,MAJOR</text:p>
          </table:table-cell>
          <table:table-cell table:formula="of:=CONCATENATE(&quot;,&quot;;[Data.H101])" office:value-type="string" office:string-value=",15">
            <text:p>,15</text:p>
          </table:table-cell>
          <table:table-cell table:formula="of:=IF([Data.I101]=&quot;&quot;;&quot;&quot;;CONCATENATE(&quot;,&quot;;[Data.I101]))" office:value-type="string" office:string-value=",DESCR">
            <text:p>,DESCR</text:p>
          </table:table-cell>
          <table:table-cell table:style-name="ce15" table:formula="of:=IF([Data.J101]=&quot;&quot;;&quot;&quot;;CONCATENATE(&quot;,&quot;;[Data.J101]))">
            <text:p/>
          </table:table-cell>
          <table:table-cell table:style-name="ce15" table:formula="of:=IF([Data.K101]=&quot;&quot;;&quot;&quot;;CONCATENATE(&quot;,&quot;;[Data.K101]))">
            <text:p/>
          </table:table-cell>
          <table:table-cell table:style-name="ce15" table:formula="of:=IF([Data.L101]=&quot;&quot;;&quot;&quot;;CONCATENATE(&quot;,&quot;;[Data.L101]))">
            <text:p/>
          </table:table-cell>
          <table:table-cell table:style-name="ce15" table:formula="of:=IF([Data.M101]=&quot;&quot;;&quot;&quot;;CONCATENATE(&quot;,&quot;;[Data.M101]))">
            <text:p/>
          </table:table-cell>
          <table:table-cell table:style-name="ce15" table:formula="of:=IF([Data.N101]=&quot;&quot;;&quot;&quot;;CONCATENATE(&quot;,&quot;;[Data.N101]))">
            <text:p/>
          </table:table-cell>
          <table:table-cell table:style-name="ce15" table:formula="of:=IF([Data.O101]=&quot;&quot;;&quot;&quot;;CONCATENATE(&quot;,&quot;;[Data.O101]))">
            <text:p/>
          </table:table-cell>
          <table:table-cell table:style-name="ce15" table:formula="of:=IF([Data.P101]=&quot;&quot;;&quot;&quot;;CONCATENATE(&quot;,&quot;;[Data.P101]))">
            <text:p/>
          </table:table-cell>
          <table:table-cell table:style-name="ce15" table:formula="of:=IF([Data.Q101]=&quot;&quot;;&quot;&quot;;CONCATENATE(&quot;,&quot;;[Data.Q101]))">
            <text:p/>
          </table:table-cell>
          <table:table-cell table:style-name="ce15" table:formula="of:=IF([Data.R101]=&quot;&quot;;&quot;&quot;;CONCATENATE(&quot;,&quot;;[Data.R101]))">
            <text:p/>
          </table:table-cell>
          <table:table-cell table:style-name="ce15" table:formula="of:=IF([Data.S101]=&quot;&quot;;&quot;&quot;;CONCATENATE(&quot;,&quot;;[Data.S101]))">
            <text:p/>
          </table:table-cell>
          <table:table-cell table:style-name="ce15" table:formula="of:=IF([Data.T101]=&quot;&quot;;&quot;&quot;;CONCATENATE(&quot;,&quot;;[Data.T101]))">
            <text:p/>
          </table:table-cell>
          <table:table-cell table:number-columns-repeated="2"/>
        </table:table-row>
        <table:table-row table:style-name="ro8">
          <table:table-cell table:formula="of:=IF([Data.A102]=&quot;&quot;;[.A100];[Data.A102])" office:value-type="float" office:value="72">
            <text:p>72</text:p>
          </table:table-cell>
          <table:table-cell table:formula="of:=IF([Data.E102]=&quot;&quot;;[.B100];CONCATENATE(&quot;,&quot;;[Data.E102]))" office:value-type="string" office:string-value=",PHYSICAL">
            <text:p>,PHYSICAL</text:p>
          </table:table-cell>
          <table:table-cell table:formula="of:=IF([Data.F102]=&quot;&quot;;[.C100];CONCATENATE(&quot;,&quot;;[Data.F102]))" office:value-type="string" office:string-value=",CHARL">
            <text:p>,CHARL</text:p>
          </table:table-cell>
          <table:table-cell table:formula="of:=CONCATENATE(&quot;,&quot;;[Data.G102])" office:value-type="string" office:string-value=",MINOR">
            <text:p>,MINOR</text:p>
          </table:table-cell>
          <table:table-cell table:formula="of:=CONCATENATE(&quot;,&quot;;[Data.H102])" office:value-type="string" office:string-value=",7">
            <text:p>,7</text:p>
          </table:table-cell>
          <table:table-cell table:formula="of:=IF([Data.I102]=&quot;&quot;;&quot;&quot;;CONCATENATE(&quot;,&quot;;[Data.I102]))" office:value-type="string" office:string-value=",DESCR">
            <text:p>,DESCR</text:p>
          </table:table-cell>
          <table:table-cell table:style-name="ce15" table:formula="of:=IF([Data.J102]=&quot;&quot;;&quot;&quot;;CONCATENATE(&quot;,&quot;;[Data.J102]))">
            <text:p/>
          </table:table-cell>
          <table:table-cell table:style-name="ce15" table:formula="of:=IF([Data.K102]=&quot;&quot;;&quot;&quot;;CONCATENATE(&quot;,&quot;;[Data.K102]))">
            <text:p/>
          </table:table-cell>
          <table:table-cell table:style-name="ce15" table:formula="of:=IF([Data.L102]=&quot;&quot;;&quot;&quot;;CONCATENATE(&quot;,&quot;;[Data.L102]))">
            <text:p/>
          </table:table-cell>
          <table:table-cell table:style-name="ce15" table:formula="of:=IF([Data.M102]=&quot;&quot;;&quot;&quot;;CONCATENATE(&quot;,&quot;;[Data.M102]))">
            <text:p/>
          </table:table-cell>
          <table:table-cell table:style-name="ce15" table:formula="of:=IF([Data.N102]=&quot;&quot;;&quot;&quot;;CONCATENATE(&quot;,&quot;;[Data.N102]))">
            <text:p/>
          </table:table-cell>
          <table:table-cell table:style-name="ce15" table:formula="of:=IF([Data.O102]=&quot;&quot;;&quot;&quot;;CONCATENATE(&quot;,&quot;;[Data.O102]))">
            <text:p/>
          </table:table-cell>
          <table:table-cell table:style-name="ce15" table:formula="of:=IF([Data.P102]=&quot;&quot;;&quot;&quot;;CONCATENATE(&quot;,&quot;;[Data.P102]))">
            <text:p/>
          </table:table-cell>
          <table:table-cell table:style-name="ce15" table:formula="of:=IF([Data.Q102]=&quot;&quot;;&quot;&quot;;CONCATENATE(&quot;,&quot;;[Data.Q102]))">
            <text:p/>
          </table:table-cell>
          <table:table-cell table:style-name="ce15" table:formula="of:=IF([Data.R102]=&quot;&quot;;&quot;&quot;;CONCATENATE(&quot;,&quot;;[Data.R102]))">
            <text:p/>
          </table:table-cell>
          <table:table-cell table:style-name="ce15" table:formula="of:=IF([Data.S102]=&quot;&quot;;&quot;&quot;;CONCATENATE(&quot;,&quot;;[Data.S102]))">
            <text:p/>
          </table:table-cell>
          <table:table-cell table:style-name="ce15" table:formula="of:=IF([Data.T102]=&quot;&quot;;&quot;&quot;;CONCATENATE(&quot;,&quot;;[Data.T102]))">
            <text:p/>
          </table:table-cell>
          <table:table-cell table:number-columns-repeated="2"/>
        </table:table-row>
        <table:table-row table:style-name="ro8">
          <table:table-cell table:formula="of:=IF([Data.A103]=&quot;&quot;;[.A101];[Data.A103])" office:value-type="float" office:value="73">
            <text:p>73</text:p>
          </table:table-cell>
          <table:table-cell table:formula="of:=IF([Data.E103]=&quot;&quot;;[.B101];CONCATENATE(&quot;,&quot;;[Data.E103]))" office:value-type="string" office:string-value=",PHYSICAL">
            <text:p>,PHYSICAL</text:p>
          </table:table-cell>
          <table:table-cell table:formula="of:=IF([Data.F103]=&quot;&quot;;[.C101];CONCATENATE(&quot;,&quot;;[Data.F103]))" office:value-type="string" office:string-value=",CHARL">
            <text:p>,CHARL</text:p>
          </table:table-cell>
          <table:table-cell table:formula="of:=CONCATENATE(&quot;,&quot;;[Data.G103])" office:value-type="string" office:string-value=",MINOR">
            <text:p>,MINOR</text:p>
          </table:table-cell>
          <table:table-cell table:formula="of:=CONCATENATE(&quot;,&quot;;[Data.H103])" office:value-type="string" office:string-value=",8">
            <text:p>,8</text:p>
          </table:table-cell>
          <table:table-cell table:formula="of:=IF([Data.I103]=&quot;&quot;;&quot;&quot;;CONCATENATE(&quot;,&quot;;[Data.I103]))" office:value-type="string" office:string-value=",DESCR">
            <text:p>,DESCR</text:p>
          </table:table-cell>
          <table:table-cell table:style-name="ce15" table:formula="of:=IF([Data.J103]=&quot;&quot;;&quot;&quot;;CONCATENATE(&quot;,&quot;;[Data.J103]))">
            <text:p/>
          </table:table-cell>
          <table:table-cell table:style-name="ce15" table:formula="of:=IF([Data.K103]=&quot;&quot;;&quot;&quot;;CONCATENATE(&quot;,&quot;;[Data.K103]))">
            <text:p/>
          </table:table-cell>
          <table:table-cell table:style-name="ce15" table:formula="of:=IF([Data.L103]=&quot;&quot;;&quot;&quot;;CONCATENATE(&quot;,&quot;;[Data.L103]))">
            <text:p/>
          </table:table-cell>
          <table:table-cell table:style-name="ce15" table:formula="of:=IF([Data.M103]=&quot;&quot;;&quot;&quot;;CONCATENATE(&quot;,&quot;;[Data.M103]))">
            <text:p/>
          </table:table-cell>
          <table:table-cell table:style-name="ce15" table:formula="of:=IF([Data.N103]=&quot;&quot;;&quot;&quot;;CONCATENATE(&quot;,&quot;;[Data.N103]))">
            <text:p/>
          </table:table-cell>
          <table:table-cell table:style-name="ce15" table:formula="of:=IF([Data.O103]=&quot;&quot;;&quot;&quot;;CONCATENATE(&quot;,&quot;;[Data.O103]))">
            <text:p/>
          </table:table-cell>
          <table:table-cell table:style-name="ce15" table:formula="of:=IF([Data.P103]=&quot;&quot;;&quot;&quot;;CONCATENATE(&quot;,&quot;;[Data.P103]))">
            <text:p/>
          </table:table-cell>
          <table:table-cell table:style-name="ce15" table:formula="of:=IF([Data.Q103]=&quot;&quot;;&quot;&quot;;CONCATENATE(&quot;,&quot;;[Data.Q103]))">
            <text:p/>
          </table:table-cell>
          <table:table-cell table:style-name="ce15" table:formula="of:=IF([Data.R103]=&quot;&quot;;&quot;&quot;;CONCATENATE(&quot;,&quot;;[Data.R103]))">
            <text:p/>
          </table:table-cell>
          <table:table-cell table:style-name="ce15" table:formula="of:=IF([Data.S103]=&quot;&quot;;&quot;&quot;;CONCATENATE(&quot;,&quot;;[Data.S103]))">
            <text:p/>
          </table:table-cell>
          <table:table-cell table:style-name="ce15" table:formula="of:=IF([Data.T103]=&quot;&quot;;&quot;&quot;;CONCATENATE(&quot;,&quot;;[Data.T103]))">
            <text:p/>
          </table:table-cell>
          <table:table-cell table:number-columns-repeated="2"/>
        </table:table-row>
        <table:table-row table:style-name="ro8">
          <table:table-cell table:formula="of:=IF([Data.A104]=&quot;&quot;;[.A102];[Data.A104])" office:value-type="float" office:value="73">
            <text:p>73</text:p>
          </table:table-cell>
          <table:table-cell table:formula="of:=IF([Data.E104]=&quot;&quot;;[.B102];CONCATENATE(&quot;,&quot;;[Data.E104]))" office:value-type="string" office:string-value=",PHYSICAL">
            <text:p>,PHYSICAL</text:p>
          </table:table-cell>
          <table:table-cell table:formula="of:=IF([Data.F104]=&quot;&quot;;[.C102];CONCATENATE(&quot;,&quot;;[Data.F104]))" office:value-type="string" office:string-value=",CHARL">
            <text:p>,CHARL</text:p>
          </table:table-cell>
          <table:table-cell table:formula="of:=CONCATENATE(&quot;,&quot;;[Data.G104])" office:value-type="string" office:string-value=",MAJOR">
            <text:p>,MAJOR</text:p>
          </table:table-cell>
          <table:table-cell table:formula="of:=CONCATENATE(&quot;,&quot;;[Data.H104])" office:value-type="string" office:string-value=",15">
            <text:p>,15</text:p>
          </table:table-cell>
          <table:table-cell table:formula="of:=IF([Data.I104]=&quot;&quot;;&quot;&quot;;CONCATENATE(&quot;,&quot;;[Data.I104]))" office:value-type="string" office:string-value=",DESCR">
            <text:p>,DESCR</text:p>
          </table:table-cell>
          <table:table-cell table:style-name="ce15" table:formula="of:=IF([Data.J104]=&quot;&quot;;&quot;&quot;;CONCATENATE(&quot;,&quot;;[Data.J104]))">
            <text:p/>
          </table:table-cell>
          <table:table-cell table:style-name="ce15" table:formula="of:=IF([Data.K104]=&quot;&quot;;&quot;&quot;;CONCATENATE(&quot;,&quot;;[Data.K104]))">
            <text:p/>
          </table:table-cell>
          <table:table-cell table:style-name="ce15" table:formula="of:=IF([Data.L104]=&quot;&quot;;&quot;&quot;;CONCATENATE(&quot;,&quot;;[Data.L104]))">
            <text:p/>
          </table:table-cell>
          <table:table-cell table:style-name="ce15" table:formula="of:=IF([Data.M104]=&quot;&quot;;&quot;&quot;;CONCATENATE(&quot;,&quot;;[Data.M104]))">
            <text:p/>
          </table:table-cell>
          <table:table-cell table:style-name="ce15" table:formula="of:=IF([Data.N104]=&quot;&quot;;&quot;&quot;;CONCATENATE(&quot;,&quot;;[Data.N104]))">
            <text:p/>
          </table:table-cell>
          <table:table-cell table:style-name="ce15" table:formula="of:=IF([Data.O104]=&quot;&quot;;&quot;&quot;;CONCATENATE(&quot;,&quot;;[Data.O104]))">
            <text:p/>
          </table:table-cell>
          <table:table-cell table:style-name="ce15" table:formula="of:=IF([Data.P104]=&quot;&quot;;&quot;&quot;;CONCATENATE(&quot;,&quot;;[Data.P104]))">
            <text:p/>
          </table:table-cell>
          <table:table-cell table:style-name="ce15" table:formula="of:=IF([Data.Q104]=&quot;&quot;;&quot;&quot;;CONCATENATE(&quot;,&quot;;[Data.Q104]))">
            <text:p/>
          </table:table-cell>
          <table:table-cell table:style-name="ce15" table:formula="of:=IF([Data.R104]=&quot;&quot;;&quot;&quot;;CONCATENATE(&quot;,&quot;;[Data.R104]))">
            <text:p/>
          </table:table-cell>
          <table:table-cell table:style-name="ce15" table:formula="of:=IF([Data.S104]=&quot;&quot;;&quot;&quot;;CONCATENATE(&quot;,&quot;;[Data.S104]))">
            <text:p/>
          </table:table-cell>
          <table:table-cell table:style-name="ce15" table:formula="of:=IF([Data.T104]=&quot;&quot;;&quot;&quot;;CONCATENATE(&quot;,&quot;;[Data.T104]))">
            <text:p/>
          </table:table-cell>
          <table:table-cell table:number-columns-repeated="2"/>
        </table:table-row>
        <table:table-row table:style-name="ro8">
          <table:table-cell table:formula="of:=IF([Data.A105]=&quot;&quot;;[.A103];[Data.A105])" office:value-type="float" office:value="73">
            <text:p>73</text:p>
          </table:table-cell>
          <table:table-cell table:formula="of:=IF([Data.E105]=&quot;&quot;;[.B103];CONCATENATE(&quot;,&quot;;[Data.E105]))" office:value-type="string" office:string-value=",PHYSICAL">
            <text:p>,PHYSICAL</text:p>
          </table:table-cell>
          <table:table-cell table:formula="of:=IF([Data.F105]=&quot;&quot;;[.C103];CONCATENATE(&quot;,&quot;;[Data.F105]))" office:value-type="string" office:string-value=",CHARL">
            <text:p>,CHARL</text:p>
          </table:table-cell>
          <table:table-cell table:formula="of:=CONCATENATE(&quot;,&quot;;[Data.G105])" office:value-type="string" office:string-value=",GREATER">
            <text:p>,GREATER</text:p>
          </table:table-cell>
          <table:table-cell table:formula="of:=CONCATENATE(&quot;,&quot;;[Data.H105])" office:value-type="string" office:string-value=",25">
            <text:p>,25</text:p>
          </table:table-cell>
          <table:table-cell table:formula="of:=IF([Data.I105]=&quot;&quot;;&quot;&quot;;CONCATENATE(&quot;,&quot;;[Data.I105]))" office:value-type="string" office:string-value=",DESCR">
            <text:p>,DESCR</text:p>
          </table:table-cell>
          <table:table-cell table:style-name="ce15" table:formula="of:=IF([Data.J105]=&quot;&quot;;&quot;&quot;;CONCATENATE(&quot;,&quot;;[Data.J105]))">
            <text:p/>
          </table:table-cell>
          <table:table-cell table:style-name="ce15" table:formula="of:=IF([Data.K105]=&quot;&quot;;&quot;&quot;;CONCATENATE(&quot;,&quot;;[Data.K105]))">
            <text:p/>
          </table:table-cell>
          <table:table-cell table:style-name="ce15" table:formula="of:=IF([Data.L105]=&quot;&quot;;&quot;&quot;;CONCATENATE(&quot;,&quot;;[Data.L105]))">
            <text:p/>
          </table:table-cell>
          <table:table-cell table:style-name="ce15" table:formula="of:=IF([Data.M105]=&quot;&quot;;&quot;&quot;;CONCATENATE(&quot;,&quot;;[Data.M105]))">
            <text:p/>
          </table:table-cell>
          <table:table-cell table:style-name="ce15" table:formula="of:=IF([Data.N105]=&quot;&quot;;&quot;&quot;;CONCATENATE(&quot;,&quot;;[Data.N105]))">
            <text:p/>
          </table:table-cell>
          <table:table-cell table:style-name="ce15" table:formula="of:=IF([Data.O105]=&quot;&quot;;&quot;&quot;;CONCATENATE(&quot;,&quot;;[Data.O105]))">
            <text:p/>
          </table:table-cell>
          <table:table-cell table:style-name="ce15" table:formula="of:=IF([Data.P105]=&quot;&quot;;&quot;&quot;;CONCATENATE(&quot;,&quot;;[Data.P105]))">
            <text:p/>
          </table:table-cell>
          <table:table-cell table:style-name="ce15" table:formula="of:=IF([Data.Q105]=&quot;&quot;;&quot;&quot;;CONCATENATE(&quot;,&quot;;[Data.Q105]))">
            <text:p/>
          </table:table-cell>
          <table:table-cell table:style-name="ce15" table:formula="of:=IF([Data.R105]=&quot;&quot;;&quot;&quot;;CONCATENATE(&quot;,&quot;;[Data.R105]))">
            <text:p/>
          </table:table-cell>
          <table:table-cell table:style-name="ce15" table:formula="of:=IF([Data.S105]=&quot;&quot;;&quot;&quot;;CONCATENATE(&quot;,&quot;;[Data.S105]))">
            <text:p/>
          </table:table-cell>
          <table:table-cell table:style-name="ce15" table:formula="of:=IF([Data.T105]=&quot;&quot;;&quot;&quot;;CONCATENATE(&quot;,&quot;;[Data.T105]))">
            <text:p/>
          </table:table-cell>
          <table:table-cell table:number-columns-repeated="2"/>
        </table:table-row>
        <table:table-row table:style-name="ro8">
          <table:table-cell table:formula="of:=IF([Data.A106]=&quot;&quot;;[.A104];[Data.A106])" office:value-type="float" office:value="74">
            <text:p>74</text:p>
          </table:table-cell>
          <table:table-cell table:formula="of:=IF([Data.E106]=&quot;&quot;;[.B104];CONCATENATE(&quot;,&quot;;[Data.E106]))" office:value-type="string" office:string-value=",PHYSICAL">
            <text:p>,PHYSICAL</text:p>
          </table:table-cell>
          <table:table-cell table:formula="of:=IF([Data.F106]=&quot;&quot;;[.C104];CONCATENATE(&quot;,&quot;;[Data.F106]))" office:value-type="string" office:string-value=",CHARL">
            <text:p>,CHARL</text:p>
          </table:table-cell>
          <table:table-cell table:formula="of:=CONCATENATE(&quot;,&quot;;[Data.G106])" office:value-type="string" office:string-value=",LESSER">
            <text:p>,LESSER</text:p>
          </table:table-cell>
          <table:table-cell table:formula="of:=CONCATENATE(&quot;,&quot;;[Data.H106])" office:value-type="string" office:string-value=",5">
            <text:p>,5</text:p>
          </table:table-cell>
          <table:table-cell table:formula="of:=IF([Data.I106]=&quot;&quot;;&quot;&quot;;CONCATENATE(&quot;,&quot;;[Data.I106]))" office:value-type="string" office:string-value=",RR=talent.rr.heat.10">
            <text:p>,RR=talent.rr.heat.10</text:p>
          </table:table-cell>
          <table:table-cell table:style-name="ce15" table:formula="of:=IF([Data.J106]=&quot;&quot;;&quot;&quot;;CONCATENATE(&quot;,&quot;;[Data.J106]))">
            <text:p/>
          </table:table-cell>
          <table:table-cell table:style-name="ce15" table:formula="of:=IF([Data.K106]=&quot;&quot;;&quot;&quot;;CONCATENATE(&quot;,&quot;;[Data.K106]))">
            <text:p/>
          </table:table-cell>
          <table:table-cell table:style-name="ce15" table:formula="of:=IF([Data.L106]=&quot;&quot;;&quot;&quot;;CONCATENATE(&quot;,&quot;;[Data.L106]))">
            <text:p/>
          </table:table-cell>
          <table:table-cell table:style-name="ce15" table:formula="of:=IF([Data.M106]=&quot;&quot;;&quot;&quot;;CONCATENATE(&quot;,&quot;;[Data.M106]))">
            <text:p/>
          </table:table-cell>
          <table:table-cell table:style-name="ce15" table:formula="of:=IF([Data.N106]=&quot;&quot;;&quot;&quot;;CONCATENATE(&quot;,&quot;;[Data.N106]))">
            <text:p/>
          </table:table-cell>
          <table:table-cell table:style-name="ce15" table:formula="of:=IF([Data.O106]=&quot;&quot;;&quot;&quot;;CONCATENATE(&quot;,&quot;;[Data.O106]))">
            <text:p/>
          </table:table-cell>
          <table:table-cell table:style-name="ce15" table:formula="of:=IF([Data.P106]=&quot;&quot;;&quot;&quot;;CONCATENATE(&quot;,&quot;;[Data.P106]))">
            <text:p/>
          </table:table-cell>
          <table:table-cell table:style-name="ce15" table:formula="of:=IF([Data.Q106]=&quot;&quot;;&quot;&quot;;CONCATENATE(&quot;,&quot;;[Data.Q106]))">
            <text:p/>
          </table:table-cell>
          <table:table-cell table:style-name="ce15" table:formula="of:=IF([Data.R106]=&quot;&quot;;&quot;&quot;;CONCATENATE(&quot;,&quot;;[Data.R106]))">
            <text:p/>
          </table:table-cell>
          <table:table-cell table:style-name="ce15" table:formula="of:=IF([Data.S106]=&quot;&quot;;&quot;&quot;;CONCATENATE(&quot;,&quot;;[Data.S106]))">
            <text:p/>
          </table:table-cell>
          <table:table-cell table:style-name="ce15" table:formula="of:=IF([Data.T106]=&quot;&quot;;&quot;&quot;;CONCATENATE(&quot;,&quot;;[Data.T106]))">
            <text:p/>
          </table:table-cell>
          <table:table-cell table:number-columns-repeated="2"/>
        </table:table-row>
        <table:table-row table:style-name="ro8">
          <table:table-cell table:formula="of:=IF([Data.A107]=&quot;&quot;;[.A105];[Data.A107])" office:value-type="float" office:value="74">
            <text:p>74</text:p>
          </table:table-cell>
          <table:table-cell table:formula="of:=IF([Data.E107]=&quot;&quot;;[.B105];CONCATENATE(&quot;,&quot;;[Data.E107]))" office:value-type="string" office:string-value=",PHYSICAL">
            <text:p>,PHYSICAL</text:p>
          </table:table-cell>
          <table:table-cell table:formula="of:=IF([Data.F107]=&quot;&quot;;[.C105];CONCATENATE(&quot;,&quot;;[Data.F107]))" office:value-type="string" office:string-value=",CHARL">
            <text:p>,CHARL</text:p>
          </table:table-cell>
          <table:table-cell table:formula="of:=CONCATENATE(&quot;,&quot;;[Data.G107])" office:value-type="string" office:string-value=",MINOR">
            <text:p>,MINOR</text:p>
          </table:table-cell>
          <table:table-cell table:formula="of:=CONCATENATE(&quot;,&quot;;[Data.H107])" office:value-type="string" office:string-value=",10">
            <text:p>,10</text:p>
          </table:table-cell>
          <table:table-cell table:formula="of:=IF([Data.I107]=&quot;&quot;;&quot;&quot;;CONCATENATE(&quot;,&quot;;[Data.I107]))" office:value-type="string" office:string-value=",RR=talent.rr.heat.20">
            <text:p>,RR=talent.rr.heat.20</text:p>
          </table:table-cell>
          <table:table-cell table:style-name="ce15" table:formula="of:=IF([Data.J107]=&quot;&quot;;&quot;&quot;;CONCATENATE(&quot;,&quot;;[Data.J107]))">
            <text:p/>
          </table:table-cell>
          <table:table-cell table:style-name="ce15" table:formula="of:=IF([Data.K107]=&quot;&quot;;&quot;&quot;;CONCATENATE(&quot;,&quot;;[Data.K107]))">
            <text:p/>
          </table:table-cell>
          <table:table-cell table:style-name="ce15" table:formula="of:=IF([Data.L107]=&quot;&quot;;&quot;&quot;;CONCATENATE(&quot;,&quot;;[Data.L107]))">
            <text:p/>
          </table:table-cell>
          <table:table-cell table:style-name="ce15" table:formula="of:=IF([Data.M107]=&quot;&quot;;&quot;&quot;;CONCATENATE(&quot;,&quot;;[Data.M107]))">
            <text:p/>
          </table:table-cell>
          <table:table-cell table:style-name="ce15" table:formula="of:=IF([Data.N107]=&quot;&quot;;&quot;&quot;;CONCATENATE(&quot;,&quot;;[Data.N107]))">
            <text:p/>
          </table:table-cell>
          <table:table-cell table:style-name="ce15" table:formula="of:=IF([Data.O107]=&quot;&quot;;&quot;&quot;;CONCATENATE(&quot;,&quot;;[Data.O107]))">
            <text:p/>
          </table:table-cell>
          <table:table-cell table:style-name="ce15" table:formula="of:=IF([Data.P107]=&quot;&quot;;&quot;&quot;;CONCATENATE(&quot;,&quot;;[Data.P107]))">
            <text:p/>
          </table:table-cell>
          <table:table-cell table:style-name="ce15" table:formula="of:=IF([Data.Q107]=&quot;&quot;;&quot;&quot;;CONCATENATE(&quot;,&quot;;[Data.Q107]))">
            <text:p/>
          </table:table-cell>
          <table:table-cell table:style-name="ce15" table:formula="of:=IF([Data.R107]=&quot;&quot;;&quot;&quot;;CONCATENATE(&quot;,&quot;;[Data.R107]))">
            <text:p/>
          </table:table-cell>
          <table:table-cell table:style-name="ce15" table:formula="of:=IF([Data.S107]=&quot;&quot;;&quot;&quot;;CONCATENATE(&quot;,&quot;;[Data.S107]))">
            <text:p/>
          </table:table-cell>
          <table:table-cell table:style-name="ce15" table:formula="of:=IF([Data.T107]=&quot;&quot;;&quot;&quot;;CONCATENATE(&quot;,&quot;;[Data.T107]))">
            <text:p/>
          </table:table-cell>
          <table:table-cell table:number-columns-repeated="2"/>
        </table:table-row>
        <table:table-row table:style-name="ro8">
          <table:table-cell table:formula="of:=IF([Data.A108]=&quot;&quot;;[.A106];[Data.A108])" office:value-type="float" office:value="74">
            <text:p>74</text:p>
          </table:table-cell>
          <table:table-cell table:formula="of:=IF([Data.E108]=&quot;&quot;;[.B106];CONCATENATE(&quot;,&quot;;[Data.E108]))" office:value-type="string" office:string-value=",PHYSICAL">
            <text:p>,PHYSICAL</text:p>
          </table:table-cell>
          <table:table-cell table:formula="of:=IF([Data.F108]=&quot;&quot;;[.C106];CONCATENATE(&quot;,&quot;;[Data.F108]))" office:value-type="string" office:string-value=",CHARL">
            <text:p>,CHARL</text:p>
          </table:table-cell>
          <table:table-cell table:formula="of:=CONCATENATE(&quot;,&quot;;[Data.G108])" office:value-type="string" office:string-value=",MAJOR">
            <text:p>,MAJOR</text:p>
          </table:table-cell>
          <table:table-cell table:formula="of:=CONCATENATE(&quot;,&quot;;[Data.H108])" office:value-type="string" office:string-value=",15">
            <text:p>,15</text:p>
          </table:table-cell>
          <table:table-cell table:formula="of:=IF([Data.I108]=&quot;&quot;;&quot;&quot;;CONCATENATE(&quot;,&quot;;[Data.I108]))" office:value-type="string" office:string-value=",RR=talent.rr.heat.30">
            <text:p>,RR=talent.rr.heat.30</text:p>
          </table:table-cell>
          <table:table-cell table:style-name="ce15" table:formula="of:=IF([Data.J108]=&quot;&quot;;&quot;&quot;;CONCATENATE(&quot;,&quot;;[Data.J108]))">
            <text:p/>
          </table:table-cell>
          <table:table-cell table:style-name="ce15" table:formula="of:=IF([Data.K108]=&quot;&quot;;&quot;&quot;;CONCATENATE(&quot;,&quot;;[Data.K108]))">
            <text:p/>
          </table:table-cell>
          <table:table-cell table:style-name="ce15" table:formula="of:=IF([Data.L108]=&quot;&quot;;&quot;&quot;;CONCATENATE(&quot;,&quot;;[Data.L108]))">
            <text:p/>
          </table:table-cell>
          <table:table-cell table:style-name="ce15" table:formula="of:=IF([Data.M108]=&quot;&quot;;&quot;&quot;;CONCATENATE(&quot;,&quot;;[Data.M108]))">
            <text:p/>
          </table:table-cell>
          <table:table-cell table:style-name="ce15" table:formula="of:=IF([Data.N108]=&quot;&quot;;&quot;&quot;;CONCATENATE(&quot;,&quot;;[Data.N108]))">
            <text:p/>
          </table:table-cell>
          <table:table-cell table:style-name="ce15" table:formula="of:=IF([Data.O108]=&quot;&quot;;&quot;&quot;;CONCATENATE(&quot;,&quot;;[Data.O108]))">
            <text:p/>
          </table:table-cell>
          <table:table-cell table:style-name="ce15" table:formula="of:=IF([Data.P108]=&quot;&quot;;&quot;&quot;;CONCATENATE(&quot;,&quot;;[Data.P108]))">
            <text:p/>
          </table:table-cell>
          <table:table-cell table:style-name="ce15" table:formula="of:=IF([Data.Q108]=&quot;&quot;;&quot;&quot;;CONCATENATE(&quot;,&quot;;[Data.Q108]))">
            <text:p/>
          </table:table-cell>
          <table:table-cell table:style-name="ce15" table:formula="of:=IF([Data.R108]=&quot;&quot;;&quot;&quot;;CONCATENATE(&quot;,&quot;;[Data.R108]))">
            <text:p/>
          </table:table-cell>
          <table:table-cell table:style-name="ce15" table:formula="of:=IF([Data.S108]=&quot;&quot;;&quot;&quot;;CONCATENATE(&quot;,&quot;;[Data.S108]))">
            <text:p/>
          </table:table-cell>
          <table:table-cell table:style-name="ce15" table:formula="of:=IF([Data.T108]=&quot;&quot;;&quot;&quot;;CONCATENATE(&quot;,&quot;;[Data.T108]))">
            <text:p/>
          </table:table-cell>
          <table:table-cell table:number-columns-repeated="2"/>
        </table:table-row>
        <table:table-row table:style-name="ro8">
          <table:table-cell table:formula="of:=IF([Data.A109]=&quot;&quot;;[.A107];[Data.A109])" office:value-type="float" office:value="74">
            <text:p>74</text:p>
          </table:table-cell>
          <table:table-cell table:formula="of:=IF([Data.E109]=&quot;&quot;;[.B107];CONCATENATE(&quot;,&quot;;[Data.E109]))" office:value-type="string" office:string-value=",PHYSICAL">
            <text:p>,PHYSICAL</text:p>
          </table:table-cell>
          <table:table-cell table:formula="of:=IF([Data.F109]=&quot;&quot;;[.C107];CONCATENATE(&quot;,&quot;;[Data.F109]))" office:value-type="string" office:string-value=",CHARL">
            <text:p>,CHARL</text:p>
          </table:table-cell>
          <table:table-cell table:formula="of:=CONCATENATE(&quot;,&quot;;[Data.G109])" office:value-type="string" office:string-value=",GREATER">
            <text:p>,GREATER</text:p>
          </table:table-cell>
          <table:table-cell table:formula="of:=CONCATENATE(&quot;,&quot;;[Data.H109])" office:value-type="string" office:string-value=",20">
            <text:p>,20</text:p>
          </table:table-cell>
          <table:table-cell table:formula="of:=IF([Data.I109]=&quot;&quot;;&quot;&quot;;CONCATENATE(&quot;,&quot;;[Data.I109]))" office:value-type="string" office:string-value=",RR=talent.rr.heat.40">
            <text:p>,RR=talent.rr.heat.40</text:p>
          </table:table-cell>
          <table:table-cell table:style-name="ce15" table:formula="of:=IF([Data.J109]=&quot;&quot;;&quot;&quot;;CONCATENATE(&quot;,&quot;;[Data.J109]))">
            <text:p/>
          </table:table-cell>
          <table:table-cell table:style-name="ce15" table:formula="of:=IF([Data.K109]=&quot;&quot;;&quot;&quot;;CONCATENATE(&quot;,&quot;;[Data.K109]))">
            <text:p/>
          </table:table-cell>
          <table:table-cell table:style-name="ce15" table:formula="of:=IF([Data.L109]=&quot;&quot;;&quot;&quot;;CONCATENATE(&quot;,&quot;;[Data.L109]))">
            <text:p/>
          </table:table-cell>
          <table:table-cell table:style-name="ce15" table:formula="of:=IF([Data.M109]=&quot;&quot;;&quot;&quot;;CONCATENATE(&quot;,&quot;;[Data.M109]))">
            <text:p/>
          </table:table-cell>
          <table:table-cell table:style-name="ce15" table:formula="of:=IF([Data.N109]=&quot;&quot;;&quot;&quot;;CONCATENATE(&quot;,&quot;;[Data.N109]))">
            <text:p/>
          </table:table-cell>
          <table:table-cell table:style-name="ce15" table:formula="of:=IF([Data.O109]=&quot;&quot;;&quot;&quot;;CONCATENATE(&quot;,&quot;;[Data.O109]))">
            <text:p/>
          </table:table-cell>
          <table:table-cell table:style-name="ce15" table:formula="of:=IF([Data.P109]=&quot;&quot;;&quot;&quot;;CONCATENATE(&quot;,&quot;;[Data.P109]))">
            <text:p/>
          </table:table-cell>
          <table:table-cell table:style-name="ce15" table:formula="of:=IF([Data.Q109]=&quot;&quot;;&quot;&quot;;CONCATENATE(&quot;,&quot;;[Data.Q109]))">
            <text:p/>
          </table:table-cell>
          <table:table-cell table:style-name="ce15" table:formula="of:=IF([Data.R109]=&quot;&quot;;&quot;&quot;;CONCATENATE(&quot;,&quot;;[Data.R109]))">
            <text:p/>
          </table:table-cell>
          <table:table-cell table:style-name="ce15" table:formula="of:=IF([Data.S109]=&quot;&quot;;&quot;&quot;;CONCATENATE(&quot;,&quot;;[Data.S109]))">
            <text:p/>
          </table:table-cell>
          <table:table-cell table:style-name="ce15" table:formula="of:=IF([Data.T109]=&quot;&quot;;&quot;&quot;;CONCATENATE(&quot;,&quot;;[Data.T109]))">
            <text:p/>
          </table:table-cell>
          <table:table-cell table:number-columns-repeated="2"/>
        </table:table-row>
        <table:table-row table:style-name="ro8">
          <table:table-cell table:formula="of:=IF([Data.A110]=&quot;&quot;;[.A108];[Data.A110])" office:value-type="float" office:value="75">
            <text:p>75</text:p>
          </table:table-cell>
          <table:table-cell table:formula="of:=IF([Data.E110]=&quot;&quot;;[.B108];CONCATENATE(&quot;,&quot;;[Data.E110]))" office:value-type="string" office:string-value=",PHYSICAL">
            <text:p>,PHYSICAL</text:p>
          </table:table-cell>
          <table:table-cell table:formula="of:=IF([Data.F110]=&quot;&quot;;[.C108];CONCATENATE(&quot;,&quot;;[Data.F110]))" office:value-type="string" office:string-value=",CHARL">
            <text:p>,CHARL</text:p>
          </table:table-cell>
          <table:table-cell table:formula="of:=CONCATENATE(&quot;,&quot;;[Data.G110])" office:value-type="string" office:string-value=",MINOR">
            <text:p>,MINOR</text:p>
          </table:table-cell>
          <table:table-cell table:formula="of:=CONCATENATE(&quot;,&quot;;[Data.H110])" office:value-type="string" office:string-value=",10">
            <text:p>,10</text:p>
          </table:table-cell>
          <table:table-cell table:formula="of:=IF([Data.I110]=&quot;&quot;;&quot;&quot;;CONCATENATE(&quot;,&quot;;[Data.I110]))" office:value-type="string" office:string-value=",DESCR">
            <text:p>,DESCR</text:p>
          </table:table-cell>
          <table:table-cell table:style-name="ce15" table:formula="of:=IF([Data.J110]=&quot;&quot;;&quot;&quot;;CONCATENATE(&quot;,&quot;;[Data.J110]))" office:value-type="string" office:string-value=",STRENGTH=2">
            <text:p>,STRENGTH=2</text:p>
          </table:table-cell>
          <table:table-cell table:style-name="ce15" table:formula="of:=IF([Data.K110]=&quot;&quot;;&quot;&quot;;CONCATENATE(&quot;,&quot;;[Data.K110]))" office:value-type="string" office:string-value=",QUICKNESS=-2">
            <text:p>,QUICKNESS=-2</text:p>
          </table:table-cell>
          <table:table-cell table:style-name="ce15" table:formula="of:=IF([Data.L110]=&quot;&quot;;&quot;&quot;;CONCATENATE(&quot;,&quot;;[Data.L110]))">
            <text:p/>
          </table:table-cell>
          <table:table-cell table:style-name="ce15" table:formula="of:=IF([Data.M110]=&quot;&quot;;&quot;&quot;;CONCATENATE(&quot;,&quot;;[Data.M110]))">
            <text:p/>
          </table:table-cell>
          <table:table-cell table:style-name="ce15" table:formula="of:=IF([Data.N110]=&quot;&quot;;&quot;&quot;;CONCATENATE(&quot;,&quot;;[Data.N110]))">
            <text:p/>
          </table:table-cell>
          <table:table-cell table:style-name="ce15" table:formula="of:=IF([Data.O110]=&quot;&quot;;&quot;&quot;;CONCATENATE(&quot;,&quot;;[Data.O110]))">
            <text:p/>
          </table:table-cell>
          <table:table-cell table:style-name="ce15" table:formula="of:=IF([Data.P110]=&quot;&quot;;&quot;&quot;;CONCATENATE(&quot;,&quot;;[Data.P110]))">
            <text:p/>
          </table:table-cell>
          <table:table-cell table:style-name="ce15" table:formula="of:=IF([Data.Q110]=&quot;&quot;;&quot;&quot;;CONCATENATE(&quot;,&quot;;[Data.Q110]))">
            <text:p/>
          </table:table-cell>
          <table:table-cell table:style-name="ce15" table:formula="of:=IF([Data.R110]=&quot;&quot;;&quot;&quot;;CONCATENATE(&quot;,&quot;;[Data.R110]))">
            <text:p/>
          </table:table-cell>
          <table:table-cell table:style-name="ce15" table:formula="of:=IF([Data.S110]=&quot;&quot;;&quot;&quot;;CONCATENATE(&quot;,&quot;;[Data.S110]))">
            <text:p/>
          </table:table-cell>
          <table:table-cell table:style-name="ce15" table:formula="of:=IF([Data.T110]=&quot;&quot;;&quot;&quot;;CONCATENATE(&quot;,&quot;;[Data.T110]))">
            <text:p/>
          </table:table-cell>
          <table:table-cell table:number-columns-repeated="2"/>
        </table:table-row>
        <table:table-row table:style-name="ro8">
          <table:table-cell table:formula="of:=IF([Data.A111]=&quot;&quot;;[.A109];[Data.A111])" office:value-type="float" office:value="75">
            <text:p>75</text:p>
          </table:table-cell>
          <table:table-cell table:formula="of:=IF([Data.E111]=&quot;&quot;;[.B109];CONCATENATE(&quot;,&quot;;[Data.E111]))" office:value-type="string" office:string-value=",PHYSICAL">
            <text:p>,PHYSICAL</text:p>
          </table:table-cell>
          <table:table-cell table:formula="of:=IF([Data.F111]=&quot;&quot;;[.C109];CONCATENATE(&quot;,&quot;;[Data.F111]))" office:value-type="string" office:string-value=",CHARL">
            <text:p>,CHARL</text:p>
          </table:table-cell>
          <table:table-cell table:formula="of:=CONCATENATE(&quot;,&quot;;[Data.G111])" office:value-type="string" office:string-value=",MAJOR">
            <text:p>,MAJOR</text:p>
          </table:table-cell>
          <table:table-cell table:formula="of:=CONCATENATE(&quot;,&quot;;[Data.H111])" office:value-type="string" office:string-value=",15">
            <text:p>,15</text:p>
          </table:table-cell>
          <table:table-cell table:formula="of:=IF([Data.I111]=&quot;&quot;;&quot;&quot;;CONCATENATE(&quot;,&quot;;[Data.I111]))" office:value-type="string" office:string-value=",DESCR">
            <text:p>,DESCR</text:p>
          </table:table-cell>
          <table:table-cell table:style-name="ce15" table:formula="of:=IF([Data.J111]=&quot;&quot;;&quot;&quot;;CONCATENATE(&quot;,&quot;;[Data.J111]))" office:value-type="string" office:string-value=",STRENGTH=4">
            <text:p>,STRENGTH=4</text:p>
          </table:table-cell>
          <table:table-cell table:style-name="ce15" table:formula="of:=IF([Data.K111]=&quot;&quot;;&quot;&quot;;CONCATENATE(&quot;,&quot;;[Data.K111]))" office:value-type="string" office:string-value=",QUICKNESS=-4">
            <text:p>,QUICKNESS=-4</text:p>
          </table:table-cell>
          <table:table-cell table:style-name="ce15" table:formula="of:=IF([Data.L111]=&quot;&quot;;&quot;&quot;;CONCATENATE(&quot;,&quot;;[Data.L111]))">
            <text:p/>
          </table:table-cell>
          <table:table-cell table:style-name="ce15" table:formula="of:=IF([Data.M111]=&quot;&quot;;&quot;&quot;;CONCATENATE(&quot;,&quot;;[Data.M111]))">
            <text:p/>
          </table:table-cell>
          <table:table-cell table:style-name="ce15" table:formula="of:=IF([Data.N111]=&quot;&quot;;&quot;&quot;;CONCATENATE(&quot;,&quot;;[Data.N111]))">
            <text:p/>
          </table:table-cell>
          <table:table-cell table:style-name="ce15" table:formula="of:=IF([Data.O111]=&quot;&quot;;&quot;&quot;;CONCATENATE(&quot;,&quot;;[Data.O111]))">
            <text:p/>
          </table:table-cell>
          <table:table-cell table:style-name="ce15" table:formula="of:=IF([Data.P111]=&quot;&quot;;&quot;&quot;;CONCATENATE(&quot;,&quot;;[Data.P111]))">
            <text:p/>
          </table:table-cell>
          <table:table-cell table:style-name="ce15" table:formula="of:=IF([Data.Q111]=&quot;&quot;;&quot;&quot;;CONCATENATE(&quot;,&quot;;[Data.Q111]))">
            <text:p/>
          </table:table-cell>
          <table:table-cell table:style-name="ce15" table:formula="of:=IF([Data.R111]=&quot;&quot;;&quot;&quot;;CONCATENATE(&quot;,&quot;;[Data.R111]))">
            <text:p/>
          </table:table-cell>
          <table:table-cell table:style-name="ce15" table:formula="of:=IF([Data.S111]=&quot;&quot;;&quot;&quot;;CONCATENATE(&quot;,&quot;;[Data.S111]))">
            <text:p/>
          </table:table-cell>
          <table:table-cell table:style-name="ce15" table:formula="of:=IF([Data.T111]=&quot;&quot;;&quot;&quot;;CONCATENATE(&quot;,&quot;;[Data.T111]))">
            <text:p/>
          </table:table-cell>
          <table:table-cell table:number-columns-repeated="2"/>
        </table:table-row>
        <table:table-row table:style-name="ro8">
          <table:table-cell table:formula="of:=IF([Data.A112]=&quot;&quot;;[.A110];[Data.A112])" office:value-type="float" office:value="75">
            <text:p>75</text:p>
          </table:table-cell>
          <table:table-cell table:formula="of:=IF([Data.E112]=&quot;&quot;;[.B110];CONCATENATE(&quot;,&quot;;[Data.E112]))" office:value-type="string" office:string-value=",PHYSICAL">
            <text:p>,PHYSICAL</text:p>
          </table:table-cell>
          <table:table-cell table:formula="of:=IF([Data.F112]=&quot;&quot;;[.C110];CONCATENATE(&quot;,&quot;;[Data.F112]))" office:value-type="string" office:string-value=",CHARL">
            <text:p>,CHARL</text:p>
          </table:table-cell>
          <table:table-cell table:formula="of:=CONCATENATE(&quot;,&quot;;[Data.G112])" office:value-type="string" office:string-value=",GREATER">
            <text:p>,GREATER</text:p>
          </table:table-cell>
          <table:table-cell table:formula="of:=CONCATENATE(&quot;,&quot;;[Data.H112])" office:value-type="string" office:string-value=",25">
            <text:p>,25</text:p>
          </table:table-cell>
          <table:table-cell table:formula="of:=IF([Data.I112]=&quot;&quot;;&quot;&quot;;CONCATENATE(&quot;,&quot;;[Data.I112]))" office:value-type="string" office:string-value=",DESCR">
            <text:p>,DESCR</text:p>
          </table:table-cell>
          <table:table-cell table:style-name="ce15" table:formula="of:=IF([Data.J112]=&quot;&quot;;&quot;&quot;;CONCATENATE(&quot;,&quot;;[Data.J112]))" office:value-type="string" office:string-value=",STRENGTH=6">
            <text:p>,STRENGTH=6</text:p>
          </table:table-cell>
          <table:table-cell table:style-name="ce15" table:formula="of:=IF([Data.K112]=&quot;&quot;;&quot;&quot;;CONCATENATE(&quot;,&quot;;[Data.K112]))" office:value-type="string" office:string-value=",QUICKNESS=-6">
            <text:p>,QUICKNESS=-6</text:p>
          </table:table-cell>
          <table:table-cell table:style-name="ce15" table:formula="of:=IF([Data.L112]=&quot;&quot;;&quot;&quot;;CONCATENATE(&quot;,&quot;;[Data.L112]))">
            <text:p/>
          </table:table-cell>
          <table:table-cell table:style-name="ce15" table:formula="of:=IF([Data.M112]=&quot;&quot;;&quot;&quot;;CONCATENATE(&quot;,&quot;;[Data.M112]))">
            <text:p/>
          </table:table-cell>
          <table:table-cell table:style-name="ce15" table:formula="of:=IF([Data.N112]=&quot;&quot;;&quot;&quot;;CONCATENATE(&quot;,&quot;;[Data.N112]))">
            <text:p/>
          </table:table-cell>
          <table:table-cell table:style-name="ce15" table:formula="of:=IF([Data.O112]=&quot;&quot;;&quot;&quot;;CONCATENATE(&quot;,&quot;;[Data.O112]))">
            <text:p/>
          </table:table-cell>
          <table:table-cell table:style-name="ce15" table:formula="of:=IF([Data.P112]=&quot;&quot;;&quot;&quot;;CONCATENATE(&quot;,&quot;;[Data.P112]))">
            <text:p/>
          </table:table-cell>
          <table:table-cell table:style-name="ce15" table:formula="of:=IF([Data.Q112]=&quot;&quot;;&quot;&quot;;CONCATENATE(&quot;,&quot;;[Data.Q112]))">
            <text:p/>
          </table:table-cell>
          <table:table-cell table:style-name="ce15" table:formula="of:=IF([Data.R112]=&quot;&quot;;&quot;&quot;;CONCATENATE(&quot;,&quot;;[Data.R112]))">
            <text:p/>
          </table:table-cell>
          <table:table-cell table:style-name="ce15" table:formula="of:=IF([Data.S112]=&quot;&quot;;&quot;&quot;;CONCATENATE(&quot;,&quot;;[Data.S112]))">
            <text:p/>
          </table:table-cell>
          <table:table-cell table:style-name="ce15" table:formula="of:=IF([Data.T112]=&quot;&quot;;&quot;&quot;;CONCATENATE(&quot;,&quot;;[Data.T112]))">
            <text:p/>
          </table:table-cell>
          <table:table-cell table:number-columns-repeated="2"/>
        </table:table-row>
        <table:table-row table:style-name="ro8">
          <table:table-cell table:formula="of:=IF([Data.A113]=&quot;&quot;;[.A111];[Data.A113])" office:value-type="float" office:value="76">
            <text:p>76</text:p>
          </table:table-cell>
          <table:table-cell table:formula="of:=IF([Data.E113]=&quot;&quot;;[.B111];CONCATENATE(&quot;,&quot;;[Data.E113]))" office:value-type="string" office:string-value=",PHYSICAL">
            <text:p>,PHYSICAL</text:p>
          </table:table-cell>
          <table:table-cell table:formula="of:=IF([Data.F113]=&quot;&quot;;[.C111];CONCATENATE(&quot;,&quot;;[Data.F113]))" office:value-type="string" office:string-value=",CHARL">
            <text:p>,CHARL</text:p>
          </table:table-cell>
          <table:table-cell table:formula="of:=CONCATENATE(&quot;,&quot;;[Data.G113])" office:value-type="string" office:string-value=",MINOR">
            <text:p>,MINOR</text:p>
          </table:table-cell>
          <table:table-cell table:formula="of:=CONCATENATE(&quot;,&quot;;[Data.H113])" office:value-type="string" office:string-value=",10">
            <text:p>,10</text:p>
          </table:table-cell>
          <table:table-cell table:formula="of:=IF([Data.I113]=&quot;&quot;;&quot;&quot;;CONCATENATE(&quot;,&quot;;[Data.I113]))" office:value-type="string" office:string-value=",DESCR">
            <text:p>,DESCR</text:p>
          </table:table-cell>
          <table:table-cell table:style-name="ce15" table:formula="of:=IF([Data.J113]=&quot;&quot;;&quot;&quot;;CONCATENATE(&quot;,&quot;;[Data.J113]))">
            <text:p/>
          </table:table-cell>
          <table:table-cell table:style-name="ce15" table:formula="of:=IF([Data.K113]=&quot;&quot;;&quot;&quot;;CONCATENATE(&quot;,&quot;;[Data.K113]))">
            <text:p/>
          </table:table-cell>
          <table:table-cell table:style-name="ce15" table:formula="of:=IF([Data.L113]=&quot;&quot;;&quot;&quot;;CONCATENATE(&quot;,&quot;;[Data.L113]))">
            <text:p/>
          </table:table-cell>
          <table:table-cell table:style-name="ce15" table:formula="of:=IF([Data.M113]=&quot;&quot;;&quot;&quot;;CONCATENATE(&quot;,&quot;;[Data.M113]))">
            <text:p/>
          </table:table-cell>
          <table:table-cell table:style-name="ce15" table:formula="of:=IF([Data.N113]=&quot;&quot;;&quot;&quot;;CONCATENATE(&quot;,&quot;;[Data.N113]))">
            <text:p/>
          </table:table-cell>
          <table:table-cell table:style-name="ce15" table:formula="of:=IF([Data.O113]=&quot;&quot;;&quot;&quot;;CONCATENATE(&quot;,&quot;;[Data.O113]))">
            <text:p/>
          </table:table-cell>
          <table:table-cell table:style-name="ce15" table:formula="of:=IF([Data.P113]=&quot;&quot;;&quot;&quot;;CONCATENATE(&quot;,&quot;;[Data.P113]))">
            <text:p/>
          </table:table-cell>
          <table:table-cell table:style-name="ce15" table:formula="of:=IF([Data.Q113]=&quot;&quot;;&quot;&quot;;CONCATENATE(&quot;,&quot;;[Data.Q113]))">
            <text:p/>
          </table:table-cell>
          <table:table-cell table:style-name="ce15" table:formula="of:=IF([Data.R113]=&quot;&quot;;&quot;&quot;;CONCATENATE(&quot;,&quot;;[Data.R113]))">
            <text:p/>
          </table:table-cell>
          <table:table-cell table:style-name="ce15" table:formula="of:=IF([Data.S113]=&quot;&quot;;&quot;&quot;;CONCATENATE(&quot;,&quot;;[Data.S113]))">
            <text:p/>
          </table:table-cell>
          <table:table-cell table:style-name="ce15" table:formula="of:=IF([Data.T113]=&quot;&quot;;&quot;&quot;;CONCATENATE(&quot;,&quot;;[Data.T113]))">
            <text:p/>
          </table:table-cell>
          <table:table-cell table:number-columns-repeated="2"/>
        </table:table-row>
        <table:table-row table:style-name="ro8">
          <table:table-cell table:formula="of:=IF([Data.A114]=&quot;&quot;;[.A112];[Data.A114])" office:value-type="float" office:value="77">
            <text:p>77</text:p>
          </table:table-cell>
          <table:table-cell table:formula="of:=IF([Data.E114]=&quot;&quot;;[.B112];CONCATENATE(&quot;,&quot;;[Data.E114]))" office:value-type="string" office:string-value=",PHYSICAL">
            <text:p>,PHYSICAL</text:p>
          </table:table-cell>
          <table:table-cell table:formula="of:=IF([Data.F114]=&quot;&quot;;[.C112];CONCATENATE(&quot;,&quot;;[Data.F114]))" office:value-type="string" office:string-value=",CHARL">
            <text:p>,CHARL</text:p>
          </table:table-cell>
          <table:table-cell table:formula="of:=CONCATENATE(&quot;,&quot;;[Data.G114])" office:value-type="string" office:string-value=",MAJOR">
            <text:p>,MAJOR</text:p>
          </table:table-cell>
          <table:table-cell table:formula="of:=CONCATENATE(&quot;,&quot;;[Data.H114])" office:value-type="string" office:string-value=",12">
            <text:p>,12</text:p>
          </table:table-cell>
          <table:table-cell table:formula="of:=IF([Data.I114]=&quot;&quot;;&quot;&quot;;CONCATENATE(&quot;,&quot;;[Data.I114]))" office:value-type="string" office:string-value=",TOLERANCE=1.5">
            <text:p>,TOLERANCE=1.5</text:p>
          </table:table-cell>
          <table:table-cell table:style-name="ce15" table:formula="of:=IF([Data.J114]=&quot;&quot;;&quot;&quot;;CONCATENATE(&quot;,&quot;;[Data.J114]))">
            <text:p/>
          </table:table-cell>
          <table:table-cell table:style-name="ce15" table:formula="of:=IF([Data.K114]=&quot;&quot;;&quot;&quot;;CONCATENATE(&quot;,&quot;;[Data.K114]))">
            <text:p/>
          </table:table-cell>
          <table:table-cell table:style-name="ce15" table:formula="of:=IF([Data.L114]=&quot;&quot;;&quot;&quot;;CONCATENATE(&quot;,&quot;;[Data.L114]))">
            <text:p/>
          </table:table-cell>
          <table:table-cell table:style-name="ce15" table:formula="of:=IF([Data.M114]=&quot;&quot;;&quot;&quot;;CONCATENATE(&quot;,&quot;;[Data.M114]))">
            <text:p/>
          </table:table-cell>
          <table:table-cell table:style-name="ce15" table:formula="of:=IF([Data.N114]=&quot;&quot;;&quot;&quot;;CONCATENATE(&quot;,&quot;;[Data.N114]))">
            <text:p/>
          </table:table-cell>
          <table:table-cell table:style-name="ce15" table:formula="of:=IF([Data.O114]=&quot;&quot;;&quot;&quot;;CONCATENATE(&quot;,&quot;;[Data.O114]))">
            <text:p/>
          </table:table-cell>
          <table:table-cell table:style-name="ce15" table:formula="of:=IF([Data.P114]=&quot;&quot;;&quot;&quot;;CONCATENATE(&quot;,&quot;;[Data.P114]))">
            <text:p/>
          </table:table-cell>
          <table:table-cell table:style-name="ce15" table:formula="of:=IF([Data.Q114]=&quot;&quot;;&quot;&quot;;CONCATENATE(&quot;,&quot;;[Data.Q114]))">
            <text:p/>
          </table:table-cell>
          <table:table-cell table:style-name="ce15" table:formula="of:=IF([Data.R114]=&quot;&quot;;&quot;&quot;;CONCATENATE(&quot;,&quot;;[Data.R114]))">
            <text:p/>
          </table:table-cell>
          <table:table-cell table:style-name="ce15" table:formula="of:=IF([Data.S114]=&quot;&quot;;&quot;&quot;;CONCATENATE(&quot;,&quot;;[Data.S114]))">
            <text:p/>
          </table:table-cell>
          <table:table-cell table:style-name="ce15" table:formula="of:=IF([Data.T114]=&quot;&quot;;&quot;&quot;;CONCATENATE(&quot;,&quot;;[Data.T114]))">
            <text:p/>
          </table:table-cell>
          <table:table-cell table:number-columns-repeated="2"/>
        </table:table-row>
        <table:table-row table:style-name="ro8">
          <table:table-cell table:formula="of:=IF([Data.A115]=&quot;&quot;;[.A113];[Data.A115])" office:value-type="float" office:value="78">
            <text:p>78</text:p>
          </table:table-cell>
          <table:table-cell table:formula="of:=IF([Data.E115]=&quot;&quot;;[.B113];CONCATENATE(&quot;,&quot;;[Data.E115]))" office:value-type="string" office:string-value=",PHYSICAL">
            <text:p>,PHYSICAL</text:p>
          </table:table-cell>
          <table:table-cell table:formula="of:=IF([Data.F115]=&quot;&quot;;[.C113];CONCATENATE(&quot;,&quot;;[Data.F115]))" office:value-type="string" office:string-value=",CHARL">
            <text:p>,CHARL</text:p>
          </table:table-cell>
          <table:table-cell table:formula="of:=CONCATENATE(&quot;,&quot;;[Data.G115])" office:value-type="string" office:string-value=",LESSER">
            <text:p>,LESSER</text:p>
          </table:table-cell>
          <table:table-cell table:formula="of:=CONCATENATE(&quot;,&quot;;[Data.H115])" office:value-type="string" office:string-value=",3">
            <text:p>,3</text:p>
          </table:table-cell>
          <table:table-cell table:formula="of:=IF([Data.I115]=&quot;&quot;;&quot;&quot;;CONCATENATE(&quot;,&quot;;[Data.I115]))" office:value-type="string" office:string-value=",RECOVERYMULTIPLIER=0.5">
            <text:p>,RECOVERYMULTIPLIER=0.5</text:p>
          </table:table-cell>
          <table:table-cell table:style-name="ce15" table:formula="of:=IF([Data.J115]=&quot;&quot;;&quot;&quot;;CONCATENATE(&quot;,&quot;;[Data.J115]))">
            <text:p/>
          </table:table-cell>
          <table:table-cell table:style-name="ce15" table:formula="of:=IF([Data.K115]=&quot;&quot;;&quot;&quot;;CONCATENATE(&quot;,&quot;;[Data.K115]))">
            <text:p/>
          </table:table-cell>
          <table:table-cell table:style-name="ce15" table:formula="of:=IF([Data.L115]=&quot;&quot;;&quot;&quot;;CONCATENATE(&quot;,&quot;;[Data.L115]))">
            <text:p/>
          </table:table-cell>
          <table:table-cell table:style-name="ce15" table:formula="of:=IF([Data.M115]=&quot;&quot;;&quot;&quot;;CONCATENATE(&quot;,&quot;;[Data.M115]))">
            <text:p/>
          </table:table-cell>
          <table:table-cell table:style-name="ce15" table:formula="of:=IF([Data.N115]=&quot;&quot;;&quot;&quot;;CONCATENATE(&quot;,&quot;;[Data.N115]))">
            <text:p/>
          </table:table-cell>
          <table:table-cell table:style-name="ce15" table:formula="of:=IF([Data.O115]=&quot;&quot;;&quot;&quot;;CONCATENATE(&quot;,&quot;;[Data.O115]))">
            <text:p/>
          </table:table-cell>
          <table:table-cell table:style-name="ce15" table:formula="of:=IF([Data.P115]=&quot;&quot;;&quot;&quot;;CONCATENATE(&quot;,&quot;;[Data.P115]))">
            <text:p/>
          </table:table-cell>
          <table:table-cell table:style-name="ce15" table:formula="of:=IF([Data.Q115]=&quot;&quot;;&quot;&quot;;CONCATENATE(&quot;,&quot;;[Data.Q115]))">
            <text:p/>
          </table:table-cell>
          <table:table-cell table:style-name="ce15" table:formula="of:=IF([Data.R115]=&quot;&quot;;&quot;&quot;;CONCATENATE(&quot;,&quot;;[Data.R115]))">
            <text:p/>
          </table:table-cell>
          <table:table-cell table:style-name="ce15" table:formula="of:=IF([Data.S115]=&quot;&quot;;&quot;&quot;;CONCATENATE(&quot;,&quot;;[Data.S115]))">
            <text:p/>
          </table:table-cell>
          <table:table-cell table:style-name="ce15" table:formula="of:=IF([Data.T115]=&quot;&quot;;&quot;&quot;;CONCATENATE(&quot;,&quot;;[Data.T115]))">
            <text:p/>
          </table:table-cell>
          <table:table-cell table:number-columns-repeated="2"/>
        </table:table-row>
        <table:table-row table:style-name="ro8">
          <table:table-cell table:formula="of:=IF([Data.A116]=&quot;&quot;;[.A114];[Data.A116])" office:value-type="float" office:value="79">
            <text:p>79</text:p>
          </table:table-cell>
          <table:table-cell table:formula="of:=IF([Data.E116]=&quot;&quot;;[.B114];CONCATENATE(&quot;,&quot;;[Data.E116]))" office:value-type="string" office:string-value=",PHYSICAL">
            <text:p>,PHYSICAL</text:p>
          </table:table-cell>
          <table:table-cell table:formula="of:=IF([Data.F116]=&quot;&quot;;[.C114];CONCATENATE(&quot;,&quot;;[Data.F116]))" office:value-type="string" office:string-value=",CHARL">
            <text:p>,CHARL</text:p>
          </table:table-cell>
          <table:table-cell table:formula="of:=CONCATENATE(&quot;,&quot;;[Data.G116])" office:value-type="string" office:string-value=",MINOR">
            <text:p>,MINOR</text:p>
          </table:table-cell>
          <table:table-cell table:formula="of:=CONCATENATE(&quot;,&quot;;[Data.H116])" office:value-type="string" office:string-value=",7">
            <text:p>,7</text:p>
          </table:table-cell>
          <table:table-cell table:formula="of:=IF([Data.I116]=&quot;&quot;;&quot;&quot;;CONCATENATE(&quot;,&quot;;[Data.I116]))" office:value-type="string" office:string-value=",DESCR">
            <text:p>,DESCR</text:p>
          </table:table-cell>
          <table:table-cell table:style-name="ce15" table:formula="of:=IF([Data.J116]=&quot;&quot;;&quot;&quot;;CONCATENATE(&quot;,&quot;;[Data.J116]))">
            <text:p/>
          </table:table-cell>
          <table:table-cell table:style-name="ce15" table:formula="of:=IF([Data.K116]=&quot;&quot;;&quot;&quot;;CONCATENATE(&quot;,&quot;;[Data.K116]))">
            <text:p/>
          </table:table-cell>
          <table:table-cell table:style-name="ce15" table:formula="of:=IF([Data.L116]=&quot;&quot;;&quot;&quot;;CONCATENATE(&quot;,&quot;;[Data.L116]))">
            <text:p/>
          </table:table-cell>
          <table:table-cell table:style-name="ce15" table:formula="of:=IF([Data.M116]=&quot;&quot;;&quot;&quot;;CONCATENATE(&quot;,&quot;;[Data.M116]))">
            <text:p/>
          </table:table-cell>
          <table:table-cell table:style-name="ce15" table:formula="of:=IF([Data.N116]=&quot;&quot;;&quot;&quot;;CONCATENATE(&quot;,&quot;;[Data.N116]))">
            <text:p/>
          </table:table-cell>
          <table:table-cell table:style-name="ce15" table:formula="of:=IF([Data.O116]=&quot;&quot;;&quot;&quot;;CONCATENATE(&quot;,&quot;;[Data.O116]))">
            <text:p/>
          </table:table-cell>
          <table:table-cell table:style-name="ce15" table:formula="of:=IF([Data.P116]=&quot;&quot;;&quot;&quot;;CONCATENATE(&quot;,&quot;;[Data.P116]))">
            <text:p/>
          </table:table-cell>
          <table:table-cell table:style-name="ce15" table:formula="of:=IF([Data.Q116]=&quot;&quot;;&quot;&quot;;CONCATENATE(&quot;,&quot;;[Data.Q116]))">
            <text:p/>
          </table:table-cell>
          <table:table-cell table:style-name="ce15" table:formula="of:=IF([Data.R116]=&quot;&quot;;&quot;&quot;;CONCATENATE(&quot;,&quot;;[Data.R116]))">
            <text:p/>
          </table:table-cell>
          <table:table-cell table:style-name="ce15" table:formula="of:=IF([Data.S116]=&quot;&quot;;&quot;&quot;;CONCATENATE(&quot;,&quot;;[Data.S116]))">
            <text:p/>
          </table:table-cell>
          <table:table-cell table:style-name="ce15" table:formula="of:=IF([Data.T116]=&quot;&quot;;&quot;&quot;;CONCATENATE(&quot;,&quot;;[Data.T116]))">
            <text:p/>
          </table:table-cell>
          <table:table-cell table:number-columns-repeated="2"/>
        </table:table-row>
        <table:table-row table:style-name="ro8">
          <table:table-cell table:formula="of:=IF([Data.A117]=&quot;&quot;;[.A115];[Data.A117])" office:value-type="float" office:value="80">
            <text:p>80</text:p>
          </table:table-cell>
          <table:table-cell table:formula="of:=IF([Data.E117]=&quot;&quot;;[.B115];CONCATENATE(&quot;,&quot;;[Data.E117]))" office:value-type="string" office:string-value=",PHYSICAL">
            <text:p>,PHYSICAL</text:p>
          </table:table-cell>
          <table:table-cell table:formula="of:=IF([Data.F117]=&quot;&quot;;[.C115];CONCATENATE(&quot;,&quot;;[Data.F117]))" office:value-type="string" office:string-value=",CHARL">
            <text:p>,CHARL</text:p>
          </table:table-cell>
          <table:table-cell table:formula="of:=CONCATENATE(&quot;,&quot;;[Data.G117])" office:value-type="string" office:string-value=",MAJOR">
            <text:p>,MAJOR</text:p>
          </table:table-cell>
          <table:table-cell table:formula="of:=CONCATENATE(&quot;,&quot;;[Data.H117])" office:value-type="string" office:string-value=",15">
            <text:p>,15</text:p>
          </table:table-cell>
          <table:table-cell table:formula="of:=IF([Data.I117]=&quot;&quot;;&quot;&quot;;CONCATENATE(&quot;,&quot;;[Data.I117]))" office:value-type="string" office:string-value=",DESCR">
            <text:p>,DESCR</text:p>
          </table:table-cell>
          <table:table-cell table:style-name="ce15" table:formula="of:=IF([Data.J117]=&quot;&quot;;&quot;&quot;;CONCATENATE(&quot;,&quot;;[Data.J117]))">
            <text:p/>
          </table:table-cell>
          <table:table-cell table:style-name="ce15" table:formula="of:=IF([Data.K117]=&quot;&quot;;&quot;&quot;;CONCATENATE(&quot;,&quot;;[Data.K117]))">
            <text:p/>
          </table:table-cell>
          <table:table-cell table:style-name="ce15" table:formula="of:=IF([Data.L117]=&quot;&quot;;&quot;&quot;;CONCATENATE(&quot;,&quot;;[Data.L117]))">
            <text:p/>
          </table:table-cell>
          <table:table-cell table:style-name="ce15" table:formula="of:=IF([Data.M117]=&quot;&quot;;&quot;&quot;;CONCATENATE(&quot;,&quot;;[Data.M117]))">
            <text:p/>
          </table:table-cell>
          <table:table-cell table:style-name="ce15" table:formula="of:=IF([Data.N117]=&quot;&quot;;&quot;&quot;;CONCATENATE(&quot;,&quot;;[Data.N117]))">
            <text:p/>
          </table:table-cell>
          <table:table-cell table:style-name="ce15" table:formula="of:=IF([Data.O117]=&quot;&quot;;&quot;&quot;;CONCATENATE(&quot;,&quot;;[Data.O117]))">
            <text:p/>
          </table:table-cell>
          <table:table-cell table:style-name="ce15" table:formula="of:=IF([Data.P117]=&quot;&quot;;&quot;&quot;;CONCATENATE(&quot;,&quot;;[Data.P117]))">
            <text:p/>
          </table:table-cell>
          <table:table-cell table:style-name="ce15" table:formula="of:=IF([Data.Q117]=&quot;&quot;;&quot;&quot;;CONCATENATE(&quot;,&quot;;[Data.Q117]))">
            <text:p/>
          </table:table-cell>
          <table:table-cell table:style-name="ce15" table:formula="of:=IF([Data.R117]=&quot;&quot;;&quot;&quot;;CONCATENATE(&quot;,&quot;;[Data.R117]))">
            <text:p/>
          </table:table-cell>
          <table:table-cell table:style-name="ce15" table:formula="of:=IF([Data.S117]=&quot;&quot;;&quot;&quot;;CONCATENATE(&quot;,&quot;;[Data.S117]))">
            <text:p/>
          </table:table-cell>
          <table:table-cell table:style-name="ce15" table:formula="of:=IF([Data.T117]=&quot;&quot;;&quot;&quot;;CONCATENATE(&quot;,&quot;;[Data.T117]))">
            <text:p/>
          </table:table-cell>
          <table:table-cell table:number-columns-repeated="2"/>
        </table:table-row>
        <table:table-row table:style-name="ro8">
          <table:table-cell table:formula="of:=IF([Data.A118]=&quot;&quot;;[.A116];[Data.A118])" office:value-type="float" office:value="81">
            <text:p>81</text:p>
          </table:table-cell>
          <table:table-cell table:formula="of:=IF([Data.E118]=&quot;&quot;;[.B116];CONCATENATE(&quot;,&quot;;[Data.E118]))" office:value-type="string" office:string-value=",PHYSICAL">
            <text:p>,PHYSICAL</text:p>
          </table:table-cell>
          <table:table-cell table:formula="of:=IF([Data.F118]=&quot;&quot;;[.C116];CONCATENATE(&quot;,&quot;;[Data.F118]))" office:value-type="string" office:string-value=",CHARL">
            <text:p>,CHARL</text:p>
          </table:table-cell>
          <table:table-cell table:formula="of:=CONCATENATE(&quot;,&quot;;[Data.G118])" office:value-type="string" office:string-value=",LESSER">
            <text:p>,LESSER</text:p>
          </table:table-cell>
          <table:table-cell table:formula="of:=CONCATENATE(&quot;,&quot;;[Data.H118])" office:value-type="string" office:string-value=",5">
            <text:p>,5</text:p>
          </table:table-cell>
          <table:table-cell table:formula="of:=IF([Data.I118]=&quot;&quot;;&quot;&quot;;CONCATENATE(&quot;,&quot;;[Data.I118]))" office:value-type="string" office:string-value=",DESCR">
            <text:p>,DESCR</text:p>
          </table:table-cell>
          <table:table-cell table:style-name="ce15" table:formula="of:=IF([Data.J118]=&quot;&quot;;&quot;&quot;;CONCATENATE(&quot;,&quot;;[Data.J118]))">
            <text:p/>
          </table:table-cell>
          <table:table-cell table:style-name="ce15" table:formula="of:=IF([Data.K118]=&quot;&quot;;&quot;&quot;;CONCATENATE(&quot;,&quot;;[Data.K118]))">
            <text:p/>
          </table:table-cell>
          <table:table-cell table:style-name="ce15" table:formula="of:=IF([Data.L118]=&quot;&quot;;&quot;&quot;;CONCATENATE(&quot;,&quot;;[Data.L118]))">
            <text:p/>
          </table:table-cell>
          <table:table-cell table:style-name="ce15" table:formula="of:=IF([Data.M118]=&quot;&quot;;&quot;&quot;;CONCATENATE(&quot;,&quot;;[Data.M118]))">
            <text:p/>
          </table:table-cell>
          <table:table-cell table:style-name="ce15" table:formula="of:=IF([Data.N118]=&quot;&quot;;&quot;&quot;;CONCATENATE(&quot;,&quot;;[Data.N118]))">
            <text:p/>
          </table:table-cell>
          <table:table-cell table:style-name="ce15" table:formula="of:=IF([Data.O118]=&quot;&quot;;&quot;&quot;;CONCATENATE(&quot;,&quot;;[Data.O118]))">
            <text:p/>
          </table:table-cell>
          <table:table-cell table:style-name="ce15" table:formula="of:=IF([Data.P118]=&quot;&quot;;&quot;&quot;;CONCATENATE(&quot;,&quot;;[Data.P118]))">
            <text:p/>
          </table:table-cell>
          <table:table-cell table:style-name="ce15" table:formula="of:=IF([Data.Q118]=&quot;&quot;;&quot;&quot;;CONCATENATE(&quot;,&quot;;[Data.Q118]))">
            <text:p/>
          </table:table-cell>
          <table:table-cell table:style-name="ce15" table:formula="of:=IF([Data.R118]=&quot;&quot;;&quot;&quot;;CONCATENATE(&quot;,&quot;;[Data.R118]))">
            <text:p/>
          </table:table-cell>
          <table:table-cell table:style-name="ce15" table:formula="of:=IF([Data.S118]=&quot;&quot;;&quot;&quot;;CONCATENATE(&quot;,&quot;;[Data.S118]))">
            <text:p/>
          </table:table-cell>
          <table:table-cell table:style-name="ce15" table:formula="of:=IF([Data.T118]=&quot;&quot;;&quot;&quot;;CONCATENATE(&quot;,&quot;;[Data.T118]))">
            <text:p/>
          </table:table-cell>
          <table:table-cell table:number-columns-repeated="2"/>
        </table:table-row>
        <table:table-row table:style-name="ro8">
          <table:table-cell table:formula="of:=IF([Data.A119]=&quot;&quot;;[.A117];[Data.A119])" office:value-type="float" office:value="82">
            <text:p>82</text:p>
          </table:table-cell>
          <table:table-cell table:formula="of:=IF([Data.E119]=&quot;&quot;;[.B117];CONCATENATE(&quot;,&quot;;[Data.E119]))" office:value-type="string" office:string-value=",PHYSICAL">
            <text:p>,PHYSICAL</text:p>
          </table:table-cell>
          <table:table-cell table:formula="of:=IF([Data.F119]=&quot;&quot;;[.C117];CONCATENATE(&quot;,&quot;;[Data.F119]))" office:value-type="string" office:string-value=",CHARL">
            <text:p>,CHARL</text:p>
          </table:table-cell>
          <table:table-cell table:formula="of:=CONCATENATE(&quot;,&quot;;[Data.G119])" office:value-type="string" office:string-value=",LESSER">
            <text:p>,LESSER</text:p>
          </table:table-cell>
          <table:table-cell table:formula="of:=CONCATENATE(&quot;,&quot;;[Data.H119])" office:value-type="string" office:string-value=",5">
            <text:p>,5</text:p>
          </table:table-cell>
          <table:table-cell table:formula="of:=IF([Data.I119]=&quot;&quot;;&quot;&quot;;CONCATENATE(&quot;,&quot;;[Data.I119]))" office:value-type="string" office:string-value=",DESCR">
            <text:p>,DESCR</text:p>
          </table:table-cell>
          <table:table-cell table:style-name="ce15" table:formula="of:=IF([Data.J119]=&quot;&quot;;&quot;&quot;;CONCATENATE(&quot;,&quot;;[Data.J119]))">
            <text:p/>
          </table:table-cell>
          <table:table-cell table:style-name="ce15" table:formula="of:=IF([Data.K119]=&quot;&quot;;&quot;&quot;;CONCATENATE(&quot;,&quot;;[Data.K119]))">
            <text:p/>
          </table:table-cell>
          <table:table-cell table:style-name="ce15" table:formula="of:=IF([Data.L119]=&quot;&quot;;&quot;&quot;;CONCATENATE(&quot;,&quot;;[Data.L119]))">
            <text:p/>
          </table:table-cell>
          <table:table-cell table:style-name="ce15" table:formula="of:=IF([Data.M119]=&quot;&quot;;&quot;&quot;;CONCATENATE(&quot;,&quot;;[Data.M119]))">
            <text:p/>
          </table:table-cell>
          <table:table-cell table:style-name="ce15" table:formula="of:=IF([Data.N119]=&quot;&quot;;&quot;&quot;;CONCATENATE(&quot;,&quot;;[Data.N119]))">
            <text:p/>
          </table:table-cell>
          <table:table-cell table:style-name="ce15" table:formula="of:=IF([Data.O119]=&quot;&quot;;&quot;&quot;;CONCATENATE(&quot;,&quot;;[Data.O119]))">
            <text:p/>
          </table:table-cell>
          <table:table-cell table:style-name="ce15" table:formula="of:=IF([Data.P119]=&quot;&quot;;&quot;&quot;;CONCATENATE(&quot;,&quot;;[Data.P119]))">
            <text:p/>
          </table:table-cell>
          <table:table-cell table:style-name="ce15" table:formula="of:=IF([Data.Q119]=&quot;&quot;;&quot;&quot;;CONCATENATE(&quot;,&quot;;[Data.Q119]))">
            <text:p/>
          </table:table-cell>
          <table:table-cell table:style-name="ce15" table:formula="of:=IF([Data.R119]=&quot;&quot;;&quot;&quot;;CONCATENATE(&quot;,&quot;;[Data.R119]))">
            <text:p/>
          </table:table-cell>
          <table:table-cell table:style-name="ce15" table:formula="of:=IF([Data.S119]=&quot;&quot;;&quot;&quot;;CONCATENATE(&quot;,&quot;;[Data.S119]))">
            <text:p/>
          </table:table-cell>
          <table:table-cell table:style-name="ce15" table:formula="of:=IF([Data.T119]=&quot;&quot;;&quot;&quot;;CONCATENATE(&quot;,&quot;;[Data.T119]))">
            <text:p/>
          </table:table-cell>
          <table:table-cell table:number-columns-repeated="2"/>
        </table:table-row>
        <table:table-row table:style-name="ro8">
          <table:table-cell table:formula="of:=IF([Data.A120]=&quot;&quot;;[.A118];[Data.A120])" office:value-type="float" office:value="83">
            <text:p>83</text:p>
          </table:table-cell>
          <table:table-cell table:formula="of:=IF([Data.E120]=&quot;&quot;;[.B118];CONCATENATE(&quot;,&quot;;[Data.E120]))" office:value-type="string" office:string-value=",PHYSICAL">
            <text:p>,PHYSICAL</text:p>
          </table:table-cell>
          <table:table-cell table:formula="of:=IF([Data.F120]=&quot;&quot;;[.C118];CONCATENATE(&quot;,&quot;;[Data.F120]))" office:value-type="string" office:string-value=",CHARL">
            <text:p>,CHARL</text:p>
          </table:table-cell>
          <table:table-cell table:formula="of:=CONCATENATE(&quot;,&quot;;[Data.G120])" office:value-type="string" office:string-value=",MINOR">
            <text:p>,MINOR</text:p>
          </table:table-cell>
          <table:table-cell table:formula="of:=CONCATENATE(&quot;,&quot;;[Data.H120])" office:value-type="string" office:string-value=",10">
            <text:p>,10</text:p>
          </table:table-cell>
          <table:table-cell table:formula="of:=IF([Data.I120]=&quot;&quot;;&quot;&quot;;CONCATENATE(&quot;,&quot;;[Data.I120]))" office:value-type="string" office:string-value=",EXHAUSTION=100">
            <text:p>,EXHAUSTION=100</text:p>
          </table:table-cell>
          <table:table-cell table:style-name="ce15" table:formula="of:=IF([Data.J120]=&quot;&quot;;&quot;&quot;;CONCATENATE(&quot;,&quot;;[Data.J120]))">
            <text:p/>
          </table:table-cell>
          <table:table-cell table:style-name="ce15" table:formula="of:=IF([Data.K120]=&quot;&quot;;&quot;&quot;;CONCATENATE(&quot;,&quot;;[Data.K120]))">
            <text:p/>
          </table:table-cell>
          <table:table-cell table:style-name="ce15" table:formula="of:=IF([Data.L120]=&quot;&quot;;&quot;&quot;;CONCATENATE(&quot;,&quot;;[Data.L120]))">
            <text:p/>
          </table:table-cell>
          <table:table-cell table:style-name="ce15" table:formula="of:=IF([Data.M120]=&quot;&quot;;&quot;&quot;;CONCATENATE(&quot;,&quot;;[Data.M120]))">
            <text:p/>
          </table:table-cell>
          <table:table-cell table:style-name="ce15" table:formula="of:=IF([Data.N120]=&quot;&quot;;&quot;&quot;;CONCATENATE(&quot;,&quot;;[Data.N120]))">
            <text:p/>
          </table:table-cell>
          <table:table-cell table:style-name="ce15" table:formula="of:=IF([Data.O120]=&quot;&quot;;&quot;&quot;;CONCATENATE(&quot;,&quot;;[Data.O120]))">
            <text:p/>
          </table:table-cell>
          <table:table-cell table:style-name="ce15" table:formula="of:=IF([Data.P120]=&quot;&quot;;&quot;&quot;;CONCATENATE(&quot;,&quot;;[Data.P120]))">
            <text:p/>
          </table:table-cell>
          <table:table-cell table:style-name="ce15" table:formula="of:=IF([Data.Q120]=&quot;&quot;;&quot;&quot;;CONCATENATE(&quot;,&quot;;[Data.Q120]))">
            <text:p/>
          </table:table-cell>
          <table:table-cell table:style-name="ce15" table:formula="of:=IF([Data.R120]=&quot;&quot;;&quot;&quot;;CONCATENATE(&quot;,&quot;;[Data.R120]))">
            <text:p/>
          </table:table-cell>
          <table:table-cell table:style-name="ce15" table:formula="of:=IF([Data.S120]=&quot;&quot;;&quot;&quot;;CONCATENATE(&quot;,&quot;;[Data.S120]))">
            <text:p/>
          </table:table-cell>
          <table:table-cell table:style-name="ce15" table:formula="of:=IF([Data.T120]=&quot;&quot;;&quot;&quot;;CONCATENATE(&quot;,&quot;;[Data.T120]))">
            <text:p/>
          </table:table-cell>
          <table:table-cell table:number-columns-repeated="2"/>
        </table:table-row>
        <table:table-row table:style-name="ro8">
          <table:table-cell table:formula="of:=IF([Data.A121]=&quot;&quot;;[.A119];[Data.A121])" office:value-type="float" office:value="84">
            <text:p>84</text:p>
          </table:table-cell>
          <table:table-cell table:formula="of:=IF([Data.E121]=&quot;&quot;;[.B119];CONCATENATE(&quot;,&quot;;[Data.E121]))" office:value-type="string" office:string-value=",PHYSICAL">
            <text:p>,PHYSICAL</text:p>
          </table:table-cell>
          <table:table-cell table:formula="of:=IF([Data.F121]=&quot;&quot;;[.C119];CONCATENATE(&quot;,&quot;;[Data.F121]))" office:value-type="string" office:string-value=",CHARL">
            <text:p>,CHARL</text:p>
          </table:table-cell>
          <table:table-cell table:formula="of:=CONCATENATE(&quot;,&quot;;[Data.G121])" office:value-type="string" office:string-value=",MINOR">
            <text:p>,MINOR</text:p>
          </table:table-cell>
          <table:table-cell table:formula="of:=CONCATENATE(&quot;,&quot;;[Data.H121])" office:value-type="string" office:string-value=",8">
            <text:p>,8</text:p>
          </table:table-cell>
          <table:table-cell table:formula="of:=IF([Data.I121]=&quot;&quot;;&quot;&quot;;CONCATENATE(&quot;,&quot;;[Data.I121]))" office:value-type="string" office:string-value=",S91=25">
            <text:p>,S91=25</text:p>
          </table:table-cell>
          <table:table-cell table:style-name="ce15" table:formula="of:=IF([Data.J121]=&quot;&quot;;&quot;&quot;;CONCATENATE(&quot;,&quot;;[Data.J121]))" office:value-type="string" office:string-value=",S93=25">
            <text:p>,S93=25</text:p>
          </table:table-cell>
          <table:table-cell table:style-name="ce15" table:formula="of:=IF([Data.K121]=&quot;&quot;;&quot;&quot;;CONCATENATE(&quot;,&quot;;[Data.K121]))">
            <text:p/>
          </table:table-cell>
          <table:table-cell table:style-name="ce15" table:formula="of:=IF([Data.L121]=&quot;&quot;;&quot;&quot;;CONCATENATE(&quot;,&quot;;[Data.L121]))">
            <text:p/>
          </table:table-cell>
          <table:table-cell table:style-name="ce15" table:formula="of:=IF([Data.M121]=&quot;&quot;;&quot;&quot;;CONCATENATE(&quot;,&quot;;[Data.M121]))">
            <text:p/>
          </table:table-cell>
          <table:table-cell table:style-name="ce15" table:formula="of:=IF([Data.N121]=&quot;&quot;;&quot;&quot;;CONCATENATE(&quot;,&quot;;[Data.N121]))">
            <text:p/>
          </table:table-cell>
          <table:table-cell table:style-name="ce15" table:formula="of:=IF([Data.O121]=&quot;&quot;;&quot;&quot;;CONCATENATE(&quot;,&quot;;[Data.O121]))">
            <text:p/>
          </table:table-cell>
          <table:table-cell table:style-name="ce15" table:formula="of:=IF([Data.P121]=&quot;&quot;;&quot;&quot;;CONCATENATE(&quot;,&quot;;[Data.P121]))">
            <text:p/>
          </table:table-cell>
          <table:table-cell table:style-name="ce15" table:formula="of:=IF([Data.Q121]=&quot;&quot;;&quot;&quot;;CONCATENATE(&quot;,&quot;;[Data.Q121]))">
            <text:p/>
          </table:table-cell>
          <table:table-cell table:style-name="ce15" table:formula="of:=IF([Data.R121]=&quot;&quot;;&quot;&quot;;CONCATENATE(&quot;,&quot;;[Data.R121]))">
            <text:p/>
          </table:table-cell>
          <table:table-cell table:style-name="ce15" table:formula="of:=IF([Data.S121]=&quot;&quot;;&quot;&quot;;CONCATENATE(&quot;,&quot;;[Data.S121]))">
            <text:p/>
          </table:table-cell>
          <table:table-cell table:style-name="ce15" table:formula="of:=IF([Data.T121]=&quot;&quot;;&quot;&quot;;CONCATENATE(&quot;,&quot;;[Data.T121]))">
            <text:p/>
          </table:table-cell>
          <table:table-cell table:number-columns-repeated="2"/>
        </table:table-row>
        <table:table-row table:style-name="ro8">
          <table:table-cell table:formula="of:=IF([Data.A122]=&quot;&quot;;[.A120];[Data.A122])" office:value-type="float" office:value="85">
            <text:p>85</text:p>
          </table:table-cell>
          <table:table-cell table:formula="of:=IF([Data.E122]=&quot;&quot;;[.B120];CONCATENATE(&quot;,&quot;;[Data.E122]))" office:value-type="string" office:string-value=",PHYSICAL">
            <text:p>,PHYSICAL</text:p>
          </table:table-cell>
          <table:table-cell table:formula="of:=IF([Data.F122]=&quot;&quot;;[.C120];CONCATENATE(&quot;,&quot;;[Data.F122]))" office:value-type="string" office:string-value=",CHARL">
            <text:p>,CHARL</text:p>
          </table:table-cell>
          <table:table-cell table:formula="of:=CONCATENATE(&quot;,&quot;;[Data.G122])" office:value-type="string" office:string-value=",MINOR">
            <text:p>,MINOR</text:p>
          </table:table-cell>
          <table:table-cell table:formula="of:=CONCATENATE(&quot;,&quot;;[Data.H122])" office:value-type="string" office:string-value=",6">
            <text:p>,6</text:p>
          </table:table-cell>
          <table:table-cell table:formula="of:=IF([Data.I122]=&quot;&quot;;&quot;&quot;;CONCATENATE(&quot;,&quot;;[Data.I122]))" office:value-type="string" office:string-value=",DESCR">
            <text:p>,DESCR</text:p>
          </table:table-cell>
          <table:table-cell table:style-name="ce15" table:formula="of:=IF([Data.J122]=&quot;&quot;;&quot;&quot;;CONCATENATE(&quot;,&quot;;[Data.J122]))">
            <text:p/>
          </table:table-cell>
          <table:table-cell table:style-name="ce15" table:formula="of:=IF([Data.K122]=&quot;&quot;;&quot;&quot;;CONCATENATE(&quot;,&quot;;[Data.K122]))">
            <text:p/>
          </table:table-cell>
          <table:table-cell table:style-name="ce15" table:formula="of:=IF([Data.L122]=&quot;&quot;;&quot;&quot;;CONCATENATE(&quot;,&quot;;[Data.L122]))">
            <text:p/>
          </table:table-cell>
          <table:table-cell table:style-name="ce15" table:formula="of:=IF([Data.M122]=&quot;&quot;;&quot;&quot;;CONCATENATE(&quot;,&quot;;[Data.M122]))">
            <text:p/>
          </table:table-cell>
          <table:table-cell table:style-name="ce15" table:formula="of:=IF([Data.N122]=&quot;&quot;;&quot;&quot;;CONCATENATE(&quot;,&quot;;[Data.N122]))">
            <text:p/>
          </table:table-cell>
          <table:table-cell table:style-name="ce15" table:formula="of:=IF([Data.O122]=&quot;&quot;;&quot;&quot;;CONCATENATE(&quot;,&quot;;[Data.O122]))">
            <text:p/>
          </table:table-cell>
          <table:table-cell table:style-name="ce15" table:formula="of:=IF([Data.P122]=&quot;&quot;;&quot;&quot;;CONCATENATE(&quot;,&quot;;[Data.P122]))">
            <text:p/>
          </table:table-cell>
          <table:table-cell table:style-name="ce15" table:formula="of:=IF([Data.Q122]=&quot;&quot;;&quot;&quot;;CONCATENATE(&quot;,&quot;;[Data.Q122]))">
            <text:p/>
          </table:table-cell>
          <table:table-cell table:style-name="ce15" table:formula="of:=IF([Data.R122]=&quot;&quot;;&quot;&quot;;CONCATENATE(&quot;,&quot;;[Data.R122]))">
            <text:p/>
          </table:table-cell>
          <table:table-cell table:style-name="ce15" table:formula="of:=IF([Data.S122]=&quot;&quot;;&quot;&quot;;CONCATENATE(&quot;,&quot;;[Data.S122]))">
            <text:p/>
          </table:table-cell>
          <table:table-cell table:style-name="ce15" table:formula="of:=IF([Data.T122]=&quot;&quot;;&quot;&quot;;CONCATENATE(&quot;,&quot;;[Data.T122]))">
            <text:p/>
          </table:table-cell>
          <table:table-cell table:number-columns-repeated="2"/>
        </table:table-row>
        <table:table-row table:style-name="ro8">
          <table:table-cell table:formula="of:=IF([Data.A123]=&quot;&quot;;[.A121];[Data.A123])" office:value-type="float" office:value="86">
            <text:p>86</text:p>
          </table:table-cell>
          <table:table-cell table:formula="of:=IF([Data.E123]=&quot;&quot;;[.B121];CONCATENATE(&quot;,&quot;;[Data.E123]))" office:value-type="string" office:string-value=",PHYSICAL">
            <text:p>,PHYSICAL</text:p>
          </table:table-cell>
          <table:table-cell table:formula="of:=IF([Data.F123]=&quot;&quot;;[.C121];CONCATENATE(&quot;,&quot;;[Data.F123]))" office:value-type="string" office:string-value=",CHARL">
            <text:p>,CHARL</text:p>
          </table:table-cell>
          <table:table-cell table:formula="of:=CONCATENATE(&quot;,&quot;;[Data.G123])" office:value-type="string" office:string-value=",MAJOR">
            <text:p>,MAJOR</text:p>
          </table:table-cell>
          <table:table-cell table:formula="of:=CONCATENATE(&quot;,&quot;;[Data.H123])" office:value-type="string" office:string-value=",15">
            <text:p>,15</text:p>
          </table:table-cell>
          <table:table-cell table:formula="of:=IF([Data.I123]=&quot;&quot;;&quot;&quot;;CONCATENATE(&quot;,&quot;;[Data.I123]))" office:value-type="string" office:string-value=",DESCR">
            <text:p>,DESCR</text:p>
          </table:table-cell>
          <table:table-cell table:style-name="ce15" table:formula="of:=IF([Data.J123]=&quot;&quot;;&quot;&quot;;CONCATENATE(&quot;,&quot;;[Data.J123]))">
            <text:p/>
          </table:table-cell>
          <table:table-cell table:style-name="ce15" table:formula="of:=IF([Data.K123]=&quot;&quot;;&quot;&quot;;CONCATENATE(&quot;,&quot;;[Data.K123]))">
            <text:p/>
          </table:table-cell>
          <table:table-cell table:style-name="ce15" table:formula="of:=IF([Data.L123]=&quot;&quot;;&quot;&quot;;CONCATENATE(&quot;,&quot;;[Data.L123]))">
            <text:p/>
          </table:table-cell>
          <table:table-cell table:style-name="ce15" table:formula="of:=IF([Data.M123]=&quot;&quot;;&quot;&quot;;CONCATENATE(&quot;,&quot;;[Data.M123]))">
            <text:p/>
          </table:table-cell>
          <table:table-cell table:style-name="ce15" table:formula="of:=IF([Data.N123]=&quot;&quot;;&quot;&quot;;CONCATENATE(&quot;,&quot;;[Data.N123]))">
            <text:p/>
          </table:table-cell>
          <table:table-cell table:style-name="ce15" table:formula="of:=IF([Data.O123]=&quot;&quot;;&quot;&quot;;CONCATENATE(&quot;,&quot;;[Data.O123]))">
            <text:p/>
          </table:table-cell>
          <table:table-cell table:style-name="ce15" table:formula="of:=IF([Data.P123]=&quot;&quot;;&quot;&quot;;CONCATENATE(&quot;,&quot;;[Data.P123]))">
            <text:p/>
          </table:table-cell>
          <table:table-cell table:style-name="ce15" table:formula="of:=IF([Data.Q123]=&quot;&quot;;&quot;&quot;;CONCATENATE(&quot;,&quot;;[Data.Q123]))">
            <text:p/>
          </table:table-cell>
          <table:table-cell table:style-name="ce15" table:formula="of:=IF([Data.R123]=&quot;&quot;;&quot;&quot;;CONCATENATE(&quot;,&quot;;[Data.R123]))">
            <text:p/>
          </table:table-cell>
          <table:table-cell table:style-name="ce15" table:formula="of:=IF([Data.S123]=&quot;&quot;;&quot;&quot;;CONCATENATE(&quot;,&quot;;[Data.S123]))">
            <text:p/>
          </table:table-cell>
          <table:table-cell table:style-name="ce15" table:formula="of:=IF([Data.T123]=&quot;&quot;;&quot;&quot;;CONCATENATE(&quot;,&quot;;[Data.T123]))">
            <text:p/>
          </table:table-cell>
          <table:table-cell table:number-columns-repeated="2"/>
        </table:table-row>
        <table:table-row table:style-name="ro8">
          <table:table-cell table:formula="of:=IF([Data.A124]=&quot;&quot;;[.A122];[Data.A124])" office:value-type="float" office:value="87">
            <text:p>87</text:p>
          </table:table-cell>
          <table:table-cell table:formula="of:=IF([Data.E124]=&quot;&quot;;[.B122];CONCATENATE(&quot;,&quot;;[Data.E124]))" office:value-type="string" office:string-value=",PHYSICAL">
            <text:p>,PHYSICAL</text:p>
          </table:table-cell>
          <table:table-cell table:formula="of:=IF([Data.F124]=&quot;&quot;;[.C122];CONCATENATE(&quot;,&quot;;[Data.F124]))" office:value-type="string" office:string-value=",CHARL">
            <text:p>,CHARL</text:p>
          </table:table-cell>
          <table:table-cell table:formula="of:=CONCATENATE(&quot;,&quot;;[Data.G124])" office:value-type="string" office:string-value=",MINOR">
            <text:p>,MINOR</text:p>
          </table:table-cell>
          <table:table-cell table:formula="of:=CONCATENATE(&quot;,&quot;;[Data.H124])" office:value-type="string" office:string-value=",10">
            <text:p>,10</text:p>
          </table:table-cell>
          <table:table-cell table:formula="of:=IF([Data.I124]=&quot;&quot;;&quot;&quot;;CONCATENATE(&quot;,&quot;;[Data.I124]))" office:value-type="string" office:string-value=",DESCR">
            <text:p>,DESCR</text:p>
          </table:table-cell>
          <table:table-cell table:style-name="ce15" table:formula="of:=IF([Data.J124]=&quot;&quot;;&quot;&quot;;CONCATENATE(&quot;,&quot;;[Data.J124]))">
            <text:p/>
          </table:table-cell>
          <table:table-cell table:style-name="ce15" table:formula="of:=IF([Data.K124]=&quot;&quot;;&quot;&quot;;CONCATENATE(&quot;,&quot;;[Data.K124]))">
            <text:p/>
          </table:table-cell>
          <table:table-cell table:style-name="ce15" table:formula="of:=IF([Data.L124]=&quot;&quot;;&quot;&quot;;CONCATENATE(&quot;,&quot;;[Data.L124]))">
            <text:p/>
          </table:table-cell>
          <table:table-cell table:style-name="ce15" table:formula="of:=IF([Data.M124]=&quot;&quot;;&quot;&quot;;CONCATENATE(&quot;,&quot;;[Data.M124]))">
            <text:p/>
          </table:table-cell>
          <table:table-cell table:style-name="ce15" table:formula="of:=IF([Data.N124]=&quot;&quot;;&quot;&quot;;CONCATENATE(&quot;,&quot;;[Data.N124]))">
            <text:p/>
          </table:table-cell>
          <table:table-cell table:style-name="ce15" table:formula="of:=IF([Data.O124]=&quot;&quot;;&quot;&quot;;CONCATENATE(&quot;,&quot;;[Data.O124]))">
            <text:p/>
          </table:table-cell>
          <table:table-cell table:style-name="ce15" table:formula="of:=IF([Data.P124]=&quot;&quot;;&quot;&quot;;CONCATENATE(&quot;,&quot;;[Data.P124]))">
            <text:p/>
          </table:table-cell>
          <table:table-cell table:style-name="ce15" table:formula="of:=IF([Data.Q124]=&quot;&quot;;&quot;&quot;;CONCATENATE(&quot;,&quot;;[Data.Q124]))">
            <text:p/>
          </table:table-cell>
          <table:table-cell table:style-name="ce15" table:formula="of:=IF([Data.R124]=&quot;&quot;;&quot;&quot;;CONCATENATE(&quot;,&quot;;[Data.R124]))">
            <text:p/>
          </table:table-cell>
          <table:table-cell table:style-name="ce15" table:formula="of:=IF([Data.S124]=&quot;&quot;;&quot;&quot;;CONCATENATE(&quot;,&quot;;[Data.S124]))">
            <text:p/>
          </table:table-cell>
          <table:table-cell table:style-name="ce15" table:formula="of:=IF([Data.T124]=&quot;&quot;;&quot;&quot;;CONCATENATE(&quot;,&quot;;[Data.T124]))">
            <text:p/>
          </table:table-cell>
          <table:table-cell table:number-columns-repeated="2"/>
        </table:table-row>
        <table:table-row table:style-name="ro8">
          <table:table-cell table:formula="of:=IF([Data.A125]=&quot;&quot;;[.A123];[Data.A125])" office:value-type="float" office:value="87">
            <text:p>87</text:p>
          </table:table-cell>
          <table:table-cell table:formula="of:=IF([Data.E125]=&quot;&quot;;[.B123];CONCATENATE(&quot;,&quot;;[Data.E125]))" office:value-type="string" office:string-value=",PHYSICAL">
            <text:p>,PHYSICAL</text:p>
          </table:table-cell>
          <table:table-cell table:formula="of:=IF([Data.F125]=&quot;&quot;;[.C123];CONCATENATE(&quot;,&quot;;[Data.F125]))" office:value-type="string" office:string-value=",CHARL">
            <text:p>,CHARL</text:p>
          </table:table-cell>
          <table:table-cell table:formula="of:=CONCATENATE(&quot;,&quot;;[Data.G125])" office:value-type="string" office:string-value=",MAJOR">
            <text:p>,MAJOR</text:p>
          </table:table-cell>
          <table:table-cell table:formula="of:=CONCATENATE(&quot;,&quot;;[Data.H125])" office:value-type="string" office:string-value=",15">
            <text:p>,15</text:p>
          </table:table-cell>
          <table:table-cell table:formula="of:=IF([Data.I125]=&quot;&quot;;&quot;&quot;;CONCATENATE(&quot;,&quot;;[Data.I125]))" office:value-type="string" office:string-value=",DESCR">
            <text:p>,DESCR</text:p>
          </table:table-cell>
          <table:table-cell table:style-name="ce15" table:formula="of:=IF([Data.J125]=&quot;&quot;;&quot;&quot;;CONCATENATE(&quot;,&quot;;[Data.J125]))">
            <text:p/>
          </table:table-cell>
          <table:table-cell table:style-name="ce15" table:formula="of:=IF([Data.K125]=&quot;&quot;;&quot;&quot;;CONCATENATE(&quot;,&quot;;[Data.K125]))">
            <text:p/>
          </table:table-cell>
          <table:table-cell table:style-name="ce15" table:formula="of:=IF([Data.L125]=&quot;&quot;;&quot;&quot;;CONCATENATE(&quot;,&quot;;[Data.L125]))">
            <text:p/>
          </table:table-cell>
          <table:table-cell table:style-name="ce15" table:formula="of:=IF([Data.M125]=&quot;&quot;;&quot;&quot;;CONCATENATE(&quot;,&quot;;[Data.M125]))">
            <text:p/>
          </table:table-cell>
          <table:table-cell table:style-name="ce15" table:formula="of:=IF([Data.N125]=&quot;&quot;;&quot;&quot;;CONCATENATE(&quot;,&quot;;[Data.N125]))">
            <text:p/>
          </table:table-cell>
          <table:table-cell table:style-name="ce15" table:formula="of:=IF([Data.O125]=&quot;&quot;;&quot;&quot;;CONCATENATE(&quot;,&quot;;[Data.O125]))">
            <text:p/>
          </table:table-cell>
          <table:table-cell table:style-name="ce15" table:formula="of:=IF([Data.P125]=&quot;&quot;;&quot;&quot;;CONCATENATE(&quot;,&quot;;[Data.P125]))">
            <text:p/>
          </table:table-cell>
          <table:table-cell table:style-name="ce15" table:formula="of:=IF([Data.Q125]=&quot;&quot;;&quot;&quot;;CONCATENATE(&quot;,&quot;;[Data.Q125]))">
            <text:p/>
          </table:table-cell>
          <table:table-cell table:style-name="ce15" table:formula="of:=IF([Data.R125]=&quot;&quot;;&quot;&quot;;CONCATENATE(&quot;,&quot;;[Data.R125]))">
            <text:p/>
          </table:table-cell>
          <table:table-cell table:style-name="ce15" table:formula="of:=IF([Data.S125]=&quot;&quot;;&quot;&quot;;CONCATENATE(&quot;,&quot;;[Data.S125]))">
            <text:p/>
          </table:table-cell>
          <table:table-cell table:style-name="ce15" table:formula="of:=IF([Data.T125]=&quot;&quot;;&quot;&quot;;CONCATENATE(&quot;,&quot;;[Data.T125]))">
            <text:p/>
          </table:table-cell>
          <table:table-cell table:number-columns-repeated="2"/>
        </table:table-row>
        <table:table-row table:style-name="ro8">
          <table:table-cell table:formula="of:=IF([Data.A126]=&quot;&quot;;[.A124];[Data.A126])" office:value-type="float" office:value="87">
            <text:p>87</text:p>
          </table:table-cell>
          <table:table-cell table:formula="of:=IF([Data.E126]=&quot;&quot;;[.B124];CONCATENATE(&quot;,&quot;;[Data.E126]))" office:value-type="string" office:string-value=",PHYSICAL">
            <text:p>,PHYSICAL</text:p>
          </table:table-cell>
          <table:table-cell table:formula="of:=IF([Data.F126]=&quot;&quot;;[.C124];CONCATENATE(&quot;,&quot;;[Data.F126]))" office:value-type="string" office:string-value=",CHARL">
            <text:p>,CHARL</text:p>
          </table:table-cell>
          <table:table-cell table:formula="of:=CONCATENATE(&quot;,&quot;;[Data.G126])" office:value-type="string" office:string-value=",GREATER">
            <text:p>,GREATER</text:p>
          </table:table-cell>
          <table:table-cell table:formula="of:=CONCATENATE(&quot;,&quot;;[Data.H126])" office:value-type="string" office:string-value=",30">
            <text:p>,30</text:p>
          </table:table-cell>
          <table:table-cell table:formula="of:=IF([Data.I126]=&quot;&quot;;&quot;&quot;;CONCATENATE(&quot;,&quot;;[Data.I126]))" office:value-type="string" office:string-value=",DESCR">
            <text:p>,DESCR</text:p>
          </table:table-cell>
          <table:table-cell table:style-name="ce15" table:formula="of:=IF([Data.J126]=&quot;&quot;;&quot;&quot;;CONCATENATE(&quot;,&quot;;[Data.J126]))">
            <text:p/>
          </table:table-cell>
          <table:table-cell table:style-name="ce15" table:formula="of:=IF([Data.K126]=&quot;&quot;;&quot;&quot;;CONCATENATE(&quot;,&quot;;[Data.K126]))">
            <text:p/>
          </table:table-cell>
          <table:table-cell table:style-name="ce15" table:formula="of:=IF([Data.L126]=&quot;&quot;;&quot;&quot;;CONCATENATE(&quot;,&quot;;[Data.L126]))">
            <text:p/>
          </table:table-cell>
          <table:table-cell table:style-name="ce15" table:formula="of:=IF([Data.M126]=&quot;&quot;;&quot;&quot;;CONCATENATE(&quot;,&quot;;[Data.M126]))">
            <text:p/>
          </table:table-cell>
          <table:table-cell table:style-name="ce15" table:formula="of:=IF([Data.N126]=&quot;&quot;;&quot;&quot;;CONCATENATE(&quot;,&quot;;[Data.N126]))">
            <text:p/>
          </table:table-cell>
          <table:table-cell table:style-name="ce15" table:formula="of:=IF([Data.O126]=&quot;&quot;;&quot;&quot;;CONCATENATE(&quot;,&quot;;[Data.O126]))">
            <text:p/>
          </table:table-cell>
          <table:table-cell table:style-name="ce15" table:formula="of:=IF([Data.P126]=&quot;&quot;;&quot;&quot;;CONCATENATE(&quot;,&quot;;[Data.P126]))">
            <text:p/>
          </table:table-cell>
          <table:table-cell table:style-name="ce15" table:formula="of:=IF([Data.Q126]=&quot;&quot;;&quot;&quot;;CONCATENATE(&quot;,&quot;;[Data.Q126]))">
            <text:p/>
          </table:table-cell>
          <table:table-cell table:style-name="ce15" table:formula="of:=IF([Data.R126]=&quot;&quot;;&quot;&quot;;CONCATENATE(&quot;,&quot;;[Data.R126]))">
            <text:p/>
          </table:table-cell>
          <table:table-cell table:style-name="ce15" table:formula="of:=IF([Data.S126]=&quot;&quot;;&quot;&quot;;CONCATENATE(&quot;,&quot;;[Data.S126]))">
            <text:p/>
          </table:table-cell>
          <table:table-cell table:style-name="ce15" table:formula="of:=IF([Data.T126]=&quot;&quot;;&quot;&quot;;CONCATENATE(&quot;,&quot;;[Data.T126]))">
            <text:p/>
          </table:table-cell>
          <table:table-cell table:number-columns-repeated="2"/>
        </table:table-row>
        <table:table-row table:style-name="ro8">
          <table:table-cell table:formula="of:=IF([Data.A127]=&quot;&quot;;[.A125];[Data.A127])" office:value-type="float" office:value="88">
            <text:p>88</text:p>
          </table:table-cell>
          <table:table-cell table:formula="of:=IF([Data.E127]=&quot;&quot;;[.B125];CONCATENATE(&quot;,&quot;;[Data.E127]))" office:value-type="string" office:string-value=",PHYSICAL">
            <text:p>,PHYSICAL</text:p>
          </table:table-cell>
          <table:table-cell table:formula="of:=IF([Data.F127]=&quot;&quot;;[.C125];CONCATENATE(&quot;,&quot;;[Data.F127]))" office:value-type="string" office:string-value=",CHARL">
            <text:p>,CHARL</text:p>
          </table:table-cell>
          <table:table-cell table:formula="of:=CONCATENATE(&quot;,&quot;;[Data.G127])" office:value-type="string" office:string-value=",MINOR">
            <text:p>,MINOR</text:p>
          </table:table-cell>
          <table:table-cell table:formula="of:=CONCATENATE(&quot;,&quot;;[Data.H127])" office:value-type="string" office:string-value=",7">
            <text:p>,7</text:p>
          </table:table-cell>
          <table:table-cell table:formula="of:=IF([Data.I127]=&quot;&quot;;&quot;&quot;;CONCATENATE(&quot;,&quot;;[Data.I127]))" office:value-type="string" office:string-value=",DESCR">
            <text:p>,DESCR</text:p>
          </table:table-cell>
          <table:table-cell table:style-name="ce15" table:formula="of:=IF([Data.J127]=&quot;&quot;;&quot;&quot;;CONCATENATE(&quot;,&quot;;[Data.J127]))">
            <text:p/>
          </table:table-cell>
          <table:table-cell table:style-name="ce15" table:formula="of:=IF([Data.K127]=&quot;&quot;;&quot;&quot;;CONCATENATE(&quot;,&quot;;[Data.K127]))">
            <text:p/>
          </table:table-cell>
          <table:table-cell table:style-name="ce15" table:formula="of:=IF([Data.L127]=&quot;&quot;;&quot;&quot;;CONCATENATE(&quot;,&quot;;[Data.L127]))">
            <text:p/>
          </table:table-cell>
          <table:table-cell table:style-name="ce15" table:formula="of:=IF([Data.M127]=&quot;&quot;;&quot;&quot;;CONCATENATE(&quot;,&quot;;[Data.M127]))">
            <text:p/>
          </table:table-cell>
          <table:table-cell table:style-name="ce15" table:formula="of:=IF([Data.N127]=&quot;&quot;;&quot;&quot;;CONCATENATE(&quot;,&quot;;[Data.N127]))">
            <text:p/>
          </table:table-cell>
          <table:table-cell table:style-name="ce15" table:formula="of:=IF([Data.O127]=&quot;&quot;;&quot;&quot;;CONCATENATE(&quot;,&quot;;[Data.O127]))">
            <text:p/>
          </table:table-cell>
          <table:table-cell table:style-name="ce15" table:formula="of:=IF([Data.P127]=&quot;&quot;;&quot;&quot;;CONCATENATE(&quot;,&quot;;[Data.P127]))">
            <text:p/>
          </table:table-cell>
          <table:table-cell table:style-name="ce15" table:formula="of:=IF([Data.Q127]=&quot;&quot;;&quot;&quot;;CONCATENATE(&quot;,&quot;;[Data.Q127]))">
            <text:p/>
          </table:table-cell>
          <table:table-cell table:style-name="ce15" table:formula="of:=IF([Data.R127]=&quot;&quot;;&quot;&quot;;CONCATENATE(&quot;,&quot;;[Data.R127]))">
            <text:p/>
          </table:table-cell>
          <table:table-cell table:style-name="ce15" table:formula="of:=IF([Data.S127]=&quot;&quot;;&quot;&quot;;CONCATENATE(&quot;,&quot;;[Data.S127]))">
            <text:p/>
          </table:table-cell>
          <table:table-cell table:style-name="ce15" table:formula="of:=IF([Data.T127]=&quot;&quot;;&quot;&quot;;CONCATENATE(&quot;,&quot;;[Data.T127]))">
            <text:p/>
          </table:table-cell>
          <table:table-cell table:number-columns-repeated="2"/>
        </table:table-row>
        <table:table-row table:style-name="ro8">
          <table:table-cell table:formula="of:=IF([Data.A128]=&quot;&quot;;[.A126];[Data.A128])" office:value-type="float" office:value="89">
            <text:p>89</text:p>
          </table:table-cell>
          <table:table-cell table:formula="of:=IF([Data.E128]=&quot;&quot;;[.B126];CONCATENATE(&quot;,&quot;;[Data.E128]))" office:value-type="string" office:string-value=",PHYSICAL">
            <text:p>,PHYSICAL</text:p>
          </table:table-cell>
          <table:table-cell table:formula="of:=IF([Data.F128]=&quot;&quot;;[.C126];CONCATENATE(&quot;,&quot;;[Data.F128]))" office:value-type="string" office:string-value=",CHARL">
            <text:p>,CHARL</text:p>
          </table:table-cell>
          <table:table-cell table:formula="of:=CONCATENATE(&quot;,&quot;;[Data.G128])" office:value-type="string" office:string-value=",MINOR">
            <text:p>,MINOR</text:p>
          </table:table-cell>
          <table:table-cell table:formula="of:=CONCATENATE(&quot;,&quot;;[Data.H128])" office:value-type="string" office:string-value=",10">
            <text:p>,10</text:p>
          </table:table-cell>
          <table:table-cell table:formula="of:=IF([Data.I128]=&quot;&quot;;&quot;&quot;;CONCATENATE(&quot;,&quot;;[Data.I128]))" office:value-type="string" office:string-value=",DESCR">
            <text:p>,DESCR</text:p>
          </table:table-cell>
          <table:table-cell table:style-name="ce15" table:formula="of:=IF([Data.J128]=&quot;&quot;;&quot;&quot;;CONCATENATE(&quot;,&quot;;[Data.J128]))">
            <text:p/>
          </table:table-cell>
          <table:table-cell table:style-name="ce15" table:formula="of:=IF([Data.K128]=&quot;&quot;;&quot;&quot;;CONCATENATE(&quot;,&quot;;[Data.K128]))">
            <text:p/>
          </table:table-cell>
          <table:table-cell table:style-name="ce15" table:formula="of:=IF([Data.L128]=&quot;&quot;;&quot;&quot;;CONCATENATE(&quot;,&quot;;[Data.L128]))">
            <text:p/>
          </table:table-cell>
          <table:table-cell table:style-name="ce15" table:formula="of:=IF([Data.M128]=&quot;&quot;;&quot;&quot;;CONCATENATE(&quot;,&quot;;[Data.M128]))">
            <text:p/>
          </table:table-cell>
          <table:table-cell table:style-name="ce15" table:formula="of:=IF([Data.N128]=&quot;&quot;;&quot;&quot;;CONCATENATE(&quot;,&quot;;[Data.N128]))">
            <text:p/>
          </table:table-cell>
          <table:table-cell table:style-name="ce15" table:formula="of:=IF([Data.O128]=&quot;&quot;;&quot;&quot;;CONCATENATE(&quot;,&quot;;[Data.O128]))">
            <text:p/>
          </table:table-cell>
          <table:table-cell table:style-name="ce15" table:formula="of:=IF([Data.P128]=&quot;&quot;;&quot;&quot;;CONCATENATE(&quot;,&quot;;[Data.P128]))">
            <text:p/>
          </table:table-cell>
          <table:table-cell table:style-name="ce15" table:formula="of:=IF([Data.Q128]=&quot;&quot;;&quot;&quot;;CONCATENATE(&quot;,&quot;;[Data.Q128]))">
            <text:p/>
          </table:table-cell>
          <table:table-cell table:style-name="ce15" table:formula="of:=IF([Data.R128]=&quot;&quot;;&quot;&quot;;CONCATENATE(&quot;,&quot;;[Data.R128]))">
            <text:p/>
          </table:table-cell>
          <table:table-cell table:style-name="ce15" table:formula="of:=IF([Data.S128]=&quot;&quot;;&quot;&quot;;CONCATENATE(&quot;,&quot;;[Data.S128]))">
            <text:p/>
          </table:table-cell>
          <table:table-cell table:style-name="ce15" table:formula="of:=IF([Data.T128]=&quot;&quot;;&quot;&quot;;CONCATENATE(&quot;,&quot;;[Data.T128]))">
            <text:p/>
          </table:table-cell>
          <table:table-cell table:number-columns-repeated="2"/>
        </table:table-row>
        <table:table-row table:style-name="ro8">
          <table:table-cell table:formula="of:=IF([Data.A129]=&quot;&quot;;[.A127];[Data.A129])" office:value-type="float" office:value="89">
            <text:p>89</text:p>
          </table:table-cell>
          <table:table-cell table:formula="of:=IF([Data.E129]=&quot;&quot;;[.B127];CONCATENATE(&quot;,&quot;;[Data.E129]))" office:value-type="string" office:string-value=",PHYSICAL">
            <text:p>,PHYSICAL</text:p>
          </table:table-cell>
          <table:table-cell table:formula="of:=IF([Data.F129]=&quot;&quot;;[.C127];CONCATENATE(&quot;,&quot;;[Data.F129]))" office:value-type="string" office:string-value=",CHARL">
            <text:p>,CHARL</text:p>
          </table:table-cell>
          <table:table-cell table:formula="of:=CONCATENATE(&quot;,&quot;;[Data.G129])" office:value-type="string" office:string-value=",MAJOR">
            <text:p>,MAJOR</text:p>
          </table:table-cell>
          <table:table-cell table:formula="of:=CONCATENATE(&quot;,&quot;;[Data.H129])" office:value-type="string" office:string-value=",15">
            <text:p>,15</text:p>
          </table:table-cell>
          <table:table-cell table:formula="of:=IF([Data.I129]=&quot;&quot;;&quot;&quot;;CONCATENATE(&quot;,&quot;;[Data.I129]))" office:value-type="string" office:string-value=",DESCR">
            <text:p>,DESCR</text:p>
          </table:table-cell>
          <table:table-cell table:style-name="ce15" table:formula="of:=IF([Data.J129]=&quot;&quot;;&quot;&quot;;CONCATENATE(&quot;,&quot;;[Data.J129]))">
            <text:p/>
          </table:table-cell>
          <table:table-cell table:style-name="ce15" table:formula="of:=IF([Data.K129]=&quot;&quot;;&quot;&quot;;CONCATENATE(&quot;,&quot;;[Data.K129]))">
            <text:p/>
          </table:table-cell>
          <table:table-cell table:style-name="ce15" table:formula="of:=IF([Data.L129]=&quot;&quot;;&quot;&quot;;CONCATENATE(&quot;,&quot;;[Data.L129]))">
            <text:p/>
          </table:table-cell>
          <table:table-cell table:style-name="ce15" table:formula="of:=IF([Data.M129]=&quot;&quot;;&quot;&quot;;CONCATENATE(&quot;,&quot;;[Data.M129]))">
            <text:p/>
          </table:table-cell>
          <table:table-cell table:style-name="ce15" table:formula="of:=IF([Data.N129]=&quot;&quot;;&quot;&quot;;CONCATENATE(&quot;,&quot;;[Data.N129]))">
            <text:p/>
          </table:table-cell>
          <table:table-cell table:style-name="ce15" table:formula="of:=IF([Data.O129]=&quot;&quot;;&quot;&quot;;CONCATENATE(&quot;,&quot;;[Data.O129]))">
            <text:p/>
          </table:table-cell>
          <table:table-cell table:style-name="ce15" table:formula="of:=IF([Data.P129]=&quot;&quot;;&quot;&quot;;CONCATENATE(&quot;,&quot;;[Data.P129]))">
            <text:p/>
          </table:table-cell>
          <table:table-cell table:style-name="ce15" table:formula="of:=IF([Data.Q129]=&quot;&quot;;&quot;&quot;;CONCATENATE(&quot;,&quot;;[Data.Q129]))">
            <text:p/>
          </table:table-cell>
          <table:table-cell table:style-name="ce15" table:formula="of:=IF([Data.R129]=&quot;&quot;;&quot;&quot;;CONCATENATE(&quot;,&quot;;[Data.R129]))">
            <text:p/>
          </table:table-cell>
          <table:table-cell table:style-name="ce15" table:formula="of:=IF([Data.S129]=&quot;&quot;;&quot;&quot;;CONCATENATE(&quot;,&quot;;[Data.S129]))">
            <text:p/>
          </table:table-cell>
          <table:table-cell table:style-name="ce15" table:formula="of:=IF([Data.T129]=&quot;&quot;;&quot;&quot;;CONCATENATE(&quot;,&quot;;[Data.T129]))">
            <text:p/>
          </table:table-cell>
          <table:table-cell table:number-columns-repeated="2"/>
        </table:table-row>
        <table:table-row table:style-name="ro8">
          <table:table-cell table:formula="of:=IF([Data.A130]=&quot;&quot;;[.A128];[Data.A130])" office:value-type="float" office:value="89">
            <text:p>89</text:p>
          </table:table-cell>
          <table:table-cell table:formula="of:=IF([Data.E130]=&quot;&quot;;[.B128];CONCATENATE(&quot;,&quot;;[Data.E130]))" office:value-type="string" office:string-value=",PHYSICAL">
            <text:p>,PHYSICAL</text:p>
          </table:table-cell>
          <table:table-cell table:formula="of:=IF([Data.F130]=&quot;&quot;;[.C128];CONCATENATE(&quot;,&quot;;[Data.F130]))" office:value-type="string" office:string-value=",CHARL">
            <text:p>,CHARL</text:p>
          </table:table-cell>
          <table:table-cell table:formula="of:=CONCATENATE(&quot;,&quot;;[Data.G130])" office:value-type="string" office:string-value=",GREATER">
            <text:p>,GREATER</text:p>
          </table:table-cell>
          <table:table-cell table:formula="of:=CONCATENATE(&quot;,&quot;;[Data.H130])" office:value-type="string" office:string-value=",20">
            <text:p>,20</text:p>
          </table:table-cell>
          <table:table-cell table:formula="of:=IF([Data.I130]=&quot;&quot;;&quot;&quot;;CONCATENATE(&quot;,&quot;;[Data.I130]))" office:value-type="string" office:string-value=",DESCR">
            <text:p>,DESCR</text:p>
          </table:table-cell>
          <table:table-cell table:style-name="ce15" table:formula="of:=IF([Data.J130]=&quot;&quot;;&quot;&quot;;CONCATENATE(&quot;,&quot;;[Data.J130]))">
            <text:p/>
          </table:table-cell>
          <table:table-cell table:style-name="ce15" table:formula="of:=IF([Data.K130]=&quot;&quot;;&quot;&quot;;CONCATENATE(&quot;,&quot;;[Data.K130]))">
            <text:p/>
          </table:table-cell>
          <table:table-cell table:style-name="ce15" table:formula="of:=IF([Data.L130]=&quot;&quot;;&quot;&quot;;CONCATENATE(&quot;,&quot;;[Data.L130]))">
            <text:p/>
          </table:table-cell>
          <table:table-cell table:style-name="ce15" table:formula="of:=IF([Data.M130]=&quot;&quot;;&quot;&quot;;CONCATENATE(&quot;,&quot;;[Data.M130]))">
            <text:p/>
          </table:table-cell>
          <table:table-cell table:style-name="ce15" table:formula="of:=IF([Data.N130]=&quot;&quot;;&quot;&quot;;CONCATENATE(&quot;,&quot;;[Data.N130]))">
            <text:p/>
          </table:table-cell>
          <table:table-cell table:style-name="ce15" table:formula="of:=IF([Data.O130]=&quot;&quot;;&quot;&quot;;CONCATENATE(&quot;,&quot;;[Data.O130]))">
            <text:p/>
          </table:table-cell>
          <table:table-cell table:style-name="ce15" table:formula="of:=IF([Data.P130]=&quot;&quot;;&quot;&quot;;CONCATENATE(&quot;,&quot;;[Data.P130]))">
            <text:p/>
          </table:table-cell>
          <table:table-cell table:style-name="ce15" table:formula="of:=IF([Data.Q130]=&quot;&quot;;&quot;&quot;;CONCATENATE(&quot;,&quot;;[Data.Q130]))">
            <text:p/>
          </table:table-cell>
          <table:table-cell table:style-name="ce15" table:formula="of:=IF([Data.R130]=&quot;&quot;;&quot;&quot;;CONCATENATE(&quot;,&quot;;[Data.R130]))">
            <text:p/>
          </table:table-cell>
          <table:table-cell table:style-name="ce15" table:formula="of:=IF([Data.S130]=&quot;&quot;;&quot;&quot;;CONCATENATE(&quot;,&quot;;[Data.S130]))">
            <text:p/>
          </table:table-cell>
          <table:table-cell table:style-name="ce15" table:formula="of:=IF([Data.T130]=&quot;&quot;;&quot;&quot;;CONCATENATE(&quot;,&quot;;[Data.T130]))">
            <text:p/>
          </table:table-cell>
          <table:table-cell table:number-columns-repeated="2"/>
        </table:table-row>
        <table:table-row table:style-name="ro8">
          <table:table-cell table:formula="of:=IF([Data.A131]=&quot;&quot;;[.A129];[Data.A131])" office:value-type="float" office:value="90">
            <text:p>90</text:p>
          </table:table-cell>
          <table:table-cell table:formula="of:=IF([Data.E131]=&quot;&quot;;[.B129];CONCATENATE(&quot;,&quot;;[Data.E131]))" office:value-type="string" office:string-value=",PHYSICAL">
            <text:p>,PHYSICAL</text:p>
          </table:table-cell>
          <table:table-cell table:formula="of:=IF([Data.F131]=&quot;&quot;;[.C129];CONCATENATE(&quot;,&quot;;[Data.F131]))" office:value-type="string" office:string-value=",CHARL">
            <text:p>,CHARL</text:p>
          </table:table-cell>
          <table:table-cell table:formula="of:=CONCATENATE(&quot;,&quot;;[Data.G131])" office:value-type="string" office:string-value=",LESSER">
            <text:p>,LESSER</text:p>
          </table:table-cell>
          <table:table-cell table:formula="of:=CONCATENATE(&quot;,&quot;;[Data.H131])" office:value-type="string" office:string-value=",5">
            <text:p>,5</text:p>
          </table:table-cell>
          <table:table-cell table:formula="of:=IF([Data.I131]=&quot;&quot;;&quot;&quot;;CONCATENATE(&quot;,&quot;;[Data.I131]))" office:value-type="string" office:string-value=",DESCR">
            <text:p>,DESCR</text:p>
          </table:table-cell>
          <table:table-cell table:style-name="ce15" table:formula="of:=IF([Data.J131]=&quot;&quot;;&quot;&quot;;CONCATENATE(&quot;,&quot;;[Data.J131]))" office:value-type="string" office:string-value=",STRENGTH=-3">
            <text:p>,STRENGTH=-3</text:p>
          </table:table-cell>
          <table:table-cell table:style-name="ce15" table:formula="of:=IF([Data.K131]=&quot;&quot;;&quot;&quot;;CONCATENATE(&quot;,&quot;;[Data.K131]))" office:value-type="string" office:string-value=",QUICKNESS=3">
            <text:p>,QUICKNESS=3</text:p>
          </table:table-cell>
          <table:table-cell table:style-name="ce15" table:formula="of:=IF([Data.L131]=&quot;&quot;;&quot;&quot;;CONCATENATE(&quot;,&quot;;[Data.L131]))">
            <text:p/>
          </table:table-cell>
          <table:table-cell table:style-name="ce15" table:formula="of:=IF([Data.M131]=&quot;&quot;;&quot;&quot;;CONCATENATE(&quot;,&quot;;[Data.M131]))">
            <text:p/>
          </table:table-cell>
          <table:table-cell table:style-name="ce15" table:formula="of:=IF([Data.N131]=&quot;&quot;;&quot;&quot;;CONCATENATE(&quot;,&quot;;[Data.N131]))">
            <text:p/>
          </table:table-cell>
          <table:table-cell table:style-name="ce15" table:formula="of:=IF([Data.O131]=&quot;&quot;;&quot;&quot;;CONCATENATE(&quot;,&quot;;[Data.O131]))">
            <text:p/>
          </table:table-cell>
          <table:table-cell table:style-name="ce15" table:formula="of:=IF([Data.P131]=&quot;&quot;;&quot;&quot;;CONCATENATE(&quot;,&quot;;[Data.P131]))">
            <text:p/>
          </table:table-cell>
          <table:table-cell table:style-name="ce15" table:formula="of:=IF([Data.Q131]=&quot;&quot;;&quot;&quot;;CONCATENATE(&quot;,&quot;;[Data.Q131]))">
            <text:p/>
          </table:table-cell>
          <table:table-cell table:style-name="ce15" table:formula="of:=IF([Data.R131]=&quot;&quot;;&quot;&quot;;CONCATENATE(&quot;,&quot;;[Data.R131]))">
            <text:p/>
          </table:table-cell>
          <table:table-cell table:style-name="ce15" table:formula="of:=IF([Data.S131]=&quot;&quot;;&quot;&quot;;CONCATENATE(&quot;,&quot;;[Data.S131]))">
            <text:p/>
          </table:table-cell>
          <table:table-cell table:style-name="ce15" table:formula="of:=IF([Data.T131]=&quot;&quot;;&quot;&quot;;CONCATENATE(&quot;,&quot;;[Data.T131]))">
            <text:p/>
          </table:table-cell>
          <table:table-cell table:number-columns-repeated="2"/>
        </table:table-row>
        <table:table-row table:style-name="ro8">
          <table:table-cell table:formula="of:=IF([Data.A132]=&quot;&quot;;[.A130];[Data.A132])" office:value-type="float" office:value="90">
            <text:p>90</text:p>
          </table:table-cell>
          <table:table-cell table:formula="of:=IF([Data.E132]=&quot;&quot;;[.B130];CONCATENATE(&quot;,&quot;;[Data.E132]))" office:value-type="string" office:string-value=",PHYSICAL">
            <text:p>,PHYSICAL</text:p>
          </table:table-cell>
          <table:table-cell table:formula="of:=IF([Data.F132]=&quot;&quot;;[.C130];CONCATENATE(&quot;,&quot;;[Data.F132]))" office:value-type="string" office:string-value=",CHARL">
            <text:p>,CHARL</text:p>
          </table:table-cell>
          <table:table-cell table:formula="of:=CONCATENATE(&quot;,&quot;;[Data.G132])" office:value-type="string" office:string-value=",MINOR">
            <text:p>,MINOR</text:p>
          </table:table-cell>
          <table:table-cell table:formula="of:=CONCATENATE(&quot;,&quot;;[Data.H132])" office:value-type="string" office:string-value=",10">
            <text:p>,10</text:p>
          </table:table-cell>
          <table:table-cell table:formula="of:=IF([Data.I132]=&quot;&quot;;&quot;&quot;;CONCATENATE(&quot;,&quot;;[Data.I132]))" office:value-type="string" office:string-value=",DESCR">
            <text:p>,DESCR</text:p>
          </table:table-cell>
          <table:table-cell table:style-name="ce15" table:formula="of:=IF([Data.J132]=&quot;&quot;;&quot;&quot;;CONCATENATE(&quot;,&quot;;[Data.J132]))" office:value-type="string" office:string-value=",STRENGTH=-6">
            <text:p>,STRENGTH=-6</text:p>
          </table:table-cell>
          <table:table-cell table:style-name="ce15" table:formula="of:=IF([Data.K132]=&quot;&quot;;&quot;&quot;;CONCATENATE(&quot;,&quot;;[Data.K132]))" office:value-type="string" office:string-value=",QUICKNESS=6">
            <text:p>,QUICKNESS=6</text:p>
          </table:table-cell>
          <table:table-cell table:style-name="ce15" table:formula="of:=IF([Data.L132]=&quot;&quot;;&quot;&quot;;CONCATENATE(&quot;,&quot;;[Data.L132]))">
            <text:p/>
          </table:table-cell>
          <table:table-cell table:style-name="ce15" table:formula="of:=IF([Data.M132]=&quot;&quot;;&quot;&quot;;CONCATENATE(&quot;,&quot;;[Data.M132]))">
            <text:p/>
          </table:table-cell>
          <table:table-cell table:style-name="ce15" table:formula="of:=IF([Data.N132]=&quot;&quot;;&quot;&quot;;CONCATENATE(&quot;,&quot;;[Data.N132]))">
            <text:p/>
          </table:table-cell>
          <table:table-cell table:style-name="ce15" table:formula="of:=IF([Data.O132]=&quot;&quot;;&quot;&quot;;CONCATENATE(&quot;,&quot;;[Data.O132]))">
            <text:p/>
          </table:table-cell>
          <table:table-cell table:style-name="ce15" table:formula="of:=IF([Data.P132]=&quot;&quot;;&quot;&quot;;CONCATENATE(&quot;,&quot;;[Data.P132]))">
            <text:p/>
          </table:table-cell>
          <table:table-cell table:style-name="ce15" table:formula="of:=IF([Data.Q132]=&quot;&quot;;&quot;&quot;;CONCATENATE(&quot;,&quot;;[Data.Q132]))">
            <text:p/>
          </table:table-cell>
          <table:table-cell table:style-name="ce15" table:formula="of:=IF([Data.R132]=&quot;&quot;;&quot;&quot;;CONCATENATE(&quot;,&quot;;[Data.R132]))">
            <text:p/>
          </table:table-cell>
          <table:table-cell table:style-name="ce15" table:formula="of:=IF([Data.S132]=&quot;&quot;;&quot;&quot;;CONCATENATE(&quot;,&quot;;[Data.S132]))">
            <text:p/>
          </table:table-cell>
          <table:table-cell table:style-name="ce15" table:formula="of:=IF([Data.T132]=&quot;&quot;;&quot;&quot;;CONCATENATE(&quot;,&quot;;[Data.T132]))">
            <text:p/>
          </table:table-cell>
          <table:table-cell table:number-columns-repeated="2"/>
        </table:table-row>
        <table:table-row table:style-name="ro8">
          <table:table-cell table:formula="of:=IF([Data.A133]=&quot;&quot;;[.A131];[Data.A133])" office:value-type="float" office:value="90">
            <text:p>90</text:p>
          </table:table-cell>
          <table:table-cell table:formula="of:=IF([Data.E133]=&quot;&quot;;[.B131];CONCATENATE(&quot;,&quot;;[Data.E133]))" office:value-type="string" office:string-value=",PHYSICAL">
            <text:p>,PHYSICAL</text:p>
          </table:table-cell>
          <table:table-cell table:formula="of:=IF([Data.F133]=&quot;&quot;;[.C131];CONCATENATE(&quot;,&quot;;[Data.F133]))" office:value-type="string" office:string-value=",CHARL">
            <text:p>,CHARL</text:p>
          </table:table-cell>
          <table:table-cell table:formula="of:=CONCATENATE(&quot;,&quot;;[Data.G133])" office:value-type="string" office:string-value=",MAJOR">
            <text:p>,MAJOR</text:p>
          </table:table-cell>
          <table:table-cell table:formula="of:=CONCATENATE(&quot;,&quot;;[Data.H133])" office:value-type="string" office:string-value=",15">
            <text:p>,15</text:p>
          </table:table-cell>
          <table:table-cell table:formula="of:=IF([Data.I133]=&quot;&quot;;&quot;&quot;;CONCATENATE(&quot;,&quot;;[Data.I133]))" office:value-type="string" office:string-value=",DESCR">
            <text:p>,DESCR</text:p>
          </table:table-cell>
          <table:table-cell table:style-name="ce15" table:formula="of:=IF([Data.J133]=&quot;&quot;;&quot;&quot;;CONCATENATE(&quot;,&quot;;[Data.J133]))" office:value-type="string" office:string-value=",STRENGTH=-9">
            <text:p>,STRENGTH=-9</text:p>
          </table:table-cell>
          <table:table-cell table:style-name="ce15" table:formula="of:=IF([Data.K133]=&quot;&quot;;&quot;&quot;;CONCATENATE(&quot;,&quot;;[Data.K133]))" office:value-type="string" office:string-value=",QUICKNESS=9">
            <text:p>,QUICKNESS=9</text:p>
          </table:table-cell>
          <table:table-cell table:style-name="ce15" table:formula="of:=IF([Data.L133]=&quot;&quot;;&quot;&quot;;CONCATENATE(&quot;,&quot;;[Data.L133]))">
            <text:p/>
          </table:table-cell>
          <table:table-cell table:style-name="ce15" table:formula="of:=IF([Data.M133]=&quot;&quot;;&quot;&quot;;CONCATENATE(&quot;,&quot;;[Data.M133]))">
            <text:p/>
          </table:table-cell>
          <table:table-cell table:style-name="ce15" table:formula="of:=IF([Data.N133]=&quot;&quot;;&quot;&quot;;CONCATENATE(&quot;,&quot;;[Data.N133]))">
            <text:p/>
          </table:table-cell>
          <table:table-cell table:style-name="ce15" table:formula="of:=IF([Data.O133]=&quot;&quot;;&quot;&quot;;CONCATENATE(&quot;,&quot;;[Data.O133]))">
            <text:p/>
          </table:table-cell>
          <table:table-cell table:style-name="ce15" table:formula="of:=IF([Data.P133]=&quot;&quot;;&quot;&quot;;CONCATENATE(&quot;,&quot;;[Data.P133]))">
            <text:p/>
          </table:table-cell>
          <table:table-cell table:style-name="ce15" table:formula="of:=IF([Data.Q133]=&quot;&quot;;&quot;&quot;;CONCATENATE(&quot;,&quot;;[Data.Q133]))">
            <text:p/>
          </table:table-cell>
          <table:table-cell table:style-name="ce15" table:formula="of:=IF([Data.R133]=&quot;&quot;;&quot;&quot;;CONCATENATE(&quot;,&quot;;[Data.R133]))">
            <text:p/>
          </table:table-cell>
          <table:table-cell table:style-name="ce15" table:formula="of:=IF([Data.S133]=&quot;&quot;;&quot;&quot;;CONCATENATE(&quot;,&quot;;[Data.S133]))">
            <text:p/>
          </table:table-cell>
          <table:table-cell table:style-name="ce15" table:formula="of:=IF([Data.T133]=&quot;&quot;;&quot;&quot;;CONCATENATE(&quot;,&quot;;[Data.T133]))">
            <text:p/>
          </table:table-cell>
          <table:table-cell table:number-columns-repeated="2"/>
        </table:table-row>
        <table:table-row table:style-name="ro8">
          <table:table-cell table:formula="of:=IF([Data.A134]=&quot;&quot;;[.A132];[Data.A134])" office:value-type="float" office:value="91">
            <text:p>91</text:p>
          </table:table-cell>
          <table:table-cell table:formula="of:=IF([Data.E134]=&quot;&quot;;[.B132];CONCATENATE(&quot;,&quot;;[Data.E134]))" office:value-type="string" office:string-value=",MYSTICAL">
            <text:p>,MYSTICAL</text:p>
          </table:table-cell>
          <table:table-cell table:formula="of:=IF([Data.F134]=&quot;&quot;;[.C132];CONCATENATE(&quot;,&quot;;[Data.F134]))" office:value-type="string" office:string-value=",CHARL">
            <text:p>,CHARL</text:p>
          </table:table-cell>
          <table:table-cell table:formula="of:=CONCATENATE(&quot;,&quot;;[Data.G134])" office:value-type="string" office:string-value=",MINOR">
            <text:p>,MINOR</text:p>
          </table:table-cell>
          <table:table-cell table:formula="of:=CONCATENATE(&quot;,&quot;;[Data.H134])" office:value-type="string" office:string-value=",7">
            <text:p>,7</text:p>
          </table:table-cell>
          <table:table-cell table:formula="of:=IF([Data.I134]=&quot;&quot;;&quot;&quot;;CONCATENATE(&quot;,&quot;;[Data.I134]))" office:value-type="string" office:string-value=",DESCR">
            <text:p>,DESCR</text:p>
          </table:table-cell>
          <table:table-cell table:style-name="ce15" table:formula="of:=IF([Data.J134]=&quot;&quot;;&quot;&quot;;CONCATENATE(&quot;,&quot;;[Data.J134]))">
            <text:p/>
          </table:table-cell>
          <table:table-cell table:style-name="ce15" table:formula="of:=IF([Data.K134]=&quot;&quot;;&quot;&quot;;CONCATENATE(&quot;,&quot;;[Data.K134]))">
            <text:p/>
          </table:table-cell>
          <table:table-cell table:style-name="ce15" table:formula="of:=IF([Data.L134]=&quot;&quot;;&quot;&quot;;CONCATENATE(&quot;,&quot;;[Data.L134]))">
            <text:p/>
          </table:table-cell>
          <table:table-cell table:style-name="ce15" table:formula="of:=IF([Data.M134]=&quot;&quot;;&quot;&quot;;CONCATENATE(&quot;,&quot;;[Data.M134]))">
            <text:p/>
          </table:table-cell>
          <table:table-cell table:style-name="ce15" table:formula="of:=IF([Data.N134]=&quot;&quot;;&quot;&quot;;CONCATENATE(&quot;,&quot;;[Data.N134]))">
            <text:p/>
          </table:table-cell>
          <table:table-cell table:style-name="ce15" table:formula="of:=IF([Data.O134]=&quot;&quot;;&quot;&quot;;CONCATENATE(&quot;,&quot;;[Data.O134]))">
            <text:p/>
          </table:table-cell>
          <table:table-cell table:style-name="ce15" table:formula="of:=IF([Data.P134]=&quot;&quot;;&quot;&quot;;CONCATENATE(&quot;,&quot;;[Data.P134]))">
            <text:p/>
          </table:table-cell>
          <table:table-cell table:style-name="ce15" table:formula="of:=IF([Data.Q134]=&quot;&quot;;&quot;&quot;;CONCATENATE(&quot;,&quot;;[Data.Q134]))">
            <text:p/>
          </table:table-cell>
          <table:table-cell table:style-name="ce15" table:formula="of:=IF([Data.R134]=&quot;&quot;;&quot;&quot;;CONCATENATE(&quot;,&quot;;[Data.R134]))">
            <text:p/>
          </table:table-cell>
          <table:table-cell table:style-name="ce15" table:formula="of:=IF([Data.S134]=&quot;&quot;;&quot;&quot;;CONCATENATE(&quot;,&quot;;[Data.S134]))">
            <text:p/>
          </table:table-cell>
          <table:table-cell table:style-name="ce15" table:formula="of:=IF([Data.T134]=&quot;&quot;;&quot;&quot;;CONCATENATE(&quot;,&quot;;[Data.T134]))">
            <text:p/>
          </table:table-cell>
          <table:table-cell table:number-columns-repeated="2"/>
        </table:table-row>
        <table:table-row table:style-name="ro8">
          <table:table-cell table:formula="of:=IF([Data.A135]=&quot;&quot;;[.A133];[Data.A135])" office:value-type="float" office:value="92">
            <text:p>92</text:p>
          </table:table-cell>
          <table:table-cell table:formula="of:=IF([Data.E135]=&quot;&quot;;[.B133];CONCATENATE(&quot;,&quot;;[Data.E135]))" office:value-type="string" office:string-value=",MYSTICAL">
            <text:p>,MYSTICAL</text:p>
          </table:table-cell>
          <table:table-cell table:formula="of:=IF([Data.F135]=&quot;&quot;;[.C133];CONCATENATE(&quot;,&quot;;[Data.F135]))" office:value-type="string" office:string-value=",CHARL">
            <text:p>,CHARL</text:p>
          </table:table-cell>
          <table:table-cell table:formula="of:=CONCATENATE(&quot;,&quot;;[Data.G135])" office:value-type="string" office:string-value=",MINOR">
            <text:p>,MINOR</text:p>
          </table:table-cell>
          <table:table-cell table:formula="of:=CONCATENATE(&quot;,&quot;;[Data.H135])" office:value-type="string" office:string-value=",7">
            <text:p>,7</text:p>
          </table:table-cell>
          <table:table-cell table:formula="of:=IF([Data.I135]=&quot;&quot;;&quot;&quot;;CONCATENATE(&quot;,&quot;;[Data.I135]))" office:value-type="string" office:string-value=",DESCR">
            <text:p>,DESCR</text:p>
          </table:table-cell>
          <table:table-cell table:style-name="ce15" table:formula="of:=IF([Data.J135]=&quot;&quot;;&quot;&quot;;CONCATENATE(&quot;,&quot;;[Data.J135]))">
            <text:p/>
          </table:table-cell>
          <table:table-cell table:style-name="ce15" table:formula="of:=IF([Data.K135]=&quot;&quot;;&quot;&quot;;CONCATENATE(&quot;,&quot;;[Data.K135]))">
            <text:p/>
          </table:table-cell>
          <table:table-cell table:style-name="ce15" table:formula="of:=IF([Data.L135]=&quot;&quot;;&quot;&quot;;CONCATENATE(&quot;,&quot;;[Data.L135]))">
            <text:p/>
          </table:table-cell>
          <table:table-cell table:style-name="ce15" table:formula="of:=IF([Data.M135]=&quot;&quot;;&quot;&quot;;CONCATENATE(&quot;,&quot;;[Data.M135]))">
            <text:p/>
          </table:table-cell>
          <table:table-cell table:style-name="ce15" table:formula="of:=IF([Data.N135]=&quot;&quot;;&quot;&quot;;CONCATENATE(&quot;,&quot;;[Data.N135]))">
            <text:p/>
          </table:table-cell>
          <table:table-cell table:style-name="ce15" table:formula="of:=IF([Data.O135]=&quot;&quot;;&quot;&quot;;CONCATENATE(&quot;,&quot;;[Data.O135]))">
            <text:p/>
          </table:table-cell>
          <table:table-cell table:style-name="ce15" table:formula="of:=IF([Data.P135]=&quot;&quot;;&quot;&quot;;CONCATENATE(&quot;,&quot;;[Data.P135]))">
            <text:p/>
          </table:table-cell>
          <table:table-cell table:style-name="ce15" table:formula="of:=IF([Data.Q135]=&quot;&quot;;&quot;&quot;;CONCATENATE(&quot;,&quot;;[Data.Q135]))">
            <text:p/>
          </table:table-cell>
          <table:table-cell table:style-name="ce15" table:formula="of:=IF([Data.R135]=&quot;&quot;;&quot;&quot;;CONCATENATE(&quot;,&quot;;[Data.R135]))">
            <text:p/>
          </table:table-cell>
          <table:table-cell table:style-name="ce15" table:formula="of:=IF([Data.S135]=&quot;&quot;;&quot;&quot;;CONCATENATE(&quot;,&quot;;[Data.S135]))">
            <text:p/>
          </table:table-cell>
          <table:table-cell table:style-name="ce15" table:formula="of:=IF([Data.T135]=&quot;&quot;;&quot;&quot;;CONCATENATE(&quot;,&quot;;[Data.T135]))">
            <text:p/>
          </table:table-cell>
          <table:table-cell table:number-columns-repeated="2"/>
        </table:table-row>
        <table:table-row table:style-name="ro8">
          <table:table-cell table:formula="of:=IF([Data.A136]=&quot;&quot;;[.A134];[Data.A136])" office:value-type="float" office:value="93">
            <text:p>93</text:p>
          </table:table-cell>
          <table:table-cell table:formula="of:=IF([Data.E136]=&quot;&quot;;[.B134];CONCATENATE(&quot;,&quot;;[Data.E136]))" office:value-type="string" office:string-value=",MYSTICAL">
            <text:p>,MYSTICAL</text:p>
          </table:table-cell>
          <table:table-cell table:formula="of:=IF([Data.F136]=&quot;&quot;;[.C134];CONCATENATE(&quot;,&quot;;[Data.F136]))" office:value-type="string" office:string-value=",CHARL">
            <text:p>,CHARL</text:p>
          </table:table-cell>
          <table:table-cell table:formula="of:=CONCATENATE(&quot;,&quot;;[Data.G136])" office:value-type="string" office:string-value=",MINOR">
            <text:p>,MINOR</text:p>
          </table:table-cell>
          <table:table-cell table:formula="of:=CONCATENATE(&quot;,&quot;;[Data.H136])" office:value-type="string" office:string-value=",10">
            <text:p>,10</text:p>
          </table:table-cell>
          <table:table-cell table:formula="of:=IF([Data.I136]=&quot;&quot;;&quot;&quot;;CONCATENATE(&quot;,&quot;;[Data.I136]))" office:value-type="string" office:string-value=",DESCR">
            <text:p>,DESCR</text:p>
          </table:table-cell>
          <table:table-cell table:style-name="ce15" table:formula="of:=IF([Data.J136]=&quot;&quot;;&quot;&quot;;CONCATENATE(&quot;,&quot;;[Data.J136]))">
            <text:p/>
          </table:table-cell>
          <table:table-cell table:style-name="ce15" table:formula="of:=IF([Data.K136]=&quot;&quot;;&quot;&quot;;CONCATENATE(&quot;,&quot;;[Data.K136]))">
            <text:p/>
          </table:table-cell>
          <table:table-cell table:style-name="ce15" table:formula="of:=IF([Data.L136]=&quot;&quot;;&quot;&quot;;CONCATENATE(&quot;,&quot;;[Data.L136]))">
            <text:p/>
          </table:table-cell>
          <table:table-cell table:style-name="ce15" table:formula="of:=IF([Data.M136]=&quot;&quot;;&quot;&quot;;CONCATENATE(&quot;,&quot;;[Data.M136]))">
            <text:p/>
          </table:table-cell>
          <table:table-cell table:style-name="ce15" table:formula="of:=IF([Data.N136]=&quot;&quot;;&quot;&quot;;CONCATENATE(&quot;,&quot;;[Data.N136]))">
            <text:p/>
          </table:table-cell>
          <table:table-cell table:style-name="ce15" table:formula="of:=IF([Data.O136]=&quot;&quot;;&quot;&quot;;CONCATENATE(&quot;,&quot;;[Data.O136]))">
            <text:p/>
          </table:table-cell>
          <table:table-cell table:style-name="ce15" table:formula="of:=IF([Data.P136]=&quot;&quot;;&quot;&quot;;CONCATENATE(&quot;,&quot;;[Data.P136]))">
            <text:p/>
          </table:table-cell>
          <table:table-cell table:style-name="ce15" table:formula="of:=IF([Data.Q136]=&quot;&quot;;&quot;&quot;;CONCATENATE(&quot;,&quot;;[Data.Q136]))">
            <text:p/>
          </table:table-cell>
          <table:table-cell table:style-name="ce15" table:formula="of:=IF([Data.R136]=&quot;&quot;;&quot;&quot;;CONCATENATE(&quot;,&quot;;[Data.R136]))">
            <text:p/>
          </table:table-cell>
          <table:table-cell table:style-name="ce15" table:formula="of:=IF([Data.S136]=&quot;&quot;;&quot;&quot;;CONCATENATE(&quot;,&quot;;[Data.S136]))">
            <text:p/>
          </table:table-cell>
          <table:table-cell table:style-name="ce15" table:formula="of:=IF([Data.T136]=&quot;&quot;;&quot;&quot;;CONCATENATE(&quot;,&quot;;[Data.T136]))">
            <text:p/>
          </table:table-cell>
          <table:table-cell table:number-columns-repeated="2"/>
        </table:table-row>
        <table:table-row table:style-name="ro8">
          <table:table-cell table:formula="of:=IF([Data.A137]=&quot;&quot;;[.A135];[Data.A137])" office:value-type="float" office:value="94">
            <text:p>94</text:p>
          </table:table-cell>
          <table:table-cell table:formula="of:=IF([Data.E137]=&quot;&quot;;[.B135];CONCATENATE(&quot;,&quot;;[Data.E137]))" office:value-type="string" office:string-value=",MYSTICAL">
            <text:p>,MYSTICAL</text:p>
          </table:table-cell>
          <table:table-cell table:formula="of:=IF([Data.F137]=&quot;&quot;;[.C135];CONCATENATE(&quot;,&quot;;[Data.F137]))" office:value-type="string" office:string-value=",CHARL">
            <text:p>,CHARL</text:p>
          </table:table-cell>
          <table:table-cell table:formula="of:=CONCATENATE(&quot;,&quot;;[Data.G137])" office:value-type="string" office:string-value=",LESSER">
            <text:p>,LESSER</text:p>
          </table:table-cell>
          <table:table-cell table:formula="of:=CONCATENATE(&quot;,&quot;;[Data.H137])" office:value-type="string" office:string-value=",5">
            <text:p>,5</text:p>
          </table:table-cell>
          <table:table-cell table:formula="of:=IF([Data.I137]=&quot;&quot;;&quot;&quot;;CONCATENATE(&quot;,&quot;;[Data.I137]))" office:value-type="string" office:string-value=",POWERDEV=0;1;1;1;1">
            <text:p>,POWERDEV=0;1;1;1;1</text:p>
          </table:table-cell>
          <table:table-cell table:style-name="ce15" table:formula="of:=IF([Data.J137]=&quot;&quot;;&quot;&quot;;CONCATENATE(&quot;,&quot;;[Data.J137]))">
            <text:p/>
          </table:table-cell>
          <table:table-cell table:style-name="ce15" table:formula="of:=IF([Data.K137]=&quot;&quot;;&quot;&quot;;CONCATENATE(&quot;,&quot;;[Data.K137]))">
            <text:p/>
          </table:table-cell>
          <table:table-cell table:style-name="ce15" table:formula="of:=IF([Data.L137]=&quot;&quot;;&quot;&quot;;CONCATENATE(&quot;,&quot;;[Data.L137]))">
            <text:p/>
          </table:table-cell>
          <table:table-cell table:style-name="ce15" table:formula="of:=IF([Data.M137]=&quot;&quot;;&quot;&quot;;CONCATENATE(&quot;,&quot;;[Data.M137]))">
            <text:p/>
          </table:table-cell>
          <table:table-cell table:style-name="ce15" table:formula="of:=IF([Data.N137]=&quot;&quot;;&quot;&quot;;CONCATENATE(&quot;,&quot;;[Data.N137]))">
            <text:p/>
          </table:table-cell>
          <table:table-cell table:style-name="ce15" table:formula="of:=IF([Data.O137]=&quot;&quot;;&quot;&quot;;CONCATENATE(&quot;,&quot;;[Data.O137]))">
            <text:p/>
          </table:table-cell>
          <table:table-cell table:style-name="ce15" table:formula="of:=IF([Data.P137]=&quot;&quot;;&quot;&quot;;CONCATENATE(&quot;,&quot;;[Data.P137]))">
            <text:p/>
          </table:table-cell>
          <table:table-cell table:style-name="ce15" table:formula="of:=IF([Data.Q137]=&quot;&quot;;&quot;&quot;;CONCATENATE(&quot;,&quot;;[Data.Q137]))">
            <text:p/>
          </table:table-cell>
          <table:table-cell table:style-name="ce15" table:formula="of:=IF([Data.R137]=&quot;&quot;;&quot;&quot;;CONCATENATE(&quot;,&quot;;[Data.R137]))">
            <text:p/>
          </table:table-cell>
          <table:table-cell table:style-name="ce15" table:formula="of:=IF([Data.S137]=&quot;&quot;;&quot;&quot;;CONCATENATE(&quot;,&quot;;[Data.S137]))">
            <text:p/>
          </table:table-cell>
          <table:table-cell table:style-name="ce15" table:formula="of:=IF([Data.T137]=&quot;&quot;;&quot;&quot;;CONCATENATE(&quot;,&quot;;[Data.T137]))">
            <text:p/>
          </table:table-cell>
          <table:table-cell table:number-columns-repeated="2"/>
        </table:table-row>
        <table:table-row table:style-name="ro8">
          <table:table-cell table:formula="of:=IF([Data.A138]=&quot;&quot;;[.A136];[Data.A138])" office:value-type="float" office:value="94">
            <text:p>94</text:p>
          </table:table-cell>
          <table:table-cell table:formula="of:=IF([Data.E138]=&quot;&quot;;[.B136];CONCATENATE(&quot;,&quot;;[Data.E138]))" office:value-type="string" office:string-value=",MYSTICAL">
            <text:p>,MYSTICAL</text:p>
          </table:table-cell>
          <table:table-cell table:formula="of:=IF([Data.F138]=&quot;&quot;;[.C136];CONCATENATE(&quot;,&quot;;[Data.F138]))" office:value-type="string" office:string-value=",CHARL">
            <text:p>,CHARL</text:p>
          </table:table-cell>
          <table:table-cell table:formula="of:=CONCATENATE(&quot;,&quot;;[Data.G138])" office:value-type="string" office:string-value=",MINOR">
            <text:p>,MINOR</text:p>
          </table:table-cell>
          <table:table-cell table:formula="of:=CONCATENATE(&quot;,&quot;;[Data.H138])" office:value-type="string" office:string-value=",10">
            <text:p>,10</text:p>
          </table:table-cell>
          <table:table-cell table:formula="of:=IF([Data.I138]=&quot;&quot;;&quot;&quot;;CONCATENATE(&quot;,&quot;;[Data.I138]))" office:value-type="string" office:string-value=",POWERDEV=0;2;2;2;2">
            <text:p>,POWERDEV=0;2;2;2;2</text:p>
          </table:table-cell>
          <table:table-cell table:style-name="ce15" table:formula="of:=IF([Data.J138]=&quot;&quot;;&quot;&quot;;CONCATENATE(&quot;,&quot;;[Data.J138]))">
            <text:p/>
          </table:table-cell>
          <table:table-cell table:style-name="ce15" table:formula="of:=IF([Data.K138]=&quot;&quot;;&quot;&quot;;CONCATENATE(&quot;,&quot;;[Data.K138]))">
            <text:p/>
          </table:table-cell>
          <table:table-cell table:style-name="ce15" table:formula="of:=IF([Data.L138]=&quot;&quot;;&quot;&quot;;CONCATENATE(&quot;,&quot;;[Data.L138]))">
            <text:p/>
          </table:table-cell>
          <table:table-cell table:style-name="ce15" table:formula="of:=IF([Data.M138]=&quot;&quot;;&quot;&quot;;CONCATENATE(&quot;,&quot;;[Data.M138]))">
            <text:p/>
          </table:table-cell>
          <table:table-cell table:style-name="ce15" table:formula="of:=IF([Data.N138]=&quot;&quot;;&quot;&quot;;CONCATENATE(&quot;,&quot;;[Data.N138]))">
            <text:p/>
          </table:table-cell>
          <table:table-cell table:style-name="ce15" table:formula="of:=IF([Data.O138]=&quot;&quot;;&quot;&quot;;CONCATENATE(&quot;,&quot;;[Data.O138]))">
            <text:p/>
          </table:table-cell>
          <table:table-cell table:style-name="ce15" table:formula="of:=IF([Data.P138]=&quot;&quot;;&quot;&quot;;CONCATENATE(&quot;,&quot;;[Data.P138]))">
            <text:p/>
          </table:table-cell>
          <table:table-cell table:style-name="ce15" table:formula="of:=IF([Data.Q138]=&quot;&quot;;&quot;&quot;;CONCATENATE(&quot;,&quot;;[Data.Q138]))">
            <text:p/>
          </table:table-cell>
          <table:table-cell table:style-name="ce15" table:formula="of:=IF([Data.R138]=&quot;&quot;;&quot;&quot;;CONCATENATE(&quot;,&quot;;[Data.R138]))">
            <text:p/>
          </table:table-cell>
          <table:table-cell table:style-name="ce15" table:formula="of:=IF([Data.S138]=&quot;&quot;;&quot;&quot;;CONCATENATE(&quot;,&quot;;[Data.S138]))">
            <text:p/>
          </table:table-cell>
          <table:table-cell table:style-name="ce15" table:formula="of:=IF([Data.T138]=&quot;&quot;;&quot;&quot;;CONCATENATE(&quot;,&quot;;[Data.T138]))">
            <text:p/>
          </table:table-cell>
          <table:table-cell table:number-columns-repeated="2"/>
        </table:table-row>
        <table:table-row table:style-name="ro8">
          <table:table-cell table:formula="of:=IF([Data.A139]=&quot;&quot;;[.A137];[Data.A139])" office:value-type="float" office:value="94">
            <text:p>94</text:p>
          </table:table-cell>
          <table:table-cell table:formula="of:=IF([Data.E139]=&quot;&quot;;[.B137];CONCATENATE(&quot;,&quot;;[Data.E139]))" office:value-type="string" office:string-value=",MYSTICAL">
            <text:p>,MYSTICAL</text:p>
          </table:table-cell>
          <table:table-cell table:formula="of:=IF([Data.F139]=&quot;&quot;;[.C137];CONCATENATE(&quot;,&quot;;[Data.F139]))" office:value-type="string" office:string-value=",CHARL">
            <text:p>,CHARL</text:p>
          </table:table-cell>
          <table:table-cell table:formula="of:=CONCATENATE(&quot;,&quot;;[Data.G139])" office:value-type="string" office:string-value=",MAJOR">
            <text:p>,MAJOR</text:p>
          </table:table-cell>
          <table:table-cell table:formula="of:=CONCATENATE(&quot;,&quot;;[Data.H139])" office:value-type="string" office:string-value=",15">
            <text:p>,15</text:p>
          </table:table-cell>
          <table:table-cell table:formula="of:=IF([Data.I139]=&quot;&quot;;&quot;&quot;;CONCATENATE(&quot;,&quot;;[Data.I139]))" office:value-type="string" office:string-value=",POWERDEV=0;3;3;3;3">
            <text:p>,POWERDEV=0;3;3;3;3</text:p>
          </table:table-cell>
          <table:table-cell table:style-name="ce15" table:formula="of:=IF([Data.J139]=&quot;&quot;;&quot;&quot;;CONCATENATE(&quot;,&quot;;[Data.J139]))">
            <text:p/>
          </table:table-cell>
          <table:table-cell table:style-name="ce15" table:formula="of:=IF([Data.K139]=&quot;&quot;;&quot;&quot;;CONCATENATE(&quot;,&quot;;[Data.K139]))">
            <text:p/>
          </table:table-cell>
          <table:table-cell table:style-name="ce15" table:formula="of:=IF([Data.L139]=&quot;&quot;;&quot;&quot;;CONCATENATE(&quot;,&quot;;[Data.L139]))">
            <text:p/>
          </table:table-cell>
          <table:table-cell table:style-name="ce15" table:formula="of:=IF([Data.M139]=&quot;&quot;;&quot;&quot;;CONCATENATE(&quot;,&quot;;[Data.M139]))">
            <text:p/>
          </table:table-cell>
          <table:table-cell table:style-name="ce15" table:formula="of:=IF([Data.N139]=&quot;&quot;;&quot;&quot;;CONCATENATE(&quot;,&quot;;[Data.N139]))">
            <text:p/>
          </table:table-cell>
          <table:table-cell table:style-name="ce15" table:formula="of:=IF([Data.O139]=&quot;&quot;;&quot;&quot;;CONCATENATE(&quot;,&quot;;[Data.O139]))">
            <text:p/>
          </table:table-cell>
          <table:table-cell table:style-name="ce15" table:formula="of:=IF([Data.P139]=&quot;&quot;;&quot;&quot;;CONCATENATE(&quot;,&quot;;[Data.P139]))">
            <text:p/>
          </table:table-cell>
          <table:table-cell table:style-name="ce15" table:formula="of:=IF([Data.Q139]=&quot;&quot;;&quot;&quot;;CONCATENATE(&quot;,&quot;;[Data.Q139]))">
            <text:p/>
          </table:table-cell>
          <table:table-cell table:style-name="ce15" table:formula="of:=IF([Data.R139]=&quot;&quot;;&quot;&quot;;CONCATENATE(&quot;,&quot;;[Data.R139]))">
            <text:p/>
          </table:table-cell>
          <table:table-cell table:style-name="ce15" table:formula="of:=IF([Data.S139]=&quot;&quot;;&quot;&quot;;CONCATENATE(&quot;,&quot;;[Data.S139]))">
            <text:p/>
          </table:table-cell>
          <table:table-cell table:style-name="ce15" table:formula="of:=IF([Data.T139]=&quot;&quot;;&quot;&quot;;CONCATENATE(&quot;,&quot;;[Data.T139]))">
            <text:p/>
          </table:table-cell>
          <table:table-cell table:number-columns-repeated="2"/>
        </table:table-row>
        <table:table-row table:style-name="ro8">
          <table:table-cell table:formula="of:=IF([Data.A140]=&quot;&quot;;[.A138];[Data.A140])" office:value-type="float" office:value="94">
            <text:p>94</text:p>
          </table:table-cell>
          <table:table-cell table:formula="of:=IF([Data.E140]=&quot;&quot;;[.B138];CONCATENATE(&quot;,&quot;;[Data.E140]))" office:value-type="string" office:string-value=",MYSTICAL">
            <text:p>,MYSTICAL</text:p>
          </table:table-cell>
          <table:table-cell table:formula="of:=IF([Data.F140]=&quot;&quot;;[.C138];CONCATENATE(&quot;,&quot;;[Data.F140]))" office:value-type="string" office:string-value=",CHARL">
            <text:p>,CHARL</text:p>
          </table:table-cell>
          <table:table-cell table:formula="of:=CONCATENATE(&quot;,&quot;;[Data.G140])" office:value-type="string" office:string-value=",GREATER">
            <text:p>,GREATER</text:p>
          </table:table-cell>
          <table:table-cell table:formula="of:=CONCATENATE(&quot;,&quot;;[Data.H140])" office:value-type="string" office:string-value=",20">
            <text:p>,20</text:p>
          </table:table-cell>
          <table:table-cell table:formula="of:=IF([Data.I140]=&quot;&quot;;&quot;&quot;;CONCATENATE(&quot;,&quot;;[Data.I140]))" office:value-type="string" office:string-value=",POWERDEV=0;4;4;4;4">
            <text:p>,POWERDEV=0;4;4;4;4</text:p>
          </table:table-cell>
          <table:table-cell table:style-name="ce15" table:formula="of:=IF([Data.J140]=&quot;&quot;;&quot;&quot;;CONCATENATE(&quot;,&quot;;[Data.J140]))">
            <text:p/>
          </table:table-cell>
          <table:table-cell table:style-name="ce15" table:formula="of:=IF([Data.K140]=&quot;&quot;;&quot;&quot;;CONCATENATE(&quot;,&quot;;[Data.K140]))">
            <text:p/>
          </table:table-cell>
          <table:table-cell table:style-name="ce15" table:formula="of:=IF([Data.L140]=&quot;&quot;;&quot;&quot;;CONCATENATE(&quot;,&quot;;[Data.L140]))">
            <text:p/>
          </table:table-cell>
          <table:table-cell table:style-name="ce15" table:formula="of:=IF([Data.M140]=&quot;&quot;;&quot;&quot;;CONCATENATE(&quot;,&quot;;[Data.M140]))">
            <text:p/>
          </table:table-cell>
          <table:table-cell table:style-name="ce15" table:formula="of:=IF([Data.N140]=&quot;&quot;;&quot;&quot;;CONCATENATE(&quot;,&quot;;[Data.N140]))">
            <text:p/>
          </table:table-cell>
          <table:table-cell table:style-name="ce15" table:formula="of:=IF([Data.O140]=&quot;&quot;;&quot;&quot;;CONCATENATE(&quot;,&quot;;[Data.O140]))">
            <text:p/>
          </table:table-cell>
          <table:table-cell table:style-name="ce15" table:formula="of:=IF([Data.P140]=&quot;&quot;;&quot;&quot;;CONCATENATE(&quot;,&quot;;[Data.P140]))">
            <text:p/>
          </table:table-cell>
          <table:table-cell table:style-name="ce15" table:formula="of:=IF([Data.Q140]=&quot;&quot;;&quot;&quot;;CONCATENATE(&quot;,&quot;;[Data.Q140]))">
            <text:p/>
          </table:table-cell>
          <table:table-cell table:style-name="ce15" table:formula="of:=IF([Data.R140]=&quot;&quot;;&quot;&quot;;CONCATENATE(&quot;,&quot;;[Data.R140]))">
            <text:p/>
          </table:table-cell>
          <table:table-cell table:style-name="ce15" table:formula="of:=IF([Data.S140]=&quot;&quot;;&quot;&quot;;CONCATENATE(&quot;,&quot;;[Data.S140]))">
            <text:p/>
          </table:table-cell>
          <table:table-cell table:style-name="ce15" table:formula="of:=IF([Data.T140]=&quot;&quot;;&quot;&quot;;CONCATENATE(&quot;,&quot;;[Data.T140]))">
            <text:p/>
          </table:table-cell>
          <table:table-cell table:number-columns-repeated="2"/>
        </table:table-row>
        <table:table-row table:style-name="ro8">
          <table:table-cell table:formula="of:=IF([Data.A141]=&quot;&quot;;[.A139];[Data.A141])" office:value-type="float" office:value="95">
            <text:p>95</text:p>
          </table:table-cell>
          <table:table-cell table:formula="of:=IF([Data.E141]=&quot;&quot;;[.B139];CONCATENATE(&quot;,&quot;;[Data.E141]))" office:value-type="string" office:string-value=",MYSTICAL">
            <text:p>,MYSTICAL</text:p>
          </table:table-cell>
          <table:table-cell table:formula="of:=IF([Data.F141]=&quot;&quot;;[.C139];CONCATENATE(&quot;,&quot;;[Data.F141]))" office:value-type="string" office:string-value=",CHARL">
            <text:p>,CHARL</text:p>
          </table:table-cell>
          <table:table-cell table:formula="of:=CONCATENATE(&quot;,&quot;;[Data.G141])" office:value-type="string" office:string-value=",GREATER">
            <text:p>,GREATER</text:p>
          </table:table-cell>
          <table:table-cell table:formula="of:=CONCATENATE(&quot;,&quot;;[Data.H141])" office:value-type="string" office:string-value=",30">
            <text:p>,30</text:p>
          </table:table-cell>
          <table:table-cell table:formula="of:=IF([Data.I141]=&quot;&quot;;&quot;&quot;;CONCATENATE(&quot;,&quot;;[Data.I141]))" office:value-type="string" office:string-value=",CHOOSERR1=CHANNELING;ESSENCE;MENTALISM=50=25">
            <text:p>,CHOOSERR1=CHANNELING;ESSENCE;MENTALISM=50=25</text:p>
          </table:table-cell>
          <table:table-cell table:style-name="ce15" table:formula="of:=IF([Data.J141]=&quot;&quot;;&quot;&quot;;CONCATENATE(&quot;,&quot;;[Data.J141]))" office:value-type="string" office:string-value=",DESCR">
            <text:p>,DESCR</text:p>
          </table:table-cell>
          <table:table-cell table:style-name="ce15" table:formula="of:=IF([Data.K141]=&quot;&quot;;&quot;&quot;;CONCATENATE(&quot;,&quot;;[Data.K141]))">
            <text:p/>
          </table:table-cell>
          <table:table-cell table:style-name="ce15" table:formula="of:=IF([Data.L141]=&quot;&quot;;&quot;&quot;;CONCATENATE(&quot;,&quot;;[Data.L141]))">
            <text:p/>
          </table:table-cell>
          <table:table-cell table:style-name="ce15" table:formula="of:=IF([Data.M141]=&quot;&quot;;&quot;&quot;;CONCATENATE(&quot;,&quot;;[Data.M141]))">
            <text:p/>
          </table:table-cell>
          <table:table-cell table:style-name="ce15" table:formula="of:=IF([Data.N141]=&quot;&quot;;&quot;&quot;;CONCATENATE(&quot;,&quot;;[Data.N141]))">
            <text:p/>
          </table:table-cell>
          <table:table-cell table:style-name="ce15" table:formula="of:=IF([Data.O141]=&quot;&quot;;&quot;&quot;;CONCATENATE(&quot;,&quot;;[Data.O141]))">
            <text:p/>
          </table:table-cell>
          <table:table-cell table:style-name="ce15" table:formula="of:=IF([Data.P141]=&quot;&quot;;&quot;&quot;;CONCATENATE(&quot;,&quot;;[Data.P141]))">
            <text:p/>
          </table:table-cell>
          <table:table-cell table:style-name="ce15" table:formula="of:=IF([Data.Q141]=&quot;&quot;;&quot;&quot;;CONCATENATE(&quot;,&quot;;[Data.Q141]))">
            <text:p/>
          </table:table-cell>
          <table:table-cell table:style-name="ce15" table:formula="of:=IF([Data.R141]=&quot;&quot;;&quot;&quot;;CONCATENATE(&quot;,&quot;;[Data.R141]))">
            <text:p/>
          </table:table-cell>
          <table:table-cell table:style-name="ce15" table:formula="of:=IF([Data.S141]=&quot;&quot;;&quot;&quot;;CONCATENATE(&quot;,&quot;;[Data.S141]))">
            <text:p/>
          </table:table-cell>
          <table:table-cell table:style-name="ce15" table:formula="of:=IF([Data.T141]=&quot;&quot;;&quot;&quot;;CONCATENATE(&quot;,&quot;;[Data.T141]))">
            <text:p/>
          </table:table-cell>
          <table:table-cell table:number-columns-repeated="2"/>
        </table:table-row>
        <table:table-row table:style-name="ro8">
          <table:table-cell table:formula="of:=IF([Data.A142]=&quot;&quot;;[.A140];[Data.A142])" office:value-type="float" office:value="96">
            <text:p>96</text:p>
          </table:table-cell>
          <table:table-cell table:formula="of:=IF([Data.E142]=&quot;&quot;;[.B140];CONCATENATE(&quot;,&quot;;[Data.E142]))" office:value-type="string" office:string-value=",MYSTICAL">
            <text:p>,MYSTICAL</text:p>
          </table:table-cell>
          <table:table-cell table:formula="of:=IF([Data.F142]=&quot;&quot;;[.C140];CONCATENATE(&quot;,&quot;;[Data.F142]))" office:value-type="string" office:string-value=",CHARL">
            <text:p>,CHARL</text:p>
          </table:table-cell>
          <table:table-cell table:formula="of:=CONCATENATE(&quot;,&quot;;[Data.G142])" office:value-type="string" office:string-value=",MAJOR">
            <text:p>,MAJOR</text:p>
          </table:table-cell>
          <table:table-cell table:formula="of:=CONCATENATE(&quot;,&quot;;[Data.H142])" office:value-type="string" office:string-value=",20">
            <text:p>,20</text:p>
          </table:table-cell>
          <table:table-cell table:formula="of:=IF([Data.I142]=&quot;&quot;;&quot;&quot;;CONCATENATE(&quot;,&quot;;[Data.I142]))" office:value-type="string" office:string-value=",COST=C54=4/4/4">
            <text:p>,COST=C54=4/4/4</text:p>
          </table:table-cell>
          <table:table-cell table:style-name="ce15" table:formula="of:=IF([Data.J142]=&quot;&quot;;&quot;&quot;;CONCATENATE(&quot;,&quot;;[Data.J142]))">
            <text:p/>
          </table:table-cell>
          <table:table-cell table:style-name="ce15" table:formula="of:=IF([Data.K142]=&quot;&quot;;&quot;&quot;;CONCATENATE(&quot;,&quot;;[Data.K142]))">
            <text:p/>
          </table:table-cell>
          <table:table-cell table:style-name="ce15" table:formula="of:=IF([Data.L142]=&quot;&quot;;&quot;&quot;;CONCATENATE(&quot;,&quot;;[Data.L142]))">
            <text:p/>
          </table:table-cell>
          <table:table-cell table:style-name="ce15" table:formula="of:=IF([Data.M142]=&quot;&quot;;&quot;&quot;;CONCATENATE(&quot;,&quot;;[Data.M142]))">
            <text:p/>
          </table:table-cell>
          <table:table-cell table:style-name="ce15" table:formula="of:=IF([Data.N142]=&quot;&quot;;&quot;&quot;;CONCATENATE(&quot;,&quot;;[Data.N142]))">
            <text:p/>
          </table:table-cell>
          <table:table-cell table:style-name="ce15" table:formula="of:=IF([Data.O142]=&quot;&quot;;&quot;&quot;;CONCATENATE(&quot;,&quot;;[Data.O142]))">
            <text:p/>
          </table:table-cell>
          <table:table-cell table:style-name="ce15" table:formula="of:=IF([Data.P142]=&quot;&quot;;&quot;&quot;;CONCATENATE(&quot;,&quot;;[Data.P142]))">
            <text:p/>
          </table:table-cell>
          <table:table-cell table:style-name="ce15" table:formula="of:=IF([Data.Q142]=&quot;&quot;;&quot;&quot;;CONCATENATE(&quot;,&quot;;[Data.Q142]))">
            <text:p/>
          </table:table-cell>
          <table:table-cell table:style-name="ce15" table:formula="of:=IF([Data.R142]=&quot;&quot;;&quot;&quot;;CONCATENATE(&quot;,&quot;;[Data.R142]))">
            <text:p/>
          </table:table-cell>
          <table:table-cell table:style-name="ce15" table:formula="of:=IF([Data.S142]=&quot;&quot;;&quot;&quot;;CONCATENATE(&quot;,&quot;;[Data.S142]))">
            <text:p/>
          </table:table-cell>
          <table:table-cell table:style-name="ce15" table:formula="of:=IF([Data.T142]=&quot;&quot;;&quot;&quot;;CONCATENATE(&quot;,&quot;;[Data.T142]))">
            <text:p/>
          </table:table-cell>
          <table:table-cell table:number-columns-repeated="2"/>
        </table:table-row>
        <table:table-row table:style-name="ro8">
          <table:table-cell table:formula="of:=IF([Data.A143]=&quot;&quot;;[.A141];[Data.A143])" office:value-type="float" office:value="96">
            <text:p>96</text:p>
          </table:table-cell>
          <table:table-cell table:formula="of:=IF([Data.E143]=&quot;&quot;;[.B141];CONCATENATE(&quot;,&quot;;[Data.E143]))" office:value-type="string" office:string-value=",MYSTICAL">
            <text:p>,MYSTICAL</text:p>
          </table:table-cell>
          <table:table-cell table:formula="of:=IF([Data.F143]=&quot;&quot;;[.C141];CONCATENATE(&quot;,&quot;;[Data.F143]))" office:value-type="string" office:string-value=",CHARL">
            <text:p>,CHARL</text:p>
          </table:table-cell>
          <table:table-cell table:formula="of:=CONCATENATE(&quot;,&quot;;[Data.G143])" office:value-type="string" office:string-value=",GREATER">
            <text:p>,GREATER</text:p>
          </table:table-cell>
          <table:table-cell table:formula="of:=CONCATENATE(&quot;,&quot;;[Data.H143])" office:value-type="string" office:string-value=",30">
            <text:p>,30</text:p>
          </table:table-cell>
          <table:table-cell table:formula="of:=IF([Data.I143]=&quot;&quot;;&quot;&quot;;CONCATENATE(&quot;,&quot;;[Data.I143]))" office:value-type="string" office:string-value=",COST=C54=4/4/4">
            <text:p>,COST=C54=4/4/4</text:p>
          </table:table-cell>
          <table:table-cell table:style-name="ce15" table:formula="of:=IF([Data.J143]=&quot;&quot;;&quot;&quot;;CONCATENATE(&quot;,&quot;;[Data.J143]))" office:value-type="string" office:string-value=",COST=C53=4/4/4">
            <text:p>,COST=C53=4/4/4</text:p>
          </table:table-cell>
          <table:table-cell table:style-name="ce15" table:formula="of:=IF([Data.K143]=&quot;&quot;;&quot;&quot;;CONCATENATE(&quot;,&quot;;[Data.K143]))">
            <text:p/>
          </table:table-cell>
          <table:table-cell table:style-name="ce15" table:formula="of:=IF([Data.L143]=&quot;&quot;;&quot;&quot;;CONCATENATE(&quot;,&quot;;[Data.L143]))">
            <text:p/>
          </table:table-cell>
          <table:table-cell table:style-name="ce15" table:formula="of:=IF([Data.M143]=&quot;&quot;;&quot;&quot;;CONCATENATE(&quot;,&quot;;[Data.M143]))">
            <text:p/>
          </table:table-cell>
          <table:table-cell table:style-name="ce15" table:formula="of:=IF([Data.N143]=&quot;&quot;;&quot;&quot;;CONCATENATE(&quot;,&quot;;[Data.N143]))">
            <text:p/>
          </table:table-cell>
          <table:table-cell table:style-name="ce15" table:formula="of:=IF([Data.O143]=&quot;&quot;;&quot;&quot;;CONCATENATE(&quot;,&quot;;[Data.O143]))">
            <text:p/>
          </table:table-cell>
          <table:table-cell table:style-name="ce15" table:formula="of:=IF([Data.P143]=&quot;&quot;;&quot;&quot;;CONCATENATE(&quot;,&quot;;[Data.P143]))">
            <text:p/>
          </table:table-cell>
          <table:table-cell table:style-name="ce15" table:formula="of:=IF([Data.Q143]=&quot;&quot;;&quot;&quot;;CONCATENATE(&quot;,&quot;;[Data.Q143]))">
            <text:p/>
          </table:table-cell>
          <table:table-cell table:style-name="ce15" table:formula="of:=IF([Data.R143]=&quot;&quot;;&quot;&quot;;CONCATENATE(&quot;,&quot;;[Data.R143]))">
            <text:p/>
          </table:table-cell>
          <table:table-cell table:style-name="ce15" table:formula="of:=IF([Data.S143]=&quot;&quot;;&quot;&quot;;CONCATENATE(&quot;,&quot;;[Data.S143]))">
            <text:p/>
          </table:table-cell>
          <table:table-cell table:style-name="ce15" table:formula="of:=IF([Data.T143]=&quot;&quot;;&quot;&quot;;CONCATENATE(&quot;,&quot;;[Data.T143]))">
            <text:p/>
          </table:table-cell>
          <table:table-cell table:number-columns-repeated="2"/>
        </table:table-row>
        <table:table-row table:style-name="ro8">
          <table:table-cell table:formula="of:=IF([Data.A144]=&quot;&quot;;[.A142];[Data.A144])" office:value-type="float" office:value="97">
            <text:p>97</text:p>
          </table:table-cell>
          <table:table-cell table:formula="of:=IF([Data.E144]=&quot;&quot;;[.B142];CONCATENATE(&quot;,&quot;;[Data.E144]))" office:value-type="string" office:string-value=",MYSTICAL">
            <text:p>,MYSTICAL</text:p>
          </table:table-cell>
          <table:table-cell table:formula="of:=IF([Data.F144]=&quot;&quot;;[.C142];CONCATENATE(&quot;,&quot;;[Data.F144]))" office:value-type="string" office:string-value=",CHARL">
            <text:p>,CHARL</text:p>
          </table:table-cell>
          <table:table-cell table:formula="of:=CONCATENATE(&quot;,&quot;;[Data.G144])" office:value-type="string" office:string-value=",MAJOR">
            <text:p>,MAJOR</text:p>
          </table:table-cell>
          <table:table-cell table:formula="of:=CONCATENATE(&quot;,&quot;;[Data.H144])" office:value-type="string" office:string-value=",18">
            <text:p>,18</text:p>
          </table:table-cell>
          <table:table-cell table:formula="of:=IF([Data.I144]=&quot;&quot;;&quot;&quot;;CONCATENATE(&quot;,&quot;;[Data.I144]))" office:value-type="string" office:string-value=",S202=EVERYMAN">
            <text:p>,S202=EVERYMAN</text:p>
          </table:table-cell>
          <table:table-cell table:style-name="ce15" table:formula="of:=IF([Data.J144]=&quot;&quot;;&quot;&quot;;CONCATENATE(&quot;,&quot;;[Data.J144]))">
            <text:p/>
          </table:table-cell>
          <table:table-cell table:style-name="ce15" table:formula="of:=IF([Data.K144]=&quot;&quot;;&quot;&quot;;CONCATENATE(&quot;,&quot;;[Data.K144]))">
            <text:p/>
          </table:table-cell>
          <table:table-cell table:style-name="ce15" table:formula="of:=IF([Data.L144]=&quot;&quot;;&quot;&quot;;CONCATENATE(&quot;,&quot;;[Data.L144]))">
            <text:p/>
          </table:table-cell>
          <table:table-cell table:style-name="ce15" table:formula="of:=IF([Data.M144]=&quot;&quot;;&quot;&quot;;CONCATENATE(&quot;,&quot;;[Data.M144]))">
            <text:p/>
          </table:table-cell>
          <table:table-cell table:style-name="ce15" table:formula="of:=IF([Data.N144]=&quot;&quot;;&quot;&quot;;CONCATENATE(&quot;,&quot;;[Data.N144]))">
            <text:p/>
          </table:table-cell>
          <table:table-cell table:style-name="ce15" table:formula="of:=IF([Data.O144]=&quot;&quot;;&quot;&quot;;CONCATENATE(&quot;,&quot;;[Data.O144]))">
            <text:p/>
          </table:table-cell>
          <table:table-cell table:style-name="ce15" table:formula="of:=IF([Data.P144]=&quot;&quot;;&quot;&quot;;CONCATENATE(&quot;,&quot;;[Data.P144]))">
            <text:p/>
          </table:table-cell>
          <table:table-cell table:style-name="ce15" table:formula="of:=IF([Data.Q144]=&quot;&quot;;&quot;&quot;;CONCATENATE(&quot;,&quot;;[Data.Q144]))">
            <text:p/>
          </table:table-cell>
          <table:table-cell table:style-name="ce15" table:formula="of:=IF([Data.R144]=&quot;&quot;;&quot;&quot;;CONCATENATE(&quot;,&quot;;[Data.R144]))">
            <text:p/>
          </table:table-cell>
          <table:table-cell table:style-name="ce15" table:formula="of:=IF([Data.S144]=&quot;&quot;;&quot;&quot;;CONCATENATE(&quot;,&quot;;[Data.S144]))">
            <text:p/>
          </table:table-cell>
          <table:table-cell table:style-name="ce15" table:formula="of:=IF([Data.T144]=&quot;&quot;;&quot;&quot;;CONCATENATE(&quot;,&quot;;[Data.T144]))">
            <text:p/>
          </table:table-cell>
          <table:table-cell table:number-columns-repeated="2"/>
        </table:table-row>
        <table:table-row table:style-name="ro8">
          <table:table-cell table:formula="of:=IF([Data.A145]=&quot;&quot;;[.A143];[Data.A145])" office:value-type="float" office:value="98">
            <text:p>98</text:p>
          </table:table-cell>
          <table:table-cell table:formula="of:=IF([Data.E145]=&quot;&quot;;[.B143];CONCATENATE(&quot;,&quot;;[Data.E145]))" office:value-type="string" office:string-value=",MYSTICAL">
            <text:p>,MYSTICAL</text:p>
          </table:table-cell>
          <table:table-cell table:formula="of:=IF([Data.F145]=&quot;&quot;;[.C143];CONCATENATE(&quot;,&quot;;[Data.F145]))" office:value-type="string" office:string-value=",CHARL">
            <text:p>,CHARL</text:p>
          </table:table-cell>
          <table:table-cell table:formula="of:=CONCATENATE(&quot;,&quot;;[Data.G145])" office:value-type="string" office:string-value=",MINOR">
            <text:p>,MINOR</text:p>
          </table:table-cell>
          <table:table-cell table:formula="of:=CONCATENATE(&quot;,&quot;;[Data.H145])" office:value-type="string" office:string-value=",7">
            <text:p>,7</text:p>
          </table:table-cell>
          <table:table-cell table:formula="of:=IF([Data.I145]=&quot;&quot;;&quot;&quot;;CONCATENATE(&quot;,&quot;;[Data.I145]))" office:value-type="string" office:string-value=",DESCR">
            <text:p>,DESCR</text:p>
          </table:table-cell>
          <table:table-cell table:style-name="ce15" table:formula="of:=IF([Data.J145]=&quot;&quot;;&quot;&quot;;CONCATENATE(&quot;,&quot;;[Data.J145]))">
            <text:p/>
          </table:table-cell>
          <table:table-cell table:style-name="ce15" table:formula="of:=IF([Data.K145]=&quot;&quot;;&quot;&quot;;CONCATENATE(&quot;,&quot;;[Data.K145]))">
            <text:p/>
          </table:table-cell>
          <table:table-cell table:style-name="ce15" table:formula="of:=IF([Data.L145]=&quot;&quot;;&quot;&quot;;CONCATENATE(&quot;,&quot;;[Data.L145]))">
            <text:p/>
          </table:table-cell>
          <table:table-cell table:style-name="ce15" table:formula="of:=IF([Data.M145]=&quot;&quot;;&quot;&quot;;CONCATENATE(&quot;,&quot;;[Data.M145]))">
            <text:p/>
          </table:table-cell>
          <table:table-cell table:style-name="ce15" table:formula="of:=IF([Data.N145]=&quot;&quot;;&quot;&quot;;CONCATENATE(&quot;,&quot;;[Data.N145]))">
            <text:p/>
          </table:table-cell>
          <table:table-cell table:style-name="ce15" table:formula="of:=IF([Data.O145]=&quot;&quot;;&quot;&quot;;CONCATENATE(&quot;,&quot;;[Data.O145]))">
            <text:p/>
          </table:table-cell>
          <table:table-cell table:style-name="ce15" table:formula="of:=IF([Data.P145]=&quot;&quot;;&quot;&quot;;CONCATENATE(&quot;,&quot;;[Data.P145]))">
            <text:p/>
          </table:table-cell>
          <table:table-cell table:style-name="ce15" table:formula="of:=IF([Data.Q145]=&quot;&quot;;&quot;&quot;;CONCATENATE(&quot;,&quot;;[Data.Q145]))">
            <text:p/>
          </table:table-cell>
          <table:table-cell table:style-name="ce15" table:formula="of:=IF([Data.R145]=&quot;&quot;;&quot;&quot;;CONCATENATE(&quot;,&quot;;[Data.R145]))">
            <text:p/>
          </table:table-cell>
          <table:table-cell table:style-name="ce15" table:formula="of:=IF([Data.S145]=&quot;&quot;;&quot;&quot;;CONCATENATE(&quot;,&quot;;[Data.S145]))">
            <text:p/>
          </table:table-cell>
          <table:table-cell table:style-name="ce15" table:formula="of:=IF([Data.T145]=&quot;&quot;;&quot;&quot;;CONCATENATE(&quot;,&quot;;[Data.T145]))">
            <text:p/>
          </table:table-cell>
          <table:table-cell table:number-columns-repeated="2"/>
        </table:table-row>
        <table:table-row table:style-name="ro8">
          <table:table-cell table:formula="of:=IF([Data.A146]=&quot;&quot;;[.A144];[Data.A146])" office:value-type="float" office:value="99">
            <text:p>99</text:p>
          </table:table-cell>
          <table:table-cell table:formula="of:=IF([Data.E146]=&quot;&quot;;[.B144];CONCATENATE(&quot;,&quot;;[Data.E146]))" office:value-type="string" office:string-value=",MYSTICAL">
            <text:p>,MYSTICAL</text:p>
          </table:table-cell>
          <table:table-cell table:formula="of:=IF([Data.F146]=&quot;&quot;;[.C144];CONCATENATE(&quot;,&quot;;[Data.F146]))" office:value-type="string" office:string-value=",CHARL">
            <text:p>,CHARL</text:p>
          </table:table-cell>
          <table:table-cell table:formula="of:=CONCATENATE(&quot;,&quot;;[Data.G146])" office:value-type="string" office:string-value=",MAJOR">
            <text:p>,MAJOR</text:p>
          </table:table-cell>
          <table:table-cell table:formula="of:=CONCATENATE(&quot;,&quot;;[Data.H146])" office:value-type="string" office:string-value=",15">
            <text:p>,15</text:p>
          </table:table-cell>
          <table:table-cell table:formula="of:=IF([Data.I146]=&quot;&quot;;&quot;&quot;;CONCATENATE(&quot;,&quot;;[Data.I146]))" office:value-type="string" office:string-value=",C60=10">
            <text:p>,C60=10</text:p>
          </table:table-cell>
          <table:table-cell table:style-name="ce15" table:formula="of:=IF([Data.J146]=&quot;&quot;;&quot;&quot;;CONCATENATE(&quot;,&quot;;[Data.J146]))" office:value-type="string" office:string-value=",DESCR">
            <text:p>,DESCR</text:p>
          </table:table-cell>
          <table:table-cell table:style-name="ce15" table:formula="of:=IF([Data.K146]=&quot;&quot;;&quot;&quot;;CONCATENATE(&quot;,&quot;;[Data.K146]))">
            <text:p/>
          </table:table-cell>
          <table:table-cell table:style-name="ce15" table:formula="of:=IF([Data.L146]=&quot;&quot;;&quot;&quot;;CONCATENATE(&quot;,&quot;;[Data.L146]))">
            <text:p/>
          </table:table-cell>
          <table:table-cell table:style-name="ce15" table:formula="of:=IF([Data.M146]=&quot;&quot;;&quot;&quot;;CONCATENATE(&quot;,&quot;;[Data.M146]))">
            <text:p/>
          </table:table-cell>
          <table:table-cell table:style-name="ce15" table:formula="of:=IF([Data.N146]=&quot;&quot;;&quot;&quot;;CONCATENATE(&quot;,&quot;;[Data.N146]))">
            <text:p/>
          </table:table-cell>
          <table:table-cell table:style-name="ce15" table:formula="of:=IF([Data.O146]=&quot;&quot;;&quot;&quot;;CONCATENATE(&quot;,&quot;;[Data.O146]))">
            <text:p/>
          </table:table-cell>
          <table:table-cell table:style-name="ce15" table:formula="of:=IF([Data.P146]=&quot;&quot;;&quot;&quot;;CONCATENATE(&quot;,&quot;;[Data.P146]))">
            <text:p/>
          </table:table-cell>
          <table:table-cell table:style-name="ce15" table:formula="of:=IF([Data.Q146]=&quot;&quot;;&quot;&quot;;CONCATENATE(&quot;,&quot;;[Data.Q146]))">
            <text:p/>
          </table:table-cell>
          <table:table-cell table:style-name="ce15" table:formula="of:=IF([Data.R146]=&quot;&quot;;&quot;&quot;;CONCATENATE(&quot;,&quot;;[Data.R146]))">
            <text:p/>
          </table:table-cell>
          <table:table-cell table:style-name="ce15" table:formula="of:=IF([Data.S146]=&quot;&quot;;&quot;&quot;;CONCATENATE(&quot;,&quot;;[Data.S146]))">
            <text:p/>
          </table:table-cell>
          <table:table-cell table:style-name="ce15" table:formula="of:=IF([Data.T146]=&quot;&quot;;&quot;&quot;;CONCATENATE(&quot;,&quot;;[Data.T146]))">
            <text:p/>
          </table:table-cell>
          <table:table-cell table:number-columns-repeated="2"/>
        </table:table-row>
        <table:table-row table:style-name="ro8">
          <table:table-cell table:formula="of:=IF([Data.A147]=&quot;&quot;;[.A145];[Data.A147])" office:value-type="float" office:value="100">
            <text:p>100</text:p>
          </table:table-cell>
          <table:table-cell table:formula="of:=IF([Data.E147]=&quot;&quot;;[.B145];CONCATENATE(&quot;,&quot;;[Data.E147]))" office:value-type="string" office:string-value=",MYSTICAL">
            <text:p>,MYSTICAL</text:p>
          </table:table-cell>
          <table:table-cell table:formula="of:=IF([Data.F147]=&quot;&quot;;[.C145];CONCATENATE(&quot;,&quot;;[Data.F147]))" office:value-type="string" office:string-value=",CHARL">
            <text:p>,CHARL</text:p>
          </table:table-cell>
          <table:table-cell table:formula="of:=CONCATENATE(&quot;,&quot;;[Data.G147])" office:value-type="string" office:string-value=",MINOR">
            <text:p>,MINOR</text:p>
          </table:table-cell>
          <table:table-cell table:formula="of:=CONCATENATE(&quot;,&quot;;[Data.H147])" office:value-type="string" office:string-value=",7">
            <text:p>,7</text:p>
          </table:table-cell>
          <table:table-cell table:formula="of:=IF([Data.I147]=&quot;&quot;;&quot;&quot;;CONCATENATE(&quot;,&quot;;[Data.I147]))" office:value-type="string" office:string-value=",DESCR">
            <text:p>,DESCR</text:p>
          </table:table-cell>
          <table:table-cell table:style-name="ce15" table:formula="of:=IF([Data.J147]=&quot;&quot;;&quot;&quot;;CONCATENATE(&quot;,&quot;;[Data.J147]))">
            <text:p/>
          </table:table-cell>
          <table:table-cell table:style-name="ce15" table:formula="of:=IF([Data.K147]=&quot;&quot;;&quot;&quot;;CONCATENATE(&quot;,&quot;;[Data.K147]))">
            <text:p/>
          </table:table-cell>
          <table:table-cell table:style-name="ce15" table:formula="of:=IF([Data.L147]=&quot;&quot;;&quot;&quot;;CONCATENATE(&quot;,&quot;;[Data.L147]))">
            <text:p/>
          </table:table-cell>
          <table:table-cell table:style-name="ce15" table:formula="of:=IF([Data.M147]=&quot;&quot;;&quot;&quot;;CONCATENATE(&quot;,&quot;;[Data.M147]))">
            <text:p/>
          </table:table-cell>
          <table:table-cell table:style-name="ce15" table:formula="of:=IF([Data.N147]=&quot;&quot;;&quot;&quot;;CONCATENATE(&quot;,&quot;;[Data.N147]))">
            <text:p/>
          </table:table-cell>
          <table:table-cell table:style-name="ce15" table:formula="of:=IF([Data.O147]=&quot;&quot;;&quot;&quot;;CONCATENATE(&quot;,&quot;;[Data.O147]))">
            <text:p/>
          </table:table-cell>
          <table:table-cell table:style-name="ce15" table:formula="of:=IF([Data.P147]=&quot;&quot;;&quot;&quot;;CONCATENATE(&quot;,&quot;;[Data.P147]))">
            <text:p/>
          </table:table-cell>
          <table:table-cell table:style-name="ce15" table:formula="of:=IF([Data.Q147]=&quot;&quot;;&quot;&quot;;CONCATENATE(&quot;,&quot;;[Data.Q147]))">
            <text:p/>
          </table:table-cell>
          <table:table-cell table:style-name="ce15" table:formula="of:=IF([Data.R147]=&quot;&quot;;&quot;&quot;;CONCATENATE(&quot;,&quot;;[Data.R147]))">
            <text:p/>
          </table:table-cell>
          <table:table-cell table:style-name="ce15" table:formula="of:=IF([Data.S147]=&quot;&quot;;&quot;&quot;;CONCATENATE(&quot;,&quot;;[Data.S147]))">
            <text:p/>
          </table:table-cell>
          <table:table-cell table:style-name="ce15" table:formula="of:=IF([Data.T147]=&quot;&quot;;&quot;&quot;;CONCATENATE(&quot;,&quot;;[Data.T147]))">
            <text:p/>
          </table:table-cell>
          <table:table-cell table:number-columns-repeated="2"/>
        </table:table-row>
        <table:table-row table:style-name="ro8">
          <table:table-cell table:formula="of:=IF([Data.A148]=&quot;&quot;;[.A146];[Data.A148])" office:value-type="float" office:value="101">
            <text:p>101</text:p>
          </table:table-cell>
          <table:table-cell table:formula="of:=IF([Data.E148]=&quot;&quot;;[.B146];CONCATENATE(&quot;,&quot;;[Data.E148]))" office:value-type="string" office:string-value=",MYSTICAL">
            <text:p>,MYSTICAL</text:p>
          </table:table-cell>
          <table:table-cell table:formula="of:=IF([Data.F148]=&quot;&quot;;[.C146];CONCATENATE(&quot;,&quot;;[Data.F148]))" office:value-type="string" office:string-value=",CHARL">
            <text:p>,CHARL</text:p>
          </table:table-cell>
          <table:table-cell table:formula="of:=CONCATENATE(&quot;,&quot;;[Data.G148])" office:value-type="string" office:string-value=",MAJOR">
            <text:p>,MAJOR</text:p>
          </table:table-cell>
          <table:table-cell table:formula="of:=CONCATENATE(&quot;,&quot;;[Data.H148])" office:value-type="string" office:string-value=",15">
            <text:p>,15</text:p>
          </table:table-cell>
          <table:table-cell table:formula="of:=IF([Data.I148]=&quot;&quot;;&quot;&quot;;CONCATENATE(&quot;,&quot;;[Data.I148]))" office:value-type="string" office:string-value=",CHOOSERR1=CHANNELING;ESSENCE;MENTALISM=50">
            <text:p>,CHOOSERR1=CHANNELING;ESSENCE;MENTALISM=50</text:p>
          </table:table-cell>
          <table:table-cell table:style-name="ce15" table:formula="of:=IF([Data.J148]=&quot;&quot;;&quot;&quot;;CONCATENATE(&quot;,&quot;;[Data.J148]))">
            <text:p/>
          </table:table-cell>
          <table:table-cell table:style-name="ce15" table:formula="of:=IF([Data.K148]=&quot;&quot;;&quot;&quot;;CONCATENATE(&quot;,&quot;;[Data.K148]))">
            <text:p/>
          </table:table-cell>
          <table:table-cell table:style-name="ce15" table:formula="of:=IF([Data.L148]=&quot;&quot;;&quot;&quot;;CONCATENATE(&quot;,&quot;;[Data.L148]))">
            <text:p/>
          </table:table-cell>
          <table:table-cell table:style-name="ce15" table:formula="of:=IF([Data.M148]=&quot;&quot;;&quot;&quot;;CONCATENATE(&quot;,&quot;;[Data.M148]))">
            <text:p/>
          </table:table-cell>
          <table:table-cell table:style-name="ce15" table:formula="of:=IF([Data.N148]=&quot;&quot;;&quot;&quot;;CONCATENATE(&quot;,&quot;;[Data.N148]))">
            <text:p/>
          </table:table-cell>
          <table:table-cell table:style-name="ce15" table:formula="of:=IF([Data.O148]=&quot;&quot;;&quot;&quot;;CONCATENATE(&quot;,&quot;;[Data.O148]))">
            <text:p/>
          </table:table-cell>
          <table:table-cell table:style-name="ce15" table:formula="of:=IF([Data.P148]=&quot;&quot;;&quot;&quot;;CONCATENATE(&quot;,&quot;;[Data.P148]))">
            <text:p/>
          </table:table-cell>
          <table:table-cell table:style-name="ce15" table:formula="of:=IF([Data.Q148]=&quot;&quot;;&quot;&quot;;CONCATENATE(&quot;,&quot;;[Data.Q148]))">
            <text:p/>
          </table:table-cell>
          <table:table-cell table:style-name="ce15" table:formula="of:=IF([Data.R148]=&quot;&quot;;&quot;&quot;;CONCATENATE(&quot;,&quot;;[Data.R148]))">
            <text:p/>
          </table:table-cell>
          <table:table-cell table:style-name="ce15" table:formula="of:=IF([Data.S148]=&quot;&quot;;&quot;&quot;;CONCATENATE(&quot;,&quot;;[Data.S148]))">
            <text:p/>
          </table:table-cell>
          <table:table-cell table:style-name="ce15" table:formula="of:=IF([Data.T148]=&quot;&quot;;&quot;&quot;;CONCATENATE(&quot;,&quot;;[Data.T148]))">
            <text:p/>
          </table:table-cell>
          <table:table-cell table:number-columns-repeated="2"/>
        </table:table-row>
        <table:table-row table:style-name="ro8">
          <table:table-cell table:formula="of:=IF([Data.A149]=&quot;&quot;;[.A147];[Data.A149])" office:value-type="float" office:value="102">
            <text:p>102</text:p>
          </table:table-cell>
          <table:table-cell table:formula="of:=IF([Data.E149]=&quot;&quot;;[.B147];CONCATENATE(&quot;,&quot;;[Data.E149]))" office:value-type="string" office:string-value=",MYSTICAL">
            <text:p>,MYSTICAL</text:p>
          </table:table-cell>
          <table:table-cell table:formula="of:=IF([Data.F149]=&quot;&quot;;[.C147];CONCATENATE(&quot;,&quot;;[Data.F149]))" office:value-type="string" office:string-value=",CHARL">
            <text:p>,CHARL</text:p>
          </table:table-cell>
          <table:table-cell table:formula="of:=CONCATENATE(&quot;,&quot;;[Data.G149])" office:value-type="string" office:string-value=",GREATER">
            <text:p>,GREATER</text:p>
          </table:table-cell>
          <table:table-cell table:formula="of:=CONCATENATE(&quot;,&quot;;[Data.H149])" office:value-type="string" office:string-value=",20">
            <text:p>,20</text:p>
          </table:table-cell>
          <table:table-cell table:formula="of:=IF([Data.I149]=&quot;&quot;;&quot;&quot;;CONCATENATE(&quot;,&quot;;[Data.I149]))" office:value-type="string" office:string-value=",CHOOSESKILL1=C57=EVERYMAN">
            <text:p>,CHOOSESKILL1=C57=EVERYMAN</text:p>
          </table:table-cell>
          <table:table-cell table:style-name="ce15" table:formula="of:=IF([Data.J149]=&quot;&quot;;&quot;&quot;;CONCATENATE(&quot;,&quot;;[Data.J149]))" office:value-type="string" office:string-value=",CHOOSE2=ALLSPELLLIST=EVERYMAN">
            <text:p>,CHOOSE2=ALLSPELLLIST=EVERYMAN</text:p>
          </table:table-cell>
          <table:table-cell table:style-name="ce15" table:formula="of:=IF([Data.K149]=&quot;&quot;;&quot;&quot;;CONCATENATE(&quot;,&quot;;[Data.K149]))">
            <text:p/>
          </table:table-cell>
          <table:table-cell table:style-name="ce15" table:formula="of:=IF([Data.L149]=&quot;&quot;;&quot;&quot;;CONCATENATE(&quot;,&quot;;[Data.L149]))">
            <text:p/>
          </table:table-cell>
          <table:table-cell table:style-name="ce15" table:formula="of:=IF([Data.M149]=&quot;&quot;;&quot;&quot;;CONCATENATE(&quot;,&quot;;[Data.M149]))">
            <text:p/>
          </table:table-cell>
          <table:table-cell table:style-name="ce15" table:formula="of:=IF([Data.N149]=&quot;&quot;;&quot;&quot;;CONCATENATE(&quot;,&quot;;[Data.N149]))">
            <text:p/>
          </table:table-cell>
          <table:table-cell table:style-name="ce15" table:formula="of:=IF([Data.O149]=&quot;&quot;;&quot;&quot;;CONCATENATE(&quot;,&quot;;[Data.O149]))">
            <text:p/>
          </table:table-cell>
          <table:table-cell table:style-name="ce15" table:formula="of:=IF([Data.P149]=&quot;&quot;;&quot;&quot;;CONCATENATE(&quot;,&quot;;[Data.P149]))">
            <text:p/>
          </table:table-cell>
          <table:table-cell table:style-name="ce15" table:formula="of:=IF([Data.Q149]=&quot;&quot;;&quot;&quot;;CONCATENATE(&quot;,&quot;;[Data.Q149]))">
            <text:p/>
          </table:table-cell>
          <table:table-cell table:style-name="ce15" table:formula="of:=IF([Data.R149]=&quot;&quot;;&quot;&quot;;CONCATENATE(&quot;,&quot;;[Data.R149]))">
            <text:p/>
          </table:table-cell>
          <table:table-cell table:style-name="ce15" table:formula="of:=IF([Data.S149]=&quot;&quot;;&quot;&quot;;CONCATENATE(&quot;,&quot;;[Data.S149]))">
            <text:p/>
          </table:table-cell>
          <table:table-cell table:style-name="ce15" table:formula="of:=IF([Data.T149]=&quot;&quot;;&quot;&quot;;CONCATENATE(&quot;,&quot;;[Data.T149]))">
            <text:p/>
          </table:table-cell>
          <table:table-cell table:number-columns-repeated="2"/>
        </table:table-row>
        <table:table-row table:style-name="ro8">
          <table:table-cell table:formula="of:=IF([Data.A150]=&quot;&quot;;[.A148];[Data.A150])" office:value-type="float" office:value="103">
            <text:p>103</text:p>
          </table:table-cell>
          <table:table-cell table:formula="of:=IF([Data.E150]=&quot;&quot;;[.B148];CONCATENATE(&quot;,&quot;;[Data.E150]))" office:value-type="string" office:string-value=",MYSTICAL">
            <text:p>,MYSTICAL</text:p>
          </table:table-cell>
          <table:table-cell table:formula="of:=IF([Data.F150]=&quot;&quot;;[.C148];CONCATENATE(&quot;,&quot;;[Data.F150]))" office:value-type="string" office:string-value=",CHARL">
            <text:p>,CHARL</text:p>
          </table:table-cell>
          <table:table-cell table:formula="of:=CONCATENATE(&quot;,&quot;;[Data.G150])" office:value-type="string" office:string-value=",MINOR">
            <text:p>,MINOR</text:p>
          </table:table-cell>
          <table:table-cell table:formula="of:=CONCATENATE(&quot;,&quot;;[Data.H150])" office:value-type="string" office:string-value=",7">
            <text:p>,7</text:p>
          </table:table-cell>
          <table:table-cell table:formula="of:=IF([Data.I150]=&quot;&quot;;&quot;&quot;;CONCATENATE(&quot;,&quot;;[Data.I150]))" office:value-type="string" office:string-value=",S98=15">
            <text:p>,S98=15</text:p>
          </table:table-cell>
          <table:table-cell table:style-name="ce15" table:formula="of:=IF([Data.J150]=&quot;&quot;;&quot;&quot;;CONCATENATE(&quot;,&quot;;[Data.J150]))">
            <text:p/>
          </table:table-cell>
          <table:table-cell table:style-name="ce15" table:formula="of:=IF([Data.K150]=&quot;&quot;;&quot;&quot;;CONCATENATE(&quot;,&quot;;[Data.K150]))">
            <text:p/>
          </table:table-cell>
          <table:table-cell table:style-name="ce15" table:formula="of:=IF([Data.L150]=&quot;&quot;;&quot;&quot;;CONCATENATE(&quot;,&quot;;[Data.L150]))">
            <text:p/>
          </table:table-cell>
          <table:table-cell table:style-name="ce15" table:formula="of:=IF([Data.M150]=&quot;&quot;;&quot;&quot;;CONCATENATE(&quot;,&quot;;[Data.M150]))">
            <text:p/>
          </table:table-cell>
          <table:table-cell table:style-name="ce15" table:formula="of:=IF([Data.N150]=&quot;&quot;;&quot;&quot;;CONCATENATE(&quot;,&quot;;[Data.N150]))">
            <text:p/>
          </table:table-cell>
          <table:table-cell table:style-name="ce15" table:formula="of:=IF([Data.O150]=&quot;&quot;;&quot;&quot;;CONCATENATE(&quot;,&quot;;[Data.O150]))">
            <text:p/>
          </table:table-cell>
          <table:table-cell table:style-name="ce15" table:formula="of:=IF([Data.P150]=&quot;&quot;;&quot;&quot;;CONCATENATE(&quot;,&quot;;[Data.P150]))">
            <text:p/>
          </table:table-cell>
          <table:table-cell table:style-name="ce15" table:formula="of:=IF([Data.Q150]=&quot;&quot;;&quot;&quot;;CONCATENATE(&quot;,&quot;;[Data.Q150]))">
            <text:p/>
          </table:table-cell>
          <table:table-cell table:style-name="ce15" table:formula="of:=IF([Data.R150]=&quot;&quot;;&quot;&quot;;CONCATENATE(&quot;,&quot;;[Data.R150]))">
            <text:p/>
          </table:table-cell>
          <table:table-cell table:style-name="ce15" table:formula="of:=IF([Data.S150]=&quot;&quot;;&quot;&quot;;CONCATENATE(&quot;,&quot;;[Data.S150]))">
            <text:p/>
          </table:table-cell>
          <table:table-cell table:style-name="ce15" table:formula="of:=IF([Data.T150]=&quot;&quot;;&quot;&quot;;CONCATENATE(&quot;,&quot;;[Data.T150]))">
            <text:p/>
          </table:table-cell>
          <table:table-cell table:number-columns-repeated="2"/>
        </table:table-row>
        <table:table-row table:style-name="ro8">
          <table:table-cell table:formula="of:=IF([Data.A151]=&quot;&quot;;[.A149];[Data.A151])" office:value-type="float" office:value="104">
            <text:p>104</text:p>
          </table:table-cell>
          <table:table-cell table:formula="of:=IF([Data.E151]=&quot;&quot;;[.B149];CONCATENATE(&quot;,&quot;;[Data.E151]))" office:value-type="string" office:string-value=",MYSTICAL">
            <text:p>,MYSTICAL</text:p>
          </table:table-cell>
          <table:table-cell table:formula="of:=IF([Data.F151]=&quot;&quot;;[.C149];CONCATENATE(&quot;,&quot;;[Data.F151]))" office:value-type="string" office:string-value=",CHARL">
            <text:p>,CHARL</text:p>
          </table:table-cell>
          <table:table-cell table:formula="of:=CONCATENATE(&quot;,&quot;;[Data.G151])" office:value-type="string" office:string-value=",MINOR">
            <text:p>,MINOR</text:p>
          </table:table-cell>
          <table:table-cell table:formula="of:=CONCATENATE(&quot;,&quot;;[Data.H151])" office:value-type="string" office:string-value=",6">
            <text:p>,6</text:p>
          </table:table-cell>
          <table:table-cell table:formula="of:=IF([Data.I151]=&quot;&quot;;&quot;&quot;;CONCATENATE(&quot;,&quot;;[Data.I151]))" office:value-type="string" office:string-value=",DESCR">
            <text:p>,DESCR</text:p>
          </table:table-cell>
          <table:table-cell table:style-name="ce15" table:formula="of:=IF([Data.J151]=&quot;&quot;;&quot;&quot;;CONCATENATE(&quot;,&quot;;[Data.J151]))">
            <text:p/>
          </table:table-cell>
          <table:table-cell table:style-name="ce15" table:formula="of:=IF([Data.K151]=&quot;&quot;;&quot;&quot;;CONCATENATE(&quot;,&quot;;[Data.K151]))">
            <text:p/>
          </table:table-cell>
          <table:table-cell table:style-name="ce15" table:formula="of:=IF([Data.L151]=&quot;&quot;;&quot;&quot;;CONCATENATE(&quot;,&quot;;[Data.L151]))">
            <text:p/>
          </table:table-cell>
          <table:table-cell table:style-name="ce15" table:formula="of:=IF([Data.M151]=&quot;&quot;;&quot;&quot;;CONCATENATE(&quot;,&quot;;[Data.M151]))">
            <text:p/>
          </table:table-cell>
          <table:table-cell table:style-name="ce15" table:formula="of:=IF([Data.N151]=&quot;&quot;;&quot;&quot;;CONCATENATE(&quot;,&quot;;[Data.N151]))">
            <text:p/>
          </table:table-cell>
          <table:table-cell table:style-name="ce15" table:formula="of:=IF([Data.O151]=&quot;&quot;;&quot;&quot;;CONCATENATE(&quot;,&quot;;[Data.O151]))">
            <text:p/>
          </table:table-cell>
          <table:table-cell table:style-name="ce15" table:formula="of:=IF([Data.P151]=&quot;&quot;;&quot;&quot;;CONCATENATE(&quot;,&quot;;[Data.P151]))">
            <text:p/>
          </table:table-cell>
          <table:table-cell table:style-name="ce15" table:formula="of:=IF([Data.Q151]=&quot;&quot;;&quot;&quot;;CONCATENATE(&quot;,&quot;;[Data.Q151]))">
            <text:p/>
          </table:table-cell>
          <table:table-cell table:style-name="ce15" table:formula="of:=IF([Data.R151]=&quot;&quot;;&quot;&quot;;CONCATENATE(&quot;,&quot;;[Data.R151]))">
            <text:p/>
          </table:table-cell>
          <table:table-cell table:style-name="ce15" table:formula="of:=IF([Data.S151]=&quot;&quot;;&quot;&quot;;CONCATENATE(&quot;,&quot;;[Data.S151]))">
            <text:p/>
          </table:table-cell>
          <table:table-cell table:style-name="ce15" table:formula="of:=IF([Data.T151]=&quot;&quot;;&quot;&quot;;CONCATENATE(&quot;,&quot;;[Data.T151]))">
            <text:p/>
          </table:table-cell>
          <table:table-cell table:number-columns-repeated="2"/>
        </table:table-row>
        <table:table-row table:style-name="ro8">
          <table:table-cell table:formula="of:=IF([Data.A152]=&quot;&quot;;[.A150];[Data.A152])" office:value-type="float" office:value="105">
            <text:p>105</text:p>
          </table:table-cell>
          <table:table-cell table:formula="of:=IF([Data.E152]=&quot;&quot;;[.B150];CONCATENATE(&quot;,&quot;;[Data.E152]))" office:value-type="string" office:string-value=",MYSTICAL">
            <text:p>,MYSTICAL</text:p>
          </table:table-cell>
          <table:table-cell table:formula="of:=IF([Data.F152]=&quot;&quot;;[.C150];CONCATENATE(&quot;,&quot;;[Data.F152]))" office:value-type="string" office:string-value=",CHARL">
            <text:p>,CHARL</text:p>
          </table:table-cell>
          <table:table-cell table:formula="of:=CONCATENATE(&quot;,&quot;;[Data.G152])" office:value-type="string" office:string-value=",MINOR">
            <text:p>,MINOR</text:p>
          </table:table-cell>
          <table:table-cell table:formula="of:=CONCATENATE(&quot;,&quot;;[Data.H152])" office:value-type="string" office:string-value=",7">
            <text:p>,7</text:p>
          </table:table-cell>
          <table:table-cell table:formula="of:=IF([Data.I152]=&quot;&quot;;&quot;&quot;;CONCATENATE(&quot;,&quot;;[Data.I152]))" office:value-type="string" office:string-value=",C38=25">
            <text:p>,C38=25</text:p>
          </table:table-cell>
          <table:table-cell table:style-name="ce15" table:formula="of:=IF([Data.J152]=&quot;&quot;;&quot;&quot;;CONCATENATE(&quot;,&quot;;[Data.J152]))">
            <text:p/>
          </table:table-cell>
          <table:table-cell table:style-name="ce15" table:formula="of:=IF([Data.K152]=&quot;&quot;;&quot;&quot;;CONCATENATE(&quot;,&quot;;[Data.K152]))">
            <text:p/>
          </table:table-cell>
          <table:table-cell table:style-name="ce15" table:formula="of:=IF([Data.L152]=&quot;&quot;;&quot;&quot;;CONCATENATE(&quot;,&quot;;[Data.L152]))">
            <text:p/>
          </table:table-cell>
          <table:table-cell table:style-name="ce15" table:formula="of:=IF([Data.M152]=&quot;&quot;;&quot;&quot;;CONCATENATE(&quot;,&quot;;[Data.M152]))">
            <text:p/>
          </table:table-cell>
          <table:table-cell table:style-name="ce15" table:formula="of:=IF([Data.N152]=&quot;&quot;;&quot;&quot;;CONCATENATE(&quot;,&quot;;[Data.N152]))">
            <text:p/>
          </table:table-cell>
          <table:table-cell table:style-name="ce15" table:formula="of:=IF([Data.O152]=&quot;&quot;;&quot;&quot;;CONCATENATE(&quot;,&quot;;[Data.O152]))">
            <text:p/>
          </table:table-cell>
          <table:table-cell table:style-name="ce15" table:formula="of:=IF([Data.P152]=&quot;&quot;;&quot;&quot;;CONCATENATE(&quot;,&quot;;[Data.P152]))">
            <text:p/>
          </table:table-cell>
          <table:table-cell table:style-name="ce15" table:formula="of:=IF([Data.Q152]=&quot;&quot;;&quot;&quot;;CONCATENATE(&quot;,&quot;;[Data.Q152]))">
            <text:p/>
          </table:table-cell>
          <table:table-cell table:style-name="ce15" table:formula="of:=IF([Data.R152]=&quot;&quot;;&quot;&quot;;CONCATENATE(&quot;,&quot;;[Data.R152]))">
            <text:p/>
          </table:table-cell>
          <table:table-cell table:style-name="ce15" table:formula="of:=IF([Data.S152]=&quot;&quot;;&quot;&quot;;CONCATENATE(&quot;,&quot;;[Data.S152]))">
            <text:p/>
          </table:table-cell>
          <table:table-cell table:style-name="ce15" table:formula="of:=IF([Data.T152]=&quot;&quot;;&quot;&quot;;CONCATENATE(&quot;,&quot;;[Data.T152]))">
            <text:p/>
          </table:table-cell>
          <table:table-cell table:number-columns-repeated="2"/>
        </table:table-row>
        <table:table-row table:style-name="ro8">
          <table:table-cell table:formula="of:=IF([Data.A153]=&quot;&quot;;[.A151];[Data.A153])" office:value-type="float" office:value="106">
            <text:p>106</text:p>
          </table:table-cell>
          <table:table-cell table:formula="of:=IF([Data.E153]=&quot;&quot;;[.B151];CONCATENATE(&quot;,&quot;;[Data.E153]))" office:value-type="string" office:string-value=",MYSTICAL">
            <text:p>,MYSTICAL</text:p>
          </table:table-cell>
          <table:table-cell table:formula="of:=IF([Data.F153]=&quot;&quot;;[.C151];CONCATENATE(&quot;,&quot;;[Data.F153]))" office:value-type="string" office:string-value=",CHARL">
            <text:p>,CHARL</text:p>
          </table:table-cell>
          <table:table-cell table:formula="of:=CONCATENATE(&quot;,&quot;;[Data.G153])" office:value-type="string" office:string-value=",GREATER">
            <text:p>,GREATER</text:p>
          </table:table-cell>
          <table:table-cell table:formula="of:=CONCATENATE(&quot;,&quot;;[Data.H153])" office:value-type="string" office:string-value=",40">
            <text:p>,40</text:p>
          </table:table-cell>
          <table:table-cell table:formula="of:=IF([Data.I153]=&quot;&quot;;&quot;&quot;;CONCATENATE(&quot;,&quot;;[Data.I153]))" office:value-type="string" office:string-value=",DESCR">
            <text:p>,DESCR</text:p>
          </table:table-cell>
          <table:table-cell table:style-name="ce15" table:formula="of:=IF([Data.J153]=&quot;&quot;;&quot;&quot;;CONCATENATE(&quot;,&quot;;[Data.J153]))">
            <text:p/>
          </table:table-cell>
          <table:table-cell table:style-name="ce15" table:formula="of:=IF([Data.K153]=&quot;&quot;;&quot;&quot;;CONCATENATE(&quot;,&quot;;[Data.K153]))">
            <text:p/>
          </table:table-cell>
          <table:table-cell table:style-name="ce15" table:formula="of:=IF([Data.L153]=&quot;&quot;;&quot;&quot;;CONCATENATE(&quot;,&quot;;[Data.L153]))">
            <text:p/>
          </table:table-cell>
          <table:table-cell table:style-name="ce15" table:formula="of:=IF([Data.M153]=&quot;&quot;;&quot;&quot;;CONCATENATE(&quot;,&quot;;[Data.M153]))">
            <text:p/>
          </table:table-cell>
          <table:table-cell table:style-name="ce15" table:formula="of:=IF([Data.N153]=&quot;&quot;;&quot;&quot;;CONCATENATE(&quot;,&quot;;[Data.N153]))">
            <text:p/>
          </table:table-cell>
          <table:table-cell table:style-name="ce15" table:formula="of:=IF([Data.O153]=&quot;&quot;;&quot;&quot;;CONCATENATE(&quot;,&quot;;[Data.O153]))">
            <text:p/>
          </table:table-cell>
          <table:table-cell table:style-name="ce15" table:formula="of:=IF([Data.P153]=&quot;&quot;;&quot;&quot;;CONCATENATE(&quot;,&quot;;[Data.P153]))">
            <text:p/>
          </table:table-cell>
          <table:table-cell table:style-name="ce15" table:formula="of:=IF([Data.Q153]=&quot;&quot;;&quot;&quot;;CONCATENATE(&quot;,&quot;;[Data.Q153]))">
            <text:p/>
          </table:table-cell>
          <table:table-cell table:style-name="ce15" table:formula="of:=IF([Data.R153]=&quot;&quot;;&quot;&quot;;CONCATENATE(&quot;,&quot;;[Data.R153]))">
            <text:p/>
          </table:table-cell>
          <table:table-cell table:style-name="ce15" table:formula="of:=IF([Data.S153]=&quot;&quot;;&quot;&quot;;CONCATENATE(&quot;,&quot;;[Data.S153]))">
            <text:p/>
          </table:table-cell>
          <table:table-cell table:style-name="ce15" table:formula="of:=IF([Data.T153]=&quot;&quot;;&quot;&quot;;CONCATENATE(&quot;,&quot;;[Data.T153]))">
            <text:p/>
          </table:table-cell>
          <table:table-cell table:number-columns-repeated="2"/>
        </table:table-row>
        <table:table-row table:style-name="ro8">
          <table:table-cell table:formula="of:=IF([Data.A154]=&quot;&quot;;[.A152];[Data.A154])" office:value-type="float" office:value="107">
            <text:p>107</text:p>
          </table:table-cell>
          <table:table-cell table:formula="of:=IF([Data.E154]=&quot;&quot;;[.B152];CONCATENATE(&quot;,&quot;;[Data.E154]))" office:value-type="string" office:string-value=",MYSTICAL">
            <text:p>,MYSTICAL</text:p>
          </table:table-cell>
          <table:table-cell table:formula="of:=IF([Data.F154]=&quot;&quot;;[.C152];CONCATENATE(&quot;,&quot;;[Data.F154]))" office:value-type="string" office:string-value=",CHARL">
            <text:p>,CHARL</text:p>
          </table:table-cell>
          <table:table-cell table:formula="of:=CONCATENATE(&quot;,&quot;;[Data.G154])" office:value-type="string" office:string-value=",MAJOR">
            <text:p>,MAJOR</text:p>
          </table:table-cell>
          <table:table-cell table:formula="of:=CONCATENATE(&quot;,&quot;;[Data.H154])" office:value-type="string" office:string-value=",15">
            <text:p>,15</text:p>
          </table:table-cell>
          <table:table-cell table:formula="of:=IF([Data.I154]=&quot;&quot;;&quot;&quot;;CONCATENATE(&quot;,&quot;;[Data.I154]))" office:value-type="string" office:string-value=",DESCR">
            <text:p>,DESCR</text:p>
          </table:table-cell>
          <table:table-cell table:style-name="ce15" table:formula="of:=IF([Data.J154]=&quot;&quot;;&quot;&quot;;CONCATENATE(&quot;,&quot;;[Data.J154]))">
            <text:p/>
          </table:table-cell>
          <table:table-cell table:style-name="ce15" table:formula="of:=IF([Data.K154]=&quot;&quot;;&quot;&quot;;CONCATENATE(&quot;,&quot;;[Data.K154]))">
            <text:p/>
          </table:table-cell>
          <table:table-cell table:style-name="ce15" table:formula="of:=IF([Data.L154]=&quot;&quot;;&quot;&quot;;CONCATENATE(&quot;,&quot;;[Data.L154]))">
            <text:p/>
          </table:table-cell>
          <table:table-cell table:style-name="ce15" table:formula="of:=IF([Data.M154]=&quot;&quot;;&quot;&quot;;CONCATENATE(&quot;,&quot;;[Data.M154]))">
            <text:p/>
          </table:table-cell>
          <table:table-cell table:style-name="ce15" table:formula="of:=IF([Data.N154]=&quot;&quot;;&quot;&quot;;CONCATENATE(&quot;,&quot;;[Data.N154]))">
            <text:p/>
          </table:table-cell>
          <table:table-cell table:style-name="ce15" table:formula="of:=IF([Data.O154]=&quot;&quot;;&quot;&quot;;CONCATENATE(&quot;,&quot;;[Data.O154]))">
            <text:p/>
          </table:table-cell>
          <table:table-cell table:style-name="ce15" table:formula="of:=IF([Data.P154]=&quot;&quot;;&quot;&quot;;CONCATENATE(&quot;,&quot;;[Data.P154]))">
            <text:p/>
          </table:table-cell>
          <table:table-cell table:style-name="ce15" table:formula="of:=IF([Data.Q154]=&quot;&quot;;&quot;&quot;;CONCATENATE(&quot;,&quot;;[Data.Q154]))">
            <text:p/>
          </table:table-cell>
          <table:table-cell table:style-name="ce15" table:formula="of:=IF([Data.R154]=&quot;&quot;;&quot;&quot;;CONCATENATE(&quot;,&quot;;[Data.R154]))">
            <text:p/>
          </table:table-cell>
          <table:table-cell table:style-name="ce15" table:formula="of:=IF([Data.S154]=&quot;&quot;;&quot;&quot;;CONCATENATE(&quot;,&quot;;[Data.S154]))">
            <text:p/>
          </table:table-cell>
          <table:table-cell table:style-name="ce15" table:formula="of:=IF([Data.T154]=&quot;&quot;;&quot;&quot;;CONCATENATE(&quot;,&quot;;[Data.T154]))">
            <text:p/>
          </table:table-cell>
          <table:table-cell table:number-columns-repeated="2"/>
        </table:table-row>
        <table:table-row table:style-name="ro8">
          <table:table-cell table:formula="of:=IF([Data.A155]=&quot;&quot;;[.A153];[Data.A155])" office:value-type="float" office:value="108">
            <text:p>108</text:p>
          </table:table-cell>
          <table:table-cell table:formula="of:=IF([Data.E155]=&quot;&quot;;[.B153];CONCATENATE(&quot;,&quot;;[Data.E155]))" office:value-type="string" office:string-value=",MYSTICAL">
            <text:p>,MYSTICAL</text:p>
          </table:table-cell>
          <table:table-cell table:formula="of:=IF([Data.F155]=&quot;&quot;;[.C153];CONCATENATE(&quot;,&quot;;[Data.F155]))" office:value-type="string" office:string-value=",CHARL">
            <text:p>,CHARL</text:p>
          </table:table-cell>
          <table:table-cell table:formula="of:=CONCATENATE(&quot;,&quot;;[Data.G155])" office:value-type="string" office:string-value=",MINOR">
            <text:p>,MINOR</text:p>
          </table:table-cell>
          <table:table-cell table:formula="of:=CONCATENATE(&quot;,&quot;;[Data.H155])" office:value-type="string" office:string-value=",10">
            <text:p>,10</text:p>
          </table:table-cell>
          <table:table-cell table:formula="of:=IF([Data.I155]=&quot;&quot;;&quot;&quot;;CONCATENATE(&quot;,&quot;;[Data.I155]))" office:value-type="string" office:string-value=",DESCR">
            <text:p>,DESCR</text:p>
          </table:table-cell>
          <table:table-cell table:style-name="ce15" table:formula="of:=IF([Data.J155]=&quot;&quot;;&quot;&quot;;CONCATENATE(&quot;,&quot;;[Data.J155]))">
            <text:p/>
          </table:table-cell>
          <table:table-cell table:style-name="ce15" table:formula="of:=IF([Data.K155]=&quot;&quot;;&quot;&quot;;CONCATENATE(&quot;,&quot;;[Data.K155]))">
            <text:p/>
          </table:table-cell>
          <table:table-cell table:style-name="ce15" table:formula="of:=IF([Data.L155]=&quot;&quot;;&quot;&quot;;CONCATENATE(&quot;,&quot;;[Data.L155]))">
            <text:p/>
          </table:table-cell>
          <table:table-cell table:style-name="ce15" table:formula="of:=IF([Data.M155]=&quot;&quot;;&quot;&quot;;CONCATENATE(&quot;,&quot;;[Data.M155]))">
            <text:p/>
          </table:table-cell>
          <table:table-cell table:style-name="ce15" table:formula="of:=IF([Data.N155]=&quot;&quot;;&quot;&quot;;CONCATENATE(&quot;,&quot;;[Data.N155]))">
            <text:p/>
          </table:table-cell>
          <table:table-cell table:style-name="ce15" table:formula="of:=IF([Data.O155]=&quot;&quot;;&quot;&quot;;CONCATENATE(&quot;,&quot;;[Data.O155]))">
            <text:p/>
          </table:table-cell>
          <table:table-cell table:style-name="ce15" table:formula="of:=IF([Data.P155]=&quot;&quot;;&quot;&quot;;CONCATENATE(&quot;,&quot;;[Data.P155]))">
            <text:p/>
          </table:table-cell>
          <table:table-cell table:style-name="ce15" table:formula="of:=IF([Data.Q155]=&quot;&quot;;&quot;&quot;;CONCATENATE(&quot;,&quot;;[Data.Q155]))">
            <text:p/>
          </table:table-cell>
          <table:table-cell table:style-name="ce15" table:formula="of:=IF([Data.R155]=&quot;&quot;;&quot;&quot;;CONCATENATE(&quot;,&quot;;[Data.R155]))">
            <text:p/>
          </table:table-cell>
          <table:table-cell table:style-name="ce15" table:formula="of:=IF([Data.S155]=&quot;&quot;;&quot;&quot;;CONCATENATE(&quot;,&quot;;[Data.S155]))">
            <text:p/>
          </table:table-cell>
          <table:table-cell table:style-name="ce15" table:formula="of:=IF([Data.T155]=&quot;&quot;;&quot;&quot;;CONCATENATE(&quot;,&quot;;[Data.T155]))">
            <text:p/>
          </table:table-cell>
          <table:table-cell table:number-columns-repeated="2"/>
        </table:table-row>
        <table:table-row table:style-name="ro8">
          <table:table-cell table:formula="of:=IF([Data.A156]=&quot;&quot;;[.A154];[Data.A156])" office:value-type="float" office:value="109">
            <text:p>109</text:p>
          </table:table-cell>
          <table:table-cell table:formula="of:=IF([Data.E156]=&quot;&quot;;[.B154];CONCATENATE(&quot;,&quot;;[Data.E156]))" office:value-type="string" office:string-value=",MYSTICAL">
            <text:p>,MYSTICAL</text:p>
          </table:table-cell>
          <table:table-cell table:formula="of:=IF([Data.F156]=&quot;&quot;;[.C154];CONCATENATE(&quot;,&quot;;[Data.F156]))" office:value-type="string" office:string-value=",CHARL">
            <text:p>,CHARL</text:p>
          </table:table-cell>
          <table:table-cell table:formula="of:=CONCATENATE(&quot;,&quot;;[Data.G156])" office:value-type="string" office:string-value=",MAJOR">
            <text:p>,MAJOR</text:p>
          </table:table-cell>
          <table:table-cell table:formula="of:=CONCATENATE(&quot;,&quot;;[Data.H156])" office:value-type="string" office:string-value=",15">
            <text:p>,15</text:p>
          </table:table-cell>
          <table:table-cell table:formula="of:=IF([Data.I156]=&quot;&quot;;&quot;&quot;;CONCATENATE(&quot;,&quot;;[Data.I156]))" office:value-type="string" office:string-value=",DESCR">
            <text:p>,DESCR</text:p>
          </table:table-cell>
          <table:table-cell table:style-name="ce15" table:formula="of:=IF([Data.J156]=&quot;&quot;;&quot;&quot;;CONCATENATE(&quot;,&quot;;[Data.J156]))">
            <text:p/>
          </table:table-cell>
          <table:table-cell table:style-name="ce15" table:formula="of:=IF([Data.K156]=&quot;&quot;;&quot;&quot;;CONCATENATE(&quot;,&quot;;[Data.K156]))">
            <text:p/>
          </table:table-cell>
          <table:table-cell table:style-name="ce15" table:formula="of:=IF([Data.L156]=&quot;&quot;;&quot;&quot;;CONCATENATE(&quot;,&quot;;[Data.L156]))">
            <text:p/>
          </table:table-cell>
          <table:table-cell table:style-name="ce15" table:formula="of:=IF([Data.M156]=&quot;&quot;;&quot;&quot;;CONCATENATE(&quot;,&quot;;[Data.M156]))">
            <text:p/>
          </table:table-cell>
          <table:table-cell table:style-name="ce15" table:formula="of:=IF([Data.N156]=&quot;&quot;;&quot;&quot;;CONCATENATE(&quot;,&quot;;[Data.N156]))">
            <text:p/>
          </table:table-cell>
          <table:table-cell table:style-name="ce15" table:formula="of:=IF([Data.O156]=&quot;&quot;;&quot;&quot;;CONCATENATE(&quot;,&quot;;[Data.O156]))">
            <text:p/>
          </table:table-cell>
          <table:table-cell table:style-name="ce15" table:formula="of:=IF([Data.P156]=&quot;&quot;;&quot;&quot;;CONCATENATE(&quot;,&quot;;[Data.P156]))">
            <text:p/>
          </table:table-cell>
          <table:table-cell table:style-name="ce15" table:formula="of:=IF([Data.Q156]=&quot;&quot;;&quot;&quot;;CONCATENATE(&quot;,&quot;;[Data.Q156]))">
            <text:p/>
          </table:table-cell>
          <table:table-cell table:style-name="ce15" table:formula="of:=IF([Data.R156]=&quot;&quot;;&quot;&quot;;CONCATENATE(&quot;,&quot;;[Data.R156]))">
            <text:p/>
          </table:table-cell>
          <table:table-cell table:style-name="ce15" table:formula="of:=IF([Data.S156]=&quot;&quot;;&quot;&quot;;CONCATENATE(&quot;,&quot;;[Data.S156]))">
            <text:p/>
          </table:table-cell>
          <table:table-cell table:style-name="ce15" table:formula="of:=IF([Data.T156]=&quot;&quot;;&quot;&quot;;CONCATENATE(&quot;,&quot;;[Data.T156]))">
            <text:p/>
          </table:table-cell>
          <table:table-cell table:number-columns-repeated="2"/>
        </table:table-row>
        <table:table-row table:style-name="ro8">
          <table:table-cell table:formula="of:=IF([Data.A157]=&quot;&quot;;[.A155];[Data.A157])" office:value-type="float" office:value="110">
            <text:p>110</text:p>
          </table:table-cell>
          <table:table-cell table:formula="of:=IF([Data.E157]=&quot;&quot;;[.B155];CONCATENATE(&quot;,&quot;;[Data.E157]))" office:value-type="string" office:string-value=",MYSTICAL">
            <text:p>,MYSTICAL</text:p>
          </table:table-cell>
          <table:table-cell table:formula="of:=IF([Data.F157]=&quot;&quot;;[.C155];CONCATENATE(&quot;,&quot;;[Data.F157]))" office:value-type="string" office:string-value=",CHARL">
            <text:p>,CHARL</text:p>
          </table:table-cell>
          <table:table-cell table:formula="of:=CONCATENATE(&quot;,&quot;;[Data.G157])" office:value-type="string" office:string-value=",MAJOR">
            <text:p>,MAJOR</text:p>
          </table:table-cell>
          <table:table-cell table:formula="of:=CONCATENATE(&quot;,&quot;;[Data.H157])" office:value-type="string" office:string-value=",15">
            <text:p>,15</text:p>
          </table:table-cell>
          <table:table-cell table:formula="of:=IF([Data.I157]=&quot;&quot;;&quot;&quot;;CONCATENATE(&quot;,&quot;;[Data.I157]))" office:value-type="string" office:string-value=",RR=CHANNELING=15">
            <text:p>,RR=CHANNELING=15</text:p>
          </table:table-cell>
          <table:table-cell table:style-name="ce15" table:formula="of:=IF([Data.J157]=&quot;&quot;;&quot;&quot;;CONCATENATE(&quot;,&quot;;[Data.J157]))" office:value-type="string" office:string-value=",RR=ESSENCE=15">
            <text:p>,RR=ESSENCE=15</text:p>
          </table:table-cell>
          <table:table-cell table:style-name="ce15" table:formula="of:=IF([Data.K157]=&quot;&quot;;&quot;&quot;;CONCATENATE(&quot;,&quot;;[Data.K157]))" office:value-type="string" office:string-value=",RR=MENTALISM=15">
            <text:p>,RR=MENTALISM=15</text:p>
          </table:table-cell>
          <table:table-cell table:style-name="ce15" table:formula="of:=IF([Data.L157]=&quot;&quot;;&quot;&quot;;CONCATENATE(&quot;,&quot;;[Data.L157]))">
            <text:p/>
          </table:table-cell>
          <table:table-cell table:style-name="ce15" table:formula="of:=IF([Data.M157]=&quot;&quot;;&quot;&quot;;CONCATENATE(&quot;,&quot;;[Data.M157]))">
            <text:p/>
          </table:table-cell>
          <table:table-cell table:style-name="ce15" table:formula="of:=IF([Data.N157]=&quot;&quot;;&quot;&quot;;CONCATENATE(&quot;,&quot;;[Data.N157]))">
            <text:p/>
          </table:table-cell>
          <table:table-cell table:style-name="ce15" table:formula="of:=IF([Data.O157]=&quot;&quot;;&quot;&quot;;CONCATENATE(&quot;,&quot;;[Data.O157]))">
            <text:p/>
          </table:table-cell>
          <table:table-cell table:style-name="ce15" table:formula="of:=IF([Data.P157]=&quot;&quot;;&quot;&quot;;CONCATENATE(&quot;,&quot;;[Data.P157]))">
            <text:p/>
          </table:table-cell>
          <table:table-cell table:style-name="ce15" table:formula="of:=IF([Data.Q157]=&quot;&quot;;&quot;&quot;;CONCATENATE(&quot;,&quot;;[Data.Q157]))">
            <text:p/>
          </table:table-cell>
          <table:table-cell table:style-name="ce15" table:formula="of:=IF([Data.R157]=&quot;&quot;;&quot;&quot;;CONCATENATE(&quot;,&quot;;[Data.R157]))">
            <text:p/>
          </table:table-cell>
          <table:table-cell table:style-name="ce15" table:formula="of:=IF([Data.S157]=&quot;&quot;;&quot;&quot;;CONCATENATE(&quot;,&quot;;[Data.S157]))">
            <text:p/>
          </table:table-cell>
          <table:table-cell table:style-name="ce15" table:formula="of:=IF([Data.T157]=&quot;&quot;;&quot;&quot;;CONCATENATE(&quot;,&quot;;[Data.T157]))">
            <text:p/>
          </table:table-cell>
          <table:table-cell table:number-columns-repeated="2"/>
        </table:table-row>
        <table:table-row table:style-name="ro8">
          <table:table-cell table:formula="of:=IF([Data.A158]=&quot;&quot;;[.A156];[Data.A158])" office:value-type="float" office:value="111">
            <text:p>111</text:p>
          </table:table-cell>
          <table:table-cell table:formula="of:=IF([Data.E158]=&quot;&quot;;[.B156];CONCATENATE(&quot;,&quot;;[Data.E158]))" office:value-type="string" office:string-value=",MYSTICAL">
            <text:p>,MYSTICAL</text:p>
          </table:table-cell>
          <table:table-cell table:formula="of:=IF([Data.F158]=&quot;&quot;;[.C156];CONCATENATE(&quot;,&quot;;[Data.F158]))" office:value-type="string" office:string-value=",CHARL">
            <text:p>,CHARL</text:p>
          </table:table-cell>
          <table:table-cell table:formula="of:=CONCATENATE(&quot;,&quot;;[Data.G158])" office:value-type="string" office:string-value=",LESSER">
            <text:p>,LESSER</text:p>
          </table:table-cell>
          <table:table-cell table:formula="of:=CONCATENATE(&quot;,&quot;;[Data.H158])" office:value-type="string" office:string-value=",5">
            <text:p>,5</text:p>
          </table:table-cell>
          <table:table-cell table:formula="of:=IF([Data.I158]=&quot;&quot;;&quot;&quot;;CONCATENATE(&quot;,&quot;;[Data.I158]))" office:value-type="string" office:string-value=",S101=25">
            <text:p>,S101=25</text:p>
          </table:table-cell>
          <table:table-cell table:style-name="ce15" table:formula="of:=IF([Data.J158]=&quot;&quot;;&quot;&quot;;CONCATENATE(&quot;,&quot;;[Data.J158]))">
            <text:p/>
          </table:table-cell>
          <table:table-cell table:style-name="ce15" table:formula="of:=IF([Data.K158]=&quot;&quot;;&quot;&quot;;CONCATENATE(&quot;,&quot;;[Data.K158]))">
            <text:p/>
          </table:table-cell>
          <table:table-cell table:style-name="ce15" table:formula="of:=IF([Data.L158]=&quot;&quot;;&quot;&quot;;CONCATENATE(&quot;,&quot;;[Data.L158]))">
            <text:p/>
          </table:table-cell>
          <table:table-cell table:style-name="ce15" table:formula="of:=IF([Data.M158]=&quot;&quot;;&quot;&quot;;CONCATENATE(&quot;,&quot;;[Data.M158]))">
            <text:p/>
          </table:table-cell>
          <table:table-cell table:style-name="ce15" table:formula="of:=IF([Data.N158]=&quot;&quot;;&quot;&quot;;CONCATENATE(&quot;,&quot;;[Data.N158]))">
            <text:p/>
          </table:table-cell>
          <table:table-cell table:style-name="ce15" table:formula="of:=IF([Data.O158]=&quot;&quot;;&quot;&quot;;CONCATENATE(&quot;,&quot;;[Data.O158]))">
            <text:p/>
          </table:table-cell>
          <table:table-cell table:style-name="ce15" table:formula="of:=IF([Data.P158]=&quot;&quot;;&quot;&quot;;CONCATENATE(&quot;,&quot;;[Data.P158]))">
            <text:p/>
          </table:table-cell>
          <table:table-cell table:style-name="ce15" table:formula="of:=IF([Data.Q158]=&quot;&quot;;&quot;&quot;;CONCATENATE(&quot;,&quot;;[Data.Q158]))">
            <text:p/>
          </table:table-cell>
          <table:table-cell table:style-name="ce15" table:formula="of:=IF([Data.R158]=&quot;&quot;;&quot;&quot;;CONCATENATE(&quot;,&quot;;[Data.R158]))">
            <text:p/>
          </table:table-cell>
          <table:table-cell table:style-name="ce15" table:formula="of:=IF([Data.S158]=&quot;&quot;;&quot;&quot;;CONCATENATE(&quot;,&quot;;[Data.S158]))">
            <text:p/>
          </table:table-cell>
          <table:table-cell table:style-name="ce15" table:formula="of:=IF([Data.T158]=&quot;&quot;;&quot;&quot;;CONCATENATE(&quot;,&quot;;[Data.T158]))">
            <text:p/>
          </table:table-cell>
          <table:table-cell table:number-columns-repeated="2"/>
        </table:table-row>
        <table:table-row table:style-name="ro8">
          <table:table-cell table:formula="of:=IF([Data.A159]=&quot;&quot;;[.A157];[Data.A159])" office:value-type="float" office:value="112">
            <text:p>112</text:p>
          </table:table-cell>
          <table:table-cell table:formula="of:=IF([Data.E159]=&quot;&quot;;[.B157];CONCATENATE(&quot;,&quot;;[Data.E159]))" office:value-type="string" office:string-value=",MENTAL">
            <text:p>,MENTAL</text:p>
          </table:table-cell>
          <table:table-cell table:formula="of:=IF([Data.F159]=&quot;&quot;;[.C157];CONCATENATE(&quot;,&quot;;[Data.F159]))" office:value-type="string" office:string-value=",CHARL">
            <text:p>,CHARL</text:p>
          </table:table-cell>
          <table:table-cell table:formula="of:=CONCATENATE(&quot;,&quot;;[Data.G159])" office:value-type="string" office:string-value=",MINOR">
            <text:p>,MINOR</text:p>
          </table:table-cell>
          <table:table-cell table:formula="of:=CONCATENATE(&quot;,&quot;;[Data.H159])" office:value-type="string" office:string-value=",10">
            <text:p>,10</text:p>
          </table:table-cell>
          <table:table-cell table:formula="of:=IF([Data.I159]=&quot;&quot;;&quot;&quot;;CONCATENATE(&quot;,&quot;;[Data.I159]))" office:value-type="string" office:string-value=",DESCR">
            <text:p>,DESCR</text:p>
          </table:table-cell>
          <table:table-cell table:style-name="ce15" table:formula="of:=IF([Data.J159]=&quot;&quot;;&quot;&quot;;CONCATENATE(&quot;,&quot;;[Data.J159]))">
            <text:p/>
          </table:table-cell>
          <table:table-cell table:style-name="ce15" table:formula="of:=IF([Data.K159]=&quot;&quot;;&quot;&quot;;CONCATENATE(&quot;,&quot;;[Data.K159]))">
            <text:p/>
          </table:table-cell>
          <table:table-cell table:style-name="ce15" table:formula="of:=IF([Data.L159]=&quot;&quot;;&quot;&quot;;CONCATENATE(&quot;,&quot;;[Data.L159]))">
            <text:p/>
          </table:table-cell>
          <table:table-cell table:style-name="ce15" table:formula="of:=IF([Data.M159]=&quot;&quot;;&quot;&quot;;CONCATENATE(&quot;,&quot;;[Data.M159]))">
            <text:p/>
          </table:table-cell>
          <table:table-cell table:style-name="ce15" table:formula="of:=IF([Data.N159]=&quot;&quot;;&quot;&quot;;CONCATENATE(&quot;,&quot;;[Data.N159]))">
            <text:p/>
          </table:table-cell>
          <table:table-cell table:style-name="ce15" table:formula="of:=IF([Data.O159]=&quot;&quot;;&quot;&quot;;CONCATENATE(&quot;,&quot;;[Data.O159]))">
            <text:p/>
          </table:table-cell>
          <table:table-cell table:style-name="ce15" table:formula="of:=IF([Data.P159]=&quot;&quot;;&quot;&quot;;CONCATENATE(&quot;,&quot;;[Data.P159]))">
            <text:p/>
          </table:table-cell>
          <table:table-cell table:style-name="ce15" table:formula="of:=IF([Data.Q159]=&quot;&quot;;&quot;&quot;;CONCATENATE(&quot;,&quot;;[Data.Q159]))">
            <text:p/>
          </table:table-cell>
          <table:table-cell table:style-name="ce15" table:formula="of:=IF([Data.R159]=&quot;&quot;;&quot;&quot;;CONCATENATE(&quot;,&quot;;[Data.R159]))">
            <text:p/>
          </table:table-cell>
          <table:table-cell table:style-name="ce15" table:formula="of:=IF([Data.S159]=&quot;&quot;;&quot;&quot;;CONCATENATE(&quot;,&quot;;[Data.S159]))">
            <text:p/>
          </table:table-cell>
          <table:table-cell table:style-name="ce15" table:formula="of:=IF([Data.T159]=&quot;&quot;;&quot;&quot;;CONCATENATE(&quot;,&quot;;[Data.T159]))">
            <text:p/>
          </table:table-cell>
          <table:table-cell table:number-columns-repeated="2"/>
        </table:table-row>
        <table:table-row table:style-name="ro8">
          <table:table-cell table:formula="of:=IF([Data.A160]=&quot;&quot;;[.A158];[Data.A160])" office:value-type="float" office:value="113">
            <text:p>113</text:p>
          </table:table-cell>
          <table:table-cell table:formula="of:=IF([Data.E160]=&quot;&quot;;[.B158];CONCATENATE(&quot;,&quot;;[Data.E160]))" office:value-type="string" office:string-value=",MENTAL">
            <text:p>,MENTAL</text:p>
          </table:table-cell>
          <table:table-cell table:formula="of:=IF([Data.F160]=&quot;&quot;;[.C158];CONCATENATE(&quot;,&quot;;[Data.F160]))" office:value-type="string" office:string-value=",CHARL">
            <text:p>,CHARL</text:p>
          </table:table-cell>
          <table:table-cell table:formula="of:=CONCATENATE(&quot;,&quot;;[Data.G160])" office:value-type="string" office:string-value=",MAJOR">
            <text:p>,MAJOR</text:p>
          </table:table-cell>
          <table:table-cell table:formula="of:=CONCATENATE(&quot;,&quot;;[Data.H160])" office:value-type="string" office:string-value=",15">
            <text:p>,15</text:p>
          </table:table-cell>
          <table:table-cell table:formula="of:=IF([Data.I160]=&quot;&quot;;&quot;&quot;;CONCATENATE(&quot;,&quot;;[Data.I160]))" office:value-type="string" office:string-value=",RR=FEAR=50">
            <text:p>,RR=FEAR=50</text:p>
          </table:table-cell>
          <table:table-cell table:style-name="ce15" table:formula="of:=IF([Data.J160]=&quot;&quot;;&quot;&quot;;CONCATENATE(&quot;,&quot;;[Data.J160]))" office:value-type="string" office:string-value=",RR=talent.rr.immovable.will">
            <text:p>,RR=talent.rr.immovable.will</text:p>
          </table:table-cell>
          <table:table-cell table:style-name="ce15" table:formula="of:=IF([Data.K160]=&quot;&quot;;&quot;&quot;;CONCATENATE(&quot;,&quot;;[Data.K160]))" office:value-type="string" office:string-value=",DESCR">
            <text:p>,DESCR</text:p>
          </table:table-cell>
          <table:table-cell table:style-name="ce15" table:formula="of:=IF([Data.L160]=&quot;&quot;;&quot;&quot;;CONCATENATE(&quot;,&quot;;[Data.L160]))">
            <text:p/>
          </table:table-cell>
          <table:table-cell table:style-name="ce15" table:formula="of:=IF([Data.M160]=&quot;&quot;;&quot;&quot;;CONCATENATE(&quot;,&quot;;[Data.M160]))">
            <text:p/>
          </table:table-cell>
          <table:table-cell table:style-name="ce15" table:formula="of:=IF([Data.N160]=&quot;&quot;;&quot;&quot;;CONCATENATE(&quot;,&quot;;[Data.N160]))">
            <text:p/>
          </table:table-cell>
          <table:table-cell table:style-name="ce15" table:formula="of:=IF([Data.O160]=&quot;&quot;;&quot;&quot;;CONCATENATE(&quot;,&quot;;[Data.O160]))">
            <text:p/>
          </table:table-cell>
          <table:table-cell table:style-name="ce15" table:formula="of:=IF([Data.P160]=&quot;&quot;;&quot;&quot;;CONCATENATE(&quot;,&quot;;[Data.P160]))">
            <text:p/>
          </table:table-cell>
          <table:table-cell table:style-name="ce15" table:formula="of:=IF([Data.Q160]=&quot;&quot;;&quot;&quot;;CONCATENATE(&quot;,&quot;;[Data.Q160]))">
            <text:p/>
          </table:table-cell>
          <table:table-cell table:style-name="ce15" table:formula="of:=IF([Data.R160]=&quot;&quot;;&quot;&quot;;CONCATENATE(&quot;,&quot;;[Data.R160]))">
            <text:p/>
          </table:table-cell>
          <table:table-cell table:style-name="ce15" table:formula="of:=IF([Data.S160]=&quot;&quot;;&quot;&quot;;CONCATENATE(&quot;,&quot;;[Data.S160]))">
            <text:p/>
          </table:table-cell>
          <table:table-cell table:style-name="ce15" table:formula="of:=IF([Data.T160]=&quot;&quot;;&quot;&quot;;CONCATENATE(&quot;,&quot;;[Data.T160]))">
            <text:p/>
          </table:table-cell>
          <table:table-cell table:number-columns-repeated="2"/>
        </table:table-row>
        <table:table-row table:style-name="ro8">
          <table:table-cell table:formula="of:=IF([Data.A161]=&quot;&quot;;[.A159];[Data.A161])" office:value-type="float" office:value="114">
            <text:p>114</text:p>
          </table:table-cell>
          <table:table-cell table:formula="of:=IF([Data.E161]=&quot;&quot;;[.B159];CONCATENATE(&quot;,&quot;;[Data.E161]))" office:value-type="string" office:string-value=",MENTAL">
            <text:p>,MENTAL</text:p>
          </table:table-cell>
          <table:table-cell table:formula="of:=IF([Data.F161]=&quot;&quot;;[.C159];CONCATENATE(&quot;,&quot;;[Data.F161]))" office:value-type="string" office:string-value=",CHARL">
            <text:p>,CHARL</text:p>
          </table:table-cell>
          <table:table-cell table:formula="of:=CONCATENATE(&quot;,&quot;;[Data.G161])" office:value-type="string" office:string-value=",MINOR">
            <text:p>,MINOR</text:p>
          </table:table-cell>
          <table:table-cell table:formula="of:=CONCATENATE(&quot;,&quot;;[Data.H161])" office:value-type="string" office:string-value=",8">
            <text:p>,8</text:p>
          </table:table-cell>
          <table:table-cell table:formula="of:=IF([Data.I161]=&quot;&quot;;&quot;&quot;;CONCATENATE(&quot;,&quot;;[Data.I161]))" office:value-type="string" office:string-value=",S164=25">
            <text:p>,S164=25</text:p>
          </table:table-cell>
          <table:table-cell table:style-name="ce15" table:formula="of:=IF([Data.J161]=&quot;&quot;;&quot;&quot;;CONCATENATE(&quot;,&quot;;[Data.J161]))" office:value-type="string" office:string-value=",DESCR">
            <text:p>,DESCR</text:p>
          </table:table-cell>
          <table:table-cell table:style-name="ce15" table:formula="of:=IF([Data.K161]=&quot;&quot;;&quot;&quot;;CONCATENATE(&quot;,&quot;;[Data.K161]))">
            <text:p/>
          </table:table-cell>
          <table:table-cell table:style-name="ce15" table:formula="of:=IF([Data.L161]=&quot;&quot;;&quot;&quot;;CONCATENATE(&quot;,&quot;;[Data.L161]))">
            <text:p/>
          </table:table-cell>
          <table:table-cell table:style-name="ce15" table:formula="of:=IF([Data.M161]=&quot;&quot;;&quot;&quot;;CONCATENATE(&quot;,&quot;;[Data.M161]))">
            <text:p/>
          </table:table-cell>
          <table:table-cell table:style-name="ce15" table:formula="of:=IF([Data.N161]=&quot;&quot;;&quot;&quot;;CONCATENATE(&quot;,&quot;;[Data.N161]))">
            <text:p/>
          </table:table-cell>
          <table:table-cell table:style-name="ce15" table:formula="of:=IF([Data.O161]=&quot;&quot;;&quot;&quot;;CONCATENATE(&quot;,&quot;;[Data.O161]))">
            <text:p/>
          </table:table-cell>
          <table:table-cell table:style-name="ce15" table:formula="of:=IF([Data.P161]=&quot;&quot;;&quot;&quot;;CONCATENATE(&quot;,&quot;;[Data.P161]))">
            <text:p/>
          </table:table-cell>
          <table:table-cell table:style-name="ce15" table:formula="of:=IF([Data.Q161]=&quot;&quot;;&quot;&quot;;CONCATENATE(&quot;,&quot;;[Data.Q161]))">
            <text:p/>
          </table:table-cell>
          <table:table-cell table:style-name="ce15" table:formula="of:=IF([Data.R161]=&quot;&quot;;&quot;&quot;;CONCATENATE(&quot;,&quot;;[Data.R161]))">
            <text:p/>
          </table:table-cell>
          <table:table-cell table:style-name="ce15" table:formula="of:=IF([Data.S161]=&quot;&quot;;&quot;&quot;;CONCATENATE(&quot;,&quot;;[Data.S161]))">
            <text:p/>
          </table:table-cell>
          <table:table-cell table:style-name="ce15" table:formula="of:=IF([Data.T161]=&quot;&quot;;&quot;&quot;;CONCATENATE(&quot;,&quot;;[Data.T161]))">
            <text:p/>
          </table:table-cell>
          <table:table-cell table:number-columns-repeated="2"/>
        </table:table-row>
        <table:table-row table:style-name="ro8">
          <table:table-cell table:formula="of:=IF([Data.A162]=&quot;&quot;;[.A160];[Data.A162])" office:value-type="float" office:value="115">
            <text:p>115</text:p>
          </table:table-cell>
          <table:table-cell table:formula="of:=IF([Data.E162]=&quot;&quot;;[.B160];CONCATENATE(&quot;,&quot;;[Data.E162]))" office:value-type="string" office:string-value=",MENTAL">
            <text:p>,MENTAL</text:p>
          </table:table-cell>
          <table:table-cell table:formula="of:=IF([Data.F162]=&quot;&quot;;[.C160];CONCATENATE(&quot;,&quot;;[Data.F162]))" office:value-type="string" office:string-value=",CHARL">
            <text:p>,CHARL</text:p>
          </table:table-cell>
          <table:table-cell table:formula="of:=CONCATENATE(&quot;,&quot;;[Data.G162])" office:value-type="string" office:string-value=",GREATER">
            <text:p>,GREATER</text:p>
          </table:table-cell>
          <table:table-cell table:formula="of:=CONCATENATE(&quot;,&quot;;[Data.H162])" office:value-type="string" office:string-value=",25">
            <text:p>,25</text:p>
          </table:table-cell>
          <table:table-cell table:formula="of:=IF([Data.I162]=&quot;&quot;;&quot;&quot;;CONCATENATE(&quot;,&quot;;[Data.I162]))" office:value-type="string" office:string-value=",DESCR">
            <text:p>,DESCR</text:p>
          </table:table-cell>
          <table:table-cell table:style-name="ce15" table:formula="of:=IF([Data.J162]=&quot;&quot;;&quot;&quot;;CONCATENATE(&quot;,&quot;;[Data.J162]))">
            <text:p/>
          </table:table-cell>
          <table:table-cell table:style-name="ce15" table:formula="of:=IF([Data.K162]=&quot;&quot;;&quot;&quot;;CONCATENATE(&quot;,&quot;;[Data.K162]))">
            <text:p/>
          </table:table-cell>
          <table:table-cell table:style-name="ce15" table:formula="of:=IF([Data.L162]=&quot;&quot;;&quot;&quot;;CONCATENATE(&quot;,&quot;;[Data.L162]))">
            <text:p/>
          </table:table-cell>
          <table:table-cell table:style-name="ce15" table:formula="of:=IF([Data.M162]=&quot;&quot;;&quot;&quot;;CONCATENATE(&quot;,&quot;;[Data.M162]))">
            <text:p/>
          </table:table-cell>
          <table:table-cell table:style-name="ce15" table:formula="of:=IF([Data.N162]=&quot;&quot;;&quot;&quot;;CONCATENATE(&quot;,&quot;;[Data.N162]))">
            <text:p/>
          </table:table-cell>
          <table:table-cell table:style-name="ce15" table:formula="of:=IF([Data.O162]=&quot;&quot;;&quot;&quot;;CONCATENATE(&quot;,&quot;;[Data.O162]))">
            <text:p/>
          </table:table-cell>
          <table:table-cell table:style-name="ce15" table:formula="of:=IF([Data.P162]=&quot;&quot;;&quot;&quot;;CONCATENATE(&quot;,&quot;;[Data.P162]))">
            <text:p/>
          </table:table-cell>
          <table:table-cell table:style-name="ce15" table:formula="of:=IF([Data.Q162]=&quot;&quot;;&quot;&quot;;CONCATENATE(&quot;,&quot;;[Data.Q162]))">
            <text:p/>
          </table:table-cell>
          <table:table-cell table:style-name="ce15" table:formula="of:=IF([Data.R162]=&quot;&quot;;&quot;&quot;;CONCATENATE(&quot;,&quot;;[Data.R162]))">
            <text:p/>
          </table:table-cell>
          <table:table-cell table:style-name="ce15" table:formula="of:=IF([Data.S162]=&quot;&quot;;&quot;&quot;;CONCATENATE(&quot;,&quot;;[Data.S162]))">
            <text:p/>
          </table:table-cell>
          <table:table-cell table:style-name="ce15" table:formula="of:=IF([Data.T162]=&quot;&quot;;&quot;&quot;;CONCATENATE(&quot;,&quot;;[Data.T162]))">
            <text:p/>
          </table:table-cell>
          <table:table-cell table:number-columns-repeated="2"/>
        </table:table-row>
        <table:table-row table:style-name="ro8">
          <table:table-cell table:formula="of:=IF([Data.A163]=&quot;&quot;;[.A161];[Data.A163])" office:value-type="float" office:value="116">
            <text:p>116</text:p>
          </table:table-cell>
          <table:table-cell table:formula="of:=IF([Data.E163]=&quot;&quot;;[.B161];CONCATENATE(&quot;,&quot;;[Data.E163]))" office:value-type="string" office:string-value=",MENTAL">
            <text:p>,MENTAL</text:p>
          </table:table-cell>
          <table:table-cell table:formula="of:=IF([Data.F163]=&quot;&quot;;[.C161];CONCATENATE(&quot;,&quot;;[Data.F163]))" office:value-type="string" office:string-value=",CHARL">
            <text:p>,CHARL</text:p>
          </table:table-cell>
          <table:table-cell table:formula="of:=CONCATENATE(&quot;,&quot;;[Data.G163])" office:value-type="string" office:string-value=",GREATER">
            <text:p>,GREATER</text:p>
          </table:table-cell>
          <table:table-cell table:formula="of:=CONCATENATE(&quot;,&quot;;[Data.H163])" office:value-type="string" office:string-value=",25">
            <text:p>,25</text:p>
          </table:table-cell>
          <table:table-cell table:formula="of:=IF([Data.I163]=&quot;&quot;;&quot;&quot;;CONCATENATE(&quot;,&quot;;[Data.I163]))" office:value-type="string" office:string-value=",DESCR">
            <text:p>,DESCR</text:p>
          </table:table-cell>
          <table:table-cell table:style-name="ce15" table:formula="of:=IF([Data.J163]=&quot;&quot;;&quot;&quot;;CONCATENATE(&quot;,&quot;;[Data.J163]))">
            <text:p/>
          </table:table-cell>
          <table:table-cell table:style-name="ce15" table:formula="of:=IF([Data.K163]=&quot;&quot;;&quot;&quot;;CONCATENATE(&quot;,&quot;;[Data.K163]))">
            <text:p/>
          </table:table-cell>
          <table:table-cell table:style-name="ce15" table:formula="of:=IF([Data.L163]=&quot;&quot;;&quot;&quot;;CONCATENATE(&quot;,&quot;;[Data.L163]))">
            <text:p/>
          </table:table-cell>
          <table:table-cell table:style-name="ce15" table:formula="of:=IF([Data.M163]=&quot;&quot;;&quot;&quot;;CONCATENATE(&quot;,&quot;;[Data.M163]))">
            <text:p/>
          </table:table-cell>
          <table:table-cell table:style-name="ce15" table:formula="of:=IF([Data.N163]=&quot;&quot;;&quot;&quot;;CONCATENATE(&quot;,&quot;;[Data.N163]))">
            <text:p/>
          </table:table-cell>
          <table:table-cell table:style-name="ce15" table:formula="of:=IF([Data.O163]=&quot;&quot;;&quot;&quot;;CONCATENATE(&quot;,&quot;;[Data.O163]))">
            <text:p/>
          </table:table-cell>
          <table:table-cell table:style-name="ce15" table:formula="of:=IF([Data.P163]=&quot;&quot;;&quot;&quot;;CONCATENATE(&quot;,&quot;;[Data.P163]))">
            <text:p/>
          </table:table-cell>
          <table:table-cell table:style-name="ce15" table:formula="of:=IF([Data.Q163]=&quot;&quot;;&quot;&quot;;CONCATENATE(&quot;,&quot;;[Data.Q163]))">
            <text:p/>
          </table:table-cell>
          <table:table-cell table:style-name="ce15" table:formula="of:=IF([Data.R163]=&quot;&quot;;&quot;&quot;;CONCATENATE(&quot;,&quot;;[Data.R163]))">
            <text:p/>
          </table:table-cell>
          <table:table-cell table:style-name="ce15" table:formula="of:=IF([Data.S163]=&quot;&quot;;&quot;&quot;;CONCATENATE(&quot;,&quot;;[Data.S163]))">
            <text:p/>
          </table:table-cell>
          <table:table-cell table:style-name="ce15" table:formula="of:=IF([Data.T163]=&quot;&quot;;&quot;&quot;;CONCATENATE(&quot;,&quot;;[Data.T163]))">
            <text:p/>
          </table:table-cell>
          <table:table-cell table:number-columns-repeated="2"/>
        </table:table-row>
        <table:table-row table:style-name="ro8">
          <table:table-cell table:formula="of:=IF([Data.A164]=&quot;&quot;;[.A162];[Data.A164])" office:value-type="float" office:value="117">
            <text:p>117</text:p>
          </table:table-cell>
          <table:table-cell table:formula="of:=IF([Data.E164]=&quot;&quot;;[.B162];CONCATENATE(&quot;,&quot;;[Data.E164]))" office:value-type="string" office:string-value=",MENTAL">
            <text:p>,MENTAL</text:p>
          </table:table-cell>
          <table:table-cell table:formula="of:=IF([Data.F164]=&quot;&quot;;[.C162];CONCATENATE(&quot;,&quot;;[Data.F164]))" office:value-type="string" office:string-value=",CHARL">
            <text:p>,CHARL</text:p>
          </table:table-cell>
          <table:table-cell table:formula="of:=CONCATENATE(&quot;,&quot;;[Data.G164])" office:value-type="string" office:string-value=",MINOR">
            <text:p>,MINOR</text:p>
          </table:table-cell>
          <table:table-cell table:formula="of:=CONCATENATE(&quot;,&quot;;[Data.H164])" office:value-type="string" office:string-value=",7">
            <text:p>,7</text:p>
          </table:table-cell>
          <table:table-cell table:formula="of:=IF([Data.I164]=&quot;&quot;;&quot;&quot;;CONCATENATE(&quot;,&quot;;[Data.I164]))" office:value-type="string" office:string-value=",DESCR">
            <text:p>,DESCR</text:p>
          </table:table-cell>
          <table:table-cell table:style-name="ce15" table:formula="of:=IF([Data.J164]=&quot;&quot;;&quot;&quot;;CONCATENATE(&quot;,&quot;;[Data.J164]))">
            <text:p/>
          </table:table-cell>
          <table:table-cell table:style-name="ce15" table:formula="of:=IF([Data.K164]=&quot;&quot;;&quot;&quot;;CONCATENATE(&quot;,&quot;;[Data.K164]))">
            <text:p/>
          </table:table-cell>
          <table:table-cell table:style-name="ce15" table:formula="of:=IF([Data.L164]=&quot;&quot;;&quot;&quot;;CONCATENATE(&quot;,&quot;;[Data.L164]))">
            <text:p/>
          </table:table-cell>
          <table:table-cell table:style-name="ce15" table:formula="of:=IF([Data.M164]=&quot;&quot;;&quot;&quot;;CONCATENATE(&quot;,&quot;;[Data.M164]))">
            <text:p/>
          </table:table-cell>
          <table:table-cell table:style-name="ce15" table:formula="of:=IF([Data.N164]=&quot;&quot;;&quot;&quot;;CONCATENATE(&quot;,&quot;;[Data.N164]))">
            <text:p/>
          </table:table-cell>
          <table:table-cell table:style-name="ce15" table:formula="of:=IF([Data.O164]=&quot;&quot;;&quot;&quot;;CONCATENATE(&quot;,&quot;;[Data.O164]))">
            <text:p/>
          </table:table-cell>
          <table:table-cell table:style-name="ce15" table:formula="of:=IF([Data.P164]=&quot;&quot;;&quot;&quot;;CONCATENATE(&quot;,&quot;;[Data.P164]))">
            <text:p/>
          </table:table-cell>
          <table:table-cell table:style-name="ce15" table:formula="of:=IF([Data.Q164]=&quot;&quot;;&quot;&quot;;CONCATENATE(&quot;,&quot;;[Data.Q164]))">
            <text:p/>
          </table:table-cell>
          <table:table-cell table:style-name="ce15" table:formula="of:=IF([Data.R164]=&quot;&quot;;&quot;&quot;;CONCATENATE(&quot;,&quot;;[Data.R164]))">
            <text:p/>
          </table:table-cell>
          <table:table-cell table:style-name="ce15" table:formula="of:=IF([Data.S164]=&quot;&quot;;&quot;&quot;;CONCATENATE(&quot;,&quot;;[Data.S164]))">
            <text:p/>
          </table:table-cell>
          <table:table-cell table:style-name="ce15" table:formula="of:=IF([Data.T164]=&quot;&quot;;&quot;&quot;;CONCATENATE(&quot;,&quot;;[Data.T164]))">
            <text:p/>
          </table:table-cell>
          <table:table-cell table:number-columns-repeated="2"/>
        </table:table-row>
        <table:table-row table:style-name="ro8">
          <table:table-cell table:formula="of:=IF([Data.A165]=&quot;&quot;;[.A163];[Data.A165])" office:value-type="float" office:value="118">
            <text:p>118</text:p>
          </table:table-cell>
          <table:table-cell table:formula="of:=IF([Data.E165]=&quot;&quot;;[.B163];CONCATENATE(&quot;,&quot;;[Data.E165]))" office:value-type="string" office:string-value=",MENTAL">
            <text:p>,MENTAL</text:p>
          </table:table-cell>
          <table:table-cell table:formula="of:=IF([Data.F165]=&quot;&quot;;[.C163];CONCATENATE(&quot;,&quot;;[Data.F165]))" office:value-type="string" office:string-value=",CHARL">
            <text:p>,CHARL</text:p>
          </table:table-cell>
          <table:table-cell table:formula="of:=CONCATENATE(&quot;,&quot;;[Data.G165])" office:value-type="string" office:string-value=",MINOR">
            <text:p>,MINOR</text:p>
          </table:table-cell>
          <table:table-cell table:formula="of:=CONCATENATE(&quot;,&quot;;[Data.H165])" office:value-type="string" office:string-value=",10">
            <text:p>,10</text:p>
          </table:table-cell>
          <table:table-cell table:formula="of:=IF([Data.I165]=&quot;&quot;;&quot;&quot;;CONCATENATE(&quot;,&quot;;[Data.I165]))" office:value-type="string" office:string-value=",C22=20">
            <text:p>,C22=20</text:p>
          </table:table-cell>
          <table:table-cell table:style-name="ce15" table:formula="of:=IF([Data.J165]=&quot;&quot;;&quot;&quot;;CONCATENATE(&quot;,&quot;;[Data.J165]))">
            <text:p/>
          </table:table-cell>
          <table:table-cell table:style-name="ce15" table:formula="of:=IF([Data.K165]=&quot;&quot;;&quot;&quot;;CONCATENATE(&quot;,&quot;;[Data.K165]))">
            <text:p/>
          </table:table-cell>
          <table:table-cell table:style-name="ce15" table:formula="of:=IF([Data.L165]=&quot;&quot;;&quot;&quot;;CONCATENATE(&quot;,&quot;;[Data.L165]))">
            <text:p/>
          </table:table-cell>
          <table:table-cell table:style-name="ce15" table:formula="of:=IF([Data.M165]=&quot;&quot;;&quot;&quot;;CONCATENATE(&quot;,&quot;;[Data.M165]))">
            <text:p/>
          </table:table-cell>
          <table:table-cell table:style-name="ce15" table:formula="of:=IF([Data.N165]=&quot;&quot;;&quot;&quot;;CONCATENATE(&quot;,&quot;;[Data.N165]))">
            <text:p/>
          </table:table-cell>
          <table:table-cell table:style-name="ce15" table:formula="of:=IF([Data.O165]=&quot;&quot;;&quot;&quot;;CONCATENATE(&quot;,&quot;;[Data.O165]))">
            <text:p/>
          </table:table-cell>
          <table:table-cell table:style-name="ce15" table:formula="of:=IF([Data.P165]=&quot;&quot;;&quot;&quot;;CONCATENATE(&quot;,&quot;;[Data.P165]))">
            <text:p/>
          </table:table-cell>
          <table:table-cell table:style-name="ce15" table:formula="of:=IF([Data.Q165]=&quot;&quot;;&quot;&quot;;CONCATENATE(&quot;,&quot;;[Data.Q165]))">
            <text:p/>
          </table:table-cell>
          <table:table-cell table:style-name="ce15" table:formula="of:=IF([Data.R165]=&quot;&quot;;&quot;&quot;;CONCATENATE(&quot;,&quot;;[Data.R165]))">
            <text:p/>
          </table:table-cell>
          <table:table-cell table:style-name="ce15" table:formula="of:=IF([Data.S165]=&quot;&quot;;&quot;&quot;;CONCATENATE(&quot;,&quot;;[Data.S165]))">
            <text:p/>
          </table:table-cell>
          <table:table-cell table:style-name="ce15" table:formula="of:=IF([Data.T165]=&quot;&quot;;&quot;&quot;;CONCATENATE(&quot;,&quot;;[Data.T165]))">
            <text:p/>
          </table:table-cell>
          <table:table-cell table:number-columns-repeated="2"/>
        </table:table-row>
        <table:table-row table:style-name="ro8">
          <table:table-cell table:formula="of:=IF([Data.A166]=&quot;&quot;;[.A164];[Data.A166])" office:value-type="float" office:value="119">
            <text:p>119</text:p>
          </table:table-cell>
          <table:table-cell table:formula="of:=IF([Data.E166]=&quot;&quot;;[.B164];CONCATENATE(&quot;,&quot;;[Data.E166]))" office:value-type="string" office:string-value=",MENTAL">
            <text:p>,MENTAL</text:p>
          </table:table-cell>
          <table:table-cell table:formula="of:=IF([Data.F166]=&quot;&quot;;[.C164];CONCATENATE(&quot;,&quot;;[Data.F166]))" office:value-type="string" office:string-value=",CHARL">
            <text:p>,CHARL</text:p>
          </table:table-cell>
          <table:table-cell table:formula="of:=CONCATENATE(&quot;,&quot;;[Data.G166])" office:value-type="string" office:string-value=",MINOR">
            <text:p>,MINOR</text:p>
          </table:table-cell>
          <table:table-cell table:formula="of:=CONCATENATE(&quot;,&quot;;[Data.H166])" office:value-type="string" office:string-value=",7">
            <text:p>,7</text:p>
          </table:table-cell>
          <table:table-cell table:formula="of:=IF([Data.I166]=&quot;&quot;;&quot;&quot;;CONCATENATE(&quot;,&quot;;[Data.I166]))" office:value-type="string" office:string-value=",S55=25">
            <text:p>,S55=25</text:p>
          </table:table-cell>
          <table:table-cell table:style-name="ce15" table:formula="of:=IF([Data.J166]=&quot;&quot;;&quot;&quot;;CONCATENATE(&quot;,&quot;;[Data.J166]))" office:value-type="string" office:string-value=",DESCR">
            <text:p>,DESCR</text:p>
          </table:table-cell>
          <table:table-cell table:style-name="ce15" table:formula="of:=IF([Data.K166]=&quot;&quot;;&quot;&quot;;CONCATENATE(&quot;,&quot;;[Data.K166]))">
            <text:p/>
          </table:table-cell>
          <table:table-cell table:style-name="ce15" table:formula="of:=IF([Data.L166]=&quot;&quot;;&quot;&quot;;CONCATENATE(&quot;,&quot;;[Data.L166]))">
            <text:p/>
          </table:table-cell>
          <table:table-cell table:style-name="ce15" table:formula="of:=IF([Data.M166]=&quot;&quot;;&quot;&quot;;CONCATENATE(&quot;,&quot;;[Data.M166]))">
            <text:p/>
          </table:table-cell>
          <table:table-cell table:style-name="ce15" table:formula="of:=IF([Data.N166]=&quot;&quot;;&quot;&quot;;CONCATENATE(&quot;,&quot;;[Data.N166]))">
            <text:p/>
          </table:table-cell>
          <table:table-cell table:style-name="ce15" table:formula="of:=IF([Data.O166]=&quot;&quot;;&quot;&quot;;CONCATENATE(&quot;,&quot;;[Data.O166]))">
            <text:p/>
          </table:table-cell>
          <table:table-cell table:style-name="ce15" table:formula="of:=IF([Data.P166]=&quot;&quot;;&quot;&quot;;CONCATENATE(&quot;,&quot;;[Data.P166]))">
            <text:p/>
          </table:table-cell>
          <table:table-cell table:style-name="ce15" table:formula="of:=IF([Data.Q166]=&quot;&quot;;&quot;&quot;;CONCATENATE(&quot;,&quot;;[Data.Q166]))">
            <text:p/>
          </table:table-cell>
          <table:table-cell table:style-name="ce15" table:formula="of:=IF([Data.R166]=&quot;&quot;;&quot;&quot;;CONCATENATE(&quot;,&quot;;[Data.R166]))">
            <text:p/>
          </table:table-cell>
          <table:table-cell table:style-name="ce15" table:formula="of:=IF([Data.S166]=&quot;&quot;;&quot;&quot;;CONCATENATE(&quot;,&quot;;[Data.S166]))">
            <text:p/>
          </table:table-cell>
          <table:table-cell table:style-name="ce15" table:formula="of:=IF([Data.T166]=&quot;&quot;;&quot;&quot;;CONCATENATE(&quot;,&quot;;[Data.T166]))">
            <text:p/>
          </table:table-cell>
          <table:table-cell table:number-columns-repeated="2"/>
        </table:table-row>
        <table:table-row table:style-name="ro8">
          <table:table-cell table:formula="of:=IF([Data.A167]=&quot;&quot;;[.A165];[Data.A167])" office:value-type="float" office:value="120">
            <text:p>120</text:p>
          </table:table-cell>
          <table:table-cell table:formula="of:=IF([Data.E167]=&quot;&quot;;[.B165];CONCATENATE(&quot;,&quot;;[Data.E167]))" office:value-type="string" office:string-value=",MENTAL">
            <text:p>,MENTAL</text:p>
          </table:table-cell>
          <table:table-cell table:formula="of:=IF([Data.F167]=&quot;&quot;;[.C165];CONCATENATE(&quot;,&quot;;[Data.F167]))" office:value-type="string" office:string-value=",CHARL">
            <text:p>,CHARL</text:p>
          </table:table-cell>
          <table:table-cell table:formula="of:=CONCATENATE(&quot;,&quot;;[Data.G167])" office:value-type="string" office:string-value=",MINOR">
            <text:p>,MINOR</text:p>
          </table:table-cell>
          <table:table-cell table:formula="of:=CONCATENATE(&quot;,&quot;;[Data.H167])" office:value-type="string" office:string-value=",7">
            <text:p>,7</text:p>
          </table:table-cell>
          <table:table-cell table:formula="of:=IF([Data.I167]=&quot;&quot;;&quot;&quot;;CONCATENATE(&quot;,&quot;;[Data.I167]))" office:value-type="string" office:string-value=",DESCR">
            <text:p>,DESCR</text:p>
          </table:table-cell>
          <table:table-cell table:style-name="ce15" table:formula="of:=IF([Data.J167]=&quot;&quot;;&quot;&quot;;CONCATENATE(&quot;,&quot;;[Data.J167]))">
            <text:p/>
          </table:table-cell>
          <table:table-cell table:style-name="ce15" table:formula="of:=IF([Data.K167]=&quot;&quot;;&quot;&quot;;CONCATENATE(&quot;,&quot;;[Data.K167]))">
            <text:p/>
          </table:table-cell>
          <table:table-cell table:style-name="ce15" table:formula="of:=IF([Data.L167]=&quot;&quot;;&quot;&quot;;CONCATENATE(&quot;,&quot;;[Data.L167]))">
            <text:p/>
          </table:table-cell>
          <table:table-cell table:style-name="ce15" table:formula="of:=IF([Data.M167]=&quot;&quot;;&quot;&quot;;CONCATENATE(&quot;,&quot;;[Data.M167]))">
            <text:p/>
          </table:table-cell>
          <table:table-cell table:style-name="ce15" table:formula="of:=IF([Data.N167]=&quot;&quot;;&quot;&quot;;CONCATENATE(&quot;,&quot;;[Data.N167]))">
            <text:p/>
          </table:table-cell>
          <table:table-cell table:style-name="ce15" table:formula="of:=IF([Data.O167]=&quot;&quot;;&quot;&quot;;CONCATENATE(&quot;,&quot;;[Data.O167]))">
            <text:p/>
          </table:table-cell>
          <table:table-cell table:style-name="ce15" table:formula="of:=IF([Data.P167]=&quot;&quot;;&quot;&quot;;CONCATENATE(&quot;,&quot;;[Data.P167]))">
            <text:p/>
          </table:table-cell>
          <table:table-cell table:style-name="ce15" table:formula="of:=IF([Data.Q167]=&quot;&quot;;&quot;&quot;;CONCATENATE(&quot;,&quot;;[Data.Q167]))">
            <text:p/>
          </table:table-cell>
          <table:table-cell table:style-name="ce15" table:formula="of:=IF([Data.R167]=&quot;&quot;;&quot;&quot;;CONCATENATE(&quot;,&quot;;[Data.R167]))">
            <text:p/>
          </table:table-cell>
          <table:table-cell table:style-name="ce15" table:formula="of:=IF([Data.S167]=&quot;&quot;;&quot;&quot;;CONCATENATE(&quot;,&quot;;[Data.S167]))">
            <text:p/>
          </table:table-cell>
          <table:table-cell table:style-name="ce15" table:formula="of:=IF([Data.T167]=&quot;&quot;;&quot;&quot;;CONCATENATE(&quot;,&quot;;[Data.T167]))">
            <text:p/>
          </table:table-cell>
          <table:table-cell table:number-columns-repeated="2"/>
        </table:table-row>
        <table:table-row table:style-name="ro8">
          <table:table-cell table:formula="of:=IF([Data.A168]=&quot;&quot;;[.A166];[Data.A168])" office:value-type="float" office:value="121">
            <text:p>121</text:p>
          </table:table-cell>
          <table:table-cell table:formula="of:=IF([Data.E168]=&quot;&quot;;[.B166];CONCATENATE(&quot;,&quot;;[Data.E168]))" office:value-type="string" office:string-value=",MENTAL">
            <text:p>,MENTAL</text:p>
          </table:table-cell>
          <table:table-cell table:formula="of:=IF([Data.F168]=&quot;&quot;;[.C166];CONCATENATE(&quot;,&quot;;[Data.F168]))" office:value-type="string" office:string-value=",CHARL">
            <text:p>,CHARL</text:p>
          </table:table-cell>
          <table:table-cell table:formula="of:=CONCATENATE(&quot;,&quot;;[Data.G168])" office:value-type="string" office:string-value=",MINOR">
            <text:p>,MINOR</text:p>
          </table:table-cell>
          <table:table-cell table:formula="of:=CONCATENATE(&quot;,&quot;;[Data.H168])" office:value-type="string" office:string-value=",10">
            <text:p>,10</text:p>
          </table:table-cell>
          <table:table-cell table:formula="of:=IF([Data.I168]=&quot;&quot;;&quot;&quot;;CONCATENATE(&quot;,&quot;;[Data.I168]))" office:value-type="string" office:string-value=",S220=20">
            <text:p>,S220=20</text:p>
          </table:table-cell>
          <table:table-cell table:style-name="ce15" table:formula="of:=IF([Data.J168]=&quot;&quot;;&quot;&quot;;CONCATENATE(&quot;,&quot;;[Data.J168]))" office:value-type="string" office:string-value=",S232=20">
            <text:p>,S232=20</text:p>
          </table:table-cell>
          <table:table-cell table:style-name="ce15" table:formula="of:=IF([Data.K168]=&quot;&quot;;&quot;&quot;;CONCATENATE(&quot;,&quot;;[Data.K168]))">
            <text:p/>
          </table:table-cell>
          <table:table-cell table:style-name="ce15" table:formula="of:=IF([Data.L168]=&quot;&quot;;&quot;&quot;;CONCATENATE(&quot;,&quot;;[Data.L168]))">
            <text:p/>
          </table:table-cell>
          <table:table-cell table:style-name="ce15" table:formula="of:=IF([Data.M168]=&quot;&quot;;&quot;&quot;;CONCATENATE(&quot;,&quot;;[Data.M168]))">
            <text:p/>
          </table:table-cell>
          <table:table-cell table:style-name="ce15" table:formula="of:=IF([Data.N168]=&quot;&quot;;&quot;&quot;;CONCATENATE(&quot;,&quot;;[Data.N168]))">
            <text:p/>
          </table:table-cell>
          <table:table-cell table:style-name="ce15" table:formula="of:=IF([Data.O168]=&quot;&quot;;&quot;&quot;;CONCATENATE(&quot;,&quot;;[Data.O168]))">
            <text:p/>
          </table:table-cell>
          <table:table-cell table:style-name="ce15" table:formula="of:=IF([Data.P168]=&quot;&quot;;&quot;&quot;;CONCATENATE(&quot;,&quot;;[Data.P168]))">
            <text:p/>
          </table:table-cell>
          <table:table-cell table:style-name="ce15" table:formula="of:=IF([Data.Q168]=&quot;&quot;;&quot;&quot;;CONCATENATE(&quot;,&quot;;[Data.Q168]))">
            <text:p/>
          </table:table-cell>
          <table:table-cell table:style-name="ce15" table:formula="of:=IF([Data.R168]=&quot;&quot;;&quot;&quot;;CONCATENATE(&quot;,&quot;;[Data.R168]))">
            <text:p/>
          </table:table-cell>
          <table:table-cell table:style-name="ce15" table:formula="of:=IF([Data.S168]=&quot;&quot;;&quot;&quot;;CONCATENATE(&quot;,&quot;;[Data.S168]))">
            <text:p/>
          </table:table-cell>
          <table:table-cell table:style-name="ce15" table:formula="of:=IF([Data.T168]=&quot;&quot;;&quot;&quot;;CONCATENATE(&quot;,&quot;;[Data.T168]))">
            <text:p/>
          </table:table-cell>
          <table:table-cell table:number-columns-repeated="2"/>
        </table:table-row>
        <table:table-row table:style-name="ro8">
          <table:table-cell table:formula="of:=IF([Data.A169]=&quot;&quot;;[.A167];[Data.A169])" office:value-type="float" office:value="122">
            <text:p>122</text:p>
          </table:table-cell>
          <table:table-cell table:formula="of:=IF([Data.E169]=&quot;&quot;;[.B167];CONCATENATE(&quot;,&quot;;[Data.E169]))" office:value-type="string" office:string-value=",MENTAL">
            <text:p>,MENTAL</text:p>
          </table:table-cell>
          <table:table-cell table:formula="of:=IF([Data.F169]=&quot;&quot;;[.C167];CONCATENATE(&quot;,&quot;;[Data.F169]))" office:value-type="string" office:string-value=",CHARL">
            <text:p>,CHARL</text:p>
          </table:table-cell>
          <table:table-cell table:formula="of:=CONCATENATE(&quot;,&quot;;[Data.G169])" office:value-type="string" office:string-value=",MAJOR">
            <text:p>,MAJOR</text:p>
          </table:table-cell>
          <table:table-cell table:formula="of:=CONCATENATE(&quot;,&quot;;[Data.H169])" office:value-type="string" office:string-value=",15">
            <text:p>,15</text:p>
          </table:table-cell>
          <table:table-cell table:formula="of:=IF([Data.I169]=&quot;&quot;;&quot;&quot;;CONCATENATE(&quot;,&quot;;[Data.I169]))" office:value-type="string" office:string-value=",DESCR">
            <text:p>,DESCR</text:p>
          </table:table-cell>
          <table:table-cell table:style-name="ce15" table:formula="of:=IF([Data.J169]=&quot;&quot;;&quot;&quot;;CONCATENATE(&quot;,&quot;;[Data.J169]))">
            <text:p/>
          </table:table-cell>
          <table:table-cell table:style-name="ce15" table:formula="of:=IF([Data.K169]=&quot;&quot;;&quot;&quot;;CONCATENATE(&quot;,&quot;;[Data.K169]))">
            <text:p/>
          </table:table-cell>
          <table:table-cell table:style-name="ce15" table:formula="of:=IF([Data.L169]=&quot;&quot;;&quot;&quot;;CONCATENATE(&quot;,&quot;;[Data.L169]))">
            <text:p/>
          </table:table-cell>
          <table:table-cell table:style-name="ce15" table:formula="of:=IF([Data.M169]=&quot;&quot;;&quot;&quot;;CONCATENATE(&quot;,&quot;;[Data.M169]))">
            <text:p/>
          </table:table-cell>
          <table:table-cell table:style-name="ce15" table:formula="of:=IF([Data.N169]=&quot;&quot;;&quot;&quot;;CONCATENATE(&quot;,&quot;;[Data.N169]))">
            <text:p/>
          </table:table-cell>
          <table:table-cell table:style-name="ce15" table:formula="of:=IF([Data.O169]=&quot;&quot;;&quot;&quot;;CONCATENATE(&quot;,&quot;;[Data.O169]))">
            <text:p/>
          </table:table-cell>
          <table:table-cell table:style-name="ce15" table:formula="of:=IF([Data.P169]=&quot;&quot;;&quot;&quot;;CONCATENATE(&quot;,&quot;;[Data.P169]))">
            <text:p/>
          </table:table-cell>
          <table:table-cell table:style-name="ce15" table:formula="of:=IF([Data.Q169]=&quot;&quot;;&quot;&quot;;CONCATENATE(&quot;,&quot;;[Data.Q169]))">
            <text:p/>
          </table:table-cell>
          <table:table-cell table:style-name="ce15" table:formula="of:=IF([Data.R169]=&quot;&quot;;&quot;&quot;;CONCATENATE(&quot;,&quot;;[Data.R169]))">
            <text:p/>
          </table:table-cell>
          <table:table-cell table:style-name="ce15" table:formula="of:=IF([Data.S169]=&quot;&quot;;&quot;&quot;;CONCATENATE(&quot;,&quot;;[Data.S169]))">
            <text:p/>
          </table:table-cell>
          <table:table-cell table:style-name="ce15" table:formula="of:=IF([Data.T169]=&quot;&quot;;&quot;&quot;;CONCATENATE(&quot;,&quot;;[Data.T169]))">
            <text:p/>
          </table:table-cell>
          <table:table-cell table:number-columns-repeated="2"/>
        </table:table-row>
        <table:table-row table:style-name="ro8">
          <table:table-cell table:formula="of:=IF([Data.A170]=&quot;&quot;;[.A168];[Data.A170])" office:value-type="float" office:value="123">
            <text:p>123</text:p>
          </table:table-cell>
          <table:table-cell table:formula="of:=IF([Data.E170]=&quot;&quot;;[.B168];CONCATENATE(&quot;,&quot;;[Data.E170]))" office:value-type="string" office:string-value=",MENTAL">
            <text:p>,MENTAL</text:p>
          </table:table-cell>
          <table:table-cell table:formula="of:=IF([Data.F170]=&quot;&quot;;[.C168];CONCATENATE(&quot;,&quot;;[Data.F170]))" office:value-type="string" office:string-value=",CHARL">
            <text:p>,CHARL</text:p>
          </table:table-cell>
          <table:table-cell table:formula="of:=CONCATENATE(&quot;,&quot;;[Data.G170])" office:value-type="string" office:string-value=",LESSER">
            <text:p>,LESSER</text:p>
          </table:table-cell>
          <table:table-cell table:formula="of:=CONCATENATE(&quot;,&quot;;[Data.H170])" office:value-type="string" office:string-value=",3">
            <text:p>,3</text:p>
          </table:table-cell>
          <table:table-cell table:formula="of:=IF([Data.I170]=&quot;&quot;;&quot;&quot;;CONCATENATE(&quot;,&quot;;[Data.I170]))" office:value-type="string" office:string-value=",S129=15">
            <text:p>,S129=15</text:p>
          </table:table-cell>
          <table:table-cell table:style-name="ce15" table:formula="of:=IF([Data.J170]=&quot;&quot;;&quot;&quot;;CONCATENATE(&quot;,&quot;;[Data.J170]))">
            <text:p/>
          </table:table-cell>
          <table:table-cell table:style-name="ce15" table:formula="of:=IF([Data.K170]=&quot;&quot;;&quot;&quot;;CONCATENATE(&quot;,&quot;;[Data.K170]))">
            <text:p/>
          </table:table-cell>
          <table:table-cell table:style-name="ce15" table:formula="of:=IF([Data.L170]=&quot;&quot;;&quot;&quot;;CONCATENATE(&quot;,&quot;;[Data.L170]))">
            <text:p/>
          </table:table-cell>
          <table:table-cell table:style-name="ce15" table:formula="of:=IF([Data.M170]=&quot;&quot;;&quot;&quot;;CONCATENATE(&quot;,&quot;;[Data.M170]))">
            <text:p/>
          </table:table-cell>
          <table:table-cell table:style-name="ce15" table:formula="of:=IF([Data.N170]=&quot;&quot;;&quot;&quot;;CONCATENATE(&quot;,&quot;;[Data.N170]))">
            <text:p/>
          </table:table-cell>
          <table:table-cell table:style-name="ce15" table:formula="of:=IF([Data.O170]=&quot;&quot;;&quot;&quot;;CONCATENATE(&quot;,&quot;;[Data.O170]))">
            <text:p/>
          </table:table-cell>
          <table:table-cell table:style-name="ce15" table:formula="of:=IF([Data.P170]=&quot;&quot;;&quot;&quot;;CONCATENATE(&quot;,&quot;;[Data.P170]))">
            <text:p/>
          </table:table-cell>
          <table:table-cell table:style-name="ce15" table:formula="of:=IF([Data.Q170]=&quot;&quot;;&quot;&quot;;CONCATENATE(&quot;,&quot;;[Data.Q170]))">
            <text:p/>
          </table:table-cell>
          <table:table-cell table:style-name="ce15" table:formula="of:=IF([Data.R170]=&quot;&quot;;&quot;&quot;;CONCATENATE(&quot;,&quot;;[Data.R170]))">
            <text:p/>
          </table:table-cell>
          <table:table-cell table:style-name="ce15" table:formula="of:=IF([Data.S170]=&quot;&quot;;&quot;&quot;;CONCATENATE(&quot;,&quot;;[Data.S170]))">
            <text:p/>
          </table:table-cell>
          <table:table-cell table:style-name="ce15" table:formula="of:=IF([Data.T170]=&quot;&quot;;&quot;&quot;;CONCATENATE(&quot;,&quot;;[Data.T170]))">
            <text:p/>
          </table:table-cell>
          <table:table-cell table:number-columns-repeated="2"/>
        </table:table-row>
        <table:table-row table:style-name="ro8">
          <table:table-cell table:formula="of:=IF([Data.A171]=&quot;&quot;;[.A169];[Data.A171])" office:value-type="float" office:value="124">
            <text:p>124</text:p>
          </table:table-cell>
          <table:table-cell table:formula="of:=IF([Data.E171]=&quot;&quot;;[.B169];CONCATENATE(&quot;,&quot;;[Data.E171]))" office:value-type="string" office:string-value=",MENTAL">
            <text:p>,MENTAL</text:p>
          </table:table-cell>
          <table:table-cell table:formula="of:=IF([Data.F171]=&quot;&quot;;[.C169];CONCATENATE(&quot;,&quot;;[Data.F171]))" office:value-type="string" office:string-value=",CHARL">
            <text:p>,CHARL</text:p>
          </table:table-cell>
          <table:table-cell table:formula="of:=CONCATENATE(&quot;,&quot;;[Data.G171])" office:value-type="string" office:string-value=",MINOR">
            <text:p>,MINOR</text:p>
          </table:table-cell>
          <table:table-cell table:formula="of:=CONCATENATE(&quot;,&quot;;[Data.H171])" office:value-type="string" office:string-value=",7">
            <text:p>,7</text:p>
          </table:table-cell>
          <table:table-cell table:formula="of:=IF([Data.I171]=&quot;&quot;;&quot;&quot;;CONCATENATE(&quot;,&quot;;[Data.I171]))" office:value-type="string" office:string-value=",DESCR">
            <text:p>,DESCR</text:p>
          </table:table-cell>
          <table:table-cell table:style-name="ce15" table:formula="of:=IF([Data.J171]=&quot;&quot;;&quot;&quot;;CONCATENATE(&quot;,&quot;;[Data.J171]))">
            <text:p/>
          </table:table-cell>
          <table:table-cell table:style-name="ce15" table:formula="of:=IF([Data.K171]=&quot;&quot;;&quot;&quot;;CONCATENATE(&quot;,&quot;;[Data.K171]))">
            <text:p/>
          </table:table-cell>
          <table:table-cell table:style-name="ce15" table:formula="of:=IF([Data.L171]=&quot;&quot;;&quot;&quot;;CONCATENATE(&quot;,&quot;;[Data.L171]))">
            <text:p/>
          </table:table-cell>
          <table:table-cell table:style-name="ce15" table:formula="of:=IF([Data.M171]=&quot;&quot;;&quot;&quot;;CONCATENATE(&quot;,&quot;;[Data.M171]))">
            <text:p/>
          </table:table-cell>
          <table:table-cell table:style-name="ce15" table:formula="of:=IF([Data.N171]=&quot;&quot;;&quot;&quot;;CONCATENATE(&quot;,&quot;;[Data.N171]))">
            <text:p/>
          </table:table-cell>
          <table:table-cell table:style-name="ce15" table:formula="of:=IF([Data.O171]=&quot;&quot;;&quot;&quot;;CONCATENATE(&quot;,&quot;;[Data.O171]))">
            <text:p/>
          </table:table-cell>
          <table:table-cell table:style-name="ce15" table:formula="of:=IF([Data.P171]=&quot;&quot;;&quot;&quot;;CONCATENATE(&quot;,&quot;;[Data.P171]))">
            <text:p/>
          </table:table-cell>
          <table:table-cell table:style-name="ce15" table:formula="of:=IF([Data.Q171]=&quot;&quot;;&quot;&quot;;CONCATENATE(&quot;,&quot;;[Data.Q171]))">
            <text:p/>
          </table:table-cell>
          <table:table-cell table:style-name="ce15" table:formula="of:=IF([Data.R171]=&quot;&quot;;&quot;&quot;;CONCATENATE(&quot;,&quot;;[Data.R171]))">
            <text:p/>
          </table:table-cell>
          <table:table-cell table:style-name="ce15" table:formula="of:=IF([Data.S171]=&quot;&quot;;&quot;&quot;;CONCATENATE(&quot;,&quot;;[Data.S171]))">
            <text:p/>
          </table:table-cell>
          <table:table-cell table:style-name="ce15" table:formula="of:=IF([Data.T171]=&quot;&quot;;&quot;&quot;;CONCATENATE(&quot;,&quot;;[Data.T171]))">
            <text:p/>
          </table:table-cell>
          <table:table-cell table:number-columns-repeated="2"/>
        </table:table-row>
        <table:table-row table:style-name="ro8">
          <table:table-cell table:formula="of:=IF([Data.A172]=&quot;&quot;;[.A170];[Data.A172])" office:value-type="float" office:value="125">
            <text:p>125</text:p>
          </table:table-cell>
          <table:table-cell table:formula="of:=IF([Data.E172]=&quot;&quot;;[.B170];CONCATENATE(&quot;,&quot;;[Data.E172]))" office:value-type="string" office:string-value=",MENTAL">
            <text:p>,MENTAL</text:p>
          </table:table-cell>
          <table:table-cell table:formula="of:=IF([Data.F172]=&quot;&quot;;[.C170];CONCATENATE(&quot;,&quot;;[Data.F172]))" office:value-type="string" office:string-value=",CHARL">
            <text:p>,CHARL</text:p>
          </table:table-cell>
          <table:table-cell table:formula="of:=CONCATENATE(&quot;,&quot;;[Data.G172])" office:value-type="string" office:string-value=",MINOR">
            <text:p>,MINOR</text:p>
          </table:table-cell>
          <table:table-cell table:formula="of:=CONCATENATE(&quot;,&quot;;[Data.H172])" office:value-type="string" office:string-value=",7">
            <text:p>,7</text:p>
          </table:table-cell>
          <table:table-cell table:formula="of:=IF([Data.I172]=&quot;&quot;;&quot;&quot;;CONCATENATE(&quot;,&quot;;[Data.I172]))" office:value-type="string" office:string-value=",DESCR">
            <text:p>,DESCR</text:p>
          </table:table-cell>
          <table:table-cell table:style-name="ce15" table:formula="of:=IF([Data.J172]=&quot;&quot;;&quot;&quot;;CONCATENATE(&quot;,&quot;;[Data.J172]))">
            <text:p/>
          </table:table-cell>
          <table:table-cell table:style-name="ce15" table:formula="of:=IF([Data.K172]=&quot;&quot;;&quot;&quot;;CONCATENATE(&quot;,&quot;;[Data.K172]))">
            <text:p/>
          </table:table-cell>
          <table:table-cell table:style-name="ce15" table:formula="of:=IF([Data.L172]=&quot;&quot;;&quot;&quot;;CONCATENATE(&quot;,&quot;;[Data.L172]))">
            <text:p/>
          </table:table-cell>
          <table:table-cell table:style-name="ce15" table:formula="of:=IF([Data.M172]=&quot;&quot;;&quot;&quot;;CONCATENATE(&quot;,&quot;;[Data.M172]))">
            <text:p/>
          </table:table-cell>
          <table:table-cell table:style-name="ce15" table:formula="of:=IF([Data.N172]=&quot;&quot;;&quot;&quot;;CONCATENATE(&quot;,&quot;;[Data.N172]))">
            <text:p/>
          </table:table-cell>
          <table:table-cell table:style-name="ce15" table:formula="of:=IF([Data.O172]=&quot;&quot;;&quot;&quot;;CONCATENATE(&quot;,&quot;;[Data.O172]))">
            <text:p/>
          </table:table-cell>
          <table:table-cell table:style-name="ce15" table:formula="of:=IF([Data.P172]=&quot;&quot;;&quot;&quot;;CONCATENATE(&quot;,&quot;;[Data.P172]))">
            <text:p/>
          </table:table-cell>
          <table:table-cell table:style-name="ce15" table:formula="of:=IF([Data.Q172]=&quot;&quot;;&quot;&quot;;CONCATENATE(&quot;,&quot;;[Data.Q172]))">
            <text:p/>
          </table:table-cell>
          <table:table-cell table:style-name="ce15" table:formula="of:=IF([Data.R172]=&quot;&quot;;&quot;&quot;;CONCATENATE(&quot;,&quot;;[Data.R172]))">
            <text:p/>
          </table:table-cell>
          <table:table-cell table:style-name="ce15" table:formula="of:=IF([Data.S172]=&quot;&quot;;&quot;&quot;;CONCATENATE(&quot;,&quot;;[Data.S172]))">
            <text:p/>
          </table:table-cell>
          <table:table-cell table:style-name="ce15" table:formula="of:=IF([Data.T172]=&quot;&quot;;&quot;&quot;;CONCATENATE(&quot;,&quot;;[Data.T172]))">
            <text:p/>
          </table:table-cell>
          <table:table-cell table:number-columns-repeated="2"/>
        </table:table-row>
        <table:table-row table:style-name="ro8">
          <table:table-cell table:formula="of:=IF([Data.A173]=&quot;&quot;;[.A171];[Data.A173])" office:value-type="float" office:value="126">
            <text:p>126</text:p>
          </table:table-cell>
          <table:table-cell table:formula="of:=IF([Data.E173]=&quot;&quot;;[.B171];CONCATENATE(&quot;,&quot;;[Data.E173]))" office:value-type="string" office:string-value=",MENTAL">
            <text:p>,MENTAL</text:p>
          </table:table-cell>
          <table:table-cell table:formula="of:=IF([Data.F173]=&quot;&quot;;[.C171];CONCATENATE(&quot;,&quot;;[Data.F173]))" office:value-type="string" office:string-value=",CHARL">
            <text:p>,CHARL</text:p>
          </table:table-cell>
          <table:table-cell table:formula="of:=CONCATENATE(&quot;,&quot;;[Data.G173])" office:value-type="string" office:string-value=",LESSER">
            <text:p>,LESSER</text:p>
          </table:table-cell>
          <table:table-cell table:formula="of:=CONCATENATE(&quot;,&quot;;[Data.H173])" office:value-type="string" office:string-value=",3">
            <text:p>,3</text:p>
          </table:table-cell>
          <table:table-cell table:formula="of:=IF([Data.I173]=&quot;&quot;;&quot;&quot;;CONCATENATE(&quot;,&quot;;[Data.I173]))" office:value-type="string" office:string-value=",C41=10">
            <text:p>,C41=10</text:p>
          </table:table-cell>
          <table:table-cell table:style-name="ce15" table:formula="of:=IF([Data.J173]=&quot;&quot;;&quot;&quot;;CONCATENATE(&quot;,&quot;;[Data.J173]))" office:value-type="string" office:string-value=",C42=10">
            <text:p>,C42=10</text:p>
          </table:table-cell>
          <table:table-cell table:style-name="ce15" table:formula="of:=IF([Data.K173]=&quot;&quot;;&quot;&quot;;CONCATENATE(&quot;,&quot;;[Data.K173]))" office:value-type="string" office:string-value=",DESCR">
            <text:p>,DESCR</text:p>
          </table:table-cell>
          <table:table-cell table:style-name="ce15" table:formula="of:=IF([Data.L173]=&quot;&quot;;&quot;&quot;;CONCATENATE(&quot;,&quot;;[Data.L173]))">
            <text:p/>
          </table:table-cell>
          <table:table-cell table:style-name="ce15" table:formula="of:=IF([Data.M173]=&quot;&quot;;&quot;&quot;;CONCATENATE(&quot;,&quot;;[Data.M173]))">
            <text:p/>
          </table:table-cell>
          <table:table-cell table:style-name="ce15" table:formula="of:=IF([Data.N173]=&quot;&quot;;&quot;&quot;;CONCATENATE(&quot;,&quot;;[Data.N173]))">
            <text:p/>
          </table:table-cell>
          <table:table-cell table:style-name="ce15" table:formula="of:=IF([Data.O173]=&quot;&quot;;&quot;&quot;;CONCATENATE(&quot;,&quot;;[Data.O173]))">
            <text:p/>
          </table:table-cell>
          <table:table-cell table:style-name="ce15" table:formula="of:=IF([Data.P173]=&quot;&quot;;&quot;&quot;;CONCATENATE(&quot;,&quot;;[Data.P173]))">
            <text:p/>
          </table:table-cell>
          <table:table-cell table:style-name="ce15" table:formula="of:=IF([Data.Q173]=&quot;&quot;;&quot;&quot;;CONCATENATE(&quot;,&quot;;[Data.Q173]))">
            <text:p/>
          </table:table-cell>
          <table:table-cell table:style-name="ce15" table:formula="of:=IF([Data.R173]=&quot;&quot;;&quot;&quot;;CONCATENATE(&quot;,&quot;;[Data.R173]))">
            <text:p/>
          </table:table-cell>
          <table:table-cell table:style-name="ce15" table:formula="of:=IF([Data.S173]=&quot;&quot;;&quot;&quot;;CONCATENATE(&quot;,&quot;;[Data.S173]))">
            <text:p/>
          </table:table-cell>
          <table:table-cell table:style-name="ce15" table:formula="of:=IF([Data.T173]=&quot;&quot;;&quot;&quot;;CONCATENATE(&quot;,&quot;;[Data.T173]))">
            <text:p/>
          </table:table-cell>
          <table:table-cell table:number-columns-repeated="2"/>
        </table:table-row>
        <table:table-row table:style-name="ro8">
          <table:table-cell table:formula="of:=IF([Data.A174]=&quot;&quot;;[.A172];[Data.A174])" office:value-type="float" office:value="127">
            <text:p>127</text:p>
          </table:table-cell>
          <table:table-cell table:formula="of:=IF([Data.E174]=&quot;&quot;;[.B172];CONCATENATE(&quot;,&quot;;[Data.E174]))" office:value-type="string" office:string-value=",MENTAL">
            <text:p>,MENTAL</text:p>
          </table:table-cell>
          <table:table-cell table:formula="of:=IF([Data.F174]=&quot;&quot;;[.C172];CONCATENATE(&quot;,&quot;;[Data.F174]))" office:value-type="string" office:string-value=",CHARL">
            <text:p>,CHARL</text:p>
          </table:table-cell>
          <table:table-cell table:formula="of:=CONCATENATE(&quot;,&quot;;[Data.G174])" office:value-type="string" office:string-value=",LESSER">
            <text:p>,LESSER</text:p>
          </table:table-cell>
          <table:table-cell table:formula="of:=CONCATENATE(&quot;,&quot;;[Data.H174])" office:value-type="string" office:string-value=",5">
            <text:p>,5</text:p>
          </table:table-cell>
          <table:table-cell table:formula="of:=IF([Data.I174]=&quot;&quot;;&quot;&quot;;CONCATENATE(&quot;,&quot;;[Data.I174]))" office:value-type="string" office:string-value=",DESCR">
            <text:p>,DESCR</text:p>
          </table:table-cell>
          <table:table-cell table:style-name="ce15" table:formula="of:=IF([Data.J174]=&quot;&quot;;&quot;&quot;;CONCATENATE(&quot;,&quot;;[Data.J174]))">
            <text:p/>
          </table:table-cell>
          <table:table-cell table:style-name="ce15" table:formula="of:=IF([Data.K174]=&quot;&quot;;&quot;&quot;;CONCATENATE(&quot;,&quot;;[Data.K174]))">
            <text:p/>
          </table:table-cell>
          <table:table-cell table:style-name="ce15" table:formula="of:=IF([Data.L174]=&quot;&quot;;&quot;&quot;;CONCATENATE(&quot;,&quot;;[Data.L174]))">
            <text:p/>
          </table:table-cell>
          <table:table-cell table:style-name="ce15" table:formula="of:=IF([Data.M174]=&quot;&quot;;&quot;&quot;;CONCATENATE(&quot;,&quot;;[Data.M174]))">
            <text:p/>
          </table:table-cell>
          <table:table-cell table:style-name="ce15" table:formula="of:=IF([Data.N174]=&quot;&quot;;&quot;&quot;;CONCATENATE(&quot;,&quot;;[Data.N174]))">
            <text:p/>
          </table:table-cell>
          <table:table-cell table:style-name="ce15" table:formula="of:=IF([Data.O174]=&quot;&quot;;&quot;&quot;;CONCATENATE(&quot;,&quot;;[Data.O174]))">
            <text:p/>
          </table:table-cell>
          <table:table-cell table:style-name="ce15" table:formula="of:=IF([Data.P174]=&quot;&quot;;&quot;&quot;;CONCATENATE(&quot;,&quot;;[Data.P174]))">
            <text:p/>
          </table:table-cell>
          <table:table-cell table:style-name="ce15" table:formula="of:=IF([Data.Q174]=&quot;&quot;;&quot;&quot;;CONCATENATE(&quot;,&quot;;[Data.Q174]))">
            <text:p/>
          </table:table-cell>
          <table:table-cell table:style-name="ce15" table:formula="of:=IF([Data.R174]=&quot;&quot;;&quot;&quot;;CONCATENATE(&quot;,&quot;;[Data.R174]))">
            <text:p/>
          </table:table-cell>
          <table:table-cell table:style-name="ce15" table:formula="of:=IF([Data.S174]=&quot;&quot;;&quot;&quot;;CONCATENATE(&quot;,&quot;;[Data.S174]))">
            <text:p/>
          </table:table-cell>
          <table:table-cell table:style-name="ce15" table:formula="of:=IF([Data.T174]=&quot;&quot;;&quot;&quot;;CONCATENATE(&quot;,&quot;;[Data.T174]))">
            <text:p/>
          </table:table-cell>
          <table:table-cell table:number-columns-repeated="2"/>
        </table:table-row>
        <table:table-row table:style-name="ro8">
          <table:table-cell table:formula="of:=IF([Data.A175]=&quot;&quot;;[.A173];[Data.A175])" office:value-type="float" office:value="128">
            <text:p>128</text:p>
          </table:table-cell>
          <table:table-cell table:formula="of:=IF([Data.E175]=&quot;&quot;;[.B173];CONCATENATE(&quot;,&quot;;[Data.E175]))" office:value-type="string" office:string-value=",MENTAL">
            <text:p>,MENTAL</text:p>
          </table:table-cell>
          <table:table-cell table:formula="of:=IF([Data.F175]=&quot;&quot;;[.C173];CONCATENATE(&quot;,&quot;;[Data.F175]))" office:value-type="string" office:string-value=",CHARL">
            <text:p>,CHARL</text:p>
          </table:table-cell>
          <table:table-cell table:formula="of:=CONCATENATE(&quot;,&quot;;[Data.G175])" office:value-type="string" office:string-value=",MINOR">
            <text:p>,MINOR</text:p>
          </table:table-cell>
          <table:table-cell table:formula="of:=CONCATENATE(&quot;,&quot;;[Data.H175])" office:value-type="string" office:string-value=",10">
            <text:p>,10</text:p>
          </table:table-cell>
          <table:table-cell table:formula="of:=IF([Data.I175]=&quot;&quot;;&quot;&quot;;CONCATENATE(&quot;,&quot;;[Data.I175]))" office:value-type="string" office:string-value=",DESCR">
            <text:p>,DESCR</text:p>
          </table:table-cell>
          <table:table-cell table:style-name="ce15" table:formula="of:=IF([Data.J175]=&quot;&quot;;&quot;&quot;;CONCATENATE(&quot;,&quot;;[Data.J175]))">
            <text:p/>
          </table:table-cell>
          <table:table-cell table:style-name="ce15" table:formula="of:=IF([Data.K175]=&quot;&quot;;&quot;&quot;;CONCATENATE(&quot;,&quot;;[Data.K175]))">
            <text:p/>
          </table:table-cell>
          <table:table-cell table:style-name="ce15" table:formula="of:=IF([Data.L175]=&quot;&quot;;&quot;&quot;;CONCATENATE(&quot;,&quot;;[Data.L175]))">
            <text:p/>
          </table:table-cell>
          <table:table-cell table:style-name="ce15" table:formula="of:=IF([Data.M175]=&quot;&quot;;&quot;&quot;;CONCATENATE(&quot;,&quot;;[Data.M175]))">
            <text:p/>
          </table:table-cell>
          <table:table-cell table:style-name="ce15" table:formula="of:=IF([Data.N175]=&quot;&quot;;&quot;&quot;;CONCATENATE(&quot;,&quot;;[Data.N175]))">
            <text:p/>
          </table:table-cell>
          <table:table-cell table:style-name="ce15" table:formula="of:=IF([Data.O175]=&quot;&quot;;&quot;&quot;;CONCATENATE(&quot;,&quot;;[Data.O175]))">
            <text:p/>
          </table:table-cell>
          <table:table-cell table:style-name="ce15" table:formula="of:=IF([Data.P175]=&quot;&quot;;&quot;&quot;;CONCATENATE(&quot;,&quot;;[Data.P175]))">
            <text:p/>
          </table:table-cell>
          <table:table-cell table:style-name="ce15" table:formula="of:=IF([Data.Q175]=&quot;&quot;;&quot;&quot;;CONCATENATE(&quot;,&quot;;[Data.Q175]))">
            <text:p/>
          </table:table-cell>
          <table:table-cell table:style-name="ce15" table:formula="of:=IF([Data.R175]=&quot;&quot;;&quot;&quot;;CONCATENATE(&quot;,&quot;;[Data.R175]))">
            <text:p/>
          </table:table-cell>
          <table:table-cell table:style-name="ce15" table:formula="of:=IF([Data.S175]=&quot;&quot;;&quot;&quot;;CONCATENATE(&quot;,&quot;;[Data.S175]))">
            <text:p/>
          </table:table-cell>
          <table:table-cell table:style-name="ce15" table:formula="of:=IF([Data.T175]=&quot;&quot;;&quot;&quot;;CONCATENATE(&quot;,&quot;;[Data.T175]))">
            <text:p/>
          </table:table-cell>
          <table:table-cell table:number-columns-repeated="2"/>
        </table:table-row>
        <table:table-row table:style-name="ro8">
          <table:table-cell table:formula="of:=IF([Data.A176]=&quot;&quot;;[.A174];[Data.A176])" office:value-type="float" office:value="129">
            <text:p>129</text:p>
          </table:table-cell>
          <table:table-cell table:formula="of:=IF([Data.E176]=&quot;&quot;;[.B174];CONCATENATE(&quot;,&quot;;[Data.E176]))" office:value-type="string" office:string-value=",MENTAL">
            <text:p>,MENTAL</text:p>
          </table:table-cell>
          <table:table-cell table:formula="of:=IF([Data.F176]=&quot;&quot;;[.C174];CONCATENATE(&quot;,&quot;;[Data.F176]))" office:value-type="string" office:string-value=",CHARL">
            <text:p>,CHARL</text:p>
          </table:table-cell>
          <table:table-cell table:formula="of:=CONCATENATE(&quot;,&quot;;[Data.G176])" office:value-type="string" office:string-value=",MINOR">
            <text:p>,MINOR</text:p>
          </table:table-cell>
          <table:table-cell table:formula="of:=CONCATENATE(&quot;,&quot;;[Data.H176])" office:value-type="string" office:string-value=",8">
            <text:p>,8</text:p>
          </table:table-cell>
          <table:table-cell table:formula="of:=IF([Data.I176]=&quot;&quot;;&quot;&quot;;CONCATENATE(&quot;,&quot;;[Data.I176]))" office:value-type="string" office:string-value=",RR=talent.rr.spells.m">
            <text:p>,RR=talent.rr.spells.m</text:p>
          </table:table-cell>
          <table:table-cell table:style-name="ce15" table:formula="of:=IF([Data.J176]=&quot;&quot;;&quot;&quot;;CONCATENATE(&quot;,&quot;;[Data.J176]))">
            <text:p/>
          </table:table-cell>
          <table:table-cell table:style-name="ce15" table:formula="of:=IF([Data.K176]=&quot;&quot;;&quot;&quot;;CONCATENATE(&quot;,&quot;;[Data.K176]))">
            <text:p/>
          </table:table-cell>
          <table:table-cell table:style-name="ce15" table:formula="of:=IF([Data.L176]=&quot;&quot;;&quot;&quot;;CONCATENATE(&quot;,&quot;;[Data.L176]))">
            <text:p/>
          </table:table-cell>
          <table:table-cell table:style-name="ce15" table:formula="of:=IF([Data.M176]=&quot;&quot;;&quot;&quot;;CONCATENATE(&quot;,&quot;;[Data.M176]))">
            <text:p/>
          </table:table-cell>
          <table:table-cell table:style-name="ce15" table:formula="of:=IF([Data.N176]=&quot;&quot;;&quot;&quot;;CONCATENATE(&quot;,&quot;;[Data.N176]))">
            <text:p/>
          </table:table-cell>
          <table:table-cell table:style-name="ce15" table:formula="of:=IF([Data.O176]=&quot;&quot;;&quot;&quot;;CONCATENATE(&quot;,&quot;;[Data.O176]))">
            <text:p/>
          </table:table-cell>
          <table:table-cell table:style-name="ce15" table:formula="of:=IF([Data.P176]=&quot;&quot;;&quot;&quot;;CONCATENATE(&quot;,&quot;;[Data.P176]))">
            <text:p/>
          </table:table-cell>
          <table:table-cell table:style-name="ce15" table:formula="of:=IF([Data.Q176]=&quot;&quot;;&quot;&quot;;CONCATENATE(&quot;,&quot;;[Data.Q176]))">
            <text:p/>
          </table:table-cell>
          <table:table-cell table:style-name="ce15" table:formula="of:=IF([Data.R176]=&quot;&quot;;&quot;&quot;;CONCATENATE(&quot;,&quot;;[Data.R176]))">
            <text:p/>
          </table:table-cell>
          <table:table-cell table:style-name="ce15" table:formula="of:=IF([Data.S176]=&quot;&quot;;&quot;&quot;;CONCATENATE(&quot;,&quot;;[Data.S176]))">
            <text:p/>
          </table:table-cell>
          <table:table-cell table:style-name="ce15" table:formula="of:=IF([Data.T176]=&quot;&quot;;&quot;&quot;;CONCATENATE(&quot;,&quot;;[Data.T176]))">
            <text:p/>
          </table:table-cell>
          <table:table-cell table:number-columns-repeated="2"/>
        </table:table-row>
        <table:table-row table:style-name="ro8">
          <table:table-cell table:formula="of:=IF([Data.A177]=&quot;&quot;;[.A175];[Data.A177])" office:value-type="float" office:value="130">
            <text:p>130</text:p>
          </table:table-cell>
          <table:table-cell table:formula="of:=IF([Data.E177]=&quot;&quot;;[.B175];CONCATENATE(&quot;,&quot;;[Data.E177]))" office:value-type="string" office:string-value=",MENTAL">
            <text:p>,MENTAL</text:p>
          </table:table-cell>
          <table:table-cell table:formula="of:=IF([Data.F177]=&quot;&quot;;[.C175];CONCATENATE(&quot;,&quot;;[Data.F177]))" office:value-type="string" office:string-value=",CHARL">
            <text:p>,CHARL</text:p>
          </table:table-cell>
          <table:table-cell table:formula="of:=CONCATENATE(&quot;,&quot;;[Data.G177])" office:value-type="string" office:string-value=",MAJOR">
            <text:p>,MAJOR</text:p>
          </table:table-cell>
          <table:table-cell table:formula="of:=CONCATENATE(&quot;,&quot;;[Data.H177])" office:value-type="string" office:string-value=",18">
            <text:p>,18</text:p>
          </table:table-cell>
          <table:table-cell table:formula="of:=IF([Data.I177]=&quot;&quot;;&quot;&quot;;CONCATENATE(&quot;,&quot;;[Data.I177]))" office:value-type="string" office:string-value=",DESCR">
            <text:p>,DESCR</text:p>
          </table:table-cell>
          <table:table-cell table:style-name="ce15" table:formula="of:=IF([Data.J177]=&quot;&quot;;&quot;&quot;;CONCATENATE(&quot;,&quot;;[Data.J177]))">
            <text:p/>
          </table:table-cell>
          <table:table-cell table:style-name="ce15" table:formula="of:=IF([Data.K177]=&quot;&quot;;&quot;&quot;;CONCATENATE(&quot;,&quot;;[Data.K177]))">
            <text:p/>
          </table:table-cell>
          <table:table-cell table:style-name="ce15" table:formula="of:=IF([Data.L177]=&quot;&quot;;&quot;&quot;;CONCATENATE(&quot;,&quot;;[Data.L177]))">
            <text:p/>
          </table:table-cell>
          <table:table-cell table:style-name="ce15" table:formula="of:=IF([Data.M177]=&quot;&quot;;&quot;&quot;;CONCATENATE(&quot;,&quot;;[Data.M177]))">
            <text:p/>
          </table:table-cell>
          <table:table-cell table:style-name="ce15" table:formula="of:=IF([Data.N177]=&quot;&quot;;&quot;&quot;;CONCATENATE(&quot;,&quot;;[Data.N177]))">
            <text:p/>
          </table:table-cell>
          <table:table-cell table:style-name="ce15" table:formula="of:=IF([Data.O177]=&quot;&quot;;&quot;&quot;;CONCATENATE(&quot;,&quot;;[Data.O177]))">
            <text:p/>
          </table:table-cell>
          <table:table-cell table:style-name="ce15" table:formula="of:=IF([Data.P177]=&quot;&quot;;&quot;&quot;;CONCATENATE(&quot;,&quot;;[Data.P177]))">
            <text:p/>
          </table:table-cell>
          <table:table-cell table:style-name="ce15" table:formula="of:=IF([Data.Q177]=&quot;&quot;;&quot;&quot;;CONCATENATE(&quot;,&quot;;[Data.Q177]))">
            <text:p/>
          </table:table-cell>
          <table:table-cell table:style-name="ce15" table:formula="of:=IF([Data.R177]=&quot;&quot;;&quot;&quot;;CONCATENATE(&quot;,&quot;;[Data.R177]))">
            <text:p/>
          </table:table-cell>
          <table:table-cell table:style-name="ce15" table:formula="of:=IF([Data.S177]=&quot;&quot;;&quot;&quot;;CONCATENATE(&quot;,&quot;;[Data.S177]))">
            <text:p/>
          </table:table-cell>
          <table:table-cell table:style-name="ce15" table:formula="of:=IF([Data.T177]=&quot;&quot;;&quot;&quot;;CONCATENATE(&quot;,&quot;;[Data.T177]))">
            <text:p/>
          </table:table-cell>
          <table:table-cell table:number-columns-repeated="2"/>
        </table:table-row>
        <table:table-row table:style-name="ro8">
          <table:table-cell table:formula="of:=IF([Data.A178]=&quot;&quot;;[.A176];[Data.A178])" office:value-type="float" office:value="131">
            <text:p>131</text:p>
          </table:table-cell>
          <table:table-cell table:formula="of:=IF([Data.E178]=&quot;&quot;;[.B176];CONCATENATE(&quot;,&quot;;[Data.E178]))" office:value-type="string" office:string-value=",MENTAL">
            <text:p>,MENTAL</text:p>
          </table:table-cell>
          <table:table-cell table:formula="of:=IF([Data.F178]=&quot;&quot;;[.C176];CONCATENATE(&quot;,&quot;;[Data.F178]))" office:value-type="string" office:string-value=",CHARL">
            <text:p>,CHARL</text:p>
          </table:table-cell>
          <table:table-cell table:formula="of:=CONCATENATE(&quot;,&quot;;[Data.G178])" office:value-type="string" office:string-value=",GREATER">
            <text:p>,GREATER</text:p>
          </table:table-cell>
          <table:table-cell table:formula="of:=CONCATENATE(&quot;,&quot;;[Data.H178])" office:value-type="string" office:string-value=",25">
            <text:p>,25</text:p>
          </table:table-cell>
          <table:table-cell table:formula="of:=IF([Data.I178]=&quot;&quot;;&quot;&quot;;CONCATENATE(&quot;,&quot;;[Data.I178]))" office:value-type="string" office:string-value=",DESCR">
            <text:p>,DESCR</text:p>
          </table:table-cell>
          <table:table-cell table:style-name="ce15" table:formula="of:=IF([Data.J178]=&quot;&quot;;&quot;&quot;;CONCATENATE(&quot;,&quot;;[Data.J178]))">
            <text:p/>
          </table:table-cell>
          <table:table-cell table:style-name="ce15" table:formula="of:=IF([Data.K178]=&quot;&quot;;&quot;&quot;;CONCATENATE(&quot;,&quot;;[Data.K178]))">
            <text:p/>
          </table:table-cell>
          <table:table-cell table:style-name="ce15" table:formula="of:=IF([Data.L178]=&quot;&quot;;&quot;&quot;;CONCATENATE(&quot;,&quot;;[Data.L178]))">
            <text:p/>
          </table:table-cell>
          <table:table-cell table:style-name="ce15" table:formula="of:=IF([Data.M178]=&quot;&quot;;&quot;&quot;;CONCATENATE(&quot;,&quot;;[Data.M178]))">
            <text:p/>
          </table:table-cell>
          <table:table-cell table:style-name="ce15" table:formula="of:=IF([Data.N178]=&quot;&quot;;&quot;&quot;;CONCATENATE(&quot;,&quot;;[Data.N178]))">
            <text:p/>
          </table:table-cell>
          <table:table-cell table:style-name="ce15" table:formula="of:=IF([Data.O178]=&quot;&quot;;&quot;&quot;;CONCATENATE(&quot;,&quot;;[Data.O178]))">
            <text:p/>
          </table:table-cell>
          <table:table-cell table:style-name="ce15" table:formula="of:=IF([Data.P178]=&quot;&quot;;&quot;&quot;;CONCATENATE(&quot;,&quot;;[Data.P178]))">
            <text:p/>
          </table:table-cell>
          <table:table-cell table:style-name="ce15" table:formula="of:=IF([Data.Q178]=&quot;&quot;;&quot;&quot;;CONCATENATE(&quot;,&quot;;[Data.Q178]))">
            <text:p/>
          </table:table-cell>
          <table:table-cell table:style-name="ce15" table:formula="of:=IF([Data.R178]=&quot;&quot;;&quot;&quot;;CONCATENATE(&quot;,&quot;;[Data.R178]))">
            <text:p/>
          </table:table-cell>
          <table:table-cell table:style-name="ce15" table:formula="of:=IF([Data.S178]=&quot;&quot;;&quot;&quot;;CONCATENATE(&quot;,&quot;;[Data.S178]))">
            <text:p/>
          </table:table-cell>
          <table:table-cell table:style-name="ce15" table:formula="of:=IF([Data.T178]=&quot;&quot;;&quot;&quot;;CONCATENATE(&quot;,&quot;;[Data.T178]))">
            <text:p/>
          </table:table-cell>
          <table:table-cell table:number-columns-repeated="2"/>
        </table:table-row>
        <table:table-row table:style-name="ro8">
          <table:table-cell table:formula="of:=IF([Data.A179]=&quot;&quot;;[.A177];[Data.A179])" office:value-type="float" office:value="132">
            <text:p>132</text:p>
          </table:table-cell>
          <table:table-cell table:formula="of:=IF([Data.E179]=&quot;&quot;;[.B177];CONCATENATE(&quot;,&quot;;[Data.E179]))" office:value-type="string" office:string-value=",MENTAL">
            <text:p>,MENTAL</text:p>
          </table:table-cell>
          <table:table-cell table:formula="of:=IF([Data.F179]=&quot;&quot;;[.C177];CONCATENATE(&quot;,&quot;;[Data.F179]))" office:value-type="string" office:string-value=",CHARL">
            <text:p>,CHARL</text:p>
          </table:table-cell>
          <table:table-cell table:formula="of:=CONCATENATE(&quot;,&quot;;[Data.G179])" office:value-type="string" office:string-value=",LESSER">
            <text:p>,LESSER</text:p>
          </table:table-cell>
          <table:table-cell table:formula="of:=CONCATENATE(&quot;,&quot;;[Data.H179])" office:value-type="string" office:string-value=",5">
            <text:p>,5</text:p>
          </table:table-cell>
          <table:table-cell table:formula="of:=IF([Data.I179]=&quot;&quot;;&quot;&quot;;CONCATENATE(&quot;,&quot;;[Data.I179]))" office:value-type="string" office:string-value=",DESCR">
            <text:p>,DESCR</text:p>
          </table:table-cell>
          <table:table-cell table:style-name="ce15" table:formula="of:=IF([Data.J179]=&quot;&quot;;&quot;&quot;;CONCATENATE(&quot;,&quot;;[Data.J179]))">
            <text:p/>
          </table:table-cell>
          <table:table-cell table:style-name="ce15" table:formula="of:=IF([Data.K179]=&quot;&quot;;&quot;&quot;;CONCATENATE(&quot;,&quot;;[Data.K179]))">
            <text:p/>
          </table:table-cell>
          <table:table-cell table:style-name="ce15" table:formula="of:=IF([Data.L179]=&quot;&quot;;&quot;&quot;;CONCATENATE(&quot;,&quot;;[Data.L179]))">
            <text:p/>
          </table:table-cell>
          <table:table-cell table:style-name="ce15" table:formula="of:=IF([Data.M179]=&quot;&quot;;&quot;&quot;;CONCATENATE(&quot;,&quot;;[Data.M179]))">
            <text:p/>
          </table:table-cell>
          <table:table-cell table:style-name="ce15" table:formula="of:=IF([Data.N179]=&quot;&quot;;&quot;&quot;;CONCATENATE(&quot;,&quot;;[Data.N179]))">
            <text:p/>
          </table:table-cell>
          <table:table-cell table:style-name="ce15" table:formula="of:=IF([Data.O179]=&quot;&quot;;&quot;&quot;;CONCATENATE(&quot;,&quot;;[Data.O179]))">
            <text:p/>
          </table:table-cell>
          <table:table-cell table:style-name="ce15" table:formula="of:=IF([Data.P179]=&quot;&quot;;&quot;&quot;;CONCATENATE(&quot;,&quot;;[Data.P179]))">
            <text:p/>
          </table:table-cell>
          <table:table-cell table:style-name="ce15" table:formula="of:=IF([Data.Q179]=&quot;&quot;;&quot;&quot;;CONCATENATE(&quot;,&quot;;[Data.Q179]))">
            <text:p/>
          </table:table-cell>
          <table:table-cell table:style-name="ce15" table:formula="of:=IF([Data.R179]=&quot;&quot;;&quot;&quot;;CONCATENATE(&quot;,&quot;;[Data.R179]))">
            <text:p/>
          </table:table-cell>
          <table:table-cell table:style-name="ce15" table:formula="of:=IF([Data.S179]=&quot;&quot;;&quot;&quot;;CONCATENATE(&quot;,&quot;;[Data.S179]))">
            <text:p/>
          </table:table-cell>
          <table:table-cell table:style-name="ce15" table:formula="of:=IF([Data.T179]=&quot;&quot;;&quot;&quot;;CONCATENATE(&quot;,&quot;;[Data.T179]))">
            <text:p/>
          </table:table-cell>
          <table:table-cell table:number-columns-repeated="2"/>
        </table:table-row>
        <table:table-row table:style-name="ro8">
          <table:table-cell table:formula="of:=IF([Data.A180]=&quot;&quot;;[.A178];[Data.A180])" office:value-type="float" office:value="133">
            <text:p>133</text:p>
          </table:table-cell>
          <table:table-cell table:formula="of:=IF([Data.E180]=&quot;&quot;;[.B178];CONCATENATE(&quot;,&quot;;[Data.E180]))" office:value-type="string" office:string-value=",MENTAL">
            <text:p>,MENTAL</text:p>
          </table:table-cell>
          <table:table-cell table:formula="of:=IF([Data.F180]=&quot;&quot;;[.C178];CONCATENATE(&quot;,&quot;;[Data.F180]))" office:value-type="string" office:string-value=",CHARL">
            <text:p>,CHARL</text:p>
          </table:table-cell>
          <table:table-cell table:formula="of:=CONCATENATE(&quot;,&quot;;[Data.G180])" office:value-type="string" office:string-value=",MINOR">
            <text:p>,MINOR</text:p>
          </table:table-cell>
          <table:table-cell table:formula="of:=CONCATENATE(&quot;,&quot;;[Data.H180])" office:value-type="string" office:string-value=",7">
            <text:p>,7</text:p>
          </table:table-cell>
          <table:table-cell table:formula="of:=IF([Data.I180]=&quot;&quot;;&quot;&quot;;CONCATENATE(&quot;,&quot;;[Data.I180]))" office:value-type="string" office:string-value=",DESCR">
            <text:p>,DESCR</text:p>
          </table:table-cell>
          <table:table-cell table:style-name="ce15" table:formula="of:=IF([Data.J180]=&quot;&quot;;&quot;&quot;;CONCATENATE(&quot;,&quot;;[Data.J180]))">
            <text:p/>
          </table:table-cell>
          <table:table-cell table:style-name="ce15" table:formula="of:=IF([Data.K180]=&quot;&quot;;&quot;&quot;;CONCATENATE(&quot;,&quot;;[Data.K180]))">
            <text:p/>
          </table:table-cell>
          <table:table-cell table:style-name="ce15" table:formula="of:=IF([Data.L180]=&quot;&quot;;&quot;&quot;;CONCATENATE(&quot;,&quot;;[Data.L180]))">
            <text:p/>
          </table:table-cell>
          <table:table-cell table:style-name="ce15" table:formula="of:=IF([Data.M180]=&quot;&quot;;&quot;&quot;;CONCATENATE(&quot;,&quot;;[Data.M180]))">
            <text:p/>
          </table:table-cell>
          <table:table-cell table:style-name="ce15" table:formula="of:=IF([Data.N180]=&quot;&quot;;&quot;&quot;;CONCATENATE(&quot;,&quot;;[Data.N180]))">
            <text:p/>
          </table:table-cell>
          <table:table-cell table:style-name="ce15" table:formula="of:=IF([Data.O180]=&quot;&quot;;&quot;&quot;;CONCATENATE(&quot;,&quot;;[Data.O180]))">
            <text:p/>
          </table:table-cell>
          <table:table-cell table:style-name="ce15" table:formula="of:=IF([Data.P180]=&quot;&quot;;&quot;&quot;;CONCATENATE(&quot;,&quot;;[Data.P180]))">
            <text:p/>
          </table:table-cell>
          <table:table-cell table:style-name="ce15" table:formula="of:=IF([Data.Q180]=&quot;&quot;;&quot;&quot;;CONCATENATE(&quot;,&quot;;[Data.Q180]))">
            <text:p/>
          </table:table-cell>
          <table:table-cell table:style-name="ce15" table:formula="of:=IF([Data.R180]=&quot;&quot;;&quot;&quot;;CONCATENATE(&quot;,&quot;;[Data.R180]))">
            <text:p/>
          </table:table-cell>
          <table:table-cell table:style-name="ce15" table:formula="of:=IF([Data.S180]=&quot;&quot;;&quot;&quot;;CONCATENATE(&quot;,&quot;;[Data.S180]))">
            <text:p/>
          </table:table-cell>
          <table:table-cell table:style-name="ce15" table:formula="of:=IF([Data.T180]=&quot;&quot;;&quot;&quot;;CONCATENATE(&quot;,&quot;;[Data.T180]))">
            <text:p/>
          </table:table-cell>
          <table:table-cell table:number-columns-repeated="2"/>
        </table:table-row>
        <table:table-row table:style-name="ro8">
          <table:table-cell table:formula="of:=IF([Data.A181]=&quot;&quot;;[.A179];[Data.A181])" office:value-type="float" office:value="134">
            <text:p>134</text:p>
          </table:table-cell>
          <table:table-cell table:formula="of:=IF([Data.E181]=&quot;&quot;;[.B179];CONCATENATE(&quot;,&quot;;[Data.E181]))" office:value-type="string" office:string-value=",MENTAL">
            <text:p>,MENTAL</text:p>
          </table:table-cell>
          <table:table-cell table:formula="of:=IF([Data.F181]=&quot;&quot;;[.C179];CONCATENATE(&quot;,&quot;;[Data.F181]))" office:value-type="string" office:string-value=",CHARL">
            <text:p>,CHARL</text:p>
          </table:table-cell>
          <table:table-cell table:formula="of:=CONCATENATE(&quot;,&quot;;[Data.G181])" office:value-type="string" office:string-value=",MINOR">
            <text:p>,MINOR</text:p>
          </table:table-cell>
          <table:table-cell table:formula="of:=CONCATENATE(&quot;,&quot;;[Data.H181])" office:value-type="string" office:string-value=",10">
            <text:p>,10</text:p>
          </table:table-cell>
          <table:table-cell table:formula="of:=IF([Data.I181]=&quot;&quot;;&quot;&quot;;CONCATENATE(&quot;,&quot;;[Data.I181]))" office:value-type="string" office:string-value=",RR=CHANNELING=25">
            <text:p>,RR=CHANNELING=25</text:p>
          </table:table-cell>
          <table:table-cell table:style-name="ce15" table:formula="of:=IF([Data.J181]=&quot;&quot;;&quot;&quot;;CONCATENATE(&quot;,&quot;;[Data.J181]))" office:value-type="string" office:string-value=",RR=ESSENCE=25">
            <text:p>,RR=ESSENCE=25</text:p>
          </table:table-cell>
          <table:table-cell table:style-name="ce15" table:formula="of:=IF([Data.K181]=&quot;&quot;;&quot;&quot;;CONCATENATE(&quot;,&quot;;[Data.K181]))" office:value-type="string" office:string-value=",RR=MENTALISM=25">
            <text:p>,RR=MENTALISM=25</text:p>
          </table:table-cell>
          <table:table-cell table:style-name="ce15" table:formula="of:=IF([Data.L181]=&quot;&quot;;&quot;&quot;;CONCATENATE(&quot;,&quot;;[Data.L181]))" office:value-type="string" office:string-value=",DESCR">
            <text:p>,DESCR</text:p>
          </table:table-cell>
          <table:table-cell table:style-name="ce15" table:formula="of:=IF([Data.M181]=&quot;&quot;;&quot;&quot;;CONCATENATE(&quot;,&quot;;[Data.M181]))">
            <text:p/>
          </table:table-cell>
          <table:table-cell table:style-name="ce15" table:formula="of:=IF([Data.N181]=&quot;&quot;;&quot;&quot;;CONCATENATE(&quot;,&quot;;[Data.N181]))">
            <text:p/>
          </table:table-cell>
          <table:table-cell table:style-name="ce15" table:formula="of:=IF([Data.O181]=&quot;&quot;;&quot;&quot;;CONCATENATE(&quot;,&quot;;[Data.O181]))">
            <text:p/>
          </table:table-cell>
          <table:table-cell table:style-name="ce15" table:formula="of:=IF([Data.P181]=&quot;&quot;;&quot;&quot;;CONCATENATE(&quot;,&quot;;[Data.P181]))">
            <text:p/>
          </table:table-cell>
          <table:table-cell table:style-name="ce15" table:formula="of:=IF([Data.Q181]=&quot;&quot;;&quot;&quot;;CONCATENATE(&quot;,&quot;;[Data.Q181]))">
            <text:p/>
          </table:table-cell>
          <table:table-cell table:style-name="ce15" table:formula="of:=IF([Data.R181]=&quot;&quot;;&quot;&quot;;CONCATENATE(&quot;,&quot;;[Data.R181]))">
            <text:p/>
          </table:table-cell>
          <table:table-cell table:style-name="ce15" table:formula="of:=IF([Data.S181]=&quot;&quot;;&quot;&quot;;CONCATENATE(&quot;,&quot;;[Data.S181]))">
            <text:p/>
          </table:table-cell>
          <table:table-cell table:style-name="ce15" table:formula="of:=IF([Data.T181]=&quot;&quot;;&quot;&quot;;CONCATENATE(&quot;,&quot;;[Data.T181]))">
            <text:p/>
          </table:table-cell>
          <table:table-cell table:number-columns-repeated="2"/>
        </table:table-row>
        <table:table-row table:style-name="ro8">
          <table:table-cell table:formula="of:=IF([Data.A182]=&quot;&quot;;[.A180];[Data.A182])" office:value-type="float" office:value="135">
            <text:p>135</text:p>
          </table:table-cell>
          <table:table-cell table:formula="of:=IF([Data.E182]=&quot;&quot;;[.B180];CONCATENATE(&quot;,&quot;;[Data.E182]))" office:value-type="string" office:string-value=",SPECIAL">
            <text:p>,SPECIAL</text:p>
          </table:table-cell>
          <table:table-cell table:formula="of:=IF([Data.F182]=&quot;&quot;;[.C180];CONCATENATE(&quot;,&quot;;[Data.F182]))" office:value-type="string" office:string-value=",CHARL">
            <text:p>,CHARL</text:p>
          </table:table-cell>
          <table:table-cell table:formula="of:=CONCATENATE(&quot;,&quot;;[Data.G182])" office:value-type="string" office:string-value=",GREATER">
            <text:p>,GREATER</text:p>
          </table:table-cell>
          <table:table-cell table:formula="of:=CONCATENATE(&quot;,&quot;;[Data.H182])" office:value-type="string" office:string-value=",30">
            <text:p>,30</text:p>
          </table:table-cell>
          <table:table-cell table:formula="of:=IF([Data.I182]=&quot;&quot;;&quot;&quot;;CONCATENATE(&quot;,&quot;;[Data.I182]))" office:value-type="string" office:string-value=",DESCR">
            <text:p>,DESCR</text:p>
          </table:table-cell>
          <table:table-cell table:style-name="ce15" table:formula="of:=IF([Data.J182]=&quot;&quot;;&quot;&quot;;CONCATENATE(&quot;,&quot;;[Data.J182]))">
            <text:p/>
          </table:table-cell>
          <table:table-cell table:style-name="ce15" table:formula="of:=IF([Data.K182]=&quot;&quot;;&quot;&quot;;CONCATENATE(&quot;,&quot;;[Data.K182]))">
            <text:p/>
          </table:table-cell>
          <table:table-cell table:style-name="ce15" table:formula="of:=IF([Data.L182]=&quot;&quot;;&quot;&quot;;CONCATENATE(&quot;,&quot;;[Data.L182]))">
            <text:p/>
          </table:table-cell>
          <table:table-cell table:style-name="ce15" table:formula="of:=IF([Data.M182]=&quot;&quot;;&quot;&quot;;CONCATENATE(&quot;,&quot;;[Data.M182]))">
            <text:p/>
          </table:table-cell>
          <table:table-cell table:style-name="ce15" table:formula="of:=IF([Data.N182]=&quot;&quot;;&quot;&quot;;CONCATENATE(&quot;,&quot;;[Data.N182]))">
            <text:p/>
          </table:table-cell>
          <table:table-cell table:style-name="ce15" table:formula="of:=IF([Data.O182]=&quot;&quot;;&quot;&quot;;CONCATENATE(&quot;,&quot;;[Data.O182]))">
            <text:p/>
          </table:table-cell>
          <table:table-cell table:style-name="ce15" table:formula="of:=IF([Data.P182]=&quot;&quot;;&quot;&quot;;CONCATENATE(&quot;,&quot;;[Data.P182]))">
            <text:p/>
          </table:table-cell>
          <table:table-cell table:style-name="ce15" table:formula="of:=IF([Data.Q182]=&quot;&quot;;&quot;&quot;;CONCATENATE(&quot;,&quot;;[Data.Q182]))">
            <text:p/>
          </table:table-cell>
          <table:table-cell table:style-name="ce15" table:formula="of:=IF([Data.R182]=&quot;&quot;;&quot;&quot;;CONCATENATE(&quot;,&quot;;[Data.R182]))">
            <text:p/>
          </table:table-cell>
          <table:table-cell table:style-name="ce15" table:formula="of:=IF([Data.S182]=&quot;&quot;;&quot;&quot;;CONCATENATE(&quot;,&quot;;[Data.S182]))">
            <text:p/>
          </table:table-cell>
          <table:table-cell table:style-name="ce15" table:formula="of:=IF([Data.T182]=&quot;&quot;;&quot;&quot;;CONCATENATE(&quot;,&quot;;[Data.T182]))">
            <text:p/>
          </table:table-cell>
          <table:table-cell table:number-columns-repeated="2"/>
        </table:table-row>
        <table:table-row table:style-name="ro8">
          <table:table-cell table:formula="of:=IF([Data.A183]=&quot;&quot;;[.A181];[Data.A183])" office:value-type="float" office:value="136">
            <text:p>136</text:p>
          </table:table-cell>
          <table:table-cell table:formula="of:=IF([Data.E183]=&quot;&quot;;[.B181];CONCATENATE(&quot;,&quot;;[Data.E183]))" office:value-type="string" office:string-value=",SPECIAL">
            <text:p>,SPECIAL</text:p>
          </table:table-cell>
          <table:table-cell table:formula="of:=IF([Data.F183]=&quot;&quot;;[.C181];CONCATENATE(&quot;,&quot;;[Data.F183]))" office:value-type="string" office:string-value=",CHARL">
            <text:p>,CHARL</text:p>
          </table:table-cell>
          <table:table-cell table:formula="of:=CONCATENATE(&quot;,&quot;;[Data.G183])" office:value-type="string" office:string-value=",MINOR">
            <text:p>,MINOR</text:p>
          </table:table-cell>
          <table:table-cell table:formula="of:=CONCATENATE(&quot;,&quot;;[Data.H183])" office:value-type="string" office:string-value=",10">
            <text:p>,10</text:p>
          </table:table-cell>
          <table:table-cell table:formula="of:=IF([Data.I183]=&quot;&quot;;&quot;&quot;;CONCATENATE(&quot;,&quot;;[Data.I183]))" office:value-type="string" office:string-value=",STAT1=3">
            <text:p>,STAT1=3</text:p>
          </table:table-cell>
          <table:table-cell table:style-name="ce15" table:formula="of:=IF([Data.J183]=&quot;&quot;;&quot;&quot;;CONCATENATE(&quot;,&quot;;[Data.J183]))">
            <text:p/>
          </table:table-cell>
          <table:table-cell table:style-name="ce15" table:formula="of:=IF([Data.K183]=&quot;&quot;;&quot;&quot;;CONCATENATE(&quot;,&quot;;[Data.K183]))">
            <text:p/>
          </table:table-cell>
          <table:table-cell table:style-name="ce15" table:formula="of:=IF([Data.L183]=&quot;&quot;;&quot;&quot;;CONCATENATE(&quot;,&quot;;[Data.L183]))">
            <text:p/>
          </table:table-cell>
          <table:table-cell table:style-name="ce15" table:formula="of:=IF([Data.M183]=&quot;&quot;;&quot;&quot;;CONCATENATE(&quot;,&quot;;[Data.M183]))">
            <text:p/>
          </table:table-cell>
          <table:table-cell table:style-name="ce15" table:formula="of:=IF([Data.N183]=&quot;&quot;;&quot;&quot;;CONCATENATE(&quot;,&quot;;[Data.N183]))">
            <text:p/>
          </table:table-cell>
          <table:table-cell table:style-name="ce15" table:formula="of:=IF([Data.O183]=&quot;&quot;;&quot;&quot;;CONCATENATE(&quot;,&quot;;[Data.O183]))">
            <text:p/>
          </table:table-cell>
          <table:table-cell table:style-name="ce15" table:formula="of:=IF([Data.P183]=&quot;&quot;;&quot;&quot;;CONCATENATE(&quot;,&quot;;[Data.P183]))">
            <text:p/>
          </table:table-cell>
          <table:table-cell table:style-name="ce15" table:formula="of:=IF([Data.Q183]=&quot;&quot;;&quot;&quot;;CONCATENATE(&quot;,&quot;;[Data.Q183]))">
            <text:p/>
          </table:table-cell>
          <table:table-cell table:style-name="ce15" table:formula="of:=IF([Data.R183]=&quot;&quot;;&quot;&quot;;CONCATENATE(&quot;,&quot;;[Data.R183]))">
            <text:p/>
          </table:table-cell>
          <table:table-cell table:style-name="ce15" table:formula="of:=IF([Data.S183]=&quot;&quot;;&quot;&quot;;CONCATENATE(&quot;,&quot;;[Data.S183]))">
            <text:p/>
          </table:table-cell>
          <table:table-cell table:style-name="ce15" table:formula="of:=IF([Data.T183]=&quot;&quot;;&quot;&quot;;CONCATENATE(&quot;,&quot;;[Data.T183]))">
            <text:p/>
          </table:table-cell>
          <table:table-cell table:number-columns-repeated="2"/>
        </table:table-row>
        <table:table-row table:style-name="ro8">
          <table:table-cell table:formula="of:=IF([Data.A184]=&quot;&quot;;[.A182];[Data.A184])" office:value-type="float" office:value="136">
            <text:p>136</text:p>
          </table:table-cell>
          <table:table-cell table:formula="of:=IF([Data.E184]=&quot;&quot;;[.B182];CONCATENATE(&quot;,&quot;;[Data.E184]))" office:value-type="string" office:string-value=",SPECIAL">
            <text:p>,SPECIAL</text:p>
          </table:table-cell>
          <table:table-cell table:formula="of:=IF([Data.F184]=&quot;&quot;;[.C182];CONCATENATE(&quot;,&quot;;[Data.F184]))" office:value-type="string" office:string-value=",CHARL">
            <text:p>,CHARL</text:p>
          </table:table-cell>
          <table:table-cell table:formula="of:=CONCATENATE(&quot;,&quot;;[Data.G184])" office:value-type="string" office:string-value=",MAJOR">
            <text:p>,MAJOR</text:p>
          </table:table-cell>
          <table:table-cell table:formula="of:=CONCATENATE(&quot;,&quot;;[Data.H184])" office:value-type="string" office:string-value=",20">
            <text:p>,20</text:p>
          </table:table-cell>
          <table:table-cell table:formula="of:=IF([Data.I184]=&quot;&quot;;&quot;&quot;;CONCATENATE(&quot;,&quot;;[Data.I184]))" office:value-type="string" office:string-value=",STAT1=5">
            <text:p>,STAT1=5</text:p>
          </table:table-cell>
          <table:table-cell table:style-name="ce15" table:formula="of:=IF([Data.J184]=&quot;&quot;;&quot;&quot;;CONCATENATE(&quot;,&quot;;[Data.J184]))">
            <text:p/>
          </table:table-cell>
          <table:table-cell table:style-name="ce15" table:formula="of:=IF([Data.K184]=&quot;&quot;;&quot;&quot;;CONCATENATE(&quot;,&quot;;[Data.K184]))">
            <text:p/>
          </table:table-cell>
          <table:table-cell table:style-name="ce15" table:formula="of:=IF([Data.L184]=&quot;&quot;;&quot;&quot;;CONCATENATE(&quot;,&quot;;[Data.L184]))">
            <text:p/>
          </table:table-cell>
          <table:table-cell table:style-name="ce15" table:formula="of:=IF([Data.M184]=&quot;&quot;;&quot;&quot;;CONCATENATE(&quot;,&quot;;[Data.M184]))">
            <text:p/>
          </table:table-cell>
          <table:table-cell table:style-name="ce15" table:formula="of:=IF([Data.N184]=&quot;&quot;;&quot;&quot;;CONCATENATE(&quot;,&quot;;[Data.N184]))">
            <text:p/>
          </table:table-cell>
          <table:table-cell table:style-name="ce15" table:formula="of:=IF([Data.O184]=&quot;&quot;;&quot;&quot;;CONCATENATE(&quot;,&quot;;[Data.O184]))">
            <text:p/>
          </table:table-cell>
          <table:table-cell table:style-name="ce15" table:formula="of:=IF([Data.P184]=&quot;&quot;;&quot;&quot;;CONCATENATE(&quot;,&quot;;[Data.P184]))">
            <text:p/>
          </table:table-cell>
          <table:table-cell table:style-name="ce15" table:formula="of:=IF([Data.Q184]=&quot;&quot;;&quot;&quot;;CONCATENATE(&quot;,&quot;;[Data.Q184]))">
            <text:p/>
          </table:table-cell>
          <table:table-cell table:style-name="ce15" table:formula="of:=IF([Data.R184]=&quot;&quot;;&quot;&quot;;CONCATENATE(&quot;,&quot;;[Data.R184]))">
            <text:p/>
          </table:table-cell>
          <table:table-cell table:style-name="ce15" table:formula="of:=IF([Data.S184]=&quot;&quot;;&quot;&quot;;CONCATENATE(&quot;,&quot;;[Data.S184]))">
            <text:p/>
          </table:table-cell>
          <table:table-cell table:style-name="ce15" table:formula="of:=IF([Data.T184]=&quot;&quot;;&quot;&quot;;CONCATENATE(&quot;,&quot;;[Data.T184]))">
            <text:p/>
          </table:table-cell>
          <table:table-cell table:number-columns-repeated="2"/>
        </table:table-row>
        <table:table-row table:style-name="ro8">
          <table:table-cell table:formula="of:=IF([Data.A185]=&quot;&quot;;[.A183];[Data.A185])" office:value-type="float" office:value="136">
            <text:p>136</text:p>
          </table:table-cell>
          <table:table-cell table:formula="of:=IF([Data.E185]=&quot;&quot;;[.B183];CONCATENATE(&quot;,&quot;;[Data.E185]))" office:value-type="string" office:string-value=",SPECIAL">
            <text:p>,SPECIAL</text:p>
          </table:table-cell>
          <table:table-cell table:formula="of:=IF([Data.F185]=&quot;&quot;;[.C183];CONCATENATE(&quot;,&quot;;[Data.F185]))" office:value-type="string" office:string-value=",CHARL">
            <text:p>,CHARL</text:p>
          </table:table-cell>
          <table:table-cell table:formula="of:=CONCATENATE(&quot;,&quot;;[Data.G185])" office:value-type="string" office:string-value=",GREATER">
            <text:p>,GREATER</text:p>
          </table:table-cell>
          <table:table-cell table:formula="of:=CONCATENATE(&quot;,&quot;;[Data.H185])" office:value-type="string" office:string-value=",30">
            <text:p>,30</text:p>
          </table:table-cell>
          <table:table-cell table:formula="of:=IF([Data.I185]=&quot;&quot;;&quot;&quot;;CONCATENATE(&quot;,&quot;;[Data.I185]))" office:value-type="string" office:string-value=",STAT1=8">
            <text:p>,STAT1=8</text:p>
          </table:table-cell>
          <table:table-cell table:style-name="ce15" table:formula="of:=IF([Data.J185]=&quot;&quot;;&quot;&quot;;CONCATENATE(&quot;,&quot;;[Data.J185]))">
            <text:p/>
          </table:table-cell>
          <table:table-cell table:style-name="ce15" table:formula="of:=IF([Data.K185]=&quot;&quot;;&quot;&quot;;CONCATENATE(&quot;,&quot;;[Data.K185]))">
            <text:p/>
          </table:table-cell>
          <table:table-cell table:style-name="ce15" table:formula="of:=IF([Data.L185]=&quot;&quot;;&quot;&quot;;CONCATENATE(&quot;,&quot;;[Data.L185]))">
            <text:p/>
          </table:table-cell>
          <table:table-cell table:style-name="ce15" table:formula="of:=IF([Data.M185]=&quot;&quot;;&quot;&quot;;CONCATENATE(&quot;,&quot;;[Data.M185]))">
            <text:p/>
          </table:table-cell>
          <table:table-cell table:style-name="ce15" table:formula="of:=IF([Data.N185]=&quot;&quot;;&quot;&quot;;CONCATENATE(&quot;,&quot;;[Data.N185]))">
            <text:p/>
          </table:table-cell>
          <table:table-cell table:style-name="ce15" table:formula="of:=IF([Data.O185]=&quot;&quot;;&quot;&quot;;CONCATENATE(&quot;,&quot;;[Data.O185]))">
            <text:p/>
          </table:table-cell>
          <table:table-cell table:style-name="ce15" table:formula="of:=IF([Data.P185]=&quot;&quot;;&quot;&quot;;CONCATENATE(&quot;,&quot;;[Data.P185]))">
            <text:p/>
          </table:table-cell>
          <table:table-cell table:style-name="ce15" table:formula="of:=IF([Data.Q185]=&quot;&quot;;&quot;&quot;;CONCATENATE(&quot;,&quot;;[Data.Q185]))">
            <text:p/>
          </table:table-cell>
          <table:table-cell table:style-name="ce15" table:formula="of:=IF([Data.R185]=&quot;&quot;;&quot;&quot;;CONCATENATE(&quot;,&quot;;[Data.R185]))">
            <text:p/>
          </table:table-cell>
          <table:table-cell table:style-name="ce15" table:formula="of:=IF([Data.S185]=&quot;&quot;;&quot;&quot;;CONCATENATE(&quot;,&quot;;[Data.S185]))">
            <text:p/>
          </table:table-cell>
          <table:table-cell table:style-name="ce15" table:formula="of:=IF([Data.T185]=&quot;&quot;;&quot;&quot;;CONCATENATE(&quot;,&quot;;[Data.T185]))">
            <text:p/>
          </table:table-cell>
          <table:table-cell table:number-columns-repeated="2"/>
        </table:table-row>
        <table:table-row table:style-name="ro8">
          <table:table-cell table:formula="of:=IF([Data.A186]=&quot;&quot;;[.A184];[Data.A186])" office:value-type="float" office:value="137">
            <text:p>137</text:p>
          </table:table-cell>
          <table:table-cell table:formula="of:=IF([Data.E186]=&quot;&quot;;[.B184];CONCATENATE(&quot;,&quot;;[Data.E186]))" office:value-type="string" office:string-value=",SPECIAL">
            <text:p>,SPECIAL</text:p>
          </table:table-cell>
          <table:table-cell table:formula="of:=IF([Data.F186]=&quot;&quot;;[.C184];CONCATENATE(&quot;,&quot;;[Data.F186]))" office:value-type="string" office:string-value=",CHARL">
            <text:p>,CHARL</text:p>
          </table:table-cell>
          <table:table-cell table:formula="of:=CONCATENATE(&quot;,&quot;;[Data.G186])" office:value-type="string" office:string-value=",MINOR">
            <text:p>,MINOR</text:p>
          </table:table-cell>
          <table:table-cell table:formula="of:=CONCATENATE(&quot;,&quot;;[Data.H186])" office:value-type="string" office:string-value=",10">
            <text:p>,10</text:p>
          </table:table-cell>
          <table:table-cell table:formula="of:=IF([Data.I186]=&quot;&quot;;&quot;&quot;;CONCATENATE(&quot;,&quot;;[Data.I186]))" office:value-type="string" office:string-value=",DESCR">
            <text:p>,DESCR</text:p>
          </table:table-cell>
          <table:table-cell table:style-name="ce15" table:formula="of:=IF([Data.J186]=&quot;&quot;;&quot;&quot;;CONCATENATE(&quot;,&quot;;[Data.J186]))">
            <text:p/>
          </table:table-cell>
          <table:table-cell table:style-name="ce15" table:formula="of:=IF([Data.K186]=&quot;&quot;;&quot;&quot;;CONCATENATE(&quot;,&quot;;[Data.K186]))">
            <text:p/>
          </table:table-cell>
          <table:table-cell table:style-name="ce15" table:formula="of:=IF([Data.L186]=&quot;&quot;;&quot;&quot;;CONCATENATE(&quot;,&quot;;[Data.L186]))">
            <text:p/>
          </table:table-cell>
          <table:table-cell table:style-name="ce15" table:formula="of:=IF([Data.M186]=&quot;&quot;;&quot;&quot;;CONCATENATE(&quot;,&quot;;[Data.M186]))">
            <text:p/>
          </table:table-cell>
          <table:table-cell table:style-name="ce15" table:formula="of:=IF([Data.N186]=&quot;&quot;;&quot;&quot;;CONCATENATE(&quot;,&quot;;[Data.N186]))">
            <text:p/>
          </table:table-cell>
          <table:table-cell table:style-name="ce15" table:formula="of:=IF([Data.O186]=&quot;&quot;;&quot;&quot;;CONCATENATE(&quot;,&quot;;[Data.O186]))">
            <text:p/>
          </table:table-cell>
          <table:table-cell table:style-name="ce15" table:formula="of:=IF([Data.P186]=&quot;&quot;;&quot;&quot;;CONCATENATE(&quot;,&quot;;[Data.P186]))">
            <text:p/>
          </table:table-cell>
          <table:table-cell table:style-name="ce15" table:formula="of:=IF([Data.Q186]=&quot;&quot;;&quot;&quot;;CONCATENATE(&quot;,&quot;;[Data.Q186]))">
            <text:p/>
          </table:table-cell>
          <table:table-cell table:style-name="ce15" table:formula="of:=IF([Data.R186]=&quot;&quot;;&quot;&quot;;CONCATENATE(&quot;,&quot;;[Data.R186]))">
            <text:p/>
          </table:table-cell>
          <table:table-cell table:style-name="ce15" table:formula="of:=IF([Data.S186]=&quot;&quot;;&quot;&quot;;CONCATENATE(&quot;,&quot;;[Data.S186]))">
            <text:p/>
          </table:table-cell>
          <table:table-cell table:style-name="ce15" table:formula="of:=IF([Data.T186]=&quot;&quot;;&quot;&quot;;CONCATENATE(&quot;,&quot;;[Data.T186]))">
            <text:p/>
          </table:table-cell>
          <table:table-cell table:number-columns-repeated="2"/>
        </table:table-row>
        <table:table-row table:style-name="ro8">
          <table:table-cell table:formula="of:=IF([Data.A187]=&quot;&quot;;[.A185];[Data.A187])" office:value-type="float" office:value="138">
            <text:p>138</text:p>
          </table:table-cell>
          <table:table-cell table:formula="of:=IF([Data.E187]=&quot;&quot;;[.B185];CONCATENATE(&quot;,&quot;;[Data.E187]))" office:value-type="string" office:string-value=",SPECIAL">
            <text:p>,SPECIAL</text:p>
          </table:table-cell>
          <table:table-cell table:formula="of:=IF([Data.F187]=&quot;&quot;;[.C185];CONCATENATE(&quot;,&quot;;[Data.F187]))" office:value-type="string" office:string-value=",CHARL">
            <text:p>,CHARL</text:p>
          </table:table-cell>
          <table:table-cell table:formula="of:=CONCATENATE(&quot;,&quot;;[Data.G187])" office:value-type="string" office:string-value=",LESSER">
            <text:p>,LESSER</text:p>
          </table:table-cell>
          <table:table-cell table:formula="of:=CONCATENATE(&quot;,&quot;;[Data.H187])" office:value-type="string" office:string-value=",5">
            <text:p>,5</text:p>
          </table:table-cell>
          <table:table-cell table:formula="of:=IF([Data.I187]=&quot;&quot;;&quot;&quot;;CONCATENATE(&quot;,&quot;;[Data.I187]))" office:value-type="string" office:string-value=",DESCR">
            <text:p>,DESCR</text:p>
          </table:table-cell>
          <table:table-cell table:style-name="ce15" table:formula="of:=IF([Data.J187]=&quot;&quot;;&quot;&quot;;CONCATENATE(&quot;,&quot;;[Data.J187]))">
            <text:p/>
          </table:table-cell>
          <table:table-cell table:style-name="ce15" table:formula="of:=IF([Data.K187]=&quot;&quot;;&quot;&quot;;CONCATENATE(&quot;,&quot;;[Data.K187]))">
            <text:p/>
          </table:table-cell>
          <table:table-cell table:style-name="ce15" table:formula="of:=IF([Data.L187]=&quot;&quot;;&quot;&quot;;CONCATENATE(&quot;,&quot;;[Data.L187]))">
            <text:p/>
          </table:table-cell>
          <table:table-cell table:style-name="ce15" table:formula="of:=IF([Data.M187]=&quot;&quot;;&quot;&quot;;CONCATENATE(&quot;,&quot;;[Data.M187]))">
            <text:p/>
          </table:table-cell>
          <table:table-cell table:style-name="ce15" table:formula="of:=IF([Data.N187]=&quot;&quot;;&quot;&quot;;CONCATENATE(&quot;,&quot;;[Data.N187]))">
            <text:p/>
          </table:table-cell>
          <table:table-cell table:style-name="ce15" table:formula="of:=IF([Data.O187]=&quot;&quot;;&quot;&quot;;CONCATENATE(&quot;,&quot;;[Data.O187]))">
            <text:p/>
          </table:table-cell>
          <table:table-cell table:style-name="ce15" table:formula="of:=IF([Data.P187]=&quot;&quot;;&quot;&quot;;CONCATENATE(&quot;,&quot;;[Data.P187]))">
            <text:p/>
          </table:table-cell>
          <table:table-cell table:style-name="ce15" table:formula="of:=IF([Data.Q187]=&quot;&quot;;&quot;&quot;;CONCATENATE(&quot;,&quot;;[Data.Q187]))">
            <text:p/>
          </table:table-cell>
          <table:table-cell table:style-name="ce15" table:formula="of:=IF([Data.R187]=&quot;&quot;;&quot;&quot;;CONCATENATE(&quot;,&quot;;[Data.R187]))">
            <text:p/>
          </table:table-cell>
          <table:table-cell table:style-name="ce15" table:formula="of:=IF([Data.S187]=&quot;&quot;;&quot;&quot;;CONCATENATE(&quot;,&quot;;[Data.S187]))">
            <text:p/>
          </table:table-cell>
          <table:table-cell table:style-name="ce15" table:formula="of:=IF([Data.T187]=&quot;&quot;;&quot;&quot;;CONCATENATE(&quot;,&quot;;[Data.T187]))">
            <text:p/>
          </table:table-cell>
          <table:table-cell table:number-columns-repeated="2"/>
        </table:table-row>
        <table:table-row table:style-name="ro8">
          <table:table-cell table:formula="of:=IF([Data.A188]=&quot;&quot;;[.A186];[Data.A188])" office:value-type="float" office:value="139">
            <text:p>139</text:p>
          </table:table-cell>
          <table:table-cell table:formula="of:=IF([Data.E188]=&quot;&quot;;[.B186];CONCATENATE(&quot;,&quot;;[Data.E188]))" office:value-type="string" office:string-value=",SPECIAL">
            <text:p>,SPECIAL</text:p>
          </table:table-cell>
          <table:table-cell table:formula="of:=IF([Data.F188]=&quot;&quot;;[.C186];CONCATENATE(&quot;,&quot;;[Data.F188]))" office:value-type="string" office:string-value=",CHARL">
            <text:p>,CHARL</text:p>
          </table:table-cell>
          <table:table-cell table:formula="of:=CONCATENATE(&quot;,&quot;;[Data.G188])" office:value-type="string" office:string-value=",MINOR">
            <text:p>,MINOR</text:p>
          </table:table-cell>
          <table:table-cell table:formula="of:=CONCATENATE(&quot;,&quot;;[Data.H188])" office:value-type="string" office:string-value=",10">
            <text:p>,10</text:p>
          </table:table-cell>
          <table:table-cell table:formula="of:=IF([Data.I188]=&quot;&quot;;&quot;&quot;;CONCATENATE(&quot;,&quot;;[Data.I188]))" office:value-type="string" office:string-value=",DESCR">
            <text:p>,DESCR</text:p>
          </table:table-cell>
          <table:table-cell table:style-name="ce15" table:formula="of:=IF([Data.J188]=&quot;&quot;;&quot;&quot;;CONCATENATE(&quot;,&quot;;[Data.J188]))">
            <text:p/>
          </table:table-cell>
          <table:table-cell table:style-name="ce15" table:formula="of:=IF([Data.K188]=&quot;&quot;;&quot;&quot;;CONCATENATE(&quot;,&quot;;[Data.K188]))">
            <text:p/>
          </table:table-cell>
          <table:table-cell table:style-name="ce15" table:formula="of:=IF([Data.L188]=&quot;&quot;;&quot;&quot;;CONCATENATE(&quot;,&quot;;[Data.L188]))">
            <text:p/>
          </table:table-cell>
          <table:table-cell table:style-name="ce15" table:formula="of:=IF([Data.M188]=&quot;&quot;;&quot;&quot;;CONCATENATE(&quot;,&quot;;[Data.M188]))">
            <text:p/>
          </table:table-cell>
          <table:table-cell table:style-name="ce15" table:formula="of:=IF([Data.N188]=&quot;&quot;;&quot;&quot;;CONCATENATE(&quot;,&quot;;[Data.N188]))">
            <text:p/>
          </table:table-cell>
          <table:table-cell table:style-name="ce15" table:formula="of:=IF([Data.O188]=&quot;&quot;;&quot;&quot;;CONCATENATE(&quot;,&quot;;[Data.O188]))">
            <text:p/>
          </table:table-cell>
          <table:table-cell table:style-name="ce15" table:formula="of:=IF([Data.P188]=&quot;&quot;;&quot;&quot;;CONCATENATE(&quot;,&quot;;[Data.P188]))">
            <text:p/>
          </table:table-cell>
          <table:table-cell table:style-name="ce15" table:formula="of:=IF([Data.Q188]=&quot;&quot;;&quot;&quot;;CONCATENATE(&quot;,&quot;;[Data.Q188]))">
            <text:p/>
          </table:table-cell>
          <table:table-cell table:style-name="ce15" table:formula="of:=IF([Data.R188]=&quot;&quot;;&quot;&quot;;CONCATENATE(&quot;,&quot;;[Data.R188]))">
            <text:p/>
          </table:table-cell>
          <table:table-cell table:style-name="ce15" table:formula="of:=IF([Data.S188]=&quot;&quot;;&quot;&quot;;CONCATENATE(&quot;,&quot;;[Data.S188]))">
            <text:p/>
          </table:table-cell>
          <table:table-cell table:style-name="ce15" table:formula="of:=IF([Data.T188]=&quot;&quot;;&quot;&quot;;CONCATENATE(&quot;,&quot;;[Data.T188]))">
            <text:p/>
          </table:table-cell>
          <table:table-cell table:number-columns-repeated="2"/>
        </table:table-row>
        <table:table-row table:style-name="ro8">
          <table:table-cell table:formula="of:=IF([Data.A189]=&quot;&quot;;[.A187];[Data.A189])" office:value-type="float" office:value="140">
            <text:p>140</text:p>
          </table:table-cell>
          <table:table-cell table:formula="of:=IF([Data.E189]=&quot;&quot;;[.B187];CONCATENATE(&quot;,&quot;;[Data.E189]))" office:value-type="string" office:string-value=",SPECIAL">
            <text:p>,SPECIAL</text:p>
          </table:table-cell>
          <table:table-cell table:formula="of:=IF([Data.F189]=&quot;&quot;;[.C187];CONCATENATE(&quot;,&quot;;[Data.F189]))" office:value-type="string" office:string-value=",CHARL">
            <text:p>,CHARL</text:p>
          </table:table-cell>
          <table:table-cell table:formula="of:=CONCATENATE(&quot;,&quot;;[Data.G189])" office:value-type="string" office:string-value=",MINOR">
            <text:p>,MINOR</text:p>
          </table:table-cell>
          <table:table-cell table:formula="of:=CONCATENATE(&quot;,&quot;;[Data.H189])" office:value-type="string" office:string-value=",10">
            <text:p>,10</text:p>
          </table:table-cell>
          <table:table-cell table:formula="of:=IF([Data.I189]=&quot;&quot;;&quot;&quot;;CONCATENATE(&quot;,&quot;;[Data.I189]))" office:value-type="string" office:string-value=",DESCR">
            <text:p>,DESCR</text:p>
          </table:table-cell>
          <table:table-cell table:style-name="ce15" table:formula="of:=IF([Data.J189]=&quot;&quot;;&quot;&quot;;CONCATENATE(&quot;,&quot;;[Data.J189]))">
            <text:p/>
          </table:table-cell>
          <table:table-cell table:style-name="ce15" table:formula="of:=IF([Data.K189]=&quot;&quot;;&quot;&quot;;CONCATENATE(&quot;,&quot;;[Data.K189]))">
            <text:p/>
          </table:table-cell>
          <table:table-cell table:style-name="ce15" table:formula="of:=IF([Data.L189]=&quot;&quot;;&quot;&quot;;CONCATENATE(&quot;,&quot;;[Data.L189]))">
            <text:p/>
          </table:table-cell>
          <table:table-cell table:style-name="ce15" table:formula="of:=IF([Data.M189]=&quot;&quot;;&quot;&quot;;CONCATENATE(&quot;,&quot;;[Data.M189]))">
            <text:p/>
          </table:table-cell>
          <table:table-cell table:style-name="ce15" table:formula="of:=IF([Data.N189]=&quot;&quot;;&quot;&quot;;CONCATENATE(&quot;,&quot;;[Data.N189]))">
            <text:p/>
          </table:table-cell>
          <table:table-cell table:style-name="ce15" table:formula="of:=IF([Data.O189]=&quot;&quot;;&quot;&quot;;CONCATENATE(&quot;,&quot;;[Data.O189]))">
            <text:p/>
          </table:table-cell>
          <table:table-cell table:style-name="ce15" table:formula="of:=IF([Data.P189]=&quot;&quot;;&quot;&quot;;CONCATENATE(&quot;,&quot;;[Data.P189]))">
            <text:p/>
          </table:table-cell>
          <table:table-cell table:style-name="ce15" table:formula="of:=IF([Data.Q189]=&quot;&quot;;&quot;&quot;;CONCATENATE(&quot;,&quot;;[Data.Q189]))">
            <text:p/>
          </table:table-cell>
          <table:table-cell table:style-name="ce15" table:formula="of:=IF([Data.R189]=&quot;&quot;;&quot;&quot;;CONCATENATE(&quot;,&quot;;[Data.R189]))">
            <text:p/>
          </table:table-cell>
          <table:table-cell table:style-name="ce15" table:formula="of:=IF([Data.S189]=&quot;&quot;;&quot;&quot;;CONCATENATE(&quot;,&quot;;[Data.S189]))">
            <text:p/>
          </table:table-cell>
          <table:table-cell table:style-name="ce15" table:formula="of:=IF([Data.T189]=&quot;&quot;;&quot;&quot;;CONCATENATE(&quot;,&quot;;[Data.T189]))">
            <text:p/>
          </table:table-cell>
          <table:table-cell table:number-columns-repeated="2"/>
        </table:table-row>
        <table:table-row table:style-name="ro8">
          <table:table-cell table:formula="of:=IF([Data.A190]=&quot;&quot;;[.A188];[Data.A190])" office:value-type="float" office:value="140">
            <text:p>140</text:p>
          </table:table-cell>
          <table:table-cell table:formula="of:=IF([Data.E190]=&quot;&quot;;[.B188];CONCATENATE(&quot;,&quot;;[Data.E190]))" office:value-type="string" office:string-value=",SPECIAL">
            <text:p>,SPECIAL</text:p>
          </table:table-cell>
          <table:table-cell table:formula="of:=IF([Data.F190]=&quot;&quot;;[.C188];CONCATENATE(&quot;,&quot;;[Data.F190]))" office:value-type="string" office:string-value=",CHARL">
            <text:p>,CHARL</text:p>
          </table:table-cell>
          <table:table-cell table:formula="of:=CONCATENATE(&quot;,&quot;;[Data.G190])" office:value-type="string" office:string-value=",MAJOR">
            <text:p>,MAJOR</text:p>
          </table:table-cell>
          <table:table-cell table:formula="of:=CONCATENATE(&quot;,&quot;;[Data.H190])" office:value-type="string" office:string-value=",20">
            <text:p>,20</text:p>
          </table:table-cell>
          <table:table-cell table:formula="of:=IF([Data.I190]=&quot;&quot;;&quot;&quot;;CONCATENATE(&quot;,&quot;;[Data.I190]))" office:value-type="string" office:string-value=",DESCR">
            <text:p>,DESCR</text:p>
          </table:table-cell>
          <table:table-cell table:style-name="ce15" table:formula="of:=IF([Data.J190]=&quot;&quot;;&quot;&quot;;CONCATENATE(&quot;,&quot;;[Data.J190]))">
            <text:p/>
          </table:table-cell>
          <table:table-cell table:style-name="ce15" table:formula="of:=IF([Data.K190]=&quot;&quot;;&quot;&quot;;CONCATENATE(&quot;,&quot;;[Data.K190]))">
            <text:p/>
          </table:table-cell>
          <table:table-cell table:style-name="ce15" table:formula="of:=IF([Data.L190]=&quot;&quot;;&quot;&quot;;CONCATENATE(&quot;,&quot;;[Data.L190]))">
            <text:p/>
          </table:table-cell>
          <table:table-cell table:style-name="ce15" table:formula="of:=IF([Data.M190]=&quot;&quot;;&quot;&quot;;CONCATENATE(&quot;,&quot;;[Data.M190]))">
            <text:p/>
          </table:table-cell>
          <table:table-cell table:style-name="ce15" table:formula="of:=IF([Data.N190]=&quot;&quot;;&quot;&quot;;CONCATENATE(&quot;,&quot;;[Data.N190]))">
            <text:p/>
          </table:table-cell>
          <table:table-cell table:style-name="ce15" table:formula="of:=IF([Data.O190]=&quot;&quot;;&quot;&quot;;CONCATENATE(&quot;,&quot;;[Data.O190]))">
            <text:p/>
          </table:table-cell>
          <table:table-cell table:style-name="ce15" table:formula="of:=IF([Data.P190]=&quot;&quot;;&quot;&quot;;CONCATENATE(&quot;,&quot;;[Data.P190]))">
            <text:p/>
          </table:table-cell>
          <table:table-cell table:style-name="ce15" table:formula="of:=IF([Data.Q190]=&quot;&quot;;&quot;&quot;;CONCATENATE(&quot;,&quot;;[Data.Q190]))">
            <text:p/>
          </table:table-cell>
          <table:table-cell table:style-name="ce15" table:formula="of:=IF([Data.R190]=&quot;&quot;;&quot;&quot;;CONCATENATE(&quot;,&quot;;[Data.R190]))">
            <text:p/>
          </table:table-cell>
          <table:table-cell table:style-name="ce15" table:formula="of:=IF([Data.S190]=&quot;&quot;;&quot;&quot;;CONCATENATE(&quot;,&quot;;[Data.S190]))">
            <text:p/>
          </table:table-cell>
          <table:table-cell table:style-name="ce15" table:formula="of:=IF([Data.T190]=&quot;&quot;;&quot;&quot;;CONCATENATE(&quot;,&quot;;[Data.T190]))">
            <text:p/>
          </table:table-cell>
          <table:table-cell table:number-columns-repeated="2"/>
        </table:table-row>
        <table:table-row table:style-name="ro8">
          <table:table-cell table:formula="of:=IF([Data.A191]=&quot;&quot;;[.A189];[Data.A191])" office:value-type="float" office:value="140">
            <text:p>140</text:p>
          </table:table-cell>
          <table:table-cell table:formula="of:=IF([Data.E191]=&quot;&quot;;[.B189];CONCATENATE(&quot;,&quot;;[Data.E191]))" office:value-type="string" office:string-value=",SPECIAL">
            <text:p>,SPECIAL</text:p>
          </table:table-cell>
          <table:table-cell table:formula="of:=IF([Data.F191]=&quot;&quot;;[.C189];CONCATENATE(&quot;,&quot;;[Data.F191]))" office:value-type="string" office:string-value=",CHARL">
            <text:p>,CHARL</text:p>
          </table:table-cell>
          <table:table-cell table:formula="of:=CONCATENATE(&quot;,&quot;;[Data.G191])" office:value-type="string" office:string-value=",GREATER">
            <text:p>,GREATER</text:p>
          </table:table-cell>
          <table:table-cell table:formula="of:=CONCATENATE(&quot;,&quot;;[Data.H191])" office:value-type="string" office:string-value=",30">
            <text:p>,30</text:p>
          </table:table-cell>
          <table:table-cell table:formula="of:=IF([Data.I191]=&quot;&quot;;&quot;&quot;;CONCATENATE(&quot;,&quot;;[Data.I191]))" office:value-type="string" office:string-value=",DESCR">
            <text:p>,DESCR</text:p>
          </table:table-cell>
          <table:table-cell table:style-name="ce15" table:formula="of:=IF([Data.J191]=&quot;&quot;;&quot;&quot;;CONCATENATE(&quot;,&quot;;[Data.J191]))">
            <text:p/>
          </table:table-cell>
          <table:table-cell table:style-name="ce15" table:formula="of:=IF([Data.K191]=&quot;&quot;;&quot;&quot;;CONCATENATE(&quot;,&quot;;[Data.K191]))">
            <text:p/>
          </table:table-cell>
          <table:table-cell table:style-name="ce15" table:formula="of:=IF([Data.L191]=&quot;&quot;;&quot;&quot;;CONCATENATE(&quot;,&quot;;[Data.L191]))">
            <text:p/>
          </table:table-cell>
          <table:table-cell table:style-name="ce15" table:formula="of:=IF([Data.M191]=&quot;&quot;;&quot;&quot;;CONCATENATE(&quot;,&quot;;[Data.M191]))">
            <text:p/>
          </table:table-cell>
          <table:table-cell table:style-name="ce15" table:formula="of:=IF([Data.N191]=&quot;&quot;;&quot;&quot;;CONCATENATE(&quot;,&quot;;[Data.N191]))">
            <text:p/>
          </table:table-cell>
          <table:table-cell table:style-name="ce15" table:formula="of:=IF([Data.O191]=&quot;&quot;;&quot;&quot;;CONCATENATE(&quot;,&quot;;[Data.O191]))">
            <text:p/>
          </table:table-cell>
          <table:table-cell table:style-name="ce15" table:formula="of:=IF([Data.P191]=&quot;&quot;;&quot;&quot;;CONCATENATE(&quot;,&quot;;[Data.P191]))">
            <text:p/>
          </table:table-cell>
          <table:table-cell table:style-name="ce15" table:formula="of:=IF([Data.Q191]=&quot;&quot;;&quot;&quot;;CONCATENATE(&quot;,&quot;;[Data.Q191]))">
            <text:p/>
          </table:table-cell>
          <table:table-cell table:style-name="ce15" table:formula="of:=IF([Data.R191]=&quot;&quot;;&quot;&quot;;CONCATENATE(&quot;,&quot;;[Data.R191]))">
            <text:p/>
          </table:table-cell>
          <table:table-cell table:style-name="ce15" table:formula="of:=IF([Data.S191]=&quot;&quot;;&quot;&quot;;CONCATENATE(&quot;,&quot;;[Data.S191]))">
            <text:p/>
          </table:table-cell>
          <table:table-cell table:style-name="ce15" table:formula="of:=IF([Data.T191]=&quot;&quot;;&quot;&quot;;CONCATENATE(&quot;,&quot;;[Data.T191]))">
            <text:p/>
          </table:table-cell>
          <table:table-cell table:number-columns-repeated="2"/>
        </table:table-row>
        <table:table-row table:style-name="ro8">
          <table:table-cell table:formula="of:=IF([Data.A192]=&quot;&quot;;[.A190];[Data.A192])" office:value-type="float" office:value="141">
            <text:p>141</text:p>
          </table:table-cell>
          <table:table-cell table:formula="of:=IF([Data.E192]=&quot;&quot;;[.B190];CONCATENATE(&quot;,&quot;;[Data.E192]))" office:value-type="string" office:string-value=",SPECIAL">
            <text:p>,SPECIAL</text:p>
          </table:table-cell>
          <table:table-cell table:formula="of:=IF([Data.F192]=&quot;&quot;;[.C190];CONCATENATE(&quot;,&quot;;[Data.F192]))" office:value-type="string" office:string-value=",CHARL">
            <text:p>,CHARL</text:p>
          </table:table-cell>
          <table:table-cell table:formula="of:=CONCATENATE(&quot;,&quot;;[Data.G192])" office:value-type="string" office:string-value=",MAJOR">
            <text:p>,MAJOR</text:p>
          </table:table-cell>
          <table:table-cell table:formula="of:=CONCATENATE(&quot;,&quot;;[Data.H192])" office:value-type="string" office:string-value=",18">
            <text:p>,18</text:p>
          </table:table-cell>
          <table:table-cell table:formula="of:=IF([Data.I192]=&quot;&quot;;&quot;&quot;;CONCATENATE(&quot;,&quot;;[Data.I192]))" office:value-type="string" office:string-value=",DESCR">
            <text:p>,DESCR</text:p>
          </table:table-cell>
          <table:table-cell table:style-name="ce15" table:formula="of:=IF([Data.J192]=&quot;&quot;;&quot;&quot;;CONCATENATE(&quot;,&quot;;[Data.J192]))">
            <text:p/>
          </table:table-cell>
          <table:table-cell table:style-name="ce15" table:formula="of:=IF([Data.K192]=&quot;&quot;;&quot;&quot;;CONCATENATE(&quot;,&quot;;[Data.K192]))">
            <text:p/>
          </table:table-cell>
          <table:table-cell table:style-name="ce15" table:formula="of:=IF([Data.L192]=&quot;&quot;;&quot;&quot;;CONCATENATE(&quot;,&quot;;[Data.L192]))">
            <text:p/>
          </table:table-cell>
          <table:table-cell table:style-name="ce15" table:formula="of:=IF([Data.M192]=&quot;&quot;;&quot;&quot;;CONCATENATE(&quot;,&quot;;[Data.M192]))">
            <text:p/>
          </table:table-cell>
          <table:table-cell table:style-name="ce15" table:formula="of:=IF([Data.N192]=&quot;&quot;;&quot;&quot;;CONCATENATE(&quot;,&quot;;[Data.N192]))">
            <text:p/>
          </table:table-cell>
          <table:table-cell table:style-name="ce15" table:formula="of:=IF([Data.O192]=&quot;&quot;;&quot;&quot;;CONCATENATE(&quot;,&quot;;[Data.O192]))">
            <text:p/>
          </table:table-cell>
          <table:table-cell table:style-name="ce15" table:formula="of:=IF([Data.P192]=&quot;&quot;;&quot;&quot;;CONCATENATE(&quot;,&quot;;[Data.P192]))">
            <text:p/>
          </table:table-cell>
          <table:table-cell table:style-name="ce15" table:formula="of:=IF([Data.Q192]=&quot;&quot;;&quot;&quot;;CONCATENATE(&quot;,&quot;;[Data.Q192]))">
            <text:p/>
          </table:table-cell>
          <table:table-cell table:style-name="ce15" table:formula="of:=IF([Data.R192]=&quot;&quot;;&quot;&quot;;CONCATENATE(&quot;,&quot;;[Data.R192]))">
            <text:p/>
          </table:table-cell>
          <table:table-cell table:style-name="ce15" table:formula="of:=IF([Data.S192]=&quot;&quot;;&quot;&quot;;CONCATENATE(&quot;,&quot;;[Data.S192]))">
            <text:p/>
          </table:table-cell>
          <table:table-cell table:style-name="ce15" table:formula="of:=IF([Data.T192]=&quot;&quot;;&quot;&quot;;CONCATENATE(&quot;,&quot;;[Data.T192]))">
            <text:p/>
          </table:table-cell>
          <table:table-cell table:number-columns-repeated="2"/>
        </table:table-row>
        <table:table-row table:style-name="ro8">
          <table:table-cell table:formula="of:=IF([Data.A193]=&quot;&quot;;[.A191];[Data.A193])" office:value-type="float" office:value="142">
            <text:p>142</text:p>
          </table:table-cell>
          <table:table-cell table:formula="of:=IF([Data.E193]=&quot;&quot;;[.B191];CONCATENATE(&quot;,&quot;;[Data.E193]))" office:value-type="string" office:string-value=",SPECIAL">
            <text:p>,SPECIAL</text:p>
          </table:table-cell>
          <table:table-cell table:formula="of:=IF([Data.F193]=&quot;&quot;;[.C191];CONCATENATE(&quot;,&quot;;[Data.F193]))" office:value-type="string" office:string-value=",CHARL">
            <text:p>,CHARL</text:p>
          </table:table-cell>
          <table:table-cell table:formula="of:=CONCATENATE(&quot;,&quot;;[Data.G193])" office:value-type="string" office:string-value=",GREATER">
            <text:p>,GREATER</text:p>
          </table:table-cell>
          <table:table-cell table:formula="of:=CONCATENATE(&quot;,&quot;;[Data.H193])" office:value-type="string" office:string-value=",20">
            <text:p>,20</text:p>
          </table:table-cell>
          <table:table-cell table:formula="of:=IF([Data.I193]=&quot;&quot;;&quot;&quot;;CONCATENATE(&quot;,&quot;;[Data.I193]))" office:value-type="string" office:string-value=",DESCR">
            <text:p>,DESCR</text:p>
          </table:table-cell>
          <table:table-cell table:style-name="ce15" table:formula="of:=IF([Data.J193]=&quot;&quot;;&quot;&quot;;CONCATENATE(&quot;,&quot;;[Data.J193]))">
            <text:p/>
          </table:table-cell>
          <table:table-cell table:style-name="ce15" table:formula="of:=IF([Data.K193]=&quot;&quot;;&quot;&quot;;CONCATENATE(&quot;,&quot;;[Data.K193]))">
            <text:p/>
          </table:table-cell>
          <table:table-cell table:style-name="ce15" table:formula="of:=IF([Data.L193]=&quot;&quot;;&quot;&quot;;CONCATENATE(&quot;,&quot;;[Data.L193]))">
            <text:p/>
          </table:table-cell>
          <table:table-cell table:style-name="ce15" table:formula="of:=IF([Data.M193]=&quot;&quot;;&quot;&quot;;CONCATENATE(&quot;,&quot;;[Data.M193]))">
            <text:p/>
          </table:table-cell>
          <table:table-cell table:style-name="ce15" table:formula="of:=IF([Data.N193]=&quot;&quot;;&quot;&quot;;CONCATENATE(&quot;,&quot;;[Data.N193]))">
            <text:p/>
          </table:table-cell>
          <table:table-cell table:style-name="ce15" table:formula="of:=IF([Data.O193]=&quot;&quot;;&quot;&quot;;CONCATENATE(&quot;,&quot;;[Data.O193]))">
            <text:p/>
          </table:table-cell>
          <table:table-cell table:style-name="ce15" table:formula="of:=IF([Data.P193]=&quot;&quot;;&quot;&quot;;CONCATENATE(&quot;,&quot;;[Data.P193]))">
            <text:p/>
          </table:table-cell>
          <table:table-cell table:style-name="ce15" table:formula="of:=IF([Data.Q193]=&quot;&quot;;&quot;&quot;;CONCATENATE(&quot;,&quot;;[Data.Q193]))">
            <text:p/>
          </table:table-cell>
          <table:table-cell table:style-name="ce15" table:formula="of:=IF([Data.R193]=&quot;&quot;;&quot;&quot;;CONCATENATE(&quot;,&quot;;[Data.R193]))">
            <text:p/>
          </table:table-cell>
          <table:table-cell table:style-name="ce15" table:formula="of:=IF([Data.S193]=&quot;&quot;;&quot;&quot;;CONCATENATE(&quot;,&quot;;[Data.S193]))">
            <text:p/>
          </table:table-cell>
          <table:table-cell table:style-name="ce15" table:formula="of:=IF([Data.T193]=&quot;&quot;;&quot;&quot;;CONCATENATE(&quot;,&quot;;[Data.T193]))">
            <text:p/>
          </table:table-cell>
          <table:table-cell table:number-columns-repeated="2"/>
        </table:table-row>
        <table:table-row table:style-name="ro8">
          <table:table-cell table:formula="of:=IF([Data.A194]=&quot;&quot;;[.A192];[Data.A194])" office:value-type="float" office:value="143">
            <text:p>143</text:p>
          </table:table-cell>
          <table:table-cell table:formula="of:=IF([Data.E194]=&quot;&quot;;[.B192];CONCATENATE(&quot;,&quot;;[Data.E194]))" office:value-type="string" office:string-value=",SPECIAL">
            <text:p>,SPECIAL</text:p>
          </table:table-cell>
          <table:table-cell table:formula="of:=IF([Data.F194]=&quot;&quot;;[.C192];CONCATENATE(&quot;,&quot;;[Data.F194]))" office:value-type="string" office:string-value=",CHARL">
            <text:p>,CHARL</text:p>
          </table:table-cell>
          <table:table-cell table:formula="of:=CONCATENATE(&quot;,&quot;;[Data.G194])" office:value-type="string" office:string-value=",MAJOR">
            <text:p>,MAJOR</text:p>
          </table:table-cell>
          <table:table-cell table:formula="of:=CONCATENATE(&quot;,&quot;;[Data.H194])" office:value-type="string" office:string-value=",13">
            <text:p>,13</text:p>
          </table:table-cell>
          <table:table-cell table:formula="of:=IF([Data.I194]=&quot;&quot;;&quot;&quot;;CONCATENATE(&quot;,&quot;;[Data.I194]))" office:value-type="string" office:string-value=",DESCR">
            <text:p>,DESCR</text:p>
          </table:table-cell>
          <table:table-cell table:style-name="ce15" table:formula="of:=IF([Data.J194]=&quot;&quot;;&quot;&quot;;CONCATENATE(&quot;,&quot;;[Data.J194]))">
            <text:p/>
          </table:table-cell>
          <table:table-cell table:style-name="ce15" table:formula="of:=IF([Data.K194]=&quot;&quot;;&quot;&quot;;CONCATENATE(&quot;,&quot;;[Data.K194]))">
            <text:p/>
          </table:table-cell>
          <table:table-cell table:style-name="ce15" table:formula="of:=IF([Data.L194]=&quot;&quot;;&quot;&quot;;CONCATENATE(&quot;,&quot;;[Data.L194]))">
            <text:p/>
          </table:table-cell>
          <table:table-cell table:style-name="ce15" table:formula="of:=IF([Data.M194]=&quot;&quot;;&quot;&quot;;CONCATENATE(&quot;,&quot;;[Data.M194]))">
            <text:p/>
          </table:table-cell>
          <table:table-cell table:style-name="ce15" table:formula="of:=IF([Data.N194]=&quot;&quot;;&quot;&quot;;CONCATENATE(&quot;,&quot;;[Data.N194]))">
            <text:p/>
          </table:table-cell>
          <table:table-cell table:style-name="ce15" table:formula="of:=IF([Data.O194]=&quot;&quot;;&quot;&quot;;CONCATENATE(&quot;,&quot;;[Data.O194]))">
            <text:p/>
          </table:table-cell>
          <table:table-cell table:style-name="ce15" table:formula="of:=IF([Data.P194]=&quot;&quot;;&quot;&quot;;CONCATENATE(&quot;,&quot;;[Data.P194]))">
            <text:p/>
          </table:table-cell>
          <table:table-cell table:style-name="ce15" table:formula="of:=IF([Data.Q194]=&quot;&quot;;&quot;&quot;;CONCATENATE(&quot;,&quot;;[Data.Q194]))">
            <text:p/>
          </table:table-cell>
          <table:table-cell table:style-name="ce15" table:formula="of:=IF([Data.R194]=&quot;&quot;;&quot;&quot;;CONCATENATE(&quot;,&quot;;[Data.R194]))">
            <text:p/>
          </table:table-cell>
          <table:table-cell table:style-name="ce15" table:formula="of:=IF([Data.S194]=&quot;&quot;;&quot;&quot;;CONCATENATE(&quot;,&quot;;[Data.S194]))">
            <text:p/>
          </table:table-cell>
          <table:table-cell table:style-name="ce15" table:formula="of:=IF([Data.T194]=&quot;&quot;;&quot;&quot;;CONCATENATE(&quot;,&quot;;[Data.T194]))">
            <text:p/>
          </table:table-cell>
          <table:table-cell table:number-columns-repeated="2"/>
        </table:table-row>
        <table:table-row table:style-name="ro8">
          <table:table-cell table:formula="of:=IF([Data.A195]=&quot;&quot;;[.A193];[Data.A195])" office:value-type="float" office:value="144">
            <text:p>144</text:p>
          </table:table-cell>
          <table:table-cell table:formula="of:=IF([Data.E195]=&quot;&quot;;[.B193];CONCATENATE(&quot;,&quot;;[Data.E195]))" office:value-type="string" office:string-value=",SPECIAL">
            <text:p>,SPECIAL</text:p>
          </table:table-cell>
          <table:table-cell table:formula="of:=IF([Data.F195]=&quot;&quot;;[.C193];CONCATENATE(&quot;,&quot;;[Data.F195]))" office:value-type="string" office:string-value=",CHARL">
            <text:p>,CHARL</text:p>
          </table:table-cell>
          <table:table-cell table:formula="of:=CONCATENATE(&quot;,&quot;;[Data.G195])" office:value-type="string" office:string-value=",MAJOR">
            <text:p>,MAJOR</text:p>
          </table:table-cell>
          <table:table-cell table:formula="of:=CONCATENATE(&quot;,&quot;;[Data.H195])" office:value-type="string" office:string-value=",12">
            <text:p>,12</text:p>
          </table:table-cell>
          <table:table-cell table:formula="of:=IF([Data.I195]=&quot;&quot;;&quot;&quot;;CONCATENATE(&quot;,&quot;;[Data.I195]))" office:value-type="string" office:string-value=",DESCR">
            <text:p>,DESCR</text:p>
          </table:table-cell>
          <table:table-cell table:style-name="ce15" table:formula="of:=IF([Data.J195]=&quot;&quot;;&quot;&quot;;CONCATENATE(&quot;,&quot;;[Data.J195]))">
            <text:p/>
          </table:table-cell>
          <table:table-cell table:style-name="ce15" table:formula="of:=IF([Data.K195]=&quot;&quot;;&quot;&quot;;CONCATENATE(&quot;,&quot;;[Data.K195]))">
            <text:p/>
          </table:table-cell>
          <table:table-cell table:style-name="ce15" table:formula="of:=IF([Data.L195]=&quot;&quot;;&quot;&quot;;CONCATENATE(&quot;,&quot;;[Data.L195]))">
            <text:p/>
          </table:table-cell>
          <table:table-cell table:style-name="ce15" table:formula="of:=IF([Data.M195]=&quot;&quot;;&quot;&quot;;CONCATENATE(&quot;,&quot;;[Data.M195]))">
            <text:p/>
          </table:table-cell>
          <table:table-cell table:style-name="ce15" table:formula="of:=IF([Data.N195]=&quot;&quot;;&quot;&quot;;CONCATENATE(&quot;,&quot;;[Data.N195]))">
            <text:p/>
          </table:table-cell>
          <table:table-cell table:style-name="ce15" table:formula="of:=IF([Data.O195]=&quot;&quot;;&quot;&quot;;CONCATENATE(&quot;,&quot;;[Data.O195]))">
            <text:p/>
          </table:table-cell>
          <table:table-cell table:style-name="ce15" table:formula="of:=IF([Data.P195]=&quot;&quot;;&quot;&quot;;CONCATENATE(&quot;,&quot;;[Data.P195]))">
            <text:p/>
          </table:table-cell>
          <table:table-cell table:style-name="ce15" table:formula="of:=IF([Data.Q195]=&quot;&quot;;&quot;&quot;;CONCATENATE(&quot;,&quot;;[Data.Q195]))">
            <text:p/>
          </table:table-cell>
          <table:table-cell table:style-name="ce15" table:formula="of:=IF([Data.R195]=&quot;&quot;;&quot;&quot;;CONCATENATE(&quot;,&quot;;[Data.R195]))">
            <text:p/>
          </table:table-cell>
          <table:table-cell table:style-name="ce15" table:formula="of:=IF([Data.S195]=&quot;&quot;;&quot;&quot;;CONCATENATE(&quot;,&quot;;[Data.S195]))">
            <text:p/>
          </table:table-cell>
          <table:table-cell table:style-name="ce15" table:formula="of:=IF([Data.T195]=&quot;&quot;;&quot;&quot;;CONCATENATE(&quot;,&quot;;[Data.T195]))">
            <text:p/>
          </table:table-cell>
          <table:table-cell table:number-columns-repeated="2"/>
        </table:table-row>
        <table:table-row table:style-name="ro8">
          <table:table-cell table:formula="of:=IF([Data.A196]=&quot;&quot;;[.A194];[Data.A196])" office:value-type="float" office:value="145">
            <text:p>145</text:p>
          </table:table-cell>
          <table:table-cell table:formula="of:=IF([Data.E196]=&quot;&quot;;[.B194];CONCATENATE(&quot;,&quot;;[Data.E196]))" office:value-type="string" office:string-value=",SPECIAL">
            <text:p>,SPECIAL</text:p>
          </table:table-cell>
          <table:table-cell table:formula="of:=IF([Data.F196]=&quot;&quot;;[.C194];CONCATENATE(&quot;,&quot;;[Data.F196]))" office:value-type="string" office:string-value=",CHARL">
            <text:p>,CHARL</text:p>
          </table:table-cell>
          <table:table-cell table:formula="of:=CONCATENATE(&quot;,&quot;;[Data.G196])" office:value-type="string" office:string-value=",LESSER">
            <text:p>,LESSER</text:p>
          </table:table-cell>
          <table:table-cell table:formula="of:=CONCATENATE(&quot;,&quot;;[Data.H196])" office:value-type="string" office:string-value=",5">
            <text:p>,5</text:p>
          </table:table-cell>
          <table:table-cell table:formula="of:=IF([Data.I196]=&quot;&quot;;&quot;&quot;;CONCATENATE(&quot;,&quot;;[Data.I196]))" office:value-type="string" office:string-value=",DESCR">
            <text:p>,DESCR</text:p>
          </table:table-cell>
          <table:table-cell table:style-name="ce15" table:formula="of:=IF([Data.J196]=&quot;&quot;;&quot;&quot;;CONCATENATE(&quot;,&quot;;[Data.J196]))">
            <text:p/>
          </table:table-cell>
          <table:table-cell table:style-name="ce15" table:formula="of:=IF([Data.K196]=&quot;&quot;;&quot;&quot;;CONCATENATE(&quot;,&quot;;[Data.K196]))">
            <text:p/>
          </table:table-cell>
          <table:table-cell table:style-name="ce15" table:formula="of:=IF([Data.L196]=&quot;&quot;;&quot;&quot;;CONCATENATE(&quot;,&quot;;[Data.L196]))">
            <text:p/>
          </table:table-cell>
          <table:table-cell table:style-name="ce15" table:formula="of:=IF([Data.M196]=&quot;&quot;;&quot;&quot;;CONCATENATE(&quot;,&quot;;[Data.M196]))">
            <text:p/>
          </table:table-cell>
          <table:table-cell table:style-name="ce15" table:formula="of:=IF([Data.N196]=&quot;&quot;;&quot;&quot;;CONCATENATE(&quot;,&quot;;[Data.N196]))">
            <text:p/>
          </table:table-cell>
          <table:table-cell table:style-name="ce15" table:formula="of:=IF([Data.O196]=&quot;&quot;;&quot;&quot;;CONCATENATE(&quot;,&quot;;[Data.O196]))">
            <text:p/>
          </table:table-cell>
          <table:table-cell table:style-name="ce15" table:formula="of:=IF([Data.P196]=&quot;&quot;;&quot;&quot;;CONCATENATE(&quot;,&quot;;[Data.P196]))">
            <text:p/>
          </table:table-cell>
          <table:table-cell table:style-name="ce15" table:formula="of:=IF([Data.Q196]=&quot;&quot;;&quot;&quot;;CONCATENATE(&quot;,&quot;;[Data.Q196]))">
            <text:p/>
          </table:table-cell>
          <table:table-cell table:style-name="ce15" table:formula="of:=IF([Data.R196]=&quot;&quot;;&quot;&quot;;CONCATENATE(&quot;,&quot;;[Data.R196]))">
            <text:p/>
          </table:table-cell>
          <table:table-cell table:style-name="ce15" table:formula="of:=IF([Data.S196]=&quot;&quot;;&quot;&quot;;CONCATENATE(&quot;,&quot;;[Data.S196]))">
            <text:p/>
          </table:table-cell>
          <table:table-cell table:style-name="ce15" table:formula="of:=IF([Data.T196]=&quot;&quot;;&quot;&quot;;CONCATENATE(&quot;,&quot;;[Data.T196]))">
            <text:p/>
          </table:table-cell>
          <table:table-cell table:number-columns-repeated="2"/>
        </table:table-row>
        <table:table-row table:style-name="ro8">
          <table:table-cell table:formula="of:=IF([Data.A197]=&quot;&quot;;[.A195];[Data.A197])" office:value-type="float" office:value="145">
            <text:p>145</text:p>
          </table:table-cell>
          <table:table-cell table:formula="of:=IF([Data.E197]=&quot;&quot;;[.B195];CONCATENATE(&quot;,&quot;;[Data.E197]))" office:value-type="string" office:string-value=",SPECIAL">
            <text:p>,SPECIAL</text:p>
          </table:table-cell>
          <table:table-cell table:formula="of:=IF([Data.F197]=&quot;&quot;;[.C195];CONCATENATE(&quot;,&quot;;[Data.F197]))" office:value-type="string" office:string-value=",CHARL">
            <text:p>,CHARL</text:p>
          </table:table-cell>
          <table:table-cell table:formula="of:=CONCATENATE(&quot;,&quot;;[Data.G197])" office:value-type="string" office:string-value=",MINOR">
            <text:p>,MINOR</text:p>
          </table:table-cell>
          <table:table-cell table:formula="of:=CONCATENATE(&quot;,&quot;;[Data.H197])" office:value-type="string" office:string-value=",10">
            <text:p>,10</text:p>
          </table:table-cell>
          <table:table-cell table:formula="of:=IF([Data.I197]=&quot;&quot;;&quot;&quot;;CONCATENATE(&quot;,&quot;;[Data.I197]))" office:value-type="string" office:string-value=",DESCR">
            <text:p>,DESCR</text:p>
          </table:table-cell>
          <table:table-cell table:style-name="ce15" table:formula="of:=IF([Data.J197]=&quot;&quot;;&quot;&quot;;CONCATENATE(&quot;,&quot;;[Data.J197]))">
            <text:p/>
          </table:table-cell>
          <table:table-cell table:style-name="ce15" table:formula="of:=IF([Data.K197]=&quot;&quot;;&quot;&quot;;CONCATENATE(&quot;,&quot;;[Data.K197]))">
            <text:p/>
          </table:table-cell>
          <table:table-cell table:style-name="ce15" table:formula="of:=IF([Data.L197]=&quot;&quot;;&quot;&quot;;CONCATENATE(&quot;,&quot;;[Data.L197]))">
            <text:p/>
          </table:table-cell>
          <table:table-cell table:style-name="ce15" table:formula="of:=IF([Data.M197]=&quot;&quot;;&quot;&quot;;CONCATENATE(&quot;,&quot;;[Data.M197]))">
            <text:p/>
          </table:table-cell>
          <table:table-cell table:style-name="ce15" table:formula="of:=IF([Data.N197]=&quot;&quot;;&quot;&quot;;CONCATENATE(&quot;,&quot;;[Data.N197]))">
            <text:p/>
          </table:table-cell>
          <table:table-cell table:style-name="ce15" table:formula="of:=IF([Data.O197]=&quot;&quot;;&quot;&quot;;CONCATENATE(&quot;,&quot;;[Data.O197]))">
            <text:p/>
          </table:table-cell>
          <table:table-cell table:style-name="ce15" table:formula="of:=IF([Data.P197]=&quot;&quot;;&quot;&quot;;CONCATENATE(&quot;,&quot;;[Data.P197]))">
            <text:p/>
          </table:table-cell>
          <table:table-cell table:style-name="ce15" table:formula="of:=IF([Data.Q197]=&quot;&quot;;&quot;&quot;;CONCATENATE(&quot;,&quot;;[Data.Q197]))">
            <text:p/>
          </table:table-cell>
          <table:table-cell table:style-name="ce15" table:formula="of:=IF([Data.R197]=&quot;&quot;;&quot;&quot;;CONCATENATE(&quot;,&quot;;[Data.R197]))">
            <text:p/>
          </table:table-cell>
          <table:table-cell table:style-name="ce15" table:formula="of:=IF([Data.S197]=&quot;&quot;;&quot;&quot;;CONCATENATE(&quot;,&quot;;[Data.S197]))">
            <text:p/>
          </table:table-cell>
          <table:table-cell table:style-name="ce15" table:formula="of:=IF([Data.T197]=&quot;&quot;;&quot;&quot;;CONCATENATE(&quot;,&quot;;[Data.T197]))">
            <text:p/>
          </table:table-cell>
          <table:table-cell table:number-columns-repeated="2"/>
        </table:table-row>
        <table:table-row table:style-name="ro8">
          <table:table-cell table:formula="of:=IF([Data.A198]=&quot;&quot;;[.A196];[Data.A198])" office:value-type="float" office:value="145">
            <text:p>145</text:p>
          </table:table-cell>
          <table:table-cell table:formula="of:=IF([Data.E198]=&quot;&quot;;[.B196];CONCATENATE(&quot;,&quot;;[Data.E198]))" office:value-type="string" office:string-value=",SPECIAL">
            <text:p>,SPECIAL</text:p>
          </table:table-cell>
          <table:table-cell table:formula="of:=IF([Data.F198]=&quot;&quot;;[.C196];CONCATENATE(&quot;,&quot;;[Data.F198]))" office:value-type="string" office:string-value=",CHARL">
            <text:p>,CHARL</text:p>
          </table:table-cell>
          <table:table-cell table:formula="of:=CONCATENATE(&quot;,&quot;;[Data.G198])" office:value-type="string" office:string-value=",MAJOR">
            <text:p>,MAJOR</text:p>
          </table:table-cell>
          <table:table-cell table:formula="of:=CONCATENATE(&quot;,&quot;;[Data.H198])" office:value-type="string" office:string-value=",15">
            <text:p>,15</text:p>
          </table:table-cell>
          <table:table-cell table:formula="of:=IF([Data.I198]=&quot;&quot;;&quot;&quot;;CONCATENATE(&quot;,&quot;;[Data.I198]))" office:value-type="string" office:string-value=",DESCR">
            <text:p>,DESCR</text:p>
          </table:table-cell>
          <table:table-cell table:style-name="ce15" table:formula="of:=IF([Data.J198]=&quot;&quot;;&quot;&quot;;CONCATENATE(&quot;,&quot;;[Data.J198]))">
            <text:p/>
          </table:table-cell>
          <table:table-cell table:style-name="ce15" table:formula="of:=IF([Data.K198]=&quot;&quot;;&quot;&quot;;CONCATENATE(&quot;,&quot;;[Data.K198]))">
            <text:p/>
          </table:table-cell>
          <table:table-cell table:style-name="ce15" table:formula="of:=IF([Data.L198]=&quot;&quot;;&quot;&quot;;CONCATENATE(&quot;,&quot;;[Data.L198]))">
            <text:p/>
          </table:table-cell>
          <table:table-cell table:style-name="ce15" table:formula="of:=IF([Data.M198]=&quot;&quot;;&quot;&quot;;CONCATENATE(&quot;,&quot;;[Data.M198]))">
            <text:p/>
          </table:table-cell>
          <table:table-cell table:style-name="ce15" table:formula="of:=IF([Data.N198]=&quot;&quot;;&quot;&quot;;CONCATENATE(&quot;,&quot;;[Data.N198]))">
            <text:p/>
          </table:table-cell>
          <table:table-cell table:style-name="ce15" table:formula="of:=IF([Data.O198]=&quot;&quot;;&quot;&quot;;CONCATENATE(&quot;,&quot;;[Data.O198]))">
            <text:p/>
          </table:table-cell>
          <table:table-cell table:style-name="ce15" table:formula="of:=IF([Data.P198]=&quot;&quot;;&quot;&quot;;CONCATENATE(&quot;,&quot;;[Data.P198]))">
            <text:p/>
          </table:table-cell>
          <table:table-cell table:style-name="ce15" table:formula="of:=IF([Data.Q198]=&quot;&quot;;&quot;&quot;;CONCATENATE(&quot;,&quot;;[Data.Q198]))">
            <text:p/>
          </table:table-cell>
          <table:table-cell table:style-name="ce15" table:formula="of:=IF([Data.R198]=&quot;&quot;;&quot;&quot;;CONCATENATE(&quot;,&quot;;[Data.R198]))">
            <text:p/>
          </table:table-cell>
          <table:table-cell table:style-name="ce15" table:formula="of:=IF([Data.S198]=&quot;&quot;;&quot;&quot;;CONCATENATE(&quot;,&quot;;[Data.S198]))">
            <text:p/>
          </table:table-cell>
          <table:table-cell table:style-name="ce15" table:formula="of:=IF([Data.T198]=&quot;&quot;;&quot;&quot;;CONCATENATE(&quot;,&quot;;[Data.T198]))">
            <text:p/>
          </table:table-cell>
          <table:table-cell table:number-columns-repeated="2"/>
        </table:table-row>
        <table:table-row table:style-name="ro8">
          <table:table-cell table:formula="of:=IF([Data.A199]=&quot;&quot;;[.A197];[Data.A199])" office:value-type="float" office:value="145">
            <text:p>145</text:p>
          </table:table-cell>
          <table:table-cell table:formula="of:=IF([Data.E199]=&quot;&quot;;[.B197];CONCATENATE(&quot;,&quot;;[Data.E199]))" office:value-type="string" office:string-value=",SPECIAL">
            <text:p>,SPECIAL</text:p>
          </table:table-cell>
          <table:table-cell table:formula="of:=IF([Data.F199]=&quot;&quot;;[.C197];CONCATENATE(&quot;,&quot;;[Data.F199]))" office:value-type="string" office:string-value=",CHARL">
            <text:p>,CHARL</text:p>
          </table:table-cell>
          <table:table-cell table:formula="of:=CONCATENATE(&quot;,&quot;;[Data.G199])" office:value-type="string" office:string-value=",GREATER">
            <text:p>,GREATER</text:p>
          </table:table-cell>
          <table:table-cell table:formula="of:=CONCATENATE(&quot;,&quot;;[Data.H199])" office:value-type="string" office:string-value=",20">
            <text:p>,20</text:p>
          </table:table-cell>
          <table:table-cell table:formula="of:=IF([Data.I199]=&quot;&quot;;&quot;&quot;;CONCATENATE(&quot;,&quot;;[Data.I199]))" office:value-type="string" office:string-value=",DESCR">
            <text:p>,DESCR</text:p>
          </table:table-cell>
          <table:table-cell table:style-name="ce15" table:formula="of:=IF([Data.J199]=&quot;&quot;;&quot;&quot;;CONCATENATE(&quot;,&quot;;[Data.J199]))">
            <text:p/>
          </table:table-cell>
          <table:table-cell table:style-name="ce15" table:formula="of:=IF([Data.K199]=&quot;&quot;;&quot;&quot;;CONCATENATE(&quot;,&quot;;[Data.K199]))">
            <text:p/>
          </table:table-cell>
          <table:table-cell table:style-name="ce15" table:formula="of:=IF([Data.L199]=&quot;&quot;;&quot;&quot;;CONCATENATE(&quot;,&quot;;[Data.L199]))">
            <text:p/>
          </table:table-cell>
          <table:table-cell table:style-name="ce15" table:formula="of:=IF([Data.M199]=&quot;&quot;;&quot;&quot;;CONCATENATE(&quot;,&quot;;[Data.M199]))">
            <text:p/>
          </table:table-cell>
          <table:table-cell table:style-name="ce15" table:formula="of:=IF([Data.N199]=&quot;&quot;;&quot;&quot;;CONCATENATE(&quot;,&quot;;[Data.N199]))">
            <text:p/>
          </table:table-cell>
          <table:table-cell table:style-name="ce15" table:formula="of:=IF([Data.O199]=&quot;&quot;;&quot;&quot;;CONCATENATE(&quot;,&quot;;[Data.O199]))">
            <text:p/>
          </table:table-cell>
          <table:table-cell table:style-name="ce15" table:formula="of:=IF([Data.P199]=&quot;&quot;;&quot;&quot;;CONCATENATE(&quot;,&quot;;[Data.P199]))">
            <text:p/>
          </table:table-cell>
          <table:table-cell table:style-name="ce15" table:formula="of:=IF([Data.Q199]=&quot;&quot;;&quot;&quot;;CONCATENATE(&quot;,&quot;;[Data.Q199]))">
            <text:p/>
          </table:table-cell>
          <table:table-cell table:style-name="ce15" table:formula="of:=IF([Data.R199]=&quot;&quot;;&quot;&quot;;CONCATENATE(&quot;,&quot;;[Data.R199]))">
            <text:p/>
          </table:table-cell>
          <table:table-cell table:style-name="ce15" table:formula="of:=IF([Data.S199]=&quot;&quot;;&quot;&quot;;CONCATENATE(&quot;,&quot;;[Data.S199]))">
            <text:p/>
          </table:table-cell>
          <table:table-cell table:style-name="ce15" table:formula="of:=IF([Data.T199]=&quot;&quot;;&quot;&quot;;CONCATENATE(&quot;,&quot;;[Data.T199]))">
            <text:p/>
          </table:table-cell>
          <table:table-cell table:number-columns-repeated="2"/>
        </table:table-row>
        <table:table-row table:style-name="ro8">
          <table:table-cell table:formula="of:=IF([Data.A200]=&quot;&quot;;[.A198];[Data.A200])" office:value-type="float" office:value="146">
            <text:p>146</text:p>
          </table:table-cell>
          <table:table-cell table:formula="of:=IF([Data.E200]=&quot;&quot;;[.B198];CONCATENATE(&quot;,&quot;;[Data.E200]))" office:value-type="string" office:string-value=",SPECIAL">
            <text:p>,SPECIAL</text:p>
          </table:table-cell>
          <table:table-cell table:formula="of:=IF([Data.F200]=&quot;&quot;;[.C198];CONCATENATE(&quot;,&quot;;[Data.F200]))" office:value-type="string" office:string-value=",CHARL">
            <text:p>,CHARL</text:p>
          </table:table-cell>
          <table:table-cell table:formula="of:=CONCATENATE(&quot;,&quot;;[Data.G200])" office:value-type="string" office:string-value=",GREATER">
            <text:p>,GREATER</text:p>
          </table:table-cell>
          <table:table-cell table:formula="of:=CONCATENATE(&quot;,&quot;;[Data.H200])" office:value-type="string" office:string-value=",30">
            <text:p>,30</text:p>
          </table:table-cell>
          <table:table-cell table:formula="of:=IF([Data.I200]=&quot;&quot;;&quot;&quot;;CONCATENATE(&quot;,&quot;;[Data.I200]))" office:value-type="string" office:string-value=",DESCR">
            <text:p>,DESCR</text:p>
          </table:table-cell>
          <table:table-cell table:style-name="ce15" table:formula="of:=IF([Data.J200]=&quot;&quot;;&quot;&quot;;CONCATENATE(&quot;,&quot;;[Data.J200]))">
            <text:p/>
          </table:table-cell>
          <table:table-cell table:style-name="ce15" table:formula="of:=IF([Data.K200]=&quot;&quot;;&quot;&quot;;CONCATENATE(&quot;,&quot;;[Data.K200]))">
            <text:p/>
          </table:table-cell>
          <table:table-cell table:style-name="ce15" table:formula="of:=IF([Data.L200]=&quot;&quot;;&quot;&quot;;CONCATENATE(&quot;,&quot;;[Data.L200]))">
            <text:p/>
          </table:table-cell>
          <table:table-cell table:style-name="ce15" table:formula="of:=IF([Data.M200]=&quot;&quot;;&quot;&quot;;CONCATENATE(&quot;,&quot;;[Data.M200]))">
            <text:p/>
          </table:table-cell>
          <table:table-cell table:style-name="ce15" table:formula="of:=IF([Data.N200]=&quot;&quot;;&quot;&quot;;CONCATENATE(&quot;,&quot;;[Data.N200]))">
            <text:p/>
          </table:table-cell>
          <table:table-cell table:style-name="ce15" table:formula="of:=IF([Data.O200]=&quot;&quot;;&quot;&quot;;CONCATENATE(&quot;,&quot;;[Data.O200]))">
            <text:p/>
          </table:table-cell>
          <table:table-cell table:style-name="ce15" table:formula="of:=IF([Data.P200]=&quot;&quot;;&quot;&quot;;CONCATENATE(&quot;,&quot;;[Data.P200]))">
            <text:p/>
          </table:table-cell>
          <table:table-cell table:style-name="ce15" table:formula="of:=IF([Data.Q200]=&quot;&quot;;&quot;&quot;;CONCATENATE(&quot;,&quot;;[Data.Q200]))">
            <text:p/>
          </table:table-cell>
          <table:table-cell table:style-name="ce15" table:formula="of:=IF([Data.R200]=&quot;&quot;;&quot;&quot;;CONCATENATE(&quot;,&quot;;[Data.R200]))">
            <text:p/>
          </table:table-cell>
          <table:table-cell table:style-name="ce15" table:formula="of:=IF([Data.S200]=&quot;&quot;;&quot;&quot;;CONCATENATE(&quot;,&quot;;[Data.S200]))">
            <text:p/>
          </table:table-cell>
          <table:table-cell table:style-name="ce15" table:formula="of:=IF([Data.T200]=&quot;&quot;;&quot;&quot;;CONCATENATE(&quot;,&quot;;[Data.T200]))">
            <text:p/>
          </table:table-cell>
          <table:table-cell table:number-columns-repeated="2"/>
        </table:table-row>
        <table:table-row table:style-name="ro8">
          <table:table-cell table:formula="of:=IF([Data.A201]=&quot;&quot;;[.A199];[Data.A201])" office:value-type="float" office:value="147">
            <text:p>147</text:p>
          </table:table-cell>
          <table:table-cell table:formula="of:=IF([Data.E201]=&quot;&quot;;[.B199];CONCATENATE(&quot;,&quot;;[Data.E201]))" office:value-type="string" office:string-value=",SPECIAL">
            <text:p>,SPECIAL</text:p>
          </table:table-cell>
          <table:table-cell table:formula="of:=IF([Data.F201]=&quot;&quot;;[.C199];CONCATENATE(&quot;,&quot;;[Data.F201]))" office:value-type="string" office:string-value=",CHARL">
            <text:p>,CHARL</text:p>
          </table:table-cell>
          <table:table-cell table:formula="of:=CONCATENATE(&quot;,&quot;;[Data.G201])" office:value-type="string" office:string-value=",GREATER">
            <text:p>,GREATER</text:p>
          </table:table-cell>
          <table:table-cell table:formula="of:=CONCATENATE(&quot;,&quot;;[Data.H201])" office:value-type="string" office:string-value=",25">
            <text:p>,25</text:p>
          </table:table-cell>
          <table:table-cell table:formula="of:=IF([Data.I201]=&quot;&quot;;&quot;&quot;;CONCATENATE(&quot;,&quot;;[Data.I201]))" office:value-type="string" office:string-value=",DESCR">
            <text:p>,DESCR</text:p>
          </table:table-cell>
          <table:table-cell table:style-name="ce15" table:formula="of:=IF([Data.J201]=&quot;&quot;;&quot;&quot;;CONCATENATE(&quot;,&quot;;[Data.J201]))">
            <text:p/>
          </table:table-cell>
          <table:table-cell table:style-name="ce15" table:formula="of:=IF([Data.K201]=&quot;&quot;;&quot;&quot;;CONCATENATE(&quot;,&quot;;[Data.K201]))">
            <text:p/>
          </table:table-cell>
          <table:table-cell table:style-name="ce15" table:formula="of:=IF([Data.L201]=&quot;&quot;;&quot;&quot;;CONCATENATE(&quot;,&quot;;[Data.L201]))">
            <text:p/>
          </table:table-cell>
          <table:table-cell table:style-name="ce15" table:formula="of:=IF([Data.M201]=&quot;&quot;;&quot;&quot;;CONCATENATE(&quot;,&quot;;[Data.M201]))">
            <text:p/>
          </table:table-cell>
          <table:table-cell table:style-name="ce15" table:formula="of:=IF([Data.N201]=&quot;&quot;;&quot;&quot;;CONCATENATE(&quot;,&quot;;[Data.N201]))">
            <text:p/>
          </table:table-cell>
          <table:table-cell table:style-name="ce15" table:formula="of:=IF([Data.O201]=&quot;&quot;;&quot;&quot;;CONCATENATE(&quot;,&quot;;[Data.O201]))">
            <text:p/>
          </table:table-cell>
          <table:table-cell table:style-name="ce15" table:formula="of:=IF([Data.P201]=&quot;&quot;;&quot;&quot;;CONCATENATE(&quot;,&quot;;[Data.P201]))">
            <text:p/>
          </table:table-cell>
          <table:table-cell table:style-name="ce15" table:formula="of:=IF([Data.Q201]=&quot;&quot;;&quot;&quot;;CONCATENATE(&quot;,&quot;;[Data.Q201]))">
            <text:p/>
          </table:table-cell>
          <table:table-cell table:style-name="ce15" table:formula="of:=IF([Data.R201]=&quot;&quot;;&quot;&quot;;CONCATENATE(&quot;,&quot;;[Data.R201]))">
            <text:p/>
          </table:table-cell>
          <table:table-cell table:style-name="ce15" table:formula="of:=IF([Data.S201]=&quot;&quot;;&quot;&quot;;CONCATENATE(&quot;,&quot;;[Data.S201]))">
            <text:p/>
          </table:table-cell>
          <table:table-cell table:style-name="ce15" table:formula="of:=IF([Data.T201]=&quot;&quot;;&quot;&quot;;CONCATENATE(&quot;,&quot;;[Data.T201]))">
            <text:p/>
          </table:table-cell>
          <table:table-cell table:number-columns-repeated="2"/>
        </table:table-row>
        <table:table-row table:style-name="ro8">
          <table:table-cell table:formula="of:=IF([Data.A202]=&quot;&quot;;[.A200];[Data.A202])" office:value-type="float" office:value="148">
            <text:p>148</text:p>
          </table:table-cell>
          <table:table-cell table:formula="of:=IF([Data.E202]=&quot;&quot;;[.B200];CONCATENATE(&quot;,&quot;;[Data.E202]))" office:value-type="string" office:string-value=",SPECIAL">
            <text:p>,SPECIAL</text:p>
          </table:table-cell>
          <table:table-cell table:formula="of:=IF([Data.F202]=&quot;&quot;;[.C200];CONCATENATE(&quot;,&quot;;[Data.F202]))" office:value-type="string" office:string-value=",CHARL">
            <text:p>,CHARL</text:p>
          </table:table-cell>
          <table:table-cell table:formula="of:=CONCATENATE(&quot;,&quot;;[Data.G202])" office:value-type="string" office:string-value=",MAJOR">
            <text:p>,MAJOR</text:p>
          </table:table-cell>
          <table:table-cell table:formula="of:=CONCATENATE(&quot;,&quot;;[Data.H202])" office:value-type="string" office:string-value=",15">
            <text:p>,15</text:p>
          </table:table-cell>
          <table:table-cell table:formula="of:=IF([Data.I202]=&quot;&quot;;&quot;&quot;;CONCATENATE(&quot;,&quot;;[Data.I202]))" office:value-type="string" office:string-value=",DESCR">
            <text:p>,DESCR</text:p>
          </table:table-cell>
          <table:table-cell table:style-name="ce15" table:formula="of:=IF([Data.J202]=&quot;&quot;;&quot;&quot;;CONCATENATE(&quot;,&quot;;[Data.J202]))">
            <text:p/>
          </table:table-cell>
          <table:table-cell table:style-name="ce15" table:formula="of:=IF([Data.K202]=&quot;&quot;;&quot;&quot;;CONCATENATE(&quot;,&quot;;[Data.K202]))">
            <text:p/>
          </table:table-cell>
          <table:table-cell table:style-name="ce15" table:formula="of:=IF([Data.L202]=&quot;&quot;;&quot;&quot;;CONCATENATE(&quot;,&quot;;[Data.L202]))">
            <text:p/>
          </table:table-cell>
          <table:table-cell table:style-name="ce15" table:formula="of:=IF([Data.M202]=&quot;&quot;;&quot;&quot;;CONCATENATE(&quot;,&quot;;[Data.M202]))">
            <text:p/>
          </table:table-cell>
          <table:table-cell table:style-name="ce15" table:formula="of:=IF([Data.N202]=&quot;&quot;;&quot;&quot;;CONCATENATE(&quot;,&quot;;[Data.N202]))">
            <text:p/>
          </table:table-cell>
          <table:table-cell table:style-name="ce15" table:formula="of:=IF([Data.O202]=&quot;&quot;;&quot;&quot;;CONCATENATE(&quot;,&quot;;[Data.O202]))">
            <text:p/>
          </table:table-cell>
          <table:table-cell table:style-name="ce15" table:formula="of:=IF([Data.P202]=&quot;&quot;;&quot;&quot;;CONCATENATE(&quot;,&quot;;[Data.P202]))">
            <text:p/>
          </table:table-cell>
          <table:table-cell table:style-name="ce15" table:formula="of:=IF([Data.Q202]=&quot;&quot;;&quot;&quot;;CONCATENATE(&quot;,&quot;;[Data.Q202]))">
            <text:p/>
          </table:table-cell>
          <table:table-cell table:style-name="ce15" table:formula="of:=IF([Data.R202]=&quot;&quot;;&quot;&quot;;CONCATENATE(&quot;,&quot;;[Data.R202]))">
            <text:p/>
          </table:table-cell>
          <table:table-cell table:style-name="ce15" table:formula="of:=IF([Data.S202]=&quot;&quot;;&quot;&quot;;CONCATENATE(&quot;,&quot;;[Data.S202]))">
            <text:p/>
          </table:table-cell>
          <table:table-cell table:style-name="ce15" table:formula="of:=IF([Data.T202]=&quot;&quot;;&quot;&quot;;CONCATENATE(&quot;,&quot;;[Data.T202]))">
            <text:p/>
          </table:table-cell>
          <table:table-cell table:number-columns-repeated="2"/>
        </table:table-row>
        <table:table-row table:style-name="ro8">
          <table:table-cell table:formula="of:=IF([Data.A203]=&quot;&quot;;[.A201];[Data.A203])" office:value-type="float" office:value="149">
            <text:p>149</text:p>
          </table:table-cell>
          <table:table-cell table:formula="of:=IF([Data.E203]=&quot;&quot;;[.B201];CONCATENATE(&quot;,&quot;;[Data.E203]))" office:value-type="string" office:string-value=",SPECIAL">
            <text:p>,SPECIAL</text:p>
          </table:table-cell>
          <table:table-cell table:formula="of:=IF([Data.F203]=&quot;&quot;;[.C201];CONCATENATE(&quot;,&quot;;[Data.F203]))" office:value-type="string" office:string-value=",CHARL">
            <text:p>,CHARL</text:p>
          </table:table-cell>
          <table:table-cell table:formula="of:=CONCATENATE(&quot;,&quot;;[Data.G203])" office:value-type="string" office:string-value=",MAJOR">
            <text:p>,MAJOR</text:p>
          </table:table-cell>
          <table:table-cell table:formula="of:=CONCATENATE(&quot;,&quot;;[Data.H203])" office:value-type="string" office:string-value=",15">
            <text:p>,15</text:p>
          </table:table-cell>
          <table:table-cell table:formula="of:=IF([Data.I203]=&quot;&quot;;&quot;&quot;;CONCATENATE(&quot;,&quot;;[Data.I203]))" office:value-type="string" office:string-value=",DESCR">
            <text:p>,DESCR</text:p>
          </table:table-cell>
          <table:table-cell table:style-name="ce15" table:formula="of:=IF([Data.J203]=&quot;&quot;;&quot;&quot;;CONCATENATE(&quot;,&quot;;[Data.J203]))">
            <text:p/>
          </table:table-cell>
          <table:table-cell table:style-name="ce15" table:formula="of:=IF([Data.K203]=&quot;&quot;;&quot;&quot;;CONCATENATE(&quot;,&quot;;[Data.K203]))">
            <text:p/>
          </table:table-cell>
          <table:table-cell table:style-name="ce15" table:formula="of:=IF([Data.L203]=&quot;&quot;;&quot;&quot;;CONCATENATE(&quot;,&quot;;[Data.L203]))">
            <text:p/>
          </table:table-cell>
          <table:table-cell table:style-name="ce15" table:formula="of:=IF([Data.M203]=&quot;&quot;;&quot;&quot;;CONCATENATE(&quot;,&quot;;[Data.M203]))">
            <text:p/>
          </table:table-cell>
          <table:table-cell table:style-name="ce15" table:formula="of:=IF([Data.N203]=&quot;&quot;;&quot;&quot;;CONCATENATE(&quot;,&quot;;[Data.N203]))">
            <text:p/>
          </table:table-cell>
          <table:table-cell table:style-name="ce15" table:formula="of:=IF([Data.O203]=&quot;&quot;;&quot;&quot;;CONCATENATE(&quot;,&quot;;[Data.O203]))">
            <text:p/>
          </table:table-cell>
          <table:table-cell table:style-name="ce15" table:formula="of:=IF([Data.P203]=&quot;&quot;;&quot;&quot;;CONCATENATE(&quot;,&quot;;[Data.P203]))">
            <text:p/>
          </table:table-cell>
          <table:table-cell table:style-name="ce15" table:formula="of:=IF([Data.Q203]=&quot;&quot;;&quot;&quot;;CONCATENATE(&quot;,&quot;;[Data.Q203]))">
            <text:p/>
          </table:table-cell>
          <table:table-cell table:style-name="ce15" table:formula="of:=IF([Data.R203]=&quot;&quot;;&quot;&quot;;CONCATENATE(&quot;,&quot;;[Data.R203]))">
            <text:p/>
          </table:table-cell>
          <table:table-cell table:style-name="ce15" table:formula="of:=IF([Data.S203]=&quot;&quot;;&quot;&quot;;CONCATENATE(&quot;,&quot;;[Data.S203]))">
            <text:p/>
          </table:table-cell>
          <table:table-cell table:style-name="ce15" table:formula="of:=IF([Data.T203]=&quot;&quot;;&quot;&quot;;CONCATENATE(&quot;,&quot;;[Data.T203]))">
            <text:p/>
          </table:table-cell>
          <table:table-cell table:number-columns-repeated="2"/>
        </table:table-row>
        <table:table-row table:style-name="ro8">
          <table:table-cell table:formula="of:=IF([Data.A204]=&quot;&quot;;[.A202];[Data.A204])" office:value-type="float" office:value="149">
            <text:p>149</text:p>
          </table:table-cell>
          <table:table-cell table:formula="of:=IF([Data.E204]=&quot;&quot;;[.B202];CONCATENATE(&quot;,&quot;;[Data.E204]))" office:value-type="string" office:string-value=",SPECIAL">
            <text:p>,SPECIAL</text:p>
          </table:table-cell>
          <table:table-cell table:formula="of:=IF([Data.F204]=&quot;&quot;;[.C202];CONCATENATE(&quot;,&quot;;[Data.F204]))" office:value-type="string" office:string-value=",CHARL">
            <text:p>,CHARL</text:p>
          </table:table-cell>
          <table:table-cell table:formula="of:=CONCATENATE(&quot;,&quot;;[Data.G204])" office:value-type="string" office:string-value=",GREATER">
            <text:p>,GREATER</text:p>
          </table:table-cell>
          <table:table-cell table:formula="of:=CONCATENATE(&quot;,&quot;;[Data.H204])" office:value-type="string" office:string-value=",25">
            <text:p>,25</text:p>
          </table:table-cell>
          <table:table-cell table:formula="of:=IF([Data.I204]=&quot;&quot;;&quot;&quot;;CONCATENATE(&quot;,&quot;;[Data.I204]))" office:value-type="string" office:string-value=",DESCR">
            <text:p>,DESCR</text:p>
          </table:table-cell>
          <table:table-cell table:style-name="ce15" table:formula="of:=IF([Data.J204]=&quot;&quot;;&quot;&quot;;CONCATENATE(&quot;,&quot;;[Data.J204]))">
            <text:p/>
          </table:table-cell>
          <table:table-cell table:style-name="ce15" table:formula="of:=IF([Data.K204]=&quot;&quot;;&quot;&quot;;CONCATENATE(&quot;,&quot;;[Data.K204]))">
            <text:p/>
          </table:table-cell>
          <table:table-cell table:style-name="ce15" table:formula="of:=IF([Data.L204]=&quot;&quot;;&quot;&quot;;CONCATENATE(&quot;,&quot;;[Data.L204]))">
            <text:p/>
          </table:table-cell>
          <table:table-cell table:style-name="ce15" table:formula="of:=IF([Data.M204]=&quot;&quot;;&quot;&quot;;CONCATENATE(&quot;,&quot;;[Data.M204]))">
            <text:p/>
          </table:table-cell>
          <table:table-cell table:style-name="ce15" table:formula="of:=IF([Data.N204]=&quot;&quot;;&quot;&quot;;CONCATENATE(&quot;,&quot;;[Data.N204]))">
            <text:p/>
          </table:table-cell>
          <table:table-cell table:style-name="ce15" table:formula="of:=IF([Data.O204]=&quot;&quot;;&quot;&quot;;CONCATENATE(&quot;,&quot;;[Data.O204]))">
            <text:p/>
          </table:table-cell>
          <table:table-cell table:style-name="ce15" table:formula="of:=IF([Data.P204]=&quot;&quot;;&quot;&quot;;CONCATENATE(&quot;,&quot;;[Data.P204]))">
            <text:p/>
          </table:table-cell>
          <table:table-cell table:style-name="ce15" table:formula="of:=IF([Data.Q204]=&quot;&quot;;&quot;&quot;;CONCATENATE(&quot;,&quot;;[Data.Q204]))">
            <text:p/>
          </table:table-cell>
          <table:table-cell table:style-name="ce15" table:formula="of:=IF([Data.R204]=&quot;&quot;;&quot;&quot;;CONCATENATE(&quot;,&quot;;[Data.R204]))">
            <text:p/>
          </table:table-cell>
          <table:table-cell table:style-name="ce15" table:formula="of:=IF([Data.S204]=&quot;&quot;;&quot;&quot;;CONCATENATE(&quot;,&quot;;[Data.S204]))">
            <text:p/>
          </table:table-cell>
          <table:table-cell table:style-name="ce15" table:formula="of:=IF([Data.T204]=&quot;&quot;;&quot;&quot;;CONCATENATE(&quot;,&quot;;[Data.T204]))">
            <text:p/>
          </table:table-cell>
          <table:table-cell table:number-columns-repeated="2"/>
        </table:table-row>
        <table:table-row table:style-name="ro8">
          <table:table-cell table:formula="of:=IF([Data.A205]=&quot;&quot;;[.A203];[Data.A205])" office:value-type="float" office:value="150">
            <text:p>150</text:p>
          </table:table-cell>
          <table:table-cell table:formula="of:=IF([Data.E205]=&quot;&quot;;[.B203];CONCATENATE(&quot;,&quot;;[Data.E205]))" office:value-type="string" office:string-value=",SPECIAL">
            <text:p>,SPECIAL</text:p>
          </table:table-cell>
          <table:table-cell table:formula="of:=IF([Data.F205]=&quot;&quot;;[.C203];CONCATENATE(&quot;,&quot;;[Data.F205]))" office:value-type="string" office:string-value=",CHARL">
            <text:p>,CHARL</text:p>
          </table:table-cell>
          <table:table-cell table:formula="of:=CONCATENATE(&quot;,&quot;;[Data.G205])" office:value-type="string" office:string-value=",GREATER">
            <text:p>,GREATER</text:p>
          </table:table-cell>
          <table:table-cell table:formula="of:=CONCATENATE(&quot;,&quot;;[Data.H205])" office:value-type="string" office:string-value=",25">
            <text:p>,25</text:p>
          </table:table-cell>
          <table:table-cell table:formula="of:=IF([Data.I205]=&quot;&quot;;&quot;&quot;;CONCATENATE(&quot;,&quot;;[Data.I205]))" office:value-type="string" office:string-value=",DESCR">
            <text:p>,DESCR</text:p>
          </table:table-cell>
          <table:table-cell table:style-name="ce15" table:formula="of:=IF([Data.J205]=&quot;&quot;;&quot;&quot;;CONCATENATE(&quot;,&quot;;[Data.J205]))">
            <text:p/>
          </table:table-cell>
          <table:table-cell table:style-name="ce15" table:formula="of:=IF([Data.K205]=&quot;&quot;;&quot;&quot;;CONCATENATE(&quot;,&quot;;[Data.K205]))">
            <text:p/>
          </table:table-cell>
          <table:table-cell table:style-name="ce15" table:formula="of:=IF([Data.L205]=&quot;&quot;;&quot;&quot;;CONCATENATE(&quot;,&quot;;[Data.L205]))">
            <text:p/>
          </table:table-cell>
          <table:table-cell table:style-name="ce15" table:formula="of:=IF([Data.M205]=&quot;&quot;;&quot;&quot;;CONCATENATE(&quot;,&quot;;[Data.M205]))">
            <text:p/>
          </table:table-cell>
          <table:table-cell table:style-name="ce15" table:formula="of:=IF([Data.N205]=&quot;&quot;;&quot;&quot;;CONCATENATE(&quot;,&quot;;[Data.N205]))">
            <text:p/>
          </table:table-cell>
          <table:table-cell table:style-name="ce15" table:formula="of:=IF([Data.O205]=&quot;&quot;;&quot;&quot;;CONCATENATE(&quot;,&quot;;[Data.O205]))">
            <text:p/>
          </table:table-cell>
          <table:table-cell table:style-name="ce15" table:formula="of:=IF([Data.P205]=&quot;&quot;;&quot;&quot;;CONCATENATE(&quot;,&quot;;[Data.P205]))">
            <text:p/>
          </table:table-cell>
          <table:table-cell table:style-name="ce15" table:formula="of:=IF([Data.Q205]=&quot;&quot;;&quot;&quot;;CONCATENATE(&quot;,&quot;;[Data.Q205]))">
            <text:p/>
          </table:table-cell>
          <table:table-cell table:style-name="ce15" table:formula="of:=IF([Data.R205]=&quot;&quot;;&quot;&quot;;CONCATENATE(&quot;,&quot;;[Data.R205]))">
            <text:p/>
          </table:table-cell>
          <table:table-cell table:style-name="ce15" table:formula="of:=IF([Data.S205]=&quot;&quot;;&quot;&quot;;CONCATENATE(&quot;,&quot;;[Data.S205]))">
            <text:p/>
          </table:table-cell>
          <table:table-cell table:style-name="ce15" table:formula="of:=IF([Data.T205]=&quot;&quot;;&quot;&quot;;CONCATENATE(&quot;,&quot;;[Data.T205]))">
            <text:p/>
          </table:table-cell>
          <table:table-cell table:number-columns-repeated="2"/>
        </table:table-row>
        <table:table-row table:style-name="ro8">
          <table:table-cell table:formula="of:=IF([Data.A206]=&quot;&quot;;[.A204];[Data.A206])" office:value-type="float" office:value="151">
            <text:p>151</text:p>
          </table:table-cell>
          <table:table-cell table:formula="of:=IF([Data.E206]=&quot;&quot;;[.B204];CONCATENATE(&quot;,&quot;;[Data.E206]))" office:value-type="string" office:string-value=",SPECIAL">
            <text:p>,SPECIAL</text:p>
          </table:table-cell>
          <table:table-cell table:formula="of:=IF([Data.F206]=&quot;&quot;;[.C204];CONCATENATE(&quot;,&quot;;[Data.F206]))" office:value-type="string" office:string-value=",CHARL">
            <text:p>,CHARL</text:p>
          </table:table-cell>
          <table:table-cell table:formula="of:=CONCATENATE(&quot;,&quot;;[Data.G206])" office:value-type="string" office:string-value=",MINOR">
            <text:p>,MINOR</text:p>
          </table:table-cell>
          <table:table-cell table:formula="of:=CONCATENATE(&quot;,&quot;;[Data.H206])" office:value-type="string" office:string-value=",10">
            <text:p>,10</text:p>
          </table:table-cell>
          <table:table-cell table:formula="of:=IF([Data.I206]=&quot;&quot;;&quot;&quot;;CONCATENATE(&quot;,&quot;;[Data.I206]))" office:value-type="string" office:string-value=",DESCR">
            <text:p>,DESCR</text:p>
          </table:table-cell>
          <table:table-cell table:style-name="ce15" table:formula="of:=IF([Data.J206]=&quot;&quot;;&quot;&quot;;CONCATENATE(&quot;,&quot;;[Data.J206]))">
            <text:p/>
          </table:table-cell>
          <table:table-cell table:style-name="ce15" table:formula="of:=IF([Data.K206]=&quot;&quot;;&quot;&quot;;CONCATENATE(&quot;,&quot;;[Data.K206]))">
            <text:p/>
          </table:table-cell>
          <table:table-cell table:style-name="ce15" table:formula="of:=IF([Data.L206]=&quot;&quot;;&quot;&quot;;CONCATENATE(&quot;,&quot;;[Data.L206]))">
            <text:p/>
          </table:table-cell>
          <table:table-cell table:style-name="ce15" table:formula="of:=IF([Data.M206]=&quot;&quot;;&quot;&quot;;CONCATENATE(&quot;,&quot;;[Data.M206]))">
            <text:p/>
          </table:table-cell>
          <table:table-cell table:style-name="ce15" table:formula="of:=IF([Data.N206]=&quot;&quot;;&quot;&quot;;CONCATENATE(&quot;,&quot;;[Data.N206]))">
            <text:p/>
          </table:table-cell>
          <table:table-cell table:style-name="ce15" table:formula="of:=IF([Data.O206]=&quot;&quot;;&quot;&quot;;CONCATENATE(&quot;,&quot;;[Data.O206]))">
            <text:p/>
          </table:table-cell>
          <table:table-cell table:style-name="ce15" table:formula="of:=IF([Data.P206]=&quot;&quot;;&quot;&quot;;CONCATENATE(&quot;,&quot;;[Data.P206]))">
            <text:p/>
          </table:table-cell>
          <table:table-cell table:style-name="ce15" table:formula="of:=IF([Data.Q206]=&quot;&quot;;&quot;&quot;;CONCATENATE(&quot;,&quot;;[Data.Q206]))">
            <text:p/>
          </table:table-cell>
          <table:table-cell table:style-name="ce15" table:formula="of:=IF([Data.R206]=&quot;&quot;;&quot;&quot;;CONCATENATE(&quot;,&quot;;[Data.R206]))">
            <text:p/>
          </table:table-cell>
          <table:table-cell table:style-name="ce15" table:formula="of:=IF([Data.S206]=&quot;&quot;;&quot;&quot;;CONCATENATE(&quot;,&quot;;[Data.S206]))">
            <text:p/>
          </table:table-cell>
          <table:table-cell table:style-name="ce15" table:formula="of:=IF([Data.T206]=&quot;&quot;;&quot;&quot;;CONCATENATE(&quot;,&quot;;[Data.T206]))">
            <text:p/>
          </table:table-cell>
          <table:table-cell table:number-columns-repeated="2"/>
        </table:table-row>
        <table:table-row table:style-name="ro8">
          <table:table-cell table:formula="of:=IF([Data.A207]=&quot;&quot;;[.A205];[Data.A207])" office:value-type="float" office:value="151">
            <text:p>151</text:p>
          </table:table-cell>
          <table:table-cell table:formula="of:=IF([Data.E207]=&quot;&quot;;[.B205];CONCATENATE(&quot;,&quot;;[Data.E207]))" office:value-type="string" office:string-value=",SPECIAL">
            <text:p>,SPECIAL</text:p>
          </table:table-cell>
          <table:table-cell table:formula="of:=IF([Data.F207]=&quot;&quot;;[.C205];CONCATENATE(&quot;,&quot;;[Data.F207]))" office:value-type="string" office:string-value=",CHARL">
            <text:p>,CHARL</text:p>
          </table:table-cell>
          <table:table-cell table:formula="of:=CONCATENATE(&quot;,&quot;;[Data.G207])" office:value-type="string" office:string-value=",MAJOR">
            <text:p>,MAJOR</text:p>
          </table:table-cell>
          <table:table-cell table:formula="of:=CONCATENATE(&quot;,&quot;;[Data.H207])" office:value-type="string" office:string-value=",15">
            <text:p>,15</text:p>
          </table:table-cell>
          <table:table-cell table:formula="of:=IF([Data.I207]=&quot;&quot;;&quot;&quot;;CONCATENATE(&quot;,&quot;;[Data.I207]))" office:value-type="string" office:string-value=",DESCR">
            <text:p>,DESCR</text:p>
          </table:table-cell>
          <table:table-cell table:style-name="ce15" table:formula="of:=IF([Data.J207]=&quot;&quot;;&quot;&quot;;CONCATENATE(&quot;,&quot;;[Data.J207]))">
            <text:p/>
          </table:table-cell>
          <table:table-cell table:style-name="ce15" table:formula="of:=IF([Data.K207]=&quot;&quot;;&quot;&quot;;CONCATENATE(&quot;,&quot;;[Data.K207]))">
            <text:p/>
          </table:table-cell>
          <table:table-cell table:style-name="ce15" table:formula="of:=IF([Data.L207]=&quot;&quot;;&quot;&quot;;CONCATENATE(&quot;,&quot;;[Data.L207]))">
            <text:p/>
          </table:table-cell>
          <table:table-cell table:style-name="ce15" table:formula="of:=IF([Data.M207]=&quot;&quot;;&quot;&quot;;CONCATENATE(&quot;,&quot;;[Data.M207]))">
            <text:p/>
          </table:table-cell>
          <table:table-cell table:style-name="ce15" table:formula="of:=IF([Data.N207]=&quot;&quot;;&quot;&quot;;CONCATENATE(&quot;,&quot;;[Data.N207]))">
            <text:p/>
          </table:table-cell>
          <table:table-cell table:style-name="ce15" table:formula="of:=IF([Data.O207]=&quot;&quot;;&quot;&quot;;CONCATENATE(&quot;,&quot;;[Data.O207]))">
            <text:p/>
          </table:table-cell>
          <table:table-cell table:style-name="ce15" table:formula="of:=IF([Data.P207]=&quot;&quot;;&quot;&quot;;CONCATENATE(&quot;,&quot;;[Data.P207]))">
            <text:p/>
          </table:table-cell>
          <table:table-cell table:style-name="ce15" table:formula="of:=IF([Data.Q207]=&quot;&quot;;&quot;&quot;;CONCATENATE(&quot;,&quot;;[Data.Q207]))">
            <text:p/>
          </table:table-cell>
          <table:table-cell table:style-name="ce15" table:formula="of:=IF([Data.R207]=&quot;&quot;;&quot;&quot;;CONCATENATE(&quot;,&quot;;[Data.R207]))">
            <text:p/>
          </table:table-cell>
          <table:table-cell table:style-name="ce15" table:formula="of:=IF([Data.S207]=&quot;&quot;;&quot;&quot;;CONCATENATE(&quot;,&quot;;[Data.S207]))">
            <text:p/>
          </table:table-cell>
          <table:table-cell table:style-name="ce15" table:formula="of:=IF([Data.T207]=&quot;&quot;;&quot;&quot;;CONCATENATE(&quot;,&quot;;[Data.T207]))">
            <text:p/>
          </table:table-cell>
          <table:table-cell table:number-columns-repeated="2"/>
        </table:table-row>
        <table:table-row table:style-name="ro8">
          <table:table-cell table:formula="of:=IF([Data.A208]=&quot;&quot;;[.A206];[Data.A208])" office:value-type="float" office:value="151">
            <text:p>151</text:p>
          </table:table-cell>
          <table:table-cell table:formula="of:=IF([Data.E208]=&quot;&quot;;[.B206];CONCATENATE(&quot;,&quot;;[Data.E208]))" office:value-type="string" office:string-value=",SPECIAL">
            <text:p>,SPECIAL</text:p>
          </table:table-cell>
          <table:table-cell table:formula="of:=IF([Data.F208]=&quot;&quot;;[.C206];CONCATENATE(&quot;,&quot;;[Data.F208]))" office:value-type="string" office:string-value=",CHARL">
            <text:p>,CHARL</text:p>
          </table:table-cell>
          <table:table-cell table:formula="of:=CONCATENATE(&quot;,&quot;;[Data.G208])" office:value-type="string" office:string-value=",GREATER">
            <text:p>,GREATER</text:p>
          </table:table-cell>
          <table:table-cell table:formula="of:=CONCATENATE(&quot;,&quot;;[Data.H208])" office:value-type="string" office:string-value=",20">
            <text:p>,20</text:p>
          </table:table-cell>
          <table:table-cell table:formula="of:=IF([Data.I208]=&quot;&quot;;&quot;&quot;;CONCATENATE(&quot;,&quot;;[Data.I208]))" office:value-type="string" office:string-value=",DESCR">
            <text:p>,DESCR</text:p>
          </table:table-cell>
          <table:table-cell table:style-name="ce15" table:formula="of:=IF([Data.J208]=&quot;&quot;;&quot;&quot;;CONCATENATE(&quot;,&quot;;[Data.J208]))">
            <text:p/>
          </table:table-cell>
          <table:table-cell table:style-name="ce15" table:formula="of:=IF([Data.K208]=&quot;&quot;;&quot;&quot;;CONCATENATE(&quot;,&quot;;[Data.K208]))">
            <text:p/>
          </table:table-cell>
          <table:table-cell table:style-name="ce15" table:formula="of:=IF([Data.L208]=&quot;&quot;;&quot;&quot;;CONCATENATE(&quot;,&quot;;[Data.L208]))">
            <text:p/>
          </table:table-cell>
          <table:table-cell table:style-name="ce15" table:formula="of:=IF([Data.M208]=&quot;&quot;;&quot;&quot;;CONCATENATE(&quot;,&quot;;[Data.M208]))">
            <text:p/>
          </table:table-cell>
          <table:table-cell table:style-name="ce15" table:formula="of:=IF([Data.N208]=&quot;&quot;;&quot;&quot;;CONCATENATE(&quot;,&quot;;[Data.N208]))">
            <text:p/>
          </table:table-cell>
          <table:table-cell table:style-name="ce15" table:formula="of:=IF([Data.O208]=&quot;&quot;;&quot;&quot;;CONCATENATE(&quot;,&quot;;[Data.O208]))">
            <text:p/>
          </table:table-cell>
          <table:table-cell table:style-name="ce15" table:formula="of:=IF([Data.P208]=&quot;&quot;;&quot;&quot;;CONCATENATE(&quot;,&quot;;[Data.P208]))">
            <text:p/>
          </table:table-cell>
          <table:table-cell table:style-name="ce15" table:formula="of:=IF([Data.Q208]=&quot;&quot;;&quot;&quot;;CONCATENATE(&quot;,&quot;;[Data.Q208]))">
            <text:p/>
          </table:table-cell>
          <table:table-cell table:style-name="ce15" table:formula="of:=IF([Data.R208]=&quot;&quot;;&quot;&quot;;CONCATENATE(&quot;,&quot;;[Data.R208]))">
            <text:p/>
          </table:table-cell>
          <table:table-cell table:style-name="ce15" table:formula="of:=IF([Data.S208]=&quot;&quot;;&quot;&quot;;CONCATENATE(&quot;,&quot;;[Data.S208]))">
            <text:p/>
          </table:table-cell>
          <table:table-cell table:style-name="ce15" table:formula="of:=IF([Data.T208]=&quot;&quot;;&quot;&quot;;CONCATENATE(&quot;,&quot;;[Data.T208]))">
            <text:p/>
          </table:table-cell>
          <table:table-cell table:number-columns-repeated="2"/>
        </table:table-row>
        <table:table-row table:style-name="ro8">
          <table:table-cell table:formula="of:=IF([Data.A209]=&quot;&quot;;[.A207];[Data.A209])" office:value-type="float" office:value="152">
            <text:p>152</text:p>
          </table:table-cell>
          <table:table-cell table:formula="of:=IF([Data.E209]=&quot;&quot;;[.B207];CONCATENATE(&quot;,&quot;;[Data.E209]))" office:value-type="string" office:string-value=",SPECIAL">
            <text:p>,SPECIAL</text:p>
          </table:table-cell>
          <table:table-cell table:formula="of:=IF([Data.F209]=&quot;&quot;;[.C207];CONCATENATE(&quot;,&quot;;[Data.F209]))" office:value-type="string" office:string-value=",CHARL">
            <text:p>,CHARL</text:p>
          </table:table-cell>
          <table:table-cell table:formula="of:=CONCATENATE(&quot;,&quot;;[Data.G209])" office:value-type="string" office:string-value=",GREATER">
            <text:p>,GREATER</text:p>
          </table:table-cell>
          <table:table-cell table:formula="of:=CONCATENATE(&quot;,&quot;;[Data.H209])" office:value-type="string" office:string-value=",25">
            <text:p>,25</text:p>
          </table:table-cell>
          <table:table-cell table:formula="of:=IF([Data.I209]=&quot;&quot;;&quot;&quot;;CONCATENATE(&quot;,&quot;;[Data.I209]))" office:value-type="string" office:string-value=",DESCR">
            <text:p>,DESCR</text:p>
          </table:table-cell>
          <table:table-cell table:style-name="ce15" table:formula="of:=IF([Data.J209]=&quot;&quot;;&quot;&quot;;CONCATENATE(&quot;,&quot;;[Data.J209]))">
            <text:p/>
          </table:table-cell>
          <table:table-cell table:style-name="ce15" table:formula="of:=IF([Data.K209]=&quot;&quot;;&quot;&quot;;CONCATENATE(&quot;,&quot;;[Data.K209]))">
            <text:p/>
          </table:table-cell>
          <table:table-cell table:style-name="ce15" table:formula="of:=IF([Data.L209]=&quot;&quot;;&quot;&quot;;CONCATENATE(&quot;,&quot;;[Data.L209]))">
            <text:p/>
          </table:table-cell>
          <table:table-cell table:style-name="ce15" table:formula="of:=IF([Data.M209]=&quot;&quot;;&quot;&quot;;CONCATENATE(&quot;,&quot;;[Data.M209]))">
            <text:p/>
          </table:table-cell>
          <table:table-cell table:style-name="ce15" table:formula="of:=IF([Data.N209]=&quot;&quot;;&quot;&quot;;CONCATENATE(&quot;,&quot;;[Data.N209]))">
            <text:p/>
          </table:table-cell>
          <table:table-cell table:style-name="ce15" table:formula="of:=IF([Data.O209]=&quot;&quot;;&quot;&quot;;CONCATENATE(&quot;,&quot;;[Data.O209]))">
            <text:p/>
          </table:table-cell>
          <table:table-cell table:style-name="ce15" table:formula="of:=IF([Data.P209]=&quot;&quot;;&quot;&quot;;CONCATENATE(&quot;,&quot;;[Data.P209]))">
            <text:p/>
          </table:table-cell>
          <table:table-cell table:style-name="ce15" table:formula="of:=IF([Data.Q209]=&quot;&quot;;&quot;&quot;;CONCATENATE(&quot;,&quot;;[Data.Q209]))">
            <text:p/>
          </table:table-cell>
          <table:table-cell table:style-name="ce15" table:formula="of:=IF([Data.R209]=&quot;&quot;;&quot;&quot;;CONCATENATE(&quot;,&quot;;[Data.R209]))">
            <text:p/>
          </table:table-cell>
          <table:table-cell table:style-name="ce15" table:formula="of:=IF([Data.S209]=&quot;&quot;;&quot;&quot;;CONCATENATE(&quot;,&quot;;[Data.S209]))">
            <text:p/>
          </table:table-cell>
          <table:table-cell table:style-name="ce15" table:formula="of:=IF([Data.T209]=&quot;&quot;;&quot;&quot;;CONCATENATE(&quot;,&quot;;[Data.T209]))">
            <text:p/>
          </table:table-cell>
          <table:table-cell table:number-columns-repeated="2"/>
        </table:table-row>
        <table:table-row table:style-name="ro8">
          <table:table-cell table:formula="of:=IF([Data.A210]=&quot;&quot;;[.A208];[Data.A210])" office:value-type="float" office:value="153">
            <text:p>153</text:p>
          </table:table-cell>
          <table:table-cell table:formula="of:=IF([Data.E210]=&quot;&quot;;[.B208];CONCATENATE(&quot;,&quot;;[Data.E210]))" office:value-type="string" office:string-value=",SPECIAL">
            <text:p>,SPECIAL</text:p>
          </table:table-cell>
          <table:table-cell table:formula="of:=IF([Data.F210]=&quot;&quot;;[.C208];CONCATENATE(&quot;,&quot;;[Data.F210]))" office:value-type="string" office:string-value=",CHARL">
            <text:p>,CHARL</text:p>
          </table:table-cell>
          <table:table-cell table:formula="of:=CONCATENATE(&quot;,&quot;;[Data.G210])" office:value-type="string" office:string-value=",MAJOR">
            <text:p>,MAJOR</text:p>
          </table:table-cell>
          <table:table-cell table:formula="of:=CONCATENATE(&quot;,&quot;;[Data.H210])" office:value-type="string" office:string-value=",15">
            <text:p>,15</text:p>
          </table:table-cell>
          <table:table-cell table:formula="of:=IF([Data.I210]=&quot;&quot;;&quot;&quot;;CONCATENATE(&quot;,&quot;;[Data.I210]))" office:value-type="string" office:string-value=",DESCR">
            <text:p>,DESCR</text:p>
          </table:table-cell>
          <table:table-cell table:style-name="ce15" table:formula="of:=IF([Data.J210]=&quot;&quot;;&quot;&quot;;CONCATENATE(&quot;,&quot;;[Data.J210]))">
            <text:p/>
          </table:table-cell>
          <table:table-cell table:style-name="ce15" table:formula="of:=IF([Data.K210]=&quot;&quot;;&quot;&quot;;CONCATENATE(&quot;,&quot;;[Data.K210]))">
            <text:p/>
          </table:table-cell>
          <table:table-cell table:style-name="ce15" table:formula="of:=IF([Data.L210]=&quot;&quot;;&quot;&quot;;CONCATENATE(&quot;,&quot;;[Data.L210]))">
            <text:p/>
          </table:table-cell>
          <table:table-cell table:style-name="ce15" table:formula="of:=IF([Data.M210]=&quot;&quot;;&quot;&quot;;CONCATENATE(&quot;,&quot;;[Data.M210]))">
            <text:p/>
          </table:table-cell>
          <table:table-cell table:style-name="ce15" table:formula="of:=IF([Data.N210]=&quot;&quot;;&quot;&quot;;CONCATENATE(&quot;,&quot;;[Data.N210]))">
            <text:p/>
          </table:table-cell>
          <table:table-cell table:style-name="ce15" table:formula="of:=IF([Data.O210]=&quot;&quot;;&quot;&quot;;CONCATENATE(&quot;,&quot;;[Data.O210]))">
            <text:p/>
          </table:table-cell>
          <table:table-cell table:style-name="ce15" table:formula="of:=IF([Data.P210]=&quot;&quot;;&quot;&quot;;CONCATENATE(&quot;,&quot;;[Data.P210]))">
            <text:p/>
          </table:table-cell>
          <table:table-cell table:style-name="ce15" table:formula="of:=IF([Data.Q210]=&quot;&quot;;&quot;&quot;;CONCATENATE(&quot;,&quot;;[Data.Q210]))">
            <text:p/>
          </table:table-cell>
          <table:table-cell table:style-name="ce15" table:formula="of:=IF([Data.R210]=&quot;&quot;;&quot;&quot;;CONCATENATE(&quot;,&quot;;[Data.R210]))">
            <text:p/>
          </table:table-cell>
          <table:table-cell table:style-name="ce15" table:formula="of:=IF([Data.S210]=&quot;&quot;;&quot;&quot;;CONCATENATE(&quot;,&quot;;[Data.S210]))">
            <text:p/>
          </table:table-cell>
          <table:table-cell table:style-name="ce15" table:formula="of:=IF([Data.T210]=&quot;&quot;;&quot;&quot;;CONCATENATE(&quot;,&quot;;[Data.T210]))">
            <text:p/>
          </table:table-cell>
          <table:table-cell table:number-columns-repeated="2"/>
        </table:table-row>
        <table:table-row table:style-name="ro8">
          <table:table-cell table:formula="of:=IF([Data.A211]=&quot;&quot;;[.A209];[Data.A211])" office:value-type="float" office:value="154">
            <text:p>154</text:p>
          </table:table-cell>
          <table:table-cell table:formula="of:=IF([Data.E211]=&quot;&quot;;[.B209];CONCATENATE(&quot;,&quot;;[Data.E211]))" office:value-type="string" office:string-value=",SPECIAL">
            <text:p>,SPECIAL</text:p>
          </table:table-cell>
          <table:table-cell table:formula="of:=IF([Data.F211]=&quot;&quot;;[.C209];CONCATENATE(&quot;,&quot;;[Data.F211]))" office:value-type="string" office:string-value=",CHARL">
            <text:p>,CHARL</text:p>
          </table:table-cell>
          <table:table-cell table:formula="of:=CONCATENATE(&quot;,&quot;;[Data.G211])" office:value-type="string" office:string-value=",MAJOR">
            <text:p>,MAJOR</text:p>
          </table:table-cell>
          <table:table-cell table:formula="of:=CONCATENATE(&quot;,&quot;;[Data.H211])" office:value-type="string" office:string-value=",15">
            <text:p>,15</text:p>
          </table:table-cell>
          <table:table-cell table:formula="of:=IF([Data.I211]=&quot;&quot;;&quot;&quot;;CONCATENATE(&quot;,&quot;;[Data.I211]))" office:value-type="string" office:string-value=",DESCR">
            <text:p>,DESCR</text:p>
          </table:table-cell>
          <table:table-cell table:style-name="ce15" table:formula="of:=IF([Data.J211]=&quot;&quot;;&quot;&quot;;CONCATENATE(&quot;,&quot;;[Data.J211]))">
            <text:p/>
          </table:table-cell>
          <table:table-cell table:style-name="ce15" table:formula="of:=IF([Data.K211]=&quot;&quot;;&quot;&quot;;CONCATENATE(&quot;,&quot;;[Data.K211]))">
            <text:p/>
          </table:table-cell>
          <table:table-cell table:style-name="ce15" table:formula="of:=IF([Data.L211]=&quot;&quot;;&quot;&quot;;CONCATENATE(&quot;,&quot;;[Data.L211]))">
            <text:p/>
          </table:table-cell>
          <table:table-cell table:style-name="ce15" table:formula="of:=IF([Data.M211]=&quot;&quot;;&quot;&quot;;CONCATENATE(&quot;,&quot;;[Data.M211]))">
            <text:p/>
          </table:table-cell>
          <table:table-cell table:style-name="ce15" table:formula="of:=IF([Data.N211]=&quot;&quot;;&quot;&quot;;CONCATENATE(&quot;,&quot;;[Data.N211]))">
            <text:p/>
          </table:table-cell>
          <table:table-cell table:style-name="ce15" table:formula="of:=IF([Data.O211]=&quot;&quot;;&quot;&quot;;CONCATENATE(&quot;,&quot;;[Data.O211]))">
            <text:p/>
          </table:table-cell>
          <table:table-cell table:style-name="ce15" table:formula="of:=IF([Data.P211]=&quot;&quot;;&quot;&quot;;CONCATENATE(&quot;,&quot;;[Data.P211]))">
            <text:p/>
          </table:table-cell>
          <table:table-cell table:style-name="ce15" table:formula="of:=IF([Data.Q211]=&quot;&quot;;&quot;&quot;;CONCATENATE(&quot;,&quot;;[Data.Q211]))">
            <text:p/>
          </table:table-cell>
          <table:table-cell table:style-name="ce15" table:formula="of:=IF([Data.R211]=&quot;&quot;;&quot;&quot;;CONCATENATE(&quot;,&quot;;[Data.R211]))">
            <text:p/>
          </table:table-cell>
          <table:table-cell table:style-name="ce15" table:formula="of:=IF([Data.S211]=&quot;&quot;;&quot;&quot;;CONCATENATE(&quot;,&quot;;[Data.S211]))">
            <text:p/>
          </table:table-cell>
          <table:table-cell table:style-name="ce15" table:formula="of:=IF([Data.T211]=&quot;&quot;;&quot;&quot;;CONCATENATE(&quot;,&quot;;[Data.T211]))">
            <text:p/>
          </table:table-cell>
          <table:table-cell table:number-columns-repeated="2"/>
        </table:table-row>
        <table:table-row table:style-name="ro8">
          <table:table-cell table:formula="of:=IF([Data.A212]=&quot;&quot;;[.A210];[Data.A212])" office:value-type="float" office:value="155">
            <text:p>155</text:p>
          </table:table-cell>
          <table:table-cell table:formula="of:=IF([Data.E212]=&quot;&quot;;[.B210];CONCATENATE(&quot;,&quot;;[Data.E212]))" office:value-type="string" office:string-value=",SPECIAL">
            <text:p>,SPECIAL</text:p>
          </table:table-cell>
          <table:table-cell table:formula="of:=IF([Data.F212]=&quot;&quot;;[.C210];CONCATENATE(&quot;,&quot;;[Data.F212]))" office:value-type="string" office:string-value=",CHARL">
            <text:p>,CHARL</text:p>
          </table:table-cell>
          <table:table-cell table:formula="of:=CONCATENATE(&quot;,&quot;;[Data.G212])" office:value-type="string" office:string-value=",MAJOR">
            <text:p>,MAJOR</text:p>
          </table:table-cell>
          <table:table-cell table:formula="of:=CONCATENATE(&quot;,&quot;;[Data.H212])" office:value-type="string" office:string-value=",20">
            <text:p>,20</text:p>
          </table:table-cell>
          <table:table-cell table:formula="of:=IF([Data.I212]=&quot;&quot;;&quot;&quot;;CONCATENATE(&quot;,&quot;;[Data.I212]))" office:value-type="string" office:string-value=",DESCR">
            <text:p>,DESCR</text:p>
          </table:table-cell>
          <table:table-cell table:style-name="ce15" table:formula="of:=IF([Data.J212]=&quot;&quot;;&quot;&quot;;CONCATENATE(&quot;,&quot;;[Data.J212]))">
            <text:p/>
          </table:table-cell>
          <table:table-cell table:style-name="ce15" table:formula="of:=IF([Data.K212]=&quot;&quot;;&quot;&quot;;CONCATENATE(&quot;,&quot;;[Data.K212]))">
            <text:p/>
          </table:table-cell>
          <table:table-cell table:style-name="ce15" table:formula="of:=IF([Data.L212]=&quot;&quot;;&quot;&quot;;CONCATENATE(&quot;,&quot;;[Data.L212]))">
            <text:p/>
          </table:table-cell>
          <table:table-cell table:style-name="ce15" table:formula="of:=IF([Data.M212]=&quot;&quot;;&quot;&quot;;CONCATENATE(&quot;,&quot;;[Data.M212]))">
            <text:p/>
          </table:table-cell>
          <table:table-cell table:style-name="ce15" table:formula="of:=IF([Data.N212]=&quot;&quot;;&quot;&quot;;CONCATENATE(&quot;,&quot;;[Data.N212]))">
            <text:p/>
          </table:table-cell>
          <table:table-cell table:style-name="ce15" table:formula="of:=IF([Data.O212]=&quot;&quot;;&quot;&quot;;CONCATENATE(&quot;,&quot;;[Data.O212]))">
            <text:p/>
          </table:table-cell>
          <table:table-cell table:style-name="ce15" table:formula="of:=IF([Data.P212]=&quot;&quot;;&quot;&quot;;CONCATENATE(&quot;,&quot;;[Data.P212]))">
            <text:p/>
          </table:table-cell>
          <table:table-cell table:style-name="ce15" table:formula="of:=IF([Data.Q212]=&quot;&quot;;&quot;&quot;;CONCATENATE(&quot;,&quot;;[Data.Q212]))">
            <text:p/>
          </table:table-cell>
          <table:table-cell table:style-name="ce15" table:formula="of:=IF([Data.R212]=&quot;&quot;;&quot;&quot;;CONCATENATE(&quot;,&quot;;[Data.R212]))">
            <text:p/>
          </table:table-cell>
          <table:table-cell table:style-name="ce15" table:formula="of:=IF([Data.S212]=&quot;&quot;;&quot;&quot;;CONCATENATE(&quot;,&quot;;[Data.S212]))">
            <text:p/>
          </table:table-cell>
          <table:table-cell table:style-name="ce15" table:formula="of:=IF([Data.T212]=&quot;&quot;;&quot;&quot;;CONCATENATE(&quot;,&quot;;[Data.T212]))">
            <text:p/>
          </table:table-cell>
          <table:table-cell table:number-columns-repeated="2"/>
        </table:table-row>
        <table:table-row table:style-name="ro8">
          <table:table-cell table:formula="of:=IF([Data.A213]=&quot;&quot;;[.A211];[Data.A213])" office:value-type="float" office:value="155">
            <text:p>155</text:p>
          </table:table-cell>
          <table:table-cell table:formula="of:=IF([Data.E213]=&quot;&quot;;[.B211];CONCATENATE(&quot;,&quot;;[Data.E213]))" office:value-type="string" office:string-value=",SPECIAL">
            <text:p>,SPECIAL</text:p>
          </table:table-cell>
          <table:table-cell table:formula="of:=IF([Data.F213]=&quot;&quot;;[.C211];CONCATENATE(&quot;,&quot;;[Data.F213]))" office:value-type="string" office:string-value=",CHARL">
            <text:p>,CHARL</text:p>
          </table:table-cell>
          <table:table-cell table:formula="of:=CONCATENATE(&quot;,&quot;;[Data.G213])" office:value-type="string" office:string-value=",GREATER">
            <text:p>,GREATER</text:p>
          </table:table-cell>
          <table:table-cell table:formula="of:=CONCATENATE(&quot;,&quot;;[Data.H213])" office:value-type="string" office:string-value=",35">
            <text:p>,35</text:p>
          </table:table-cell>
          <table:table-cell table:formula="of:=IF([Data.I213]=&quot;&quot;;&quot;&quot;;CONCATENATE(&quot;,&quot;;[Data.I213]))" office:value-type="string" office:string-value=",DESCR">
            <text:p>,DESCR</text:p>
          </table:table-cell>
          <table:table-cell table:style-name="ce15" table:formula="of:=IF([Data.J213]=&quot;&quot;;&quot;&quot;;CONCATENATE(&quot;,&quot;;[Data.J213]))">
            <text:p/>
          </table:table-cell>
          <table:table-cell table:style-name="ce15" table:formula="of:=IF([Data.K213]=&quot;&quot;;&quot;&quot;;CONCATENATE(&quot;,&quot;;[Data.K213]))">
            <text:p/>
          </table:table-cell>
          <table:table-cell table:style-name="ce15" table:formula="of:=IF([Data.L213]=&quot;&quot;;&quot;&quot;;CONCATENATE(&quot;,&quot;;[Data.L213]))">
            <text:p/>
          </table:table-cell>
          <table:table-cell table:style-name="ce15" table:formula="of:=IF([Data.M213]=&quot;&quot;;&quot;&quot;;CONCATENATE(&quot;,&quot;;[Data.M213]))">
            <text:p/>
          </table:table-cell>
          <table:table-cell table:style-name="ce15" table:formula="of:=IF([Data.N213]=&quot;&quot;;&quot;&quot;;CONCATENATE(&quot;,&quot;;[Data.N213]))">
            <text:p/>
          </table:table-cell>
          <table:table-cell table:style-name="ce15" table:formula="of:=IF([Data.O213]=&quot;&quot;;&quot;&quot;;CONCATENATE(&quot;,&quot;;[Data.O213]))">
            <text:p/>
          </table:table-cell>
          <table:table-cell table:style-name="ce15" table:formula="of:=IF([Data.P213]=&quot;&quot;;&quot;&quot;;CONCATENATE(&quot;,&quot;;[Data.P213]))">
            <text:p/>
          </table:table-cell>
          <table:table-cell table:style-name="ce15" table:formula="of:=IF([Data.Q213]=&quot;&quot;;&quot;&quot;;CONCATENATE(&quot;,&quot;;[Data.Q213]))">
            <text:p/>
          </table:table-cell>
          <table:table-cell table:style-name="ce15" table:formula="of:=IF([Data.R213]=&quot;&quot;;&quot;&quot;;CONCATENATE(&quot;,&quot;;[Data.R213]))">
            <text:p/>
          </table:table-cell>
          <table:table-cell table:style-name="ce15" table:formula="of:=IF([Data.S213]=&quot;&quot;;&quot;&quot;;CONCATENATE(&quot;,&quot;;[Data.S213]))">
            <text:p/>
          </table:table-cell>
          <table:table-cell table:style-name="ce15" table:formula="of:=IF([Data.T213]=&quot;&quot;;&quot;&quot;;CONCATENATE(&quot;,&quot;;[Data.T213]))">
            <text:p/>
          </table:table-cell>
          <table:table-cell table:number-columns-repeated="2"/>
        </table:table-row>
        <table:table-row table:style-name="ro8">
          <table:table-cell table:formula="of:=IF([Data.A214]=&quot;&quot;;[.A212];[Data.A214])" office:value-type="float" office:value="156">
            <text:p>156</text:p>
          </table:table-cell>
          <table:table-cell table:formula="of:=IF([Data.E214]=&quot;&quot;;[.B212];CONCATENATE(&quot;,&quot;;[Data.E214]))" office:value-type="string" office:string-value=",SPECIAL">
            <text:p>,SPECIAL</text:p>
          </table:table-cell>
          <table:table-cell table:formula="of:=IF([Data.F214]=&quot;&quot;;[.C212];CONCATENATE(&quot;,&quot;;[Data.F214]))" office:value-type="string" office:string-value=",CHARL">
            <text:p>,CHARL</text:p>
          </table:table-cell>
          <table:table-cell table:formula="of:=CONCATENATE(&quot;,&quot;;[Data.G214])" office:value-type="string" office:string-value=",LESSER">
            <text:p>,LESSER</text:p>
          </table:table-cell>
          <table:table-cell table:formula="of:=CONCATENATE(&quot;,&quot;;[Data.H214])" office:value-type="string" office:string-value=",5">
            <text:p>,5</text:p>
          </table:table-cell>
          <table:table-cell table:formula="of:=IF([Data.I214]=&quot;&quot;;&quot;&quot;;CONCATENATE(&quot;,&quot;;[Data.I214]))" office:value-type="string" office:string-value=",DESCR">
            <text:p>,DESCR</text:p>
          </table:table-cell>
          <table:table-cell table:style-name="ce15" table:formula="of:=IF([Data.J214]=&quot;&quot;;&quot;&quot;;CONCATENATE(&quot;,&quot;;[Data.J214]))">
            <text:p/>
          </table:table-cell>
          <table:table-cell table:style-name="ce15" table:formula="of:=IF([Data.K214]=&quot;&quot;;&quot;&quot;;CONCATENATE(&quot;,&quot;;[Data.K214]))">
            <text:p/>
          </table:table-cell>
          <table:table-cell table:style-name="ce15" table:formula="of:=IF([Data.L214]=&quot;&quot;;&quot;&quot;;CONCATENATE(&quot;,&quot;;[Data.L214]))">
            <text:p/>
          </table:table-cell>
          <table:table-cell table:style-name="ce15" table:formula="of:=IF([Data.M214]=&quot;&quot;;&quot;&quot;;CONCATENATE(&quot;,&quot;;[Data.M214]))">
            <text:p/>
          </table:table-cell>
          <table:table-cell table:style-name="ce15" table:formula="of:=IF([Data.N214]=&quot;&quot;;&quot;&quot;;CONCATENATE(&quot;,&quot;;[Data.N214]))">
            <text:p/>
          </table:table-cell>
          <table:table-cell table:style-name="ce15" table:formula="of:=IF([Data.O214]=&quot;&quot;;&quot;&quot;;CONCATENATE(&quot;,&quot;;[Data.O214]))">
            <text:p/>
          </table:table-cell>
          <table:table-cell table:style-name="ce15" table:formula="of:=IF([Data.P214]=&quot;&quot;;&quot;&quot;;CONCATENATE(&quot;,&quot;;[Data.P214]))">
            <text:p/>
          </table:table-cell>
          <table:table-cell table:style-name="ce15" table:formula="of:=IF([Data.Q214]=&quot;&quot;;&quot;&quot;;CONCATENATE(&quot;,&quot;;[Data.Q214]))">
            <text:p/>
          </table:table-cell>
          <table:table-cell table:style-name="ce15" table:formula="of:=IF([Data.R214]=&quot;&quot;;&quot;&quot;;CONCATENATE(&quot;,&quot;;[Data.R214]))">
            <text:p/>
          </table:table-cell>
          <table:table-cell table:style-name="ce15" table:formula="of:=IF([Data.S214]=&quot;&quot;;&quot;&quot;;CONCATENATE(&quot;,&quot;;[Data.S214]))">
            <text:p/>
          </table:table-cell>
          <table:table-cell table:style-name="ce15" table:formula="of:=IF([Data.T214]=&quot;&quot;;&quot;&quot;;CONCATENATE(&quot;,&quot;;[Data.T214]))">
            <text:p/>
          </table:table-cell>
          <table:table-cell table:number-columns-repeated="2"/>
        </table:table-row>
        <table:table-row table:style-name="ro8">
          <table:table-cell table:formula="of:=IF([Data.A215]=&quot;&quot;;[.A213];[Data.A215])" office:value-type="float" office:value="156">
            <text:p>156</text:p>
          </table:table-cell>
          <table:table-cell table:formula="of:=IF([Data.E215]=&quot;&quot;;[.B213];CONCATENATE(&quot;,&quot;;[Data.E215]))" office:value-type="string" office:string-value=",SPECIAL">
            <text:p>,SPECIAL</text:p>
          </table:table-cell>
          <table:table-cell table:formula="of:=IF([Data.F215]=&quot;&quot;;[.C213];CONCATENATE(&quot;,&quot;;[Data.F215]))" office:value-type="string" office:string-value=",CHARL">
            <text:p>,CHARL</text:p>
          </table:table-cell>
          <table:table-cell table:formula="of:=CONCATENATE(&quot;,&quot;;[Data.G215])" office:value-type="string" office:string-value=",MINOR">
            <text:p>,MINOR</text:p>
          </table:table-cell>
          <table:table-cell table:formula="of:=CONCATENATE(&quot;,&quot;;[Data.H215])" office:value-type="string" office:string-value=",10">
            <text:p>,10</text:p>
          </table:table-cell>
          <table:table-cell table:formula="of:=IF([Data.I215]=&quot;&quot;;&quot;&quot;;CONCATENATE(&quot;,&quot;;[Data.I215]))" office:value-type="string" office:string-value=",DESCR">
            <text:p>,DESCR</text:p>
          </table:table-cell>
          <table:table-cell table:style-name="ce15" table:formula="of:=IF([Data.J215]=&quot;&quot;;&quot;&quot;;CONCATENATE(&quot;,&quot;;[Data.J215]))">
            <text:p/>
          </table:table-cell>
          <table:table-cell table:style-name="ce15" table:formula="of:=IF([Data.K215]=&quot;&quot;;&quot;&quot;;CONCATENATE(&quot;,&quot;;[Data.K215]))">
            <text:p/>
          </table:table-cell>
          <table:table-cell table:style-name="ce15" table:formula="of:=IF([Data.L215]=&quot;&quot;;&quot;&quot;;CONCATENATE(&quot;,&quot;;[Data.L215]))">
            <text:p/>
          </table:table-cell>
          <table:table-cell table:style-name="ce15" table:formula="of:=IF([Data.M215]=&quot;&quot;;&quot;&quot;;CONCATENATE(&quot;,&quot;;[Data.M215]))">
            <text:p/>
          </table:table-cell>
          <table:table-cell table:style-name="ce15" table:formula="of:=IF([Data.N215]=&quot;&quot;;&quot;&quot;;CONCATENATE(&quot;,&quot;;[Data.N215]))">
            <text:p/>
          </table:table-cell>
          <table:table-cell table:style-name="ce15" table:formula="of:=IF([Data.O215]=&quot;&quot;;&quot;&quot;;CONCATENATE(&quot;,&quot;;[Data.O215]))">
            <text:p/>
          </table:table-cell>
          <table:table-cell table:style-name="ce15" table:formula="of:=IF([Data.P215]=&quot;&quot;;&quot;&quot;;CONCATENATE(&quot;,&quot;;[Data.P215]))">
            <text:p/>
          </table:table-cell>
          <table:table-cell table:style-name="ce15" table:formula="of:=IF([Data.Q215]=&quot;&quot;;&quot;&quot;;CONCATENATE(&quot;,&quot;;[Data.Q215]))">
            <text:p/>
          </table:table-cell>
          <table:table-cell table:style-name="ce15" table:formula="of:=IF([Data.R215]=&quot;&quot;;&quot;&quot;;CONCATENATE(&quot;,&quot;;[Data.R215]))">
            <text:p/>
          </table:table-cell>
          <table:table-cell table:style-name="ce15" table:formula="of:=IF([Data.S215]=&quot;&quot;;&quot;&quot;;CONCATENATE(&quot;,&quot;;[Data.S215]))">
            <text:p/>
          </table:table-cell>
          <table:table-cell table:style-name="ce15" table:formula="of:=IF([Data.T215]=&quot;&quot;;&quot;&quot;;CONCATENATE(&quot;,&quot;;[Data.T215]))">
            <text:p/>
          </table:table-cell>
          <table:table-cell table:number-columns-repeated="2"/>
        </table:table-row>
        <table:table-row table:style-name="ro8">
          <table:table-cell table:formula="of:=IF([Data.A216]=&quot;&quot;;[.A214];[Data.A216])" office:value-type="float" office:value="156">
            <text:p>156</text:p>
          </table:table-cell>
          <table:table-cell table:formula="of:=IF([Data.E216]=&quot;&quot;;[.B214];CONCATENATE(&quot;,&quot;;[Data.E216]))" office:value-type="string" office:string-value=",SPECIAL">
            <text:p>,SPECIAL</text:p>
          </table:table-cell>
          <table:table-cell table:formula="of:=IF([Data.F216]=&quot;&quot;;[.C214];CONCATENATE(&quot;,&quot;;[Data.F216]))" office:value-type="string" office:string-value=",CHARL">
            <text:p>,CHARL</text:p>
          </table:table-cell>
          <table:table-cell table:formula="of:=CONCATENATE(&quot;,&quot;;[Data.G216])" office:value-type="string" office:string-value=",MAJOR">
            <text:p>,MAJOR</text:p>
          </table:table-cell>
          <table:table-cell table:formula="of:=CONCATENATE(&quot;,&quot;;[Data.H216])" office:value-type="string" office:string-value=",18">
            <text:p>,18</text:p>
          </table:table-cell>
          <table:table-cell table:formula="of:=IF([Data.I216]=&quot;&quot;;&quot;&quot;;CONCATENATE(&quot;,&quot;;[Data.I216]))" office:value-type="string" office:string-value=",DESCR">
            <text:p>,DESCR</text:p>
          </table:table-cell>
          <table:table-cell table:style-name="ce15" table:formula="of:=IF([Data.J216]=&quot;&quot;;&quot;&quot;;CONCATENATE(&quot;,&quot;;[Data.J216]))">
            <text:p/>
          </table:table-cell>
          <table:table-cell table:style-name="ce15" table:formula="of:=IF([Data.K216]=&quot;&quot;;&quot;&quot;;CONCATENATE(&quot;,&quot;;[Data.K216]))">
            <text:p/>
          </table:table-cell>
          <table:table-cell table:style-name="ce15" table:formula="of:=IF([Data.L216]=&quot;&quot;;&quot;&quot;;CONCATENATE(&quot;,&quot;;[Data.L216]))">
            <text:p/>
          </table:table-cell>
          <table:table-cell table:style-name="ce15" table:formula="of:=IF([Data.M216]=&quot;&quot;;&quot;&quot;;CONCATENATE(&quot;,&quot;;[Data.M216]))">
            <text:p/>
          </table:table-cell>
          <table:table-cell table:style-name="ce15" table:formula="of:=IF([Data.N216]=&quot;&quot;;&quot;&quot;;CONCATENATE(&quot;,&quot;;[Data.N216]))">
            <text:p/>
          </table:table-cell>
          <table:table-cell table:style-name="ce15" table:formula="of:=IF([Data.O216]=&quot;&quot;;&quot;&quot;;CONCATENATE(&quot;,&quot;;[Data.O216]))">
            <text:p/>
          </table:table-cell>
          <table:table-cell table:style-name="ce15" table:formula="of:=IF([Data.P216]=&quot;&quot;;&quot;&quot;;CONCATENATE(&quot;,&quot;;[Data.P216]))">
            <text:p/>
          </table:table-cell>
          <table:table-cell table:style-name="ce15" table:formula="of:=IF([Data.Q216]=&quot;&quot;;&quot;&quot;;CONCATENATE(&quot;,&quot;;[Data.Q216]))">
            <text:p/>
          </table:table-cell>
          <table:table-cell table:style-name="ce15" table:formula="of:=IF([Data.R216]=&quot;&quot;;&quot;&quot;;CONCATENATE(&quot;,&quot;;[Data.R216]))">
            <text:p/>
          </table:table-cell>
          <table:table-cell table:style-name="ce15" table:formula="of:=IF([Data.S216]=&quot;&quot;;&quot;&quot;;CONCATENATE(&quot;,&quot;;[Data.S216]))">
            <text:p/>
          </table:table-cell>
          <table:table-cell table:style-name="ce15" table:formula="of:=IF([Data.T216]=&quot;&quot;;&quot;&quot;;CONCATENATE(&quot;,&quot;;[Data.T216]))">
            <text:p/>
          </table:table-cell>
          <table:table-cell table:number-columns-repeated="2"/>
        </table:table-row>
        <table:table-row table:style-name="ro8">
          <table:table-cell table:formula="of:=IF([Data.A217]=&quot;&quot;;[.A215];[Data.A217])" office:value-type="float" office:value="156">
            <text:p>156</text:p>
          </table:table-cell>
          <table:table-cell table:formula="of:=IF([Data.E217]=&quot;&quot;;[.B215];CONCATENATE(&quot;,&quot;;[Data.E217]))" office:value-type="string" office:string-value=",SPECIAL">
            <text:p>,SPECIAL</text:p>
          </table:table-cell>
          <table:table-cell table:formula="of:=IF([Data.F217]=&quot;&quot;;[.C215];CONCATENATE(&quot;,&quot;;[Data.F217]))" office:value-type="string" office:string-value=",CHARL">
            <text:p>,CHARL</text:p>
          </table:table-cell>
          <table:table-cell table:formula="of:=CONCATENATE(&quot;,&quot;;[Data.G217])" office:value-type="string" office:string-value=",GREATER">
            <text:p>,GREATER</text:p>
          </table:table-cell>
          <table:table-cell table:formula="of:=CONCATENATE(&quot;,&quot;;[Data.H217])" office:value-type="string" office:string-value=",30">
            <text:p>,30</text:p>
          </table:table-cell>
          <table:table-cell table:formula="of:=IF([Data.I217]=&quot;&quot;;&quot;&quot;;CONCATENATE(&quot;,&quot;;[Data.I217]))" office:value-type="string" office:string-value=",DESCR">
            <text:p>,DESCR</text:p>
          </table:table-cell>
          <table:table-cell table:style-name="ce15" table:formula="of:=IF([Data.J217]=&quot;&quot;;&quot;&quot;;CONCATENATE(&quot;,&quot;;[Data.J217]))">
            <text:p/>
          </table:table-cell>
          <table:table-cell table:style-name="ce15" table:formula="of:=IF([Data.K217]=&quot;&quot;;&quot;&quot;;CONCATENATE(&quot;,&quot;;[Data.K217]))">
            <text:p/>
          </table:table-cell>
          <table:table-cell table:style-name="ce15" table:formula="of:=IF([Data.L217]=&quot;&quot;;&quot;&quot;;CONCATENATE(&quot;,&quot;;[Data.L217]))">
            <text:p/>
          </table:table-cell>
          <table:table-cell table:style-name="ce15" table:formula="of:=IF([Data.M217]=&quot;&quot;;&quot;&quot;;CONCATENATE(&quot;,&quot;;[Data.M217]))">
            <text:p/>
          </table:table-cell>
          <table:table-cell table:style-name="ce15" table:formula="of:=IF([Data.N217]=&quot;&quot;;&quot;&quot;;CONCATENATE(&quot;,&quot;;[Data.N217]))">
            <text:p/>
          </table:table-cell>
          <table:table-cell table:style-name="ce15" table:formula="of:=IF([Data.O217]=&quot;&quot;;&quot;&quot;;CONCATENATE(&quot;,&quot;;[Data.O217]))">
            <text:p/>
          </table:table-cell>
          <table:table-cell table:style-name="ce15" table:formula="of:=IF([Data.P217]=&quot;&quot;;&quot;&quot;;CONCATENATE(&quot;,&quot;;[Data.P217]))">
            <text:p/>
          </table:table-cell>
          <table:table-cell table:style-name="ce15" table:formula="of:=IF([Data.Q217]=&quot;&quot;;&quot;&quot;;CONCATENATE(&quot;,&quot;;[Data.Q217]))">
            <text:p/>
          </table:table-cell>
          <table:table-cell table:style-name="ce15" table:formula="of:=IF([Data.R217]=&quot;&quot;;&quot;&quot;;CONCATENATE(&quot;,&quot;;[Data.R217]))">
            <text:p/>
          </table:table-cell>
          <table:table-cell table:style-name="ce15" table:formula="of:=IF([Data.S217]=&quot;&quot;;&quot;&quot;;CONCATENATE(&quot;,&quot;;[Data.S217]))">
            <text:p/>
          </table:table-cell>
          <table:table-cell table:style-name="ce15" table:formula="of:=IF([Data.T217]=&quot;&quot;;&quot;&quot;;CONCATENATE(&quot;,&quot;;[Data.T217]))">
            <text:p/>
          </table:table-cell>
          <table:table-cell table:number-columns-repeated="2"/>
        </table:table-row>
        <table:table-row table:style-name="ro8">
          <table:table-cell table:formula="of:=IF([Data.A218]=&quot;&quot;;[.A216];[Data.A218])" office:value-type="float" office:value="157">
            <text:p>157</text:p>
          </table:table-cell>
          <table:table-cell table:formula="of:=IF([Data.E218]=&quot;&quot;;[.B216];CONCATENATE(&quot;,&quot;;[Data.E218]))" office:value-type="string" office:string-value=",SPECIAL">
            <text:p>,SPECIAL</text:p>
          </table:table-cell>
          <table:table-cell table:formula="of:=IF([Data.F218]=&quot;&quot;;[.C216];CONCATENATE(&quot;,&quot;;[Data.F218]))" office:value-type="string" office:string-value=",CHARL">
            <text:p>,CHARL</text:p>
          </table:table-cell>
          <table:table-cell table:formula="of:=CONCATENATE(&quot;,&quot;;[Data.G218])" office:value-type="string" office:string-value=",MINOR">
            <text:p>,MINOR</text:p>
          </table:table-cell>
          <table:table-cell table:formula="of:=CONCATENATE(&quot;,&quot;;[Data.H218])" office:value-type="string" office:string-value=",10">
            <text:p>,10</text:p>
          </table:table-cell>
          <table:table-cell table:formula="of:=IF([Data.I218]=&quot;&quot;;&quot;&quot;;CONCATENATE(&quot;,&quot;;[Data.I218]))" office:value-type="string" office:string-value=",DESCR">
            <text:p>,DESCR</text:p>
          </table:table-cell>
          <table:table-cell table:style-name="ce15" table:formula="of:=IF([Data.J218]=&quot;&quot;;&quot;&quot;;CONCATENATE(&quot;,&quot;;[Data.J218]))">
            <text:p/>
          </table:table-cell>
          <table:table-cell table:style-name="ce15" table:formula="of:=IF([Data.K218]=&quot;&quot;;&quot;&quot;;CONCATENATE(&quot;,&quot;;[Data.K218]))">
            <text:p/>
          </table:table-cell>
          <table:table-cell table:style-name="ce15" table:formula="of:=IF([Data.L218]=&quot;&quot;;&quot;&quot;;CONCATENATE(&quot;,&quot;;[Data.L218]))">
            <text:p/>
          </table:table-cell>
          <table:table-cell table:style-name="ce15" table:formula="of:=IF([Data.M218]=&quot;&quot;;&quot;&quot;;CONCATENATE(&quot;,&quot;;[Data.M218]))">
            <text:p/>
          </table:table-cell>
          <table:table-cell table:style-name="ce15" table:formula="of:=IF([Data.N218]=&quot;&quot;;&quot;&quot;;CONCATENATE(&quot;,&quot;;[Data.N218]))">
            <text:p/>
          </table:table-cell>
          <table:table-cell table:style-name="ce15" table:formula="of:=IF([Data.O218]=&quot;&quot;;&quot;&quot;;CONCATENATE(&quot;,&quot;;[Data.O218]))">
            <text:p/>
          </table:table-cell>
          <table:table-cell table:style-name="ce15" table:formula="of:=IF([Data.P218]=&quot;&quot;;&quot;&quot;;CONCATENATE(&quot;,&quot;;[Data.P218]))">
            <text:p/>
          </table:table-cell>
          <table:table-cell table:style-name="ce15" table:formula="of:=IF([Data.Q218]=&quot;&quot;;&quot;&quot;;CONCATENATE(&quot;,&quot;;[Data.Q218]))">
            <text:p/>
          </table:table-cell>
          <table:table-cell table:style-name="ce15" table:formula="of:=IF([Data.R218]=&quot;&quot;;&quot;&quot;;CONCATENATE(&quot;,&quot;;[Data.R218]))">
            <text:p/>
          </table:table-cell>
          <table:table-cell table:style-name="ce15" table:formula="of:=IF([Data.S218]=&quot;&quot;;&quot;&quot;;CONCATENATE(&quot;,&quot;;[Data.S218]))">
            <text:p/>
          </table:table-cell>
          <table:table-cell table:style-name="ce15" table:formula="of:=IF([Data.T218]=&quot;&quot;;&quot;&quot;;CONCATENATE(&quot;,&quot;;[Data.T218]))">
            <text:p/>
          </table:table-cell>
          <table:table-cell table:number-columns-repeated="2"/>
        </table:table-row>
        <table:table-row table:style-name="ro8">
          <table:table-cell table:formula="of:=IF([Data.A219]=&quot;&quot;;[.A217];[Data.A219])" office:value-type="float" office:value="158">
            <text:p>158</text:p>
          </table:table-cell>
          <table:table-cell table:formula="of:=IF([Data.E219]=&quot;&quot;;[.B217];CONCATENATE(&quot;,&quot;;[Data.E219]))" office:value-type="string" office:string-value=",SPECIAL">
            <text:p>,SPECIAL</text:p>
          </table:table-cell>
          <table:table-cell table:formula="of:=IF([Data.F219]=&quot;&quot;;[.C217];CONCATENATE(&quot;,&quot;;[Data.F219]))" office:value-type="string" office:string-value=",CHARL">
            <text:p>,CHARL</text:p>
          </table:table-cell>
          <table:table-cell table:formula="of:=CONCATENATE(&quot;,&quot;;[Data.G219])" office:value-type="string" office:string-value=",LESSER">
            <text:p>,LESSER</text:p>
          </table:table-cell>
          <table:table-cell table:formula="of:=CONCATENATE(&quot;,&quot;;[Data.H219])" office:value-type="string" office:string-value=",5">
            <text:p>,5</text:p>
          </table:table-cell>
          <table:table-cell table:formula="of:=IF([Data.I219]=&quot;&quot;;&quot;&quot;;CONCATENATE(&quot;,&quot;;[Data.I219]))" office:value-type="string" office:string-value=",DESCR">
            <text:p>,DESCR</text:p>
          </table:table-cell>
          <table:table-cell table:style-name="ce15" table:formula="of:=IF([Data.J219]=&quot;&quot;;&quot;&quot;;CONCATENATE(&quot;,&quot;;[Data.J219]))">
            <text:p/>
          </table:table-cell>
          <table:table-cell table:style-name="ce15" table:formula="of:=IF([Data.K219]=&quot;&quot;;&quot;&quot;;CONCATENATE(&quot;,&quot;;[Data.K219]))">
            <text:p/>
          </table:table-cell>
          <table:table-cell table:style-name="ce15" table:formula="of:=IF([Data.L219]=&quot;&quot;;&quot;&quot;;CONCATENATE(&quot;,&quot;;[Data.L219]))">
            <text:p/>
          </table:table-cell>
          <table:table-cell table:style-name="ce15" table:formula="of:=IF([Data.M219]=&quot;&quot;;&quot;&quot;;CONCATENATE(&quot;,&quot;;[Data.M219]))">
            <text:p/>
          </table:table-cell>
          <table:table-cell table:style-name="ce15" table:formula="of:=IF([Data.N219]=&quot;&quot;;&quot;&quot;;CONCATENATE(&quot;,&quot;;[Data.N219]))">
            <text:p/>
          </table:table-cell>
          <table:table-cell table:style-name="ce15" table:formula="of:=IF([Data.O219]=&quot;&quot;;&quot;&quot;;CONCATENATE(&quot;,&quot;;[Data.O219]))">
            <text:p/>
          </table:table-cell>
          <table:table-cell table:style-name="ce15" table:formula="of:=IF([Data.P219]=&quot;&quot;;&quot;&quot;;CONCATENATE(&quot;,&quot;;[Data.P219]))">
            <text:p/>
          </table:table-cell>
          <table:table-cell table:style-name="ce15" table:formula="of:=IF([Data.Q219]=&quot;&quot;;&quot;&quot;;CONCATENATE(&quot;,&quot;;[Data.Q219]))">
            <text:p/>
          </table:table-cell>
          <table:table-cell table:style-name="ce15" table:formula="of:=IF([Data.R219]=&quot;&quot;;&quot;&quot;;CONCATENATE(&quot;,&quot;;[Data.R219]))">
            <text:p/>
          </table:table-cell>
          <table:table-cell table:style-name="ce15" table:formula="of:=IF([Data.S219]=&quot;&quot;;&quot;&quot;;CONCATENATE(&quot;,&quot;;[Data.S219]))">
            <text:p/>
          </table:table-cell>
          <table:table-cell table:style-name="ce15" table:formula="of:=IF([Data.T219]=&quot;&quot;;&quot;&quot;;CONCATENATE(&quot;,&quot;;[Data.T219]))">
            <text:p/>
          </table:table-cell>
          <table:table-cell table:number-columns-repeated="2"/>
        </table:table-row>
        <table:table-row table:style-name="ro8">
          <table:table-cell table:formula="of:=IF([Data.A220]=&quot;&quot;;[.A218];[Data.A220])" office:value-type="float" office:value="159">
            <text:p>159</text:p>
          </table:table-cell>
          <table:table-cell table:formula="of:=IF([Data.E220]=&quot;&quot;;[.B218];CONCATENATE(&quot;,&quot;;[Data.E220]))" office:value-type="string" office:string-value=",SPECIAL">
            <text:p>,SPECIAL</text:p>
          </table:table-cell>
          <table:table-cell table:formula="of:=IF([Data.F220]=&quot;&quot;;[.C218];CONCATENATE(&quot;,&quot;;[Data.F220]))" office:value-type="string" office:string-value=",CHARL">
            <text:p>,CHARL</text:p>
          </table:table-cell>
          <table:table-cell table:formula="of:=CONCATENATE(&quot;,&quot;;[Data.G220])" office:value-type="string" office:string-value=",MAJOR">
            <text:p>,MAJOR</text:p>
          </table:table-cell>
          <table:table-cell table:formula="of:=CONCATENATE(&quot;,&quot;;[Data.H220])" office:value-type="string" office:string-value=",13">
            <text:p>,13</text:p>
          </table:table-cell>
          <table:table-cell table:formula="of:=IF([Data.I220]=&quot;&quot;;&quot;&quot;;CONCATENATE(&quot;,&quot;;[Data.I220]))" office:value-type="string" office:string-value=",DESCR">
            <text:p>,DESCR</text:p>
          </table:table-cell>
          <table:table-cell table:style-name="ce15" table:formula="of:=IF([Data.J220]=&quot;&quot;;&quot;&quot;;CONCATENATE(&quot;,&quot;;[Data.J220]))">
            <text:p/>
          </table:table-cell>
          <table:table-cell table:style-name="ce15" table:formula="of:=IF([Data.K220]=&quot;&quot;;&quot;&quot;;CONCATENATE(&quot;,&quot;;[Data.K220]))">
            <text:p/>
          </table:table-cell>
          <table:table-cell table:style-name="ce15" table:formula="of:=IF([Data.L220]=&quot;&quot;;&quot;&quot;;CONCATENATE(&quot;,&quot;;[Data.L220]))">
            <text:p/>
          </table:table-cell>
          <table:table-cell table:style-name="ce15" table:formula="of:=IF([Data.M220]=&quot;&quot;;&quot;&quot;;CONCATENATE(&quot;,&quot;;[Data.M220]))">
            <text:p/>
          </table:table-cell>
          <table:table-cell table:style-name="ce15" table:formula="of:=IF([Data.N220]=&quot;&quot;;&quot;&quot;;CONCATENATE(&quot;,&quot;;[Data.N220]))">
            <text:p/>
          </table:table-cell>
          <table:table-cell table:style-name="ce15" table:formula="of:=IF([Data.O220]=&quot;&quot;;&quot;&quot;;CONCATENATE(&quot;,&quot;;[Data.O220]))">
            <text:p/>
          </table:table-cell>
          <table:table-cell table:style-name="ce15" table:formula="of:=IF([Data.P220]=&quot;&quot;;&quot;&quot;;CONCATENATE(&quot;,&quot;;[Data.P220]))">
            <text:p/>
          </table:table-cell>
          <table:table-cell table:style-name="ce15" table:formula="of:=IF([Data.Q220]=&quot;&quot;;&quot;&quot;;CONCATENATE(&quot;,&quot;;[Data.Q220]))">
            <text:p/>
          </table:table-cell>
          <table:table-cell table:style-name="ce15" table:formula="of:=IF([Data.R220]=&quot;&quot;;&quot;&quot;;CONCATENATE(&quot;,&quot;;[Data.R220]))">
            <text:p/>
          </table:table-cell>
          <table:table-cell table:style-name="ce15" table:formula="of:=IF([Data.S220]=&quot;&quot;;&quot;&quot;;CONCATENATE(&quot;,&quot;;[Data.S220]))">
            <text:p/>
          </table:table-cell>
          <table:table-cell table:style-name="ce15" table:formula="of:=IF([Data.T220]=&quot;&quot;;&quot;&quot;;CONCATENATE(&quot;,&quot;;[Data.T220]))">
            <text:p/>
          </table:table-cell>
          <table:table-cell table:number-columns-repeated="2"/>
        </table:table-row>
        <table:table-row table:style-name="ro8">
          <table:table-cell table:formula="of:=IF([Data.A221]=&quot;&quot;;[.A219];[Data.A221])" office:value-type="float" office:value="160">
            <text:p>160</text:p>
          </table:table-cell>
          <table:table-cell table:formula="of:=IF([Data.E221]=&quot;&quot;;[.B219];CONCATENATE(&quot;,&quot;;[Data.E221]))" office:value-type="string" office:string-value=",SPECIAL">
            <text:p>,SPECIAL</text:p>
          </table:table-cell>
          <table:table-cell table:formula="of:=IF([Data.F221]=&quot;&quot;;[.C219];CONCATENATE(&quot;,&quot;;[Data.F221]))" office:value-type="string" office:string-value=",CHARL">
            <text:p>,CHARL</text:p>
          </table:table-cell>
          <table:table-cell table:formula="of:=CONCATENATE(&quot;,&quot;;[Data.G221])" office:value-type="string" office:string-value=",MAJOR">
            <text:p>,MAJOR</text:p>
          </table:table-cell>
          <table:table-cell table:formula="of:=CONCATENATE(&quot;,&quot;;[Data.H221])" office:value-type="string" office:string-value=",15">
            <text:p>,15</text:p>
          </table:table-cell>
          <table:table-cell table:formula="of:=IF([Data.I221]=&quot;&quot;;&quot;&quot;;CONCATENATE(&quot;,&quot;;[Data.I221]))" office:value-type="string" office:string-value=",DESCR">
            <text:p>,DESCR</text:p>
          </table:table-cell>
          <table:table-cell table:style-name="ce15" table:formula="of:=IF([Data.J221]=&quot;&quot;;&quot;&quot;;CONCATENATE(&quot;,&quot;;[Data.J221]))">
            <text:p/>
          </table:table-cell>
          <table:table-cell table:style-name="ce15" table:formula="of:=IF([Data.K221]=&quot;&quot;;&quot;&quot;;CONCATENATE(&quot;,&quot;;[Data.K221]))">
            <text:p/>
          </table:table-cell>
          <table:table-cell table:style-name="ce15" table:formula="of:=IF([Data.L221]=&quot;&quot;;&quot;&quot;;CONCATENATE(&quot;,&quot;;[Data.L221]))">
            <text:p/>
          </table:table-cell>
          <table:table-cell table:style-name="ce15" table:formula="of:=IF([Data.M221]=&quot;&quot;;&quot;&quot;;CONCATENATE(&quot;,&quot;;[Data.M221]))">
            <text:p/>
          </table:table-cell>
          <table:table-cell table:style-name="ce15" table:formula="of:=IF([Data.N221]=&quot;&quot;;&quot;&quot;;CONCATENATE(&quot;,&quot;;[Data.N221]))">
            <text:p/>
          </table:table-cell>
          <table:table-cell table:style-name="ce15" table:formula="of:=IF([Data.O221]=&quot;&quot;;&quot;&quot;;CONCATENATE(&quot;,&quot;;[Data.O221]))">
            <text:p/>
          </table:table-cell>
          <table:table-cell table:style-name="ce15" table:formula="of:=IF([Data.P221]=&quot;&quot;;&quot;&quot;;CONCATENATE(&quot;,&quot;;[Data.P221]))">
            <text:p/>
          </table:table-cell>
          <table:table-cell table:style-name="ce15" table:formula="of:=IF([Data.Q221]=&quot;&quot;;&quot;&quot;;CONCATENATE(&quot;,&quot;;[Data.Q221]))">
            <text:p/>
          </table:table-cell>
          <table:table-cell table:style-name="ce15" table:formula="of:=IF([Data.R221]=&quot;&quot;;&quot;&quot;;CONCATENATE(&quot;,&quot;;[Data.R221]))">
            <text:p/>
          </table:table-cell>
          <table:table-cell table:style-name="ce15" table:formula="of:=IF([Data.S221]=&quot;&quot;;&quot;&quot;;CONCATENATE(&quot;,&quot;;[Data.S221]))">
            <text:p/>
          </table:table-cell>
          <table:table-cell table:style-name="ce15" table:formula="of:=IF([Data.T221]=&quot;&quot;;&quot;&quot;;CONCATENATE(&quot;,&quot;;[Data.T221]))">
            <text:p/>
          </table:table-cell>
          <table:table-cell table:number-columns-repeated="2"/>
        </table:table-row>
        <table:table-row table:style-name="ro8">
          <table:table-cell table:formula="of:=IF([Data.A222]=&quot;&quot;;[.A220];[Data.A222])" office:value-type="float" office:value="160">
            <text:p>160</text:p>
          </table:table-cell>
          <table:table-cell table:formula="of:=IF([Data.E222]=&quot;&quot;;[.B220];CONCATENATE(&quot;,&quot;;[Data.E222]))" office:value-type="string" office:string-value=",SPECIAL">
            <text:p>,SPECIAL</text:p>
          </table:table-cell>
          <table:table-cell table:formula="of:=IF([Data.F222]=&quot;&quot;;[.C220];CONCATENATE(&quot;,&quot;;[Data.F222]))" office:value-type="string" office:string-value=",CHARL">
            <text:p>,CHARL</text:p>
          </table:table-cell>
          <table:table-cell table:formula="of:=CONCATENATE(&quot;,&quot;;[Data.G222])" office:value-type="string" office:string-value=",GREATER">
            <text:p>,GREATER</text:p>
          </table:table-cell>
          <table:table-cell table:formula="of:=CONCATENATE(&quot;,&quot;;[Data.H222])" office:value-type="string" office:string-value=",25">
            <text:p>,25</text:p>
          </table:table-cell>
          <table:table-cell table:formula="of:=IF([Data.I222]=&quot;&quot;;&quot;&quot;;CONCATENATE(&quot;,&quot;;[Data.I222]))" office:value-type="string" office:string-value=",DESCR">
            <text:p>,DESCR</text:p>
          </table:table-cell>
          <table:table-cell table:style-name="ce15" table:formula="of:=IF([Data.J222]=&quot;&quot;;&quot;&quot;;CONCATENATE(&quot;,&quot;;[Data.J222]))">
            <text:p/>
          </table:table-cell>
          <table:table-cell table:style-name="ce15" table:formula="of:=IF([Data.K222]=&quot;&quot;;&quot;&quot;;CONCATENATE(&quot;,&quot;;[Data.K222]))">
            <text:p/>
          </table:table-cell>
          <table:table-cell table:style-name="ce15" table:formula="of:=IF([Data.L222]=&quot;&quot;;&quot;&quot;;CONCATENATE(&quot;,&quot;;[Data.L222]))">
            <text:p/>
          </table:table-cell>
          <table:table-cell table:style-name="ce15" table:formula="of:=IF([Data.M222]=&quot;&quot;;&quot;&quot;;CONCATENATE(&quot;,&quot;;[Data.M222]))">
            <text:p/>
          </table:table-cell>
          <table:table-cell table:style-name="ce15" table:formula="of:=IF([Data.N222]=&quot;&quot;;&quot;&quot;;CONCATENATE(&quot;,&quot;;[Data.N222]))">
            <text:p/>
          </table:table-cell>
          <table:table-cell table:style-name="ce15" table:formula="of:=IF([Data.O222]=&quot;&quot;;&quot;&quot;;CONCATENATE(&quot;,&quot;;[Data.O222]))">
            <text:p/>
          </table:table-cell>
          <table:table-cell table:style-name="ce15" table:formula="of:=IF([Data.P222]=&quot;&quot;;&quot;&quot;;CONCATENATE(&quot;,&quot;;[Data.P222]))">
            <text:p/>
          </table:table-cell>
          <table:table-cell table:style-name="ce15" table:formula="of:=IF([Data.Q222]=&quot;&quot;;&quot;&quot;;CONCATENATE(&quot;,&quot;;[Data.Q222]))">
            <text:p/>
          </table:table-cell>
          <table:table-cell table:style-name="ce15" table:formula="of:=IF([Data.R222]=&quot;&quot;;&quot;&quot;;CONCATENATE(&quot;,&quot;;[Data.R222]))">
            <text:p/>
          </table:table-cell>
          <table:table-cell table:style-name="ce15" table:formula="of:=IF([Data.S222]=&quot;&quot;;&quot;&quot;;CONCATENATE(&quot;,&quot;;[Data.S222]))">
            <text:p/>
          </table:table-cell>
          <table:table-cell table:style-name="ce15" table:formula="of:=IF([Data.T222]=&quot;&quot;;&quot;&quot;;CONCATENATE(&quot;,&quot;;[Data.T222]))">
            <text:p/>
          </table:table-cell>
          <table:table-cell table:number-columns-repeated="2"/>
        </table:table-row>
        <table:table-row table:style-name="ro8">
          <table:table-cell table:formula="of:=IF([Data.A223]=&quot;&quot;;[.A221];[Data.A223])" office:value-type="float" office:value="161">
            <text:p>161</text:p>
          </table:table-cell>
          <table:table-cell table:formula="of:=IF([Data.E223]=&quot;&quot;;[.B221];CONCATENATE(&quot;,&quot;;[Data.E223]))" office:value-type="string" office:string-value=",SPECIAL">
            <text:p>,SPECIAL</text:p>
          </table:table-cell>
          <table:table-cell table:formula="of:=IF([Data.F223]=&quot;&quot;;[.C221];CONCATENATE(&quot;,&quot;;[Data.F223]))" office:value-type="string" office:string-value=",CHARL">
            <text:p>,CHARL</text:p>
          </table:table-cell>
          <table:table-cell table:formula="of:=CONCATENATE(&quot;,&quot;;[Data.G223])" office:value-type="string" office:string-value=",GREATER">
            <text:p>,GREATER</text:p>
          </table:table-cell>
          <table:table-cell table:formula="of:=CONCATENATE(&quot;,&quot;;[Data.H223])" office:value-type="string" office:string-value=",25">
            <text:p>,25</text:p>
          </table:table-cell>
          <table:table-cell table:formula="of:=IF([Data.I223]=&quot;&quot;;&quot;&quot;;CONCATENATE(&quot;,&quot;;[Data.I223]))" office:value-type="string" office:string-value=",DESCR">
            <text:p>,DESCR</text:p>
          </table:table-cell>
          <table:table-cell table:style-name="ce15" table:formula="of:=IF([Data.J223]=&quot;&quot;;&quot;&quot;;CONCATENATE(&quot;,&quot;;[Data.J223]))">
            <text:p/>
          </table:table-cell>
          <table:table-cell table:style-name="ce15" table:formula="of:=IF([Data.K223]=&quot;&quot;;&quot;&quot;;CONCATENATE(&quot;,&quot;;[Data.K223]))">
            <text:p/>
          </table:table-cell>
          <table:table-cell table:style-name="ce15" table:formula="of:=IF([Data.L223]=&quot;&quot;;&quot;&quot;;CONCATENATE(&quot;,&quot;;[Data.L223]))">
            <text:p/>
          </table:table-cell>
          <table:table-cell table:style-name="ce15" table:formula="of:=IF([Data.M223]=&quot;&quot;;&quot;&quot;;CONCATENATE(&quot;,&quot;;[Data.M223]))">
            <text:p/>
          </table:table-cell>
          <table:table-cell table:style-name="ce15" table:formula="of:=IF([Data.N223]=&quot;&quot;;&quot;&quot;;CONCATENATE(&quot;,&quot;;[Data.N223]))">
            <text:p/>
          </table:table-cell>
          <table:table-cell table:style-name="ce15" table:formula="of:=IF([Data.O223]=&quot;&quot;;&quot;&quot;;CONCATENATE(&quot;,&quot;;[Data.O223]))">
            <text:p/>
          </table:table-cell>
          <table:table-cell table:style-name="ce15" table:formula="of:=IF([Data.P223]=&quot;&quot;;&quot;&quot;;CONCATENATE(&quot;,&quot;;[Data.P223]))">
            <text:p/>
          </table:table-cell>
          <table:table-cell table:style-name="ce15" table:formula="of:=IF([Data.Q223]=&quot;&quot;;&quot;&quot;;CONCATENATE(&quot;,&quot;;[Data.Q223]))">
            <text:p/>
          </table:table-cell>
          <table:table-cell table:style-name="ce15" table:formula="of:=IF([Data.R223]=&quot;&quot;;&quot;&quot;;CONCATENATE(&quot;,&quot;;[Data.R223]))">
            <text:p/>
          </table:table-cell>
          <table:table-cell table:style-name="ce15" table:formula="of:=IF([Data.S223]=&quot;&quot;;&quot;&quot;;CONCATENATE(&quot;,&quot;;[Data.S223]))">
            <text:p/>
          </table:table-cell>
          <table:table-cell table:style-name="ce15" table:formula="of:=IF([Data.T223]=&quot;&quot;;&quot;&quot;;CONCATENATE(&quot;,&quot;;[Data.T223]))">
            <text:p/>
          </table:table-cell>
          <table:table-cell table:number-columns-repeated="2"/>
        </table:table-row>
        <table:table-row table:style-name="ro8">
          <table:table-cell table:formula="of:=IF([Data.A224]=&quot;&quot;;[.A222];[Data.A224])" office:value-type="float" office:value="162">
            <text:p>162</text:p>
          </table:table-cell>
          <table:table-cell table:formula="of:=IF([Data.E224]=&quot;&quot;;[.B222];CONCATENATE(&quot;,&quot;;[Data.E224]))" office:value-type="string" office:string-value=",SPECIAL">
            <text:p>,SPECIAL</text:p>
          </table:table-cell>
          <table:table-cell table:formula="of:=IF([Data.F224]=&quot;&quot;;[.C222];CONCATENATE(&quot;,&quot;;[Data.F224]))" office:value-type="string" office:string-value=",CHARL">
            <text:p>,CHARL</text:p>
          </table:table-cell>
          <table:table-cell table:formula="of:=CONCATENATE(&quot;,&quot;;[Data.G224])" office:value-type="string" office:string-value=",GREATER">
            <text:p>,GREATER</text:p>
          </table:table-cell>
          <table:table-cell table:formula="of:=CONCATENATE(&quot;,&quot;;[Data.H224])" office:value-type="string" office:string-value=",50">
            <text:p>,50</text:p>
          </table:table-cell>
          <table:table-cell table:formula="of:=IF([Data.I224]=&quot;&quot;;&quot;&quot;;CONCATENATE(&quot;,&quot;;[Data.I224]))" office:value-type="string" office:string-value=",STRENGTH=10">
            <text:p>,STRENGTH=10</text:p>
          </table:table-cell>
          <table:table-cell table:style-name="ce15" table:formula="of:=IF([Data.J224]=&quot;&quot;;&quot;&quot;;CONCATENATE(&quot;,&quot;;[Data.J224]))" office:value-type="string" office:string-value=",QUICKNESS=10">
            <text:p>,QUICKNESS=10</text:p>
          </table:table-cell>
          <table:table-cell table:style-name="ce15" table:formula="of:=IF([Data.K224]=&quot;&quot;;&quot;&quot;;CONCATENATE(&quot;,&quot;;[Data.K224]))" office:value-type="string" office:string-value=",AGILITY=10">
            <text:p>,AGILITY=10</text:p>
          </table:table-cell>
          <table:table-cell table:style-name="ce15" table:formula="of:=IF([Data.L224]=&quot;&quot;;&quot;&quot;;CONCATENATE(&quot;,&quot;;[Data.L224]))" office:value-type="string" office:string-value=",CONSTITUTION=10">
            <text:p>,CONSTITUTION=10</text:p>
          </table:table-cell>
          <table:table-cell table:style-name="ce15" table:formula="of:=IF([Data.M224]=&quot;&quot;;&quot;&quot;;CONCATENATE(&quot;,&quot;;[Data.M224]))" office:value-type="string" office:string-value=",DESCR">
            <text:p>,DESCR</text:p>
          </table:table-cell>
          <table:table-cell table:style-name="ce15" table:formula="of:=IF([Data.N224]=&quot;&quot;;&quot;&quot;;CONCATENATE(&quot;,&quot;;[Data.N224]))">
            <text:p/>
          </table:table-cell>
          <table:table-cell table:style-name="ce15" table:formula="of:=IF([Data.O224]=&quot;&quot;;&quot;&quot;;CONCATENATE(&quot;,&quot;;[Data.O224]))">
            <text:p/>
          </table:table-cell>
          <table:table-cell table:style-name="ce15" table:formula="of:=IF([Data.P224]=&quot;&quot;;&quot;&quot;;CONCATENATE(&quot;,&quot;;[Data.P224]))">
            <text:p/>
          </table:table-cell>
          <table:table-cell table:style-name="ce15" table:formula="of:=IF([Data.Q224]=&quot;&quot;;&quot;&quot;;CONCATENATE(&quot;,&quot;;[Data.Q224]))">
            <text:p/>
          </table:table-cell>
          <table:table-cell table:style-name="ce15" table:formula="of:=IF([Data.R224]=&quot;&quot;;&quot;&quot;;CONCATENATE(&quot;,&quot;;[Data.R224]))">
            <text:p/>
          </table:table-cell>
          <table:table-cell table:style-name="ce15" table:formula="of:=IF([Data.S224]=&quot;&quot;;&quot;&quot;;CONCATENATE(&quot;,&quot;;[Data.S224]))">
            <text:p/>
          </table:table-cell>
          <table:table-cell table:style-name="ce15" table:formula="of:=IF([Data.T224]=&quot;&quot;;&quot;&quot;;CONCATENATE(&quot;,&quot;;[Data.T224]))">
            <text:p/>
          </table:table-cell>
          <table:table-cell table:number-columns-repeated="2"/>
        </table:table-row>
        <table:table-row table:style-name="ro8">
          <table:table-cell table:formula="of:=IF([Data.A225]=&quot;&quot;;[.A223];[Data.A225])" office:value-type="float" office:value="163">
            <text:p>163</text:p>
          </table:table-cell>
          <table:table-cell table:formula="of:=IF([Data.E225]=&quot;&quot;;[.B223];CONCATENATE(&quot;,&quot;;[Data.E225]))" office:value-type="string" office:string-value=",SPECIAL">
            <text:p>,SPECIAL</text:p>
          </table:table-cell>
          <table:table-cell table:formula="of:=IF([Data.F225]=&quot;&quot;;[.C223];CONCATENATE(&quot;,&quot;;[Data.F225]))" office:value-type="string" office:string-value=",CHARL">
            <text:p>,CHARL</text:p>
          </table:table-cell>
          <table:table-cell table:formula="of:=CONCATENATE(&quot;,&quot;;[Data.G225])" office:value-type="string" office:string-value=",MINOR">
            <text:p>,MINOR</text:p>
          </table:table-cell>
          <table:table-cell table:formula="of:=CONCATENATE(&quot;,&quot;;[Data.H225])" office:value-type="string" office:string-value=",10">
            <text:p>,10</text:p>
          </table:table-cell>
          <table:table-cell table:formula="of:=IF([Data.I225]=&quot;&quot;;&quot;&quot;;CONCATENATE(&quot;,&quot;;[Data.I225]))" office:value-type="string" office:string-value=",DESCR">
            <text:p>,DESCR</text:p>
          </table:table-cell>
          <table:table-cell table:style-name="ce15" table:formula="of:=IF([Data.J225]=&quot;&quot;;&quot;&quot;;CONCATENATE(&quot;,&quot;;[Data.J225]))">
            <text:p/>
          </table:table-cell>
          <table:table-cell table:style-name="ce15" table:formula="of:=IF([Data.K225]=&quot;&quot;;&quot;&quot;;CONCATENATE(&quot;,&quot;;[Data.K225]))">
            <text:p/>
          </table:table-cell>
          <table:table-cell table:style-name="ce15" table:formula="of:=IF([Data.L225]=&quot;&quot;;&quot;&quot;;CONCATENATE(&quot;,&quot;;[Data.L225]))">
            <text:p/>
          </table:table-cell>
          <table:table-cell table:style-name="ce15" table:formula="of:=IF([Data.M225]=&quot;&quot;;&quot;&quot;;CONCATENATE(&quot;,&quot;;[Data.M225]))">
            <text:p/>
          </table:table-cell>
          <table:table-cell table:style-name="ce15" table:formula="of:=IF([Data.N225]=&quot;&quot;;&quot;&quot;;CONCATENATE(&quot;,&quot;;[Data.N225]))">
            <text:p/>
          </table:table-cell>
          <table:table-cell table:style-name="ce15" table:formula="of:=IF([Data.O225]=&quot;&quot;;&quot;&quot;;CONCATENATE(&quot;,&quot;;[Data.O225]))">
            <text:p/>
          </table:table-cell>
          <table:table-cell table:style-name="ce15" table:formula="of:=IF([Data.P225]=&quot;&quot;;&quot;&quot;;CONCATENATE(&quot;,&quot;;[Data.P225]))">
            <text:p/>
          </table:table-cell>
          <table:table-cell table:style-name="ce15" table:formula="of:=IF([Data.Q225]=&quot;&quot;;&quot;&quot;;CONCATENATE(&quot;,&quot;;[Data.Q225]))">
            <text:p/>
          </table:table-cell>
          <table:table-cell table:style-name="ce15" table:formula="of:=IF([Data.R225]=&quot;&quot;;&quot;&quot;;CONCATENATE(&quot;,&quot;;[Data.R225]))">
            <text:p/>
          </table:table-cell>
          <table:table-cell table:style-name="ce15" table:formula="of:=IF([Data.S225]=&quot;&quot;;&quot;&quot;;CONCATENATE(&quot;,&quot;;[Data.S225]))">
            <text:p/>
          </table:table-cell>
          <table:table-cell table:style-name="ce15" table:formula="of:=IF([Data.T225]=&quot;&quot;;&quot;&quot;;CONCATENATE(&quot;,&quot;;[Data.T225]))">
            <text:p/>
          </table:table-cell>
          <table:table-cell table:number-columns-repeated="2"/>
        </table:table-row>
        <table:table-row table:style-name="ro8">
          <table:table-cell table:formula="of:=IF([Data.A226]=&quot;&quot;;[.A224];[Data.A226])" office:value-type="float" office:value="164">
            <text:p>164</text:p>
          </table:table-cell>
          <table:table-cell table:formula="of:=IF([Data.E226]=&quot;&quot;;[.B224];CONCATENATE(&quot;,&quot;;[Data.E226]))" office:value-type="string" office:string-value=",SPECIAL">
            <text:p>,SPECIAL</text:p>
          </table:table-cell>
          <table:table-cell table:formula="of:=IF([Data.F226]=&quot;&quot;;[.C224];CONCATENATE(&quot;,&quot;;[Data.F226]))" office:value-type="string" office:string-value=",CHARL">
            <text:p>,CHARL</text:p>
          </table:table-cell>
          <table:table-cell table:formula="of:=CONCATENATE(&quot;,&quot;;[Data.G226])" office:value-type="string" office:string-value=",GREATER">
            <text:p>,GREATER</text:p>
          </table:table-cell>
          <table:table-cell table:formula="of:=CONCATENATE(&quot;,&quot;;[Data.H226])" office:value-type="string" office:string-value=",30">
            <text:p>,30</text:p>
          </table:table-cell>
          <table:table-cell table:formula="of:=IF([Data.I226]=&quot;&quot;;&quot;&quot;;CONCATENATE(&quot;,&quot;;[Data.I226]))" office:value-type="string" office:string-value=",DESCR">
            <text:p>,DESCR</text:p>
          </table:table-cell>
          <table:table-cell table:style-name="ce15" table:formula="of:=IF([Data.J226]=&quot;&quot;;&quot;&quot;;CONCATENATE(&quot;,&quot;;[Data.J226]))">
            <text:p/>
          </table:table-cell>
          <table:table-cell table:style-name="ce15" table:formula="of:=IF([Data.K226]=&quot;&quot;;&quot;&quot;;CONCATENATE(&quot;,&quot;;[Data.K226]))">
            <text:p/>
          </table:table-cell>
          <table:table-cell table:style-name="ce15" table:formula="of:=IF([Data.L226]=&quot;&quot;;&quot;&quot;;CONCATENATE(&quot;,&quot;;[Data.L226]))">
            <text:p/>
          </table:table-cell>
          <table:table-cell table:style-name="ce15" table:formula="of:=IF([Data.M226]=&quot;&quot;;&quot;&quot;;CONCATENATE(&quot;,&quot;;[Data.M226]))">
            <text:p/>
          </table:table-cell>
          <table:table-cell table:style-name="ce15" table:formula="of:=IF([Data.N226]=&quot;&quot;;&quot;&quot;;CONCATENATE(&quot;,&quot;;[Data.N226]))">
            <text:p/>
          </table:table-cell>
          <table:table-cell table:style-name="ce15" table:formula="of:=IF([Data.O226]=&quot;&quot;;&quot;&quot;;CONCATENATE(&quot;,&quot;;[Data.O226]))">
            <text:p/>
          </table:table-cell>
          <table:table-cell table:style-name="ce15" table:formula="of:=IF([Data.P226]=&quot;&quot;;&quot;&quot;;CONCATENATE(&quot;,&quot;;[Data.P226]))">
            <text:p/>
          </table:table-cell>
          <table:table-cell table:style-name="ce15" table:formula="of:=IF([Data.Q226]=&quot;&quot;;&quot;&quot;;CONCATENATE(&quot;,&quot;;[Data.Q226]))">
            <text:p/>
          </table:table-cell>
          <table:table-cell table:style-name="ce15" table:formula="of:=IF([Data.R226]=&quot;&quot;;&quot;&quot;;CONCATENATE(&quot;,&quot;;[Data.R226]))">
            <text:p/>
          </table:table-cell>
          <table:table-cell table:style-name="ce15" table:formula="of:=IF([Data.S226]=&quot;&quot;;&quot;&quot;;CONCATENATE(&quot;,&quot;;[Data.S226]))">
            <text:p/>
          </table:table-cell>
          <table:table-cell table:style-name="ce15" table:formula="of:=IF([Data.T226]=&quot;&quot;;&quot;&quot;;CONCATENATE(&quot;,&quot;;[Data.T226]))">
            <text:p/>
          </table:table-cell>
          <table:table-cell table:number-columns-repeated="2"/>
        </table:table-row>
        <table:table-row table:style-name="ro8">
          <table:table-cell table:formula="of:=IF([Data.A227]=&quot;&quot;;[.A225];[Data.A227])" office:value-type="float" office:value="165">
            <text:p>165</text:p>
          </table:table-cell>
          <table:table-cell table:formula="of:=IF([Data.E227]=&quot;&quot;;[.B225];CONCATENATE(&quot;,&quot;;[Data.E227]))" office:value-type="string" office:string-value=",SPECIAL">
            <text:p>,SPECIAL</text:p>
          </table:table-cell>
          <table:table-cell table:formula="of:=IF([Data.F227]=&quot;&quot;;[.C225];CONCATENATE(&quot;,&quot;;[Data.F227]))" office:value-type="string" office:string-value=",CHARL">
            <text:p>,CHARL</text:p>
          </table:table-cell>
          <table:table-cell table:formula="of:=CONCATENATE(&quot;,&quot;;[Data.G227])" office:value-type="string" office:string-value=",GREATER">
            <text:p>,GREATER</text:p>
          </table:table-cell>
          <table:table-cell table:formula="of:=CONCATENATE(&quot;,&quot;;[Data.H227])" office:value-type="string" office:string-value=",25">
            <text:p>,25</text:p>
          </table:table-cell>
          <table:table-cell table:formula="of:=IF([Data.I227]=&quot;&quot;;&quot;&quot;;CONCATENATE(&quot;,&quot;;[Data.I227]))" office:value-type="string" office:string-value=",DESCR">
            <text:p>,DESCR</text:p>
          </table:table-cell>
          <table:table-cell table:style-name="ce15" table:formula="of:=IF([Data.J227]=&quot;&quot;;&quot;&quot;;CONCATENATE(&quot;,&quot;;[Data.J227]))">
            <text:p/>
          </table:table-cell>
          <table:table-cell table:style-name="ce15" table:formula="of:=IF([Data.K227]=&quot;&quot;;&quot;&quot;;CONCATENATE(&quot;,&quot;;[Data.K227]))">
            <text:p/>
          </table:table-cell>
          <table:table-cell table:style-name="ce15" table:formula="of:=IF([Data.L227]=&quot;&quot;;&quot;&quot;;CONCATENATE(&quot;,&quot;;[Data.L227]))">
            <text:p/>
          </table:table-cell>
          <table:table-cell table:style-name="ce15" table:formula="of:=IF([Data.M227]=&quot;&quot;;&quot;&quot;;CONCATENATE(&quot;,&quot;;[Data.M227]))">
            <text:p/>
          </table:table-cell>
          <table:table-cell table:style-name="ce15" table:formula="of:=IF([Data.N227]=&quot;&quot;;&quot;&quot;;CONCATENATE(&quot;,&quot;;[Data.N227]))">
            <text:p/>
          </table:table-cell>
          <table:table-cell table:style-name="ce15" table:formula="of:=IF([Data.O227]=&quot;&quot;;&quot;&quot;;CONCATENATE(&quot;,&quot;;[Data.O227]))">
            <text:p/>
          </table:table-cell>
          <table:table-cell table:style-name="ce15" table:formula="of:=IF([Data.P227]=&quot;&quot;;&quot;&quot;;CONCATENATE(&quot;,&quot;;[Data.P227]))">
            <text:p/>
          </table:table-cell>
          <table:table-cell table:style-name="ce15" table:formula="of:=IF([Data.Q227]=&quot;&quot;;&quot;&quot;;CONCATENATE(&quot;,&quot;;[Data.Q227]))">
            <text:p/>
          </table:table-cell>
          <table:table-cell table:style-name="ce15" table:formula="of:=IF([Data.R227]=&quot;&quot;;&quot;&quot;;CONCATENATE(&quot;,&quot;;[Data.R227]))">
            <text:p/>
          </table:table-cell>
          <table:table-cell table:style-name="ce15" table:formula="of:=IF([Data.S227]=&quot;&quot;;&quot;&quot;;CONCATENATE(&quot;,&quot;;[Data.S227]))">
            <text:p/>
          </table:table-cell>
          <table:table-cell table:style-name="ce15" table:formula="of:=IF([Data.T227]=&quot;&quot;;&quot;&quot;;CONCATENATE(&quot;,&quot;;[Data.T227]))">
            <text:p/>
          </table:table-cell>
          <table:table-cell table:number-columns-repeated="2"/>
        </table:table-row>
        <table:table-row table:style-name="ro8">
          <table:table-cell table:formula="of:=IF([Data.A228]=&quot;&quot;;[.A226];[Data.A228])" office:value-type="float" office:value="166">
            <text:p>166</text:p>
          </table:table-cell>
          <table:table-cell table:formula="of:=IF([Data.E228]=&quot;&quot;;[.B226];CONCATENATE(&quot;,&quot;;[Data.E228]))" office:value-type="string" office:string-value=",SPECIAL">
            <text:p>,SPECIAL</text:p>
          </table:table-cell>
          <table:table-cell table:formula="of:=IF([Data.F228]=&quot;&quot;;[.C226];CONCATENATE(&quot;,&quot;;[Data.F228]))" office:value-type="string" office:string-value=",CHARL">
            <text:p>,CHARL</text:p>
          </table:table-cell>
          <table:table-cell table:formula="of:=CONCATENATE(&quot;,&quot;;[Data.G228])" office:value-type="string" office:string-value=",MAJOR">
            <text:p>,MAJOR</text:p>
          </table:table-cell>
          <table:table-cell table:formula="of:=CONCATENATE(&quot;,&quot;;[Data.H228])" office:value-type="string" office:string-value=",18">
            <text:p>,18</text:p>
          </table:table-cell>
          <table:table-cell table:formula="of:=IF([Data.I228]=&quot;&quot;;&quot;&quot;;CONCATENATE(&quot;,&quot;;[Data.I228]))" office:value-type="string" office:string-value=",DESCR">
            <text:p>,DESCR</text:p>
          </table:table-cell>
          <table:table-cell table:style-name="ce15" table:formula="of:=IF([Data.J228]=&quot;&quot;;&quot;&quot;;CONCATENATE(&quot;,&quot;;[Data.J228]))">
            <text:p/>
          </table:table-cell>
          <table:table-cell table:style-name="ce15" table:formula="of:=IF([Data.K228]=&quot;&quot;;&quot;&quot;;CONCATENATE(&quot;,&quot;;[Data.K228]))">
            <text:p/>
          </table:table-cell>
          <table:table-cell table:style-name="ce15" table:formula="of:=IF([Data.L228]=&quot;&quot;;&quot;&quot;;CONCATENATE(&quot;,&quot;;[Data.L228]))">
            <text:p/>
          </table:table-cell>
          <table:table-cell table:style-name="ce15" table:formula="of:=IF([Data.M228]=&quot;&quot;;&quot;&quot;;CONCATENATE(&quot;,&quot;;[Data.M228]))">
            <text:p/>
          </table:table-cell>
          <table:table-cell table:style-name="ce15" table:formula="of:=IF([Data.N228]=&quot;&quot;;&quot;&quot;;CONCATENATE(&quot;,&quot;;[Data.N228]))">
            <text:p/>
          </table:table-cell>
          <table:table-cell table:style-name="ce15" table:formula="of:=IF([Data.O228]=&quot;&quot;;&quot;&quot;;CONCATENATE(&quot;,&quot;;[Data.O228]))">
            <text:p/>
          </table:table-cell>
          <table:table-cell table:style-name="ce15" table:formula="of:=IF([Data.P228]=&quot;&quot;;&quot;&quot;;CONCATENATE(&quot;,&quot;;[Data.P228]))">
            <text:p/>
          </table:table-cell>
          <table:table-cell table:style-name="ce15" table:formula="of:=IF([Data.Q228]=&quot;&quot;;&quot;&quot;;CONCATENATE(&quot;,&quot;;[Data.Q228]))">
            <text:p/>
          </table:table-cell>
          <table:table-cell table:style-name="ce15" table:formula="of:=IF([Data.R228]=&quot;&quot;;&quot;&quot;;CONCATENATE(&quot;,&quot;;[Data.R228]))">
            <text:p/>
          </table:table-cell>
          <table:table-cell table:style-name="ce15" table:formula="of:=IF([Data.S228]=&quot;&quot;;&quot;&quot;;CONCATENATE(&quot;,&quot;;[Data.S228]))">
            <text:p/>
          </table:table-cell>
          <table:table-cell table:style-name="ce15" table:formula="of:=IF([Data.T228]=&quot;&quot;;&quot;&quot;;CONCATENATE(&quot;,&quot;;[Data.T228]))">
            <text:p/>
          </table:table-cell>
          <table:table-cell table:number-columns-repeated="2"/>
        </table:table-row>
        <table:table-row table:style-name="ro8">
          <table:table-cell table:formula="of:=IF([Data.A229]=&quot;&quot;;[.A227];[Data.A229])" office:value-type="float" office:value="166">
            <text:p>166</text:p>
          </table:table-cell>
          <table:table-cell table:formula="of:=IF([Data.E229]=&quot;&quot;;[.B227];CONCATENATE(&quot;,&quot;;[Data.E229]))" office:value-type="string" office:string-value=",SPECIAL">
            <text:p>,SPECIAL</text:p>
          </table:table-cell>
          <table:table-cell table:formula="of:=IF([Data.F229]=&quot;&quot;;[.C227];CONCATENATE(&quot;,&quot;;[Data.F229]))" office:value-type="string" office:string-value=",CHARL">
            <text:p>,CHARL</text:p>
          </table:table-cell>
          <table:table-cell table:formula="of:=CONCATENATE(&quot;,&quot;;[Data.G229])" office:value-type="string" office:string-value=",GREATER">
            <text:p>,GREATER</text:p>
          </table:table-cell>
          <table:table-cell table:formula="of:=CONCATENATE(&quot;,&quot;;[Data.H229])" office:value-type="string" office:string-value=",40">
            <text:p>,40</text:p>
          </table:table-cell>
          <table:table-cell table:formula="of:=IF([Data.I229]=&quot;&quot;;&quot;&quot;;CONCATENATE(&quot;,&quot;;[Data.I229]))" office:value-type="string" office:string-value=",DESCR">
            <text:p>,DESCR</text:p>
          </table:table-cell>
          <table:table-cell table:style-name="ce15" table:formula="of:=IF([Data.J229]=&quot;&quot;;&quot;&quot;;CONCATENATE(&quot;,&quot;;[Data.J229]))">
            <text:p/>
          </table:table-cell>
          <table:table-cell table:style-name="ce15" table:formula="of:=IF([Data.K229]=&quot;&quot;;&quot;&quot;;CONCATENATE(&quot;,&quot;;[Data.K229]))">
            <text:p/>
          </table:table-cell>
          <table:table-cell table:style-name="ce15" table:formula="of:=IF([Data.L229]=&quot;&quot;;&quot;&quot;;CONCATENATE(&quot;,&quot;;[Data.L229]))">
            <text:p/>
          </table:table-cell>
          <table:table-cell table:style-name="ce15" table:formula="of:=IF([Data.M229]=&quot;&quot;;&quot;&quot;;CONCATENATE(&quot;,&quot;;[Data.M229]))">
            <text:p/>
          </table:table-cell>
          <table:table-cell table:style-name="ce15" table:formula="of:=IF([Data.N229]=&quot;&quot;;&quot;&quot;;CONCATENATE(&quot;,&quot;;[Data.N229]))">
            <text:p/>
          </table:table-cell>
          <table:table-cell table:style-name="ce15" table:formula="of:=IF([Data.O229]=&quot;&quot;;&quot;&quot;;CONCATENATE(&quot;,&quot;;[Data.O229]))">
            <text:p/>
          </table:table-cell>
          <table:table-cell table:style-name="ce15" table:formula="of:=IF([Data.P229]=&quot;&quot;;&quot;&quot;;CONCATENATE(&quot;,&quot;;[Data.P229]))">
            <text:p/>
          </table:table-cell>
          <table:table-cell table:style-name="ce15" table:formula="of:=IF([Data.Q229]=&quot;&quot;;&quot;&quot;;CONCATENATE(&quot;,&quot;;[Data.Q229]))">
            <text:p/>
          </table:table-cell>
          <table:table-cell table:style-name="ce15" table:formula="of:=IF([Data.R229]=&quot;&quot;;&quot;&quot;;CONCATENATE(&quot;,&quot;;[Data.R229]))">
            <text:p/>
          </table:table-cell>
          <table:table-cell table:style-name="ce15" table:formula="of:=IF([Data.S229]=&quot;&quot;;&quot;&quot;;CONCATENATE(&quot;,&quot;;[Data.S229]))">
            <text:p/>
          </table:table-cell>
          <table:table-cell table:style-name="ce15" table:formula="of:=IF([Data.T229]=&quot;&quot;;&quot;&quot;;CONCATENATE(&quot;,&quot;;[Data.T229]))">
            <text:p/>
          </table:table-cell>
          <table:table-cell table:number-columns-repeated="2"/>
        </table:table-row>
        <table:table-row table:style-name="ro8">
          <table:table-cell table:formula="of:=IF([Data.A230]=&quot;&quot;;[.A228];[Data.A230])" office:value-type="float" office:value="167">
            <text:p>167</text:p>
          </table:table-cell>
          <table:table-cell table:formula="of:=IF([Data.E230]=&quot;&quot;;[.B228];CONCATENATE(&quot;,&quot;;[Data.E230]))" office:value-type="string" office:string-value=",SPECIAL">
            <text:p>,SPECIAL</text:p>
          </table:table-cell>
          <table:table-cell table:formula="of:=IF([Data.F230]=&quot;&quot;;[.C228];CONCATENATE(&quot;,&quot;;[Data.F230]))" office:value-type="string" office:string-value=",CHARL">
            <text:p>,CHARL</text:p>
          </table:table-cell>
          <table:table-cell table:formula="of:=CONCATENATE(&quot;,&quot;;[Data.G230])" office:value-type="string" office:string-value=",MINOR">
            <text:p>,MINOR</text:p>
          </table:table-cell>
          <table:table-cell table:formula="of:=CONCATENATE(&quot;,&quot;;[Data.H230])" office:value-type="string" office:string-value=",8">
            <text:p>,8</text:p>
          </table:table-cell>
          <table:table-cell table:formula="of:=IF([Data.I230]=&quot;&quot;;&quot;&quot;;CONCATENATE(&quot;,&quot;;[Data.I230]))" office:value-type="string" office:string-value=",DESCR">
            <text:p>,DESCR</text:p>
          </table:table-cell>
          <table:table-cell table:style-name="ce15" table:formula="of:=IF([Data.J230]=&quot;&quot;;&quot;&quot;;CONCATENATE(&quot;,&quot;;[Data.J230]))">
            <text:p/>
          </table:table-cell>
          <table:table-cell table:style-name="ce15" table:formula="of:=IF([Data.K230]=&quot;&quot;;&quot;&quot;;CONCATENATE(&quot;,&quot;;[Data.K230]))">
            <text:p/>
          </table:table-cell>
          <table:table-cell table:style-name="ce15" table:formula="of:=IF([Data.L230]=&quot;&quot;;&quot;&quot;;CONCATENATE(&quot;,&quot;;[Data.L230]))">
            <text:p/>
          </table:table-cell>
          <table:table-cell table:style-name="ce15" table:formula="of:=IF([Data.M230]=&quot;&quot;;&quot;&quot;;CONCATENATE(&quot;,&quot;;[Data.M230]))">
            <text:p/>
          </table:table-cell>
          <table:table-cell table:style-name="ce15" table:formula="of:=IF([Data.N230]=&quot;&quot;;&quot;&quot;;CONCATENATE(&quot;,&quot;;[Data.N230]))">
            <text:p/>
          </table:table-cell>
          <table:table-cell table:style-name="ce15" table:formula="of:=IF([Data.O230]=&quot;&quot;;&quot;&quot;;CONCATENATE(&quot;,&quot;;[Data.O230]))">
            <text:p/>
          </table:table-cell>
          <table:table-cell table:style-name="ce15" table:formula="of:=IF([Data.P230]=&quot;&quot;;&quot;&quot;;CONCATENATE(&quot;,&quot;;[Data.P230]))">
            <text:p/>
          </table:table-cell>
          <table:table-cell table:style-name="ce15" table:formula="of:=IF([Data.Q230]=&quot;&quot;;&quot;&quot;;CONCATENATE(&quot;,&quot;;[Data.Q230]))">
            <text:p/>
          </table:table-cell>
          <table:table-cell table:style-name="ce15" table:formula="of:=IF([Data.R230]=&quot;&quot;;&quot;&quot;;CONCATENATE(&quot;,&quot;;[Data.R230]))">
            <text:p/>
          </table:table-cell>
          <table:table-cell table:style-name="ce15" table:formula="of:=IF([Data.S230]=&quot;&quot;;&quot;&quot;;CONCATENATE(&quot;,&quot;;[Data.S230]))">
            <text:p/>
          </table:table-cell>
          <table:table-cell table:style-name="ce15" table:formula="of:=IF([Data.T230]=&quot;&quot;;&quot;&quot;;CONCATENATE(&quot;,&quot;;[Data.T230]))">
            <text:p/>
          </table:table-cell>
          <table:table-cell table:number-columns-repeated="2"/>
        </table:table-row>
        <table:table-row table:style-name="ro8">
          <table:table-cell table:formula="of:=IF([Data.A231]=&quot;&quot;;[.A229];[Data.A231])" office:value-type="float" office:value="168">
            <text:p>168</text:p>
          </table:table-cell>
          <table:table-cell table:formula="of:=IF([Data.E231]=&quot;&quot;;[.B229];CONCATENATE(&quot;,&quot;;[Data.E231]))" office:value-type="string" office:string-value=",SPECIAL">
            <text:p>,SPECIAL</text:p>
          </table:table-cell>
          <table:table-cell table:formula="of:=IF([Data.F231]=&quot;&quot;;[.C229];CONCATENATE(&quot;,&quot;;[Data.F231]))" office:value-type="string" office:string-value=",CHARL">
            <text:p>,CHARL</text:p>
          </table:table-cell>
          <table:table-cell table:formula="of:=CONCATENATE(&quot;,&quot;;[Data.G231])" office:value-type="string" office:string-value=",MAJOR">
            <text:p>,MAJOR</text:p>
          </table:table-cell>
          <table:table-cell table:formula="of:=CONCATENATE(&quot;,&quot;;[Data.H231])" office:value-type="string" office:string-value=",18">
            <text:p>,18</text:p>
          </table:table-cell>
          <table:table-cell table:formula="of:=IF([Data.I231]=&quot;&quot;;&quot;&quot;;CONCATENATE(&quot;,&quot;;[Data.I231]))" office:value-type="string" office:string-value=",DESCR">
            <text:p>,DESCR</text:p>
          </table:table-cell>
          <table:table-cell table:style-name="ce15" table:formula="of:=IF([Data.J231]=&quot;&quot;;&quot;&quot;;CONCATENATE(&quot;,&quot;;[Data.J231]))">
            <text:p/>
          </table:table-cell>
          <table:table-cell table:style-name="ce15" table:formula="of:=IF([Data.K231]=&quot;&quot;;&quot;&quot;;CONCATENATE(&quot;,&quot;;[Data.K231]))">
            <text:p/>
          </table:table-cell>
          <table:table-cell table:style-name="ce15" table:formula="of:=IF([Data.L231]=&quot;&quot;;&quot;&quot;;CONCATENATE(&quot;,&quot;;[Data.L231]))">
            <text:p/>
          </table:table-cell>
          <table:table-cell table:style-name="ce15" table:formula="of:=IF([Data.M231]=&quot;&quot;;&quot;&quot;;CONCATENATE(&quot;,&quot;;[Data.M231]))">
            <text:p/>
          </table:table-cell>
          <table:table-cell table:style-name="ce15" table:formula="of:=IF([Data.N231]=&quot;&quot;;&quot;&quot;;CONCATENATE(&quot;,&quot;;[Data.N231]))">
            <text:p/>
          </table:table-cell>
          <table:table-cell table:style-name="ce15" table:formula="of:=IF([Data.O231]=&quot;&quot;;&quot;&quot;;CONCATENATE(&quot;,&quot;;[Data.O231]))">
            <text:p/>
          </table:table-cell>
          <table:table-cell table:style-name="ce15" table:formula="of:=IF([Data.P231]=&quot;&quot;;&quot;&quot;;CONCATENATE(&quot;,&quot;;[Data.P231]))">
            <text:p/>
          </table:table-cell>
          <table:table-cell table:style-name="ce15" table:formula="of:=IF([Data.Q231]=&quot;&quot;;&quot;&quot;;CONCATENATE(&quot;,&quot;;[Data.Q231]))">
            <text:p/>
          </table:table-cell>
          <table:table-cell table:style-name="ce15" table:formula="of:=IF([Data.R231]=&quot;&quot;;&quot;&quot;;CONCATENATE(&quot;,&quot;;[Data.R231]))">
            <text:p/>
          </table:table-cell>
          <table:table-cell table:style-name="ce15" table:formula="of:=IF([Data.S231]=&quot;&quot;;&quot;&quot;;CONCATENATE(&quot;,&quot;;[Data.S231]))">
            <text:p/>
          </table:table-cell>
          <table:table-cell table:style-name="ce15" table:formula="of:=IF([Data.T231]=&quot;&quot;;&quot;&quot;;CONCATENATE(&quot;,&quot;;[Data.T231]))">
            <text:p/>
          </table:table-cell>
          <table:table-cell table:number-columns-repeated="2"/>
        </table:table-row>
        <table:table-row table:style-name="ro8">
          <table:table-cell table:formula="of:=IF([Data.A232]=&quot;&quot;;[.A230];[Data.A232])" office:value-type="float" office:value="168">
            <text:p>168</text:p>
          </table:table-cell>
          <table:table-cell table:formula="of:=IF([Data.E232]=&quot;&quot;;[.B230];CONCATENATE(&quot;,&quot;;[Data.E232]))" office:value-type="string" office:string-value=",SPECIAL">
            <text:p>,SPECIAL</text:p>
          </table:table-cell>
          <table:table-cell table:formula="of:=IF([Data.F232]=&quot;&quot;;[.C230];CONCATENATE(&quot;,&quot;;[Data.F232]))" office:value-type="string" office:string-value=",CHARL">
            <text:p>,CHARL</text:p>
          </table:table-cell>
          <table:table-cell table:formula="of:=CONCATENATE(&quot;,&quot;;[Data.G232])" office:value-type="string" office:string-value=",GREATER">
            <text:p>,GREATER</text:p>
          </table:table-cell>
          <table:table-cell table:formula="of:=CONCATENATE(&quot;,&quot;;[Data.H232])" office:value-type="string" office:string-value=",30">
            <text:p>,30</text:p>
          </table:table-cell>
          <table:table-cell table:formula="of:=IF([Data.I232]=&quot;&quot;;&quot;&quot;;CONCATENATE(&quot;,&quot;;[Data.I232]))" office:value-type="string" office:string-value=",DESCR">
            <text:p>,DESCR</text:p>
          </table:table-cell>
          <table:table-cell table:style-name="ce15" table:formula="of:=IF([Data.J232]=&quot;&quot;;&quot;&quot;;CONCATENATE(&quot;,&quot;;[Data.J232]))">
            <text:p/>
          </table:table-cell>
          <table:table-cell table:style-name="ce15" table:formula="of:=IF([Data.K232]=&quot;&quot;;&quot;&quot;;CONCATENATE(&quot;,&quot;;[Data.K232]))">
            <text:p/>
          </table:table-cell>
          <table:table-cell table:style-name="ce15" table:formula="of:=IF([Data.L232]=&quot;&quot;;&quot;&quot;;CONCATENATE(&quot;,&quot;;[Data.L232]))">
            <text:p/>
          </table:table-cell>
          <table:table-cell table:style-name="ce15" table:formula="of:=IF([Data.M232]=&quot;&quot;;&quot;&quot;;CONCATENATE(&quot;,&quot;;[Data.M232]))">
            <text:p/>
          </table:table-cell>
          <table:table-cell table:style-name="ce15" table:formula="of:=IF([Data.N232]=&quot;&quot;;&quot;&quot;;CONCATENATE(&quot;,&quot;;[Data.N232]))">
            <text:p/>
          </table:table-cell>
          <table:table-cell table:style-name="ce15" table:formula="of:=IF([Data.O232]=&quot;&quot;;&quot;&quot;;CONCATENATE(&quot;,&quot;;[Data.O232]))">
            <text:p/>
          </table:table-cell>
          <table:table-cell table:style-name="ce15" table:formula="of:=IF([Data.P232]=&quot;&quot;;&quot;&quot;;CONCATENATE(&quot;,&quot;;[Data.P232]))">
            <text:p/>
          </table:table-cell>
          <table:table-cell table:style-name="ce15" table:formula="of:=IF([Data.Q232]=&quot;&quot;;&quot;&quot;;CONCATENATE(&quot;,&quot;;[Data.Q232]))">
            <text:p/>
          </table:table-cell>
          <table:table-cell table:style-name="ce15" table:formula="of:=IF([Data.R232]=&quot;&quot;;&quot;&quot;;CONCATENATE(&quot;,&quot;;[Data.R232]))">
            <text:p/>
          </table:table-cell>
          <table:table-cell table:style-name="ce15" table:formula="of:=IF([Data.S232]=&quot;&quot;;&quot;&quot;;CONCATENATE(&quot;,&quot;;[Data.S232]))">
            <text:p/>
          </table:table-cell>
          <table:table-cell table:style-name="ce15" table:formula="of:=IF([Data.T232]=&quot;&quot;;&quot;&quot;;CONCATENATE(&quot;,&quot;;[Data.T232]))">
            <text:p/>
          </table:table-cell>
          <table:table-cell table:number-columns-repeated="2"/>
        </table:table-row>
        <table:table-row table:style-name="ro8">
          <table:table-cell table:formula="of:=IF([Data.A233]=&quot;&quot;;[.A231];[Data.A233])" office:value-type="float" office:value="169">
            <text:p>169</text:p>
          </table:table-cell>
          <table:table-cell table:formula="of:=IF([Data.E233]=&quot;&quot;;[.B231];CONCATENATE(&quot;,&quot;;[Data.E233]))" office:value-type="string" office:string-value=",SPECIAL">
            <text:p>,SPECIAL</text:p>
          </table:table-cell>
          <table:table-cell table:formula="of:=IF([Data.F233]=&quot;&quot;;[.C231];CONCATENATE(&quot;,&quot;;[Data.F233]))" office:value-type="string" office:string-value=",CHARL">
            <text:p>,CHARL</text:p>
          </table:table-cell>
          <table:table-cell table:formula="of:=CONCATENATE(&quot;,&quot;;[Data.G233])" office:value-type="string" office:string-value=",GREATER">
            <text:p>,GREATER</text:p>
          </table:table-cell>
          <table:table-cell table:formula="of:=CONCATENATE(&quot;,&quot;;[Data.H233])" office:value-type="string" office:string-value=",30">
            <text:p>,30</text:p>
          </table:table-cell>
          <table:table-cell table:formula="of:=IF([Data.I233]=&quot;&quot;;&quot;&quot;;CONCATENATE(&quot;,&quot;;[Data.I233]))" office:value-type="string" office:string-value=",DESCR">
            <text:p>,DESCR</text:p>
          </table:table-cell>
          <table:table-cell table:style-name="ce15" table:formula="of:=IF([Data.J233]=&quot;&quot;;&quot;&quot;;CONCATENATE(&quot;,&quot;;[Data.J233]))">
            <text:p/>
          </table:table-cell>
          <table:table-cell table:style-name="ce15" table:formula="of:=IF([Data.K233]=&quot;&quot;;&quot;&quot;;CONCATENATE(&quot;,&quot;;[Data.K233]))">
            <text:p/>
          </table:table-cell>
          <table:table-cell table:style-name="ce15" table:formula="of:=IF([Data.L233]=&quot;&quot;;&quot;&quot;;CONCATENATE(&quot;,&quot;;[Data.L233]))">
            <text:p/>
          </table:table-cell>
          <table:table-cell table:style-name="ce15" table:formula="of:=IF([Data.M233]=&quot;&quot;;&quot;&quot;;CONCATENATE(&quot;,&quot;;[Data.M233]))">
            <text:p/>
          </table:table-cell>
          <table:table-cell table:style-name="ce15" table:formula="of:=IF([Data.N233]=&quot;&quot;;&quot;&quot;;CONCATENATE(&quot;,&quot;;[Data.N233]))">
            <text:p/>
          </table:table-cell>
          <table:table-cell table:style-name="ce15" table:formula="of:=IF([Data.O233]=&quot;&quot;;&quot;&quot;;CONCATENATE(&quot;,&quot;;[Data.O233]))">
            <text:p/>
          </table:table-cell>
          <table:table-cell table:style-name="ce15" table:formula="of:=IF([Data.P233]=&quot;&quot;;&quot;&quot;;CONCATENATE(&quot;,&quot;;[Data.P233]))">
            <text:p/>
          </table:table-cell>
          <table:table-cell table:style-name="ce15" table:formula="of:=IF([Data.Q233]=&quot;&quot;;&quot;&quot;;CONCATENATE(&quot;,&quot;;[Data.Q233]))">
            <text:p/>
          </table:table-cell>
          <table:table-cell table:style-name="ce15" table:formula="of:=IF([Data.R233]=&quot;&quot;;&quot;&quot;;CONCATENATE(&quot;,&quot;;[Data.R233]))">
            <text:p/>
          </table:table-cell>
          <table:table-cell table:style-name="ce15" table:formula="of:=IF([Data.S233]=&quot;&quot;;&quot;&quot;;CONCATENATE(&quot;,&quot;;[Data.S233]))">
            <text:p/>
          </table:table-cell>
          <table:table-cell table:style-name="ce15" table:formula="of:=IF([Data.T233]=&quot;&quot;;&quot;&quot;;CONCATENATE(&quot;,&quot;;[Data.T233]))">
            <text:p/>
          </table:table-cell>
          <table:table-cell table:number-columns-repeated="2"/>
        </table:table-row>
        <table:table-row table:style-name="ro8">
          <table:table-cell table:formula="of:=IF([Data.A234]=&quot;&quot;;[.A232];[Data.A234])" office:value-type="float" office:value="170">
            <text:p>170</text:p>
          </table:table-cell>
          <table:table-cell table:formula="of:=IF([Data.E234]=&quot;&quot;;[.B232];CONCATENATE(&quot;,&quot;;[Data.E234]))" office:value-type="string" office:string-value=",SPECIAL">
            <text:p>,SPECIAL</text:p>
          </table:table-cell>
          <table:table-cell table:formula="of:=IF([Data.F234]=&quot;&quot;;[.C232];CONCATENATE(&quot;,&quot;;[Data.F234]))" office:value-type="string" office:string-value=",CHARL">
            <text:p>,CHARL</text:p>
          </table:table-cell>
          <table:table-cell table:formula="of:=CONCATENATE(&quot;,&quot;;[Data.G234])" office:value-type="string" office:string-value=",GREATER">
            <text:p>,GREATER</text:p>
          </table:table-cell>
          <table:table-cell table:formula="of:=CONCATENATE(&quot;,&quot;;[Data.H234])" office:value-type="string" office:string-value=",30">
            <text:p>,30</text:p>
          </table:table-cell>
          <table:table-cell table:formula="of:=IF([Data.I234]=&quot;&quot;;&quot;&quot;;CONCATENATE(&quot;,&quot;;[Data.I234]))" office:value-type="string" office:string-value=",DESCR">
            <text:p>,DESCR</text:p>
          </table:table-cell>
          <table:table-cell table:style-name="ce15" table:formula="of:=IF([Data.J234]=&quot;&quot;;&quot;&quot;;CONCATENATE(&quot;,&quot;;[Data.J234]))">
            <text:p/>
          </table:table-cell>
          <table:table-cell table:style-name="ce15" table:formula="of:=IF([Data.K234]=&quot;&quot;;&quot;&quot;;CONCATENATE(&quot;,&quot;;[Data.K234]))">
            <text:p/>
          </table:table-cell>
          <table:table-cell table:style-name="ce15" table:formula="of:=IF([Data.L234]=&quot;&quot;;&quot;&quot;;CONCATENATE(&quot;,&quot;;[Data.L234]))">
            <text:p/>
          </table:table-cell>
          <table:table-cell table:style-name="ce15" table:formula="of:=IF([Data.M234]=&quot;&quot;;&quot;&quot;;CONCATENATE(&quot;,&quot;;[Data.M234]))">
            <text:p/>
          </table:table-cell>
          <table:table-cell table:style-name="ce15" table:formula="of:=IF([Data.N234]=&quot;&quot;;&quot;&quot;;CONCATENATE(&quot;,&quot;;[Data.N234]))">
            <text:p/>
          </table:table-cell>
          <table:table-cell table:style-name="ce15" table:formula="of:=IF([Data.O234]=&quot;&quot;;&quot;&quot;;CONCATENATE(&quot;,&quot;;[Data.O234]))">
            <text:p/>
          </table:table-cell>
          <table:table-cell table:style-name="ce15" table:formula="of:=IF([Data.P234]=&quot;&quot;;&quot;&quot;;CONCATENATE(&quot;,&quot;;[Data.P234]))">
            <text:p/>
          </table:table-cell>
          <table:table-cell table:style-name="ce15" table:formula="of:=IF([Data.Q234]=&quot;&quot;;&quot;&quot;;CONCATENATE(&quot;,&quot;;[Data.Q234]))">
            <text:p/>
          </table:table-cell>
          <table:table-cell table:style-name="ce15" table:formula="of:=IF([Data.R234]=&quot;&quot;;&quot;&quot;;CONCATENATE(&quot;,&quot;;[Data.R234]))">
            <text:p/>
          </table:table-cell>
          <table:table-cell table:style-name="ce15" table:formula="of:=IF([Data.S234]=&quot;&quot;;&quot;&quot;;CONCATENATE(&quot;,&quot;;[Data.S234]))">
            <text:p/>
          </table:table-cell>
          <table:table-cell table:style-name="ce15" table:formula="of:=IF([Data.T234]=&quot;&quot;;&quot;&quot;;CONCATENATE(&quot;,&quot;;[Data.T234]))">
            <text:p/>
          </table:table-cell>
          <table:table-cell table:number-columns-repeated="2"/>
        </table:table-row>
        <table:table-row table:style-name="ro8">
          <table:table-cell table:formula="of:=IF([Data.A235]=&quot;&quot;;[.A233];[Data.A235])" office:value-type="float" office:value="171">
            <text:p>171</text:p>
          </table:table-cell>
          <table:table-cell table:formula="of:=IF([Data.E235]=&quot;&quot;;[.B233];CONCATENATE(&quot;,&quot;;[Data.E235]))" office:value-type="string" office:string-value=",PHYSICAL">
            <text:p>,PHYSICAL</text:p>
          </table:table-cell>
          <table:table-cell table:formula="of:=IF([Data.F235]=&quot;&quot;;[.C233];CONCATENATE(&quot;,&quot;;[Data.F235]))" office:value-type="string" office:string-value=",CHARL">
            <text:p>,CHARL</text:p>
          </table:table-cell>
          <table:table-cell table:formula="of:=CONCATENATE(&quot;,&quot;;[Data.G235])" office:value-type="string" office:string-value=",MINOR">
            <text:p>,MINOR</text:p>
          </table:table-cell>
          <table:table-cell table:formula="of:=CONCATENATE(&quot;,&quot;;[Data.H235])" office:value-type="string" office:string-value=",-10">
            <text:p>,-10</text:p>
          </table:table-cell>
          <table:table-cell table:formula="of:=IF([Data.I235]=&quot;&quot;;&quot;&quot;;CONCATENATE(&quot;,&quot;;[Data.I235]))" office:value-type="string" office:string-value=",DESCR">
            <text:p>,DESCR</text:p>
          </table:table-cell>
          <table:table-cell table:style-name="ce15" table:formula="of:=IF([Data.J235]=&quot;&quot;;&quot;&quot;;CONCATENATE(&quot;,&quot;;[Data.J235]))">
            <text:p/>
          </table:table-cell>
          <table:table-cell table:style-name="ce15" table:formula="of:=IF([Data.K235]=&quot;&quot;;&quot;&quot;;CONCATENATE(&quot;,&quot;;[Data.K235]))">
            <text:p/>
          </table:table-cell>
          <table:table-cell table:style-name="ce15" table:formula="of:=IF([Data.L235]=&quot;&quot;;&quot;&quot;;CONCATENATE(&quot;,&quot;;[Data.L235]))">
            <text:p/>
          </table:table-cell>
          <table:table-cell table:style-name="ce15" table:formula="of:=IF([Data.M235]=&quot;&quot;;&quot;&quot;;CONCATENATE(&quot;,&quot;;[Data.M235]))">
            <text:p/>
          </table:table-cell>
          <table:table-cell table:style-name="ce15" table:formula="of:=IF([Data.N235]=&quot;&quot;;&quot;&quot;;CONCATENATE(&quot;,&quot;;[Data.N235]))">
            <text:p/>
          </table:table-cell>
          <table:table-cell table:style-name="ce15" table:formula="of:=IF([Data.O235]=&quot;&quot;;&quot;&quot;;CONCATENATE(&quot;,&quot;;[Data.O235]))">
            <text:p/>
          </table:table-cell>
          <table:table-cell table:style-name="ce15" table:formula="of:=IF([Data.P235]=&quot;&quot;;&quot;&quot;;CONCATENATE(&quot;,&quot;;[Data.P235]))">
            <text:p/>
          </table:table-cell>
          <table:table-cell table:style-name="ce15" table:formula="of:=IF([Data.Q235]=&quot;&quot;;&quot;&quot;;CONCATENATE(&quot;,&quot;;[Data.Q235]))">
            <text:p/>
          </table:table-cell>
          <table:table-cell table:style-name="ce15" table:formula="of:=IF([Data.R235]=&quot;&quot;;&quot;&quot;;CONCATENATE(&quot;,&quot;;[Data.R235]))">
            <text:p/>
          </table:table-cell>
          <table:table-cell table:style-name="ce15" table:formula="of:=IF([Data.S235]=&quot;&quot;;&quot;&quot;;CONCATENATE(&quot;,&quot;;[Data.S235]))">
            <text:p/>
          </table:table-cell>
          <table:table-cell table:style-name="ce15" table:formula="of:=IF([Data.T235]=&quot;&quot;;&quot;&quot;;CONCATENATE(&quot;,&quot;;[Data.T235]))">
            <text:p/>
          </table:table-cell>
          <table:table-cell table:number-columns-repeated="2"/>
        </table:table-row>
        <table:table-row table:style-name="ro8">
          <table:table-cell table:formula="of:=IF([Data.A236]=&quot;&quot;;[.A234];[Data.A236])" office:value-type="float" office:value="172">
            <text:p>172</text:p>
          </table:table-cell>
          <table:table-cell table:formula="of:=IF([Data.E236]=&quot;&quot;;[.B234];CONCATENATE(&quot;,&quot;;[Data.E236]))" office:value-type="string" office:string-value=",PHYSICAL">
            <text:p>,PHYSICAL</text:p>
          </table:table-cell>
          <table:table-cell table:formula="of:=IF([Data.F236]=&quot;&quot;;[.C234];CONCATENATE(&quot;,&quot;;[Data.F236]))" office:value-type="string" office:string-value=",CHARL">
            <text:p>,CHARL</text:p>
          </table:table-cell>
          <table:table-cell table:formula="of:=CONCATENATE(&quot;,&quot;;[Data.G236])" office:value-type="string" office:string-value=",MINOR">
            <text:p>,MINOR</text:p>
          </table:table-cell>
          <table:table-cell table:formula="of:=CONCATENATE(&quot;,&quot;;[Data.H236])" office:value-type="string" office:string-value=",-10">
            <text:p>,-10</text:p>
          </table:table-cell>
          <table:table-cell table:formula="of:=IF([Data.I236]=&quot;&quot;;&quot;&quot;;CONCATENATE(&quot;,&quot;;[Data.I236]))" office:value-type="string" office:string-value=",DESCR">
            <text:p>,DESCR</text:p>
          </table:table-cell>
          <table:table-cell table:style-name="ce15" table:formula="of:=IF([Data.J236]=&quot;&quot;;&quot;&quot;;CONCATENATE(&quot;,&quot;;[Data.J236]))">
            <text:p/>
          </table:table-cell>
          <table:table-cell table:style-name="ce15" table:formula="of:=IF([Data.K236]=&quot;&quot;;&quot;&quot;;CONCATENATE(&quot;,&quot;;[Data.K236]))">
            <text:p/>
          </table:table-cell>
          <table:table-cell table:style-name="ce15" table:formula="of:=IF([Data.L236]=&quot;&quot;;&quot;&quot;;CONCATENATE(&quot;,&quot;;[Data.L236]))">
            <text:p/>
          </table:table-cell>
          <table:table-cell table:style-name="ce15" table:formula="of:=IF([Data.M236]=&quot;&quot;;&quot;&quot;;CONCATENATE(&quot;,&quot;;[Data.M236]))">
            <text:p/>
          </table:table-cell>
          <table:table-cell table:style-name="ce15" table:formula="of:=IF([Data.N236]=&quot;&quot;;&quot;&quot;;CONCATENATE(&quot;,&quot;;[Data.N236]))">
            <text:p/>
          </table:table-cell>
          <table:table-cell table:style-name="ce15" table:formula="of:=IF([Data.O236]=&quot;&quot;;&quot;&quot;;CONCATENATE(&quot;,&quot;;[Data.O236]))">
            <text:p/>
          </table:table-cell>
          <table:table-cell table:style-name="ce15" table:formula="of:=IF([Data.P236]=&quot;&quot;;&quot;&quot;;CONCATENATE(&quot;,&quot;;[Data.P236]))">
            <text:p/>
          </table:table-cell>
          <table:table-cell table:style-name="ce15" table:formula="of:=IF([Data.Q236]=&quot;&quot;;&quot;&quot;;CONCATENATE(&quot;,&quot;;[Data.Q236]))">
            <text:p/>
          </table:table-cell>
          <table:table-cell table:style-name="ce15" table:formula="of:=IF([Data.R236]=&quot;&quot;;&quot;&quot;;CONCATENATE(&quot;,&quot;;[Data.R236]))">
            <text:p/>
          </table:table-cell>
          <table:table-cell table:style-name="ce15" table:formula="of:=IF([Data.S236]=&quot;&quot;;&quot;&quot;;CONCATENATE(&quot;,&quot;;[Data.S236]))">
            <text:p/>
          </table:table-cell>
          <table:table-cell table:style-name="ce15" table:formula="of:=IF([Data.T236]=&quot;&quot;;&quot;&quot;;CONCATENATE(&quot;,&quot;;[Data.T236]))">
            <text:p/>
          </table:table-cell>
          <table:table-cell table:number-columns-repeated="2"/>
        </table:table-row>
        <table:table-row table:style-name="ro8">
          <table:table-cell table:formula="of:=IF([Data.A237]=&quot;&quot;;[.A235];[Data.A237])" office:value-type="float" office:value="173">
            <text:p>173</text:p>
          </table:table-cell>
          <table:table-cell table:formula="of:=IF([Data.E237]=&quot;&quot;;[.B235];CONCATENATE(&quot;,&quot;;[Data.E237]))" office:value-type="string" office:string-value=",PHYSICAL">
            <text:p>,PHYSICAL</text:p>
          </table:table-cell>
          <table:table-cell table:formula="of:=IF([Data.F237]=&quot;&quot;;[.C235];CONCATENATE(&quot;,&quot;;[Data.F237]))" office:value-type="string" office:string-value=",CHARL">
            <text:p>,CHARL</text:p>
          </table:table-cell>
          <table:table-cell table:formula="of:=CONCATENATE(&quot;,&quot;;[Data.G237])" office:value-type="string" office:string-value=",LESSER">
            <text:p>,LESSER</text:p>
          </table:table-cell>
          <table:table-cell table:formula="of:=CONCATENATE(&quot;,&quot;;[Data.H237])" office:value-type="string" office:string-value=",-3">
            <text:p>,-3</text:p>
          </table:table-cell>
          <table:table-cell table:formula="of:=IF([Data.I237]=&quot;&quot;;&quot;&quot;;CONCATENATE(&quot;,&quot;;[Data.I237]))" office:value-type="string" office:string-value=",DESCR">
            <text:p>,DESCR</text:p>
          </table:table-cell>
          <table:table-cell table:style-name="ce15" table:formula="of:=IF([Data.J237]=&quot;&quot;;&quot;&quot;;CONCATENATE(&quot;,&quot;;[Data.J237]))">
            <text:p/>
          </table:table-cell>
          <table:table-cell table:style-name="ce15" table:formula="of:=IF([Data.K237]=&quot;&quot;;&quot;&quot;;CONCATENATE(&quot;,&quot;;[Data.K237]))">
            <text:p/>
          </table:table-cell>
          <table:table-cell table:style-name="ce15" table:formula="of:=IF([Data.L237]=&quot;&quot;;&quot;&quot;;CONCATENATE(&quot;,&quot;;[Data.L237]))">
            <text:p/>
          </table:table-cell>
          <table:table-cell table:style-name="ce15" table:formula="of:=IF([Data.M237]=&quot;&quot;;&quot;&quot;;CONCATENATE(&quot;,&quot;;[Data.M237]))">
            <text:p/>
          </table:table-cell>
          <table:table-cell table:style-name="ce15" table:formula="of:=IF([Data.N237]=&quot;&quot;;&quot;&quot;;CONCATENATE(&quot;,&quot;;[Data.N237]))">
            <text:p/>
          </table:table-cell>
          <table:table-cell table:style-name="ce15" table:formula="of:=IF([Data.O237]=&quot;&quot;;&quot;&quot;;CONCATENATE(&quot;,&quot;;[Data.O237]))">
            <text:p/>
          </table:table-cell>
          <table:table-cell table:style-name="ce15" table:formula="of:=IF([Data.P237]=&quot;&quot;;&quot;&quot;;CONCATENATE(&quot;,&quot;;[Data.P237]))">
            <text:p/>
          </table:table-cell>
          <table:table-cell table:style-name="ce15" table:formula="of:=IF([Data.Q237]=&quot;&quot;;&quot;&quot;;CONCATENATE(&quot;,&quot;;[Data.Q237]))">
            <text:p/>
          </table:table-cell>
          <table:table-cell table:style-name="ce15" table:formula="of:=IF([Data.R237]=&quot;&quot;;&quot;&quot;;CONCATENATE(&quot;,&quot;;[Data.R237]))">
            <text:p/>
          </table:table-cell>
          <table:table-cell table:style-name="ce15" table:formula="of:=IF([Data.S237]=&quot;&quot;;&quot;&quot;;CONCATENATE(&quot;,&quot;;[Data.S237]))">
            <text:p/>
          </table:table-cell>
          <table:table-cell table:style-name="ce15" table:formula="of:=IF([Data.T237]=&quot;&quot;;&quot;&quot;;CONCATENATE(&quot;,&quot;;[Data.T237]))">
            <text:p/>
          </table:table-cell>
          <table:table-cell table:number-columns-repeated="2"/>
        </table:table-row>
        <table:table-row table:style-name="ro8">
          <table:table-cell table:formula="of:=IF([Data.A238]=&quot;&quot;;[.A236];[Data.A238])" office:value-type="float" office:value="174">
            <text:p>174</text:p>
          </table:table-cell>
          <table:table-cell table:formula="of:=IF([Data.E238]=&quot;&quot;;[.B236];CONCATENATE(&quot;,&quot;;[Data.E238]))" office:value-type="string" office:string-value=",PHYSICAL">
            <text:p>,PHYSICAL</text:p>
          </table:table-cell>
          <table:table-cell table:formula="of:=IF([Data.F238]=&quot;&quot;;[.C236];CONCATENATE(&quot;,&quot;;[Data.F238]))" office:value-type="string" office:string-value=",CHARL">
            <text:p>,CHARL</text:p>
          </table:table-cell>
          <table:table-cell table:formula="of:=CONCATENATE(&quot;,&quot;;[Data.G238])" office:value-type="string" office:string-value=",LESSER">
            <text:p>,LESSER</text:p>
          </table:table-cell>
          <table:table-cell table:formula="of:=CONCATENATE(&quot;,&quot;;[Data.H238])" office:value-type="string" office:string-value=",-5">
            <text:p>,-5</text:p>
          </table:table-cell>
          <table:table-cell table:formula="of:=IF([Data.I238]=&quot;&quot;;&quot;&quot;;CONCATENATE(&quot;,&quot;;[Data.I238]))" office:value-type="string" office:string-value=",DESCR">
            <text:p>,DESCR</text:p>
          </table:table-cell>
          <table:table-cell table:style-name="ce15" table:formula="of:=IF([Data.J238]=&quot;&quot;;&quot;&quot;;CONCATENATE(&quot;,&quot;;[Data.J238]))">
            <text:p/>
          </table:table-cell>
          <table:table-cell table:style-name="ce15" table:formula="of:=IF([Data.K238]=&quot;&quot;;&quot;&quot;;CONCATENATE(&quot;,&quot;;[Data.K238]))">
            <text:p/>
          </table:table-cell>
          <table:table-cell table:style-name="ce15" table:formula="of:=IF([Data.L238]=&quot;&quot;;&quot;&quot;;CONCATENATE(&quot;,&quot;;[Data.L238]))">
            <text:p/>
          </table:table-cell>
          <table:table-cell table:style-name="ce15" table:formula="of:=IF([Data.M238]=&quot;&quot;;&quot;&quot;;CONCATENATE(&quot;,&quot;;[Data.M238]))">
            <text:p/>
          </table:table-cell>
          <table:table-cell table:style-name="ce15" table:formula="of:=IF([Data.N238]=&quot;&quot;;&quot;&quot;;CONCATENATE(&quot;,&quot;;[Data.N238]))">
            <text:p/>
          </table:table-cell>
          <table:table-cell table:style-name="ce15" table:formula="of:=IF([Data.O238]=&quot;&quot;;&quot;&quot;;CONCATENATE(&quot;,&quot;;[Data.O238]))">
            <text:p/>
          </table:table-cell>
          <table:table-cell table:style-name="ce15" table:formula="of:=IF([Data.P238]=&quot;&quot;;&quot;&quot;;CONCATENATE(&quot;,&quot;;[Data.P238]))">
            <text:p/>
          </table:table-cell>
          <table:table-cell table:style-name="ce15" table:formula="of:=IF([Data.Q238]=&quot;&quot;;&quot;&quot;;CONCATENATE(&quot;,&quot;;[Data.Q238]))">
            <text:p/>
          </table:table-cell>
          <table:table-cell table:style-name="ce15" table:formula="of:=IF([Data.R238]=&quot;&quot;;&quot;&quot;;CONCATENATE(&quot;,&quot;;[Data.R238]))">
            <text:p/>
          </table:table-cell>
          <table:table-cell table:style-name="ce15" table:formula="of:=IF([Data.S238]=&quot;&quot;;&quot;&quot;;CONCATENATE(&quot;,&quot;;[Data.S238]))">
            <text:p/>
          </table:table-cell>
          <table:table-cell table:style-name="ce15" table:formula="of:=IF([Data.T238]=&quot;&quot;;&quot;&quot;;CONCATENATE(&quot;,&quot;;[Data.T238]))">
            <text:p/>
          </table:table-cell>
          <table:table-cell table:number-columns-repeated="2"/>
        </table:table-row>
        <table:table-row table:style-name="ro8">
          <table:table-cell table:formula="of:=IF([Data.A239]=&quot;&quot;;[.A237];[Data.A239])" office:value-type="float" office:value="174">
            <text:p>174</text:p>
          </table:table-cell>
          <table:table-cell table:formula="of:=IF([Data.E239]=&quot;&quot;;[.B237];CONCATENATE(&quot;,&quot;;[Data.E239]))" office:value-type="string" office:string-value=",PHYSICAL">
            <text:p>,PHYSICAL</text:p>
          </table:table-cell>
          <table:table-cell table:formula="of:=IF([Data.F239]=&quot;&quot;;[.C237];CONCATENATE(&quot;,&quot;;[Data.F239]))" office:value-type="string" office:string-value=",CHARL">
            <text:p>,CHARL</text:p>
          </table:table-cell>
          <table:table-cell table:formula="of:=CONCATENATE(&quot;,&quot;;[Data.G239])" office:value-type="string" office:string-value=",MINOR">
            <text:p>,MINOR</text:p>
          </table:table-cell>
          <table:table-cell table:formula="of:=CONCATENATE(&quot;,&quot;;[Data.H239])" office:value-type="string" office:string-value=",-10">
            <text:p>,-10</text:p>
          </table:table-cell>
          <table:table-cell table:formula="of:=IF([Data.I239]=&quot;&quot;;&quot;&quot;;CONCATENATE(&quot;,&quot;;[Data.I239]))" office:value-type="string" office:string-value=",DESCR">
            <text:p>,DESCR</text:p>
          </table:table-cell>
          <table:table-cell table:style-name="ce15" table:formula="of:=IF([Data.J239]=&quot;&quot;;&quot;&quot;;CONCATENATE(&quot;,&quot;;[Data.J239]))">
            <text:p/>
          </table:table-cell>
          <table:table-cell table:style-name="ce15" table:formula="of:=IF([Data.K239]=&quot;&quot;;&quot;&quot;;CONCATENATE(&quot;,&quot;;[Data.K239]))">
            <text:p/>
          </table:table-cell>
          <table:table-cell table:style-name="ce15" table:formula="of:=IF([Data.L239]=&quot;&quot;;&quot;&quot;;CONCATENATE(&quot;,&quot;;[Data.L239]))">
            <text:p/>
          </table:table-cell>
          <table:table-cell table:style-name="ce15" table:formula="of:=IF([Data.M239]=&quot;&quot;;&quot;&quot;;CONCATENATE(&quot;,&quot;;[Data.M239]))">
            <text:p/>
          </table:table-cell>
          <table:table-cell table:style-name="ce15" table:formula="of:=IF([Data.N239]=&quot;&quot;;&quot;&quot;;CONCATENATE(&quot;,&quot;;[Data.N239]))">
            <text:p/>
          </table:table-cell>
          <table:table-cell table:style-name="ce15" table:formula="of:=IF([Data.O239]=&quot;&quot;;&quot;&quot;;CONCATENATE(&quot;,&quot;;[Data.O239]))">
            <text:p/>
          </table:table-cell>
          <table:table-cell table:style-name="ce15" table:formula="of:=IF([Data.P239]=&quot;&quot;;&quot;&quot;;CONCATENATE(&quot;,&quot;;[Data.P239]))">
            <text:p/>
          </table:table-cell>
          <table:table-cell table:style-name="ce15" table:formula="of:=IF([Data.Q239]=&quot;&quot;;&quot;&quot;;CONCATENATE(&quot;,&quot;;[Data.Q239]))">
            <text:p/>
          </table:table-cell>
          <table:table-cell table:style-name="ce15" table:formula="of:=IF([Data.R239]=&quot;&quot;;&quot;&quot;;CONCATENATE(&quot;,&quot;;[Data.R239]))">
            <text:p/>
          </table:table-cell>
          <table:table-cell table:style-name="ce15" table:formula="of:=IF([Data.S239]=&quot;&quot;;&quot;&quot;;CONCATENATE(&quot;,&quot;;[Data.S239]))">
            <text:p/>
          </table:table-cell>
          <table:table-cell table:style-name="ce15" table:formula="of:=IF([Data.T239]=&quot;&quot;;&quot;&quot;;CONCATENATE(&quot;,&quot;;[Data.T239]))">
            <text:p/>
          </table:table-cell>
          <table:table-cell table:number-columns-repeated="2"/>
        </table:table-row>
        <table:table-row table:style-name="ro8">
          <table:table-cell table:formula="of:=IF([Data.A240]=&quot;&quot;;[.A238];[Data.A240])" office:value-type="float" office:value="174">
            <text:p>174</text:p>
          </table:table-cell>
          <table:table-cell table:formula="of:=IF([Data.E240]=&quot;&quot;;[.B238];CONCATENATE(&quot;,&quot;;[Data.E240]))" office:value-type="string" office:string-value=",PHYSICAL">
            <text:p>,PHYSICAL</text:p>
          </table:table-cell>
          <table:table-cell table:formula="of:=IF([Data.F240]=&quot;&quot;;[.C238];CONCATENATE(&quot;,&quot;;[Data.F240]))" office:value-type="string" office:string-value=",CHARL">
            <text:p>,CHARL</text:p>
          </table:table-cell>
          <table:table-cell table:formula="of:=CONCATENATE(&quot;,&quot;;[Data.G240])" office:value-type="string" office:string-value=",MAJOR">
            <text:p>,MAJOR</text:p>
          </table:table-cell>
          <table:table-cell table:formula="of:=CONCATENATE(&quot;,&quot;;[Data.H240])" office:value-type="string" office:string-value=",-15">
            <text:p>,-15</text:p>
          </table:table-cell>
          <table:table-cell table:formula="of:=IF([Data.I240]=&quot;&quot;;&quot;&quot;;CONCATENATE(&quot;,&quot;;[Data.I240]))" office:value-type="string" office:string-value=",DESCR">
            <text:p>,DESCR</text:p>
          </table:table-cell>
          <table:table-cell table:style-name="ce15" table:formula="of:=IF([Data.J240]=&quot;&quot;;&quot;&quot;;CONCATENATE(&quot;,&quot;;[Data.J240]))">
            <text:p/>
          </table:table-cell>
          <table:table-cell table:style-name="ce15" table:formula="of:=IF([Data.K240]=&quot;&quot;;&quot;&quot;;CONCATENATE(&quot;,&quot;;[Data.K240]))">
            <text:p/>
          </table:table-cell>
          <table:table-cell table:style-name="ce15" table:formula="of:=IF([Data.L240]=&quot;&quot;;&quot;&quot;;CONCATENATE(&quot;,&quot;;[Data.L240]))">
            <text:p/>
          </table:table-cell>
          <table:table-cell table:style-name="ce15" table:formula="of:=IF([Data.M240]=&quot;&quot;;&quot;&quot;;CONCATENATE(&quot;,&quot;;[Data.M240]))">
            <text:p/>
          </table:table-cell>
          <table:table-cell table:style-name="ce15" table:formula="of:=IF([Data.N240]=&quot;&quot;;&quot;&quot;;CONCATENATE(&quot;,&quot;;[Data.N240]))">
            <text:p/>
          </table:table-cell>
          <table:table-cell table:style-name="ce15" table:formula="of:=IF([Data.O240]=&quot;&quot;;&quot;&quot;;CONCATENATE(&quot;,&quot;;[Data.O240]))">
            <text:p/>
          </table:table-cell>
          <table:table-cell table:style-name="ce15" table:formula="of:=IF([Data.P240]=&quot;&quot;;&quot;&quot;;CONCATENATE(&quot;,&quot;;[Data.P240]))">
            <text:p/>
          </table:table-cell>
          <table:table-cell table:style-name="ce15" table:formula="of:=IF([Data.Q240]=&quot;&quot;;&quot;&quot;;CONCATENATE(&quot;,&quot;;[Data.Q240]))">
            <text:p/>
          </table:table-cell>
          <table:table-cell table:style-name="ce15" table:formula="of:=IF([Data.R240]=&quot;&quot;;&quot;&quot;;CONCATENATE(&quot;,&quot;;[Data.R240]))">
            <text:p/>
          </table:table-cell>
          <table:table-cell table:style-name="ce15" table:formula="of:=IF([Data.S240]=&quot;&quot;;&quot;&quot;;CONCATENATE(&quot;,&quot;;[Data.S240]))">
            <text:p/>
          </table:table-cell>
          <table:table-cell table:style-name="ce15" table:formula="of:=IF([Data.T240]=&quot;&quot;;&quot;&quot;;CONCATENATE(&quot;,&quot;;[Data.T240]))">
            <text:p/>
          </table:table-cell>
          <table:table-cell table:number-columns-repeated="2"/>
        </table:table-row>
        <table:table-row table:style-name="ro8">
          <table:table-cell table:formula="of:=IF([Data.A241]=&quot;&quot;;[.A239];[Data.A241])" office:value-type="float" office:value="175">
            <text:p>175</text:p>
          </table:table-cell>
          <table:table-cell table:formula="of:=IF([Data.E241]=&quot;&quot;;[.B239];CONCATENATE(&quot;,&quot;;[Data.E241]))" office:value-type="string" office:string-value=",PHYSICAL">
            <text:p>,PHYSICAL</text:p>
          </table:table-cell>
          <table:table-cell table:formula="of:=IF([Data.F241]=&quot;&quot;;[.C239];CONCATENATE(&quot;,&quot;;[Data.F241]))" office:value-type="string" office:string-value=",CHARL">
            <text:p>,CHARL</text:p>
          </table:table-cell>
          <table:table-cell table:formula="of:=CONCATENATE(&quot;,&quot;;[Data.G241])" office:value-type="string" office:string-value=",GREATER">
            <text:p>,GREATER</text:p>
          </table:table-cell>
          <table:table-cell table:formula="of:=CONCATENATE(&quot;,&quot;;[Data.H241])" office:value-type="string" office:string-value=",-20">
            <text:p>,-20</text:p>
          </table:table-cell>
          <table:table-cell table:formula="of:=IF([Data.I241]=&quot;&quot;;&quot;&quot;;CONCATENATE(&quot;,&quot;;[Data.I241]))" office:value-type="string" office:string-value=",S91=-30">
            <text:p>,S91=-30</text:p>
          </table:table-cell>
          <table:table-cell table:style-name="ce15" table:formula="of:=IF([Data.J241]=&quot;&quot;;&quot;&quot;;CONCATENATE(&quot;,&quot;;[Data.J241]))" office:value-type="string" office:string-value=",DESCR">
            <text:p>,DESCR</text:p>
          </table:table-cell>
          <table:table-cell table:style-name="ce15" table:formula="of:=IF([Data.K241]=&quot;&quot;;&quot;&quot;;CONCATENATE(&quot;,&quot;;[Data.K241]))">
            <text:p/>
          </table:table-cell>
          <table:table-cell table:style-name="ce15" table:formula="of:=IF([Data.L241]=&quot;&quot;;&quot;&quot;;CONCATENATE(&quot;,&quot;;[Data.L241]))">
            <text:p/>
          </table:table-cell>
          <table:table-cell table:style-name="ce15" table:formula="of:=IF([Data.M241]=&quot;&quot;;&quot;&quot;;CONCATENATE(&quot;,&quot;;[Data.M241]))">
            <text:p/>
          </table:table-cell>
          <table:table-cell table:style-name="ce15" table:formula="of:=IF([Data.N241]=&quot;&quot;;&quot;&quot;;CONCATENATE(&quot;,&quot;;[Data.N241]))">
            <text:p/>
          </table:table-cell>
          <table:table-cell table:style-name="ce15" table:formula="of:=IF([Data.O241]=&quot;&quot;;&quot;&quot;;CONCATENATE(&quot;,&quot;;[Data.O241]))">
            <text:p/>
          </table:table-cell>
          <table:table-cell table:style-name="ce15" table:formula="of:=IF([Data.P241]=&quot;&quot;;&quot;&quot;;CONCATENATE(&quot;,&quot;;[Data.P241]))">
            <text:p/>
          </table:table-cell>
          <table:table-cell table:style-name="ce15" table:formula="of:=IF([Data.Q241]=&quot;&quot;;&quot;&quot;;CONCATENATE(&quot;,&quot;;[Data.Q241]))">
            <text:p/>
          </table:table-cell>
          <table:table-cell table:style-name="ce15" table:formula="of:=IF([Data.R241]=&quot;&quot;;&quot;&quot;;CONCATENATE(&quot;,&quot;;[Data.R241]))">
            <text:p/>
          </table:table-cell>
          <table:table-cell table:style-name="ce15" table:formula="of:=IF([Data.S241]=&quot;&quot;;&quot;&quot;;CONCATENATE(&quot;,&quot;;[Data.S241]))">
            <text:p/>
          </table:table-cell>
          <table:table-cell table:style-name="ce15" table:formula="of:=IF([Data.T241]=&quot;&quot;;&quot;&quot;;CONCATENATE(&quot;,&quot;;[Data.T241]))">
            <text:p/>
          </table:table-cell>
          <table:table-cell table:number-columns-repeated="2"/>
        </table:table-row>
        <table:table-row table:style-name="ro8">
          <table:table-cell table:formula="of:=IF([Data.A242]=&quot;&quot;;[.A240];[Data.A242])" office:value-type="float" office:value="176">
            <text:p>176</text:p>
          </table:table-cell>
          <table:table-cell table:formula="of:=IF([Data.E242]=&quot;&quot;;[.B240];CONCATENATE(&quot;,&quot;;[Data.E242]))" office:value-type="string" office:string-value=",PHYSICAL">
            <text:p>,PHYSICAL</text:p>
          </table:table-cell>
          <table:table-cell table:formula="of:=IF([Data.F242]=&quot;&quot;;[.C240];CONCATENATE(&quot;,&quot;;[Data.F242]))" office:value-type="string" office:string-value=",CHARL">
            <text:p>,CHARL</text:p>
          </table:table-cell>
          <table:table-cell table:formula="of:=CONCATENATE(&quot;,&quot;;[Data.G242])" office:value-type="string" office:string-value=",GREATER">
            <text:p>,GREATER</text:p>
          </table:table-cell>
          <table:table-cell table:formula="of:=CONCATENATE(&quot;,&quot;;[Data.H242])" office:value-type="string" office:string-value=",-50">
            <text:p>,-50</text:p>
          </table:table-cell>
          <table:table-cell table:formula="of:=IF([Data.I242]=&quot;&quot;;&quot;&quot;;CONCATENATE(&quot;,&quot;;[Data.I242]))" office:value-type="string" office:string-value=",DESCR">
            <text:p>,DESCR</text:p>
          </table:table-cell>
          <table:table-cell table:style-name="ce15" table:formula="of:=IF([Data.J242]=&quot;&quot;;&quot;&quot;;CONCATENATE(&quot;,&quot;;[Data.J242]))">
            <text:p/>
          </table:table-cell>
          <table:table-cell table:style-name="ce15" table:formula="of:=IF([Data.K242]=&quot;&quot;;&quot;&quot;;CONCATENATE(&quot;,&quot;;[Data.K242]))">
            <text:p/>
          </table:table-cell>
          <table:table-cell table:style-name="ce15" table:formula="of:=IF([Data.L242]=&quot;&quot;;&quot;&quot;;CONCATENATE(&quot;,&quot;;[Data.L242]))">
            <text:p/>
          </table:table-cell>
          <table:table-cell table:style-name="ce15" table:formula="of:=IF([Data.M242]=&quot;&quot;;&quot;&quot;;CONCATENATE(&quot;,&quot;;[Data.M242]))">
            <text:p/>
          </table:table-cell>
          <table:table-cell table:style-name="ce15" table:formula="of:=IF([Data.N242]=&quot;&quot;;&quot;&quot;;CONCATENATE(&quot;,&quot;;[Data.N242]))">
            <text:p/>
          </table:table-cell>
          <table:table-cell table:style-name="ce15" table:formula="of:=IF([Data.O242]=&quot;&quot;;&quot;&quot;;CONCATENATE(&quot;,&quot;;[Data.O242]))">
            <text:p/>
          </table:table-cell>
          <table:table-cell table:style-name="ce15" table:formula="of:=IF([Data.P242]=&quot;&quot;;&quot;&quot;;CONCATENATE(&quot;,&quot;;[Data.P242]))">
            <text:p/>
          </table:table-cell>
          <table:table-cell table:style-name="ce15" table:formula="of:=IF([Data.Q242]=&quot;&quot;;&quot;&quot;;CONCATENATE(&quot;,&quot;;[Data.Q242]))">
            <text:p/>
          </table:table-cell>
          <table:table-cell table:style-name="ce15" table:formula="of:=IF([Data.R242]=&quot;&quot;;&quot;&quot;;CONCATENATE(&quot;,&quot;;[Data.R242]))">
            <text:p/>
          </table:table-cell>
          <table:table-cell table:style-name="ce15" table:formula="of:=IF([Data.S242]=&quot;&quot;;&quot;&quot;;CONCATENATE(&quot;,&quot;;[Data.S242]))">
            <text:p/>
          </table:table-cell>
          <table:table-cell table:style-name="ce15" table:formula="of:=IF([Data.T242]=&quot;&quot;;&quot;&quot;;CONCATENATE(&quot;,&quot;;[Data.T242]))">
            <text:p/>
          </table:table-cell>
          <table:table-cell table:number-columns-repeated="2"/>
        </table:table-row>
        <table:table-row table:style-name="ro8">
          <table:table-cell table:formula="of:=IF([Data.A243]=&quot;&quot;;[.A241];[Data.A243])" office:value-type="float" office:value="177">
            <text:p>177</text:p>
          </table:table-cell>
          <table:table-cell table:formula="of:=IF([Data.E243]=&quot;&quot;;[.B241];CONCATENATE(&quot;,&quot;;[Data.E243]))" office:value-type="string" office:string-value=",PHYSICAL">
            <text:p>,PHYSICAL</text:p>
          </table:table-cell>
          <table:table-cell table:formula="of:=IF([Data.F243]=&quot;&quot;;[.C241];CONCATENATE(&quot;,&quot;;[Data.F243]))" office:value-type="string" office:string-value=",CHARL">
            <text:p>,CHARL</text:p>
          </table:table-cell>
          <table:table-cell table:formula="of:=CONCATENATE(&quot;,&quot;;[Data.G243])" office:value-type="string" office:string-value=",GREATER">
            <text:p>,GREATER</text:p>
          </table:table-cell>
          <table:table-cell table:formula="of:=CONCATENATE(&quot;,&quot;;[Data.H243])" office:value-type="string" office:string-value=",-20">
            <text:p>,-20</text:p>
          </table:table-cell>
          <table:table-cell table:formula="of:=IF([Data.I243]=&quot;&quot;;&quot;&quot;;CONCATENATE(&quot;,&quot;;[Data.I243]))" office:value-type="string" office:string-value=",DESCR">
            <text:p>,DESCR</text:p>
          </table:table-cell>
          <table:table-cell table:style-name="ce15" table:formula="of:=IF([Data.J243]=&quot;&quot;;&quot;&quot;;CONCATENATE(&quot;,&quot;;[Data.J243]))">
            <text:p/>
          </table:table-cell>
          <table:table-cell table:style-name="ce15" table:formula="of:=IF([Data.K243]=&quot;&quot;;&quot;&quot;;CONCATENATE(&quot;,&quot;;[Data.K243]))">
            <text:p/>
          </table:table-cell>
          <table:table-cell table:style-name="ce15" table:formula="of:=IF([Data.L243]=&quot;&quot;;&quot;&quot;;CONCATENATE(&quot;,&quot;;[Data.L243]))">
            <text:p/>
          </table:table-cell>
          <table:table-cell table:style-name="ce15" table:formula="of:=IF([Data.M243]=&quot;&quot;;&quot;&quot;;CONCATENATE(&quot;,&quot;;[Data.M243]))">
            <text:p/>
          </table:table-cell>
          <table:table-cell table:style-name="ce15" table:formula="of:=IF([Data.N243]=&quot;&quot;;&quot;&quot;;CONCATENATE(&quot;,&quot;;[Data.N243]))">
            <text:p/>
          </table:table-cell>
          <table:table-cell table:style-name="ce15" table:formula="of:=IF([Data.O243]=&quot;&quot;;&quot;&quot;;CONCATENATE(&quot;,&quot;;[Data.O243]))">
            <text:p/>
          </table:table-cell>
          <table:table-cell table:style-name="ce15" table:formula="of:=IF([Data.P243]=&quot;&quot;;&quot;&quot;;CONCATENATE(&quot;,&quot;;[Data.P243]))">
            <text:p/>
          </table:table-cell>
          <table:table-cell table:style-name="ce15" table:formula="of:=IF([Data.Q243]=&quot;&quot;;&quot;&quot;;CONCATENATE(&quot;,&quot;;[Data.Q243]))">
            <text:p/>
          </table:table-cell>
          <table:table-cell table:style-name="ce15" table:formula="of:=IF([Data.R243]=&quot;&quot;;&quot;&quot;;CONCATENATE(&quot;,&quot;;[Data.R243]))">
            <text:p/>
          </table:table-cell>
          <table:table-cell table:style-name="ce15" table:formula="of:=IF([Data.S243]=&quot;&quot;;&quot;&quot;;CONCATENATE(&quot;,&quot;;[Data.S243]))">
            <text:p/>
          </table:table-cell>
          <table:table-cell table:style-name="ce15" table:formula="of:=IF([Data.T243]=&quot;&quot;;&quot;&quot;;CONCATENATE(&quot;,&quot;;[Data.T243]))">
            <text:p/>
          </table:table-cell>
          <table:table-cell table:number-columns-repeated="2"/>
        </table:table-row>
        <table:table-row table:style-name="ro8">
          <table:table-cell table:formula="of:=IF([Data.A244]=&quot;&quot;;[.A242];[Data.A244])" office:value-type="float" office:value="178">
            <text:p>178</text:p>
          </table:table-cell>
          <table:table-cell table:formula="of:=IF([Data.E244]=&quot;&quot;;[.B242];CONCATENATE(&quot;,&quot;;[Data.E244]))" office:value-type="string" office:string-value=",PHYSICAL">
            <text:p>,PHYSICAL</text:p>
          </table:table-cell>
          <table:table-cell table:formula="of:=IF([Data.F244]=&quot;&quot;;[.C242];CONCATENATE(&quot;,&quot;;[Data.F244]))" office:value-type="string" office:string-value=",CHARL">
            <text:p>,CHARL</text:p>
          </table:table-cell>
          <table:table-cell table:formula="of:=CONCATENATE(&quot;,&quot;;[Data.G244])" office:value-type="string" office:string-value=",LESSER">
            <text:p>,LESSER</text:p>
          </table:table-cell>
          <table:table-cell table:formula="of:=CONCATENATE(&quot;,&quot;;[Data.H244])" office:value-type="string" office:string-value=",-10">
            <text:p>,-10</text:p>
          </table:table-cell>
          <table:table-cell table:formula="of:=IF([Data.I244]=&quot;&quot;;&quot;&quot;;CONCATENATE(&quot;,&quot;;[Data.I244]))" office:value-type="string" office:string-value=",DESCR">
            <text:p>,DESCR</text:p>
          </table:table-cell>
          <table:table-cell table:style-name="ce15" table:formula="of:=IF([Data.J244]=&quot;&quot;;&quot;&quot;;CONCATENATE(&quot;,&quot;;[Data.J244]))">
            <text:p/>
          </table:table-cell>
          <table:table-cell table:style-name="ce15" table:formula="of:=IF([Data.K244]=&quot;&quot;;&quot;&quot;;CONCATENATE(&quot;,&quot;;[Data.K244]))">
            <text:p/>
          </table:table-cell>
          <table:table-cell table:style-name="ce15" table:formula="of:=IF([Data.L244]=&quot;&quot;;&quot;&quot;;CONCATENATE(&quot;,&quot;;[Data.L244]))">
            <text:p/>
          </table:table-cell>
          <table:table-cell table:style-name="ce15" table:formula="of:=IF([Data.M244]=&quot;&quot;;&quot;&quot;;CONCATENATE(&quot;,&quot;;[Data.M244]))">
            <text:p/>
          </table:table-cell>
          <table:table-cell table:style-name="ce15" table:formula="of:=IF([Data.N244]=&quot;&quot;;&quot;&quot;;CONCATENATE(&quot;,&quot;;[Data.N244]))">
            <text:p/>
          </table:table-cell>
          <table:table-cell table:style-name="ce15" table:formula="of:=IF([Data.O244]=&quot;&quot;;&quot;&quot;;CONCATENATE(&quot;,&quot;;[Data.O244]))">
            <text:p/>
          </table:table-cell>
          <table:table-cell table:style-name="ce15" table:formula="of:=IF([Data.P244]=&quot;&quot;;&quot;&quot;;CONCATENATE(&quot;,&quot;;[Data.P244]))">
            <text:p/>
          </table:table-cell>
          <table:table-cell table:style-name="ce15" table:formula="of:=IF([Data.Q244]=&quot;&quot;;&quot;&quot;;CONCATENATE(&quot;,&quot;;[Data.Q244]))">
            <text:p/>
          </table:table-cell>
          <table:table-cell table:style-name="ce15" table:formula="of:=IF([Data.R244]=&quot;&quot;;&quot;&quot;;CONCATENATE(&quot;,&quot;;[Data.R244]))">
            <text:p/>
          </table:table-cell>
          <table:table-cell table:style-name="ce15" table:formula="of:=IF([Data.S244]=&quot;&quot;;&quot;&quot;;CONCATENATE(&quot;,&quot;;[Data.S244]))">
            <text:p/>
          </table:table-cell>
          <table:table-cell table:style-name="ce15" table:formula="of:=IF([Data.T244]=&quot;&quot;;&quot;&quot;;CONCATENATE(&quot;,&quot;;[Data.T244]))">
            <text:p/>
          </table:table-cell>
          <table:table-cell table:number-columns-repeated="2"/>
        </table:table-row>
        <table:table-row table:style-name="ro8">
          <table:table-cell table:formula="of:=IF([Data.A245]=&quot;&quot;;[.A243];[Data.A245])" office:value-type="float" office:value="179">
            <text:p>179</text:p>
          </table:table-cell>
          <table:table-cell table:formula="of:=IF([Data.E245]=&quot;&quot;;[.B243];CONCATENATE(&quot;,&quot;;[Data.E245]))" office:value-type="string" office:string-value=",PHYSICAL">
            <text:p>,PHYSICAL</text:p>
          </table:table-cell>
          <table:table-cell table:formula="of:=IF([Data.F245]=&quot;&quot;;[.C243];CONCATENATE(&quot;,&quot;;[Data.F245]))" office:value-type="string" office:string-value=",CHARL">
            <text:p>,CHARL</text:p>
          </table:table-cell>
          <table:table-cell table:formula="of:=CONCATENATE(&quot;,&quot;;[Data.G245])" office:value-type="string" office:string-value=",MAJOR">
            <text:p>,MAJOR</text:p>
          </table:table-cell>
          <table:table-cell table:formula="of:=CONCATENATE(&quot;,&quot;;[Data.H245])" office:value-type="string" office:string-value=",-15">
            <text:p>,-15</text:p>
          </table:table-cell>
          <table:table-cell table:formula="of:=IF([Data.I245]=&quot;&quot;;&quot;&quot;;CONCATENATE(&quot;,&quot;;[Data.I245]))" office:value-type="string" office:string-value=",DESCR">
            <text:p>,DESCR</text:p>
          </table:table-cell>
          <table:table-cell table:style-name="ce15" table:formula="of:=IF([Data.J245]=&quot;&quot;;&quot;&quot;;CONCATENATE(&quot;,&quot;;[Data.J245]))">
            <text:p/>
          </table:table-cell>
          <table:table-cell table:style-name="ce15" table:formula="of:=IF([Data.K245]=&quot;&quot;;&quot;&quot;;CONCATENATE(&quot;,&quot;;[Data.K245]))">
            <text:p/>
          </table:table-cell>
          <table:table-cell table:style-name="ce15" table:formula="of:=IF([Data.L245]=&quot;&quot;;&quot;&quot;;CONCATENATE(&quot;,&quot;;[Data.L245]))">
            <text:p/>
          </table:table-cell>
          <table:table-cell table:style-name="ce15" table:formula="of:=IF([Data.M245]=&quot;&quot;;&quot;&quot;;CONCATENATE(&quot;,&quot;;[Data.M245]))">
            <text:p/>
          </table:table-cell>
          <table:table-cell table:style-name="ce15" table:formula="of:=IF([Data.N245]=&quot;&quot;;&quot;&quot;;CONCATENATE(&quot;,&quot;;[Data.N245]))">
            <text:p/>
          </table:table-cell>
          <table:table-cell table:style-name="ce15" table:formula="of:=IF([Data.O245]=&quot;&quot;;&quot;&quot;;CONCATENATE(&quot;,&quot;;[Data.O245]))">
            <text:p/>
          </table:table-cell>
          <table:table-cell table:style-name="ce15" table:formula="of:=IF([Data.P245]=&quot;&quot;;&quot;&quot;;CONCATENATE(&quot;,&quot;;[Data.P245]))">
            <text:p/>
          </table:table-cell>
          <table:table-cell table:style-name="ce15" table:formula="of:=IF([Data.Q245]=&quot;&quot;;&quot;&quot;;CONCATENATE(&quot;,&quot;;[Data.Q245]))">
            <text:p/>
          </table:table-cell>
          <table:table-cell table:style-name="ce15" table:formula="of:=IF([Data.R245]=&quot;&quot;;&quot;&quot;;CONCATENATE(&quot;,&quot;;[Data.R245]))">
            <text:p/>
          </table:table-cell>
          <table:table-cell table:style-name="ce15" table:formula="of:=IF([Data.S245]=&quot;&quot;;&quot;&quot;;CONCATENATE(&quot;,&quot;;[Data.S245]))">
            <text:p/>
          </table:table-cell>
          <table:table-cell table:style-name="ce15" table:formula="of:=IF([Data.T245]=&quot;&quot;;&quot;&quot;;CONCATENATE(&quot;,&quot;;[Data.T245]))">
            <text:p/>
          </table:table-cell>
          <table:table-cell table:number-columns-repeated="2"/>
        </table:table-row>
        <table:table-row table:style-name="ro8">
          <table:table-cell table:formula="of:=IF([Data.A246]=&quot;&quot;;[.A244];[Data.A246])" office:value-type="float" office:value="179">
            <text:p>179</text:p>
          </table:table-cell>
          <table:table-cell table:formula="of:=IF([Data.E246]=&quot;&quot;;[.B244];CONCATENATE(&quot;,&quot;;[Data.E246]))" office:value-type="string" office:string-value=",PHYSICAL">
            <text:p>,PHYSICAL</text:p>
          </table:table-cell>
          <table:table-cell table:formula="of:=IF([Data.F246]=&quot;&quot;;[.C244];CONCATENATE(&quot;,&quot;;[Data.F246]))" office:value-type="string" office:string-value=",CHARL">
            <text:p>,CHARL</text:p>
          </table:table-cell>
          <table:table-cell table:formula="of:=CONCATENATE(&quot;,&quot;;[Data.G246])" office:value-type="string" office:string-value=",GREATER">
            <text:p>,GREATER</text:p>
          </table:table-cell>
          <table:table-cell table:formula="of:=CONCATENATE(&quot;,&quot;;[Data.H246])" office:value-type="string" office:string-value=",-20">
            <text:p>,-20</text:p>
          </table:table-cell>
          <table:table-cell table:formula="of:=IF([Data.I246]=&quot;&quot;;&quot;&quot;;CONCATENATE(&quot;,&quot;;[Data.I246]))" office:value-type="string" office:string-value=",DESCR">
            <text:p>,DESCR</text:p>
          </table:table-cell>
          <table:table-cell table:style-name="ce15" table:formula="of:=IF([Data.J246]=&quot;&quot;;&quot;&quot;;CONCATENATE(&quot;,&quot;;[Data.J246]))">
            <text:p/>
          </table:table-cell>
          <table:table-cell table:style-name="ce15" table:formula="of:=IF([Data.K246]=&quot;&quot;;&quot;&quot;;CONCATENATE(&quot;,&quot;;[Data.K246]))">
            <text:p/>
          </table:table-cell>
          <table:table-cell table:style-name="ce15" table:formula="of:=IF([Data.L246]=&quot;&quot;;&quot;&quot;;CONCATENATE(&quot;,&quot;;[Data.L246]))">
            <text:p/>
          </table:table-cell>
          <table:table-cell table:style-name="ce15" table:formula="of:=IF([Data.M246]=&quot;&quot;;&quot;&quot;;CONCATENATE(&quot;,&quot;;[Data.M246]))">
            <text:p/>
          </table:table-cell>
          <table:table-cell table:style-name="ce15" table:formula="of:=IF([Data.N246]=&quot;&quot;;&quot;&quot;;CONCATENATE(&quot;,&quot;;[Data.N246]))">
            <text:p/>
          </table:table-cell>
          <table:table-cell table:style-name="ce15" table:formula="of:=IF([Data.O246]=&quot;&quot;;&quot;&quot;;CONCATENATE(&quot;,&quot;;[Data.O246]))">
            <text:p/>
          </table:table-cell>
          <table:table-cell table:style-name="ce15" table:formula="of:=IF([Data.P246]=&quot;&quot;;&quot;&quot;;CONCATENATE(&quot;,&quot;;[Data.P246]))">
            <text:p/>
          </table:table-cell>
          <table:table-cell table:style-name="ce15" table:formula="of:=IF([Data.Q246]=&quot;&quot;;&quot;&quot;;CONCATENATE(&quot;,&quot;;[Data.Q246]))">
            <text:p/>
          </table:table-cell>
          <table:table-cell table:style-name="ce15" table:formula="of:=IF([Data.R246]=&quot;&quot;;&quot;&quot;;CONCATENATE(&quot;,&quot;;[Data.R246]))">
            <text:p/>
          </table:table-cell>
          <table:table-cell table:style-name="ce15" table:formula="of:=IF([Data.S246]=&quot;&quot;;&quot;&quot;;CONCATENATE(&quot;,&quot;;[Data.S246]))">
            <text:p/>
          </table:table-cell>
          <table:table-cell table:style-name="ce15" table:formula="of:=IF([Data.T246]=&quot;&quot;;&quot;&quot;;CONCATENATE(&quot;,&quot;;[Data.T246]))">
            <text:p/>
          </table:table-cell>
          <table:table-cell table:number-columns-repeated="2"/>
        </table:table-row>
        <table:table-row table:style-name="ro8">
          <table:table-cell table:formula="of:=IF([Data.A247]=&quot;&quot;;[.A245];[Data.A247])" office:value-type="float" office:value="180">
            <text:p>180</text:p>
          </table:table-cell>
          <table:table-cell table:formula="of:=IF([Data.E247]=&quot;&quot;;[.B245];CONCATENATE(&quot;,&quot;;[Data.E247]))" office:value-type="string" office:string-value=",PHYSICAL">
            <text:p>,PHYSICAL</text:p>
          </table:table-cell>
          <table:table-cell table:formula="of:=IF([Data.F247]=&quot;&quot;;[.C245];CONCATENATE(&quot;,&quot;;[Data.F247]))" office:value-type="string" office:string-value=",CHARL">
            <text:p>,CHARL</text:p>
          </table:table-cell>
          <table:table-cell table:formula="of:=CONCATENATE(&quot;,&quot;;[Data.G247])" office:value-type="string" office:string-value=",MAJOR">
            <text:p>,MAJOR</text:p>
          </table:table-cell>
          <table:table-cell table:formula="of:=CONCATENATE(&quot;,&quot;;[Data.H247])" office:value-type="string" office:string-value=",-15">
            <text:p>,-15</text:p>
          </table:table-cell>
          <table:table-cell table:formula="of:=IF([Data.I247]=&quot;&quot;;&quot;&quot;;CONCATENATE(&quot;,&quot;;[Data.I247]))" office:value-type="string" office:string-value=",C31=-15">
            <text:p>,C31=-15</text:p>
          </table:table-cell>
          <table:table-cell table:style-name="ce15" table:formula="of:=IF([Data.J247]=&quot;&quot;;&quot;&quot;;CONCATENATE(&quot;,&quot;;[Data.J247]))">
            <text:p/>
          </table:table-cell>
          <table:table-cell table:style-name="ce15" table:formula="of:=IF([Data.K247]=&quot;&quot;;&quot;&quot;;CONCATENATE(&quot;,&quot;;[Data.K247]))">
            <text:p/>
          </table:table-cell>
          <table:table-cell table:style-name="ce15" table:formula="of:=IF([Data.L247]=&quot;&quot;;&quot;&quot;;CONCATENATE(&quot;,&quot;;[Data.L247]))">
            <text:p/>
          </table:table-cell>
          <table:table-cell table:style-name="ce15" table:formula="of:=IF([Data.M247]=&quot;&quot;;&quot;&quot;;CONCATENATE(&quot;,&quot;;[Data.M247]))">
            <text:p/>
          </table:table-cell>
          <table:table-cell table:style-name="ce15" table:formula="of:=IF([Data.N247]=&quot;&quot;;&quot;&quot;;CONCATENATE(&quot;,&quot;;[Data.N247]))">
            <text:p/>
          </table:table-cell>
          <table:table-cell table:style-name="ce15" table:formula="of:=IF([Data.O247]=&quot;&quot;;&quot;&quot;;CONCATENATE(&quot;,&quot;;[Data.O247]))">
            <text:p/>
          </table:table-cell>
          <table:table-cell table:style-name="ce15" table:formula="of:=IF([Data.P247]=&quot;&quot;;&quot;&quot;;CONCATENATE(&quot;,&quot;;[Data.P247]))">
            <text:p/>
          </table:table-cell>
          <table:table-cell table:style-name="ce15" table:formula="of:=IF([Data.Q247]=&quot;&quot;;&quot;&quot;;CONCATENATE(&quot;,&quot;;[Data.Q247]))">
            <text:p/>
          </table:table-cell>
          <table:table-cell table:style-name="ce15" table:formula="of:=IF([Data.R247]=&quot;&quot;;&quot;&quot;;CONCATENATE(&quot;,&quot;;[Data.R247]))">
            <text:p/>
          </table:table-cell>
          <table:table-cell table:style-name="ce15" table:formula="of:=IF([Data.S247]=&quot;&quot;;&quot;&quot;;CONCATENATE(&quot;,&quot;;[Data.S247]))">
            <text:p/>
          </table:table-cell>
          <table:table-cell table:style-name="ce15" table:formula="of:=IF([Data.T247]=&quot;&quot;;&quot;&quot;;CONCATENATE(&quot;,&quot;;[Data.T247]))">
            <text:p/>
          </table:table-cell>
          <table:table-cell table:number-columns-repeated="2"/>
        </table:table-row>
        <table:table-row table:style-name="ro8">
          <table:table-cell table:formula="of:=IF([Data.A248]=&quot;&quot;;[.A246];[Data.A248])" office:value-type="float" office:value="181">
            <text:p>181</text:p>
          </table:table-cell>
          <table:table-cell table:formula="of:=IF([Data.E248]=&quot;&quot;;[.B246];CONCATENATE(&quot;,&quot;;[Data.E248]))" office:value-type="string" office:string-value=",PHYSICAL">
            <text:p>,PHYSICAL</text:p>
          </table:table-cell>
          <table:table-cell table:formula="of:=IF([Data.F248]=&quot;&quot;;[.C246];CONCATENATE(&quot;,&quot;;[Data.F248]))" office:value-type="string" office:string-value=",CHARL">
            <text:p>,CHARL</text:p>
          </table:table-cell>
          <table:table-cell table:formula="of:=CONCATENATE(&quot;,&quot;;[Data.G248])" office:value-type="string" office:string-value=",LESSER">
            <text:p>,LESSER</text:p>
          </table:table-cell>
          <table:table-cell table:formula="of:=CONCATENATE(&quot;,&quot;;[Data.H248])" office:value-type="string" office:string-value=",-5">
            <text:p>,-5</text:p>
          </table:table-cell>
          <table:table-cell table:formula="of:=IF([Data.I248]=&quot;&quot;;&quot;&quot;;CONCATENATE(&quot;,&quot;;[Data.I248]))" office:value-type="string" office:string-value=",DESCR">
            <text:p>,DESCR</text:p>
          </table:table-cell>
          <table:table-cell table:style-name="ce15" table:formula="of:=IF([Data.J248]=&quot;&quot;;&quot;&quot;;CONCATENATE(&quot;,&quot;;[Data.J248]))">
            <text:p/>
          </table:table-cell>
          <table:table-cell table:style-name="ce15" table:formula="of:=IF([Data.K248]=&quot;&quot;;&quot;&quot;;CONCATENATE(&quot;,&quot;;[Data.K248]))">
            <text:p/>
          </table:table-cell>
          <table:table-cell table:style-name="ce15" table:formula="of:=IF([Data.L248]=&quot;&quot;;&quot;&quot;;CONCATENATE(&quot;,&quot;;[Data.L248]))">
            <text:p/>
          </table:table-cell>
          <table:table-cell table:style-name="ce15" table:formula="of:=IF([Data.M248]=&quot;&quot;;&quot;&quot;;CONCATENATE(&quot;,&quot;;[Data.M248]))">
            <text:p/>
          </table:table-cell>
          <table:table-cell table:style-name="ce15" table:formula="of:=IF([Data.N248]=&quot;&quot;;&quot;&quot;;CONCATENATE(&quot;,&quot;;[Data.N248]))">
            <text:p/>
          </table:table-cell>
          <table:table-cell table:style-name="ce15" table:formula="of:=IF([Data.O248]=&quot;&quot;;&quot;&quot;;CONCATENATE(&quot;,&quot;;[Data.O248]))">
            <text:p/>
          </table:table-cell>
          <table:table-cell table:style-name="ce15" table:formula="of:=IF([Data.P248]=&quot;&quot;;&quot;&quot;;CONCATENATE(&quot;,&quot;;[Data.P248]))">
            <text:p/>
          </table:table-cell>
          <table:table-cell table:style-name="ce15" table:formula="of:=IF([Data.Q248]=&quot;&quot;;&quot;&quot;;CONCATENATE(&quot;,&quot;;[Data.Q248]))">
            <text:p/>
          </table:table-cell>
          <table:table-cell table:style-name="ce15" table:formula="of:=IF([Data.R248]=&quot;&quot;;&quot;&quot;;CONCATENATE(&quot;,&quot;;[Data.R248]))">
            <text:p/>
          </table:table-cell>
          <table:table-cell table:style-name="ce15" table:formula="of:=IF([Data.S248]=&quot;&quot;;&quot;&quot;;CONCATENATE(&quot;,&quot;;[Data.S248]))">
            <text:p/>
          </table:table-cell>
          <table:table-cell table:style-name="ce15" table:formula="of:=IF([Data.T248]=&quot;&quot;;&quot;&quot;;CONCATENATE(&quot;,&quot;;[Data.T248]))">
            <text:p/>
          </table:table-cell>
          <table:table-cell table:number-columns-repeated="2"/>
        </table:table-row>
        <table:table-row table:style-name="ro8">
          <table:table-cell table:formula="of:=IF([Data.A249]=&quot;&quot;;[.A247];[Data.A249])" office:value-type="float" office:value="182">
            <text:p>182</text:p>
          </table:table-cell>
          <table:table-cell table:formula="of:=IF([Data.E249]=&quot;&quot;;[.B247];CONCATENATE(&quot;,&quot;;[Data.E249]))" office:value-type="string" office:string-value=",PHYSICAL">
            <text:p>,PHYSICAL</text:p>
          </table:table-cell>
          <table:table-cell table:formula="of:=IF([Data.F249]=&quot;&quot;;[.C247];CONCATENATE(&quot;,&quot;;[Data.F249]))" office:value-type="string" office:string-value=",CHARL">
            <text:p>,CHARL</text:p>
          </table:table-cell>
          <table:table-cell table:formula="of:=CONCATENATE(&quot;,&quot;;[Data.G249])" office:value-type="string" office:string-value=",MINOR">
            <text:p>,MINOR</text:p>
          </table:table-cell>
          <table:table-cell table:formula="of:=CONCATENATE(&quot;,&quot;;[Data.H249])" office:value-type="string" office:string-value=",-10">
            <text:p>,-10</text:p>
          </table:table-cell>
          <table:table-cell table:formula="of:=IF([Data.I249]=&quot;&quot;;&quot;&quot;;CONCATENATE(&quot;,&quot;;[Data.I249]))" office:value-type="string" office:string-value=",DESCR">
            <text:p>,DESCR</text:p>
          </table:table-cell>
          <table:table-cell table:style-name="ce15" table:formula="of:=IF([Data.J249]=&quot;&quot;;&quot;&quot;;CONCATENATE(&quot;,&quot;;[Data.J249]))">
            <text:p/>
          </table:table-cell>
          <table:table-cell table:style-name="ce15" table:formula="of:=IF([Data.K249]=&quot;&quot;;&quot;&quot;;CONCATENATE(&quot;,&quot;;[Data.K249]))">
            <text:p/>
          </table:table-cell>
          <table:table-cell table:style-name="ce15" table:formula="of:=IF([Data.L249]=&quot;&quot;;&quot;&quot;;CONCATENATE(&quot;,&quot;;[Data.L249]))">
            <text:p/>
          </table:table-cell>
          <table:table-cell table:style-name="ce15" table:formula="of:=IF([Data.M249]=&quot;&quot;;&quot;&quot;;CONCATENATE(&quot;,&quot;;[Data.M249]))">
            <text:p/>
          </table:table-cell>
          <table:table-cell table:style-name="ce15" table:formula="of:=IF([Data.N249]=&quot;&quot;;&quot;&quot;;CONCATENATE(&quot;,&quot;;[Data.N249]))">
            <text:p/>
          </table:table-cell>
          <table:table-cell table:style-name="ce15" table:formula="of:=IF([Data.O249]=&quot;&quot;;&quot;&quot;;CONCATENATE(&quot;,&quot;;[Data.O249]))">
            <text:p/>
          </table:table-cell>
          <table:table-cell table:style-name="ce15" table:formula="of:=IF([Data.P249]=&quot;&quot;;&quot;&quot;;CONCATENATE(&quot;,&quot;;[Data.P249]))">
            <text:p/>
          </table:table-cell>
          <table:table-cell table:style-name="ce15" table:formula="of:=IF([Data.Q249]=&quot;&quot;;&quot;&quot;;CONCATENATE(&quot;,&quot;;[Data.Q249]))">
            <text:p/>
          </table:table-cell>
          <table:table-cell table:style-name="ce15" table:formula="of:=IF([Data.R249]=&quot;&quot;;&quot;&quot;;CONCATENATE(&quot;,&quot;;[Data.R249]))">
            <text:p/>
          </table:table-cell>
          <table:table-cell table:style-name="ce15" table:formula="of:=IF([Data.S249]=&quot;&quot;;&quot;&quot;;CONCATENATE(&quot;,&quot;;[Data.S249]))">
            <text:p/>
          </table:table-cell>
          <table:table-cell table:style-name="ce15" table:formula="of:=IF([Data.T249]=&quot;&quot;;&quot;&quot;;CONCATENATE(&quot;,&quot;;[Data.T249]))">
            <text:p/>
          </table:table-cell>
          <table:table-cell table:number-columns-repeated="2"/>
        </table:table-row>
        <table:table-row table:style-name="ro8">
          <table:table-cell table:formula="of:=IF([Data.A250]=&quot;&quot;;[.A248];[Data.A250])" office:value-type="float" office:value="183">
            <text:p>183</text:p>
          </table:table-cell>
          <table:table-cell table:formula="of:=IF([Data.E250]=&quot;&quot;;[.B248];CONCATENATE(&quot;,&quot;;[Data.E250]))" office:value-type="string" office:string-value=",PHYSICAL">
            <text:p>,PHYSICAL</text:p>
          </table:table-cell>
          <table:table-cell table:formula="of:=IF([Data.F250]=&quot;&quot;;[.C248];CONCATENATE(&quot;,&quot;;[Data.F250]))" office:value-type="string" office:string-value=",CHARL">
            <text:p>,CHARL</text:p>
          </table:table-cell>
          <table:table-cell table:formula="of:=CONCATENATE(&quot;,&quot;;[Data.G250])" office:value-type="string" office:string-value=",GREATER">
            <text:p>,GREATER</text:p>
          </table:table-cell>
          <table:table-cell table:formula="of:=CONCATENATE(&quot;,&quot;;[Data.H250])" office:value-type="string" office:string-value=",-30">
            <text:p>,-30</text:p>
          </table:table-cell>
          <table:table-cell table:formula="of:=IF([Data.I250]=&quot;&quot;;&quot;&quot;;CONCATENATE(&quot;,&quot;;[Data.I250]))" office:value-type="string" office:string-value=",DESCR">
            <text:p>,DESCR</text:p>
          </table:table-cell>
          <table:table-cell table:style-name="ce15" table:formula="of:=IF([Data.J250]=&quot;&quot;;&quot;&quot;;CONCATENATE(&quot;,&quot;;[Data.J250]))">
            <text:p/>
          </table:table-cell>
          <table:table-cell table:style-name="ce15" table:formula="of:=IF([Data.K250]=&quot;&quot;;&quot;&quot;;CONCATENATE(&quot;,&quot;;[Data.K250]))">
            <text:p/>
          </table:table-cell>
          <table:table-cell table:style-name="ce15" table:formula="of:=IF([Data.L250]=&quot;&quot;;&quot;&quot;;CONCATENATE(&quot;,&quot;;[Data.L250]))">
            <text:p/>
          </table:table-cell>
          <table:table-cell table:style-name="ce15" table:formula="of:=IF([Data.M250]=&quot;&quot;;&quot;&quot;;CONCATENATE(&quot;,&quot;;[Data.M250]))">
            <text:p/>
          </table:table-cell>
          <table:table-cell table:style-name="ce15" table:formula="of:=IF([Data.N250]=&quot;&quot;;&quot;&quot;;CONCATENATE(&quot;,&quot;;[Data.N250]))">
            <text:p/>
          </table:table-cell>
          <table:table-cell table:style-name="ce15" table:formula="of:=IF([Data.O250]=&quot;&quot;;&quot;&quot;;CONCATENATE(&quot;,&quot;;[Data.O250]))">
            <text:p/>
          </table:table-cell>
          <table:table-cell table:style-name="ce15" table:formula="of:=IF([Data.P250]=&quot;&quot;;&quot;&quot;;CONCATENATE(&quot;,&quot;;[Data.P250]))">
            <text:p/>
          </table:table-cell>
          <table:table-cell table:style-name="ce15" table:formula="of:=IF([Data.Q250]=&quot;&quot;;&quot;&quot;;CONCATENATE(&quot;,&quot;;[Data.Q250]))">
            <text:p/>
          </table:table-cell>
          <table:table-cell table:style-name="ce15" table:formula="of:=IF([Data.R250]=&quot;&quot;;&quot;&quot;;CONCATENATE(&quot;,&quot;;[Data.R250]))">
            <text:p/>
          </table:table-cell>
          <table:table-cell table:style-name="ce15" table:formula="of:=IF([Data.S250]=&quot;&quot;;&quot;&quot;;CONCATENATE(&quot;,&quot;;[Data.S250]))">
            <text:p/>
          </table:table-cell>
          <table:table-cell table:style-name="ce15" table:formula="of:=IF([Data.T250]=&quot;&quot;;&quot;&quot;;CONCATENATE(&quot;,&quot;;[Data.T250]))">
            <text:p/>
          </table:table-cell>
          <table:table-cell table:number-columns-repeated="2"/>
        </table:table-row>
        <table:table-row table:style-name="ro8">
          <table:table-cell table:formula="of:=IF([Data.A251]=&quot;&quot;;[.A249];[Data.A251])" office:value-type="float" office:value="184">
            <text:p>184</text:p>
          </table:table-cell>
          <table:table-cell table:formula="of:=IF([Data.E251]=&quot;&quot;;[.B249];CONCATENATE(&quot;,&quot;;[Data.E251]))" office:value-type="string" office:string-value=",PHYSICAL">
            <text:p>,PHYSICAL</text:p>
          </table:table-cell>
          <table:table-cell table:formula="of:=IF([Data.F251]=&quot;&quot;;[.C249];CONCATENATE(&quot;,&quot;;[Data.F251]))" office:value-type="string" office:string-value=",CHARL">
            <text:p>,CHARL</text:p>
          </table:table-cell>
          <table:table-cell table:formula="of:=CONCATENATE(&quot;,&quot;;[Data.G251])" office:value-type="string" office:string-value=",LESSER">
            <text:p>,LESSER</text:p>
          </table:table-cell>
          <table:table-cell table:formula="of:=CONCATENATE(&quot;,&quot;;[Data.H251])" office:value-type="string" office:string-value=",-5">
            <text:p>,-5</text:p>
          </table:table-cell>
          <table:table-cell table:formula="of:=IF([Data.I251]=&quot;&quot;;&quot;&quot;;CONCATENATE(&quot;,&quot;;[Data.I251]))" office:value-type="string" office:string-value=",DESCR">
            <text:p>,DESCR</text:p>
          </table:table-cell>
          <table:table-cell table:style-name="ce15" table:formula="of:=IF([Data.J251]=&quot;&quot;;&quot;&quot;;CONCATENATE(&quot;,&quot;;[Data.J251]))">
            <text:p/>
          </table:table-cell>
          <table:table-cell table:style-name="ce15" table:formula="of:=IF([Data.K251]=&quot;&quot;;&quot;&quot;;CONCATENATE(&quot;,&quot;;[Data.K251]))">
            <text:p/>
          </table:table-cell>
          <table:table-cell table:style-name="ce15" table:formula="of:=IF([Data.L251]=&quot;&quot;;&quot;&quot;;CONCATENATE(&quot;,&quot;;[Data.L251]))">
            <text:p/>
          </table:table-cell>
          <table:table-cell table:style-name="ce15" table:formula="of:=IF([Data.M251]=&quot;&quot;;&quot;&quot;;CONCATENATE(&quot;,&quot;;[Data.M251]))">
            <text:p/>
          </table:table-cell>
          <table:table-cell table:style-name="ce15" table:formula="of:=IF([Data.N251]=&quot;&quot;;&quot;&quot;;CONCATENATE(&quot;,&quot;;[Data.N251]))">
            <text:p/>
          </table:table-cell>
          <table:table-cell table:style-name="ce15" table:formula="of:=IF([Data.O251]=&quot;&quot;;&quot;&quot;;CONCATENATE(&quot;,&quot;;[Data.O251]))">
            <text:p/>
          </table:table-cell>
          <table:table-cell table:style-name="ce15" table:formula="of:=IF([Data.P251]=&quot;&quot;;&quot;&quot;;CONCATENATE(&quot;,&quot;;[Data.P251]))">
            <text:p/>
          </table:table-cell>
          <table:table-cell table:style-name="ce15" table:formula="of:=IF([Data.Q251]=&quot;&quot;;&quot;&quot;;CONCATENATE(&quot;,&quot;;[Data.Q251]))">
            <text:p/>
          </table:table-cell>
          <table:table-cell table:style-name="ce15" table:formula="of:=IF([Data.R251]=&quot;&quot;;&quot;&quot;;CONCATENATE(&quot;,&quot;;[Data.R251]))">
            <text:p/>
          </table:table-cell>
          <table:table-cell table:style-name="ce15" table:formula="of:=IF([Data.S251]=&quot;&quot;;&quot;&quot;;CONCATENATE(&quot;,&quot;;[Data.S251]))">
            <text:p/>
          </table:table-cell>
          <table:table-cell table:style-name="ce15" table:formula="of:=IF([Data.T251]=&quot;&quot;;&quot;&quot;;CONCATENATE(&quot;,&quot;;[Data.T251]))">
            <text:p/>
          </table:table-cell>
          <table:table-cell table:number-columns-repeated="2"/>
        </table:table-row>
        <table:table-row table:style-name="ro8">
          <table:table-cell table:formula="of:=IF([Data.A252]=&quot;&quot;;[.A250];[Data.A252])" office:value-type="float" office:value="185">
            <text:p>185</text:p>
          </table:table-cell>
          <table:table-cell table:formula="of:=IF([Data.E252]=&quot;&quot;;[.B250];CONCATENATE(&quot;,&quot;;[Data.E252]))" office:value-type="string" office:string-value=",PHYSICAL">
            <text:p>,PHYSICAL</text:p>
          </table:table-cell>
          <table:table-cell table:formula="of:=IF([Data.F252]=&quot;&quot;;[.C250];CONCATENATE(&quot;,&quot;;[Data.F252]))" office:value-type="string" office:string-value=",CHARL">
            <text:p>,CHARL</text:p>
          </table:table-cell>
          <table:table-cell table:formula="of:=CONCATENATE(&quot;,&quot;;[Data.G252])" office:value-type="string" office:string-value=",LESSER">
            <text:p>,LESSER</text:p>
          </table:table-cell>
          <table:table-cell table:formula="of:=CONCATENATE(&quot;,&quot;;[Data.H252])" office:value-type="string" office:string-value=",-5">
            <text:p>,-5</text:p>
          </table:table-cell>
          <table:table-cell table:formula="of:=IF([Data.I252]=&quot;&quot;;&quot;&quot;;CONCATENATE(&quot;,&quot;;[Data.I252]))" office:value-type="string" office:string-value=",DESCR">
            <text:p>,DESCR</text:p>
          </table:table-cell>
          <table:table-cell table:style-name="ce15" table:formula="of:=IF([Data.J252]=&quot;&quot;;&quot;&quot;;CONCATENATE(&quot;,&quot;;[Data.J252]))">
            <text:p/>
          </table:table-cell>
          <table:table-cell table:style-name="ce15" table:formula="of:=IF([Data.K252]=&quot;&quot;;&quot;&quot;;CONCATENATE(&quot;,&quot;;[Data.K252]))">
            <text:p/>
          </table:table-cell>
          <table:table-cell table:style-name="ce15" table:formula="of:=IF([Data.L252]=&quot;&quot;;&quot;&quot;;CONCATENATE(&quot;,&quot;;[Data.L252]))">
            <text:p/>
          </table:table-cell>
          <table:table-cell table:style-name="ce15" table:formula="of:=IF([Data.M252]=&quot;&quot;;&quot;&quot;;CONCATENATE(&quot;,&quot;;[Data.M252]))">
            <text:p/>
          </table:table-cell>
          <table:table-cell table:style-name="ce15" table:formula="of:=IF([Data.N252]=&quot;&quot;;&quot;&quot;;CONCATENATE(&quot;,&quot;;[Data.N252]))">
            <text:p/>
          </table:table-cell>
          <table:table-cell table:style-name="ce15" table:formula="of:=IF([Data.O252]=&quot;&quot;;&quot;&quot;;CONCATENATE(&quot;,&quot;;[Data.O252]))">
            <text:p/>
          </table:table-cell>
          <table:table-cell table:style-name="ce15" table:formula="of:=IF([Data.P252]=&quot;&quot;;&quot;&quot;;CONCATENATE(&quot;,&quot;;[Data.P252]))">
            <text:p/>
          </table:table-cell>
          <table:table-cell table:style-name="ce15" table:formula="of:=IF([Data.Q252]=&quot;&quot;;&quot;&quot;;CONCATENATE(&quot;,&quot;;[Data.Q252]))">
            <text:p/>
          </table:table-cell>
          <table:table-cell table:style-name="ce15" table:formula="of:=IF([Data.R252]=&quot;&quot;;&quot;&quot;;CONCATENATE(&quot;,&quot;;[Data.R252]))">
            <text:p/>
          </table:table-cell>
          <table:table-cell table:style-name="ce15" table:formula="of:=IF([Data.S252]=&quot;&quot;;&quot;&quot;;CONCATENATE(&quot;,&quot;;[Data.S252]))">
            <text:p/>
          </table:table-cell>
          <table:table-cell table:style-name="ce15" table:formula="of:=IF([Data.T252]=&quot;&quot;;&quot;&quot;;CONCATENATE(&quot;,&quot;;[Data.T252]))">
            <text:p/>
          </table:table-cell>
          <table:table-cell table:number-columns-repeated="2"/>
        </table:table-row>
        <table:table-row table:style-name="ro8">
          <table:table-cell table:formula="of:=IF([Data.A253]=&quot;&quot;;[.A251];[Data.A253])" office:value-type="float" office:value="186">
            <text:p>186</text:p>
          </table:table-cell>
          <table:table-cell table:formula="of:=IF([Data.E253]=&quot;&quot;;[.B251];CONCATENATE(&quot;,&quot;;[Data.E253]))" office:value-type="string" office:string-value=",PHYSICAL">
            <text:p>,PHYSICAL</text:p>
          </table:table-cell>
          <table:table-cell table:formula="of:=IF([Data.F253]=&quot;&quot;;[.C251];CONCATENATE(&quot;,&quot;;[Data.F253]))" office:value-type="string" office:string-value=",CHARL">
            <text:p>,CHARL</text:p>
          </table:table-cell>
          <table:table-cell table:formula="of:=CONCATENATE(&quot;,&quot;;[Data.G253])" office:value-type="string" office:string-value=",MAJOR">
            <text:p>,MAJOR</text:p>
          </table:table-cell>
          <table:table-cell table:formula="of:=CONCATENATE(&quot;,&quot;;[Data.H253])" office:value-type="string" office:string-value=",-15">
            <text:p>,-15</text:p>
          </table:table-cell>
          <table:table-cell table:formula="of:=IF([Data.I253]=&quot;&quot;;&quot;&quot;;CONCATENATE(&quot;,&quot;;[Data.I253]))" office:value-type="string" office:string-value=",WEIGHTPENALTY=2">
            <text:p>,WEIGHTPENALTY=2</text:p>
          </table:table-cell>
          <table:table-cell table:style-name="ce15" table:formula="of:=IF([Data.J253]=&quot;&quot;;&quot;&quot;;CONCATENATE(&quot;,&quot;;[Data.J253]))">
            <text:p/>
          </table:table-cell>
          <table:table-cell table:style-name="ce15" table:formula="of:=IF([Data.K253]=&quot;&quot;;&quot;&quot;;CONCATENATE(&quot;,&quot;;[Data.K253]))">
            <text:p/>
          </table:table-cell>
          <table:table-cell table:style-name="ce15" table:formula="of:=IF([Data.L253]=&quot;&quot;;&quot;&quot;;CONCATENATE(&quot;,&quot;;[Data.L253]))">
            <text:p/>
          </table:table-cell>
          <table:table-cell table:style-name="ce15" table:formula="of:=IF([Data.M253]=&quot;&quot;;&quot;&quot;;CONCATENATE(&quot;,&quot;;[Data.M253]))">
            <text:p/>
          </table:table-cell>
          <table:table-cell table:style-name="ce15" table:formula="of:=IF([Data.N253]=&quot;&quot;;&quot;&quot;;CONCATENATE(&quot;,&quot;;[Data.N253]))">
            <text:p/>
          </table:table-cell>
          <table:table-cell table:style-name="ce15" table:formula="of:=IF([Data.O253]=&quot;&quot;;&quot;&quot;;CONCATENATE(&quot;,&quot;;[Data.O253]))">
            <text:p/>
          </table:table-cell>
          <table:table-cell table:style-name="ce15" table:formula="of:=IF([Data.P253]=&quot;&quot;;&quot;&quot;;CONCATENATE(&quot;,&quot;;[Data.P253]))">
            <text:p/>
          </table:table-cell>
          <table:table-cell table:style-name="ce15" table:formula="of:=IF([Data.Q253]=&quot;&quot;;&quot;&quot;;CONCATENATE(&quot;,&quot;;[Data.Q253]))">
            <text:p/>
          </table:table-cell>
          <table:table-cell table:style-name="ce15" table:formula="of:=IF([Data.R253]=&quot;&quot;;&quot;&quot;;CONCATENATE(&quot;,&quot;;[Data.R253]))">
            <text:p/>
          </table:table-cell>
          <table:table-cell table:style-name="ce15" table:formula="of:=IF([Data.S253]=&quot;&quot;;&quot;&quot;;CONCATENATE(&quot;,&quot;;[Data.S253]))">
            <text:p/>
          </table:table-cell>
          <table:table-cell table:style-name="ce15" table:formula="of:=IF([Data.T253]=&quot;&quot;;&quot;&quot;;CONCATENATE(&quot;,&quot;;[Data.T253]))">
            <text:p/>
          </table:table-cell>
          <table:table-cell table:number-columns-repeated="2"/>
        </table:table-row>
        <table:table-row table:style-name="ro8">
          <table:table-cell table:formula="of:=IF([Data.A254]=&quot;&quot;;[.A252];[Data.A254])" office:value-type="float" office:value="187">
            <text:p>187</text:p>
          </table:table-cell>
          <table:table-cell table:formula="of:=IF([Data.E254]=&quot;&quot;;[.B252];CONCATENATE(&quot;,&quot;;[Data.E254]))" office:value-type="string" office:string-value=",PHYSICAL">
            <text:p>,PHYSICAL</text:p>
          </table:table-cell>
          <table:table-cell table:formula="of:=IF([Data.F254]=&quot;&quot;;[.C252];CONCATENATE(&quot;,&quot;;[Data.F254]))" office:value-type="string" office:string-value=",CHARL">
            <text:p>,CHARL</text:p>
          </table:table-cell>
          <table:table-cell table:formula="of:=CONCATENATE(&quot;,&quot;;[Data.G254])" office:value-type="string" office:string-value=",MINOR">
            <text:p>,MINOR</text:p>
          </table:table-cell>
          <table:table-cell table:formula="of:=CONCATENATE(&quot;,&quot;;[Data.H254])" office:value-type="string" office:string-value=",-10">
            <text:p>,-10</text:p>
          </table:table-cell>
          <table:table-cell table:formula="of:=IF([Data.I254]=&quot;&quot;;&quot;&quot;;CONCATENATE(&quot;,&quot;;[Data.I254]))" office:value-type="string" office:string-value=",DESCR">
            <text:p>,DESCR</text:p>
          </table:table-cell>
          <table:table-cell table:style-name="ce15" table:formula="of:=IF([Data.J254]=&quot;&quot;;&quot;&quot;;CONCATENATE(&quot;,&quot;;[Data.J254]))">
            <text:p/>
          </table:table-cell>
          <table:table-cell table:style-name="ce15" table:formula="of:=IF([Data.K254]=&quot;&quot;;&quot;&quot;;CONCATENATE(&quot;,&quot;;[Data.K254]))">
            <text:p/>
          </table:table-cell>
          <table:table-cell table:style-name="ce15" table:formula="of:=IF([Data.L254]=&quot;&quot;;&quot;&quot;;CONCATENATE(&quot;,&quot;;[Data.L254]))">
            <text:p/>
          </table:table-cell>
          <table:table-cell table:style-name="ce15" table:formula="of:=IF([Data.M254]=&quot;&quot;;&quot;&quot;;CONCATENATE(&quot;,&quot;;[Data.M254]))">
            <text:p/>
          </table:table-cell>
          <table:table-cell table:style-name="ce15" table:formula="of:=IF([Data.N254]=&quot;&quot;;&quot;&quot;;CONCATENATE(&quot;,&quot;;[Data.N254]))">
            <text:p/>
          </table:table-cell>
          <table:table-cell table:style-name="ce15" table:formula="of:=IF([Data.O254]=&quot;&quot;;&quot;&quot;;CONCATENATE(&quot;,&quot;;[Data.O254]))">
            <text:p/>
          </table:table-cell>
          <table:table-cell table:style-name="ce15" table:formula="of:=IF([Data.P254]=&quot;&quot;;&quot;&quot;;CONCATENATE(&quot;,&quot;;[Data.P254]))">
            <text:p/>
          </table:table-cell>
          <table:table-cell table:style-name="ce15" table:formula="of:=IF([Data.Q254]=&quot;&quot;;&quot;&quot;;CONCATENATE(&quot;,&quot;;[Data.Q254]))">
            <text:p/>
          </table:table-cell>
          <table:table-cell table:style-name="ce15" table:formula="of:=IF([Data.R254]=&quot;&quot;;&quot;&quot;;CONCATENATE(&quot;,&quot;;[Data.R254]))">
            <text:p/>
          </table:table-cell>
          <table:table-cell table:style-name="ce15" table:formula="of:=IF([Data.S254]=&quot;&quot;;&quot;&quot;;CONCATENATE(&quot;,&quot;;[Data.S254]))">
            <text:p/>
          </table:table-cell>
          <table:table-cell table:style-name="ce15" table:formula="of:=IF([Data.T254]=&quot;&quot;;&quot;&quot;;CONCATENATE(&quot;,&quot;;[Data.T254]))">
            <text:p/>
          </table:table-cell>
          <table:table-cell table:number-columns-repeated="2"/>
        </table:table-row>
        <table:table-row table:style-name="ro8">
          <table:table-cell table:formula="of:=IF([Data.A255]=&quot;&quot;;[.A253];[Data.A255])" office:value-type="float" office:value="187">
            <text:p>187</text:p>
          </table:table-cell>
          <table:table-cell table:formula="of:=IF([Data.E255]=&quot;&quot;;[.B253];CONCATENATE(&quot;,&quot;;[Data.E255]))" office:value-type="string" office:string-value=",PHYSICAL">
            <text:p>,PHYSICAL</text:p>
          </table:table-cell>
          <table:table-cell table:formula="of:=IF([Data.F255]=&quot;&quot;;[.C253];CONCATENATE(&quot;,&quot;;[Data.F255]))" office:value-type="string" office:string-value=",CHARL">
            <text:p>,CHARL</text:p>
          </table:table-cell>
          <table:table-cell table:formula="of:=CONCATENATE(&quot;,&quot;;[Data.G255])" office:value-type="string" office:string-value=",MAJOR">
            <text:p>,MAJOR</text:p>
          </table:table-cell>
          <table:table-cell table:formula="of:=CONCATENATE(&quot;,&quot;;[Data.H255])" office:value-type="string" office:string-value=",-15">
            <text:p>,-15</text:p>
          </table:table-cell>
          <table:table-cell table:formula="of:=IF([Data.I255]=&quot;&quot;;&quot;&quot;;CONCATENATE(&quot;,&quot;;[Data.I255]))" office:value-type="string" office:string-value=",DESCR">
            <text:p>,DESCR</text:p>
          </table:table-cell>
          <table:table-cell table:style-name="ce15" table:formula="of:=IF([Data.J255]=&quot;&quot;;&quot;&quot;;CONCATENATE(&quot;,&quot;;[Data.J255]))">
            <text:p/>
          </table:table-cell>
          <table:table-cell table:style-name="ce15" table:formula="of:=IF([Data.K255]=&quot;&quot;;&quot;&quot;;CONCATENATE(&quot;,&quot;;[Data.K255]))">
            <text:p/>
          </table:table-cell>
          <table:table-cell table:style-name="ce15" table:formula="of:=IF([Data.L255]=&quot;&quot;;&quot;&quot;;CONCATENATE(&quot;,&quot;;[Data.L255]))">
            <text:p/>
          </table:table-cell>
          <table:table-cell table:style-name="ce15" table:formula="of:=IF([Data.M255]=&quot;&quot;;&quot;&quot;;CONCATENATE(&quot;,&quot;;[Data.M255]))">
            <text:p/>
          </table:table-cell>
          <table:table-cell table:style-name="ce15" table:formula="of:=IF([Data.N255]=&quot;&quot;;&quot;&quot;;CONCATENATE(&quot;,&quot;;[Data.N255]))">
            <text:p/>
          </table:table-cell>
          <table:table-cell table:style-name="ce15" table:formula="of:=IF([Data.O255]=&quot;&quot;;&quot;&quot;;CONCATENATE(&quot;,&quot;;[Data.O255]))">
            <text:p/>
          </table:table-cell>
          <table:table-cell table:style-name="ce15" table:formula="of:=IF([Data.P255]=&quot;&quot;;&quot;&quot;;CONCATENATE(&quot;,&quot;;[Data.P255]))">
            <text:p/>
          </table:table-cell>
          <table:table-cell table:style-name="ce15" table:formula="of:=IF([Data.Q255]=&quot;&quot;;&quot;&quot;;CONCATENATE(&quot;,&quot;;[Data.Q255]))">
            <text:p/>
          </table:table-cell>
          <table:table-cell table:style-name="ce15" table:formula="of:=IF([Data.R255]=&quot;&quot;;&quot;&quot;;CONCATENATE(&quot;,&quot;;[Data.R255]))">
            <text:p/>
          </table:table-cell>
          <table:table-cell table:style-name="ce15" table:formula="of:=IF([Data.S255]=&quot;&quot;;&quot;&quot;;CONCATENATE(&quot;,&quot;;[Data.S255]))">
            <text:p/>
          </table:table-cell>
          <table:table-cell table:style-name="ce15" table:formula="of:=IF([Data.T255]=&quot;&quot;;&quot;&quot;;CONCATENATE(&quot;,&quot;;[Data.T255]))">
            <text:p/>
          </table:table-cell>
          <table:table-cell table:number-columns-repeated="2"/>
        </table:table-row>
        <table:table-row table:style-name="ro8">
          <table:table-cell table:formula="of:=IF([Data.A256]=&quot;&quot;;[.A254];[Data.A256])" office:value-type="float" office:value="188">
            <text:p>188</text:p>
          </table:table-cell>
          <table:table-cell table:formula="of:=IF([Data.E256]=&quot;&quot;;[.B254];CONCATENATE(&quot;,&quot;;[Data.E256]))" office:value-type="string" office:string-value=",PHYSICAL">
            <text:p>,PHYSICAL</text:p>
          </table:table-cell>
          <table:table-cell table:formula="of:=IF([Data.F256]=&quot;&quot;;[.C254];CONCATENATE(&quot;,&quot;;[Data.F256]))" office:value-type="string" office:string-value=",CHARL">
            <text:p>,CHARL</text:p>
          </table:table-cell>
          <table:table-cell table:formula="of:=CONCATENATE(&quot;,&quot;;[Data.G256])" office:value-type="string" office:string-value=",MINOR">
            <text:p>,MINOR</text:p>
          </table:table-cell>
          <table:table-cell table:formula="of:=CONCATENATE(&quot;,&quot;;[Data.H256])" office:value-type="string" office:string-value=",-10">
            <text:p>,-10</text:p>
          </table:table-cell>
          <table:table-cell table:formula="of:=IF([Data.I256]=&quot;&quot;;&quot;&quot;;CONCATENATE(&quot;,&quot;;[Data.I256]))" office:value-type="string" office:string-value=",DESCR">
            <text:p>,DESCR</text:p>
          </table:table-cell>
          <table:table-cell table:style-name="ce15" table:formula="of:=IF([Data.J256]=&quot;&quot;;&quot;&quot;;CONCATENATE(&quot;,&quot;;[Data.J256]))">
            <text:p/>
          </table:table-cell>
          <table:table-cell table:style-name="ce15" table:formula="of:=IF([Data.K256]=&quot;&quot;;&quot;&quot;;CONCATENATE(&quot;,&quot;;[Data.K256]))">
            <text:p/>
          </table:table-cell>
          <table:table-cell table:style-name="ce15" table:formula="of:=IF([Data.L256]=&quot;&quot;;&quot;&quot;;CONCATENATE(&quot;,&quot;;[Data.L256]))">
            <text:p/>
          </table:table-cell>
          <table:table-cell table:style-name="ce15" table:formula="of:=IF([Data.M256]=&quot;&quot;;&quot;&quot;;CONCATENATE(&quot;,&quot;;[Data.M256]))">
            <text:p/>
          </table:table-cell>
          <table:table-cell table:style-name="ce15" table:formula="of:=IF([Data.N256]=&quot;&quot;;&quot;&quot;;CONCATENATE(&quot;,&quot;;[Data.N256]))">
            <text:p/>
          </table:table-cell>
          <table:table-cell table:style-name="ce15" table:formula="of:=IF([Data.O256]=&quot;&quot;;&quot;&quot;;CONCATENATE(&quot;,&quot;;[Data.O256]))">
            <text:p/>
          </table:table-cell>
          <table:table-cell table:style-name="ce15" table:formula="of:=IF([Data.P256]=&quot;&quot;;&quot;&quot;;CONCATENATE(&quot;,&quot;;[Data.P256]))">
            <text:p/>
          </table:table-cell>
          <table:table-cell table:style-name="ce15" table:formula="of:=IF([Data.Q256]=&quot;&quot;;&quot;&quot;;CONCATENATE(&quot;,&quot;;[Data.Q256]))">
            <text:p/>
          </table:table-cell>
          <table:table-cell table:style-name="ce15" table:formula="of:=IF([Data.R256]=&quot;&quot;;&quot;&quot;;CONCATENATE(&quot;,&quot;;[Data.R256]))">
            <text:p/>
          </table:table-cell>
          <table:table-cell table:style-name="ce15" table:formula="of:=IF([Data.S256]=&quot;&quot;;&quot;&quot;;CONCATENATE(&quot;,&quot;;[Data.S256]))">
            <text:p/>
          </table:table-cell>
          <table:table-cell table:style-name="ce15" table:formula="of:=IF([Data.T256]=&quot;&quot;;&quot;&quot;;CONCATENATE(&quot;,&quot;;[Data.T256]))">
            <text:p/>
          </table:table-cell>
          <table:table-cell table:number-columns-repeated="2"/>
        </table:table-row>
        <table:table-row table:style-name="ro8">
          <table:table-cell table:formula="of:=IF([Data.A257]=&quot;&quot;;[.A255];[Data.A257])" office:value-type="float" office:value="189">
            <text:p>189</text:p>
          </table:table-cell>
          <table:table-cell table:formula="of:=IF([Data.E257]=&quot;&quot;;[.B255];CONCATENATE(&quot;,&quot;;[Data.E257]))" office:value-type="string" office:string-value=",PHYSICAL">
            <text:p>,PHYSICAL</text:p>
          </table:table-cell>
          <table:table-cell table:formula="of:=IF([Data.F257]=&quot;&quot;;[.C255];CONCATENATE(&quot;,&quot;;[Data.F257]))" office:value-type="string" office:string-value=",CHARL">
            <text:p>,CHARL</text:p>
          </table:table-cell>
          <table:table-cell table:formula="of:=CONCATENATE(&quot;,&quot;;[Data.G257])" office:value-type="string" office:string-value=",MINOR">
            <text:p>,MINOR</text:p>
          </table:table-cell>
          <table:table-cell table:formula="of:=CONCATENATE(&quot;,&quot;;[Data.H257])" office:value-type="string" office:string-value=",-10">
            <text:p>,-10</text:p>
          </table:table-cell>
          <table:table-cell table:formula="of:=IF([Data.I257]=&quot;&quot;;&quot;&quot;;CONCATENATE(&quot;,&quot;;[Data.I257]))" office:value-type="string" office:string-value=",DESCR">
            <text:p>,DESCR</text:p>
          </table:table-cell>
          <table:table-cell table:style-name="ce15" table:formula="of:=IF([Data.J257]=&quot;&quot;;&quot;&quot;;CONCATENATE(&quot;,&quot;;[Data.J257]))">
            <text:p/>
          </table:table-cell>
          <table:table-cell table:style-name="ce15" table:formula="of:=IF([Data.K257]=&quot;&quot;;&quot;&quot;;CONCATENATE(&quot;,&quot;;[Data.K257]))">
            <text:p/>
          </table:table-cell>
          <table:table-cell table:style-name="ce15" table:formula="of:=IF([Data.L257]=&quot;&quot;;&quot;&quot;;CONCATENATE(&quot;,&quot;;[Data.L257]))">
            <text:p/>
          </table:table-cell>
          <table:table-cell table:style-name="ce15" table:formula="of:=IF([Data.M257]=&quot;&quot;;&quot;&quot;;CONCATENATE(&quot;,&quot;;[Data.M257]))">
            <text:p/>
          </table:table-cell>
          <table:table-cell table:style-name="ce15" table:formula="of:=IF([Data.N257]=&quot;&quot;;&quot;&quot;;CONCATENATE(&quot;,&quot;;[Data.N257]))">
            <text:p/>
          </table:table-cell>
          <table:table-cell table:style-name="ce15" table:formula="of:=IF([Data.O257]=&quot;&quot;;&quot;&quot;;CONCATENATE(&quot;,&quot;;[Data.O257]))">
            <text:p/>
          </table:table-cell>
          <table:table-cell table:style-name="ce15" table:formula="of:=IF([Data.P257]=&quot;&quot;;&quot;&quot;;CONCATENATE(&quot;,&quot;;[Data.P257]))">
            <text:p/>
          </table:table-cell>
          <table:table-cell table:style-name="ce15" table:formula="of:=IF([Data.Q257]=&quot;&quot;;&quot;&quot;;CONCATENATE(&quot;,&quot;;[Data.Q257]))">
            <text:p/>
          </table:table-cell>
          <table:table-cell table:style-name="ce15" table:formula="of:=IF([Data.R257]=&quot;&quot;;&quot;&quot;;CONCATENATE(&quot;,&quot;;[Data.R257]))">
            <text:p/>
          </table:table-cell>
          <table:table-cell table:style-name="ce15" table:formula="of:=IF([Data.S257]=&quot;&quot;;&quot;&quot;;CONCATENATE(&quot;,&quot;;[Data.S257]))">
            <text:p/>
          </table:table-cell>
          <table:table-cell table:style-name="ce15" table:formula="of:=IF([Data.T257]=&quot;&quot;;&quot;&quot;;CONCATENATE(&quot;,&quot;;[Data.T257]))">
            <text:p/>
          </table:table-cell>
          <table:table-cell table:number-columns-repeated="2"/>
        </table:table-row>
        <table:table-row table:style-name="ro8">
          <table:table-cell table:formula="of:=IF([Data.A258]=&quot;&quot;;[.A256];[Data.A258])" office:value-type="float" office:value="190">
            <text:p>190</text:p>
          </table:table-cell>
          <table:table-cell table:formula="of:=IF([Data.E258]=&quot;&quot;;[.B256];CONCATENATE(&quot;,&quot;;[Data.E258]))" office:value-type="string" office:string-value=",PHYSICAL">
            <text:p>,PHYSICAL</text:p>
          </table:table-cell>
          <table:table-cell table:formula="of:=IF([Data.F258]=&quot;&quot;;[.C256];CONCATENATE(&quot;,&quot;;[Data.F258]))" office:value-type="string" office:string-value=",CHARL">
            <text:p>,CHARL</text:p>
          </table:table-cell>
          <table:table-cell table:formula="of:=CONCATENATE(&quot;,&quot;;[Data.G258])" office:value-type="string" office:string-value=",LESSER">
            <text:p>,LESSER</text:p>
          </table:table-cell>
          <table:table-cell table:formula="of:=CONCATENATE(&quot;,&quot;;[Data.H258])" office:value-type="string" office:string-value=",-5">
            <text:p>,-5</text:p>
          </table:table-cell>
          <table:table-cell table:formula="of:=IF([Data.I258]=&quot;&quot;;&quot;&quot;;CONCATENATE(&quot;,&quot;;[Data.I258]))" office:value-type="string" office:string-value=",DESCR">
            <text:p>,DESCR</text:p>
          </table:table-cell>
          <table:table-cell table:style-name="ce15" table:formula="of:=IF([Data.J258]=&quot;&quot;;&quot;&quot;;CONCATENATE(&quot;,&quot;;[Data.J258]))">
            <text:p/>
          </table:table-cell>
          <table:table-cell table:style-name="ce15" table:formula="of:=IF([Data.K258]=&quot;&quot;;&quot;&quot;;CONCATENATE(&quot;,&quot;;[Data.K258]))">
            <text:p/>
          </table:table-cell>
          <table:table-cell table:style-name="ce15" table:formula="of:=IF([Data.L258]=&quot;&quot;;&quot;&quot;;CONCATENATE(&quot;,&quot;;[Data.L258]))">
            <text:p/>
          </table:table-cell>
          <table:table-cell table:style-name="ce15" table:formula="of:=IF([Data.M258]=&quot;&quot;;&quot;&quot;;CONCATENATE(&quot;,&quot;;[Data.M258]))">
            <text:p/>
          </table:table-cell>
          <table:table-cell table:style-name="ce15" table:formula="of:=IF([Data.N258]=&quot;&quot;;&quot;&quot;;CONCATENATE(&quot;,&quot;;[Data.N258]))">
            <text:p/>
          </table:table-cell>
          <table:table-cell table:style-name="ce15" table:formula="of:=IF([Data.O258]=&quot;&quot;;&quot;&quot;;CONCATENATE(&quot;,&quot;;[Data.O258]))">
            <text:p/>
          </table:table-cell>
          <table:table-cell table:style-name="ce15" table:formula="of:=IF([Data.P258]=&quot;&quot;;&quot;&quot;;CONCATENATE(&quot;,&quot;;[Data.P258]))">
            <text:p/>
          </table:table-cell>
          <table:table-cell table:style-name="ce15" table:formula="of:=IF([Data.Q258]=&quot;&quot;;&quot;&quot;;CONCATENATE(&quot;,&quot;;[Data.Q258]))">
            <text:p/>
          </table:table-cell>
          <table:table-cell table:style-name="ce15" table:formula="of:=IF([Data.R258]=&quot;&quot;;&quot;&quot;;CONCATENATE(&quot;,&quot;;[Data.R258]))">
            <text:p/>
          </table:table-cell>
          <table:table-cell table:style-name="ce15" table:formula="of:=IF([Data.S258]=&quot;&quot;;&quot;&quot;;CONCATENATE(&quot;,&quot;;[Data.S258]))">
            <text:p/>
          </table:table-cell>
          <table:table-cell table:style-name="ce15" table:formula="of:=IF([Data.T258]=&quot;&quot;;&quot;&quot;;CONCATENATE(&quot;,&quot;;[Data.T258]))">
            <text:p/>
          </table:table-cell>
          <table:table-cell table:number-columns-repeated="2"/>
        </table:table-row>
        <table:table-row table:style-name="ro8">
          <table:table-cell table:formula="of:=IF([Data.A259]=&quot;&quot;;[.A257];[Data.A259])" office:value-type="float" office:value="191">
            <text:p>191</text:p>
          </table:table-cell>
          <table:table-cell table:formula="of:=IF([Data.E259]=&quot;&quot;;[.B257];CONCATENATE(&quot;,&quot;;[Data.E259]))" office:value-type="string" office:string-value=",PHYSICAL">
            <text:p>,PHYSICAL</text:p>
          </table:table-cell>
          <table:table-cell table:formula="of:=IF([Data.F259]=&quot;&quot;;[.C257];CONCATENATE(&quot;,&quot;;[Data.F259]))" office:value-type="string" office:string-value=",CHARL">
            <text:p>,CHARL</text:p>
          </table:table-cell>
          <table:table-cell table:formula="of:=CONCATENATE(&quot;,&quot;;[Data.G259])" office:value-type="string" office:string-value=",MINOR">
            <text:p>,MINOR</text:p>
          </table:table-cell>
          <table:table-cell table:formula="of:=CONCATENATE(&quot;,&quot;;[Data.H259])" office:value-type="string" office:string-value=",-10">
            <text:p>,-10</text:p>
          </table:table-cell>
          <table:table-cell table:formula="of:=IF([Data.I259]=&quot;&quot;;&quot;&quot;;CONCATENATE(&quot;,&quot;;[Data.I259]))" office:value-type="string" office:string-value=",DESCR">
            <text:p>,DESCR</text:p>
          </table:table-cell>
          <table:table-cell table:style-name="ce15" table:formula="of:=IF([Data.J259]=&quot;&quot;;&quot;&quot;;CONCATENATE(&quot;,&quot;;[Data.J259]))">
            <text:p/>
          </table:table-cell>
          <table:table-cell table:style-name="ce15" table:formula="of:=IF([Data.K259]=&quot;&quot;;&quot;&quot;;CONCATENATE(&quot;,&quot;;[Data.K259]))">
            <text:p/>
          </table:table-cell>
          <table:table-cell table:style-name="ce15" table:formula="of:=IF([Data.L259]=&quot;&quot;;&quot;&quot;;CONCATENATE(&quot;,&quot;;[Data.L259]))">
            <text:p/>
          </table:table-cell>
          <table:table-cell table:style-name="ce15" table:formula="of:=IF([Data.M259]=&quot;&quot;;&quot;&quot;;CONCATENATE(&quot;,&quot;;[Data.M259]))">
            <text:p/>
          </table:table-cell>
          <table:table-cell table:style-name="ce15" table:formula="of:=IF([Data.N259]=&quot;&quot;;&quot;&quot;;CONCATENATE(&quot;,&quot;;[Data.N259]))">
            <text:p/>
          </table:table-cell>
          <table:table-cell table:style-name="ce15" table:formula="of:=IF([Data.O259]=&quot;&quot;;&quot;&quot;;CONCATENATE(&quot;,&quot;;[Data.O259]))">
            <text:p/>
          </table:table-cell>
          <table:table-cell table:style-name="ce15" table:formula="of:=IF([Data.P259]=&quot;&quot;;&quot;&quot;;CONCATENATE(&quot;,&quot;;[Data.P259]))">
            <text:p/>
          </table:table-cell>
          <table:table-cell table:style-name="ce15" table:formula="of:=IF([Data.Q259]=&quot;&quot;;&quot;&quot;;CONCATENATE(&quot;,&quot;;[Data.Q259]))">
            <text:p/>
          </table:table-cell>
          <table:table-cell table:style-name="ce15" table:formula="of:=IF([Data.R259]=&quot;&quot;;&quot;&quot;;CONCATENATE(&quot;,&quot;;[Data.R259]))">
            <text:p/>
          </table:table-cell>
          <table:table-cell table:style-name="ce15" table:formula="of:=IF([Data.S259]=&quot;&quot;;&quot;&quot;;CONCATENATE(&quot;,&quot;;[Data.S259]))">
            <text:p/>
          </table:table-cell>
          <table:table-cell table:style-name="ce15" table:formula="of:=IF([Data.T259]=&quot;&quot;;&quot;&quot;;CONCATENATE(&quot;,&quot;;[Data.T259]))">
            <text:p/>
          </table:table-cell>
          <table:table-cell table:number-columns-repeated="2"/>
        </table:table-row>
        <table:table-row table:style-name="ro8">
          <table:table-cell table:formula="of:=IF([Data.A260]=&quot;&quot;;[.A258];[Data.A260])" office:value-type="float" office:value="192">
            <text:p>192</text:p>
          </table:table-cell>
          <table:table-cell table:formula="of:=IF([Data.E260]=&quot;&quot;;[.B258];CONCATENATE(&quot;,&quot;;[Data.E260]))" office:value-type="string" office:string-value=",PHYSICAL">
            <text:p>,PHYSICAL</text:p>
          </table:table-cell>
          <table:table-cell table:formula="of:=IF([Data.F260]=&quot;&quot;;[.C258];CONCATENATE(&quot;,&quot;;[Data.F260]))" office:value-type="string" office:string-value=",CHARL">
            <text:p>,CHARL</text:p>
          </table:table-cell>
          <table:table-cell table:formula="of:=CONCATENATE(&quot;,&quot;;[Data.G260])" office:value-type="string" office:string-value=",MINOR">
            <text:p>,MINOR</text:p>
          </table:table-cell>
          <table:table-cell table:formula="of:=CONCATENATE(&quot;,&quot;;[Data.H260])" office:value-type="string" office:string-value=",-7">
            <text:p>,-7</text:p>
          </table:table-cell>
          <table:table-cell table:formula="of:=IF([Data.I260]=&quot;&quot;;&quot;&quot;;CONCATENATE(&quot;,&quot;;[Data.I260]))" office:value-type="string" office:string-value=",DESCR">
            <text:p>,DESCR</text:p>
          </table:table-cell>
          <table:table-cell table:style-name="ce15" table:formula="of:=IF([Data.J260]=&quot;&quot;;&quot;&quot;;CONCATENATE(&quot;,&quot;;[Data.J260]))">
            <text:p/>
          </table:table-cell>
          <table:table-cell table:style-name="ce15" table:formula="of:=IF([Data.K260]=&quot;&quot;;&quot;&quot;;CONCATENATE(&quot;,&quot;;[Data.K260]))">
            <text:p/>
          </table:table-cell>
          <table:table-cell table:style-name="ce15" table:formula="of:=IF([Data.L260]=&quot;&quot;;&quot;&quot;;CONCATENATE(&quot;,&quot;;[Data.L260]))">
            <text:p/>
          </table:table-cell>
          <table:table-cell table:style-name="ce15" table:formula="of:=IF([Data.M260]=&quot;&quot;;&quot;&quot;;CONCATENATE(&quot;,&quot;;[Data.M260]))">
            <text:p/>
          </table:table-cell>
          <table:table-cell table:style-name="ce15" table:formula="of:=IF([Data.N260]=&quot;&quot;;&quot;&quot;;CONCATENATE(&quot;,&quot;;[Data.N260]))">
            <text:p/>
          </table:table-cell>
          <table:table-cell table:style-name="ce15" table:formula="of:=IF([Data.O260]=&quot;&quot;;&quot;&quot;;CONCATENATE(&quot;,&quot;;[Data.O260]))">
            <text:p/>
          </table:table-cell>
          <table:table-cell table:style-name="ce15" table:formula="of:=IF([Data.P260]=&quot;&quot;;&quot;&quot;;CONCATENATE(&quot;,&quot;;[Data.P260]))">
            <text:p/>
          </table:table-cell>
          <table:table-cell table:style-name="ce15" table:formula="of:=IF([Data.Q260]=&quot;&quot;;&quot;&quot;;CONCATENATE(&quot;,&quot;;[Data.Q260]))">
            <text:p/>
          </table:table-cell>
          <table:table-cell table:style-name="ce15" table:formula="of:=IF([Data.R260]=&quot;&quot;;&quot;&quot;;CONCATENATE(&quot;,&quot;;[Data.R260]))">
            <text:p/>
          </table:table-cell>
          <table:table-cell table:style-name="ce15" table:formula="of:=IF([Data.S260]=&quot;&quot;;&quot;&quot;;CONCATENATE(&quot;,&quot;;[Data.S260]))">
            <text:p/>
          </table:table-cell>
          <table:table-cell table:style-name="ce15" table:formula="of:=IF([Data.T260]=&quot;&quot;;&quot;&quot;;CONCATENATE(&quot;,&quot;;[Data.T260]))">
            <text:p/>
          </table:table-cell>
          <table:table-cell table:number-columns-repeated="2"/>
        </table:table-row>
        <table:table-row table:style-name="ro8">
          <table:table-cell table:formula="of:=IF([Data.A261]=&quot;&quot;;[.A259];[Data.A261])" office:value-type="float" office:value="193">
            <text:p>193</text:p>
          </table:table-cell>
          <table:table-cell table:formula="of:=IF([Data.E261]=&quot;&quot;;[.B259];CONCATENATE(&quot;,&quot;;[Data.E261]))" office:value-type="string" office:string-value=",PHYSICAL">
            <text:p>,PHYSICAL</text:p>
          </table:table-cell>
          <table:table-cell table:formula="of:=IF([Data.F261]=&quot;&quot;;[.C259];CONCATENATE(&quot;,&quot;;[Data.F261]))" office:value-type="string" office:string-value=",CHARL">
            <text:p>,CHARL</text:p>
          </table:table-cell>
          <table:table-cell table:formula="of:=CONCATENATE(&quot;,&quot;;[Data.G261])" office:value-type="string" office:string-value=",MINOR">
            <text:p>,MINOR</text:p>
          </table:table-cell>
          <table:table-cell table:formula="of:=CONCATENATE(&quot;,&quot;;[Data.H261])" office:value-type="string" office:string-value=",-10">
            <text:p>,-10</text:p>
          </table:table-cell>
          <table:table-cell table:formula="of:=IF([Data.I261]=&quot;&quot;;&quot;&quot;;CONCATENATE(&quot;,&quot;;[Data.I261]))" office:value-type="string" office:string-value=",DESCR">
            <text:p>,DESCR</text:p>
          </table:table-cell>
          <table:table-cell table:style-name="ce15" table:formula="of:=IF([Data.J261]=&quot;&quot;;&quot;&quot;;CONCATENATE(&quot;,&quot;;[Data.J261]))">
            <text:p/>
          </table:table-cell>
          <table:table-cell table:style-name="ce15" table:formula="of:=IF([Data.K261]=&quot;&quot;;&quot;&quot;;CONCATENATE(&quot;,&quot;;[Data.K261]))">
            <text:p/>
          </table:table-cell>
          <table:table-cell table:style-name="ce15" table:formula="of:=IF([Data.L261]=&quot;&quot;;&quot;&quot;;CONCATENATE(&quot;,&quot;;[Data.L261]))">
            <text:p/>
          </table:table-cell>
          <table:table-cell table:style-name="ce15" table:formula="of:=IF([Data.M261]=&quot;&quot;;&quot;&quot;;CONCATENATE(&quot;,&quot;;[Data.M261]))">
            <text:p/>
          </table:table-cell>
          <table:table-cell table:style-name="ce15" table:formula="of:=IF([Data.N261]=&quot;&quot;;&quot;&quot;;CONCATENATE(&quot;,&quot;;[Data.N261]))">
            <text:p/>
          </table:table-cell>
          <table:table-cell table:style-name="ce15" table:formula="of:=IF([Data.O261]=&quot;&quot;;&quot;&quot;;CONCATENATE(&quot;,&quot;;[Data.O261]))">
            <text:p/>
          </table:table-cell>
          <table:table-cell table:style-name="ce15" table:formula="of:=IF([Data.P261]=&quot;&quot;;&quot;&quot;;CONCATENATE(&quot;,&quot;;[Data.P261]))">
            <text:p/>
          </table:table-cell>
          <table:table-cell table:style-name="ce15" table:formula="of:=IF([Data.Q261]=&quot;&quot;;&quot;&quot;;CONCATENATE(&quot;,&quot;;[Data.Q261]))">
            <text:p/>
          </table:table-cell>
          <table:table-cell table:style-name="ce15" table:formula="of:=IF([Data.R261]=&quot;&quot;;&quot;&quot;;CONCATENATE(&quot;,&quot;;[Data.R261]))">
            <text:p/>
          </table:table-cell>
          <table:table-cell table:style-name="ce15" table:formula="of:=IF([Data.S261]=&quot;&quot;;&quot;&quot;;CONCATENATE(&quot;,&quot;;[Data.S261]))">
            <text:p/>
          </table:table-cell>
          <table:table-cell table:style-name="ce15" table:formula="of:=IF([Data.T261]=&quot;&quot;;&quot;&quot;;CONCATENATE(&quot;,&quot;;[Data.T261]))">
            <text:p/>
          </table:table-cell>
          <table:table-cell table:number-columns-repeated="2"/>
        </table:table-row>
        <table:table-row table:style-name="ro8">
          <table:table-cell table:formula="of:=IF([Data.A262]=&quot;&quot;;[.A260];[Data.A262])" office:value-type="float" office:value="194">
            <text:p>194</text:p>
          </table:table-cell>
          <table:table-cell table:formula="of:=IF([Data.E262]=&quot;&quot;;[.B260];CONCATENATE(&quot;,&quot;;[Data.E262]))" office:value-type="string" office:string-value=",PHYSICAL">
            <text:p>,PHYSICAL</text:p>
          </table:table-cell>
          <table:table-cell table:formula="of:=IF([Data.F262]=&quot;&quot;;[.C260];CONCATENATE(&quot;,&quot;;[Data.F262]))" office:value-type="string" office:string-value=",CHARL">
            <text:p>,CHARL</text:p>
          </table:table-cell>
          <table:table-cell table:formula="of:=CONCATENATE(&quot;,&quot;;[Data.G262])" office:value-type="string" office:string-value=",LESSER">
            <text:p>,LESSER</text:p>
          </table:table-cell>
          <table:table-cell table:formula="of:=CONCATENATE(&quot;,&quot;;[Data.H262])" office:value-type="string" office:string-value=",-5">
            <text:p>,-5</text:p>
          </table:table-cell>
          <table:table-cell table:formula="of:=IF([Data.I262]=&quot;&quot;;&quot;&quot;;CONCATENATE(&quot;,&quot;;[Data.I262]))" office:value-type="string" office:string-value=",EXHAUSTIONMULTIPLIER=0.9">
            <text:p>,EXHAUSTIONMULTIPLIER=0.9</text:p>
          </table:table-cell>
          <table:table-cell table:style-name="ce15" table:formula="of:=IF([Data.J262]=&quot;&quot;;&quot;&quot;;CONCATENATE(&quot;,&quot;;[Data.J262]))">
            <text:p/>
          </table:table-cell>
          <table:table-cell table:style-name="ce15" table:formula="of:=IF([Data.K262]=&quot;&quot;;&quot;&quot;;CONCATENATE(&quot;,&quot;;[Data.K262]))">
            <text:p/>
          </table:table-cell>
          <table:table-cell table:style-name="ce15" table:formula="of:=IF([Data.L262]=&quot;&quot;;&quot;&quot;;CONCATENATE(&quot;,&quot;;[Data.L262]))">
            <text:p/>
          </table:table-cell>
          <table:table-cell table:style-name="ce15" table:formula="of:=IF([Data.M262]=&quot;&quot;;&quot;&quot;;CONCATENATE(&quot;,&quot;;[Data.M262]))">
            <text:p/>
          </table:table-cell>
          <table:table-cell table:style-name="ce15" table:formula="of:=IF([Data.N262]=&quot;&quot;;&quot;&quot;;CONCATENATE(&quot;,&quot;;[Data.N262]))">
            <text:p/>
          </table:table-cell>
          <table:table-cell table:style-name="ce15" table:formula="of:=IF([Data.O262]=&quot;&quot;;&quot;&quot;;CONCATENATE(&quot;,&quot;;[Data.O262]))">
            <text:p/>
          </table:table-cell>
          <table:table-cell table:style-name="ce15" table:formula="of:=IF([Data.P262]=&quot;&quot;;&quot;&quot;;CONCATENATE(&quot;,&quot;;[Data.P262]))">
            <text:p/>
          </table:table-cell>
          <table:table-cell table:style-name="ce15" table:formula="of:=IF([Data.Q262]=&quot;&quot;;&quot;&quot;;CONCATENATE(&quot;,&quot;;[Data.Q262]))">
            <text:p/>
          </table:table-cell>
          <table:table-cell table:style-name="ce15" table:formula="of:=IF([Data.R262]=&quot;&quot;;&quot;&quot;;CONCATENATE(&quot;,&quot;;[Data.R262]))">
            <text:p/>
          </table:table-cell>
          <table:table-cell table:style-name="ce15" table:formula="of:=IF([Data.S262]=&quot;&quot;;&quot;&quot;;CONCATENATE(&quot;,&quot;;[Data.S262]))">
            <text:p/>
          </table:table-cell>
          <table:table-cell table:style-name="ce15" table:formula="of:=IF([Data.T262]=&quot;&quot;;&quot;&quot;;CONCATENATE(&quot;,&quot;;[Data.T262]))">
            <text:p/>
          </table:table-cell>
          <table:table-cell table:number-columns-repeated="2"/>
        </table:table-row>
        <table:table-row table:style-name="ro8">
          <table:table-cell table:formula="of:=IF([Data.A263]=&quot;&quot;;[.A261];[Data.A263])" office:value-type="float" office:value="194">
            <text:p>194</text:p>
          </table:table-cell>
          <table:table-cell table:formula="of:=IF([Data.E263]=&quot;&quot;;[.B261];CONCATENATE(&quot;,&quot;;[Data.E263]))" office:value-type="string" office:string-value=",PHYSICAL">
            <text:p>,PHYSICAL</text:p>
          </table:table-cell>
          <table:table-cell table:formula="of:=IF([Data.F263]=&quot;&quot;;[.C261];CONCATENATE(&quot;,&quot;;[Data.F263]))" office:value-type="string" office:string-value=",CHARL">
            <text:p>,CHARL</text:p>
          </table:table-cell>
          <table:table-cell table:formula="of:=CONCATENATE(&quot;,&quot;;[Data.G263])" office:value-type="string" office:string-value=",MINOR">
            <text:p>,MINOR</text:p>
          </table:table-cell>
          <table:table-cell table:formula="of:=CONCATENATE(&quot;,&quot;;[Data.H263])" office:value-type="string" office:string-value=",-10">
            <text:p>,-10</text:p>
          </table:table-cell>
          <table:table-cell table:formula="of:=IF([Data.I263]=&quot;&quot;;&quot;&quot;;CONCATENATE(&quot;,&quot;;[Data.I263]))" office:value-type="string" office:string-value=",EXHAUSTIONMULTIPLIER=0.75">
            <text:p>,EXHAUSTIONMULTIPLIER=0.75</text:p>
          </table:table-cell>
          <table:table-cell table:style-name="ce15" table:formula="of:=IF([Data.J263]=&quot;&quot;;&quot;&quot;;CONCATENATE(&quot;,&quot;;[Data.J263]))">
            <text:p/>
          </table:table-cell>
          <table:table-cell table:style-name="ce15" table:formula="of:=IF([Data.K263]=&quot;&quot;;&quot;&quot;;CONCATENATE(&quot;,&quot;;[Data.K263]))">
            <text:p/>
          </table:table-cell>
          <table:table-cell table:style-name="ce15" table:formula="of:=IF([Data.L263]=&quot;&quot;;&quot;&quot;;CONCATENATE(&quot;,&quot;;[Data.L263]))">
            <text:p/>
          </table:table-cell>
          <table:table-cell table:style-name="ce15" table:formula="of:=IF([Data.M263]=&quot;&quot;;&quot;&quot;;CONCATENATE(&quot;,&quot;;[Data.M263]))">
            <text:p/>
          </table:table-cell>
          <table:table-cell table:style-name="ce15" table:formula="of:=IF([Data.N263]=&quot;&quot;;&quot;&quot;;CONCATENATE(&quot;,&quot;;[Data.N263]))">
            <text:p/>
          </table:table-cell>
          <table:table-cell table:style-name="ce15" table:formula="of:=IF([Data.O263]=&quot;&quot;;&quot;&quot;;CONCATENATE(&quot;,&quot;;[Data.O263]))">
            <text:p/>
          </table:table-cell>
          <table:table-cell table:style-name="ce15" table:formula="of:=IF([Data.P263]=&quot;&quot;;&quot;&quot;;CONCATENATE(&quot;,&quot;;[Data.P263]))">
            <text:p/>
          </table:table-cell>
          <table:table-cell table:style-name="ce15" table:formula="of:=IF([Data.Q263]=&quot;&quot;;&quot;&quot;;CONCATENATE(&quot;,&quot;;[Data.Q263]))">
            <text:p/>
          </table:table-cell>
          <table:table-cell table:style-name="ce15" table:formula="of:=IF([Data.R263]=&quot;&quot;;&quot;&quot;;CONCATENATE(&quot;,&quot;;[Data.R263]))">
            <text:p/>
          </table:table-cell>
          <table:table-cell table:style-name="ce15" table:formula="of:=IF([Data.S263]=&quot;&quot;;&quot;&quot;;CONCATENATE(&quot;,&quot;;[Data.S263]))">
            <text:p/>
          </table:table-cell>
          <table:table-cell table:style-name="ce15" table:formula="of:=IF([Data.T263]=&quot;&quot;;&quot;&quot;;CONCATENATE(&quot;,&quot;;[Data.T263]))">
            <text:p/>
          </table:table-cell>
          <table:table-cell table:number-columns-repeated="2"/>
        </table:table-row>
        <table:table-row table:style-name="ro8">
          <table:table-cell table:formula="of:=IF([Data.A264]=&quot;&quot;;[.A262];[Data.A264])" office:value-type="float" office:value="194">
            <text:p>194</text:p>
          </table:table-cell>
          <table:table-cell table:formula="of:=IF([Data.E264]=&quot;&quot;;[.B262];CONCATENATE(&quot;,&quot;;[Data.E264]))" office:value-type="string" office:string-value=",PHYSICAL">
            <text:p>,PHYSICAL</text:p>
          </table:table-cell>
          <table:table-cell table:formula="of:=IF([Data.F264]=&quot;&quot;;[.C262];CONCATENATE(&quot;,&quot;;[Data.F264]))" office:value-type="string" office:string-value=",CHARL">
            <text:p>,CHARL</text:p>
          </table:table-cell>
          <table:table-cell table:formula="of:=CONCATENATE(&quot;,&quot;;[Data.G264])" office:value-type="string" office:string-value=",MAJOR">
            <text:p>,MAJOR</text:p>
          </table:table-cell>
          <table:table-cell table:formula="of:=CONCATENATE(&quot;,&quot;;[Data.H264])" office:value-type="string" office:string-value=",-15">
            <text:p>,-15</text:p>
          </table:table-cell>
          <table:table-cell table:formula="of:=IF([Data.I264]=&quot;&quot;;&quot;&quot;;CONCATENATE(&quot;,&quot;;[Data.I264]))" office:value-type="string" office:string-value=",EXHAUSTIONMULTIPLIER=0.5">
            <text:p>,EXHAUSTIONMULTIPLIER=0.5</text:p>
          </table:table-cell>
          <table:table-cell table:style-name="ce15" table:formula="of:=IF([Data.J264]=&quot;&quot;;&quot;&quot;;CONCATENATE(&quot;,&quot;;[Data.J264]))">
            <text:p/>
          </table:table-cell>
          <table:table-cell table:style-name="ce15" table:formula="of:=IF([Data.K264]=&quot;&quot;;&quot;&quot;;CONCATENATE(&quot;,&quot;;[Data.K264]))">
            <text:p/>
          </table:table-cell>
          <table:table-cell table:style-name="ce15" table:formula="of:=IF([Data.L264]=&quot;&quot;;&quot;&quot;;CONCATENATE(&quot;,&quot;;[Data.L264]))">
            <text:p/>
          </table:table-cell>
          <table:table-cell table:style-name="ce15" table:formula="of:=IF([Data.M264]=&quot;&quot;;&quot;&quot;;CONCATENATE(&quot;,&quot;;[Data.M264]))">
            <text:p/>
          </table:table-cell>
          <table:table-cell table:style-name="ce15" table:formula="of:=IF([Data.N264]=&quot;&quot;;&quot;&quot;;CONCATENATE(&quot;,&quot;;[Data.N264]))">
            <text:p/>
          </table:table-cell>
          <table:table-cell table:style-name="ce15" table:formula="of:=IF([Data.O264]=&quot;&quot;;&quot;&quot;;CONCATENATE(&quot;,&quot;;[Data.O264]))">
            <text:p/>
          </table:table-cell>
          <table:table-cell table:style-name="ce15" table:formula="of:=IF([Data.P264]=&quot;&quot;;&quot;&quot;;CONCATENATE(&quot;,&quot;;[Data.P264]))">
            <text:p/>
          </table:table-cell>
          <table:table-cell table:style-name="ce15" table:formula="of:=IF([Data.Q264]=&quot;&quot;;&quot;&quot;;CONCATENATE(&quot;,&quot;;[Data.Q264]))">
            <text:p/>
          </table:table-cell>
          <table:table-cell table:style-name="ce15" table:formula="of:=IF([Data.R264]=&quot;&quot;;&quot;&quot;;CONCATENATE(&quot;,&quot;;[Data.R264]))">
            <text:p/>
          </table:table-cell>
          <table:table-cell table:style-name="ce15" table:formula="of:=IF([Data.S264]=&quot;&quot;;&quot;&quot;;CONCATENATE(&quot;,&quot;;[Data.S264]))">
            <text:p/>
          </table:table-cell>
          <table:table-cell table:style-name="ce15" table:formula="of:=IF([Data.T264]=&quot;&quot;;&quot;&quot;;CONCATENATE(&quot;,&quot;;[Data.T264]))">
            <text:p/>
          </table:table-cell>
          <table:table-cell table:number-columns-repeated="2"/>
        </table:table-row>
        <table:table-row table:style-name="ro8">
          <table:table-cell table:formula="of:=IF([Data.A265]=&quot;&quot;;[.A263];[Data.A265])" office:value-type="float" office:value="195">
            <text:p>195</text:p>
          </table:table-cell>
          <table:table-cell table:formula="of:=IF([Data.E265]=&quot;&quot;;[.B263];CONCATENATE(&quot;,&quot;;[Data.E265]))" office:value-type="string" office:string-value=",PHYSICAL">
            <text:p>,PHYSICAL</text:p>
          </table:table-cell>
          <table:table-cell table:formula="of:=IF([Data.F265]=&quot;&quot;;[.C263];CONCATENATE(&quot;,&quot;;[Data.F265]))" office:value-type="string" office:string-value=",CHARL">
            <text:p>,CHARL</text:p>
          </table:table-cell>
          <table:table-cell table:formula="of:=CONCATENATE(&quot;,&quot;;[Data.G265])" office:value-type="string" office:string-value=",MINOR">
            <text:p>,MINOR</text:p>
          </table:table-cell>
          <table:table-cell table:formula="of:=CONCATENATE(&quot;,&quot;;[Data.H265])" office:value-type="string" office:string-value=",-7">
            <text:p>,-7</text:p>
          </table:table-cell>
          <table:table-cell table:formula="of:=IF([Data.I265]=&quot;&quot;;&quot;&quot;;CONCATENATE(&quot;,&quot;;[Data.I265]))" office:value-type="string" office:string-value=",BASEMOVERATEMULTIPLIER=0.75">
            <text:p>,BASEMOVERATEMULTIPLIER=0.75</text:p>
          </table:table-cell>
          <table:table-cell table:style-name="ce15" table:formula="of:=IF([Data.J265]=&quot;&quot;;&quot;&quot;;CONCATENATE(&quot;,&quot;;[Data.J265]))">
            <text:p/>
          </table:table-cell>
          <table:table-cell table:style-name="ce15" table:formula="of:=IF([Data.K265]=&quot;&quot;;&quot;&quot;;CONCATENATE(&quot;,&quot;;[Data.K265]))">
            <text:p/>
          </table:table-cell>
          <table:table-cell table:style-name="ce15" table:formula="of:=IF([Data.L265]=&quot;&quot;;&quot;&quot;;CONCATENATE(&quot;,&quot;;[Data.L265]))">
            <text:p/>
          </table:table-cell>
          <table:table-cell table:style-name="ce15" table:formula="of:=IF([Data.M265]=&quot;&quot;;&quot;&quot;;CONCATENATE(&quot;,&quot;;[Data.M265]))">
            <text:p/>
          </table:table-cell>
          <table:table-cell table:style-name="ce15" table:formula="of:=IF([Data.N265]=&quot;&quot;;&quot;&quot;;CONCATENATE(&quot;,&quot;;[Data.N265]))">
            <text:p/>
          </table:table-cell>
          <table:table-cell table:style-name="ce15" table:formula="of:=IF([Data.O265]=&quot;&quot;;&quot;&quot;;CONCATENATE(&quot;,&quot;;[Data.O265]))">
            <text:p/>
          </table:table-cell>
          <table:table-cell table:style-name="ce15" table:formula="of:=IF([Data.P265]=&quot;&quot;;&quot;&quot;;CONCATENATE(&quot;,&quot;;[Data.P265]))">
            <text:p/>
          </table:table-cell>
          <table:table-cell table:style-name="ce15" table:formula="of:=IF([Data.Q265]=&quot;&quot;;&quot;&quot;;CONCATENATE(&quot;,&quot;;[Data.Q265]))">
            <text:p/>
          </table:table-cell>
          <table:table-cell table:style-name="ce15" table:formula="of:=IF([Data.R265]=&quot;&quot;;&quot;&quot;;CONCATENATE(&quot;,&quot;;[Data.R265]))">
            <text:p/>
          </table:table-cell>
          <table:table-cell table:style-name="ce15" table:formula="of:=IF([Data.S265]=&quot;&quot;;&quot;&quot;;CONCATENATE(&quot;,&quot;;[Data.S265]))">
            <text:p/>
          </table:table-cell>
          <table:table-cell table:style-name="ce15" table:formula="of:=IF([Data.T265]=&quot;&quot;;&quot;&quot;;CONCATENATE(&quot;,&quot;;[Data.T265]))">
            <text:p/>
          </table:table-cell>
          <table:table-cell table:number-columns-repeated="2"/>
        </table:table-row>
        <table:table-row table:style-name="ro8">
          <table:table-cell table:formula="of:=IF([Data.A266]=&quot;&quot;;[.A264];[Data.A266])" office:value-type="float" office:value="196">
            <text:p>196</text:p>
          </table:table-cell>
          <table:table-cell table:formula="of:=IF([Data.E266]=&quot;&quot;;[.B264];CONCATENATE(&quot;,&quot;;[Data.E266]))" office:value-type="string" office:string-value=",PHYSICAL">
            <text:p>,PHYSICAL</text:p>
          </table:table-cell>
          <table:table-cell table:formula="of:=IF([Data.F266]=&quot;&quot;;[.C264];CONCATENATE(&quot;,&quot;;[Data.F266]))" office:value-type="string" office:string-value=",CHARL">
            <text:p>,CHARL</text:p>
          </table:table-cell>
          <table:table-cell table:formula="of:=CONCATENATE(&quot;,&quot;;[Data.G266])" office:value-type="string" office:string-value=",MAJOR">
            <text:p>,MAJOR</text:p>
          </table:table-cell>
          <table:table-cell table:formula="of:=CONCATENATE(&quot;,&quot;;[Data.H266])" office:value-type="string" office:string-value=",-15">
            <text:p>,-15</text:p>
          </table:table-cell>
          <table:table-cell table:formula="of:=IF([Data.I266]=&quot;&quot;;&quot;&quot;;CONCATENATE(&quot;,&quot;;[Data.I266]))" office:value-type="string" office:string-value=",RECOVERYMULTIPLIER=2">
            <text:p>,RECOVERYMULTIPLIER=2</text:p>
          </table:table-cell>
          <table:table-cell table:style-name="ce15" table:formula="of:=IF([Data.J266]=&quot;&quot;;&quot;&quot;;CONCATENATE(&quot;,&quot;;[Data.J266]))">
            <text:p/>
          </table:table-cell>
          <table:table-cell table:style-name="ce15" table:formula="of:=IF([Data.K266]=&quot;&quot;;&quot;&quot;;CONCATENATE(&quot;,&quot;;[Data.K266]))">
            <text:p/>
          </table:table-cell>
          <table:table-cell table:style-name="ce15" table:formula="of:=IF([Data.L266]=&quot;&quot;;&quot;&quot;;CONCATENATE(&quot;,&quot;;[Data.L266]))">
            <text:p/>
          </table:table-cell>
          <table:table-cell table:style-name="ce15" table:formula="of:=IF([Data.M266]=&quot;&quot;;&quot;&quot;;CONCATENATE(&quot;,&quot;;[Data.M266]))">
            <text:p/>
          </table:table-cell>
          <table:table-cell table:style-name="ce15" table:formula="of:=IF([Data.N266]=&quot;&quot;;&quot;&quot;;CONCATENATE(&quot;,&quot;;[Data.N266]))">
            <text:p/>
          </table:table-cell>
          <table:table-cell table:style-name="ce15" table:formula="of:=IF([Data.O266]=&quot;&quot;;&quot;&quot;;CONCATENATE(&quot;,&quot;;[Data.O266]))">
            <text:p/>
          </table:table-cell>
          <table:table-cell table:style-name="ce15" table:formula="of:=IF([Data.P266]=&quot;&quot;;&quot;&quot;;CONCATENATE(&quot;,&quot;;[Data.P266]))">
            <text:p/>
          </table:table-cell>
          <table:table-cell table:style-name="ce15" table:formula="of:=IF([Data.Q266]=&quot;&quot;;&quot;&quot;;CONCATENATE(&quot;,&quot;;[Data.Q266]))">
            <text:p/>
          </table:table-cell>
          <table:table-cell table:style-name="ce15" table:formula="of:=IF([Data.R266]=&quot;&quot;;&quot;&quot;;CONCATENATE(&quot;,&quot;;[Data.R266]))">
            <text:p/>
          </table:table-cell>
          <table:table-cell table:style-name="ce15" table:formula="of:=IF([Data.S266]=&quot;&quot;;&quot;&quot;;CONCATENATE(&quot;,&quot;;[Data.S266]))">
            <text:p/>
          </table:table-cell>
          <table:table-cell table:style-name="ce15" table:formula="of:=IF([Data.T266]=&quot;&quot;;&quot;&quot;;CONCATENATE(&quot;,&quot;;[Data.T266]))">
            <text:p/>
          </table:table-cell>
          <table:table-cell table:number-columns-repeated="2"/>
        </table:table-row>
        <table:table-row table:style-name="ro8">
          <table:table-cell table:formula="of:=IF([Data.A267]=&quot;&quot;;[.A265];[Data.A267])" office:value-type="float" office:value="197">
            <text:p>197</text:p>
          </table:table-cell>
          <table:table-cell table:formula="of:=IF([Data.E267]=&quot;&quot;;[.B265];CONCATENATE(&quot;,&quot;;[Data.E267]))" office:value-type="string" office:string-value=",PHYSICAL">
            <text:p>,PHYSICAL</text:p>
          </table:table-cell>
          <table:table-cell table:formula="of:=IF([Data.F267]=&quot;&quot;;[.C265];CONCATENATE(&quot;,&quot;;[Data.F267]))" office:value-type="string" office:string-value=",CHARL">
            <text:p>,CHARL</text:p>
          </table:table-cell>
          <table:table-cell table:formula="of:=CONCATENATE(&quot;,&quot;;[Data.G267])" office:value-type="string" office:string-value=",GREATER">
            <text:p>,GREATER</text:p>
          </table:table-cell>
          <table:table-cell table:formula="of:=CONCATENATE(&quot;,&quot;;[Data.H267])" office:value-type="string" office:string-value=",-20">
            <text:p>,-20</text:p>
          </table:table-cell>
          <table:table-cell table:formula="of:=IF([Data.I267]=&quot;&quot;;&quot;&quot;;CONCATENATE(&quot;,&quot;;[Data.I267]))" office:value-type="string" office:string-value=",DESCR">
            <text:p>,DESCR</text:p>
          </table:table-cell>
          <table:table-cell table:style-name="ce15" table:formula="of:=IF([Data.J267]=&quot;&quot;;&quot;&quot;;CONCATENATE(&quot;,&quot;;[Data.J267]))">
            <text:p/>
          </table:table-cell>
          <table:table-cell table:style-name="ce15" table:formula="of:=IF([Data.K267]=&quot;&quot;;&quot;&quot;;CONCATENATE(&quot;,&quot;;[Data.K267]))">
            <text:p/>
          </table:table-cell>
          <table:table-cell table:style-name="ce15" table:formula="of:=IF([Data.L267]=&quot;&quot;;&quot;&quot;;CONCATENATE(&quot;,&quot;;[Data.L267]))">
            <text:p/>
          </table:table-cell>
          <table:table-cell table:style-name="ce15" table:formula="of:=IF([Data.M267]=&quot;&quot;;&quot;&quot;;CONCATENATE(&quot;,&quot;;[Data.M267]))">
            <text:p/>
          </table:table-cell>
          <table:table-cell table:style-name="ce15" table:formula="of:=IF([Data.N267]=&quot;&quot;;&quot;&quot;;CONCATENATE(&quot;,&quot;;[Data.N267]))">
            <text:p/>
          </table:table-cell>
          <table:table-cell table:style-name="ce15" table:formula="of:=IF([Data.O267]=&quot;&quot;;&quot;&quot;;CONCATENATE(&quot;,&quot;;[Data.O267]))">
            <text:p/>
          </table:table-cell>
          <table:table-cell table:style-name="ce15" table:formula="of:=IF([Data.P267]=&quot;&quot;;&quot;&quot;;CONCATENATE(&quot;,&quot;;[Data.P267]))">
            <text:p/>
          </table:table-cell>
          <table:table-cell table:style-name="ce15" table:formula="of:=IF([Data.Q267]=&quot;&quot;;&quot;&quot;;CONCATENATE(&quot;,&quot;;[Data.Q267]))">
            <text:p/>
          </table:table-cell>
          <table:table-cell table:style-name="ce15" table:formula="of:=IF([Data.R267]=&quot;&quot;;&quot;&quot;;CONCATENATE(&quot;,&quot;;[Data.R267]))">
            <text:p/>
          </table:table-cell>
          <table:table-cell table:style-name="ce15" table:formula="of:=IF([Data.S267]=&quot;&quot;;&quot;&quot;;CONCATENATE(&quot;,&quot;;[Data.S267]))">
            <text:p/>
          </table:table-cell>
          <table:table-cell table:style-name="ce15" table:formula="of:=IF([Data.T267]=&quot;&quot;;&quot;&quot;;CONCATENATE(&quot;,&quot;;[Data.T267]))">
            <text:p/>
          </table:table-cell>
          <table:table-cell table:number-columns-repeated="2"/>
        </table:table-row>
        <table:table-row table:style-name="ro8">
          <table:table-cell table:formula="of:=IF([Data.A268]=&quot;&quot;;[.A266];[Data.A268])" office:value-type="float" office:value="198">
            <text:p>198</text:p>
          </table:table-cell>
          <table:table-cell table:formula="of:=IF([Data.E268]=&quot;&quot;;[.B266];CONCATENATE(&quot;,&quot;;[Data.E268]))" office:value-type="string" office:string-value=",PHYSICAL">
            <text:p>,PHYSICAL</text:p>
          </table:table-cell>
          <table:table-cell table:formula="of:=IF([Data.F268]=&quot;&quot;;[.C266];CONCATENATE(&quot;,&quot;;[Data.F268]))" office:value-type="string" office:string-value=",CHARL">
            <text:p>,CHARL</text:p>
          </table:table-cell>
          <table:table-cell table:formula="of:=CONCATENATE(&quot;,&quot;;[Data.G268])" office:value-type="string" office:string-value=",MINOR">
            <text:p>,MINOR</text:p>
          </table:table-cell>
          <table:table-cell table:formula="of:=CONCATENATE(&quot;,&quot;;[Data.H268])" office:value-type="string" office:string-value=",-10">
            <text:p>,-10</text:p>
          </table:table-cell>
          <table:table-cell table:formula="of:=IF([Data.I268]=&quot;&quot;;&quot;&quot;;CONCATENATE(&quot;,&quot;;[Data.I268]))" office:value-type="string" office:string-value=",DESCR">
            <text:p>,DESCR</text:p>
          </table:table-cell>
          <table:table-cell table:style-name="ce15" table:formula="of:=IF([Data.J268]=&quot;&quot;;&quot;&quot;;CONCATENATE(&quot;,&quot;;[Data.J268]))">
            <text:p/>
          </table:table-cell>
          <table:table-cell table:style-name="ce15" table:formula="of:=IF([Data.K268]=&quot;&quot;;&quot;&quot;;CONCATENATE(&quot;,&quot;;[Data.K268]))">
            <text:p/>
          </table:table-cell>
          <table:table-cell table:style-name="ce15" table:formula="of:=IF([Data.L268]=&quot;&quot;;&quot;&quot;;CONCATENATE(&quot;,&quot;;[Data.L268]))">
            <text:p/>
          </table:table-cell>
          <table:table-cell table:style-name="ce15" table:formula="of:=IF([Data.M268]=&quot;&quot;;&quot;&quot;;CONCATENATE(&quot;,&quot;;[Data.M268]))">
            <text:p/>
          </table:table-cell>
          <table:table-cell table:style-name="ce15" table:formula="of:=IF([Data.N268]=&quot;&quot;;&quot;&quot;;CONCATENATE(&quot;,&quot;;[Data.N268]))">
            <text:p/>
          </table:table-cell>
          <table:table-cell table:style-name="ce15" table:formula="of:=IF([Data.O268]=&quot;&quot;;&quot;&quot;;CONCATENATE(&quot;,&quot;;[Data.O268]))">
            <text:p/>
          </table:table-cell>
          <table:table-cell table:style-name="ce15" table:formula="of:=IF([Data.P268]=&quot;&quot;;&quot;&quot;;CONCATENATE(&quot;,&quot;;[Data.P268]))">
            <text:p/>
          </table:table-cell>
          <table:table-cell table:style-name="ce15" table:formula="of:=IF([Data.Q268]=&quot;&quot;;&quot;&quot;;CONCATENATE(&quot;,&quot;;[Data.Q268]))">
            <text:p/>
          </table:table-cell>
          <table:table-cell table:style-name="ce15" table:formula="of:=IF([Data.R268]=&quot;&quot;;&quot;&quot;;CONCATENATE(&quot;,&quot;;[Data.R268]))">
            <text:p/>
          </table:table-cell>
          <table:table-cell table:style-name="ce15" table:formula="of:=IF([Data.S268]=&quot;&quot;;&quot;&quot;;CONCATENATE(&quot;,&quot;;[Data.S268]))">
            <text:p/>
          </table:table-cell>
          <table:table-cell table:style-name="ce15" table:formula="of:=IF([Data.T268]=&quot;&quot;;&quot;&quot;;CONCATENATE(&quot;,&quot;;[Data.T268]))">
            <text:p/>
          </table:table-cell>
          <table:table-cell table:number-columns-repeated="2"/>
        </table:table-row>
        <table:table-row table:style-name="ro8">
          <table:table-cell table:formula="of:=IF([Data.A269]=&quot;&quot;;[.A267];[Data.A269])" office:value-type="float" office:value="199">
            <text:p>199</text:p>
          </table:table-cell>
          <table:table-cell table:formula="of:=IF([Data.E269]=&quot;&quot;;[.B267];CONCATENATE(&quot;,&quot;;[Data.E269]))" office:value-type="string" office:string-value=",PHYSICAL">
            <text:p>,PHYSICAL</text:p>
          </table:table-cell>
          <table:table-cell table:formula="of:=IF([Data.F269]=&quot;&quot;;[.C267];CONCATENATE(&quot;,&quot;;[Data.F269]))" office:value-type="string" office:string-value=",CHARL">
            <text:p>,CHARL</text:p>
          </table:table-cell>
          <table:table-cell table:formula="of:=CONCATENATE(&quot;,&quot;;[Data.G269])" office:value-type="string" office:string-value=",GREATER">
            <text:p>,GREATER</text:p>
          </table:table-cell>
          <table:table-cell table:formula="of:=CONCATENATE(&quot;,&quot;;[Data.H269])" office:value-type="string" office:string-value=",-20">
            <text:p>,-20</text:p>
          </table:table-cell>
          <table:table-cell table:formula="of:=IF([Data.I269]=&quot;&quot;;&quot;&quot;;CONCATENATE(&quot;,&quot;;[Data.I269]))" office:value-type="string" office:string-value=",DESCR">
            <text:p>,DESCR</text:p>
          </table:table-cell>
          <table:table-cell table:style-name="ce15" table:formula="of:=IF([Data.J269]=&quot;&quot;;&quot;&quot;;CONCATENATE(&quot;,&quot;;[Data.J269]))">
            <text:p/>
          </table:table-cell>
          <table:table-cell table:style-name="ce15" table:formula="of:=IF([Data.K269]=&quot;&quot;;&quot;&quot;;CONCATENATE(&quot;,&quot;;[Data.K269]))">
            <text:p/>
          </table:table-cell>
          <table:table-cell table:style-name="ce15" table:formula="of:=IF([Data.L269]=&quot;&quot;;&quot;&quot;;CONCATENATE(&quot;,&quot;;[Data.L269]))">
            <text:p/>
          </table:table-cell>
          <table:table-cell table:style-name="ce15" table:formula="of:=IF([Data.M269]=&quot;&quot;;&quot;&quot;;CONCATENATE(&quot;,&quot;;[Data.M269]))">
            <text:p/>
          </table:table-cell>
          <table:table-cell table:style-name="ce15" table:formula="of:=IF([Data.N269]=&quot;&quot;;&quot;&quot;;CONCATENATE(&quot;,&quot;;[Data.N269]))">
            <text:p/>
          </table:table-cell>
          <table:table-cell table:style-name="ce15" table:formula="of:=IF([Data.O269]=&quot;&quot;;&quot;&quot;;CONCATENATE(&quot;,&quot;;[Data.O269]))">
            <text:p/>
          </table:table-cell>
          <table:table-cell table:style-name="ce15" table:formula="of:=IF([Data.P269]=&quot;&quot;;&quot;&quot;;CONCATENATE(&quot;,&quot;;[Data.P269]))">
            <text:p/>
          </table:table-cell>
          <table:table-cell table:style-name="ce15" table:formula="of:=IF([Data.Q269]=&quot;&quot;;&quot;&quot;;CONCATENATE(&quot;,&quot;;[Data.Q269]))">
            <text:p/>
          </table:table-cell>
          <table:table-cell table:style-name="ce15" table:formula="of:=IF([Data.R269]=&quot;&quot;;&quot;&quot;;CONCATENATE(&quot;,&quot;;[Data.R269]))">
            <text:p/>
          </table:table-cell>
          <table:table-cell table:style-name="ce15" table:formula="of:=IF([Data.S269]=&quot;&quot;;&quot;&quot;;CONCATENATE(&quot;,&quot;;[Data.S269]))">
            <text:p/>
          </table:table-cell>
          <table:table-cell table:style-name="ce15" table:formula="of:=IF([Data.T269]=&quot;&quot;;&quot;&quot;;CONCATENATE(&quot;,&quot;;[Data.T269]))">
            <text:p/>
          </table:table-cell>
          <table:table-cell table:number-columns-repeated="2"/>
        </table:table-row>
        <table:table-row table:style-name="ro8">
          <table:table-cell table:formula="of:=IF([Data.A270]=&quot;&quot;;[.A268];[Data.A270])" office:value-type="float" office:value="200">
            <text:p>200</text:p>
          </table:table-cell>
          <table:table-cell table:formula="of:=IF([Data.E270]=&quot;&quot;;[.B268];CONCATENATE(&quot;,&quot;;[Data.E270]))" office:value-type="string" office:string-value=",PHYSICAL">
            <text:p>,PHYSICAL</text:p>
          </table:table-cell>
          <table:table-cell table:formula="of:=IF([Data.F270]=&quot;&quot;;[.C268];CONCATENATE(&quot;,&quot;;[Data.F270]))" office:value-type="string" office:string-value=",CHARL">
            <text:p>,CHARL</text:p>
          </table:table-cell>
          <table:table-cell table:formula="of:=CONCATENATE(&quot;,&quot;;[Data.G270])" office:value-type="string" office:string-value=",LESSER">
            <text:p>,LESSER</text:p>
          </table:table-cell>
          <table:table-cell table:formula="of:=CONCATENATE(&quot;,&quot;;[Data.H270])" office:value-type="string" office:string-value=",-5">
            <text:p>,-5</text:p>
          </table:table-cell>
          <table:table-cell table:formula="of:=IF([Data.I270]=&quot;&quot;;&quot;&quot;;CONCATENATE(&quot;,&quot;;[Data.I270]))" office:value-type="string" office:string-value=",DESCR">
            <text:p>,DESCR</text:p>
          </table:table-cell>
          <table:table-cell table:style-name="ce15" table:formula="of:=IF([Data.J270]=&quot;&quot;;&quot;&quot;;CONCATENATE(&quot;,&quot;;[Data.J270]))">
            <text:p/>
          </table:table-cell>
          <table:table-cell table:style-name="ce15" table:formula="of:=IF([Data.K270]=&quot;&quot;;&quot;&quot;;CONCATENATE(&quot;,&quot;;[Data.K270]))">
            <text:p/>
          </table:table-cell>
          <table:table-cell table:style-name="ce15" table:formula="of:=IF([Data.L270]=&quot;&quot;;&quot;&quot;;CONCATENATE(&quot;,&quot;;[Data.L270]))">
            <text:p/>
          </table:table-cell>
          <table:table-cell table:style-name="ce15" table:formula="of:=IF([Data.M270]=&quot;&quot;;&quot;&quot;;CONCATENATE(&quot;,&quot;;[Data.M270]))">
            <text:p/>
          </table:table-cell>
          <table:table-cell table:style-name="ce15" table:formula="of:=IF([Data.N270]=&quot;&quot;;&quot;&quot;;CONCATENATE(&quot;,&quot;;[Data.N270]))">
            <text:p/>
          </table:table-cell>
          <table:table-cell table:style-name="ce15" table:formula="of:=IF([Data.O270]=&quot;&quot;;&quot;&quot;;CONCATENATE(&quot;,&quot;;[Data.O270]))">
            <text:p/>
          </table:table-cell>
          <table:table-cell table:style-name="ce15" table:formula="of:=IF([Data.P270]=&quot;&quot;;&quot;&quot;;CONCATENATE(&quot;,&quot;;[Data.P270]))">
            <text:p/>
          </table:table-cell>
          <table:table-cell table:style-name="ce15" table:formula="of:=IF([Data.Q270]=&quot;&quot;;&quot;&quot;;CONCATENATE(&quot;,&quot;;[Data.Q270]))">
            <text:p/>
          </table:table-cell>
          <table:table-cell table:style-name="ce15" table:formula="of:=IF([Data.R270]=&quot;&quot;;&quot;&quot;;CONCATENATE(&quot;,&quot;;[Data.R270]))">
            <text:p/>
          </table:table-cell>
          <table:table-cell table:style-name="ce15" table:formula="of:=IF([Data.S270]=&quot;&quot;;&quot;&quot;;CONCATENATE(&quot;,&quot;;[Data.S270]))">
            <text:p/>
          </table:table-cell>
          <table:table-cell table:style-name="ce15" table:formula="of:=IF([Data.T270]=&quot;&quot;;&quot;&quot;;CONCATENATE(&quot;,&quot;;[Data.T270]))">
            <text:p/>
          </table:table-cell>
          <table:table-cell table:number-columns-repeated="2"/>
        </table:table-row>
        <table:table-row table:style-name="ro8">
          <table:table-cell table:formula="of:=IF([Data.A271]=&quot;&quot;;[.A269];[Data.A271])" office:value-type="float" office:value="201">
            <text:p>201</text:p>
          </table:table-cell>
          <table:table-cell table:formula="of:=IF([Data.E271]=&quot;&quot;;[.B269];CONCATENATE(&quot;,&quot;;[Data.E271]))" office:value-type="string" office:string-value=",PHYSICAL">
            <text:p>,PHYSICAL</text:p>
          </table:table-cell>
          <table:table-cell table:formula="of:=IF([Data.F271]=&quot;&quot;;[.C269];CONCATENATE(&quot;,&quot;;[Data.F271]))" office:value-type="string" office:string-value=",CHARL">
            <text:p>,CHARL</text:p>
          </table:table-cell>
          <table:table-cell table:formula="of:=CONCATENATE(&quot;,&quot;;[Data.G271])" office:value-type="string" office:string-value=",GREATER">
            <text:p>,GREATER</text:p>
          </table:table-cell>
          <table:table-cell table:formula="of:=CONCATENATE(&quot;,&quot;;[Data.H271])" office:value-type="string" office:string-value=",-20">
            <text:p>,-20</text:p>
          </table:table-cell>
          <table:table-cell table:formula="of:=IF([Data.I271]=&quot;&quot;;&quot;&quot;;CONCATENATE(&quot;,&quot;;[Data.I271]))" office:value-type="string" office:string-value=",C34=-25">
            <text:p>,C34=-25</text:p>
          </table:table-cell>
          <table:table-cell table:style-name="ce15" table:formula="of:=IF([Data.J271]=&quot;&quot;;&quot;&quot;;CONCATENATE(&quot;,&quot;;[Data.J271]))" office:value-type="string" office:string-value=",C54=-25">
            <text:p>,C54=-25</text:p>
          </table:table-cell>
          <table:table-cell table:style-name="ce15" table:formula="of:=IF([Data.K271]=&quot;&quot;;&quot;&quot;;CONCATENATE(&quot;,&quot;;[Data.K271]))" office:value-type="string" office:string-value=",C55=-25">
            <text:p>,C55=-25</text:p>
          </table:table-cell>
          <table:table-cell table:style-name="ce15" table:formula="of:=IF([Data.L271]=&quot;&quot;;&quot;&quot;;CONCATENATE(&quot;,&quot;;[Data.L271]))">
            <text:p/>
          </table:table-cell>
          <table:table-cell table:style-name="ce15" table:formula="of:=IF([Data.M271]=&quot;&quot;;&quot;&quot;;CONCATENATE(&quot;,&quot;;[Data.M271]))">
            <text:p/>
          </table:table-cell>
          <table:table-cell table:style-name="ce15" table:formula="of:=IF([Data.N271]=&quot;&quot;;&quot;&quot;;CONCATENATE(&quot;,&quot;;[Data.N271]))">
            <text:p/>
          </table:table-cell>
          <table:table-cell table:style-name="ce15" table:formula="of:=IF([Data.O271]=&quot;&quot;;&quot;&quot;;CONCATENATE(&quot;,&quot;;[Data.O271]))">
            <text:p/>
          </table:table-cell>
          <table:table-cell table:style-name="ce15" table:formula="of:=IF([Data.P271]=&quot;&quot;;&quot;&quot;;CONCATENATE(&quot;,&quot;;[Data.P271]))">
            <text:p/>
          </table:table-cell>
          <table:table-cell table:style-name="ce15" table:formula="of:=IF([Data.Q271]=&quot;&quot;;&quot;&quot;;CONCATENATE(&quot;,&quot;;[Data.Q271]))">
            <text:p/>
          </table:table-cell>
          <table:table-cell table:style-name="ce15" table:formula="of:=IF([Data.R271]=&quot;&quot;;&quot;&quot;;CONCATENATE(&quot;,&quot;;[Data.R271]))">
            <text:p/>
          </table:table-cell>
          <table:table-cell table:style-name="ce15" table:formula="of:=IF([Data.S271]=&quot;&quot;;&quot;&quot;;CONCATENATE(&quot;,&quot;;[Data.S271]))">
            <text:p/>
          </table:table-cell>
          <table:table-cell table:style-name="ce15" table:formula="of:=IF([Data.T271]=&quot;&quot;;&quot;&quot;;CONCATENATE(&quot;,&quot;;[Data.T271]))">
            <text:p/>
          </table:table-cell>
          <table:table-cell table:number-columns-repeated="2"/>
        </table:table-row>
        <table:table-row table:style-name="ro8">
          <table:table-cell table:formula="of:=IF([Data.A272]=&quot;&quot;;[.A270];[Data.A272])" office:value-type="float" office:value="202">
            <text:p>202</text:p>
          </table:table-cell>
          <table:table-cell table:formula="of:=IF([Data.E272]=&quot;&quot;;[.B270];CONCATENATE(&quot;,&quot;;[Data.E272]))" office:value-type="string" office:string-value=",PHYSICAL">
            <text:p>,PHYSICAL</text:p>
          </table:table-cell>
          <table:table-cell table:formula="of:=IF([Data.F272]=&quot;&quot;;[.C270];CONCATENATE(&quot;,&quot;;[Data.F272]))" office:value-type="string" office:string-value=",CHARL">
            <text:p>,CHARL</text:p>
          </table:table-cell>
          <table:table-cell table:formula="of:=CONCATENATE(&quot;,&quot;;[Data.G272])" office:value-type="string" office:string-value=",MAJOR">
            <text:p>,MAJOR</text:p>
          </table:table-cell>
          <table:table-cell table:formula="of:=CONCATENATE(&quot;,&quot;;[Data.H272])" office:value-type="string" office:string-value=",-15">
            <text:p>,-15</text:p>
          </table:table-cell>
          <table:table-cell table:formula="of:=IF([Data.I272]=&quot;&quot;;&quot;&quot;;CONCATENATE(&quot;,&quot;;[Data.I272]))" office:value-type="string" office:string-value=",DESCR">
            <text:p>,DESCR</text:p>
          </table:table-cell>
          <table:table-cell table:style-name="ce15" table:formula="of:=IF([Data.J272]=&quot;&quot;;&quot;&quot;;CONCATENATE(&quot;,&quot;;[Data.J272]))">
            <text:p/>
          </table:table-cell>
          <table:table-cell table:style-name="ce15" table:formula="of:=IF([Data.K272]=&quot;&quot;;&quot;&quot;;CONCATENATE(&quot;,&quot;;[Data.K272]))">
            <text:p/>
          </table:table-cell>
          <table:table-cell table:style-name="ce15" table:formula="of:=IF([Data.L272]=&quot;&quot;;&quot;&quot;;CONCATENATE(&quot;,&quot;;[Data.L272]))">
            <text:p/>
          </table:table-cell>
          <table:table-cell table:style-name="ce15" table:formula="of:=IF([Data.M272]=&quot;&quot;;&quot;&quot;;CONCATENATE(&quot;,&quot;;[Data.M272]))">
            <text:p/>
          </table:table-cell>
          <table:table-cell table:style-name="ce15" table:formula="of:=IF([Data.N272]=&quot;&quot;;&quot;&quot;;CONCATENATE(&quot;,&quot;;[Data.N272]))">
            <text:p/>
          </table:table-cell>
          <table:table-cell table:style-name="ce15" table:formula="of:=IF([Data.O272]=&quot;&quot;;&quot;&quot;;CONCATENATE(&quot;,&quot;;[Data.O272]))">
            <text:p/>
          </table:table-cell>
          <table:table-cell table:style-name="ce15" table:formula="of:=IF([Data.P272]=&quot;&quot;;&quot;&quot;;CONCATENATE(&quot;,&quot;;[Data.P272]))">
            <text:p/>
          </table:table-cell>
          <table:table-cell table:style-name="ce15" table:formula="of:=IF([Data.Q272]=&quot;&quot;;&quot;&quot;;CONCATENATE(&quot;,&quot;;[Data.Q272]))">
            <text:p/>
          </table:table-cell>
          <table:table-cell table:style-name="ce15" table:formula="of:=IF([Data.R272]=&quot;&quot;;&quot;&quot;;CONCATENATE(&quot;,&quot;;[Data.R272]))">
            <text:p/>
          </table:table-cell>
          <table:table-cell table:style-name="ce15" table:formula="of:=IF([Data.S272]=&quot;&quot;;&quot;&quot;;CONCATENATE(&quot;,&quot;;[Data.S272]))">
            <text:p/>
          </table:table-cell>
          <table:table-cell table:style-name="ce15" table:formula="of:=IF([Data.T272]=&quot;&quot;;&quot;&quot;;CONCATENATE(&quot;,&quot;;[Data.T272]))">
            <text:p/>
          </table:table-cell>
          <table:table-cell table:number-columns-repeated="2"/>
        </table:table-row>
        <table:table-row table:style-name="ro8">
          <table:table-cell table:formula="of:=IF([Data.A273]=&quot;&quot;;[.A271];[Data.A273])" office:value-type="float" office:value="203">
            <text:p>203</text:p>
          </table:table-cell>
          <table:table-cell table:formula="of:=IF([Data.E273]=&quot;&quot;;[.B271];CONCATENATE(&quot;,&quot;;[Data.E273]))" office:value-type="string" office:string-value=",PHYSICAL">
            <text:p>,PHYSICAL</text:p>
          </table:table-cell>
          <table:table-cell table:formula="of:=IF([Data.F273]=&quot;&quot;;[.C271];CONCATENATE(&quot;,&quot;;[Data.F273]))" office:value-type="string" office:string-value=",CHARL">
            <text:p>,CHARL</text:p>
          </table:table-cell>
          <table:table-cell table:formula="of:=CONCATENATE(&quot;,&quot;;[Data.G273])" office:value-type="string" office:string-value=",MINOR">
            <text:p>,MINOR</text:p>
          </table:table-cell>
          <table:table-cell table:formula="of:=CONCATENATE(&quot;,&quot;;[Data.H273])" office:value-type="string" office:string-value=",-7">
            <text:p>,-7</text:p>
          </table:table-cell>
          <table:table-cell table:formula="of:=IF([Data.I273]=&quot;&quot;;&quot;&quot;;CONCATENATE(&quot;,&quot;;[Data.I273]))" office:value-type="string" office:string-value=",DESCR">
            <text:p>,DESCR</text:p>
          </table:table-cell>
          <table:table-cell table:style-name="ce15" table:formula="of:=IF([Data.J273]=&quot;&quot;;&quot;&quot;;CONCATENATE(&quot;,&quot;;[Data.J273]))">
            <text:p/>
          </table:table-cell>
          <table:table-cell table:style-name="ce15" table:formula="of:=IF([Data.K273]=&quot;&quot;;&quot;&quot;;CONCATENATE(&quot;,&quot;;[Data.K273]))">
            <text:p/>
          </table:table-cell>
          <table:table-cell table:style-name="ce15" table:formula="of:=IF([Data.L273]=&quot;&quot;;&quot;&quot;;CONCATENATE(&quot;,&quot;;[Data.L273]))">
            <text:p/>
          </table:table-cell>
          <table:table-cell table:style-name="ce15" table:formula="of:=IF([Data.M273]=&quot;&quot;;&quot;&quot;;CONCATENATE(&quot;,&quot;;[Data.M273]))">
            <text:p/>
          </table:table-cell>
          <table:table-cell table:style-name="ce15" table:formula="of:=IF([Data.N273]=&quot;&quot;;&quot;&quot;;CONCATENATE(&quot;,&quot;;[Data.N273]))">
            <text:p/>
          </table:table-cell>
          <table:table-cell table:style-name="ce15" table:formula="of:=IF([Data.O273]=&quot;&quot;;&quot;&quot;;CONCATENATE(&quot;,&quot;;[Data.O273]))">
            <text:p/>
          </table:table-cell>
          <table:table-cell table:style-name="ce15" table:formula="of:=IF([Data.P273]=&quot;&quot;;&quot;&quot;;CONCATENATE(&quot;,&quot;;[Data.P273]))">
            <text:p/>
          </table:table-cell>
          <table:table-cell table:style-name="ce15" table:formula="of:=IF([Data.Q273]=&quot;&quot;;&quot;&quot;;CONCATENATE(&quot;,&quot;;[Data.Q273]))">
            <text:p/>
          </table:table-cell>
          <table:table-cell table:style-name="ce15" table:formula="of:=IF([Data.R273]=&quot;&quot;;&quot;&quot;;CONCATENATE(&quot;,&quot;;[Data.R273]))">
            <text:p/>
          </table:table-cell>
          <table:table-cell table:style-name="ce15" table:formula="of:=IF([Data.S273]=&quot;&quot;;&quot;&quot;;CONCATENATE(&quot;,&quot;;[Data.S273]))">
            <text:p/>
          </table:table-cell>
          <table:table-cell table:style-name="ce15" table:formula="of:=IF([Data.T273]=&quot;&quot;;&quot;&quot;;CONCATENATE(&quot;,&quot;;[Data.T273]))">
            <text:p/>
          </table:table-cell>
          <table:table-cell table:number-columns-repeated="2"/>
        </table:table-row>
        <table:table-row table:style-name="ro8">
          <table:table-cell table:formula="of:=IF([Data.A274]=&quot;&quot;;[.A272];[Data.A274])" office:value-type="float" office:value="204">
            <text:p>204</text:p>
          </table:table-cell>
          <table:table-cell table:formula="of:=IF([Data.E274]=&quot;&quot;;[.B272];CONCATENATE(&quot;,&quot;;[Data.E274]))" office:value-type="string" office:string-value=",PHYSICAL">
            <text:p>,PHYSICAL</text:p>
          </table:table-cell>
          <table:table-cell table:formula="of:=IF([Data.F274]=&quot;&quot;;[.C272];CONCATENATE(&quot;,&quot;;[Data.F274]))" office:value-type="string" office:string-value=",CHARL">
            <text:p>,CHARL</text:p>
          </table:table-cell>
          <table:table-cell table:formula="of:=CONCATENATE(&quot;,&quot;;[Data.G274])" office:value-type="string" office:string-value=",GREATER">
            <text:p>,GREATER</text:p>
          </table:table-cell>
          <table:table-cell table:formula="of:=CONCATENATE(&quot;,&quot;;[Data.H274])" office:value-type="string" office:string-value=",-20">
            <text:p>,-20</text:p>
          </table:table-cell>
          <table:table-cell table:formula="of:=IF([Data.I274]=&quot;&quot;;&quot;&quot;;CONCATENATE(&quot;,&quot;;[Data.I274]))" office:value-type="string" office:string-value=",BODYDEV=0;-3;-3;-3;-3">
            <text:p>,BODYDEV=0;-3;-3;-3;-3</text:p>
          </table:table-cell>
          <table:table-cell table:style-name="ce15" table:formula="of:=IF([Data.J274]=&quot;&quot;;&quot;&quot;;CONCATENATE(&quot;,&quot;;[Data.J274]))">
            <text:p/>
          </table:table-cell>
          <table:table-cell table:style-name="ce15" table:formula="of:=IF([Data.K274]=&quot;&quot;;&quot;&quot;;CONCATENATE(&quot;,&quot;;[Data.K274]))">
            <text:p/>
          </table:table-cell>
          <table:table-cell table:style-name="ce15" table:formula="of:=IF([Data.L274]=&quot;&quot;;&quot;&quot;;CONCATENATE(&quot;,&quot;;[Data.L274]))">
            <text:p/>
          </table:table-cell>
          <table:table-cell table:style-name="ce15" table:formula="of:=IF([Data.M274]=&quot;&quot;;&quot;&quot;;CONCATENATE(&quot;,&quot;;[Data.M274]))">
            <text:p/>
          </table:table-cell>
          <table:table-cell table:style-name="ce15" table:formula="of:=IF([Data.N274]=&quot;&quot;;&quot;&quot;;CONCATENATE(&quot;,&quot;;[Data.N274]))">
            <text:p/>
          </table:table-cell>
          <table:table-cell table:style-name="ce15" table:formula="of:=IF([Data.O274]=&quot;&quot;;&quot;&quot;;CONCATENATE(&quot;,&quot;;[Data.O274]))">
            <text:p/>
          </table:table-cell>
          <table:table-cell table:style-name="ce15" table:formula="of:=IF([Data.P274]=&quot;&quot;;&quot;&quot;;CONCATENATE(&quot;,&quot;;[Data.P274]))">
            <text:p/>
          </table:table-cell>
          <table:table-cell table:style-name="ce15" table:formula="of:=IF([Data.Q274]=&quot;&quot;;&quot;&quot;;CONCATENATE(&quot;,&quot;;[Data.Q274]))">
            <text:p/>
          </table:table-cell>
          <table:table-cell table:style-name="ce15" table:formula="of:=IF([Data.R274]=&quot;&quot;;&quot;&quot;;CONCATENATE(&quot;,&quot;;[Data.R274]))">
            <text:p/>
          </table:table-cell>
          <table:table-cell table:style-name="ce15" table:formula="of:=IF([Data.S274]=&quot;&quot;;&quot;&quot;;CONCATENATE(&quot;,&quot;;[Data.S274]))">
            <text:p/>
          </table:table-cell>
          <table:table-cell table:style-name="ce15" table:formula="of:=IF([Data.T274]=&quot;&quot;;&quot;&quot;;CONCATENATE(&quot;,&quot;;[Data.T274]))">
            <text:p/>
          </table:table-cell>
          <table:table-cell table:number-columns-repeated="2"/>
        </table:table-row>
        <table:table-row table:style-name="ro8">
          <table:table-cell table:formula="of:=IF([Data.A275]=&quot;&quot;;[.A273];[Data.A275])" office:value-type="float" office:value="205">
            <text:p>205</text:p>
          </table:table-cell>
          <table:table-cell table:formula="of:=IF([Data.E275]=&quot;&quot;;[.B273];CONCATENATE(&quot;,&quot;;[Data.E275]))" office:value-type="string" office:string-value=",PHYSICAL">
            <text:p>,PHYSICAL</text:p>
          </table:table-cell>
          <table:table-cell table:formula="of:=IF([Data.F275]=&quot;&quot;;[.C273];CONCATENATE(&quot;,&quot;;[Data.F275]))" office:value-type="string" office:string-value=",CHARL">
            <text:p>,CHARL</text:p>
          </table:table-cell>
          <table:table-cell table:formula="of:=CONCATENATE(&quot;,&quot;;[Data.G275])" office:value-type="string" office:string-value=",MINOR">
            <text:p>,MINOR</text:p>
          </table:table-cell>
          <table:table-cell table:formula="of:=CONCATENATE(&quot;,&quot;;[Data.H275])" office:value-type="string" office:string-value=",-10">
            <text:p>,-10</text:p>
          </table:table-cell>
          <table:table-cell table:formula="of:=IF([Data.I275]=&quot;&quot;;&quot;&quot;;CONCATENATE(&quot;,&quot;;[Data.I275]))" office:value-type="string" office:string-value=",DESCR">
            <text:p>,DESCR</text:p>
          </table:table-cell>
          <table:table-cell table:style-name="ce15" table:formula="of:=IF([Data.J275]=&quot;&quot;;&quot;&quot;;CONCATENATE(&quot;,&quot;;[Data.J275]))">
            <text:p/>
          </table:table-cell>
          <table:table-cell table:style-name="ce15" table:formula="of:=IF([Data.K275]=&quot;&quot;;&quot;&quot;;CONCATENATE(&quot;,&quot;;[Data.K275]))">
            <text:p/>
          </table:table-cell>
          <table:table-cell table:style-name="ce15" table:formula="of:=IF([Data.L275]=&quot;&quot;;&quot;&quot;;CONCATENATE(&quot;,&quot;;[Data.L275]))">
            <text:p/>
          </table:table-cell>
          <table:table-cell table:style-name="ce15" table:formula="of:=IF([Data.M275]=&quot;&quot;;&quot;&quot;;CONCATENATE(&quot;,&quot;;[Data.M275]))">
            <text:p/>
          </table:table-cell>
          <table:table-cell table:style-name="ce15" table:formula="of:=IF([Data.N275]=&quot;&quot;;&quot;&quot;;CONCATENATE(&quot;,&quot;;[Data.N275]))">
            <text:p/>
          </table:table-cell>
          <table:table-cell table:style-name="ce15" table:formula="of:=IF([Data.O275]=&quot;&quot;;&quot;&quot;;CONCATENATE(&quot;,&quot;;[Data.O275]))">
            <text:p/>
          </table:table-cell>
          <table:table-cell table:style-name="ce15" table:formula="of:=IF([Data.P275]=&quot;&quot;;&quot;&quot;;CONCATENATE(&quot;,&quot;;[Data.P275]))">
            <text:p/>
          </table:table-cell>
          <table:table-cell table:style-name="ce15" table:formula="of:=IF([Data.Q275]=&quot;&quot;;&quot;&quot;;CONCATENATE(&quot;,&quot;;[Data.Q275]))">
            <text:p/>
          </table:table-cell>
          <table:table-cell table:style-name="ce15" table:formula="of:=IF([Data.R275]=&quot;&quot;;&quot;&quot;;CONCATENATE(&quot;,&quot;;[Data.R275]))">
            <text:p/>
          </table:table-cell>
          <table:table-cell table:style-name="ce15" table:formula="of:=IF([Data.S275]=&quot;&quot;;&quot;&quot;;CONCATENATE(&quot;,&quot;;[Data.S275]))">
            <text:p/>
          </table:table-cell>
          <table:table-cell table:style-name="ce15" table:formula="of:=IF([Data.T275]=&quot;&quot;;&quot;&quot;;CONCATENATE(&quot;,&quot;;[Data.T275]))">
            <text:p/>
          </table:table-cell>
          <table:table-cell table:number-columns-repeated="2"/>
        </table:table-row>
        <table:table-row table:style-name="ro8">
          <table:table-cell table:formula="of:=IF([Data.A276]=&quot;&quot;;[.A274];[Data.A276])" office:value-type="float" office:value="206">
            <text:p>206</text:p>
          </table:table-cell>
          <table:table-cell table:formula="of:=IF([Data.E276]=&quot;&quot;;[.B274];CONCATENATE(&quot;,&quot;;[Data.E276]))" office:value-type="string" office:string-value=",PHYSICAL">
            <text:p>,PHYSICAL</text:p>
          </table:table-cell>
          <table:table-cell table:formula="of:=IF([Data.F276]=&quot;&quot;;[.C274];CONCATENATE(&quot;,&quot;;[Data.F276]))" office:value-type="string" office:string-value=",CHARL">
            <text:p>,CHARL</text:p>
          </table:table-cell>
          <table:table-cell table:formula="of:=CONCATENATE(&quot;,&quot;;[Data.G276])" office:value-type="string" office:string-value=",MINOR">
            <text:p>,MINOR</text:p>
          </table:table-cell>
          <table:table-cell table:formula="of:=CONCATENATE(&quot;,&quot;;[Data.H276])" office:value-type="string" office:string-value=",-10">
            <text:p>,-10</text:p>
          </table:table-cell>
          <table:table-cell table:formula="of:=IF([Data.I276]=&quot;&quot;;&quot;&quot;;CONCATENATE(&quot;,&quot;;[Data.I276]))" office:value-type="string" office:string-value=",C4=-50">
            <text:p>,C4=-50</text:p>
          </table:table-cell>
          <table:table-cell table:style-name="ce15" table:formula="of:=IF([Data.J276]=&quot;&quot;;&quot;&quot;;CONCATENATE(&quot;,&quot;;[Data.J276]))">
            <text:p/>
          </table:table-cell>
          <table:table-cell table:style-name="ce15" table:formula="of:=IF([Data.K276]=&quot;&quot;;&quot;&quot;;CONCATENATE(&quot;,&quot;;[Data.K276]))">
            <text:p/>
          </table:table-cell>
          <table:table-cell table:style-name="ce15" table:formula="of:=IF([Data.L276]=&quot;&quot;;&quot;&quot;;CONCATENATE(&quot;,&quot;;[Data.L276]))">
            <text:p/>
          </table:table-cell>
          <table:table-cell table:style-name="ce15" table:formula="of:=IF([Data.M276]=&quot;&quot;;&quot;&quot;;CONCATENATE(&quot;,&quot;;[Data.M276]))">
            <text:p/>
          </table:table-cell>
          <table:table-cell table:style-name="ce15" table:formula="of:=IF([Data.N276]=&quot;&quot;;&quot;&quot;;CONCATENATE(&quot;,&quot;;[Data.N276]))">
            <text:p/>
          </table:table-cell>
          <table:table-cell table:style-name="ce15" table:formula="of:=IF([Data.O276]=&quot;&quot;;&quot;&quot;;CONCATENATE(&quot;,&quot;;[Data.O276]))">
            <text:p/>
          </table:table-cell>
          <table:table-cell table:style-name="ce15" table:formula="of:=IF([Data.P276]=&quot;&quot;;&quot;&quot;;CONCATENATE(&quot;,&quot;;[Data.P276]))">
            <text:p/>
          </table:table-cell>
          <table:table-cell table:style-name="ce15" table:formula="of:=IF([Data.Q276]=&quot;&quot;;&quot;&quot;;CONCATENATE(&quot;,&quot;;[Data.Q276]))">
            <text:p/>
          </table:table-cell>
          <table:table-cell table:style-name="ce15" table:formula="of:=IF([Data.R276]=&quot;&quot;;&quot;&quot;;CONCATENATE(&quot;,&quot;;[Data.R276]))">
            <text:p/>
          </table:table-cell>
          <table:table-cell table:style-name="ce15" table:formula="of:=IF([Data.S276]=&quot;&quot;;&quot;&quot;;CONCATENATE(&quot;,&quot;;[Data.S276]))">
            <text:p/>
          </table:table-cell>
          <table:table-cell table:style-name="ce15" table:formula="of:=IF([Data.T276]=&quot;&quot;;&quot;&quot;;CONCATENATE(&quot;,&quot;;[Data.T276]))">
            <text:p/>
          </table:table-cell>
          <table:table-cell table:number-columns-repeated="2"/>
        </table:table-row>
        <table:table-row table:style-name="ro8">
          <table:table-cell table:formula="of:=IF([Data.A277]=&quot;&quot;;[.A275];[Data.A277])" office:value-type="float" office:value="207">
            <text:p>207</text:p>
          </table:table-cell>
          <table:table-cell table:formula="of:=IF([Data.E277]=&quot;&quot;;[.B275];CONCATENATE(&quot;,&quot;;[Data.E277]))" office:value-type="string" office:string-value=",PHYSICAL">
            <text:p>,PHYSICAL</text:p>
          </table:table-cell>
          <table:table-cell table:formula="of:=IF([Data.F277]=&quot;&quot;;[.C275];CONCATENATE(&quot;,&quot;;[Data.F277]))" office:value-type="string" office:string-value=",CHARL">
            <text:p>,CHARL</text:p>
          </table:table-cell>
          <table:table-cell table:formula="of:=CONCATENATE(&quot;,&quot;;[Data.G277])" office:value-type="string" office:string-value=",GREATER">
            <text:p>,GREATER</text:p>
          </table:table-cell>
          <table:table-cell table:formula="of:=CONCATENATE(&quot;,&quot;;[Data.H277])" office:value-type="string" office:string-value=",-25">
            <text:p>,-25</text:p>
          </table:table-cell>
          <table:table-cell table:formula="of:=IF([Data.I277]=&quot;&quot;;&quot;&quot;;CONCATENATE(&quot;,&quot;;[Data.I277]))" office:value-type="string" office:string-value=",DESCR">
            <text:p>,DESCR</text:p>
          </table:table-cell>
          <table:table-cell table:style-name="ce15" table:formula="of:=IF([Data.J277]=&quot;&quot;;&quot;&quot;;CONCATENATE(&quot;,&quot;;[Data.J277]))">
            <text:p/>
          </table:table-cell>
          <table:table-cell table:style-name="ce15" table:formula="of:=IF([Data.K277]=&quot;&quot;;&quot;&quot;;CONCATENATE(&quot;,&quot;;[Data.K277]))">
            <text:p/>
          </table:table-cell>
          <table:table-cell table:style-name="ce15" table:formula="of:=IF([Data.L277]=&quot;&quot;;&quot;&quot;;CONCATENATE(&quot;,&quot;;[Data.L277]))">
            <text:p/>
          </table:table-cell>
          <table:table-cell table:style-name="ce15" table:formula="of:=IF([Data.M277]=&quot;&quot;;&quot;&quot;;CONCATENATE(&quot;,&quot;;[Data.M277]))">
            <text:p/>
          </table:table-cell>
          <table:table-cell table:style-name="ce15" table:formula="of:=IF([Data.N277]=&quot;&quot;;&quot;&quot;;CONCATENATE(&quot;,&quot;;[Data.N277]))">
            <text:p/>
          </table:table-cell>
          <table:table-cell table:style-name="ce15" table:formula="of:=IF([Data.O277]=&quot;&quot;;&quot;&quot;;CONCATENATE(&quot;,&quot;;[Data.O277]))">
            <text:p/>
          </table:table-cell>
          <table:table-cell table:style-name="ce15" table:formula="of:=IF([Data.P277]=&quot;&quot;;&quot;&quot;;CONCATENATE(&quot;,&quot;;[Data.P277]))">
            <text:p/>
          </table:table-cell>
          <table:table-cell table:style-name="ce15" table:formula="of:=IF([Data.Q277]=&quot;&quot;;&quot;&quot;;CONCATENATE(&quot;,&quot;;[Data.Q277]))">
            <text:p/>
          </table:table-cell>
          <table:table-cell table:style-name="ce15" table:formula="of:=IF([Data.R277]=&quot;&quot;;&quot;&quot;;CONCATENATE(&quot;,&quot;;[Data.R277]))">
            <text:p/>
          </table:table-cell>
          <table:table-cell table:style-name="ce15" table:formula="of:=IF([Data.S277]=&quot;&quot;;&quot;&quot;;CONCATENATE(&quot;,&quot;;[Data.S277]))">
            <text:p/>
          </table:table-cell>
          <table:table-cell table:style-name="ce15" table:formula="of:=IF([Data.T277]=&quot;&quot;;&quot;&quot;;CONCATENATE(&quot;,&quot;;[Data.T277]))">
            <text:p/>
          </table:table-cell>
          <table:table-cell table:number-columns-repeated="2"/>
        </table:table-row>
        <table:table-row table:style-name="ro8">
          <table:table-cell table:formula="of:=IF([Data.A278]=&quot;&quot;;[.A276];[Data.A278])" office:value-type="float" office:value="208">
            <text:p>208</text:p>
          </table:table-cell>
          <table:table-cell table:formula="of:=IF([Data.E278]=&quot;&quot;;[.B276];CONCATENATE(&quot;,&quot;;[Data.E278]))" office:value-type="string" office:string-value=",PHYSICAL">
            <text:p>,PHYSICAL</text:p>
          </table:table-cell>
          <table:table-cell table:formula="of:=IF([Data.F278]=&quot;&quot;;[.C276];CONCATENATE(&quot;,&quot;;[Data.F278]))" office:value-type="string" office:string-value=",CHARL">
            <text:p>,CHARL</text:p>
          </table:table-cell>
          <table:table-cell table:formula="of:=CONCATENATE(&quot;,&quot;;[Data.G278])" office:value-type="string" office:string-value=",GREATER">
            <text:p>,GREATER</text:p>
          </table:table-cell>
          <table:table-cell table:formula="of:=CONCATENATE(&quot;,&quot;;[Data.H278])" office:value-type="string" office:string-value=",-20">
            <text:p>,-20</text:p>
          </table:table-cell>
          <table:table-cell table:formula="of:=IF([Data.I278]=&quot;&quot;;&quot;&quot;;CONCATENATE(&quot;,&quot;;[Data.I278]))" office:value-type="string" office:string-value=",DESCR">
            <text:p>,DESCR</text:p>
          </table:table-cell>
          <table:table-cell table:style-name="ce15" table:formula="of:=IF([Data.J278]=&quot;&quot;;&quot;&quot;;CONCATENATE(&quot;,&quot;;[Data.J278]))">
            <text:p/>
          </table:table-cell>
          <table:table-cell table:style-name="ce15" table:formula="of:=IF([Data.K278]=&quot;&quot;;&quot;&quot;;CONCATENATE(&quot;,&quot;;[Data.K278]))">
            <text:p/>
          </table:table-cell>
          <table:table-cell table:style-name="ce15" table:formula="of:=IF([Data.L278]=&quot;&quot;;&quot;&quot;;CONCATENATE(&quot;,&quot;;[Data.L278]))">
            <text:p/>
          </table:table-cell>
          <table:table-cell table:style-name="ce15" table:formula="of:=IF([Data.M278]=&quot;&quot;;&quot;&quot;;CONCATENATE(&quot;,&quot;;[Data.M278]))">
            <text:p/>
          </table:table-cell>
          <table:table-cell table:style-name="ce15" table:formula="of:=IF([Data.N278]=&quot;&quot;;&quot;&quot;;CONCATENATE(&quot;,&quot;;[Data.N278]))">
            <text:p/>
          </table:table-cell>
          <table:table-cell table:style-name="ce15" table:formula="of:=IF([Data.O278]=&quot;&quot;;&quot;&quot;;CONCATENATE(&quot;,&quot;;[Data.O278]))">
            <text:p/>
          </table:table-cell>
          <table:table-cell table:style-name="ce15" table:formula="of:=IF([Data.P278]=&quot;&quot;;&quot;&quot;;CONCATENATE(&quot;,&quot;;[Data.P278]))">
            <text:p/>
          </table:table-cell>
          <table:table-cell table:style-name="ce15" table:formula="of:=IF([Data.Q278]=&quot;&quot;;&quot;&quot;;CONCATENATE(&quot;,&quot;;[Data.Q278]))">
            <text:p/>
          </table:table-cell>
          <table:table-cell table:style-name="ce15" table:formula="of:=IF([Data.R278]=&quot;&quot;;&quot;&quot;;CONCATENATE(&quot;,&quot;;[Data.R278]))">
            <text:p/>
          </table:table-cell>
          <table:table-cell table:style-name="ce15" table:formula="of:=IF([Data.S278]=&quot;&quot;;&quot;&quot;;CONCATENATE(&quot;,&quot;;[Data.S278]))">
            <text:p/>
          </table:table-cell>
          <table:table-cell table:style-name="ce15" table:formula="of:=IF([Data.T278]=&quot;&quot;;&quot;&quot;;CONCATENATE(&quot;,&quot;;[Data.T278]))">
            <text:p/>
          </table:table-cell>
          <table:table-cell table:number-columns-repeated="2"/>
        </table:table-row>
        <table:table-row table:style-name="ro8">
          <table:table-cell table:formula="of:=IF([Data.A279]=&quot;&quot;;[.A277];[Data.A279])" office:value-type="float" office:value="209">
            <text:p>209</text:p>
          </table:table-cell>
          <table:table-cell table:formula="of:=IF([Data.E279]=&quot;&quot;;[.B277];CONCATENATE(&quot;,&quot;;[Data.E279]))" office:value-type="string" office:string-value=",PHYSICAL">
            <text:p>,PHYSICAL</text:p>
          </table:table-cell>
          <table:table-cell table:formula="of:=IF([Data.F279]=&quot;&quot;;[.C277];CONCATENATE(&quot;,&quot;;[Data.F279]))" office:value-type="string" office:string-value=",CHARL">
            <text:p>,CHARL</text:p>
          </table:table-cell>
          <table:table-cell table:formula="of:=CONCATENATE(&quot;,&quot;;[Data.G279])" office:value-type="string" office:string-value=",MINOR">
            <text:p>,MINOR</text:p>
          </table:table-cell>
          <table:table-cell table:formula="of:=CONCATENATE(&quot;,&quot;;[Data.H279])" office:value-type="string" office:string-value=",-10">
            <text:p>,-10</text:p>
          </table:table-cell>
          <table:table-cell table:formula="of:=IF([Data.I279]=&quot;&quot;;&quot;&quot;;CONCATENATE(&quot;,&quot;;[Data.I279]))" office:value-type="string" office:string-value=",DESCR">
            <text:p>,DESCR</text:p>
          </table:table-cell>
          <table:table-cell table:style-name="ce15" table:formula="of:=IF([Data.J279]=&quot;&quot;;&quot;&quot;;CONCATENATE(&quot;,&quot;;[Data.J279]))">
            <text:p/>
          </table:table-cell>
          <table:table-cell table:style-name="ce15" table:formula="of:=IF([Data.K279]=&quot;&quot;;&quot;&quot;;CONCATENATE(&quot;,&quot;;[Data.K279]))">
            <text:p/>
          </table:table-cell>
          <table:table-cell table:style-name="ce15" table:formula="of:=IF([Data.L279]=&quot;&quot;;&quot;&quot;;CONCATENATE(&quot;,&quot;;[Data.L279]))">
            <text:p/>
          </table:table-cell>
          <table:table-cell table:style-name="ce15" table:formula="of:=IF([Data.M279]=&quot;&quot;;&quot;&quot;;CONCATENATE(&quot;,&quot;;[Data.M279]))">
            <text:p/>
          </table:table-cell>
          <table:table-cell table:style-name="ce15" table:formula="of:=IF([Data.N279]=&quot;&quot;;&quot;&quot;;CONCATENATE(&quot;,&quot;;[Data.N279]))">
            <text:p/>
          </table:table-cell>
          <table:table-cell table:style-name="ce15" table:formula="of:=IF([Data.O279]=&quot;&quot;;&quot;&quot;;CONCATENATE(&quot;,&quot;;[Data.O279]))">
            <text:p/>
          </table:table-cell>
          <table:table-cell table:style-name="ce15" table:formula="of:=IF([Data.P279]=&quot;&quot;;&quot;&quot;;CONCATENATE(&quot;,&quot;;[Data.P279]))">
            <text:p/>
          </table:table-cell>
          <table:table-cell table:style-name="ce15" table:formula="of:=IF([Data.Q279]=&quot;&quot;;&quot;&quot;;CONCATENATE(&quot;,&quot;;[Data.Q279]))">
            <text:p/>
          </table:table-cell>
          <table:table-cell table:style-name="ce15" table:formula="of:=IF([Data.R279]=&quot;&quot;;&quot;&quot;;CONCATENATE(&quot;,&quot;;[Data.R279]))">
            <text:p/>
          </table:table-cell>
          <table:table-cell table:style-name="ce15" table:formula="of:=IF([Data.S279]=&quot;&quot;;&quot;&quot;;CONCATENATE(&quot;,&quot;;[Data.S279]))">
            <text:p/>
          </table:table-cell>
          <table:table-cell table:style-name="ce15" table:formula="of:=IF([Data.T279]=&quot;&quot;;&quot;&quot;;CONCATENATE(&quot;,&quot;;[Data.T279]))">
            <text:p/>
          </table:table-cell>
          <table:table-cell table:number-columns-repeated="2"/>
        </table:table-row>
        <table:table-row table:style-name="ro8">
          <table:table-cell table:formula="of:=IF([Data.A280]=&quot;&quot;;[.A278];[Data.A280])" office:value-type="float" office:value="210">
            <text:p>210</text:p>
          </table:table-cell>
          <table:table-cell table:formula="of:=IF([Data.E280]=&quot;&quot;;[.B278];CONCATENATE(&quot;,&quot;;[Data.E280]))" office:value-type="string" office:string-value=",PHYSICAL">
            <text:p>,PHYSICAL</text:p>
          </table:table-cell>
          <table:table-cell table:formula="of:=IF([Data.F280]=&quot;&quot;;[.C278];CONCATENATE(&quot;,&quot;;[Data.F280]))" office:value-type="string" office:string-value=",CHARL">
            <text:p>,CHARL</text:p>
          </table:table-cell>
          <table:table-cell table:formula="of:=CONCATENATE(&quot;,&quot;;[Data.G280])" office:value-type="string" office:string-value=",LESSER">
            <text:p>,LESSER</text:p>
          </table:table-cell>
          <table:table-cell table:formula="of:=CONCATENATE(&quot;,&quot;;[Data.H280])" office:value-type="string" office:string-value=",-5">
            <text:p>,-5</text:p>
          </table:table-cell>
          <table:table-cell table:formula="of:=IF([Data.I280]=&quot;&quot;;&quot;&quot;;CONCATENATE(&quot;,&quot;;[Data.I280]))" office:value-type="string" office:string-value=",DESCR">
            <text:p>,DESCR</text:p>
          </table:table-cell>
          <table:table-cell table:style-name="ce15" table:formula="of:=IF([Data.J280]=&quot;&quot;;&quot;&quot;;CONCATENATE(&quot;,&quot;;[Data.J280]))">
            <text:p/>
          </table:table-cell>
          <table:table-cell table:style-name="ce15" table:formula="of:=IF([Data.K280]=&quot;&quot;;&quot;&quot;;CONCATENATE(&quot;,&quot;;[Data.K280]))">
            <text:p/>
          </table:table-cell>
          <table:table-cell table:style-name="ce15" table:formula="of:=IF([Data.L280]=&quot;&quot;;&quot;&quot;;CONCATENATE(&quot;,&quot;;[Data.L280]))">
            <text:p/>
          </table:table-cell>
          <table:table-cell table:style-name="ce15" table:formula="of:=IF([Data.M280]=&quot;&quot;;&quot;&quot;;CONCATENATE(&quot;,&quot;;[Data.M280]))">
            <text:p/>
          </table:table-cell>
          <table:table-cell table:style-name="ce15" table:formula="of:=IF([Data.N280]=&quot;&quot;;&quot;&quot;;CONCATENATE(&quot;,&quot;;[Data.N280]))">
            <text:p/>
          </table:table-cell>
          <table:table-cell table:style-name="ce15" table:formula="of:=IF([Data.O280]=&quot;&quot;;&quot;&quot;;CONCATENATE(&quot;,&quot;;[Data.O280]))">
            <text:p/>
          </table:table-cell>
          <table:table-cell table:style-name="ce15" table:formula="of:=IF([Data.P280]=&quot;&quot;;&quot;&quot;;CONCATENATE(&quot;,&quot;;[Data.P280]))">
            <text:p/>
          </table:table-cell>
          <table:table-cell table:style-name="ce15" table:formula="of:=IF([Data.Q280]=&quot;&quot;;&quot;&quot;;CONCATENATE(&quot;,&quot;;[Data.Q280]))">
            <text:p/>
          </table:table-cell>
          <table:table-cell table:style-name="ce15" table:formula="of:=IF([Data.R280]=&quot;&quot;;&quot;&quot;;CONCATENATE(&quot;,&quot;;[Data.R280]))">
            <text:p/>
          </table:table-cell>
          <table:table-cell table:style-name="ce15" table:formula="of:=IF([Data.S280]=&quot;&quot;;&quot;&quot;;CONCATENATE(&quot;,&quot;;[Data.S280]))">
            <text:p/>
          </table:table-cell>
          <table:table-cell table:style-name="ce15" table:formula="of:=IF([Data.T280]=&quot;&quot;;&quot;&quot;;CONCATENATE(&quot;,&quot;;[Data.T280]))">
            <text:p/>
          </table:table-cell>
          <table:table-cell table:number-columns-repeated="2"/>
        </table:table-row>
        <table:table-row table:style-name="ro8">
          <table:table-cell table:formula="of:=IF([Data.A281]=&quot;&quot;;[.A279];[Data.A281])" office:value-type="float" office:value="211">
            <text:p>211</text:p>
          </table:table-cell>
          <table:table-cell table:formula="of:=IF([Data.E281]=&quot;&quot;;[.B279];CONCATENATE(&quot;,&quot;;[Data.E281]))" office:value-type="string" office:string-value=",PHYSICAL">
            <text:p>,PHYSICAL</text:p>
          </table:table-cell>
          <table:table-cell table:formula="of:=IF([Data.F281]=&quot;&quot;;[.C279];CONCATENATE(&quot;,&quot;;[Data.F281]))" office:value-type="string" office:string-value=",CHARL">
            <text:p>,CHARL</text:p>
          </table:table-cell>
          <table:table-cell table:formula="of:=CONCATENATE(&quot;,&quot;;[Data.G281])" office:value-type="string" office:string-value=",GREATER">
            <text:p>,GREATER</text:p>
          </table:table-cell>
          <table:table-cell table:formula="of:=CONCATENATE(&quot;,&quot;;[Data.H281])" office:value-type="string" office:string-value=",-20">
            <text:p>,-20</text:p>
          </table:table-cell>
          <table:table-cell table:formula="of:=IF([Data.I281]=&quot;&quot;;&quot;&quot;;CONCATENATE(&quot;,&quot;;[Data.I281]))" office:value-type="string" office:string-value=",DESCR">
            <text:p>,DESCR</text:p>
          </table:table-cell>
          <table:table-cell table:style-name="ce15" table:formula="of:=IF([Data.J281]=&quot;&quot;;&quot;&quot;;CONCATENATE(&quot;,&quot;;[Data.J281]))">
            <text:p/>
          </table:table-cell>
          <table:table-cell table:style-name="ce15" table:formula="of:=IF([Data.K281]=&quot;&quot;;&quot;&quot;;CONCATENATE(&quot;,&quot;;[Data.K281]))">
            <text:p/>
          </table:table-cell>
          <table:table-cell table:style-name="ce15" table:formula="of:=IF([Data.L281]=&quot;&quot;;&quot;&quot;;CONCATENATE(&quot;,&quot;;[Data.L281]))">
            <text:p/>
          </table:table-cell>
          <table:table-cell table:style-name="ce15" table:formula="of:=IF([Data.M281]=&quot;&quot;;&quot;&quot;;CONCATENATE(&quot;,&quot;;[Data.M281]))">
            <text:p/>
          </table:table-cell>
          <table:table-cell table:style-name="ce15" table:formula="of:=IF([Data.N281]=&quot;&quot;;&quot;&quot;;CONCATENATE(&quot;,&quot;;[Data.N281]))">
            <text:p/>
          </table:table-cell>
          <table:table-cell table:style-name="ce15" table:formula="of:=IF([Data.O281]=&quot;&quot;;&quot;&quot;;CONCATENATE(&quot;,&quot;;[Data.O281]))">
            <text:p/>
          </table:table-cell>
          <table:table-cell table:style-name="ce15" table:formula="of:=IF([Data.P281]=&quot;&quot;;&quot;&quot;;CONCATENATE(&quot;,&quot;;[Data.P281]))">
            <text:p/>
          </table:table-cell>
          <table:table-cell table:style-name="ce15" table:formula="of:=IF([Data.Q281]=&quot;&quot;;&quot;&quot;;CONCATENATE(&quot;,&quot;;[Data.Q281]))">
            <text:p/>
          </table:table-cell>
          <table:table-cell table:style-name="ce15" table:formula="of:=IF([Data.R281]=&quot;&quot;;&quot;&quot;;CONCATENATE(&quot;,&quot;;[Data.R281]))">
            <text:p/>
          </table:table-cell>
          <table:table-cell table:style-name="ce15" table:formula="of:=IF([Data.S281]=&quot;&quot;;&quot;&quot;;CONCATENATE(&quot;,&quot;;[Data.S281]))">
            <text:p/>
          </table:table-cell>
          <table:table-cell table:style-name="ce15" table:formula="of:=IF([Data.T281]=&quot;&quot;;&quot;&quot;;CONCATENATE(&quot;,&quot;;[Data.T281]))">
            <text:p/>
          </table:table-cell>
          <table:table-cell table:number-columns-repeated="2"/>
        </table:table-row>
        <table:table-row table:style-name="ro8">
          <table:table-cell table:formula="of:=IF([Data.A282]=&quot;&quot;;[.A280];[Data.A282])" office:value-type="float" office:value="212">
            <text:p>212</text:p>
          </table:table-cell>
          <table:table-cell table:formula="of:=IF([Data.E282]=&quot;&quot;;[.B280];CONCATENATE(&quot;,&quot;;[Data.E282]))" office:value-type="string" office:string-value=",PHYSICAL">
            <text:p>,PHYSICAL</text:p>
          </table:table-cell>
          <table:table-cell table:formula="of:=IF([Data.F282]=&quot;&quot;;[.C280];CONCATENATE(&quot;,&quot;;[Data.F282]))" office:value-type="string" office:string-value=",CHARL">
            <text:p>,CHARL</text:p>
          </table:table-cell>
          <table:table-cell table:formula="of:=CONCATENATE(&quot;,&quot;;[Data.G282])" office:value-type="string" office:string-value=",GREATER">
            <text:p>,GREATER</text:p>
          </table:table-cell>
          <table:table-cell table:formula="of:=CONCATENATE(&quot;,&quot;;[Data.H282])" office:value-type="string" office:string-value=",-20">
            <text:p>,-20</text:p>
          </table:table-cell>
          <table:table-cell table:formula="of:=IF([Data.I282]=&quot;&quot;;&quot;&quot;;CONCATENATE(&quot;,&quot;;[Data.I282]))" office:value-type="string" office:string-value=",DB=-5">
            <text:p>,DB=-5</text:p>
          </table:table-cell>
          <table:table-cell table:style-name="ce15" table:formula="of:=IF([Data.J282]=&quot;&quot;;&quot;&quot;;CONCATENATE(&quot;,&quot;;[Data.J282]))" office:value-type="string" office:string-value=",INI=-5">
            <text:p>,INI=-5</text:p>
          </table:table-cell>
          <table:table-cell table:style-name="ce15" table:formula="of:=IF([Data.K282]=&quot;&quot;;&quot;&quot;;CONCATENATE(&quot;,&quot;;[Data.K282]))" office:value-type="string" office:string-value=",C27=-5">
            <text:p>,C27=-5</text:p>
          </table:table-cell>
          <table:table-cell table:style-name="ce15" table:formula="of:=IF([Data.L282]=&quot;&quot;;&quot;&quot;;CONCATENATE(&quot;,&quot;;[Data.L282]))" office:value-type="string" office:string-value=",C28=-5">
            <text:p>,C28=-5</text:p>
          </table:table-cell>
          <table:table-cell table:style-name="ce15" table:formula="of:=IF([Data.M282]=&quot;&quot;;&quot;&quot;;CONCATENATE(&quot;,&quot;;[Data.M282]))" office:value-type="string" office:string-value=",C29=-5">
            <text:p>,C29=-5</text:p>
          </table:table-cell>
          <table:table-cell table:style-name="ce15" table:formula="of:=IF([Data.N282]=&quot;&quot;;&quot;&quot;;CONCATENATE(&quot;,&quot;;[Data.N282]))" office:value-type="string" office:string-value=",C30=-5">
            <text:p>,C30=-5</text:p>
          </table:table-cell>
          <table:table-cell table:style-name="ce15" table:formula="of:=IF([Data.O282]=&quot;&quot;;&quot;&quot;;CONCATENATE(&quot;,&quot;;[Data.O282]))" office:value-type="string" office:string-value=",C31=-5">
            <text:p>,C31=-5</text:p>
          </table:table-cell>
          <table:table-cell table:style-name="ce15" table:formula="of:=IF([Data.P282]=&quot;&quot;;&quot;&quot;;CONCATENATE(&quot;,&quot;;[Data.P282]))" office:value-type="string" office:string-value=",C32=-5">
            <text:p>,C32=-5</text:p>
          </table:table-cell>
          <table:table-cell table:style-name="ce15" table:formula="of:=IF([Data.Q282]=&quot;&quot;;&quot;&quot;;CONCATENATE(&quot;,&quot;;[Data.Q282]))" office:value-type="string" office:string-value=",C33=-5">
            <text:p>,C33=-5</text:p>
          </table:table-cell>
          <table:table-cell table:style-name="ce15" table:formula="of:=IF([Data.R282]=&quot;&quot;;&quot;&quot;;CONCATENATE(&quot;,&quot;;[Data.R282]))" office:value-type="string" office:string-value=",C34=-5">
            <text:p>,C34=-5</text:p>
          </table:table-cell>
          <table:table-cell table:style-name="ce15" table:formula="of:=IF([Data.S282]=&quot;&quot;;&quot;&quot;;CONCATENATE(&quot;,&quot;;[Data.S282]))" office:value-type="string" office:string-value=",C56=-5">
            <text:p>,C56=-5</text:p>
          </table:table-cell>
          <table:table-cell table:style-name="ce15" table:formula="of:=IF([Data.T282]=&quot;&quot;;&quot;&quot;;CONCATENATE(&quot;,&quot;;[Data.T282]))" office:value-type="string" office:string-value=",C58=-5">
            <text:p>,C58=-5</text:p>
          </table:table-cell>
          <table:table-cell table:number-columns-repeated="2"/>
        </table:table-row>
        <table:table-row table:style-name="ro8">
          <table:table-cell table:formula="of:=IF([Data.A283]=&quot;&quot;;[.A281];[Data.A283])" office:value-type="float" office:value="213">
            <text:p>213</text:p>
          </table:table-cell>
          <table:table-cell table:formula="of:=IF([Data.E283]=&quot;&quot;;[.B281];CONCATENATE(&quot;,&quot;;[Data.E283]))" office:value-type="string" office:string-value=",PHYSICAL">
            <text:p>,PHYSICAL</text:p>
          </table:table-cell>
          <table:table-cell table:formula="of:=IF([Data.F283]=&quot;&quot;;[.C281];CONCATENATE(&quot;,&quot;;[Data.F283]))" office:value-type="string" office:string-value=",CHARL">
            <text:p>,CHARL</text:p>
          </table:table-cell>
          <table:table-cell table:formula="of:=CONCATENATE(&quot;,&quot;;[Data.G283])" office:value-type="string" office:string-value=",MAJOR">
            <text:p>,MAJOR</text:p>
          </table:table-cell>
          <table:table-cell table:formula="of:=CONCATENATE(&quot;,&quot;;[Data.H283])" office:value-type="string" office:string-value=",-15">
            <text:p>,-15</text:p>
          </table:table-cell>
          <table:table-cell table:formula="of:=IF([Data.I283]=&quot;&quot;;&quot;&quot;;CONCATENATE(&quot;,&quot;;[Data.I283]))" office:value-type="string" office:string-value=",C14=-10">
            <text:p>,C14=-10</text:p>
          </table:table-cell>
          <table:table-cell table:style-name="ce15" table:formula="of:=IF([Data.J283]=&quot;&quot;;&quot;&quot;;CONCATENATE(&quot;,&quot;;[Data.J283]))" office:value-type="string" office:string-value=",S91=-15">
            <text:p>,S91=-15</text:p>
          </table:table-cell>
          <table:table-cell table:style-name="ce15" table:formula="of:=IF([Data.K283]=&quot;&quot;;&quot;&quot;;CONCATENATE(&quot;,&quot;;[Data.K283]))" office:value-type="string" office:string-value=",S93=-15">
            <text:p>,S93=-15</text:p>
          </table:table-cell>
          <table:table-cell table:style-name="ce15" table:formula="of:=IF([Data.L283]=&quot;&quot;;&quot;&quot;;CONCATENATE(&quot;,&quot;;[Data.L283]))">
            <text:p/>
          </table:table-cell>
          <table:table-cell table:style-name="ce15" table:formula="of:=IF([Data.M283]=&quot;&quot;;&quot;&quot;;CONCATENATE(&quot;,&quot;;[Data.M283]))">
            <text:p/>
          </table:table-cell>
          <table:table-cell table:style-name="ce15" table:formula="of:=IF([Data.N283]=&quot;&quot;;&quot;&quot;;CONCATENATE(&quot;,&quot;;[Data.N283]))">
            <text:p/>
          </table:table-cell>
          <table:table-cell table:style-name="ce15" table:formula="of:=IF([Data.O283]=&quot;&quot;;&quot;&quot;;CONCATENATE(&quot;,&quot;;[Data.O283]))">
            <text:p/>
          </table:table-cell>
          <table:table-cell table:style-name="ce15" table:formula="of:=IF([Data.P283]=&quot;&quot;;&quot;&quot;;CONCATENATE(&quot;,&quot;;[Data.P283]))">
            <text:p/>
          </table:table-cell>
          <table:table-cell table:style-name="ce15" table:formula="of:=IF([Data.Q283]=&quot;&quot;;&quot;&quot;;CONCATENATE(&quot;,&quot;;[Data.Q283]))">
            <text:p/>
          </table:table-cell>
          <table:table-cell table:style-name="ce15" table:formula="of:=IF([Data.R283]=&quot;&quot;;&quot;&quot;;CONCATENATE(&quot;,&quot;;[Data.R283]))">
            <text:p/>
          </table:table-cell>
          <table:table-cell table:style-name="ce15" table:formula="of:=IF([Data.S283]=&quot;&quot;;&quot;&quot;;CONCATENATE(&quot;,&quot;;[Data.S283]))">
            <text:p/>
          </table:table-cell>
          <table:table-cell table:style-name="ce15" table:formula="of:=IF([Data.T283]=&quot;&quot;;&quot;&quot;;CONCATENATE(&quot;,&quot;;[Data.T283]))">
            <text:p/>
          </table:table-cell>
          <table:table-cell table:number-columns-repeated="2"/>
        </table:table-row>
        <table:table-row table:style-name="ro8">
          <table:table-cell table:formula="of:=IF([Data.A284]=&quot;&quot;;[.A282];[Data.A284])" office:value-type="float" office:value="214">
            <text:p>214</text:p>
          </table:table-cell>
          <table:table-cell table:formula="of:=IF([Data.E284]=&quot;&quot;;[.B282];CONCATENATE(&quot;,&quot;;[Data.E284]))" office:value-type="string" office:string-value=",PHYSICAL">
            <text:p>,PHYSICAL</text:p>
          </table:table-cell>
          <table:table-cell table:formula="of:=IF([Data.F284]=&quot;&quot;;[.C282];CONCATENATE(&quot;,&quot;;[Data.F284]))" office:value-type="string" office:string-value=",CHARL">
            <text:p>,CHARL</text:p>
          </table:table-cell>
          <table:table-cell table:formula="of:=CONCATENATE(&quot;,&quot;;[Data.G284])" office:value-type="string" office:string-value=",LESSER">
            <text:p>,LESSER</text:p>
          </table:table-cell>
          <table:table-cell table:formula="of:=CONCATENATE(&quot;,&quot;;[Data.H284])" office:value-type="string" office:string-value=",-5">
            <text:p>,-5</text:p>
          </table:table-cell>
          <table:table-cell table:formula="of:=IF([Data.I284]=&quot;&quot;;&quot;&quot;;CONCATENATE(&quot;,&quot;;[Data.I284]))" office:value-type="string" office:string-value=",DESCR">
            <text:p>,DESCR</text:p>
          </table:table-cell>
          <table:table-cell table:style-name="ce15" table:formula="of:=IF([Data.J284]=&quot;&quot;;&quot;&quot;;CONCATENATE(&quot;,&quot;;[Data.J284]))">
            <text:p/>
          </table:table-cell>
          <table:table-cell table:style-name="ce15" table:formula="of:=IF([Data.K284]=&quot;&quot;;&quot;&quot;;CONCATENATE(&quot;,&quot;;[Data.K284]))">
            <text:p/>
          </table:table-cell>
          <table:table-cell table:style-name="ce15" table:formula="of:=IF([Data.L284]=&quot;&quot;;&quot;&quot;;CONCATENATE(&quot;,&quot;;[Data.L284]))">
            <text:p/>
          </table:table-cell>
          <table:table-cell table:style-name="ce15" table:formula="of:=IF([Data.M284]=&quot;&quot;;&quot;&quot;;CONCATENATE(&quot;,&quot;;[Data.M284]))">
            <text:p/>
          </table:table-cell>
          <table:table-cell table:style-name="ce15" table:formula="of:=IF([Data.N284]=&quot;&quot;;&quot;&quot;;CONCATENATE(&quot;,&quot;;[Data.N284]))">
            <text:p/>
          </table:table-cell>
          <table:table-cell table:style-name="ce15" table:formula="of:=IF([Data.O284]=&quot;&quot;;&quot;&quot;;CONCATENATE(&quot;,&quot;;[Data.O284]))">
            <text:p/>
          </table:table-cell>
          <table:table-cell table:style-name="ce15" table:formula="of:=IF([Data.P284]=&quot;&quot;;&quot;&quot;;CONCATENATE(&quot;,&quot;;[Data.P284]))">
            <text:p/>
          </table:table-cell>
          <table:table-cell table:style-name="ce15" table:formula="of:=IF([Data.Q284]=&quot;&quot;;&quot;&quot;;CONCATENATE(&quot;,&quot;;[Data.Q284]))">
            <text:p/>
          </table:table-cell>
          <table:table-cell table:style-name="ce15" table:formula="of:=IF([Data.R284]=&quot;&quot;;&quot;&quot;;CONCATENATE(&quot;,&quot;;[Data.R284]))">
            <text:p/>
          </table:table-cell>
          <table:table-cell table:style-name="ce15" table:formula="of:=IF([Data.S284]=&quot;&quot;;&quot;&quot;;CONCATENATE(&quot;,&quot;;[Data.S284]))">
            <text:p/>
          </table:table-cell>
          <table:table-cell table:style-name="ce15" table:formula="of:=IF([Data.T284]=&quot;&quot;;&quot;&quot;;CONCATENATE(&quot;,&quot;;[Data.T284]))">
            <text:p/>
          </table:table-cell>
          <table:table-cell table:number-columns-repeated="2"/>
        </table:table-row>
        <table:table-row table:style-name="ro8">
          <table:table-cell table:formula="of:=IF([Data.A285]=&quot;&quot;;[.A283];[Data.A285])" office:value-type="float" office:value="215">
            <text:p>215</text:p>
          </table:table-cell>
          <table:table-cell table:formula="of:=IF([Data.E285]=&quot;&quot;;[.B283];CONCATENATE(&quot;,&quot;;[Data.E285]))" office:value-type="string" office:string-value=",PHYSICAL">
            <text:p>,PHYSICAL</text:p>
          </table:table-cell>
          <table:table-cell table:formula="of:=IF([Data.F285]=&quot;&quot;;[.C283];CONCATENATE(&quot;,&quot;;[Data.F285]))" office:value-type="string" office:string-value=",CHARL">
            <text:p>,CHARL</text:p>
          </table:table-cell>
          <table:table-cell table:formula="of:=CONCATENATE(&quot;,&quot;;[Data.G285])" office:value-type="string" office:string-value=",MINOR">
            <text:p>,MINOR</text:p>
          </table:table-cell>
          <table:table-cell table:formula="of:=CONCATENATE(&quot;,&quot;;[Data.H285])" office:value-type="string" office:string-value=",-10">
            <text:p>,-10</text:p>
          </table:table-cell>
          <table:table-cell table:formula="of:=IF([Data.I285]=&quot;&quot;;&quot;&quot;;CONCATENATE(&quot;,&quot;;[Data.I285]))" office:value-type="string" office:string-value=",DESCR">
            <text:p>,DESCR</text:p>
          </table:table-cell>
          <table:table-cell table:style-name="ce15" table:formula="of:=IF([Data.J285]=&quot;&quot;;&quot;&quot;;CONCATENATE(&quot;,&quot;;[Data.J285]))">
            <text:p/>
          </table:table-cell>
          <table:table-cell table:style-name="ce15" table:formula="of:=IF([Data.K285]=&quot;&quot;;&quot;&quot;;CONCATENATE(&quot;,&quot;;[Data.K285]))">
            <text:p/>
          </table:table-cell>
          <table:table-cell table:style-name="ce15" table:formula="of:=IF([Data.L285]=&quot;&quot;;&quot;&quot;;CONCATENATE(&quot;,&quot;;[Data.L285]))">
            <text:p/>
          </table:table-cell>
          <table:table-cell table:style-name="ce15" table:formula="of:=IF([Data.M285]=&quot;&quot;;&quot;&quot;;CONCATENATE(&quot;,&quot;;[Data.M285]))">
            <text:p/>
          </table:table-cell>
          <table:table-cell table:style-name="ce15" table:formula="of:=IF([Data.N285]=&quot;&quot;;&quot;&quot;;CONCATENATE(&quot;,&quot;;[Data.N285]))">
            <text:p/>
          </table:table-cell>
          <table:table-cell table:style-name="ce15" table:formula="of:=IF([Data.O285]=&quot;&quot;;&quot;&quot;;CONCATENATE(&quot;,&quot;;[Data.O285]))">
            <text:p/>
          </table:table-cell>
          <table:table-cell table:style-name="ce15" table:formula="of:=IF([Data.P285]=&quot;&quot;;&quot;&quot;;CONCATENATE(&quot;,&quot;;[Data.P285]))">
            <text:p/>
          </table:table-cell>
          <table:table-cell table:style-name="ce15" table:formula="of:=IF([Data.Q285]=&quot;&quot;;&quot;&quot;;CONCATENATE(&quot;,&quot;;[Data.Q285]))">
            <text:p/>
          </table:table-cell>
          <table:table-cell table:style-name="ce15" table:formula="of:=IF([Data.R285]=&quot;&quot;;&quot;&quot;;CONCATENATE(&quot;,&quot;;[Data.R285]))">
            <text:p/>
          </table:table-cell>
          <table:table-cell table:style-name="ce15" table:formula="of:=IF([Data.S285]=&quot;&quot;;&quot;&quot;;CONCATENATE(&quot;,&quot;;[Data.S285]))">
            <text:p/>
          </table:table-cell>
          <table:table-cell table:style-name="ce15" table:formula="of:=IF([Data.T285]=&quot;&quot;;&quot;&quot;;CONCATENATE(&quot;,&quot;;[Data.T285]))">
            <text:p/>
          </table:table-cell>
          <table:table-cell table:number-columns-repeated="2"/>
        </table:table-row>
        <table:table-row table:style-name="ro8">
          <table:table-cell table:formula="of:=IF([Data.A286]=&quot;&quot;;[.A284];[Data.A286])" office:value-type="float" office:value="216">
            <text:p>216</text:p>
          </table:table-cell>
          <table:table-cell table:formula="of:=IF([Data.E286]=&quot;&quot;;[.B284];CONCATENATE(&quot;,&quot;;[Data.E286]))" office:value-type="string" office:string-value=",PHYSICAL">
            <text:p>,PHYSICAL</text:p>
          </table:table-cell>
          <table:table-cell table:formula="of:=IF([Data.F286]=&quot;&quot;;[.C284];CONCATENATE(&quot;,&quot;;[Data.F286]))" office:value-type="string" office:string-value=",CHARL">
            <text:p>,CHARL</text:p>
          </table:table-cell>
          <table:table-cell table:formula="of:=CONCATENATE(&quot;,&quot;;[Data.G286])" office:value-type="string" office:string-value=",MINOR">
            <text:p>,MINOR</text:p>
          </table:table-cell>
          <table:table-cell table:formula="of:=CONCATENATE(&quot;,&quot;;[Data.H286])" office:value-type="string" office:string-value=",-7">
            <text:p>,-7</text:p>
          </table:table-cell>
          <table:table-cell table:formula="of:=IF([Data.I286]=&quot;&quot;;&quot;&quot;;CONCATENATE(&quot;,&quot;;[Data.I286]))" office:value-type="string" office:string-value=",DESCR">
            <text:p>,DESCR</text:p>
          </table:table-cell>
          <table:table-cell table:style-name="ce15" table:formula="of:=IF([Data.J286]=&quot;&quot;;&quot;&quot;;CONCATENATE(&quot;,&quot;;[Data.J286]))">
            <text:p/>
          </table:table-cell>
          <table:table-cell table:style-name="ce15" table:formula="of:=IF([Data.K286]=&quot;&quot;;&quot;&quot;;CONCATENATE(&quot;,&quot;;[Data.K286]))">
            <text:p/>
          </table:table-cell>
          <table:table-cell table:style-name="ce15" table:formula="of:=IF([Data.L286]=&quot;&quot;;&quot;&quot;;CONCATENATE(&quot;,&quot;;[Data.L286]))">
            <text:p/>
          </table:table-cell>
          <table:table-cell table:style-name="ce15" table:formula="of:=IF([Data.M286]=&quot;&quot;;&quot;&quot;;CONCATENATE(&quot;,&quot;;[Data.M286]))">
            <text:p/>
          </table:table-cell>
          <table:table-cell table:style-name="ce15" table:formula="of:=IF([Data.N286]=&quot;&quot;;&quot;&quot;;CONCATENATE(&quot;,&quot;;[Data.N286]))">
            <text:p/>
          </table:table-cell>
          <table:table-cell table:style-name="ce15" table:formula="of:=IF([Data.O286]=&quot;&quot;;&quot;&quot;;CONCATENATE(&quot;,&quot;;[Data.O286]))">
            <text:p/>
          </table:table-cell>
          <table:table-cell table:style-name="ce15" table:formula="of:=IF([Data.P286]=&quot;&quot;;&quot;&quot;;CONCATENATE(&quot;,&quot;;[Data.P286]))">
            <text:p/>
          </table:table-cell>
          <table:table-cell table:style-name="ce15" table:formula="of:=IF([Data.Q286]=&quot;&quot;;&quot;&quot;;CONCATENATE(&quot;,&quot;;[Data.Q286]))">
            <text:p/>
          </table:table-cell>
          <table:table-cell table:style-name="ce15" table:formula="of:=IF([Data.R286]=&quot;&quot;;&quot;&quot;;CONCATENATE(&quot;,&quot;;[Data.R286]))">
            <text:p/>
          </table:table-cell>
          <table:table-cell table:style-name="ce15" table:formula="of:=IF([Data.S286]=&quot;&quot;;&quot;&quot;;CONCATENATE(&quot;,&quot;;[Data.S286]))">
            <text:p/>
          </table:table-cell>
          <table:table-cell table:style-name="ce15" table:formula="of:=IF([Data.T286]=&quot;&quot;;&quot;&quot;;CONCATENATE(&quot;,&quot;;[Data.T286]))">
            <text:p/>
          </table:table-cell>
          <table:table-cell table:number-columns-repeated="2"/>
        </table:table-row>
        <table:table-row table:style-name="ro8">
          <table:table-cell table:formula="of:=IF([Data.A287]=&quot;&quot;;[.A285];[Data.A287])" office:value-type="float" office:value="217">
            <text:p>217</text:p>
          </table:table-cell>
          <table:table-cell table:formula="of:=IF([Data.E287]=&quot;&quot;;[.B285];CONCATENATE(&quot;,&quot;;[Data.E287]))" office:value-type="string" office:string-value=",PHYSICAL">
            <text:p>,PHYSICAL</text:p>
          </table:table-cell>
          <table:table-cell table:formula="of:=IF([Data.F287]=&quot;&quot;;[.C285];CONCATENATE(&quot;,&quot;;[Data.F287]))" office:value-type="string" office:string-value=",CHARL">
            <text:p>,CHARL</text:p>
          </table:table-cell>
          <table:table-cell table:formula="of:=CONCATENATE(&quot;,&quot;;[Data.G287])" office:value-type="string" office:string-value=",MAJOR">
            <text:p>,MAJOR</text:p>
          </table:table-cell>
          <table:table-cell table:formula="of:=CONCATENATE(&quot;,&quot;;[Data.H287])" office:value-type="string" office:string-value=",-15">
            <text:p>,-15</text:p>
          </table:table-cell>
          <table:table-cell table:formula="of:=IF([Data.I287]=&quot;&quot;;&quot;&quot;;CONCATENATE(&quot;,&quot;;[Data.I287]))" office:value-type="string" office:string-value=",DESCR">
            <text:p>,DESCR</text:p>
          </table:table-cell>
          <table:table-cell table:style-name="ce15" table:formula="of:=IF([Data.J287]=&quot;&quot;;&quot;&quot;;CONCATENATE(&quot;,&quot;;[Data.J287]))">
            <text:p/>
          </table:table-cell>
          <table:table-cell table:style-name="ce15" table:formula="of:=IF([Data.K287]=&quot;&quot;;&quot;&quot;;CONCATENATE(&quot;,&quot;;[Data.K287]))">
            <text:p/>
          </table:table-cell>
          <table:table-cell table:style-name="ce15" table:formula="of:=IF([Data.L287]=&quot;&quot;;&quot;&quot;;CONCATENATE(&quot;,&quot;;[Data.L287]))">
            <text:p/>
          </table:table-cell>
          <table:table-cell table:style-name="ce15" table:formula="of:=IF([Data.M287]=&quot;&quot;;&quot;&quot;;CONCATENATE(&quot;,&quot;;[Data.M287]))">
            <text:p/>
          </table:table-cell>
          <table:table-cell table:style-name="ce15" table:formula="of:=IF([Data.N287]=&quot;&quot;;&quot;&quot;;CONCATENATE(&quot;,&quot;;[Data.N287]))">
            <text:p/>
          </table:table-cell>
          <table:table-cell table:style-name="ce15" table:formula="of:=IF([Data.O287]=&quot;&quot;;&quot;&quot;;CONCATENATE(&quot;,&quot;;[Data.O287]))">
            <text:p/>
          </table:table-cell>
          <table:table-cell table:style-name="ce15" table:formula="of:=IF([Data.P287]=&quot;&quot;;&quot;&quot;;CONCATENATE(&quot;,&quot;;[Data.P287]))">
            <text:p/>
          </table:table-cell>
          <table:table-cell table:style-name="ce15" table:formula="of:=IF([Data.Q287]=&quot;&quot;;&quot;&quot;;CONCATENATE(&quot;,&quot;;[Data.Q287]))">
            <text:p/>
          </table:table-cell>
          <table:table-cell table:style-name="ce15" table:formula="of:=IF([Data.R287]=&quot;&quot;;&quot;&quot;;CONCATENATE(&quot;,&quot;;[Data.R287]))">
            <text:p/>
          </table:table-cell>
          <table:table-cell table:style-name="ce15" table:formula="of:=IF([Data.S287]=&quot;&quot;;&quot;&quot;;CONCATENATE(&quot;,&quot;;[Data.S287]))">
            <text:p/>
          </table:table-cell>
          <table:table-cell table:style-name="ce15" table:formula="of:=IF([Data.T287]=&quot;&quot;;&quot;&quot;;CONCATENATE(&quot;,&quot;;[Data.T287]))">
            <text:p/>
          </table:table-cell>
          <table:table-cell table:number-columns-repeated="2"/>
        </table:table-row>
        <table:table-row table:style-name="ro8">
          <table:table-cell table:formula="of:=IF([Data.A288]=&quot;&quot;;[.A286];[Data.A288])" office:value-type="float" office:value="218">
            <text:p>218</text:p>
          </table:table-cell>
          <table:table-cell table:formula="of:=IF([Data.E288]=&quot;&quot;;[.B286];CONCATENATE(&quot;,&quot;;[Data.E288]))" office:value-type="string" office:string-value=",PHYSICAL">
            <text:p>,PHYSICAL</text:p>
          </table:table-cell>
          <table:table-cell table:formula="of:=IF([Data.F288]=&quot;&quot;;[.C286];CONCATENATE(&quot;,&quot;;[Data.F288]))" office:value-type="string" office:string-value=",CHARL">
            <text:p>,CHARL</text:p>
          </table:table-cell>
          <table:table-cell table:formula="of:=CONCATENATE(&quot;,&quot;;[Data.G288])" office:value-type="string" office:string-value=",MINOR">
            <text:p>,MINOR</text:p>
          </table:table-cell>
          <table:table-cell table:formula="of:=CONCATENATE(&quot;,&quot;;[Data.H288])" office:value-type="string" office:string-value=",-10">
            <text:p>,-10</text:p>
          </table:table-cell>
          <table:table-cell table:formula="of:=IF([Data.I288]=&quot;&quot;;&quot;&quot;;CONCATENATE(&quot;,&quot;;[Data.I288]))" office:value-type="string" office:string-value=",QUICKNESS=-3">
            <text:p>,QUICKNESS=-3</text:p>
          </table:table-cell>
          <table:table-cell table:style-name="ce15" table:formula="of:=IF([Data.J288]=&quot;&quot;;&quot;&quot;;CONCATENATE(&quot;,&quot;;[Data.J288]))" office:value-type="string" office:string-value=",BASEMOVERATEMULTIPLIER=0.5">
            <text:p>,BASEMOVERATEMULTIPLIER=0.5</text:p>
          </table:table-cell>
          <table:table-cell table:style-name="ce15" table:formula="of:=IF([Data.K288]=&quot;&quot;;&quot;&quot;;CONCATENATE(&quot;,&quot;;[Data.K288]))" office:value-type="string" office:string-value=",C27=-10">
            <text:p>,C27=-10</text:p>
          </table:table-cell>
          <table:table-cell table:style-name="ce15" table:formula="of:=IF([Data.L288]=&quot;&quot;;&quot;&quot;;CONCATENATE(&quot;,&quot;;[Data.L288]))" office:value-type="string" office:string-value=",C28=-10">
            <text:p>,C28=-10</text:p>
          </table:table-cell>
          <table:table-cell table:style-name="ce15" table:formula="of:=IF([Data.M288]=&quot;&quot;;&quot;&quot;;CONCATENATE(&quot;,&quot;;[Data.M288]))" office:value-type="string" office:string-value=",C29=-10">
            <text:p>,C29=-10</text:p>
          </table:table-cell>
          <table:table-cell table:style-name="ce15" table:formula="of:=IF([Data.N288]=&quot;&quot;;&quot;&quot;;CONCATENATE(&quot;,&quot;;[Data.N288]))" office:value-type="string" office:string-value=",C32=-10">
            <text:p>,C32=-10</text:p>
          </table:table-cell>
          <table:table-cell table:style-name="ce15" table:formula="of:=IF([Data.O288]=&quot;&quot;;&quot;&quot;;CONCATENATE(&quot;,&quot;;[Data.O288]))" office:value-type="string" office:string-value=",C34=-10">
            <text:p>,C34=-10</text:p>
          </table:table-cell>
          <table:table-cell table:style-name="ce15" table:formula="of:=IF([Data.P288]=&quot;&quot;;&quot;&quot;;CONCATENATE(&quot;,&quot;;[Data.P288]))" office:value-type="string" office:string-value=",C56=-10">
            <text:p>,C56=-10</text:p>
          </table:table-cell>
          <table:table-cell table:style-name="ce15" table:formula="of:=IF([Data.Q288]=&quot;&quot;;&quot;&quot;;CONCATENATE(&quot;,&quot;;[Data.Q288]))">
            <text:p/>
          </table:table-cell>
          <table:table-cell table:style-name="ce15" table:formula="of:=IF([Data.R288]=&quot;&quot;;&quot;&quot;;CONCATENATE(&quot;,&quot;;[Data.R288]))">
            <text:p/>
          </table:table-cell>
          <table:table-cell table:style-name="ce15" table:formula="of:=IF([Data.S288]=&quot;&quot;;&quot;&quot;;CONCATENATE(&quot;,&quot;;[Data.S288]))">
            <text:p/>
          </table:table-cell>
          <table:table-cell table:style-name="ce15" table:formula="of:=IF([Data.T288]=&quot;&quot;;&quot;&quot;;CONCATENATE(&quot;,&quot;;[Data.T288]))">
            <text:p/>
          </table:table-cell>
          <table:table-cell table:number-columns-repeated="2"/>
        </table:table-row>
        <table:table-row table:style-name="ro8">
          <table:table-cell table:formula="of:=IF([Data.A289]=&quot;&quot;;[.A287];[Data.A289])" office:value-type="float" office:value="218">
            <text:p>218</text:p>
          </table:table-cell>
          <table:table-cell table:formula="of:=IF([Data.E289]=&quot;&quot;;[.B287];CONCATENATE(&quot;,&quot;;[Data.E289]))" office:value-type="string" office:string-value=",PHYSICAL">
            <text:p>,PHYSICAL</text:p>
          </table:table-cell>
          <table:table-cell table:formula="of:=IF([Data.F289]=&quot;&quot;;[.C287];CONCATENATE(&quot;,&quot;;[Data.F289]))" office:value-type="string" office:string-value=",CHARL">
            <text:p>,CHARL</text:p>
          </table:table-cell>
          <table:table-cell table:formula="of:=CONCATENATE(&quot;,&quot;;[Data.G289])" office:value-type="string" office:string-value=",MAJOR">
            <text:p>,MAJOR</text:p>
          </table:table-cell>
          <table:table-cell table:formula="of:=CONCATENATE(&quot;,&quot;;[Data.H289])" office:value-type="string" office:string-value=",-20">
            <text:p>,-20</text:p>
          </table:table-cell>
          <table:table-cell table:formula="of:=IF([Data.I289]=&quot;&quot;;&quot;&quot;;CONCATENATE(&quot;,&quot;;[Data.I289]))" office:value-type="string" office:string-value=",QUICKNESS=-5">
            <text:p>,QUICKNESS=-5</text:p>
          </table:table-cell>
          <table:table-cell table:style-name="ce15" table:formula="of:=IF([Data.J289]=&quot;&quot;;&quot;&quot;;CONCATENATE(&quot;,&quot;;[Data.J289]))" office:value-type="string" office:string-value=",BASEMOVERATEMULTIPLIER=0.25">
            <text:p>,BASEMOVERATEMULTIPLIER=0.25</text:p>
          </table:table-cell>
          <table:table-cell table:style-name="ce15" table:formula="of:=IF([Data.K289]=&quot;&quot;;&quot;&quot;;CONCATENATE(&quot;,&quot;;[Data.K289]))" office:value-type="string" office:string-value=",C27=-25">
            <text:p>,C27=-25</text:p>
          </table:table-cell>
          <table:table-cell table:style-name="ce15" table:formula="of:=IF([Data.L289]=&quot;&quot;;&quot;&quot;;CONCATENATE(&quot;,&quot;;[Data.L289]))" office:value-type="string" office:string-value=",C28=-25">
            <text:p>,C28=-25</text:p>
          </table:table-cell>
          <table:table-cell table:style-name="ce15" table:formula="of:=IF([Data.M289]=&quot;&quot;;&quot;&quot;;CONCATENATE(&quot;,&quot;;[Data.M289]))" office:value-type="string" office:string-value=",C29=-25">
            <text:p>,C29=-25</text:p>
          </table:table-cell>
          <table:table-cell table:style-name="ce15" table:formula="of:=IF([Data.N289]=&quot;&quot;;&quot;&quot;;CONCATENATE(&quot;,&quot;;[Data.N289]))" office:value-type="string" office:string-value=",C32=-25">
            <text:p>,C32=-25</text:p>
          </table:table-cell>
          <table:table-cell table:style-name="ce15" table:formula="of:=IF([Data.O289]=&quot;&quot;;&quot;&quot;;CONCATENATE(&quot;,&quot;;[Data.O289]))" office:value-type="string" office:string-value=",C34=-25">
            <text:p>,C34=-25</text:p>
          </table:table-cell>
          <table:table-cell table:style-name="ce15" table:formula="of:=IF([Data.P289]=&quot;&quot;;&quot;&quot;;CONCATENATE(&quot;,&quot;;[Data.P289]))" office:value-type="string" office:string-value=",C56=-25">
            <text:p>,C56=-25</text:p>
          </table:table-cell>
          <table:table-cell table:style-name="ce15" table:formula="of:=IF([Data.Q289]=&quot;&quot;;&quot;&quot;;CONCATENATE(&quot;,&quot;;[Data.Q289]))">
            <text:p/>
          </table:table-cell>
          <table:table-cell table:style-name="ce15" table:formula="of:=IF([Data.R289]=&quot;&quot;;&quot;&quot;;CONCATENATE(&quot;,&quot;;[Data.R289]))">
            <text:p/>
          </table:table-cell>
          <table:table-cell table:style-name="ce15" table:formula="of:=IF([Data.S289]=&quot;&quot;;&quot;&quot;;CONCATENATE(&quot;,&quot;;[Data.S289]))">
            <text:p/>
          </table:table-cell>
          <table:table-cell table:style-name="ce15" table:formula="of:=IF([Data.T289]=&quot;&quot;;&quot;&quot;;CONCATENATE(&quot;,&quot;;[Data.T289]))">
            <text:p/>
          </table:table-cell>
          <table:table-cell table:number-columns-repeated="2"/>
        </table:table-row>
        <table:table-row table:style-name="ro8">
          <table:table-cell table:formula="of:=IF([Data.A290]=&quot;&quot;;[.A288];[Data.A290])" office:value-type="float" office:value="218">
            <text:p>218</text:p>
          </table:table-cell>
          <table:table-cell table:formula="of:=IF([Data.E290]=&quot;&quot;;[.B288];CONCATENATE(&quot;,&quot;;[Data.E290]))" office:value-type="string" office:string-value=",PHYSICAL">
            <text:p>,PHYSICAL</text:p>
          </table:table-cell>
          <table:table-cell table:formula="of:=IF([Data.F290]=&quot;&quot;;[.C288];CONCATENATE(&quot;,&quot;;[Data.F290]))" office:value-type="string" office:string-value=",CHARL">
            <text:p>,CHARL</text:p>
          </table:table-cell>
          <table:table-cell table:formula="of:=CONCATENATE(&quot;,&quot;;[Data.G290])" office:value-type="string" office:string-value=",GREATER">
            <text:p>,GREATER</text:p>
          </table:table-cell>
          <table:table-cell table:formula="of:=CONCATENATE(&quot;,&quot;;[Data.H290])" office:value-type="string" office:string-value=",-30">
            <text:p>,-30</text:p>
          </table:table-cell>
          <table:table-cell table:formula="of:=IF([Data.I290]=&quot;&quot;;&quot;&quot;;CONCATENATE(&quot;,&quot;;[Data.I290]))" office:value-type="string" office:string-value=",QUICKNESS=-7">
            <text:p>,QUICKNESS=-7</text:p>
          </table:table-cell>
          <table:table-cell table:style-name="ce15" table:formula="of:=IF([Data.J290]=&quot;&quot;;&quot;&quot;;CONCATENATE(&quot;,&quot;;[Data.J290]))" office:value-type="string" office:string-value=",BASEMOVERATEMULTIPLIER=0.1">
            <text:p>,BASEMOVERATEMULTIPLIER=0.1</text:p>
          </table:table-cell>
          <table:table-cell table:style-name="ce15" table:formula="of:=IF([Data.K290]=&quot;&quot;;&quot;&quot;;CONCATENATE(&quot;,&quot;;[Data.K290]))" office:value-type="string" office:string-value=",DESCR">
            <text:p>,DESCR</text:p>
          </table:table-cell>
          <table:table-cell table:style-name="ce15" table:formula="of:=IF([Data.L290]=&quot;&quot;;&quot;&quot;;CONCATENATE(&quot;,&quot;;[Data.L290]))">
            <text:p/>
          </table:table-cell>
          <table:table-cell table:style-name="ce15" table:formula="of:=IF([Data.M290]=&quot;&quot;;&quot;&quot;;CONCATENATE(&quot;,&quot;;[Data.M290]))">
            <text:p/>
          </table:table-cell>
          <table:table-cell table:style-name="ce15" table:formula="of:=IF([Data.N290]=&quot;&quot;;&quot;&quot;;CONCATENATE(&quot;,&quot;;[Data.N290]))">
            <text:p/>
          </table:table-cell>
          <table:table-cell table:style-name="ce15" table:formula="of:=IF([Data.O290]=&quot;&quot;;&quot;&quot;;CONCATENATE(&quot;,&quot;;[Data.O290]))">
            <text:p/>
          </table:table-cell>
          <table:table-cell table:style-name="ce15" table:formula="of:=IF([Data.P290]=&quot;&quot;;&quot;&quot;;CONCATENATE(&quot;,&quot;;[Data.P290]))">
            <text:p/>
          </table:table-cell>
          <table:table-cell table:style-name="ce15" table:formula="of:=IF([Data.Q290]=&quot;&quot;;&quot;&quot;;CONCATENATE(&quot;,&quot;;[Data.Q290]))">
            <text:p/>
          </table:table-cell>
          <table:table-cell table:style-name="ce15" table:formula="of:=IF([Data.R290]=&quot;&quot;;&quot;&quot;;CONCATENATE(&quot;,&quot;;[Data.R290]))">
            <text:p/>
          </table:table-cell>
          <table:table-cell table:style-name="ce15" table:formula="of:=IF([Data.S290]=&quot;&quot;;&quot;&quot;;CONCATENATE(&quot;,&quot;;[Data.S290]))">
            <text:p/>
          </table:table-cell>
          <table:table-cell table:style-name="ce15" table:formula="of:=IF([Data.T290]=&quot;&quot;;&quot;&quot;;CONCATENATE(&quot;,&quot;;[Data.T290]))">
            <text:p/>
          </table:table-cell>
          <table:table-cell table:number-columns-repeated="2"/>
        </table:table-row>
        <table:table-row table:style-name="ro8">
          <table:table-cell table:formula="of:=IF([Data.A291]=&quot;&quot;;[.A289];[Data.A291])" office:value-type="float" office:value="219">
            <text:p>219</text:p>
          </table:table-cell>
          <table:table-cell table:formula="of:=IF([Data.E291]=&quot;&quot;;[.B289];CONCATENATE(&quot;,&quot;;[Data.E291]))" office:value-type="string" office:string-value=",PHYSICAL">
            <text:p>,PHYSICAL</text:p>
          </table:table-cell>
          <table:table-cell table:formula="of:=IF([Data.F291]=&quot;&quot;;[.C289];CONCATENATE(&quot;,&quot;;[Data.F291]))" office:value-type="string" office:string-value=",CHARL">
            <text:p>,CHARL</text:p>
          </table:table-cell>
          <table:table-cell table:formula="of:=CONCATENATE(&quot;,&quot;;[Data.G291])" office:value-type="string" office:string-value=",MINOR">
            <text:p>,MINOR</text:p>
          </table:table-cell>
          <table:table-cell table:formula="of:=CONCATENATE(&quot;,&quot;;[Data.H291])" office:value-type="string" office:string-value=",-10">
            <text:p>,-10</text:p>
          </table:table-cell>
          <table:table-cell table:formula="of:=IF([Data.I291]=&quot;&quot;;&quot;&quot;;CONCATENATE(&quot;,&quot;;[Data.I291]))" office:value-type="string" office:string-value=",DESCR">
            <text:p>,DESCR</text:p>
          </table:table-cell>
          <table:table-cell table:style-name="ce15" table:formula="of:=IF([Data.J291]=&quot;&quot;;&quot;&quot;;CONCATENATE(&quot;,&quot;;[Data.J291]))">
            <text:p/>
          </table:table-cell>
          <table:table-cell table:style-name="ce15" table:formula="of:=IF([Data.K291]=&quot;&quot;;&quot;&quot;;CONCATENATE(&quot;,&quot;;[Data.K291]))">
            <text:p/>
          </table:table-cell>
          <table:table-cell table:style-name="ce15" table:formula="of:=IF([Data.L291]=&quot;&quot;;&quot;&quot;;CONCATENATE(&quot;,&quot;;[Data.L291]))">
            <text:p/>
          </table:table-cell>
          <table:table-cell table:style-name="ce15" table:formula="of:=IF([Data.M291]=&quot;&quot;;&quot;&quot;;CONCATENATE(&quot;,&quot;;[Data.M291]))">
            <text:p/>
          </table:table-cell>
          <table:table-cell table:style-name="ce15" table:formula="of:=IF([Data.N291]=&quot;&quot;;&quot;&quot;;CONCATENATE(&quot;,&quot;;[Data.N291]))">
            <text:p/>
          </table:table-cell>
          <table:table-cell table:style-name="ce15" table:formula="of:=IF([Data.O291]=&quot;&quot;;&quot;&quot;;CONCATENATE(&quot;,&quot;;[Data.O291]))">
            <text:p/>
          </table:table-cell>
          <table:table-cell table:style-name="ce15" table:formula="of:=IF([Data.P291]=&quot;&quot;;&quot;&quot;;CONCATENATE(&quot;,&quot;;[Data.P291]))">
            <text:p/>
          </table:table-cell>
          <table:table-cell table:style-name="ce15" table:formula="of:=IF([Data.Q291]=&quot;&quot;;&quot;&quot;;CONCATENATE(&quot;,&quot;;[Data.Q291]))">
            <text:p/>
          </table:table-cell>
          <table:table-cell table:style-name="ce15" table:formula="of:=IF([Data.R291]=&quot;&quot;;&quot;&quot;;CONCATENATE(&quot;,&quot;;[Data.R291]))">
            <text:p/>
          </table:table-cell>
          <table:table-cell table:style-name="ce15" table:formula="of:=IF([Data.S291]=&quot;&quot;;&quot;&quot;;CONCATENATE(&quot;,&quot;;[Data.S291]))">
            <text:p/>
          </table:table-cell>
          <table:table-cell table:style-name="ce15" table:formula="of:=IF([Data.T291]=&quot;&quot;;&quot;&quot;;CONCATENATE(&quot;,&quot;;[Data.T291]))">
            <text:p/>
          </table:table-cell>
          <table:table-cell table:number-columns-repeated="2"/>
        </table:table-row>
        <table:table-row table:style-name="ro8">
          <table:table-cell table:formula="of:=IF([Data.A292]=&quot;&quot;;[.A290];[Data.A292])" office:value-type="float" office:value="219">
            <text:p>219</text:p>
          </table:table-cell>
          <table:table-cell table:formula="of:=IF([Data.E292]=&quot;&quot;;[.B290];CONCATENATE(&quot;,&quot;;[Data.E292]))" office:value-type="string" office:string-value=",PHYSICAL">
            <text:p>,PHYSICAL</text:p>
          </table:table-cell>
          <table:table-cell table:formula="of:=IF([Data.F292]=&quot;&quot;;[.C290];CONCATENATE(&quot;,&quot;;[Data.F292]))" office:value-type="string" office:string-value=",CHARL">
            <text:p>,CHARL</text:p>
          </table:table-cell>
          <table:table-cell table:formula="of:=CONCATENATE(&quot;,&quot;;[Data.G292])" office:value-type="string" office:string-value=",GREATER">
            <text:p>,GREATER</text:p>
          </table:table-cell>
          <table:table-cell table:formula="of:=CONCATENATE(&quot;,&quot;;[Data.H292])" office:value-type="string" office:string-value=",-20">
            <text:p>,-20</text:p>
          </table:table-cell>
          <table:table-cell table:formula="of:=IF([Data.I292]=&quot;&quot;;&quot;&quot;;CONCATENATE(&quot;,&quot;;[Data.I292]))" office:value-type="string" office:string-value=",DESCR">
            <text:p>,DESCR</text:p>
          </table:table-cell>
          <table:table-cell table:style-name="ce15" table:formula="of:=IF([Data.J292]=&quot;&quot;;&quot;&quot;;CONCATENATE(&quot;,&quot;;[Data.J292]))">
            <text:p/>
          </table:table-cell>
          <table:table-cell table:style-name="ce15" table:formula="of:=IF([Data.K292]=&quot;&quot;;&quot;&quot;;CONCATENATE(&quot;,&quot;;[Data.K292]))">
            <text:p/>
          </table:table-cell>
          <table:table-cell table:style-name="ce15" table:formula="of:=IF([Data.L292]=&quot;&quot;;&quot;&quot;;CONCATENATE(&quot;,&quot;;[Data.L292]))">
            <text:p/>
          </table:table-cell>
          <table:table-cell table:style-name="ce15" table:formula="of:=IF([Data.M292]=&quot;&quot;;&quot;&quot;;CONCATENATE(&quot;,&quot;;[Data.M292]))">
            <text:p/>
          </table:table-cell>
          <table:table-cell table:style-name="ce15" table:formula="of:=IF([Data.N292]=&quot;&quot;;&quot;&quot;;CONCATENATE(&quot;,&quot;;[Data.N292]))">
            <text:p/>
          </table:table-cell>
          <table:table-cell table:style-name="ce15" table:formula="of:=IF([Data.O292]=&quot;&quot;;&quot;&quot;;CONCATENATE(&quot;,&quot;;[Data.O292]))">
            <text:p/>
          </table:table-cell>
          <table:table-cell table:style-name="ce15" table:formula="of:=IF([Data.P292]=&quot;&quot;;&quot;&quot;;CONCATENATE(&quot;,&quot;;[Data.P292]))">
            <text:p/>
          </table:table-cell>
          <table:table-cell table:style-name="ce15" table:formula="of:=IF([Data.Q292]=&quot;&quot;;&quot;&quot;;CONCATENATE(&quot;,&quot;;[Data.Q292]))">
            <text:p/>
          </table:table-cell>
          <table:table-cell table:style-name="ce15" table:formula="of:=IF([Data.R292]=&quot;&quot;;&quot;&quot;;CONCATENATE(&quot;,&quot;;[Data.R292]))">
            <text:p/>
          </table:table-cell>
          <table:table-cell table:style-name="ce15" table:formula="of:=IF([Data.S292]=&quot;&quot;;&quot;&quot;;CONCATENATE(&quot;,&quot;;[Data.S292]))">
            <text:p/>
          </table:table-cell>
          <table:table-cell table:style-name="ce15" table:formula="of:=IF([Data.T292]=&quot;&quot;;&quot;&quot;;CONCATENATE(&quot;,&quot;;[Data.T292]))">
            <text:p/>
          </table:table-cell>
          <table:table-cell table:number-columns-repeated="2"/>
        </table:table-row>
        <table:table-row table:style-name="ro8">
          <table:table-cell table:formula="of:=IF([Data.A293]=&quot;&quot;;[.A291];[Data.A293])" office:value-type="float" office:value="220">
            <text:p>220</text:p>
          </table:table-cell>
          <table:table-cell table:formula="of:=IF([Data.E293]=&quot;&quot;;[.B291];CONCATENATE(&quot;,&quot;;[Data.E293]))" office:value-type="string" office:string-value=",PHYSICAL">
            <text:p>,PHYSICAL</text:p>
          </table:table-cell>
          <table:table-cell table:formula="of:=IF([Data.F293]=&quot;&quot;;[.C291];CONCATENATE(&quot;,&quot;;[Data.F293]))" office:value-type="string" office:string-value=",CHARL">
            <text:p>,CHARL</text:p>
          </table:table-cell>
          <table:table-cell table:formula="of:=CONCATENATE(&quot;,&quot;;[Data.G293])" office:value-type="string" office:string-value=",MAJOR">
            <text:p>,MAJOR</text:p>
          </table:table-cell>
          <table:table-cell table:formula="of:=CONCATENATE(&quot;,&quot;;[Data.H293])" office:value-type="string" office:string-value=",-15">
            <text:p>,-15</text:p>
          </table:table-cell>
          <table:table-cell table:formula="of:=IF([Data.I293]=&quot;&quot;;&quot;&quot;;CONCATENATE(&quot;,&quot;;[Data.I293]))" office:value-type="string" office:string-value=",DESCR">
            <text:p>,DESCR</text:p>
          </table:table-cell>
          <table:table-cell table:style-name="ce15" table:formula="of:=IF([Data.J293]=&quot;&quot;;&quot;&quot;;CONCATENATE(&quot;,&quot;;[Data.J293]))">
            <text:p/>
          </table:table-cell>
          <table:table-cell table:style-name="ce15" table:formula="of:=IF([Data.K293]=&quot;&quot;;&quot;&quot;;CONCATENATE(&quot;,&quot;;[Data.K293]))">
            <text:p/>
          </table:table-cell>
          <table:table-cell table:style-name="ce15" table:formula="of:=IF([Data.L293]=&quot;&quot;;&quot;&quot;;CONCATENATE(&quot;,&quot;;[Data.L293]))">
            <text:p/>
          </table:table-cell>
          <table:table-cell table:style-name="ce15" table:formula="of:=IF([Data.M293]=&quot;&quot;;&quot;&quot;;CONCATENATE(&quot;,&quot;;[Data.M293]))">
            <text:p/>
          </table:table-cell>
          <table:table-cell table:style-name="ce15" table:formula="of:=IF([Data.N293]=&quot;&quot;;&quot;&quot;;CONCATENATE(&quot;,&quot;;[Data.N293]))">
            <text:p/>
          </table:table-cell>
          <table:table-cell table:style-name="ce15" table:formula="of:=IF([Data.O293]=&quot;&quot;;&quot;&quot;;CONCATENATE(&quot;,&quot;;[Data.O293]))">
            <text:p/>
          </table:table-cell>
          <table:table-cell table:style-name="ce15" table:formula="of:=IF([Data.P293]=&quot;&quot;;&quot;&quot;;CONCATENATE(&quot;,&quot;;[Data.P293]))">
            <text:p/>
          </table:table-cell>
          <table:table-cell table:style-name="ce15" table:formula="of:=IF([Data.Q293]=&quot;&quot;;&quot;&quot;;CONCATENATE(&quot;,&quot;;[Data.Q293]))">
            <text:p/>
          </table:table-cell>
          <table:table-cell table:style-name="ce15" table:formula="of:=IF([Data.R293]=&quot;&quot;;&quot;&quot;;CONCATENATE(&quot;,&quot;;[Data.R293]))">
            <text:p/>
          </table:table-cell>
          <table:table-cell table:style-name="ce15" table:formula="of:=IF([Data.S293]=&quot;&quot;;&quot;&quot;;CONCATENATE(&quot;,&quot;;[Data.S293]))">
            <text:p/>
          </table:table-cell>
          <table:table-cell table:style-name="ce15" table:formula="of:=IF([Data.T293]=&quot;&quot;;&quot;&quot;;CONCATENATE(&quot;,&quot;;[Data.T293]))">
            <text:p/>
          </table:table-cell>
          <table:table-cell table:number-columns-repeated="2"/>
        </table:table-row>
        <table:table-row table:style-name="ro8">
          <table:table-cell table:formula="of:=IF([Data.A294]=&quot;&quot;;[.A292];[Data.A294])" office:value-type="float" office:value="221">
            <text:p>221</text:p>
          </table:table-cell>
          <table:table-cell table:formula="of:=IF([Data.E294]=&quot;&quot;;[.B292];CONCATENATE(&quot;,&quot;;[Data.E294]))" office:value-type="string" office:string-value=",PHYSICAL">
            <text:p>,PHYSICAL</text:p>
          </table:table-cell>
          <table:table-cell table:formula="of:=IF([Data.F294]=&quot;&quot;;[.C292];CONCATENATE(&quot;,&quot;;[Data.F294]))" office:value-type="string" office:string-value=",CHARL">
            <text:p>,CHARL</text:p>
          </table:table-cell>
          <table:table-cell table:formula="of:=CONCATENATE(&quot;,&quot;;[Data.G294])" office:value-type="string" office:string-value=",GREATER">
            <text:p>,GREATER</text:p>
          </table:table-cell>
          <table:table-cell table:formula="of:=CONCATENATE(&quot;,&quot;;[Data.H294])" office:value-type="string" office:string-value=",-20">
            <text:p>,-20</text:p>
          </table:table-cell>
          <table:table-cell table:formula="of:=IF([Data.I294]=&quot;&quot;;&quot;&quot;;CONCATENATE(&quot;,&quot;;[Data.I294]))" office:value-type="string" office:string-value=",C1=-20">
            <text:p>,C1=-20</text:p>
          </table:table-cell>
          <table:table-cell table:style-name="ce15" table:formula="of:=IF([Data.J294]=&quot;&quot;;&quot;&quot;;CONCATENATE(&quot;,&quot;;[Data.J294]))" office:value-type="string" office:string-value=",C2=-20">
            <text:p>,C2=-20</text:p>
          </table:table-cell>
          <table:table-cell table:style-name="ce15" table:formula="of:=IF([Data.K294]=&quot;&quot;;&quot;&quot;;CONCATENATE(&quot;,&quot;;[Data.K294]))" office:value-type="string" office:string-value=",C3=-20">
            <text:p>,C3=-20</text:p>
          </table:table-cell>
          <table:table-cell table:style-name="ce15" table:formula="of:=IF([Data.L294]=&quot;&quot;;&quot;&quot;;CONCATENATE(&quot;,&quot;;[Data.L294]))" office:value-type="string" office:string-value=",STRENGTH=-2">
            <text:p>,STRENGTH=-2</text:p>
          </table:table-cell>
          <table:table-cell table:style-name="ce15" table:formula="of:=IF([Data.M294]=&quot;&quot;;&quot;&quot;;CONCATENATE(&quot;,&quot;;[Data.M294]))" office:value-type="string" office:string-value=",EXHAUSTIONMULTIPLIER=0.75">
            <text:p>,EXHAUSTIONMULTIPLIER=0.75</text:p>
          </table:table-cell>
          <table:table-cell table:style-name="ce15" table:formula="of:=IF([Data.N294]=&quot;&quot;;&quot;&quot;;CONCATENATE(&quot;,&quot;;[Data.N294]))">
            <text:p/>
          </table:table-cell>
          <table:table-cell table:style-name="ce15" table:formula="of:=IF([Data.O294]=&quot;&quot;;&quot;&quot;;CONCATENATE(&quot;,&quot;;[Data.O294]))">
            <text:p/>
          </table:table-cell>
          <table:table-cell table:style-name="ce15" table:formula="of:=IF([Data.P294]=&quot;&quot;;&quot;&quot;;CONCATENATE(&quot;,&quot;;[Data.P294]))">
            <text:p/>
          </table:table-cell>
          <table:table-cell table:style-name="ce15" table:formula="of:=IF([Data.Q294]=&quot;&quot;;&quot;&quot;;CONCATENATE(&quot;,&quot;;[Data.Q294]))">
            <text:p/>
          </table:table-cell>
          <table:table-cell table:style-name="ce15" table:formula="of:=IF([Data.R294]=&quot;&quot;;&quot;&quot;;CONCATENATE(&quot;,&quot;;[Data.R294]))">
            <text:p/>
          </table:table-cell>
          <table:table-cell table:style-name="ce15" table:formula="of:=IF([Data.S294]=&quot;&quot;;&quot;&quot;;CONCATENATE(&quot;,&quot;;[Data.S294]))">
            <text:p/>
          </table:table-cell>
          <table:table-cell table:style-name="ce15" table:formula="of:=IF([Data.T294]=&quot;&quot;;&quot;&quot;;CONCATENATE(&quot;,&quot;;[Data.T294]))">
            <text:p/>
          </table:table-cell>
          <table:table-cell table:number-columns-repeated="2"/>
        </table:table-row>
        <table:table-row table:style-name="ro8">
          <table:table-cell table:formula="of:=IF([Data.A295]=&quot;&quot;;[.A293];[Data.A295])" office:value-type="float" office:value="222">
            <text:p>222</text:p>
          </table:table-cell>
          <table:table-cell table:formula="of:=IF([Data.E295]=&quot;&quot;;[.B293];CONCATENATE(&quot;,&quot;;[Data.E295]))" office:value-type="string" office:string-value=",PHYSICAL">
            <text:p>,PHYSICAL</text:p>
          </table:table-cell>
          <table:table-cell table:formula="of:=IF([Data.F295]=&quot;&quot;;[.C293];CONCATENATE(&quot;,&quot;;[Data.F295]))" office:value-type="string" office:string-value=",CHARL">
            <text:p>,CHARL</text:p>
          </table:table-cell>
          <table:table-cell table:formula="of:=CONCATENATE(&quot;,&quot;;[Data.G295])" office:value-type="string" office:string-value=",MINOR">
            <text:p>,MINOR</text:p>
          </table:table-cell>
          <table:table-cell table:formula="of:=CONCATENATE(&quot;,&quot;;[Data.H295])" office:value-type="string" office:string-value=",-10">
            <text:p>,-10</text:p>
          </table:table-cell>
          <table:table-cell table:formula="of:=IF([Data.I295]=&quot;&quot;;&quot;&quot;;CONCATENATE(&quot;,&quot;;[Data.I295]))" office:value-type="string" office:string-value=",DESCR">
            <text:p>,DESCR</text:p>
          </table:table-cell>
          <table:table-cell table:style-name="ce15" table:formula="of:=IF([Data.J295]=&quot;&quot;;&quot;&quot;;CONCATENATE(&quot;,&quot;;[Data.J295]))">
            <text:p/>
          </table:table-cell>
          <table:table-cell table:style-name="ce15" table:formula="of:=IF([Data.K295]=&quot;&quot;;&quot;&quot;;CONCATENATE(&quot;,&quot;;[Data.K295]))">
            <text:p/>
          </table:table-cell>
          <table:table-cell table:style-name="ce15" table:formula="of:=IF([Data.L295]=&quot;&quot;;&quot;&quot;;CONCATENATE(&quot;,&quot;;[Data.L295]))">
            <text:p/>
          </table:table-cell>
          <table:table-cell table:style-name="ce15" table:formula="of:=IF([Data.M295]=&quot;&quot;;&quot;&quot;;CONCATENATE(&quot;,&quot;;[Data.M295]))">
            <text:p/>
          </table:table-cell>
          <table:table-cell table:style-name="ce15" table:formula="of:=IF([Data.N295]=&quot;&quot;;&quot;&quot;;CONCATENATE(&quot;,&quot;;[Data.N295]))">
            <text:p/>
          </table:table-cell>
          <table:table-cell table:style-name="ce15" table:formula="of:=IF([Data.O295]=&quot;&quot;;&quot;&quot;;CONCATENATE(&quot;,&quot;;[Data.O295]))">
            <text:p/>
          </table:table-cell>
          <table:table-cell table:style-name="ce15" table:formula="of:=IF([Data.P295]=&quot;&quot;;&quot;&quot;;CONCATENATE(&quot;,&quot;;[Data.P295]))">
            <text:p/>
          </table:table-cell>
          <table:table-cell table:style-name="ce15" table:formula="of:=IF([Data.Q295]=&quot;&quot;;&quot;&quot;;CONCATENATE(&quot;,&quot;;[Data.Q295]))">
            <text:p/>
          </table:table-cell>
          <table:table-cell table:style-name="ce15" table:formula="of:=IF([Data.R295]=&quot;&quot;;&quot;&quot;;CONCATENATE(&quot;,&quot;;[Data.R295]))">
            <text:p/>
          </table:table-cell>
          <table:table-cell table:style-name="ce15" table:formula="of:=IF([Data.S295]=&quot;&quot;;&quot;&quot;;CONCATENATE(&quot;,&quot;;[Data.S295]))">
            <text:p/>
          </table:table-cell>
          <table:table-cell table:style-name="ce15" table:formula="of:=IF([Data.T295]=&quot;&quot;;&quot;&quot;;CONCATENATE(&quot;,&quot;;[Data.T295]))">
            <text:p/>
          </table:table-cell>
          <table:table-cell table:number-columns-repeated="2"/>
        </table:table-row>
        <table:table-row table:style-name="ro8">
          <table:table-cell table:formula="of:=IF([Data.A296]=&quot;&quot;;[.A294];[Data.A296])" office:value-type="float" office:value="223">
            <text:p>223</text:p>
          </table:table-cell>
          <table:table-cell table:formula="of:=IF([Data.E296]=&quot;&quot;;[.B294];CONCATENATE(&quot;,&quot;;[Data.E296]))" office:value-type="string" office:string-value=",MENTAL">
            <text:p>,MENTAL</text:p>
          </table:table-cell>
          <table:table-cell table:formula="of:=IF([Data.F296]=&quot;&quot;;[.C294];CONCATENATE(&quot;,&quot;;[Data.F296]))" office:value-type="string" office:string-value=",CHARL">
            <text:p>,CHARL</text:p>
          </table:table-cell>
          <table:table-cell table:formula="of:=CONCATENATE(&quot;,&quot;;[Data.G296])" office:value-type="string" office:string-value=",LESSER">
            <text:p>,LESSER</text:p>
          </table:table-cell>
          <table:table-cell table:formula="of:=CONCATENATE(&quot;,&quot;;[Data.H296])" office:value-type="string" office:string-value=",-5">
            <text:p>,-5</text:p>
          </table:table-cell>
          <table:table-cell table:formula="of:=IF([Data.I296]=&quot;&quot;;&quot;&quot;;CONCATENATE(&quot;,&quot;;[Data.I296]))" office:value-type="string" office:string-value=",DESCR">
            <text:p>,DESCR</text:p>
          </table:table-cell>
          <table:table-cell table:style-name="ce15" table:formula="of:=IF([Data.J296]=&quot;&quot;;&quot;&quot;;CONCATENATE(&quot;,&quot;;[Data.J296]))">
            <text:p/>
          </table:table-cell>
          <table:table-cell table:style-name="ce15" table:formula="of:=IF([Data.K296]=&quot;&quot;;&quot;&quot;;CONCATENATE(&quot;,&quot;;[Data.K296]))">
            <text:p/>
          </table:table-cell>
          <table:table-cell table:style-name="ce15" table:formula="of:=IF([Data.L296]=&quot;&quot;;&quot;&quot;;CONCATENATE(&quot;,&quot;;[Data.L296]))">
            <text:p/>
          </table:table-cell>
          <table:table-cell table:style-name="ce15" table:formula="of:=IF([Data.M296]=&quot;&quot;;&quot;&quot;;CONCATENATE(&quot;,&quot;;[Data.M296]))">
            <text:p/>
          </table:table-cell>
          <table:table-cell table:style-name="ce15" table:formula="of:=IF([Data.N296]=&quot;&quot;;&quot;&quot;;CONCATENATE(&quot;,&quot;;[Data.N296]))">
            <text:p/>
          </table:table-cell>
          <table:table-cell table:style-name="ce15" table:formula="of:=IF([Data.O296]=&quot;&quot;;&quot;&quot;;CONCATENATE(&quot;,&quot;;[Data.O296]))">
            <text:p/>
          </table:table-cell>
          <table:table-cell table:style-name="ce15" table:formula="of:=IF([Data.P296]=&quot;&quot;;&quot;&quot;;CONCATENATE(&quot;,&quot;;[Data.P296]))">
            <text:p/>
          </table:table-cell>
          <table:table-cell table:style-name="ce15" table:formula="of:=IF([Data.Q296]=&quot;&quot;;&quot;&quot;;CONCATENATE(&quot;,&quot;;[Data.Q296]))">
            <text:p/>
          </table:table-cell>
          <table:table-cell table:style-name="ce15" table:formula="of:=IF([Data.R296]=&quot;&quot;;&quot;&quot;;CONCATENATE(&quot;,&quot;;[Data.R296]))">
            <text:p/>
          </table:table-cell>
          <table:table-cell table:style-name="ce15" table:formula="of:=IF([Data.S296]=&quot;&quot;;&quot;&quot;;CONCATENATE(&quot;,&quot;;[Data.S296]))">
            <text:p/>
          </table:table-cell>
          <table:table-cell table:style-name="ce15" table:formula="of:=IF([Data.T296]=&quot;&quot;;&quot;&quot;;CONCATENATE(&quot;,&quot;;[Data.T296]))">
            <text:p/>
          </table:table-cell>
          <table:table-cell table:number-columns-repeated="2"/>
        </table:table-row>
        <table:table-row table:style-name="ro8">
          <table:table-cell table:formula="of:=IF([Data.A297]=&quot;&quot;;[.A295];[Data.A297])" office:value-type="float" office:value="224">
            <text:p>224</text:p>
          </table:table-cell>
          <table:table-cell table:formula="of:=IF([Data.E297]=&quot;&quot;;[.B295];CONCATENATE(&quot;,&quot;;[Data.E297]))" office:value-type="string" office:string-value=",MENTAL">
            <text:p>,MENTAL</text:p>
          </table:table-cell>
          <table:table-cell table:formula="of:=IF([Data.F297]=&quot;&quot;;[.C295];CONCATENATE(&quot;,&quot;;[Data.F297]))" office:value-type="string" office:string-value=",CHARL">
            <text:p>,CHARL</text:p>
          </table:table-cell>
          <table:table-cell table:formula="of:=CONCATENATE(&quot;,&quot;;[Data.G297])" office:value-type="string" office:string-value=",LESSER">
            <text:p>,LESSER</text:p>
          </table:table-cell>
          <table:table-cell table:formula="of:=CONCATENATE(&quot;,&quot;;[Data.H297])" office:value-type="string" office:string-value=",-5">
            <text:p>,-5</text:p>
          </table:table-cell>
          <table:table-cell table:formula="of:=IF([Data.I297]=&quot;&quot;;&quot;&quot;;CONCATENATE(&quot;,&quot;;[Data.I297]))" office:value-type="string" office:string-value=",DESCR">
            <text:p>,DESCR</text:p>
          </table:table-cell>
          <table:table-cell table:style-name="ce15" table:formula="of:=IF([Data.J297]=&quot;&quot;;&quot;&quot;;CONCATENATE(&quot;,&quot;;[Data.J297]))">
            <text:p/>
          </table:table-cell>
          <table:table-cell table:style-name="ce15" table:formula="of:=IF([Data.K297]=&quot;&quot;;&quot;&quot;;CONCATENATE(&quot;,&quot;;[Data.K297]))">
            <text:p/>
          </table:table-cell>
          <table:table-cell table:style-name="ce15" table:formula="of:=IF([Data.L297]=&quot;&quot;;&quot;&quot;;CONCATENATE(&quot;,&quot;;[Data.L297]))">
            <text:p/>
          </table:table-cell>
          <table:table-cell table:style-name="ce15" table:formula="of:=IF([Data.M297]=&quot;&quot;;&quot;&quot;;CONCATENATE(&quot;,&quot;;[Data.M297]))">
            <text:p/>
          </table:table-cell>
          <table:table-cell table:style-name="ce15" table:formula="of:=IF([Data.N297]=&quot;&quot;;&quot;&quot;;CONCATENATE(&quot;,&quot;;[Data.N297]))">
            <text:p/>
          </table:table-cell>
          <table:table-cell table:style-name="ce15" table:formula="of:=IF([Data.O297]=&quot;&quot;;&quot;&quot;;CONCATENATE(&quot;,&quot;;[Data.O297]))">
            <text:p/>
          </table:table-cell>
          <table:table-cell table:style-name="ce15" table:formula="of:=IF([Data.P297]=&quot;&quot;;&quot;&quot;;CONCATENATE(&quot;,&quot;;[Data.P297]))">
            <text:p/>
          </table:table-cell>
          <table:table-cell table:style-name="ce15" table:formula="of:=IF([Data.Q297]=&quot;&quot;;&quot;&quot;;CONCATENATE(&quot;,&quot;;[Data.Q297]))">
            <text:p/>
          </table:table-cell>
          <table:table-cell table:style-name="ce15" table:formula="of:=IF([Data.R297]=&quot;&quot;;&quot;&quot;;CONCATENATE(&quot;,&quot;;[Data.R297]))">
            <text:p/>
          </table:table-cell>
          <table:table-cell table:style-name="ce15" table:formula="of:=IF([Data.S297]=&quot;&quot;;&quot;&quot;;CONCATENATE(&quot;,&quot;;[Data.S297]))">
            <text:p/>
          </table:table-cell>
          <table:table-cell table:style-name="ce15" table:formula="of:=IF([Data.T297]=&quot;&quot;;&quot;&quot;;CONCATENATE(&quot;,&quot;;[Data.T297]))">
            <text:p/>
          </table:table-cell>
          <table:table-cell table:number-columns-repeated="2"/>
        </table:table-row>
        <table:table-row table:style-name="ro8">
          <table:table-cell table:formula="of:=IF([Data.A298]=&quot;&quot;;[.A296];[Data.A298])" office:value-type="float" office:value="224">
            <text:p>224</text:p>
          </table:table-cell>
          <table:table-cell table:formula="of:=IF([Data.E298]=&quot;&quot;;[.B296];CONCATENATE(&quot;,&quot;;[Data.E298]))" office:value-type="string" office:string-value=",MENTAL">
            <text:p>,MENTAL</text:p>
          </table:table-cell>
          <table:table-cell table:formula="of:=IF([Data.F298]=&quot;&quot;;[.C296];CONCATENATE(&quot;,&quot;;[Data.F298]))" office:value-type="string" office:string-value=",CHARL">
            <text:p>,CHARL</text:p>
          </table:table-cell>
          <table:table-cell table:formula="of:=CONCATENATE(&quot;,&quot;;[Data.G298])" office:value-type="string" office:string-value=",MINOR">
            <text:p>,MINOR</text:p>
          </table:table-cell>
          <table:table-cell table:formula="of:=CONCATENATE(&quot;,&quot;;[Data.H298])" office:value-type="string" office:string-value=",-10">
            <text:p>,-10</text:p>
          </table:table-cell>
          <table:table-cell table:formula="of:=IF([Data.I298]=&quot;&quot;;&quot;&quot;;CONCATENATE(&quot;,&quot;;[Data.I298]))" office:value-type="string" office:string-value=",DESCR">
            <text:p>,DESCR</text:p>
          </table:table-cell>
          <table:table-cell table:style-name="ce15" table:formula="of:=IF([Data.J298]=&quot;&quot;;&quot;&quot;;CONCATENATE(&quot;,&quot;;[Data.J298]))">
            <text:p/>
          </table:table-cell>
          <table:table-cell table:style-name="ce15" table:formula="of:=IF([Data.K298]=&quot;&quot;;&quot;&quot;;CONCATENATE(&quot;,&quot;;[Data.K298]))">
            <text:p/>
          </table:table-cell>
          <table:table-cell table:style-name="ce15" table:formula="of:=IF([Data.L298]=&quot;&quot;;&quot;&quot;;CONCATENATE(&quot;,&quot;;[Data.L298]))">
            <text:p/>
          </table:table-cell>
          <table:table-cell table:style-name="ce15" table:formula="of:=IF([Data.M298]=&quot;&quot;;&quot;&quot;;CONCATENATE(&quot;,&quot;;[Data.M298]))">
            <text:p/>
          </table:table-cell>
          <table:table-cell table:style-name="ce15" table:formula="of:=IF([Data.N298]=&quot;&quot;;&quot;&quot;;CONCATENATE(&quot;,&quot;;[Data.N298]))">
            <text:p/>
          </table:table-cell>
          <table:table-cell table:style-name="ce15" table:formula="of:=IF([Data.O298]=&quot;&quot;;&quot;&quot;;CONCATENATE(&quot;,&quot;;[Data.O298]))">
            <text:p/>
          </table:table-cell>
          <table:table-cell table:style-name="ce15" table:formula="of:=IF([Data.P298]=&quot;&quot;;&quot;&quot;;CONCATENATE(&quot;,&quot;;[Data.P298]))">
            <text:p/>
          </table:table-cell>
          <table:table-cell table:style-name="ce15" table:formula="of:=IF([Data.Q298]=&quot;&quot;;&quot;&quot;;CONCATENATE(&quot;,&quot;;[Data.Q298]))">
            <text:p/>
          </table:table-cell>
          <table:table-cell table:style-name="ce15" table:formula="of:=IF([Data.R298]=&quot;&quot;;&quot;&quot;;CONCATENATE(&quot;,&quot;;[Data.R298]))">
            <text:p/>
          </table:table-cell>
          <table:table-cell table:style-name="ce15" table:formula="of:=IF([Data.S298]=&quot;&quot;;&quot;&quot;;CONCATENATE(&quot;,&quot;;[Data.S298]))">
            <text:p/>
          </table:table-cell>
          <table:table-cell table:style-name="ce15" table:formula="of:=IF([Data.T298]=&quot;&quot;;&quot;&quot;;CONCATENATE(&quot;,&quot;;[Data.T298]))">
            <text:p/>
          </table:table-cell>
          <table:table-cell table:number-columns-repeated="2"/>
        </table:table-row>
        <table:table-row table:style-name="ro8">
          <table:table-cell table:formula="of:=IF([Data.A299]=&quot;&quot;;[.A297];[Data.A299])" office:value-type="float" office:value="224">
            <text:p>224</text:p>
          </table:table-cell>
          <table:table-cell table:formula="of:=IF([Data.E299]=&quot;&quot;;[.B297];CONCATENATE(&quot;,&quot;;[Data.E299]))" office:value-type="string" office:string-value=",MENTAL">
            <text:p>,MENTAL</text:p>
          </table:table-cell>
          <table:table-cell table:formula="of:=IF([Data.F299]=&quot;&quot;;[.C297];CONCATENATE(&quot;,&quot;;[Data.F299]))" office:value-type="string" office:string-value=",CHARL">
            <text:p>,CHARL</text:p>
          </table:table-cell>
          <table:table-cell table:formula="of:=CONCATENATE(&quot;,&quot;;[Data.G299])" office:value-type="string" office:string-value=",MAJOR">
            <text:p>,MAJOR</text:p>
          </table:table-cell>
          <table:table-cell table:formula="of:=CONCATENATE(&quot;,&quot;;[Data.H299])" office:value-type="string" office:string-value=",-15">
            <text:p>,-15</text:p>
          </table:table-cell>
          <table:table-cell table:formula="of:=IF([Data.I299]=&quot;&quot;;&quot;&quot;;CONCATENATE(&quot;,&quot;;[Data.I299]))" office:value-type="string" office:string-value=",DESCR">
            <text:p>,DESCR</text:p>
          </table:table-cell>
          <table:table-cell table:style-name="ce15" table:formula="of:=IF([Data.J299]=&quot;&quot;;&quot;&quot;;CONCATENATE(&quot;,&quot;;[Data.J299]))">
            <text:p/>
          </table:table-cell>
          <table:table-cell table:style-name="ce15" table:formula="of:=IF([Data.K299]=&quot;&quot;;&quot;&quot;;CONCATENATE(&quot;,&quot;;[Data.K299]))">
            <text:p/>
          </table:table-cell>
          <table:table-cell table:style-name="ce15" table:formula="of:=IF([Data.L299]=&quot;&quot;;&quot;&quot;;CONCATENATE(&quot;,&quot;;[Data.L299]))">
            <text:p/>
          </table:table-cell>
          <table:table-cell table:style-name="ce15" table:formula="of:=IF([Data.M299]=&quot;&quot;;&quot;&quot;;CONCATENATE(&quot;,&quot;;[Data.M299]))">
            <text:p/>
          </table:table-cell>
          <table:table-cell table:style-name="ce15" table:formula="of:=IF([Data.N299]=&quot;&quot;;&quot;&quot;;CONCATENATE(&quot;,&quot;;[Data.N299]))">
            <text:p/>
          </table:table-cell>
          <table:table-cell table:style-name="ce15" table:formula="of:=IF([Data.O299]=&quot;&quot;;&quot;&quot;;CONCATENATE(&quot;,&quot;;[Data.O299]))">
            <text:p/>
          </table:table-cell>
          <table:table-cell table:style-name="ce15" table:formula="of:=IF([Data.P299]=&quot;&quot;;&quot;&quot;;CONCATENATE(&quot;,&quot;;[Data.P299]))">
            <text:p/>
          </table:table-cell>
          <table:table-cell table:style-name="ce15" table:formula="of:=IF([Data.Q299]=&quot;&quot;;&quot;&quot;;CONCATENATE(&quot;,&quot;;[Data.Q299]))">
            <text:p/>
          </table:table-cell>
          <table:table-cell table:style-name="ce15" table:formula="of:=IF([Data.R299]=&quot;&quot;;&quot;&quot;;CONCATENATE(&quot;,&quot;;[Data.R299]))">
            <text:p/>
          </table:table-cell>
          <table:table-cell table:style-name="ce15" table:formula="of:=IF([Data.S299]=&quot;&quot;;&quot;&quot;;CONCATENATE(&quot;,&quot;;[Data.S299]))">
            <text:p/>
          </table:table-cell>
          <table:table-cell table:style-name="ce15" table:formula="of:=IF([Data.T299]=&quot;&quot;;&quot;&quot;;CONCATENATE(&quot;,&quot;;[Data.T299]))">
            <text:p/>
          </table:table-cell>
          <table:table-cell table:number-columns-repeated="2"/>
        </table:table-row>
        <table:table-row table:style-name="ro8">
          <table:table-cell table:formula="of:=IF([Data.A300]=&quot;&quot;;[.A298];[Data.A300])" office:value-type="float" office:value="224">
            <text:p>224</text:p>
          </table:table-cell>
          <table:table-cell table:formula="of:=IF([Data.E300]=&quot;&quot;;[.B298];CONCATENATE(&quot;,&quot;;[Data.E300]))" office:value-type="string" office:string-value=",MENTAL">
            <text:p>,MENTAL</text:p>
          </table:table-cell>
          <table:table-cell table:formula="of:=IF([Data.F300]=&quot;&quot;;[.C298];CONCATENATE(&quot;,&quot;;[Data.F300]))" office:value-type="string" office:string-value=",CHARL">
            <text:p>,CHARL</text:p>
          </table:table-cell>
          <table:table-cell table:formula="of:=CONCATENATE(&quot;,&quot;;[Data.G300])" office:value-type="string" office:string-value=",GREATER">
            <text:p>,GREATER</text:p>
          </table:table-cell>
          <table:table-cell table:formula="of:=CONCATENATE(&quot;,&quot;;[Data.H300])" office:value-type="string" office:string-value=",-20">
            <text:p>,-20</text:p>
          </table:table-cell>
          <table:table-cell table:formula="of:=IF([Data.I300]=&quot;&quot;;&quot;&quot;;CONCATENATE(&quot;,&quot;;[Data.I300]))" office:value-type="string" office:string-value=",DESCR">
            <text:p>,DESCR</text:p>
          </table:table-cell>
          <table:table-cell table:style-name="ce15" table:formula="of:=IF([Data.J300]=&quot;&quot;;&quot;&quot;;CONCATENATE(&quot;,&quot;;[Data.J300]))">
            <text:p/>
          </table:table-cell>
          <table:table-cell table:style-name="ce15" table:formula="of:=IF([Data.K300]=&quot;&quot;;&quot;&quot;;CONCATENATE(&quot;,&quot;;[Data.K300]))">
            <text:p/>
          </table:table-cell>
          <table:table-cell table:style-name="ce15" table:formula="of:=IF([Data.L300]=&quot;&quot;;&quot;&quot;;CONCATENATE(&quot;,&quot;;[Data.L300]))">
            <text:p/>
          </table:table-cell>
          <table:table-cell table:style-name="ce15" table:formula="of:=IF([Data.M300]=&quot;&quot;;&quot;&quot;;CONCATENATE(&quot;,&quot;;[Data.M300]))">
            <text:p/>
          </table:table-cell>
          <table:table-cell table:style-name="ce15" table:formula="of:=IF([Data.N300]=&quot;&quot;;&quot;&quot;;CONCATENATE(&quot;,&quot;;[Data.N300]))">
            <text:p/>
          </table:table-cell>
          <table:table-cell table:style-name="ce15" table:formula="of:=IF([Data.O300]=&quot;&quot;;&quot;&quot;;CONCATENATE(&quot;,&quot;;[Data.O300]))">
            <text:p/>
          </table:table-cell>
          <table:table-cell table:style-name="ce15" table:formula="of:=IF([Data.P300]=&quot;&quot;;&quot;&quot;;CONCATENATE(&quot;,&quot;;[Data.P300]))">
            <text:p/>
          </table:table-cell>
          <table:table-cell table:style-name="ce15" table:formula="of:=IF([Data.Q300]=&quot;&quot;;&quot;&quot;;CONCATENATE(&quot;,&quot;;[Data.Q300]))">
            <text:p/>
          </table:table-cell>
          <table:table-cell table:style-name="ce15" table:formula="of:=IF([Data.R300]=&quot;&quot;;&quot;&quot;;CONCATENATE(&quot;,&quot;;[Data.R300]))">
            <text:p/>
          </table:table-cell>
          <table:table-cell table:style-name="ce15" table:formula="of:=IF([Data.S300]=&quot;&quot;;&quot;&quot;;CONCATENATE(&quot;,&quot;;[Data.S300]))">
            <text:p/>
          </table:table-cell>
          <table:table-cell table:style-name="ce15" table:formula="of:=IF([Data.T300]=&quot;&quot;;&quot;&quot;;CONCATENATE(&quot;,&quot;;[Data.T300]))">
            <text:p/>
          </table:table-cell>
          <table:table-cell table:number-columns-repeated="2"/>
        </table:table-row>
        <table:table-row table:style-name="ro8">
          <table:table-cell table:formula="of:=IF([Data.A301]=&quot;&quot;;[.A299];[Data.A301])" office:value-type="float" office:value="224">
            <text:p>224</text:p>
          </table:table-cell>
          <table:table-cell table:formula="of:=IF([Data.E301]=&quot;&quot;;[.B299];CONCATENATE(&quot;,&quot;;[Data.E301]))" office:value-type="string" office:string-value=",MENTAL">
            <text:p>,MENTAL</text:p>
          </table:table-cell>
          <table:table-cell table:formula="of:=IF([Data.F301]=&quot;&quot;;[.C299];CONCATENATE(&quot;,&quot;;[Data.F301]))" office:value-type="string" office:string-value=",CHARL">
            <text:p>,CHARL</text:p>
          </table:table-cell>
          <table:table-cell table:formula="of:=CONCATENATE(&quot;,&quot;;[Data.G301])" office:value-type="string" office:string-value=",GREATER">
            <text:p>,GREATER</text:p>
          </table:table-cell>
          <table:table-cell table:formula="of:=CONCATENATE(&quot;,&quot;;[Data.H301])" office:value-type="string" office:string-value=",-25">
            <text:p>,-25</text:p>
          </table:table-cell>
          <table:table-cell table:formula="of:=IF([Data.I301]=&quot;&quot;;&quot;&quot;;CONCATENATE(&quot;,&quot;;[Data.I301]))" office:value-type="string" office:string-value=",DESCR">
            <text:p>,DESCR</text:p>
          </table:table-cell>
          <table:table-cell table:style-name="ce15" table:formula="of:=IF([Data.J301]=&quot;&quot;;&quot;&quot;;CONCATENATE(&quot;,&quot;;[Data.J301]))">
            <text:p/>
          </table:table-cell>
          <table:table-cell table:style-name="ce15" table:formula="of:=IF([Data.K301]=&quot;&quot;;&quot;&quot;;CONCATENATE(&quot;,&quot;;[Data.K301]))">
            <text:p/>
          </table:table-cell>
          <table:table-cell table:style-name="ce15" table:formula="of:=IF([Data.L301]=&quot;&quot;;&quot;&quot;;CONCATENATE(&quot;,&quot;;[Data.L301]))">
            <text:p/>
          </table:table-cell>
          <table:table-cell table:style-name="ce15" table:formula="of:=IF([Data.M301]=&quot;&quot;;&quot;&quot;;CONCATENATE(&quot;,&quot;;[Data.M301]))">
            <text:p/>
          </table:table-cell>
          <table:table-cell table:style-name="ce15" table:formula="of:=IF([Data.N301]=&quot;&quot;;&quot;&quot;;CONCATENATE(&quot;,&quot;;[Data.N301]))">
            <text:p/>
          </table:table-cell>
          <table:table-cell table:style-name="ce15" table:formula="of:=IF([Data.O301]=&quot;&quot;;&quot;&quot;;CONCATENATE(&quot;,&quot;;[Data.O301]))">
            <text:p/>
          </table:table-cell>
          <table:table-cell table:style-name="ce15" table:formula="of:=IF([Data.P301]=&quot;&quot;;&quot;&quot;;CONCATENATE(&quot;,&quot;;[Data.P301]))">
            <text:p/>
          </table:table-cell>
          <table:table-cell table:style-name="ce15" table:formula="of:=IF([Data.Q301]=&quot;&quot;;&quot;&quot;;CONCATENATE(&quot;,&quot;;[Data.Q301]))">
            <text:p/>
          </table:table-cell>
          <table:table-cell table:style-name="ce15" table:formula="of:=IF([Data.R301]=&quot;&quot;;&quot;&quot;;CONCATENATE(&quot;,&quot;;[Data.R301]))">
            <text:p/>
          </table:table-cell>
          <table:table-cell table:style-name="ce15" table:formula="of:=IF([Data.S301]=&quot;&quot;;&quot;&quot;;CONCATENATE(&quot;,&quot;;[Data.S301]))">
            <text:p/>
          </table:table-cell>
          <table:table-cell table:style-name="ce15" table:formula="of:=IF([Data.T301]=&quot;&quot;;&quot;&quot;;CONCATENATE(&quot;,&quot;;[Data.T301]))">
            <text:p/>
          </table:table-cell>
          <table:table-cell table:number-columns-repeated="2"/>
        </table:table-row>
        <table:table-row table:style-name="ro8">
          <table:table-cell table:formula="of:=IF([Data.A302]=&quot;&quot;;[.A300];[Data.A302])" office:value-type="float" office:value="224">
            <text:p>224</text:p>
          </table:table-cell>
          <table:table-cell table:formula="of:=IF([Data.E302]=&quot;&quot;;[.B300];CONCATENATE(&quot;,&quot;;[Data.E302]))" office:value-type="string" office:string-value=",MENTAL">
            <text:p>,MENTAL</text:p>
          </table:table-cell>
          <table:table-cell table:formula="of:=IF([Data.F302]=&quot;&quot;;[.C300];CONCATENATE(&quot;,&quot;;[Data.F302]))" office:value-type="string" office:string-value=",CHARL">
            <text:p>,CHARL</text:p>
          </table:table-cell>
          <table:table-cell table:formula="of:=CONCATENATE(&quot;,&quot;;[Data.G302])" office:value-type="string" office:string-value=",GREATER">
            <text:p>,GREATER</text:p>
          </table:table-cell>
          <table:table-cell table:formula="of:=CONCATENATE(&quot;,&quot;;[Data.H302])" office:value-type="string" office:string-value=",-30">
            <text:p>,-30</text:p>
          </table:table-cell>
          <table:table-cell table:formula="of:=IF([Data.I302]=&quot;&quot;;&quot;&quot;;CONCATENATE(&quot;,&quot;;[Data.I302]))" office:value-type="string" office:string-value=",DESCR">
            <text:p>,DESCR</text:p>
          </table:table-cell>
          <table:table-cell table:style-name="ce15" table:formula="of:=IF([Data.J302]=&quot;&quot;;&quot;&quot;;CONCATENATE(&quot;,&quot;;[Data.J302]))">
            <text:p/>
          </table:table-cell>
          <table:table-cell table:style-name="ce15" table:formula="of:=IF([Data.K302]=&quot;&quot;;&quot;&quot;;CONCATENATE(&quot;,&quot;;[Data.K302]))">
            <text:p/>
          </table:table-cell>
          <table:table-cell table:style-name="ce15" table:formula="of:=IF([Data.L302]=&quot;&quot;;&quot;&quot;;CONCATENATE(&quot;,&quot;;[Data.L302]))">
            <text:p/>
          </table:table-cell>
          <table:table-cell table:style-name="ce15" table:formula="of:=IF([Data.M302]=&quot;&quot;;&quot;&quot;;CONCATENATE(&quot;,&quot;;[Data.M302]))">
            <text:p/>
          </table:table-cell>
          <table:table-cell table:style-name="ce15" table:formula="of:=IF([Data.N302]=&quot;&quot;;&quot;&quot;;CONCATENATE(&quot;,&quot;;[Data.N302]))">
            <text:p/>
          </table:table-cell>
          <table:table-cell table:style-name="ce15" table:formula="of:=IF([Data.O302]=&quot;&quot;;&quot;&quot;;CONCATENATE(&quot;,&quot;;[Data.O302]))">
            <text:p/>
          </table:table-cell>
          <table:table-cell table:style-name="ce15" table:formula="of:=IF([Data.P302]=&quot;&quot;;&quot;&quot;;CONCATENATE(&quot;,&quot;;[Data.P302]))">
            <text:p/>
          </table:table-cell>
          <table:table-cell table:style-name="ce15" table:formula="of:=IF([Data.Q302]=&quot;&quot;;&quot;&quot;;CONCATENATE(&quot;,&quot;;[Data.Q302]))">
            <text:p/>
          </table:table-cell>
          <table:table-cell table:style-name="ce15" table:formula="of:=IF([Data.R302]=&quot;&quot;;&quot;&quot;;CONCATENATE(&quot;,&quot;;[Data.R302]))">
            <text:p/>
          </table:table-cell>
          <table:table-cell table:style-name="ce15" table:formula="of:=IF([Data.S302]=&quot;&quot;;&quot;&quot;;CONCATENATE(&quot;,&quot;;[Data.S302]))">
            <text:p/>
          </table:table-cell>
          <table:table-cell table:style-name="ce15" table:formula="of:=IF([Data.T302]=&quot;&quot;;&quot;&quot;;CONCATENATE(&quot;,&quot;;[Data.T302]))">
            <text:p/>
          </table:table-cell>
          <table:table-cell table:number-columns-repeated="2"/>
        </table:table-row>
        <table:table-row table:style-name="ro8">
          <table:table-cell table:formula="of:=IF([Data.A303]=&quot;&quot;;[.A301];[Data.A303])" office:value-type="float" office:value="225">
            <text:p>225</text:p>
          </table:table-cell>
          <table:table-cell table:formula="of:=IF([Data.E303]=&quot;&quot;;[.B301];CONCATENATE(&quot;,&quot;;[Data.E303]))" office:value-type="string" office:string-value=",MENTAL">
            <text:p>,MENTAL</text:p>
          </table:table-cell>
          <table:table-cell table:formula="of:=IF([Data.F303]=&quot;&quot;;[.C301];CONCATENATE(&quot;,&quot;;[Data.F303]))" office:value-type="string" office:string-value=",CHARL">
            <text:p>,CHARL</text:p>
          </table:table-cell>
          <table:table-cell table:formula="of:=CONCATENATE(&quot;,&quot;;[Data.G303])" office:value-type="string" office:string-value=",GREATER">
            <text:p>,GREATER</text:p>
          </table:table-cell>
          <table:table-cell table:formula="of:=CONCATENATE(&quot;,&quot;;[Data.H303])" office:value-type="string" office:string-value=",-20">
            <text:p>,-20</text:p>
          </table:table-cell>
          <table:table-cell table:formula="of:=IF([Data.I303]=&quot;&quot;;&quot;&quot;;CONCATENATE(&quot;,&quot;;[Data.I303]))" office:value-type="string" office:string-value=",DESCR">
            <text:p>,DESCR</text:p>
          </table:table-cell>
          <table:table-cell table:style-name="ce15" table:formula="of:=IF([Data.J303]=&quot;&quot;;&quot;&quot;;CONCATENATE(&quot;,&quot;;[Data.J303]))">
            <text:p/>
          </table:table-cell>
          <table:table-cell table:style-name="ce15" table:formula="of:=IF([Data.K303]=&quot;&quot;;&quot;&quot;;CONCATENATE(&quot;,&quot;;[Data.K303]))">
            <text:p/>
          </table:table-cell>
          <table:table-cell table:style-name="ce15" table:formula="of:=IF([Data.L303]=&quot;&quot;;&quot;&quot;;CONCATENATE(&quot;,&quot;;[Data.L303]))">
            <text:p/>
          </table:table-cell>
          <table:table-cell table:style-name="ce15" table:formula="of:=IF([Data.M303]=&quot;&quot;;&quot;&quot;;CONCATENATE(&quot;,&quot;;[Data.M303]))">
            <text:p/>
          </table:table-cell>
          <table:table-cell table:style-name="ce15" table:formula="of:=IF([Data.N303]=&quot;&quot;;&quot;&quot;;CONCATENATE(&quot;,&quot;;[Data.N303]))">
            <text:p/>
          </table:table-cell>
          <table:table-cell table:style-name="ce15" table:formula="of:=IF([Data.O303]=&quot;&quot;;&quot;&quot;;CONCATENATE(&quot;,&quot;;[Data.O303]))">
            <text:p/>
          </table:table-cell>
          <table:table-cell table:style-name="ce15" table:formula="of:=IF([Data.P303]=&quot;&quot;;&quot;&quot;;CONCATENATE(&quot;,&quot;;[Data.P303]))">
            <text:p/>
          </table:table-cell>
          <table:table-cell table:style-name="ce15" table:formula="of:=IF([Data.Q303]=&quot;&quot;;&quot;&quot;;CONCATENATE(&quot;,&quot;;[Data.Q303]))">
            <text:p/>
          </table:table-cell>
          <table:table-cell table:style-name="ce15" table:formula="of:=IF([Data.R303]=&quot;&quot;;&quot;&quot;;CONCATENATE(&quot;,&quot;;[Data.R303]))">
            <text:p/>
          </table:table-cell>
          <table:table-cell table:style-name="ce15" table:formula="of:=IF([Data.S303]=&quot;&quot;;&quot;&quot;;CONCATENATE(&quot;,&quot;;[Data.S303]))">
            <text:p/>
          </table:table-cell>
          <table:table-cell table:style-name="ce15" table:formula="of:=IF([Data.T303]=&quot;&quot;;&quot;&quot;;CONCATENATE(&quot;,&quot;;[Data.T303]))">
            <text:p/>
          </table:table-cell>
          <table:table-cell table:number-columns-repeated="2"/>
        </table:table-row>
        <table:table-row table:style-name="ro8">
          <table:table-cell table:formula="of:=IF([Data.A304]=&quot;&quot;;[.A302];[Data.A304])" office:value-type="float" office:value="226">
            <text:p>226</text:p>
          </table:table-cell>
          <table:table-cell table:formula="of:=IF([Data.E304]=&quot;&quot;;[.B302];CONCATENATE(&quot;,&quot;;[Data.E304]))" office:value-type="string" office:string-value=",MENTAL">
            <text:p>,MENTAL</text:p>
          </table:table-cell>
          <table:table-cell table:formula="of:=IF([Data.F304]=&quot;&quot;;[.C302];CONCATENATE(&quot;,&quot;;[Data.F304]))" office:value-type="string" office:string-value=",CHARL">
            <text:p>,CHARL</text:p>
          </table:table-cell>
          <table:table-cell table:formula="of:=CONCATENATE(&quot;,&quot;;[Data.G304])" office:value-type="string" office:string-value=",GREATER">
            <text:p>,GREATER</text:p>
          </table:table-cell>
          <table:table-cell table:formula="of:=CONCATENATE(&quot;,&quot;;[Data.H304])" office:value-type="string" office:string-value=",-20">
            <text:p>,-20</text:p>
          </table:table-cell>
          <table:table-cell table:formula="of:=IF([Data.I304]=&quot;&quot;;&quot;&quot;;CONCATENATE(&quot;,&quot;;[Data.I304]))" office:value-type="string" office:string-value=",C19=RESTRICTED">
            <text:p>,C19=RESTRICTED</text:p>
          </table:table-cell>
          <table:table-cell table:style-name="ce15" table:formula="of:=IF([Data.J304]=&quot;&quot;;&quot;&quot;;CONCATENATE(&quot;,&quot;;[Data.J304]))" office:value-type="string" office:string-value=",C20=RESTRICTED">
            <text:p>,C20=RESTRICTED</text:p>
          </table:table-cell>
          <table:table-cell table:style-name="ce15" table:formula="of:=IF([Data.K304]=&quot;&quot;;&quot;&quot;;CONCATENATE(&quot;,&quot;;[Data.K304]))" office:value-type="string" office:string-value=",C21=RESTRICTED">
            <text:p>,C21=RESTRICTED</text:p>
          </table:table-cell>
          <table:table-cell table:style-name="ce15" table:formula="of:=IF([Data.L304]=&quot;&quot;;&quot;&quot;;CONCATENATE(&quot;,&quot;;[Data.L304]))">
            <text:p/>
          </table:table-cell>
          <table:table-cell table:style-name="ce15" table:formula="of:=IF([Data.M304]=&quot;&quot;;&quot;&quot;;CONCATENATE(&quot;,&quot;;[Data.M304]))">
            <text:p/>
          </table:table-cell>
          <table:table-cell table:style-name="ce15" table:formula="of:=IF([Data.N304]=&quot;&quot;;&quot;&quot;;CONCATENATE(&quot;,&quot;;[Data.N304]))">
            <text:p/>
          </table:table-cell>
          <table:table-cell table:style-name="ce15" table:formula="of:=IF([Data.O304]=&quot;&quot;;&quot;&quot;;CONCATENATE(&quot;,&quot;;[Data.O304]))">
            <text:p/>
          </table:table-cell>
          <table:table-cell table:style-name="ce15" table:formula="of:=IF([Data.P304]=&quot;&quot;;&quot;&quot;;CONCATENATE(&quot;,&quot;;[Data.P304]))">
            <text:p/>
          </table:table-cell>
          <table:table-cell table:style-name="ce15" table:formula="of:=IF([Data.Q304]=&quot;&quot;;&quot;&quot;;CONCATENATE(&quot;,&quot;;[Data.Q304]))">
            <text:p/>
          </table:table-cell>
          <table:table-cell table:style-name="ce15" table:formula="of:=IF([Data.R304]=&quot;&quot;;&quot;&quot;;CONCATENATE(&quot;,&quot;;[Data.R304]))">
            <text:p/>
          </table:table-cell>
          <table:table-cell table:style-name="ce15" table:formula="of:=IF([Data.S304]=&quot;&quot;;&quot;&quot;;CONCATENATE(&quot;,&quot;;[Data.S304]))">
            <text:p/>
          </table:table-cell>
          <table:table-cell table:style-name="ce15" table:formula="of:=IF([Data.T304]=&quot;&quot;;&quot;&quot;;CONCATENATE(&quot;,&quot;;[Data.T304]))">
            <text:p/>
          </table:table-cell>
          <table:table-cell table:number-columns-repeated="2"/>
        </table:table-row>
        <table:table-row table:style-name="ro8">
          <table:table-cell table:formula="of:=IF([Data.A305]=&quot;&quot;;[.A303];[Data.A305])" office:value-type="float" office:value="227">
            <text:p>227</text:p>
          </table:table-cell>
          <table:table-cell table:formula="of:=IF([Data.E305]=&quot;&quot;;[.B303];CONCATENATE(&quot;,&quot;;[Data.E305]))" office:value-type="string" office:string-value=",MENTAL">
            <text:p>,MENTAL</text:p>
          </table:table-cell>
          <table:table-cell table:formula="of:=IF([Data.F305]=&quot;&quot;;[.C303];CONCATENATE(&quot;,&quot;;[Data.F305]))" office:value-type="string" office:string-value=",CHARL">
            <text:p>,CHARL</text:p>
          </table:table-cell>
          <table:table-cell table:formula="of:=CONCATENATE(&quot;,&quot;;[Data.G305])" office:value-type="string" office:string-value=",MINOR">
            <text:p>,MINOR</text:p>
          </table:table-cell>
          <table:table-cell table:formula="of:=CONCATENATE(&quot;,&quot;;[Data.H305])" office:value-type="string" office:string-value=",-10">
            <text:p>,-10</text:p>
          </table:table-cell>
          <table:table-cell table:formula="of:=IF([Data.I305]=&quot;&quot;;&quot;&quot;;CONCATENATE(&quot;,&quot;;[Data.I305]))" office:value-type="string" office:string-value=",DESCR">
            <text:p>,DESCR</text:p>
          </table:table-cell>
          <table:table-cell table:style-name="ce15" table:formula="of:=IF([Data.J305]=&quot;&quot;;&quot;&quot;;CONCATENATE(&quot;,&quot;;[Data.J305]))">
            <text:p/>
          </table:table-cell>
          <table:table-cell table:style-name="ce15" table:formula="of:=IF([Data.K305]=&quot;&quot;;&quot;&quot;;CONCATENATE(&quot;,&quot;;[Data.K305]))">
            <text:p/>
          </table:table-cell>
          <table:table-cell table:style-name="ce15" table:formula="of:=IF([Data.L305]=&quot;&quot;;&quot;&quot;;CONCATENATE(&quot;,&quot;;[Data.L305]))">
            <text:p/>
          </table:table-cell>
          <table:table-cell table:style-name="ce15" table:formula="of:=IF([Data.M305]=&quot;&quot;;&quot;&quot;;CONCATENATE(&quot;,&quot;;[Data.M305]))">
            <text:p/>
          </table:table-cell>
          <table:table-cell table:style-name="ce15" table:formula="of:=IF([Data.N305]=&quot;&quot;;&quot;&quot;;CONCATENATE(&quot;,&quot;;[Data.N305]))">
            <text:p/>
          </table:table-cell>
          <table:table-cell table:style-name="ce15" table:formula="of:=IF([Data.O305]=&quot;&quot;;&quot;&quot;;CONCATENATE(&quot;,&quot;;[Data.O305]))">
            <text:p/>
          </table:table-cell>
          <table:table-cell table:style-name="ce15" table:formula="of:=IF([Data.P305]=&quot;&quot;;&quot;&quot;;CONCATENATE(&quot;,&quot;;[Data.P305]))">
            <text:p/>
          </table:table-cell>
          <table:table-cell table:style-name="ce15" table:formula="of:=IF([Data.Q305]=&quot;&quot;;&quot;&quot;;CONCATENATE(&quot;,&quot;;[Data.Q305]))">
            <text:p/>
          </table:table-cell>
          <table:table-cell table:style-name="ce15" table:formula="of:=IF([Data.R305]=&quot;&quot;;&quot;&quot;;CONCATENATE(&quot;,&quot;;[Data.R305]))">
            <text:p/>
          </table:table-cell>
          <table:table-cell table:style-name="ce15" table:formula="of:=IF([Data.S305]=&quot;&quot;;&quot;&quot;;CONCATENATE(&quot;,&quot;;[Data.S305]))">
            <text:p/>
          </table:table-cell>
          <table:table-cell table:style-name="ce15" table:formula="of:=IF([Data.T305]=&quot;&quot;;&quot;&quot;;CONCATENATE(&quot;,&quot;;[Data.T305]))">
            <text:p/>
          </table:table-cell>
          <table:table-cell table:number-columns-repeated="2"/>
        </table:table-row>
        <table:table-row table:style-name="ro8">
          <table:table-cell table:formula="of:=IF([Data.A306]=&quot;&quot;;[.A304];[Data.A306])" office:value-type="float" office:value="228">
            <text:p>228</text:p>
          </table:table-cell>
          <table:table-cell table:formula="of:=IF([Data.E306]=&quot;&quot;;[.B304];CONCATENATE(&quot;,&quot;;[Data.E306]))" office:value-type="string" office:string-value=",MENTAL">
            <text:p>,MENTAL</text:p>
          </table:table-cell>
          <table:table-cell table:formula="of:=IF([Data.F306]=&quot;&quot;;[.C304];CONCATENATE(&quot;,&quot;;[Data.F306]))" office:value-type="string" office:string-value=",CHARL">
            <text:p>,CHARL</text:p>
          </table:table-cell>
          <table:table-cell table:formula="of:=CONCATENATE(&quot;,&quot;;[Data.G306])" office:value-type="string" office:string-value=",GREATER">
            <text:p>,GREATER</text:p>
          </table:table-cell>
          <table:table-cell table:formula="of:=CONCATENATE(&quot;,&quot;;[Data.H306])" office:value-type="string" office:string-value=",-20">
            <text:p>,-20</text:p>
          </table:table-cell>
          <table:table-cell table:formula="of:=IF([Data.I306]=&quot;&quot;;&quot;&quot;;CONCATENATE(&quot;,&quot;;[Data.I306]))" office:value-type="string" office:string-value=",C27=-15">
            <text:p>,C27=-15</text:p>
          </table:table-cell>
          <table:table-cell table:style-name="ce15" table:formula="of:=IF([Data.J306]=&quot;&quot;;&quot;&quot;;CONCATENATE(&quot;,&quot;;[Data.J306]))" office:value-type="string" office:string-value=",C28=-15">
            <text:p>,C28=-15</text:p>
          </table:table-cell>
          <table:table-cell table:style-name="ce15" table:formula="of:=IF([Data.K306]=&quot;&quot;;&quot;&quot;;CONCATENATE(&quot;,&quot;;[Data.K306]))" office:value-type="string" office:string-value=",C29=-15">
            <text:p>,C29=-15</text:p>
          </table:table-cell>
          <table:table-cell table:style-name="ce15" table:formula="of:=IF([Data.L306]=&quot;&quot;;&quot;&quot;;CONCATENATE(&quot;,&quot;;[Data.L306]))" office:value-type="string" office:string-value=",C30=-15">
            <text:p>,C30=-15</text:p>
          </table:table-cell>
          <table:table-cell table:style-name="ce15" table:formula="of:=IF([Data.M306]=&quot;&quot;;&quot;&quot;;CONCATENATE(&quot;,&quot;;[Data.M306]))" office:value-type="string" office:string-value=",C31=-15">
            <text:p>,C31=-15</text:p>
          </table:table-cell>
          <table:table-cell table:style-name="ce15" table:formula="of:=IF([Data.N306]=&quot;&quot;;&quot;&quot;;CONCATENATE(&quot;,&quot;;[Data.N306]))" office:value-type="string" office:string-value=",C32=-15">
            <text:p>,C32=-15</text:p>
          </table:table-cell>
          <table:table-cell table:style-name="ce15" table:formula="of:=IF([Data.O306]=&quot;&quot;;&quot;&quot;;CONCATENATE(&quot;,&quot;;[Data.O306]))" office:value-type="string" office:string-value=",C33=-15">
            <text:p>,C33=-15</text:p>
          </table:table-cell>
          <table:table-cell table:style-name="ce15" table:formula="of:=IF([Data.P306]=&quot;&quot;;&quot;&quot;;CONCATENATE(&quot;,&quot;;[Data.P306]))">
            <text:p/>
          </table:table-cell>
          <table:table-cell table:style-name="ce15" table:formula="of:=IF([Data.Q306]=&quot;&quot;;&quot;&quot;;CONCATENATE(&quot;,&quot;;[Data.Q306]))">
            <text:p/>
          </table:table-cell>
          <table:table-cell table:style-name="ce15" table:formula="of:=IF([Data.R306]=&quot;&quot;;&quot;&quot;;CONCATENATE(&quot;,&quot;;[Data.R306]))">
            <text:p/>
          </table:table-cell>
          <table:table-cell table:style-name="ce15" table:formula="of:=IF([Data.S306]=&quot;&quot;;&quot;&quot;;CONCATENATE(&quot;,&quot;;[Data.S306]))">
            <text:p/>
          </table:table-cell>
          <table:table-cell table:style-name="ce15" table:formula="of:=IF([Data.T306]=&quot;&quot;;&quot;&quot;;CONCATENATE(&quot;,&quot;;[Data.T306]))">
            <text:p/>
          </table:table-cell>
          <table:table-cell table:number-columns-repeated="2"/>
        </table:table-row>
        <table:table-row table:style-name="ro8">
          <table:table-cell table:formula="of:=IF([Data.A307]=&quot;&quot;;[.A305];[Data.A307])" office:value-type="float" office:value="229">
            <text:p>229</text:p>
          </table:table-cell>
          <table:table-cell table:formula="of:=IF([Data.E307]=&quot;&quot;;[.B305];CONCATENATE(&quot;,&quot;;[Data.E307]))" office:value-type="string" office:string-value=",MENTAL">
            <text:p>,MENTAL</text:p>
          </table:table-cell>
          <table:table-cell table:formula="of:=IF([Data.F307]=&quot;&quot;;[.C305];CONCATENATE(&quot;,&quot;;[Data.F307]))" office:value-type="string" office:string-value=",CHARL">
            <text:p>,CHARL</text:p>
          </table:table-cell>
          <table:table-cell table:formula="of:=CONCATENATE(&quot;,&quot;;[Data.G307])" office:value-type="string" office:string-value=",LESSER">
            <text:p>,LESSER</text:p>
          </table:table-cell>
          <table:table-cell table:formula="of:=CONCATENATE(&quot;,&quot;;[Data.H307])" office:value-type="string" office:string-value=",-5">
            <text:p>,-5</text:p>
          </table:table-cell>
          <table:table-cell table:formula="of:=IF([Data.I307]=&quot;&quot;;&quot;&quot;;CONCATENATE(&quot;,&quot;;[Data.I307]))" office:value-type="string" office:string-value=",DESCR">
            <text:p>,DESCR</text:p>
          </table:table-cell>
          <table:table-cell table:style-name="ce15" table:formula="of:=IF([Data.J307]=&quot;&quot;;&quot;&quot;;CONCATENATE(&quot;,&quot;;[Data.J307]))">
            <text:p/>
          </table:table-cell>
          <table:table-cell table:style-name="ce15" table:formula="of:=IF([Data.K307]=&quot;&quot;;&quot;&quot;;CONCATENATE(&quot;,&quot;;[Data.K307]))">
            <text:p/>
          </table:table-cell>
          <table:table-cell table:style-name="ce15" table:formula="of:=IF([Data.L307]=&quot;&quot;;&quot;&quot;;CONCATENATE(&quot;,&quot;;[Data.L307]))">
            <text:p/>
          </table:table-cell>
          <table:table-cell table:style-name="ce15" table:formula="of:=IF([Data.M307]=&quot;&quot;;&quot;&quot;;CONCATENATE(&quot;,&quot;;[Data.M307]))">
            <text:p/>
          </table:table-cell>
          <table:table-cell table:style-name="ce15" table:formula="of:=IF([Data.N307]=&quot;&quot;;&quot;&quot;;CONCATENATE(&quot;,&quot;;[Data.N307]))">
            <text:p/>
          </table:table-cell>
          <table:table-cell table:style-name="ce15" table:formula="of:=IF([Data.O307]=&quot;&quot;;&quot;&quot;;CONCATENATE(&quot;,&quot;;[Data.O307]))">
            <text:p/>
          </table:table-cell>
          <table:table-cell table:style-name="ce15" table:formula="of:=IF([Data.P307]=&quot;&quot;;&quot;&quot;;CONCATENATE(&quot;,&quot;;[Data.P307]))">
            <text:p/>
          </table:table-cell>
          <table:table-cell table:style-name="ce15" table:formula="of:=IF([Data.Q307]=&quot;&quot;;&quot;&quot;;CONCATENATE(&quot;,&quot;;[Data.Q307]))">
            <text:p/>
          </table:table-cell>
          <table:table-cell table:style-name="ce15" table:formula="of:=IF([Data.R307]=&quot;&quot;;&quot;&quot;;CONCATENATE(&quot;,&quot;;[Data.R307]))">
            <text:p/>
          </table:table-cell>
          <table:table-cell table:style-name="ce15" table:formula="of:=IF([Data.S307]=&quot;&quot;;&quot;&quot;;CONCATENATE(&quot;,&quot;;[Data.S307]))">
            <text:p/>
          </table:table-cell>
          <table:table-cell table:style-name="ce15" table:formula="of:=IF([Data.T307]=&quot;&quot;;&quot;&quot;;CONCATENATE(&quot;,&quot;;[Data.T307]))">
            <text:p/>
          </table:table-cell>
          <table:table-cell table:number-columns-repeated="2"/>
        </table:table-row>
        <table:table-row table:style-name="ro8">
          <table:table-cell table:formula="of:=IF([Data.A308]=&quot;&quot;;[.A306];[Data.A308])" office:value-type="float" office:value="230">
            <text:p>230</text:p>
          </table:table-cell>
          <table:table-cell table:formula="of:=IF([Data.E308]=&quot;&quot;;[.B306];CONCATENATE(&quot;,&quot;;[Data.E308]))" office:value-type="string" office:string-value=",MENTAL">
            <text:p>,MENTAL</text:p>
          </table:table-cell>
          <table:table-cell table:formula="of:=IF([Data.F308]=&quot;&quot;;[.C306];CONCATENATE(&quot;,&quot;;[Data.F308]))" office:value-type="string" office:string-value=",CHARL">
            <text:p>,CHARL</text:p>
          </table:table-cell>
          <table:table-cell table:formula="of:=CONCATENATE(&quot;,&quot;;[Data.G308])" office:value-type="string" office:string-value=",MINOR">
            <text:p>,MINOR</text:p>
          </table:table-cell>
          <table:table-cell table:formula="of:=CONCATENATE(&quot;,&quot;;[Data.H308])" office:value-type="string" office:string-value=",-10">
            <text:p>,-10</text:p>
          </table:table-cell>
          <table:table-cell table:formula="of:=IF([Data.I308]=&quot;&quot;;&quot;&quot;;CONCATENATE(&quot;,&quot;;[Data.I308]))" office:value-type="string" office:string-value=",DESCR">
            <text:p>,DESCR</text:p>
          </table:table-cell>
          <table:table-cell table:style-name="ce15" table:formula="of:=IF([Data.J308]=&quot;&quot;;&quot;&quot;;CONCATENATE(&quot;,&quot;;[Data.J308]))">
            <text:p/>
          </table:table-cell>
          <table:table-cell table:style-name="ce15" table:formula="of:=IF([Data.K308]=&quot;&quot;;&quot;&quot;;CONCATENATE(&quot;,&quot;;[Data.K308]))">
            <text:p/>
          </table:table-cell>
          <table:table-cell table:style-name="ce15" table:formula="of:=IF([Data.L308]=&quot;&quot;;&quot;&quot;;CONCATENATE(&quot;,&quot;;[Data.L308]))">
            <text:p/>
          </table:table-cell>
          <table:table-cell table:style-name="ce15" table:formula="of:=IF([Data.M308]=&quot;&quot;;&quot;&quot;;CONCATENATE(&quot;,&quot;;[Data.M308]))">
            <text:p/>
          </table:table-cell>
          <table:table-cell table:style-name="ce15" table:formula="of:=IF([Data.N308]=&quot;&quot;;&quot;&quot;;CONCATENATE(&quot;,&quot;;[Data.N308]))">
            <text:p/>
          </table:table-cell>
          <table:table-cell table:style-name="ce15" table:formula="of:=IF([Data.O308]=&quot;&quot;;&quot;&quot;;CONCATENATE(&quot;,&quot;;[Data.O308]))">
            <text:p/>
          </table:table-cell>
          <table:table-cell table:style-name="ce15" table:formula="of:=IF([Data.P308]=&quot;&quot;;&quot;&quot;;CONCATENATE(&quot;,&quot;;[Data.P308]))">
            <text:p/>
          </table:table-cell>
          <table:table-cell table:style-name="ce15" table:formula="of:=IF([Data.Q308]=&quot;&quot;;&quot;&quot;;CONCATENATE(&quot;,&quot;;[Data.Q308]))">
            <text:p/>
          </table:table-cell>
          <table:table-cell table:style-name="ce15" table:formula="of:=IF([Data.R308]=&quot;&quot;;&quot;&quot;;CONCATENATE(&quot;,&quot;;[Data.R308]))">
            <text:p/>
          </table:table-cell>
          <table:table-cell table:style-name="ce15" table:formula="of:=IF([Data.S308]=&quot;&quot;;&quot;&quot;;CONCATENATE(&quot;,&quot;;[Data.S308]))">
            <text:p/>
          </table:table-cell>
          <table:table-cell table:style-name="ce15" table:formula="of:=IF([Data.T308]=&quot;&quot;;&quot;&quot;;CONCATENATE(&quot;,&quot;;[Data.T308]))">
            <text:p/>
          </table:table-cell>
          <table:table-cell table:number-columns-repeated="2"/>
        </table:table-row>
        <table:table-row table:style-name="ro8">
          <table:table-cell table:formula="of:=IF([Data.A309]=&quot;&quot;;[.A307];[Data.A309])" office:value-type="float" office:value="231">
            <text:p>231</text:p>
          </table:table-cell>
          <table:table-cell table:formula="of:=IF([Data.E309]=&quot;&quot;;[.B307];CONCATENATE(&quot;,&quot;;[Data.E309]))" office:value-type="string" office:string-value=",MENTAL">
            <text:p>,MENTAL</text:p>
          </table:table-cell>
          <table:table-cell table:formula="of:=IF([Data.F309]=&quot;&quot;;[.C307];CONCATENATE(&quot;,&quot;;[Data.F309]))" office:value-type="string" office:string-value=",CHARL">
            <text:p>,CHARL</text:p>
          </table:table-cell>
          <table:table-cell table:formula="of:=CONCATENATE(&quot;,&quot;;[Data.G309])" office:value-type="string" office:string-value=",MINOR">
            <text:p>,MINOR</text:p>
          </table:table-cell>
          <table:table-cell table:formula="of:=CONCATENATE(&quot;,&quot;;[Data.H309])" office:value-type="string" office:string-value=",-10">
            <text:p>,-10</text:p>
          </table:table-cell>
          <table:table-cell table:formula="of:=IF([Data.I309]=&quot;&quot;;&quot;&quot;;CONCATENATE(&quot;,&quot;;[Data.I309]))" office:value-type="string" office:string-value=",DESCR">
            <text:p>,DESCR</text:p>
          </table:table-cell>
          <table:table-cell table:style-name="ce15" table:formula="of:=IF([Data.J309]=&quot;&quot;;&quot;&quot;;CONCATENATE(&quot;,&quot;;[Data.J309]))">
            <text:p/>
          </table:table-cell>
          <table:table-cell table:style-name="ce15" table:formula="of:=IF([Data.K309]=&quot;&quot;;&quot;&quot;;CONCATENATE(&quot;,&quot;;[Data.K309]))">
            <text:p/>
          </table:table-cell>
          <table:table-cell table:style-name="ce15" table:formula="of:=IF([Data.L309]=&quot;&quot;;&quot;&quot;;CONCATENATE(&quot;,&quot;;[Data.L309]))">
            <text:p/>
          </table:table-cell>
          <table:table-cell table:style-name="ce15" table:formula="of:=IF([Data.M309]=&quot;&quot;;&quot;&quot;;CONCATENATE(&quot;,&quot;;[Data.M309]))">
            <text:p/>
          </table:table-cell>
          <table:table-cell table:style-name="ce15" table:formula="of:=IF([Data.N309]=&quot;&quot;;&quot;&quot;;CONCATENATE(&quot;,&quot;;[Data.N309]))">
            <text:p/>
          </table:table-cell>
          <table:table-cell table:style-name="ce15" table:formula="of:=IF([Data.O309]=&quot;&quot;;&quot;&quot;;CONCATENATE(&quot;,&quot;;[Data.O309]))">
            <text:p/>
          </table:table-cell>
          <table:table-cell table:style-name="ce15" table:formula="of:=IF([Data.P309]=&quot;&quot;;&quot;&quot;;CONCATENATE(&quot;,&quot;;[Data.P309]))">
            <text:p/>
          </table:table-cell>
          <table:table-cell table:style-name="ce15" table:formula="of:=IF([Data.Q309]=&quot;&quot;;&quot;&quot;;CONCATENATE(&quot;,&quot;;[Data.Q309]))">
            <text:p/>
          </table:table-cell>
          <table:table-cell table:style-name="ce15" table:formula="of:=IF([Data.R309]=&quot;&quot;;&quot;&quot;;CONCATENATE(&quot;,&quot;;[Data.R309]))">
            <text:p/>
          </table:table-cell>
          <table:table-cell table:style-name="ce15" table:formula="of:=IF([Data.S309]=&quot;&quot;;&quot;&quot;;CONCATENATE(&quot;,&quot;;[Data.S309]))">
            <text:p/>
          </table:table-cell>
          <table:table-cell table:style-name="ce15" table:formula="of:=IF([Data.T309]=&quot;&quot;;&quot;&quot;;CONCATENATE(&quot;,&quot;;[Data.T309]))">
            <text:p/>
          </table:table-cell>
          <table:table-cell table:number-columns-repeated="2"/>
        </table:table-row>
        <table:table-row table:style-name="ro8">
          <table:table-cell table:formula="of:=IF([Data.A310]=&quot;&quot;;[.A308];[Data.A310])" office:value-type="float" office:value="232">
            <text:p>232</text:p>
          </table:table-cell>
          <table:table-cell table:formula="of:=IF([Data.E310]=&quot;&quot;;[.B308];CONCATENATE(&quot;,&quot;;[Data.E310]))" office:value-type="string" office:string-value=",MENTAL">
            <text:p>,MENTAL</text:p>
          </table:table-cell>
          <table:table-cell table:formula="of:=IF([Data.F310]=&quot;&quot;;[.C308];CONCATENATE(&quot;,&quot;;[Data.F310]))" office:value-type="string" office:string-value=",CHARL">
            <text:p>,CHARL</text:p>
          </table:table-cell>
          <table:table-cell table:formula="of:=CONCATENATE(&quot;,&quot;;[Data.G310])" office:value-type="string" office:string-value=",MAJOR">
            <text:p>,MAJOR</text:p>
          </table:table-cell>
          <table:table-cell table:formula="of:=CONCATENATE(&quot;,&quot;;[Data.H310])" office:value-type="string" office:string-value=",-15">
            <text:p>,-15</text:p>
          </table:table-cell>
          <table:table-cell table:formula="of:=IF([Data.I310]=&quot;&quot;;&quot;&quot;;CONCATENATE(&quot;,&quot;;[Data.I310]))" office:value-type="string" office:string-value=",DESCR">
            <text:p>,DESCR</text:p>
          </table:table-cell>
          <table:table-cell table:style-name="ce15" table:formula="of:=IF([Data.J310]=&quot;&quot;;&quot;&quot;;CONCATENATE(&quot;,&quot;;[Data.J310]))">
            <text:p/>
          </table:table-cell>
          <table:table-cell table:style-name="ce15" table:formula="of:=IF([Data.K310]=&quot;&quot;;&quot;&quot;;CONCATENATE(&quot;,&quot;;[Data.K310]))">
            <text:p/>
          </table:table-cell>
          <table:table-cell table:style-name="ce15" table:formula="of:=IF([Data.L310]=&quot;&quot;;&quot;&quot;;CONCATENATE(&quot;,&quot;;[Data.L310]))">
            <text:p/>
          </table:table-cell>
          <table:table-cell table:style-name="ce15" table:formula="of:=IF([Data.M310]=&quot;&quot;;&quot;&quot;;CONCATENATE(&quot;,&quot;;[Data.M310]))">
            <text:p/>
          </table:table-cell>
          <table:table-cell table:style-name="ce15" table:formula="of:=IF([Data.N310]=&quot;&quot;;&quot;&quot;;CONCATENATE(&quot;,&quot;;[Data.N310]))">
            <text:p/>
          </table:table-cell>
          <table:table-cell table:style-name="ce15" table:formula="of:=IF([Data.O310]=&quot;&quot;;&quot;&quot;;CONCATENATE(&quot;,&quot;;[Data.O310]))">
            <text:p/>
          </table:table-cell>
          <table:table-cell table:style-name="ce15" table:formula="of:=IF([Data.P310]=&quot;&quot;;&quot;&quot;;CONCATENATE(&quot;,&quot;;[Data.P310]))">
            <text:p/>
          </table:table-cell>
          <table:table-cell table:style-name="ce15" table:formula="of:=IF([Data.Q310]=&quot;&quot;;&quot;&quot;;CONCATENATE(&quot;,&quot;;[Data.Q310]))">
            <text:p/>
          </table:table-cell>
          <table:table-cell table:style-name="ce15" table:formula="of:=IF([Data.R310]=&quot;&quot;;&quot;&quot;;CONCATENATE(&quot;,&quot;;[Data.R310]))">
            <text:p/>
          </table:table-cell>
          <table:table-cell table:style-name="ce15" table:formula="of:=IF([Data.S310]=&quot;&quot;;&quot;&quot;;CONCATENATE(&quot;,&quot;;[Data.S310]))">
            <text:p/>
          </table:table-cell>
          <table:table-cell table:style-name="ce15" table:formula="of:=IF([Data.T310]=&quot;&quot;;&quot;&quot;;CONCATENATE(&quot;,&quot;;[Data.T310]))">
            <text:p/>
          </table:table-cell>
          <table:table-cell table:number-columns-repeated="2"/>
        </table:table-row>
        <table:table-row table:style-name="ro8">
          <table:table-cell table:formula="of:=IF([Data.A311]=&quot;&quot;;[.A309];[Data.A311])" office:value-type="float" office:value="233">
            <text:p>233</text:p>
          </table:table-cell>
          <table:table-cell table:formula="of:=IF([Data.E311]=&quot;&quot;;[.B309];CONCATENATE(&quot;,&quot;;[Data.E311]))" office:value-type="string" office:string-value=",MENTAL">
            <text:p>,MENTAL</text:p>
          </table:table-cell>
          <table:table-cell table:formula="of:=IF([Data.F311]=&quot;&quot;;[.C309];CONCATENATE(&quot;,&quot;;[Data.F311]))" office:value-type="string" office:string-value=",CHARL">
            <text:p>,CHARL</text:p>
          </table:table-cell>
          <table:table-cell table:formula="of:=CONCATENATE(&quot;,&quot;;[Data.G311])" office:value-type="string" office:string-value=",LESSER">
            <text:p>,LESSER</text:p>
          </table:table-cell>
          <table:table-cell table:formula="of:=CONCATENATE(&quot;,&quot;;[Data.H311])" office:value-type="string" office:string-value=",-5">
            <text:p>,-5</text:p>
          </table:table-cell>
          <table:table-cell table:formula="of:=IF([Data.I311]=&quot;&quot;;&quot;&quot;;CONCATENATE(&quot;,&quot;;[Data.I311]))" office:value-type="string" office:string-value=",DESCR">
            <text:p>,DESCR</text:p>
          </table:table-cell>
          <table:table-cell table:style-name="ce15" table:formula="of:=IF([Data.J311]=&quot;&quot;;&quot;&quot;;CONCATENATE(&quot;,&quot;;[Data.J311]))">
            <text:p/>
          </table:table-cell>
          <table:table-cell table:style-name="ce15" table:formula="of:=IF([Data.K311]=&quot;&quot;;&quot;&quot;;CONCATENATE(&quot;,&quot;;[Data.K311]))">
            <text:p/>
          </table:table-cell>
          <table:table-cell table:style-name="ce15" table:formula="of:=IF([Data.L311]=&quot;&quot;;&quot;&quot;;CONCATENATE(&quot;,&quot;;[Data.L311]))">
            <text:p/>
          </table:table-cell>
          <table:table-cell table:style-name="ce15" table:formula="of:=IF([Data.M311]=&quot;&quot;;&quot;&quot;;CONCATENATE(&quot;,&quot;;[Data.M311]))">
            <text:p/>
          </table:table-cell>
          <table:table-cell table:style-name="ce15" table:formula="of:=IF([Data.N311]=&quot;&quot;;&quot;&quot;;CONCATENATE(&quot;,&quot;;[Data.N311]))">
            <text:p/>
          </table:table-cell>
          <table:table-cell table:style-name="ce15" table:formula="of:=IF([Data.O311]=&quot;&quot;;&quot;&quot;;CONCATENATE(&quot;,&quot;;[Data.O311]))">
            <text:p/>
          </table:table-cell>
          <table:table-cell table:style-name="ce15" table:formula="of:=IF([Data.P311]=&quot;&quot;;&quot;&quot;;CONCATENATE(&quot;,&quot;;[Data.P311]))">
            <text:p/>
          </table:table-cell>
          <table:table-cell table:style-name="ce15" table:formula="of:=IF([Data.Q311]=&quot;&quot;;&quot;&quot;;CONCATENATE(&quot;,&quot;;[Data.Q311]))">
            <text:p/>
          </table:table-cell>
          <table:table-cell table:style-name="ce15" table:formula="of:=IF([Data.R311]=&quot;&quot;;&quot;&quot;;CONCATENATE(&quot;,&quot;;[Data.R311]))">
            <text:p/>
          </table:table-cell>
          <table:table-cell table:style-name="ce15" table:formula="of:=IF([Data.S311]=&quot;&quot;;&quot;&quot;;CONCATENATE(&quot;,&quot;;[Data.S311]))">
            <text:p/>
          </table:table-cell>
          <table:table-cell table:style-name="ce15" table:formula="of:=IF([Data.T311]=&quot;&quot;;&quot;&quot;;CONCATENATE(&quot;,&quot;;[Data.T311]))">
            <text:p/>
          </table:table-cell>
          <table:table-cell table:number-columns-repeated="2"/>
        </table:table-row>
        <table:table-row table:style-name="ro8">
          <table:table-cell table:formula="of:=IF([Data.A312]=&quot;&quot;;[.A310];[Data.A312])" office:value-type="float" office:value="234">
            <text:p>234</text:p>
          </table:table-cell>
          <table:table-cell table:formula="of:=IF([Data.E312]=&quot;&quot;;[.B310];CONCATENATE(&quot;,&quot;;[Data.E312]))" office:value-type="string" office:string-value=",MENTAL">
            <text:p>,MENTAL</text:p>
          </table:table-cell>
          <table:table-cell table:formula="of:=IF([Data.F312]=&quot;&quot;;[.C310];CONCATENATE(&quot;,&quot;;[Data.F312]))" office:value-type="string" office:string-value=",CHARL">
            <text:p>,CHARL</text:p>
          </table:table-cell>
          <table:table-cell table:formula="of:=CONCATENATE(&quot;,&quot;;[Data.G312])" office:value-type="string" office:string-value=",GREATER">
            <text:p>,GREATER</text:p>
          </table:table-cell>
          <table:table-cell table:formula="of:=CONCATENATE(&quot;,&quot;;[Data.H312])" office:value-type="string" office:string-value=",-20">
            <text:p>,-20</text:p>
          </table:table-cell>
          <table:table-cell table:formula="of:=IF([Data.I312]=&quot;&quot;;&quot;&quot;;CONCATENATE(&quot;,&quot;;[Data.I312]))" office:value-type="string" office:string-value=",DESCR">
            <text:p>,DESCR</text:p>
          </table:table-cell>
          <table:table-cell table:style-name="ce15" table:formula="of:=IF([Data.J312]=&quot;&quot;;&quot;&quot;;CONCATENATE(&quot;,&quot;;[Data.J312]))">
            <text:p/>
          </table:table-cell>
          <table:table-cell table:style-name="ce15" table:formula="of:=IF([Data.K312]=&quot;&quot;;&quot;&quot;;CONCATENATE(&quot;,&quot;;[Data.K312]))">
            <text:p/>
          </table:table-cell>
          <table:table-cell table:style-name="ce15" table:formula="of:=IF([Data.L312]=&quot;&quot;;&quot;&quot;;CONCATENATE(&quot;,&quot;;[Data.L312]))">
            <text:p/>
          </table:table-cell>
          <table:table-cell table:style-name="ce15" table:formula="of:=IF([Data.M312]=&quot;&quot;;&quot;&quot;;CONCATENATE(&quot;,&quot;;[Data.M312]))">
            <text:p/>
          </table:table-cell>
          <table:table-cell table:style-name="ce15" table:formula="of:=IF([Data.N312]=&quot;&quot;;&quot;&quot;;CONCATENATE(&quot;,&quot;;[Data.N312]))">
            <text:p/>
          </table:table-cell>
          <table:table-cell table:style-name="ce15" table:formula="of:=IF([Data.O312]=&quot;&quot;;&quot;&quot;;CONCATENATE(&quot;,&quot;;[Data.O312]))">
            <text:p/>
          </table:table-cell>
          <table:table-cell table:style-name="ce15" table:formula="of:=IF([Data.P312]=&quot;&quot;;&quot;&quot;;CONCATENATE(&quot;,&quot;;[Data.P312]))">
            <text:p/>
          </table:table-cell>
          <table:table-cell table:style-name="ce15" table:formula="of:=IF([Data.Q312]=&quot;&quot;;&quot;&quot;;CONCATENATE(&quot;,&quot;;[Data.Q312]))">
            <text:p/>
          </table:table-cell>
          <table:table-cell table:style-name="ce15" table:formula="of:=IF([Data.R312]=&quot;&quot;;&quot;&quot;;CONCATENATE(&quot;,&quot;;[Data.R312]))">
            <text:p/>
          </table:table-cell>
          <table:table-cell table:style-name="ce15" table:formula="of:=IF([Data.S312]=&quot;&quot;;&quot;&quot;;CONCATENATE(&quot;,&quot;;[Data.S312]))">
            <text:p/>
          </table:table-cell>
          <table:table-cell table:style-name="ce15" table:formula="of:=IF([Data.T312]=&quot;&quot;;&quot;&quot;;CONCATENATE(&quot;,&quot;;[Data.T312]))">
            <text:p/>
          </table:table-cell>
          <table:table-cell table:number-columns-repeated="2"/>
        </table:table-row>
        <table:table-row table:style-name="ro8">
          <table:table-cell table:formula="of:=IF([Data.A313]=&quot;&quot;;[.A311];[Data.A313])" office:value-type="float" office:value="235">
            <text:p>235</text:p>
          </table:table-cell>
          <table:table-cell table:formula="of:=IF([Data.E313]=&quot;&quot;;[.B311];CONCATENATE(&quot;,&quot;;[Data.E313]))" office:value-type="string" office:string-value=",MENTAL">
            <text:p>,MENTAL</text:p>
          </table:table-cell>
          <table:table-cell table:formula="of:=IF([Data.F313]=&quot;&quot;;[.C311];CONCATENATE(&quot;,&quot;;[Data.F313]))" office:value-type="string" office:string-value=",CHARL">
            <text:p>,CHARL</text:p>
          </table:table-cell>
          <table:table-cell table:formula="of:=CONCATENATE(&quot;,&quot;;[Data.G313])" office:value-type="string" office:string-value=",MINOR">
            <text:p>,MINOR</text:p>
          </table:table-cell>
          <table:table-cell table:formula="of:=CONCATENATE(&quot;,&quot;;[Data.H313])" office:value-type="string" office:string-value=",-10">
            <text:p>,-10</text:p>
          </table:table-cell>
          <table:table-cell table:formula="of:=IF([Data.I313]=&quot;&quot;;&quot;&quot;;CONCATENATE(&quot;,&quot;;[Data.I313]))" office:value-type="string" office:string-value=",DESCR">
            <text:p>,DESCR</text:p>
          </table:table-cell>
          <table:table-cell table:style-name="ce15" table:formula="of:=IF([Data.J313]=&quot;&quot;;&quot;&quot;;CONCATENATE(&quot;,&quot;;[Data.J313]))">
            <text:p/>
          </table:table-cell>
          <table:table-cell table:style-name="ce15" table:formula="of:=IF([Data.K313]=&quot;&quot;;&quot;&quot;;CONCATENATE(&quot;,&quot;;[Data.K313]))">
            <text:p/>
          </table:table-cell>
          <table:table-cell table:style-name="ce15" table:formula="of:=IF([Data.L313]=&quot;&quot;;&quot;&quot;;CONCATENATE(&quot;,&quot;;[Data.L313]))">
            <text:p/>
          </table:table-cell>
          <table:table-cell table:style-name="ce15" table:formula="of:=IF([Data.M313]=&quot;&quot;;&quot;&quot;;CONCATENATE(&quot;,&quot;;[Data.M313]))">
            <text:p/>
          </table:table-cell>
          <table:table-cell table:style-name="ce15" table:formula="of:=IF([Data.N313]=&quot;&quot;;&quot;&quot;;CONCATENATE(&quot;,&quot;;[Data.N313]))">
            <text:p/>
          </table:table-cell>
          <table:table-cell table:style-name="ce15" table:formula="of:=IF([Data.O313]=&quot;&quot;;&quot;&quot;;CONCATENATE(&quot;,&quot;;[Data.O313]))">
            <text:p/>
          </table:table-cell>
          <table:table-cell table:style-name="ce15" table:formula="of:=IF([Data.P313]=&quot;&quot;;&quot;&quot;;CONCATENATE(&quot;,&quot;;[Data.P313]))">
            <text:p/>
          </table:table-cell>
          <table:table-cell table:style-name="ce15" table:formula="of:=IF([Data.Q313]=&quot;&quot;;&quot;&quot;;CONCATENATE(&quot;,&quot;;[Data.Q313]))">
            <text:p/>
          </table:table-cell>
          <table:table-cell table:style-name="ce15" table:formula="of:=IF([Data.R313]=&quot;&quot;;&quot;&quot;;CONCATENATE(&quot;,&quot;;[Data.R313]))">
            <text:p/>
          </table:table-cell>
          <table:table-cell table:style-name="ce15" table:formula="of:=IF([Data.S313]=&quot;&quot;;&quot;&quot;;CONCATENATE(&quot;,&quot;;[Data.S313]))">
            <text:p/>
          </table:table-cell>
          <table:table-cell table:style-name="ce15" table:formula="of:=IF([Data.T313]=&quot;&quot;;&quot;&quot;;CONCATENATE(&quot;,&quot;;[Data.T313]))">
            <text:p/>
          </table:table-cell>
          <table:table-cell table:number-columns-repeated="2"/>
        </table:table-row>
        <table:table-row table:style-name="ro8">
          <table:table-cell table:formula="of:=IF([Data.A314]=&quot;&quot;;[.A312];[Data.A314])" office:value-type="float" office:value="236">
            <text:p>236</text:p>
          </table:table-cell>
          <table:table-cell table:formula="of:=IF([Data.E314]=&quot;&quot;;[.B312];CONCATENATE(&quot;,&quot;;[Data.E314]))" office:value-type="string" office:string-value=",MENTAL">
            <text:p>,MENTAL</text:p>
          </table:table-cell>
          <table:table-cell table:formula="of:=IF([Data.F314]=&quot;&quot;;[.C312];CONCATENATE(&quot;,&quot;;[Data.F314]))" office:value-type="string" office:string-value=",CHARL">
            <text:p>,CHARL</text:p>
          </table:table-cell>
          <table:table-cell table:formula="of:=CONCATENATE(&quot;,&quot;;[Data.G314])" office:value-type="string" office:string-value=",MINOR">
            <text:p>,MINOR</text:p>
          </table:table-cell>
          <table:table-cell table:formula="of:=CONCATENATE(&quot;,&quot;;[Data.H314])" office:value-type="string" office:string-value=",-10">
            <text:p>,-10</text:p>
          </table:table-cell>
          <table:table-cell table:formula="of:=IF([Data.I314]=&quot;&quot;;&quot;&quot;;CONCATENATE(&quot;,&quot;;[Data.I314]))" office:value-type="string" office:string-value=",DESCR">
            <text:p>,DESCR</text:p>
          </table:table-cell>
          <table:table-cell table:style-name="ce15" table:formula="of:=IF([Data.J314]=&quot;&quot;;&quot;&quot;;CONCATENATE(&quot;,&quot;;[Data.J314]))">
            <text:p/>
          </table:table-cell>
          <table:table-cell table:style-name="ce15" table:formula="of:=IF([Data.K314]=&quot;&quot;;&quot;&quot;;CONCATENATE(&quot;,&quot;;[Data.K314]))">
            <text:p/>
          </table:table-cell>
          <table:table-cell table:style-name="ce15" table:formula="of:=IF([Data.L314]=&quot;&quot;;&quot;&quot;;CONCATENATE(&quot;,&quot;;[Data.L314]))">
            <text:p/>
          </table:table-cell>
          <table:table-cell table:style-name="ce15" table:formula="of:=IF([Data.M314]=&quot;&quot;;&quot;&quot;;CONCATENATE(&quot;,&quot;;[Data.M314]))">
            <text:p/>
          </table:table-cell>
          <table:table-cell table:style-name="ce15" table:formula="of:=IF([Data.N314]=&quot;&quot;;&quot;&quot;;CONCATENATE(&quot;,&quot;;[Data.N314]))">
            <text:p/>
          </table:table-cell>
          <table:table-cell table:style-name="ce15" table:formula="of:=IF([Data.O314]=&quot;&quot;;&quot;&quot;;CONCATENATE(&quot;,&quot;;[Data.O314]))">
            <text:p/>
          </table:table-cell>
          <table:table-cell table:style-name="ce15" table:formula="of:=IF([Data.P314]=&quot;&quot;;&quot;&quot;;CONCATENATE(&quot;,&quot;;[Data.P314]))">
            <text:p/>
          </table:table-cell>
          <table:table-cell table:style-name="ce15" table:formula="of:=IF([Data.Q314]=&quot;&quot;;&quot;&quot;;CONCATENATE(&quot;,&quot;;[Data.Q314]))">
            <text:p/>
          </table:table-cell>
          <table:table-cell table:style-name="ce15" table:formula="of:=IF([Data.R314]=&quot;&quot;;&quot;&quot;;CONCATENATE(&quot;,&quot;;[Data.R314]))">
            <text:p/>
          </table:table-cell>
          <table:table-cell table:style-name="ce15" table:formula="of:=IF([Data.S314]=&quot;&quot;;&quot;&quot;;CONCATENATE(&quot;,&quot;;[Data.S314]))">
            <text:p/>
          </table:table-cell>
          <table:table-cell table:style-name="ce15" table:formula="of:=IF([Data.T314]=&quot;&quot;;&quot;&quot;;CONCATENATE(&quot;,&quot;;[Data.T314]))">
            <text:p/>
          </table:table-cell>
          <table:table-cell table:number-columns-repeated="2"/>
        </table:table-row>
        <table:table-row table:style-name="ro8">
          <table:table-cell table:formula="of:=IF([Data.A315]=&quot;&quot;;[.A313];[Data.A315])" office:value-type="float" office:value="237">
            <text:p>237</text:p>
          </table:table-cell>
          <table:table-cell table:formula="of:=IF([Data.E315]=&quot;&quot;;[.B313];CONCATENATE(&quot;,&quot;;[Data.E315]))" office:value-type="string" office:string-value=",MENTAL">
            <text:p>,MENTAL</text:p>
          </table:table-cell>
          <table:table-cell table:formula="of:=IF([Data.F315]=&quot;&quot;;[.C313];CONCATENATE(&quot;,&quot;;[Data.F315]))" office:value-type="string" office:string-value=",CHARL">
            <text:p>,CHARL</text:p>
          </table:table-cell>
          <table:table-cell table:formula="of:=CONCATENATE(&quot;,&quot;;[Data.G315])" office:value-type="string" office:string-value=",MAJOR">
            <text:p>,MAJOR</text:p>
          </table:table-cell>
          <table:table-cell table:formula="of:=CONCATENATE(&quot;,&quot;;[Data.H315])" office:value-type="string" office:string-value=",-13">
            <text:p>,-13</text:p>
          </table:table-cell>
          <table:table-cell table:formula="of:=IF([Data.I315]=&quot;&quot;;&quot;&quot;;CONCATENATE(&quot;,&quot;;[Data.I315]))" office:value-type="string" office:string-value=",DESCR">
            <text:p>,DESCR</text:p>
          </table:table-cell>
          <table:table-cell table:style-name="ce15" table:formula="of:=IF([Data.J315]=&quot;&quot;;&quot;&quot;;CONCATENATE(&quot;,&quot;;[Data.J315]))">
            <text:p/>
          </table:table-cell>
          <table:table-cell table:style-name="ce15" table:formula="of:=IF([Data.K315]=&quot;&quot;;&quot;&quot;;CONCATENATE(&quot;,&quot;;[Data.K315]))">
            <text:p/>
          </table:table-cell>
          <table:table-cell table:style-name="ce15" table:formula="of:=IF([Data.L315]=&quot;&quot;;&quot;&quot;;CONCATENATE(&quot;,&quot;;[Data.L315]))">
            <text:p/>
          </table:table-cell>
          <table:table-cell table:style-name="ce15" table:formula="of:=IF([Data.M315]=&quot;&quot;;&quot;&quot;;CONCATENATE(&quot;,&quot;;[Data.M315]))">
            <text:p/>
          </table:table-cell>
          <table:table-cell table:style-name="ce15" table:formula="of:=IF([Data.N315]=&quot;&quot;;&quot;&quot;;CONCATENATE(&quot;,&quot;;[Data.N315]))">
            <text:p/>
          </table:table-cell>
          <table:table-cell table:style-name="ce15" table:formula="of:=IF([Data.O315]=&quot;&quot;;&quot;&quot;;CONCATENATE(&quot;,&quot;;[Data.O315]))">
            <text:p/>
          </table:table-cell>
          <table:table-cell table:style-name="ce15" table:formula="of:=IF([Data.P315]=&quot;&quot;;&quot;&quot;;CONCATENATE(&quot;,&quot;;[Data.P315]))">
            <text:p/>
          </table:table-cell>
          <table:table-cell table:style-name="ce15" table:formula="of:=IF([Data.Q315]=&quot;&quot;;&quot;&quot;;CONCATENATE(&quot;,&quot;;[Data.Q315]))">
            <text:p/>
          </table:table-cell>
          <table:table-cell table:style-name="ce15" table:formula="of:=IF([Data.R315]=&quot;&quot;;&quot;&quot;;CONCATENATE(&quot;,&quot;;[Data.R315]))">
            <text:p/>
          </table:table-cell>
          <table:table-cell table:style-name="ce15" table:formula="of:=IF([Data.S315]=&quot;&quot;;&quot;&quot;;CONCATENATE(&quot;,&quot;;[Data.S315]))">
            <text:p/>
          </table:table-cell>
          <table:table-cell table:style-name="ce15" table:formula="of:=IF([Data.T315]=&quot;&quot;;&quot;&quot;;CONCATENATE(&quot;,&quot;;[Data.T315]))">
            <text:p/>
          </table:table-cell>
          <table:table-cell table:number-columns-repeated="2"/>
        </table:table-row>
        <table:table-row table:style-name="ro8">
          <table:table-cell table:formula="of:=IF([Data.A316]=&quot;&quot;;[.A314];[Data.A316])" office:value-type="float" office:value="238">
            <text:p>238</text:p>
          </table:table-cell>
          <table:table-cell table:formula="of:=IF([Data.E316]=&quot;&quot;;[.B314];CONCATENATE(&quot;,&quot;;[Data.E316]))" office:value-type="string" office:string-value=",MENTAL">
            <text:p>,MENTAL</text:p>
          </table:table-cell>
          <table:table-cell table:formula="of:=IF([Data.F316]=&quot;&quot;;[.C314];CONCATENATE(&quot;,&quot;;[Data.F316]))" office:value-type="string" office:string-value=",CHARL">
            <text:p>,CHARL</text:p>
          </table:table-cell>
          <table:table-cell table:formula="of:=CONCATENATE(&quot;,&quot;;[Data.G316])" office:value-type="string" office:string-value=",LESSER">
            <text:p>,LESSER</text:p>
          </table:table-cell>
          <table:table-cell table:formula="of:=CONCATENATE(&quot;,&quot;;[Data.H316])" office:value-type="string" office:string-value=",-5">
            <text:p>,-5</text:p>
          </table:table-cell>
          <table:table-cell table:formula="of:=IF([Data.I316]=&quot;&quot;;&quot;&quot;;CONCATENATE(&quot;,&quot;;[Data.I316]))" office:value-type="string" office:string-value=",DESCR">
            <text:p>,DESCR</text:p>
          </table:table-cell>
          <table:table-cell table:style-name="ce15" table:formula="of:=IF([Data.J316]=&quot;&quot;;&quot;&quot;;CONCATENATE(&quot;,&quot;;[Data.J316]))">
            <text:p/>
          </table:table-cell>
          <table:table-cell table:style-name="ce15" table:formula="of:=IF([Data.K316]=&quot;&quot;;&quot;&quot;;CONCATENATE(&quot;,&quot;;[Data.K316]))">
            <text:p/>
          </table:table-cell>
          <table:table-cell table:style-name="ce15" table:formula="of:=IF([Data.L316]=&quot;&quot;;&quot;&quot;;CONCATENATE(&quot;,&quot;;[Data.L316]))">
            <text:p/>
          </table:table-cell>
          <table:table-cell table:style-name="ce15" table:formula="of:=IF([Data.M316]=&quot;&quot;;&quot;&quot;;CONCATENATE(&quot;,&quot;;[Data.M316]))">
            <text:p/>
          </table:table-cell>
          <table:table-cell table:style-name="ce15" table:formula="of:=IF([Data.N316]=&quot;&quot;;&quot;&quot;;CONCATENATE(&quot;,&quot;;[Data.N316]))">
            <text:p/>
          </table:table-cell>
          <table:table-cell table:style-name="ce15" table:formula="of:=IF([Data.O316]=&quot;&quot;;&quot;&quot;;CONCATENATE(&quot;,&quot;;[Data.O316]))">
            <text:p/>
          </table:table-cell>
          <table:table-cell table:style-name="ce15" table:formula="of:=IF([Data.P316]=&quot;&quot;;&quot;&quot;;CONCATENATE(&quot;,&quot;;[Data.P316]))">
            <text:p/>
          </table:table-cell>
          <table:table-cell table:style-name="ce15" table:formula="of:=IF([Data.Q316]=&quot;&quot;;&quot;&quot;;CONCATENATE(&quot;,&quot;;[Data.Q316]))">
            <text:p/>
          </table:table-cell>
          <table:table-cell table:style-name="ce15" table:formula="of:=IF([Data.R316]=&quot;&quot;;&quot;&quot;;CONCATENATE(&quot;,&quot;;[Data.R316]))">
            <text:p/>
          </table:table-cell>
          <table:table-cell table:style-name="ce15" table:formula="of:=IF([Data.S316]=&quot;&quot;;&quot;&quot;;CONCATENATE(&quot;,&quot;;[Data.S316]))">
            <text:p/>
          </table:table-cell>
          <table:table-cell table:style-name="ce15" table:formula="of:=IF([Data.T316]=&quot;&quot;;&quot;&quot;;CONCATENATE(&quot;,&quot;;[Data.T316]))">
            <text:p/>
          </table:table-cell>
          <table:table-cell table:number-columns-repeated="2"/>
        </table:table-row>
        <table:table-row table:style-name="ro8">
          <table:table-cell table:formula="of:=IF([Data.A317]=&quot;&quot;;[.A315];[Data.A317])" office:value-type="float" office:value="238">
            <text:p>238</text:p>
          </table:table-cell>
          <table:table-cell table:formula="of:=IF([Data.E317]=&quot;&quot;;[.B315];CONCATENATE(&quot;,&quot;;[Data.E317]))" office:value-type="string" office:string-value=",MENTAL">
            <text:p>,MENTAL</text:p>
          </table:table-cell>
          <table:table-cell table:formula="of:=IF([Data.F317]=&quot;&quot;;[.C315];CONCATENATE(&quot;,&quot;;[Data.F317]))" office:value-type="string" office:string-value=",CHARL">
            <text:p>,CHARL</text:p>
          </table:table-cell>
          <table:table-cell table:formula="of:=CONCATENATE(&quot;,&quot;;[Data.G317])" office:value-type="string" office:string-value=",MINOR">
            <text:p>,MINOR</text:p>
          </table:table-cell>
          <table:table-cell table:formula="of:=CONCATENATE(&quot;,&quot;;[Data.H317])" office:value-type="string" office:string-value=",-10">
            <text:p>,-10</text:p>
          </table:table-cell>
          <table:table-cell table:formula="of:=IF([Data.I317]=&quot;&quot;;&quot;&quot;;CONCATENATE(&quot;,&quot;;[Data.I317]))" office:value-type="string" office:string-value=",DESCR">
            <text:p>,DESCR</text:p>
          </table:table-cell>
          <table:table-cell table:style-name="ce15" table:formula="of:=IF([Data.J317]=&quot;&quot;;&quot;&quot;;CONCATENATE(&quot;,&quot;;[Data.J317]))">
            <text:p/>
          </table:table-cell>
          <table:table-cell table:style-name="ce15" table:formula="of:=IF([Data.K317]=&quot;&quot;;&quot;&quot;;CONCATENATE(&quot;,&quot;;[Data.K317]))">
            <text:p/>
          </table:table-cell>
          <table:table-cell table:style-name="ce15" table:formula="of:=IF([Data.L317]=&quot;&quot;;&quot;&quot;;CONCATENATE(&quot;,&quot;;[Data.L317]))">
            <text:p/>
          </table:table-cell>
          <table:table-cell table:style-name="ce15" table:formula="of:=IF([Data.M317]=&quot;&quot;;&quot;&quot;;CONCATENATE(&quot;,&quot;;[Data.M317]))">
            <text:p/>
          </table:table-cell>
          <table:table-cell table:style-name="ce15" table:formula="of:=IF([Data.N317]=&quot;&quot;;&quot;&quot;;CONCATENATE(&quot;,&quot;;[Data.N317]))">
            <text:p/>
          </table:table-cell>
          <table:table-cell table:style-name="ce15" table:formula="of:=IF([Data.O317]=&quot;&quot;;&quot;&quot;;CONCATENATE(&quot;,&quot;;[Data.O317]))">
            <text:p/>
          </table:table-cell>
          <table:table-cell table:style-name="ce15" table:formula="of:=IF([Data.P317]=&quot;&quot;;&quot;&quot;;CONCATENATE(&quot;,&quot;;[Data.P317]))">
            <text:p/>
          </table:table-cell>
          <table:table-cell table:style-name="ce15" table:formula="of:=IF([Data.Q317]=&quot;&quot;;&quot;&quot;;CONCATENATE(&quot;,&quot;;[Data.Q317]))">
            <text:p/>
          </table:table-cell>
          <table:table-cell table:style-name="ce15" table:formula="of:=IF([Data.R317]=&quot;&quot;;&quot;&quot;;CONCATENATE(&quot;,&quot;;[Data.R317]))">
            <text:p/>
          </table:table-cell>
          <table:table-cell table:style-name="ce15" table:formula="of:=IF([Data.S317]=&quot;&quot;;&quot;&quot;;CONCATENATE(&quot;,&quot;;[Data.S317]))">
            <text:p/>
          </table:table-cell>
          <table:table-cell table:style-name="ce15" table:formula="of:=IF([Data.T317]=&quot;&quot;;&quot;&quot;;CONCATENATE(&quot;,&quot;;[Data.T317]))">
            <text:p/>
          </table:table-cell>
          <table:table-cell table:number-columns-repeated="2"/>
        </table:table-row>
        <table:table-row table:style-name="ro8">
          <table:table-cell table:formula="of:=IF([Data.A318]=&quot;&quot;;[.A316];[Data.A318])" office:value-type="float" office:value="239">
            <text:p>239</text:p>
          </table:table-cell>
          <table:table-cell table:formula="of:=IF([Data.E318]=&quot;&quot;;[.B316];CONCATENATE(&quot;,&quot;;[Data.E318]))" office:value-type="string" office:string-value=",MENTAL">
            <text:p>,MENTAL</text:p>
          </table:table-cell>
          <table:table-cell table:formula="of:=IF([Data.F318]=&quot;&quot;;[.C316];CONCATENATE(&quot;,&quot;;[Data.F318]))" office:value-type="string" office:string-value=",CHARL">
            <text:p>,CHARL</text:p>
          </table:table-cell>
          <table:table-cell table:formula="of:=CONCATENATE(&quot;,&quot;;[Data.G318])" office:value-type="string" office:string-value=",MINOR">
            <text:p>,MINOR</text:p>
          </table:table-cell>
          <table:table-cell table:formula="of:=CONCATENATE(&quot;,&quot;;[Data.H318])" office:value-type="string" office:string-value=",-10">
            <text:p>,-10</text:p>
          </table:table-cell>
          <table:table-cell table:formula="of:=IF([Data.I318]=&quot;&quot;;&quot;&quot;;CONCATENATE(&quot;,&quot;;[Data.I318]))" office:value-type="string" office:string-value=",DESCR">
            <text:p>,DESCR</text:p>
          </table:table-cell>
          <table:table-cell table:style-name="ce15" table:formula="of:=IF([Data.J318]=&quot;&quot;;&quot;&quot;;CONCATENATE(&quot;,&quot;;[Data.J318]))">
            <text:p/>
          </table:table-cell>
          <table:table-cell table:style-name="ce15" table:formula="of:=IF([Data.K318]=&quot;&quot;;&quot;&quot;;CONCATENATE(&quot;,&quot;;[Data.K318]))">
            <text:p/>
          </table:table-cell>
          <table:table-cell table:style-name="ce15" table:formula="of:=IF([Data.L318]=&quot;&quot;;&quot;&quot;;CONCATENATE(&quot;,&quot;;[Data.L318]))">
            <text:p/>
          </table:table-cell>
          <table:table-cell table:style-name="ce15" table:formula="of:=IF([Data.M318]=&quot;&quot;;&quot;&quot;;CONCATENATE(&quot;,&quot;;[Data.M318]))">
            <text:p/>
          </table:table-cell>
          <table:table-cell table:style-name="ce15" table:formula="of:=IF([Data.N318]=&quot;&quot;;&quot;&quot;;CONCATENATE(&quot;,&quot;;[Data.N318]))">
            <text:p/>
          </table:table-cell>
          <table:table-cell table:style-name="ce15" table:formula="of:=IF([Data.O318]=&quot;&quot;;&quot;&quot;;CONCATENATE(&quot;,&quot;;[Data.O318]))">
            <text:p/>
          </table:table-cell>
          <table:table-cell table:style-name="ce15" table:formula="of:=IF([Data.P318]=&quot;&quot;;&quot;&quot;;CONCATENATE(&quot;,&quot;;[Data.P318]))">
            <text:p/>
          </table:table-cell>
          <table:table-cell table:style-name="ce15" table:formula="of:=IF([Data.Q318]=&quot;&quot;;&quot;&quot;;CONCATENATE(&quot;,&quot;;[Data.Q318]))">
            <text:p/>
          </table:table-cell>
          <table:table-cell table:style-name="ce15" table:formula="of:=IF([Data.R318]=&quot;&quot;;&quot;&quot;;CONCATENATE(&quot;,&quot;;[Data.R318]))">
            <text:p/>
          </table:table-cell>
          <table:table-cell table:style-name="ce15" table:formula="of:=IF([Data.S318]=&quot;&quot;;&quot;&quot;;CONCATENATE(&quot;,&quot;;[Data.S318]))">
            <text:p/>
          </table:table-cell>
          <table:table-cell table:style-name="ce15" table:formula="of:=IF([Data.T318]=&quot;&quot;;&quot;&quot;;CONCATENATE(&quot;,&quot;;[Data.T318]))">
            <text:p/>
          </table:table-cell>
          <table:table-cell table:number-columns-repeated="2"/>
        </table:table-row>
        <table:table-row table:style-name="ro8">
          <table:table-cell table:formula="of:=IF([Data.A319]=&quot;&quot;;[.A317];[Data.A319])" office:value-type="float" office:value="240">
            <text:p>240</text:p>
          </table:table-cell>
          <table:table-cell table:formula="of:=IF([Data.E319]=&quot;&quot;;[.B317];CONCATENATE(&quot;,&quot;;[Data.E319]))" office:value-type="string" office:string-value=",MENTAL">
            <text:p>,MENTAL</text:p>
          </table:table-cell>
          <table:table-cell table:formula="of:=IF([Data.F319]=&quot;&quot;;[.C317];CONCATENATE(&quot;,&quot;;[Data.F319]))" office:value-type="string" office:string-value=",CHARL">
            <text:p>,CHARL</text:p>
          </table:table-cell>
          <table:table-cell table:formula="of:=CONCATENATE(&quot;,&quot;;[Data.G319])" office:value-type="string" office:string-value=",MAJOR">
            <text:p>,MAJOR</text:p>
          </table:table-cell>
          <table:table-cell table:formula="of:=CONCATENATE(&quot;,&quot;;[Data.H319])" office:value-type="string" office:string-value=",-15">
            <text:p>,-15</text:p>
          </table:table-cell>
          <table:table-cell table:formula="of:=IF([Data.I319]=&quot;&quot;;&quot;&quot;;CONCATENATE(&quot;,&quot;;[Data.I319]))" office:value-type="string" office:string-value=",DESCR">
            <text:p>,DESCR</text:p>
          </table:table-cell>
          <table:table-cell table:style-name="ce15" table:formula="of:=IF([Data.J319]=&quot;&quot;;&quot;&quot;;CONCATENATE(&quot;,&quot;;[Data.J319]))">
            <text:p/>
          </table:table-cell>
          <table:table-cell table:style-name="ce15" table:formula="of:=IF([Data.K319]=&quot;&quot;;&quot;&quot;;CONCATENATE(&quot;,&quot;;[Data.K319]))">
            <text:p/>
          </table:table-cell>
          <table:table-cell table:style-name="ce15" table:formula="of:=IF([Data.L319]=&quot;&quot;;&quot;&quot;;CONCATENATE(&quot;,&quot;;[Data.L319]))">
            <text:p/>
          </table:table-cell>
          <table:table-cell table:style-name="ce15" table:formula="of:=IF([Data.M319]=&quot;&quot;;&quot;&quot;;CONCATENATE(&quot;,&quot;;[Data.M319]))">
            <text:p/>
          </table:table-cell>
          <table:table-cell table:style-name="ce15" table:formula="of:=IF([Data.N319]=&quot;&quot;;&quot;&quot;;CONCATENATE(&quot;,&quot;;[Data.N319]))">
            <text:p/>
          </table:table-cell>
          <table:table-cell table:style-name="ce15" table:formula="of:=IF([Data.O319]=&quot;&quot;;&quot;&quot;;CONCATENATE(&quot;,&quot;;[Data.O319]))">
            <text:p/>
          </table:table-cell>
          <table:table-cell table:style-name="ce15" table:formula="of:=IF([Data.P319]=&quot;&quot;;&quot;&quot;;CONCATENATE(&quot;,&quot;;[Data.P319]))">
            <text:p/>
          </table:table-cell>
          <table:table-cell table:style-name="ce15" table:formula="of:=IF([Data.Q319]=&quot;&quot;;&quot;&quot;;CONCATENATE(&quot;,&quot;;[Data.Q319]))">
            <text:p/>
          </table:table-cell>
          <table:table-cell table:style-name="ce15" table:formula="of:=IF([Data.R319]=&quot;&quot;;&quot;&quot;;CONCATENATE(&quot;,&quot;;[Data.R319]))">
            <text:p/>
          </table:table-cell>
          <table:table-cell table:style-name="ce15" table:formula="of:=IF([Data.S319]=&quot;&quot;;&quot;&quot;;CONCATENATE(&quot;,&quot;;[Data.S319]))">
            <text:p/>
          </table:table-cell>
          <table:table-cell table:style-name="ce15" table:formula="of:=IF([Data.T319]=&quot;&quot;;&quot;&quot;;CONCATENATE(&quot;,&quot;;[Data.T319]))">
            <text:p/>
          </table:table-cell>
          <table:table-cell table:number-columns-repeated="2"/>
        </table:table-row>
        <table:table-row table:style-name="ro8">
          <table:table-cell table:formula="of:=IF([Data.A320]=&quot;&quot;;[.A318];[Data.A320])" office:value-type="float" office:value="241">
            <text:p>241</text:p>
          </table:table-cell>
          <table:table-cell table:formula="of:=IF([Data.E320]=&quot;&quot;;[.B318];CONCATENATE(&quot;,&quot;;[Data.E320]))" office:value-type="string" office:string-value=",MENTAL">
            <text:p>,MENTAL</text:p>
          </table:table-cell>
          <table:table-cell table:formula="of:=IF([Data.F320]=&quot;&quot;;[.C318];CONCATENATE(&quot;,&quot;;[Data.F320]))" office:value-type="string" office:string-value=",CHARL">
            <text:p>,CHARL</text:p>
          </table:table-cell>
          <table:table-cell table:formula="of:=CONCATENATE(&quot;,&quot;;[Data.G320])" office:value-type="string" office:string-value=",MAJOR">
            <text:p>,MAJOR</text:p>
          </table:table-cell>
          <table:table-cell table:formula="of:=CONCATENATE(&quot;,&quot;;[Data.H320])" office:value-type="string" office:string-value=",-15">
            <text:p>,-15</text:p>
          </table:table-cell>
          <table:table-cell table:formula="of:=IF([Data.I320]=&quot;&quot;;&quot;&quot;;CONCATENATE(&quot;,&quot;;[Data.I320]))" office:value-type="string" office:string-value=",DESCR">
            <text:p>,DESCR</text:p>
          </table:table-cell>
          <table:table-cell table:style-name="ce15" table:formula="of:=IF([Data.J320]=&quot;&quot;;&quot;&quot;;CONCATENATE(&quot;,&quot;;[Data.J320]))">
            <text:p/>
          </table:table-cell>
          <table:table-cell table:style-name="ce15" table:formula="of:=IF([Data.K320]=&quot;&quot;;&quot;&quot;;CONCATENATE(&quot;,&quot;;[Data.K320]))">
            <text:p/>
          </table:table-cell>
          <table:table-cell table:style-name="ce15" table:formula="of:=IF([Data.L320]=&quot;&quot;;&quot;&quot;;CONCATENATE(&quot;,&quot;;[Data.L320]))">
            <text:p/>
          </table:table-cell>
          <table:table-cell table:style-name="ce15" table:formula="of:=IF([Data.M320]=&quot;&quot;;&quot;&quot;;CONCATENATE(&quot;,&quot;;[Data.M320]))">
            <text:p/>
          </table:table-cell>
          <table:table-cell table:style-name="ce15" table:formula="of:=IF([Data.N320]=&quot;&quot;;&quot;&quot;;CONCATENATE(&quot;,&quot;;[Data.N320]))">
            <text:p/>
          </table:table-cell>
          <table:table-cell table:style-name="ce15" table:formula="of:=IF([Data.O320]=&quot;&quot;;&quot;&quot;;CONCATENATE(&quot;,&quot;;[Data.O320]))">
            <text:p/>
          </table:table-cell>
          <table:table-cell table:style-name="ce15" table:formula="of:=IF([Data.P320]=&quot;&quot;;&quot;&quot;;CONCATENATE(&quot;,&quot;;[Data.P320]))">
            <text:p/>
          </table:table-cell>
          <table:table-cell table:style-name="ce15" table:formula="of:=IF([Data.Q320]=&quot;&quot;;&quot;&quot;;CONCATENATE(&quot;,&quot;;[Data.Q320]))">
            <text:p/>
          </table:table-cell>
          <table:table-cell table:style-name="ce15" table:formula="of:=IF([Data.R320]=&quot;&quot;;&quot;&quot;;CONCATENATE(&quot;,&quot;;[Data.R320]))">
            <text:p/>
          </table:table-cell>
          <table:table-cell table:style-name="ce15" table:formula="of:=IF([Data.S320]=&quot;&quot;;&quot;&quot;;CONCATENATE(&quot;,&quot;;[Data.S320]))">
            <text:p/>
          </table:table-cell>
          <table:table-cell table:style-name="ce15" table:formula="of:=IF([Data.T320]=&quot;&quot;;&quot;&quot;;CONCATENATE(&quot;,&quot;;[Data.T320]))">
            <text:p/>
          </table:table-cell>
          <table:table-cell table:number-columns-repeated="2"/>
        </table:table-row>
        <table:table-row table:style-name="ro8">
          <table:table-cell table:formula="of:=IF([Data.A321]=&quot;&quot;;[.A319];[Data.A321])" office:value-type="float" office:value="242">
            <text:p>242</text:p>
          </table:table-cell>
          <table:table-cell table:formula="of:=IF([Data.E321]=&quot;&quot;;[.B319];CONCATENATE(&quot;,&quot;;[Data.E321]))" office:value-type="string" office:string-value=",MENTAL">
            <text:p>,MENTAL</text:p>
          </table:table-cell>
          <table:table-cell table:formula="of:=IF([Data.F321]=&quot;&quot;;[.C319];CONCATENATE(&quot;,&quot;;[Data.F321]))" office:value-type="string" office:string-value=",CHARL">
            <text:p>,CHARL</text:p>
          </table:table-cell>
          <table:table-cell table:formula="of:=CONCATENATE(&quot;,&quot;;[Data.G321])" office:value-type="string" office:string-value=",LESSER">
            <text:p>,LESSER</text:p>
          </table:table-cell>
          <table:table-cell table:formula="of:=CONCATENATE(&quot;,&quot;;[Data.H321])" office:value-type="string" office:string-value=",-3">
            <text:p>,-3</text:p>
          </table:table-cell>
          <table:table-cell table:formula="of:=IF([Data.I321]=&quot;&quot;;&quot;&quot;;CONCATENATE(&quot;,&quot;;[Data.I321]))" office:value-type="string" office:string-value=",DESCR">
            <text:p>,DESCR</text:p>
          </table:table-cell>
          <table:table-cell table:style-name="ce15" table:formula="of:=IF([Data.J321]=&quot;&quot;;&quot;&quot;;CONCATENATE(&quot;,&quot;;[Data.J321]))">
            <text:p/>
          </table:table-cell>
          <table:table-cell table:style-name="ce15" table:formula="of:=IF([Data.K321]=&quot;&quot;;&quot;&quot;;CONCATENATE(&quot;,&quot;;[Data.K321]))">
            <text:p/>
          </table:table-cell>
          <table:table-cell table:style-name="ce15" table:formula="of:=IF([Data.L321]=&quot;&quot;;&quot;&quot;;CONCATENATE(&quot;,&quot;;[Data.L321]))">
            <text:p/>
          </table:table-cell>
          <table:table-cell table:style-name="ce15" table:formula="of:=IF([Data.M321]=&quot;&quot;;&quot;&quot;;CONCATENATE(&quot;,&quot;;[Data.M321]))">
            <text:p/>
          </table:table-cell>
          <table:table-cell table:style-name="ce15" table:formula="of:=IF([Data.N321]=&quot;&quot;;&quot;&quot;;CONCATENATE(&quot;,&quot;;[Data.N321]))">
            <text:p/>
          </table:table-cell>
          <table:table-cell table:style-name="ce15" table:formula="of:=IF([Data.O321]=&quot;&quot;;&quot;&quot;;CONCATENATE(&quot;,&quot;;[Data.O321]))">
            <text:p/>
          </table:table-cell>
          <table:table-cell table:style-name="ce15" table:formula="of:=IF([Data.P321]=&quot;&quot;;&quot;&quot;;CONCATENATE(&quot;,&quot;;[Data.P321]))">
            <text:p/>
          </table:table-cell>
          <table:table-cell table:style-name="ce15" table:formula="of:=IF([Data.Q321]=&quot;&quot;;&quot;&quot;;CONCATENATE(&quot;,&quot;;[Data.Q321]))">
            <text:p/>
          </table:table-cell>
          <table:table-cell table:style-name="ce15" table:formula="of:=IF([Data.R321]=&quot;&quot;;&quot;&quot;;CONCATENATE(&quot;,&quot;;[Data.R321]))">
            <text:p/>
          </table:table-cell>
          <table:table-cell table:style-name="ce15" table:formula="of:=IF([Data.S321]=&quot;&quot;;&quot;&quot;;CONCATENATE(&quot;,&quot;;[Data.S321]))">
            <text:p/>
          </table:table-cell>
          <table:table-cell table:style-name="ce15" table:formula="of:=IF([Data.T321]=&quot;&quot;;&quot;&quot;;CONCATENATE(&quot;,&quot;;[Data.T321]))">
            <text:p/>
          </table:table-cell>
          <table:table-cell table:number-columns-repeated="2"/>
        </table:table-row>
        <table:table-row table:style-name="ro8">
          <table:table-cell table:formula="of:=IF([Data.A322]=&quot;&quot;;[.A320];[Data.A322])" office:value-type="float" office:value="243">
            <text:p>243</text:p>
          </table:table-cell>
          <table:table-cell table:formula="of:=IF([Data.E322]=&quot;&quot;;[.B320];CONCATENATE(&quot;,&quot;;[Data.E322]))" office:value-type="string" office:string-value=",MENTAL">
            <text:p>,MENTAL</text:p>
          </table:table-cell>
          <table:table-cell table:formula="of:=IF([Data.F322]=&quot;&quot;;[.C320];CONCATENATE(&quot;,&quot;;[Data.F322]))" office:value-type="string" office:string-value=",CHARL">
            <text:p>,CHARL</text:p>
          </table:table-cell>
          <table:table-cell table:formula="of:=CONCATENATE(&quot;,&quot;;[Data.G322])" office:value-type="string" office:string-value=",GREATER">
            <text:p>,GREATER</text:p>
          </table:table-cell>
          <table:table-cell table:formula="of:=CONCATENATE(&quot;,&quot;;[Data.H322])" office:value-type="string" office:string-value=",-20">
            <text:p>,-20</text:p>
          </table:table-cell>
          <table:table-cell table:formula="of:=IF([Data.I322]=&quot;&quot;;&quot;&quot;;CONCATENATE(&quot;,&quot;;[Data.I322]))" office:value-type="string" office:string-value=",DESCR">
            <text:p>,DESCR</text:p>
          </table:table-cell>
          <table:table-cell table:style-name="ce15" table:formula="of:=IF([Data.J322]=&quot;&quot;;&quot;&quot;;CONCATENATE(&quot;,&quot;;[Data.J322]))">
            <text:p/>
          </table:table-cell>
          <table:table-cell table:style-name="ce15" table:formula="of:=IF([Data.K322]=&quot;&quot;;&quot;&quot;;CONCATENATE(&quot;,&quot;;[Data.K322]))">
            <text:p/>
          </table:table-cell>
          <table:table-cell table:style-name="ce15" table:formula="of:=IF([Data.L322]=&quot;&quot;;&quot;&quot;;CONCATENATE(&quot;,&quot;;[Data.L322]))">
            <text:p/>
          </table:table-cell>
          <table:table-cell table:style-name="ce15" table:formula="of:=IF([Data.M322]=&quot;&quot;;&quot;&quot;;CONCATENATE(&quot;,&quot;;[Data.M322]))">
            <text:p/>
          </table:table-cell>
          <table:table-cell table:style-name="ce15" table:formula="of:=IF([Data.N322]=&quot;&quot;;&quot;&quot;;CONCATENATE(&quot;,&quot;;[Data.N322]))">
            <text:p/>
          </table:table-cell>
          <table:table-cell table:style-name="ce15" table:formula="of:=IF([Data.O322]=&quot;&quot;;&quot;&quot;;CONCATENATE(&quot;,&quot;;[Data.O322]))">
            <text:p/>
          </table:table-cell>
          <table:table-cell table:style-name="ce15" table:formula="of:=IF([Data.P322]=&quot;&quot;;&quot;&quot;;CONCATENATE(&quot;,&quot;;[Data.P322]))">
            <text:p/>
          </table:table-cell>
          <table:table-cell table:style-name="ce15" table:formula="of:=IF([Data.Q322]=&quot;&quot;;&quot;&quot;;CONCATENATE(&quot;,&quot;;[Data.Q322]))">
            <text:p/>
          </table:table-cell>
          <table:table-cell table:style-name="ce15" table:formula="of:=IF([Data.R322]=&quot;&quot;;&quot;&quot;;CONCATENATE(&quot;,&quot;;[Data.R322]))">
            <text:p/>
          </table:table-cell>
          <table:table-cell table:style-name="ce15" table:formula="of:=IF([Data.S322]=&quot;&quot;;&quot;&quot;;CONCATENATE(&quot;,&quot;;[Data.S322]))">
            <text:p/>
          </table:table-cell>
          <table:table-cell table:style-name="ce15" table:formula="of:=IF([Data.T322]=&quot;&quot;;&quot;&quot;;CONCATENATE(&quot;,&quot;;[Data.T322]))">
            <text:p/>
          </table:table-cell>
          <table:table-cell table:number-columns-repeated="2"/>
        </table:table-row>
        <table:table-row table:style-name="ro8">
          <table:table-cell table:formula="of:=IF([Data.A323]=&quot;&quot;;[.A321];[Data.A323])" office:value-type="float" office:value="244">
            <text:p>244</text:p>
          </table:table-cell>
          <table:table-cell table:formula="of:=IF([Data.E323]=&quot;&quot;;[.B321];CONCATENATE(&quot;,&quot;;[Data.E323]))" office:value-type="string" office:string-value=",MENTAL">
            <text:p>,MENTAL</text:p>
          </table:table-cell>
          <table:table-cell table:formula="of:=IF([Data.F323]=&quot;&quot;;[.C321];CONCATENATE(&quot;,&quot;;[Data.F323]))" office:value-type="string" office:string-value=",CHARL">
            <text:p>,CHARL</text:p>
          </table:table-cell>
          <table:table-cell table:formula="of:=CONCATENATE(&quot;,&quot;;[Data.G323])" office:value-type="string" office:string-value=",MAJOR">
            <text:p>,MAJOR</text:p>
          </table:table-cell>
          <table:table-cell table:formula="of:=CONCATENATE(&quot;,&quot;;[Data.H323])" office:value-type="string" office:string-value=",-15">
            <text:p>,-15</text:p>
          </table:table-cell>
          <table:table-cell table:formula="of:=IF([Data.I323]=&quot;&quot;;&quot;&quot;;CONCATENATE(&quot;,&quot;;[Data.I323]))" office:value-type="string" office:string-value=",DESCR">
            <text:p>,DESCR</text:p>
          </table:table-cell>
          <table:table-cell table:style-name="ce15" table:formula="of:=IF([Data.J323]=&quot;&quot;;&quot;&quot;;CONCATENATE(&quot;,&quot;;[Data.J323]))">
            <text:p/>
          </table:table-cell>
          <table:table-cell table:style-name="ce15" table:formula="of:=IF([Data.K323]=&quot;&quot;;&quot;&quot;;CONCATENATE(&quot;,&quot;;[Data.K323]))">
            <text:p/>
          </table:table-cell>
          <table:table-cell table:style-name="ce15" table:formula="of:=IF([Data.L323]=&quot;&quot;;&quot;&quot;;CONCATENATE(&quot;,&quot;;[Data.L323]))">
            <text:p/>
          </table:table-cell>
          <table:table-cell table:style-name="ce15" table:formula="of:=IF([Data.M323]=&quot;&quot;;&quot;&quot;;CONCATENATE(&quot;,&quot;;[Data.M323]))">
            <text:p/>
          </table:table-cell>
          <table:table-cell table:style-name="ce15" table:formula="of:=IF([Data.N323]=&quot;&quot;;&quot;&quot;;CONCATENATE(&quot;,&quot;;[Data.N323]))">
            <text:p/>
          </table:table-cell>
          <table:table-cell table:style-name="ce15" table:formula="of:=IF([Data.O323]=&quot;&quot;;&quot;&quot;;CONCATENATE(&quot;,&quot;;[Data.O323]))">
            <text:p/>
          </table:table-cell>
          <table:table-cell table:style-name="ce15" table:formula="of:=IF([Data.P323]=&quot;&quot;;&quot;&quot;;CONCATENATE(&quot;,&quot;;[Data.P323]))">
            <text:p/>
          </table:table-cell>
          <table:table-cell table:style-name="ce15" table:formula="of:=IF([Data.Q323]=&quot;&quot;;&quot;&quot;;CONCATENATE(&quot;,&quot;;[Data.Q323]))">
            <text:p/>
          </table:table-cell>
          <table:table-cell table:style-name="ce15" table:formula="of:=IF([Data.R323]=&quot;&quot;;&quot;&quot;;CONCATENATE(&quot;,&quot;;[Data.R323]))">
            <text:p/>
          </table:table-cell>
          <table:table-cell table:style-name="ce15" table:formula="of:=IF([Data.S323]=&quot;&quot;;&quot;&quot;;CONCATENATE(&quot;,&quot;;[Data.S323]))">
            <text:p/>
          </table:table-cell>
          <table:table-cell table:style-name="ce15" table:formula="of:=IF([Data.T323]=&quot;&quot;;&quot;&quot;;CONCATENATE(&quot;,&quot;;[Data.T323]))">
            <text:p/>
          </table:table-cell>
          <table:table-cell table:number-columns-repeated="2"/>
        </table:table-row>
        <table:table-row table:style-name="ro8">
          <table:table-cell table:formula="of:=IF([Data.A324]=&quot;&quot;;[.A322];[Data.A324])" office:value-type="float" office:value="245">
            <text:p>245</text:p>
          </table:table-cell>
          <table:table-cell table:formula="of:=IF([Data.E324]=&quot;&quot;;[.B322];CONCATENATE(&quot;,&quot;;[Data.E324]))" office:value-type="string" office:string-value=",MENTAL">
            <text:p>,MENTAL</text:p>
          </table:table-cell>
          <table:table-cell table:formula="of:=IF([Data.F324]=&quot;&quot;;[.C322];CONCATENATE(&quot;,&quot;;[Data.F324]))" office:value-type="string" office:string-value=",CHARL">
            <text:p>,CHARL</text:p>
          </table:table-cell>
          <table:table-cell table:formula="of:=CONCATENATE(&quot;,&quot;;[Data.G324])" office:value-type="string" office:string-value=",MINOR">
            <text:p>,MINOR</text:p>
          </table:table-cell>
          <table:table-cell table:formula="of:=CONCATENATE(&quot;,&quot;;[Data.H324])" office:value-type="string" office:string-value=",-10">
            <text:p>,-10</text:p>
          </table:table-cell>
          <table:table-cell table:formula="of:=IF([Data.I324]=&quot;&quot;;&quot;&quot;;CONCATENATE(&quot;,&quot;;[Data.I324]))" office:value-type="string" office:string-value=",DESCR">
            <text:p>,DESCR</text:p>
          </table:table-cell>
          <table:table-cell table:style-name="ce15" table:formula="of:=IF([Data.J324]=&quot;&quot;;&quot;&quot;;CONCATENATE(&quot;,&quot;;[Data.J324]))">
            <text:p/>
          </table:table-cell>
          <table:table-cell table:style-name="ce15" table:formula="of:=IF([Data.K324]=&quot;&quot;;&quot;&quot;;CONCATENATE(&quot;,&quot;;[Data.K324]))">
            <text:p/>
          </table:table-cell>
          <table:table-cell table:style-name="ce15" table:formula="of:=IF([Data.L324]=&quot;&quot;;&quot;&quot;;CONCATENATE(&quot;,&quot;;[Data.L324]))">
            <text:p/>
          </table:table-cell>
          <table:table-cell table:style-name="ce15" table:formula="of:=IF([Data.M324]=&quot;&quot;;&quot;&quot;;CONCATENATE(&quot;,&quot;;[Data.M324]))">
            <text:p/>
          </table:table-cell>
          <table:table-cell table:style-name="ce15" table:formula="of:=IF([Data.N324]=&quot;&quot;;&quot;&quot;;CONCATENATE(&quot;,&quot;;[Data.N324]))">
            <text:p/>
          </table:table-cell>
          <table:table-cell table:style-name="ce15" table:formula="of:=IF([Data.O324]=&quot;&quot;;&quot;&quot;;CONCATENATE(&quot;,&quot;;[Data.O324]))">
            <text:p/>
          </table:table-cell>
          <table:table-cell table:style-name="ce15" table:formula="of:=IF([Data.P324]=&quot;&quot;;&quot;&quot;;CONCATENATE(&quot;,&quot;;[Data.P324]))">
            <text:p/>
          </table:table-cell>
          <table:table-cell table:style-name="ce15" table:formula="of:=IF([Data.Q324]=&quot;&quot;;&quot;&quot;;CONCATENATE(&quot;,&quot;;[Data.Q324]))">
            <text:p/>
          </table:table-cell>
          <table:table-cell table:style-name="ce15" table:formula="of:=IF([Data.R324]=&quot;&quot;;&quot;&quot;;CONCATENATE(&quot;,&quot;;[Data.R324]))">
            <text:p/>
          </table:table-cell>
          <table:table-cell table:style-name="ce15" table:formula="of:=IF([Data.S324]=&quot;&quot;;&quot;&quot;;CONCATENATE(&quot;,&quot;;[Data.S324]))">
            <text:p/>
          </table:table-cell>
          <table:table-cell table:style-name="ce15" table:formula="of:=IF([Data.T324]=&quot;&quot;;&quot;&quot;;CONCATENATE(&quot;,&quot;;[Data.T324]))">
            <text:p/>
          </table:table-cell>
          <table:table-cell table:number-columns-repeated="2"/>
        </table:table-row>
        <table:table-row table:style-name="ro8">
          <table:table-cell table:formula="of:=IF([Data.A325]=&quot;&quot;;[.A323];[Data.A325])" office:value-type="float" office:value="246">
            <text:p>246</text:p>
          </table:table-cell>
          <table:table-cell table:formula="of:=IF([Data.E325]=&quot;&quot;;[.B323];CONCATENATE(&quot;,&quot;;[Data.E325]))" office:value-type="string" office:string-value=",MENTAL">
            <text:p>,MENTAL</text:p>
          </table:table-cell>
          <table:table-cell table:formula="of:=IF([Data.F325]=&quot;&quot;;[.C323];CONCATENATE(&quot;,&quot;;[Data.F325]))" office:value-type="string" office:string-value=",CHARL">
            <text:p>,CHARL</text:p>
          </table:table-cell>
          <table:table-cell table:formula="of:=CONCATENATE(&quot;,&quot;;[Data.G325])" office:value-type="string" office:string-value=",MINOR">
            <text:p>,MINOR</text:p>
          </table:table-cell>
          <table:table-cell table:formula="of:=CONCATENATE(&quot;,&quot;;[Data.H325])" office:value-type="string" office:string-value=",-10">
            <text:p>,-10</text:p>
          </table:table-cell>
          <table:table-cell table:formula="of:=IF([Data.I325]=&quot;&quot;;&quot;&quot;;CONCATENATE(&quot;,&quot;;[Data.I325]))" office:value-type="string" office:string-value=",DESCR">
            <text:p>,DESCR</text:p>
          </table:table-cell>
          <table:table-cell table:style-name="ce15" table:formula="of:=IF([Data.J325]=&quot;&quot;;&quot;&quot;;CONCATENATE(&quot;,&quot;;[Data.J325]))">
            <text:p/>
          </table:table-cell>
          <table:table-cell table:style-name="ce15" table:formula="of:=IF([Data.K325]=&quot;&quot;;&quot;&quot;;CONCATENATE(&quot;,&quot;;[Data.K325]))">
            <text:p/>
          </table:table-cell>
          <table:table-cell table:style-name="ce15" table:formula="of:=IF([Data.L325]=&quot;&quot;;&quot;&quot;;CONCATENATE(&quot;,&quot;;[Data.L325]))">
            <text:p/>
          </table:table-cell>
          <table:table-cell table:style-name="ce15" table:formula="of:=IF([Data.M325]=&quot;&quot;;&quot;&quot;;CONCATENATE(&quot;,&quot;;[Data.M325]))">
            <text:p/>
          </table:table-cell>
          <table:table-cell table:style-name="ce15" table:formula="of:=IF([Data.N325]=&quot;&quot;;&quot;&quot;;CONCATENATE(&quot;,&quot;;[Data.N325]))">
            <text:p/>
          </table:table-cell>
          <table:table-cell table:style-name="ce15" table:formula="of:=IF([Data.O325]=&quot;&quot;;&quot;&quot;;CONCATENATE(&quot;,&quot;;[Data.O325]))">
            <text:p/>
          </table:table-cell>
          <table:table-cell table:style-name="ce15" table:formula="of:=IF([Data.P325]=&quot;&quot;;&quot;&quot;;CONCATENATE(&quot;,&quot;;[Data.P325]))">
            <text:p/>
          </table:table-cell>
          <table:table-cell table:style-name="ce15" table:formula="of:=IF([Data.Q325]=&quot;&quot;;&quot;&quot;;CONCATENATE(&quot;,&quot;;[Data.Q325]))">
            <text:p/>
          </table:table-cell>
          <table:table-cell table:style-name="ce15" table:formula="of:=IF([Data.R325]=&quot;&quot;;&quot;&quot;;CONCATENATE(&quot;,&quot;;[Data.R325]))">
            <text:p/>
          </table:table-cell>
          <table:table-cell table:style-name="ce15" table:formula="of:=IF([Data.S325]=&quot;&quot;;&quot;&quot;;CONCATENATE(&quot;,&quot;;[Data.S325]))">
            <text:p/>
          </table:table-cell>
          <table:table-cell table:style-name="ce15" table:formula="of:=IF([Data.T325]=&quot;&quot;;&quot;&quot;;CONCATENATE(&quot;,&quot;;[Data.T325]))">
            <text:p/>
          </table:table-cell>
          <table:table-cell table:number-columns-repeated="2"/>
        </table:table-row>
        <table:table-row table:style-name="ro8">
          <table:table-cell table:formula="of:=IF([Data.A326]=&quot;&quot;;[.A324];[Data.A326])" office:value-type="float" office:value="247">
            <text:p>247</text:p>
          </table:table-cell>
          <table:table-cell table:formula="of:=IF([Data.E326]=&quot;&quot;;[.B324];CONCATENATE(&quot;,&quot;;[Data.E326]))" office:value-type="string" office:string-value=",MENTAL">
            <text:p>,MENTAL</text:p>
          </table:table-cell>
          <table:table-cell table:formula="of:=IF([Data.F326]=&quot;&quot;;[.C324];CONCATENATE(&quot;,&quot;;[Data.F326]))" office:value-type="string" office:string-value=",CHARL">
            <text:p>,CHARL</text:p>
          </table:table-cell>
          <table:table-cell table:formula="of:=CONCATENATE(&quot;,&quot;;[Data.G326])" office:value-type="string" office:string-value=",MAJOR">
            <text:p>,MAJOR</text:p>
          </table:table-cell>
          <table:table-cell table:formula="of:=CONCATENATE(&quot;,&quot;;[Data.H326])" office:value-type="string" office:string-value=",-15">
            <text:p>,-15</text:p>
          </table:table-cell>
          <table:table-cell table:formula="of:=IF([Data.I326]=&quot;&quot;;&quot;&quot;;CONCATENATE(&quot;,&quot;;[Data.I326]))" office:value-type="string" office:string-value=",DESCR">
            <text:p>,DESCR</text:p>
          </table:table-cell>
          <table:table-cell table:style-name="ce15" table:formula="of:=IF([Data.J326]=&quot;&quot;;&quot;&quot;;CONCATENATE(&quot;,&quot;;[Data.J326]))">
            <text:p/>
          </table:table-cell>
          <table:table-cell table:style-name="ce15" table:formula="of:=IF([Data.K326]=&quot;&quot;;&quot;&quot;;CONCATENATE(&quot;,&quot;;[Data.K326]))">
            <text:p/>
          </table:table-cell>
          <table:table-cell table:style-name="ce15" table:formula="of:=IF([Data.L326]=&quot;&quot;;&quot;&quot;;CONCATENATE(&quot;,&quot;;[Data.L326]))">
            <text:p/>
          </table:table-cell>
          <table:table-cell table:style-name="ce15" table:formula="of:=IF([Data.M326]=&quot;&quot;;&quot;&quot;;CONCATENATE(&quot;,&quot;;[Data.M326]))">
            <text:p/>
          </table:table-cell>
          <table:table-cell table:style-name="ce15" table:formula="of:=IF([Data.N326]=&quot;&quot;;&quot;&quot;;CONCATENATE(&quot;,&quot;;[Data.N326]))">
            <text:p/>
          </table:table-cell>
          <table:table-cell table:style-name="ce15" table:formula="of:=IF([Data.O326]=&quot;&quot;;&quot;&quot;;CONCATENATE(&quot;,&quot;;[Data.O326]))">
            <text:p/>
          </table:table-cell>
          <table:table-cell table:style-name="ce15" table:formula="of:=IF([Data.P326]=&quot;&quot;;&quot;&quot;;CONCATENATE(&quot;,&quot;;[Data.P326]))">
            <text:p/>
          </table:table-cell>
          <table:table-cell table:style-name="ce15" table:formula="of:=IF([Data.Q326]=&quot;&quot;;&quot;&quot;;CONCATENATE(&quot;,&quot;;[Data.Q326]))">
            <text:p/>
          </table:table-cell>
          <table:table-cell table:style-name="ce15" table:formula="of:=IF([Data.R326]=&quot;&quot;;&quot;&quot;;CONCATENATE(&quot;,&quot;;[Data.R326]))">
            <text:p/>
          </table:table-cell>
          <table:table-cell table:style-name="ce15" table:formula="of:=IF([Data.S326]=&quot;&quot;;&quot;&quot;;CONCATENATE(&quot;,&quot;;[Data.S326]))">
            <text:p/>
          </table:table-cell>
          <table:table-cell table:style-name="ce15" table:formula="of:=IF([Data.T326]=&quot;&quot;;&quot;&quot;;CONCATENATE(&quot;,&quot;;[Data.T326]))">
            <text:p/>
          </table:table-cell>
          <table:table-cell table:number-columns-repeated="2"/>
        </table:table-row>
        <table:table-row table:style-name="ro8">
          <table:table-cell table:formula="of:=IF([Data.A327]=&quot;&quot;;[.A325];[Data.A327])" office:value-type="float" office:value="248">
            <text:p>248</text:p>
          </table:table-cell>
          <table:table-cell table:formula="of:=IF([Data.E327]=&quot;&quot;;[.B325];CONCATENATE(&quot;,&quot;;[Data.E327]))" office:value-type="string" office:string-value=",MENTAL">
            <text:p>,MENTAL</text:p>
          </table:table-cell>
          <table:table-cell table:formula="of:=IF([Data.F327]=&quot;&quot;;[.C325];CONCATENATE(&quot;,&quot;;[Data.F327]))" office:value-type="string" office:string-value=",CHARL">
            <text:p>,CHARL</text:p>
          </table:table-cell>
          <table:table-cell table:formula="of:=CONCATENATE(&quot;,&quot;;[Data.G327])" office:value-type="string" office:string-value=",MINOR">
            <text:p>,MINOR</text:p>
          </table:table-cell>
          <table:table-cell table:formula="of:=CONCATENATE(&quot;,&quot;;[Data.H327])" office:value-type="string" office:string-value=",-10">
            <text:p>,-10</text:p>
          </table:table-cell>
          <table:table-cell table:formula="of:=IF([Data.I327]=&quot;&quot;;&quot;&quot;;CONCATENATE(&quot;,&quot;;[Data.I327]))" office:value-type="string" office:string-value=",DESCR">
            <text:p>,DESCR</text:p>
          </table:table-cell>
          <table:table-cell table:style-name="ce15" table:formula="of:=IF([Data.J327]=&quot;&quot;;&quot;&quot;;CONCATENATE(&quot;,&quot;;[Data.J327]))">
            <text:p/>
          </table:table-cell>
          <table:table-cell table:style-name="ce15" table:formula="of:=IF([Data.K327]=&quot;&quot;;&quot;&quot;;CONCATENATE(&quot;,&quot;;[Data.K327]))">
            <text:p/>
          </table:table-cell>
          <table:table-cell table:style-name="ce15" table:formula="of:=IF([Data.L327]=&quot;&quot;;&quot;&quot;;CONCATENATE(&quot;,&quot;;[Data.L327]))">
            <text:p/>
          </table:table-cell>
          <table:table-cell table:style-name="ce15" table:formula="of:=IF([Data.M327]=&quot;&quot;;&quot;&quot;;CONCATENATE(&quot;,&quot;;[Data.M327]))">
            <text:p/>
          </table:table-cell>
          <table:table-cell table:style-name="ce15" table:formula="of:=IF([Data.N327]=&quot;&quot;;&quot;&quot;;CONCATENATE(&quot;,&quot;;[Data.N327]))">
            <text:p/>
          </table:table-cell>
          <table:table-cell table:style-name="ce15" table:formula="of:=IF([Data.O327]=&quot;&quot;;&quot;&quot;;CONCATENATE(&quot;,&quot;;[Data.O327]))">
            <text:p/>
          </table:table-cell>
          <table:table-cell table:style-name="ce15" table:formula="of:=IF([Data.P327]=&quot;&quot;;&quot;&quot;;CONCATENATE(&quot;,&quot;;[Data.P327]))">
            <text:p/>
          </table:table-cell>
          <table:table-cell table:style-name="ce15" table:formula="of:=IF([Data.Q327]=&quot;&quot;;&quot;&quot;;CONCATENATE(&quot;,&quot;;[Data.Q327]))">
            <text:p/>
          </table:table-cell>
          <table:table-cell table:style-name="ce15" table:formula="of:=IF([Data.R327]=&quot;&quot;;&quot;&quot;;CONCATENATE(&quot;,&quot;;[Data.R327]))">
            <text:p/>
          </table:table-cell>
          <table:table-cell table:style-name="ce15" table:formula="of:=IF([Data.S327]=&quot;&quot;;&quot;&quot;;CONCATENATE(&quot;,&quot;;[Data.S327]))">
            <text:p/>
          </table:table-cell>
          <table:table-cell table:style-name="ce15" table:formula="of:=IF([Data.T327]=&quot;&quot;;&quot;&quot;;CONCATENATE(&quot;,&quot;;[Data.T327]))">
            <text:p/>
          </table:table-cell>
          <table:table-cell table:number-columns-repeated="2"/>
        </table:table-row>
        <table:table-row table:style-name="ro8">
          <table:table-cell table:formula="of:=IF([Data.A328]=&quot;&quot;;[.A326];[Data.A328])" office:value-type="float" office:value="249">
            <text:p>249</text:p>
          </table:table-cell>
          <table:table-cell table:formula="of:=IF([Data.E328]=&quot;&quot;;[.B326];CONCATENATE(&quot;,&quot;;[Data.E328]))" office:value-type="string" office:string-value=",MENTAL">
            <text:p>,MENTAL</text:p>
          </table:table-cell>
          <table:table-cell table:formula="of:=IF([Data.F328]=&quot;&quot;;[.C326];CONCATENATE(&quot;,&quot;;[Data.F328]))" office:value-type="string" office:string-value=",CHARL">
            <text:p>,CHARL</text:p>
          </table:table-cell>
          <table:table-cell table:formula="of:=CONCATENATE(&quot;,&quot;;[Data.G328])" office:value-type="string" office:string-value=",MINOR">
            <text:p>,MINOR</text:p>
          </table:table-cell>
          <table:table-cell table:formula="of:=CONCATENATE(&quot;,&quot;;[Data.H328])" office:value-type="string" office:string-value=",-10">
            <text:p>,-10</text:p>
          </table:table-cell>
          <table:table-cell table:formula="of:=IF([Data.I328]=&quot;&quot;;&quot;&quot;;CONCATENATE(&quot;,&quot;;[Data.I328]))" office:value-type="string" office:string-value=",DESCR">
            <text:p>,DESCR</text:p>
          </table:table-cell>
          <table:table-cell table:style-name="ce15" table:formula="of:=IF([Data.J328]=&quot;&quot;;&quot;&quot;;CONCATENATE(&quot;,&quot;;[Data.J328]))">
            <text:p/>
          </table:table-cell>
          <table:table-cell table:style-name="ce15" table:formula="of:=IF([Data.K328]=&quot;&quot;;&quot;&quot;;CONCATENATE(&quot;,&quot;;[Data.K328]))">
            <text:p/>
          </table:table-cell>
          <table:table-cell table:style-name="ce15" table:formula="of:=IF([Data.L328]=&quot;&quot;;&quot;&quot;;CONCATENATE(&quot;,&quot;;[Data.L328]))">
            <text:p/>
          </table:table-cell>
          <table:table-cell table:style-name="ce15" table:formula="of:=IF([Data.M328]=&quot;&quot;;&quot;&quot;;CONCATENATE(&quot;,&quot;;[Data.M328]))">
            <text:p/>
          </table:table-cell>
          <table:table-cell table:style-name="ce15" table:formula="of:=IF([Data.N328]=&quot;&quot;;&quot;&quot;;CONCATENATE(&quot;,&quot;;[Data.N328]))">
            <text:p/>
          </table:table-cell>
          <table:table-cell table:style-name="ce15" table:formula="of:=IF([Data.O328]=&quot;&quot;;&quot;&quot;;CONCATENATE(&quot;,&quot;;[Data.O328]))">
            <text:p/>
          </table:table-cell>
          <table:table-cell table:style-name="ce15" table:formula="of:=IF([Data.P328]=&quot;&quot;;&quot;&quot;;CONCATENATE(&quot;,&quot;;[Data.P328]))">
            <text:p/>
          </table:table-cell>
          <table:table-cell table:style-name="ce15" table:formula="of:=IF([Data.Q328]=&quot;&quot;;&quot;&quot;;CONCATENATE(&quot;,&quot;;[Data.Q328]))">
            <text:p/>
          </table:table-cell>
          <table:table-cell table:style-name="ce15" table:formula="of:=IF([Data.R328]=&quot;&quot;;&quot;&quot;;CONCATENATE(&quot;,&quot;;[Data.R328]))">
            <text:p/>
          </table:table-cell>
          <table:table-cell table:style-name="ce15" table:formula="of:=IF([Data.S328]=&quot;&quot;;&quot;&quot;;CONCATENATE(&quot;,&quot;;[Data.S328]))">
            <text:p/>
          </table:table-cell>
          <table:table-cell table:style-name="ce15" table:formula="of:=IF([Data.T328]=&quot;&quot;;&quot;&quot;;CONCATENATE(&quot;,&quot;;[Data.T328]))">
            <text:p/>
          </table:table-cell>
          <table:table-cell table:number-columns-repeated="2"/>
        </table:table-row>
        <table:table-row table:style-name="ro8">
          <table:table-cell table:formula="of:=IF([Data.A329]=&quot;&quot;;[.A327];[Data.A329])" office:value-type="float" office:value="250">
            <text:p>250</text:p>
          </table:table-cell>
          <table:table-cell table:formula="of:=IF([Data.E329]=&quot;&quot;;[.B327];CONCATENATE(&quot;,&quot;;[Data.E329]))" office:value-type="string" office:string-value=",MENTAL">
            <text:p>,MENTAL</text:p>
          </table:table-cell>
          <table:table-cell table:formula="of:=IF([Data.F329]=&quot;&quot;;[.C327];CONCATENATE(&quot;,&quot;;[Data.F329]))" office:value-type="string" office:string-value=",CHARL">
            <text:p>,CHARL</text:p>
          </table:table-cell>
          <table:table-cell table:formula="of:=CONCATENATE(&quot;,&quot;;[Data.G329])" office:value-type="string" office:string-value=",MINOR">
            <text:p>,MINOR</text:p>
          </table:table-cell>
          <table:table-cell table:formula="of:=CONCATENATE(&quot;,&quot;;[Data.H329])" office:value-type="string" office:string-value=",-10">
            <text:p>,-10</text:p>
          </table:table-cell>
          <table:table-cell table:formula="of:=IF([Data.I329]=&quot;&quot;;&quot;&quot;;CONCATENATE(&quot;,&quot;;[Data.I329]))" office:value-type="string" office:string-value=",DESCR">
            <text:p>,DESCR</text:p>
          </table:table-cell>
          <table:table-cell table:style-name="ce15" table:formula="of:=IF([Data.J329]=&quot;&quot;;&quot;&quot;;CONCATENATE(&quot;,&quot;;[Data.J329]))">
            <text:p/>
          </table:table-cell>
          <table:table-cell table:style-name="ce15" table:formula="of:=IF([Data.K329]=&quot;&quot;;&quot;&quot;;CONCATENATE(&quot;,&quot;;[Data.K329]))">
            <text:p/>
          </table:table-cell>
          <table:table-cell table:style-name="ce15" table:formula="of:=IF([Data.L329]=&quot;&quot;;&quot;&quot;;CONCATENATE(&quot;,&quot;;[Data.L329]))">
            <text:p/>
          </table:table-cell>
          <table:table-cell table:style-name="ce15" table:formula="of:=IF([Data.M329]=&quot;&quot;;&quot;&quot;;CONCATENATE(&quot;,&quot;;[Data.M329]))">
            <text:p/>
          </table:table-cell>
          <table:table-cell table:style-name="ce15" table:formula="of:=IF([Data.N329]=&quot;&quot;;&quot;&quot;;CONCATENATE(&quot;,&quot;;[Data.N329]))">
            <text:p/>
          </table:table-cell>
          <table:table-cell table:style-name="ce15" table:formula="of:=IF([Data.O329]=&quot;&quot;;&quot;&quot;;CONCATENATE(&quot;,&quot;;[Data.O329]))">
            <text:p/>
          </table:table-cell>
          <table:table-cell table:style-name="ce15" table:formula="of:=IF([Data.P329]=&quot;&quot;;&quot;&quot;;CONCATENATE(&quot;,&quot;;[Data.P329]))">
            <text:p/>
          </table:table-cell>
          <table:table-cell table:style-name="ce15" table:formula="of:=IF([Data.Q329]=&quot;&quot;;&quot;&quot;;CONCATENATE(&quot;,&quot;;[Data.Q329]))">
            <text:p/>
          </table:table-cell>
          <table:table-cell table:style-name="ce15" table:formula="of:=IF([Data.R329]=&quot;&quot;;&quot;&quot;;CONCATENATE(&quot;,&quot;;[Data.R329]))">
            <text:p/>
          </table:table-cell>
          <table:table-cell table:style-name="ce15" table:formula="of:=IF([Data.S329]=&quot;&quot;;&quot;&quot;;CONCATENATE(&quot;,&quot;;[Data.S329]))">
            <text:p/>
          </table:table-cell>
          <table:table-cell table:style-name="ce15" table:formula="of:=IF([Data.T329]=&quot;&quot;;&quot;&quot;;CONCATENATE(&quot;,&quot;;[Data.T329]))">
            <text:p/>
          </table:table-cell>
          <table:table-cell table:number-columns-repeated="2"/>
        </table:table-row>
        <table:table-row table:style-name="ro8">
          <table:table-cell table:formula="of:=IF([Data.A330]=&quot;&quot;;[.A328];[Data.A330])" office:value-type="float" office:value="250">
            <text:p>250</text:p>
          </table:table-cell>
          <table:table-cell table:formula="of:=IF([Data.E330]=&quot;&quot;;[.B328];CONCATENATE(&quot;,&quot;;[Data.E330]))" office:value-type="string" office:string-value=",MENTAL">
            <text:p>,MENTAL</text:p>
          </table:table-cell>
          <table:table-cell table:formula="of:=IF([Data.F330]=&quot;&quot;;[.C328];CONCATENATE(&quot;,&quot;;[Data.F330]))" office:value-type="string" office:string-value=",CHARL">
            <text:p>,CHARL</text:p>
          </table:table-cell>
          <table:table-cell table:formula="of:=CONCATENATE(&quot;,&quot;;[Data.G330])" office:value-type="string" office:string-value=",MAJOR">
            <text:p>,MAJOR</text:p>
          </table:table-cell>
          <table:table-cell table:formula="of:=CONCATENATE(&quot;,&quot;;[Data.H330])" office:value-type="string" office:string-value=",-15">
            <text:p>,-15</text:p>
          </table:table-cell>
          <table:table-cell table:formula="of:=IF([Data.I330]=&quot;&quot;;&quot;&quot;;CONCATENATE(&quot;,&quot;;[Data.I330]))" office:value-type="string" office:string-value=",DESCR">
            <text:p>,DESCR</text:p>
          </table:table-cell>
          <table:table-cell table:style-name="ce15" table:formula="of:=IF([Data.J330]=&quot;&quot;;&quot;&quot;;CONCATENATE(&quot;,&quot;;[Data.J330]))">
            <text:p/>
          </table:table-cell>
          <table:table-cell table:style-name="ce15" table:formula="of:=IF([Data.K330]=&quot;&quot;;&quot;&quot;;CONCATENATE(&quot;,&quot;;[Data.K330]))">
            <text:p/>
          </table:table-cell>
          <table:table-cell table:style-name="ce15" table:formula="of:=IF([Data.L330]=&quot;&quot;;&quot;&quot;;CONCATENATE(&quot;,&quot;;[Data.L330]))">
            <text:p/>
          </table:table-cell>
          <table:table-cell table:style-name="ce15" table:formula="of:=IF([Data.M330]=&quot;&quot;;&quot;&quot;;CONCATENATE(&quot;,&quot;;[Data.M330]))">
            <text:p/>
          </table:table-cell>
          <table:table-cell table:style-name="ce15" table:formula="of:=IF([Data.N330]=&quot;&quot;;&quot;&quot;;CONCATENATE(&quot;,&quot;;[Data.N330]))">
            <text:p/>
          </table:table-cell>
          <table:table-cell table:style-name="ce15" table:formula="of:=IF([Data.O330]=&quot;&quot;;&quot;&quot;;CONCATENATE(&quot;,&quot;;[Data.O330]))">
            <text:p/>
          </table:table-cell>
          <table:table-cell table:style-name="ce15" table:formula="of:=IF([Data.P330]=&quot;&quot;;&quot;&quot;;CONCATENATE(&quot;,&quot;;[Data.P330]))">
            <text:p/>
          </table:table-cell>
          <table:table-cell table:style-name="ce15" table:formula="of:=IF([Data.Q330]=&quot;&quot;;&quot;&quot;;CONCATENATE(&quot;,&quot;;[Data.Q330]))">
            <text:p/>
          </table:table-cell>
          <table:table-cell table:style-name="ce15" table:formula="of:=IF([Data.R330]=&quot;&quot;;&quot;&quot;;CONCATENATE(&quot;,&quot;;[Data.R330]))">
            <text:p/>
          </table:table-cell>
          <table:table-cell table:style-name="ce15" table:formula="of:=IF([Data.S330]=&quot;&quot;;&quot;&quot;;CONCATENATE(&quot;,&quot;;[Data.S330]))">
            <text:p/>
          </table:table-cell>
          <table:table-cell table:style-name="ce15" table:formula="of:=IF([Data.T330]=&quot;&quot;;&quot;&quot;;CONCATENATE(&quot;,&quot;;[Data.T330]))">
            <text:p/>
          </table:table-cell>
          <table:table-cell table:number-columns-repeated="2"/>
        </table:table-row>
        <table:table-row table:style-name="ro8">
          <table:table-cell table:formula="of:=IF([Data.A331]=&quot;&quot;;[.A329];[Data.A331])" office:value-type="float" office:value="250">
            <text:p>250</text:p>
          </table:table-cell>
          <table:table-cell table:formula="of:=IF([Data.E331]=&quot;&quot;;[.B329];CONCATENATE(&quot;,&quot;;[Data.E331]))" office:value-type="string" office:string-value=",MENTAL">
            <text:p>,MENTAL</text:p>
          </table:table-cell>
          <table:table-cell table:formula="of:=IF([Data.F331]=&quot;&quot;;[.C329];CONCATENATE(&quot;,&quot;;[Data.F331]))" office:value-type="string" office:string-value=",CHARL">
            <text:p>,CHARL</text:p>
          </table:table-cell>
          <table:table-cell table:formula="of:=CONCATENATE(&quot;,&quot;;[Data.G331])" office:value-type="string" office:string-value=",GREATER">
            <text:p>,GREATER</text:p>
          </table:table-cell>
          <table:table-cell table:formula="of:=CONCATENATE(&quot;,&quot;;[Data.H331])" office:value-type="string" office:string-value=",-30">
            <text:p>,-30</text:p>
          </table:table-cell>
          <table:table-cell table:formula="of:=IF([Data.I331]=&quot;&quot;;&quot;&quot;;CONCATENATE(&quot;,&quot;;[Data.I331]))" office:value-type="string" office:string-value=",DESCR">
            <text:p>,DESCR</text:p>
          </table:table-cell>
          <table:table-cell table:style-name="ce15" table:formula="of:=IF([Data.J331]=&quot;&quot;;&quot;&quot;;CONCATENATE(&quot;,&quot;;[Data.J331]))">
            <text:p/>
          </table:table-cell>
          <table:table-cell table:style-name="ce15" table:formula="of:=IF([Data.K331]=&quot;&quot;;&quot;&quot;;CONCATENATE(&quot;,&quot;;[Data.K331]))">
            <text:p/>
          </table:table-cell>
          <table:table-cell table:style-name="ce15" table:formula="of:=IF([Data.L331]=&quot;&quot;;&quot;&quot;;CONCATENATE(&quot;,&quot;;[Data.L331]))">
            <text:p/>
          </table:table-cell>
          <table:table-cell table:style-name="ce15" table:formula="of:=IF([Data.M331]=&quot;&quot;;&quot;&quot;;CONCATENATE(&quot;,&quot;;[Data.M331]))">
            <text:p/>
          </table:table-cell>
          <table:table-cell table:style-name="ce15" table:formula="of:=IF([Data.N331]=&quot;&quot;;&quot;&quot;;CONCATENATE(&quot;,&quot;;[Data.N331]))">
            <text:p/>
          </table:table-cell>
          <table:table-cell table:style-name="ce15" table:formula="of:=IF([Data.O331]=&quot;&quot;;&quot;&quot;;CONCATENATE(&quot;,&quot;;[Data.O331]))">
            <text:p/>
          </table:table-cell>
          <table:table-cell table:style-name="ce15" table:formula="of:=IF([Data.P331]=&quot;&quot;;&quot;&quot;;CONCATENATE(&quot;,&quot;;[Data.P331]))">
            <text:p/>
          </table:table-cell>
          <table:table-cell table:style-name="ce15" table:formula="of:=IF([Data.Q331]=&quot;&quot;;&quot;&quot;;CONCATENATE(&quot;,&quot;;[Data.Q331]))">
            <text:p/>
          </table:table-cell>
          <table:table-cell table:style-name="ce15" table:formula="of:=IF([Data.R331]=&quot;&quot;;&quot;&quot;;CONCATENATE(&quot;,&quot;;[Data.R331]))">
            <text:p/>
          </table:table-cell>
          <table:table-cell table:style-name="ce15" table:formula="of:=IF([Data.S331]=&quot;&quot;;&quot;&quot;;CONCATENATE(&quot;,&quot;;[Data.S331]))">
            <text:p/>
          </table:table-cell>
          <table:table-cell table:style-name="ce15" table:formula="of:=IF([Data.T331]=&quot;&quot;;&quot;&quot;;CONCATENATE(&quot;,&quot;;[Data.T331]))">
            <text:p/>
          </table:table-cell>
          <table:table-cell table:number-columns-repeated="2"/>
        </table:table-row>
        <table:table-row table:style-name="ro8">
          <table:table-cell table:formula="of:=IF([Data.A332]=&quot;&quot;;[.A330];[Data.A332])" office:value-type="float" office:value="251">
            <text:p>251</text:p>
          </table:table-cell>
          <table:table-cell table:formula="of:=IF([Data.E332]=&quot;&quot;;[.B330];CONCATENATE(&quot;,&quot;;[Data.E332]))" office:value-type="string" office:string-value=",MENTAL">
            <text:p>,MENTAL</text:p>
          </table:table-cell>
          <table:table-cell table:formula="of:=IF([Data.F332]=&quot;&quot;;[.C330];CONCATENATE(&quot;,&quot;;[Data.F332]))" office:value-type="string" office:string-value=",CHARL">
            <text:p>,CHARL</text:p>
          </table:table-cell>
          <table:table-cell table:formula="of:=CONCATENATE(&quot;,&quot;;[Data.G332])" office:value-type="string" office:string-value=",LESSER">
            <text:p>,LESSER</text:p>
          </table:table-cell>
          <table:table-cell table:formula="of:=CONCATENATE(&quot;,&quot;;[Data.H332])" office:value-type="string" office:string-value=",-5">
            <text:p>,-5</text:p>
          </table:table-cell>
          <table:table-cell table:formula="of:=IF([Data.I332]=&quot;&quot;;&quot;&quot;;CONCATENATE(&quot;,&quot;;[Data.I332]))" office:value-type="string" office:string-value=",DESCR">
            <text:p>,DESCR</text:p>
          </table:table-cell>
          <table:table-cell table:style-name="ce15" table:formula="of:=IF([Data.J332]=&quot;&quot;;&quot;&quot;;CONCATENATE(&quot;,&quot;;[Data.J332]))">
            <text:p/>
          </table:table-cell>
          <table:table-cell table:style-name="ce15" table:formula="of:=IF([Data.K332]=&quot;&quot;;&quot;&quot;;CONCATENATE(&quot;,&quot;;[Data.K332]))">
            <text:p/>
          </table:table-cell>
          <table:table-cell table:style-name="ce15" table:formula="of:=IF([Data.L332]=&quot;&quot;;&quot;&quot;;CONCATENATE(&quot;,&quot;;[Data.L332]))">
            <text:p/>
          </table:table-cell>
          <table:table-cell table:style-name="ce15" table:formula="of:=IF([Data.M332]=&quot;&quot;;&quot;&quot;;CONCATENATE(&quot;,&quot;;[Data.M332]))">
            <text:p/>
          </table:table-cell>
          <table:table-cell table:style-name="ce15" table:formula="of:=IF([Data.N332]=&quot;&quot;;&quot;&quot;;CONCATENATE(&quot;,&quot;;[Data.N332]))">
            <text:p/>
          </table:table-cell>
          <table:table-cell table:style-name="ce15" table:formula="of:=IF([Data.O332]=&quot;&quot;;&quot;&quot;;CONCATENATE(&quot;,&quot;;[Data.O332]))">
            <text:p/>
          </table:table-cell>
          <table:table-cell table:style-name="ce15" table:formula="of:=IF([Data.P332]=&quot;&quot;;&quot;&quot;;CONCATENATE(&quot;,&quot;;[Data.P332]))">
            <text:p/>
          </table:table-cell>
          <table:table-cell table:style-name="ce15" table:formula="of:=IF([Data.Q332]=&quot;&quot;;&quot;&quot;;CONCATENATE(&quot;,&quot;;[Data.Q332]))">
            <text:p/>
          </table:table-cell>
          <table:table-cell table:style-name="ce15" table:formula="of:=IF([Data.R332]=&quot;&quot;;&quot;&quot;;CONCATENATE(&quot;,&quot;;[Data.R332]))">
            <text:p/>
          </table:table-cell>
          <table:table-cell table:style-name="ce15" table:formula="of:=IF([Data.S332]=&quot;&quot;;&quot;&quot;;CONCATENATE(&quot;,&quot;;[Data.S332]))">
            <text:p/>
          </table:table-cell>
          <table:table-cell table:style-name="ce15" table:formula="of:=IF([Data.T332]=&quot;&quot;;&quot;&quot;;CONCATENATE(&quot;,&quot;;[Data.T332]))">
            <text:p/>
          </table:table-cell>
          <table:table-cell table:number-columns-repeated="2"/>
        </table:table-row>
        <table:table-row table:style-name="ro8">
          <table:table-cell table:formula="of:=IF([Data.A333]=&quot;&quot;;[.A331];[Data.A333])" office:value-type="float" office:value="251">
            <text:p>251</text:p>
          </table:table-cell>
          <table:table-cell table:formula="of:=IF([Data.E333]=&quot;&quot;;[.B331];CONCATENATE(&quot;,&quot;;[Data.E333]))" office:value-type="string" office:string-value=",MENTAL">
            <text:p>,MENTAL</text:p>
          </table:table-cell>
          <table:table-cell table:formula="of:=IF([Data.F333]=&quot;&quot;;[.C331];CONCATENATE(&quot;,&quot;;[Data.F333]))" office:value-type="string" office:string-value=",CHARL">
            <text:p>,CHARL</text:p>
          </table:table-cell>
          <table:table-cell table:formula="of:=CONCATENATE(&quot;,&quot;;[Data.G333])" office:value-type="string" office:string-value=",MINOR">
            <text:p>,MINOR</text:p>
          </table:table-cell>
          <table:table-cell table:formula="of:=CONCATENATE(&quot;,&quot;;[Data.H333])" office:value-type="string" office:string-value=",-10">
            <text:p>,-10</text:p>
          </table:table-cell>
          <table:table-cell table:formula="of:=IF([Data.I333]=&quot;&quot;;&quot;&quot;;CONCATENATE(&quot;,&quot;;[Data.I333]))" office:value-type="string" office:string-value=",DESCR">
            <text:p>,DESCR</text:p>
          </table:table-cell>
          <table:table-cell table:style-name="ce15" table:formula="of:=IF([Data.J333]=&quot;&quot;;&quot;&quot;;CONCATENATE(&quot;,&quot;;[Data.J333]))">
            <text:p/>
          </table:table-cell>
          <table:table-cell table:style-name="ce15" table:formula="of:=IF([Data.K333]=&quot;&quot;;&quot;&quot;;CONCATENATE(&quot;,&quot;;[Data.K333]))">
            <text:p/>
          </table:table-cell>
          <table:table-cell table:style-name="ce15" table:formula="of:=IF([Data.L333]=&quot;&quot;;&quot;&quot;;CONCATENATE(&quot;,&quot;;[Data.L333]))">
            <text:p/>
          </table:table-cell>
          <table:table-cell table:style-name="ce15" table:formula="of:=IF([Data.M333]=&quot;&quot;;&quot;&quot;;CONCATENATE(&quot;,&quot;;[Data.M333]))">
            <text:p/>
          </table:table-cell>
          <table:table-cell table:style-name="ce15" table:formula="of:=IF([Data.N333]=&quot;&quot;;&quot;&quot;;CONCATENATE(&quot;,&quot;;[Data.N333]))">
            <text:p/>
          </table:table-cell>
          <table:table-cell table:style-name="ce15" table:formula="of:=IF([Data.O333]=&quot;&quot;;&quot;&quot;;CONCATENATE(&quot;,&quot;;[Data.O333]))">
            <text:p/>
          </table:table-cell>
          <table:table-cell table:style-name="ce15" table:formula="of:=IF([Data.P333]=&quot;&quot;;&quot;&quot;;CONCATENATE(&quot;,&quot;;[Data.P333]))">
            <text:p/>
          </table:table-cell>
          <table:table-cell table:style-name="ce15" table:formula="of:=IF([Data.Q333]=&quot;&quot;;&quot;&quot;;CONCATENATE(&quot;,&quot;;[Data.Q333]))">
            <text:p/>
          </table:table-cell>
          <table:table-cell table:style-name="ce15" table:formula="of:=IF([Data.R333]=&quot;&quot;;&quot;&quot;;CONCATENATE(&quot;,&quot;;[Data.R333]))">
            <text:p/>
          </table:table-cell>
          <table:table-cell table:style-name="ce15" table:formula="of:=IF([Data.S333]=&quot;&quot;;&quot;&quot;;CONCATENATE(&quot;,&quot;;[Data.S333]))">
            <text:p/>
          </table:table-cell>
          <table:table-cell table:style-name="ce15" table:formula="of:=IF([Data.T333]=&quot;&quot;;&quot;&quot;;CONCATENATE(&quot;,&quot;;[Data.T333]))">
            <text:p/>
          </table:table-cell>
          <table:table-cell table:number-columns-repeated="2"/>
        </table:table-row>
        <table:table-row table:style-name="ro8">
          <table:table-cell table:formula="of:=IF([Data.A334]=&quot;&quot;;[.A332];[Data.A334])" office:value-type="float" office:value="251">
            <text:p>251</text:p>
          </table:table-cell>
          <table:table-cell table:formula="of:=IF([Data.E334]=&quot;&quot;;[.B332];CONCATENATE(&quot;,&quot;;[Data.E334]))" office:value-type="string" office:string-value=",MENTAL">
            <text:p>,MENTAL</text:p>
          </table:table-cell>
          <table:table-cell table:formula="of:=IF([Data.F334]=&quot;&quot;;[.C332];CONCATENATE(&quot;,&quot;;[Data.F334]))" office:value-type="string" office:string-value=",CHARL">
            <text:p>,CHARL</text:p>
          </table:table-cell>
          <table:table-cell table:formula="of:=CONCATENATE(&quot;,&quot;;[Data.G334])" office:value-type="string" office:string-value=",MAJOR">
            <text:p>,MAJOR</text:p>
          </table:table-cell>
          <table:table-cell table:formula="of:=CONCATENATE(&quot;,&quot;;[Data.H334])" office:value-type="string" office:string-value=",-15">
            <text:p>,-15</text:p>
          </table:table-cell>
          <table:table-cell table:formula="of:=IF([Data.I334]=&quot;&quot;;&quot;&quot;;CONCATENATE(&quot;,&quot;;[Data.I334]))" office:value-type="string" office:string-value=",DESCR">
            <text:p>,DESCR</text:p>
          </table:table-cell>
          <table:table-cell table:style-name="ce15" table:formula="of:=IF([Data.J334]=&quot;&quot;;&quot;&quot;;CONCATENATE(&quot;,&quot;;[Data.J334]))">
            <text:p/>
          </table:table-cell>
          <table:table-cell table:style-name="ce15" table:formula="of:=IF([Data.K334]=&quot;&quot;;&quot;&quot;;CONCATENATE(&quot;,&quot;;[Data.K334]))">
            <text:p/>
          </table:table-cell>
          <table:table-cell table:style-name="ce15" table:formula="of:=IF([Data.L334]=&quot;&quot;;&quot;&quot;;CONCATENATE(&quot;,&quot;;[Data.L334]))">
            <text:p/>
          </table:table-cell>
          <table:table-cell table:style-name="ce15" table:formula="of:=IF([Data.M334]=&quot;&quot;;&quot;&quot;;CONCATENATE(&quot;,&quot;;[Data.M334]))">
            <text:p/>
          </table:table-cell>
          <table:table-cell table:style-name="ce15" table:formula="of:=IF([Data.N334]=&quot;&quot;;&quot;&quot;;CONCATENATE(&quot;,&quot;;[Data.N334]))">
            <text:p/>
          </table:table-cell>
          <table:table-cell table:style-name="ce15" table:formula="of:=IF([Data.O334]=&quot;&quot;;&quot;&quot;;CONCATENATE(&quot;,&quot;;[Data.O334]))">
            <text:p/>
          </table:table-cell>
          <table:table-cell table:style-name="ce15" table:formula="of:=IF([Data.P334]=&quot;&quot;;&quot;&quot;;CONCATENATE(&quot;,&quot;;[Data.P334]))">
            <text:p/>
          </table:table-cell>
          <table:table-cell table:style-name="ce15" table:formula="of:=IF([Data.Q334]=&quot;&quot;;&quot;&quot;;CONCATENATE(&quot;,&quot;;[Data.Q334]))">
            <text:p/>
          </table:table-cell>
          <table:table-cell table:style-name="ce15" table:formula="of:=IF([Data.R334]=&quot;&quot;;&quot;&quot;;CONCATENATE(&quot;,&quot;;[Data.R334]))">
            <text:p/>
          </table:table-cell>
          <table:table-cell table:style-name="ce15" table:formula="of:=IF([Data.S334]=&quot;&quot;;&quot;&quot;;CONCATENATE(&quot;,&quot;;[Data.S334]))">
            <text:p/>
          </table:table-cell>
          <table:table-cell table:style-name="ce15" table:formula="of:=IF([Data.T334]=&quot;&quot;;&quot;&quot;;CONCATENATE(&quot;,&quot;;[Data.T334]))">
            <text:p/>
          </table:table-cell>
          <table:table-cell table:number-columns-repeated="2"/>
        </table:table-row>
        <table:table-row table:style-name="ro8">
          <table:table-cell table:formula="of:=IF([Data.A335]=&quot;&quot;;[.A333];[Data.A335])" office:value-type="float" office:value="252">
            <text:p>252</text:p>
          </table:table-cell>
          <table:table-cell table:formula="of:=IF([Data.E335]=&quot;&quot;;[.B333];CONCATENATE(&quot;,&quot;;[Data.E335]))" office:value-type="string" office:string-value=",MENTAL">
            <text:p>,MENTAL</text:p>
          </table:table-cell>
          <table:table-cell table:formula="of:=IF([Data.F335]=&quot;&quot;;[.C333];CONCATENATE(&quot;,&quot;;[Data.F335]))" office:value-type="string" office:string-value=",CHARL">
            <text:p>,CHARL</text:p>
          </table:table-cell>
          <table:table-cell table:formula="of:=CONCATENATE(&quot;,&quot;;[Data.G335])" office:value-type="string" office:string-value=",LESSER">
            <text:p>,LESSER</text:p>
          </table:table-cell>
          <table:table-cell table:formula="of:=CONCATENATE(&quot;,&quot;;[Data.H335])" office:value-type="string" office:string-value=",-5">
            <text:p>,-5</text:p>
          </table:table-cell>
          <table:table-cell table:formula="of:=IF([Data.I335]=&quot;&quot;;&quot;&quot;;CONCATENATE(&quot;,&quot;;[Data.I335]))" office:value-type="string" office:string-value=",DESCR">
            <text:p>,DESCR</text:p>
          </table:table-cell>
          <table:table-cell table:style-name="ce15" table:formula="of:=IF([Data.J335]=&quot;&quot;;&quot;&quot;;CONCATENATE(&quot;,&quot;;[Data.J335]))">
            <text:p/>
          </table:table-cell>
          <table:table-cell table:style-name="ce15" table:formula="of:=IF([Data.K335]=&quot;&quot;;&quot;&quot;;CONCATENATE(&quot;,&quot;;[Data.K335]))">
            <text:p/>
          </table:table-cell>
          <table:table-cell table:style-name="ce15" table:formula="of:=IF([Data.L335]=&quot;&quot;;&quot;&quot;;CONCATENATE(&quot;,&quot;;[Data.L335]))">
            <text:p/>
          </table:table-cell>
          <table:table-cell table:style-name="ce15" table:formula="of:=IF([Data.M335]=&quot;&quot;;&quot;&quot;;CONCATENATE(&quot;,&quot;;[Data.M335]))">
            <text:p/>
          </table:table-cell>
          <table:table-cell table:style-name="ce15" table:formula="of:=IF([Data.N335]=&quot;&quot;;&quot;&quot;;CONCATENATE(&quot;,&quot;;[Data.N335]))">
            <text:p/>
          </table:table-cell>
          <table:table-cell table:style-name="ce15" table:formula="of:=IF([Data.O335]=&quot;&quot;;&quot;&quot;;CONCATENATE(&quot;,&quot;;[Data.O335]))">
            <text:p/>
          </table:table-cell>
          <table:table-cell table:style-name="ce15" table:formula="of:=IF([Data.P335]=&quot;&quot;;&quot;&quot;;CONCATENATE(&quot;,&quot;;[Data.P335]))">
            <text:p/>
          </table:table-cell>
          <table:table-cell table:style-name="ce15" table:formula="of:=IF([Data.Q335]=&quot;&quot;;&quot;&quot;;CONCATENATE(&quot;,&quot;;[Data.Q335]))">
            <text:p/>
          </table:table-cell>
          <table:table-cell table:style-name="ce15" table:formula="of:=IF([Data.R335]=&quot;&quot;;&quot;&quot;;CONCATENATE(&quot;,&quot;;[Data.R335]))">
            <text:p/>
          </table:table-cell>
          <table:table-cell table:style-name="ce15" table:formula="of:=IF([Data.S335]=&quot;&quot;;&quot;&quot;;CONCATENATE(&quot;,&quot;;[Data.S335]))">
            <text:p/>
          </table:table-cell>
          <table:table-cell table:style-name="ce15" table:formula="of:=IF([Data.T335]=&quot;&quot;;&quot;&quot;;CONCATENATE(&quot;,&quot;;[Data.T335]))">
            <text:p/>
          </table:table-cell>
          <table:table-cell table:number-columns-repeated="2"/>
        </table:table-row>
        <table:table-row table:style-name="ro8">
          <table:table-cell table:formula="of:=IF([Data.A336]=&quot;&quot;;[.A334];[Data.A336])" office:value-type="float" office:value="252">
            <text:p>252</text:p>
          </table:table-cell>
          <table:table-cell table:formula="of:=IF([Data.E336]=&quot;&quot;;[.B334];CONCATENATE(&quot;,&quot;;[Data.E336]))" office:value-type="string" office:string-value=",MENTAL">
            <text:p>,MENTAL</text:p>
          </table:table-cell>
          <table:table-cell table:formula="of:=IF([Data.F336]=&quot;&quot;;[.C334];CONCATENATE(&quot;,&quot;;[Data.F336]))" office:value-type="string" office:string-value=",CHARL">
            <text:p>,CHARL</text:p>
          </table:table-cell>
          <table:table-cell table:formula="of:=CONCATENATE(&quot;,&quot;;[Data.G336])" office:value-type="string" office:string-value=",MINOR">
            <text:p>,MINOR</text:p>
          </table:table-cell>
          <table:table-cell table:formula="of:=CONCATENATE(&quot;,&quot;;[Data.H336])" office:value-type="string" office:string-value=",-10">
            <text:p>,-10</text:p>
          </table:table-cell>
          <table:table-cell table:formula="of:=IF([Data.I336]=&quot;&quot;;&quot;&quot;;CONCATENATE(&quot;,&quot;;[Data.I336]))" office:value-type="string" office:string-value=",DESCR">
            <text:p>,DESCR</text:p>
          </table:table-cell>
          <table:table-cell table:style-name="ce15" table:formula="of:=IF([Data.J336]=&quot;&quot;;&quot;&quot;;CONCATENATE(&quot;,&quot;;[Data.J336]))">
            <text:p/>
          </table:table-cell>
          <table:table-cell table:style-name="ce15" table:formula="of:=IF([Data.K336]=&quot;&quot;;&quot;&quot;;CONCATENATE(&quot;,&quot;;[Data.K336]))">
            <text:p/>
          </table:table-cell>
          <table:table-cell table:style-name="ce15" table:formula="of:=IF([Data.L336]=&quot;&quot;;&quot;&quot;;CONCATENATE(&quot;,&quot;;[Data.L336]))">
            <text:p/>
          </table:table-cell>
          <table:table-cell table:style-name="ce15" table:formula="of:=IF([Data.M336]=&quot;&quot;;&quot;&quot;;CONCATENATE(&quot;,&quot;;[Data.M336]))">
            <text:p/>
          </table:table-cell>
          <table:table-cell table:style-name="ce15" table:formula="of:=IF([Data.N336]=&quot;&quot;;&quot;&quot;;CONCATENATE(&quot;,&quot;;[Data.N336]))">
            <text:p/>
          </table:table-cell>
          <table:table-cell table:style-name="ce15" table:formula="of:=IF([Data.O336]=&quot;&quot;;&quot;&quot;;CONCATENATE(&quot;,&quot;;[Data.O336]))">
            <text:p/>
          </table:table-cell>
          <table:table-cell table:style-name="ce15" table:formula="of:=IF([Data.P336]=&quot;&quot;;&quot;&quot;;CONCATENATE(&quot;,&quot;;[Data.P336]))">
            <text:p/>
          </table:table-cell>
          <table:table-cell table:style-name="ce15" table:formula="of:=IF([Data.Q336]=&quot;&quot;;&quot;&quot;;CONCATENATE(&quot;,&quot;;[Data.Q336]))">
            <text:p/>
          </table:table-cell>
          <table:table-cell table:style-name="ce15" table:formula="of:=IF([Data.R336]=&quot;&quot;;&quot;&quot;;CONCATENATE(&quot;,&quot;;[Data.R336]))">
            <text:p/>
          </table:table-cell>
          <table:table-cell table:style-name="ce15" table:formula="of:=IF([Data.S336]=&quot;&quot;;&quot;&quot;;CONCATENATE(&quot;,&quot;;[Data.S336]))">
            <text:p/>
          </table:table-cell>
          <table:table-cell table:style-name="ce15" table:formula="of:=IF([Data.T336]=&quot;&quot;;&quot;&quot;;CONCATENATE(&quot;,&quot;;[Data.T336]))">
            <text:p/>
          </table:table-cell>
          <table:table-cell table:number-columns-repeated="2"/>
        </table:table-row>
        <table:table-row table:style-name="ro8">
          <table:table-cell table:formula="of:=IF([Data.A337]=&quot;&quot;;[.A335];[Data.A337])" office:value-type="float" office:value="252">
            <text:p>252</text:p>
          </table:table-cell>
          <table:table-cell table:formula="of:=IF([Data.E337]=&quot;&quot;;[.B335];CONCATENATE(&quot;,&quot;;[Data.E337]))" office:value-type="string" office:string-value=",MENTAL">
            <text:p>,MENTAL</text:p>
          </table:table-cell>
          <table:table-cell table:formula="of:=IF([Data.F337]=&quot;&quot;;[.C335];CONCATENATE(&quot;,&quot;;[Data.F337]))" office:value-type="string" office:string-value=",CHARL">
            <text:p>,CHARL</text:p>
          </table:table-cell>
          <table:table-cell table:formula="of:=CONCATENATE(&quot;,&quot;;[Data.G337])" office:value-type="string" office:string-value=",MAJOR">
            <text:p>,MAJOR</text:p>
          </table:table-cell>
          <table:table-cell table:formula="of:=CONCATENATE(&quot;,&quot;;[Data.H337])" office:value-type="string" office:string-value=",-15">
            <text:p>,-15</text:p>
          </table:table-cell>
          <table:table-cell table:formula="of:=IF([Data.I337]=&quot;&quot;;&quot;&quot;;CONCATENATE(&quot;,&quot;;[Data.I337]))" office:value-type="string" office:string-value=",DESCR">
            <text:p>,DESCR</text:p>
          </table:table-cell>
          <table:table-cell table:style-name="ce15" table:formula="of:=IF([Data.J337]=&quot;&quot;;&quot;&quot;;CONCATENATE(&quot;,&quot;;[Data.J337]))">
            <text:p/>
          </table:table-cell>
          <table:table-cell table:style-name="ce15" table:formula="of:=IF([Data.K337]=&quot;&quot;;&quot;&quot;;CONCATENATE(&quot;,&quot;;[Data.K337]))">
            <text:p/>
          </table:table-cell>
          <table:table-cell table:style-name="ce15" table:formula="of:=IF([Data.L337]=&quot;&quot;;&quot;&quot;;CONCATENATE(&quot;,&quot;;[Data.L337]))">
            <text:p/>
          </table:table-cell>
          <table:table-cell table:style-name="ce15" table:formula="of:=IF([Data.M337]=&quot;&quot;;&quot;&quot;;CONCATENATE(&quot;,&quot;;[Data.M337]))">
            <text:p/>
          </table:table-cell>
          <table:table-cell table:style-name="ce15" table:formula="of:=IF([Data.N337]=&quot;&quot;;&quot;&quot;;CONCATENATE(&quot;,&quot;;[Data.N337]))">
            <text:p/>
          </table:table-cell>
          <table:table-cell table:style-name="ce15" table:formula="of:=IF([Data.O337]=&quot;&quot;;&quot;&quot;;CONCATENATE(&quot;,&quot;;[Data.O337]))">
            <text:p/>
          </table:table-cell>
          <table:table-cell table:style-name="ce15" table:formula="of:=IF([Data.P337]=&quot;&quot;;&quot;&quot;;CONCATENATE(&quot;,&quot;;[Data.P337]))">
            <text:p/>
          </table:table-cell>
          <table:table-cell table:style-name="ce15" table:formula="of:=IF([Data.Q337]=&quot;&quot;;&quot;&quot;;CONCATENATE(&quot;,&quot;;[Data.Q337]))">
            <text:p/>
          </table:table-cell>
          <table:table-cell table:style-name="ce15" table:formula="of:=IF([Data.R337]=&quot;&quot;;&quot;&quot;;CONCATENATE(&quot;,&quot;;[Data.R337]))">
            <text:p/>
          </table:table-cell>
          <table:table-cell table:style-name="ce15" table:formula="of:=IF([Data.S337]=&quot;&quot;;&quot;&quot;;CONCATENATE(&quot;,&quot;;[Data.S337]))">
            <text:p/>
          </table:table-cell>
          <table:table-cell table:style-name="ce15" table:formula="of:=IF([Data.T337]=&quot;&quot;;&quot;&quot;;CONCATENATE(&quot;,&quot;;[Data.T337]))">
            <text:p/>
          </table:table-cell>
          <table:table-cell table:number-columns-repeated="2"/>
        </table:table-row>
        <table:table-row table:style-name="ro8">
          <table:table-cell table:formula="of:=IF([Data.A338]=&quot;&quot;;[.A336];[Data.A338])" office:value-type="float" office:value="253">
            <text:p>253</text:p>
          </table:table-cell>
          <table:table-cell table:formula="of:=IF([Data.E338]=&quot;&quot;;[.B336];CONCATENATE(&quot;,&quot;;[Data.E338]))" office:value-type="string" office:string-value=",MENTAL">
            <text:p>,MENTAL</text:p>
          </table:table-cell>
          <table:table-cell table:formula="of:=IF([Data.F338]=&quot;&quot;;[.C336];CONCATENATE(&quot;,&quot;;[Data.F338]))" office:value-type="string" office:string-value=",CHARL">
            <text:p>,CHARL</text:p>
          </table:table-cell>
          <table:table-cell table:formula="of:=CONCATENATE(&quot;,&quot;;[Data.G338])" office:value-type="string" office:string-value=",LESSER">
            <text:p>,LESSER</text:p>
          </table:table-cell>
          <table:table-cell table:formula="of:=CONCATENATE(&quot;,&quot;;[Data.H338])" office:value-type="string" office:string-value=",-5">
            <text:p>,-5</text:p>
          </table:table-cell>
          <table:table-cell table:formula="of:=IF([Data.I338]=&quot;&quot;;&quot;&quot;;CONCATENATE(&quot;,&quot;;[Data.I338]))" office:value-type="string" office:string-value=",DESCR">
            <text:p>,DESCR</text:p>
          </table:table-cell>
          <table:table-cell table:style-name="ce15" table:formula="of:=IF([Data.J338]=&quot;&quot;;&quot;&quot;;CONCATENATE(&quot;,&quot;;[Data.J338]))">
            <text:p/>
          </table:table-cell>
          <table:table-cell table:style-name="ce15" table:formula="of:=IF([Data.K338]=&quot;&quot;;&quot;&quot;;CONCATENATE(&quot;,&quot;;[Data.K338]))">
            <text:p/>
          </table:table-cell>
          <table:table-cell table:style-name="ce15" table:formula="of:=IF([Data.L338]=&quot;&quot;;&quot;&quot;;CONCATENATE(&quot;,&quot;;[Data.L338]))">
            <text:p/>
          </table:table-cell>
          <table:table-cell table:style-name="ce15" table:formula="of:=IF([Data.M338]=&quot;&quot;;&quot;&quot;;CONCATENATE(&quot;,&quot;;[Data.M338]))">
            <text:p/>
          </table:table-cell>
          <table:table-cell table:style-name="ce15" table:formula="of:=IF([Data.N338]=&quot;&quot;;&quot;&quot;;CONCATENATE(&quot;,&quot;;[Data.N338]))">
            <text:p/>
          </table:table-cell>
          <table:table-cell table:style-name="ce15" table:formula="of:=IF([Data.O338]=&quot;&quot;;&quot;&quot;;CONCATENATE(&quot;,&quot;;[Data.O338]))">
            <text:p/>
          </table:table-cell>
          <table:table-cell table:style-name="ce15" table:formula="of:=IF([Data.P338]=&quot;&quot;;&quot;&quot;;CONCATENATE(&quot;,&quot;;[Data.P338]))">
            <text:p/>
          </table:table-cell>
          <table:table-cell table:style-name="ce15" table:formula="of:=IF([Data.Q338]=&quot;&quot;;&quot;&quot;;CONCATENATE(&quot;,&quot;;[Data.Q338]))">
            <text:p/>
          </table:table-cell>
          <table:table-cell table:style-name="ce15" table:formula="of:=IF([Data.R338]=&quot;&quot;;&quot;&quot;;CONCATENATE(&quot;,&quot;;[Data.R338]))">
            <text:p/>
          </table:table-cell>
          <table:table-cell table:style-name="ce15" table:formula="of:=IF([Data.S338]=&quot;&quot;;&quot;&quot;;CONCATENATE(&quot;,&quot;;[Data.S338]))">
            <text:p/>
          </table:table-cell>
          <table:table-cell table:style-name="ce15" table:formula="of:=IF([Data.T338]=&quot;&quot;;&quot;&quot;;CONCATENATE(&quot;,&quot;;[Data.T338]))">
            <text:p/>
          </table:table-cell>
          <table:table-cell table:number-columns-repeated="2"/>
        </table:table-row>
        <table:table-row table:style-name="ro8">
          <table:table-cell table:formula="of:=IF([Data.A339]=&quot;&quot;;[.A337];[Data.A339])" office:value-type="float" office:value="254">
            <text:p>254</text:p>
          </table:table-cell>
          <table:table-cell table:formula="of:=IF([Data.E339]=&quot;&quot;;[.B337];CONCATENATE(&quot;,&quot;;[Data.E339]))" office:value-type="string" office:string-value=",MENTAL">
            <text:p>,MENTAL</text:p>
          </table:table-cell>
          <table:table-cell table:formula="of:=IF([Data.F339]=&quot;&quot;;[.C337];CONCATENATE(&quot;,&quot;;[Data.F339]))" office:value-type="string" office:string-value=",CHARL">
            <text:p>,CHARL</text:p>
          </table:table-cell>
          <table:table-cell table:formula="of:=CONCATENATE(&quot;,&quot;;[Data.G339])" office:value-type="string" office:string-value=",MINOR">
            <text:p>,MINOR</text:p>
          </table:table-cell>
          <table:table-cell table:formula="of:=CONCATENATE(&quot;,&quot;;[Data.H339])" office:value-type="string" office:string-value=",-10">
            <text:p>,-10</text:p>
          </table:table-cell>
          <table:table-cell table:formula="of:=IF([Data.I339]=&quot;&quot;;&quot;&quot;;CONCATENATE(&quot;,&quot;;[Data.I339]))" office:value-type="string" office:string-value=",DESCR">
            <text:p>,DESCR</text:p>
          </table:table-cell>
          <table:table-cell table:style-name="ce15" table:formula="of:=IF([Data.J339]=&quot;&quot;;&quot;&quot;;CONCATENATE(&quot;,&quot;;[Data.J339]))">
            <text:p/>
          </table:table-cell>
          <table:table-cell table:style-name="ce15" table:formula="of:=IF([Data.K339]=&quot;&quot;;&quot;&quot;;CONCATENATE(&quot;,&quot;;[Data.K339]))">
            <text:p/>
          </table:table-cell>
          <table:table-cell table:style-name="ce15" table:formula="of:=IF([Data.L339]=&quot;&quot;;&quot;&quot;;CONCATENATE(&quot;,&quot;;[Data.L339]))">
            <text:p/>
          </table:table-cell>
          <table:table-cell table:style-name="ce15" table:formula="of:=IF([Data.M339]=&quot;&quot;;&quot;&quot;;CONCATENATE(&quot;,&quot;;[Data.M339]))">
            <text:p/>
          </table:table-cell>
          <table:table-cell table:style-name="ce15" table:formula="of:=IF([Data.N339]=&quot;&quot;;&quot;&quot;;CONCATENATE(&quot;,&quot;;[Data.N339]))">
            <text:p/>
          </table:table-cell>
          <table:table-cell table:style-name="ce15" table:formula="of:=IF([Data.O339]=&quot;&quot;;&quot;&quot;;CONCATENATE(&quot;,&quot;;[Data.O339]))">
            <text:p/>
          </table:table-cell>
          <table:table-cell table:style-name="ce15" table:formula="of:=IF([Data.P339]=&quot;&quot;;&quot;&quot;;CONCATENATE(&quot;,&quot;;[Data.P339]))">
            <text:p/>
          </table:table-cell>
          <table:table-cell table:style-name="ce15" table:formula="of:=IF([Data.Q339]=&quot;&quot;;&quot;&quot;;CONCATENATE(&quot;,&quot;;[Data.Q339]))">
            <text:p/>
          </table:table-cell>
          <table:table-cell table:style-name="ce15" table:formula="of:=IF([Data.R339]=&quot;&quot;;&quot;&quot;;CONCATENATE(&quot;,&quot;;[Data.R339]))">
            <text:p/>
          </table:table-cell>
          <table:table-cell table:style-name="ce15" table:formula="of:=IF([Data.S339]=&quot;&quot;;&quot;&quot;;CONCATENATE(&quot;,&quot;;[Data.S339]))">
            <text:p/>
          </table:table-cell>
          <table:table-cell table:style-name="ce15" table:formula="of:=IF([Data.T339]=&quot;&quot;;&quot;&quot;;CONCATENATE(&quot;,&quot;;[Data.T339]))">
            <text:p/>
          </table:table-cell>
          <table:table-cell table:number-columns-repeated="2"/>
        </table:table-row>
        <table:table-row table:style-name="ro8">
          <table:table-cell table:formula="of:=IF([Data.A340]=&quot;&quot;;[.A338];[Data.A340])" office:value-type="float" office:value="255">
            <text:p>255</text:p>
          </table:table-cell>
          <table:table-cell table:formula="of:=IF([Data.E340]=&quot;&quot;;[.B338];CONCATENATE(&quot;,&quot;;[Data.E340]))" office:value-type="string" office:string-value=",MENTAL">
            <text:p>,MENTAL</text:p>
          </table:table-cell>
          <table:table-cell table:formula="of:=IF([Data.F340]=&quot;&quot;;[.C338];CONCATENATE(&quot;,&quot;;[Data.F340]))" office:value-type="string" office:string-value=",CHARL">
            <text:p>,CHARL</text:p>
          </table:table-cell>
          <table:table-cell table:formula="of:=CONCATENATE(&quot;,&quot;;[Data.G340])" office:value-type="string" office:string-value=",MAJOR">
            <text:p>,MAJOR</text:p>
          </table:table-cell>
          <table:table-cell table:formula="of:=CONCATENATE(&quot;,&quot;;[Data.H340])" office:value-type="string" office:string-value=",-15">
            <text:p>,-15</text:p>
          </table:table-cell>
          <table:table-cell table:formula="of:=IF([Data.I340]=&quot;&quot;;&quot;&quot;;CONCATENATE(&quot;,&quot;;[Data.I340]))" office:value-type="string" office:string-value=",DESCR">
            <text:p>,DESCR</text:p>
          </table:table-cell>
          <table:table-cell table:style-name="ce15" table:formula="of:=IF([Data.J340]=&quot;&quot;;&quot;&quot;;CONCATENATE(&quot;,&quot;;[Data.J340]))">
            <text:p/>
          </table:table-cell>
          <table:table-cell table:style-name="ce15" table:formula="of:=IF([Data.K340]=&quot;&quot;;&quot;&quot;;CONCATENATE(&quot;,&quot;;[Data.K340]))">
            <text:p/>
          </table:table-cell>
          <table:table-cell table:style-name="ce15" table:formula="of:=IF([Data.L340]=&quot;&quot;;&quot;&quot;;CONCATENATE(&quot;,&quot;;[Data.L340]))">
            <text:p/>
          </table:table-cell>
          <table:table-cell table:style-name="ce15" table:formula="of:=IF([Data.M340]=&quot;&quot;;&quot;&quot;;CONCATENATE(&quot;,&quot;;[Data.M340]))">
            <text:p/>
          </table:table-cell>
          <table:table-cell table:style-name="ce15" table:formula="of:=IF([Data.N340]=&quot;&quot;;&quot;&quot;;CONCATENATE(&quot;,&quot;;[Data.N340]))">
            <text:p/>
          </table:table-cell>
          <table:table-cell table:style-name="ce15" table:formula="of:=IF([Data.O340]=&quot;&quot;;&quot;&quot;;CONCATENATE(&quot;,&quot;;[Data.O340]))">
            <text:p/>
          </table:table-cell>
          <table:table-cell table:style-name="ce15" table:formula="of:=IF([Data.P340]=&quot;&quot;;&quot;&quot;;CONCATENATE(&quot;,&quot;;[Data.P340]))">
            <text:p/>
          </table:table-cell>
          <table:table-cell table:style-name="ce15" table:formula="of:=IF([Data.Q340]=&quot;&quot;;&quot;&quot;;CONCATENATE(&quot;,&quot;;[Data.Q340]))">
            <text:p/>
          </table:table-cell>
          <table:table-cell table:style-name="ce15" table:formula="of:=IF([Data.R340]=&quot;&quot;;&quot;&quot;;CONCATENATE(&quot;,&quot;;[Data.R340]))">
            <text:p/>
          </table:table-cell>
          <table:table-cell table:style-name="ce15" table:formula="of:=IF([Data.S340]=&quot;&quot;;&quot;&quot;;CONCATENATE(&quot;,&quot;;[Data.S340]))">
            <text:p/>
          </table:table-cell>
          <table:table-cell table:style-name="ce15" table:formula="of:=IF([Data.T340]=&quot;&quot;;&quot;&quot;;CONCATENATE(&quot;,&quot;;[Data.T340]))">
            <text:p/>
          </table:table-cell>
          <table:table-cell table:number-columns-repeated="2"/>
        </table:table-row>
        <table:table-row table:style-name="ro8">
          <table:table-cell table:formula="of:=IF([Data.A341]=&quot;&quot;;[.A339];[Data.A341])" office:value-type="float" office:value="256">
            <text:p>256</text:p>
          </table:table-cell>
          <table:table-cell table:formula="of:=IF([Data.E341]=&quot;&quot;;[.B339];CONCATENATE(&quot;,&quot;;[Data.E341]))" office:value-type="string" office:string-value=",MENTAL">
            <text:p>,MENTAL</text:p>
          </table:table-cell>
          <table:table-cell table:formula="of:=IF([Data.F341]=&quot;&quot;;[.C339];CONCATENATE(&quot;,&quot;;[Data.F341]))" office:value-type="string" office:string-value=",CHARL">
            <text:p>,CHARL</text:p>
          </table:table-cell>
          <table:table-cell table:formula="of:=CONCATENATE(&quot;,&quot;;[Data.G341])" office:value-type="string" office:string-value=",LESSER">
            <text:p>,LESSER</text:p>
          </table:table-cell>
          <table:table-cell table:formula="of:=CONCATENATE(&quot;,&quot;;[Data.H341])" office:value-type="string" office:string-value=",-5">
            <text:p>,-5</text:p>
          </table:table-cell>
          <table:table-cell table:formula="of:=IF([Data.I341]=&quot;&quot;;&quot;&quot;;CONCATENATE(&quot;,&quot;;[Data.I341]))" office:value-type="string" office:string-value=",DESCR">
            <text:p>,DESCR</text:p>
          </table:table-cell>
          <table:table-cell table:style-name="ce15" table:formula="of:=IF([Data.J341]=&quot;&quot;;&quot;&quot;;CONCATENATE(&quot;,&quot;;[Data.J341]))">
            <text:p/>
          </table:table-cell>
          <table:table-cell table:style-name="ce15" table:formula="of:=IF([Data.K341]=&quot;&quot;;&quot;&quot;;CONCATENATE(&quot;,&quot;;[Data.K341]))">
            <text:p/>
          </table:table-cell>
          <table:table-cell table:style-name="ce15" table:formula="of:=IF([Data.L341]=&quot;&quot;;&quot;&quot;;CONCATENATE(&quot;,&quot;;[Data.L341]))">
            <text:p/>
          </table:table-cell>
          <table:table-cell table:style-name="ce15" table:formula="of:=IF([Data.M341]=&quot;&quot;;&quot;&quot;;CONCATENATE(&quot;,&quot;;[Data.M341]))">
            <text:p/>
          </table:table-cell>
          <table:table-cell table:style-name="ce15" table:formula="of:=IF([Data.N341]=&quot;&quot;;&quot;&quot;;CONCATENATE(&quot;,&quot;;[Data.N341]))">
            <text:p/>
          </table:table-cell>
          <table:table-cell table:style-name="ce15" table:formula="of:=IF([Data.O341]=&quot;&quot;;&quot;&quot;;CONCATENATE(&quot;,&quot;;[Data.O341]))">
            <text:p/>
          </table:table-cell>
          <table:table-cell table:style-name="ce15" table:formula="of:=IF([Data.P341]=&quot;&quot;;&quot;&quot;;CONCATENATE(&quot;,&quot;;[Data.P341]))">
            <text:p/>
          </table:table-cell>
          <table:table-cell table:style-name="ce15" table:formula="of:=IF([Data.Q341]=&quot;&quot;;&quot;&quot;;CONCATENATE(&quot;,&quot;;[Data.Q341]))">
            <text:p/>
          </table:table-cell>
          <table:table-cell table:style-name="ce15" table:formula="of:=IF([Data.R341]=&quot;&quot;;&quot;&quot;;CONCATENATE(&quot;,&quot;;[Data.R341]))">
            <text:p/>
          </table:table-cell>
          <table:table-cell table:style-name="ce15" table:formula="of:=IF([Data.S341]=&quot;&quot;;&quot;&quot;;CONCATENATE(&quot;,&quot;;[Data.S341]))">
            <text:p/>
          </table:table-cell>
          <table:table-cell table:style-name="ce15" table:formula="of:=IF([Data.T341]=&quot;&quot;;&quot;&quot;;CONCATENATE(&quot;,&quot;;[Data.T341]))">
            <text:p/>
          </table:table-cell>
          <table:table-cell table:number-columns-repeated="2"/>
        </table:table-row>
        <table:table-row table:style-name="ro8">
          <table:table-cell table:formula="of:=IF([Data.A342]=&quot;&quot;;[.A340];[Data.A342])" office:value-type="float" office:value="256">
            <text:p>256</text:p>
          </table:table-cell>
          <table:table-cell table:formula="of:=IF([Data.E342]=&quot;&quot;;[.B340];CONCATENATE(&quot;,&quot;;[Data.E342]))" office:value-type="string" office:string-value=",MENTAL">
            <text:p>,MENTAL</text:p>
          </table:table-cell>
          <table:table-cell table:formula="of:=IF([Data.F342]=&quot;&quot;;[.C340];CONCATENATE(&quot;,&quot;;[Data.F342]))" office:value-type="string" office:string-value=",CHARL">
            <text:p>,CHARL</text:p>
          </table:table-cell>
          <table:table-cell table:formula="of:=CONCATENATE(&quot;,&quot;;[Data.G342])" office:value-type="string" office:string-value=",MINOR">
            <text:p>,MINOR</text:p>
          </table:table-cell>
          <table:table-cell table:formula="of:=CONCATENATE(&quot;,&quot;;[Data.H342])" office:value-type="string" office:string-value=",-10">
            <text:p>,-10</text:p>
          </table:table-cell>
          <table:table-cell table:formula="of:=IF([Data.I342]=&quot;&quot;;&quot;&quot;;CONCATENATE(&quot;,&quot;;[Data.I342]))" office:value-type="string" office:string-value=",DESCR">
            <text:p>,DESCR</text:p>
          </table:table-cell>
          <table:table-cell table:style-name="ce15" table:formula="of:=IF([Data.J342]=&quot;&quot;;&quot;&quot;;CONCATENATE(&quot;,&quot;;[Data.J342]))">
            <text:p/>
          </table:table-cell>
          <table:table-cell table:style-name="ce15" table:formula="of:=IF([Data.K342]=&quot;&quot;;&quot;&quot;;CONCATENATE(&quot;,&quot;;[Data.K342]))">
            <text:p/>
          </table:table-cell>
          <table:table-cell table:style-name="ce15" table:formula="of:=IF([Data.L342]=&quot;&quot;;&quot;&quot;;CONCATENATE(&quot;,&quot;;[Data.L342]))">
            <text:p/>
          </table:table-cell>
          <table:table-cell table:style-name="ce15" table:formula="of:=IF([Data.M342]=&quot;&quot;;&quot;&quot;;CONCATENATE(&quot;,&quot;;[Data.M342]))">
            <text:p/>
          </table:table-cell>
          <table:table-cell table:style-name="ce15" table:formula="of:=IF([Data.N342]=&quot;&quot;;&quot;&quot;;CONCATENATE(&quot;,&quot;;[Data.N342]))">
            <text:p/>
          </table:table-cell>
          <table:table-cell table:style-name="ce15" table:formula="of:=IF([Data.O342]=&quot;&quot;;&quot;&quot;;CONCATENATE(&quot;,&quot;;[Data.O342]))">
            <text:p/>
          </table:table-cell>
          <table:table-cell table:style-name="ce15" table:formula="of:=IF([Data.P342]=&quot;&quot;;&quot;&quot;;CONCATENATE(&quot;,&quot;;[Data.P342]))">
            <text:p/>
          </table:table-cell>
          <table:table-cell table:style-name="ce15" table:formula="of:=IF([Data.Q342]=&quot;&quot;;&quot;&quot;;CONCATENATE(&quot;,&quot;;[Data.Q342]))">
            <text:p/>
          </table:table-cell>
          <table:table-cell table:style-name="ce15" table:formula="of:=IF([Data.R342]=&quot;&quot;;&quot;&quot;;CONCATENATE(&quot;,&quot;;[Data.R342]))">
            <text:p/>
          </table:table-cell>
          <table:table-cell table:style-name="ce15" table:formula="of:=IF([Data.S342]=&quot;&quot;;&quot;&quot;;CONCATENATE(&quot;,&quot;;[Data.S342]))">
            <text:p/>
          </table:table-cell>
          <table:table-cell table:style-name="ce15" table:formula="of:=IF([Data.T342]=&quot;&quot;;&quot;&quot;;CONCATENATE(&quot;,&quot;;[Data.T342]))">
            <text:p/>
          </table:table-cell>
          <table:table-cell table:number-columns-repeated="2"/>
        </table:table-row>
        <table:table-row table:style-name="ro8">
          <table:table-cell table:formula="of:=IF([Data.A343]=&quot;&quot;;[.A341];[Data.A343])" office:value-type="float" office:value="257">
            <text:p>257</text:p>
          </table:table-cell>
          <table:table-cell table:formula="of:=IF([Data.E343]=&quot;&quot;;[.B341];CONCATENATE(&quot;,&quot;;[Data.E343]))" office:value-type="string" office:string-value=",MENTAL">
            <text:p>,MENTAL</text:p>
          </table:table-cell>
          <table:table-cell table:formula="of:=IF([Data.F343]=&quot;&quot;;[.C341];CONCATENATE(&quot;,&quot;;[Data.F343]))" office:value-type="string" office:string-value=",CHARL">
            <text:p>,CHARL</text:p>
          </table:table-cell>
          <table:table-cell table:formula="of:=CONCATENATE(&quot;,&quot;;[Data.G343])" office:value-type="string" office:string-value=",MINOR">
            <text:p>,MINOR</text:p>
          </table:table-cell>
          <table:table-cell table:formula="of:=CONCATENATE(&quot;,&quot;;[Data.H343])" office:value-type="string" office:string-value=",-10">
            <text:p>,-10</text:p>
          </table:table-cell>
          <table:table-cell table:formula="of:=IF([Data.I343]=&quot;&quot;;&quot;&quot;;CONCATENATE(&quot;,&quot;;[Data.I343]))" office:value-type="string" office:string-value=",DESCR">
            <text:p>,DESCR</text:p>
          </table:table-cell>
          <table:table-cell table:style-name="ce15" table:formula="of:=IF([Data.J343]=&quot;&quot;;&quot;&quot;;CONCATENATE(&quot;,&quot;;[Data.J343]))">
            <text:p/>
          </table:table-cell>
          <table:table-cell table:style-name="ce15" table:formula="of:=IF([Data.K343]=&quot;&quot;;&quot;&quot;;CONCATENATE(&quot;,&quot;;[Data.K343]))">
            <text:p/>
          </table:table-cell>
          <table:table-cell table:style-name="ce15" table:formula="of:=IF([Data.L343]=&quot;&quot;;&quot;&quot;;CONCATENATE(&quot;,&quot;;[Data.L343]))">
            <text:p/>
          </table:table-cell>
          <table:table-cell table:style-name="ce15" table:formula="of:=IF([Data.M343]=&quot;&quot;;&quot;&quot;;CONCATENATE(&quot;,&quot;;[Data.M343]))">
            <text:p/>
          </table:table-cell>
          <table:table-cell table:style-name="ce15" table:formula="of:=IF([Data.N343]=&quot;&quot;;&quot;&quot;;CONCATENATE(&quot;,&quot;;[Data.N343]))">
            <text:p/>
          </table:table-cell>
          <table:table-cell table:style-name="ce15" table:formula="of:=IF([Data.O343]=&quot;&quot;;&quot;&quot;;CONCATENATE(&quot;,&quot;;[Data.O343]))">
            <text:p/>
          </table:table-cell>
          <table:table-cell table:style-name="ce15" table:formula="of:=IF([Data.P343]=&quot;&quot;;&quot;&quot;;CONCATENATE(&quot;,&quot;;[Data.P343]))">
            <text:p/>
          </table:table-cell>
          <table:table-cell table:style-name="ce15" table:formula="of:=IF([Data.Q343]=&quot;&quot;;&quot;&quot;;CONCATENATE(&quot;,&quot;;[Data.Q343]))">
            <text:p/>
          </table:table-cell>
          <table:table-cell table:style-name="ce15" table:formula="of:=IF([Data.R343]=&quot;&quot;;&quot;&quot;;CONCATENATE(&quot;,&quot;;[Data.R343]))">
            <text:p/>
          </table:table-cell>
          <table:table-cell table:style-name="ce15" table:formula="of:=IF([Data.S343]=&quot;&quot;;&quot;&quot;;CONCATENATE(&quot;,&quot;;[Data.S343]))">
            <text:p/>
          </table:table-cell>
          <table:table-cell table:style-name="ce15" table:formula="of:=IF([Data.T343]=&quot;&quot;;&quot;&quot;;CONCATENATE(&quot;,&quot;;[Data.T343]))">
            <text:p/>
          </table:table-cell>
          <table:table-cell table:number-columns-repeated="2"/>
        </table:table-row>
        <table:table-row table:style-name="ro8">
          <table:table-cell table:formula="of:=IF([Data.A344]=&quot;&quot;;[.A342];[Data.A344])" office:value-type="float" office:value="258">
            <text:p>258</text:p>
          </table:table-cell>
          <table:table-cell table:formula="of:=IF([Data.E344]=&quot;&quot;;[.B342];CONCATENATE(&quot;,&quot;;[Data.E344]))" office:value-type="string" office:string-value=",MENTAL">
            <text:p>,MENTAL</text:p>
          </table:table-cell>
          <table:table-cell table:formula="of:=IF([Data.F344]=&quot;&quot;;[.C342];CONCATENATE(&quot;,&quot;;[Data.F344]))" office:value-type="string" office:string-value=",CHARL">
            <text:p>,CHARL</text:p>
          </table:table-cell>
          <table:table-cell table:formula="of:=CONCATENATE(&quot;,&quot;;[Data.G344])" office:value-type="string" office:string-value=",LESSER">
            <text:p>,LESSER</text:p>
          </table:table-cell>
          <table:table-cell table:formula="of:=CONCATENATE(&quot;,&quot;;[Data.H344])" office:value-type="string" office:string-value=",-3">
            <text:p>,-3</text:p>
          </table:table-cell>
          <table:table-cell table:formula="of:=IF([Data.I344]=&quot;&quot;;&quot;&quot;;CONCATENATE(&quot;,&quot;;[Data.I344]))" office:value-type="string" office:string-value=",DESCR">
            <text:p>,DESCR</text:p>
          </table:table-cell>
          <table:table-cell table:style-name="ce15" table:formula="of:=IF([Data.J344]=&quot;&quot;;&quot;&quot;;CONCATENATE(&quot;,&quot;;[Data.J344]))">
            <text:p/>
          </table:table-cell>
          <table:table-cell table:style-name="ce15" table:formula="of:=IF([Data.K344]=&quot;&quot;;&quot;&quot;;CONCATENATE(&quot;,&quot;;[Data.K344]))">
            <text:p/>
          </table:table-cell>
          <table:table-cell table:style-name="ce15" table:formula="of:=IF([Data.L344]=&quot;&quot;;&quot;&quot;;CONCATENATE(&quot;,&quot;;[Data.L344]))">
            <text:p/>
          </table:table-cell>
          <table:table-cell table:style-name="ce15" table:formula="of:=IF([Data.M344]=&quot;&quot;;&quot;&quot;;CONCATENATE(&quot;,&quot;;[Data.M344]))">
            <text:p/>
          </table:table-cell>
          <table:table-cell table:style-name="ce15" table:formula="of:=IF([Data.N344]=&quot;&quot;;&quot;&quot;;CONCATENATE(&quot;,&quot;;[Data.N344]))">
            <text:p/>
          </table:table-cell>
          <table:table-cell table:style-name="ce15" table:formula="of:=IF([Data.O344]=&quot;&quot;;&quot;&quot;;CONCATENATE(&quot;,&quot;;[Data.O344]))">
            <text:p/>
          </table:table-cell>
          <table:table-cell table:style-name="ce15" table:formula="of:=IF([Data.P344]=&quot;&quot;;&quot;&quot;;CONCATENATE(&quot;,&quot;;[Data.P344]))">
            <text:p/>
          </table:table-cell>
          <table:table-cell table:style-name="ce15" table:formula="of:=IF([Data.Q344]=&quot;&quot;;&quot;&quot;;CONCATENATE(&quot;,&quot;;[Data.Q344]))">
            <text:p/>
          </table:table-cell>
          <table:table-cell table:style-name="ce15" table:formula="of:=IF([Data.R344]=&quot;&quot;;&quot;&quot;;CONCATENATE(&quot;,&quot;;[Data.R344]))">
            <text:p/>
          </table:table-cell>
          <table:table-cell table:style-name="ce15" table:formula="of:=IF([Data.S344]=&quot;&quot;;&quot;&quot;;CONCATENATE(&quot;,&quot;;[Data.S344]))">
            <text:p/>
          </table:table-cell>
          <table:table-cell table:style-name="ce15" table:formula="of:=IF([Data.T344]=&quot;&quot;;&quot;&quot;;CONCATENATE(&quot;,&quot;;[Data.T344]))">
            <text:p/>
          </table:table-cell>
          <table:table-cell table:number-columns-repeated="2"/>
        </table:table-row>
        <table:table-row table:style-name="ro8">
          <table:table-cell table:formula="of:=IF([Data.A345]=&quot;&quot;;[.A343];[Data.A345])" office:value-type="float" office:value="258">
            <text:p>258</text:p>
          </table:table-cell>
          <table:table-cell table:formula="of:=IF([Data.E345]=&quot;&quot;;[.B343];CONCATENATE(&quot;,&quot;;[Data.E345]))" office:value-type="string" office:string-value=",MENTAL">
            <text:p>,MENTAL</text:p>
          </table:table-cell>
          <table:table-cell table:formula="of:=IF([Data.F345]=&quot;&quot;;[.C343];CONCATENATE(&quot;,&quot;;[Data.F345]))" office:value-type="string" office:string-value=",CHARL">
            <text:p>,CHARL</text:p>
          </table:table-cell>
          <table:table-cell table:formula="of:=CONCATENATE(&quot;,&quot;;[Data.G345])" office:value-type="string" office:string-value=",MINOR">
            <text:p>,MINOR</text:p>
          </table:table-cell>
          <table:table-cell table:formula="of:=CONCATENATE(&quot;,&quot;;[Data.H345])" office:value-type="string" office:string-value=",-7">
            <text:p>,-7</text:p>
          </table:table-cell>
          <table:table-cell table:formula="of:=IF([Data.I345]=&quot;&quot;;&quot;&quot;;CONCATENATE(&quot;,&quot;;[Data.I345]))" office:value-type="string" office:string-value=",DESCR">
            <text:p>,DESCR</text:p>
          </table:table-cell>
          <table:table-cell table:style-name="ce15" table:formula="of:=IF([Data.J345]=&quot;&quot;;&quot;&quot;;CONCATENATE(&quot;,&quot;;[Data.J345]))">
            <text:p/>
          </table:table-cell>
          <table:table-cell table:style-name="ce15" table:formula="of:=IF([Data.K345]=&quot;&quot;;&quot;&quot;;CONCATENATE(&quot;,&quot;;[Data.K345]))">
            <text:p/>
          </table:table-cell>
          <table:table-cell table:style-name="ce15" table:formula="of:=IF([Data.L345]=&quot;&quot;;&quot;&quot;;CONCATENATE(&quot;,&quot;;[Data.L345]))">
            <text:p/>
          </table:table-cell>
          <table:table-cell table:style-name="ce15" table:formula="of:=IF([Data.M345]=&quot;&quot;;&quot;&quot;;CONCATENATE(&quot;,&quot;;[Data.M345]))">
            <text:p/>
          </table:table-cell>
          <table:table-cell table:style-name="ce15" table:formula="of:=IF([Data.N345]=&quot;&quot;;&quot;&quot;;CONCATENATE(&quot;,&quot;;[Data.N345]))">
            <text:p/>
          </table:table-cell>
          <table:table-cell table:style-name="ce15" table:formula="of:=IF([Data.O345]=&quot;&quot;;&quot;&quot;;CONCATENATE(&quot;,&quot;;[Data.O345]))">
            <text:p/>
          </table:table-cell>
          <table:table-cell table:style-name="ce15" table:formula="of:=IF([Data.P345]=&quot;&quot;;&quot;&quot;;CONCATENATE(&quot;,&quot;;[Data.P345]))">
            <text:p/>
          </table:table-cell>
          <table:table-cell table:style-name="ce15" table:formula="of:=IF([Data.Q345]=&quot;&quot;;&quot;&quot;;CONCATENATE(&quot;,&quot;;[Data.Q345]))">
            <text:p/>
          </table:table-cell>
          <table:table-cell table:style-name="ce15" table:formula="of:=IF([Data.R345]=&quot;&quot;;&quot;&quot;;CONCATENATE(&quot;,&quot;;[Data.R345]))">
            <text:p/>
          </table:table-cell>
          <table:table-cell table:style-name="ce15" table:formula="of:=IF([Data.S345]=&quot;&quot;;&quot;&quot;;CONCATENATE(&quot;,&quot;;[Data.S345]))">
            <text:p/>
          </table:table-cell>
          <table:table-cell table:style-name="ce15" table:formula="of:=IF([Data.T345]=&quot;&quot;;&quot;&quot;;CONCATENATE(&quot;,&quot;;[Data.T345]))">
            <text:p/>
          </table:table-cell>
          <table:table-cell table:number-columns-repeated="2"/>
        </table:table-row>
        <table:table-row table:style-name="ro8">
          <table:table-cell table:formula="of:=IF([Data.A346]=&quot;&quot;;[.A344];[Data.A346])" office:value-type="float" office:value="258">
            <text:p>258</text:p>
          </table:table-cell>
          <table:table-cell table:formula="of:=IF([Data.E346]=&quot;&quot;;[.B344];CONCATENATE(&quot;,&quot;;[Data.E346]))" office:value-type="string" office:string-value=",MENTAL">
            <text:p>,MENTAL</text:p>
          </table:table-cell>
          <table:table-cell table:formula="of:=IF([Data.F346]=&quot;&quot;;[.C344];CONCATENATE(&quot;,&quot;;[Data.F346]))" office:value-type="string" office:string-value=",CHARL">
            <text:p>,CHARL</text:p>
          </table:table-cell>
          <table:table-cell table:formula="of:=CONCATENATE(&quot;,&quot;;[Data.G346])" office:value-type="string" office:string-value=",MAJOR">
            <text:p>,MAJOR</text:p>
          </table:table-cell>
          <table:table-cell table:formula="of:=CONCATENATE(&quot;,&quot;;[Data.H346])" office:value-type="string" office:string-value=",-15">
            <text:p>,-15</text:p>
          </table:table-cell>
          <table:table-cell table:formula="of:=IF([Data.I346]=&quot;&quot;;&quot;&quot;;CONCATENATE(&quot;,&quot;;[Data.I346]))" office:value-type="string" office:string-value=",DESCR">
            <text:p>,DESCR</text:p>
          </table:table-cell>
          <table:table-cell table:style-name="ce15" table:formula="of:=IF([Data.J346]=&quot;&quot;;&quot;&quot;;CONCATENATE(&quot;,&quot;;[Data.J346]))">
            <text:p/>
          </table:table-cell>
          <table:table-cell table:style-name="ce15" table:formula="of:=IF([Data.K346]=&quot;&quot;;&quot;&quot;;CONCATENATE(&quot;,&quot;;[Data.K346]))">
            <text:p/>
          </table:table-cell>
          <table:table-cell table:style-name="ce15" table:formula="of:=IF([Data.L346]=&quot;&quot;;&quot;&quot;;CONCATENATE(&quot;,&quot;;[Data.L346]))">
            <text:p/>
          </table:table-cell>
          <table:table-cell table:style-name="ce15" table:formula="of:=IF([Data.M346]=&quot;&quot;;&quot;&quot;;CONCATENATE(&quot;,&quot;;[Data.M346]))">
            <text:p/>
          </table:table-cell>
          <table:table-cell table:style-name="ce15" table:formula="of:=IF([Data.N346]=&quot;&quot;;&quot;&quot;;CONCATENATE(&quot;,&quot;;[Data.N346]))">
            <text:p/>
          </table:table-cell>
          <table:table-cell table:style-name="ce15" table:formula="of:=IF([Data.O346]=&quot;&quot;;&quot;&quot;;CONCATENATE(&quot;,&quot;;[Data.O346]))">
            <text:p/>
          </table:table-cell>
          <table:table-cell table:style-name="ce15" table:formula="of:=IF([Data.P346]=&quot;&quot;;&quot;&quot;;CONCATENATE(&quot;,&quot;;[Data.P346]))">
            <text:p/>
          </table:table-cell>
          <table:table-cell table:style-name="ce15" table:formula="of:=IF([Data.Q346]=&quot;&quot;;&quot;&quot;;CONCATENATE(&quot;,&quot;;[Data.Q346]))">
            <text:p/>
          </table:table-cell>
          <table:table-cell table:style-name="ce15" table:formula="of:=IF([Data.R346]=&quot;&quot;;&quot;&quot;;CONCATENATE(&quot;,&quot;;[Data.R346]))">
            <text:p/>
          </table:table-cell>
          <table:table-cell table:style-name="ce15" table:formula="of:=IF([Data.S346]=&quot;&quot;;&quot;&quot;;CONCATENATE(&quot;,&quot;;[Data.S346]))">
            <text:p/>
          </table:table-cell>
          <table:table-cell table:style-name="ce15" table:formula="of:=IF([Data.T346]=&quot;&quot;;&quot;&quot;;CONCATENATE(&quot;,&quot;;[Data.T346]))">
            <text:p/>
          </table:table-cell>
          <table:table-cell table:number-columns-repeated="2"/>
        </table:table-row>
        <table:table-row table:style-name="ro8">
          <table:table-cell table:formula="of:=IF([Data.A347]=&quot;&quot;;[.A345];[Data.A347])" office:value-type="float" office:value="258">
            <text:p>258</text:p>
          </table:table-cell>
          <table:table-cell table:formula="of:=IF([Data.E347]=&quot;&quot;;[.B345];CONCATENATE(&quot;,&quot;;[Data.E347]))" office:value-type="string" office:string-value=",MENTAL">
            <text:p>,MENTAL</text:p>
          </table:table-cell>
          <table:table-cell table:formula="of:=IF([Data.F347]=&quot;&quot;;[.C345];CONCATENATE(&quot;,&quot;;[Data.F347]))" office:value-type="string" office:string-value=",CHARL">
            <text:p>,CHARL</text:p>
          </table:table-cell>
          <table:table-cell table:formula="of:=CONCATENATE(&quot;,&quot;;[Data.G347])" office:value-type="string" office:string-value=",GREATER">
            <text:p>,GREATER</text:p>
          </table:table-cell>
          <table:table-cell table:formula="of:=CONCATENATE(&quot;,&quot;;[Data.H347])" office:value-type="string" office:string-value=",-20">
            <text:p>,-20</text:p>
          </table:table-cell>
          <table:table-cell table:formula="of:=IF([Data.I347]=&quot;&quot;;&quot;&quot;;CONCATENATE(&quot;,&quot;;[Data.I347]))" office:value-type="string" office:string-value=",DESCR">
            <text:p>,DESCR</text:p>
          </table:table-cell>
          <table:table-cell table:style-name="ce15" table:formula="of:=IF([Data.J347]=&quot;&quot;;&quot;&quot;;CONCATENATE(&quot;,&quot;;[Data.J347]))">
            <text:p/>
          </table:table-cell>
          <table:table-cell table:style-name="ce15" table:formula="of:=IF([Data.K347]=&quot;&quot;;&quot;&quot;;CONCATENATE(&quot;,&quot;;[Data.K347]))">
            <text:p/>
          </table:table-cell>
          <table:table-cell table:style-name="ce15" table:formula="of:=IF([Data.L347]=&quot;&quot;;&quot;&quot;;CONCATENATE(&quot;,&quot;;[Data.L347]))">
            <text:p/>
          </table:table-cell>
          <table:table-cell table:style-name="ce15" table:formula="of:=IF([Data.M347]=&quot;&quot;;&quot;&quot;;CONCATENATE(&quot;,&quot;;[Data.M347]))">
            <text:p/>
          </table:table-cell>
          <table:table-cell table:style-name="ce15" table:formula="of:=IF([Data.N347]=&quot;&quot;;&quot;&quot;;CONCATENATE(&quot;,&quot;;[Data.N347]))">
            <text:p/>
          </table:table-cell>
          <table:table-cell table:style-name="ce15" table:formula="of:=IF([Data.O347]=&quot;&quot;;&quot;&quot;;CONCATENATE(&quot;,&quot;;[Data.O347]))">
            <text:p/>
          </table:table-cell>
          <table:table-cell table:style-name="ce15" table:formula="of:=IF([Data.P347]=&quot;&quot;;&quot;&quot;;CONCATENATE(&quot;,&quot;;[Data.P347]))">
            <text:p/>
          </table:table-cell>
          <table:table-cell table:style-name="ce15" table:formula="of:=IF([Data.Q347]=&quot;&quot;;&quot;&quot;;CONCATENATE(&quot;,&quot;;[Data.Q347]))">
            <text:p/>
          </table:table-cell>
          <table:table-cell table:style-name="ce15" table:formula="of:=IF([Data.R347]=&quot;&quot;;&quot;&quot;;CONCATENATE(&quot;,&quot;;[Data.R347]))">
            <text:p/>
          </table:table-cell>
          <table:table-cell table:style-name="ce15" table:formula="of:=IF([Data.S347]=&quot;&quot;;&quot;&quot;;CONCATENATE(&quot;,&quot;;[Data.S347]))">
            <text:p/>
          </table:table-cell>
          <table:table-cell table:style-name="ce15" table:formula="of:=IF([Data.T347]=&quot;&quot;;&quot;&quot;;CONCATENATE(&quot;,&quot;;[Data.T347]))">
            <text:p/>
          </table:table-cell>
          <table:table-cell table:number-columns-repeated="2"/>
        </table:table-row>
        <table:table-row table:style-name="ro8">
          <table:table-cell table:formula="of:=IF([Data.A348]=&quot;&quot;;[.A346];[Data.A348])" office:value-type="float" office:value="259">
            <text:p>259</text:p>
          </table:table-cell>
          <table:table-cell table:formula="of:=IF([Data.E348]=&quot;&quot;;[.B346];CONCATENATE(&quot;,&quot;;[Data.E348]))" office:value-type="string" office:string-value=",MENTAL">
            <text:p>,MENTAL</text:p>
          </table:table-cell>
          <table:table-cell table:formula="of:=IF([Data.F348]=&quot;&quot;;[.C346];CONCATENATE(&quot;,&quot;;[Data.F348]))" office:value-type="string" office:string-value=",CHARL">
            <text:p>,CHARL</text:p>
          </table:table-cell>
          <table:table-cell table:formula="of:=CONCATENATE(&quot;,&quot;;[Data.G348])" office:value-type="string" office:string-value=",LESSER">
            <text:p>,LESSER</text:p>
          </table:table-cell>
          <table:table-cell table:formula="of:=CONCATENATE(&quot;,&quot;;[Data.H348])" office:value-type="string" office:string-value=",-5">
            <text:p>,-5</text:p>
          </table:table-cell>
          <table:table-cell table:formula="of:=IF([Data.I348]=&quot;&quot;;&quot;&quot;;CONCATENATE(&quot;,&quot;;[Data.I348]))" office:value-type="string" office:string-value=",DESCR">
            <text:p>,DESCR</text:p>
          </table:table-cell>
          <table:table-cell table:style-name="ce15" table:formula="of:=IF([Data.J348]=&quot;&quot;;&quot;&quot;;CONCATENATE(&quot;,&quot;;[Data.J348]))">
            <text:p/>
          </table:table-cell>
          <table:table-cell table:style-name="ce15" table:formula="of:=IF([Data.K348]=&quot;&quot;;&quot;&quot;;CONCATENATE(&quot;,&quot;;[Data.K348]))">
            <text:p/>
          </table:table-cell>
          <table:table-cell table:style-name="ce15" table:formula="of:=IF([Data.L348]=&quot;&quot;;&quot;&quot;;CONCATENATE(&quot;,&quot;;[Data.L348]))">
            <text:p/>
          </table:table-cell>
          <table:table-cell table:style-name="ce15" table:formula="of:=IF([Data.M348]=&quot;&quot;;&quot;&quot;;CONCATENATE(&quot;,&quot;;[Data.M348]))">
            <text:p/>
          </table:table-cell>
          <table:table-cell table:style-name="ce15" table:formula="of:=IF([Data.N348]=&quot;&quot;;&quot;&quot;;CONCATENATE(&quot;,&quot;;[Data.N348]))">
            <text:p/>
          </table:table-cell>
          <table:table-cell table:style-name="ce15" table:formula="of:=IF([Data.O348]=&quot;&quot;;&quot;&quot;;CONCATENATE(&quot;,&quot;;[Data.O348]))">
            <text:p/>
          </table:table-cell>
          <table:table-cell table:style-name="ce15" table:formula="of:=IF([Data.P348]=&quot;&quot;;&quot;&quot;;CONCATENATE(&quot;,&quot;;[Data.P348]))">
            <text:p/>
          </table:table-cell>
          <table:table-cell table:style-name="ce15" table:formula="of:=IF([Data.Q348]=&quot;&quot;;&quot;&quot;;CONCATENATE(&quot;,&quot;;[Data.Q348]))">
            <text:p/>
          </table:table-cell>
          <table:table-cell table:style-name="ce15" table:formula="of:=IF([Data.R348]=&quot;&quot;;&quot;&quot;;CONCATENATE(&quot;,&quot;;[Data.R348]))">
            <text:p/>
          </table:table-cell>
          <table:table-cell table:style-name="ce15" table:formula="of:=IF([Data.S348]=&quot;&quot;;&quot;&quot;;CONCATENATE(&quot;,&quot;;[Data.S348]))">
            <text:p/>
          </table:table-cell>
          <table:table-cell table:style-name="ce15" table:formula="of:=IF([Data.T348]=&quot;&quot;;&quot;&quot;;CONCATENATE(&quot;,&quot;;[Data.T348]))">
            <text:p/>
          </table:table-cell>
          <table:table-cell table:number-columns-repeated="2"/>
        </table:table-row>
        <table:table-row table:style-name="ro8">
          <table:table-cell table:formula="of:=IF([Data.A349]=&quot;&quot;;[.A347];[Data.A349])" office:value-type="float" office:value="260">
            <text:p>260</text:p>
          </table:table-cell>
          <table:table-cell table:formula="of:=IF([Data.E349]=&quot;&quot;;[.B347];CONCATENATE(&quot;,&quot;;[Data.E349]))" office:value-type="string" office:string-value=",MENTAL">
            <text:p>,MENTAL</text:p>
          </table:table-cell>
          <table:table-cell table:formula="of:=IF([Data.F349]=&quot;&quot;;[.C347];CONCATENATE(&quot;,&quot;;[Data.F349]))" office:value-type="string" office:string-value=",CHARL">
            <text:p>,CHARL</text:p>
          </table:table-cell>
          <table:table-cell table:formula="of:=CONCATENATE(&quot;,&quot;;[Data.G349])" office:value-type="string" office:string-value=",LESSER">
            <text:p>,LESSER</text:p>
          </table:table-cell>
          <table:table-cell table:formula="of:=CONCATENATE(&quot;,&quot;;[Data.H349])" office:value-type="string" office:string-value=",-5">
            <text:p>,-5</text:p>
          </table:table-cell>
          <table:table-cell table:formula="of:=IF([Data.I349]=&quot;&quot;;&quot;&quot;;CONCATENATE(&quot;,&quot;;[Data.I349]))" office:value-type="string" office:string-value=",DESCR">
            <text:p>,DESCR</text:p>
          </table:table-cell>
          <table:table-cell table:style-name="ce15" table:formula="of:=IF([Data.J349]=&quot;&quot;;&quot;&quot;;CONCATENATE(&quot;,&quot;;[Data.J349]))">
            <text:p/>
          </table:table-cell>
          <table:table-cell table:style-name="ce15" table:formula="of:=IF([Data.K349]=&quot;&quot;;&quot;&quot;;CONCATENATE(&quot;,&quot;;[Data.K349]))">
            <text:p/>
          </table:table-cell>
          <table:table-cell table:style-name="ce15" table:formula="of:=IF([Data.L349]=&quot;&quot;;&quot;&quot;;CONCATENATE(&quot;,&quot;;[Data.L349]))">
            <text:p/>
          </table:table-cell>
          <table:table-cell table:style-name="ce15" table:formula="of:=IF([Data.M349]=&quot;&quot;;&quot;&quot;;CONCATENATE(&quot;,&quot;;[Data.M349]))">
            <text:p/>
          </table:table-cell>
          <table:table-cell table:style-name="ce15" table:formula="of:=IF([Data.N349]=&quot;&quot;;&quot;&quot;;CONCATENATE(&quot;,&quot;;[Data.N349]))">
            <text:p/>
          </table:table-cell>
          <table:table-cell table:style-name="ce15" table:formula="of:=IF([Data.O349]=&quot;&quot;;&quot;&quot;;CONCATENATE(&quot;,&quot;;[Data.O349]))">
            <text:p/>
          </table:table-cell>
          <table:table-cell table:style-name="ce15" table:formula="of:=IF([Data.P349]=&quot;&quot;;&quot;&quot;;CONCATENATE(&quot;,&quot;;[Data.P349]))">
            <text:p/>
          </table:table-cell>
          <table:table-cell table:style-name="ce15" table:formula="of:=IF([Data.Q349]=&quot;&quot;;&quot;&quot;;CONCATENATE(&quot;,&quot;;[Data.Q349]))">
            <text:p/>
          </table:table-cell>
          <table:table-cell table:style-name="ce15" table:formula="of:=IF([Data.R349]=&quot;&quot;;&quot;&quot;;CONCATENATE(&quot;,&quot;;[Data.R349]))">
            <text:p/>
          </table:table-cell>
          <table:table-cell table:style-name="ce15" table:formula="of:=IF([Data.S349]=&quot;&quot;;&quot;&quot;;CONCATENATE(&quot;,&quot;;[Data.S349]))">
            <text:p/>
          </table:table-cell>
          <table:table-cell table:style-name="ce15" table:formula="of:=IF([Data.T349]=&quot;&quot;;&quot;&quot;;CONCATENATE(&quot;,&quot;;[Data.T349]))">
            <text:p/>
          </table:table-cell>
          <table:table-cell table:number-columns-repeated="2"/>
        </table:table-row>
        <table:table-row table:style-name="ro8">
          <table:table-cell table:formula="of:=IF([Data.A350]=&quot;&quot;;[.A348];[Data.A350])" office:value-type="float" office:value="260">
            <text:p>260</text:p>
          </table:table-cell>
          <table:table-cell table:formula="of:=IF([Data.E350]=&quot;&quot;;[.B348];CONCATENATE(&quot;,&quot;;[Data.E350]))" office:value-type="string" office:string-value=",MENTAL">
            <text:p>,MENTAL</text:p>
          </table:table-cell>
          <table:table-cell table:formula="of:=IF([Data.F350]=&quot;&quot;;[.C348];CONCATENATE(&quot;,&quot;;[Data.F350]))" office:value-type="string" office:string-value=",CHARL">
            <text:p>,CHARL</text:p>
          </table:table-cell>
          <table:table-cell table:formula="of:=CONCATENATE(&quot;,&quot;;[Data.G350])" office:value-type="string" office:string-value=",MINOR">
            <text:p>,MINOR</text:p>
          </table:table-cell>
          <table:table-cell table:formula="of:=CONCATENATE(&quot;,&quot;;[Data.H350])" office:value-type="string" office:string-value=",-10">
            <text:p>,-10</text:p>
          </table:table-cell>
          <table:table-cell table:formula="of:=IF([Data.I350]=&quot;&quot;;&quot;&quot;;CONCATENATE(&quot;,&quot;;[Data.I350]))" office:value-type="string" office:string-value=",DESCR">
            <text:p>,DESCR</text:p>
          </table:table-cell>
          <table:table-cell table:style-name="ce15" table:formula="of:=IF([Data.J350]=&quot;&quot;;&quot;&quot;;CONCATENATE(&quot;,&quot;;[Data.J350]))">
            <text:p/>
          </table:table-cell>
          <table:table-cell table:style-name="ce15" table:formula="of:=IF([Data.K350]=&quot;&quot;;&quot;&quot;;CONCATENATE(&quot;,&quot;;[Data.K350]))">
            <text:p/>
          </table:table-cell>
          <table:table-cell table:style-name="ce15" table:formula="of:=IF([Data.L350]=&quot;&quot;;&quot;&quot;;CONCATENATE(&quot;,&quot;;[Data.L350]))">
            <text:p/>
          </table:table-cell>
          <table:table-cell table:style-name="ce15" table:formula="of:=IF([Data.M350]=&quot;&quot;;&quot;&quot;;CONCATENATE(&quot;,&quot;;[Data.M350]))">
            <text:p/>
          </table:table-cell>
          <table:table-cell table:style-name="ce15" table:formula="of:=IF([Data.N350]=&quot;&quot;;&quot;&quot;;CONCATENATE(&quot;,&quot;;[Data.N350]))">
            <text:p/>
          </table:table-cell>
          <table:table-cell table:style-name="ce15" table:formula="of:=IF([Data.O350]=&quot;&quot;;&quot;&quot;;CONCATENATE(&quot;,&quot;;[Data.O350]))">
            <text:p/>
          </table:table-cell>
          <table:table-cell table:style-name="ce15" table:formula="of:=IF([Data.P350]=&quot;&quot;;&quot;&quot;;CONCATENATE(&quot;,&quot;;[Data.P350]))">
            <text:p/>
          </table:table-cell>
          <table:table-cell table:style-name="ce15" table:formula="of:=IF([Data.Q350]=&quot;&quot;;&quot;&quot;;CONCATENATE(&quot;,&quot;;[Data.Q350]))">
            <text:p/>
          </table:table-cell>
          <table:table-cell table:style-name="ce15" table:formula="of:=IF([Data.R350]=&quot;&quot;;&quot;&quot;;CONCATENATE(&quot;,&quot;;[Data.R350]))">
            <text:p/>
          </table:table-cell>
          <table:table-cell table:style-name="ce15" table:formula="of:=IF([Data.S350]=&quot;&quot;;&quot;&quot;;CONCATENATE(&quot;,&quot;;[Data.S350]))">
            <text:p/>
          </table:table-cell>
          <table:table-cell table:style-name="ce15" table:formula="of:=IF([Data.T350]=&quot;&quot;;&quot;&quot;;CONCATENATE(&quot;,&quot;;[Data.T350]))">
            <text:p/>
          </table:table-cell>
          <table:table-cell table:number-columns-repeated="2"/>
        </table:table-row>
        <table:table-row table:style-name="ro8">
          <table:table-cell table:formula="of:=IF([Data.A351]=&quot;&quot;;[.A349];[Data.A351])" office:value-type="float" office:value="260">
            <text:p>260</text:p>
          </table:table-cell>
          <table:table-cell table:formula="of:=IF([Data.E351]=&quot;&quot;;[.B349];CONCATENATE(&quot;,&quot;;[Data.E351]))" office:value-type="string" office:string-value=",MENTAL">
            <text:p>,MENTAL</text:p>
          </table:table-cell>
          <table:table-cell table:formula="of:=IF([Data.F351]=&quot;&quot;;[.C349];CONCATENATE(&quot;,&quot;;[Data.F351]))" office:value-type="string" office:string-value=",CHARL">
            <text:p>,CHARL</text:p>
          </table:table-cell>
          <table:table-cell table:formula="of:=CONCATENATE(&quot;,&quot;;[Data.G351])" office:value-type="string" office:string-value=",MAJOR">
            <text:p>,MAJOR</text:p>
          </table:table-cell>
          <table:table-cell table:formula="of:=CONCATENATE(&quot;,&quot;;[Data.H351])" office:value-type="string" office:string-value=",-15">
            <text:p>,-15</text:p>
          </table:table-cell>
          <table:table-cell table:formula="of:=IF([Data.I351]=&quot;&quot;;&quot;&quot;;CONCATENATE(&quot;,&quot;;[Data.I351]))" office:value-type="string" office:string-value=",DESCR">
            <text:p>,DESCR</text:p>
          </table:table-cell>
          <table:table-cell table:style-name="ce15" table:formula="of:=IF([Data.J351]=&quot;&quot;;&quot;&quot;;CONCATENATE(&quot;,&quot;;[Data.J351]))">
            <text:p/>
          </table:table-cell>
          <table:table-cell table:style-name="ce15" table:formula="of:=IF([Data.K351]=&quot;&quot;;&quot;&quot;;CONCATENATE(&quot;,&quot;;[Data.K351]))">
            <text:p/>
          </table:table-cell>
          <table:table-cell table:style-name="ce15" table:formula="of:=IF([Data.L351]=&quot;&quot;;&quot;&quot;;CONCATENATE(&quot;,&quot;;[Data.L351]))">
            <text:p/>
          </table:table-cell>
          <table:table-cell table:style-name="ce15" table:formula="of:=IF([Data.M351]=&quot;&quot;;&quot;&quot;;CONCATENATE(&quot;,&quot;;[Data.M351]))">
            <text:p/>
          </table:table-cell>
          <table:table-cell table:style-name="ce15" table:formula="of:=IF([Data.N351]=&quot;&quot;;&quot;&quot;;CONCATENATE(&quot;,&quot;;[Data.N351]))">
            <text:p/>
          </table:table-cell>
          <table:table-cell table:style-name="ce15" table:formula="of:=IF([Data.O351]=&quot;&quot;;&quot;&quot;;CONCATENATE(&quot;,&quot;;[Data.O351]))">
            <text:p/>
          </table:table-cell>
          <table:table-cell table:style-name="ce15" table:formula="of:=IF([Data.P351]=&quot;&quot;;&quot;&quot;;CONCATENATE(&quot;,&quot;;[Data.P351]))">
            <text:p/>
          </table:table-cell>
          <table:table-cell table:style-name="ce15" table:formula="of:=IF([Data.Q351]=&quot;&quot;;&quot;&quot;;CONCATENATE(&quot;,&quot;;[Data.Q351]))">
            <text:p/>
          </table:table-cell>
          <table:table-cell table:style-name="ce15" table:formula="of:=IF([Data.R351]=&quot;&quot;;&quot;&quot;;CONCATENATE(&quot;,&quot;;[Data.R351]))">
            <text:p/>
          </table:table-cell>
          <table:table-cell table:style-name="ce15" table:formula="of:=IF([Data.S351]=&quot;&quot;;&quot;&quot;;CONCATENATE(&quot;,&quot;;[Data.S351]))">
            <text:p/>
          </table:table-cell>
          <table:table-cell table:style-name="ce15" table:formula="of:=IF([Data.T351]=&quot;&quot;;&quot;&quot;;CONCATENATE(&quot;,&quot;;[Data.T351]))">
            <text:p/>
          </table:table-cell>
          <table:table-cell table:number-columns-repeated="2"/>
        </table:table-row>
        <table:table-row table:style-name="ro8">
          <table:table-cell table:formula="of:=IF([Data.A352]=&quot;&quot;;[.A350];[Data.A352])" office:value-type="float" office:value="261">
            <text:p>261</text:p>
          </table:table-cell>
          <table:table-cell table:formula="of:=IF([Data.E352]=&quot;&quot;;[.B350];CONCATENATE(&quot;,&quot;;[Data.E352]))" office:value-type="string" office:string-value=",MENTAL">
            <text:p>,MENTAL</text:p>
          </table:table-cell>
          <table:table-cell table:formula="of:=IF([Data.F352]=&quot;&quot;;[.C350];CONCATENATE(&quot;,&quot;;[Data.F352]))" office:value-type="string" office:string-value=",CHARL">
            <text:p>,CHARL</text:p>
          </table:table-cell>
          <table:table-cell table:formula="of:=CONCATENATE(&quot;,&quot;;[Data.G352])" office:value-type="string" office:string-value=",MINOR">
            <text:p>,MINOR</text:p>
          </table:table-cell>
          <table:table-cell table:formula="of:=CONCATENATE(&quot;,&quot;;[Data.H352])" office:value-type="string" office:string-value=",-10">
            <text:p>,-10</text:p>
          </table:table-cell>
          <table:table-cell table:formula="of:=IF([Data.I352]=&quot;&quot;;&quot;&quot;;CONCATENATE(&quot;,&quot;;[Data.I352]))" office:value-type="string" office:string-value=",DESCR">
            <text:p>,DESCR</text:p>
          </table:table-cell>
          <table:table-cell table:style-name="ce15" table:formula="of:=IF([Data.J352]=&quot;&quot;;&quot;&quot;;CONCATENATE(&quot;,&quot;;[Data.J352]))">
            <text:p/>
          </table:table-cell>
          <table:table-cell table:style-name="ce15" table:formula="of:=IF([Data.K352]=&quot;&quot;;&quot;&quot;;CONCATENATE(&quot;,&quot;;[Data.K352]))">
            <text:p/>
          </table:table-cell>
          <table:table-cell table:style-name="ce15" table:formula="of:=IF([Data.L352]=&quot;&quot;;&quot;&quot;;CONCATENATE(&quot;,&quot;;[Data.L352]))">
            <text:p/>
          </table:table-cell>
          <table:table-cell table:style-name="ce15" table:formula="of:=IF([Data.M352]=&quot;&quot;;&quot;&quot;;CONCATENATE(&quot;,&quot;;[Data.M352]))">
            <text:p/>
          </table:table-cell>
          <table:table-cell table:style-name="ce15" table:formula="of:=IF([Data.N352]=&quot;&quot;;&quot;&quot;;CONCATENATE(&quot;,&quot;;[Data.N352]))">
            <text:p/>
          </table:table-cell>
          <table:table-cell table:style-name="ce15" table:formula="of:=IF([Data.O352]=&quot;&quot;;&quot;&quot;;CONCATENATE(&quot;,&quot;;[Data.O352]))">
            <text:p/>
          </table:table-cell>
          <table:table-cell table:style-name="ce15" table:formula="of:=IF([Data.P352]=&quot;&quot;;&quot;&quot;;CONCATENATE(&quot;,&quot;;[Data.P352]))">
            <text:p/>
          </table:table-cell>
          <table:table-cell table:style-name="ce15" table:formula="of:=IF([Data.Q352]=&quot;&quot;;&quot;&quot;;CONCATENATE(&quot;,&quot;;[Data.Q352]))">
            <text:p/>
          </table:table-cell>
          <table:table-cell table:style-name="ce15" table:formula="of:=IF([Data.R352]=&quot;&quot;;&quot;&quot;;CONCATENATE(&quot;,&quot;;[Data.R352]))">
            <text:p/>
          </table:table-cell>
          <table:table-cell table:style-name="ce15" table:formula="of:=IF([Data.S352]=&quot;&quot;;&quot;&quot;;CONCATENATE(&quot;,&quot;;[Data.S352]))">
            <text:p/>
          </table:table-cell>
          <table:table-cell table:style-name="ce15" table:formula="of:=IF([Data.T352]=&quot;&quot;;&quot;&quot;;CONCATENATE(&quot;,&quot;;[Data.T352]))">
            <text:p/>
          </table:table-cell>
          <table:table-cell table:number-columns-repeated="2"/>
        </table:table-row>
        <table:table-row table:style-name="ro8">
          <table:table-cell table:formula="of:=IF([Data.A353]=&quot;&quot;;[.A351];[Data.A353])" office:value-type="float" office:value="262">
            <text:p>262</text:p>
          </table:table-cell>
          <table:table-cell table:formula="of:=IF([Data.E353]=&quot;&quot;;[.B351];CONCATENATE(&quot;,&quot;;[Data.E353]))" office:value-type="string" office:string-value=",MENTAL">
            <text:p>,MENTAL</text:p>
          </table:table-cell>
          <table:table-cell table:formula="of:=IF([Data.F353]=&quot;&quot;;[.C351];CONCATENATE(&quot;,&quot;;[Data.F353]))" office:value-type="string" office:string-value=",CHARL">
            <text:p>,CHARL</text:p>
          </table:table-cell>
          <table:table-cell table:formula="of:=CONCATENATE(&quot;,&quot;;[Data.G353])" office:value-type="string" office:string-value=",MAJOR">
            <text:p>,MAJOR</text:p>
          </table:table-cell>
          <table:table-cell table:formula="of:=CONCATENATE(&quot;,&quot;;[Data.H353])" office:value-type="string" office:string-value=",-15">
            <text:p>,-15</text:p>
          </table:table-cell>
          <table:table-cell table:formula="of:=IF([Data.I353]=&quot;&quot;;&quot;&quot;;CONCATENATE(&quot;,&quot;;[Data.I353]))" office:value-type="string" office:string-value=",C35=-15">
            <text:p>,C35=-15</text:p>
          </table:table-cell>
          <table:table-cell table:style-name="ce15" table:formula="of:=IF([Data.J353]=&quot;&quot;;&quot;&quot;;CONCATENATE(&quot;,&quot;;[Data.J353]))" office:value-type="string" office:string-value=",C36=-15">
            <text:p>,C36=-15</text:p>
          </table:table-cell>
          <table:table-cell table:style-name="ce15" table:formula="of:=IF([Data.K353]=&quot;&quot;;&quot;&quot;;CONCATENATE(&quot;,&quot;;[Data.K353]))" office:value-type="string" office:string-value=",C60=-15">
            <text:p>,C60=-15</text:p>
          </table:table-cell>
          <table:table-cell table:style-name="ce15" table:formula="of:=IF([Data.L353]=&quot;&quot;;&quot;&quot;;CONCATENATE(&quot;,&quot;;[Data.L353]))">
            <text:p/>
          </table:table-cell>
          <table:table-cell table:style-name="ce15" table:formula="of:=IF([Data.M353]=&quot;&quot;;&quot;&quot;;CONCATENATE(&quot;,&quot;;[Data.M353]))">
            <text:p/>
          </table:table-cell>
          <table:table-cell table:style-name="ce15" table:formula="of:=IF([Data.N353]=&quot;&quot;;&quot;&quot;;CONCATENATE(&quot;,&quot;;[Data.N353]))">
            <text:p/>
          </table:table-cell>
          <table:table-cell table:style-name="ce15" table:formula="of:=IF([Data.O353]=&quot;&quot;;&quot;&quot;;CONCATENATE(&quot;,&quot;;[Data.O353]))">
            <text:p/>
          </table:table-cell>
          <table:table-cell table:style-name="ce15" table:formula="of:=IF([Data.P353]=&quot;&quot;;&quot;&quot;;CONCATENATE(&quot;,&quot;;[Data.P353]))">
            <text:p/>
          </table:table-cell>
          <table:table-cell table:style-name="ce15" table:formula="of:=IF([Data.Q353]=&quot;&quot;;&quot;&quot;;CONCATENATE(&quot;,&quot;;[Data.Q353]))">
            <text:p/>
          </table:table-cell>
          <table:table-cell table:style-name="ce15" table:formula="of:=IF([Data.R353]=&quot;&quot;;&quot;&quot;;CONCATENATE(&quot;,&quot;;[Data.R353]))">
            <text:p/>
          </table:table-cell>
          <table:table-cell table:style-name="ce15" table:formula="of:=IF([Data.S353]=&quot;&quot;;&quot;&quot;;CONCATENATE(&quot;,&quot;;[Data.S353]))">
            <text:p/>
          </table:table-cell>
          <table:table-cell table:style-name="ce15" table:formula="of:=IF([Data.T353]=&quot;&quot;;&quot;&quot;;CONCATENATE(&quot;,&quot;;[Data.T353]))">
            <text:p/>
          </table:table-cell>
          <table:table-cell table:number-columns-repeated="2"/>
        </table:table-row>
        <table:table-row table:style-name="ro8">
          <table:table-cell table:formula="of:=IF([Data.A354]=&quot;&quot;;[.A352];[Data.A354])" office:value-type="float" office:value="263">
            <text:p>263</text:p>
          </table:table-cell>
          <table:table-cell table:formula="of:=IF([Data.E354]=&quot;&quot;;[.B352];CONCATENATE(&quot;,&quot;;[Data.E354]))" office:value-type="string" office:string-value=",MENTAL">
            <text:p>,MENTAL</text:p>
          </table:table-cell>
          <table:table-cell table:formula="of:=IF([Data.F354]=&quot;&quot;;[.C352];CONCATENATE(&quot;,&quot;;[Data.F354]))" office:value-type="string" office:string-value=",CHARL">
            <text:p>,CHARL</text:p>
          </table:table-cell>
          <table:table-cell table:formula="of:=CONCATENATE(&quot;,&quot;;[Data.G354])" office:value-type="string" office:string-value=",GREATER">
            <text:p>,GREATER</text:p>
          </table:table-cell>
          <table:table-cell table:formula="of:=CONCATENATE(&quot;,&quot;;[Data.H354])" office:value-type="string" office:string-value=",-20">
            <text:p>,-20</text:p>
          </table:table-cell>
          <table:table-cell table:formula="of:=IF([Data.I354]=&quot;&quot;;&quot;&quot;;CONCATENATE(&quot;,&quot;;[Data.I354]))" office:value-type="string" office:string-value=",SNAPBONUS=-30">
            <text:p>,SNAPBONUS=-30</text:p>
          </table:table-cell>
          <table:table-cell table:style-name="ce15" table:formula="of:=IF([Data.J354]=&quot;&quot;;&quot;&quot;;CONCATENATE(&quot;,&quot;;[Data.J354]))">
            <text:p/>
          </table:table-cell>
          <table:table-cell table:style-name="ce15" table:formula="of:=IF([Data.K354]=&quot;&quot;;&quot;&quot;;CONCATENATE(&quot;,&quot;;[Data.K354]))">
            <text:p/>
          </table:table-cell>
          <table:table-cell table:style-name="ce15" table:formula="of:=IF([Data.L354]=&quot;&quot;;&quot;&quot;;CONCATENATE(&quot;,&quot;;[Data.L354]))">
            <text:p/>
          </table:table-cell>
          <table:table-cell table:style-name="ce15" table:formula="of:=IF([Data.M354]=&quot;&quot;;&quot;&quot;;CONCATENATE(&quot;,&quot;;[Data.M354]))">
            <text:p/>
          </table:table-cell>
          <table:table-cell table:style-name="ce15" table:formula="of:=IF([Data.N354]=&quot;&quot;;&quot;&quot;;CONCATENATE(&quot;,&quot;;[Data.N354]))">
            <text:p/>
          </table:table-cell>
          <table:table-cell table:style-name="ce15" table:formula="of:=IF([Data.O354]=&quot;&quot;;&quot;&quot;;CONCATENATE(&quot;,&quot;;[Data.O354]))">
            <text:p/>
          </table:table-cell>
          <table:table-cell table:style-name="ce15" table:formula="of:=IF([Data.P354]=&quot;&quot;;&quot;&quot;;CONCATENATE(&quot;,&quot;;[Data.P354]))">
            <text:p/>
          </table:table-cell>
          <table:table-cell table:style-name="ce15" table:formula="of:=IF([Data.Q354]=&quot;&quot;;&quot;&quot;;CONCATENATE(&quot;,&quot;;[Data.Q354]))">
            <text:p/>
          </table:table-cell>
          <table:table-cell table:style-name="ce15" table:formula="of:=IF([Data.R354]=&quot;&quot;;&quot;&quot;;CONCATENATE(&quot;,&quot;;[Data.R354]))">
            <text:p/>
          </table:table-cell>
          <table:table-cell table:style-name="ce15" table:formula="of:=IF([Data.S354]=&quot;&quot;;&quot;&quot;;CONCATENATE(&quot;,&quot;;[Data.S354]))">
            <text:p/>
          </table:table-cell>
          <table:table-cell table:style-name="ce15" table:formula="of:=IF([Data.T354]=&quot;&quot;;&quot;&quot;;CONCATENATE(&quot;,&quot;;[Data.T354]))">
            <text:p/>
          </table:table-cell>
          <table:table-cell table:number-columns-repeated="2"/>
        </table:table-row>
        <table:table-row table:style-name="ro8">
          <table:table-cell table:formula="of:=IF([Data.A355]=&quot;&quot;;[.A353];[Data.A355])" office:value-type="float" office:value="264">
            <text:p>264</text:p>
          </table:table-cell>
          <table:table-cell table:formula="of:=IF([Data.E355]=&quot;&quot;;[.B353];CONCATENATE(&quot;,&quot;;[Data.E355]))" office:value-type="string" office:string-value=",MENTAL">
            <text:p>,MENTAL</text:p>
          </table:table-cell>
          <table:table-cell table:formula="of:=IF([Data.F355]=&quot;&quot;;[.C353];CONCATENATE(&quot;,&quot;;[Data.F355]))" office:value-type="string" office:string-value=",CHARL">
            <text:p>,CHARL</text:p>
          </table:table-cell>
          <table:table-cell table:formula="of:=CONCATENATE(&quot;,&quot;;[Data.G355])" office:value-type="string" office:string-value=",LESSER">
            <text:p>,LESSER</text:p>
          </table:table-cell>
          <table:table-cell table:formula="of:=CONCATENATE(&quot;,&quot;;[Data.H355])" office:value-type="string" office:string-value=",-3">
            <text:p>,-3</text:p>
          </table:table-cell>
          <table:table-cell table:formula="of:=IF([Data.I355]=&quot;&quot;;&quot;&quot;;CONCATENATE(&quot;,&quot;;[Data.I355]))" office:value-type="string" office:string-value=",DESCR">
            <text:p>,DESCR</text:p>
          </table:table-cell>
          <table:table-cell table:style-name="ce15" table:formula="of:=IF([Data.J355]=&quot;&quot;;&quot;&quot;;CONCATENATE(&quot;,&quot;;[Data.J355]))">
            <text:p/>
          </table:table-cell>
          <table:table-cell table:style-name="ce15" table:formula="of:=IF([Data.K355]=&quot;&quot;;&quot;&quot;;CONCATENATE(&quot;,&quot;;[Data.K355]))">
            <text:p/>
          </table:table-cell>
          <table:table-cell table:style-name="ce15" table:formula="of:=IF([Data.L355]=&quot;&quot;;&quot;&quot;;CONCATENATE(&quot;,&quot;;[Data.L355]))">
            <text:p/>
          </table:table-cell>
          <table:table-cell table:style-name="ce15" table:formula="of:=IF([Data.M355]=&quot;&quot;;&quot;&quot;;CONCATENATE(&quot;,&quot;;[Data.M355]))">
            <text:p/>
          </table:table-cell>
          <table:table-cell table:style-name="ce15" table:formula="of:=IF([Data.N355]=&quot;&quot;;&quot;&quot;;CONCATENATE(&quot;,&quot;;[Data.N355]))">
            <text:p/>
          </table:table-cell>
          <table:table-cell table:style-name="ce15" table:formula="of:=IF([Data.O355]=&quot;&quot;;&quot;&quot;;CONCATENATE(&quot;,&quot;;[Data.O355]))">
            <text:p/>
          </table:table-cell>
          <table:table-cell table:style-name="ce15" table:formula="of:=IF([Data.P355]=&quot;&quot;;&quot;&quot;;CONCATENATE(&quot;,&quot;;[Data.P355]))">
            <text:p/>
          </table:table-cell>
          <table:table-cell table:style-name="ce15" table:formula="of:=IF([Data.Q355]=&quot;&quot;;&quot;&quot;;CONCATENATE(&quot;,&quot;;[Data.Q355]))">
            <text:p/>
          </table:table-cell>
          <table:table-cell table:style-name="ce15" table:formula="of:=IF([Data.R355]=&quot;&quot;;&quot;&quot;;CONCATENATE(&quot;,&quot;;[Data.R355]))">
            <text:p/>
          </table:table-cell>
          <table:table-cell table:style-name="ce15" table:formula="of:=IF([Data.S355]=&quot;&quot;;&quot;&quot;;CONCATENATE(&quot;,&quot;;[Data.S355]))">
            <text:p/>
          </table:table-cell>
          <table:table-cell table:style-name="ce15" table:formula="of:=IF([Data.T355]=&quot;&quot;;&quot;&quot;;CONCATENATE(&quot;,&quot;;[Data.T355]))">
            <text:p/>
          </table:table-cell>
          <table:table-cell table:number-columns-repeated="2"/>
        </table:table-row>
        <table:table-row table:style-name="ro8">
          <table:table-cell table:formula="of:=IF([Data.A356]=&quot;&quot;;[.A354];[Data.A356])" office:value-type="float" office:value="264">
            <text:p>264</text:p>
          </table:table-cell>
          <table:table-cell table:formula="of:=IF([Data.E356]=&quot;&quot;;[.B354];CONCATENATE(&quot;,&quot;;[Data.E356]))" office:value-type="string" office:string-value=",MENTAL">
            <text:p>,MENTAL</text:p>
          </table:table-cell>
          <table:table-cell table:formula="of:=IF([Data.F356]=&quot;&quot;;[.C354];CONCATENATE(&quot;,&quot;;[Data.F356]))" office:value-type="string" office:string-value=",CHARL">
            <text:p>,CHARL</text:p>
          </table:table-cell>
          <table:table-cell table:formula="of:=CONCATENATE(&quot;,&quot;;[Data.G356])" office:value-type="string" office:string-value=",MINOR">
            <text:p>,MINOR</text:p>
          </table:table-cell>
          <table:table-cell table:formula="of:=CONCATENATE(&quot;,&quot;;[Data.H356])" office:value-type="string" office:string-value=",-10">
            <text:p>,-10</text:p>
          </table:table-cell>
          <table:table-cell table:formula="of:=IF([Data.I356]=&quot;&quot;;&quot;&quot;;CONCATENATE(&quot;,&quot;;[Data.I356]))" office:value-type="string" office:string-value=",DESCR">
            <text:p>,DESCR</text:p>
          </table:table-cell>
          <table:table-cell table:style-name="ce15" table:formula="of:=IF([Data.J356]=&quot;&quot;;&quot;&quot;;CONCATENATE(&quot;,&quot;;[Data.J356]))">
            <text:p/>
          </table:table-cell>
          <table:table-cell table:style-name="ce15" table:formula="of:=IF([Data.K356]=&quot;&quot;;&quot;&quot;;CONCATENATE(&quot;,&quot;;[Data.K356]))">
            <text:p/>
          </table:table-cell>
          <table:table-cell table:style-name="ce15" table:formula="of:=IF([Data.L356]=&quot;&quot;;&quot;&quot;;CONCATENATE(&quot;,&quot;;[Data.L356]))">
            <text:p/>
          </table:table-cell>
          <table:table-cell table:style-name="ce15" table:formula="of:=IF([Data.M356]=&quot;&quot;;&quot;&quot;;CONCATENATE(&quot;,&quot;;[Data.M356]))">
            <text:p/>
          </table:table-cell>
          <table:table-cell table:style-name="ce15" table:formula="of:=IF([Data.N356]=&quot;&quot;;&quot;&quot;;CONCATENATE(&quot;,&quot;;[Data.N356]))">
            <text:p/>
          </table:table-cell>
          <table:table-cell table:style-name="ce15" table:formula="of:=IF([Data.O356]=&quot;&quot;;&quot;&quot;;CONCATENATE(&quot;,&quot;;[Data.O356]))">
            <text:p/>
          </table:table-cell>
          <table:table-cell table:style-name="ce15" table:formula="of:=IF([Data.P356]=&quot;&quot;;&quot;&quot;;CONCATENATE(&quot;,&quot;;[Data.P356]))">
            <text:p/>
          </table:table-cell>
          <table:table-cell table:style-name="ce15" table:formula="of:=IF([Data.Q356]=&quot;&quot;;&quot;&quot;;CONCATENATE(&quot;,&quot;;[Data.Q356]))">
            <text:p/>
          </table:table-cell>
          <table:table-cell table:style-name="ce15" table:formula="of:=IF([Data.R356]=&quot;&quot;;&quot;&quot;;CONCATENATE(&quot;,&quot;;[Data.R356]))">
            <text:p/>
          </table:table-cell>
          <table:table-cell table:style-name="ce15" table:formula="of:=IF([Data.S356]=&quot;&quot;;&quot;&quot;;CONCATENATE(&quot;,&quot;;[Data.S356]))">
            <text:p/>
          </table:table-cell>
          <table:table-cell table:style-name="ce15" table:formula="of:=IF([Data.T356]=&quot;&quot;;&quot;&quot;;CONCATENATE(&quot;,&quot;;[Data.T356]))">
            <text:p/>
          </table:table-cell>
          <table:table-cell table:number-columns-repeated="2"/>
        </table:table-row>
        <table:table-row table:style-name="ro8">
          <table:table-cell table:formula="of:=IF([Data.A357]=&quot;&quot;;[.A355];[Data.A357])" office:value-type="float" office:value="264">
            <text:p>264</text:p>
          </table:table-cell>
          <table:table-cell table:formula="of:=IF([Data.E357]=&quot;&quot;;[.B355];CONCATENATE(&quot;,&quot;;[Data.E357]))" office:value-type="string" office:string-value=",MENTAL">
            <text:p>,MENTAL</text:p>
          </table:table-cell>
          <table:table-cell table:formula="of:=IF([Data.F357]=&quot;&quot;;[.C355];CONCATENATE(&quot;,&quot;;[Data.F357]))" office:value-type="string" office:string-value=",CHARL">
            <text:p>,CHARL</text:p>
          </table:table-cell>
          <table:table-cell table:formula="of:=CONCATENATE(&quot;,&quot;;[Data.G357])" office:value-type="string" office:string-value=",MAJOR">
            <text:p>,MAJOR</text:p>
          </table:table-cell>
          <table:table-cell table:formula="of:=CONCATENATE(&quot;,&quot;;[Data.H357])" office:value-type="string" office:string-value=",-15">
            <text:p>,-15</text:p>
          </table:table-cell>
          <table:table-cell table:formula="of:=IF([Data.I357]=&quot;&quot;;&quot;&quot;;CONCATENATE(&quot;,&quot;;[Data.I357]))" office:value-type="string" office:string-value=",DESCR">
            <text:p>,DESCR</text:p>
          </table:table-cell>
          <table:table-cell table:style-name="ce15" table:formula="of:=IF([Data.J357]=&quot;&quot;;&quot;&quot;;CONCATENATE(&quot;,&quot;;[Data.J357]))">
            <text:p/>
          </table:table-cell>
          <table:table-cell table:style-name="ce15" table:formula="of:=IF([Data.K357]=&quot;&quot;;&quot;&quot;;CONCATENATE(&quot;,&quot;;[Data.K357]))">
            <text:p/>
          </table:table-cell>
          <table:table-cell table:style-name="ce15" table:formula="of:=IF([Data.L357]=&quot;&quot;;&quot;&quot;;CONCATENATE(&quot;,&quot;;[Data.L357]))">
            <text:p/>
          </table:table-cell>
          <table:table-cell table:style-name="ce15" table:formula="of:=IF([Data.M357]=&quot;&quot;;&quot;&quot;;CONCATENATE(&quot;,&quot;;[Data.M357]))">
            <text:p/>
          </table:table-cell>
          <table:table-cell table:style-name="ce15" table:formula="of:=IF([Data.N357]=&quot;&quot;;&quot;&quot;;CONCATENATE(&quot;,&quot;;[Data.N357]))">
            <text:p/>
          </table:table-cell>
          <table:table-cell table:style-name="ce15" table:formula="of:=IF([Data.O357]=&quot;&quot;;&quot;&quot;;CONCATENATE(&quot;,&quot;;[Data.O357]))">
            <text:p/>
          </table:table-cell>
          <table:table-cell table:style-name="ce15" table:formula="of:=IF([Data.P357]=&quot;&quot;;&quot;&quot;;CONCATENATE(&quot;,&quot;;[Data.P357]))">
            <text:p/>
          </table:table-cell>
          <table:table-cell table:style-name="ce15" table:formula="of:=IF([Data.Q357]=&quot;&quot;;&quot;&quot;;CONCATENATE(&quot;,&quot;;[Data.Q357]))">
            <text:p/>
          </table:table-cell>
          <table:table-cell table:style-name="ce15" table:formula="of:=IF([Data.R357]=&quot;&quot;;&quot;&quot;;CONCATENATE(&quot;,&quot;;[Data.R357]))">
            <text:p/>
          </table:table-cell>
          <table:table-cell table:style-name="ce15" table:formula="of:=IF([Data.S357]=&quot;&quot;;&quot;&quot;;CONCATENATE(&quot;,&quot;;[Data.S357]))">
            <text:p/>
          </table:table-cell>
          <table:table-cell table:style-name="ce15" table:formula="of:=IF([Data.T357]=&quot;&quot;;&quot;&quot;;CONCATENATE(&quot;,&quot;;[Data.T357]))">
            <text:p/>
          </table:table-cell>
          <table:table-cell table:number-columns-repeated="2"/>
        </table:table-row>
        <table:table-row table:style-name="ro8">
          <table:table-cell table:formula="of:=IF([Data.A358]=&quot;&quot;;[.A356];[Data.A358])" office:value-type="float" office:value="265">
            <text:p>265</text:p>
          </table:table-cell>
          <table:table-cell table:formula="of:=IF([Data.E358]=&quot;&quot;;[.B356];CONCATENATE(&quot;,&quot;;[Data.E358]))" office:value-type="string" office:string-value=",MENTAL">
            <text:p>,MENTAL</text:p>
          </table:table-cell>
          <table:table-cell table:formula="of:=IF([Data.F358]=&quot;&quot;;[.C356];CONCATENATE(&quot;,&quot;;[Data.F358]))" office:value-type="string" office:string-value=",CHARL">
            <text:p>,CHARL</text:p>
          </table:table-cell>
          <table:table-cell table:formula="of:=CONCATENATE(&quot;,&quot;;[Data.G358])" office:value-type="string" office:string-value=",LESSER">
            <text:p>,LESSER</text:p>
          </table:table-cell>
          <table:table-cell table:formula="of:=CONCATENATE(&quot;,&quot;;[Data.H358])" office:value-type="string" office:string-value=",-5">
            <text:p>,-5</text:p>
          </table:table-cell>
          <table:table-cell table:formula="of:=IF([Data.I358]=&quot;&quot;;&quot;&quot;;CONCATENATE(&quot;,&quot;;[Data.I358]))" office:value-type="string" office:string-value=",DESCR">
            <text:p>,DESCR</text:p>
          </table:table-cell>
          <table:table-cell table:style-name="ce15" table:formula="of:=IF([Data.J358]=&quot;&quot;;&quot;&quot;;CONCATENATE(&quot;,&quot;;[Data.J358]))">
            <text:p/>
          </table:table-cell>
          <table:table-cell table:style-name="ce15" table:formula="of:=IF([Data.K358]=&quot;&quot;;&quot;&quot;;CONCATENATE(&quot;,&quot;;[Data.K358]))">
            <text:p/>
          </table:table-cell>
          <table:table-cell table:style-name="ce15" table:formula="of:=IF([Data.L358]=&quot;&quot;;&quot;&quot;;CONCATENATE(&quot;,&quot;;[Data.L358]))">
            <text:p/>
          </table:table-cell>
          <table:table-cell table:style-name="ce15" table:formula="of:=IF([Data.M358]=&quot;&quot;;&quot;&quot;;CONCATENATE(&quot;,&quot;;[Data.M358]))">
            <text:p/>
          </table:table-cell>
          <table:table-cell table:style-name="ce15" table:formula="of:=IF([Data.N358]=&quot;&quot;;&quot;&quot;;CONCATENATE(&quot;,&quot;;[Data.N358]))">
            <text:p/>
          </table:table-cell>
          <table:table-cell table:style-name="ce15" table:formula="of:=IF([Data.O358]=&quot;&quot;;&quot;&quot;;CONCATENATE(&quot;,&quot;;[Data.O358]))">
            <text:p/>
          </table:table-cell>
          <table:table-cell table:style-name="ce15" table:formula="of:=IF([Data.P358]=&quot;&quot;;&quot;&quot;;CONCATENATE(&quot;,&quot;;[Data.P358]))">
            <text:p/>
          </table:table-cell>
          <table:table-cell table:style-name="ce15" table:formula="of:=IF([Data.Q358]=&quot;&quot;;&quot;&quot;;CONCATENATE(&quot;,&quot;;[Data.Q358]))">
            <text:p/>
          </table:table-cell>
          <table:table-cell table:style-name="ce15" table:formula="of:=IF([Data.R358]=&quot;&quot;;&quot;&quot;;CONCATENATE(&quot;,&quot;;[Data.R358]))">
            <text:p/>
          </table:table-cell>
          <table:table-cell table:style-name="ce15" table:formula="of:=IF([Data.S358]=&quot;&quot;;&quot;&quot;;CONCATENATE(&quot;,&quot;;[Data.S358]))">
            <text:p/>
          </table:table-cell>
          <table:table-cell table:style-name="ce15" table:formula="of:=IF([Data.T358]=&quot;&quot;;&quot;&quot;;CONCATENATE(&quot;,&quot;;[Data.T358]))">
            <text:p/>
          </table:table-cell>
          <table:table-cell table:number-columns-repeated="2"/>
        </table:table-row>
        <table:table-row table:style-name="ro8">
          <table:table-cell table:formula="of:=IF([Data.A359]=&quot;&quot;;[.A357];[Data.A359])" office:value-type="float" office:value="266">
            <text:p>266</text:p>
          </table:table-cell>
          <table:table-cell table:formula="of:=IF([Data.E359]=&quot;&quot;;[.B357];CONCATENATE(&quot;,&quot;;[Data.E359]))" office:value-type="string" office:string-value=",MENTAL">
            <text:p>,MENTAL</text:p>
          </table:table-cell>
          <table:table-cell table:formula="of:=IF([Data.F359]=&quot;&quot;;[.C357];CONCATENATE(&quot;,&quot;;[Data.F359]))" office:value-type="string" office:string-value=",CHARL">
            <text:p>,CHARL</text:p>
          </table:table-cell>
          <table:table-cell table:formula="of:=CONCATENATE(&quot;,&quot;;[Data.G359])" office:value-type="string" office:string-value=",GREATER">
            <text:p>,GREATER</text:p>
          </table:table-cell>
          <table:table-cell table:formula="of:=CONCATENATE(&quot;,&quot;;[Data.H359])" office:value-type="string" office:string-value=",-20">
            <text:p>,-20</text:p>
          </table:table-cell>
          <table:table-cell table:formula="of:=IF([Data.I359]=&quot;&quot;;&quot;&quot;;CONCATENATE(&quot;,&quot;;[Data.I359]))" office:value-type="string" office:string-value=",DESCR">
            <text:p>,DESCR</text:p>
          </table:table-cell>
          <table:table-cell table:style-name="ce15" table:formula="of:=IF([Data.J359]=&quot;&quot;;&quot;&quot;;CONCATENATE(&quot;,&quot;;[Data.J359]))">
            <text:p/>
          </table:table-cell>
          <table:table-cell table:style-name="ce15" table:formula="of:=IF([Data.K359]=&quot;&quot;;&quot;&quot;;CONCATENATE(&quot;,&quot;;[Data.K359]))">
            <text:p/>
          </table:table-cell>
          <table:table-cell table:style-name="ce15" table:formula="of:=IF([Data.L359]=&quot;&quot;;&quot;&quot;;CONCATENATE(&quot;,&quot;;[Data.L359]))">
            <text:p/>
          </table:table-cell>
          <table:table-cell table:style-name="ce15" table:formula="of:=IF([Data.M359]=&quot;&quot;;&quot;&quot;;CONCATENATE(&quot;,&quot;;[Data.M359]))">
            <text:p/>
          </table:table-cell>
          <table:table-cell table:style-name="ce15" table:formula="of:=IF([Data.N359]=&quot;&quot;;&quot;&quot;;CONCATENATE(&quot;,&quot;;[Data.N359]))">
            <text:p/>
          </table:table-cell>
          <table:table-cell table:style-name="ce15" table:formula="of:=IF([Data.O359]=&quot;&quot;;&quot;&quot;;CONCATENATE(&quot;,&quot;;[Data.O359]))">
            <text:p/>
          </table:table-cell>
          <table:table-cell table:style-name="ce15" table:formula="of:=IF([Data.P359]=&quot;&quot;;&quot;&quot;;CONCATENATE(&quot;,&quot;;[Data.P359]))">
            <text:p/>
          </table:table-cell>
          <table:table-cell table:style-name="ce15" table:formula="of:=IF([Data.Q359]=&quot;&quot;;&quot;&quot;;CONCATENATE(&quot;,&quot;;[Data.Q359]))">
            <text:p/>
          </table:table-cell>
          <table:table-cell table:style-name="ce15" table:formula="of:=IF([Data.R359]=&quot;&quot;;&quot;&quot;;CONCATENATE(&quot;,&quot;;[Data.R359]))">
            <text:p/>
          </table:table-cell>
          <table:table-cell table:style-name="ce15" table:formula="of:=IF([Data.S359]=&quot;&quot;;&quot;&quot;;CONCATENATE(&quot;,&quot;;[Data.S359]))">
            <text:p/>
          </table:table-cell>
          <table:table-cell table:style-name="ce15" table:formula="of:=IF([Data.T359]=&quot;&quot;;&quot;&quot;;CONCATENATE(&quot;,&quot;;[Data.T359]))">
            <text:p/>
          </table:table-cell>
          <table:table-cell table:number-columns-repeated="2"/>
        </table:table-row>
        <table:table-row table:style-name="ro8">
          <table:table-cell table:formula="of:=IF([Data.A360]=&quot;&quot;;[.A358];[Data.A360])" office:value-type="float" office:value="267">
            <text:p>267</text:p>
          </table:table-cell>
          <table:table-cell table:formula="of:=IF([Data.E360]=&quot;&quot;;[.B358];CONCATENATE(&quot;,&quot;;[Data.E360]))" office:value-type="string" office:string-value=",MENTAL">
            <text:p>,MENTAL</text:p>
          </table:table-cell>
          <table:table-cell table:formula="of:=IF([Data.F360]=&quot;&quot;;[.C358];CONCATENATE(&quot;,&quot;;[Data.F360]))" office:value-type="string" office:string-value=",CHARL">
            <text:p>,CHARL</text:p>
          </table:table-cell>
          <table:table-cell table:formula="of:=CONCATENATE(&quot;,&quot;;[Data.G360])" office:value-type="string" office:string-value=",MINOR">
            <text:p>,MINOR</text:p>
          </table:table-cell>
          <table:table-cell table:formula="of:=CONCATENATE(&quot;,&quot;;[Data.H360])" office:value-type="string" office:string-value=",-10">
            <text:p>,-10</text:p>
          </table:table-cell>
          <table:table-cell table:formula="of:=IF([Data.I360]=&quot;&quot;;&quot;&quot;;CONCATENATE(&quot;,&quot;;[Data.I360]))" office:value-type="string" office:string-value=",DESCR">
            <text:p>,DESCR</text:p>
          </table:table-cell>
          <table:table-cell table:style-name="ce15" table:formula="of:=IF([Data.J360]=&quot;&quot;;&quot;&quot;;CONCATENATE(&quot;,&quot;;[Data.J360]))">
            <text:p/>
          </table:table-cell>
          <table:table-cell table:style-name="ce15" table:formula="of:=IF([Data.K360]=&quot;&quot;;&quot;&quot;;CONCATENATE(&quot;,&quot;;[Data.K360]))">
            <text:p/>
          </table:table-cell>
          <table:table-cell table:style-name="ce15" table:formula="of:=IF([Data.L360]=&quot;&quot;;&quot;&quot;;CONCATENATE(&quot;,&quot;;[Data.L360]))">
            <text:p/>
          </table:table-cell>
          <table:table-cell table:style-name="ce15" table:formula="of:=IF([Data.M360]=&quot;&quot;;&quot;&quot;;CONCATENATE(&quot;,&quot;;[Data.M360]))">
            <text:p/>
          </table:table-cell>
          <table:table-cell table:style-name="ce15" table:formula="of:=IF([Data.N360]=&quot;&quot;;&quot;&quot;;CONCATENATE(&quot;,&quot;;[Data.N360]))">
            <text:p/>
          </table:table-cell>
          <table:table-cell table:style-name="ce15" table:formula="of:=IF([Data.O360]=&quot;&quot;;&quot;&quot;;CONCATENATE(&quot;,&quot;;[Data.O360]))">
            <text:p/>
          </table:table-cell>
          <table:table-cell table:style-name="ce15" table:formula="of:=IF([Data.P360]=&quot;&quot;;&quot;&quot;;CONCATENATE(&quot;,&quot;;[Data.P360]))">
            <text:p/>
          </table:table-cell>
          <table:table-cell table:style-name="ce15" table:formula="of:=IF([Data.Q360]=&quot;&quot;;&quot;&quot;;CONCATENATE(&quot;,&quot;;[Data.Q360]))">
            <text:p/>
          </table:table-cell>
          <table:table-cell table:style-name="ce15" table:formula="of:=IF([Data.R360]=&quot;&quot;;&quot;&quot;;CONCATENATE(&quot;,&quot;;[Data.R360]))">
            <text:p/>
          </table:table-cell>
          <table:table-cell table:style-name="ce15" table:formula="of:=IF([Data.S360]=&quot;&quot;;&quot;&quot;;CONCATENATE(&quot;,&quot;;[Data.S360]))">
            <text:p/>
          </table:table-cell>
          <table:table-cell table:style-name="ce15" table:formula="of:=IF([Data.T360]=&quot;&quot;;&quot;&quot;;CONCATENATE(&quot;,&quot;;[Data.T360]))">
            <text:p/>
          </table:table-cell>
          <table:table-cell table:number-columns-repeated="2"/>
        </table:table-row>
        <table:table-row table:style-name="ro8">
          <table:table-cell table:formula="of:=IF([Data.A361]=&quot;&quot;;[.A359];[Data.A361])" office:value-type="float" office:value="268">
            <text:p>268</text:p>
          </table:table-cell>
          <table:table-cell table:formula="of:=IF([Data.E361]=&quot;&quot;;[.B359];CONCATENATE(&quot;,&quot;;[Data.E361]))" office:value-type="string" office:string-value=",MENTAL">
            <text:p>,MENTAL</text:p>
          </table:table-cell>
          <table:table-cell table:formula="of:=IF([Data.F361]=&quot;&quot;;[.C359];CONCATENATE(&quot;,&quot;;[Data.F361]))" office:value-type="string" office:string-value=",CHARL">
            <text:p>,CHARL</text:p>
          </table:table-cell>
          <table:table-cell table:formula="of:=CONCATENATE(&quot;,&quot;;[Data.G361])" office:value-type="string" office:string-value=",MINOR">
            <text:p>,MINOR</text:p>
          </table:table-cell>
          <table:table-cell table:formula="of:=CONCATENATE(&quot;,&quot;;[Data.H361])" office:value-type="string" office:string-value=",-10">
            <text:p>,-10</text:p>
          </table:table-cell>
          <table:table-cell table:formula="of:=IF([Data.I361]=&quot;&quot;;&quot;&quot;;CONCATENATE(&quot;,&quot;;[Data.I361]))" office:value-type="string" office:string-value=",C43=-20">
            <text:p>,C43=-20</text:p>
          </table:table-cell>
          <table:table-cell table:style-name="ce15" table:formula="of:=IF([Data.J361]=&quot;&quot;;&quot;&quot;;CONCATENATE(&quot;,&quot;;[Data.J361]))" office:value-type="string" office:string-value=",C44=-20">
            <text:p>,C44=-20</text:p>
          </table:table-cell>
          <table:table-cell table:style-name="ce15" table:formula="of:=IF([Data.K361]=&quot;&quot;;&quot;&quot;;CONCATENATE(&quot;,&quot;;[Data.K361]))" office:value-type="string" office:string-value=",C45=-20">
            <text:p>,C45=-20</text:p>
          </table:table-cell>
          <table:table-cell table:style-name="ce15" table:formula="of:=IF([Data.L361]=&quot;&quot;;&quot;&quot;;CONCATENATE(&quot;,&quot;;[Data.L361]))" office:value-type="string" office:string-value=",C46=-20">
            <text:p>,C46=-20</text:p>
          </table:table-cell>
          <table:table-cell table:style-name="ce15" table:formula="of:=IF([Data.M361]=&quot;&quot;;&quot;&quot;;CONCATENATE(&quot;,&quot;;[Data.M361]))" office:value-type="string" office:string-value=",C48=-20">
            <text:p>,C48=-20</text:p>
          </table:table-cell>
          <table:table-cell table:style-name="ce15" table:formula="of:=IF([Data.N361]=&quot;&quot;;&quot;&quot;;CONCATENATE(&quot;,&quot;;[Data.N361]))" office:value-type="string" office:string-value=",C49=-20">
            <text:p>,C49=-20</text:p>
          </table:table-cell>
          <table:table-cell table:style-name="ce15" table:formula="of:=IF([Data.O361]=&quot;&quot;;&quot;&quot;;CONCATENATE(&quot;,&quot;;[Data.O361]))" office:value-type="string" office:string-value=",C50=-20">
            <text:p>,C50=-20</text:p>
          </table:table-cell>
          <table:table-cell table:style-name="ce15" table:formula="of:=IF([Data.P361]=&quot;&quot;;&quot;&quot;;CONCATENATE(&quot;,&quot;;[Data.P361]))" office:value-type="string" office:string-value=",C52=-20">
            <text:p>,C52=-20</text:p>
          </table:table-cell>
          <table:table-cell table:style-name="ce15" table:formula="of:=IF([Data.Q361]=&quot;&quot;;&quot;&quot;;CONCATENATE(&quot;,&quot;;[Data.Q361]))" office:value-type="string" office:string-value=",C53=-20">
            <text:p>,C53=-20</text:p>
          </table:table-cell>
          <table:table-cell table:style-name="ce15" table:formula="of:=IF([Data.R361]=&quot;&quot;;&quot;&quot;;CONCATENATE(&quot;,&quot;;[Data.R361]))" office:value-type="string" office:string-value=",C54=-20">
            <text:p>,C54=-20</text:p>
          </table:table-cell>
          <table:table-cell table:style-name="ce15" table:formula="of:=IF([Data.S361]=&quot;&quot;;&quot;&quot;;CONCATENATE(&quot;,&quot;;[Data.S361]))">
            <text:p/>
          </table:table-cell>
          <table:table-cell table:style-name="ce15" table:formula="of:=IF([Data.T361]=&quot;&quot;;&quot;&quot;;CONCATENATE(&quot;,&quot;;[Data.T361]))">
            <text:p/>
          </table:table-cell>
          <table:table-cell table:number-columns-repeated="2"/>
        </table:table-row>
        <table:table-row table:style-name="ro8">
          <table:table-cell table:formula="of:=IF([Data.A362]=&quot;&quot;;[.A360];[Data.A362])" office:value-type="float" office:value="269">
            <text:p>269</text:p>
          </table:table-cell>
          <table:table-cell table:formula="of:=IF([Data.E362]=&quot;&quot;;[.B360];CONCATENATE(&quot;,&quot;;[Data.E362]))" office:value-type="string" office:string-value=",MENTAL">
            <text:p>,MENTAL</text:p>
          </table:table-cell>
          <table:table-cell table:formula="of:=IF([Data.F362]=&quot;&quot;;[.C360];CONCATENATE(&quot;,&quot;;[Data.F362]))" office:value-type="string" office:string-value=",CHARL">
            <text:p>,CHARL</text:p>
          </table:table-cell>
          <table:table-cell table:formula="of:=CONCATENATE(&quot;,&quot;;[Data.G362])" office:value-type="string" office:string-value=",LESSER">
            <text:p>,LESSER</text:p>
          </table:table-cell>
          <table:table-cell table:formula="of:=CONCATENATE(&quot;,&quot;;[Data.H362])" office:value-type="string" office:string-value=",-5">
            <text:p>,-5</text:p>
          </table:table-cell>
          <table:table-cell table:formula="of:=IF([Data.I362]=&quot;&quot;;&quot;&quot;;CONCATENATE(&quot;,&quot;;[Data.I362]))" office:value-type="string" office:string-value=",DESCR">
            <text:p>,DESCR</text:p>
          </table:table-cell>
          <table:table-cell table:style-name="ce15" table:formula="of:=IF([Data.J362]=&quot;&quot;;&quot;&quot;;CONCATENATE(&quot;,&quot;;[Data.J362]))">
            <text:p/>
          </table:table-cell>
          <table:table-cell table:style-name="ce15" table:formula="of:=IF([Data.K362]=&quot;&quot;;&quot;&quot;;CONCATENATE(&quot;,&quot;;[Data.K362]))">
            <text:p/>
          </table:table-cell>
          <table:table-cell table:style-name="ce15" table:formula="of:=IF([Data.L362]=&quot;&quot;;&quot;&quot;;CONCATENATE(&quot;,&quot;;[Data.L362]))">
            <text:p/>
          </table:table-cell>
          <table:table-cell table:style-name="ce15" table:formula="of:=IF([Data.M362]=&quot;&quot;;&quot;&quot;;CONCATENATE(&quot;,&quot;;[Data.M362]))">
            <text:p/>
          </table:table-cell>
          <table:table-cell table:style-name="ce15" table:formula="of:=IF([Data.N362]=&quot;&quot;;&quot;&quot;;CONCATENATE(&quot;,&quot;;[Data.N362]))">
            <text:p/>
          </table:table-cell>
          <table:table-cell table:style-name="ce15" table:formula="of:=IF([Data.O362]=&quot;&quot;;&quot;&quot;;CONCATENATE(&quot;,&quot;;[Data.O362]))">
            <text:p/>
          </table:table-cell>
          <table:table-cell table:style-name="ce15" table:formula="of:=IF([Data.P362]=&quot;&quot;;&quot;&quot;;CONCATENATE(&quot;,&quot;;[Data.P362]))">
            <text:p/>
          </table:table-cell>
          <table:table-cell table:style-name="ce15" table:formula="of:=IF([Data.Q362]=&quot;&quot;;&quot;&quot;;CONCATENATE(&quot;,&quot;;[Data.Q362]))">
            <text:p/>
          </table:table-cell>
          <table:table-cell table:style-name="ce15" table:formula="of:=IF([Data.R362]=&quot;&quot;;&quot;&quot;;CONCATENATE(&quot;,&quot;;[Data.R362]))">
            <text:p/>
          </table:table-cell>
          <table:table-cell table:style-name="ce15" table:formula="of:=IF([Data.S362]=&quot;&quot;;&quot;&quot;;CONCATENATE(&quot;,&quot;;[Data.S362]))">
            <text:p/>
          </table:table-cell>
          <table:table-cell table:style-name="ce15" table:formula="of:=IF([Data.T362]=&quot;&quot;;&quot;&quot;;CONCATENATE(&quot;,&quot;;[Data.T362]))">
            <text:p/>
          </table:table-cell>
          <table:table-cell table:number-columns-repeated="2"/>
        </table:table-row>
        <table:table-row table:style-name="ro8">
          <table:table-cell table:formula="of:=IF([Data.A363]=&quot;&quot;;[.A361];[Data.A363])" office:value-type="float" office:value="270">
            <text:p>270</text:p>
          </table:table-cell>
          <table:table-cell table:formula="of:=IF([Data.E363]=&quot;&quot;;[.B361];CONCATENATE(&quot;,&quot;;[Data.E363]))" office:value-type="string" office:string-value=",SPECIAL">
            <text:p>,SPECIAL</text:p>
          </table:table-cell>
          <table:table-cell table:formula="of:=IF([Data.F363]=&quot;&quot;;[.C361];CONCATENATE(&quot;,&quot;;[Data.F363]))" office:value-type="string" office:string-value=",CHARL">
            <text:p>,CHARL</text:p>
          </table:table-cell>
          <table:table-cell table:formula="of:=CONCATENATE(&quot;,&quot;;[Data.G363])" office:value-type="string" office:string-value=",LESSER">
            <text:p>,LESSER</text:p>
          </table:table-cell>
          <table:table-cell table:formula="of:=CONCATENATE(&quot;,&quot;;[Data.H363])" office:value-type="string" office:string-value=",-5">
            <text:p>,-5</text:p>
          </table:table-cell>
          <table:table-cell table:formula="of:=IF([Data.I363]=&quot;&quot;;&quot;&quot;;CONCATENATE(&quot;,&quot;;[Data.I363]))" office:value-type="string" office:string-value=",DESCR">
            <text:p>,DESCR</text:p>
          </table:table-cell>
          <table:table-cell table:style-name="ce15" table:formula="of:=IF([Data.J363]=&quot;&quot;;&quot;&quot;;CONCATENATE(&quot;,&quot;;[Data.J363]))">
            <text:p/>
          </table:table-cell>
          <table:table-cell table:style-name="ce15" table:formula="of:=IF([Data.K363]=&quot;&quot;;&quot;&quot;;CONCATENATE(&quot;,&quot;;[Data.K363]))">
            <text:p/>
          </table:table-cell>
          <table:table-cell table:style-name="ce15" table:formula="of:=IF([Data.L363]=&quot;&quot;;&quot;&quot;;CONCATENATE(&quot;,&quot;;[Data.L363]))">
            <text:p/>
          </table:table-cell>
          <table:table-cell table:style-name="ce15" table:formula="of:=IF([Data.M363]=&quot;&quot;;&quot;&quot;;CONCATENATE(&quot;,&quot;;[Data.M363]))">
            <text:p/>
          </table:table-cell>
          <table:table-cell table:style-name="ce15" table:formula="of:=IF([Data.N363]=&quot;&quot;;&quot;&quot;;CONCATENATE(&quot;,&quot;;[Data.N363]))">
            <text:p/>
          </table:table-cell>
          <table:table-cell table:style-name="ce15" table:formula="of:=IF([Data.O363]=&quot;&quot;;&quot;&quot;;CONCATENATE(&quot;,&quot;;[Data.O363]))">
            <text:p/>
          </table:table-cell>
          <table:table-cell table:style-name="ce15" table:formula="of:=IF([Data.P363]=&quot;&quot;;&quot;&quot;;CONCATENATE(&quot;,&quot;;[Data.P363]))">
            <text:p/>
          </table:table-cell>
          <table:table-cell table:style-name="ce15" table:formula="of:=IF([Data.Q363]=&quot;&quot;;&quot;&quot;;CONCATENATE(&quot;,&quot;;[Data.Q363]))">
            <text:p/>
          </table:table-cell>
          <table:table-cell table:style-name="ce15" table:formula="of:=IF([Data.R363]=&quot;&quot;;&quot;&quot;;CONCATENATE(&quot;,&quot;;[Data.R363]))">
            <text:p/>
          </table:table-cell>
          <table:table-cell table:style-name="ce15" table:formula="of:=IF([Data.S363]=&quot;&quot;;&quot;&quot;;CONCATENATE(&quot;,&quot;;[Data.S363]))">
            <text:p/>
          </table:table-cell>
          <table:table-cell table:style-name="ce15" table:formula="of:=IF([Data.T363]=&quot;&quot;;&quot;&quot;;CONCATENATE(&quot;,&quot;;[Data.T363]))">
            <text:p/>
          </table:table-cell>
          <table:table-cell table:number-columns-repeated="2"/>
        </table:table-row>
        <table:table-row table:style-name="ro8">
          <table:table-cell table:formula="of:=IF([Data.A364]=&quot;&quot;;[.A362];[Data.A364])" office:value-type="float" office:value="270">
            <text:p>270</text:p>
          </table:table-cell>
          <table:table-cell table:formula="of:=IF([Data.E364]=&quot;&quot;;[.B362];CONCATENATE(&quot;,&quot;;[Data.E364]))" office:value-type="string" office:string-value=",SPECIAL">
            <text:p>,SPECIAL</text:p>
          </table:table-cell>
          <table:table-cell table:formula="of:=IF([Data.F364]=&quot;&quot;;[.C362];CONCATENATE(&quot;,&quot;;[Data.F364]))" office:value-type="string" office:string-value=",CHARL">
            <text:p>,CHARL</text:p>
          </table:table-cell>
          <table:table-cell table:formula="of:=CONCATENATE(&quot;,&quot;;[Data.G364])" office:value-type="string" office:string-value=",MINOR">
            <text:p>,MINOR</text:p>
          </table:table-cell>
          <table:table-cell table:formula="of:=CONCATENATE(&quot;,&quot;;[Data.H364])" office:value-type="string" office:string-value=",-10">
            <text:p>,-10</text:p>
          </table:table-cell>
          <table:table-cell table:formula="of:=IF([Data.I364]=&quot;&quot;;&quot;&quot;;CONCATENATE(&quot;,&quot;;[Data.I364]))" office:value-type="string" office:string-value=",DESCR">
            <text:p>,DESCR</text:p>
          </table:table-cell>
          <table:table-cell table:style-name="ce15" table:formula="of:=IF([Data.J364]=&quot;&quot;;&quot;&quot;;CONCATENATE(&quot;,&quot;;[Data.J364]))">
            <text:p/>
          </table:table-cell>
          <table:table-cell table:style-name="ce15" table:formula="of:=IF([Data.K364]=&quot;&quot;;&quot;&quot;;CONCATENATE(&quot;,&quot;;[Data.K364]))">
            <text:p/>
          </table:table-cell>
          <table:table-cell table:style-name="ce15" table:formula="of:=IF([Data.L364]=&quot;&quot;;&quot;&quot;;CONCATENATE(&quot;,&quot;;[Data.L364]))">
            <text:p/>
          </table:table-cell>
          <table:table-cell table:style-name="ce15" table:formula="of:=IF([Data.M364]=&quot;&quot;;&quot;&quot;;CONCATENATE(&quot;,&quot;;[Data.M364]))">
            <text:p/>
          </table:table-cell>
          <table:table-cell table:style-name="ce15" table:formula="of:=IF([Data.N364]=&quot;&quot;;&quot;&quot;;CONCATENATE(&quot;,&quot;;[Data.N364]))">
            <text:p/>
          </table:table-cell>
          <table:table-cell table:style-name="ce15" table:formula="of:=IF([Data.O364]=&quot;&quot;;&quot;&quot;;CONCATENATE(&quot;,&quot;;[Data.O364]))">
            <text:p/>
          </table:table-cell>
          <table:table-cell table:style-name="ce15" table:formula="of:=IF([Data.P364]=&quot;&quot;;&quot;&quot;;CONCATENATE(&quot;,&quot;;[Data.P364]))">
            <text:p/>
          </table:table-cell>
          <table:table-cell table:style-name="ce15" table:formula="of:=IF([Data.Q364]=&quot;&quot;;&quot;&quot;;CONCATENATE(&quot;,&quot;;[Data.Q364]))">
            <text:p/>
          </table:table-cell>
          <table:table-cell table:style-name="ce15" table:formula="of:=IF([Data.R364]=&quot;&quot;;&quot;&quot;;CONCATENATE(&quot;,&quot;;[Data.R364]))">
            <text:p/>
          </table:table-cell>
          <table:table-cell table:style-name="ce15" table:formula="of:=IF([Data.S364]=&quot;&quot;;&quot;&quot;;CONCATENATE(&quot;,&quot;;[Data.S364]))">
            <text:p/>
          </table:table-cell>
          <table:table-cell table:style-name="ce15" table:formula="of:=IF([Data.T364]=&quot;&quot;;&quot;&quot;;CONCATENATE(&quot;,&quot;;[Data.T364]))">
            <text:p/>
          </table:table-cell>
          <table:table-cell table:number-columns-repeated="2"/>
        </table:table-row>
        <table:table-row table:style-name="ro8">
          <table:table-cell table:formula="of:=IF([Data.A365]=&quot;&quot;;[.A363];[Data.A365])" office:value-type="float" office:value="270">
            <text:p>270</text:p>
          </table:table-cell>
          <table:table-cell table:formula="of:=IF([Data.E365]=&quot;&quot;;[.B363];CONCATENATE(&quot;,&quot;;[Data.E365]))" office:value-type="string" office:string-value=",SPECIAL">
            <text:p>,SPECIAL</text:p>
          </table:table-cell>
          <table:table-cell table:formula="of:=IF([Data.F365]=&quot;&quot;;[.C363];CONCATENATE(&quot;,&quot;;[Data.F365]))" office:value-type="string" office:string-value=",CHARL">
            <text:p>,CHARL</text:p>
          </table:table-cell>
          <table:table-cell table:formula="of:=CONCATENATE(&quot;,&quot;;[Data.G365])" office:value-type="string" office:string-value=",MAJOR">
            <text:p>,MAJOR</text:p>
          </table:table-cell>
          <table:table-cell table:formula="of:=CONCATENATE(&quot;,&quot;;[Data.H365])" office:value-type="string" office:string-value=",-15">
            <text:p>,-15</text:p>
          </table:table-cell>
          <table:table-cell table:formula="of:=IF([Data.I365]=&quot;&quot;;&quot;&quot;;CONCATENATE(&quot;,&quot;;[Data.I365]))" office:value-type="string" office:string-value=",DESCR">
            <text:p>,DESCR</text:p>
          </table:table-cell>
          <table:table-cell table:style-name="ce15" table:formula="of:=IF([Data.J365]=&quot;&quot;;&quot;&quot;;CONCATENATE(&quot;,&quot;;[Data.J365]))">
            <text:p/>
          </table:table-cell>
          <table:table-cell table:style-name="ce15" table:formula="of:=IF([Data.K365]=&quot;&quot;;&quot;&quot;;CONCATENATE(&quot;,&quot;;[Data.K365]))">
            <text:p/>
          </table:table-cell>
          <table:table-cell table:style-name="ce15" table:formula="of:=IF([Data.L365]=&quot;&quot;;&quot;&quot;;CONCATENATE(&quot;,&quot;;[Data.L365]))">
            <text:p/>
          </table:table-cell>
          <table:table-cell table:style-name="ce15" table:formula="of:=IF([Data.M365]=&quot;&quot;;&quot;&quot;;CONCATENATE(&quot;,&quot;;[Data.M365]))">
            <text:p/>
          </table:table-cell>
          <table:table-cell table:style-name="ce15" table:formula="of:=IF([Data.N365]=&quot;&quot;;&quot;&quot;;CONCATENATE(&quot;,&quot;;[Data.N365]))">
            <text:p/>
          </table:table-cell>
          <table:table-cell table:style-name="ce15" table:formula="of:=IF([Data.O365]=&quot;&quot;;&quot;&quot;;CONCATENATE(&quot;,&quot;;[Data.O365]))">
            <text:p/>
          </table:table-cell>
          <table:table-cell table:style-name="ce15" table:formula="of:=IF([Data.P365]=&quot;&quot;;&quot;&quot;;CONCATENATE(&quot;,&quot;;[Data.P365]))">
            <text:p/>
          </table:table-cell>
          <table:table-cell table:style-name="ce15" table:formula="of:=IF([Data.Q365]=&quot;&quot;;&quot;&quot;;CONCATENATE(&quot;,&quot;;[Data.Q365]))">
            <text:p/>
          </table:table-cell>
          <table:table-cell table:style-name="ce15" table:formula="of:=IF([Data.R365]=&quot;&quot;;&quot;&quot;;CONCATENATE(&quot;,&quot;;[Data.R365]))">
            <text:p/>
          </table:table-cell>
          <table:table-cell table:style-name="ce15" table:formula="of:=IF([Data.S365]=&quot;&quot;;&quot;&quot;;CONCATENATE(&quot;,&quot;;[Data.S365]))">
            <text:p/>
          </table:table-cell>
          <table:table-cell table:style-name="ce15" table:formula="of:=IF([Data.T365]=&quot;&quot;;&quot;&quot;;CONCATENATE(&quot;,&quot;;[Data.T365]))">
            <text:p/>
          </table:table-cell>
          <table:table-cell table:number-columns-repeated="2"/>
        </table:table-row>
        <table:table-row table:style-name="ro8">
          <table:table-cell table:formula="of:=IF([Data.A366]=&quot;&quot;;[.A364];[Data.A366])" office:value-type="float" office:value="271">
            <text:p>271</text:p>
          </table:table-cell>
          <table:table-cell table:formula="of:=IF([Data.E366]=&quot;&quot;;[.B364];CONCATENATE(&quot;,&quot;;[Data.E366]))" office:value-type="string" office:string-value=",SPECIAL">
            <text:p>,SPECIAL</text:p>
          </table:table-cell>
          <table:table-cell table:formula="of:=IF([Data.F366]=&quot;&quot;;[.C364];CONCATENATE(&quot;,&quot;;[Data.F366]))" office:value-type="string" office:string-value=",CHARL">
            <text:p>,CHARL</text:p>
          </table:table-cell>
          <table:table-cell table:formula="of:=CONCATENATE(&quot;,&quot;;[Data.G366])" office:value-type="string" office:string-value=",MINOR">
            <text:p>,MINOR</text:p>
          </table:table-cell>
          <table:table-cell table:formula="of:=CONCATENATE(&quot;,&quot;;[Data.H366])" office:value-type="string" office:string-value=",-10">
            <text:p>,-10</text:p>
          </table:table-cell>
          <table:table-cell table:formula="of:=IF([Data.I366]=&quot;&quot;;&quot;&quot;;CONCATENATE(&quot;,&quot;;[Data.I366]))" office:value-type="string" office:string-value=",DESCR">
            <text:p>,DESCR</text:p>
          </table:table-cell>
          <table:table-cell table:style-name="ce15" table:formula="of:=IF([Data.J366]=&quot;&quot;;&quot;&quot;;CONCATENATE(&quot;,&quot;;[Data.J366]))">
            <text:p/>
          </table:table-cell>
          <table:table-cell table:style-name="ce15" table:formula="of:=IF([Data.K366]=&quot;&quot;;&quot;&quot;;CONCATENATE(&quot;,&quot;;[Data.K366]))">
            <text:p/>
          </table:table-cell>
          <table:table-cell table:style-name="ce15" table:formula="of:=IF([Data.L366]=&quot;&quot;;&quot;&quot;;CONCATENATE(&quot;,&quot;;[Data.L366]))">
            <text:p/>
          </table:table-cell>
          <table:table-cell table:style-name="ce15" table:formula="of:=IF([Data.M366]=&quot;&quot;;&quot;&quot;;CONCATENATE(&quot;,&quot;;[Data.M366]))">
            <text:p/>
          </table:table-cell>
          <table:table-cell table:style-name="ce15" table:formula="of:=IF([Data.N366]=&quot;&quot;;&quot;&quot;;CONCATENATE(&quot;,&quot;;[Data.N366]))">
            <text:p/>
          </table:table-cell>
          <table:table-cell table:style-name="ce15" table:formula="of:=IF([Data.O366]=&quot;&quot;;&quot;&quot;;CONCATENATE(&quot;,&quot;;[Data.O366]))">
            <text:p/>
          </table:table-cell>
          <table:table-cell table:style-name="ce15" table:formula="of:=IF([Data.P366]=&quot;&quot;;&quot;&quot;;CONCATENATE(&quot;,&quot;;[Data.P366]))">
            <text:p/>
          </table:table-cell>
          <table:table-cell table:style-name="ce15" table:formula="of:=IF([Data.Q366]=&quot;&quot;;&quot;&quot;;CONCATENATE(&quot;,&quot;;[Data.Q366]))">
            <text:p/>
          </table:table-cell>
          <table:table-cell table:style-name="ce15" table:formula="of:=IF([Data.R366]=&quot;&quot;;&quot;&quot;;CONCATENATE(&quot;,&quot;;[Data.R366]))">
            <text:p/>
          </table:table-cell>
          <table:table-cell table:style-name="ce15" table:formula="of:=IF([Data.S366]=&quot;&quot;;&quot;&quot;;CONCATENATE(&quot;,&quot;;[Data.S366]))">
            <text:p/>
          </table:table-cell>
          <table:table-cell table:style-name="ce15" table:formula="of:=IF([Data.T366]=&quot;&quot;;&quot;&quot;;CONCATENATE(&quot;,&quot;;[Data.T366]))">
            <text:p/>
          </table:table-cell>
          <table:table-cell table:number-columns-repeated="2"/>
        </table:table-row>
        <table:table-row table:style-name="ro8">
          <table:table-cell table:formula="of:=IF([Data.A367]=&quot;&quot;;[.A365];[Data.A367])" office:value-type="float" office:value="271">
            <text:p>271</text:p>
          </table:table-cell>
          <table:table-cell table:formula="of:=IF([Data.E367]=&quot;&quot;;[.B365];CONCATENATE(&quot;,&quot;;[Data.E367]))" office:value-type="string" office:string-value=",SPECIAL">
            <text:p>,SPECIAL</text:p>
          </table:table-cell>
          <table:table-cell table:formula="of:=IF([Data.F367]=&quot;&quot;;[.C365];CONCATENATE(&quot;,&quot;;[Data.F367]))" office:value-type="string" office:string-value=",CHARL">
            <text:p>,CHARL</text:p>
          </table:table-cell>
          <table:table-cell table:formula="of:=CONCATENATE(&quot;,&quot;;[Data.G367])" office:value-type="string" office:string-value=",MAJOR">
            <text:p>,MAJOR</text:p>
          </table:table-cell>
          <table:table-cell table:formula="of:=CONCATENATE(&quot;,&quot;;[Data.H367])" office:value-type="string" office:string-value=",-20">
            <text:p>,-20</text:p>
          </table:table-cell>
          <table:table-cell table:formula="of:=IF([Data.I367]=&quot;&quot;;&quot;&quot;;CONCATENATE(&quot;,&quot;;[Data.I367]))" office:value-type="string" office:string-value=",DESCR">
            <text:p>,DESCR</text:p>
          </table:table-cell>
          <table:table-cell table:style-name="ce15" table:formula="of:=IF([Data.J367]=&quot;&quot;;&quot;&quot;;CONCATENATE(&quot;,&quot;;[Data.J367]))">
            <text:p/>
          </table:table-cell>
          <table:table-cell table:style-name="ce15" table:formula="of:=IF([Data.K367]=&quot;&quot;;&quot;&quot;;CONCATENATE(&quot;,&quot;;[Data.K367]))">
            <text:p/>
          </table:table-cell>
          <table:table-cell table:style-name="ce15" table:formula="of:=IF([Data.L367]=&quot;&quot;;&quot;&quot;;CONCATENATE(&quot;,&quot;;[Data.L367]))">
            <text:p/>
          </table:table-cell>
          <table:table-cell table:style-name="ce15" table:formula="of:=IF([Data.M367]=&quot;&quot;;&quot;&quot;;CONCATENATE(&quot;,&quot;;[Data.M367]))">
            <text:p/>
          </table:table-cell>
          <table:table-cell table:style-name="ce15" table:formula="of:=IF([Data.N367]=&quot;&quot;;&quot;&quot;;CONCATENATE(&quot;,&quot;;[Data.N367]))">
            <text:p/>
          </table:table-cell>
          <table:table-cell table:style-name="ce15" table:formula="of:=IF([Data.O367]=&quot;&quot;;&quot;&quot;;CONCATENATE(&quot;,&quot;;[Data.O367]))">
            <text:p/>
          </table:table-cell>
          <table:table-cell table:style-name="ce15" table:formula="of:=IF([Data.P367]=&quot;&quot;;&quot;&quot;;CONCATENATE(&quot;,&quot;;[Data.P367]))">
            <text:p/>
          </table:table-cell>
          <table:table-cell table:style-name="ce15" table:formula="of:=IF([Data.Q367]=&quot;&quot;;&quot;&quot;;CONCATENATE(&quot;,&quot;;[Data.Q367]))">
            <text:p/>
          </table:table-cell>
          <table:table-cell table:style-name="ce15" table:formula="of:=IF([Data.R367]=&quot;&quot;;&quot;&quot;;CONCATENATE(&quot;,&quot;;[Data.R367]))">
            <text:p/>
          </table:table-cell>
          <table:table-cell table:style-name="ce15" table:formula="of:=IF([Data.S367]=&quot;&quot;;&quot;&quot;;CONCATENATE(&quot;,&quot;;[Data.S367]))">
            <text:p/>
          </table:table-cell>
          <table:table-cell table:style-name="ce15" table:formula="of:=IF([Data.T367]=&quot;&quot;;&quot;&quot;;CONCATENATE(&quot;,&quot;;[Data.T367]))">
            <text:p/>
          </table:table-cell>
          <table:table-cell table:number-columns-repeated="2"/>
        </table:table-row>
        <table:table-row table:style-name="ro8">
          <table:table-cell table:formula="of:=IF([Data.A368]=&quot;&quot;;[.A366];[Data.A368])" office:value-type="float" office:value="271">
            <text:p>271</text:p>
          </table:table-cell>
          <table:table-cell table:formula="of:=IF([Data.E368]=&quot;&quot;;[.B366];CONCATENATE(&quot;,&quot;;[Data.E368]))" office:value-type="string" office:string-value=",SPECIAL">
            <text:p>,SPECIAL</text:p>
          </table:table-cell>
          <table:table-cell table:formula="of:=IF([Data.F368]=&quot;&quot;;[.C366];CONCATENATE(&quot;,&quot;;[Data.F368]))" office:value-type="string" office:string-value=",CHARL">
            <text:p>,CHARL</text:p>
          </table:table-cell>
          <table:table-cell table:formula="of:=CONCATENATE(&quot;,&quot;;[Data.G368])" office:value-type="string" office:string-value=",GREATER">
            <text:p>,GREATER</text:p>
          </table:table-cell>
          <table:table-cell table:formula="of:=CONCATENATE(&quot;,&quot;;[Data.H368])" office:value-type="string" office:string-value=",-40">
            <text:p>,-40</text:p>
          </table:table-cell>
          <table:table-cell table:formula="of:=IF([Data.I368]=&quot;&quot;;&quot;&quot;;CONCATENATE(&quot;,&quot;;[Data.I368]))" office:value-type="string" office:string-value=",DESCR">
            <text:p>,DESCR</text:p>
          </table:table-cell>
          <table:table-cell table:style-name="ce15" table:formula="of:=IF([Data.J368]=&quot;&quot;;&quot;&quot;;CONCATENATE(&quot;,&quot;;[Data.J368]))">
            <text:p/>
          </table:table-cell>
          <table:table-cell table:style-name="ce15" table:formula="of:=IF([Data.K368]=&quot;&quot;;&quot;&quot;;CONCATENATE(&quot;,&quot;;[Data.K368]))">
            <text:p/>
          </table:table-cell>
          <table:table-cell table:style-name="ce15" table:formula="of:=IF([Data.L368]=&quot;&quot;;&quot;&quot;;CONCATENATE(&quot;,&quot;;[Data.L368]))">
            <text:p/>
          </table:table-cell>
          <table:table-cell table:style-name="ce15" table:formula="of:=IF([Data.M368]=&quot;&quot;;&quot;&quot;;CONCATENATE(&quot;,&quot;;[Data.M368]))">
            <text:p/>
          </table:table-cell>
          <table:table-cell table:style-name="ce15" table:formula="of:=IF([Data.N368]=&quot;&quot;;&quot;&quot;;CONCATENATE(&quot;,&quot;;[Data.N368]))">
            <text:p/>
          </table:table-cell>
          <table:table-cell table:style-name="ce15" table:formula="of:=IF([Data.O368]=&quot;&quot;;&quot;&quot;;CONCATENATE(&quot;,&quot;;[Data.O368]))">
            <text:p/>
          </table:table-cell>
          <table:table-cell table:style-name="ce15" table:formula="of:=IF([Data.P368]=&quot;&quot;;&quot;&quot;;CONCATENATE(&quot;,&quot;;[Data.P368]))">
            <text:p/>
          </table:table-cell>
          <table:table-cell table:style-name="ce15" table:formula="of:=IF([Data.Q368]=&quot;&quot;;&quot;&quot;;CONCATENATE(&quot;,&quot;;[Data.Q368]))">
            <text:p/>
          </table:table-cell>
          <table:table-cell table:style-name="ce15" table:formula="of:=IF([Data.R368]=&quot;&quot;;&quot;&quot;;CONCATENATE(&quot;,&quot;;[Data.R368]))">
            <text:p/>
          </table:table-cell>
          <table:table-cell table:style-name="ce15" table:formula="of:=IF([Data.S368]=&quot;&quot;;&quot;&quot;;CONCATENATE(&quot;,&quot;;[Data.S368]))">
            <text:p/>
          </table:table-cell>
          <table:table-cell table:style-name="ce15" table:formula="of:=IF([Data.T368]=&quot;&quot;;&quot;&quot;;CONCATENATE(&quot;,&quot;;[Data.T368]))">
            <text:p/>
          </table:table-cell>
          <table:table-cell table:number-columns-repeated="2"/>
        </table:table-row>
        <table:table-row table:style-name="ro8">
          <table:table-cell table:formula="of:=IF([Data.A369]=&quot;&quot;;[.A367];[Data.A369])" office:value-type="float" office:value="272">
            <text:p>272</text:p>
          </table:table-cell>
          <table:table-cell table:formula="of:=IF([Data.E369]=&quot;&quot;;[.B367];CONCATENATE(&quot;,&quot;;[Data.E369]))" office:value-type="string" office:string-value=",SPECIAL">
            <text:p>,SPECIAL</text:p>
          </table:table-cell>
          <table:table-cell table:formula="of:=IF([Data.F369]=&quot;&quot;;[.C367];CONCATENATE(&quot;,&quot;;[Data.F369]))" office:value-type="string" office:string-value=",CHARL">
            <text:p>,CHARL</text:p>
          </table:table-cell>
          <table:table-cell table:formula="of:=CONCATENATE(&quot;,&quot;;[Data.G369])" office:value-type="string" office:string-value=",MINOR">
            <text:p>,MINOR</text:p>
          </table:table-cell>
          <table:table-cell table:formula="of:=CONCATENATE(&quot;,&quot;;[Data.H369])" office:value-type="string" office:string-value=",-10">
            <text:p>,-10</text:p>
          </table:table-cell>
          <table:table-cell table:formula="of:=IF([Data.I369]=&quot;&quot;;&quot;&quot;;CONCATENATE(&quot;,&quot;;[Data.I369]))" office:value-type="string" office:string-value=",STAT1=-3">
            <text:p>,STAT1=-3</text:p>
          </table:table-cell>
          <table:table-cell table:style-name="ce15" table:formula="of:=IF([Data.J369]=&quot;&quot;;&quot;&quot;;CONCATENATE(&quot;,&quot;;[Data.J369]))">
            <text:p/>
          </table:table-cell>
          <table:table-cell table:style-name="ce15" table:formula="of:=IF([Data.K369]=&quot;&quot;;&quot;&quot;;CONCATENATE(&quot;,&quot;;[Data.K369]))">
            <text:p/>
          </table:table-cell>
          <table:table-cell table:style-name="ce15" table:formula="of:=IF([Data.L369]=&quot;&quot;;&quot;&quot;;CONCATENATE(&quot;,&quot;;[Data.L369]))">
            <text:p/>
          </table:table-cell>
          <table:table-cell table:style-name="ce15" table:formula="of:=IF([Data.M369]=&quot;&quot;;&quot;&quot;;CONCATENATE(&quot;,&quot;;[Data.M369]))">
            <text:p/>
          </table:table-cell>
          <table:table-cell table:style-name="ce15" table:formula="of:=IF([Data.N369]=&quot;&quot;;&quot;&quot;;CONCATENATE(&quot;,&quot;;[Data.N369]))">
            <text:p/>
          </table:table-cell>
          <table:table-cell table:style-name="ce15" table:formula="of:=IF([Data.O369]=&quot;&quot;;&quot;&quot;;CONCATENATE(&quot;,&quot;;[Data.O369]))">
            <text:p/>
          </table:table-cell>
          <table:table-cell table:style-name="ce15" table:formula="of:=IF([Data.P369]=&quot;&quot;;&quot;&quot;;CONCATENATE(&quot;,&quot;;[Data.P369]))">
            <text:p/>
          </table:table-cell>
          <table:table-cell table:style-name="ce15" table:formula="of:=IF([Data.Q369]=&quot;&quot;;&quot;&quot;;CONCATENATE(&quot;,&quot;;[Data.Q369]))">
            <text:p/>
          </table:table-cell>
          <table:table-cell table:style-name="ce15" table:formula="of:=IF([Data.R369]=&quot;&quot;;&quot;&quot;;CONCATENATE(&quot;,&quot;;[Data.R369]))">
            <text:p/>
          </table:table-cell>
          <table:table-cell table:style-name="ce15" table:formula="of:=IF([Data.S369]=&quot;&quot;;&quot;&quot;;CONCATENATE(&quot;,&quot;;[Data.S369]))">
            <text:p/>
          </table:table-cell>
          <table:table-cell table:style-name="ce15" table:formula="of:=IF([Data.T369]=&quot;&quot;;&quot;&quot;;CONCATENATE(&quot;,&quot;;[Data.T369]))">
            <text:p/>
          </table:table-cell>
          <table:table-cell table:number-columns-repeated="2"/>
        </table:table-row>
        <table:table-row table:style-name="ro8">
          <table:table-cell table:formula="of:=IF([Data.A370]=&quot;&quot;;[.A368];[Data.A370])" office:value-type="float" office:value="272">
            <text:p>272</text:p>
          </table:table-cell>
          <table:table-cell table:formula="of:=IF([Data.E370]=&quot;&quot;;[.B368];CONCATENATE(&quot;,&quot;;[Data.E370]))" office:value-type="string" office:string-value=",SPECIAL">
            <text:p>,SPECIAL</text:p>
          </table:table-cell>
          <table:table-cell table:formula="of:=IF([Data.F370]=&quot;&quot;;[.C368];CONCATENATE(&quot;,&quot;;[Data.F370]))" office:value-type="string" office:string-value=",CHARL">
            <text:p>,CHARL</text:p>
          </table:table-cell>
          <table:table-cell table:formula="of:=CONCATENATE(&quot;,&quot;;[Data.G370])" office:value-type="string" office:string-value=",MAJOR">
            <text:p>,MAJOR</text:p>
          </table:table-cell>
          <table:table-cell table:formula="of:=CONCATENATE(&quot;,&quot;;[Data.H370])" office:value-type="string" office:string-value=",-20">
            <text:p>,-20</text:p>
          </table:table-cell>
          <table:table-cell table:formula="of:=IF([Data.I370]=&quot;&quot;;&quot;&quot;;CONCATENATE(&quot;,&quot;;[Data.I370]))" office:value-type="string" office:string-value=",STAT1=-5">
            <text:p>,STAT1=-5</text:p>
          </table:table-cell>
          <table:table-cell table:style-name="ce15" table:formula="of:=IF([Data.J370]=&quot;&quot;;&quot;&quot;;CONCATENATE(&quot;,&quot;;[Data.J370]))">
            <text:p/>
          </table:table-cell>
          <table:table-cell table:style-name="ce15" table:formula="of:=IF([Data.K370]=&quot;&quot;;&quot;&quot;;CONCATENATE(&quot;,&quot;;[Data.K370]))">
            <text:p/>
          </table:table-cell>
          <table:table-cell table:style-name="ce15" table:formula="of:=IF([Data.L370]=&quot;&quot;;&quot;&quot;;CONCATENATE(&quot;,&quot;;[Data.L370]))">
            <text:p/>
          </table:table-cell>
          <table:table-cell table:style-name="ce15" table:formula="of:=IF([Data.M370]=&quot;&quot;;&quot;&quot;;CONCATENATE(&quot;,&quot;;[Data.M370]))">
            <text:p/>
          </table:table-cell>
          <table:table-cell table:style-name="ce15" table:formula="of:=IF([Data.N370]=&quot;&quot;;&quot;&quot;;CONCATENATE(&quot;,&quot;;[Data.N370]))">
            <text:p/>
          </table:table-cell>
          <table:table-cell table:style-name="ce15" table:formula="of:=IF([Data.O370]=&quot;&quot;;&quot;&quot;;CONCATENATE(&quot;,&quot;;[Data.O370]))">
            <text:p/>
          </table:table-cell>
          <table:table-cell table:style-name="ce15" table:formula="of:=IF([Data.P370]=&quot;&quot;;&quot;&quot;;CONCATENATE(&quot;,&quot;;[Data.P370]))">
            <text:p/>
          </table:table-cell>
          <table:table-cell table:style-name="ce15" table:formula="of:=IF([Data.Q370]=&quot;&quot;;&quot;&quot;;CONCATENATE(&quot;,&quot;;[Data.Q370]))">
            <text:p/>
          </table:table-cell>
          <table:table-cell table:style-name="ce15" table:formula="of:=IF([Data.R370]=&quot;&quot;;&quot;&quot;;CONCATENATE(&quot;,&quot;;[Data.R370]))">
            <text:p/>
          </table:table-cell>
          <table:table-cell table:style-name="ce15" table:formula="of:=IF([Data.S370]=&quot;&quot;;&quot;&quot;;CONCATENATE(&quot;,&quot;;[Data.S370]))">
            <text:p/>
          </table:table-cell>
          <table:table-cell table:style-name="ce15" table:formula="of:=IF([Data.T370]=&quot;&quot;;&quot;&quot;;CONCATENATE(&quot;,&quot;;[Data.T370]))">
            <text:p/>
          </table:table-cell>
          <table:table-cell table:number-columns-repeated="2"/>
        </table:table-row>
        <table:table-row table:style-name="ro8">
          <table:table-cell table:formula="of:=IF([Data.A371]=&quot;&quot;;[.A369];[Data.A371])" office:value-type="float" office:value="272">
            <text:p>272</text:p>
          </table:table-cell>
          <table:table-cell table:formula="of:=IF([Data.E371]=&quot;&quot;;[.B369];CONCATENATE(&quot;,&quot;;[Data.E371]))" office:value-type="string" office:string-value=",SPECIAL">
            <text:p>,SPECIAL</text:p>
          </table:table-cell>
          <table:table-cell table:formula="of:=IF([Data.F371]=&quot;&quot;;[.C369];CONCATENATE(&quot;,&quot;;[Data.F371]))" office:value-type="string" office:string-value=",CHARL">
            <text:p>,CHARL</text:p>
          </table:table-cell>
          <table:table-cell table:formula="of:=CONCATENATE(&quot;,&quot;;[Data.G371])" office:value-type="string" office:string-value=",GREATER">
            <text:p>,GREATER</text:p>
          </table:table-cell>
          <table:table-cell table:formula="of:=CONCATENATE(&quot;,&quot;;[Data.H371])" office:value-type="string" office:string-value=",-30">
            <text:p>,-30</text:p>
          </table:table-cell>
          <table:table-cell table:formula="of:=IF([Data.I371]=&quot;&quot;;&quot;&quot;;CONCATENATE(&quot;,&quot;;[Data.I371]))" office:value-type="string" office:string-value=",STAT1=-8">
            <text:p>,STAT1=-8</text:p>
          </table:table-cell>
          <table:table-cell table:style-name="ce15" table:formula="of:=IF([Data.J371]=&quot;&quot;;&quot;&quot;;CONCATENATE(&quot;,&quot;;[Data.J371]))">
            <text:p/>
          </table:table-cell>
          <table:table-cell table:style-name="ce15" table:formula="of:=IF([Data.K371]=&quot;&quot;;&quot;&quot;;CONCATENATE(&quot;,&quot;;[Data.K371]))">
            <text:p/>
          </table:table-cell>
          <table:table-cell table:style-name="ce15" table:formula="of:=IF([Data.L371]=&quot;&quot;;&quot;&quot;;CONCATENATE(&quot;,&quot;;[Data.L371]))">
            <text:p/>
          </table:table-cell>
          <table:table-cell table:style-name="ce15" table:formula="of:=IF([Data.M371]=&quot;&quot;;&quot;&quot;;CONCATENATE(&quot;,&quot;;[Data.M371]))">
            <text:p/>
          </table:table-cell>
          <table:table-cell table:style-name="ce15" table:formula="of:=IF([Data.N371]=&quot;&quot;;&quot;&quot;;CONCATENATE(&quot;,&quot;;[Data.N371]))">
            <text:p/>
          </table:table-cell>
          <table:table-cell table:style-name="ce15" table:formula="of:=IF([Data.O371]=&quot;&quot;;&quot;&quot;;CONCATENATE(&quot;,&quot;;[Data.O371]))">
            <text:p/>
          </table:table-cell>
          <table:table-cell table:style-name="ce15" table:formula="of:=IF([Data.P371]=&quot;&quot;;&quot;&quot;;CONCATENATE(&quot;,&quot;;[Data.P371]))">
            <text:p/>
          </table:table-cell>
          <table:table-cell table:style-name="ce15" table:formula="of:=IF([Data.Q371]=&quot;&quot;;&quot;&quot;;CONCATENATE(&quot;,&quot;;[Data.Q371]))">
            <text:p/>
          </table:table-cell>
          <table:table-cell table:style-name="ce15" table:formula="of:=IF([Data.R371]=&quot;&quot;;&quot;&quot;;CONCATENATE(&quot;,&quot;;[Data.R371]))">
            <text:p/>
          </table:table-cell>
          <table:table-cell table:style-name="ce15" table:formula="of:=IF([Data.S371]=&quot;&quot;;&quot;&quot;;CONCATENATE(&quot;,&quot;;[Data.S371]))">
            <text:p/>
          </table:table-cell>
          <table:table-cell table:style-name="ce15" table:formula="of:=IF([Data.T371]=&quot;&quot;;&quot;&quot;;CONCATENATE(&quot;,&quot;;[Data.T371]))">
            <text:p/>
          </table:table-cell>
          <table:table-cell table:number-columns-repeated="2"/>
        </table:table-row>
        <table:table-row table:style-name="ro8">
          <table:table-cell table:formula="of:=IF([Data.A372]=&quot;&quot;;[.A370];[Data.A372])" office:value-type="float" office:value="273">
            <text:p>273</text:p>
          </table:table-cell>
          <table:table-cell table:formula="of:=IF([Data.E372]=&quot;&quot;;[.B370];CONCATENATE(&quot;,&quot;;[Data.E372]))" office:value-type="string" office:string-value=",SPECIAL">
            <text:p>,SPECIAL</text:p>
          </table:table-cell>
          <table:table-cell table:formula="of:=IF([Data.F372]=&quot;&quot;;[.C370];CONCATENATE(&quot;,&quot;;[Data.F372]))" office:value-type="string" office:string-value=",CHARL">
            <text:p>,CHARL</text:p>
          </table:table-cell>
          <table:table-cell table:formula="of:=CONCATENATE(&quot;,&quot;;[Data.G372])" office:value-type="string" office:string-value=",GREATER">
            <text:p>,GREATER</text:p>
          </table:table-cell>
          <table:table-cell table:formula="of:=CONCATENATE(&quot;,&quot;;[Data.H372])" office:value-type="string" office:string-value=",-20">
            <text:p>,-20</text:p>
          </table:table-cell>
          <table:table-cell table:formula="of:=IF([Data.I372]=&quot;&quot;;&quot;&quot;;CONCATENATE(&quot;,&quot;;[Data.I372]))" office:value-type="string" office:string-value=",DESCR">
            <text:p>,DESCR</text:p>
          </table:table-cell>
          <table:table-cell table:style-name="ce15" table:formula="of:=IF([Data.J372]=&quot;&quot;;&quot;&quot;;CONCATENATE(&quot;,&quot;;[Data.J372]))">
            <text:p/>
          </table:table-cell>
          <table:table-cell table:style-name="ce15" table:formula="of:=IF([Data.K372]=&quot;&quot;;&quot;&quot;;CONCATENATE(&quot;,&quot;;[Data.K372]))">
            <text:p/>
          </table:table-cell>
          <table:table-cell table:style-name="ce15" table:formula="of:=IF([Data.L372]=&quot;&quot;;&quot;&quot;;CONCATENATE(&quot;,&quot;;[Data.L372]))">
            <text:p/>
          </table:table-cell>
          <table:table-cell table:style-name="ce15" table:formula="of:=IF([Data.M372]=&quot;&quot;;&quot;&quot;;CONCATENATE(&quot;,&quot;;[Data.M372]))">
            <text:p/>
          </table:table-cell>
          <table:table-cell table:style-name="ce15" table:formula="of:=IF([Data.N372]=&quot;&quot;;&quot;&quot;;CONCATENATE(&quot;,&quot;;[Data.N372]))">
            <text:p/>
          </table:table-cell>
          <table:table-cell table:style-name="ce15" table:formula="of:=IF([Data.O372]=&quot;&quot;;&quot;&quot;;CONCATENATE(&quot;,&quot;;[Data.O372]))">
            <text:p/>
          </table:table-cell>
          <table:table-cell table:style-name="ce15" table:formula="of:=IF([Data.P372]=&quot;&quot;;&quot;&quot;;CONCATENATE(&quot;,&quot;;[Data.P372]))">
            <text:p/>
          </table:table-cell>
          <table:table-cell table:style-name="ce15" table:formula="of:=IF([Data.Q372]=&quot;&quot;;&quot;&quot;;CONCATENATE(&quot;,&quot;;[Data.Q372]))">
            <text:p/>
          </table:table-cell>
          <table:table-cell table:style-name="ce15" table:formula="of:=IF([Data.R372]=&quot;&quot;;&quot;&quot;;CONCATENATE(&quot;,&quot;;[Data.R372]))">
            <text:p/>
          </table:table-cell>
          <table:table-cell table:style-name="ce15" table:formula="of:=IF([Data.S372]=&quot;&quot;;&quot;&quot;;CONCATENATE(&quot;,&quot;;[Data.S372]))">
            <text:p/>
          </table:table-cell>
          <table:table-cell table:style-name="ce15" table:formula="of:=IF([Data.T372]=&quot;&quot;;&quot;&quot;;CONCATENATE(&quot;,&quot;;[Data.T372]))">
            <text:p/>
          </table:table-cell>
          <table:table-cell table:number-columns-repeated="2"/>
        </table:table-row>
        <table:table-row table:style-name="ro8">
          <table:table-cell table:formula="of:=IF([Data.A373]=&quot;&quot;;[.A371];[Data.A373])" office:value-type="float" office:value="274">
            <text:p>274</text:p>
          </table:table-cell>
          <table:table-cell table:formula="of:=IF([Data.E373]=&quot;&quot;;[.B371];CONCATENATE(&quot;,&quot;;[Data.E373]))" office:value-type="string" office:string-value=",SPECIAL">
            <text:p>,SPECIAL</text:p>
          </table:table-cell>
          <table:table-cell table:formula="of:=IF([Data.F373]=&quot;&quot;;[.C371];CONCATENATE(&quot;,&quot;;[Data.F373]))" office:value-type="string" office:string-value=",CHARL">
            <text:p>,CHARL</text:p>
          </table:table-cell>
          <table:table-cell table:formula="of:=CONCATENATE(&quot;,&quot;;[Data.G373])" office:value-type="string" office:string-value=",MINOR">
            <text:p>,MINOR</text:p>
          </table:table-cell>
          <table:table-cell table:formula="of:=CONCATENATE(&quot;,&quot;;[Data.H373])" office:value-type="string" office:string-value=",-10">
            <text:p>,-10</text:p>
          </table:table-cell>
          <table:table-cell table:formula="of:=IF([Data.I373]=&quot;&quot;;&quot;&quot;;CONCATENATE(&quot;,&quot;;[Data.I373]))" office:value-type="string" office:string-value=",DESCR">
            <text:p>,DESCR</text:p>
          </table:table-cell>
          <table:table-cell table:style-name="ce15" table:formula="of:=IF([Data.J373]=&quot;&quot;;&quot;&quot;;CONCATENATE(&quot;,&quot;;[Data.J373]))">
            <text:p/>
          </table:table-cell>
          <table:table-cell table:style-name="ce15" table:formula="of:=IF([Data.K373]=&quot;&quot;;&quot;&quot;;CONCATENATE(&quot;,&quot;;[Data.K373]))">
            <text:p/>
          </table:table-cell>
          <table:table-cell table:style-name="ce15" table:formula="of:=IF([Data.L373]=&quot;&quot;;&quot;&quot;;CONCATENATE(&quot;,&quot;;[Data.L373]))">
            <text:p/>
          </table:table-cell>
          <table:table-cell table:style-name="ce15" table:formula="of:=IF([Data.M373]=&quot;&quot;;&quot;&quot;;CONCATENATE(&quot;,&quot;;[Data.M373]))">
            <text:p/>
          </table:table-cell>
          <table:table-cell table:style-name="ce15" table:formula="of:=IF([Data.N373]=&quot;&quot;;&quot;&quot;;CONCATENATE(&quot;,&quot;;[Data.N373]))">
            <text:p/>
          </table:table-cell>
          <table:table-cell table:style-name="ce15" table:formula="of:=IF([Data.O373]=&quot;&quot;;&quot;&quot;;CONCATENATE(&quot;,&quot;;[Data.O373]))">
            <text:p/>
          </table:table-cell>
          <table:table-cell table:style-name="ce15" table:formula="of:=IF([Data.P373]=&quot;&quot;;&quot;&quot;;CONCATENATE(&quot;,&quot;;[Data.P373]))">
            <text:p/>
          </table:table-cell>
          <table:table-cell table:style-name="ce15" table:formula="of:=IF([Data.Q373]=&quot;&quot;;&quot;&quot;;CONCATENATE(&quot;,&quot;;[Data.Q373]))">
            <text:p/>
          </table:table-cell>
          <table:table-cell table:style-name="ce15" table:formula="of:=IF([Data.R373]=&quot;&quot;;&quot;&quot;;CONCATENATE(&quot;,&quot;;[Data.R373]))">
            <text:p/>
          </table:table-cell>
          <table:table-cell table:style-name="ce15" table:formula="of:=IF([Data.S373]=&quot;&quot;;&quot;&quot;;CONCATENATE(&quot;,&quot;;[Data.S373]))">
            <text:p/>
          </table:table-cell>
          <table:table-cell table:style-name="ce15" table:formula="of:=IF([Data.T373]=&quot;&quot;;&quot;&quot;;CONCATENATE(&quot;,&quot;;[Data.T373]))">
            <text:p/>
          </table:table-cell>
          <table:table-cell table:number-columns-repeated="2"/>
        </table:table-row>
        <table:table-row table:style-name="ro8">
          <table:table-cell table:formula="of:=IF([Data.A374]=&quot;&quot;;[.A372];[Data.A374])" office:value-type="float" office:value="275">
            <text:p>275</text:p>
          </table:table-cell>
          <table:table-cell table:formula="of:=IF([Data.E374]=&quot;&quot;;[.B372];CONCATENATE(&quot;,&quot;;[Data.E374]))" office:value-type="string" office:string-value=",SPECIAL">
            <text:p>,SPECIAL</text:p>
          </table:table-cell>
          <table:table-cell table:formula="of:=IF([Data.F374]=&quot;&quot;;[.C372];CONCATENATE(&quot;,&quot;;[Data.F374]))" office:value-type="string" office:string-value=",CHARL">
            <text:p>,CHARL</text:p>
          </table:table-cell>
          <table:table-cell table:formula="of:=CONCATENATE(&quot;,&quot;;[Data.G374])" office:value-type="string" office:string-value=",MAJOR">
            <text:p>,MAJOR</text:p>
          </table:table-cell>
          <table:table-cell table:formula="of:=CONCATENATE(&quot;,&quot;;[Data.H374])" office:value-type="string" office:string-value=",-15">
            <text:p>,-15</text:p>
          </table:table-cell>
          <table:table-cell table:formula="of:=IF([Data.I374]=&quot;&quot;;&quot;&quot;;CONCATENATE(&quot;,&quot;;[Data.I374]))" office:value-type="string" office:string-value=",CHOOSERR1=CHANNELING;ESSENCE;MENTALISM=-25">
            <text:p>,CHOOSERR1=CHANNELING;ESSENCE;MENTALISM=-25</text:p>
          </table:table-cell>
          <table:table-cell table:style-name="ce15" table:formula="of:=IF([Data.J374]=&quot;&quot;;&quot;&quot;;CONCATENATE(&quot;,&quot;;[Data.J374]))">
            <text:p/>
          </table:table-cell>
          <table:table-cell table:style-name="ce15" table:formula="of:=IF([Data.K374]=&quot;&quot;;&quot;&quot;;CONCATENATE(&quot;,&quot;;[Data.K374]))">
            <text:p/>
          </table:table-cell>
          <table:table-cell table:style-name="ce15" table:formula="of:=IF([Data.L374]=&quot;&quot;;&quot;&quot;;CONCATENATE(&quot;,&quot;;[Data.L374]))">
            <text:p/>
          </table:table-cell>
          <table:table-cell table:style-name="ce15" table:formula="of:=IF([Data.M374]=&quot;&quot;;&quot;&quot;;CONCATENATE(&quot;,&quot;;[Data.M374]))">
            <text:p/>
          </table:table-cell>
          <table:table-cell table:style-name="ce15" table:formula="of:=IF([Data.N374]=&quot;&quot;;&quot;&quot;;CONCATENATE(&quot;,&quot;;[Data.N374]))">
            <text:p/>
          </table:table-cell>
          <table:table-cell table:style-name="ce15" table:formula="of:=IF([Data.O374]=&quot;&quot;;&quot;&quot;;CONCATENATE(&quot;,&quot;;[Data.O374]))">
            <text:p/>
          </table:table-cell>
          <table:table-cell table:style-name="ce15" table:formula="of:=IF([Data.P374]=&quot;&quot;;&quot;&quot;;CONCATENATE(&quot;,&quot;;[Data.P374]))">
            <text:p/>
          </table:table-cell>
          <table:table-cell table:style-name="ce15" table:formula="of:=IF([Data.Q374]=&quot;&quot;;&quot;&quot;;CONCATENATE(&quot;,&quot;;[Data.Q374]))">
            <text:p/>
          </table:table-cell>
          <table:table-cell table:style-name="ce15" table:formula="of:=IF([Data.R374]=&quot;&quot;;&quot;&quot;;CONCATENATE(&quot;,&quot;;[Data.R374]))">
            <text:p/>
          </table:table-cell>
          <table:table-cell table:style-name="ce15" table:formula="of:=IF([Data.S374]=&quot;&quot;;&quot;&quot;;CONCATENATE(&quot;,&quot;;[Data.S374]))">
            <text:p/>
          </table:table-cell>
          <table:table-cell table:style-name="ce15" table:formula="of:=IF([Data.T374]=&quot;&quot;;&quot;&quot;;CONCATENATE(&quot;,&quot;;[Data.T374]))">
            <text:p/>
          </table:table-cell>
          <table:table-cell table:number-columns-repeated="2"/>
        </table:table-row>
        <table:table-row table:style-name="ro8">
          <table:table-cell table:formula="of:=IF([Data.A375]=&quot;&quot;;[.A373];[Data.A375])" office:value-type="float" office:value="275">
            <text:p>275</text:p>
          </table:table-cell>
          <table:table-cell table:formula="of:=IF([Data.E375]=&quot;&quot;;[.B373];CONCATENATE(&quot;,&quot;;[Data.E375]))" office:value-type="string" office:string-value=",SPECIAL">
            <text:p>,SPECIAL</text:p>
          </table:table-cell>
          <table:table-cell table:formula="of:=IF([Data.F375]=&quot;&quot;;[.C373];CONCATENATE(&quot;,&quot;;[Data.F375]))" office:value-type="string" office:string-value=",CHARL">
            <text:p>,CHARL</text:p>
          </table:table-cell>
          <table:table-cell table:formula="of:=CONCATENATE(&quot;,&quot;;[Data.G375])" office:value-type="string" office:string-value=",MAJOR">
            <text:p>,MAJOR</text:p>
          </table:table-cell>
          <table:table-cell table:formula="of:=CONCATENATE(&quot;,&quot;;[Data.H375])" office:value-type="string" office:string-value=",-15">
            <text:p>,-15</text:p>
          </table:table-cell>
          <table:table-cell table:formula="of:=IF([Data.I375]=&quot;&quot;;&quot;&quot;;CONCATENATE(&quot;,&quot;;[Data.I375]))" office:value-type="string" office:string-value=",S98=-15">
            <text:p>,S98=-15</text:p>
          </table:table-cell>
          <table:table-cell table:style-name="ce15" table:formula="of:=IF([Data.J375]=&quot;&quot;;&quot;&quot;;CONCATENATE(&quot;,&quot;;[Data.J375]))" office:value-type="string" office:string-value=",C43=-15">
            <text:p>,C43=-15</text:p>
          </table:table-cell>
          <table:table-cell table:style-name="ce15" table:formula="of:=IF([Data.K375]=&quot;&quot;;&quot;&quot;;CONCATENATE(&quot;,&quot;;[Data.K375]))" office:value-type="string" office:string-value=",C44=-15">
            <text:p>,C44=-15</text:p>
          </table:table-cell>
          <table:table-cell table:style-name="ce15" table:formula="of:=IF([Data.L375]=&quot;&quot;;&quot;&quot;;CONCATENATE(&quot;,&quot;;[Data.L375]))" office:value-type="string" office:string-value=",C45=-15">
            <text:p>,C45=-15</text:p>
          </table:table-cell>
          <table:table-cell table:style-name="ce15" table:formula="of:=IF([Data.M375]=&quot;&quot;;&quot;&quot;;CONCATENATE(&quot;,&quot;;[Data.M375]))" office:value-type="string" office:string-value=",C46=-15">
            <text:p>,C46=-15</text:p>
          </table:table-cell>
          <table:table-cell table:style-name="ce15" table:formula="of:=IF([Data.N375]=&quot;&quot;;&quot;&quot;;CONCATENATE(&quot;,&quot;;[Data.N375]))" office:value-type="string" office:string-value=",C48=-15">
            <text:p>,C48=-15</text:p>
          </table:table-cell>
          <table:table-cell table:style-name="ce15" table:formula="of:=IF([Data.O375]=&quot;&quot;;&quot;&quot;;CONCATENATE(&quot;,&quot;;[Data.O375]))" office:value-type="string" office:string-value=",C49=-15">
            <text:p>,C49=-15</text:p>
          </table:table-cell>
          <table:table-cell table:style-name="ce15" table:formula="of:=IF([Data.P375]=&quot;&quot;;&quot;&quot;;CONCATENATE(&quot;,&quot;;[Data.P375]))" office:value-type="string" office:string-value=",C50=-15">
            <text:p>,C50=-15</text:p>
          </table:table-cell>
          <table:table-cell table:style-name="ce15" table:formula="of:=IF([Data.Q375]=&quot;&quot;;&quot;&quot;;CONCATENATE(&quot;,&quot;;[Data.Q375]))" office:value-type="string" office:string-value=",C52=-15">
            <text:p>,C52=-15</text:p>
          </table:table-cell>
          <table:table-cell table:style-name="ce15" table:formula="of:=IF([Data.R375]=&quot;&quot;;&quot;&quot;;CONCATENATE(&quot;,&quot;;[Data.R375]))" office:value-type="string" office:string-value=",C53=-15">
            <text:p>,C53=-15</text:p>
          </table:table-cell>
          <table:table-cell table:style-name="ce15" table:formula="of:=IF([Data.S375]=&quot;&quot;;&quot;&quot;;CONCATENATE(&quot;,&quot;;[Data.S375]))" office:value-type="string" office:string-value=",C54=-15">
            <text:p>,C54=-15</text:p>
          </table:table-cell>
          <table:table-cell table:style-name="ce15" table:formula="of:=IF([Data.T375]=&quot;&quot;;&quot;&quot;;CONCATENATE(&quot;,&quot;;[Data.T375]))">
            <text:p/>
          </table:table-cell>
          <table:table-cell table:number-columns-repeated="2"/>
        </table:table-row>
        <table:table-row table:style-name="ro8">
          <table:table-cell table:formula="of:=IF([Data.A376]=&quot;&quot;;[.A374];[Data.A376])" office:value-type="float" office:value="276">
            <text:p>276</text:p>
          </table:table-cell>
          <table:table-cell table:formula="of:=IF([Data.E376]=&quot;&quot;;[.B374];CONCATENATE(&quot;,&quot;;[Data.E376]))" office:value-type="string" office:string-value=",SPECIAL">
            <text:p>,SPECIAL</text:p>
          </table:table-cell>
          <table:table-cell table:formula="of:=IF([Data.F376]=&quot;&quot;;[.C374];CONCATENATE(&quot;,&quot;;[Data.F376]))" office:value-type="string" office:string-value=",CHARL">
            <text:p>,CHARL</text:p>
          </table:table-cell>
          <table:table-cell table:formula="of:=CONCATENATE(&quot;,&quot;;[Data.G376])" office:value-type="string" office:string-value=",MINOR">
            <text:p>,MINOR</text:p>
          </table:table-cell>
          <table:table-cell table:formula="of:=CONCATENATE(&quot;,&quot;;[Data.H376])" office:value-type="string" office:string-value=",-10">
            <text:p>,-10</text:p>
          </table:table-cell>
          <table:table-cell table:formula="of:=IF([Data.I376]=&quot;&quot;;&quot;&quot;;CONCATENATE(&quot;,&quot;;[Data.I376]))" office:value-type="string" office:string-value=",DESCR">
            <text:p>,DESCR</text:p>
          </table:table-cell>
          <table:table-cell table:style-name="ce15" table:formula="of:=IF([Data.J376]=&quot;&quot;;&quot;&quot;;CONCATENATE(&quot;,&quot;;[Data.J376]))">
            <text:p/>
          </table:table-cell>
          <table:table-cell table:style-name="ce15" table:formula="of:=IF([Data.K376]=&quot;&quot;;&quot;&quot;;CONCATENATE(&quot;,&quot;;[Data.K376]))">
            <text:p/>
          </table:table-cell>
          <table:table-cell table:style-name="ce15" table:formula="of:=IF([Data.L376]=&quot;&quot;;&quot;&quot;;CONCATENATE(&quot;,&quot;;[Data.L376]))">
            <text:p/>
          </table:table-cell>
          <table:table-cell table:style-name="ce15" table:formula="of:=IF([Data.M376]=&quot;&quot;;&quot;&quot;;CONCATENATE(&quot;,&quot;;[Data.M376]))">
            <text:p/>
          </table:table-cell>
          <table:table-cell table:style-name="ce15" table:formula="of:=IF([Data.N376]=&quot;&quot;;&quot;&quot;;CONCATENATE(&quot;,&quot;;[Data.N376]))">
            <text:p/>
          </table:table-cell>
          <table:table-cell table:style-name="ce15" table:formula="of:=IF([Data.O376]=&quot;&quot;;&quot;&quot;;CONCATENATE(&quot;,&quot;;[Data.O376]))">
            <text:p/>
          </table:table-cell>
          <table:table-cell table:style-name="ce15" table:formula="of:=IF([Data.P376]=&quot;&quot;;&quot;&quot;;CONCATENATE(&quot;,&quot;;[Data.P376]))">
            <text:p/>
          </table:table-cell>
          <table:table-cell table:style-name="ce15" table:formula="of:=IF([Data.Q376]=&quot;&quot;;&quot;&quot;;CONCATENATE(&quot;,&quot;;[Data.Q376]))">
            <text:p/>
          </table:table-cell>
          <table:table-cell table:style-name="ce15" table:formula="of:=IF([Data.R376]=&quot;&quot;;&quot;&quot;;CONCATENATE(&quot;,&quot;;[Data.R376]))">
            <text:p/>
          </table:table-cell>
          <table:table-cell table:style-name="ce15" table:formula="of:=IF([Data.S376]=&quot;&quot;;&quot;&quot;;CONCATENATE(&quot;,&quot;;[Data.S376]))">
            <text:p/>
          </table:table-cell>
          <table:table-cell table:style-name="ce15" table:formula="of:=IF([Data.T376]=&quot;&quot;;&quot;&quot;;CONCATENATE(&quot;,&quot;;[Data.T376]))">
            <text:p/>
          </table:table-cell>
          <table:table-cell table:number-columns-repeated="2"/>
        </table:table-row>
        <table:table-row table:style-name="ro8">
          <table:table-cell table:formula="of:=IF([Data.A377]=&quot;&quot;;[.A375];[Data.A377])" office:value-type="float" office:value="277">
            <text:p>277</text:p>
          </table:table-cell>
          <table:table-cell table:formula="of:=IF([Data.E377]=&quot;&quot;;[.B375];CONCATENATE(&quot;,&quot;;[Data.E377]))" office:value-type="string" office:string-value=",SPECIAL">
            <text:p>,SPECIAL</text:p>
          </table:table-cell>
          <table:table-cell table:formula="of:=IF([Data.F377]=&quot;&quot;;[.C375];CONCATENATE(&quot;,&quot;;[Data.F377]))" office:value-type="string" office:string-value=",CHARL">
            <text:p>,CHARL</text:p>
          </table:table-cell>
          <table:table-cell table:formula="of:=CONCATENATE(&quot;,&quot;;[Data.G377])" office:value-type="string" office:string-value=",MINOR">
            <text:p>,MINOR</text:p>
          </table:table-cell>
          <table:table-cell table:formula="of:=CONCATENATE(&quot;,&quot;;[Data.H377])" office:value-type="string" office:string-value=",-10">
            <text:p>,-10</text:p>
          </table:table-cell>
          <table:table-cell table:formula="of:=IF([Data.I377]=&quot;&quot;;&quot;&quot;;CONCATENATE(&quot;,&quot;;[Data.I377]))" office:value-type="string" office:string-value=",DESCR">
            <text:p>,DESCR</text:p>
          </table:table-cell>
          <table:table-cell table:style-name="ce15" table:formula="of:=IF([Data.J377]=&quot;&quot;;&quot;&quot;;CONCATENATE(&quot;,&quot;;[Data.J377]))">
            <text:p/>
          </table:table-cell>
          <table:table-cell table:style-name="ce15" table:formula="of:=IF([Data.K377]=&quot;&quot;;&quot;&quot;;CONCATENATE(&quot;,&quot;;[Data.K377]))">
            <text:p/>
          </table:table-cell>
          <table:table-cell table:style-name="ce15" table:formula="of:=IF([Data.L377]=&quot;&quot;;&quot;&quot;;CONCATENATE(&quot;,&quot;;[Data.L377]))">
            <text:p/>
          </table:table-cell>
          <table:table-cell table:style-name="ce15" table:formula="of:=IF([Data.M377]=&quot;&quot;;&quot;&quot;;CONCATENATE(&quot;,&quot;;[Data.M377]))">
            <text:p/>
          </table:table-cell>
          <table:table-cell table:style-name="ce15" table:formula="of:=IF([Data.N377]=&quot;&quot;;&quot;&quot;;CONCATENATE(&quot;,&quot;;[Data.N377]))">
            <text:p/>
          </table:table-cell>
          <table:table-cell table:style-name="ce15" table:formula="of:=IF([Data.O377]=&quot;&quot;;&quot;&quot;;CONCATENATE(&quot;,&quot;;[Data.O377]))">
            <text:p/>
          </table:table-cell>
          <table:table-cell table:style-name="ce15" table:formula="of:=IF([Data.P377]=&quot;&quot;;&quot;&quot;;CONCATENATE(&quot;,&quot;;[Data.P377]))">
            <text:p/>
          </table:table-cell>
          <table:table-cell table:style-name="ce15" table:formula="of:=IF([Data.Q377]=&quot;&quot;;&quot;&quot;;CONCATENATE(&quot;,&quot;;[Data.Q377]))">
            <text:p/>
          </table:table-cell>
          <table:table-cell table:style-name="ce15" table:formula="of:=IF([Data.R377]=&quot;&quot;;&quot;&quot;;CONCATENATE(&quot;,&quot;;[Data.R377]))">
            <text:p/>
          </table:table-cell>
          <table:table-cell table:style-name="ce15" table:formula="of:=IF([Data.S377]=&quot;&quot;;&quot;&quot;;CONCATENATE(&quot;,&quot;;[Data.S377]))">
            <text:p/>
          </table:table-cell>
          <table:table-cell table:style-name="ce15" table:formula="of:=IF([Data.T377]=&quot;&quot;;&quot;&quot;;CONCATENATE(&quot;,&quot;;[Data.T377]))">
            <text:p/>
          </table:table-cell>
          <table:table-cell table:number-columns-repeated="2"/>
        </table:table-row>
        <table:table-row table:style-name="ro8">
          <table:table-cell table:formula="of:=IF([Data.A378]=&quot;&quot;;[.A376];[Data.A378])" office:value-type="float" office:value="278">
            <text:p>278</text:p>
          </table:table-cell>
          <table:table-cell table:formula="of:=IF([Data.E378]=&quot;&quot;;[.B376];CONCATENATE(&quot;,&quot;;[Data.E378]))" office:value-type="string" office:string-value=",SPECIAL">
            <text:p>,SPECIAL</text:p>
          </table:table-cell>
          <table:table-cell table:formula="of:=IF([Data.F378]=&quot;&quot;;[.C376];CONCATENATE(&quot;,&quot;;[Data.F378]))" office:value-type="string" office:string-value=",CHARL">
            <text:p>,CHARL</text:p>
          </table:table-cell>
          <table:table-cell table:formula="of:=CONCATENATE(&quot;,&quot;;[Data.G378])" office:value-type="string" office:string-value=",MINOR">
            <text:p>,MINOR</text:p>
          </table:table-cell>
          <table:table-cell table:formula="of:=CONCATENATE(&quot;,&quot;;[Data.H378])" office:value-type="string" office:string-value=",-10">
            <text:p>,-10</text:p>
          </table:table-cell>
          <table:table-cell table:formula="of:=IF([Data.I378]=&quot;&quot;;&quot;&quot;;CONCATENATE(&quot;,&quot;;[Data.I378]))" office:value-type="string" office:string-value=",DESCR">
            <text:p>,DESCR</text:p>
          </table:table-cell>
          <table:table-cell table:style-name="ce15" table:formula="of:=IF([Data.J378]=&quot;&quot;;&quot;&quot;;CONCATENATE(&quot;,&quot;;[Data.J378]))">
            <text:p/>
          </table:table-cell>
          <table:table-cell table:style-name="ce15" table:formula="of:=IF([Data.K378]=&quot;&quot;;&quot;&quot;;CONCATENATE(&quot;,&quot;;[Data.K378]))">
            <text:p/>
          </table:table-cell>
          <table:table-cell table:style-name="ce15" table:formula="of:=IF([Data.L378]=&quot;&quot;;&quot;&quot;;CONCATENATE(&quot;,&quot;;[Data.L378]))">
            <text:p/>
          </table:table-cell>
          <table:table-cell table:style-name="ce15" table:formula="of:=IF([Data.M378]=&quot;&quot;;&quot;&quot;;CONCATENATE(&quot;,&quot;;[Data.M378]))">
            <text:p/>
          </table:table-cell>
          <table:table-cell table:style-name="ce15" table:formula="of:=IF([Data.N378]=&quot;&quot;;&quot;&quot;;CONCATENATE(&quot;,&quot;;[Data.N378]))">
            <text:p/>
          </table:table-cell>
          <table:table-cell table:style-name="ce15" table:formula="of:=IF([Data.O378]=&quot;&quot;;&quot;&quot;;CONCATENATE(&quot;,&quot;;[Data.O378]))">
            <text:p/>
          </table:table-cell>
          <table:table-cell table:style-name="ce15" table:formula="of:=IF([Data.P378]=&quot;&quot;;&quot;&quot;;CONCATENATE(&quot;,&quot;;[Data.P378]))">
            <text:p/>
          </table:table-cell>
          <table:table-cell table:style-name="ce15" table:formula="of:=IF([Data.Q378]=&quot;&quot;;&quot;&quot;;CONCATENATE(&quot;,&quot;;[Data.Q378]))">
            <text:p/>
          </table:table-cell>
          <table:table-cell table:style-name="ce15" table:formula="of:=IF([Data.R378]=&quot;&quot;;&quot;&quot;;CONCATENATE(&quot;,&quot;;[Data.R378]))">
            <text:p/>
          </table:table-cell>
          <table:table-cell table:style-name="ce15" table:formula="of:=IF([Data.S378]=&quot;&quot;;&quot;&quot;;CONCATENATE(&quot;,&quot;;[Data.S378]))">
            <text:p/>
          </table:table-cell>
          <table:table-cell table:style-name="ce15" table:formula="of:=IF([Data.T378]=&quot;&quot;;&quot;&quot;;CONCATENATE(&quot;,&quot;;[Data.T378]))">
            <text:p/>
          </table:table-cell>
          <table:table-cell table:number-columns-repeated="2"/>
        </table:table-row>
        <table:table-row table:style-name="ro8">
          <table:table-cell table:formula="of:=IF([Data.A379]=&quot;&quot;;[.A377];[Data.A379])" office:value-type="float" office:value="279">
            <text:p>279</text:p>
          </table:table-cell>
          <table:table-cell table:formula="of:=IF([Data.E379]=&quot;&quot;;[.B377];CONCATENATE(&quot;,&quot;;[Data.E379]))" office:value-type="string" office:string-value=",SPECIAL">
            <text:p>,SPECIAL</text:p>
          </table:table-cell>
          <table:table-cell table:formula="of:=IF([Data.F379]=&quot;&quot;;[.C377];CONCATENATE(&quot;,&quot;;[Data.F379]))" office:value-type="string" office:string-value=",CHARL">
            <text:p>,CHARL</text:p>
          </table:table-cell>
          <table:table-cell table:formula="of:=CONCATENATE(&quot;,&quot;;[Data.G379])" office:value-type="string" office:string-value=",LESSER">
            <text:p>,LESSER</text:p>
          </table:table-cell>
          <table:table-cell table:formula="of:=CONCATENATE(&quot;,&quot;;[Data.H379])" office:value-type="string" office:string-value=",-5">
            <text:p>,-5</text:p>
          </table:table-cell>
          <table:table-cell table:formula="of:=IF([Data.I379]=&quot;&quot;;&quot;&quot;;CONCATENATE(&quot;,&quot;;[Data.I379]))" office:value-type="string" office:string-value=",DESCR">
            <text:p>,DESCR</text:p>
          </table:table-cell>
          <table:table-cell table:style-name="ce15" table:formula="of:=IF([Data.J379]=&quot;&quot;;&quot;&quot;;CONCATENATE(&quot;,&quot;;[Data.J379]))">
            <text:p/>
          </table:table-cell>
          <table:table-cell table:style-name="ce15" table:formula="of:=IF([Data.K379]=&quot;&quot;;&quot;&quot;;CONCATENATE(&quot;,&quot;;[Data.K379]))">
            <text:p/>
          </table:table-cell>
          <table:table-cell table:style-name="ce15" table:formula="of:=IF([Data.L379]=&quot;&quot;;&quot;&quot;;CONCATENATE(&quot;,&quot;;[Data.L379]))">
            <text:p/>
          </table:table-cell>
          <table:table-cell table:style-name="ce15" table:formula="of:=IF([Data.M379]=&quot;&quot;;&quot;&quot;;CONCATENATE(&quot;,&quot;;[Data.M379]))">
            <text:p/>
          </table:table-cell>
          <table:table-cell table:style-name="ce15" table:formula="of:=IF([Data.N379]=&quot;&quot;;&quot;&quot;;CONCATENATE(&quot;,&quot;;[Data.N379]))">
            <text:p/>
          </table:table-cell>
          <table:table-cell table:style-name="ce15" table:formula="of:=IF([Data.O379]=&quot;&quot;;&quot;&quot;;CONCATENATE(&quot;,&quot;;[Data.O379]))">
            <text:p/>
          </table:table-cell>
          <table:table-cell table:style-name="ce15" table:formula="of:=IF([Data.P379]=&quot;&quot;;&quot;&quot;;CONCATENATE(&quot;,&quot;;[Data.P379]))">
            <text:p/>
          </table:table-cell>
          <table:table-cell table:style-name="ce15" table:formula="of:=IF([Data.Q379]=&quot;&quot;;&quot;&quot;;CONCATENATE(&quot;,&quot;;[Data.Q379]))">
            <text:p/>
          </table:table-cell>
          <table:table-cell table:style-name="ce15" table:formula="of:=IF([Data.R379]=&quot;&quot;;&quot;&quot;;CONCATENATE(&quot;,&quot;;[Data.R379]))">
            <text:p/>
          </table:table-cell>
          <table:table-cell table:style-name="ce15" table:formula="of:=IF([Data.S379]=&quot;&quot;;&quot;&quot;;CONCATENATE(&quot;,&quot;;[Data.S379]))">
            <text:p/>
          </table:table-cell>
          <table:table-cell table:style-name="ce15" table:formula="of:=IF([Data.T379]=&quot;&quot;;&quot;&quot;;CONCATENATE(&quot;,&quot;;[Data.T379]))">
            <text:p/>
          </table:table-cell>
          <table:table-cell table:number-columns-repeated="2"/>
        </table:table-row>
        <table:table-row table:style-name="ro8">
          <table:table-cell table:formula="of:=IF([Data.A380]=&quot;&quot;;[.A378];[Data.A380])" office:value-type="float" office:value="279">
            <text:p>279</text:p>
          </table:table-cell>
          <table:table-cell table:formula="of:=IF([Data.E380]=&quot;&quot;;[.B378];CONCATENATE(&quot;,&quot;;[Data.E380]))" office:value-type="string" office:string-value=",SPECIAL">
            <text:p>,SPECIAL</text:p>
          </table:table-cell>
          <table:table-cell table:formula="of:=IF([Data.F380]=&quot;&quot;;[.C378];CONCATENATE(&quot;,&quot;;[Data.F380]))" office:value-type="string" office:string-value=",CHARL">
            <text:p>,CHARL</text:p>
          </table:table-cell>
          <table:table-cell table:formula="of:=CONCATENATE(&quot;,&quot;;[Data.G380])" office:value-type="string" office:string-value=",MINOR">
            <text:p>,MINOR</text:p>
          </table:table-cell>
          <table:table-cell table:formula="of:=CONCATENATE(&quot;,&quot;;[Data.H380])" office:value-type="string" office:string-value=",-10">
            <text:p>,-10</text:p>
          </table:table-cell>
          <table:table-cell table:formula="of:=IF([Data.I380]=&quot;&quot;;&quot;&quot;;CONCATENATE(&quot;,&quot;;[Data.I380]))" office:value-type="string" office:string-value=",DESCR">
            <text:p>,DESCR</text:p>
          </table:table-cell>
          <table:table-cell table:style-name="ce15" table:formula="of:=IF([Data.J380]=&quot;&quot;;&quot;&quot;;CONCATENATE(&quot;,&quot;;[Data.J380]))">
            <text:p/>
          </table:table-cell>
          <table:table-cell table:style-name="ce15" table:formula="of:=IF([Data.K380]=&quot;&quot;;&quot;&quot;;CONCATENATE(&quot;,&quot;;[Data.K380]))">
            <text:p/>
          </table:table-cell>
          <table:table-cell table:style-name="ce15" table:formula="of:=IF([Data.L380]=&quot;&quot;;&quot;&quot;;CONCATENATE(&quot;,&quot;;[Data.L380]))">
            <text:p/>
          </table:table-cell>
          <table:table-cell table:style-name="ce15" table:formula="of:=IF([Data.M380]=&quot;&quot;;&quot;&quot;;CONCATENATE(&quot;,&quot;;[Data.M380]))">
            <text:p/>
          </table:table-cell>
          <table:table-cell table:style-name="ce15" table:formula="of:=IF([Data.N380]=&quot;&quot;;&quot;&quot;;CONCATENATE(&quot;,&quot;;[Data.N380]))">
            <text:p/>
          </table:table-cell>
          <table:table-cell table:style-name="ce15" table:formula="of:=IF([Data.O380]=&quot;&quot;;&quot;&quot;;CONCATENATE(&quot;,&quot;;[Data.O380]))">
            <text:p/>
          </table:table-cell>
          <table:table-cell table:style-name="ce15" table:formula="of:=IF([Data.P380]=&quot;&quot;;&quot;&quot;;CONCATENATE(&quot;,&quot;;[Data.P380]))">
            <text:p/>
          </table:table-cell>
          <table:table-cell table:style-name="ce15" table:formula="of:=IF([Data.Q380]=&quot;&quot;;&quot;&quot;;CONCATENATE(&quot;,&quot;;[Data.Q380]))">
            <text:p/>
          </table:table-cell>
          <table:table-cell table:style-name="ce15" table:formula="of:=IF([Data.R380]=&quot;&quot;;&quot;&quot;;CONCATENATE(&quot;,&quot;;[Data.R380]))">
            <text:p/>
          </table:table-cell>
          <table:table-cell table:style-name="ce15" table:formula="of:=IF([Data.S380]=&quot;&quot;;&quot;&quot;;CONCATENATE(&quot;,&quot;;[Data.S380]))">
            <text:p/>
          </table:table-cell>
          <table:table-cell table:style-name="ce15" table:formula="of:=IF([Data.T380]=&quot;&quot;;&quot;&quot;;CONCATENATE(&quot;,&quot;;[Data.T380]))">
            <text:p/>
          </table:table-cell>
          <table:table-cell table:number-columns-repeated="2"/>
        </table:table-row>
        <table:table-row table:style-name="ro8">
          <table:table-cell table:formula="of:=IF([Data.A381]=&quot;&quot;;[.A379];[Data.A381])" office:value-type="float" office:value="279">
            <text:p>279</text:p>
          </table:table-cell>
          <table:table-cell table:formula="of:=IF([Data.E381]=&quot;&quot;;[.B379];CONCATENATE(&quot;,&quot;;[Data.E381]))" office:value-type="string" office:string-value=",SPECIAL">
            <text:p>,SPECIAL</text:p>
          </table:table-cell>
          <table:table-cell table:formula="of:=IF([Data.F381]=&quot;&quot;;[.C379];CONCATENATE(&quot;,&quot;;[Data.F381]))" office:value-type="string" office:string-value=",CHARL">
            <text:p>,CHARL</text:p>
          </table:table-cell>
          <table:table-cell table:formula="of:=CONCATENATE(&quot;,&quot;;[Data.G381])" office:value-type="string" office:string-value=",MAJOR">
            <text:p>,MAJOR</text:p>
          </table:table-cell>
          <table:table-cell table:formula="of:=CONCATENATE(&quot;,&quot;;[Data.H381])" office:value-type="string" office:string-value=",-15">
            <text:p>,-15</text:p>
          </table:table-cell>
          <table:table-cell table:formula="of:=IF([Data.I381]=&quot;&quot;;&quot;&quot;;CONCATENATE(&quot;,&quot;;[Data.I381]))" office:value-type="string" office:string-value=",DESCR">
            <text:p>,DESCR</text:p>
          </table:table-cell>
          <table:table-cell table:style-name="ce15" table:formula="of:=IF([Data.J381]=&quot;&quot;;&quot;&quot;;CONCATENATE(&quot;,&quot;;[Data.J381]))">
            <text:p/>
          </table:table-cell>
          <table:table-cell table:style-name="ce15" table:formula="of:=IF([Data.K381]=&quot;&quot;;&quot;&quot;;CONCATENATE(&quot;,&quot;;[Data.K381]))">
            <text:p/>
          </table:table-cell>
          <table:table-cell table:style-name="ce15" table:formula="of:=IF([Data.L381]=&quot;&quot;;&quot;&quot;;CONCATENATE(&quot;,&quot;;[Data.L381]))">
            <text:p/>
          </table:table-cell>
          <table:table-cell table:style-name="ce15" table:formula="of:=IF([Data.M381]=&quot;&quot;;&quot;&quot;;CONCATENATE(&quot;,&quot;;[Data.M381]))">
            <text:p/>
          </table:table-cell>
          <table:table-cell table:style-name="ce15" table:formula="of:=IF([Data.N381]=&quot;&quot;;&quot;&quot;;CONCATENATE(&quot;,&quot;;[Data.N381]))">
            <text:p/>
          </table:table-cell>
          <table:table-cell table:style-name="ce15" table:formula="of:=IF([Data.O381]=&quot;&quot;;&quot;&quot;;CONCATENATE(&quot;,&quot;;[Data.O381]))">
            <text:p/>
          </table:table-cell>
          <table:table-cell table:style-name="ce15" table:formula="of:=IF([Data.P381]=&quot;&quot;;&quot;&quot;;CONCATENATE(&quot;,&quot;;[Data.P381]))">
            <text:p/>
          </table:table-cell>
          <table:table-cell table:style-name="ce15" table:formula="of:=IF([Data.Q381]=&quot;&quot;;&quot;&quot;;CONCATENATE(&quot;,&quot;;[Data.Q381]))">
            <text:p/>
          </table:table-cell>
          <table:table-cell table:style-name="ce15" table:formula="of:=IF([Data.R381]=&quot;&quot;;&quot;&quot;;CONCATENATE(&quot;,&quot;;[Data.R381]))">
            <text:p/>
          </table:table-cell>
          <table:table-cell table:style-name="ce15" table:formula="of:=IF([Data.S381]=&quot;&quot;;&quot;&quot;;CONCATENATE(&quot;,&quot;;[Data.S381]))">
            <text:p/>
          </table:table-cell>
          <table:table-cell table:style-name="ce15" table:formula="of:=IF([Data.T381]=&quot;&quot;;&quot;&quot;;CONCATENATE(&quot;,&quot;;[Data.T381]))">
            <text:p/>
          </table:table-cell>
          <table:table-cell table:number-columns-repeated="2"/>
        </table:table-row>
        <table:table-row table:style-name="ro8">
          <table:table-cell table:formula="of:=IF([Data.A382]=&quot;&quot;;[.A380];[Data.A382])" office:value-type="float" office:value="280">
            <text:p>280</text:p>
          </table:table-cell>
          <table:table-cell table:formula="of:=IF([Data.E382]=&quot;&quot;;[.B380];CONCATENATE(&quot;,&quot;;[Data.E382]))" office:value-type="string" office:string-value=",SPECIAL">
            <text:p>,SPECIAL</text:p>
          </table:table-cell>
          <table:table-cell table:formula="of:=IF([Data.F382]=&quot;&quot;;[.C380];CONCATENATE(&quot;,&quot;;[Data.F382]))" office:value-type="string" office:string-value=",CHARL">
            <text:p>,CHARL</text:p>
          </table:table-cell>
          <table:table-cell table:formula="of:=CONCATENATE(&quot;,&quot;;[Data.G382])" office:value-type="string" office:string-value=",GREATER">
            <text:p>,GREATER</text:p>
          </table:table-cell>
          <table:table-cell table:formula="of:=CONCATENATE(&quot;,&quot;;[Data.H382])" office:value-type="string" office:string-value=",-20">
            <text:p>,-20</text:p>
          </table:table-cell>
          <table:table-cell table:formula="of:=IF([Data.I382]=&quot;&quot;;&quot;&quot;;CONCATENATE(&quot;,&quot;;[Data.I382]))" office:value-type="string" office:string-value=",DESCR">
            <text:p>,DESCR</text:p>
          </table:table-cell>
          <table:table-cell table:style-name="ce15" table:formula="of:=IF([Data.J382]=&quot;&quot;;&quot;&quot;;CONCATENATE(&quot;,&quot;;[Data.J382]))">
            <text:p/>
          </table:table-cell>
          <table:table-cell table:style-name="ce15" table:formula="of:=IF([Data.K382]=&quot;&quot;;&quot;&quot;;CONCATENATE(&quot;,&quot;;[Data.K382]))">
            <text:p/>
          </table:table-cell>
          <table:table-cell table:style-name="ce15" table:formula="of:=IF([Data.L382]=&quot;&quot;;&quot;&quot;;CONCATENATE(&quot;,&quot;;[Data.L382]))">
            <text:p/>
          </table:table-cell>
          <table:table-cell table:style-name="ce15" table:formula="of:=IF([Data.M382]=&quot;&quot;;&quot;&quot;;CONCATENATE(&quot;,&quot;;[Data.M382]))">
            <text:p/>
          </table:table-cell>
          <table:table-cell table:style-name="ce15" table:formula="of:=IF([Data.N382]=&quot;&quot;;&quot;&quot;;CONCATENATE(&quot;,&quot;;[Data.N382]))">
            <text:p/>
          </table:table-cell>
          <table:table-cell table:style-name="ce15" table:formula="of:=IF([Data.O382]=&quot;&quot;;&quot;&quot;;CONCATENATE(&quot;,&quot;;[Data.O382]))">
            <text:p/>
          </table:table-cell>
          <table:table-cell table:style-name="ce15" table:formula="of:=IF([Data.P382]=&quot;&quot;;&quot;&quot;;CONCATENATE(&quot;,&quot;;[Data.P382]))">
            <text:p/>
          </table:table-cell>
          <table:table-cell table:style-name="ce15" table:formula="of:=IF([Data.Q382]=&quot;&quot;;&quot;&quot;;CONCATENATE(&quot;,&quot;;[Data.Q382]))">
            <text:p/>
          </table:table-cell>
          <table:table-cell table:style-name="ce15" table:formula="of:=IF([Data.R382]=&quot;&quot;;&quot;&quot;;CONCATENATE(&quot;,&quot;;[Data.R382]))">
            <text:p/>
          </table:table-cell>
          <table:table-cell table:style-name="ce15" table:formula="of:=IF([Data.S382]=&quot;&quot;;&quot;&quot;;CONCATENATE(&quot;,&quot;;[Data.S382]))">
            <text:p/>
          </table:table-cell>
          <table:table-cell table:style-name="ce15" table:formula="of:=IF([Data.T382]=&quot;&quot;;&quot;&quot;;CONCATENATE(&quot;,&quot;;[Data.T382]))">
            <text:p/>
          </table:table-cell>
          <table:table-cell table:number-columns-repeated="2"/>
        </table:table-row>
        <table:table-row table:style-name="ro8">
          <table:table-cell table:formula="of:=IF([Data.A383]=&quot;&quot;;[.A381];[Data.A383])" office:value-type="float" office:value="281">
            <text:p>281</text:p>
          </table:table-cell>
          <table:table-cell table:formula="of:=IF([Data.E383]=&quot;&quot;;[.B381];CONCATENATE(&quot;,&quot;;[Data.E383]))" office:value-type="string" office:string-value=",SPECIAL">
            <text:p>,SPECIAL</text:p>
          </table:table-cell>
          <table:table-cell table:formula="of:=IF([Data.F383]=&quot;&quot;;[.C381];CONCATENATE(&quot;,&quot;;[Data.F383]))" office:value-type="string" office:string-value=",CHARL">
            <text:p>,CHARL</text:p>
          </table:table-cell>
          <table:table-cell table:formula="of:=CONCATENATE(&quot;,&quot;;[Data.G383])" office:value-type="string" office:string-value=",GREATER">
            <text:p>,GREATER</text:p>
          </table:table-cell>
          <table:table-cell table:formula="of:=CONCATENATE(&quot;,&quot;;[Data.H383])" office:value-type="string" office:string-value=",-20">
            <text:p>,-20</text:p>
          </table:table-cell>
          <table:table-cell table:formula="of:=IF([Data.I383]=&quot;&quot;;&quot;&quot;;CONCATENATE(&quot;,&quot;;[Data.I383]))" office:value-type="string" office:string-value=",DESCR">
            <text:p>,DESCR</text:p>
          </table:table-cell>
          <table:table-cell table:style-name="ce15" table:formula="of:=IF([Data.J383]=&quot;&quot;;&quot;&quot;;CONCATENATE(&quot;,&quot;;[Data.J383]))">
            <text:p/>
          </table:table-cell>
          <table:table-cell table:style-name="ce15" table:formula="of:=IF([Data.K383]=&quot;&quot;;&quot;&quot;;CONCATENATE(&quot;,&quot;;[Data.K383]))">
            <text:p/>
          </table:table-cell>
          <table:table-cell table:style-name="ce15" table:formula="of:=IF([Data.L383]=&quot;&quot;;&quot;&quot;;CONCATENATE(&quot;,&quot;;[Data.L383]))">
            <text:p/>
          </table:table-cell>
          <table:table-cell table:style-name="ce15" table:formula="of:=IF([Data.M383]=&quot;&quot;;&quot;&quot;;CONCATENATE(&quot;,&quot;;[Data.M383]))">
            <text:p/>
          </table:table-cell>
          <table:table-cell table:style-name="ce15" table:formula="of:=IF([Data.N383]=&quot;&quot;;&quot;&quot;;CONCATENATE(&quot;,&quot;;[Data.N383]))">
            <text:p/>
          </table:table-cell>
          <table:table-cell table:style-name="ce15" table:formula="of:=IF([Data.O383]=&quot;&quot;;&quot;&quot;;CONCATENATE(&quot;,&quot;;[Data.O383]))">
            <text:p/>
          </table:table-cell>
          <table:table-cell table:style-name="ce15" table:formula="of:=IF([Data.P383]=&quot;&quot;;&quot;&quot;;CONCATENATE(&quot;,&quot;;[Data.P383]))">
            <text:p/>
          </table:table-cell>
          <table:table-cell table:style-name="ce15" table:formula="of:=IF([Data.Q383]=&quot;&quot;;&quot;&quot;;CONCATENATE(&quot;,&quot;;[Data.Q383]))">
            <text:p/>
          </table:table-cell>
          <table:table-cell table:style-name="ce15" table:formula="of:=IF([Data.R383]=&quot;&quot;;&quot;&quot;;CONCATENATE(&quot;,&quot;;[Data.R383]))">
            <text:p/>
          </table:table-cell>
          <table:table-cell table:style-name="ce15" table:formula="of:=IF([Data.S383]=&quot;&quot;;&quot;&quot;;CONCATENATE(&quot;,&quot;;[Data.S383]))">
            <text:p/>
          </table:table-cell>
          <table:table-cell table:style-name="ce15" table:formula="of:=IF([Data.T383]=&quot;&quot;;&quot;&quot;;CONCATENATE(&quot;,&quot;;[Data.T383]))">
            <text:p/>
          </table:table-cell>
          <table:table-cell table:number-columns-repeated="2"/>
        </table:table-row>
        <table:table-row table:style-name="ro8">
          <table:table-cell table:formula="of:=IF([Data.A384]=&quot;&quot;;[.A382];[Data.A384])" office:value-type="float" office:value="282">
            <text:p>282</text:p>
          </table:table-cell>
          <table:table-cell table:formula="of:=IF([Data.E384]=&quot;&quot;;[.B382];CONCATENATE(&quot;,&quot;;[Data.E384]))" office:value-type="string" office:string-value=",SPECIAL">
            <text:p>,SPECIAL</text:p>
          </table:table-cell>
          <table:table-cell table:formula="of:=IF([Data.F384]=&quot;&quot;;[.C382];CONCATENATE(&quot;,&quot;;[Data.F384]))" office:value-type="string" office:string-value=",CHARL">
            <text:p>,CHARL</text:p>
          </table:table-cell>
          <table:table-cell table:formula="of:=CONCATENATE(&quot;,&quot;;[Data.G384])" office:value-type="string" office:string-value=",MAJOR">
            <text:p>,MAJOR</text:p>
          </table:table-cell>
          <table:table-cell table:formula="of:=CONCATENATE(&quot;,&quot;;[Data.H384])" office:value-type="string" office:string-value=",-15">
            <text:p>,-15</text:p>
          </table:table-cell>
          <table:table-cell table:formula="of:=IF([Data.I384]=&quot;&quot;;&quot;&quot;;CONCATENATE(&quot;,&quot;;[Data.I384]))" office:value-type="string" office:string-value=",DESCR">
            <text:p>,DESCR</text:p>
          </table:table-cell>
          <table:table-cell table:style-name="ce15" table:formula="of:=IF([Data.J384]=&quot;&quot;;&quot;&quot;;CONCATENATE(&quot;,&quot;;[Data.J384]))">
            <text:p/>
          </table:table-cell>
          <table:table-cell table:style-name="ce15" table:formula="of:=IF([Data.K384]=&quot;&quot;;&quot;&quot;;CONCATENATE(&quot;,&quot;;[Data.K384]))">
            <text:p/>
          </table:table-cell>
          <table:table-cell table:style-name="ce15" table:formula="of:=IF([Data.L384]=&quot;&quot;;&quot;&quot;;CONCATENATE(&quot;,&quot;;[Data.L384]))">
            <text:p/>
          </table:table-cell>
          <table:table-cell table:style-name="ce15" table:formula="of:=IF([Data.M384]=&quot;&quot;;&quot;&quot;;CONCATENATE(&quot;,&quot;;[Data.M384]))">
            <text:p/>
          </table:table-cell>
          <table:table-cell table:style-name="ce15" table:formula="of:=IF([Data.N384]=&quot;&quot;;&quot;&quot;;CONCATENATE(&quot;,&quot;;[Data.N384]))">
            <text:p/>
          </table:table-cell>
          <table:table-cell table:style-name="ce15" table:formula="of:=IF([Data.O384]=&quot;&quot;;&quot;&quot;;CONCATENATE(&quot;,&quot;;[Data.O384]))">
            <text:p/>
          </table:table-cell>
          <table:table-cell table:style-name="ce15" table:formula="of:=IF([Data.P384]=&quot;&quot;;&quot;&quot;;CONCATENATE(&quot;,&quot;;[Data.P384]))">
            <text:p/>
          </table:table-cell>
          <table:table-cell table:style-name="ce15" table:formula="of:=IF([Data.Q384]=&quot;&quot;;&quot;&quot;;CONCATENATE(&quot;,&quot;;[Data.Q384]))">
            <text:p/>
          </table:table-cell>
          <table:table-cell table:style-name="ce15" table:formula="of:=IF([Data.R384]=&quot;&quot;;&quot;&quot;;CONCATENATE(&quot;,&quot;;[Data.R384]))">
            <text:p/>
          </table:table-cell>
          <table:table-cell table:style-name="ce15" table:formula="of:=IF([Data.S384]=&quot;&quot;;&quot;&quot;;CONCATENATE(&quot;,&quot;;[Data.S384]))">
            <text:p/>
          </table:table-cell>
          <table:table-cell table:style-name="ce15" table:formula="of:=IF([Data.T384]=&quot;&quot;;&quot;&quot;;CONCATENATE(&quot;,&quot;;[Data.T384]))">
            <text:p/>
          </table:table-cell>
          <table:table-cell table:number-columns-repeated="2"/>
        </table:table-row>
        <table:table-row table:style-name="ro8">
          <table:table-cell table:formula="of:=IF([Data.A385]=&quot;&quot;;[.A383];[Data.A385])" office:value-type="float" office:value="283">
            <text:p>283</text:p>
          </table:table-cell>
          <table:table-cell table:formula="of:=IF([Data.E385]=&quot;&quot;;[.B383];CONCATENATE(&quot;,&quot;;[Data.E385]))" office:value-type="string" office:string-value=",SPECIAL">
            <text:p>,SPECIAL</text:p>
          </table:table-cell>
          <table:table-cell table:formula="of:=IF([Data.F385]=&quot;&quot;;[.C383];CONCATENATE(&quot;,&quot;;[Data.F385]))" office:value-type="string" office:string-value=",CHARL">
            <text:p>,CHARL</text:p>
          </table:table-cell>
          <table:table-cell table:formula="of:=CONCATENATE(&quot;,&quot;;[Data.G385])" office:value-type="string" office:string-value=",MINOR">
            <text:p>,MINOR</text:p>
          </table:table-cell>
          <table:table-cell table:formula="of:=CONCATENATE(&quot;,&quot;;[Data.H385])" office:value-type="string" office:string-value=",-10">
            <text:p>,-10</text:p>
          </table:table-cell>
          <table:table-cell table:formula="of:=IF([Data.I385]=&quot;&quot;;&quot;&quot;;CONCATENATE(&quot;,&quot;;[Data.I385]))" office:value-type="string" office:string-value=",C15=-10">
            <text:p>,C15=-10</text:p>
          </table:table-cell>
          <table:table-cell table:style-name="ce15" table:formula="of:=IF([Data.J385]=&quot;&quot;;&quot;&quot;;CONCATENATE(&quot;,&quot;;[Data.J385]))">
            <text:p/>
          </table:table-cell>
          <table:table-cell table:style-name="ce15" table:formula="of:=IF([Data.K385]=&quot;&quot;;&quot;&quot;;CONCATENATE(&quot;,&quot;;[Data.K385]))">
            <text:p/>
          </table:table-cell>
          <table:table-cell table:style-name="ce15" table:formula="of:=IF([Data.L385]=&quot;&quot;;&quot;&quot;;CONCATENATE(&quot;,&quot;;[Data.L385]))">
            <text:p/>
          </table:table-cell>
          <table:table-cell table:style-name="ce15" table:formula="of:=IF([Data.M385]=&quot;&quot;;&quot;&quot;;CONCATENATE(&quot;,&quot;;[Data.M385]))">
            <text:p/>
          </table:table-cell>
          <table:table-cell table:style-name="ce15" table:formula="of:=IF([Data.N385]=&quot;&quot;;&quot;&quot;;CONCATENATE(&quot;,&quot;;[Data.N385]))">
            <text:p/>
          </table:table-cell>
          <table:table-cell table:style-name="ce15" table:formula="of:=IF([Data.O385]=&quot;&quot;;&quot;&quot;;CONCATENATE(&quot;,&quot;;[Data.O385]))">
            <text:p/>
          </table:table-cell>
          <table:table-cell table:style-name="ce15" table:formula="of:=IF([Data.P385]=&quot;&quot;;&quot;&quot;;CONCATENATE(&quot;,&quot;;[Data.P385]))">
            <text:p/>
          </table:table-cell>
          <table:table-cell table:style-name="ce15" table:formula="of:=IF([Data.Q385]=&quot;&quot;;&quot;&quot;;CONCATENATE(&quot;,&quot;;[Data.Q385]))">
            <text:p/>
          </table:table-cell>
          <table:table-cell table:style-name="ce15" table:formula="of:=IF([Data.R385]=&quot;&quot;;&quot;&quot;;CONCATENATE(&quot;,&quot;;[Data.R385]))">
            <text:p/>
          </table:table-cell>
          <table:table-cell table:style-name="ce15" table:formula="of:=IF([Data.S385]=&quot;&quot;;&quot;&quot;;CONCATENATE(&quot;,&quot;;[Data.S385]))">
            <text:p/>
          </table:table-cell>
          <table:table-cell table:style-name="ce15" table:formula="of:=IF([Data.T385]=&quot;&quot;;&quot;&quot;;CONCATENATE(&quot;,&quot;;[Data.T385]))">
            <text:p/>
          </table:table-cell>
          <table:table-cell table:number-columns-repeated="2"/>
        </table:table-row>
        <table:table-row table:style-name="ro8">
          <table:table-cell table:formula="of:=IF([Data.A386]=&quot;&quot;;[.A384];[Data.A386])" office:value-type="float" office:value="284">
            <text:p>284</text:p>
          </table:table-cell>
          <table:table-cell table:formula="of:=IF([Data.E386]=&quot;&quot;;[.B384];CONCATENATE(&quot;,&quot;;[Data.E386]))" office:value-type="string" office:string-value=",SPECIAL">
            <text:p>,SPECIAL</text:p>
          </table:table-cell>
          <table:table-cell table:formula="of:=IF([Data.F386]=&quot;&quot;;[.C384];CONCATENATE(&quot;,&quot;;[Data.F386]))" office:value-type="string" office:string-value=",CHARL">
            <text:p>,CHARL</text:p>
          </table:table-cell>
          <table:table-cell table:formula="of:=CONCATENATE(&quot;,&quot;;[Data.G386])" office:value-type="string" office:string-value=",GREATER">
            <text:p>,GREATER</text:p>
          </table:table-cell>
          <table:table-cell table:formula="of:=CONCATENATE(&quot;,&quot;;[Data.H386])" office:value-type="string" office:string-value=",-20">
            <text:p>,-20</text:p>
          </table:table-cell>
          <table:table-cell table:formula="of:=IF([Data.I386]=&quot;&quot;;&quot;&quot;;CONCATENATE(&quot;,&quot;;[Data.I386]))" office:value-type="string" office:string-value=",DESCR">
            <text:p>,DESCR</text:p>
          </table:table-cell>
          <table:table-cell table:style-name="ce15" table:formula="of:=IF([Data.J386]=&quot;&quot;;&quot;&quot;;CONCATENATE(&quot;,&quot;;[Data.J386]))">
            <text:p/>
          </table:table-cell>
          <table:table-cell table:style-name="ce15" table:formula="of:=IF([Data.K386]=&quot;&quot;;&quot;&quot;;CONCATENATE(&quot;,&quot;;[Data.K386]))">
            <text:p/>
          </table:table-cell>
          <table:table-cell table:style-name="ce15" table:formula="of:=IF([Data.L386]=&quot;&quot;;&quot;&quot;;CONCATENATE(&quot;,&quot;;[Data.L386]))">
            <text:p/>
          </table:table-cell>
          <table:table-cell table:style-name="ce15" table:formula="of:=IF([Data.M386]=&quot;&quot;;&quot;&quot;;CONCATENATE(&quot;,&quot;;[Data.M386]))">
            <text:p/>
          </table:table-cell>
          <table:table-cell table:style-name="ce15" table:formula="of:=IF([Data.N386]=&quot;&quot;;&quot;&quot;;CONCATENATE(&quot;,&quot;;[Data.N386]))">
            <text:p/>
          </table:table-cell>
          <table:table-cell table:style-name="ce15" table:formula="of:=IF([Data.O386]=&quot;&quot;;&quot;&quot;;CONCATENATE(&quot;,&quot;;[Data.O386]))">
            <text:p/>
          </table:table-cell>
          <table:table-cell table:style-name="ce15" table:formula="of:=IF([Data.P386]=&quot;&quot;;&quot;&quot;;CONCATENATE(&quot;,&quot;;[Data.P386]))">
            <text:p/>
          </table:table-cell>
          <table:table-cell table:style-name="ce15" table:formula="of:=IF([Data.Q386]=&quot;&quot;;&quot;&quot;;CONCATENATE(&quot;,&quot;;[Data.Q386]))">
            <text:p/>
          </table:table-cell>
          <table:table-cell table:style-name="ce15" table:formula="of:=IF([Data.R386]=&quot;&quot;;&quot;&quot;;CONCATENATE(&quot;,&quot;;[Data.R386]))">
            <text:p/>
          </table:table-cell>
          <table:table-cell table:style-name="ce15" table:formula="of:=IF([Data.S386]=&quot;&quot;;&quot;&quot;;CONCATENATE(&quot;,&quot;;[Data.S386]))">
            <text:p/>
          </table:table-cell>
          <table:table-cell table:style-name="ce15" table:formula="of:=IF([Data.T386]=&quot;&quot;;&quot;&quot;;CONCATENATE(&quot;,&quot;;[Data.T386]))">
            <text:p/>
          </table:table-cell>
          <table:table-cell table:number-columns-repeated="2"/>
        </table:table-row>
        <table:table-row table:style-name="ro8">
          <table:table-cell table:formula="of:=IF([Data.A387]=&quot;&quot;;[.A385];[Data.A387])" office:value-type="float" office:value="285">
            <text:p>285</text:p>
          </table:table-cell>
          <table:table-cell table:formula="of:=IF([Data.E387]=&quot;&quot;;[.B385];CONCATENATE(&quot;,&quot;;[Data.E387]))" office:value-type="string" office:string-value=",SPECIAL">
            <text:p>,SPECIAL</text:p>
          </table:table-cell>
          <table:table-cell table:formula="of:=IF([Data.F387]=&quot;&quot;;[.C385];CONCATENATE(&quot;,&quot;;[Data.F387]))" office:value-type="string" office:string-value=",CHARL">
            <text:p>,CHARL</text:p>
          </table:table-cell>
          <table:table-cell table:formula="of:=CONCATENATE(&quot;,&quot;;[Data.G387])" office:value-type="string" office:string-value=",GREATER">
            <text:p>,GREATER</text:p>
          </table:table-cell>
          <table:table-cell table:formula="of:=CONCATENATE(&quot;,&quot;;[Data.H387])" office:value-type="string" office:string-value=",-20">
            <text:p>,-20</text:p>
          </table:table-cell>
          <table:table-cell table:formula="of:=IF([Data.I387]=&quot;&quot;;&quot;&quot;;CONCATENATE(&quot;,&quot;;[Data.I387]))" office:value-type="string" office:string-value=",POWERDEV=0;-2;-2;-2;-2">
            <text:p>,POWERDEV=0;-2;-2;-2;-2</text:p>
          </table:table-cell>
          <table:table-cell table:style-name="ce15" table:formula="of:=IF([Data.J387]=&quot;&quot;;&quot;&quot;;CONCATENATE(&quot;,&quot;;[Data.J387]))">
            <text:p/>
          </table:table-cell>
          <table:table-cell table:style-name="ce15" table:formula="of:=IF([Data.K387]=&quot;&quot;;&quot;&quot;;CONCATENATE(&quot;,&quot;;[Data.K387]))">
            <text:p/>
          </table:table-cell>
          <table:table-cell table:style-name="ce15" table:formula="of:=IF([Data.L387]=&quot;&quot;;&quot;&quot;;CONCATENATE(&quot;,&quot;;[Data.L387]))">
            <text:p/>
          </table:table-cell>
          <table:table-cell table:style-name="ce15" table:formula="of:=IF([Data.M387]=&quot;&quot;;&quot;&quot;;CONCATENATE(&quot;,&quot;;[Data.M387]))">
            <text:p/>
          </table:table-cell>
          <table:table-cell table:style-name="ce15" table:formula="of:=IF([Data.N387]=&quot;&quot;;&quot;&quot;;CONCATENATE(&quot;,&quot;;[Data.N387]))">
            <text:p/>
          </table:table-cell>
          <table:table-cell table:style-name="ce15" table:formula="of:=IF([Data.O387]=&quot;&quot;;&quot;&quot;;CONCATENATE(&quot;,&quot;;[Data.O387]))">
            <text:p/>
          </table:table-cell>
          <table:table-cell table:style-name="ce15" table:formula="of:=IF([Data.P387]=&quot;&quot;;&quot;&quot;;CONCATENATE(&quot;,&quot;;[Data.P387]))">
            <text:p/>
          </table:table-cell>
          <table:table-cell table:style-name="ce15" table:formula="of:=IF([Data.Q387]=&quot;&quot;;&quot;&quot;;CONCATENATE(&quot;,&quot;;[Data.Q387]))">
            <text:p/>
          </table:table-cell>
          <table:table-cell table:style-name="ce15" table:formula="of:=IF([Data.R387]=&quot;&quot;;&quot;&quot;;CONCATENATE(&quot;,&quot;;[Data.R387]))">
            <text:p/>
          </table:table-cell>
          <table:table-cell table:style-name="ce15" table:formula="of:=IF([Data.S387]=&quot;&quot;;&quot;&quot;;CONCATENATE(&quot;,&quot;;[Data.S387]))">
            <text:p/>
          </table:table-cell>
          <table:table-cell table:style-name="ce15" table:formula="of:=IF([Data.T387]=&quot;&quot;;&quot;&quot;;CONCATENATE(&quot;,&quot;;[Data.T387]))">
            <text:p/>
          </table:table-cell>
          <table:table-cell table:number-columns-repeated="2"/>
        </table:table-row>
        <table:table-row table:style-name="ro8">
          <table:table-cell table:formula="of:=IF([Data.A388]=&quot;&quot;;[.A386];[Data.A388])" office:value-type="float" office:value="286">
            <text:p>286</text:p>
          </table:table-cell>
          <table:table-cell table:formula="of:=IF([Data.E388]=&quot;&quot;;[.B386];CONCATENATE(&quot;,&quot;;[Data.E388]))" office:value-type="string" office:string-value=",SPECIAL">
            <text:p>,SPECIAL</text:p>
          </table:table-cell>
          <table:table-cell table:formula="of:=IF([Data.F388]=&quot;&quot;;[.C386];CONCATENATE(&quot;,&quot;;[Data.F388]))" office:value-type="string" office:string-value=",CHARL">
            <text:p>,CHARL</text:p>
          </table:table-cell>
          <table:table-cell table:formula="of:=CONCATENATE(&quot;,&quot;;[Data.G388])" office:value-type="string" office:string-value=",GREATER">
            <text:p>,GREATER</text:p>
          </table:table-cell>
          <table:table-cell table:formula="of:=CONCATENATE(&quot;,&quot;;[Data.H388])" office:value-type="string" office:string-value=",-20">
            <text:p>,-20</text:p>
          </table:table-cell>
          <table:table-cell table:formula="of:=IF([Data.I388]=&quot;&quot;;&quot;&quot;;CONCATENATE(&quot;,&quot;;[Data.I388]))" office:value-type="string" office:string-value=",DESCR">
            <text:p>,DESCR</text:p>
          </table:table-cell>
          <table:table-cell table:style-name="ce15" table:formula="of:=IF([Data.J388]=&quot;&quot;;&quot;&quot;;CONCATENATE(&quot;,&quot;;[Data.J388]))">
            <text:p/>
          </table:table-cell>
          <table:table-cell table:style-name="ce15" table:formula="of:=IF([Data.K388]=&quot;&quot;;&quot;&quot;;CONCATENATE(&quot;,&quot;;[Data.K388]))">
            <text:p/>
          </table:table-cell>
          <table:table-cell table:style-name="ce15" table:formula="of:=IF([Data.L388]=&quot;&quot;;&quot;&quot;;CONCATENATE(&quot;,&quot;;[Data.L388]))">
            <text:p/>
          </table:table-cell>
          <table:table-cell table:style-name="ce15" table:formula="of:=IF([Data.M388]=&quot;&quot;;&quot;&quot;;CONCATENATE(&quot;,&quot;;[Data.M388]))">
            <text:p/>
          </table:table-cell>
          <table:table-cell table:style-name="ce15" table:formula="of:=IF([Data.N388]=&quot;&quot;;&quot;&quot;;CONCATENATE(&quot;,&quot;;[Data.N388]))">
            <text:p/>
          </table:table-cell>
          <table:table-cell table:style-name="ce15" table:formula="of:=IF([Data.O388]=&quot;&quot;;&quot;&quot;;CONCATENATE(&quot;,&quot;;[Data.O388]))">
            <text:p/>
          </table:table-cell>
          <table:table-cell table:style-name="ce15" table:formula="of:=IF([Data.P388]=&quot;&quot;;&quot;&quot;;CONCATENATE(&quot;,&quot;;[Data.P388]))">
            <text:p/>
          </table:table-cell>
          <table:table-cell table:style-name="ce15" table:formula="of:=IF([Data.Q388]=&quot;&quot;;&quot;&quot;;CONCATENATE(&quot;,&quot;;[Data.Q388]))">
            <text:p/>
          </table:table-cell>
          <table:table-cell table:style-name="ce15" table:formula="of:=IF([Data.R388]=&quot;&quot;;&quot;&quot;;CONCATENATE(&quot;,&quot;;[Data.R388]))">
            <text:p/>
          </table:table-cell>
          <table:table-cell table:style-name="ce15" table:formula="of:=IF([Data.S388]=&quot;&quot;;&quot;&quot;;CONCATENATE(&quot;,&quot;;[Data.S388]))">
            <text:p/>
          </table:table-cell>
          <table:table-cell table:style-name="ce15" table:formula="of:=IF([Data.T388]=&quot;&quot;;&quot;&quot;;CONCATENATE(&quot;,&quot;;[Data.T388]))">
            <text:p/>
          </table:table-cell>
          <table:table-cell table:number-columns-repeated="2"/>
        </table:table-row>
        <table:table-row table:style-name="ro8">
          <table:table-cell table:formula="of:=IF([Data.A389]=&quot;&quot;;[.A387];[Data.A389])" office:value-type="float" office:value="287">
            <text:p>287</text:p>
          </table:table-cell>
          <table:table-cell table:formula="of:=IF([Data.E389]=&quot;&quot;;[.B387];CONCATENATE(&quot;,&quot;;[Data.E389]))" office:value-type="string" office:string-value=",SPECIAL">
            <text:p>,SPECIAL</text:p>
          </table:table-cell>
          <table:table-cell table:formula="of:=IF([Data.F389]=&quot;&quot;;[.C387];CONCATENATE(&quot;,&quot;;[Data.F389]))" office:value-type="string" office:string-value=",CHARL">
            <text:p>,CHARL</text:p>
          </table:table-cell>
          <table:table-cell table:formula="of:=CONCATENATE(&quot;,&quot;;[Data.G389])" office:value-type="string" office:string-value=",GREATER">
            <text:p>,GREATER</text:p>
          </table:table-cell>
          <table:table-cell table:formula="of:=CONCATENATE(&quot;,&quot;;[Data.H389])" office:value-type="string" office:string-value=",-20">
            <text:p>,-20</text:p>
          </table:table-cell>
          <table:table-cell table:formula="of:=IF([Data.I389]=&quot;&quot;;&quot;&quot;;CONCATENATE(&quot;,&quot;;[Data.I389]))" office:value-type="string" office:string-value=",DESCR">
            <text:p>,DESCR</text:p>
          </table:table-cell>
          <table:table-cell table:style-name="ce15" table:formula="of:=IF([Data.J389]=&quot;&quot;;&quot;&quot;;CONCATENATE(&quot;,&quot;;[Data.J389]))">
            <text:p/>
          </table:table-cell>
          <table:table-cell table:style-name="ce15" table:formula="of:=IF([Data.K389]=&quot;&quot;;&quot;&quot;;CONCATENATE(&quot;,&quot;;[Data.K389]))">
            <text:p/>
          </table:table-cell>
          <table:table-cell table:style-name="ce15" table:formula="of:=IF([Data.L389]=&quot;&quot;;&quot;&quot;;CONCATENATE(&quot;,&quot;;[Data.L389]))">
            <text:p/>
          </table:table-cell>
          <table:table-cell table:style-name="ce15" table:formula="of:=IF([Data.M389]=&quot;&quot;;&quot;&quot;;CONCATENATE(&quot;,&quot;;[Data.M389]))">
            <text:p/>
          </table:table-cell>
          <table:table-cell table:style-name="ce15" table:formula="of:=IF([Data.N389]=&quot;&quot;;&quot;&quot;;CONCATENATE(&quot;,&quot;;[Data.N389]))">
            <text:p/>
          </table:table-cell>
          <table:table-cell table:style-name="ce15" table:formula="of:=IF([Data.O389]=&quot;&quot;;&quot;&quot;;CONCATENATE(&quot;,&quot;;[Data.O389]))">
            <text:p/>
          </table:table-cell>
          <table:table-cell table:style-name="ce15" table:formula="of:=IF([Data.P389]=&quot;&quot;;&quot;&quot;;CONCATENATE(&quot;,&quot;;[Data.P389]))">
            <text:p/>
          </table:table-cell>
          <table:table-cell table:style-name="ce15" table:formula="of:=IF([Data.Q389]=&quot;&quot;;&quot;&quot;;CONCATENATE(&quot;,&quot;;[Data.Q389]))">
            <text:p/>
          </table:table-cell>
          <table:table-cell table:style-name="ce15" table:formula="of:=IF([Data.R389]=&quot;&quot;;&quot;&quot;;CONCATENATE(&quot;,&quot;;[Data.R389]))">
            <text:p/>
          </table:table-cell>
          <table:table-cell table:style-name="ce15" table:formula="of:=IF([Data.S389]=&quot;&quot;;&quot;&quot;;CONCATENATE(&quot;,&quot;;[Data.S389]))">
            <text:p/>
          </table:table-cell>
          <table:table-cell table:style-name="ce15" table:formula="of:=IF([Data.T389]=&quot;&quot;;&quot;&quot;;CONCATENATE(&quot;,&quot;;[Data.T389]))">
            <text:p/>
          </table:table-cell>
          <table:table-cell table:number-columns-repeated="2"/>
        </table:table-row>
        <table:table-row table:style-name="ro8">
          <table:table-cell table:formula="of:=IF([Data.A390]=&quot;&quot;;[.A388];[Data.A390])" office:value-type="float" office:value="288">
            <text:p>288</text:p>
          </table:table-cell>
          <table:table-cell table:formula="of:=IF([Data.E390]=&quot;&quot;;[.B388];CONCATENATE(&quot;,&quot;;[Data.E390]))" office:value-type="string" office:string-value=",SPECIAL">
            <text:p>,SPECIAL</text:p>
          </table:table-cell>
          <table:table-cell table:formula="of:=IF([Data.F390]=&quot;&quot;;[.C388];CONCATENATE(&quot;,&quot;;[Data.F390]))" office:value-type="string" office:string-value=",CHARL">
            <text:p>,CHARL</text:p>
          </table:table-cell>
          <table:table-cell table:formula="of:=CONCATENATE(&quot;,&quot;;[Data.G390])" office:value-type="string" office:string-value=",MAJOR">
            <text:p>,MAJOR</text:p>
          </table:table-cell>
          <table:table-cell table:formula="of:=CONCATENATE(&quot;,&quot;;[Data.H390])" office:value-type="string" office:string-value=",-15">
            <text:p>,-15</text:p>
          </table:table-cell>
          <table:table-cell table:formula="of:=IF([Data.I390]=&quot;&quot;;&quot;&quot;;CONCATENATE(&quot;,&quot;;[Data.I390]))" office:value-type="string" office:string-value=",SOULDEPARTURE=1">
            <text:p>,SOULDEPARTURE=1</text:p>
          </table:table-cell>
          <table:table-cell table:style-name="ce15" table:formula="of:=IF([Data.J390]=&quot;&quot;;&quot;&quot;;CONCATENATE(&quot;,&quot;;[Data.J390]))">
            <text:p/>
          </table:table-cell>
          <table:table-cell table:style-name="ce15" table:formula="of:=IF([Data.K390]=&quot;&quot;;&quot;&quot;;CONCATENATE(&quot;,&quot;;[Data.K390]))">
            <text:p/>
          </table:table-cell>
          <table:table-cell table:style-name="ce15" table:formula="of:=IF([Data.L390]=&quot;&quot;;&quot;&quot;;CONCATENATE(&quot;,&quot;;[Data.L390]))">
            <text:p/>
          </table:table-cell>
          <table:table-cell table:style-name="ce15" table:formula="of:=IF([Data.M390]=&quot;&quot;;&quot;&quot;;CONCATENATE(&quot;,&quot;;[Data.M390]))">
            <text:p/>
          </table:table-cell>
          <table:table-cell table:style-name="ce15" table:formula="of:=IF([Data.N390]=&quot;&quot;;&quot;&quot;;CONCATENATE(&quot;,&quot;;[Data.N390]))">
            <text:p/>
          </table:table-cell>
          <table:table-cell table:style-name="ce15" table:formula="of:=IF([Data.O390]=&quot;&quot;;&quot;&quot;;CONCATENATE(&quot;,&quot;;[Data.O390]))">
            <text:p/>
          </table:table-cell>
          <table:table-cell table:style-name="ce15" table:formula="of:=IF([Data.P390]=&quot;&quot;;&quot;&quot;;CONCATENATE(&quot;,&quot;;[Data.P390]))">
            <text:p/>
          </table:table-cell>
          <table:table-cell table:style-name="ce15" table:formula="of:=IF([Data.Q390]=&quot;&quot;;&quot;&quot;;CONCATENATE(&quot;,&quot;;[Data.Q390]))">
            <text:p/>
          </table:table-cell>
          <table:table-cell table:style-name="ce15" table:formula="of:=IF([Data.R390]=&quot;&quot;;&quot;&quot;;CONCATENATE(&quot;,&quot;;[Data.R390]))">
            <text:p/>
          </table:table-cell>
          <table:table-cell table:style-name="ce15" table:formula="of:=IF([Data.S390]=&quot;&quot;;&quot;&quot;;CONCATENATE(&quot;,&quot;;[Data.S390]))">
            <text:p/>
          </table:table-cell>
          <table:table-cell table:style-name="ce15" table:formula="of:=IF([Data.T390]=&quot;&quot;;&quot;&quot;;CONCATENATE(&quot;,&quot;;[Data.T390]))">
            <text:p/>
          </table:table-cell>
          <table:table-cell table:number-columns-repeated="2"/>
        </table:table-row>
        <table:table-row table:style-name="ro8">
          <table:table-cell table:formula="of:=IF([Data.A391]=&quot;&quot;;[.A389];[Data.A391])" office:value-type="float" office:value="289">
            <text:p>289</text:p>
          </table:table-cell>
          <table:table-cell table:formula="of:=IF([Data.E391]=&quot;&quot;;[.B389];CONCATENATE(&quot;,&quot;;[Data.E391]))" office:value-type="string" office:string-value=",SPECIAL">
            <text:p>,SPECIAL</text:p>
          </table:table-cell>
          <table:table-cell table:formula="of:=IF([Data.F391]=&quot;&quot;;[.C389];CONCATENATE(&quot;,&quot;;[Data.F391]))" office:value-type="string" office:string-value=",CHARL">
            <text:p>,CHARL</text:p>
          </table:table-cell>
          <table:table-cell table:formula="of:=CONCATENATE(&quot;,&quot;;[Data.G391])" office:value-type="string" office:string-value=",GREATER">
            <text:p>,GREATER</text:p>
          </table:table-cell>
          <table:table-cell table:formula="of:=CONCATENATE(&quot;,&quot;;[Data.H391])" office:value-type="string" office:string-value=",-20">
            <text:p>,-20</text:p>
          </table:table-cell>
          <table:table-cell table:formula="of:=IF([Data.I391]=&quot;&quot;;&quot;&quot;;CONCATENATE(&quot;,&quot;;[Data.I391]))" office:value-type="string" office:string-value=",C43=RESTRICTED">
            <text:p>,C43=RESTRICTED</text:p>
          </table:table-cell>
          <table:table-cell table:style-name="ce15" table:formula="of:=IF([Data.J391]=&quot;&quot;;&quot;&quot;;CONCATENATE(&quot;,&quot;;[Data.J391]))" office:value-type="string" office:string-value=",C44=RESTRICTED">
            <text:p>,C44=RESTRICTED</text:p>
          </table:table-cell>
          <table:table-cell table:style-name="ce15" table:formula="of:=IF([Data.K391]=&quot;&quot;;&quot;&quot;;CONCATENATE(&quot;,&quot;;[Data.K391]))" office:value-type="string" office:string-value=",C45=RESTRICTED">
            <text:p>,C45=RESTRICTED</text:p>
          </table:table-cell>
          <table:table-cell table:style-name="ce15" table:formula="of:=IF([Data.L391]=&quot;&quot;;&quot;&quot;;CONCATENATE(&quot;,&quot;;[Data.L391]))" office:value-type="string" office:string-value=",C46=RESTRICTED">
            <text:p>,C46=RESTRICTED</text:p>
          </table:table-cell>
          <table:table-cell table:style-name="ce15" table:formula="of:=IF([Data.M391]=&quot;&quot;;&quot;&quot;;CONCATENATE(&quot;,&quot;;[Data.M391]))" office:value-type="string" office:string-value=",C48=RESTRICTED">
            <text:p>,C48=RESTRICTED</text:p>
          </table:table-cell>
          <table:table-cell table:style-name="ce15" table:formula="of:=IF([Data.N391]=&quot;&quot;;&quot;&quot;;CONCATENATE(&quot;,&quot;;[Data.N391]))" office:value-type="string" office:string-value=",C49=RESTRICTED">
            <text:p>,C49=RESTRICTED</text:p>
          </table:table-cell>
          <table:table-cell table:style-name="ce15" table:formula="of:=IF([Data.O391]=&quot;&quot;;&quot;&quot;;CONCATENATE(&quot;,&quot;;[Data.O391]))" office:value-type="string" office:string-value=",C50=RESTRICTED">
            <text:p>,C50=RESTRICTED</text:p>
          </table:table-cell>
          <table:table-cell table:style-name="ce15" table:formula="of:=IF([Data.P391]=&quot;&quot;;&quot;&quot;;CONCATENATE(&quot;,&quot;;[Data.P391]))" office:value-type="string" office:string-value=",C52=RESTRICTED">
            <text:p>,C52=RESTRICTED</text:p>
          </table:table-cell>
          <table:table-cell table:style-name="ce15" table:formula="of:=IF([Data.Q391]=&quot;&quot;;&quot;&quot;;CONCATENATE(&quot;,&quot;;[Data.Q391]))" office:value-type="string" office:string-value=",C53=RESTRICTED">
            <text:p>,C53=RESTRICTED</text:p>
          </table:table-cell>
          <table:table-cell table:style-name="ce15" table:formula="of:=IF([Data.R391]=&quot;&quot;;&quot;&quot;;CONCATENATE(&quot;,&quot;;[Data.R391]))" office:value-type="string" office:string-value=",C54=RESTRICTED">
            <text:p>,C54=RESTRICTED</text:p>
          </table:table-cell>
          <table:table-cell table:style-name="ce15" table:formula="of:=IF([Data.S391]=&quot;&quot;;&quot;&quot;;CONCATENATE(&quot;,&quot;;[Data.S391]))">
            <text:p/>
          </table:table-cell>
          <table:table-cell table:style-name="ce15" table:formula="of:=IF([Data.T391]=&quot;&quot;;&quot;&quot;;CONCATENATE(&quot;,&quot;;[Data.T391]))">
            <text:p/>
          </table:table-cell>
          <table:table-cell table:number-columns-repeated="2"/>
        </table:table-row>
        <table:table-row table:style-name="ro8">
          <table:table-cell table:formula="of:=IF([Data.A392]=&quot;&quot;;[.A390];[Data.A392])" office:value-type="float" office:value="290">
            <text:p>290</text:p>
          </table:table-cell>
          <table:table-cell table:formula="of:=IF([Data.E392]=&quot;&quot;;[.B390];CONCATENATE(&quot;,&quot;;[Data.E392]))" office:value-type="string" office:string-value=",SPECIAL">
            <text:p>,SPECIAL</text:p>
          </table:table-cell>
          <table:table-cell table:formula="of:=IF([Data.F392]=&quot;&quot;;[.C390];CONCATENATE(&quot;,&quot;;[Data.F392]))" office:value-type="string" office:string-value=",CHARL">
            <text:p>,CHARL</text:p>
          </table:table-cell>
          <table:table-cell table:formula="of:=CONCATENATE(&quot;,&quot;;[Data.G392])" office:value-type="string" office:string-value=",GREATER">
            <text:p>,GREATER</text:p>
          </table:table-cell>
          <table:table-cell table:formula="of:=CONCATENATE(&quot;,&quot;;[Data.H392])" office:value-type="string" office:string-value=",-20">
            <text:p>,-20</text:p>
          </table:table-cell>
          <table:table-cell table:formula="of:=IF([Data.I392]=&quot;&quot;;&quot;&quot;;CONCATENATE(&quot;,&quot;;[Data.I392]))" office:value-type="string" office:string-value=",DESCR">
            <text:p>,DESCR</text:p>
          </table:table-cell>
          <table:table-cell table:style-name="ce15" table:formula="of:=IF([Data.J392]=&quot;&quot;;&quot;&quot;;CONCATENATE(&quot;,&quot;;[Data.J392]))">
            <text:p/>
          </table:table-cell>
          <table:table-cell table:style-name="ce15" table:formula="of:=IF([Data.K392]=&quot;&quot;;&quot;&quot;;CONCATENATE(&quot;,&quot;;[Data.K392]))">
            <text:p/>
          </table:table-cell>
          <table:table-cell table:style-name="ce15" table:formula="of:=IF([Data.L392]=&quot;&quot;;&quot;&quot;;CONCATENATE(&quot;,&quot;;[Data.L392]))">
            <text:p/>
          </table:table-cell>
          <table:table-cell table:style-name="ce15" table:formula="of:=IF([Data.M392]=&quot;&quot;;&quot;&quot;;CONCATENATE(&quot;,&quot;;[Data.M392]))">
            <text:p/>
          </table:table-cell>
          <table:table-cell table:style-name="ce15" table:formula="of:=IF([Data.N392]=&quot;&quot;;&quot;&quot;;CONCATENATE(&quot;,&quot;;[Data.N392]))">
            <text:p/>
          </table:table-cell>
          <table:table-cell table:style-name="ce15" table:formula="of:=IF([Data.O392]=&quot;&quot;;&quot;&quot;;CONCATENATE(&quot;,&quot;;[Data.O392]))">
            <text:p/>
          </table:table-cell>
          <table:table-cell table:style-name="ce15" table:formula="of:=IF([Data.P392]=&quot;&quot;;&quot;&quot;;CONCATENATE(&quot;,&quot;;[Data.P392]))">
            <text:p/>
          </table:table-cell>
          <table:table-cell table:style-name="ce15" table:formula="of:=IF([Data.Q392]=&quot;&quot;;&quot;&quot;;CONCATENATE(&quot;,&quot;;[Data.Q392]))">
            <text:p/>
          </table:table-cell>
          <table:table-cell table:style-name="ce15" table:formula="of:=IF([Data.R392]=&quot;&quot;;&quot;&quot;;CONCATENATE(&quot;,&quot;;[Data.R392]))">
            <text:p/>
          </table:table-cell>
          <table:table-cell table:style-name="ce15" table:formula="of:=IF([Data.S392]=&quot;&quot;;&quot;&quot;;CONCATENATE(&quot;,&quot;;[Data.S392]))">
            <text:p/>
          </table:table-cell>
          <table:table-cell table:style-name="ce15" table:formula="of:=IF([Data.T392]=&quot;&quot;;&quot;&quot;;CONCATENATE(&quot;,&quot;;[Data.T392]))">
            <text:p/>
          </table:table-cell>
          <table:table-cell table:number-columns-repeated="2"/>
        </table:table-row>
        <table:table-row table:style-name="ro8">
          <table:table-cell table:formula="of:=IF([Data.A393]=&quot;&quot;;[.A391];[Data.A393])" office:value-type="float" office:value="291">
            <text:p>291</text:p>
          </table:table-cell>
          <table:table-cell table:formula="of:=IF([Data.E393]=&quot;&quot;;[.B391];CONCATENATE(&quot;,&quot;;[Data.E393]))" office:value-type="string" office:string-value=",SPECIAL">
            <text:p>,SPECIAL</text:p>
          </table:table-cell>
          <table:table-cell table:formula="of:=IF([Data.F393]=&quot;&quot;;[.C391];CONCATENATE(&quot;,&quot;;[Data.F393]))" office:value-type="string" office:string-value=",CHARL">
            <text:p>,CHARL</text:p>
          </table:table-cell>
          <table:table-cell table:formula="of:=CONCATENATE(&quot;,&quot;;[Data.G393])" office:value-type="string" office:string-value=",MINOR">
            <text:p>,MINOR</text:p>
          </table:table-cell>
          <table:table-cell table:formula="of:=CONCATENATE(&quot;,&quot;;[Data.H393])" office:value-type="string" office:string-value=",-10">
            <text:p>,-10</text:p>
          </table:table-cell>
          <table:table-cell table:formula="of:=IF([Data.I393]=&quot;&quot;;&quot;&quot;;CONCATENATE(&quot;,&quot;;[Data.I393]))" office:value-type="string" office:string-value=",DESCR">
            <text:p>,DESCR</text:p>
          </table:table-cell>
          <table:table-cell table:style-name="ce15" table:formula="of:=IF([Data.J393]=&quot;&quot;;&quot;&quot;;CONCATENATE(&quot;,&quot;;[Data.J393]))">
            <text:p/>
          </table:table-cell>
          <table:table-cell table:style-name="ce15" table:formula="of:=IF([Data.K393]=&quot;&quot;;&quot;&quot;;CONCATENATE(&quot;,&quot;;[Data.K393]))">
            <text:p/>
          </table:table-cell>
          <table:table-cell table:style-name="ce15" table:formula="of:=IF([Data.L393]=&quot;&quot;;&quot;&quot;;CONCATENATE(&quot;,&quot;;[Data.L393]))">
            <text:p/>
          </table:table-cell>
          <table:table-cell table:style-name="ce15" table:formula="of:=IF([Data.M393]=&quot;&quot;;&quot;&quot;;CONCATENATE(&quot;,&quot;;[Data.M393]))">
            <text:p/>
          </table:table-cell>
          <table:table-cell table:style-name="ce15" table:formula="of:=IF([Data.N393]=&quot;&quot;;&quot;&quot;;CONCATENATE(&quot;,&quot;;[Data.N393]))">
            <text:p/>
          </table:table-cell>
          <table:table-cell table:style-name="ce15" table:formula="of:=IF([Data.O393]=&quot;&quot;;&quot;&quot;;CONCATENATE(&quot;,&quot;;[Data.O393]))">
            <text:p/>
          </table:table-cell>
          <table:table-cell table:style-name="ce15" table:formula="of:=IF([Data.P393]=&quot;&quot;;&quot;&quot;;CONCATENATE(&quot;,&quot;;[Data.P393]))">
            <text:p/>
          </table:table-cell>
          <table:table-cell table:style-name="ce15" table:formula="of:=IF([Data.Q393]=&quot;&quot;;&quot;&quot;;CONCATENATE(&quot;,&quot;;[Data.Q393]))">
            <text:p/>
          </table:table-cell>
          <table:table-cell table:style-name="ce15" table:formula="of:=IF([Data.R393]=&quot;&quot;;&quot;&quot;;CONCATENATE(&quot;,&quot;;[Data.R393]))">
            <text:p/>
          </table:table-cell>
          <table:table-cell table:style-name="ce15" table:formula="of:=IF([Data.S393]=&quot;&quot;;&quot;&quot;;CONCATENATE(&quot;,&quot;;[Data.S393]))">
            <text:p/>
          </table:table-cell>
          <table:table-cell table:style-name="ce15" table:formula="of:=IF([Data.T393]=&quot;&quot;;&quot;&quot;;CONCATENATE(&quot;,&quot;;[Data.T393]))">
            <text:p/>
          </table:table-cell>
          <table:table-cell table:number-columns-repeated="2"/>
        </table:table-row>
        <table:table-row table:style-name="ro8">
          <table:table-cell table:formula="of:=IF([Data.A394]=&quot;&quot;;[.A392];[Data.A394])" office:value-type="float" office:value="292">
            <text:p>292</text:p>
          </table:table-cell>
          <table:table-cell table:formula="of:=IF([Data.E394]=&quot;&quot;;[.B392];CONCATENATE(&quot;,&quot;;[Data.E394]))" office:value-type="string" office:string-value=",SPECIAL">
            <text:p>,SPECIAL</text:p>
          </table:table-cell>
          <table:table-cell table:formula="of:=IF([Data.F394]=&quot;&quot;;[.C392];CONCATENATE(&quot;,&quot;;[Data.F394]))" office:value-type="string" office:string-value=",CHARL">
            <text:p>,CHARL</text:p>
          </table:table-cell>
          <table:table-cell table:formula="of:=CONCATENATE(&quot;,&quot;;[Data.G394])" office:value-type="string" office:string-value=",LESSER">
            <text:p>,LESSER</text:p>
          </table:table-cell>
          <table:table-cell table:formula="of:=CONCATENATE(&quot;,&quot;;[Data.H394])" office:value-type="string" office:string-value=",-5">
            <text:p>,-5</text:p>
          </table:table-cell>
          <table:table-cell table:formula="of:=IF([Data.I394]=&quot;&quot;;&quot;&quot;;CONCATENATE(&quot;,&quot;;[Data.I394]))" office:value-type="string" office:string-value=",DESCR">
            <text:p>,DESCR</text:p>
          </table:table-cell>
          <table:table-cell table:style-name="ce15" table:formula="of:=IF([Data.J394]=&quot;&quot;;&quot;&quot;;CONCATENATE(&quot;,&quot;;[Data.J394]))">
            <text:p/>
          </table:table-cell>
          <table:table-cell table:style-name="ce15" table:formula="of:=IF([Data.K394]=&quot;&quot;;&quot;&quot;;CONCATENATE(&quot;,&quot;;[Data.K394]))">
            <text:p/>
          </table:table-cell>
          <table:table-cell table:style-name="ce15" table:formula="of:=IF([Data.L394]=&quot;&quot;;&quot;&quot;;CONCATENATE(&quot;,&quot;;[Data.L394]))">
            <text:p/>
          </table:table-cell>
          <table:table-cell table:style-name="ce15" table:formula="of:=IF([Data.M394]=&quot;&quot;;&quot;&quot;;CONCATENATE(&quot;,&quot;;[Data.M394]))">
            <text:p/>
          </table:table-cell>
          <table:table-cell table:style-name="ce15" table:formula="of:=IF([Data.N394]=&quot;&quot;;&quot;&quot;;CONCATENATE(&quot;,&quot;;[Data.N394]))">
            <text:p/>
          </table:table-cell>
          <table:table-cell table:style-name="ce15" table:formula="of:=IF([Data.O394]=&quot;&quot;;&quot;&quot;;CONCATENATE(&quot;,&quot;;[Data.O394]))">
            <text:p/>
          </table:table-cell>
          <table:table-cell table:style-name="ce15" table:formula="of:=IF([Data.P394]=&quot;&quot;;&quot;&quot;;CONCATENATE(&quot;,&quot;;[Data.P394]))">
            <text:p/>
          </table:table-cell>
          <table:table-cell table:style-name="ce15" table:formula="of:=IF([Data.Q394]=&quot;&quot;;&quot;&quot;;CONCATENATE(&quot;,&quot;;[Data.Q394]))">
            <text:p/>
          </table:table-cell>
          <table:table-cell table:style-name="ce15" table:formula="of:=IF([Data.R394]=&quot;&quot;;&quot;&quot;;CONCATENATE(&quot;,&quot;;[Data.R394]))">
            <text:p/>
          </table:table-cell>
          <table:table-cell table:style-name="ce15" table:formula="of:=IF([Data.S394]=&quot;&quot;;&quot;&quot;;CONCATENATE(&quot;,&quot;;[Data.S394]))">
            <text:p/>
          </table:table-cell>
          <table:table-cell table:style-name="ce15" table:formula="of:=IF([Data.T394]=&quot;&quot;;&quot;&quot;;CONCATENATE(&quot;,&quot;;[Data.T394]))">
            <text:p/>
          </table:table-cell>
          <table:table-cell table:number-columns-repeated="2"/>
        </table:table-row>
        <table:table-row table:style-name="ro8">
          <table:table-cell table:formula="of:=IF([Data.A395]=&quot;&quot;;[.A393];[Data.A395])" office:value-type="float" office:value="292">
            <text:p>292</text:p>
          </table:table-cell>
          <table:table-cell table:formula="of:=IF([Data.E395]=&quot;&quot;;[.B393];CONCATENATE(&quot;,&quot;;[Data.E395]))" office:value-type="string" office:string-value=",SPECIAL">
            <text:p>,SPECIAL</text:p>
          </table:table-cell>
          <table:table-cell table:formula="of:=IF([Data.F395]=&quot;&quot;;[.C393];CONCATENATE(&quot;,&quot;;[Data.F395]))" office:value-type="string" office:string-value=",CHARL">
            <text:p>,CHARL</text:p>
          </table:table-cell>
          <table:table-cell table:formula="of:=CONCATENATE(&quot;,&quot;;[Data.G395])" office:value-type="string" office:string-value=",MINOR">
            <text:p>,MINOR</text:p>
          </table:table-cell>
          <table:table-cell table:formula="of:=CONCATENATE(&quot;,&quot;;[Data.H395])" office:value-type="string" office:string-value=",-10">
            <text:p>,-10</text:p>
          </table:table-cell>
          <table:table-cell table:formula="of:=IF([Data.I395]=&quot;&quot;;&quot;&quot;;CONCATENATE(&quot;,&quot;;[Data.I395]))" office:value-type="string" office:string-value=",DESCR">
            <text:p>,DESCR</text:p>
          </table:table-cell>
          <table:table-cell table:style-name="ce15" table:formula="of:=IF([Data.J395]=&quot;&quot;;&quot;&quot;;CONCATENATE(&quot;,&quot;;[Data.J395]))">
            <text:p/>
          </table:table-cell>
          <table:table-cell table:style-name="ce15" table:formula="of:=IF([Data.K395]=&quot;&quot;;&quot;&quot;;CONCATENATE(&quot;,&quot;;[Data.K395]))">
            <text:p/>
          </table:table-cell>
          <table:table-cell table:style-name="ce15" table:formula="of:=IF([Data.L395]=&quot;&quot;;&quot;&quot;;CONCATENATE(&quot;,&quot;;[Data.L395]))">
            <text:p/>
          </table:table-cell>
          <table:table-cell table:style-name="ce15" table:formula="of:=IF([Data.M395]=&quot;&quot;;&quot;&quot;;CONCATENATE(&quot;,&quot;;[Data.M395]))">
            <text:p/>
          </table:table-cell>
          <table:table-cell table:style-name="ce15" table:formula="of:=IF([Data.N395]=&quot;&quot;;&quot;&quot;;CONCATENATE(&quot;,&quot;;[Data.N395]))">
            <text:p/>
          </table:table-cell>
          <table:table-cell table:style-name="ce15" table:formula="of:=IF([Data.O395]=&quot;&quot;;&quot;&quot;;CONCATENATE(&quot;,&quot;;[Data.O395]))">
            <text:p/>
          </table:table-cell>
          <table:table-cell table:style-name="ce15" table:formula="of:=IF([Data.P395]=&quot;&quot;;&quot;&quot;;CONCATENATE(&quot;,&quot;;[Data.P395]))">
            <text:p/>
          </table:table-cell>
          <table:table-cell table:style-name="ce15" table:formula="of:=IF([Data.Q395]=&quot;&quot;;&quot;&quot;;CONCATENATE(&quot;,&quot;;[Data.Q395]))">
            <text:p/>
          </table:table-cell>
          <table:table-cell table:style-name="ce15" table:formula="of:=IF([Data.R395]=&quot;&quot;;&quot;&quot;;CONCATENATE(&quot;,&quot;;[Data.R395]))">
            <text:p/>
          </table:table-cell>
          <table:table-cell table:style-name="ce15" table:formula="of:=IF([Data.S395]=&quot;&quot;;&quot;&quot;;CONCATENATE(&quot;,&quot;;[Data.S395]))">
            <text:p/>
          </table:table-cell>
          <table:table-cell table:style-name="ce15" table:formula="of:=IF([Data.T395]=&quot;&quot;;&quot;&quot;;CONCATENATE(&quot;,&quot;;[Data.T395]))">
            <text:p/>
          </table:table-cell>
          <table:table-cell table:number-columns-repeated="2"/>
        </table:table-row>
        <table:table-row table:style-name="ro8">
          <table:table-cell table:formula="of:=IF([Data.A396]=&quot;&quot;;[.A394];[Data.A396])" office:value-type="float" office:value="292">
            <text:p>292</text:p>
          </table:table-cell>
          <table:table-cell table:formula="of:=IF([Data.E396]=&quot;&quot;;[.B394];CONCATENATE(&quot;,&quot;;[Data.E396]))" office:value-type="string" office:string-value=",SPECIAL">
            <text:p>,SPECIAL</text:p>
          </table:table-cell>
          <table:table-cell table:formula="of:=IF([Data.F396]=&quot;&quot;;[.C394];CONCATENATE(&quot;,&quot;;[Data.F396]))" office:value-type="string" office:string-value=",CHARL">
            <text:p>,CHARL</text:p>
          </table:table-cell>
          <table:table-cell table:formula="of:=CONCATENATE(&quot;,&quot;;[Data.G396])" office:value-type="string" office:string-value=",MAJOR">
            <text:p>,MAJOR</text:p>
          </table:table-cell>
          <table:table-cell table:formula="of:=CONCATENATE(&quot;,&quot;;[Data.H396])" office:value-type="string" office:string-value=",-15">
            <text:p>,-15</text:p>
          </table:table-cell>
          <table:table-cell table:formula="of:=IF([Data.I396]=&quot;&quot;;&quot;&quot;;CONCATENATE(&quot;,&quot;;[Data.I396]))" office:value-type="string" office:string-value=",DESCR">
            <text:p>,DESCR</text:p>
          </table:table-cell>
          <table:table-cell table:style-name="ce15" table:formula="of:=IF([Data.J396]=&quot;&quot;;&quot;&quot;;CONCATENATE(&quot;,&quot;;[Data.J396]))">
            <text:p/>
          </table:table-cell>
          <table:table-cell table:style-name="ce15" table:formula="of:=IF([Data.K396]=&quot;&quot;;&quot;&quot;;CONCATENATE(&quot;,&quot;;[Data.K396]))">
            <text:p/>
          </table:table-cell>
          <table:table-cell table:style-name="ce15" table:formula="of:=IF([Data.L396]=&quot;&quot;;&quot;&quot;;CONCATENATE(&quot;,&quot;;[Data.L396]))">
            <text:p/>
          </table:table-cell>
          <table:table-cell table:style-name="ce15" table:formula="of:=IF([Data.M396]=&quot;&quot;;&quot;&quot;;CONCATENATE(&quot;,&quot;;[Data.M396]))">
            <text:p/>
          </table:table-cell>
          <table:table-cell table:style-name="ce15" table:formula="of:=IF([Data.N396]=&quot;&quot;;&quot;&quot;;CONCATENATE(&quot;,&quot;;[Data.N396]))">
            <text:p/>
          </table:table-cell>
          <table:table-cell table:style-name="ce15" table:formula="of:=IF([Data.O396]=&quot;&quot;;&quot;&quot;;CONCATENATE(&quot;,&quot;;[Data.O396]))">
            <text:p/>
          </table:table-cell>
          <table:table-cell table:style-name="ce15" table:formula="of:=IF([Data.P396]=&quot;&quot;;&quot;&quot;;CONCATENATE(&quot;,&quot;;[Data.P396]))">
            <text:p/>
          </table:table-cell>
          <table:table-cell table:style-name="ce15" table:formula="of:=IF([Data.Q396]=&quot;&quot;;&quot;&quot;;CONCATENATE(&quot;,&quot;;[Data.Q396]))">
            <text:p/>
          </table:table-cell>
          <table:table-cell table:style-name="ce15" table:formula="of:=IF([Data.R396]=&quot;&quot;;&quot;&quot;;CONCATENATE(&quot;,&quot;;[Data.R396]))">
            <text:p/>
          </table:table-cell>
          <table:table-cell table:style-name="ce15" table:formula="of:=IF([Data.S396]=&quot;&quot;;&quot;&quot;;CONCATENATE(&quot;,&quot;;[Data.S396]))">
            <text:p/>
          </table:table-cell>
          <table:table-cell table:style-name="ce15" table:formula="of:=IF([Data.T396]=&quot;&quot;;&quot;&quot;;CONCATENATE(&quot;,&quot;;[Data.T396]))">
            <text:p/>
          </table:table-cell>
          <table:table-cell table:number-columns-repeated="2"/>
        </table:table-row>
        <table:table-row table:style-name="ro8">
          <table:table-cell table:formula="of:=IF([Data.A397]=&quot;&quot;;[.A395];[Data.A397])" office:value-type="float" office:value="293">
            <text:p>293</text:p>
          </table:table-cell>
          <table:table-cell table:formula="of:=IF([Data.E397]=&quot;&quot;;[.B395];CONCATENATE(&quot;,&quot;;[Data.E397]))" office:value-type="string" office:string-value=",SPECIAL">
            <text:p>,SPECIAL</text:p>
          </table:table-cell>
          <table:table-cell table:formula="of:=IF([Data.F397]=&quot;&quot;;[.C395];CONCATENATE(&quot;,&quot;;[Data.F397]))" office:value-type="string" office:string-value=",CHARL">
            <text:p>,CHARL</text:p>
          </table:table-cell>
          <table:table-cell table:formula="of:=CONCATENATE(&quot;,&quot;;[Data.G397])" office:value-type="string" office:string-value=",LESSER">
            <text:p>,LESSER</text:p>
          </table:table-cell>
          <table:table-cell table:formula="of:=CONCATENATE(&quot;,&quot;;[Data.H397])" office:value-type="string" office:string-value=",-5">
            <text:p>,-5</text:p>
          </table:table-cell>
          <table:table-cell table:formula="of:=IF([Data.I397]=&quot;&quot;;&quot;&quot;;CONCATENATE(&quot;,&quot;;[Data.I397]))" office:value-type="string" office:string-value=",DESCR">
            <text:p>,DESCR</text:p>
          </table:table-cell>
          <table:table-cell table:style-name="ce15" table:formula="of:=IF([Data.J397]=&quot;&quot;;&quot;&quot;;CONCATENATE(&quot;,&quot;;[Data.J397]))">
            <text:p/>
          </table:table-cell>
          <table:table-cell table:style-name="ce15" table:formula="of:=IF([Data.K397]=&quot;&quot;;&quot;&quot;;CONCATENATE(&quot;,&quot;;[Data.K397]))">
            <text:p/>
          </table:table-cell>
          <table:table-cell table:style-name="ce15" table:formula="of:=IF([Data.L397]=&quot;&quot;;&quot;&quot;;CONCATENATE(&quot;,&quot;;[Data.L397]))">
            <text:p/>
          </table:table-cell>
          <table:table-cell table:style-name="ce15" table:formula="of:=IF([Data.M397]=&quot;&quot;;&quot;&quot;;CONCATENATE(&quot;,&quot;;[Data.M397]))">
            <text:p/>
          </table:table-cell>
          <table:table-cell table:style-name="ce15" table:formula="of:=IF([Data.N397]=&quot;&quot;;&quot;&quot;;CONCATENATE(&quot;,&quot;;[Data.N397]))">
            <text:p/>
          </table:table-cell>
          <table:table-cell table:style-name="ce15" table:formula="of:=IF([Data.O397]=&quot;&quot;;&quot;&quot;;CONCATENATE(&quot;,&quot;;[Data.O397]))">
            <text:p/>
          </table:table-cell>
          <table:table-cell table:style-name="ce15" table:formula="of:=IF([Data.P397]=&quot;&quot;;&quot;&quot;;CONCATENATE(&quot;,&quot;;[Data.P397]))">
            <text:p/>
          </table:table-cell>
          <table:table-cell table:style-name="ce15" table:formula="of:=IF([Data.Q397]=&quot;&quot;;&quot;&quot;;CONCATENATE(&quot;,&quot;;[Data.Q397]))">
            <text:p/>
          </table:table-cell>
          <table:table-cell table:style-name="ce15" table:formula="of:=IF([Data.R397]=&quot;&quot;;&quot;&quot;;CONCATENATE(&quot;,&quot;;[Data.R397]))">
            <text:p/>
          </table:table-cell>
          <table:table-cell table:style-name="ce15" table:formula="of:=IF([Data.S397]=&quot;&quot;;&quot;&quot;;CONCATENATE(&quot;,&quot;;[Data.S397]))">
            <text:p/>
          </table:table-cell>
          <table:table-cell table:style-name="ce15" table:formula="of:=IF([Data.T397]=&quot;&quot;;&quot;&quot;;CONCATENATE(&quot;,&quot;;[Data.T397]))">
            <text:p/>
          </table:table-cell>
          <table:table-cell table:number-columns-repeated="2"/>
        </table:table-row>
        <table:table-row table:style-name="ro8">
          <table:table-cell table:formula="of:=IF([Data.A398]=&quot;&quot;;[.A396];[Data.A398])" office:value-type="float" office:value="293">
            <text:p>293</text:p>
          </table:table-cell>
          <table:table-cell table:formula="of:=IF([Data.E398]=&quot;&quot;;[.B396];CONCATENATE(&quot;,&quot;;[Data.E398]))" office:value-type="string" office:string-value=",SPECIAL">
            <text:p>,SPECIAL</text:p>
          </table:table-cell>
          <table:table-cell table:formula="of:=IF([Data.F398]=&quot;&quot;;[.C396];CONCATENATE(&quot;,&quot;;[Data.F398]))" office:value-type="string" office:string-value=",CHARL">
            <text:p>,CHARL</text:p>
          </table:table-cell>
          <table:table-cell table:formula="of:=CONCATENATE(&quot;,&quot;;[Data.G398])" office:value-type="string" office:string-value=",MINOR">
            <text:p>,MINOR</text:p>
          </table:table-cell>
          <table:table-cell table:formula="of:=CONCATENATE(&quot;,&quot;;[Data.H398])" office:value-type="string" office:string-value=",-10">
            <text:p>,-10</text:p>
          </table:table-cell>
          <table:table-cell table:formula="of:=IF([Data.I398]=&quot;&quot;;&quot;&quot;;CONCATENATE(&quot;,&quot;;[Data.I398]))" office:value-type="string" office:string-value=",DESCR">
            <text:p>,DESCR</text:p>
          </table:table-cell>
          <table:table-cell table:style-name="ce15" table:formula="of:=IF([Data.J398]=&quot;&quot;;&quot;&quot;;CONCATENATE(&quot;,&quot;;[Data.J398]))">
            <text:p/>
          </table:table-cell>
          <table:table-cell table:style-name="ce15" table:formula="of:=IF([Data.K398]=&quot;&quot;;&quot;&quot;;CONCATENATE(&quot;,&quot;;[Data.K398]))">
            <text:p/>
          </table:table-cell>
          <table:table-cell table:style-name="ce15" table:formula="of:=IF([Data.L398]=&quot;&quot;;&quot;&quot;;CONCATENATE(&quot;,&quot;;[Data.L398]))">
            <text:p/>
          </table:table-cell>
          <table:table-cell table:style-name="ce15" table:formula="of:=IF([Data.M398]=&quot;&quot;;&quot;&quot;;CONCATENATE(&quot;,&quot;;[Data.M398]))">
            <text:p/>
          </table:table-cell>
          <table:table-cell table:style-name="ce15" table:formula="of:=IF([Data.N398]=&quot;&quot;;&quot;&quot;;CONCATENATE(&quot;,&quot;;[Data.N398]))">
            <text:p/>
          </table:table-cell>
          <table:table-cell table:style-name="ce15" table:formula="of:=IF([Data.O398]=&quot;&quot;;&quot;&quot;;CONCATENATE(&quot;,&quot;;[Data.O398]))">
            <text:p/>
          </table:table-cell>
          <table:table-cell table:style-name="ce15" table:formula="of:=IF([Data.P398]=&quot;&quot;;&quot;&quot;;CONCATENATE(&quot;,&quot;;[Data.P398]))">
            <text:p/>
          </table:table-cell>
          <table:table-cell table:style-name="ce15" table:formula="of:=IF([Data.Q398]=&quot;&quot;;&quot;&quot;;CONCATENATE(&quot;,&quot;;[Data.Q398]))">
            <text:p/>
          </table:table-cell>
          <table:table-cell table:style-name="ce15" table:formula="of:=IF([Data.R398]=&quot;&quot;;&quot;&quot;;CONCATENATE(&quot;,&quot;;[Data.R398]))">
            <text:p/>
          </table:table-cell>
          <table:table-cell table:style-name="ce15" table:formula="of:=IF([Data.S398]=&quot;&quot;;&quot;&quot;;CONCATENATE(&quot;,&quot;;[Data.S398]))">
            <text:p/>
          </table:table-cell>
          <table:table-cell table:style-name="ce15" table:formula="of:=IF([Data.T398]=&quot;&quot;;&quot;&quot;;CONCATENATE(&quot;,&quot;;[Data.T398]))">
            <text:p/>
          </table:table-cell>
          <table:table-cell table:number-columns-repeated="2"/>
        </table:table-row>
        <table:table-row table:style-name="ro8">
          <table:table-cell table:formula="of:=IF([Data.A399]=&quot;&quot;;[.A397];[Data.A399])" office:value-type="float" office:value="293">
            <text:p>293</text:p>
          </table:table-cell>
          <table:table-cell table:formula="of:=IF([Data.E399]=&quot;&quot;;[.B397];CONCATENATE(&quot;,&quot;;[Data.E399]))" office:value-type="string" office:string-value=",SPECIAL">
            <text:p>,SPECIAL</text:p>
          </table:table-cell>
          <table:table-cell table:formula="of:=IF([Data.F399]=&quot;&quot;;[.C397];CONCATENATE(&quot;,&quot;;[Data.F399]))" office:value-type="string" office:string-value=",CHARL">
            <text:p>,CHARL</text:p>
          </table:table-cell>
          <table:table-cell table:formula="of:=CONCATENATE(&quot;,&quot;;[Data.G399])" office:value-type="string" office:string-value=",MAJOR">
            <text:p>,MAJOR</text:p>
          </table:table-cell>
          <table:table-cell table:formula="of:=CONCATENATE(&quot;,&quot;;[Data.H399])" office:value-type="string" office:string-value=",-15">
            <text:p>,-15</text:p>
          </table:table-cell>
          <table:table-cell table:formula="of:=IF([Data.I399]=&quot;&quot;;&quot;&quot;;CONCATENATE(&quot;,&quot;;[Data.I399]))" office:value-type="string" office:string-value=",DESCR">
            <text:p>,DESCR</text:p>
          </table:table-cell>
          <table:table-cell table:style-name="ce15" table:formula="of:=IF([Data.J399]=&quot;&quot;;&quot;&quot;;CONCATENATE(&quot;,&quot;;[Data.J399]))">
            <text:p/>
          </table:table-cell>
          <table:table-cell table:style-name="ce15" table:formula="of:=IF([Data.K399]=&quot;&quot;;&quot;&quot;;CONCATENATE(&quot;,&quot;;[Data.K399]))">
            <text:p/>
          </table:table-cell>
          <table:table-cell table:style-name="ce15" table:formula="of:=IF([Data.L399]=&quot;&quot;;&quot;&quot;;CONCATENATE(&quot;,&quot;;[Data.L399]))">
            <text:p/>
          </table:table-cell>
          <table:table-cell table:style-name="ce15" table:formula="of:=IF([Data.M399]=&quot;&quot;;&quot;&quot;;CONCATENATE(&quot;,&quot;;[Data.M399]))">
            <text:p/>
          </table:table-cell>
          <table:table-cell table:style-name="ce15" table:formula="of:=IF([Data.N399]=&quot;&quot;;&quot;&quot;;CONCATENATE(&quot;,&quot;;[Data.N399]))">
            <text:p/>
          </table:table-cell>
          <table:table-cell table:style-name="ce15" table:formula="of:=IF([Data.O399]=&quot;&quot;;&quot;&quot;;CONCATENATE(&quot;,&quot;;[Data.O399]))">
            <text:p/>
          </table:table-cell>
          <table:table-cell table:style-name="ce15" table:formula="of:=IF([Data.P399]=&quot;&quot;;&quot;&quot;;CONCATENATE(&quot;,&quot;;[Data.P399]))">
            <text:p/>
          </table:table-cell>
          <table:table-cell table:style-name="ce15" table:formula="of:=IF([Data.Q399]=&quot;&quot;;&quot;&quot;;CONCATENATE(&quot;,&quot;;[Data.Q399]))">
            <text:p/>
          </table:table-cell>
          <table:table-cell table:style-name="ce15" table:formula="of:=IF([Data.R399]=&quot;&quot;;&quot;&quot;;CONCATENATE(&quot;,&quot;;[Data.R399]))">
            <text:p/>
          </table:table-cell>
          <table:table-cell table:style-name="ce15" table:formula="of:=IF([Data.S399]=&quot;&quot;;&quot;&quot;;CONCATENATE(&quot;,&quot;;[Data.S399]))">
            <text:p/>
          </table:table-cell>
          <table:table-cell table:style-name="ce15" table:formula="of:=IF([Data.T399]=&quot;&quot;;&quot;&quot;;CONCATENATE(&quot;,&quot;;[Data.T399]))">
            <text:p/>
          </table:table-cell>
          <table:table-cell table:number-columns-repeated="2"/>
        </table:table-row>
        <table:table-row table:style-name="ro8">
          <table:table-cell table:formula="of:=IF([Data.A400]=&quot;&quot;;[.A398];[Data.A400])" office:value-type="float" office:value="293">
            <text:p>293</text:p>
          </table:table-cell>
          <table:table-cell table:formula="of:=IF([Data.E400]=&quot;&quot;;[.B398];CONCATENATE(&quot;,&quot;;[Data.E400]))" office:value-type="string" office:string-value=",SPECIAL">
            <text:p>,SPECIAL</text:p>
          </table:table-cell>
          <table:table-cell table:formula="of:=IF([Data.F400]=&quot;&quot;;[.C398];CONCATENATE(&quot;,&quot;;[Data.F400]))" office:value-type="string" office:string-value=",CHARL">
            <text:p>,CHARL</text:p>
          </table:table-cell>
          <table:table-cell table:formula="of:=CONCATENATE(&quot;,&quot;;[Data.G400])" office:value-type="string" office:string-value=",MAJOR">
            <text:p>,MAJOR</text:p>
          </table:table-cell>
          <table:table-cell table:formula="of:=CONCATENATE(&quot;,&quot;;[Data.H400])" office:value-type="string" office:string-value=",-20">
            <text:p>,-20</text:p>
          </table:table-cell>
          <table:table-cell table:formula="of:=IF([Data.I400]=&quot;&quot;;&quot;&quot;;CONCATENATE(&quot;,&quot;;[Data.I400]))" office:value-type="string" office:string-value=",DESCR">
            <text:p>,DESCR</text:p>
          </table:table-cell>
          <table:table-cell table:style-name="ce15" table:formula="of:=IF([Data.J400]=&quot;&quot;;&quot;&quot;;CONCATENATE(&quot;,&quot;;[Data.J400]))">
            <text:p/>
          </table:table-cell>
          <table:table-cell table:style-name="ce15" table:formula="of:=IF([Data.K400]=&quot;&quot;;&quot;&quot;;CONCATENATE(&quot;,&quot;;[Data.K400]))">
            <text:p/>
          </table:table-cell>
          <table:table-cell table:style-name="ce15" table:formula="of:=IF([Data.L400]=&quot;&quot;;&quot;&quot;;CONCATENATE(&quot;,&quot;;[Data.L400]))">
            <text:p/>
          </table:table-cell>
          <table:table-cell table:style-name="ce15" table:formula="of:=IF([Data.M400]=&quot;&quot;;&quot;&quot;;CONCATENATE(&quot;,&quot;;[Data.M400]))">
            <text:p/>
          </table:table-cell>
          <table:table-cell table:style-name="ce15" table:formula="of:=IF([Data.N400]=&quot;&quot;;&quot;&quot;;CONCATENATE(&quot;,&quot;;[Data.N400]))">
            <text:p/>
          </table:table-cell>
          <table:table-cell table:style-name="ce15" table:formula="of:=IF([Data.O400]=&quot;&quot;;&quot;&quot;;CONCATENATE(&quot;,&quot;;[Data.O400]))">
            <text:p/>
          </table:table-cell>
          <table:table-cell table:style-name="ce15" table:formula="of:=IF([Data.P400]=&quot;&quot;;&quot;&quot;;CONCATENATE(&quot;,&quot;;[Data.P400]))">
            <text:p/>
          </table:table-cell>
          <table:table-cell table:style-name="ce15" table:formula="of:=IF([Data.Q400]=&quot;&quot;;&quot;&quot;;CONCATENATE(&quot;,&quot;;[Data.Q400]))">
            <text:p/>
          </table:table-cell>
          <table:table-cell table:style-name="ce15" table:formula="of:=IF([Data.R400]=&quot;&quot;;&quot;&quot;;CONCATENATE(&quot;,&quot;;[Data.R400]))">
            <text:p/>
          </table:table-cell>
          <table:table-cell table:style-name="ce15" table:formula="of:=IF([Data.S400]=&quot;&quot;;&quot;&quot;;CONCATENATE(&quot;,&quot;;[Data.S400]))">
            <text:p/>
          </table:table-cell>
          <table:table-cell table:style-name="ce15" table:formula="of:=IF([Data.T400]=&quot;&quot;;&quot;&quot;;CONCATENATE(&quot;,&quot;;[Data.T400]))">
            <text:p/>
          </table:table-cell>
          <table:table-cell table:number-columns-repeated="2"/>
        </table:table-row>
        <table:table-row table:style-name="ro8">
          <table:table-cell table:formula="of:=IF([Data.A401]=&quot;&quot;;[.A399];[Data.A401])" office:value-type="float" office:value="293">
            <text:p>293</text:p>
          </table:table-cell>
          <table:table-cell table:formula="of:=IF([Data.E401]=&quot;&quot;;[.B399];CONCATENATE(&quot;,&quot;;[Data.E401]))" office:value-type="string" office:string-value=",SPECIAL">
            <text:p>,SPECIAL</text:p>
          </table:table-cell>
          <table:table-cell table:formula="of:=IF([Data.F401]=&quot;&quot;;[.C399];CONCATENATE(&quot;,&quot;;[Data.F401]))" office:value-type="string" office:string-value=",CHARL">
            <text:p>,CHARL</text:p>
          </table:table-cell>
          <table:table-cell table:formula="of:=CONCATENATE(&quot;,&quot;;[Data.G401])" office:value-type="string" office:string-value=",GREATER">
            <text:p>,GREATER</text:p>
          </table:table-cell>
          <table:table-cell table:formula="of:=CONCATENATE(&quot;,&quot;;[Data.H401])" office:value-type="string" office:string-value=",-25">
            <text:p>,-25</text:p>
          </table:table-cell>
          <table:table-cell table:formula="of:=IF([Data.I401]=&quot;&quot;;&quot;&quot;;CONCATENATE(&quot;,&quot;;[Data.I401]))" office:value-type="string" office:string-value=",DESCR">
            <text:p>,DESCR</text:p>
          </table:table-cell>
          <table:table-cell table:style-name="ce15" table:formula="of:=IF([Data.J401]=&quot;&quot;;&quot;&quot;;CONCATENATE(&quot;,&quot;;[Data.J401]))">
            <text:p/>
          </table:table-cell>
          <table:table-cell table:style-name="ce15" table:formula="of:=IF([Data.K401]=&quot;&quot;;&quot;&quot;;CONCATENATE(&quot;,&quot;;[Data.K401]))">
            <text:p/>
          </table:table-cell>
          <table:table-cell table:style-name="ce15" table:formula="of:=IF([Data.L401]=&quot;&quot;;&quot;&quot;;CONCATENATE(&quot;,&quot;;[Data.L401]))">
            <text:p/>
          </table:table-cell>
          <table:table-cell table:style-name="ce15" table:formula="of:=IF([Data.M401]=&quot;&quot;;&quot;&quot;;CONCATENATE(&quot;,&quot;;[Data.M401]))">
            <text:p/>
          </table:table-cell>
          <table:table-cell table:style-name="ce15" table:formula="of:=IF([Data.N401]=&quot;&quot;;&quot;&quot;;CONCATENATE(&quot;,&quot;;[Data.N401]))">
            <text:p/>
          </table:table-cell>
          <table:table-cell table:style-name="ce15" table:formula="of:=IF([Data.O401]=&quot;&quot;;&quot;&quot;;CONCATENATE(&quot;,&quot;;[Data.O401]))">
            <text:p/>
          </table:table-cell>
          <table:table-cell table:style-name="ce15" table:formula="of:=IF([Data.P401]=&quot;&quot;;&quot;&quot;;CONCATENATE(&quot;,&quot;;[Data.P401]))">
            <text:p/>
          </table:table-cell>
          <table:table-cell table:style-name="ce15" table:formula="of:=IF([Data.Q401]=&quot;&quot;;&quot;&quot;;CONCATENATE(&quot;,&quot;;[Data.Q401]))">
            <text:p/>
          </table:table-cell>
          <table:table-cell table:style-name="ce15" table:formula="of:=IF([Data.R401]=&quot;&quot;;&quot;&quot;;CONCATENATE(&quot;,&quot;;[Data.R401]))">
            <text:p/>
          </table:table-cell>
          <table:table-cell table:style-name="ce15" table:formula="of:=IF([Data.S401]=&quot;&quot;;&quot;&quot;;CONCATENATE(&quot;,&quot;;[Data.S401]))">
            <text:p/>
          </table:table-cell>
          <table:table-cell table:style-name="ce15" table:formula="of:=IF([Data.T401]=&quot;&quot;;&quot;&quot;;CONCATENATE(&quot;,&quot;;[Data.T401]))">
            <text:p/>
          </table:table-cell>
          <table:table-cell table:number-columns-repeated="2"/>
        </table:table-row>
        <table:table-row table:style-name="ro8">
          <table:table-cell table:formula="of:=IF([Data.A402]=&quot;&quot;;[.A400];[Data.A402])" office:value-type="float" office:value="294">
            <text:p>294</text:p>
          </table:table-cell>
          <table:table-cell table:formula="of:=IF([Data.E402]=&quot;&quot;;[.B400];CONCATENATE(&quot;,&quot;;[Data.E402]))" office:value-type="string" office:string-value=",SPECIAL">
            <text:p>,SPECIAL</text:p>
          </table:table-cell>
          <table:table-cell table:formula="of:=IF([Data.F402]=&quot;&quot;;[.C400];CONCATENATE(&quot;,&quot;;[Data.F402]))" office:value-type="string" office:string-value=",CHARL">
            <text:p>,CHARL</text:p>
          </table:table-cell>
          <table:table-cell table:formula="of:=CONCATENATE(&quot;,&quot;;[Data.G402])" office:value-type="string" office:string-value=",MINOR">
            <text:p>,MINOR</text:p>
          </table:table-cell>
          <table:table-cell table:formula="of:=CONCATENATE(&quot;,&quot;;[Data.H402])" office:value-type="string" office:string-value=",-7">
            <text:p>,-7</text:p>
          </table:table-cell>
          <table:table-cell table:formula="of:=IF([Data.I402]=&quot;&quot;;&quot;&quot;;CONCATENATE(&quot;,&quot;;[Data.I402]))" office:value-type="string" office:string-value=",DESCR">
            <text:p>,DESCR</text:p>
          </table:table-cell>
          <table:table-cell table:style-name="ce15" table:formula="of:=IF([Data.J402]=&quot;&quot;;&quot;&quot;;CONCATENATE(&quot;,&quot;;[Data.J402]))">
            <text:p/>
          </table:table-cell>
          <table:table-cell table:style-name="ce15" table:formula="of:=IF([Data.K402]=&quot;&quot;;&quot;&quot;;CONCATENATE(&quot;,&quot;;[Data.K402]))">
            <text:p/>
          </table:table-cell>
          <table:table-cell table:style-name="ce15" table:formula="of:=IF([Data.L402]=&quot;&quot;;&quot;&quot;;CONCATENATE(&quot;,&quot;;[Data.L402]))">
            <text:p/>
          </table:table-cell>
          <table:table-cell table:style-name="ce15" table:formula="of:=IF([Data.M402]=&quot;&quot;;&quot;&quot;;CONCATENATE(&quot;,&quot;;[Data.M402]))">
            <text:p/>
          </table:table-cell>
          <table:table-cell table:style-name="ce15" table:formula="of:=IF([Data.N402]=&quot;&quot;;&quot;&quot;;CONCATENATE(&quot;,&quot;;[Data.N402]))">
            <text:p/>
          </table:table-cell>
          <table:table-cell table:style-name="ce15" table:formula="of:=IF([Data.O402]=&quot;&quot;;&quot;&quot;;CONCATENATE(&quot;,&quot;;[Data.O402]))">
            <text:p/>
          </table:table-cell>
          <table:table-cell table:style-name="ce15" table:formula="of:=IF([Data.P402]=&quot;&quot;;&quot;&quot;;CONCATENATE(&quot;,&quot;;[Data.P402]))">
            <text:p/>
          </table:table-cell>
          <table:table-cell table:style-name="ce15" table:formula="of:=IF([Data.Q402]=&quot;&quot;;&quot;&quot;;CONCATENATE(&quot;,&quot;;[Data.Q402]))">
            <text:p/>
          </table:table-cell>
          <table:table-cell table:style-name="ce15" table:formula="of:=IF([Data.R402]=&quot;&quot;;&quot;&quot;;CONCATENATE(&quot;,&quot;;[Data.R402]))">
            <text:p/>
          </table:table-cell>
          <table:table-cell table:style-name="ce15" table:formula="of:=IF([Data.S402]=&quot;&quot;;&quot;&quot;;CONCATENATE(&quot;,&quot;;[Data.S402]))">
            <text:p/>
          </table:table-cell>
          <table:table-cell table:style-name="ce15" table:formula="of:=IF([Data.T402]=&quot;&quot;;&quot;&quot;;CONCATENATE(&quot;,&quot;;[Data.T402]))">
            <text:p/>
          </table:table-cell>
          <table:table-cell table:number-columns-repeated="2"/>
        </table:table-row>
        <table:table-row table:style-name="ro8">
          <table:table-cell table:formula="of:=IF([Data.A403]=&quot;&quot;;[.A401];[Data.A403])" office:value-type="float" office:value="295">
            <text:p>295</text:p>
          </table:table-cell>
          <table:table-cell table:formula="of:=IF([Data.E403]=&quot;&quot;;[.B401];CONCATENATE(&quot;,&quot;;[Data.E403]))" office:value-type="string" office:string-value=",SPECIAL">
            <text:p>,SPECIAL</text:p>
          </table:table-cell>
          <table:table-cell table:formula="of:=IF([Data.F403]=&quot;&quot;;[.C401];CONCATENATE(&quot;,&quot;;[Data.F403]))" office:value-type="string" office:string-value=",CHARL">
            <text:p>,CHARL</text:p>
          </table:table-cell>
          <table:table-cell table:formula="of:=CONCATENATE(&quot;,&quot;;[Data.G403])" office:value-type="string" office:string-value=",MINOR">
            <text:p>,MINOR</text:p>
          </table:table-cell>
          <table:table-cell table:formula="of:=CONCATENATE(&quot;,&quot;;[Data.H403])" office:value-type="string" office:string-value=",-10">
            <text:p>,-10</text:p>
          </table:table-cell>
          <table:table-cell table:formula="of:=IF([Data.I403]=&quot;&quot;;&quot;&quot;;CONCATENATE(&quot;,&quot;;[Data.I403]))" office:value-type="string" office:string-value=",DESCR">
            <text:p>,DESCR</text:p>
          </table:table-cell>
          <table:table-cell table:style-name="ce15" table:formula="of:=IF([Data.J403]=&quot;&quot;;&quot;&quot;;CONCATENATE(&quot;,&quot;;[Data.J403]))">
            <text:p/>
          </table:table-cell>
          <table:table-cell table:style-name="ce15" table:formula="of:=IF([Data.K403]=&quot;&quot;;&quot;&quot;;CONCATENATE(&quot;,&quot;;[Data.K403]))">
            <text:p/>
          </table:table-cell>
          <table:table-cell table:style-name="ce15" table:formula="of:=IF([Data.L403]=&quot;&quot;;&quot;&quot;;CONCATENATE(&quot;,&quot;;[Data.L403]))">
            <text:p/>
          </table:table-cell>
          <table:table-cell table:style-name="ce15" table:formula="of:=IF([Data.M403]=&quot;&quot;;&quot;&quot;;CONCATENATE(&quot;,&quot;;[Data.M403]))">
            <text:p/>
          </table:table-cell>
          <table:table-cell table:style-name="ce15" table:formula="of:=IF([Data.N403]=&quot;&quot;;&quot;&quot;;CONCATENATE(&quot;,&quot;;[Data.N403]))">
            <text:p/>
          </table:table-cell>
          <table:table-cell table:style-name="ce15" table:formula="of:=IF([Data.O403]=&quot;&quot;;&quot;&quot;;CONCATENATE(&quot;,&quot;;[Data.O403]))">
            <text:p/>
          </table:table-cell>
          <table:table-cell table:style-name="ce15" table:formula="of:=IF([Data.P403]=&quot;&quot;;&quot;&quot;;CONCATENATE(&quot;,&quot;;[Data.P403]))">
            <text:p/>
          </table:table-cell>
          <table:table-cell table:style-name="ce15" table:formula="of:=IF([Data.Q403]=&quot;&quot;;&quot;&quot;;CONCATENATE(&quot;,&quot;;[Data.Q403]))">
            <text:p/>
          </table:table-cell>
          <table:table-cell table:style-name="ce15" table:formula="of:=IF([Data.R403]=&quot;&quot;;&quot;&quot;;CONCATENATE(&quot;,&quot;;[Data.R403]))">
            <text:p/>
          </table:table-cell>
          <table:table-cell table:style-name="ce15" table:formula="of:=IF([Data.S403]=&quot;&quot;;&quot;&quot;;CONCATENATE(&quot;,&quot;;[Data.S403]))">
            <text:p/>
          </table:table-cell>
          <table:table-cell table:style-name="ce15" table:formula="of:=IF([Data.T403]=&quot;&quot;;&quot;&quot;;CONCATENATE(&quot;,&quot;;[Data.T403]))">
            <text:p/>
          </table:table-cell>
          <table:table-cell table:number-columns-repeated="2"/>
        </table:table-row>
        <table:table-row table:style-name="ro8">
          <table:table-cell table:formula="of:=IF([Data.A404]=&quot;&quot;;[.A402];[Data.A404])" office:value-type="float" office:value="296">
            <text:p>296</text:p>
          </table:table-cell>
          <table:table-cell table:formula="of:=IF([Data.E404]=&quot;&quot;;[.B402];CONCATENATE(&quot;,&quot;;[Data.E404]))" office:value-type="string" office:string-value=",SPECIAL">
            <text:p>,SPECIAL</text:p>
          </table:table-cell>
          <table:table-cell table:formula="of:=IF([Data.F404]=&quot;&quot;;[.C402];CONCATENATE(&quot;,&quot;;[Data.F404]))" office:value-type="string" office:string-value=",CHARL">
            <text:p>,CHARL</text:p>
          </table:table-cell>
          <table:table-cell table:formula="of:=CONCATENATE(&quot;,&quot;;[Data.G404])" office:value-type="string" office:string-value=",LESSER">
            <text:p>,LESSER</text:p>
          </table:table-cell>
          <table:table-cell table:formula="of:=CONCATENATE(&quot;,&quot;;[Data.H404])" office:value-type="string" office:string-value=",-5">
            <text:p>,-5</text:p>
          </table:table-cell>
          <table:table-cell table:formula="of:=IF([Data.I404]=&quot;&quot;;&quot;&quot;;CONCATENATE(&quot;,&quot;;[Data.I404]))" office:value-type="string" office:string-value=",DESCR">
            <text:p>,DESCR</text:p>
          </table:table-cell>
          <table:table-cell table:style-name="ce15" table:formula="of:=IF([Data.J404]=&quot;&quot;;&quot;&quot;;CONCATENATE(&quot;,&quot;;[Data.J404]))">
            <text:p/>
          </table:table-cell>
          <table:table-cell table:style-name="ce15" table:formula="of:=IF([Data.K404]=&quot;&quot;;&quot;&quot;;CONCATENATE(&quot;,&quot;;[Data.K404]))">
            <text:p/>
          </table:table-cell>
          <table:table-cell table:style-name="ce15" table:formula="of:=IF([Data.L404]=&quot;&quot;;&quot;&quot;;CONCATENATE(&quot;,&quot;;[Data.L404]))">
            <text:p/>
          </table:table-cell>
          <table:table-cell table:style-name="ce15" table:formula="of:=IF([Data.M404]=&quot;&quot;;&quot;&quot;;CONCATENATE(&quot;,&quot;;[Data.M404]))">
            <text:p/>
          </table:table-cell>
          <table:table-cell table:style-name="ce15" table:formula="of:=IF([Data.N404]=&quot;&quot;;&quot;&quot;;CONCATENATE(&quot;,&quot;;[Data.N404]))">
            <text:p/>
          </table:table-cell>
          <table:table-cell table:style-name="ce15" table:formula="of:=IF([Data.O404]=&quot;&quot;;&quot;&quot;;CONCATENATE(&quot;,&quot;;[Data.O404]))">
            <text:p/>
          </table:table-cell>
          <table:table-cell table:style-name="ce15" table:formula="of:=IF([Data.P404]=&quot;&quot;;&quot;&quot;;CONCATENATE(&quot;,&quot;;[Data.P404]))">
            <text:p/>
          </table:table-cell>
          <table:table-cell table:style-name="ce15" table:formula="of:=IF([Data.Q404]=&quot;&quot;;&quot;&quot;;CONCATENATE(&quot;,&quot;;[Data.Q404]))">
            <text:p/>
          </table:table-cell>
          <table:table-cell table:style-name="ce15" table:formula="of:=IF([Data.R404]=&quot;&quot;;&quot;&quot;;CONCATENATE(&quot;,&quot;;[Data.R404]))">
            <text:p/>
          </table:table-cell>
          <table:table-cell table:style-name="ce15" table:formula="of:=IF([Data.S404]=&quot;&quot;;&quot;&quot;;CONCATENATE(&quot;,&quot;;[Data.S404]))">
            <text:p/>
          </table:table-cell>
          <table:table-cell table:style-name="ce15" table:formula="of:=IF([Data.T404]=&quot;&quot;;&quot;&quot;;CONCATENATE(&quot;,&quot;;[Data.T404]))">
            <text:p/>
          </table:table-cell>
          <table:table-cell table:number-columns-repeated="2"/>
        </table:table-row>
        <table:table-row table:style-name="ro8">
          <table:table-cell table:formula="of:=IF([Data.A405]=&quot;&quot;;[.A403];[Data.A405])" office:value-type="float" office:value="296">
            <text:p>296</text:p>
          </table:table-cell>
          <table:table-cell table:formula="of:=IF([Data.E405]=&quot;&quot;;[.B403];CONCATENATE(&quot;,&quot;;[Data.E405]))" office:value-type="string" office:string-value=",SPECIAL">
            <text:p>,SPECIAL</text:p>
          </table:table-cell>
          <table:table-cell table:formula="of:=IF([Data.F405]=&quot;&quot;;[.C403];CONCATENATE(&quot;,&quot;;[Data.F405]))" office:value-type="string" office:string-value=",CHARL">
            <text:p>,CHARL</text:p>
          </table:table-cell>
          <table:table-cell table:formula="of:=CONCATENATE(&quot;,&quot;;[Data.G405])" office:value-type="string" office:string-value=",MINOR">
            <text:p>,MINOR</text:p>
          </table:table-cell>
          <table:table-cell table:formula="of:=CONCATENATE(&quot;,&quot;;[Data.H405])" office:value-type="string" office:string-value=",-10">
            <text:p>,-10</text:p>
          </table:table-cell>
          <table:table-cell table:formula="of:=IF([Data.I405]=&quot;&quot;;&quot;&quot;;CONCATENATE(&quot;,&quot;;[Data.I405]))" office:value-type="string" office:string-value=",DESCR">
            <text:p>,DESCR</text:p>
          </table:table-cell>
          <table:table-cell table:style-name="ce15" table:formula="of:=IF([Data.J405]=&quot;&quot;;&quot;&quot;;CONCATENATE(&quot;,&quot;;[Data.J405]))">
            <text:p/>
          </table:table-cell>
          <table:table-cell table:style-name="ce15" table:formula="of:=IF([Data.K405]=&quot;&quot;;&quot;&quot;;CONCATENATE(&quot;,&quot;;[Data.K405]))">
            <text:p/>
          </table:table-cell>
          <table:table-cell table:style-name="ce15" table:formula="of:=IF([Data.L405]=&quot;&quot;;&quot;&quot;;CONCATENATE(&quot;,&quot;;[Data.L405]))">
            <text:p/>
          </table:table-cell>
          <table:table-cell table:style-name="ce15" table:formula="of:=IF([Data.M405]=&quot;&quot;;&quot;&quot;;CONCATENATE(&quot;,&quot;;[Data.M405]))">
            <text:p/>
          </table:table-cell>
          <table:table-cell table:style-name="ce15" table:formula="of:=IF([Data.N405]=&quot;&quot;;&quot;&quot;;CONCATENATE(&quot;,&quot;;[Data.N405]))">
            <text:p/>
          </table:table-cell>
          <table:table-cell table:style-name="ce15" table:formula="of:=IF([Data.O405]=&quot;&quot;;&quot;&quot;;CONCATENATE(&quot;,&quot;;[Data.O405]))">
            <text:p/>
          </table:table-cell>
          <table:table-cell table:style-name="ce15" table:formula="of:=IF([Data.P405]=&quot;&quot;;&quot;&quot;;CONCATENATE(&quot;,&quot;;[Data.P405]))">
            <text:p/>
          </table:table-cell>
          <table:table-cell table:style-name="ce15" table:formula="of:=IF([Data.Q405]=&quot;&quot;;&quot;&quot;;CONCATENATE(&quot;,&quot;;[Data.Q405]))">
            <text:p/>
          </table:table-cell>
          <table:table-cell table:style-name="ce15" table:formula="of:=IF([Data.R405]=&quot;&quot;;&quot;&quot;;CONCATENATE(&quot;,&quot;;[Data.R405]))">
            <text:p/>
          </table:table-cell>
          <table:table-cell table:style-name="ce15" table:formula="of:=IF([Data.S405]=&quot;&quot;;&quot;&quot;;CONCATENATE(&quot;,&quot;;[Data.S405]))">
            <text:p/>
          </table:table-cell>
          <table:table-cell table:style-name="ce15" table:formula="of:=IF([Data.T405]=&quot;&quot;;&quot;&quot;;CONCATENATE(&quot;,&quot;;[Data.T405]))">
            <text:p/>
          </table:table-cell>
          <table:table-cell table:number-columns-repeated="2"/>
        </table:table-row>
        <table:table-row table:style-name="ro8">
          <table:table-cell table:formula="of:=IF([Data.A406]=&quot;&quot;;[.A404];[Data.A406])" office:value-type="float" office:value="296">
            <text:p>296</text:p>
          </table:table-cell>
          <table:table-cell table:formula="of:=IF([Data.E406]=&quot;&quot;;[.B404];CONCATENATE(&quot;,&quot;;[Data.E406]))" office:value-type="string" office:string-value=",SPECIAL">
            <text:p>,SPECIAL</text:p>
          </table:table-cell>
          <table:table-cell table:formula="of:=IF([Data.F406]=&quot;&quot;;[.C404];CONCATENATE(&quot;,&quot;;[Data.F406]))" office:value-type="string" office:string-value=",CHARL">
            <text:p>,CHARL</text:p>
          </table:table-cell>
          <table:table-cell table:formula="of:=CONCATENATE(&quot;,&quot;;[Data.G406])" office:value-type="string" office:string-value=",MAJOR">
            <text:p>,MAJOR</text:p>
          </table:table-cell>
          <table:table-cell table:formula="of:=CONCATENATE(&quot;,&quot;;[Data.H406])" office:value-type="string" office:string-value=",-15">
            <text:p>,-15</text:p>
          </table:table-cell>
          <table:table-cell table:formula="of:=IF([Data.I406]=&quot;&quot;;&quot;&quot;;CONCATENATE(&quot;,&quot;;[Data.I406]))" office:value-type="string" office:string-value=",DESCR">
            <text:p>,DESCR</text:p>
          </table:table-cell>
          <table:table-cell table:style-name="ce15" table:formula="of:=IF([Data.J406]=&quot;&quot;;&quot;&quot;;CONCATENATE(&quot;,&quot;;[Data.J406]))">
            <text:p/>
          </table:table-cell>
          <table:table-cell table:style-name="ce15" table:formula="of:=IF([Data.K406]=&quot;&quot;;&quot;&quot;;CONCATENATE(&quot;,&quot;;[Data.K406]))">
            <text:p/>
          </table:table-cell>
          <table:table-cell table:style-name="ce15" table:formula="of:=IF([Data.L406]=&quot;&quot;;&quot;&quot;;CONCATENATE(&quot;,&quot;;[Data.L406]))">
            <text:p/>
          </table:table-cell>
          <table:table-cell table:style-name="ce15" table:formula="of:=IF([Data.M406]=&quot;&quot;;&quot;&quot;;CONCATENATE(&quot;,&quot;;[Data.M406]))">
            <text:p/>
          </table:table-cell>
          <table:table-cell table:style-name="ce15" table:formula="of:=IF([Data.N406]=&quot;&quot;;&quot;&quot;;CONCATENATE(&quot;,&quot;;[Data.N406]))">
            <text:p/>
          </table:table-cell>
          <table:table-cell table:style-name="ce15" table:formula="of:=IF([Data.O406]=&quot;&quot;;&quot;&quot;;CONCATENATE(&quot;,&quot;;[Data.O406]))">
            <text:p/>
          </table:table-cell>
          <table:table-cell table:style-name="ce15" table:formula="of:=IF([Data.P406]=&quot;&quot;;&quot;&quot;;CONCATENATE(&quot;,&quot;;[Data.P406]))">
            <text:p/>
          </table:table-cell>
          <table:table-cell table:style-name="ce15" table:formula="of:=IF([Data.Q406]=&quot;&quot;;&quot;&quot;;CONCATENATE(&quot;,&quot;;[Data.Q406]))">
            <text:p/>
          </table:table-cell>
          <table:table-cell table:style-name="ce15" table:formula="of:=IF([Data.R406]=&quot;&quot;;&quot;&quot;;CONCATENATE(&quot;,&quot;;[Data.R406]))">
            <text:p/>
          </table:table-cell>
          <table:table-cell table:style-name="ce15" table:formula="of:=IF([Data.S406]=&quot;&quot;;&quot;&quot;;CONCATENATE(&quot;,&quot;;[Data.S406]))">
            <text:p/>
          </table:table-cell>
          <table:table-cell table:style-name="ce15" table:formula="of:=IF([Data.T406]=&quot;&quot;;&quot;&quot;;CONCATENATE(&quot;,&quot;;[Data.T406]))">
            <text:p/>
          </table:table-cell>
          <table:table-cell table:number-columns-repeated="2"/>
        </table:table-row>
        <table:table-row table:style-name="ro8">
          <table:table-cell table:formula="of:=IF([Data.A407]=&quot;&quot;;[.A405];[Data.A407])" office:value-type="float" office:value="297">
            <text:p>297</text:p>
          </table:table-cell>
          <table:table-cell table:formula="of:=IF([Data.E407]=&quot;&quot;;[.B405];CONCATENATE(&quot;,&quot;;[Data.E407]))" office:value-type="string" office:string-value=",SPECIAL">
            <text:p>,SPECIAL</text:p>
          </table:table-cell>
          <table:table-cell table:formula="of:=IF([Data.F407]=&quot;&quot;;[.C405];CONCATENATE(&quot;,&quot;;[Data.F407]))" office:value-type="string" office:string-value=",CHARL">
            <text:p>,CHARL</text:p>
          </table:table-cell>
          <table:table-cell table:formula="of:=CONCATENATE(&quot;,&quot;;[Data.G407])" office:value-type="string" office:string-value=",GREATER">
            <text:p>,GREATER</text:p>
          </table:table-cell>
          <table:table-cell table:formula="of:=CONCATENATE(&quot;,&quot;;[Data.H407])" office:value-type="string" office:string-value=",-20">
            <text:p>,-20</text:p>
          </table:table-cell>
          <table:table-cell table:formula="of:=IF([Data.I407]=&quot;&quot;;&quot;&quot;;CONCATENATE(&quot;,&quot;;[Data.I407]))" office:value-type="string" office:string-value=",DESCR">
            <text:p>,DESCR</text:p>
          </table:table-cell>
          <table:table-cell table:style-name="ce15" table:formula="of:=IF([Data.J407]=&quot;&quot;;&quot;&quot;;CONCATENATE(&quot;,&quot;;[Data.J407]))">
            <text:p/>
          </table:table-cell>
          <table:table-cell table:style-name="ce15" table:formula="of:=IF([Data.K407]=&quot;&quot;;&quot;&quot;;CONCATENATE(&quot;,&quot;;[Data.K407]))">
            <text:p/>
          </table:table-cell>
          <table:table-cell table:style-name="ce15" table:formula="of:=IF([Data.L407]=&quot;&quot;;&quot;&quot;;CONCATENATE(&quot;,&quot;;[Data.L407]))">
            <text:p/>
          </table:table-cell>
          <table:table-cell table:style-name="ce15" table:formula="of:=IF([Data.M407]=&quot;&quot;;&quot;&quot;;CONCATENATE(&quot;,&quot;;[Data.M407]))">
            <text:p/>
          </table:table-cell>
          <table:table-cell table:style-name="ce15" table:formula="of:=IF([Data.N407]=&quot;&quot;;&quot;&quot;;CONCATENATE(&quot;,&quot;;[Data.N407]))">
            <text:p/>
          </table:table-cell>
          <table:table-cell table:style-name="ce15" table:formula="of:=IF([Data.O407]=&quot;&quot;;&quot;&quot;;CONCATENATE(&quot;,&quot;;[Data.O407]))">
            <text:p/>
          </table:table-cell>
          <table:table-cell table:style-name="ce15" table:formula="of:=IF([Data.P407]=&quot;&quot;;&quot;&quot;;CONCATENATE(&quot;,&quot;;[Data.P407]))">
            <text:p/>
          </table:table-cell>
          <table:table-cell table:style-name="ce15" table:formula="of:=IF([Data.Q407]=&quot;&quot;;&quot;&quot;;CONCATENATE(&quot;,&quot;;[Data.Q407]))">
            <text:p/>
          </table:table-cell>
          <table:table-cell table:style-name="ce15" table:formula="of:=IF([Data.R407]=&quot;&quot;;&quot;&quot;;CONCATENATE(&quot;,&quot;;[Data.R407]))">
            <text:p/>
          </table:table-cell>
          <table:table-cell table:style-name="ce15" table:formula="of:=IF([Data.S407]=&quot;&quot;;&quot;&quot;;CONCATENATE(&quot;,&quot;;[Data.S407]))">
            <text:p/>
          </table:table-cell>
          <table:table-cell table:style-name="ce15" table:formula="of:=IF([Data.T407]=&quot;&quot;;&quot;&quot;;CONCATENATE(&quot;,&quot;;[Data.T407]))">
            <text:p/>
          </table:table-cell>
          <table:table-cell table:number-columns-repeated="2"/>
        </table:table-row>
        <table:table-row table:style-name="ro8">
          <table:table-cell table:formula="of:=IF([Data.A408]=&quot;&quot;;[.A406];[Data.A408])" office:value-type="float" office:value="298">
            <text:p>298</text:p>
          </table:table-cell>
          <table:table-cell table:formula="of:=IF([Data.E408]=&quot;&quot;;[.B406];CONCATENATE(&quot;,&quot;;[Data.E408]))" office:value-type="string" office:string-value=",SPECIAL">
            <text:p>,SPECIAL</text:p>
          </table:table-cell>
          <table:table-cell table:formula="of:=IF([Data.F408]=&quot;&quot;;[.C406];CONCATENATE(&quot;,&quot;;[Data.F408]))" office:value-type="string" office:string-value=",CHARL">
            <text:p>,CHARL</text:p>
          </table:table-cell>
          <table:table-cell table:formula="of:=CONCATENATE(&quot;,&quot;;[Data.G408])" office:value-type="string" office:string-value=",MAJOR">
            <text:p>,MAJOR</text:p>
          </table:table-cell>
          <table:table-cell table:formula="of:=CONCATENATE(&quot;,&quot;;[Data.H408])" office:value-type="string" office:string-value=",-15">
            <text:p>,-15</text:p>
          </table:table-cell>
          <table:table-cell table:formula="of:=IF([Data.I408]=&quot;&quot;;&quot;&quot;;CONCATENATE(&quot;,&quot;;[Data.I408]))" office:value-type="string" office:string-value=",C43=-10">
            <text:p>,C43=-10</text:p>
          </table:table-cell>
          <table:table-cell table:style-name="ce15" table:formula="of:=IF([Data.J408]=&quot;&quot;;&quot;&quot;;CONCATENATE(&quot;,&quot;;[Data.J408]))" office:value-type="string" office:string-value=",C44=-10">
            <text:p>,C44=-10</text:p>
          </table:table-cell>
          <table:table-cell table:style-name="ce15" table:formula="of:=IF([Data.K408]=&quot;&quot;;&quot;&quot;;CONCATENATE(&quot;,&quot;;[Data.K408]))" office:value-type="string" office:string-value=",C45=-10">
            <text:p>,C45=-10</text:p>
          </table:table-cell>
          <table:table-cell table:style-name="ce15" table:formula="of:=IF([Data.L408]=&quot;&quot;;&quot;&quot;;CONCATENATE(&quot;,&quot;;[Data.L408]))" office:value-type="string" office:string-value=",C46=-10">
            <text:p>,C46=-10</text:p>
          </table:table-cell>
          <table:table-cell table:style-name="ce15" table:formula="of:=IF([Data.M408]=&quot;&quot;;&quot;&quot;;CONCATENATE(&quot;,&quot;;[Data.M408]))" office:value-type="string" office:string-value=",C48=-10">
            <text:p>,C48=-10</text:p>
          </table:table-cell>
          <table:table-cell table:style-name="ce15" table:formula="of:=IF([Data.N408]=&quot;&quot;;&quot;&quot;;CONCATENATE(&quot;,&quot;;[Data.N408]))" office:value-type="string" office:string-value=",C49=-10">
            <text:p>,C49=-10</text:p>
          </table:table-cell>
          <table:table-cell table:style-name="ce15" table:formula="of:=IF([Data.O408]=&quot;&quot;;&quot;&quot;;CONCATENATE(&quot;,&quot;;[Data.O408]))" office:value-type="string" office:string-value=",C50=-10">
            <text:p>,C50=-10</text:p>
          </table:table-cell>
          <table:table-cell table:style-name="ce15" table:formula="of:=IF([Data.P408]=&quot;&quot;;&quot;&quot;;CONCATENATE(&quot;,&quot;;[Data.P408]))" office:value-type="string" office:string-value=",C52=-10">
            <text:p>,C52=-10</text:p>
          </table:table-cell>
          <table:table-cell table:style-name="ce15" table:formula="of:=IF([Data.Q408]=&quot;&quot;;&quot;&quot;;CONCATENATE(&quot;,&quot;;[Data.Q408]))" office:value-type="string" office:string-value=",C53=-10">
            <text:p>,C53=-10</text:p>
          </table:table-cell>
          <table:table-cell table:style-name="ce15" table:formula="of:=IF([Data.R408]=&quot;&quot;;&quot;&quot;;CONCATENATE(&quot;,&quot;;[Data.R408]))" office:value-type="string" office:string-value=",C54=-10">
            <text:p>,C54=-10</text:p>
          </table:table-cell>
          <table:table-cell table:style-name="ce15" table:formula="of:=IF([Data.S408]=&quot;&quot;;&quot;&quot;;CONCATENATE(&quot;,&quot;;[Data.S408]))" office:value-type="string" office:string-value=",C57=-10">
            <text:p>,C57=-10</text:p>
          </table:table-cell>
          <table:table-cell table:style-name="ce15" table:formula="of:=IF([Data.T408]=&quot;&quot;;&quot;&quot;;CONCATENATE(&quot;,&quot;;[Data.T408]))" office:value-type="string" office:string-value=",C15=-10">
            <text:p>,C15=-10</text:p>
          </table:table-cell>
          <table:table-cell table:number-columns-repeated="2"/>
        </table:table-row>
        <table:table-row table:style-name="ro8">
          <table:table-cell table:formula="of:=IF([Data.A409]=&quot;&quot;;[.A407];[Data.A409])" office:value-type="float" office:value="299">
            <text:p>299</text:p>
          </table:table-cell>
          <table:table-cell table:formula="of:=IF([Data.E409]=&quot;&quot;;[.B407];CONCATENATE(&quot;,&quot;;[Data.E409]))" office:value-type="string" office:string-value=",SPECIAL">
            <text:p>,SPECIAL</text:p>
          </table:table-cell>
          <table:table-cell table:formula="of:=IF([Data.F409]=&quot;&quot;;[.C407];CONCATENATE(&quot;,&quot;;[Data.F409]))" office:value-type="string" office:string-value=",CHARL">
            <text:p>,CHARL</text:p>
          </table:table-cell>
          <table:table-cell table:formula="of:=CONCATENATE(&quot;,&quot;;[Data.G409])" office:value-type="string" office:string-value=",MINOR">
            <text:p>,MINOR</text:p>
          </table:table-cell>
          <table:table-cell table:formula="of:=CONCATENATE(&quot;,&quot;;[Data.H409])" office:value-type="string" office:string-value=",-10">
            <text:p>,-10</text:p>
          </table:table-cell>
          <table:table-cell table:formula="of:=IF([Data.I409]=&quot;&quot;;&quot;&quot;;CONCATENATE(&quot;,&quot;;[Data.I409]))" office:value-type="string" office:string-value=",DESCR">
            <text:p>,DESCR</text:p>
          </table:table-cell>
          <table:table-cell table:style-name="ce15" table:formula="of:=IF([Data.J409]=&quot;&quot;;&quot;&quot;;CONCATENATE(&quot;,&quot;;[Data.J409]))">
            <text:p/>
          </table:table-cell>
          <table:table-cell table:style-name="ce15" table:formula="of:=IF([Data.K409]=&quot;&quot;;&quot;&quot;;CONCATENATE(&quot;,&quot;;[Data.K409]))">
            <text:p/>
          </table:table-cell>
          <table:table-cell table:style-name="ce15" table:formula="of:=IF([Data.L409]=&quot;&quot;;&quot;&quot;;CONCATENATE(&quot;,&quot;;[Data.L409]))">
            <text:p/>
          </table:table-cell>
          <table:table-cell table:style-name="ce15" table:formula="of:=IF([Data.M409]=&quot;&quot;;&quot;&quot;;CONCATENATE(&quot;,&quot;;[Data.M409]))">
            <text:p/>
          </table:table-cell>
          <table:table-cell table:style-name="ce15" table:formula="of:=IF([Data.N409]=&quot;&quot;;&quot;&quot;;CONCATENATE(&quot;,&quot;;[Data.N409]))">
            <text:p/>
          </table:table-cell>
          <table:table-cell table:style-name="ce15" table:formula="of:=IF([Data.O409]=&quot;&quot;;&quot;&quot;;CONCATENATE(&quot;,&quot;;[Data.O409]))">
            <text:p/>
          </table:table-cell>
          <table:table-cell table:style-name="ce15" table:formula="of:=IF([Data.P409]=&quot;&quot;;&quot;&quot;;CONCATENATE(&quot;,&quot;;[Data.P409]))">
            <text:p/>
          </table:table-cell>
          <table:table-cell table:style-name="ce15" table:formula="of:=IF([Data.Q409]=&quot;&quot;;&quot;&quot;;CONCATENATE(&quot;,&quot;;[Data.Q409]))">
            <text:p/>
          </table:table-cell>
          <table:table-cell table:style-name="ce15" table:formula="of:=IF([Data.R409]=&quot;&quot;;&quot;&quot;;CONCATENATE(&quot;,&quot;;[Data.R409]))">
            <text:p/>
          </table:table-cell>
          <table:table-cell table:style-name="ce15" table:formula="of:=IF([Data.S409]=&quot;&quot;;&quot;&quot;;CONCATENATE(&quot;,&quot;;[Data.S409]))">
            <text:p/>
          </table:table-cell>
          <table:table-cell table:style-name="ce15" table:formula="of:=IF([Data.T409]=&quot;&quot;;&quot;&quot;;CONCATENATE(&quot;,&quot;;[Data.T409]))">
            <text:p/>
          </table:table-cell>
          <table:table-cell table:number-columns-repeated="2"/>
        </table:table-row>
        <table:table-row table:style-name="ro8">
          <table:table-cell table:formula="of:=IF([Data.A410]=&quot;&quot;;[.A408];[Data.A410])" office:value-type="float" office:value="300">
            <text:p>300</text:p>
          </table:table-cell>
          <table:table-cell table:formula="of:=IF([Data.E410]=&quot;&quot;;[.B408];CONCATENATE(&quot;,&quot;;[Data.E410]))" office:value-type="string" office:string-value=",STATUS">
            <text:p>,STATUS</text:p>
          </table:table-cell>
          <table:table-cell table:formula="of:=IF([Data.F410]=&quot;&quot;;[.C408];CONCATENATE(&quot;,&quot;;[Data.F410]))" office:value-type="string" office:string-value=",CHARL">
            <text:p>,CHARL</text:p>
          </table:table-cell>
          <table:table-cell table:formula="of:=CONCATENATE(&quot;,&quot;;[Data.G410])" office:value-type="string" office:string-value=",MINOR">
            <text:p>,MINOR</text:p>
          </table:table-cell>
          <table:table-cell table:formula="of:=CONCATENATE(&quot;,&quot;;[Data.H410])" office:value-type="string" office:string-value=",10">
            <text:p>,10</text:p>
          </table:table-cell>
          <table:table-cell table:formula="of:=IF([Data.I410]=&quot;&quot;;&quot;&quot;;CONCATENATE(&quot;,&quot;;[Data.I410]))" office:value-type="string" office:string-value=",DESCR">
            <text:p>,DESCR</text:p>
          </table:table-cell>
          <table:table-cell table:style-name="ce15" table:formula="of:=IF([Data.J410]=&quot;&quot;;&quot;&quot;;CONCATENATE(&quot;,&quot;;[Data.J410]))">
            <text:p/>
          </table:table-cell>
          <table:table-cell table:style-name="ce15" table:formula="of:=IF([Data.K410]=&quot;&quot;;&quot;&quot;;CONCATENATE(&quot;,&quot;;[Data.K410]))">
            <text:p/>
          </table:table-cell>
          <table:table-cell table:style-name="ce15" table:formula="of:=IF([Data.L410]=&quot;&quot;;&quot;&quot;;CONCATENATE(&quot;,&quot;;[Data.L410]))">
            <text:p/>
          </table:table-cell>
          <table:table-cell table:style-name="ce15" table:formula="of:=IF([Data.M410]=&quot;&quot;;&quot;&quot;;CONCATENATE(&quot;,&quot;;[Data.M410]))">
            <text:p/>
          </table:table-cell>
          <table:table-cell table:style-name="ce15" table:formula="of:=IF([Data.N410]=&quot;&quot;;&quot;&quot;;CONCATENATE(&quot;,&quot;;[Data.N410]))">
            <text:p/>
          </table:table-cell>
          <table:table-cell table:style-name="ce15" table:formula="of:=IF([Data.O410]=&quot;&quot;;&quot;&quot;;CONCATENATE(&quot;,&quot;;[Data.O410]))">
            <text:p/>
          </table:table-cell>
          <table:table-cell table:style-name="ce15" table:formula="of:=IF([Data.P410]=&quot;&quot;;&quot;&quot;;CONCATENATE(&quot;,&quot;;[Data.P410]))">
            <text:p/>
          </table:table-cell>
          <table:table-cell table:style-name="ce15" table:formula="of:=IF([Data.Q410]=&quot;&quot;;&quot;&quot;;CONCATENATE(&quot;,&quot;;[Data.Q410]))">
            <text:p/>
          </table:table-cell>
          <table:table-cell table:style-name="ce15" table:formula="of:=IF([Data.R410]=&quot;&quot;;&quot;&quot;;CONCATENATE(&quot;,&quot;;[Data.R410]))">
            <text:p/>
          </table:table-cell>
          <table:table-cell table:style-name="ce15" table:formula="of:=IF([Data.S410]=&quot;&quot;;&quot;&quot;;CONCATENATE(&quot;,&quot;;[Data.S410]))">
            <text:p/>
          </table:table-cell>
          <table:table-cell table:style-name="ce15" table:formula="of:=IF([Data.T410]=&quot;&quot;;&quot;&quot;;CONCATENATE(&quot;,&quot;;[Data.T410]))">
            <text:p/>
          </table:table-cell>
          <table:table-cell table:number-columns-repeated="2"/>
        </table:table-row>
        <table:table-row table:style-name="ro8">
          <table:table-cell table:formula="of:=IF([Data.A411]=&quot;&quot;;[.A409];[Data.A411])" office:value-type="float" office:value="301">
            <text:p>301</text:p>
          </table:table-cell>
          <table:table-cell table:formula="of:=IF([Data.E411]=&quot;&quot;;[.B409];CONCATENATE(&quot;,&quot;;[Data.E411]))" office:value-type="string" office:string-value=",STATUS">
            <text:p>,STATUS</text:p>
          </table:table-cell>
          <table:table-cell table:formula="of:=IF([Data.F411]=&quot;&quot;;[.C409];CONCATENATE(&quot;,&quot;;[Data.F411]))" office:value-type="string" office:string-value=",CHARL">
            <text:p>,CHARL</text:p>
          </table:table-cell>
          <table:table-cell table:formula="of:=CONCATENATE(&quot;,&quot;;[Data.G411])" office:value-type="string" office:string-value=",MINOR">
            <text:p>,MINOR</text:p>
          </table:table-cell>
          <table:table-cell table:formula="of:=CONCATENATE(&quot;,&quot;;[Data.H411])" office:value-type="string" office:string-value=",10">
            <text:p>,10</text:p>
          </table:table-cell>
          <table:table-cell table:formula="of:=IF([Data.I411]=&quot;&quot;;&quot;&quot;;CONCATENATE(&quot;,&quot;;[Data.I411]))" office:value-type="string" office:string-value=",DESCR">
            <text:p>,DESCR</text:p>
          </table:table-cell>
          <table:table-cell table:style-name="ce15" table:formula="of:=IF([Data.J411]=&quot;&quot;;&quot;&quot;;CONCATENATE(&quot;,&quot;;[Data.J411]))">
            <text:p/>
          </table:table-cell>
          <table:table-cell table:style-name="ce15" table:formula="of:=IF([Data.K411]=&quot;&quot;;&quot;&quot;;CONCATENATE(&quot;,&quot;;[Data.K411]))">
            <text:p/>
          </table:table-cell>
          <table:table-cell table:style-name="ce15" table:formula="of:=IF([Data.L411]=&quot;&quot;;&quot;&quot;;CONCATENATE(&quot;,&quot;;[Data.L411]))">
            <text:p/>
          </table:table-cell>
          <table:table-cell table:style-name="ce15" table:formula="of:=IF([Data.M411]=&quot;&quot;;&quot;&quot;;CONCATENATE(&quot;,&quot;;[Data.M411]))">
            <text:p/>
          </table:table-cell>
          <table:table-cell table:style-name="ce15" table:formula="of:=IF([Data.N411]=&quot;&quot;;&quot;&quot;;CONCATENATE(&quot;,&quot;;[Data.N411]))">
            <text:p/>
          </table:table-cell>
          <table:table-cell table:style-name="ce15" table:formula="of:=IF([Data.O411]=&quot;&quot;;&quot;&quot;;CONCATENATE(&quot;,&quot;;[Data.O411]))">
            <text:p/>
          </table:table-cell>
          <table:table-cell table:style-name="ce15" table:formula="of:=IF([Data.P411]=&quot;&quot;;&quot;&quot;;CONCATENATE(&quot;,&quot;;[Data.P411]))">
            <text:p/>
          </table:table-cell>
          <table:table-cell table:style-name="ce15" table:formula="of:=IF([Data.Q411]=&quot;&quot;;&quot;&quot;;CONCATENATE(&quot;,&quot;;[Data.Q411]))">
            <text:p/>
          </table:table-cell>
          <table:table-cell table:style-name="ce15" table:formula="of:=IF([Data.R411]=&quot;&quot;;&quot;&quot;;CONCATENATE(&quot;,&quot;;[Data.R411]))">
            <text:p/>
          </table:table-cell>
          <table:table-cell table:style-name="ce15" table:formula="of:=IF([Data.S411]=&quot;&quot;;&quot;&quot;;CONCATENATE(&quot;,&quot;;[Data.S411]))">
            <text:p/>
          </table:table-cell>
          <table:table-cell table:style-name="ce15" table:formula="of:=IF([Data.T411]=&quot;&quot;;&quot;&quot;;CONCATENATE(&quot;,&quot;;[Data.T411]))">
            <text:p/>
          </table:table-cell>
          <table:table-cell table:number-columns-repeated="2"/>
        </table:table-row>
        <table:table-row table:style-name="ro8">
          <table:table-cell table:formula="of:=IF([Data.A412]=&quot;&quot;;[.A410];[Data.A412])" office:value-type="float" office:value="302">
            <text:p>302</text:p>
          </table:table-cell>
          <table:table-cell table:formula="of:=IF([Data.E412]=&quot;&quot;;[.B410];CONCATENATE(&quot;,&quot;;[Data.E412]))" office:value-type="string" office:string-value=",STATUS">
            <text:p>,STATUS</text:p>
          </table:table-cell>
          <table:table-cell table:formula="of:=IF([Data.F412]=&quot;&quot;;[.C410];CONCATENATE(&quot;,&quot;;[Data.F412]))" office:value-type="string" office:string-value=",CHARL">
            <text:p>,CHARL</text:p>
          </table:table-cell>
          <table:table-cell table:formula="of:=CONCATENATE(&quot;,&quot;;[Data.G412])" office:value-type="string" office:string-value=",FREE">
            <text:p>,FREE</text:p>
          </table:table-cell>
          <table:table-cell table:formula="of:=CONCATENATE(&quot;,&quot;;[Data.H412])" office:value-type="string" office:string-value=",0">
            <text:p>,0</text:p>
          </table:table-cell>
          <table:table-cell table:formula="of:=IF([Data.I412]=&quot;&quot;;&quot;&quot;;CONCATENATE(&quot;,&quot;;[Data.I412]))" office:value-type="string" office:string-value=",DESCR">
            <text:p>,DESCR</text:p>
          </table:table-cell>
          <table:table-cell table:style-name="ce15" table:formula="of:=IF([Data.J412]=&quot;&quot;;&quot;&quot;;CONCATENATE(&quot;,&quot;;[Data.J412]))">
            <text:p/>
          </table:table-cell>
          <table:table-cell table:style-name="ce15" table:formula="of:=IF([Data.K412]=&quot;&quot;;&quot;&quot;;CONCATENATE(&quot;,&quot;;[Data.K412]))">
            <text:p/>
          </table:table-cell>
          <table:table-cell table:style-name="ce15" table:formula="of:=IF([Data.L412]=&quot;&quot;;&quot;&quot;;CONCATENATE(&quot;,&quot;;[Data.L412]))">
            <text:p/>
          </table:table-cell>
          <table:table-cell table:style-name="ce15" table:formula="of:=IF([Data.M412]=&quot;&quot;;&quot;&quot;;CONCATENATE(&quot;,&quot;;[Data.M412]))">
            <text:p/>
          </table:table-cell>
          <table:table-cell table:style-name="ce15" table:formula="of:=IF([Data.N412]=&quot;&quot;;&quot;&quot;;CONCATENATE(&quot;,&quot;;[Data.N412]))">
            <text:p/>
          </table:table-cell>
          <table:table-cell table:style-name="ce15" table:formula="of:=IF([Data.O412]=&quot;&quot;;&quot;&quot;;CONCATENATE(&quot;,&quot;;[Data.O412]))">
            <text:p/>
          </table:table-cell>
          <table:table-cell table:style-name="ce15" table:formula="of:=IF([Data.P412]=&quot;&quot;;&quot;&quot;;CONCATENATE(&quot;,&quot;;[Data.P412]))">
            <text:p/>
          </table:table-cell>
          <table:table-cell table:style-name="ce15" table:formula="of:=IF([Data.Q412]=&quot;&quot;;&quot;&quot;;CONCATENATE(&quot;,&quot;;[Data.Q412]))">
            <text:p/>
          </table:table-cell>
          <table:table-cell table:style-name="ce15" table:formula="of:=IF([Data.R412]=&quot;&quot;;&quot;&quot;;CONCATENATE(&quot;,&quot;;[Data.R412]))">
            <text:p/>
          </table:table-cell>
          <table:table-cell table:style-name="ce15" table:formula="of:=IF([Data.S412]=&quot;&quot;;&quot;&quot;;CONCATENATE(&quot;,&quot;;[Data.S412]))">
            <text:p/>
          </table:table-cell>
          <table:table-cell table:style-name="ce15" table:formula="of:=IF([Data.T412]=&quot;&quot;;&quot;&quot;;CONCATENATE(&quot;,&quot;;[Data.T412]))">
            <text:p/>
          </table:table-cell>
          <table:table-cell table:number-columns-repeated="2"/>
        </table:table-row>
        <table:table-row table:style-name="ro8">
          <table:table-cell table:formula="of:=IF([Data.A413]=&quot;&quot;;[.A411];[Data.A413])" office:value-type="float" office:value="303">
            <text:p>303</text:p>
          </table:table-cell>
          <table:table-cell table:formula="of:=IF([Data.E413]=&quot;&quot;;[.B411];CONCATENATE(&quot;,&quot;;[Data.E413]))" office:value-type="string" office:string-value=",STATUS">
            <text:p>,STATUS</text:p>
          </table:table-cell>
          <table:table-cell table:formula="of:=IF([Data.F413]=&quot;&quot;;[.C411];CONCATENATE(&quot;,&quot;;[Data.F413]))" office:value-type="string" office:string-value=",CHARL">
            <text:p>,CHARL</text:p>
          </table:table-cell>
          <table:table-cell table:formula="of:=CONCATENATE(&quot;,&quot;;[Data.G413])" office:value-type="string" office:string-value=",MINOR">
            <text:p>,MINOR</text:p>
          </table:table-cell>
          <table:table-cell table:formula="of:=CONCATENATE(&quot;,&quot;;[Data.H413])" office:value-type="string" office:string-value=",10">
            <text:p>,10</text:p>
          </table:table-cell>
          <table:table-cell table:formula="of:=IF([Data.I413]=&quot;&quot;;&quot;&quot;;CONCATENATE(&quot;,&quot;;[Data.I413]))" office:value-type="string" office:string-value=",DESCR">
            <text:p>,DESCR</text:p>
          </table:table-cell>
          <table:table-cell table:style-name="ce15" table:formula="of:=IF([Data.J413]=&quot;&quot;;&quot;&quot;;CONCATENATE(&quot;,&quot;;[Data.J413]))">
            <text:p/>
          </table:table-cell>
          <table:table-cell table:style-name="ce15" table:formula="of:=IF([Data.K413]=&quot;&quot;;&quot;&quot;;CONCATENATE(&quot;,&quot;;[Data.K413]))">
            <text:p/>
          </table:table-cell>
          <table:table-cell table:style-name="ce15" table:formula="of:=IF([Data.L413]=&quot;&quot;;&quot;&quot;;CONCATENATE(&quot;,&quot;;[Data.L413]))">
            <text:p/>
          </table:table-cell>
          <table:table-cell table:style-name="ce15" table:formula="of:=IF([Data.M413]=&quot;&quot;;&quot;&quot;;CONCATENATE(&quot;,&quot;;[Data.M413]))">
            <text:p/>
          </table:table-cell>
          <table:table-cell table:style-name="ce15" table:formula="of:=IF([Data.N413]=&quot;&quot;;&quot;&quot;;CONCATENATE(&quot;,&quot;;[Data.N413]))">
            <text:p/>
          </table:table-cell>
          <table:table-cell table:style-name="ce15" table:formula="of:=IF([Data.O413]=&quot;&quot;;&quot;&quot;;CONCATENATE(&quot;,&quot;;[Data.O413]))">
            <text:p/>
          </table:table-cell>
          <table:table-cell table:style-name="ce15" table:formula="of:=IF([Data.P413]=&quot;&quot;;&quot;&quot;;CONCATENATE(&quot;,&quot;;[Data.P413]))">
            <text:p/>
          </table:table-cell>
          <table:table-cell table:style-name="ce15" table:formula="of:=IF([Data.Q413]=&quot;&quot;;&quot;&quot;;CONCATENATE(&quot;,&quot;;[Data.Q413]))">
            <text:p/>
          </table:table-cell>
          <table:table-cell table:style-name="ce15" table:formula="of:=IF([Data.R413]=&quot;&quot;;&quot;&quot;;CONCATENATE(&quot;,&quot;;[Data.R413]))">
            <text:p/>
          </table:table-cell>
          <table:table-cell table:style-name="ce15" table:formula="of:=IF([Data.S413]=&quot;&quot;;&quot;&quot;;CONCATENATE(&quot;,&quot;;[Data.S413]))">
            <text:p/>
          </table:table-cell>
          <table:table-cell table:style-name="ce15" table:formula="of:=IF([Data.T413]=&quot;&quot;;&quot;&quot;;CONCATENATE(&quot;,&quot;;[Data.T413]))">
            <text:p/>
          </table:table-cell>
          <table:table-cell table:number-columns-repeated="2"/>
        </table:table-row>
        <table:table-row table:style-name="ro8">
          <table:table-cell table:formula="of:=IF([Data.A414]=&quot;&quot;;[.A412];[Data.A414])" office:value-type="float" office:value="303">
            <text:p>303</text:p>
          </table:table-cell>
          <table:table-cell table:formula="of:=IF([Data.E414]=&quot;&quot;;[.B412];CONCATENATE(&quot;,&quot;;[Data.E414]))" office:value-type="string" office:string-value=",STATUS">
            <text:p>,STATUS</text:p>
          </table:table-cell>
          <table:table-cell table:formula="of:=IF([Data.F414]=&quot;&quot;;[.C412];CONCATENATE(&quot;,&quot;;[Data.F414]))" office:value-type="string" office:string-value=",CHARL">
            <text:p>,CHARL</text:p>
          </table:table-cell>
          <table:table-cell table:formula="of:=CONCATENATE(&quot;,&quot;;[Data.G414])" office:value-type="string" office:string-value=",MAJOR">
            <text:p>,MAJOR</text:p>
          </table:table-cell>
          <table:table-cell table:formula="of:=CONCATENATE(&quot;,&quot;;[Data.H414])" office:value-type="string" office:string-value=",15">
            <text:p>,15</text:p>
          </table:table-cell>
          <table:table-cell table:formula="of:=IF([Data.I414]=&quot;&quot;;&quot;&quot;;CONCATENATE(&quot;,&quot;;[Data.I414]))" office:value-type="string" office:string-value=",DESCR">
            <text:p>,DESCR</text:p>
          </table:table-cell>
          <table:table-cell table:style-name="ce15" table:formula="of:=IF([Data.J414]=&quot;&quot;;&quot;&quot;;CONCATENATE(&quot;,&quot;;[Data.J414]))">
            <text:p/>
          </table:table-cell>
          <table:table-cell table:style-name="ce15" table:formula="of:=IF([Data.K414]=&quot;&quot;;&quot;&quot;;CONCATENATE(&quot;,&quot;;[Data.K414]))">
            <text:p/>
          </table:table-cell>
          <table:table-cell table:style-name="ce15" table:formula="of:=IF([Data.L414]=&quot;&quot;;&quot;&quot;;CONCATENATE(&quot;,&quot;;[Data.L414]))">
            <text:p/>
          </table:table-cell>
          <table:table-cell table:style-name="ce15" table:formula="of:=IF([Data.M414]=&quot;&quot;;&quot;&quot;;CONCATENATE(&quot;,&quot;;[Data.M414]))">
            <text:p/>
          </table:table-cell>
          <table:table-cell table:style-name="ce15" table:formula="of:=IF([Data.N414]=&quot;&quot;;&quot;&quot;;CONCATENATE(&quot;,&quot;;[Data.N414]))">
            <text:p/>
          </table:table-cell>
          <table:table-cell table:style-name="ce15" table:formula="of:=IF([Data.O414]=&quot;&quot;;&quot;&quot;;CONCATENATE(&quot;,&quot;;[Data.O414]))">
            <text:p/>
          </table:table-cell>
          <table:table-cell table:style-name="ce15" table:formula="of:=IF([Data.P414]=&quot;&quot;;&quot;&quot;;CONCATENATE(&quot;,&quot;;[Data.P414]))">
            <text:p/>
          </table:table-cell>
          <table:table-cell table:style-name="ce15" table:formula="of:=IF([Data.Q414]=&quot;&quot;;&quot;&quot;;CONCATENATE(&quot;,&quot;;[Data.Q414]))">
            <text:p/>
          </table:table-cell>
          <table:table-cell table:style-name="ce15" table:formula="of:=IF([Data.R414]=&quot;&quot;;&quot;&quot;;CONCATENATE(&quot;,&quot;;[Data.R414]))">
            <text:p/>
          </table:table-cell>
          <table:table-cell table:style-name="ce15" table:formula="of:=IF([Data.S414]=&quot;&quot;;&quot;&quot;;CONCATENATE(&quot;,&quot;;[Data.S414]))">
            <text:p/>
          </table:table-cell>
          <table:table-cell table:style-name="ce15" table:formula="of:=IF([Data.T414]=&quot;&quot;;&quot;&quot;;CONCATENATE(&quot;,&quot;;[Data.T414]))">
            <text:p/>
          </table:table-cell>
          <table:table-cell table:number-columns-repeated="2"/>
        </table:table-row>
        <table:table-row table:style-name="ro8">
          <table:table-cell table:formula="of:=IF([Data.A415]=&quot;&quot;;[.A413];[Data.A415])" office:value-type="float" office:value="303">
            <text:p>303</text:p>
          </table:table-cell>
          <table:table-cell table:formula="of:=IF([Data.E415]=&quot;&quot;;[.B413];CONCATENATE(&quot;,&quot;;[Data.E415]))" office:value-type="string" office:string-value=",STATUS">
            <text:p>,STATUS</text:p>
          </table:table-cell>
          <table:table-cell table:formula="of:=IF([Data.F415]=&quot;&quot;;[.C413];CONCATENATE(&quot;,&quot;;[Data.F415]))" office:value-type="string" office:string-value=",CHARL">
            <text:p>,CHARL</text:p>
          </table:table-cell>
          <table:table-cell table:formula="of:=CONCATENATE(&quot;,&quot;;[Data.G415])" office:value-type="string" office:string-value=",GREATER">
            <text:p>,GREATER</text:p>
          </table:table-cell>
          <table:table-cell table:formula="of:=CONCATENATE(&quot;,&quot;;[Data.H415])" office:value-type="string" office:string-value=",20">
            <text:p>,20</text:p>
          </table:table-cell>
          <table:table-cell table:formula="of:=IF([Data.I415]=&quot;&quot;;&quot;&quot;;CONCATENATE(&quot;,&quot;;[Data.I415]))" office:value-type="string" office:string-value=",DESCR">
            <text:p>,DESCR</text:p>
          </table:table-cell>
          <table:table-cell table:style-name="ce15" table:formula="of:=IF([Data.J415]=&quot;&quot;;&quot;&quot;;CONCATENATE(&quot;,&quot;;[Data.J415]))">
            <text:p/>
          </table:table-cell>
          <table:table-cell table:style-name="ce15" table:formula="of:=IF([Data.K415]=&quot;&quot;;&quot;&quot;;CONCATENATE(&quot;,&quot;;[Data.K415]))">
            <text:p/>
          </table:table-cell>
          <table:table-cell table:style-name="ce15" table:formula="of:=IF([Data.L415]=&quot;&quot;;&quot;&quot;;CONCATENATE(&quot;,&quot;;[Data.L415]))">
            <text:p/>
          </table:table-cell>
          <table:table-cell table:style-name="ce15" table:formula="of:=IF([Data.M415]=&quot;&quot;;&quot;&quot;;CONCATENATE(&quot;,&quot;;[Data.M415]))">
            <text:p/>
          </table:table-cell>
          <table:table-cell table:style-name="ce15" table:formula="of:=IF([Data.N415]=&quot;&quot;;&quot;&quot;;CONCATENATE(&quot;,&quot;;[Data.N415]))">
            <text:p/>
          </table:table-cell>
          <table:table-cell table:style-name="ce15" table:formula="of:=IF([Data.O415]=&quot;&quot;;&quot;&quot;;CONCATENATE(&quot;,&quot;;[Data.O415]))">
            <text:p/>
          </table:table-cell>
          <table:table-cell table:style-name="ce15" table:formula="of:=IF([Data.P415]=&quot;&quot;;&quot;&quot;;CONCATENATE(&quot;,&quot;;[Data.P415]))">
            <text:p/>
          </table:table-cell>
          <table:table-cell table:style-name="ce15" table:formula="of:=IF([Data.Q415]=&quot;&quot;;&quot;&quot;;CONCATENATE(&quot;,&quot;;[Data.Q415]))">
            <text:p/>
          </table:table-cell>
          <table:table-cell table:style-name="ce15" table:formula="of:=IF([Data.R415]=&quot;&quot;;&quot;&quot;;CONCATENATE(&quot;,&quot;;[Data.R415]))">
            <text:p/>
          </table:table-cell>
          <table:table-cell table:style-name="ce15" table:formula="of:=IF([Data.S415]=&quot;&quot;;&quot;&quot;;CONCATENATE(&quot;,&quot;;[Data.S415]))">
            <text:p/>
          </table:table-cell>
          <table:table-cell table:style-name="ce15" table:formula="of:=IF([Data.T415]=&quot;&quot;;&quot;&quot;;CONCATENATE(&quot;,&quot;;[Data.T415]))">
            <text:p/>
          </table:table-cell>
          <table:table-cell table:number-columns-repeated="2"/>
        </table:table-row>
        <table:table-row table:style-name="ro8">
          <table:table-cell table:formula="of:=IF([Data.A416]=&quot;&quot;;[.A414];[Data.A416])" office:value-type="float" office:value="304">
            <text:p>304</text:p>
          </table:table-cell>
          <table:table-cell table:formula="of:=IF([Data.E416]=&quot;&quot;;[.B414];CONCATENATE(&quot;,&quot;;[Data.E416]))" office:value-type="string" office:string-value=",STATUS">
            <text:p>,STATUS</text:p>
          </table:table-cell>
          <table:table-cell table:formula="of:=IF([Data.F416]=&quot;&quot;;[.C414];CONCATENATE(&quot;,&quot;;[Data.F416]))" office:value-type="string" office:string-value=",CHARL">
            <text:p>,CHARL</text:p>
          </table:table-cell>
          <table:table-cell table:formula="of:=CONCATENATE(&quot;,&quot;;[Data.G416])" office:value-type="string" office:string-value=",FREE">
            <text:p>,FREE</text:p>
          </table:table-cell>
          <table:table-cell table:formula="of:=CONCATENATE(&quot;,&quot;;[Data.H416])" office:value-type="string" office:string-value=",0">
            <text:p>,0</text:p>
          </table:table-cell>
          <table:table-cell table:formula="of:=IF([Data.I416]=&quot;&quot;;&quot;&quot;;CONCATENATE(&quot;,&quot;;[Data.I416]))" office:value-type="string" office:string-value=",DESCR">
            <text:p>,DESCR</text:p>
          </table:table-cell>
          <table:table-cell table:style-name="ce15" table:formula="of:=IF([Data.J416]=&quot;&quot;;&quot;&quot;;CONCATENATE(&quot;,&quot;;[Data.J416]))">
            <text:p/>
          </table:table-cell>
          <table:table-cell table:style-name="ce15" table:formula="of:=IF([Data.K416]=&quot;&quot;;&quot;&quot;;CONCATENATE(&quot;,&quot;;[Data.K416]))">
            <text:p/>
          </table:table-cell>
          <table:table-cell table:style-name="ce15" table:formula="of:=IF([Data.L416]=&quot;&quot;;&quot;&quot;;CONCATENATE(&quot;,&quot;;[Data.L416]))">
            <text:p/>
          </table:table-cell>
          <table:table-cell table:style-name="ce15" table:formula="of:=IF([Data.M416]=&quot;&quot;;&quot;&quot;;CONCATENATE(&quot;,&quot;;[Data.M416]))">
            <text:p/>
          </table:table-cell>
          <table:table-cell table:style-name="ce15" table:formula="of:=IF([Data.N416]=&quot;&quot;;&quot;&quot;;CONCATENATE(&quot;,&quot;;[Data.N416]))">
            <text:p/>
          </table:table-cell>
          <table:table-cell table:style-name="ce15" table:formula="of:=IF([Data.O416]=&quot;&quot;;&quot;&quot;;CONCATENATE(&quot;,&quot;;[Data.O416]))">
            <text:p/>
          </table:table-cell>
          <table:table-cell table:style-name="ce15" table:formula="of:=IF([Data.P416]=&quot;&quot;;&quot;&quot;;CONCATENATE(&quot;,&quot;;[Data.P416]))">
            <text:p/>
          </table:table-cell>
          <table:table-cell table:style-name="ce15" table:formula="of:=IF([Data.Q416]=&quot;&quot;;&quot;&quot;;CONCATENATE(&quot;,&quot;;[Data.Q416]))">
            <text:p/>
          </table:table-cell>
          <table:table-cell table:style-name="ce15" table:formula="of:=IF([Data.R416]=&quot;&quot;;&quot;&quot;;CONCATENATE(&quot;,&quot;;[Data.R416]))">
            <text:p/>
          </table:table-cell>
          <table:table-cell table:style-name="ce15" table:formula="of:=IF([Data.S416]=&quot;&quot;;&quot;&quot;;CONCATENATE(&quot;,&quot;;[Data.S416]))">
            <text:p/>
          </table:table-cell>
          <table:table-cell table:style-name="ce15" table:formula="of:=IF([Data.T416]=&quot;&quot;;&quot;&quot;;CONCATENATE(&quot;,&quot;;[Data.T416]))">
            <text:p/>
          </table:table-cell>
          <table:table-cell table:number-columns-repeated="2"/>
        </table:table-row>
        <table:table-row table:style-name="ro8">
          <table:table-cell table:formula="of:=IF([Data.A417]=&quot;&quot;;[.A415];[Data.A417])" office:value-type="float" office:value="305">
            <text:p>305</text:p>
          </table:table-cell>
          <table:table-cell table:formula="of:=IF([Data.E417]=&quot;&quot;;[.B415];CONCATENATE(&quot;,&quot;;[Data.E417]))" office:value-type="string" office:string-value=",STATUS">
            <text:p>,STATUS</text:p>
          </table:table-cell>
          <table:table-cell table:formula="of:=IF([Data.F417]=&quot;&quot;;[.C415];CONCATENATE(&quot;,&quot;;[Data.F417]))" office:value-type="string" office:string-value=",CHARL">
            <text:p>,CHARL</text:p>
          </table:table-cell>
          <table:table-cell table:formula="of:=CONCATENATE(&quot;,&quot;;[Data.G417])" office:value-type="string" office:string-value=",MINOR">
            <text:p>,MINOR</text:p>
          </table:table-cell>
          <table:table-cell table:formula="of:=CONCATENATE(&quot;,&quot;;[Data.H417])" office:value-type="string" office:string-value=",10">
            <text:p>,10</text:p>
          </table:table-cell>
          <table:table-cell table:formula="of:=IF([Data.I417]=&quot;&quot;;&quot;&quot;;CONCATENATE(&quot;,&quot;;[Data.I417]))" office:value-type="string" office:string-value=",DESCR">
            <text:p>,DESCR</text:p>
          </table:table-cell>
          <table:table-cell table:style-name="ce15" table:formula="of:=IF([Data.J417]=&quot;&quot;;&quot;&quot;;CONCATENATE(&quot;,&quot;;[Data.J417]))">
            <text:p/>
          </table:table-cell>
          <table:table-cell table:style-name="ce15" table:formula="of:=IF([Data.K417]=&quot;&quot;;&quot;&quot;;CONCATENATE(&quot;,&quot;;[Data.K417]))">
            <text:p/>
          </table:table-cell>
          <table:table-cell table:style-name="ce15" table:formula="of:=IF([Data.L417]=&quot;&quot;;&quot;&quot;;CONCATENATE(&quot;,&quot;;[Data.L417]))">
            <text:p/>
          </table:table-cell>
          <table:table-cell table:style-name="ce15" table:formula="of:=IF([Data.M417]=&quot;&quot;;&quot;&quot;;CONCATENATE(&quot;,&quot;;[Data.M417]))">
            <text:p/>
          </table:table-cell>
          <table:table-cell table:style-name="ce15" table:formula="of:=IF([Data.N417]=&quot;&quot;;&quot;&quot;;CONCATENATE(&quot;,&quot;;[Data.N417]))">
            <text:p/>
          </table:table-cell>
          <table:table-cell table:style-name="ce15" table:formula="of:=IF([Data.O417]=&quot;&quot;;&quot;&quot;;CONCATENATE(&quot;,&quot;;[Data.O417]))">
            <text:p/>
          </table:table-cell>
          <table:table-cell table:style-name="ce15" table:formula="of:=IF([Data.P417]=&quot;&quot;;&quot;&quot;;CONCATENATE(&quot;,&quot;;[Data.P417]))">
            <text:p/>
          </table:table-cell>
          <table:table-cell table:style-name="ce15" table:formula="of:=IF([Data.Q417]=&quot;&quot;;&quot;&quot;;CONCATENATE(&quot;,&quot;;[Data.Q417]))">
            <text:p/>
          </table:table-cell>
          <table:table-cell table:style-name="ce15" table:formula="of:=IF([Data.R417]=&quot;&quot;;&quot;&quot;;CONCATENATE(&quot;,&quot;;[Data.R417]))">
            <text:p/>
          </table:table-cell>
          <table:table-cell table:style-name="ce15" table:formula="of:=IF([Data.S417]=&quot;&quot;;&quot;&quot;;CONCATENATE(&quot;,&quot;;[Data.S417]))">
            <text:p/>
          </table:table-cell>
          <table:table-cell table:style-name="ce15" table:formula="of:=IF([Data.T417]=&quot;&quot;;&quot;&quot;;CONCATENATE(&quot;,&quot;;[Data.T417]))">
            <text:p/>
          </table:table-cell>
          <table:table-cell table:number-columns-repeated="2"/>
        </table:table-row>
        <table:table-row table:style-name="ro8">
          <table:table-cell table:formula="of:=IF([Data.A418]=&quot;&quot;;[.A416];[Data.A418])" office:value-type="float" office:value="305">
            <text:p>305</text:p>
          </table:table-cell>
          <table:table-cell table:formula="of:=IF([Data.E418]=&quot;&quot;;[.B416];CONCATENATE(&quot;,&quot;;[Data.E418]))" office:value-type="string" office:string-value=",STATUS">
            <text:p>,STATUS</text:p>
          </table:table-cell>
          <table:table-cell table:formula="of:=IF([Data.F418]=&quot;&quot;;[.C416];CONCATENATE(&quot;,&quot;;[Data.F418]))" office:value-type="string" office:string-value=",CHARL">
            <text:p>,CHARL</text:p>
          </table:table-cell>
          <table:table-cell table:formula="of:=CONCATENATE(&quot;,&quot;;[Data.G418])" office:value-type="string" office:string-value=",MAJOR">
            <text:p>,MAJOR</text:p>
          </table:table-cell>
          <table:table-cell table:formula="of:=CONCATENATE(&quot;,&quot;;[Data.H418])" office:value-type="string" office:string-value=",15">
            <text:p>,15</text:p>
          </table:table-cell>
          <table:table-cell table:formula="of:=IF([Data.I418]=&quot;&quot;;&quot;&quot;;CONCATENATE(&quot;,&quot;;[Data.I418]))" office:value-type="string" office:string-value=",DESCR">
            <text:p>,DESCR</text:p>
          </table:table-cell>
          <table:table-cell table:style-name="ce15" table:formula="of:=IF([Data.J418]=&quot;&quot;;&quot;&quot;;CONCATENATE(&quot;,&quot;;[Data.J418]))">
            <text:p/>
          </table:table-cell>
          <table:table-cell table:style-name="ce15" table:formula="of:=IF([Data.K418]=&quot;&quot;;&quot;&quot;;CONCATENATE(&quot;,&quot;;[Data.K418]))">
            <text:p/>
          </table:table-cell>
          <table:table-cell table:style-name="ce15" table:formula="of:=IF([Data.L418]=&quot;&quot;;&quot;&quot;;CONCATENATE(&quot;,&quot;;[Data.L418]))">
            <text:p/>
          </table:table-cell>
          <table:table-cell table:style-name="ce15" table:formula="of:=IF([Data.M418]=&quot;&quot;;&quot;&quot;;CONCATENATE(&quot;,&quot;;[Data.M418]))">
            <text:p/>
          </table:table-cell>
          <table:table-cell table:style-name="ce15" table:formula="of:=IF([Data.N418]=&quot;&quot;;&quot;&quot;;CONCATENATE(&quot;,&quot;;[Data.N418]))">
            <text:p/>
          </table:table-cell>
          <table:table-cell table:style-name="ce15" table:formula="of:=IF([Data.O418]=&quot;&quot;;&quot;&quot;;CONCATENATE(&quot;,&quot;;[Data.O418]))">
            <text:p/>
          </table:table-cell>
          <table:table-cell table:style-name="ce15" table:formula="of:=IF([Data.P418]=&quot;&quot;;&quot;&quot;;CONCATENATE(&quot;,&quot;;[Data.P418]))">
            <text:p/>
          </table:table-cell>
          <table:table-cell table:style-name="ce15" table:formula="of:=IF([Data.Q418]=&quot;&quot;;&quot;&quot;;CONCATENATE(&quot;,&quot;;[Data.Q418]))">
            <text:p/>
          </table:table-cell>
          <table:table-cell table:style-name="ce15" table:formula="of:=IF([Data.R418]=&quot;&quot;;&quot;&quot;;CONCATENATE(&quot;,&quot;;[Data.R418]))">
            <text:p/>
          </table:table-cell>
          <table:table-cell table:style-name="ce15" table:formula="of:=IF([Data.S418]=&quot;&quot;;&quot;&quot;;CONCATENATE(&quot;,&quot;;[Data.S418]))">
            <text:p/>
          </table:table-cell>
          <table:table-cell table:style-name="ce15" table:formula="of:=IF([Data.T418]=&quot;&quot;;&quot;&quot;;CONCATENATE(&quot;,&quot;;[Data.T418]))">
            <text:p/>
          </table:table-cell>
          <table:table-cell table:number-columns-repeated="2"/>
        </table:table-row>
        <table:table-row table:style-name="ro8">
          <table:table-cell table:formula="of:=IF([Data.A419]=&quot;&quot;;[.A417];[Data.A419])" office:value-type="float" office:value="305">
            <text:p>305</text:p>
          </table:table-cell>
          <table:table-cell table:formula="of:=IF([Data.E419]=&quot;&quot;;[.B417];CONCATENATE(&quot;,&quot;;[Data.E419]))" office:value-type="string" office:string-value=",STATUS">
            <text:p>,STATUS</text:p>
          </table:table-cell>
          <table:table-cell table:formula="of:=IF([Data.F419]=&quot;&quot;;[.C417];CONCATENATE(&quot;,&quot;;[Data.F419]))" office:value-type="string" office:string-value=",CHARL">
            <text:p>,CHARL</text:p>
          </table:table-cell>
          <table:table-cell table:formula="of:=CONCATENATE(&quot;,&quot;;[Data.G419])" office:value-type="string" office:string-value=",GREATER">
            <text:p>,GREATER</text:p>
          </table:table-cell>
          <table:table-cell table:formula="of:=CONCATENATE(&quot;,&quot;;[Data.H419])" office:value-type="string" office:string-value=",25">
            <text:p>,25</text:p>
          </table:table-cell>
          <table:table-cell table:formula="of:=IF([Data.I419]=&quot;&quot;;&quot;&quot;;CONCATENATE(&quot;,&quot;;[Data.I419]))" office:value-type="string" office:string-value=",DESCR">
            <text:p>,DESCR</text:p>
          </table:table-cell>
          <table:table-cell table:style-name="ce15" table:formula="of:=IF([Data.J419]=&quot;&quot;;&quot;&quot;;CONCATENATE(&quot;,&quot;;[Data.J419]))">
            <text:p/>
          </table:table-cell>
          <table:table-cell table:style-name="ce15" table:formula="of:=IF([Data.K419]=&quot;&quot;;&quot;&quot;;CONCATENATE(&quot;,&quot;;[Data.K419]))">
            <text:p/>
          </table:table-cell>
          <table:table-cell table:style-name="ce15" table:formula="of:=IF([Data.L419]=&quot;&quot;;&quot;&quot;;CONCATENATE(&quot;,&quot;;[Data.L419]))">
            <text:p/>
          </table:table-cell>
          <table:table-cell table:style-name="ce15" table:formula="of:=IF([Data.M419]=&quot;&quot;;&quot;&quot;;CONCATENATE(&quot;,&quot;;[Data.M419]))">
            <text:p/>
          </table:table-cell>
          <table:table-cell table:style-name="ce15" table:formula="of:=IF([Data.N419]=&quot;&quot;;&quot;&quot;;CONCATENATE(&quot;,&quot;;[Data.N419]))">
            <text:p/>
          </table:table-cell>
          <table:table-cell table:style-name="ce15" table:formula="of:=IF([Data.O419]=&quot;&quot;;&quot;&quot;;CONCATENATE(&quot;,&quot;;[Data.O419]))">
            <text:p/>
          </table:table-cell>
          <table:table-cell table:style-name="ce15" table:formula="of:=IF([Data.P419]=&quot;&quot;;&quot;&quot;;CONCATENATE(&quot;,&quot;;[Data.P419]))">
            <text:p/>
          </table:table-cell>
          <table:table-cell table:style-name="ce15" table:formula="of:=IF([Data.Q419]=&quot;&quot;;&quot;&quot;;CONCATENATE(&quot;,&quot;;[Data.Q419]))">
            <text:p/>
          </table:table-cell>
          <table:table-cell table:style-name="ce15" table:formula="of:=IF([Data.R419]=&quot;&quot;;&quot;&quot;;CONCATENATE(&quot;,&quot;;[Data.R419]))">
            <text:p/>
          </table:table-cell>
          <table:table-cell table:style-name="ce15" table:formula="of:=IF([Data.S419]=&quot;&quot;;&quot;&quot;;CONCATENATE(&quot;,&quot;;[Data.S419]))">
            <text:p/>
          </table:table-cell>
          <table:table-cell table:style-name="ce15" table:formula="of:=IF([Data.T419]=&quot;&quot;;&quot;&quot;;CONCATENATE(&quot;,&quot;;[Data.T419]))">
            <text:p/>
          </table:table-cell>
          <table:table-cell table:number-columns-repeated="2"/>
        </table:table-row>
        <table:table-row table:style-name="ro8">
          <table:table-cell table:formula="of:=IF([Data.A420]=&quot;&quot;;[.A418];[Data.A420])" office:value-type="float" office:value="306">
            <text:p>306</text:p>
          </table:table-cell>
          <table:table-cell table:formula="of:=IF([Data.E420]=&quot;&quot;;[.B418];CONCATENATE(&quot;,&quot;;[Data.E420]))" office:value-type="string" office:string-value=",STATUS">
            <text:p>,STATUS</text:p>
          </table:table-cell>
          <table:table-cell table:formula="of:=IF([Data.F420]=&quot;&quot;;[.C418];CONCATENATE(&quot;,&quot;;[Data.F420]))" office:value-type="string" office:string-value=",CHARL">
            <text:p>,CHARL</text:p>
          </table:table-cell>
          <table:table-cell table:formula="of:=CONCATENATE(&quot;,&quot;;[Data.G420])" office:value-type="string" office:string-value=",FREE">
            <text:p>,FREE</text:p>
          </table:table-cell>
          <table:table-cell table:formula="of:=CONCATENATE(&quot;,&quot;;[Data.H420])" office:value-type="string" office:string-value=",0">
            <text:p>,0</text:p>
          </table:table-cell>
          <table:table-cell table:formula="of:=IF([Data.I420]=&quot;&quot;;&quot;&quot;;CONCATENATE(&quot;,&quot;;[Data.I420]))" office:value-type="string" office:string-value=",DESCR">
            <text:p>,DESCR</text:p>
          </table:table-cell>
          <table:table-cell table:style-name="ce15" table:formula="of:=IF([Data.J420]=&quot;&quot;;&quot;&quot;;CONCATENATE(&quot;,&quot;;[Data.J420]))">
            <text:p/>
          </table:table-cell>
          <table:table-cell table:style-name="ce15" table:formula="of:=IF([Data.K420]=&quot;&quot;;&quot;&quot;;CONCATENATE(&quot;,&quot;;[Data.K420]))">
            <text:p/>
          </table:table-cell>
          <table:table-cell table:style-name="ce15" table:formula="of:=IF([Data.L420]=&quot;&quot;;&quot;&quot;;CONCATENATE(&quot;,&quot;;[Data.L420]))">
            <text:p/>
          </table:table-cell>
          <table:table-cell table:style-name="ce15" table:formula="of:=IF([Data.M420]=&quot;&quot;;&quot;&quot;;CONCATENATE(&quot;,&quot;;[Data.M420]))">
            <text:p/>
          </table:table-cell>
          <table:table-cell table:style-name="ce15" table:formula="of:=IF([Data.N420]=&quot;&quot;;&quot;&quot;;CONCATENATE(&quot;,&quot;;[Data.N420]))">
            <text:p/>
          </table:table-cell>
          <table:table-cell table:style-name="ce15" table:formula="of:=IF([Data.O420]=&quot;&quot;;&quot;&quot;;CONCATENATE(&quot;,&quot;;[Data.O420]))">
            <text:p/>
          </table:table-cell>
          <table:table-cell table:style-name="ce15" table:formula="of:=IF([Data.P420]=&quot;&quot;;&quot;&quot;;CONCATENATE(&quot;,&quot;;[Data.P420]))">
            <text:p/>
          </table:table-cell>
          <table:table-cell table:style-name="ce15" table:formula="of:=IF([Data.Q420]=&quot;&quot;;&quot;&quot;;CONCATENATE(&quot;,&quot;;[Data.Q420]))">
            <text:p/>
          </table:table-cell>
          <table:table-cell table:style-name="ce15" table:formula="of:=IF([Data.R420]=&quot;&quot;;&quot;&quot;;CONCATENATE(&quot;,&quot;;[Data.R420]))">
            <text:p/>
          </table:table-cell>
          <table:table-cell table:style-name="ce15" table:formula="of:=IF([Data.S420]=&quot;&quot;;&quot;&quot;;CONCATENATE(&quot;,&quot;;[Data.S420]))">
            <text:p/>
          </table:table-cell>
          <table:table-cell table:style-name="ce15" table:formula="of:=IF([Data.T420]=&quot;&quot;;&quot;&quot;;CONCATENATE(&quot;,&quot;;[Data.T420]))">
            <text:p/>
          </table:table-cell>
          <table:table-cell table:number-columns-repeated="2"/>
        </table:table-row>
        <table:table-row table:style-name="ro8">
          <table:table-cell table:formula="of:=IF([Data.A421]=&quot;&quot;;[.A419];[Data.A421])" office:value-type="float" office:value="307">
            <text:p>307</text:p>
          </table:table-cell>
          <table:table-cell table:formula="of:=IF([Data.E421]=&quot;&quot;;[.B419];CONCATENATE(&quot;,&quot;;[Data.E421]))" office:value-type="string" office:string-value=",STATUS">
            <text:p>,STATUS</text:p>
          </table:table-cell>
          <table:table-cell table:formula="of:=IF([Data.F421]=&quot;&quot;;[.C419];CONCATENATE(&quot;,&quot;;[Data.F421]))" office:value-type="string" office:string-value=",CHARL">
            <text:p>,CHARL</text:p>
          </table:table-cell>
          <table:table-cell table:formula="of:=CONCATENATE(&quot;,&quot;;[Data.G421])" office:value-type="string" office:string-value=",LESSER">
            <text:p>,LESSER</text:p>
          </table:table-cell>
          <table:table-cell table:formula="of:=CONCATENATE(&quot;,&quot;;[Data.H421])" office:value-type="string" office:string-value=",5">
            <text:p>,5</text:p>
          </table:table-cell>
          <table:table-cell table:formula="of:=IF([Data.I421]=&quot;&quot;;&quot;&quot;;CONCATENATE(&quot;,&quot;;[Data.I421]))" office:value-type="string" office:string-value=",DESCR">
            <text:p>,DESCR</text:p>
          </table:table-cell>
          <table:table-cell table:style-name="ce15" table:formula="of:=IF([Data.J421]=&quot;&quot;;&quot;&quot;;CONCATENATE(&quot;,&quot;;[Data.J421]))">
            <text:p/>
          </table:table-cell>
          <table:table-cell table:style-name="ce15" table:formula="of:=IF([Data.K421]=&quot;&quot;;&quot;&quot;;CONCATENATE(&quot;,&quot;;[Data.K421]))">
            <text:p/>
          </table:table-cell>
          <table:table-cell table:style-name="ce15" table:formula="of:=IF([Data.L421]=&quot;&quot;;&quot;&quot;;CONCATENATE(&quot;,&quot;;[Data.L421]))">
            <text:p/>
          </table:table-cell>
          <table:table-cell table:style-name="ce15" table:formula="of:=IF([Data.M421]=&quot;&quot;;&quot;&quot;;CONCATENATE(&quot;,&quot;;[Data.M421]))">
            <text:p/>
          </table:table-cell>
          <table:table-cell table:style-name="ce15" table:formula="of:=IF([Data.N421]=&quot;&quot;;&quot;&quot;;CONCATENATE(&quot;,&quot;;[Data.N421]))">
            <text:p/>
          </table:table-cell>
          <table:table-cell table:style-name="ce15" table:formula="of:=IF([Data.O421]=&quot;&quot;;&quot;&quot;;CONCATENATE(&quot;,&quot;;[Data.O421]))">
            <text:p/>
          </table:table-cell>
          <table:table-cell table:style-name="ce15" table:formula="of:=IF([Data.P421]=&quot;&quot;;&quot;&quot;;CONCATENATE(&quot;,&quot;;[Data.P421]))">
            <text:p/>
          </table:table-cell>
          <table:table-cell table:style-name="ce15" table:formula="of:=IF([Data.Q421]=&quot;&quot;;&quot;&quot;;CONCATENATE(&quot;,&quot;;[Data.Q421]))">
            <text:p/>
          </table:table-cell>
          <table:table-cell table:style-name="ce15" table:formula="of:=IF([Data.R421]=&quot;&quot;;&quot;&quot;;CONCATENATE(&quot;,&quot;;[Data.R421]))">
            <text:p/>
          </table:table-cell>
          <table:table-cell table:style-name="ce15" table:formula="of:=IF([Data.S421]=&quot;&quot;;&quot;&quot;;CONCATENATE(&quot;,&quot;;[Data.S421]))">
            <text:p/>
          </table:table-cell>
          <table:table-cell table:style-name="ce15" table:formula="of:=IF([Data.T421]=&quot;&quot;;&quot;&quot;;CONCATENATE(&quot;,&quot;;[Data.T421]))">
            <text:p/>
          </table:table-cell>
          <table:table-cell table:number-columns-repeated="2"/>
        </table:table-row>
        <table:table-row table:style-name="ro8">
          <table:table-cell table:formula="of:=IF([Data.A422]=&quot;&quot;;[.A420];[Data.A422])" office:value-type="float" office:value="307">
            <text:p>307</text:p>
          </table:table-cell>
          <table:table-cell table:formula="of:=IF([Data.E422]=&quot;&quot;;[.B420];CONCATENATE(&quot;,&quot;;[Data.E422]))" office:value-type="string" office:string-value=",STATUS">
            <text:p>,STATUS</text:p>
          </table:table-cell>
          <table:table-cell table:formula="of:=IF([Data.F422]=&quot;&quot;;[.C420];CONCATENATE(&quot;,&quot;;[Data.F422]))" office:value-type="string" office:string-value=",CHARL">
            <text:p>,CHARL</text:p>
          </table:table-cell>
          <table:table-cell table:formula="of:=CONCATENATE(&quot;,&quot;;[Data.G422])" office:value-type="string" office:string-value=",MINOR">
            <text:p>,MINOR</text:p>
          </table:table-cell>
          <table:table-cell table:formula="of:=CONCATENATE(&quot;,&quot;;[Data.H422])" office:value-type="string" office:string-value=",10">
            <text:p>,10</text:p>
          </table:table-cell>
          <table:table-cell table:formula="of:=IF([Data.I422]=&quot;&quot;;&quot;&quot;;CONCATENATE(&quot;,&quot;;[Data.I422]))" office:value-type="string" office:string-value=",DESCR">
            <text:p>,DESCR</text:p>
          </table:table-cell>
          <table:table-cell table:style-name="ce15" table:formula="of:=IF([Data.J422]=&quot;&quot;;&quot;&quot;;CONCATENATE(&quot;,&quot;;[Data.J422]))">
            <text:p/>
          </table:table-cell>
          <table:table-cell table:style-name="ce15" table:formula="of:=IF([Data.K422]=&quot;&quot;;&quot;&quot;;CONCATENATE(&quot;,&quot;;[Data.K422]))">
            <text:p/>
          </table:table-cell>
          <table:table-cell table:style-name="ce15" table:formula="of:=IF([Data.L422]=&quot;&quot;;&quot;&quot;;CONCATENATE(&quot;,&quot;;[Data.L422]))">
            <text:p/>
          </table:table-cell>
          <table:table-cell table:style-name="ce15" table:formula="of:=IF([Data.M422]=&quot;&quot;;&quot;&quot;;CONCATENATE(&quot;,&quot;;[Data.M422]))">
            <text:p/>
          </table:table-cell>
          <table:table-cell table:style-name="ce15" table:formula="of:=IF([Data.N422]=&quot;&quot;;&quot;&quot;;CONCATENATE(&quot;,&quot;;[Data.N422]))">
            <text:p/>
          </table:table-cell>
          <table:table-cell table:style-name="ce15" table:formula="of:=IF([Data.O422]=&quot;&quot;;&quot;&quot;;CONCATENATE(&quot;,&quot;;[Data.O422]))">
            <text:p/>
          </table:table-cell>
          <table:table-cell table:style-name="ce15" table:formula="of:=IF([Data.P422]=&quot;&quot;;&quot;&quot;;CONCATENATE(&quot;,&quot;;[Data.P422]))">
            <text:p/>
          </table:table-cell>
          <table:table-cell table:style-name="ce15" table:formula="of:=IF([Data.Q422]=&quot;&quot;;&quot;&quot;;CONCATENATE(&quot;,&quot;;[Data.Q422]))">
            <text:p/>
          </table:table-cell>
          <table:table-cell table:style-name="ce15" table:formula="of:=IF([Data.R422]=&quot;&quot;;&quot;&quot;;CONCATENATE(&quot;,&quot;;[Data.R422]))">
            <text:p/>
          </table:table-cell>
          <table:table-cell table:style-name="ce15" table:formula="of:=IF([Data.S422]=&quot;&quot;;&quot;&quot;;CONCATENATE(&quot;,&quot;;[Data.S422]))">
            <text:p/>
          </table:table-cell>
          <table:table-cell table:style-name="ce15" table:formula="of:=IF([Data.T422]=&quot;&quot;;&quot;&quot;;CONCATENATE(&quot;,&quot;;[Data.T422]))">
            <text:p/>
          </table:table-cell>
          <table:table-cell table:number-columns-repeated="2"/>
        </table:table-row>
        <table:table-row table:style-name="ro8">
          <table:table-cell table:formula="of:=IF([Data.A423]=&quot;&quot;;[.A421];[Data.A423])" office:value-type="float" office:value="307">
            <text:p>307</text:p>
          </table:table-cell>
          <table:table-cell table:formula="of:=IF([Data.E423]=&quot;&quot;;[.B421];CONCATENATE(&quot;,&quot;;[Data.E423]))" office:value-type="string" office:string-value=",STATUS">
            <text:p>,STATUS</text:p>
          </table:table-cell>
          <table:table-cell table:formula="of:=IF([Data.F423]=&quot;&quot;;[.C421];CONCATENATE(&quot;,&quot;;[Data.F423]))" office:value-type="string" office:string-value=",CHARL">
            <text:p>,CHARL</text:p>
          </table:table-cell>
          <table:table-cell table:formula="of:=CONCATENATE(&quot;,&quot;;[Data.G423])" office:value-type="string" office:string-value=",MAJOR">
            <text:p>,MAJOR</text:p>
          </table:table-cell>
          <table:table-cell table:formula="of:=CONCATENATE(&quot;,&quot;;[Data.H423])" office:value-type="string" office:string-value=",15">
            <text:p>,15</text:p>
          </table:table-cell>
          <table:table-cell table:formula="of:=IF([Data.I423]=&quot;&quot;;&quot;&quot;;CONCATENATE(&quot;,&quot;;[Data.I423]))" office:value-type="string" office:string-value=",DESCR">
            <text:p>,DESCR</text:p>
          </table:table-cell>
          <table:table-cell table:style-name="ce15" table:formula="of:=IF([Data.J423]=&quot;&quot;;&quot;&quot;;CONCATENATE(&quot;,&quot;;[Data.J423]))">
            <text:p/>
          </table:table-cell>
          <table:table-cell table:style-name="ce15" table:formula="of:=IF([Data.K423]=&quot;&quot;;&quot;&quot;;CONCATENATE(&quot;,&quot;;[Data.K423]))">
            <text:p/>
          </table:table-cell>
          <table:table-cell table:style-name="ce15" table:formula="of:=IF([Data.L423]=&quot;&quot;;&quot;&quot;;CONCATENATE(&quot;,&quot;;[Data.L423]))">
            <text:p/>
          </table:table-cell>
          <table:table-cell table:style-name="ce15" table:formula="of:=IF([Data.M423]=&quot;&quot;;&quot;&quot;;CONCATENATE(&quot;,&quot;;[Data.M423]))">
            <text:p/>
          </table:table-cell>
          <table:table-cell table:style-name="ce15" table:formula="of:=IF([Data.N423]=&quot;&quot;;&quot;&quot;;CONCATENATE(&quot;,&quot;;[Data.N423]))">
            <text:p/>
          </table:table-cell>
          <table:table-cell table:style-name="ce15" table:formula="of:=IF([Data.O423]=&quot;&quot;;&quot;&quot;;CONCATENATE(&quot;,&quot;;[Data.O423]))">
            <text:p/>
          </table:table-cell>
          <table:table-cell table:style-name="ce15" table:formula="of:=IF([Data.P423]=&quot;&quot;;&quot;&quot;;CONCATENATE(&quot;,&quot;;[Data.P423]))">
            <text:p/>
          </table:table-cell>
          <table:table-cell table:style-name="ce15" table:formula="of:=IF([Data.Q423]=&quot;&quot;;&quot;&quot;;CONCATENATE(&quot;,&quot;;[Data.Q423]))">
            <text:p/>
          </table:table-cell>
          <table:table-cell table:style-name="ce15" table:formula="of:=IF([Data.R423]=&quot;&quot;;&quot;&quot;;CONCATENATE(&quot;,&quot;;[Data.R423]))">
            <text:p/>
          </table:table-cell>
          <table:table-cell table:style-name="ce15" table:formula="of:=IF([Data.S423]=&quot;&quot;;&quot;&quot;;CONCATENATE(&quot;,&quot;;[Data.S423]))">
            <text:p/>
          </table:table-cell>
          <table:table-cell table:style-name="ce15" table:formula="of:=IF([Data.T423]=&quot;&quot;;&quot;&quot;;CONCATENATE(&quot;,&quot;;[Data.T423]))">
            <text:p/>
          </table:table-cell>
          <table:table-cell table:number-columns-repeated="2"/>
        </table:table-row>
        <table:table-row table:style-name="ro8">
          <table:table-cell table:formula="of:=IF([Data.A424]=&quot;&quot;;[.A422];[Data.A424])" office:value-type="float" office:value="307">
            <text:p>307</text:p>
          </table:table-cell>
          <table:table-cell table:formula="of:=IF([Data.E424]=&quot;&quot;;[.B422];CONCATENATE(&quot;,&quot;;[Data.E424]))" office:value-type="string" office:string-value=",STATUS">
            <text:p>,STATUS</text:p>
          </table:table-cell>
          <table:table-cell table:formula="of:=IF([Data.F424]=&quot;&quot;;[.C422];CONCATENATE(&quot;,&quot;;[Data.F424]))" office:value-type="string" office:string-value=",CHARL">
            <text:p>,CHARL</text:p>
          </table:table-cell>
          <table:table-cell table:formula="of:=CONCATENATE(&quot;,&quot;;[Data.G424])" office:value-type="string" office:string-value=",MAJOR">
            <text:p>,MAJOR</text:p>
          </table:table-cell>
          <table:table-cell table:formula="of:=CONCATENATE(&quot;,&quot;;[Data.H424])" office:value-type="string" office:string-value=",20">
            <text:p>,20</text:p>
          </table:table-cell>
          <table:table-cell table:formula="of:=IF([Data.I424]=&quot;&quot;;&quot;&quot;;CONCATENATE(&quot;,&quot;;[Data.I424]))" office:value-type="string" office:string-value=",DESCR">
            <text:p>,DESCR</text:p>
          </table:table-cell>
          <table:table-cell table:style-name="ce15" table:formula="of:=IF([Data.J424]=&quot;&quot;;&quot;&quot;;CONCATENATE(&quot;,&quot;;[Data.J424]))">
            <text:p/>
          </table:table-cell>
          <table:table-cell table:style-name="ce15" table:formula="of:=IF([Data.K424]=&quot;&quot;;&quot;&quot;;CONCATENATE(&quot;,&quot;;[Data.K424]))">
            <text:p/>
          </table:table-cell>
          <table:table-cell table:style-name="ce15" table:formula="of:=IF([Data.L424]=&quot;&quot;;&quot;&quot;;CONCATENATE(&quot;,&quot;;[Data.L424]))">
            <text:p/>
          </table:table-cell>
          <table:table-cell table:style-name="ce15" table:formula="of:=IF([Data.M424]=&quot;&quot;;&quot;&quot;;CONCATENATE(&quot;,&quot;;[Data.M424]))">
            <text:p/>
          </table:table-cell>
          <table:table-cell table:style-name="ce15" table:formula="of:=IF([Data.N424]=&quot;&quot;;&quot;&quot;;CONCATENATE(&quot;,&quot;;[Data.N424]))">
            <text:p/>
          </table:table-cell>
          <table:table-cell table:style-name="ce15" table:formula="of:=IF([Data.O424]=&quot;&quot;;&quot;&quot;;CONCATENATE(&quot;,&quot;;[Data.O424]))">
            <text:p/>
          </table:table-cell>
          <table:table-cell table:style-name="ce15" table:formula="of:=IF([Data.P424]=&quot;&quot;;&quot;&quot;;CONCATENATE(&quot;,&quot;;[Data.P424]))">
            <text:p/>
          </table:table-cell>
          <table:table-cell table:style-name="ce15" table:formula="of:=IF([Data.Q424]=&quot;&quot;;&quot;&quot;;CONCATENATE(&quot;,&quot;;[Data.Q424]))">
            <text:p/>
          </table:table-cell>
          <table:table-cell table:style-name="ce15" table:formula="of:=IF([Data.R424]=&quot;&quot;;&quot;&quot;;CONCATENATE(&quot;,&quot;;[Data.R424]))">
            <text:p/>
          </table:table-cell>
          <table:table-cell table:style-name="ce15" table:formula="of:=IF([Data.S424]=&quot;&quot;;&quot;&quot;;CONCATENATE(&quot;,&quot;;[Data.S424]))">
            <text:p/>
          </table:table-cell>
          <table:table-cell table:style-name="ce15" table:formula="of:=IF([Data.T424]=&quot;&quot;;&quot;&quot;;CONCATENATE(&quot;,&quot;;[Data.T424]))">
            <text:p/>
          </table:table-cell>
          <table:table-cell table:number-columns-repeated="2"/>
        </table:table-row>
        <table:table-row table:style-name="ro8">
          <table:table-cell table:formula="of:=IF([Data.A425]=&quot;&quot;;[.A423];[Data.A425])" office:value-type="float" office:value="307">
            <text:p>307</text:p>
          </table:table-cell>
          <table:table-cell table:formula="of:=IF([Data.E425]=&quot;&quot;;[.B423];CONCATENATE(&quot;,&quot;;[Data.E425]))" office:value-type="string" office:string-value=",STATUS">
            <text:p>,STATUS</text:p>
          </table:table-cell>
          <table:table-cell table:formula="of:=IF([Data.F425]=&quot;&quot;;[.C423];CONCATENATE(&quot;,&quot;;[Data.F425]))" office:value-type="string" office:string-value=",CHARL">
            <text:p>,CHARL</text:p>
          </table:table-cell>
          <table:table-cell table:formula="of:=CONCATENATE(&quot;,&quot;;[Data.G425])" office:value-type="string" office:string-value=",GREATER">
            <text:p>,GREATER</text:p>
          </table:table-cell>
          <table:table-cell table:formula="of:=CONCATENATE(&quot;,&quot;;[Data.H425])" office:value-type="string" office:string-value=",30">
            <text:p>,30</text:p>
          </table:table-cell>
          <table:table-cell table:formula="of:=IF([Data.I425]=&quot;&quot;;&quot;&quot;;CONCATENATE(&quot;,&quot;;[Data.I425]))" office:value-type="string" office:string-value=",DESCR">
            <text:p>,DESCR</text:p>
          </table:table-cell>
          <table:table-cell table:style-name="ce15" table:formula="of:=IF([Data.J425]=&quot;&quot;;&quot;&quot;;CONCATENATE(&quot;,&quot;;[Data.J425]))">
            <text:p/>
          </table:table-cell>
          <table:table-cell table:style-name="ce15" table:formula="of:=IF([Data.K425]=&quot;&quot;;&quot;&quot;;CONCATENATE(&quot;,&quot;;[Data.K425]))">
            <text:p/>
          </table:table-cell>
          <table:table-cell table:style-name="ce15" table:formula="of:=IF([Data.L425]=&quot;&quot;;&quot;&quot;;CONCATENATE(&quot;,&quot;;[Data.L425]))">
            <text:p/>
          </table:table-cell>
          <table:table-cell table:style-name="ce15" table:formula="of:=IF([Data.M425]=&quot;&quot;;&quot;&quot;;CONCATENATE(&quot;,&quot;;[Data.M425]))">
            <text:p/>
          </table:table-cell>
          <table:table-cell table:style-name="ce15" table:formula="of:=IF([Data.N425]=&quot;&quot;;&quot;&quot;;CONCATENATE(&quot;,&quot;;[Data.N425]))">
            <text:p/>
          </table:table-cell>
          <table:table-cell table:style-name="ce15" table:formula="of:=IF([Data.O425]=&quot;&quot;;&quot;&quot;;CONCATENATE(&quot;,&quot;;[Data.O425]))">
            <text:p/>
          </table:table-cell>
          <table:table-cell table:style-name="ce15" table:formula="of:=IF([Data.P425]=&quot;&quot;;&quot;&quot;;CONCATENATE(&quot;,&quot;;[Data.P425]))">
            <text:p/>
          </table:table-cell>
          <table:table-cell table:style-name="ce15" table:formula="of:=IF([Data.Q425]=&quot;&quot;;&quot;&quot;;CONCATENATE(&quot;,&quot;;[Data.Q425]))">
            <text:p/>
          </table:table-cell>
          <table:table-cell table:style-name="ce15" table:formula="of:=IF([Data.R425]=&quot;&quot;;&quot;&quot;;CONCATENATE(&quot;,&quot;;[Data.R425]))">
            <text:p/>
          </table:table-cell>
          <table:table-cell table:style-name="ce15" table:formula="of:=IF([Data.S425]=&quot;&quot;;&quot;&quot;;CONCATENATE(&quot;,&quot;;[Data.S425]))">
            <text:p/>
          </table:table-cell>
          <table:table-cell table:style-name="ce15" table:formula="of:=IF([Data.T425]=&quot;&quot;;&quot;&quot;;CONCATENATE(&quot;,&quot;;[Data.T425]))">
            <text:p/>
          </table:table-cell>
          <table:table-cell table:number-columns-repeated="2"/>
        </table:table-row>
        <table:table-row table:style-name="ro8">
          <table:table-cell table:formula="of:=IF([Data.A426]=&quot;&quot;;[.A424];[Data.A426])" office:value-type="float" office:value="308">
            <text:p>308</text:p>
          </table:table-cell>
          <table:table-cell table:formula="of:=IF([Data.E426]=&quot;&quot;;[.B424];CONCATENATE(&quot;,&quot;;[Data.E426]))" office:value-type="string" office:string-value=",STATUS">
            <text:p>,STATUS</text:p>
          </table:table-cell>
          <table:table-cell table:formula="of:=IF([Data.F426]=&quot;&quot;;[.C424];CONCATENATE(&quot;,&quot;;[Data.F426]))" office:value-type="string" office:string-value=",CHARL">
            <text:p>,CHARL</text:p>
          </table:table-cell>
          <table:table-cell table:formula="of:=CONCATENATE(&quot;,&quot;;[Data.G426])" office:value-type="string" office:string-value=",LESSER">
            <text:p>,LESSER</text:p>
          </table:table-cell>
          <table:table-cell table:formula="of:=CONCATENATE(&quot;,&quot;;[Data.H426])" office:value-type="string" office:string-value=",5">
            <text:p>,5</text:p>
          </table:table-cell>
          <table:table-cell table:formula="of:=IF([Data.I426]=&quot;&quot;;&quot;&quot;;CONCATENATE(&quot;,&quot;;[Data.I426]))" office:value-type="string" office:string-value=",DESCR">
            <text:p>,DESCR</text:p>
          </table:table-cell>
          <table:table-cell table:style-name="ce15" table:formula="of:=IF([Data.J426]=&quot;&quot;;&quot;&quot;;CONCATENATE(&quot;,&quot;;[Data.J426]))">
            <text:p/>
          </table:table-cell>
          <table:table-cell table:style-name="ce15" table:formula="of:=IF([Data.K426]=&quot;&quot;;&quot;&quot;;CONCATENATE(&quot;,&quot;;[Data.K426]))">
            <text:p/>
          </table:table-cell>
          <table:table-cell table:style-name="ce15" table:formula="of:=IF([Data.L426]=&quot;&quot;;&quot;&quot;;CONCATENATE(&quot;,&quot;;[Data.L426]))">
            <text:p/>
          </table:table-cell>
          <table:table-cell table:style-name="ce15" table:formula="of:=IF([Data.M426]=&quot;&quot;;&quot;&quot;;CONCATENATE(&quot;,&quot;;[Data.M426]))">
            <text:p/>
          </table:table-cell>
          <table:table-cell table:style-name="ce15" table:formula="of:=IF([Data.N426]=&quot;&quot;;&quot;&quot;;CONCATENATE(&quot;,&quot;;[Data.N426]))">
            <text:p/>
          </table:table-cell>
          <table:table-cell table:style-name="ce15" table:formula="of:=IF([Data.O426]=&quot;&quot;;&quot;&quot;;CONCATENATE(&quot;,&quot;;[Data.O426]))">
            <text:p/>
          </table:table-cell>
          <table:table-cell table:style-name="ce15" table:formula="of:=IF([Data.P426]=&quot;&quot;;&quot;&quot;;CONCATENATE(&quot;,&quot;;[Data.P426]))">
            <text:p/>
          </table:table-cell>
          <table:table-cell table:style-name="ce15" table:formula="of:=IF([Data.Q426]=&quot;&quot;;&quot;&quot;;CONCATENATE(&quot;,&quot;;[Data.Q426]))">
            <text:p/>
          </table:table-cell>
          <table:table-cell table:style-name="ce15" table:formula="of:=IF([Data.R426]=&quot;&quot;;&quot;&quot;;CONCATENATE(&quot;,&quot;;[Data.R426]))">
            <text:p/>
          </table:table-cell>
          <table:table-cell table:style-name="ce15" table:formula="of:=IF([Data.S426]=&quot;&quot;;&quot;&quot;;CONCATENATE(&quot;,&quot;;[Data.S426]))">
            <text:p/>
          </table:table-cell>
          <table:table-cell table:style-name="ce15" table:formula="of:=IF([Data.T426]=&quot;&quot;;&quot;&quot;;CONCATENATE(&quot;,&quot;;[Data.T426]))">
            <text:p/>
          </table:table-cell>
          <table:table-cell table:number-columns-repeated="2"/>
        </table:table-row>
        <table:table-row table:style-name="ro8">
          <table:table-cell table:formula="of:=IF([Data.A427]=&quot;&quot;;[.A425];[Data.A427])" office:value-type="float" office:value="308">
            <text:p>308</text:p>
          </table:table-cell>
          <table:table-cell table:formula="of:=IF([Data.E427]=&quot;&quot;;[.B425];CONCATENATE(&quot;,&quot;;[Data.E427]))" office:value-type="string" office:string-value=",STATUS">
            <text:p>,STATUS</text:p>
          </table:table-cell>
          <table:table-cell table:formula="of:=IF([Data.F427]=&quot;&quot;;[.C425];CONCATENATE(&quot;,&quot;;[Data.F427]))" office:value-type="string" office:string-value=",CHARL">
            <text:p>,CHARL</text:p>
          </table:table-cell>
          <table:table-cell table:formula="of:=CONCATENATE(&quot;,&quot;;[Data.G427])" office:value-type="string" office:string-value=",MINOR">
            <text:p>,MINOR</text:p>
          </table:table-cell>
          <table:table-cell table:formula="of:=CONCATENATE(&quot;,&quot;;[Data.H427])" office:value-type="string" office:string-value=",10">
            <text:p>,10</text:p>
          </table:table-cell>
          <table:table-cell table:formula="of:=IF([Data.I427]=&quot;&quot;;&quot;&quot;;CONCATENATE(&quot;,&quot;;[Data.I427]))" office:value-type="string" office:string-value=",DESCR">
            <text:p>,DESCR</text:p>
          </table:table-cell>
          <table:table-cell table:style-name="ce15" table:formula="of:=IF([Data.J427]=&quot;&quot;;&quot;&quot;;CONCATENATE(&quot;,&quot;;[Data.J427]))">
            <text:p/>
          </table:table-cell>
          <table:table-cell table:style-name="ce15" table:formula="of:=IF([Data.K427]=&quot;&quot;;&quot;&quot;;CONCATENATE(&quot;,&quot;;[Data.K427]))">
            <text:p/>
          </table:table-cell>
          <table:table-cell table:style-name="ce15" table:formula="of:=IF([Data.L427]=&quot;&quot;;&quot;&quot;;CONCATENATE(&quot;,&quot;;[Data.L427]))">
            <text:p/>
          </table:table-cell>
          <table:table-cell table:style-name="ce15" table:formula="of:=IF([Data.M427]=&quot;&quot;;&quot;&quot;;CONCATENATE(&quot;,&quot;;[Data.M427]))">
            <text:p/>
          </table:table-cell>
          <table:table-cell table:style-name="ce15" table:formula="of:=IF([Data.N427]=&quot;&quot;;&quot;&quot;;CONCATENATE(&quot;,&quot;;[Data.N427]))">
            <text:p/>
          </table:table-cell>
          <table:table-cell table:style-name="ce15" table:formula="of:=IF([Data.O427]=&quot;&quot;;&quot;&quot;;CONCATENATE(&quot;,&quot;;[Data.O427]))">
            <text:p/>
          </table:table-cell>
          <table:table-cell table:style-name="ce15" table:formula="of:=IF([Data.P427]=&quot;&quot;;&quot;&quot;;CONCATENATE(&quot;,&quot;;[Data.P427]))">
            <text:p/>
          </table:table-cell>
          <table:table-cell table:style-name="ce15" table:formula="of:=IF([Data.Q427]=&quot;&quot;;&quot;&quot;;CONCATENATE(&quot;,&quot;;[Data.Q427]))">
            <text:p/>
          </table:table-cell>
          <table:table-cell table:style-name="ce15" table:formula="of:=IF([Data.R427]=&quot;&quot;;&quot;&quot;;CONCATENATE(&quot;,&quot;;[Data.R427]))">
            <text:p/>
          </table:table-cell>
          <table:table-cell table:style-name="ce15" table:formula="of:=IF([Data.S427]=&quot;&quot;;&quot;&quot;;CONCATENATE(&quot;,&quot;;[Data.S427]))">
            <text:p/>
          </table:table-cell>
          <table:table-cell table:style-name="ce15" table:formula="of:=IF([Data.T427]=&quot;&quot;;&quot;&quot;;CONCATENATE(&quot;,&quot;;[Data.T427]))">
            <text:p/>
          </table:table-cell>
          <table:table-cell table:number-columns-repeated="2"/>
        </table:table-row>
        <table:table-row table:style-name="ro8">
          <table:table-cell table:formula="of:=IF([Data.A428]=&quot;&quot;;[.A426];[Data.A428])" office:value-type="float" office:value="308">
            <text:p>308</text:p>
          </table:table-cell>
          <table:table-cell table:formula="of:=IF([Data.E428]=&quot;&quot;;[.B426];CONCATENATE(&quot;,&quot;;[Data.E428]))" office:value-type="string" office:string-value=",STATUS">
            <text:p>,STATUS</text:p>
          </table:table-cell>
          <table:table-cell table:formula="of:=IF([Data.F428]=&quot;&quot;;[.C426];CONCATENATE(&quot;,&quot;;[Data.F428]))" office:value-type="string" office:string-value=",CHARL">
            <text:p>,CHARL</text:p>
          </table:table-cell>
          <table:table-cell table:formula="of:=CONCATENATE(&quot;,&quot;;[Data.G428])" office:value-type="string" office:string-value=",MAJOR">
            <text:p>,MAJOR</text:p>
          </table:table-cell>
          <table:table-cell table:formula="of:=CONCATENATE(&quot;,&quot;;[Data.H428])" office:value-type="string" office:string-value=",15">
            <text:p>,15</text:p>
          </table:table-cell>
          <table:table-cell table:formula="of:=IF([Data.I428]=&quot;&quot;;&quot;&quot;;CONCATENATE(&quot;,&quot;;[Data.I428]))" office:value-type="string" office:string-value=",DESCR">
            <text:p>,DESCR</text:p>
          </table:table-cell>
          <table:table-cell table:style-name="ce15" table:formula="of:=IF([Data.J428]=&quot;&quot;;&quot;&quot;;CONCATENATE(&quot;,&quot;;[Data.J428]))">
            <text:p/>
          </table:table-cell>
          <table:table-cell table:style-name="ce15" table:formula="of:=IF([Data.K428]=&quot;&quot;;&quot;&quot;;CONCATENATE(&quot;,&quot;;[Data.K428]))">
            <text:p/>
          </table:table-cell>
          <table:table-cell table:style-name="ce15" table:formula="of:=IF([Data.L428]=&quot;&quot;;&quot;&quot;;CONCATENATE(&quot;,&quot;;[Data.L428]))">
            <text:p/>
          </table:table-cell>
          <table:table-cell table:style-name="ce15" table:formula="of:=IF([Data.M428]=&quot;&quot;;&quot;&quot;;CONCATENATE(&quot;,&quot;;[Data.M428]))">
            <text:p/>
          </table:table-cell>
          <table:table-cell table:style-name="ce15" table:formula="of:=IF([Data.N428]=&quot;&quot;;&quot;&quot;;CONCATENATE(&quot;,&quot;;[Data.N428]))">
            <text:p/>
          </table:table-cell>
          <table:table-cell table:style-name="ce15" table:formula="of:=IF([Data.O428]=&quot;&quot;;&quot;&quot;;CONCATENATE(&quot;,&quot;;[Data.O428]))">
            <text:p/>
          </table:table-cell>
          <table:table-cell table:style-name="ce15" table:formula="of:=IF([Data.P428]=&quot;&quot;;&quot;&quot;;CONCATENATE(&quot;,&quot;;[Data.P428]))">
            <text:p/>
          </table:table-cell>
          <table:table-cell table:style-name="ce15" table:formula="of:=IF([Data.Q428]=&quot;&quot;;&quot;&quot;;CONCATENATE(&quot;,&quot;;[Data.Q428]))">
            <text:p/>
          </table:table-cell>
          <table:table-cell table:style-name="ce15" table:formula="of:=IF([Data.R428]=&quot;&quot;;&quot;&quot;;CONCATENATE(&quot;,&quot;;[Data.R428]))">
            <text:p/>
          </table:table-cell>
          <table:table-cell table:style-name="ce15" table:formula="of:=IF([Data.S428]=&quot;&quot;;&quot;&quot;;CONCATENATE(&quot;,&quot;;[Data.S428]))">
            <text:p/>
          </table:table-cell>
          <table:table-cell table:style-name="ce15" table:formula="of:=IF([Data.T428]=&quot;&quot;;&quot;&quot;;CONCATENATE(&quot;,&quot;;[Data.T428]))">
            <text:p/>
          </table:table-cell>
          <table:table-cell table:number-columns-repeated="2"/>
        </table:table-row>
        <table:table-row table:style-name="ro8">
          <table:table-cell table:formula="of:=IF([Data.A429]=&quot;&quot;;[.A427];[Data.A429])" office:value-type="float" office:value="308">
            <text:p>308</text:p>
          </table:table-cell>
          <table:table-cell table:formula="of:=IF([Data.E429]=&quot;&quot;;[.B427];CONCATENATE(&quot;,&quot;;[Data.E429]))" office:value-type="string" office:string-value=",STATUS">
            <text:p>,STATUS</text:p>
          </table:table-cell>
          <table:table-cell table:formula="of:=IF([Data.F429]=&quot;&quot;;[.C427];CONCATENATE(&quot;,&quot;;[Data.F429]))" office:value-type="string" office:string-value=",CHARL">
            <text:p>,CHARL</text:p>
          </table:table-cell>
          <table:table-cell table:formula="of:=CONCATENATE(&quot;,&quot;;[Data.G429])" office:value-type="string" office:string-value=",GREATER">
            <text:p>,GREATER</text:p>
          </table:table-cell>
          <table:table-cell table:formula="of:=CONCATENATE(&quot;,&quot;;[Data.H429])" office:value-type="string" office:string-value=",20">
            <text:p>,20</text:p>
          </table:table-cell>
          <table:table-cell table:formula="of:=IF([Data.I429]=&quot;&quot;;&quot;&quot;;CONCATENATE(&quot;,&quot;;[Data.I429]))" office:value-type="string" office:string-value=",DESCR">
            <text:p>,DESCR</text:p>
          </table:table-cell>
          <table:table-cell table:style-name="ce15" table:formula="of:=IF([Data.J429]=&quot;&quot;;&quot;&quot;;CONCATENATE(&quot;,&quot;;[Data.J429]))">
            <text:p/>
          </table:table-cell>
          <table:table-cell table:style-name="ce15" table:formula="of:=IF([Data.K429]=&quot;&quot;;&quot;&quot;;CONCATENATE(&quot;,&quot;;[Data.K429]))">
            <text:p/>
          </table:table-cell>
          <table:table-cell table:style-name="ce15" table:formula="of:=IF([Data.L429]=&quot;&quot;;&quot;&quot;;CONCATENATE(&quot;,&quot;;[Data.L429]))">
            <text:p/>
          </table:table-cell>
          <table:table-cell table:style-name="ce15" table:formula="of:=IF([Data.M429]=&quot;&quot;;&quot;&quot;;CONCATENATE(&quot;,&quot;;[Data.M429]))">
            <text:p/>
          </table:table-cell>
          <table:table-cell table:style-name="ce15" table:formula="of:=IF([Data.N429]=&quot;&quot;;&quot;&quot;;CONCATENATE(&quot;,&quot;;[Data.N429]))">
            <text:p/>
          </table:table-cell>
          <table:table-cell table:style-name="ce15" table:formula="of:=IF([Data.O429]=&quot;&quot;;&quot;&quot;;CONCATENATE(&quot;,&quot;;[Data.O429]))">
            <text:p/>
          </table:table-cell>
          <table:table-cell table:style-name="ce15" table:formula="of:=IF([Data.P429]=&quot;&quot;;&quot;&quot;;CONCATENATE(&quot;,&quot;;[Data.P429]))">
            <text:p/>
          </table:table-cell>
          <table:table-cell table:style-name="ce15" table:formula="of:=IF([Data.Q429]=&quot;&quot;;&quot;&quot;;CONCATENATE(&quot;,&quot;;[Data.Q429]))">
            <text:p/>
          </table:table-cell>
          <table:table-cell table:style-name="ce15" table:formula="of:=IF([Data.R429]=&quot;&quot;;&quot;&quot;;CONCATENATE(&quot;,&quot;;[Data.R429]))">
            <text:p/>
          </table:table-cell>
          <table:table-cell table:style-name="ce15" table:formula="of:=IF([Data.S429]=&quot;&quot;;&quot;&quot;;CONCATENATE(&quot;,&quot;;[Data.S429]))">
            <text:p/>
          </table:table-cell>
          <table:table-cell table:style-name="ce15" table:formula="of:=IF([Data.T429]=&quot;&quot;;&quot;&quot;;CONCATENATE(&quot;,&quot;;[Data.T429]))">
            <text:p/>
          </table:table-cell>
          <table:table-cell table:number-columns-repeated="2"/>
        </table:table-row>
        <table:table-row table:style-name="ro8">
          <table:table-cell table:formula="of:=IF([Data.A430]=&quot;&quot;;[.A428];[Data.A430])" office:value-type="float" office:value="309">
            <text:p>309</text:p>
          </table:table-cell>
          <table:table-cell table:formula="of:=IF([Data.E430]=&quot;&quot;;[.B428];CONCATENATE(&quot;,&quot;;[Data.E430]))" office:value-type="string" office:string-value=",STATUS">
            <text:p>,STATUS</text:p>
          </table:table-cell>
          <table:table-cell table:formula="of:=IF([Data.F430]=&quot;&quot;;[.C428];CONCATENATE(&quot;,&quot;;[Data.F430]))" office:value-type="string" office:string-value=",CHARL">
            <text:p>,CHARL</text:p>
          </table:table-cell>
          <table:table-cell table:formula="of:=CONCATENATE(&quot;,&quot;;[Data.G430])" office:value-type="string" office:string-value=",LESSER">
            <text:p>,LESSER</text:p>
          </table:table-cell>
          <table:table-cell table:formula="of:=CONCATENATE(&quot;,&quot;;[Data.H430])" office:value-type="string" office:string-value=",3">
            <text:p>,3</text:p>
          </table:table-cell>
          <table:table-cell table:formula="of:=IF([Data.I430]=&quot;&quot;;&quot;&quot;;CONCATENATE(&quot;,&quot;;[Data.I430]))" office:value-type="string" office:string-value=",DESCR">
            <text:p>,DESCR</text:p>
          </table:table-cell>
          <table:table-cell table:style-name="ce15" table:formula="of:=IF([Data.J430]=&quot;&quot;;&quot;&quot;;CONCATENATE(&quot;,&quot;;[Data.J430]))">
            <text:p/>
          </table:table-cell>
          <table:table-cell table:style-name="ce15" table:formula="of:=IF([Data.K430]=&quot;&quot;;&quot;&quot;;CONCATENATE(&quot;,&quot;;[Data.K430]))">
            <text:p/>
          </table:table-cell>
          <table:table-cell table:style-name="ce15" table:formula="of:=IF([Data.L430]=&quot;&quot;;&quot;&quot;;CONCATENATE(&quot;,&quot;;[Data.L430]))">
            <text:p/>
          </table:table-cell>
          <table:table-cell table:style-name="ce15" table:formula="of:=IF([Data.M430]=&quot;&quot;;&quot;&quot;;CONCATENATE(&quot;,&quot;;[Data.M430]))">
            <text:p/>
          </table:table-cell>
          <table:table-cell table:style-name="ce15" table:formula="of:=IF([Data.N430]=&quot;&quot;;&quot;&quot;;CONCATENATE(&quot;,&quot;;[Data.N430]))">
            <text:p/>
          </table:table-cell>
          <table:table-cell table:style-name="ce15" table:formula="of:=IF([Data.O430]=&quot;&quot;;&quot;&quot;;CONCATENATE(&quot;,&quot;;[Data.O430]))">
            <text:p/>
          </table:table-cell>
          <table:table-cell table:style-name="ce15" table:formula="of:=IF([Data.P430]=&quot;&quot;;&quot;&quot;;CONCATENATE(&quot;,&quot;;[Data.P430]))">
            <text:p/>
          </table:table-cell>
          <table:table-cell table:style-name="ce15" table:formula="of:=IF([Data.Q430]=&quot;&quot;;&quot;&quot;;CONCATENATE(&quot;,&quot;;[Data.Q430]))">
            <text:p/>
          </table:table-cell>
          <table:table-cell table:style-name="ce15" table:formula="of:=IF([Data.R430]=&quot;&quot;;&quot;&quot;;CONCATENATE(&quot;,&quot;;[Data.R430]))">
            <text:p/>
          </table:table-cell>
          <table:table-cell table:style-name="ce15" table:formula="of:=IF([Data.S430]=&quot;&quot;;&quot;&quot;;CONCATENATE(&quot;,&quot;;[Data.S430]))">
            <text:p/>
          </table:table-cell>
          <table:table-cell table:style-name="ce15" table:formula="of:=IF([Data.T430]=&quot;&quot;;&quot;&quot;;CONCATENATE(&quot;,&quot;;[Data.T430]))">
            <text:p/>
          </table:table-cell>
          <table:table-cell table:number-columns-repeated="2"/>
        </table:table-row>
        <table:table-row table:style-name="ro8">
          <table:table-cell table:formula="of:=IF([Data.A431]=&quot;&quot;;[.A429];[Data.A431])" office:value-type="float" office:value="310">
            <text:p>310</text:p>
          </table:table-cell>
          <table:table-cell table:formula="of:=IF([Data.E431]=&quot;&quot;;[.B429];CONCATENATE(&quot;,&quot;;[Data.E431]))" office:value-type="string" office:string-value=",STATUS">
            <text:p>,STATUS</text:p>
          </table:table-cell>
          <table:table-cell table:formula="of:=IF([Data.F431]=&quot;&quot;;[.C429];CONCATENATE(&quot;,&quot;;[Data.F431]))" office:value-type="string" office:string-value=",CHARL">
            <text:p>,CHARL</text:p>
          </table:table-cell>
          <table:table-cell table:formula="of:=CONCATENATE(&quot;,&quot;;[Data.G431])" office:value-type="string" office:string-value=",LESSER">
            <text:p>,LESSER</text:p>
          </table:table-cell>
          <table:table-cell table:formula="of:=CONCATENATE(&quot;,&quot;;[Data.H431])" office:value-type="string" office:string-value=",3">
            <text:p>,3</text:p>
          </table:table-cell>
          <table:table-cell table:formula="of:=IF([Data.I431]=&quot;&quot;;&quot;&quot;;CONCATENATE(&quot;,&quot;;[Data.I431]))" office:value-type="string" office:string-value=",DESCR">
            <text:p>,DESCR</text:p>
          </table:table-cell>
          <table:table-cell table:style-name="ce15" table:formula="of:=IF([Data.J431]=&quot;&quot;;&quot;&quot;;CONCATENATE(&quot;,&quot;;[Data.J431]))">
            <text:p/>
          </table:table-cell>
          <table:table-cell table:style-name="ce15" table:formula="of:=IF([Data.K431]=&quot;&quot;;&quot;&quot;;CONCATENATE(&quot;,&quot;;[Data.K431]))">
            <text:p/>
          </table:table-cell>
          <table:table-cell table:style-name="ce15" table:formula="of:=IF([Data.L431]=&quot;&quot;;&quot;&quot;;CONCATENATE(&quot;,&quot;;[Data.L431]))">
            <text:p/>
          </table:table-cell>
          <table:table-cell table:style-name="ce15" table:formula="of:=IF([Data.M431]=&quot;&quot;;&quot;&quot;;CONCATENATE(&quot;,&quot;;[Data.M431]))">
            <text:p/>
          </table:table-cell>
          <table:table-cell table:style-name="ce15" table:formula="of:=IF([Data.N431]=&quot;&quot;;&quot;&quot;;CONCATENATE(&quot;,&quot;;[Data.N431]))">
            <text:p/>
          </table:table-cell>
          <table:table-cell table:style-name="ce15" table:formula="of:=IF([Data.O431]=&quot;&quot;;&quot;&quot;;CONCATENATE(&quot;,&quot;;[Data.O431]))">
            <text:p/>
          </table:table-cell>
          <table:table-cell table:style-name="ce15" table:formula="of:=IF([Data.P431]=&quot;&quot;;&quot;&quot;;CONCATENATE(&quot;,&quot;;[Data.P431]))">
            <text:p/>
          </table:table-cell>
          <table:table-cell table:style-name="ce15" table:formula="of:=IF([Data.Q431]=&quot;&quot;;&quot;&quot;;CONCATENATE(&quot;,&quot;;[Data.Q431]))">
            <text:p/>
          </table:table-cell>
          <table:table-cell table:style-name="ce15" table:formula="of:=IF([Data.R431]=&quot;&quot;;&quot;&quot;;CONCATENATE(&quot;,&quot;;[Data.R431]))">
            <text:p/>
          </table:table-cell>
          <table:table-cell table:style-name="ce15" table:formula="of:=IF([Data.S431]=&quot;&quot;;&quot;&quot;;CONCATENATE(&quot;,&quot;;[Data.S431]))">
            <text:p/>
          </table:table-cell>
          <table:table-cell table:style-name="ce15" table:formula="of:=IF([Data.T431]=&quot;&quot;;&quot;&quot;;CONCATENATE(&quot;,&quot;;[Data.T431]))">
            <text:p/>
          </table:table-cell>
          <table:table-cell table:number-columns-repeated="2"/>
        </table:table-row>
        <table:table-row table:style-name="ro8">
          <table:table-cell table:formula="of:=IF([Data.A432]=&quot;&quot;;[.A430];[Data.A432])" office:value-type="float" office:value="311">
            <text:p>311</text:p>
          </table:table-cell>
          <table:table-cell table:formula="of:=IF([Data.E432]=&quot;&quot;;[.B430];CONCATENATE(&quot;,&quot;;[Data.E432]))" office:value-type="string" office:string-value=",STATUS">
            <text:p>,STATUS</text:p>
          </table:table-cell>
          <table:table-cell table:formula="of:=IF([Data.F432]=&quot;&quot;;[.C430];CONCATENATE(&quot;,&quot;;[Data.F432]))" office:value-type="string" office:string-value=",CHARL">
            <text:p>,CHARL</text:p>
          </table:table-cell>
          <table:table-cell table:formula="of:=CONCATENATE(&quot;,&quot;;[Data.G432])" office:value-type="string" office:string-value=",FREE">
            <text:p>,FREE</text:p>
          </table:table-cell>
          <table:table-cell table:formula="of:=CONCATENATE(&quot;,&quot;;[Data.H432])" office:value-type="string" office:string-value=",0">
            <text:p>,0</text:p>
          </table:table-cell>
          <table:table-cell table:formula="of:=IF([Data.I432]=&quot;&quot;;&quot;&quot;;CONCATENATE(&quot;,&quot;;[Data.I432]))" office:value-type="string" office:string-value=",DESCR">
            <text:p>,DESCR</text:p>
          </table:table-cell>
          <table:table-cell table:style-name="ce15" table:formula="of:=IF([Data.J432]=&quot;&quot;;&quot;&quot;;CONCATENATE(&quot;,&quot;;[Data.J432]))">
            <text:p/>
          </table:table-cell>
          <table:table-cell table:style-name="ce15" table:formula="of:=IF([Data.K432]=&quot;&quot;;&quot;&quot;;CONCATENATE(&quot;,&quot;;[Data.K432]))">
            <text:p/>
          </table:table-cell>
          <table:table-cell table:style-name="ce15" table:formula="of:=IF([Data.L432]=&quot;&quot;;&quot;&quot;;CONCATENATE(&quot;,&quot;;[Data.L432]))">
            <text:p/>
          </table:table-cell>
          <table:table-cell table:style-name="ce15" table:formula="of:=IF([Data.M432]=&quot;&quot;;&quot;&quot;;CONCATENATE(&quot;,&quot;;[Data.M432]))">
            <text:p/>
          </table:table-cell>
          <table:table-cell table:style-name="ce15" table:formula="of:=IF([Data.N432]=&quot;&quot;;&quot;&quot;;CONCATENATE(&quot;,&quot;;[Data.N432]))">
            <text:p/>
          </table:table-cell>
          <table:table-cell table:style-name="ce15" table:formula="of:=IF([Data.O432]=&quot;&quot;;&quot;&quot;;CONCATENATE(&quot;,&quot;;[Data.O432]))">
            <text:p/>
          </table:table-cell>
          <table:table-cell table:style-name="ce15" table:formula="of:=IF([Data.P432]=&quot;&quot;;&quot;&quot;;CONCATENATE(&quot;,&quot;;[Data.P432]))">
            <text:p/>
          </table:table-cell>
          <table:table-cell table:style-name="ce15" table:formula="of:=IF([Data.Q432]=&quot;&quot;;&quot;&quot;;CONCATENATE(&quot;,&quot;;[Data.Q432]))">
            <text:p/>
          </table:table-cell>
          <table:table-cell table:style-name="ce15" table:formula="of:=IF([Data.R432]=&quot;&quot;;&quot;&quot;;CONCATENATE(&quot;,&quot;;[Data.R432]))">
            <text:p/>
          </table:table-cell>
          <table:table-cell table:style-name="ce15" table:formula="of:=IF([Data.S432]=&quot;&quot;;&quot;&quot;;CONCATENATE(&quot;,&quot;;[Data.S432]))">
            <text:p/>
          </table:table-cell>
          <table:table-cell table:style-name="ce15" table:formula="of:=IF([Data.T432]=&quot;&quot;;&quot;&quot;;CONCATENATE(&quot;,&quot;;[Data.T432]))">
            <text:p/>
          </table:table-cell>
          <table:table-cell table:number-columns-repeated="2"/>
        </table:table-row>
        <table:table-row table:style-name="ro8">
          <table:table-cell table:formula="of:=IF([Data.A433]=&quot;&quot;;[.A431];[Data.A433])" office:value-type="float" office:value="312">
            <text:p>312</text:p>
          </table:table-cell>
          <table:table-cell table:formula="of:=IF([Data.E433]=&quot;&quot;;[.B431];CONCATENATE(&quot;,&quot;;[Data.E433]))" office:value-type="string" office:string-value=",STATUS">
            <text:p>,STATUS</text:p>
          </table:table-cell>
          <table:table-cell table:formula="of:=IF([Data.F433]=&quot;&quot;;[.C431];CONCATENATE(&quot;,&quot;;[Data.F433]))" office:value-type="string" office:string-value=",CHARL">
            <text:p>,CHARL</text:p>
          </table:table-cell>
          <table:table-cell table:formula="of:=CONCATENATE(&quot;,&quot;;[Data.G433])" office:value-type="string" office:string-value=",MINOR">
            <text:p>,MINOR</text:p>
          </table:table-cell>
          <table:table-cell table:formula="of:=CONCATENATE(&quot;,&quot;;[Data.H433])" office:value-type="string" office:string-value=",7">
            <text:p>,7</text:p>
          </table:table-cell>
          <table:table-cell table:formula="of:=IF([Data.I433]=&quot;&quot;;&quot;&quot;;CONCATENATE(&quot;,&quot;;[Data.I433]))" office:value-type="string" office:string-value=",DESCR">
            <text:p>,DESCR</text:p>
          </table:table-cell>
          <table:table-cell table:style-name="ce15" table:formula="of:=IF([Data.J433]=&quot;&quot;;&quot;&quot;;CONCATENATE(&quot;,&quot;;[Data.J433]))">
            <text:p/>
          </table:table-cell>
          <table:table-cell table:style-name="ce15" table:formula="of:=IF([Data.K433]=&quot;&quot;;&quot;&quot;;CONCATENATE(&quot;,&quot;;[Data.K433]))">
            <text:p/>
          </table:table-cell>
          <table:table-cell table:style-name="ce15" table:formula="of:=IF([Data.L433]=&quot;&quot;;&quot;&quot;;CONCATENATE(&quot;,&quot;;[Data.L433]))">
            <text:p/>
          </table:table-cell>
          <table:table-cell table:style-name="ce15" table:formula="of:=IF([Data.M433]=&quot;&quot;;&quot;&quot;;CONCATENATE(&quot;,&quot;;[Data.M433]))">
            <text:p/>
          </table:table-cell>
          <table:table-cell table:style-name="ce15" table:formula="of:=IF([Data.N433]=&quot;&quot;;&quot;&quot;;CONCATENATE(&quot;,&quot;;[Data.N433]))">
            <text:p/>
          </table:table-cell>
          <table:table-cell table:style-name="ce15" table:formula="of:=IF([Data.O433]=&quot;&quot;;&quot;&quot;;CONCATENATE(&quot;,&quot;;[Data.O433]))">
            <text:p/>
          </table:table-cell>
          <table:table-cell table:style-name="ce15" table:formula="of:=IF([Data.P433]=&quot;&quot;;&quot;&quot;;CONCATENATE(&quot;,&quot;;[Data.P433]))">
            <text:p/>
          </table:table-cell>
          <table:table-cell table:style-name="ce15" table:formula="of:=IF([Data.Q433]=&quot;&quot;;&quot;&quot;;CONCATENATE(&quot;,&quot;;[Data.Q433]))">
            <text:p/>
          </table:table-cell>
          <table:table-cell table:style-name="ce15" table:formula="of:=IF([Data.R433]=&quot;&quot;;&quot;&quot;;CONCATENATE(&quot;,&quot;;[Data.R433]))">
            <text:p/>
          </table:table-cell>
          <table:table-cell table:style-name="ce15" table:formula="of:=IF([Data.S433]=&quot;&quot;;&quot;&quot;;CONCATENATE(&quot;,&quot;;[Data.S433]))">
            <text:p/>
          </table:table-cell>
          <table:table-cell table:style-name="ce15" table:formula="of:=IF([Data.T433]=&quot;&quot;;&quot;&quot;;CONCATENATE(&quot;,&quot;;[Data.T433]))">
            <text:p/>
          </table:table-cell>
          <table:table-cell table:number-columns-repeated="2"/>
        </table:table-row>
        <table:table-row table:style-name="ro8">
          <table:table-cell table:formula="of:=IF([Data.A434]=&quot;&quot;;[.A432];[Data.A434])" office:value-type="float" office:value="313">
            <text:p>313</text:p>
          </table:table-cell>
          <table:table-cell table:formula="of:=IF([Data.E434]=&quot;&quot;;[.B432];CONCATENATE(&quot;,&quot;;[Data.E434]))" office:value-type="string" office:string-value=",STATUS">
            <text:p>,STATUS</text:p>
          </table:table-cell>
          <table:table-cell table:formula="of:=IF([Data.F434]=&quot;&quot;;[.C432];CONCATENATE(&quot;,&quot;;[Data.F434]))" office:value-type="string" office:string-value=",CHARL">
            <text:p>,CHARL</text:p>
          </table:table-cell>
          <table:table-cell table:formula="of:=CONCATENATE(&quot;,&quot;;[Data.G434])" office:value-type="string" office:string-value=",FREE">
            <text:p>,FREE</text:p>
          </table:table-cell>
          <table:table-cell table:formula="of:=CONCATENATE(&quot;,&quot;;[Data.H434])" office:value-type="string" office:string-value=",0">
            <text:p>,0</text:p>
          </table:table-cell>
          <table:table-cell table:formula="of:=IF([Data.I434]=&quot;&quot;;&quot;&quot;;CONCATENATE(&quot;,&quot;;[Data.I434]))" office:value-type="string" office:string-value=",DESCR">
            <text:p>,DESCR</text:p>
          </table:table-cell>
          <table:table-cell table:style-name="ce15" table:formula="of:=IF([Data.J434]=&quot;&quot;;&quot;&quot;;CONCATENATE(&quot;,&quot;;[Data.J434]))">
            <text:p/>
          </table:table-cell>
          <table:table-cell table:style-name="ce15" table:formula="of:=IF([Data.K434]=&quot;&quot;;&quot;&quot;;CONCATENATE(&quot;,&quot;;[Data.K434]))">
            <text:p/>
          </table:table-cell>
          <table:table-cell table:style-name="ce15" table:formula="of:=IF([Data.L434]=&quot;&quot;;&quot;&quot;;CONCATENATE(&quot;,&quot;;[Data.L434]))">
            <text:p/>
          </table:table-cell>
          <table:table-cell table:style-name="ce15" table:formula="of:=IF([Data.M434]=&quot;&quot;;&quot;&quot;;CONCATENATE(&quot;,&quot;;[Data.M434]))">
            <text:p/>
          </table:table-cell>
          <table:table-cell table:style-name="ce15" table:formula="of:=IF([Data.N434]=&quot;&quot;;&quot;&quot;;CONCATENATE(&quot;,&quot;;[Data.N434]))">
            <text:p/>
          </table:table-cell>
          <table:table-cell table:style-name="ce15" table:formula="of:=IF([Data.O434]=&quot;&quot;;&quot;&quot;;CONCATENATE(&quot;,&quot;;[Data.O434]))">
            <text:p/>
          </table:table-cell>
          <table:table-cell table:style-name="ce15" table:formula="of:=IF([Data.P434]=&quot;&quot;;&quot;&quot;;CONCATENATE(&quot;,&quot;;[Data.P434]))">
            <text:p/>
          </table:table-cell>
          <table:table-cell table:style-name="ce15" table:formula="of:=IF([Data.Q434]=&quot;&quot;;&quot;&quot;;CONCATENATE(&quot;,&quot;;[Data.Q434]))">
            <text:p/>
          </table:table-cell>
          <table:table-cell table:style-name="ce15" table:formula="of:=IF([Data.R434]=&quot;&quot;;&quot;&quot;;CONCATENATE(&quot;,&quot;;[Data.R434]))">
            <text:p/>
          </table:table-cell>
          <table:table-cell table:style-name="ce15" table:formula="of:=IF([Data.S434]=&quot;&quot;;&quot;&quot;;CONCATENATE(&quot;,&quot;;[Data.S434]))">
            <text:p/>
          </table:table-cell>
          <table:table-cell table:style-name="ce15" table:formula="of:=IF([Data.T434]=&quot;&quot;;&quot;&quot;;CONCATENATE(&quot;,&quot;;[Data.T434]))">
            <text:p/>
          </table:table-cell>
          <table:table-cell table:number-columns-repeated="2"/>
        </table:table-row>
        <table:table-row table:style-name="ro8" table:number-rows-repeated="10">
          <table:table-cell table:number-columns-repeated="6"/>
          <table:table-cell table:style-name="ce15" table:number-columns-repeated="11"/>
          <table:table-cell table:number-columns-repeated="2"/>
        </table:table-row>
        <table:table-row table:style-name="ro8" table:number-rows-repeated="1048132">
          <table:table-cell table:number-columns-repeated="19"/>
        </table:table-row>
        <table:table-row table:style-name="ro8">
          <table:table-cell table:number-columns-repeated="19"/>
        </table:table-row>
      </table:table>
      <table:table table:name="locales" table:style-name="ta1">
        <table:table-column table:style-name="co16" table:default-cell-style-name="ce18"/>
        <table:table-column table:style-name="co17" table:default-cell-style-name="ce18"/>
        <table:table-column table:style-name="co21" table:default-cell-style-name="ce18"/>
        <table:table-row table:style-name="ro3">
          <table:table-cell table:formula="of:=CONCATENATE(&quot;talentflaw.&quot;;ROW();&quot;=&quot;;VLOOKUP(ROW();[Data.$A$2:.$D$500];2;0))" office:value-type="string" office:string-value="talentflaw.1=Akrobat">
            <text:p>talentflaw.1=Akrobat</text:p>
          </table:table-cell>
          <table:table-cell table:formula="of:=CONCATENATE(&quot;talentflaw.&quot;;ROW();&quot;=&quot;;VLOOKUP(ROW();[Data.$A$2:.$D$500];3;0))" office:value-type="string" office:string-value="talentflaw.1=Acrobat">
            <text:p>talentflaw.1=Acrobat</text:p>
          </table:table-cell>
          <table:table-cell table:formula="of:=CONCATENATE(&quot;talentflaw.&quot;;ROW();&quot;=&quot;;VLOOKUP(ROW();[Data.$A$2:.$D$500];4;0))" office:value-type="string" office:string-value="talentflaw.1=Acróbata">
            <text:p>talentflaw.1=Acróba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=Arkane Entdeckung">
            <text:p>talentflaw.2=Arkane Entdeckung</text:p>
          </table:table-cell>
          <table:table-cell table:formula="of:=CONCATENATE(&quot;talentflaw.&quot;;ROW();&quot;=&quot;;VLOOKUP(ROW();[Data.$A$2:.$D$500];3;0))" office:value-type="string" office:string-value="talentflaw.2=Arcane Discovery">
            <text:p>talentflaw.2=Arcane Discovery</text:p>
          </table:table-cell>
          <table:table-cell table:formula="of:=CONCATENATE(&quot;talentflaw.&quot;;ROW();&quot;=&quot;;VLOOKUP(ROW();[Data.$A$2:.$D$500];4;0))" office:value-type="string" office:string-value="talentflaw.2=Descubrimiento Arcano">
            <text:p>talentflaw.2=Descubrimiento Arc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=Assassinen">
            <text:p>talentflaw.3=Assassinen</text:p>
          </table:table-cell>
          <table:table-cell table:formula="of:=CONCATENATE(&quot;talentflaw.&quot;;ROW();&quot;=&quot;;VLOOKUP(ROW();[Data.$A$2:.$D$500];3;0))" office:value-type="string" office:string-value="talentflaw.3=Assassin Training">
            <text:p>talentflaw.3=Assassin Training</text:p>
          </table:table-cell>
          <table:table-cell table:formula="of:=CONCATENATE(&quot;talentflaw.&quot;;ROW();&quot;=&quot;;VLOOKUP(ROW();[Data.$A$2:.$D$500];4;0))" office:value-type="string" office:string-value="talentflaw.3=Adiestramiento de Asesino">
            <text:p>talentflaw.3=Adiestramiento de Ases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=Assassinen (MA)">
            <text:p>talentflaw.4=Assassinen (MA)</text:p>
          </table:table-cell>
          <table:table-cell table:formula="of:=CONCATENATE(&quot;talentflaw.&quot;;ROW();&quot;=&quot;;VLOOKUP(ROW();[Data.$A$2:.$D$500];3;0))" office:value-type="string" office:string-value="talentflaw.4=Martial Arts Training">
            <text:p>talentflaw.4=Martial Arts Training</text:p>
          </table:table-cell>
          <table:table-cell table:formula="of:=CONCATENATE(&quot;talentflaw.&quot;;ROW();&quot;=&quot;;VLOOKUP(ROW();[Data.$A$2:.$D$500];4;0))" office:value-type="string" office:string-value="talentflaw.4=Adiestramiento en Artes Marciales">
            <text:p>talentflaw.4=Adiestramiento en Artes Marcia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=Außergewöhnliche Kampffertigkeit">
            <text:p>talentflaw.5=Außergewöhnliche Kampffertigkeit</text:p>
          </table:table-cell>
          <table:table-cell table:formula="of:=CONCATENATE(&quot;talentflaw.&quot;;ROW();&quot;=&quot;;VLOOKUP(ROW();[Data.$A$2:.$D$500];3;0))" office:value-type="string" office:string-value="talentflaw.5=Exceptional Skill at Arms">
            <text:p>talentflaw.5=Exceptional Skill at Arms</text:p>
          </table:table-cell>
          <table:table-cell table:formula="of:=CONCATENATE(&quot;talentflaw.&quot;;ROW();&quot;=&quot;;VLOOKUP(ROW();[Data.$A$2:.$D$500];4;0))" office:value-type="string" office:string-value="talentflaw.5=Habilidad Excepcional con Armas">
            <text:p>talentflaw.5=Habilidad Excepcional con A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=Außergew. Krieger">
            <text:p>talentflaw.6=Außergew. Krieger</text:p>
          </table:table-cell>
          <table:table-cell table:formula="of:=CONCATENATE(&quot;talentflaw.&quot;;ROW();&quot;=&quot;;VLOOKUP(ROW();[Data.$A$2:.$D$500];3;0))" office:value-type="string" office:string-value="talentflaw.6=Warrior Extraordinaire">
            <text:p>talentflaw.6=Warrior Extraordinaire</text:p>
          </table:table-cell>
          <table:table-cell table:formula="of:=CONCATENATE(&quot;talentflaw.&quot;;ROW();&quot;=&quot;;VLOOKUP(ROW();[Data.$A$2:.$D$500];4;0))" office:value-type="string" office:string-value="talentflaw.6=Guerrero Extraordinario">
            <text:p>talentflaw.6=Guerrero Extraordinar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=Blitzschlag">
            <text:p>talentflaw.7=Blitzschlag</text:p>
          </table:table-cell>
          <table:table-cell table:formula="of:=CONCATENATE(&quot;talentflaw.&quot;;ROW();&quot;=&quot;;VLOOKUP(ROW();[Data.$A$2:.$D$500];3;0))" office:value-type="string" office:string-value="talentflaw.7=Lightning Strike">
            <text:p>talentflaw.7=Lightning Strike</text:p>
          </table:table-cell>
          <table:table-cell table:formula="of:=CONCATENATE(&quot;talentflaw.&quot;;ROW();&quot;=&quot;;VLOOKUP(ROW();[Data.$A$2:.$D$500];4;0))" office:value-type="string" office:string-value="talentflaw.7=Ataque Relámpago">
            <text:p>talentflaw.7=Ataque Relámpag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=Elfische Ausbildung">
            <text:p>talentflaw.8=Elfische Ausbildung</text:p>
          </table:table-cell>
          <table:table-cell table:formula="of:=CONCATENATE(&quot;talentflaw.&quot;;ROW();&quot;=&quot;;VLOOKUP(ROW();[Data.$A$2:.$D$500];3;0))" office:value-type="string" office:string-value="talentflaw.8=Elvish Training">
            <text:p>talentflaw.8=Elvish Training</text:p>
          </table:table-cell>
          <table:table-cell table:formula="of:=CONCATENATE(&quot;talentflaw.&quot;;ROW();&quot;=&quot;;VLOOKUP(ROW();[Data.$A$2:.$D$500];4;0))" office:value-type="string" office:string-value="talentflaw.8=Adiestramiento Élfico">
            <text:p>talentflaw.8=Adiestramiento Élf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=Entwaffnen">
            <text:p>talentflaw.9=Entwaffnen</text:p>
          </table:table-cell>
          <table:table-cell table:formula="of:=CONCATENATE(&quot;talentflaw.&quot;;ROW();&quot;=&quot;;VLOOKUP(ROW();[Data.$A$2:.$D$500];3;0))" office:value-type="string" office:string-value="talentflaw.9=Disarm Skill">
            <text:p>talentflaw.9=Disarm Skill</text:p>
          </table:table-cell>
          <table:table-cell table:formula="of:=CONCATENATE(&quot;talentflaw.&quot;;ROW();&quot;=&quot;;VLOOKUP(ROW();[Data.$A$2:.$D$500];4;0))" office:value-type="string" office:string-value="talentflaw.9=Desarmar">
            <text:p>talentflaw.9=Desarm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=Fachmann für Winkel">
            <text:p>talentflaw.10=Fachmann für Winkel</text:p>
          </table:table-cell>
          <table:table-cell table:formula="of:=CONCATENATE(&quot;talentflaw.&quot;;ROW();&quot;=&quot;;VLOOKUP(ROW();[Data.$A$2:.$D$500];3;0))" office:value-type="string" office:string-value="talentflaw.10=Judge of Angles">
            <text:p>talentflaw.10=Judge of Angles</text:p>
          </table:table-cell>
          <table:table-cell table:formula="of:=CONCATENATE(&quot;talentflaw.&quot;;ROW();&quot;=&quot;;VLOOKUP(ROW();[Data.$A$2:.$D$500];4;0))" office:value-type="string" office:string-value="talentflaw.10=Experto en Ángulos">
            <text:p>talentflaw.10=Experto en Ángul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=Geborener Bogenschütze">
            <text:p>talentflaw.11=Geborener Bogenschütze</text:p>
          </table:table-cell>
          <table:table-cell table:formula="of:=CONCATENATE(&quot;talentflaw.&quot;;ROW();&quot;=&quot;;VLOOKUP(ROW();[Data.$A$2:.$D$500];3;0))" office:value-type="string" office:string-value="talentflaw.11=Natural Archer">
            <text:p>talentflaw.11=Natural Archer</text:p>
          </table:table-cell>
          <table:table-cell table:formula="of:=CONCATENATE(&quot;talentflaw.&quot;;ROW();&quot;=&quot;;VLOOKUP(ROW();[Data.$A$2:.$D$500];4;0))" office:value-type="string" office:string-value="talentflaw.11=Arquero Nato">
            <text:p>talentflaw.11=Arquero 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=Geborener Reiter">
            <text:p>talentflaw.12=Geborener Reiter</text:p>
          </table:table-cell>
          <table:table-cell table:formula="of:=CONCATENATE(&quot;talentflaw.&quot;;ROW();&quot;=&quot;;VLOOKUP(ROW();[Data.$A$2:.$D$500];3;0))" office:value-type="string" office:string-value="talentflaw.12=Natural Horseman">
            <text:p>talentflaw.12=Natural Horseman</text:p>
          </table:table-cell>
          <table:table-cell table:formula="of:=CONCATENATE(&quot;talentflaw.&quot;;ROW();&quot;=&quot;;VLOOKUP(ROW();[Data.$A$2:.$D$500];4;0))" office:value-type="string" office:string-value="talentflaw.12=Jinete Nato">
            <text:p>talentflaw.12=Jinete 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=Geborener Waffenmeister">
            <text:p>talentflaw.13=Geborener Waffenmeister</text:p>
          </table:table-cell>
          <table:table-cell table:formula="of:=CONCATENATE(&quot;talentflaw.&quot;;ROW();&quot;=&quot;;VLOOKUP(ROW();[Data.$A$2:.$D$500];3;0))" office:value-type="string" office:string-value="talentflaw.13=Natural Weapons Master">
            <text:p>talentflaw.13=Natural Weapons Master</text:p>
          </table:table-cell>
          <table:table-cell table:formula="of:=CONCATENATE(&quot;talentflaw.&quot;;ROW();&quot;=&quot;;VLOOKUP(ROW();[Data.$A$2:.$D$500];4;0))" office:value-type="string" office:string-value="talentflaw.13=Experto en Armas Innato">
            <text:p>talentflaw.13=Experto en Armas In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=Geographisches Naturtalent">
            <text:p>talentflaw.14=Geographisches Naturtalent</text:p>
          </table:table-cell>
          <table:table-cell table:formula="of:=CONCATENATE(&quot;talentflaw.&quot;;ROW();&quot;=&quot;;VLOOKUP(ROW();[Data.$A$2:.$D$500];3;0))" office:value-type="string" office:string-value="talentflaw.14=Geographic Awareness">
            <text:p>talentflaw.14=Geographic Awareness</text:p>
          </table:table-cell>
          <table:table-cell table:formula="of:=CONCATENATE(&quot;talentflaw.&quot;;ROW();&quot;=&quot;;VLOOKUP(ROW();[Data.$A$2:.$D$500];4;0))" office:value-type="string" office:string-value="talentflaw.14=Percepción Geográfica">
            <text:p>talentflaw.14=Percepción Geográf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=Gymnastik Training">
            <text:p>talentflaw.15=Gymnastik Training</text:p>
          </table:table-cell>
          <table:table-cell table:formula="of:=CONCATENATE(&quot;talentflaw.&quot;;ROW();&quot;=&quot;;VLOOKUP(ROW();[Data.$A$2:.$D$500];3;0))" office:value-type="string" office:string-value="talentflaw.15=Gymnastic Training">
            <text:p>talentflaw.15=Gymnastic Training</text:p>
          </table:table-cell>
          <table:table-cell table:formula="of:=CONCATENATE(&quot;talentflaw.&quot;;ROW();&quot;=&quot;;VLOOKUP(ROW();[Data.$A$2:.$D$500];4;0))" office:value-type="string" office:string-value="talentflaw.15=Adistramiento Gimnástico">
            <text:p>talentflaw.15=Adistramiento Gimnás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=Im Untergrund aufgewachsen">
            <text:p>talentflaw.16=Im Untergrund aufgewachsen</text:p>
          </table:table-cell>
          <table:table-cell table:formula="of:=CONCATENATE(&quot;talentflaw.&quot;;ROW();&quot;=&quot;;VLOOKUP(ROW();[Data.$A$2:.$D$500];3;0))" office:value-type="string" office:string-value="talentflaw.16=Underground Upraising">
            <text:p>talentflaw.16=Underground Upraising</text:p>
          </table:table-cell>
          <table:table-cell table:formula="of:=CONCATENATE(&quot;talentflaw.&quot;;ROW();&quot;=&quot;;VLOOKUP(ROW();[Data.$A$2:.$D$500];4;0))" office:value-type="string" office:string-value="talentflaw.16=Educación de los Bajos Fondos">
            <text:p>talentflaw.16=Educación de los Bajos Fond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=Innere Reserve">
            <text:p>talentflaw.17=Innere Reserve</text:p>
          </table:table-cell>
          <table:table-cell table:formula="of:=CONCATENATE(&quot;talentflaw.&quot;;ROW();&quot;=&quot;;VLOOKUP(ROW();[Data.$A$2:.$D$500];3;0))" office:value-type="string" office:string-value="talentflaw.17=Inner Reserve">
            <text:p>talentflaw.17=Inner Reserve</text:p>
          </table:table-cell>
          <table:table-cell table:formula="of:=CONCATENATE(&quot;talentflaw.&quot;;ROW();&quot;=&quot;;VLOOKUP(ROW();[Data.$A$2:.$D$500];4;0))" office:value-type="string" office:string-value="talentflaw.17=Reserva Interna">
            <text:p>talentflaw.17=Reserva Intern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=Innere Uhr">
            <text:p>talentflaw.18=Innere Uhr</text:p>
          </table:table-cell>
          <table:table-cell table:formula="of:=CONCATENATE(&quot;talentflaw.&quot;;ROW();&quot;=&quot;;VLOOKUP(ROW();[Data.$A$2:.$D$500];3;0))" office:value-type="string" office:string-value="talentflaw.18=Internal Clock">
            <text:p>talentflaw.18=Internal Clock</text:p>
          </table:table-cell>
          <table:table-cell table:formula="of:=CONCATENATE(&quot;talentflaw.&quot;;ROW();&quot;=&quot;;VLOOKUP(ROW();[Data.$A$2:.$D$500];4;0))" office:value-type="string" office:string-value="talentflaw.18=Reloj Interno">
            <text:p>talentflaw.18=Reloj Int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=Kräuterkundiger">
            <text:p>talentflaw.19=Kräuterkundiger</text:p>
          </table:table-cell>
          <table:table-cell table:formula="of:=CONCATENATE(&quot;talentflaw.&quot;;ROW();&quot;=&quot;;VLOOKUP(ROW();[Data.$A$2:.$D$500];3;0))" office:value-type="string" office:string-value="talentflaw.19=Herbalist">
            <text:p>talentflaw.19=Herbalist</text:p>
          </table:table-cell>
          <table:table-cell table:formula="of:=CONCATENATE(&quot;talentflaw.&quot;;ROW();&quot;=&quot;;VLOOKUP(ROW();[Data.$A$2:.$D$500];4;0))" office:value-type="string" office:string-value="talentflaw.19=Experto en Hierbas">
            <text:p>talentflaw.19=Experto en Hierb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=Macht">
            <text:p>talentflaw.20=Macht</text:p>
          </table:table-cell>
          <table:table-cell table:formula="of:=CONCATENATE(&quot;talentflaw.&quot;;ROW();&quot;=&quot;;VLOOKUP(ROW();[Data.$A$2:.$D$500];3;0))" office:value-type="string" office:string-value="talentflaw.20=Power">
            <text:p>talentflaw.20=Power</text:p>
          </table:table-cell>
          <table:table-cell table:formula="of:=CONCATENATE(&quot;talentflaw.&quot;;ROW();&quot;=&quot;;VLOOKUP(ROW();[Data.$A$2:.$D$500];4;0))" office:value-type="string" office:string-value="talentflaw.20=Poder">
            <text:p>talentflaw.20=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=Meister aller Waffen">
            <text:p>talentflaw.21=Meister aller Waffen</text:p>
          </table:table-cell>
          <table:table-cell table:formula="of:=CONCATENATE(&quot;talentflaw.&quot;;ROW();&quot;=&quot;;VLOOKUP(ROW();[Data.$A$2:.$D$500];3;0))" office:value-type="string" office:string-value="talentflaw.21=General Weapons Master">
            <text:p>talentflaw.21=General Weapons Master</text:p>
          </table:table-cell>
          <table:table-cell table:formula="of:=CONCATENATE(&quot;talentflaw.&quot;;ROW();&quot;=&quot;;VLOOKUP(ROW();[Data.$A$2:.$D$500];4;0))" office:value-type="string" office:string-value="talentflaw.21=Experto en Armas Generalista">
            <text:p>talentflaw.21=Experto en Armas Generalis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=Meister handgeführter Waffen">
            <text:p>talentflaw.22=Meister handgeführter Waffen</text:p>
          </table:table-cell>
          <table:table-cell table:formula="of:=CONCATENATE(&quot;talentflaw.&quot;;ROW();&quot;=&quot;;VLOOKUP(ROW();[Data.$A$2:.$D$500];3;0))" office:value-type="string" office:string-value="talentflaw.22=Directed Weapons Master">
            <text:p>talentflaw.22=Directed Weapons Master</text:p>
          </table:table-cell>
          <table:table-cell table:formula="of:=CONCATENATE(&quot;talentflaw.&quot;;ROW();&quot;=&quot;;VLOOKUP(ROW();[Data.$A$2:.$D$500];4;0))" office:value-type="string" office:string-value="talentflaw.22=Experto en Armas Especializado">
            <text:p>talentflaw.22=Experto en Armas Especializ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=Naturfreund">
            <text:p>talentflaw.23=Naturfreund</text:p>
          </table:table-cell>
          <table:table-cell table:formula="of:=CONCATENATE(&quot;talentflaw.&quot;;ROW();&quot;=&quot;;VLOOKUP(ROW();[Data.$A$2:.$D$500];3;0))" office:value-type="string" office:string-value="talentflaw.23=Outdoorsman">
            <text:p>talentflaw.23=Outdoorsman</text:p>
          </table:table-cell>
          <table:table-cell table:formula="of:=CONCATENATE(&quot;talentflaw.&quot;;ROW();&quot;=&quot;;VLOOKUP(ROW();[Data.$A$2:.$D$500];4;0))" office:value-type="string" office:string-value="talentflaw.23=Hombre del Campo">
            <text:p>talentflaw.23=Hombre del Camp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=Natürliche Leichtigkeit mit Rüstungen">
            <text:p>talentflaw.24=Natürliche Leichtigkeit mit Rüstungen</text:p>
          </table:table-cell>
          <table:table-cell table:formula="of:=CONCATENATE(&quot;talentflaw.&quot;;ROW();&quot;=&quot;;VLOOKUP(ROW();[Data.$A$2:.$D$500];3;0))" office:value-type="string" office:string-value="talentflaw.24=Natural Facility with Armor">
            <text:p>talentflaw.24=Natural Facility with Armor</text:p>
          </table:table-cell>
          <table:table-cell table:formula="of:=CONCATENATE(&quot;talentflaw.&quot;;ROW();&quot;=&quot;;VLOOKUP(ROW();[Data.$A$2:.$D$500];4;0))" office:value-type="string" office:string-value="talentflaw.24=Facilidad Innata con la Armadura">
            <text:p>talentflaw.24=Facilidad Innata con la Armadu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=Packspezialist">
            <text:p>talentflaw.25=Packspezialist</text:p>
          </table:table-cell>
          <table:table-cell table:formula="of:=CONCATENATE(&quot;talentflaw.&quot;;ROW();&quot;=&quot;;VLOOKUP(ROW();[Data.$A$2:.$D$500];3;0))" office:value-type="string" office:string-value="talentflaw.25=Portage Skills">
            <text:p>talentflaw.25=Portage Skills</text:p>
          </table:table-cell>
          <table:table-cell table:formula="of:=CONCATENATE(&quot;talentflaw.&quot;;ROW();&quot;=&quot;;VLOOKUP(ROW();[Data.$A$2:.$D$500];4;0))" office:value-type="string" office:string-value="talentflaw.25=Porteador">
            <text:p>talentflaw.25=Portead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=Präzision">
            <text:p>talentflaw.26=Präzision</text:p>
          </table:table-cell>
          <table:table-cell table:formula="of:=CONCATENATE(&quot;talentflaw.&quot;;ROW();&quot;=&quot;;VLOOKUP(ROW();[Data.$A$2:.$D$500];3;0))" office:value-type="string" office:string-value="talentflaw.26=Precision">
            <text:p>talentflaw.26=Precision</text:p>
          </table:table-cell>
          <table:table-cell table:formula="of:=CONCATENATE(&quot;talentflaw.&quot;;ROW();&quot;=&quot;;VLOOKUP(ROW();[Data.$A$2:.$D$500];4;0))" office:value-type="string" office:string-value="talentflaw.26=Precisión">
            <text:p>talentflaw.26=Preci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=Regulär ausgebildeter Fusssoldat">
            <text:p>talentflaw.27=Regulär ausgebildeter Fusssoldat</text:p>
          </table:table-cell>
          <table:table-cell table:formula="of:=CONCATENATE(&quot;talentflaw.&quot;;ROW();&quot;=&quot;;VLOOKUP(ROW();[Data.$A$2:.$D$500];3;0))" office:value-type="string" office:string-value="talentflaw.27=Trained Regular Footman">
            <text:p>talentflaw.27=Trained Regular Footman</text:p>
          </table:table-cell>
          <table:table-cell table:formula="of:=CONCATENATE(&quot;talentflaw.&quot;;ROW();&quot;=&quot;;VLOOKUP(ROW();[Data.$A$2:.$D$500];4;0))" office:value-type="string" office:string-value="talentflaw.27=Entrenamiento de Soldado">
            <text:p>talentflaw.27=Entrenamiento de Sold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=Schildattacke">
            <text:p>talentflaw.28=Schildattacke</text:p>
          </table:table-cell>
          <table:table-cell table:formula="of:=CONCATENATE(&quot;talentflaw.&quot;;ROW();&quot;=&quot;;VLOOKUP(ROW();[Data.$A$2:.$D$500];3;0))" office:value-type="string" office:string-value="talentflaw.28=Shield Attack">
            <text:p>talentflaw.28=Shield Attack</text:p>
          </table:table-cell>
          <table:table-cell table:formula="of:=CONCATENATE(&quot;talentflaw.&quot;;ROW();&quot;=&quot;;VLOOKUP(ROW();[Data.$A$2:.$D$500];4;0))" office:value-type="string" office:string-value="talentflaw.28=Ataque con el Escudo">
            <text:p>talentflaw.28=Ataque con el Esc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=Schnelles Anziehen">
            <text:p>talentflaw.29=Schnelles Anziehen</text:p>
          </table:table-cell>
          <table:table-cell table:formula="of:=CONCATENATE(&quot;talentflaw.&quot;;ROW();&quot;=&quot;;VLOOKUP(ROW();[Data.$A$2:.$D$500];3;0))" office:value-type="string" office:string-value="talentflaw.29=Swift Dresser">
            <text:p>talentflaw.29=Swift Dresser</text:p>
          </table:table-cell>
          <table:table-cell table:formula="of:=CONCATENATE(&quot;talentflaw.&quot;;ROW();&quot;=&quot;;VLOOKUP(ROW();[Data.$A$2:.$D$500];4;0))" office:value-type="string" office:string-value="talentflaw.29=Vestirse Rápidamente">
            <text:p>talentflaw.29=Vestirse Rápidam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=Sprachgewandt">
            <text:p>talentflaw.30=Sprachgewandt</text:p>
          </table:table-cell>
          <table:table-cell table:formula="of:=CONCATENATE(&quot;talentflaw.&quot;;ROW();&quot;=&quot;;VLOOKUP(ROW();[Data.$A$2:.$D$500];3;0))" office:value-type="string" office:string-value="talentflaw.30=Fluent">
            <text:p>talentflaw.30=Fluent</text:p>
          </table:table-cell>
          <table:table-cell table:formula="of:=CONCATENATE(&quot;talentflaw.&quot;;ROW();&quot;=&quot;;VLOOKUP(ROW();[Data.$A$2:.$D$500];4;0))" office:value-type="string" office:string-value="talentflaw.30=Bilingüe">
            <text:p>talentflaw.30=Bilingü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=Talentiert (Fertigkeitsgruppe)">
            <text:p>talentflaw.31=Talentiert (Fertigkeitsgruppe)</text:p>
          </table:table-cell>
          <table:table-cell table:formula="of:=CONCATENATE(&quot;talentflaw.&quot;;ROW();&quot;=&quot;;VLOOKUP(ROW();[Data.$A$2:.$D$500];3;0))" office:value-type="string" office:string-value="talentflaw.31=Skilled">
            <text:p>talentflaw.31=Skilled</text:p>
          </table:table-cell>
          <table:table-cell table:formula="of:=CONCATENATE(&quot;talentflaw.&quot;;ROW();&quot;=&quot;;VLOOKUP(ROW();[Data.$A$2:.$D$500];4;0))" office:value-type="string" office:string-value="talentflaw.31=Experimentado">
            <text:p>talentflaw.31=Experiment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2=Talentiert (Fertigkeit)">
            <text:p>talentflaw.32=Talentiert (Fertigkeit)</text:p>
          </table:table-cell>
          <table:table-cell table:formula="of:=CONCATENATE(&quot;talentflaw.&quot;;ROW();&quot;=&quot;;VLOOKUP(ROW();[Data.$A$2:.$D$500];3;0))" office:value-type="string" office:string-value="talentflaw.32=Skilled">
            <text:p>talentflaw.32=Skilled</text:p>
          </table:table-cell>
          <table:table-cell table:formula="of:=CONCATENATE(&quot;talentflaw.&quot;;ROW();&quot;=&quot;;VLOOKUP(ROW();[Data.$A$2:.$D$500];4;0))" office:value-type="string" office:string-value="talentflaw.32=Experimentado">
            <text:p>talentflaw.32=Experiment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3=Taschenspielertricks">
            <text:p>talentflaw.33=Taschenspielertricks</text:p>
          </table:table-cell>
          <table:table-cell table:formula="of:=CONCATENATE(&quot;talentflaw.&quot;;ROW();&quot;=&quot;;VLOOKUP(ROW();[Data.$A$2:.$D$500];3;0))" office:value-type="string" office:string-value="talentflaw.33=Sleight-of-Hand">
            <text:p>talentflaw.33=Sleight-of-Hand</text:p>
          </table:table-cell>
          <table:table-cell table:formula="of:=CONCATENATE(&quot;talentflaw.&quot;;ROW();&quot;=&quot;;VLOOKUP(ROW();[Data.$A$2:.$D$500];4;0))" office:value-type="string" office:string-value="talentflaw.33=Birlero">
            <text:p>talentflaw.33=Birl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4=Todsiches Training">
            <text:p>talentflaw.34=Todsiches Training</text:p>
          </table:table-cell>
          <table:table-cell table:formula="of:=CONCATENATE(&quot;talentflaw.&quot;;ROW();&quot;=&quot;;VLOOKUP(ROW();[Data.$A$2:.$D$500];3;0))" office:value-type="string" office:string-value="talentflaw.34=Deadly Training">
            <text:p>talentflaw.34=Deadly Training</text:p>
          </table:table-cell>
          <table:table-cell table:formula="of:=CONCATENATE(&quot;talentflaw.&quot;;ROW();&quot;=&quot;;VLOOKUP(ROW();[Data.$A$2:.$D$500];4;0))" office:value-type="string" office:string-value="talentflaw.34=Adiestramiento Mortal">
            <text:p>talentflaw.34=Adiestramiento Mor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5=Volksspezifische Ausbildung">
            <text:p>talentflaw.35=Volksspezifische Ausbildung</text:p>
          </table:table-cell>
          <table:table-cell table:formula="of:=CONCATENATE(&quot;talentflaw.&quot;;ROW();&quot;=&quot;;VLOOKUP(ROW();[Data.$A$2:.$D$500];3;0))" office:value-type="string" office:string-value="talentflaw.35=Racial Training">
            <text:p>talentflaw.35=Racial Training</text:p>
          </table:table-cell>
          <table:table-cell table:formula="of:=CONCATENATE(&quot;talentflaw.&quot;;ROW();&quot;=&quot;;VLOOKUP(ROW();[Data.$A$2:.$D$500];4;0))" office:value-type="string" office:string-value="talentflaw.35=Adiestramiento Racial">
            <text:p>talentflaw.35=Adiestramiento Raci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6=Waffenfachmann">
            <text:p>talentflaw.36=Waffenfachmann</text:p>
          </table:table-cell>
          <table:table-cell table:formula="of:=CONCATENATE(&quot;talentflaw.&quot;;ROW();&quot;=&quot;;VLOOKUP(ROW();[Data.$A$2:.$D$500];3;0))" office:value-type="string" office:string-value="talentflaw.36=Judge of Weaponry">
            <text:p>talentflaw.36=Judge of Weaponry</text:p>
          </table:table-cell>
          <table:table-cell table:formula="of:=CONCATENATE(&quot;talentflaw.&quot;;ROW();&quot;=&quot;;VLOOKUP(ROW();[Data.$A$2:.$D$500];4;0))" office:value-type="string" office:string-value="talentflaw.36=Experto en Armamento">
            <text:p>talentflaw.36=Experto en Armamen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7=Waffenkontrolle">
            <text:p>talentflaw.37=Waffenkontrolle</text:p>
          </table:table-cell>
          <table:table-cell table:formula="of:=CONCATENATE(&quot;talentflaw.&quot;;ROW();&quot;=&quot;;VLOOKUP(ROW();[Data.$A$2:.$D$500];3;0))" office:value-type="string" office:string-value="talentflaw.37=Weapon Control">
            <text:p>talentflaw.37=Weapon Control</text:p>
          </table:table-cell>
          <table:table-cell table:formula="of:=CONCATENATE(&quot;talentflaw.&quot;;ROW();&quot;=&quot;;VLOOKUP(ROW();[Data.$A$2:.$D$500];4;0))" office:value-type="string" office:string-value="talentflaw.37=Control sobre el Arma">
            <text:p>talentflaw.37=Control sobre el Arm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8=Adrenalinüberschuss">
            <text:p>talentflaw.38=Adrenalinüberschuss</text:p>
          </table:table-cell>
          <table:table-cell table:formula="of:=CONCATENATE(&quot;talentflaw.&quot;;ROW();&quot;=&quot;;VLOOKUP(ROW();[Data.$A$2:.$D$500];3;0))" office:value-type="string" office:string-value="talentflaw.38=Hypercharged Adrenaline">
            <text:p>talentflaw.38=Hypercharged Adrenaline</text:p>
          </table:table-cell>
          <table:table-cell table:formula="of:=CONCATENATE(&quot;talentflaw.&quot;;ROW();&quot;=&quot;;VLOOKUP(ROW();[Data.$A$2:.$D$500];4;0))" office:value-type="string" office:string-value="talentflaw.38=Descarga de Adrenalina">
            <text:p>talentflaw.38=Descarga de Adrenalin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9=Auge des Tigers">
            <text:p>talentflaw.39=Auge des Tigers</text:p>
          </table:table-cell>
          <table:table-cell table:formula="of:=CONCATENATE(&quot;talentflaw.&quot;;ROW();&quot;=&quot;;VLOOKUP(ROW();[Data.$A$2:.$D$500];3;0))" office:value-type="string" office:string-value="talentflaw.39=Eye of the Tiger">
            <text:p>talentflaw.39=Eye of the Tiger</text:p>
          </table:table-cell>
          <table:table-cell table:formula="of:=CONCATENATE(&quot;talentflaw.&quot;;ROW();&quot;=&quot;;VLOOKUP(ROW();[Data.$A$2:.$D$500];4;0))" office:value-type="string" office:string-value="talentflaw.39=Fuerza del Tigre">
            <text:p>talentflaw.39=Fuerza del Ti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0=Ausgezeichnetes Gehör">
            <text:p>talentflaw.40=Ausgezeichnetes Gehör</text:p>
          </table:table-cell>
          <table:table-cell table:formula="of:=CONCATENATE(&quot;talentflaw.&quot;;ROW();&quot;=&quot;;VLOOKUP(ROW();[Data.$A$2:.$D$500];3;0))" office:value-type="string" office:string-value="talentflaw.40=Acute Hearing">
            <text:p>talentflaw.40=Acute Hearing</text:p>
          </table:table-cell>
          <table:table-cell table:formula="of:=CONCATENATE(&quot;talentflaw.&quot;;ROW();&quot;=&quot;;VLOOKUP(ROW();[Data.$A$2:.$D$500];4;0))" office:value-type="string" office:string-value="talentflaw.40=Oído Fino">
            <text:p>talentflaw.40=Oído F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1=Beeindruckende Geschwindigkeit">
            <text:p>talentflaw.41=Beeindruckende Geschwindigkeit</text:p>
          </table:table-cell>
          <table:table-cell table:formula="of:=CONCATENATE(&quot;talentflaw.&quot;;ROW();&quot;=&quot;;VLOOKUP(ROW();[Data.$A$2:.$D$500];3;0))" office:value-type="string" office:string-value="talentflaw.41=Blazing Speed">
            <text:p>talentflaw.41=Blazing Speed</text:p>
          </table:table-cell>
          <table:table-cell table:formula="of:=CONCATENATE(&quot;talentflaw.&quot;;ROW();&quot;=&quot;;VLOOKUP(ROW();[Data.$A$2:.$D$500];4;0))" office:value-type="string" office:string-value="talentflaw.41=Velocidad Deslumbrante">
            <text:p>talentflaw.41=Velocidad Deslumbra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2=Beeindruckende Konstitution">
            <text:p>talentflaw.42=Beeindruckende Konstitution</text:p>
          </table:table-cell>
          <table:table-cell table:formula="of:=CONCATENATE(&quot;talentflaw.&quot;;ROW();&quot;=&quot;;VLOOKUP(ROW();[Data.$A$2:.$D$500];3;0))" office:value-type="string" office:string-value="talentflaw.42=Natural Physique">
            <text:p>talentflaw.42=Natural Physique</text:p>
          </table:table-cell>
          <table:table-cell table:formula="of:=CONCATENATE(&quot;talentflaw.&quot;;ROW();&quot;=&quot;;VLOOKUP(ROW();[Data.$A$2:.$D$500];4;0))" office:value-type="string" office:string-value="talentflaw.42=Fortaleza Corporal">
            <text:p>talentflaw.42=Fortaleza Corpor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3=Beidhändig">
            <text:p>talentflaw.43=Beidhändig</text:p>
          </table:table-cell>
          <table:table-cell table:formula="of:=CONCATENATE(&quot;talentflaw.&quot;;ROW();&quot;=&quot;;VLOOKUP(ROW();[Data.$A$2:.$D$500];3;0))" office:value-type="string" office:string-value="talentflaw.43=Ambidexterity">
            <text:p>talentflaw.43=Ambidexterity</text:p>
          </table:table-cell>
          <table:table-cell table:formula="of:=CONCATENATE(&quot;talentflaw.&quot;;ROW();&quot;=&quot;;VLOOKUP(ROW();[Data.$A$2:.$D$500];4;0))" office:value-type="string" office:string-value="talentflaw.43=Ambidiestro">
            <text:p>talentflaw.43=Ambidiest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4=Drahtig">
            <text:p>talentflaw.44=Drahtig</text:p>
          </table:table-cell>
          <table:table-cell table:formula="of:=CONCATENATE(&quot;talentflaw.&quot;;ROW();&quot;=&quot;;VLOOKUP(ROW();[Data.$A$2:.$D$500];3;0))" office:value-type="string" office:string-value="talentflaw.44=Tensile">
            <text:p>talentflaw.44=Tensile</text:p>
          </table:table-cell>
          <table:table-cell table:formula="of:=CONCATENATE(&quot;talentflaw.&quot;;ROW();&quot;=&quot;;VLOOKUP(ROW();[Data.$A$2:.$D$500];4;0))" office:value-type="string" office:string-value="talentflaw.44=En Tensión">
            <text:p>talentflaw.44=En Ten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5=Durchdringender Blick">
            <text:p>talentflaw.45=Durchdringender Blick</text:p>
          </table:table-cell>
          <table:table-cell table:formula="of:=CONCATENATE(&quot;talentflaw.&quot;;ROW();&quot;=&quot;;VLOOKUP(ROW();[Data.$A$2:.$D$500];3;0))" office:value-type="string" office:string-value="talentflaw.45=Intense Eyes">
            <text:p>talentflaw.45=Intense Eyes</text:p>
          </table:table-cell>
          <table:table-cell table:formula="of:=CONCATENATE(&quot;talentflaw.&quot;;ROW();&quot;=&quot;;VLOOKUP(ROW();[Data.$A$2:.$D$500];4;0))" office:value-type="string" office:string-value="talentflaw.45=Mirada Intensa">
            <text:p>talentflaw.45=Mirada Inten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6=Eiserner Griff">
            <text:p>talentflaw.46=Eiserner Griff</text:p>
          </table:table-cell>
          <table:table-cell table:formula="of:=CONCATENATE(&quot;talentflaw.&quot;;ROW();&quot;=&quot;;VLOOKUP(ROW();[Data.$A$2:.$D$500];3;0))" office:value-type="string" office:string-value="talentflaw.46=Steel Grip">
            <text:p>talentflaw.46=Steel Grip</text:p>
          </table:table-cell>
          <table:table-cell table:formula="of:=CONCATENATE(&quot;talentflaw.&quot;;ROW();&quot;=&quot;;VLOOKUP(ROW();[Data.$A$2:.$D$500];4;0))" office:value-type="string" office:string-value="talentflaw.46=Agarre del Acero">
            <text:p>talentflaw.46=Agarre del Ac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7=Enorme Sprungkraft">
            <text:p>talentflaw.47=Enorme Sprungkraft</text:p>
          </table:table-cell>
          <table:table-cell table:formula="of:=CONCATENATE(&quot;talentflaw.&quot;;ROW();&quot;=&quot;;VLOOKUP(ROW();[Data.$A$2:.$D$500];3;0))" office:value-type="string" office:string-value="talentflaw.47=High Jumper">
            <text:p>talentflaw.47=High Jumper</text:p>
          </table:table-cell>
          <table:table-cell table:formula="of:=CONCATENATE(&quot;talentflaw.&quot;;ROW();&quot;=&quot;;VLOOKUP(ROW();[Data.$A$2:.$D$500];4;0))" office:value-type="string" office:string-value="talentflaw.47=Salto Potente">
            <text:p>talentflaw.47=Salto Pot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8=Fliegen">
            <text:p>talentflaw.48=Fliegen</text:p>
          </table:table-cell>
          <table:table-cell table:formula="of:=CONCATENATE(&quot;talentflaw.&quot;;ROW();&quot;=&quot;;VLOOKUP(ROW();[Data.$A$2:.$D$500];3;0))" office:value-type="string" office:string-value="talentflaw.48=Flight">
            <text:p>talentflaw.48=Flight</text:p>
          </table:table-cell>
          <table:table-cell table:formula="of:=CONCATENATE(&quot;talentflaw.&quot;;ROW();&quot;=&quot;;VLOOKUP(ROW();[Data.$A$2:.$D$500];4;0))" office:value-type="string" office:string-value="talentflaw.48=Volar">
            <text:p>talentflaw.48=Vol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49=Geruchlos">
            <text:p>talentflaw.49=Geruchlos</text:p>
          </table:table-cell>
          <table:table-cell table:formula="of:=CONCATENATE(&quot;talentflaw.&quot;;ROW();&quot;=&quot;;VLOOKUP(ROW();[Data.$A$2:.$D$500];3;0))" office:value-type="string" office:string-value="talentflaw.49=Neutral Odor">
            <text:p>talentflaw.49=Neutral Odor</text:p>
          </table:table-cell>
          <table:table-cell table:formula="of:=CONCATENATE(&quot;talentflaw.&quot;;ROW();&quot;=&quot;;VLOOKUP(ROW();[Data.$A$2:.$D$500];4;0))" office:value-type="string" office:string-value="talentflaw.49=Olor Neutral">
            <text:p>talentflaw.49=Olor Neutr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0=Geschickte Finger">
            <text:p>talentflaw.50=Geschickte Finger</text:p>
          </table:table-cell>
          <table:table-cell table:formula="of:=CONCATENATE(&quot;talentflaw.&quot;;ROW();&quot;=&quot;;VLOOKUP(ROW();[Data.$A$2:.$D$500];3;0))" office:value-type="string" office:string-value="talentflaw.50=Manual Deftness">
            <text:p>talentflaw.50=Manual Deftness</text:p>
          </table:table-cell>
          <table:table-cell table:formula="of:=CONCATENATE(&quot;talentflaw.&quot;;ROW();&quot;=&quot;;VLOOKUP(ROW();[Data.$A$2:.$D$500];4;0))" office:value-type="string" office:string-value="talentflaw.50=Destreza Manual">
            <text:p>talentflaw.50=Destreza Manu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1=Geschmeidige Handgelenke">
            <text:p>talentflaw.51=Geschmeidige Handgelenke</text:p>
          </table:table-cell>
          <table:table-cell table:formula="of:=CONCATENATE(&quot;talentflaw.&quot;;ROW();&quot;=&quot;;VLOOKUP(ROW();[Data.$A$2:.$D$500];3;0))" office:value-type="string" office:string-value="talentflaw.51=Fluid Wrists">
            <text:p>talentflaw.51=Fluid Wrists</text:p>
          </table:table-cell>
          <table:table-cell table:formula="of:=CONCATENATE(&quot;talentflaw.&quot;;ROW();&quot;=&quot;;VLOOKUP(ROW();[Data.$A$2:.$D$500];4;0))" office:value-type="string" office:string-value="talentflaw.51=Juego de Muñecas">
            <text:p>talentflaw.51=Juego de Muñec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2=Giftbeutel">
            <text:p>talentflaw.52=Giftbeutel</text:p>
          </table:table-cell>
          <table:table-cell table:formula="of:=CONCATENATE(&quot;talentflaw.&quot;;ROW();&quot;=&quot;;VLOOKUP(ROW();[Data.$A$2:.$D$500];3;0))" office:value-type="string" office:string-value="talentflaw.52=Poison Sack">
            <text:p>talentflaw.52=Poison Sack</text:p>
          </table:table-cell>
          <table:table-cell table:formula="of:=CONCATENATE(&quot;talentflaw.&quot;;ROW();&quot;=&quot;;VLOOKUP(ROW();[Data.$A$2:.$D$500];4;0))" office:value-type="string" office:string-value="talentflaw.52=Reserva de Veneno">
            <text:p>talentflaw.52=Reserva de Vene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3=Gleiten">
            <text:p>talentflaw.53=Gleiten</text:p>
          </table:table-cell>
          <table:table-cell table:formula="of:=CONCATENATE(&quot;talentflaw.&quot;;ROW();&quot;=&quot;;VLOOKUP(ROW();[Data.$A$2:.$D$500];3;0))" office:value-type="string" office:string-value="talentflaw.53=Gliding">
            <text:p>talentflaw.53=Gliding</text:p>
          </table:table-cell>
          <table:table-cell table:formula="of:=CONCATENATE(&quot;talentflaw.&quot;;ROW();&quot;=&quot;;VLOOKUP(ROW();[Data.$A$2:.$D$500];4;0))" office:value-type="string" office:string-value="talentflaw.53=Planear">
            <text:p>talentflaw.53=Plane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4=Goldene Kehle">
            <text:p>talentflaw.54=Goldene Kehle</text:p>
          </table:table-cell>
          <table:table-cell table:formula="of:=CONCATENATE(&quot;talentflaw.&quot;;ROW();&quot;=&quot;;VLOOKUP(ROW();[Data.$A$2:.$D$500];3;0))" office:value-type="string" office:string-value="talentflaw.54=Golden Throat">
            <text:p>talentflaw.54=Golden Throat</text:p>
          </table:table-cell>
          <table:table-cell table:formula="of:=CONCATENATE(&quot;talentflaw.&quot;;ROW();&quot;=&quot;;VLOOKUP(ROW();[Data.$A$2:.$D$500];4;0))" office:value-type="string" office:string-value="talentflaw.54=Garganta de Oro">
            <text:p>talentflaw.54=Garganta de O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5=Guter Geruchssinn">
            <text:p>talentflaw.55=Guter Geruchssinn</text:p>
          </table:table-cell>
          <table:table-cell table:formula="of:=CONCATENATE(&quot;talentflaw.&quot;;ROW();&quot;=&quot;;VLOOKUP(ROW();[Data.$A$2:.$D$500];3;0))" office:value-type="string" office:string-value="talentflaw.55=Acute Smell">
            <text:p>talentflaw.55=Acute Smell</text:p>
          </table:table-cell>
          <table:table-cell table:formula="of:=CONCATENATE(&quot;talentflaw.&quot;;ROW();&quot;=&quot;;VLOOKUP(ROW();[Data.$A$2:.$D$500];4;0))" office:value-type="string" office:string-value="talentflaw.55=Olfato Fino">
            <text:p>talentflaw.55=Olfato F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6=Hammerfaust">
            <text:p>talentflaw.56=Hammerfaust</text:p>
          </table:table-cell>
          <table:table-cell table:formula="of:=CONCATENATE(&quot;talentflaw.&quot;;ROW();&quot;=&quot;;VLOOKUP(ROW();[Data.$A$2:.$D$500];3;0))" office:value-type="string" office:string-value="talentflaw.56=Hammerhand">
            <text:p>talentflaw.56=Hammerhand</text:p>
          </table:table-cell>
          <table:table-cell table:formula="of:=CONCATENATE(&quot;talentflaw.&quot;;ROW();&quot;=&quot;;VLOOKUP(ROW();[Data.$A$2:.$D$500];4;0))" office:value-type="string" office:string-value="talentflaw.56=Puñetazo Demoledor">
            <text:p>talentflaw.56=Puñetazo Demoled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7=Hohe Dichte">
            <text:p>talentflaw.57=Hohe Dichte</text:p>
          </table:table-cell>
          <table:table-cell table:formula="of:=CONCATENATE(&quot;talentflaw.&quot;;ROW();&quot;=&quot;;VLOOKUP(ROW();[Data.$A$2:.$D$500];3;0))" office:value-type="string" office:string-value="talentflaw.57=Dense">
            <text:p>talentflaw.57=Dense</text:p>
          </table:table-cell>
          <table:table-cell table:formula="of:=CONCATENATE(&quot;talentflaw.&quot;;ROW();&quot;=&quot;;VLOOKUP(ROW();[Data.$A$2:.$D$500];4;0))" office:value-type="string" office:string-value="talentflaw.57=Denso">
            <text:p>talentflaw.57=Den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8=Hohe Schmerzgrenze">
            <text:p>talentflaw.58=Hohe Schmerzgrenze</text:p>
          </table:table-cell>
          <table:table-cell table:formula="of:=CONCATENATE(&quot;talentflaw.&quot;;ROW();&quot;=&quot;;VLOOKUP(ROW();[Data.$A$2:.$D$500];3;0))" office:value-type="string" office:string-value="talentflaw.58=Pain Resistance">
            <text:p>talentflaw.58=Pain Resistance</text:p>
          </table:table-cell>
          <table:table-cell table:formula="of:=CONCATENATE(&quot;talentflaw.&quot;;ROW();&quot;=&quot;;VLOOKUP(ROW();[Data.$A$2:.$D$500];4;0))" office:value-type="string" office:string-value="talentflaw.58=Resistencia al Dolor">
            <text:p>talentflaw.58=Resistencia al Do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0];3;0))" office:value-type="string" office:string-value="talentflaw.59=Infravision">
            <text:p>talentflaw.59=Infravision</text:p>
          </table:table-cell>
          <table:table-cell table:formula="of:=CONCATENATE(&quot;talentflaw.&quot;;ROW();&quot;=&quot;;VLOOKUP(ROW();[Data.$A$2:.$D$500];4;0))" office:value-type="string" office:string-value="talentflaw.59=Infravisión">
            <text:p>talentflaw.59=Infravi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0=Innerer Kompass">
            <text:p>talentflaw.60=Innerer Kompass</text:p>
          </table:table-cell>
          <table:table-cell table:formula="of:=CONCATENATE(&quot;talentflaw.&quot;;ROW();&quot;=&quot;;VLOOKUP(ROW();[Data.$A$2:.$D$500];3;0))" office:value-type="string" office:string-value="talentflaw.60=Navigation Gift">
            <text:p>talentflaw.60=Navigation Gift</text:p>
          </table:table-cell>
          <table:table-cell table:formula="of:=CONCATENATE(&quot;talentflaw.&quot;;ROW();&quot;=&quot;;VLOOKUP(ROW();[Data.$A$2:.$D$500];4;0))" office:value-type="string" office:string-value="talentflaw.60=Don de la Orientación">
            <text:p>talentflaw.60=Don de la Orient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1=Kälte widerstehen">
            <text:p>talentflaw.61=Kälte widerstehen</text:p>
          </table:table-cell>
          <table:table-cell table:formula="of:=CONCATENATE(&quot;talentflaw.&quot;;ROW();&quot;=&quot;;VLOOKUP(ROW();[Data.$A$2:.$D$500];3;0))" office:value-type="string" office:string-value="talentflaw.61=Cold Resistance">
            <text:p>talentflaw.61=Cold Resistance</text:p>
          </table:table-cell>
          <table:table-cell table:formula="of:=CONCATENATE(&quot;talentflaw.&quot;;ROW();&quot;=&quot;;VLOOKUP(ROW();[Data.$A$2:.$D$500];4;0))" office:value-type="string" office:string-value="talentflaw.61=Resistencia al Frío">
            <text:p>talentflaw.61=Resistencia al Frí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2=Kampfreflexe">
            <text:p>talentflaw.62=Kampfreflexe</text:p>
          </table:table-cell>
          <table:table-cell table:formula="of:=CONCATENATE(&quot;talentflaw.&quot;;ROW();&quot;=&quot;;VLOOKUP(ROW();[Data.$A$2:.$D$500];3;0))" office:value-type="string" office:string-value="talentflaw.62=Combat Reflexes">
            <text:p>talentflaw.62=Combat Reflexes</text:p>
          </table:table-cell>
          <table:table-cell table:formula="of:=CONCATENATE(&quot;talentflaw.&quot;;ROW();&quot;=&quot;;VLOOKUP(ROW();[Data.$A$2:.$D$500];4;0))" office:value-type="string" office:string-value="talentflaw.62=Reflejos de Combate">
            <text:p>talentflaw.62=Reflejos de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3=Kampfschrei">
            <text:p>talentflaw.63=Kampfschrei</text:p>
          </table:table-cell>
          <table:table-cell table:formula="of:=CONCATENATE(&quot;talentflaw.&quot;;ROW();&quot;=&quot;;VLOOKUP(ROW();[Data.$A$2:.$D$500];3;0))" office:value-type="string" office:string-value="talentflaw.63=Battle Cry">
            <text:p>talentflaw.63=Battle Cry</text:p>
          </table:table-cell>
          <table:table-cell table:formula="of:=CONCATENATE(&quot;talentflaw.&quot;;ROW();&quot;=&quot;;VLOOKUP(ROW();[Data.$A$2:.$D$500];4;0))" office:value-type="string" office:string-value="talentflaw.63=Grito de Guerra">
            <text:p>talentflaw.63=Grito de Guer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4=Leichter Schlaf">
            <text:p>talentflaw.64=Leichter Schlaf</text:p>
          </table:table-cell>
          <table:table-cell table:formula="of:=CONCATENATE(&quot;talentflaw.&quot;;ROW();&quot;=&quot;;VLOOKUP(ROW();[Data.$A$2:.$D$500];3;0))" office:value-type="string" office:string-value="talentflaw.64=Light Sleeper">
            <text:p>talentflaw.64=Light Sleeper</text:p>
          </table:table-cell>
          <table:table-cell table:formula="of:=CONCATENATE(&quot;talentflaw.&quot;;ROW();&quot;=&quot;;VLOOKUP(ROW();[Data.$A$2:.$D$500];4;0))" office:value-type="string" office:string-value="talentflaw.64=Sueño Ligero">
            <text:p>talentflaw.64=Sueño Lig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5=Leiser Gang">
            <text:p>talentflaw.65=Leiser Gang</text:p>
          </table:table-cell>
          <table:table-cell table:formula="of:=CONCATENATE(&quot;talentflaw.&quot;;ROW();&quot;=&quot;;VLOOKUP(ROW();[Data.$A$2:.$D$500];3;0))" office:value-type="string" office:string-value="talentflaw.65=Quiet Stride">
            <text:p>talentflaw.65=Quiet Stride</text:p>
          </table:table-cell>
          <table:table-cell table:formula="of:=CONCATENATE(&quot;talentflaw.&quot;;ROW();&quot;=&quot;;VLOOKUP(ROW();[Data.$A$2:.$D$500];4;0))" office:value-type="string" office:string-value="talentflaw.65=Paso Silencioso">
            <text:p>talentflaw.65=Paso Silenc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6=Meister im Schildkampf">
            <text:p>talentflaw.66=Meister im Schildkampf</text:p>
          </table:table-cell>
          <table:table-cell table:formula="of:=CONCATENATE(&quot;talentflaw.&quot;;ROW();&quot;=&quot;;VLOOKUP(ROW();[Data.$A$2:.$D$500];3;0))" office:value-type="string" office:string-value="talentflaw.66=Shield Mastery">
            <text:p>talentflaw.66=Shield Mastery</text:p>
          </table:table-cell>
          <table:table-cell table:formula="of:=CONCATENATE(&quot;talentflaw.&quot;;ROW();&quot;=&quot;;VLOOKUP(ROW();[Data.$A$2:.$D$500];4;0))" office:value-type="string" office:string-value="talentflaw.66=Maestría con el Escudo">
            <text:p>talentflaw.66=Maestría con el Esc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7=Majestätisches Auftreten">
            <text:p>talentflaw.67=Majestätisches Auftreten</text:p>
          </table:table-cell>
          <table:table-cell table:formula="of:=CONCATENATE(&quot;talentflaw.&quot;;ROW();&quot;=&quot;;VLOOKUP(ROW();[Data.$A$2:.$D$500];3;0))" office:value-type="string" office:string-value="talentflaw.67=Commanding Demeanor">
            <text:p>talentflaw.67=Commanding Demeanor</text:p>
          </table:table-cell>
          <table:table-cell table:formula="of:=CONCATENATE(&quot;talentflaw.&quot;;ROW();&quot;=&quot;;VLOOKUP(ROW();[Data.$A$2:.$D$500];4;0))" office:value-type="string" office:string-value="talentflaw.67=Conducta de Mando">
            <text:p>talentflaw.67=Conducta de Man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8=Musikalisches Gehör">
            <text:p>talentflaw.68=Musikalisches Gehör</text:p>
          </table:table-cell>
          <table:table-cell table:formula="of:=CONCATENATE(&quot;talentflaw.&quot;;ROW();&quot;=&quot;;VLOOKUP(ROW();[Data.$A$2:.$D$500];3;0))" office:value-type="string" office:string-value="talentflaw.68=Ear for Music">
            <text:p>talentflaw.68=Ear for Music</text:p>
          </table:table-cell>
          <table:table-cell table:formula="of:=CONCATENATE(&quot;talentflaw.&quot;;ROW();&quot;=&quot;;VLOOKUP(ROW();[Data.$A$2:.$D$500];4;0))" office:value-type="string" office:string-value="talentflaw.68=Oído para la Música">
            <text:p>talentflaw.68=Oído para la Mús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69=Nachhallende Kraft">
            <text:p>talentflaw.69=Nachhallende Kraft</text:p>
          </table:table-cell>
          <table:table-cell table:formula="of:=CONCATENATE(&quot;talentflaw.&quot;;ROW();&quot;=&quot;;VLOOKUP(ROW();[Data.$A$2:.$D$500];3;0))" office:value-type="string" office:string-value="talentflaw.69=Reverberative Strength">
            <text:p>talentflaw.69=Reverberative Strength</text:p>
          </table:table-cell>
          <table:table-cell table:formula="of:=CONCATENATE(&quot;talentflaw.&quot;;ROW();&quot;=&quot;;VLOOKUP(ROW();[Data.$A$2:.$D$500];4;0))" office:value-type="string" office:string-value="talentflaw.69=Fuerza Reverberante">
            <text:p>talentflaw.69=Fuerza Reverbera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0=Nachtsicht">
            <text:p>talentflaw.70=Nachtsicht</text:p>
          </table:table-cell>
          <table:table-cell table:formula="of:=CONCATENATE(&quot;talentflaw.&quot;;ROW();&quot;=&quot;;VLOOKUP(ROW();[Data.$A$2:.$D$500];3;0))" office:value-type="string" office:string-value="talentflaw.70=Nightvision">
            <text:p>talentflaw.70=Nightvision</text:p>
          </table:table-cell>
          <table:table-cell table:formula="of:=CONCATENATE(&quot;talentflaw.&quot;;ROW();&quot;=&quot;;VLOOKUP(ROW();[Data.$A$2:.$D$500];4;0))" office:value-type="string" office:string-value="talentflaw.70=Visión Nocturna">
            <text:p>talentflaw.70=Visión Nocturn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1=Natürliche Waffen">
            <text:p>talentflaw.71=Natürliche Waffen</text:p>
          </table:table-cell>
          <table:table-cell table:formula="of:=CONCATENATE(&quot;talentflaw.&quot;;ROW();&quot;=&quot;;VLOOKUP(ROW();[Data.$A$2:.$D$500];3;0))" office:value-type="string" office:string-value="talentflaw.71=Natural Weapon">
            <text:p>talentflaw.71=Natural Weapon</text:p>
          </table:table-cell>
          <table:table-cell table:formula="of:=CONCATENATE(&quot;talentflaw.&quot;;ROW();&quot;=&quot;;VLOOKUP(ROW();[Data.$A$2:.$D$500];4;0))" office:value-type="string" office:string-value="talentflaw.71=Arma Natural">
            <text:p>talentflaw.71=Arma Natur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2=Peripheres Sehen">
            <text:p>talentflaw.72=Peripheres Sehen</text:p>
          </table:table-cell>
          <table:table-cell table:formula="of:=CONCATENATE(&quot;talentflaw.&quot;;ROW();&quot;=&quot;;VLOOKUP(ROW();[Data.$A$2:.$D$500];3;0))" office:value-type="string" office:string-value="talentflaw.72=Peripheral Vision">
            <text:p>talentflaw.72=Peripheral Vision</text:p>
          </table:table-cell>
          <table:table-cell table:formula="of:=CONCATENATE(&quot;talentflaw.&quot;;ROW();&quot;=&quot;;VLOOKUP(ROW();[Data.$A$2:.$D$500];4;0))" office:value-type="string" office:string-value="talentflaw.72=Visión Periférica">
            <text:p>talentflaw.72=Visión Perifér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0];3;0))" office:value-type="string" office:string-value="talentflaw.73=Regeneration">
            <text:p>talentflaw.73=Regeneration</text:p>
          </table:table-cell>
          <table:table-cell table:formula="of:=CONCATENATE(&quot;talentflaw.&quot;;ROW();&quot;=&quot;;VLOOKUP(ROW();[Data.$A$2:.$D$500];4;0))" office:value-type="string" office:string-value="talentflaw.73=Regeneración">
            <text:p>talentflaw.73=Regener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4=Resistenz gegen Hitze">
            <text:p>talentflaw.74=Resistenz gegen Hitze</text:p>
          </table:table-cell>
          <table:table-cell table:formula="of:=CONCATENATE(&quot;talentflaw.&quot;;ROW();&quot;=&quot;;VLOOKUP(ROW();[Data.$A$2:.$D$500];3;0))" office:value-type="string" office:string-value="talentflaw.74=Heat Resistance">
            <text:p>talentflaw.74=Heat Resistance</text:p>
          </table:table-cell>
          <table:table-cell table:formula="of:=CONCATENATE(&quot;talentflaw.&quot;;ROW();&quot;=&quot;;VLOOKUP(ROW();[Data.$A$2:.$D$500];4;0))" office:value-type="string" office:string-value="talentflaw.74=Resistencia al Calor">
            <text:p>talentflaw.74=Resistencia al Ca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5=Riesenwuchs">
            <text:p>talentflaw.75=Riesenwuchs</text:p>
          </table:table-cell>
          <table:table-cell table:formula="of:=CONCATENATE(&quot;talentflaw.&quot;;ROW();&quot;=&quot;;VLOOKUP(ROW();[Data.$A$2:.$D$500];3;0))" office:value-type="string" office:string-value="talentflaw.75=Giantism">
            <text:p>talentflaw.75=Giantism</text:p>
          </table:table-cell>
          <table:table-cell table:formula="of:=CONCATENATE(&quot;talentflaw.&quot;;ROW();&quot;=&quot;;VLOOKUP(ROW();[Data.$A$2:.$D$500];4;0))" office:value-type="string" office:string-value="talentflaw.75=Gigantismo">
            <text:p>talentflaw.75=Gigantism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6=Schlangenmensch">
            <text:p>talentflaw.76=Schlangenmensch</text:p>
          </table:table-cell>
          <table:table-cell table:formula="of:=CONCATENATE(&quot;talentflaw.&quot;;ROW();&quot;=&quot;;VLOOKUP(ROW();[Data.$A$2:.$D$500];3;0))" office:value-type="string" office:string-value="talentflaw.76=Nimble Skeleton">
            <text:p>talentflaw.76=Nimble Skeleton</text:p>
          </table:table-cell>
          <table:table-cell table:formula="of:=CONCATENATE(&quot;talentflaw.&quot;;ROW();&quot;=&quot;;VLOOKUP(ROW();[Data.$A$2:.$D$500];4;0))" office:value-type="string" office:string-value="talentflaw.76=Esqueleto Flexible">
            <text:p>talentflaw.76=Esqueleto Flexi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7=Schmerz ignorieren">
            <text:p>talentflaw.77=Schmerz ignorieren</text:p>
          </table:table-cell>
          <table:table-cell table:formula="of:=CONCATENATE(&quot;talentflaw.&quot;;ROW();&quot;=&quot;;VLOOKUP(ROW();[Data.$A$2:.$D$500];3;0))" office:value-type="string" office:string-value="talentflaw.77=Tolerance">
            <text:p>talentflaw.77=Tolerance</text:p>
          </table:table-cell>
          <table:table-cell table:formula="of:=CONCATENATE(&quot;talentflaw.&quot;;ROW();&quot;=&quot;;VLOOKUP(ROW();[Data.$A$2:.$D$500];4;0))" office:value-type="string" office:string-value="talentflaw.77=Tolerance">
            <text:p>talentflaw.77=Toleranc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8=Schnelle Erholung">
            <text:p>talentflaw.78=Schnelle Erholung</text:p>
          </table:table-cell>
          <table:table-cell table:formula="of:=CONCATENATE(&quot;talentflaw.&quot;;ROW();&quot;=&quot;;VLOOKUP(ROW();[Data.$A$2:.$D$500];3;0))" office:value-type="string" office:string-value="talentflaw.78=Accelerated Mending">
            <text:p>talentflaw.78=Accelerated Mending</text:p>
          </table:table-cell>
          <table:table-cell table:formula="of:=CONCATENATE(&quot;talentflaw.&quot;;ROW();&quot;=&quot;;VLOOKUP(ROW();[Data.$A$2:.$D$500];4;0))" office:value-type="string" office:string-value="talentflaw.78=Curación Rápida">
            <text:p>talentflaw.78=Curación Rápi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79=Sopranstimme">
            <text:p>talentflaw.79=Sopranstimme</text:p>
          </table:table-cell>
          <table:table-cell table:formula="of:=CONCATENATE(&quot;talentflaw.&quot;;ROW();&quot;=&quot;;VLOOKUP(ROW();[Data.$A$2:.$D$500];3;0))" office:value-type="string" office:string-value="talentflaw.79=High Range Voice">
            <text:p>talentflaw.79=High Range Voice</text:p>
          </table:table-cell>
          <table:table-cell table:formula="of:=CONCATENATE(&quot;talentflaw.&quot;;ROW();&quot;=&quot;;VLOOKUP(ROW();[Data.$A$2:.$D$500];4;0))" office:value-type="string" office:string-value="talentflaw.79=Voz Poderosa">
            <text:p>talentflaw.79=Voz Podero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0=Standfest">
            <text:p>talentflaw.80=Standfest</text:p>
          </table:table-cell>
          <table:table-cell table:formula="of:=CONCATENATE(&quot;talentflaw.&quot;;ROW();&quot;=&quot;;VLOOKUP(ROW();[Data.$A$2:.$D$500];3;0))" office:value-type="string" office:string-value="talentflaw.80=Sturdy Build">
            <text:p>talentflaw.80=Sturdy Build</text:p>
          </table:table-cell>
          <table:table-cell table:formula="of:=CONCATENATE(&quot;talentflaw.&quot;;ROW();&quot;=&quot;;VLOOKUP(ROW();[Data.$A$2:.$D$500];4;0))" office:value-type="string" office:string-value="talentflaw.80=Fornido">
            <text:p>talentflaw.80=Forn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1=Starke Lungen">
            <text:p>talentflaw.81=Starke Lungen</text:p>
          </table:table-cell>
          <table:table-cell table:formula="of:=CONCATENATE(&quot;talentflaw.&quot;;ROW();&quot;=&quot;;VLOOKUP(ROW();[Data.$A$2:.$D$500];3;0))" office:value-type="string" office:string-value="talentflaw.81=Strong Lungs">
            <text:p>talentflaw.81=Strong Lungs</text:p>
          </table:table-cell>
          <table:table-cell table:formula="of:=CONCATENATE(&quot;talentflaw.&quot;;ROW();&quot;=&quot;;VLOOKUP(ROW();[Data.$A$2:.$D$500];4;0))" office:value-type="string" office:string-value="talentflaw.81=Pulmones Poderosos">
            <text:p>talentflaw.81=Pulmones Poderos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2=Starker Arm">
            <text:p>talentflaw.82=Starker Arm</text:p>
          </table:table-cell>
          <table:table-cell table:formula="of:=CONCATENATE(&quot;talentflaw.&quot;;ROW();&quot;=&quot;;VLOOKUP(ROW();[Data.$A$2:.$D$500];3;0))" office:value-type="string" office:string-value="talentflaw.82=Great Arm">
            <text:p>talentflaw.82=Great Arm</text:p>
          </table:table-cell>
          <table:table-cell table:formula="of:=CONCATENATE(&quot;talentflaw.&quot;;ROW();&quot;=&quot;;VLOOKUP(ROW();[Data.$A$2:.$D$500];4;0))" office:value-type="string" office:string-value="talentflaw.82=Brazo Poderoso">
            <text:p>talentflaw.82=Brazo Poder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3=Übernatürliches Durchhaltevermögen">
            <text:p>talentflaw.83=Übernatürliches Durchhaltevermögen</text:p>
          </table:table-cell>
          <table:table-cell table:formula="of:=CONCATENATE(&quot;talentflaw.&quot;;ROW();&quot;=&quot;;VLOOKUP(ROW();[Data.$A$2:.$D$500];3;0))" office:value-type="string" office:string-value="talentflaw.83=Unnatural Stamina">
            <text:p>talentflaw.83=Unnatural Stamina</text:p>
          </table:table-cell>
          <table:table-cell table:formula="of:=CONCATENATE(&quot;talentflaw.&quot;;ROW();&quot;=&quot;;VLOOKUP(ROW();[Data.$A$2:.$D$500];4;0))" office:value-type="string" office:string-value="talentflaw.83=Resistencia Anormal">
            <text:p>talentflaw.83=Resistencia Anorm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4=Unauffällig">
            <text:p>talentflaw.84=Unauffällig</text:p>
          </table:table-cell>
          <table:table-cell table:formula="of:=CONCATENATE(&quot;talentflaw.&quot;;ROW();&quot;=&quot;;VLOOKUP(ROW();[Data.$A$2:.$D$500];3;0))" office:value-type="string" office:string-value="talentflaw.84=Subtle">
            <text:p>talentflaw.84=Subtle</text:p>
          </table:table-cell>
          <table:table-cell table:formula="of:=CONCATENATE(&quot;talentflaw.&quot;;ROW();&quot;=&quot;;VLOOKUP(ROW();[Data.$A$2:.$D$500];4;0))" office:value-type="string" office:string-value="talentflaw.84=Sutil">
            <text:p>talentflaw.84=Suti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5=Unterbewusste Vorbereitung">
            <text:p>talentflaw.85=Unterbewusste Vorbereitung</text:p>
          </table:table-cell>
          <table:table-cell table:formula="of:=CONCATENATE(&quot;talentflaw.&quot;;ROW();&quot;=&quot;;VLOOKUP(ROW();[Data.$A$2:.$D$500];3;0))" office:value-type="string" office:string-value="talentflaw.85=Subconscious Preparation">
            <text:p>talentflaw.85=Subconscious Preparation</text:p>
          </table:table-cell>
          <table:table-cell table:formula="of:=CONCATENATE(&quot;talentflaw.&quot;;ROW();&quot;=&quot;;VLOOKUP(ROW();[Data.$A$2:.$D$500];4;0))" office:value-type="string" office:string-value="talentflaw.85=Preparación Subconsciente">
            <text:p>talentflaw.85=Preparación Subconsci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6=Unverwüstlich">
            <text:p>talentflaw.86=Unverwüstlich</text:p>
          </table:table-cell>
          <table:table-cell table:formula="of:=CONCATENATE(&quot;talentflaw.&quot;;ROW();&quot;=&quot;;VLOOKUP(ROW();[Data.$A$2:.$D$500];3;0))" office:value-type="string" office:string-value="talentflaw.86=Resilient">
            <text:p>talentflaw.86=Resilient</text:p>
          </table:table-cell>
          <table:table-cell table:formula="of:=CONCATENATE(&quot;talentflaw.&quot;;ROW();&quot;=&quot;;VLOOKUP(ROW();[Data.$A$2:.$D$500];4;0))" office:value-type="string" office:string-value="talentflaw.86=Elástico">
            <text:p>talentflaw.86=Elás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7=Widerstandsfähige Haut">
            <text:p>talentflaw.87=Widerstandsfähige Haut</text:p>
          </table:table-cell>
          <table:table-cell table:formula="of:=CONCATENATE(&quot;talentflaw.&quot;;ROW();&quot;=&quot;;VLOOKUP(ROW();[Data.$A$2:.$D$500];3;0))" office:value-type="string" office:string-value="talentflaw.87=Tough Skin">
            <text:p>talentflaw.87=Tough Skin</text:p>
          </table:table-cell>
          <table:table-cell table:formula="of:=CONCATENATE(&quot;talentflaw.&quot;;ROW();&quot;=&quot;;VLOOKUP(ROW();[Data.$A$2:.$D$500];4;0))" office:value-type="string" office:string-value="talentflaw.87=Piel Gruesa">
            <text:p>talentflaw.87=Piel Grue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8=Zielsicher">
            <text:p>talentflaw.88=Zielsicher</text:p>
          </table:table-cell>
          <table:table-cell table:formula="of:=CONCATENATE(&quot;talentflaw.&quot;;ROW();&quot;=&quot;;VLOOKUP(ROW();[Data.$A$2:.$D$500];3;0))" office:value-type="string" office:string-value="talentflaw.88=Dead Eye">
            <text:p>talentflaw.88=Dead Eye</text:p>
          </table:table-cell>
          <table:table-cell table:formula="of:=CONCATENATE(&quot;talentflaw.&quot;;ROW();&quot;=&quot;;VLOOKUP(ROW();[Data.$A$2:.$D$500];4;0))" office:value-type="string" office:string-value="talentflaw.88=Ojo Certero">
            <text:p>talentflaw.88=Ojo Cert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89=Zusätzliche Gliedmaße">
            <text:p>talentflaw.89=Zusätzliche Gliedmaße</text:p>
          </table:table-cell>
          <table:table-cell table:formula="of:=CONCATENATE(&quot;talentflaw.&quot;;ROW();&quot;=&quot;;VLOOKUP(ROW();[Data.$A$2:.$D$500];3;0))" office:value-type="string" office:string-value="talentflaw.89=Extra Limbs">
            <text:p>talentflaw.89=Extra Limbs</text:p>
          </table:table-cell>
          <table:table-cell table:formula="of:=CONCATENATE(&quot;talentflaw.&quot;;ROW();&quot;=&quot;;VLOOKUP(ROW();[Data.$A$2:.$D$500];4;0))" office:value-type="string" office:string-value="talentflaw.89=Miembros Adicionales">
            <text:p>talentflaw.89=Miembros Adiciona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0=Zwergenwuchs">
            <text:p>talentflaw.90=Zwergenwuchs</text:p>
          </table:table-cell>
          <table:table-cell table:formula="of:=CONCATENATE(&quot;talentflaw.&quot;;ROW();&quot;=&quot;;VLOOKUP(ROW();[Data.$A$2:.$D$500];3;0))" office:value-type="string" office:string-value="talentflaw.90=Dwarfism">
            <text:p>talentflaw.90=Dwarfism</text:p>
          </table:table-cell>
          <table:table-cell table:formula="of:=CONCATENATE(&quot;talentflaw.&quot;;ROW();&quot;=&quot;;VLOOKUP(ROW();[Data.$A$2:.$D$500];4;0))" office:value-type="string" office:string-value="talentflaw.90=Enanismo">
            <text:p>talentflaw.90=Enanism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1=Adlerblick">
            <text:p>talentflaw.91=Adlerblick</text:p>
          </table:table-cell>
          <table:table-cell table:formula="of:=CONCATENATE(&quot;talentflaw.&quot;;ROW();&quot;=&quot;;VLOOKUP(ROW();[Data.$A$2:.$D$500];3;0))" office:value-type="string" office:string-value="talentflaw.91=Look of Eagles">
            <text:p>talentflaw.91=Look of Eagles</text:p>
          </table:table-cell>
          <table:table-cell table:formula="of:=CONCATENATE(&quot;talentflaw.&quot;;ROW();&quot;=&quot;;VLOOKUP(ROW();[Data.$A$2:.$D$500];4;0))" office:value-type="string" office:string-value="talentflaw.91=Majestuosidad de Águila">
            <text:p>talentflaw.91=Majestuosidad de Águil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0];3;0))" office:value-type="string" office:string-value="talentflaw.92=Aggression">
            <text:p>talentflaw.92=Aggression</text:p>
          </table:table-cell>
          <table:table-cell table:formula="of:=CONCATENATE(&quot;talentflaw.&quot;;ROW();&quot;=&quot;;VLOOKUP(ROW();[Data.$A$2:.$D$500];4;0))" office:value-type="string" office:string-value="talentflaw.92=Agresividad">
            <text:p>talentflaw.92=Agresiv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3=Äthersicht">
            <text:p>talentflaw.93=Äthersicht</text:p>
          </table:table-cell>
          <table:table-cell table:formula="of:=CONCATENATE(&quot;talentflaw.&quot;;ROW();&quot;=&quot;;VLOOKUP(ROW();[Data.$A$2:.$D$500];3;0))" office:value-type="string" office:string-value="talentflaw.93=Ethereal Sight">
            <text:p>talentflaw.93=Ethereal Sight</text:p>
          </table:table-cell>
          <table:table-cell table:formula="of:=CONCATENATE(&quot;talentflaw.&quot;;ROW();&quot;=&quot;;VLOOKUP(ROW();[Data.$A$2:.$D$500];4;0))" office:value-type="string" office:string-value="talentflaw.93=Visión Etérea">
            <text:p>talentflaw.93=Visión Etére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0];3;0))" office:value-type="string" office:string-value="talentflaw.94=Aura">
            <text:p>talentflaw.94=Aura</text:p>
          </table:table-cell>
          <table:table-cell table:formula="of:=CONCATENATE(&quot;talentflaw.&quot;;ROW();&quot;=&quot;;VLOOKUP(ROW();[Data.$A$2:.$D$500];4;0))" office:value-type="string" office:string-value="talentflaw.94=Aura">
            <text:p>talentflaw.94=Au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5=Außergewöhnliche magische Begabung">
            <text:p>talentflaw.95=Außergewöhnliche magische Begabung</text:p>
          </table:table-cell>
          <table:table-cell table:formula="of:=CONCATENATE(&quot;talentflaw.&quot;;ROW();&quot;=&quot;;VLOOKUP(ROW();[Data.$A$2:.$D$500];3;0))" office:value-type="string" office:string-value="talentflaw.95=Exceptional Magical Ability">
            <text:p>talentflaw.95=Exceptional Magical Ability</text:p>
          </table:table-cell>
          <table:table-cell table:formula="of:=CONCATENATE(&quot;talentflaw.&quot;;ROW();&quot;=&quot;;VLOOKUP(ROW();[Data.$A$2:.$D$500];4;0))" office:value-type="string" office:string-value="talentflaw.95=Capacidad Mágica Excepcional">
            <text:p>talentflaw.95=Capacidad Mágica Excepcion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6=Erzmagische Fähigkeiten">
            <text:p>talentflaw.96=Erzmagische Fähigkeiten</text:p>
          </table:table-cell>
          <table:table-cell table:formula="of:=CONCATENATE(&quot;talentflaw.&quot;;ROW();&quot;=&quot;;VLOOKUP(ROW();[Data.$A$2:.$D$500];3;0))" office:value-type="string" office:string-value="talentflaw.96=Archmage Abilities">
            <text:p>talentflaw.96=Archmage Abilities</text:p>
          </table:table-cell>
          <table:table-cell table:formula="of:=CONCATENATE(&quot;talentflaw.&quot;;ROW();&quot;=&quot;;VLOOKUP(ROW();[Data.$A$2:.$D$500];4;0))" office:value-type="string" office:string-value="talentflaw.96=Habilidades de Archimago">
            <text:p>talentflaw.96=Habilidades de Archimag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7=Geborener Magier">
            <text:p>talentflaw.97=Geborener Magier</text:p>
          </table:table-cell>
          <table:table-cell table:formula="of:=CONCATENATE(&quot;talentflaw.&quot;;ROW();&quot;=&quot;;VLOOKUP(ROW();[Data.$A$2:.$D$500];3;0))" office:value-type="string" office:string-value="talentflaw.97=Archetype">
            <text:p>talentflaw.97=Archetype</text:p>
          </table:table-cell>
          <table:table-cell table:formula="of:=CONCATENATE(&quot;talentflaw.&quot;;ROW();&quot;=&quot;;VLOOKUP(ROW();[Data.$A$2:.$D$500];4;0))" office:value-type="string" office:string-value="talentflaw.97=Prototipo">
            <text:p>talentflaw.97=Prototip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8=Geborener Zauberer">
            <text:p>talentflaw.98=Geborener Zauberer</text:p>
          </table:table-cell>
          <table:table-cell table:formula="of:=CONCATENATE(&quot;talentflaw.&quot;;ROW();&quot;=&quot;;VLOOKUP(ROW();[Data.$A$2:.$D$500];3;0))" office:value-type="string" office:string-value="talentflaw.98=Innate Magician">
            <text:p>talentflaw.98=Innate Magician</text:p>
          </table:table-cell>
          <table:table-cell table:formula="of:=CONCATENATE(&quot;talentflaw.&quot;;ROW();&quot;=&quot;;VLOOKUP(ROW();[Data.$A$2:.$D$500];4;0))" office:value-type="string" office:string-value="talentflaw.98=Mago Nato">
            <text:p>talentflaw.98=Mago N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99=Gefahreninstinkt">
            <text:p>talentflaw.99=Gefahreninstinkt</text:p>
          </table:table-cell>
          <table:table-cell table:formula="of:=CONCATENATE(&quot;talentflaw.&quot;;ROW();&quot;=&quot;;VLOOKUP(ROW();[Data.$A$2:.$D$500];3;0))" office:value-type="string" office:string-value="talentflaw.99=Danger Sense">
            <text:p>talentflaw.99=Danger Sense</text:p>
          </table:table-cell>
          <table:table-cell table:formula="of:=CONCATENATE(&quot;talentflaw.&quot;;ROW();&quot;=&quot;;VLOOKUP(ROW();[Data.$A$2:.$D$500];4;0))" office:value-type="string" office:string-value="talentflaw.99=Sentido del Peligro">
            <text:p>talentflaw.99=Sentido del Pelig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0=Gespür für das Schicksal">
            <text:p>talentflaw.100=Gespür für das Schicksal</text:p>
          </table:table-cell>
          <table:table-cell table:formula="of:=CONCATENATE(&quot;talentflaw.&quot;;ROW();&quot;=&quot;;VLOOKUP(ROW();[Data.$A$2:.$D$500];3;0))" office:value-type="string" office:string-value="talentflaw.100=Destiny Sense">
            <text:p>talentflaw.100=Destiny Sense</text:p>
          </table:table-cell>
          <table:table-cell table:formula="of:=CONCATENATE(&quot;talentflaw.&quot;;ROW();&quot;=&quot;;VLOOKUP(ROW();[Data.$A$2:.$D$500];4;0))" office:value-type="string" office:string-value="talentflaw.100=Sentido del Destino">
            <text:p>talentflaw.100=Sentido del Dest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1=Magieresistenz">
            <text:p>talentflaw.101=Magieresistenz</text:p>
          </table:table-cell>
          <table:table-cell table:formula="of:=CONCATENATE(&quot;talentflaw.&quot;;ROW();&quot;=&quot;;VLOOKUP(ROW();[Data.$A$2:.$D$500];3;0))" office:value-type="string" office:string-value="talentflaw.101=Magical Resistance">
            <text:p>talentflaw.101=Magical Resistance</text:p>
          </table:table-cell>
          <table:table-cell table:formula="of:=CONCATENATE(&quot;talentflaw.&quot;;ROW();&quot;=&quot;;VLOOKUP(ROW();[Data.$A$2:.$D$500];4;0))" office:value-type="string" office:string-value="talentflaw.101=Resistencia Mágica">
            <text:p>talentflaw.101=Resistencia Mág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2=Magische Neigung">
            <text:p>talentflaw.102=Magische Neigung</text:p>
          </table:table-cell>
          <table:table-cell table:formula="of:=CONCATENATE(&quot;talentflaw.&quot;;ROW();&quot;=&quot;;VLOOKUP(ROW();[Data.$A$2:.$D$500];3;0))" office:value-type="string" office:string-value="talentflaw.102=Magical Affinity">
            <text:p>talentflaw.102=Magical Affinity</text:p>
          </table:table-cell>
          <table:table-cell table:formula="of:=CONCATENATE(&quot;talentflaw.&quot;;ROW();&quot;=&quot;;VLOOKUP(ROW();[Data.$A$2:.$D$500];4;0))" office:value-type="string" office:string-value="talentflaw.102=Afinidad Mágica">
            <text:p>talentflaw.102=Afinidad Mág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3=Mana lesen">
            <text:p>talentflaw.103=Mana lesen</text:p>
          </table:table-cell>
          <table:table-cell table:formula="of:=CONCATENATE(&quot;talentflaw.&quot;;ROW();&quot;=&quot;;VLOOKUP(ROW();[Data.$A$2:.$D$500];3;0))" office:value-type="string" office:string-value="talentflaw.103=Mana Reading">
            <text:p>talentflaw.103=Mana Reading</text:p>
          </table:table-cell>
          <table:table-cell table:formula="of:=CONCATENATE(&quot;talentflaw.&quot;;ROW();&quot;=&quot;;VLOOKUP(ROW();[Data.$A$2:.$D$500];4;0))" office:value-type="string" office:string-value="talentflaw.103=Sintonizado con el Poder">
            <text:p>talentflaw.103=Sintonizado con el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4=Mana spüren">
            <text:p>talentflaw.104=Mana spüren</text:p>
          </table:table-cell>
          <table:table-cell table:formula="of:=CONCATENATE(&quot;talentflaw.&quot;;ROW();&quot;=&quot;;VLOOKUP(ROW();[Data.$A$2:.$D$500];3;0))" office:value-type="string" office:string-value="talentflaw.104=Mana Sensing">
            <text:p>talentflaw.104=Mana Sensing</text:p>
          </table:table-cell>
          <table:table-cell table:formula="of:=CONCATENATE(&quot;talentflaw.&quot;;ROW();&quot;=&quot;;VLOOKUP(ROW();[Data.$A$2:.$D$500];4;0))" office:value-type="string" office:string-value="talentflaw.104=Sensible al Poder">
            <text:p>talentflaw.104=Sensible al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5=Sachkunde der Magie">
            <text:p>talentflaw.105=Sachkunde der Magie</text:p>
          </table:table-cell>
          <table:table-cell table:formula="of:=CONCATENATE(&quot;talentflaw.&quot;;ROW();&quot;=&quot;;VLOOKUP(ROW();[Data.$A$2:.$D$500];3;0))" office:value-type="string" office:string-value="talentflaw.105=Item Lore">
            <text:p>talentflaw.105=Item Lore</text:p>
          </table:table-cell>
          <table:table-cell table:formula="of:=CONCATENATE(&quot;talentflaw.&quot;;ROW();&quot;=&quot;;VLOOKUP(ROW();[Data.$A$2:.$D$500];4;0))" office:value-type="string" office:string-value="talentflaw.105=Conocimiento sobre Objetos">
            <text:p>talentflaw.105=Conocimiento sobre Objet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6=Sphärenreise">
            <text:p>talentflaw.106=Sphärenreise</text:p>
          </table:table-cell>
          <table:table-cell table:formula="of:=CONCATENATE(&quot;talentflaw.&quot;;ROW();&quot;=&quot;;VLOOKUP(ROW();[Data.$A$2:.$D$500];3;0))" office:value-type="string" office:string-value="talentflaw.106=Planar Travel">
            <text:p>talentflaw.106=Planar Travel</text:p>
          </table:table-cell>
          <table:table-cell table:formula="of:=CONCATENATE(&quot;talentflaw.&quot;;ROW();&quot;=&quot;;VLOOKUP(ROW();[Data.$A$2:.$D$500];4;0))" office:value-type="string" office:string-value="talentflaw.106=Viajero Planar">
            <text:p>talentflaw.106=Viajero Plan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7=Sprachgewalt">
            <text:p>talentflaw.107=Sprachgewalt</text:p>
          </table:table-cell>
          <table:table-cell table:formula="of:=CONCATENATE(&quot;talentflaw.&quot;;ROW();&quot;=&quot;;VLOOKUP(ROW();[Data.$A$2:.$D$500];3;0))" office:value-type="string" office:string-value="talentflaw.107=Spatial Skills">
            <text:p>talentflaw.107=Spatial Skills</text:p>
          </table:table-cell>
          <table:table-cell table:formula="of:=CONCATENATE(&quot;talentflaw.&quot;;ROW();&quot;=&quot;;VLOOKUP(ROW();[Data.$A$2:.$D$500];4;0))" office:value-type="string" office:string-value="talentflaw.107=Habilidades de Espacio">
            <text:p>talentflaw.107=Habilidades de Espac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8=Transzendenz">
            <text:p>talentflaw.108=Transzendenz</text:p>
          </table:table-cell>
          <table:table-cell table:formula="of:=CONCATENATE(&quot;talentflaw.&quot;;ROW();&quot;=&quot;;VLOOKUP(ROW();[Data.$A$2:.$D$500];3;0))" office:value-type="string" office:string-value="talentflaw.108=Transcendence">
            <text:p>talentflaw.108=Transcendence</text:p>
          </table:table-cell>
          <table:table-cell table:formula="of:=CONCATENATE(&quot;talentflaw.&quot;;ROW();&quot;=&quot;;VLOOKUP(ROW();[Data.$A$2:.$D$500];4;0))" office:value-type="string" office:string-value="talentflaw.108=Trascender">
            <text:p>talentflaw.108=Trascen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09=Übernatürliche Verbindung">
            <text:p>talentflaw.109=Übernatürliche Verbindung</text:p>
          </table:table-cell>
          <table:table-cell table:formula="of:=CONCATENATE(&quot;talentflaw.&quot;;ROW();&quot;=&quot;;VLOOKUP(ROW();[Data.$A$2:.$D$500];3;0))" office:value-type="string" office:string-value="talentflaw.109=Ethereal Tie">
            <text:p>talentflaw.109=Ethereal Tie</text:p>
          </table:table-cell>
          <table:table-cell table:formula="of:=CONCATENATE(&quot;talentflaw.&quot;;ROW();&quot;=&quot;;VLOOKUP(ROW();[Data.$A$2:.$D$500];4;0))" office:value-type="string" office:string-value="talentflaw.109=Lazos Etéreos">
            <text:p>talentflaw.109=Lazos Etére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0=Widerstandskraft">
            <text:p>talentflaw.110=Widerstandskraft</text:p>
          </table:table-cell>
          <table:table-cell table:formula="of:=CONCATENATE(&quot;talentflaw.&quot;;ROW();&quot;=&quot;;VLOOKUP(ROW();[Data.$A$2:.$D$500];3;0))" office:value-type="string" office:string-value="talentflaw.110=Resistance">
            <text:p>talentflaw.110=Resistance</text:p>
          </table:table-cell>
          <table:table-cell table:formula="of:=CONCATENATE(&quot;talentflaw.&quot;;ROW();&quot;=&quot;;VLOOKUP(ROW();[Data.$A$2:.$D$500];4;0))" office:value-type="string" office:string-value="talentflaw.110=Resistente">
            <text:p>talentflaw.110=Resist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1=Wissen um Runen">
            <text:p>talentflaw.111=Wissen um Runen</text:p>
          </table:table-cell>
          <table:table-cell table:formula="of:=CONCATENATE(&quot;talentflaw.&quot;;ROW();&quot;=&quot;;VLOOKUP(ROW();[Data.$A$2:.$D$500];3;0))" office:value-type="string" office:string-value="talentflaw.111=Runic Lore">
            <text:p>talentflaw.111=Runic Lore</text:p>
          </table:table-cell>
          <table:table-cell table:formula="of:=CONCATENATE(&quot;talentflaw.&quot;;ROW();&quot;=&quot;;VLOOKUP(ROW();[Data.$A$2:.$D$500];4;0))" office:value-type="string" office:string-value="talentflaw.111=Conocimiento sobre Runas">
            <text:p>talentflaw.111=Conocimiento sobre Run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2=Aggressives Vorurteil">
            <text:p>talentflaw.112=Aggressives Vorurteil</text:p>
          </table:table-cell>
          <table:table-cell table:formula="of:=CONCATENATE(&quot;talentflaw.&quot;;ROW();&quot;=&quot;;VLOOKUP(ROW();[Data.$A$2:.$D$500];3;0))" office:value-type="string" office:string-value="talentflaw.112=Violent Prejudice">
            <text:p>talentflaw.112=Violent Prejudice</text:p>
          </table:table-cell>
          <table:table-cell table:formula="of:=CONCATENATE(&quot;talentflaw.&quot;;ROW();&quot;=&quot;;VLOOKUP(ROW();[Data.$A$2:.$D$500];4;0))" office:value-type="string" office:string-value="talentflaw.112=Gran Prejuicio">
            <text:p>talentflaw.112=Gran Prejuic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3=Eiserner Wille">
            <text:p>talentflaw.113=Eiserner Wille</text:p>
          </table:table-cell>
          <table:table-cell table:formula="of:=CONCATENATE(&quot;talentflaw.&quot;;ROW();&quot;=&quot;;VLOOKUP(ROW();[Data.$A$2:.$D$500];3;0))" office:value-type="string" office:string-value="talentflaw.113=Immovable Will">
            <text:p>talentflaw.113=Immovable Will</text:p>
          </table:table-cell>
          <table:table-cell table:formula="of:=CONCATENATE(&quot;talentflaw.&quot;;ROW();&quot;=&quot;;VLOOKUP(ROW();[Data.$A$2:.$D$500];4;0))" office:value-type="string" office:string-value="talentflaw.113=Voluntad Inquebrantable">
            <text:p>talentflaw.113=Voluntad Inquebranta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4=Empathie">
            <text:p>talentflaw.114=Empathie</text:p>
          </table:table-cell>
          <table:table-cell table:formula="of:=CONCATENATE(&quot;talentflaw.&quot;;ROW();&quot;=&quot;;VLOOKUP(ROW();[Data.$A$2:.$D$500];3;0))" office:value-type="string" office:string-value="talentflaw.114=Empathy">
            <text:p>talentflaw.114=Empathy</text:p>
          </table:table-cell>
          <table:table-cell table:formula="of:=CONCATENATE(&quot;talentflaw.&quot;;ROW();&quot;=&quot;;VLOOKUP(ROW();[Data.$A$2:.$D$500];4;0))" office:value-type="string" office:string-value="talentflaw.114=Empatía">
            <text:p>talentflaw.114=Empatí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5=Gedankenkontrolle">
            <text:p>talentflaw.115=Gedankenkontrolle</text:p>
          </table:table-cell>
          <table:table-cell table:formula="of:=CONCATENATE(&quot;talentflaw.&quot;;ROW();&quot;=&quot;;VLOOKUP(ROW();[Data.$A$2:.$D$500];3;0))" office:value-type="string" office:string-value="talentflaw.115=Mental Control">
            <text:p>talentflaw.115=Mental Control</text:p>
          </table:table-cell>
          <table:table-cell table:formula="of:=CONCATENATE(&quot;talentflaw.&quot;;ROW();&quot;=&quot;;VLOOKUP(ROW();[Data.$A$2:.$D$500];4;0))" office:value-type="string" office:string-value="talentflaw.115=Control Mental">
            <text:p>talentflaw.115=Control Men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6=Geistige Suche">
            <text:p>talentflaw.116=Geistige Suche</text:p>
          </table:table-cell>
          <table:table-cell table:formula="of:=CONCATENATE(&quot;talentflaw.&quot;;ROW();&quot;=&quot;;VLOOKUP(ROW();[Data.$A$2:.$D$500];3;0))" office:value-type="string" office:string-value="talentflaw.116=Mental Scan">
            <text:p>talentflaw.116=Mental Scan</text:p>
          </table:table-cell>
          <table:table-cell table:formula="of:=CONCATENATE(&quot;talentflaw.&quot;;ROW();&quot;=&quot;;VLOOKUP(ROW();[Data.$A$2:.$D$500];4;0))" office:value-type="string" office:string-value="talentflaw.116=Rastreo Mental">
            <text:p>talentflaw.116=Rastreo Men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7=Geistige Verbindung">
            <text:p>talentflaw.117=Geistige Verbindung</text:p>
          </table:table-cell>
          <table:table-cell table:formula="of:=CONCATENATE(&quot;talentflaw.&quot;;ROW();&quot;=&quot;;VLOOKUP(ROW();[Data.$A$2:.$D$500];3;0))" office:value-type="string" office:string-value="talentflaw.117=Mental Link">
            <text:p>talentflaw.117=Mental Link</text:p>
          </table:table-cell>
          <table:table-cell table:formula="of:=CONCATENATE(&quot;talentflaw.&quot;;ROW();&quot;=&quot;;VLOOKUP(ROW();[Data.$A$2:.$D$500];4;0))" office:value-type="string" office:string-value="talentflaw.117=Vínculo Mental">
            <text:p>talentflaw.117=Vínculo Men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8=Geist über Materie">
            <text:p>talentflaw.118=Geist über Materie</text:p>
          </table:table-cell>
          <table:table-cell table:formula="of:=CONCATENATE(&quot;talentflaw.&quot;;ROW();&quot;=&quot;;VLOOKUP(ROW();[Data.$A$2:.$D$500];3;0))" office:value-type="string" office:string-value="talentflaw.118=Mind Over Matter">
            <text:p>talentflaw.118=Mind Over Matter</text:p>
          </table:table-cell>
          <table:table-cell table:formula="of:=CONCATENATE(&quot;talentflaw.&quot;;ROW();&quot;=&quot;;VLOOKUP(ROW();[Data.$A$2:.$D$500];4;0))" office:value-type="string" office:string-value="talentflaw.118=Mente sobre Materia">
            <text:p>talentflaw.118=Mente sobre Mater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19=Gute Schlachtfeld-Wahrnehmung">
            <text:p>talentflaw.119=Gute Schlachtfeld-Wahrnehmung</text:p>
          </table:table-cell>
          <table:table-cell table:formula="of:=CONCATENATE(&quot;talentflaw.&quot;;ROW();&quot;=&quot;;VLOOKUP(ROW();[Data.$A$2:.$D$500];3;0))" office:value-type="string" office:string-value="talentflaw.119=Good Battlefield Awareness">
            <text:p>talentflaw.119=Good Battlefield Awareness</text:p>
          </table:table-cell>
          <table:table-cell table:formula="of:=CONCATENATE(&quot;talentflaw.&quot;;ROW();&quot;=&quot;;VLOOKUP(ROW();[Data.$A$2:.$D$500];4;0))" office:value-type="string" office:string-value="talentflaw.119=Buena Percepción en el Combate">
            <text:p>talentflaw.119=Buena Percepción en el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0=Innere Ruhe">
            <text:p>talentflaw.120=Innere Ruhe</text:p>
          </table:table-cell>
          <table:table-cell table:formula="of:=CONCATENATE(&quot;talentflaw.&quot;;ROW();&quot;=&quot;;VLOOKUP(ROW();[Data.$A$2:.$D$500];3;0))" office:value-type="string" office:string-value="talentflaw.120=Calmness">
            <text:p>talentflaw.120=Calmness</text:p>
          </table:table-cell>
          <table:table-cell table:formula="of:=CONCATENATE(&quot;talentflaw.&quot;;ROW();&quot;=&quot;;VLOOKUP(ROW();[Data.$A$2:.$D$500];4;0))" office:value-type="string" office:string-value="talentflaw.120=Serenidad">
            <text:p>talentflaw.120=Seren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1=Inneres Gleichgewicht">
            <text:p>talentflaw.121=Inneres Gleichgewicht</text:p>
          </table:table-cell>
          <table:table-cell table:formula="of:=CONCATENATE(&quot;talentflaw.&quot;;ROW();&quot;=&quot;;VLOOKUP(ROW();[Data.$A$2:.$D$500];3;0))" office:value-type="string" office:string-value="talentflaw.121=Internal Sense">
            <text:p>talentflaw.121=Internal Sense</text:p>
          </table:table-cell>
          <table:table-cell table:formula="of:=CONCATENATE(&quot;talentflaw.&quot;;ROW();&quot;=&quot;;VLOOKUP(ROW();[Data.$A$2:.$D$500];4;0))" office:value-type="string" office:string-value="talentflaw.121=Sentido Interno">
            <text:p>talentflaw.121=Sentido Int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2=Instinktive Verteidigung">
            <text:p>talentflaw.122=Instinktive Verteidigung</text:p>
          </table:table-cell>
          <table:table-cell table:formula="of:=CONCATENATE(&quot;talentflaw.&quot;;ROW();&quot;=&quot;;VLOOKUP(ROW();[Data.$A$2:.$D$500];3;0))" office:value-type="string" office:string-value="talentflaw.122=Instinctive Defense">
            <text:p>talentflaw.122=Instinctive Defense</text:p>
          </table:table-cell>
          <table:table-cell table:formula="of:=CONCATENATE(&quot;talentflaw.&quot;;ROW();&quot;=&quot;;VLOOKUP(ROW();[Data.$A$2:.$D$500];4;0))" office:value-type="string" office:string-value="talentflaw.122=Instinto Defensivo">
            <text:p>talentflaw.122=Instinto Defensiv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3=Meister des Taktierens">
            <text:p>talentflaw.123=Meister des Taktierens</text:p>
          </table:table-cell>
          <table:table-cell table:formula="of:=CONCATENATE(&quot;talentflaw.&quot;;ROW();&quot;=&quot;;VLOOKUP(ROW();[Data.$A$2:.$D$500];3;0))" office:value-type="string" office:string-value="talentflaw.123=Master Tactician">
            <text:p>talentflaw.123=Master Tactician</text:p>
          </table:table-cell>
          <table:table-cell table:formula="of:=CONCATENATE(&quot;talentflaw.&quot;;ROW();&quot;=&quot;;VLOOKUP(ROW();[Data.$A$2:.$D$500];4;0))" office:value-type="string" office:string-value="talentflaw.123=Maestro Táctico">
            <text:p>talentflaw.123=Maestro Tác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4=Photographisches Gedächtnis">
            <text:p>talentflaw.124=Photographisches Gedächtnis</text:p>
          </table:table-cell>
          <table:table-cell table:formula="of:=CONCATENATE(&quot;talentflaw.&quot;;ROW();&quot;=&quot;;VLOOKUP(ROW();[Data.$A$2:.$D$500];3;0))" office:value-type="string" office:string-value="talentflaw.124=Photographic Memory">
            <text:p>talentflaw.124=Photographic Memory</text:p>
          </table:table-cell>
          <table:table-cell table:formula="of:=CONCATENATE(&quot;talentflaw.&quot;;ROW();&quot;=&quot;;VLOOKUP(ROW();[Data.$A$2:.$D$500];4;0))" office:value-type="string" office:string-value="talentflaw.124=Memoria Fotográfica">
            <text:p>talentflaw.124=Memoria Fotográf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5=Schlachtreflexe">
            <text:p>talentflaw.125=Schlachtreflexe</text:p>
          </table:table-cell>
          <table:table-cell table:formula="of:=CONCATENATE(&quot;talentflaw.&quot;;ROW();&quot;=&quot;;VLOOKUP(ROW();[Data.$A$2:.$D$500];3;0))" office:value-type="string" office:string-value="talentflaw.125=Battle Reflexes">
            <text:p>talentflaw.125=Battle Reflexes</text:p>
          </table:table-cell>
          <table:table-cell table:formula="of:=CONCATENATE(&quot;talentflaw.&quot;;ROW();&quot;=&quot;;VLOOKUP(ROW();[Data.$A$2:.$D$500];4;0))" office:value-type="string" office:string-value="talentflaw.125=Reflejos de Combate">
            <text:p>talentflaw.125=Reflejos de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6=Schneller Rechner">
            <text:p>talentflaw.126=Schneller Rechner</text:p>
          </table:table-cell>
          <table:table-cell table:formula="of:=CONCATENATE(&quot;talentflaw.&quot;;ROW();&quot;=&quot;;VLOOKUP(ROW();[Data.$A$2:.$D$500];3;0))" office:value-type="string" office:string-value="talentflaw.126=Quick Calculator">
            <text:p>talentflaw.126=Quick Calculator</text:p>
          </table:table-cell>
          <table:table-cell table:formula="of:=CONCATENATE(&quot;talentflaw.&quot;;ROW();&quot;=&quot;;VLOOKUP(ROW();[Data.$A$2:.$D$500];4;0))" office:value-type="string" office:string-value="talentflaw.126=Calculador Rápido">
            <text:p>talentflaw.126=Calculador Ráp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7=Schnell-Lese-Technik">
            <text:p>talentflaw.127=Schnell-Lese-Technik</text:p>
          </table:table-cell>
          <table:table-cell table:formula="of:=CONCATENATE(&quot;talentflaw.&quot;;ROW();&quot;=&quot;;VLOOKUP(ROW();[Data.$A$2:.$D$500];3;0))" office:value-type="string" office:string-value="talentflaw.127=Speed Reading">
            <text:p>talentflaw.127=Speed Reading</text:p>
          </table:table-cell>
          <table:table-cell table:formula="of:=CONCATENATE(&quot;talentflaw.&quot;;ROW();&quot;=&quot;;VLOOKUP(ROW();[Data.$A$2:.$D$500];4;0))" office:value-type="string" office:string-value="talentflaw.127=Lector Veloz">
            <text:p>talentflaw.127=Lector Veloz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8=Stabilitätssinn">
            <text:p>talentflaw.128=Stabilitätssinn</text:p>
          </table:table-cell>
          <table:table-cell table:formula="of:=CONCATENATE(&quot;talentflaw.&quot;;ROW();&quot;=&quot;;VLOOKUP(ROW();[Data.$A$2:.$D$500];3;0))" office:value-type="string" office:string-value="talentflaw.128=Stability Sense">
            <text:p>talentflaw.128=Stability Sense</text:p>
          </table:table-cell>
          <table:table-cell table:formula="of:=CONCATENATE(&quot;talentflaw.&quot;;ROW();&quot;=&quot;;VLOOKUP(ROW();[Data.$A$2:.$D$500];4;0))" office:value-type="string" office:string-value="talentflaw.128=Sentido de la Firmeza">
            <text:p>talentflaw.128=Sentido de la Firmez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29=Starker Wille">
            <text:p>talentflaw.129=Starker Wille</text:p>
          </table:table-cell>
          <table:table-cell table:formula="of:=CONCATENATE(&quot;talentflaw.&quot;;ROW();&quot;=&quot;;VLOOKUP(ROW();[Data.$A$2:.$D$500];3;0))" office:value-type="string" office:string-value="talentflaw.129=Dominance">
            <text:p>talentflaw.129=Dominance</text:p>
          </table:table-cell>
          <table:table-cell table:formula="of:=CONCATENATE(&quot;talentflaw.&quot;;ROW();&quot;=&quot;;VLOOKUP(ROW();[Data.$A$2:.$D$500];4;0))" office:value-type="string" office:string-value="talentflaw.129=Dominio">
            <text:p>talentflaw.129=Domin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0=Telekinese">
            <text:p>talentflaw.130=Telekinese</text:p>
          </table:table-cell>
          <table:table-cell table:formula="of:=CONCATENATE(&quot;talentflaw.&quot;;ROW();&quot;=&quot;;VLOOKUP(ROW();[Data.$A$2:.$D$500];3;0))" office:value-type="string" office:string-value="talentflaw.130=Telekinesis">
            <text:p>talentflaw.130=Telekinesis</text:p>
          </table:table-cell>
          <table:table-cell table:formula="of:=CONCATENATE(&quot;talentflaw.&quot;;ROW();&quot;=&quot;;VLOOKUP(ROW();[Data.$A$2:.$D$500];4;0))" office:value-type="string" office:string-value="talentflaw.130=Telequinesis">
            <text:p>talentflaw.130=Telequinesi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1=Telepathie">
            <text:p>talentflaw.131=Telepathie</text:p>
          </table:table-cell>
          <table:table-cell table:formula="of:=CONCATENATE(&quot;talentflaw.&quot;;ROW();&quot;=&quot;;VLOOKUP(ROW();[Data.$A$2:.$D$500];3;0))" office:value-type="string" office:string-value="talentflaw.131=Telepathy">
            <text:p>talentflaw.131=Telepathy</text:p>
          </table:table-cell>
          <table:table-cell table:formula="of:=CONCATENATE(&quot;talentflaw.&quot;;ROW();&quot;=&quot;;VLOOKUP(ROW();[Data.$A$2:.$D$500];4;0))" office:value-type="string" office:string-value="talentflaw.131=Telepatía">
            <text:p>talentflaw.131=Telepatí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2=Tierempathie">
            <text:p>talentflaw.132=Tierempathie</text:p>
          </table:table-cell>
          <table:table-cell table:formula="of:=CONCATENATE(&quot;talentflaw.&quot;;ROW();&quot;=&quot;;VLOOKUP(ROW();[Data.$A$2:.$D$500];3;0))" office:value-type="string" office:string-value="talentflaw.132=Animal Empathy">
            <text:p>talentflaw.132=Animal Empathy</text:p>
          </table:table-cell>
          <table:table-cell table:formula="of:=CONCATENATE(&quot;talentflaw.&quot;;ROW();&quot;=&quot;;VLOOKUP(ROW();[Data.$A$2:.$D$500];4;0))" office:value-type="string" office:string-value="talentflaw.132=Empatía con los Animales">
            <text:p>talentflaw.132=Empatía con los Anima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3=Überlebensinstinkt">
            <text:p>talentflaw.133=Überlebensinstinkt</text:p>
          </table:table-cell>
          <table:table-cell table:formula="of:=CONCATENATE(&quot;talentflaw.&quot;;ROW();&quot;=&quot;;VLOOKUP(ROW();[Data.$A$2:.$D$500];3;0))" office:value-type="string" office:string-value="talentflaw.133=Survival Instinct">
            <text:p>talentflaw.133=Survival Instinct</text:p>
          </table:table-cell>
          <table:table-cell table:formula="of:=CONCATENATE(&quot;talentflaw.&quot;;ROW();&quot;=&quot;;VLOOKUP(ROW();[Data.$A$2:.$D$500];4;0))" office:value-type="string" office:string-value="talentflaw.133=Instinto de Supervivencia">
            <text:p>talentflaw.133=Instinto de Supervivenc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4=Ungläubiger">
            <text:p>talentflaw.134=Ungläubiger</text:p>
          </table:table-cell>
          <table:table-cell table:formula="of:=CONCATENATE(&quot;talentflaw.&quot;;ROW();&quot;=&quot;;VLOOKUP(ROW();[Data.$A$2:.$D$500];3;0))" office:value-type="string" office:string-value="talentflaw.134=Unbeliever">
            <text:p>talentflaw.134=Unbeliever</text:p>
          </table:table-cell>
          <table:table-cell table:formula="of:=CONCATENATE(&quot;talentflaw.&quot;;ROW();&quot;=&quot;;VLOOKUP(ROW();[Data.$A$2:.$D$500];4;0))" office:value-type="string" office:string-value="talentflaw.134=Escéptico">
            <text:p>talentflaw.134=Escép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5=Attribut entziehen">
            <text:p>talentflaw.135=Attribut entziehen</text:p>
          </table:table-cell>
          <table:table-cell table:formula="of:=CONCATENATE(&quot;talentflaw.&quot;;ROW();&quot;=&quot;;VLOOKUP(ROW();[Data.$A$2:.$D$500];3;0))" office:value-type="string" office:string-value="talentflaw.135=Attribute Drain">
            <text:p>talentflaw.135=Attribute Drain</text:p>
          </table:table-cell>
          <table:table-cell table:formula="of:=CONCATENATE(&quot;talentflaw.&quot;;ROW();&quot;=&quot;;VLOOKUP(ROW();[Data.$A$2:.$D$500];4;0))" office:value-type="string" office:string-value="talentflaw.135=Drenaje de Atributo">
            <text:p>talentflaw.135=Drenaje de Atribu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6=Attributsbonus">
            <text:p>talentflaw.136=Attributsbonus</text:p>
          </table:table-cell>
          <table:table-cell table:formula="of:=CONCATENATE(&quot;talentflaw.&quot;;ROW();&quot;=&quot;;VLOOKUP(ROW();[Data.$A$2:.$D$500];3;0))" office:value-type="string" office:string-value="talentflaw.136=Stat Bonus">
            <text:p>talentflaw.136=Stat Bonus</text:p>
          </table:table-cell>
          <table:table-cell table:formula="of:=CONCATENATE(&quot;talentflaw.&quot;;ROW();&quot;=&quot;;VLOOKUP(ROW();[Data.$A$2:.$D$500];4;0))" office:value-type="string" office:string-value="talentflaw.136=Bonificación a la Característica">
            <text:p>talentflaw.136=Bonificación a la Caracterís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7=Attribut weiterentwickeln">
            <text:p>talentflaw.137=Attribut weiterentwickeln</text:p>
          </table:table-cell>
          <table:table-cell table:formula="of:=CONCATENATE(&quot;talentflaw.&quot;;ROW();&quot;=&quot;;VLOOKUP(ROW();[Data.$A$2:.$D$500];3;0))" office:value-type="string" office:string-value="talentflaw.137=Stat Improvement">
            <text:p>talentflaw.137=Stat Improvement</text:p>
          </table:table-cell>
          <table:table-cell table:formula="of:=CONCATENATE(&quot;talentflaw.&quot;;ROW();&quot;=&quot;;VLOOKUP(ROW();[Data.$A$2:.$D$500];4;0))" office:value-type="string" office:string-value="talentflaw.137=Mejora de la Característica">
            <text:p>talentflaw.137=Mejora de la Caracterís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8=Aufspüren">
            <text:p>talentflaw.138=Aufspüren</text:p>
          </table:table-cell>
          <table:table-cell table:formula="of:=CONCATENATE(&quot;talentflaw.&quot;;ROW();&quot;=&quot;;VLOOKUP(ROW();[Data.$A$2:.$D$500];3;0))" office:value-type="string" office:string-value="talentflaw.138=Sense">
            <text:p>talentflaw.138=Sense</text:p>
          </table:table-cell>
          <table:table-cell table:formula="of:=CONCATENATE(&quot;talentflaw.&quot;;ROW();&quot;=&quot;;VLOOKUP(ROW();[Data.$A$2:.$D$500];4;0))" office:value-type="string" office:string-value="talentflaw.138=Percibir">
            <text:p>talentflaw.138=Percibi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39=Beeindruckender Springer">
            <text:p>talentflaw.139=Beeindruckender Springer</text:p>
          </table:table-cell>
          <table:table-cell table:formula="of:=CONCATENATE(&quot;talentflaw.&quot;;ROW();&quot;=&quot;;VLOOKUP(ROW();[Data.$A$2:.$D$500];3;0))" office:value-type="string" office:string-value="talentflaw.139=Amazing Leaping">
            <text:p>talentflaw.139=Amazing Leaping</text:p>
          </table:table-cell>
          <table:table-cell table:formula="of:=CONCATENATE(&quot;talentflaw.&quot;;ROW();&quot;=&quot;;VLOOKUP(ROW();[Data.$A$2:.$D$500];4;0))" office:value-type="string" office:string-value="talentflaw.139=Salto Increíble">
            <text:p>talentflaw.139=Salto Increí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0=Beistand">
            <text:p>talentflaw.140=Beistand</text:p>
          </table:table-cell>
          <table:table-cell table:formula="of:=CONCATENATE(&quot;talentflaw.&quot;;ROW();&quot;=&quot;;VLOOKUP(ROW();[Data.$A$2:.$D$500];3;0))" office:value-type="string" office:string-value="talentflaw.140=Succor">
            <text:p>talentflaw.140=Succor</text:p>
          </table:table-cell>
          <table:table-cell table:formula="of:=CONCATENATE(&quot;talentflaw.&quot;;ROW();&quot;=&quot;;VLOOKUP(ROW();[Data.$A$2:.$D$500];4;0))" office:value-type="string" office:string-value="talentflaw.140=Sanador">
            <text:p>talentflaw.140=Sanad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1=Besonderer Vertrauter">
            <text:p>talentflaw.141=Besonderer Vertrauter</text:p>
          </table:table-cell>
          <table:table-cell table:formula="of:=CONCATENATE(&quot;talentflaw.&quot;;ROW();&quot;=&quot;;VLOOKUP(ROW();[Data.$A$2:.$D$500];3;0))" office:value-type="string" office:string-value="talentflaw.141=Special Familiar">
            <text:p>talentflaw.141=Special Familiar</text:p>
          </table:table-cell>
          <table:table-cell table:formula="of:=CONCATENATE(&quot;talentflaw.&quot;;ROW();&quot;=&quot;;VLOOKUP(ROW();[Data.$A$2:.$D$500];4;0))" office:value-type="string" office:string-value="talentflaw.141=Familiar Especial">
            <text:p>talentflaw.141=Familiar Especi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2=Bringer des Verderbens">
            <text:p>talentflaw.142=Bringer des Verderbens</text:p>
          </table:table-cell>
          <table:table-cell table:formula="of:=CONCATENATE(&quot;talentflaw.&quot;;ROW();&quot;=&quot;;VLOOKUP(ROW();[Data.$A$2:.$D$500];3;0))" office:value-type="string" office:string-value="talentflaw.142=Bane">
            <text:p>talentflaw.142=Bane</text:p>
          </table:table-cell>
          <table:table-cell table:formula="of:=CONCATENATE(&quot;talentflaw.&quot;;ROW();&quot;=&quot;;VLOOKUP(ROW();[Data.$A$2:.$D$500];4;0))" office:value-type="string" office:string-value="talentflaw.142=Maldición">
            <text:p>talentflaw.142=Maldi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3=Dunkelheit">
            <text:p>talentflaw.143=Dunkelheit</text:p>
          </table:table-cell>
          <table:table-cell table:formula="of:=CONCATENATE(&quot;talentflaw.&quot;;ROW();&quot;=&quot;;VLOOKUP(ROW();[Data.$A$2:.$D$500];3;0))" office:value-type="string" office:string-value="talentflaw.143=Darkness">
            <text:p>talentflaw.143=Darkness</text:p>
          </table:table-cell>
          <table:table-cell table:formula="of:=CONCATENATE(&quot;talentflaw.&quot;;ROW();&quot;=&quot;;VLOOKUP(ROW();[Data.$A$2:.$D$500];4;0))" office:value-type="string" office:string-value="talentflaw.143=Oscuridad">
            <text:p>talentflaw.143=Oscur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4=Elastisch">
            <text:p>talentflaw.144=Elastisch</text:p>
          </table:table-cell>
          <table:table-cell table:formula="of:=CONCATENATE(&quot;talentflaw.&quot;;ROW();&quot;=&quot;;VLOOKUP(ROW();[Data.$A$2:.$D$500];3;0))" office:value-type="string" office:string-value="talentflaw.144=Elasticity">
            <text:p>talentflaw.144=Elasticity</text:p>
          </table:table-cell>
          <table:table-cell table:formula="of:=CONCATENATE(&quot;talentflaw.&quot;;ROW();&quot;=&quot;;VLOOKUP(ROW();[Data.$A$2:.$D$500];4;0))" office:value-type="string" office:string-value="talentflaw.144=Elasticidad">
            <text:p>talentflaw.144=Elastic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5=Enormer Zufall">
            <text:p>talentflaw.145=Enormer Zufall</text:p>
          </table:table-cell>
          <table:table-cell table:formula="of:=CONCATENATE(&quot;talentflaw.&quot;;ROW();&quot;=&quot;;VLOOKUP(ROW();[Data.$A$2:.$D$500];3;0))" office:value-type="string" office:string-value="talentflaw.145=Luck, Dramatic">
            <text:p>talentflaw.145=Luck, Dramatic</text:p>
          </table:table-cell>
          <table:table-cell table:formula="of:=CONCATENATE(&quot;talentflaw.&quot;;ROW();&quot;=&quot;;VLOOKUP(ROW();[Data.$A$2:.$D$500];4;0))" office:value-type="string" office:string-value="talentflaw.145=Suerte, Dramática">
            <text:p>talentflaw.145=Suerte, Dramá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6=Entmaterialisieren">
            <text:p>talentflaw.146=Entmaterialisieren</text:p>
          </table:table-cell>
          <table:table-cell table:formula="of:=CONCATENATE(&quot;talentflaw.&quot;;ROW();&quot;=&quot;;VLOOKUP(ROW();[Data.$A$2:.$D$500];3;0))" office:value-type="string" office:string-value="talentflaw.146=Non-corporeal">
            <text:p>talentflaw.146=Non-corporeal</text:p>
          </table:table-cell>
          <table:table-cell table:formula="of:=CONCATENATE(&quot;talentflaw.&quot;;ROW();&quot;=&quot;;VLOOKUP(ROW();[Data.$A$2:.$D$500];4;0))" office:value-type="string" office:string-value="talentflaw.146=Incorpóreo">
            <text:p>talentflaw.146=Incorpóre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7=Eruption">
            <text:p>talentflaw.147=Eruption</text:p>
          </table:table-cell>
          <table:table-cell table:formula="of:=CONCATENATE(&quot;talentflaw.&quot;;ROW();&quot;=&quot;;VLOOKUP(ROW();[Data.$A$2:.$D$500];3;0))" office:value-type="string" office:string-value="talentflaw.147=Flare">
            <text:p>talentflaw.147=Flare</text:p>
          </table:table-cell>
          <table:table-cell table:formula="of:=CONCATENATE(&quot;talentflaw.&quot;;ROW();&quot;=&quot;;VLOOKUP(ROW();[Data.$A$2:.$D$500];4;0))" office:value-type="string" office:string-value="talentflaw.147=Llamarada">
            <text:p>talentflaw.147=Llamara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8=Falkenaugen">
            <text:p>talentflaw.148=Falkenaugen</text:p>
          </table:table-cell>
          <table:table-cell table:formula="of:=CONCATENATE(&quot;talentflaw.&quot;;ROW();&quot;=&quot;;VLOOKUP(ROW();[Data.$A$2:.$D$500];3;0))" office:value-type="string" office:string-value="talentflaw.148=Eye of the Hawk">
            <text:p>talentflaw.148=Eye of the Hawk</text:p>
          </table:table-cell>
          <table:table-cell table:formula="of:=CONCATENATE(&quot;talentflaw.&quot;;ROW();&quot;=&quot;;VLOOKUP(ROW();[Data.$A$2:.$D$500];4;0))" office:value-type="string" office:string-value="talentflaw.148=Ojos de Halcón">
            <text:p>talentflaw.148=Ojos de Halc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49=Festhalten">
            <text:p>talentflaw.149=Festhalten</text:p>
          </table:table-cell>
          <table:table-cell table:formula="of:=CONCATENATE(&quot;talentflaw.&quot;;ROW();&quot;=&quot;;VLOOKUP(ROW();[Data.$A$2:.$D$500];3;0))" office:value-type="string" office:string-value="talentflaw.149=Ensnare">
            <text:p>talentflaw.149=Ensnare</text:p>
          </table:table-cell>
          <table:table-cell table:formula="of:=CONCATENATE(&quot;talentflaw.&quot;;ROW();&quot;=&quot;;VLOOKUP(ROW();[Data.$A$2:.$D$500];4;0))" office:value-type="string" office:string-value="talentflaw.149=Atrapar">
            <text:p>talentflaw.149=Atrap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0=Gestaltwandler">
            <text:p>talentflaw.150=Gestaltwandler</text:p>
          </table:table-cell>
          <table:table-cell table:formula="of:=CONCATENATE(&quot;talentflaw.&quot;;ROW();&quot;=&quot;;VLOOKUP(ROW();[Data.$A$2:.$D$500];3;0))" office:value-type="string" office:string-value="talentflaw.150=Shapechanger">
            <text:p>talentflaw.150=Shapechanger</text:p>
          </table:table-cell>
          <table:table-cell table:formula="of:=CONCATENATE(&quot;talentflaw.&quot;;ROW();&quot;=&quot;;VLOOKUP(ROW();[Data.$A$2:.$D$500];4;0))" office:value-type="string" office:string-value="talentflaw.150=Cambiaformas">
            <text:p>talentflaw.150=Cambiafo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1=Glückspilz">
            <text:p>talentflaw.151=Glückspilz</text:p>
          </table:table-cell>
          <table:table-cell table:formula="of:=CONCATENATE(&quot;talentflaw.&quot;;ROW();&quot;=&quot;;VLOOKUP(ROW();[Data.$A$2:.$D$500];3;0))" office:value-type="string" office:string-value="talentflaw.151=Lucky">
            <text:p>talentflaw.151=Lucky</text:p>
          </table:table-cell>
          <table:table-cell table:formula="of:=CONCATENATE(&quot;talentflaw.&quot;;ROW();&quot;=&quot;;VLOOKUP(ROW();[Data.$A$2:.$D$500];4;0))" office:value-type="string" office:string-value="talentflaw.151=Suerte">
            <text:p>talentflaw.151=Suer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2=Haftend">
            <text:p>talentflaw.152=Haftend</text:p>
          </table:table-cell>
          <table:table-cell table:formula="of:=CONCATENATE(&quot;talentflaw.&quot;;ROW();&quot;=&quot;;VLOOKUP(ROW();[Data.$A$2:.$D$500];3;0))" office:value-type="string" office:string-value="talentflaw.152=Adherent">
            <text:p>talentflaw.152=Adherent</text:p>
          </table:table-cell>
          <table:table-cell table:formula="of:=CONCATENATE(&quot;talentflaw.&quot;;ROW();&quot;=&quot;;VLOOKUP(ROW();[Data.$A$2:.$D$500];4;0))" office:value-type="string" office:string-value="talentflaw.152=Adherencia">
            <text:p>talentflaw.152=Adherenc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3=Herbeirufen">
            <text:p>talentflaw.153=Herbeirufen</text:p>
          </table:table-cell>
          <table:table-cell table:formula="of:=CONCATENATE(&quot;talentflaw.&quot;;ROW();&quot;=&quot;;VLOOKUP(ROW();[Data.$A$2:.$D$500];3;0))" office:value-type="string" office:string-value="talentflaw.153=Summon">
            <text:p>talentflaw.153=Summon</text:p>
          </table:table-cell>
          <table:table-cell table:formula="of:=CONCATENATE(&quot;talentflaw.&quot;;ROW();&quot;=&quot;;VLOOKUP(ROW();[Data.$A$2:.$D$500];4;0))" office:value-type="string" office:string-value="talentflaw.153=Invocación">
            <text:p>talentflaw.153=Invoc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4=Lebensziel">
            <text:p>talentflaw.154=Lebensziel</text:p>
          </table:table-cell>
          <table:table-cell table:formula="of:=CONCATENATE(&quot;talentflaw.&quot;;ROW();&quot;=&quot;;VLOOKUP(ROW();[Data.$A$2:.$D$500];3;0))" office:value-type="string" office:string-value="talentflaw.154=Lifetime Goal">
            <text:p>talentflaw.154=Lifetime Goal</text:p>
          </table:table-cell>
          <table:table-cell table:formula="of:=CONCATENATE(&quot;talentflaw.&quot;;ROW();&quot;=&quot;;VLOOKUP(ROW();[Data.$A$2:.$D$500];4;0))" office:value-type="string" office:string-value="talentflaw.154=Meta en la Vida">
            <text:p>talentflaw.154=Meta en la Vi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5=Magie absorbieren">
            <text:p>talentflaw.155=Magie absorbieren</text:p>
          </table:table-cell>
          <table:table-cell table:formula="of:=CONCATENATE(&quot;talentflaw.&quot;;ROW();&quot;=&quot;;VLOOKUP(ROW();[Data.$A$2:.$D$500];3;0))" office:value-type="string" office:string-value="talentflaw.155=Power Absorption">
            <text:p>talentflaw.155=Power Absorption</text:p>
          </table:table-cell>
          <table:table-cell table:formula="of:=CONCATENATE(&quot;talentflaw.&quot;;ROW();&quot;=&quot;;VLOOKUP(ROW();[Data.$A$2:.$D$500];4;0))" office:value-type="string" office:string-value="talentflaw.155=Absorción de Poder">
            <text:p>talentflaw.155=Absorción de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6=Magischer Schild">
            <text:p>talentflaw.156=Magischer Schild</text:p>
          </table:table-cell>
          <table:table-cell table:formula="of:=CONCATENATE(&quot;talentflaw.&quot;;ROW();&quot;=&quot;;VLOOKUP(ROW();[Data.$A$2:.$D$500];3;0))" office:value-type="string" office:string-value="talentflaw.156=Force Shield">
            <text:p>talentflaw.156=Force Shield</text:p>
          </table:table-cell>
          <table:table-cell table:formula="of:=CONCATENATE(&quot;talentflaw.&quot;;ROW();&quot;=&quot;;VLOOKUP(ROW();[Data.$A$2:.$D$500];4;0))" office:value-type="string" office:string-value="talentflaw.156=Escudo de Fuerza">
            <text:p>talentflaw.156=Escudo de Fuerz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7=Meisterkämpfer zum Freund">
            <text:p>talentflaw.157=Meisterkämpfer zum Freund</text:p>
          </table:table-cell>
          <table:table-cell table:formula="of:=CONCATENATE(&quot;talentflaw.&quot;;ROW();&quot;=&quot;;VLOOKUP(ROW();[Data.$A$2:.$D$500];3;0))" office:value-type="string" office:string-value="talentflaw.157=Master Warrior Friend">
            <text:p>talentflaw.157=Master Warrior Friend</text:p>
          </table:table-cell>
          <table:table-cell table:formula="of:=CONCATENATE(&quot;talentflaw.&quot;;ROW();&quot;=&quot;;VLOOKUP(ROW();[Data.$A$2:.$D$500];4;0))" office:value-type="string" office:string-value="talentflaw.157=Amistad con Maestro Guerrero">
            <text:p>talentflaw.157=Amistad con Maestro Guerr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0];3;0))" office:value-type="string" office:string-value="talentflaw.158=Mentor">
            <text:p>talentflaw.158=Mentor</text:p>
          </table:table-cell>
          <table:table-cell table:formula="of:=CONCATENATE(&quot;talentflaw.&quot;;ROW();&quot;=&quot;;VLOOKUP(ROW();[Data.$A$2:.$D$500];4;0))" office:value-type="string" office:string-value="talentflaw.158=Mentor">
            <text:p>talentflaw.158=Ment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59=Mikroskopisches Sehen">
            <text:p>talentflaw.159=Mikroskopisches Sehen</text:p>
          </table:table-cell>
          <table:table-cell table:formula="of:=CONCATENATE(&quot;talentflaw.&quot;;ROW();&quot;=&quot;;VLOOKUP(ROW();[Data.$A$2:.$D$500];3;0))" office:value-type="string" office:string-value="talentflaw.159=Microscopic Vision">
            <text:p>talentflaw.159=Microscopic Vision</text:p>
          </table:table-cell>
          <table:table-cell table:formula="of:=CONCATENATE(&quot;talentflaw.&quot;;ROW();&quot;=&quot;;VLOOKUP(ROW();[Data.$A$2:.$D$500];4;0))" office:value-type="string" office:string-value="talentflaw.159=Visión Microscópica">
            <text:p>talentflaw.159=Visión Microscóp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0=Natürlicher Fernangriff">
            <text:p>talentflaw.160=Natürlicher Fernangriff</text:p>
          </table:table-cell>
          <table:table-cell table:formula="of:=CONCATENATE(&quot;talentflaw.&quot;;ROW();&quot;=&quot;;VLOOKUP(ROW();[Data.$A$2:.$D$500];3;0))" office:value-type="string" office:string-value="talentflaw.160=Natural Ranged Attack">
            <text:p>talentflaw.160=Natural Ranged Attack</text:p>
          </table:table-cell>
          <table:table-cell table:formula="of:=CONCATENATE(&quot;talentflaw.&quot;;ROW();&quot;=&quot;;VLOOKUP(ROW();[Data.$A$2:.$D$500];4;0))" office:value-type="string" office:string-value="talentflaw.160=Ataque Natural a Distancia">
            <text:p>talentflaw.160=Ataque Natural a Distanc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1=Röntgenblick">
            <text:p>talentflaw.161=Röntgenblick</text:p>
          </table:table-cell>
          <table:table-cell table:formula="of:=CONCATENATE(&quot;talentflaw.&quot;;ROW();&quot;=&quot;;VLOOKUP(ROW();[Data.$A$2:.$D$500];3;0))" office:value-type="string" office:string-value="talentflaw.161=X-ray Vision">
            <text:p>talentflaw.161=X-ray Vision</text:p>
          </table:table-cell>
          <table:table-cell table:formula="of:=CONCATENATE(&quot;talentflaw.&quot;;ROW();&quot;=&quot;;VLOOKUP(ROW();[Data.$A$2:.$D$500];4;0))" office:value-type="string" office:string-value="talentflaw.161=Visión de Rayos X">
            <text:p>talentflaw.161=Visión de Rayos X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2=Segen des Kriegsgottes">
            <text:p>talentflaw.162=Segen des Kriegsgottes</text:p>
          </table:table-cell>
          <table:table-cell table:formula="of:=CONCATENATE(&quot;talentflaw.&quot;;ROW();&quot;=&quot;;VLOOKUP(ROW();[Data.$A$2:.$D$500];3;0))" office:value-type="string" office:string-value="talentflaw.162=Blessed by War God">
            <text:p>talentflaw.162=Blessed by War God</text:p>
          </table:table-cell>
          <table:table-cell table:formula="of:=CONCATENATE(&quot;talentflaw.&quot;;ROW();&quot;=&quot;;VLOOKUP(ROW();[Data.$A$2:.$D$500];4;0))" office:value-type="string" office:string-value="talentflaw.162=Bendición por el dios de la Guerra">
            <text:p>talentflaw.162=Bendición por el dios de la Guer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3=Sonar">
            <text:p>talentflaw.163=Sonar</text:p>
          </table:table-cell>
          <table:table-cell table:formula="of:=CONCATENATE(&quot;talentflaw.&quot;;ROW();&quot;=&quot;;VLOOKUP(ROW();[Data.$A$2:.$D$500];3;0))" office:value-type="string" office:string-value="talentflaw.163=Sonar Sense">
            <text:p>talentflaw.163=Sonar Sense</text:p>
          </table:table-cell>
          <table:table-cell table:formula="of:=CONCATENATE(&quot;talentflaw.&quot;;ROW();&quot;=&quot;;VLOOKUP(ROW();[Data.$A$2:.$D$500];4;0))" office:value-type="string" office:string-value="talentflaw.163=Sonar">
            <text:p>talentflaw.163=Sona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0];3;0))" office:value-type="string" office:string-value="talentflaw.164=Teleportation">
            <text:p>talentflaw.164=Teleportation</text:p>
          </table:table-cell>
          <table:table-cell table:formula="of:=CONCATENATE(&quot;talentflaw.&quot;;ROW();&quot;=&quot;;VLOOKUP(ROW();[Data.$A$2:.$D$500];4;0))" office:value-type="string" office:string-value="talentflaw.164=Teleportación">
            <text:p>talentflaw.164=Teleport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5=Tunnelbau">
            <text:p>talentflaw.165=Tunnelbau</text:p>
          </table:table-cell>
          <table:table-cell table:formula="of:=CONCATENATE(&quot;talentflaw.&quot;;ROW();&quot;=&quot;;VLOOKUP(ROW();[Data.$A$2:.$D$500];3;0))" office:value-type="string" office:string-value="talentflaw.165=Tunneling">
            <text:p>talentflaw.165=Tunneling</text:p>
          </table:table-cell>
          <table:table-cell table:formula="of:=CONCATENATE(&quot;talentflaw.&quot;;ROW();&quot;=&quot;;VLOOKUP(ROW();[Data.$A$2:.$D$500];4;0))" office:value-type="string" office:string-value="talentflaw.165=Túnel">
            <text:p>talentflaw.165=Túne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6=Übernatürliches Lebenserhaltungssystem">
            <text:p>talentflaw.166=Übernatürliches Lebenserhaltungssystem</text:p>
          </table:table-cell>
          <table:table-cell table:formula="of:=CONCATENATE(&quot;talentflaw.&quot;;ROW();&quot;=&quot;;VLOOKUP(ROW();[Data.$A$2:.$D$500];3;0))" office:value-type="string" office:string-value="talentflaw.166=Life Support">
            <text:p>talentflaw.166=Life Support</text:p>
          </table:table-cell>
          <table:table-cell table:formula="of:=CONCATENATE(&quot;talentflaw.&quot;;ROW();&quot;=&quot;;VLOOKUP(ROW();[Data.$A$2:.$D$500];4;0))" office:value-type="string" office:string-value="talentflaw.166=Soporte Vital">
            <text:p>talentflaw.166=Soporte Vit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7=Ultraschallgehör">
            <text:p>talentflaw.167=Ultraschallgehör</text:p>
          </table:table-cell>
          <table:table-cell table:formula="of:=CONCATENATE(&quot;talentflaw.&quot;;ROW();&quot;=&quot;;VLOOKUP(ROW();[Data.$A$2:.$D$500];3;0))" office:value-type="string" office:string-value="talentflaw.167=Ultrasonic Hearing">
            <text:p>talentflaw.167=Ultrasonic Hearing</text:p>
          </table:table-cell>
          <table:table-cell table:formula="of:=CONCATENATE(&quot;talentflaw.&quot;;ROW();&quot;=&quot;;VLOOKUP(ROW();[Data.$A$2:.$D$500];4;0))" office:value-type="string" office:string-value="talentflaw.167=Oído Ultrasónico">
            <text:p>talentflaw.167=Oído Ultrasón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8=Umwelt verändern">
            <text:p>talentflaw.168=Umwelt verändern</text:p>
          </table:table-cell>
          <table:table-cell table:formula="of:=CONCATENATE(&quot;talentflaw.&quot;;ROW();&quot;=&quot;;VLOOKUP(ROW();[Data.$A$2:.$D$500];3;0))" office:value-type="string" office:string-value="talentflaw.168=Affect Environment">
            <text:p>talentflaw.168=Affect Environment</text:p>
          </table:table-cell>
          <table:table-cell table:formula="of:=CONCATENATE(&quot;talentflaw.&quot;;ROW();&quot;=&quot;;VLOOKUP(ROW();[Data.$A$2:.$D$500];4;0))" office:value-type="string" office:string-value="talentflaw.168=Influir en el Entorno">
            <text:p>talentflaw.168=Influir en el Ento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69=Unsichtbarkeit">
            <text:p>talentflaw.169=Unsichtbarkeit</text:p>
          </table:table-cell>
          <table:table-cell table:formula="of:=CONCATENATE(&quot;talentflaw.&quot;;ROW();&quot;=&quot;;VLOOKUP(ROW();[Data.$A$2:.$D$500];3;0))" office:value-type="string" office:string-value="talentflaw.169=Invisibility">
            <text:p>talentflaw.169=Invisibility</text:p>
          </table:table-cell>
          <table:table-cell table:formula="of:=CONCATENATE(&quot;talentflaw.&quot;;ROW();&quot;=&quot;;VLOOKUP(ROW();[Data.$A$2:.$D$500];4;0))" office:value-type="string" office:string-value="talentflaw.169=Invisibilidad">
            <text:p>talentflaw.169=Invisibil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0=Verdopplung">
            <text:p>talentflaw.170=Verdopplung</text:p>
          </table:table-cell>
          <table:table-cell table:formula="of:=CONCATENATE(&quot;talentflaw.&quot;;ROW();&quot;=&quot;;VLOOKUP(ROW();[Data.$A$2:.$D$500];3;0))" office:value-type="string" office:string-value="talentflaw.170=Duplication">
            <text:p>talentflaw.170=Duplication</text:p>
          </table:table-cell>
          <table:table-cell table:formula="of:=CONCATENATE(&quot;talentflaw.&quot;;ROW();&quot;=&quot;;VLOOKUP(ROW();[Data.$A$2:.$D$500];4;0))" office:value-type="string" office:string-value="talentflaw.170=Duplicación">
            <text:p>talentflaw.170=Duplicación</text:p>
          </table:table-cell>
        </table:table-row>
        <table:table-row table:style-name="ro2">
          <table:table-cell table:formula="of:=CONCATENATE(&quot;talentflaw.&quot;;ROW();&quot;=&quot;;VLOOKUP(ROW();[Data.$A$2:.$D$500];2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0];3;0))" office:value-type="string" office:string-value="talentflaw.171=Albino">
            <text:p>talentflaw.171=Albino</text:p>
          </table:table-cell>
          <table:table-cell table:formula="of:=CONCATENATE(&quot;talentflaw.&quot;;ROW();&quot;=&quot;;VLOOKUP(ROW();[Data.$A$2:.$D$500];4;0))" office:value-type="string" office:string-value="talentflaw.171=Albino">
            <text:p>talentflaw.171=Albi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2=Alt">
            <text:p>talentflaw.172=Alt</text:p>
          </table:table-cell>
          <table:table-cell table:formula="of:=CONCATENATE(&quot;talentflaw.&quot;;ROW();&quot;=&quot;;VLOOKUP(ROW();[Data.$A$2:.$D$500];3;0))" office:value-type="string" office:string-value="talentflaw.172=Age">
            <text:p>talentflaw.172=Age</text:p>
          </table:table-cell>
          <table:table-cell table:formula="of:=CONCATENATE(&quot;talentflaw.&quot;;ROW();&quot;=&quot;;VLOOKUP(ROW();[Data.$A$2:.$D$500];4;0))" office:value-type="string" office:string-value="talentflaw.172=Edad">
            <text:p>talentflaw.172=E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3=Anosmie">
            <text:p>talentflaw.173=Anosmie</text:p>
          </table:table-cell>
          <table:table-cell table:formula="of:=CONCATENATE(&quot;talentflaw.&quot;;ROW();&quot;=&quot;;VLOOKUP(ROW();[Data.$A$2:.$D$500];3;0))" office:value-type="string" office:string-value="talentflaw.173=Anosmia">
            <text:p>talentflaw.173=Anosmia</text:p>
          </table:table-cell>
          <table:table-cell table:formula="of:=CONCATENATE(&quot;talentflaw.&quot;;ROW();&quot;=&quot;;VLOOKUP(ROW();[Data.$A$2:.$D$500];4;0))" office:value-type="string" office:string-value="talentflaw.173=Pérdida de olfato">
            <text:p>talentflaw.173=Pérdida de olfa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4=Auffälliges Aussehen">
            <text:p>talentflaw.174=Auffälliges Aussehen</text:p>
          </table:table-cell>
          <table:table-cell table:formula="of:=CONCATENATE(&quot;talentflaw.&quot;;ROW();&quot;=&quot;;VLOOKUP(ROW();[Data.$A$2:.$D$500];3;0))" office:value-type="string" office:string-value="talentflaw.174=Unique Looks">
            <text:p>talentflaw.174=Unique Looks</text:p>
          </table:table-cell>
          <table:table-cell table:formula="of:=CONCATENATE(&quot;talentflaw.&quot;;ROW();&quot;=&quot;;VLOOKUP(ROW();[Data.$A$2:.$D$500];4;0))" office:value-type="string" office:string-value="talentflaw.174=Aspecto único">
            <text:p>talentflaw.174=Aspecto ún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5=Aus dem Gleichgewicht">
            <text:p>talentflaw.175=Aus dem Gleichgewicht</text:p>
          </table:table-cell>
          <table:table-cell table:formula="of:=CONCATENATE(&quot;talentflaw.&quot;;ROW();&quot;=&quot;;VLOOKUP(ROW();[Data.$A$2:.$D$500];3;0))" office:value-type="string" office:string-value="talentflaw.175=Off Balance">
            <text:p>talentflaw.175=Off Balance</text:p>
          </table:table-cell>
          <table:table-cell table:formula="of:=CONCATENATE(&quot;talentflaw.&quot;;ROW();&quot;=&quot;;VLOOKUP(ROW();[Data.$A$2:.$D$500];4;0))" office:value-type="string" office:string-value="talentflaw.175=Sin Equilibrio">
            <text:p>talentflaw.175=Sin Equilibr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0];3;0))" office:value-type="string" office:string-value="talentflaw.176=Blind">
            <text:p>talentflaw.176=Blind</text:p>
          </table:table-cell>
          <table:table-cell table:formula="of:=CONCATENATE(&quot;talentflaw.&quot;;ROW();&quot;=&quot;;VLOOKUP(ROW();[Data.$A$2:.$D$500];4;0))" office:value-type="string" office:string-value="talentflaw.176=Ceguera">
            <text:p>talentflaw.176=Cegue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7=Bluter">
            <text:p>talentflaw.177=Bluter</text:p>
          </table:table-cell>
          <table:table-cell table:formula="of:=CONCATENATE(&quot;talentflaw.&quot;;ROW();&quot;=&quot;;VLOOKUP(ROW();[Data.$A$2:.$D$500];3;0))" office:value-type="string" office:string-value="talentflaw.177=Hemophilia">
            <text:p>talentflaw.177=Hemophilia</text:p>
          </table:table-cell>
          <table:table-cell table:formula="of:=CONCATENATE(&quot;talentflaw.&quot;;ROW();&quot;=&quot;;VLOOKUP(ROW();[Data.$A$2:.$D$500];4;0))" office:value-type="string" office:string-value="talentflaw.177=Hemofílico">
            <text:p>talentflaw.177=Hemofíl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8=Brennende Magie">
            <text:p>talentflaw.178=Brennende Magie</text:p>
          </table:table-cell>
          <table:table-cell table:formula="of:=CONCATENATE(&quot;talentflaw.&quot;;ROW();&quot;=&quot;;VLOOKUP(ROW();[Data.$A$2:.$D$500];3;0))" office:value-type="string" office:string-value="talentflaw.178=Power Burn">
            <text:p>talentflaw.178=Power Burn</text:p>
          </table:table-cell>
          <table:table-cell table:formula="of:=CONCATENATE(&quot;talentflaw.&quot;;ROW();&quot;=&quot;;VLOOKUP(ROW();[Data.$A$2:.$D$500];4;0))" office:value-type="string" office:string-value="talentflaw.178=Combustión de Poder">
            <text:p>talentflaw.178=Combustión de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79=Einarmig">
            <text:p>talentflaw.179=Einarmig</text:p>
          </table:table-cell>
          <table:table-cell table:formula="of:=CONCATENATE(&quot;talentflaw.&quot;;ROW();&quot;=&quot;;VLOOKUP(ROW();[Data.$A$2:.$D$500];3;0))" office:value-type="string" office:string-value="talentflaw.179=One Arm">
            <text:p>talentflaw.179=One Arm</text:p>
          </table:table-cell>
          <table:table-cell table:formula="of:=CONCATENATE(&quot;talentflaw.&quot;;ROW();&quot;=&quot;;VLOOKUP(ROW();[Data.$A$2:.$D$500];4;0))" office:value-type="string" office:string-value="talentflaw.179=Manco">
            <text:p>talentflaw.179=Man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0=Einäugig">
            <text:p>talentflaw.180=Einäugig</text:p>
          </table:table-cell>
          <table:table-cell table:formula="of:=CONCATENATE(&quot;talentflaw.&quot;;ROW();&quot;=&quot;;VLOOKUP(ROW();[Data.$A$2:.$D$500];3;0))" office:value-type="string" office:string-value="talentflaw.180=One Eye">
            <text:p>talentflaw.180=One Eye</text:p>
          </table:table-cell>
          <table:table-cell table:formula="of:=CONCATENATE(&quot;talentflaw.&quot;;ROW();&quot;=&quot;;VLOOKUP(ROW();[Data.$A$2:.$D$500];4;0))" office:value-type="string" office:string-value="talentflaw.180=Tuerto">
            <text:p>talentflaw.180=Tuer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1=Empfindliche Handgelenke">
            <text:p>talentflaw.181=Empfindliche Handgelenke</text:p>
          </table:table-cell>
          <table:table-cell table:formula="of:=CONCATENATE(&quot;talentflaw.&quot;;ROW();&quot;=&quot;;VLOOKUP(ROW();[Data.$A$2:.$D$500];3;0))" office:value-type="string" office:string-value="talentflaw.181=Fragile Wrist">
            <text:p>talentflaw.181=Fragile Wrist</text:p>
          </table:table-cell>
          <table:table-cell table:formula="of:=CONCATENATE(&quot;talentflaw.&quot;;ROW();&quot;=&quot;;VLOOKUP(ROW();[Data.$A$2:.$D$500];4;0))" office:value-type="string" office:string-value="talentflaw.181=Muñecas Frágiles">
            <text:p>talentflaw.181=Muñecas Frágile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2=Empfindliche Haut">
            <text:p>talentflaw.182=Empfindliche Haut</text:p>
          </table:table-cell>
          <table:table-cell table:formula="of:=CONCATENATE(&quot;talentflaw.&quot;;ROW();&quot;=&quot;;VLOOKUP(ROW();[Data.$A$2:.$D$500];3;0))" office:value-type="string" office:string-value="talentflaw.182=Tender Skin">
            <text:p>talentflaw.182=Tender Skin</text:p>
          </table:table-cell>
          <table:table-cell table:formula="of:=CONCATENATE(&quot;talentflaw.&quot;;ROW();&quot;=&quot;;VLOOKUP(ROW();[Data.$A$2:.$D$500];4;0))" office:value-type="string" office:string-value="talentflaw.182=Piel Sensible">
            <text:p>talentflaw.182=Piel Sensi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3=Epileptiker">
            <text:p>talentflaw.183=Epileptiker</text:p>
          </table:table-cell>
          <table:table-cell table:formula="of:=CONCATENATE(&quot;talentflaw.&quot;;ROW();&quot;=&quot;;VLOOKUP(ROW();[Data.$A$2:.$D$500];3;0))" office:value-type="string" office:string-value="talentflaw.183=Epileptic">
            <text:p>talentflaw.183=Epileptic</text:p>
          </table:table-cell>
          <table:table-cell table:formula="of:=CONCATENATE(&quot;talentflaw.&quot;;ROW();&quot;=&quot;;VLOOKUP(ROW();[Data.$A$2:.$D$500];4;0))" office:value-type="string" office:string-value="talentflaw.183=Epiléptico">
            <text:p>talentflaw.183=Epilép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0];3;0))" office:value-type="string" office:string-value="talentflaw.184=Eunuch">
            <text:p>talentflaw.184=Eunuch</text:p>
          </table:table-cell>
          <table:table-cell table:formula="of:=CONCATENATE(&quot;talentflaw.&quot;;ROW();&quot;=&quot;;VLOOKUP(ROW();[Data.$A$2:.$D$500];4;0))" office:value-type="string" office:string-value="talentflaw.184=Eunuco">
            <text:p>talentflaw.184=Eunu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5=Farbenblind">
            <text:p>talentflaw.185=Farbenblind</text:p>
          </table:table-cell>
          <table:table-cell table:formula="of:=CONCATENATE(&quot;talentflaw.&quot;;ROW();&quot;=&quot;;VLOOKUP(ROW();[Data.$A$2:.$D$500];3;0))" office:value-type="string" office:string-value="talentflaw.185=Color Blind">
            <text:p>talentflaw.185=Color Blind</text:p>
          </table:table-cell>
          <table:table-cell table:formula="of:=CONCATENATE(&quot;talentflaw.&quot;;ROW();&quot;=&quot;;VLOOKUP(ROW();[Data.$A$2:.$D$500];4;0))" office:value-type="string" office:string-value="talentflaw.185=Ciego al Color">
            <text:p>talentflaw.185=Ciego al Co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6=Geringe Tragkraft">
            <text:p>talentflaw.186=Geringe Tragkraft</text:p>
          </table:table-cell>
          <table:table-cell table:formula="of:=CONCATENATE(&quot;talentflaw.&quot;;ROW();&quot;=&quot;;VLOOKUP(ROW();[Data.$A$2:.$D$500];3;0))" office:value-type="string" office:string-value="talentflaw.186=Weight Intolerant">
            <text:p>talentflaw.186=Weight Intolerant</text:p>
          </table:table-cell>
          <table:table-cell table:formula="of:=CONCATENATE(&quot;talentflaw.&quot;;ROW();&quot;=&quot;;VLOOKUP(ROW();[Data.$A$2:.$D$500];4;0))" office:value-type="string" office:string-value="talentflaw.186=Intolerancia al peso">
            <text:p>talentflaw.186=Intolerancia al pe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7=Gewöhnliche Allergie">
            <text:p>talentflaw.187=Gewöhnliche Allergie</text:p>
          </table:table-cell>
          <table:table-cell table:formula="of:=CONCATENATE(&quot;talentflaw.&quot;;ROW();&quot;=&quot;;VLOOKUP(ROW();[Data.$A$2:.$D$500];3;0))" office:value-type="string" office:string-value="talentflaw.187=Common Allergy">
            <text:p>talentflaw.187=Common Allergy</text:p>
          </table:table-cell>
          <table:table-cell table:formula="of:=CONCATENATE(&quot;talentflaw.&quot;;ROW();&quot;=&quot;;VLOOKUP(ROW();[Data.$A$2:.$D$500];4;0))" office:value-type="string" office:string-value="talentflaw.187=Alergia Común">
            <text:p>talentflaw.187=Alergia Comú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8=Handgelenksstarre">
            <text:p>talentflaw.188=Handgelenksstarre</text:p>
          </table:table-cell>
          <table:table-cell table:formula="of:=CONCATENATE(&quot;talentflaw.&quot;;ROW();&quot;=&quot;;VLOOKUP(ROW();[Data.$A$2:.$D$500];3;0))" office:value-type="string" office:string-value="talentflaw.188=Locking Wrists">
            <text:p>talentflaw.188=Locking Wrists</text:p>
          </table:table-cell>
          <table:table-cell table:formula="of:=CONCATENATE(&quot;talentflaw.&quot;;ROW();&quot;=&quot;;VLOOKUP(ROW();[Data.$A$2:.$D$500];4;0))" office:value-type="string" office:string-value="talentflaw.188=Muñecas Bloqueadas">
            <text:p>talentflaw.188=Muñecas Bloquead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89=Hitzeempfindlich">
            <text:p>talentflaw.189=Hitzeempfindlich</text:p>
          </table:table-cell>
          <table:table-cell table:formula="of:=CONCATENATE(&quot;talentflaw.&quot;;ROW();&quot;=&quot;;VLOOKUP(ROW();[Data.$A$2:.$D$500];3;0))" office:value-type="string" office:string-value="talentflaw.189=Heat Sensitive">
            <text:p>talentflaw.189=Heat Sensitive</text:p>
          </table:table-cell>
          <table:table-cell table:formula="of:=CONCATENATE(&quot;talentflaw.&quot;;ROW();&quot;=&quot;;VLOOKUP(ROW();[Data.$A$2:.$D$500];4;0))" office:value-type="string" office:string-value="talentflaw.189=Sensible al Calor">
            <text:p>talentflaw.189=Sensible al Ca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0=Innenohrfehler">
            <text:p>talentflaw.190=Innenohrfehler</text:p>
          </table:table-cell>
          <table:table-cell table:formula="of:=CONCATENATE(&quot;talentflaw.&quot;;ROW();&quot;=&quot;;VLOOKUP(ROW();[Data.$A$2:.$D$500];3;0))" office:value-type="string" office:string-value="talentflaw.190=Inner Ear Problem">
            <text:p>talentflaw.190=Inner Ear Problem</text:p>
          </table:table-cell>
          <table:table-cell table:formula="of:=CONCATENATE(&quot;talentflaw.&quot;;ROW();&quot;=&quot;;VLOOKUP(ROW();[Data.$A$2:.$D$500];4;0))" office:value-type="string" office:string-value="talentflaw.190=Problema en Oído Interno">
            <text:p>talentflaw.190=Problema en Oído Int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1=Kälteempfindlich">
            <text:p>talentflaw.191=Kälteempfindlich</text:p>
          </table:table-cell>
          <table:table-cell table:formula="of:=CONCATENATE(&quot;talentflaw.&quot;;ROW();&quot;=&quot;;VLOOKUP(ROW();[Data.$A$2:.$D$500];3;0))" office:value-type="string" office:string-value="talentflaw.191=Cold Sensitive">
            <text:p>talentflaw.191=Cold Sensitive</text:p>
          </table:table-cell>
          <table:table-cell table:formula="of:=CONCATENATE(&quot;talentflaw.&quot;;ROW();&quot;=&quot;;VLOOKUP(ROW();[Data.$A$2:.$D$500];4;0))" office:value-type="string" office:string-value="talentflaw.191=Sensible al Frío">
            <text:p>talentflaw.191=Sensible al Frí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2=Körpereinsatz">
            <text:p>talentflaw.192=Körpereinsatz</text:p>
          </table:table-cell>
          <table:table-cell table:formula="of:=CONCATENATE(&quot;talentflaw.&quot;;ROW();&quot;=&quot;;VLOOKUP(ROW();[Data.$A$2:.$D$500];3;0))" office:value-type="string" office:string-value="talentflaw.192=Physical Investment">
            <text:p>talentflaw.192=Physical Investment</text:p>
          </table:table-cell>
          <table:table-cell table:formula="of:=CONCATENATE(&quot;talentflaw.&quot;;ROW();&quot;=&quot;;VLOOKUP(ROW();[Data.$A$2:.$D$500];4;0))" office:value-type="string" office:string-value="talentflaw.192=Interiorización Física">
            <text:p>talentflaw.192=Interiorización Fís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3=Kränkelnd">
            <text:p>talentflaw.193=Kränkelnd</text:p>
          </table:table-cell>
          <table:table-cell table:formula="of:=CONCATENATE(&quot;talentflaw.&quot;;ROW();&quot;=&quot;;VLOOKUP(ROW();[Data.$A$2:.$D$500];3;0))" office:value-type="string" office:string-value="talentflaw.193=Unhealthy">
            <text:p>talentflaw.193=Unhealthy</text:p>
          </table:table-cell>
          <table:table-cell table:formula="of:=CONCATENATE(&quot;talentflaw.&quot;;ROW();&quot;=&quot;;VLOOKUP(ROW();[Data.$A$2:.$D$500];4;0))" office:value-type="string" office:string-value="talentflaw.193=Enfermizo">
            <text:p>talentflaw.193=Enfermiz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4=Kurzatmig">
            <text:p>talentflaw.194=Kurzatmig</text:p>
          </table:table-cell>
          <table:table-cell table:formula="of:=CONCATENATE(&quot;talentflaw.&quot;;ROW();&quot;=&quot;;VLOOKUP(ROW();[Data.$A$2:.$D$500];3;0))" office:value-type="string" office:string-value="talentflaw.194=Short of Breath">
            <text:p>talentflaw.194=Short of Breath</text:p>
          </table:table-cell>
          <table:table-cell table:formula="of:=CONCATENATE(&quot;talentflaw.&quot;;ROW();&quot;=&quot;;VLOOKUP(ROW();[Data.$A$2:.$D$500];4;0))" office:value-type="string" office:string-value="talentflaw.194=Sin Aliento">
            <text:p>talentflaw.194=Sin Alien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5=Langsam">
            <text:p>talentflaw.195=Langsam</text:p>
          </table:table-cell>
          <table:table-cell table:formula="of:=CONCATENATE(&quot;talentflaw.&quot;;ROW();&quot;=&quot;;VLOOKUP(ROW();[Data.$A$2:.$D$500];3;0))" office:value-type="string" office:string-value="talentflaw.195=Slow">
            <text:p>talentflaw.195=Slow</text:p>
          </table:table-cell>
          <table:table-cell table:formula="of:=CONCATENATE(&quot;talentflaw.&quot;;ROW();&quot;=&quot;;VLOOKUP(ROW();[Data.$A$2:.$D$500];4;0))" office:value-type="string" office:string-value="talentflaw.195=Lento">
            <text:p>talentflaw.195=Len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6=Langsame Wundheilung">
            <text:p>talentflaw.196=Langsame Wundheilung</text:p>
          </table:table-cell>
          <table:table-cell table:formula="of:=CONCATENATE(&quot;talentflaw.&quot;;ROW();&quot;=&quot;;VLOOKUP(ROW();[Data.$A$2:.$D$500];3;0))" office:value-type="string" office:string-value="talentflaw.196=Slow Healer">
            <text:p>talentflaw.196=Slow Healer</text:p>
          </table:table-cell>
          <table:table-cell table:formula="of:=CONCATENATE(&quot;talentflaw.&quot;;ROW();&quot;=&quot;;VLOOKUP(ROW();[Data.$A$2:.$D$500];4;0))" office:value-type="string" office:string-value="talentflaw.196=Curación Lenta">
            <text:p>talentflaw.196=Curación Len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7=Mangelnde Reichweite">
            <text:p>talentflaw.197=Mangelnde Reichweite</text:p>
          </table:table-cell>
          <table:table-cell table:formula="of:=CONCATENATE(&quot;talentflaw.&quot;;ROW();&quot;=&quot;;VLOOKUP(ROW();[Data.$A$2:.$D$500];3;0))" office:value-type="string" office:string-value="talentflaw.197=Lack of Range">
            <text:p>talentflaw.197=Lack of Range</text:p>
          </table:table-cell>
          <table:table-cell table:formula="of:=CONCATENATE(&quot;talentflaw.&quot;;ROW();&quot;=&quot;;VLOOKUP(ROW();[Data.$A$2:.$D$500];4;0))" office:value-type="string" office:string-value="talentflaw.197=Falta de Alcance">
            <text:p>talentflaw.197=Falta de Alcanc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8=Nasenbluten">
            <text:p>talentflaw.198=Nasenbluten</text:p>
          </table:table-cell>
          <table:table-cell table:formula="of:=CONCATENATE(&quot;talentflaw.&quot;;ROW();&quot;=&quot;;VLOOKUP(ROW();[Data.$A$2:.$D$500];3;0))" office:value-type="string" office:string-value="talentflaw.198=Nose Bleeds">
            <text:p>talentflaw.198=Nose Bleeds</text:p>
          </table:table-cell>
          <table:table-cell table:formula="of:=CONCATENATE(&quot;talentflaw.&quot;;ROW();&quot;=&quot;;VLOOKUP(ROW();[Data.$A$2:.$D$500];4;0))" office:value-type="string" office:string-value="talentflaw.198=Nariz Sangrante">
            <text:p>talentflaw.198=Nariz Sangra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199=Plump">
            <text:p>talentflaw.199=Plump</text:p>
          </table:table-cell>
          <table:table-cell table:formula="of:=CONCATENATE(&quot;talentflaw.&quot;;ROW();&quot;=&quot;;VLOOKUP(ROW();[Data.$A$2:.$D$500];3;0))" office:value-type="string" office:string-value="talentflaw.199=Not Graceful">
            <text:p>talentflaw.199=Not Graceful</text:p>
          </table:table-cell>
          <table:table-cell table:formula="of:=CONCATENATE(&quot;talentflaw.&quot;;ROW();&quot;=&quot;;VLOOKUP(ROW();[Data.$A$2:.$D$500];4;0))" office:value-type="string" office:string-value="talentflaw.199=Torpe">
            <text:p>talentflaw.199=Torp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0=Regen-Trauma">
            <text:p>talentflaw.200=Regen-Trauma</text:p>
          </table:table-cell>
          <table:table-cell table:formula="of:=CONCATENATE(&quot;talentflaw.&quot;;ROW();&quot;=&quot;;VLOOKUP(ROW();[Data.$A$2:.$D$500];3;0))" office:value-type="string" office:string-value="talentflaw.200=Rain Trauma">
            <text:p>talentflaw.200=Rain Trauma</text:p>
          </table:table-cell>
          <table:table-cell table:formula="of:=CONCATENATE(&quot;talentflaw.&quot;;ROW();&quot;=&quot;;VLOOKUP(ROW();[Data.$A$2:.$D$500];4;0))" office:value-type="string" office:string-value="talentflaw.200=Miedo a la Lluvia">
            <text:p>talentflaw.200=Miedo a la Lluv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1=Schlechte Körperbeherrschung">
            <text:p>talentflaw.201=Schlechte Körperbeherrschung</text:p>
          </table:table-cell>
          <table:table-cell table:formula="of:=CONCATENATE(&quot;talentflaw.&quot;;ROW();&quot;=&quot;;VLOOKUP(ROW();[Data.$A$2:.$D$500];3;0))" office:value-type="string" office:string-value="talentflaw.201=Breaker">
            <text:p>talentflaw.201=Breaker</text:p>
          </table:table-cell>
          <table:table-cell table:formula="of:=CONCATENATE(&quot;talentflaw.&quot;;ROW();&quot;=&quot;;VLOOKUP(ROW();[Data.$A$2:.$D$500];4;0))" office:value-type="string" office:string-value="talentflaw.201=Manos de Gacha">
            <text:p>talentflaw.201=Manos de Gach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2=Schmerzempfindlich">
            <text:p>talentflaw.202=Schmerzempfindlich</text:p>
          </table:table-cell>
          <table:table-cell table:formula="of:=CONCATENATE(&quot;talentflaw.&quot;;ROW();&quot;=&quot;;VLOOKUP(ROW();[Data.$A$2:.$D$500];3;0))" office:value-type="string" office:string-value="talentflaw.202=Pain Intolerant">
            <text:p>talentflaw.202=Pain Intolerant</text:p>
          </table:table-cell>
          <table:table-cell table:formula="of:=CONCATENATE(&quot;talentflaw.&quot;;ROW();&quot;=&quot;;VLOOKUP(ROW();[Data.$A$2:.$D$500];4;0))" office:value-type="string" office:string-value="talentflaw.202=Sensible al Dolor">
            <text:p>talentflaw.202=Sensible al Dol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3=Schwache Beine">
            <text:p>talentflaw.203=Schwache Beine</text:p>
          </table:table-cell>
          <table:table-cell table:formula="of:=CONCATENATE(&quot;talentflaw.&quot;;ROW();&quot;=&quot;;VLOOKUP(ROW();[Data.$A$2:.$D$500];3;0))" office:value-type="string" office:string-value="talentflaw.203=Tired Legs">
            <text:p>talentflaw.203=Tired Legs</text:p>
          </table:table-cell>
          <table:table-cell table:formula="of:=CONCATENATE(&quot;talentflaw.&quot;;ROW();&quot;=&quot;;VLOOKUP(ROW();[Data.$A$2:.$D$500];4;0))" office:value-type="string" office:string-value="talentflaw.203=Piernas Cansadas">
            <text:p>talentflaw.203=Piernas Cansad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4=Schwächlich">
            <text:p>talentflaw.204=Schwächlich</text:p>
          </table:table-cell>
          <table:table-cell table:formula="of:=CONCATENATE(&quot;talentflaw.&quot;;ROW();&quot;=&quot;;VLOOKUP(ROW();[Data.$A$2:.$D$500];3;0))" office:value-type="string" office:string-value="talentflaw.204=Weak Physique">
            <text:p>talentflaw.204=Weak Physique</text:p>
          </table:table-cell>
          <table:table-cell table:formula="of:=CONCATENATE(&quot;talentflaw.&quot;;ROW();&quot;=&quot;;VLOOKUP(ROW();[Data.$A$2:.$D$500];4;0))" office:value-type="string" office:string-value="talentflaw.204=Físico Débil">
            <text:p>talentflaw.204=Físico Débi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5=Schwerhörig">
            <text:p>talentflaw.205=Schwerhörig</text:p>
          </table:table-cell>
          <table:table-cell table:formula="of:=CONCATENATE(&quot;talentflaw.&quot;;ROW();&quot;=&quot;;VLOOKUP(ROW();[Data.$A$2:.$D$500];3;0))" office:value-type="string" office:string-value="talentflaw.205=Hard of Hearing">
            <text:p>talentflaw.205=Hard of Hearing</text:p>
          </table:table-cell>
          <table:table-cell table:formula="of:=CONCATENATE(&quot;talentflaw.&quot;;ROW();&quot;=&quot;;VLOOKUP(ROW();[Data.$A$2:.$D$500];4;0))" office:value-type="string" office:string-value="talentflaw.205=Duro de Oído">
            <text:p>talentflaw.205=Duro de Oí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6=Stottern">
            <text:p>talentflaw.206=Stottern</text:p>
          </table:table-cell>
          <table:table-cell table:formula="of:=CONCATENATE(&quot;talentflaw.&quot;;ROW();&quot;=&quot;;VLOOKUP(ROW();[Data.$A$2:.$D$500];3;0))" office:value-type="string" office:string-value="talentflaw.206=Stutter">
            <text:p>talentflaw.206=Stutter</text:p>
          </table:table-cell>
          <table:table-cell table:formula="of:=CONCATENATE(&quot;talentflaw.&quot;;ROW();&quot;=&quot;;VLOOKUP(ROW();[Data.$A$2:.$D$500];4;0))" office:value-type="string" office:string-value="talentflaw.206=Tartamudo">
            <text:p>talentflaw.206=Tartam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7=Stumm">
            <text:p>talentflaw.207=Stumm</text:p>
          </table:table-cell>
          <table:table-cell table:formula="of:=CONCATENATE(&quot;talentflaw.&quot;;ROW();&quot;=&quot;;VLOOKUP(ROW();[Data.$A$2:.$D$500];3;0))" office:value-type="string" office:string-value="talentflaw.207=Mute">
            <text:p>talentflaw.207=Mute</text:p>
          </table:table-cell>
          <table:table-cell table:formula="of:=CONCATENATE(&quot;talentflaw.&quot;;ROW();&quot;=&quot;;VLOOKUP(ROW();[Data.$A$2:.$D$500];4;0))" office:value-type="string" office:string-value="talentflaw.207=Mudo">
            <text:p>talentflaw.207=Mu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8=Taub">
            <text:p>talentflaw.208=Taub</text:p>
          </table:table-cell>
          <table:table-cell table:formula="of:=CONCATENATE(&quot;talentflaw.&quot;;ROW();&quot;=&quot;;VLOOKUP(ROW();[Data.$A$2:.$D$500];3;0))" office:value-type="string" office:string-value="talentflaw.208=Deaf">
            <text:p>talentflaw.208=Deaf</text:p>
          </table:table-cell>
          <table:table-cell table:formula="of:=CONCATENATE(&quot;talentflaw.&quot;;ROW();&quot;=&quot;;VLOOKUP(ROW();[Data.$A$2:.$D$500];4;0))" office:value-type="string" office:string-value="talentflaw.208=Sordo">
            <text:p>talentflaw.208=Sor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09=Tiefer Schlaf">
            <text:p>talentflaw.209=Tiefer Schlaf</text:p>
          </table:table-cell>
          <table:table-cell table:formula="of:=CONCATENATE(&quot;talentflaw.&quot;;ROW();&quot;=&quot;;VLOOKUP(ROW();[Data.$A$2:.$D$500];3;0))" office:value-type="string" office:string-value="talentflaw.209=Deep Sleeper">
            <text:p>talentflaw.209=Deep Sleeper</text:p>
          </table:table-cell>
          <table:table-cell table:formula="of:=CONCATENATE(&quot;talentflaw.&quot;;ROW();&quot;=&quot;;VLOOKUP(ROW();[Data.$A$2:.$D$500];4;0))" office:value-type="string" office:string-value="talentflaw.209=Sueño Profundo">
            <text:p>talentflaw.209=Sueño Profun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0=Tierischer Fluch">
            <text:p>talentflaw.210=Tierischer Fluch</text:p>
          </table:table-cell>
          <table:table-cell table:formula="of:=CONCATENATE(&quot;talentflaw.&quot;;ROW();&quot;=&quot;;VLOOKUP(ROW();[Data.$A$2:.$D$500];3;0))" office:value-type="string" office:string-value="talentflaw.210=Animal Bane">
            <text:p>talentflaw.210=Animal Bane</text:p>
          </table:table-cell>
          <table:table-cell table:formula="of:=CONCATENATE(&quot;talentflaw.&quot;;ROW();&quot;=&quot;;VLOOKUP(ROW();[Data.$A$2:.$D$500];4;0))" office:value-type="string" office:string-value="talentflaw.210=Maldición Animal">
            <text:p>talentflaw.210=Maldición Anim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1=Tollpatsch">
            <text:p>talentflaw.211=Tollpatsch</text:p>
          </table:table-cell>
          <table:table-cell table:formula="of:=CONCATENATE(&quot;talentflaw.&quot;;ROW();&quot;=&quot;;VLOOKUP(ROW();[Data.$A$2:.$D$500];3;0))" office:value-type="string" office:string-value="talentflaw.211=Complete Klutz">
            <text:p>talentflaw.211=Complete Klutz</text:p>
          </table:table-cell>
          <table:table-cell table:formula="of:=CONCATENATE(&quot;talentflaw.&quot;;ROW();&quot;=&quot;;VLOOKUP(ROW();[Data.$A$2:.$D$500];4;0))" office:value-type="string" office:string-value="talentflaw.211=Zoquete">
            <text:p>talentflaw.211=Zoque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2=Träge">
            <text:p>talentflaw.212=Träge</text:p>
          </table:table-cell>
          <table:table-cell table:formula="of:=CONCATENATE(&quot;talentflaw.&quot;;ROW();&quot;=&quot;;VLOOKUP(ROW();[Data.$A$2:.$D$500];3;0))" office:value-type="string" office:string-value="talentflaw.212=Sloth">
            <text:p>talentflaw.212=Sloth</text:p>
          </table:table-cell>
          <table:table-cell table:formula="of:=CONCATENATE(&quot;talentflaw.&quot;;ROW();&quot;=&quot;;VLOOKUP(ROW();[Data.$A$2:.$D$500];4;0))" office:value-type="string" office:string-value="talentflaw.212=Predecible">
            <text:p>talentflaw.212=Predeci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3=Trampel">
            <text:p>talentflaw.213=Trampel</text:p>
          </table:table-cell>
          <table:table-cell table:formula="of:=CONCATENATE(&quot;talentflaw.&quot;;ROW();&quot;=&quot;;VLOOKUP(ROW();[Data.$A$2:.$D$500];3;0))" office:value-type="string" office:string-value="talentflaw.213=Not Subtle">
            <text:p>talentflaw.213=Not Subtle</text:p>
          </table:table-cell>
          <table:table-cell table:formula="of:=CONCATENATE(&quot;talentflaw.&quot;;ROW();&quot;=&quot;;VLOOKUP(ROW();[Data.$A$2:.$D$500];4;0))" office:value-type="string" office:string-value="talentflaw.213=Ruidoso">
            <text:p>talentflaw.213=Ruid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4=Ungewöhnliche Allergie">
            <text:p>talentflaw.214=Ungewöhnliche Allergie</text:p>
          </table:table-cell>
          <table:table-cell table:formula="of:=CONCATENATE(&quot;talentflaw.&quot;;ROW();&quot;=&quot;;VLOOKUP(ROW();[Data.$A$2:.$D$500];3;0))" office:value-type="string" office:string-value="talentflaw.214=Uncommon Allergy">
            <text:p>talentflaw.214=Uncommon Allergy</text:p>
          </table:table-cell>
          <table:table-cell table:formula="of:=CONCATENATE(&quot;talentflaw.&quot;;ROW();&quot;=&quot;;VLOOKUP(ROW();[Data.$A$2:.$D$500];4;0))" office:value-type="string" office:string-value="talentflaw.214=Alergia Infrecuente">
            <text:p>talentflaw.214=Alergia Infrecuen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5=Unkontrollierbare Stärke">
            <text:p>talentflaw.215=Unkontrollierbare Stärke</text:p>
          </table:table-cell>
          <table:table-cell table:formula="of:=CONCATENATE(&quot;talentflaw.&quot;;ROW();&quot;=&quot;;VLOOKUP(ROW();[Data.$A$2:.$D$500];3;0))" office:value-type="string" office:string-value="talentflaw.215=Uncontrollable Strength">
            <text:p>talentflaw.215=Uncontrollable Strength</text:p>
          </table:table-cell>
          <table:table-cell table:formula="of:=CONCATENATE(&quot;talentflaw.&quot;;ROW();&quot;=&quot;;VLOOKUP(ROW();[Data.$A$2:.$D$500];4;0))" office:value-type="string" office:string-value="talentflaw.215=Fuerza Incontrolable">
            <text:p>talentflaw.215=Fuerza Incontrola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6=Unkoordiniert">
            <text:p>talentflaw.216=Unkoordiniert</text:p>
          </table:table-cell>
          <table:table-cell table:formula="of:=CONCATENATE(&quot;talentflaw.&quot;;ROW();&quot;=&quot;;VLOOKUP(ROW();[Data.$A$2:.$D$500];3;0))" office:value-type="string" office:string-value="talentflaw.216=Uncoordinated">
            <text:p>talentflaw.216=Uncoordinated</text:p>
          </table:table-cell>
          <table:table-cell table:formula="of:=CONCATENATE(&quot;talentflaw.&quot;;ROW();&quot;=&quot;;VLOOKUP(ROW();[Data.$A$2:.$D$500];4;0))" office:value-type="string" office:string-value="talentflaw.216=Descoordinación">
            <text:p>talentflaw.216=Descoordin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7=Unweckbar">
            <text:p>talentflaw.217=Unweckbar</text:p>
          </table:table-cell>
          <table:table-cell table:formula="of:=CONCATENATE(&quot;talentflaw.&quot;;ROW();&quot;=&quot;;VLOOKUP(ROW();[Data.$A$2:.$D$500];3;0))" office:value-type="string" office:string-value="talentflaw.217=Unwakeable">
            <text:p>talentflaw.217=Unwakeable</text:p>
          </table:table-cell>
          <table:table-cell table:formula="of:=CONCATENATE(&quot;talentflaw.&quot;;ROW();&quot;=&quot;;VLOOKUP(ROW();[Data.$A$2:.$D$500];4;0))" office:value-type="string" office:string-value="talentflaw.217=Dormilón">
            <text:p>talentflaw.217=Dormil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8=Verkrüppelt">
            <text:p>talentflaw.218=Verkrüppelt</text:p>
          </table:table-cell>
          <table:table-cell table:formula="of:=CONCATENATE(&quot;talentflaw.&quot;;ROW();&quot;=&quot;;VLOOKUP(ROW();[Data.$A$2:.$D$500];3;0))" office:value-type="string" office:string-value="talentflaw.218=Crippled">
            <text:p>talentflaw.218=Crippled</text:p>
          </table:table-cell>
          <table:table-cell table:formula="of:=CONCATENATE(&quot;talentflaw.&quot;;ROW();&quot;=&quot;;VLOOKUP(ROW();[Data.$A$2:.$D$500];4;0))" office:value-type="string" office:string-value="talentflaw.218=Cojera">
            <text:p>talentflaw.218=Coje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19=Verminderte Sehkraft">
            <text:p>talentflaw.219=Verminderte Sehkraft</text:p>
          </table:table-cell>
          <table:table-cell table:formula="of:=CONCATENATE(&quot;talentflaw.&quot;;ROW();&quot;=&quot;;VLOOKUP(ROW();[Data.$A$2:.$D$500];3;0))" office:value-type="string" office:string-value="talentflaw.219=Poor Eyesight">
            <text:p>talentflaw.219=Poor Eyesight</text:p>
          </table:table-cell>
          <table:table-cell table:formula="of:=CONCATENATE(&quot;talentflaw.&quot;;ROW();&quot;=&quot;;VLOOKUP(ROW();[Data.$A$2:.$D$500];4;0))" office:value-type="string" office:string-value="talentflaw.219=Corto de Vista">
            <text:p>talentflaw.219=Corto de Vis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0=Vorübergehende Blindheit">
            <text:p>talentflaw.220=Vorübergehende Blindheit</text:p>
          </table:table-cell>
          <table:table-cell table:formula="of:=CONCATENATE(&quot;talentflaw.&quot;;ROW();&quot;=&quot;;VLOOKUP(ROW();[Data.$A$2:.$D$500];3;0))" office:value-type="string" office:string-value="talentflaw.220=Loss of Vision">
            <text:p>talentflaw.220=Loss of Vision</text:p>
          </table:table-cell>
          <table:table-cell table:formula="of:=CONCATENATE(&quot;talentflaw.&quot;;ROW();&quot;=&quot;;VLOOKUP(ROW();[Data.$A$2:.$D$500];4;0))" office:value-type="string" office:string-value="talentflaw.220=Pérdida de Visión">
            <text:p>talentflaw.220=Pérdida de Vis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1=Weichei">
            <text:p>talentflaw.221=Weichei</text:p>
          </table:table-cell>
          <table:table-cell table:formula="of:=CONCATENATE(&quot;talentflaw.&quot;;ROW();&quot;=&quot;;VLOOKUP(ROW();[Data.$A$2:.$D$500];3;0))" office:value-type="string" office:string-value="talentflaw.221=Wimp">
            <text:p>talentflaw.221=Wimp</text:p>
          </table:table-cell>
          <table:table-cell table:formula="of:=CONCATENATE(&quot;talentflaw.&quot;;ROW();&quot;=&quot;;VLOOKUP(ROW();[Data.$A$2:.$D$500];4;0))" office:value-type="string" office:string-value="talentflaw.221=Enclenque">
            <text:p>talentflaw.221=Enclenqu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2=Zuckungen">
            <text:p>talentflaw.222=Zuckungen</text:p>
          </table:table-cell>
          <table:table-cell table:formula="of:=CONCATENATE(&quot;talentflaw.&quot;;ROW();&quot;=&quot;;VLOOKUP(ROW();[Data.$A$2:.$D$500];3;0))" office:value-type="string" office:string-value="talentflaw.222=Spasm">
            <text:p>talentflaw.222=Spasm</text:p>
          </table:table-cell>
          <table:table-cell table:formula="of:=CONCATENATE(&quot;talentflaw.&quot;;ROW();&quot;=&quot;;VLOOKUP(ROW();[Data.$A$2:.$D$500];4;0))" office:value-type="string" office:string-value="talentflaw.222=Espasmo">
            <text:p>talentflaw.222=Espasm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3=Abergläubisch">
            <text:p>talentflaw.223=Abergläubisch</text:p>
          </table:table-cell>
          <table:table-cell table:formula="of:=CONCATENATE(&quot;talentflaw.&quot;;ROW();&quot;=&quot;;VLOOKUP(ROW();[Data.$A$2:.$D$500];3;0))" office:value-type="string" office:string-value="talentflaw.223=Superstitious">
            <text:p>talentflaw.223=Superstitious</text:p>
          </table:table-cell>
          <table:table-cell table:formula="of:=CONCATENATE(&quot;talentflaw.&quot;;ROW();&quot;=&quot;;VLOOKUP(ROW();[Data.$A$2:.$D$500];4;0))" office:value-type="string" office:string-value="talentflaw.223=Supersticioso">
            <text:p>talentflaw.223=Superstic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4=Abhängigkeit">
            <text:p>talentflaw.224=Abhängigkeit</text:p>
          </table:table-cell>
          <table:table-cell table:formula="of:=CONCATENATE(&quot;talentflaw.&quot;;ROW();&quot;=&quot;;VLOOKUP(ROW();[Data.$A$2:.$D$500];3;0))" office:value-type="string" office:string-value="talentflaw.224=Addiction">
            <text:p>talentflaw.224=Addiction</text:p>
          </table:table-cell>
          <table:table-cell table:formula="of:=CONCATENATE(&quot;talentflaw.&quot;;ROW();&quot;=&quot;;VLOOKUP(ROW();[Data.$A$2:.$D$500];4;0))" office:value-type="string" office:string-value="talentflaw.224=Addicción">
            <text:p>talentflaw.224=Addic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5=Angst vor Magie">
            <text:p>talentflaw.225=Angst vor Magie</text:p>
          </table:table-cell>
          <table:table-cell table:formula="of:=CONCATENATE(&quot;talentflaw.&quot;;ROW();&quot;=&quot;;VLOOKUP(ROW();[Data.$A$2:.$D$500];3;0))" office:value-type="string" office:string-value="talentflaw.225=Fear of Magic">
            <text:p>talentflaw.225=Fear of Magic</text:p>
          </table:table-cell>
          <table:table-cell table:formula="of:=CONCATENATE(&quot;talentflaw.&quot;;ROW();&quot;=&quot;;VLOOKUP(ROW();[Data.$A$2:.$D$500];4;0))" office:value-type="string" office:string-value="talentflaw.225=Miedo a la Magia">
            <text:p>talentflaw.225=Miedo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6=Angst vor Rüstungen">
            <text:p>talentflaw.226=Angst vor Rüstungen</text:p>
          </table:table-cell>
          <table:table-cell table:formula="of:=CONCATENATE(&quot;talentflaw.&quot;;ROW();&quot;=&quot;;VLOOKUP(ROW();[Data.$A$2:.$D$500];3;0))" office:value-type="string" office:string-value="talentflaw.226=Fear of Armor">
            <text:p>talentflaw.226=Fear of Armor</text:p>
          </table:table-cell>
          <table:table-cell table:formula="of:=CONCATENATE(&quot;talentflaw.&quot;;ROW();&quot;=&quot;;VLOOKUP(ROW();[Data.$A$2:.$D$500];4;0))" office:value-type="string" office:string-value="talentflaw.226=Miedo a las Armaduras">
            <text:p>talentflaw.226=Miedo a las Armadur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7=Blutschuld">
            <text:p>talentflaw.227=Blutschuld</text:p>
          </table:table-cell>
          <table:table-cell table:formula="of:=CONCATENATE(&quot;talentflaw.&quot;;ROW();&quot;=&quot;;VLOOKUP(ROW();[Data.$A$2:.$D$500];3;0))" office:value-type="string" office:string-value="talentflaw.227=Blood-Guilt">
            <text:p>talentflaw.227=Blood-Guilt</text:p>
          </table:table-cell>
          <table:table-cell table:formula="of:=CONCATENATE(&quot;talentflaw.&quot;;ROW();&quot;=&quot;;VLOOKUP(ROW();[Data.$A$2:.$D$500];4;0))" office:value-type="string" office:string-value="talentflaw.227=Culpa de Sangre">
            <text:p>talentflaw.227=Culpa de San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8=Den Waffen abgeschworen">
            <text:p>talentflaw.228=Den Waffen abgeschworen</text:p>
          </table:table-cell>
          <table:table-cell table:formula="of:=CONCATENATE(&quot;talentflaw.&quot;;ROW();&quot;=&quot;;VLOOKUP(ROW();[Data.$A$2:.$D$500];3;0))" office:value-type="string" office:string-value="talentflaw.228=Disavowed Weapons">
            <text:p>talentflaw.228=Disavowed Weapons</text:p>
          </table:table-cell>
          <table:table-cell table:formula="of:=CONCATENATE(&quot;talentflaw.&quot;;ROW();&quot;=&quot;;VLOOKUP(ROW();[Data.$A$2:.$D$500];4;0))" office:value-type="string" office:string-value="talentflaw.228=Desaprobación a las Armas">
            <text:p>talentflaw.228=Desaprobación a las A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29=Ehrenkodex">
            <text:p>talentflaw.229=Ehrenkodex</text:p>
          </table:table-cell>
          <table:table-cell table:formula="of:=CONCATENATE(&quot;talentflaw.&quot;;ROW();&quot;=&quot;;VLOOKUP(ROW();[Data.$A$2:.$D$500];3;0))" office:value-type="string" office:string-value="talentflaw.229=Code of Honor">
            <text:p>talentflaw.229=Code of Honor</text:p>
          </table:table-cell>
          <table:table-cell table:formula="of:=CONCATENATE(&quot;talentflaw.&quot;;ROW();&quot;=&quot;;VLOOKUP(ROW();[Data.$A$2:.$D$500];4;0))" office:value-type="string" office:string-value="talentflaw.229=Código de Honor">
            <text:p>talentflaw.229=Código de Hono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0=Fanatisch">
            <text:p>talentflaw.230=Fanatisch</text:p>
          </table:table-cell>
          <table:table-cell table:formula="of:=CONCATENATE(&quot;talentflaw.&quot;;ROW();&quot;=&quot;;VLOOKUP(ROW();[Data.$A$2:.$D$500];3;0))" office:value-type="string" office:string-value="talentflaw.230=Fanatic">
            <text:p>talentflaw.230=Fanatic</text:p>
          </table:table-cell>
          <table:table-cell table:formula="of:=CONCATENATE(&quot;talentflaw.&quot;;ROW();&quot;=&quot;;VLOOKUP(ROW();[Data.$A$2:.$D$500];4;0))" office:value-type="string" office:string-value="talentflaw.230=Fanático">
            <text:p>talentflaw.230=Faná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1=Furchtlosigkeit">
            <text:p>talentflaw.231=Furchtlosigkeit</text:p>
          </table:table-cell>
          <table:table-cell table:formula="of:=CONCATENATE(&quot;talentflaw.&quot;;ROW();&quot;=&quot;;VLOOKUP(ROW();[Data.$A$2:.$D$500];3;0))" office:value-type="string" office:string-value="talentflaw.231=Fearlessness">
            <text:p>talentflaw.231=Fearlessness</text:p>
          </table:table-cell>
          <table:table-cell table:formula="of:=CONCATENATE(&quot;talentflaw.&quot;;ROW();&quot;=&quot;;VLOOKUP(ROW();[Data.$A$2:.$D$500];4;0))" office:value-type="string" office:string-value="talentflaw.231=Temerario">
            <text:p>talentflaw.231=Temerar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2=Gedächtnisschwund">
            <text:p>talentflaw.232=Gedächtnisschwund</text:p>
          </table:table-cell>
          <table:table-cell table:formula="of:=CONCATENATE(&quot;talentflaw.&quot;;ROW();&quot;=&quot;;VLOOKUP(ROW();[Data.$A$2:.$D$500];3;0))" office:value-type="string" office:string-value="talentflaw.232=Memory Loss">
            <text:p>talentflaw.232=Memory Loss</text:p>
          </table:table-cell>
          <table:table-cell table:formula="of:=CONCATENATE(&quot;talentflaw.&quot;;ROW();&quot;=&quot;;VLOOKUP(ROW();[Data.$A$2:.$D$500];4;0))" office:value-type="string" office:string-value="talentflaw.232=Olvidadizo">
            <text:p>talentflaw.232=Olvidadiz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3=Geizhals">
            <text:p>talentflaw.233=Geizhals</text:p>
          </table:table-cell>
          <table:table-cell table:formula="of:=CONCATENATE(&quot;talentflaw.&quot;;ROW();&quot;=&quot;;VLOOKUP(ROW();[Data.$A$2:.$D$500];3;0))" office:value-type="string" office:string-value="talentflaw.233=Miser">
            <text:p>talentflaw.233=Miser</text:p>
          </table:table-cell>
          <table:table-cell table:formula="of:=CONCATENATE(&quot;talentflaw.&quot;;ROW();&quot;=&quot;;VLOOKUP(ROW();[Data.$A$2:.$D$500];4;0))" office:value-type="string" office:string-value="talentflaw.233=Avaro">
            <text:p>talentflaw.233=Ava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4=Gespaltene Persönlichkeit">
            <text:p>talentflaw.234=Gespaltene Persönlichkeit</text:p>
          </table:table-cell>
          <table:table-cell table:formula="of:=CONCATENATE(&quot;talentflaw.&quot;;ROW();&quot;=&quot;;VLOOKUP(ROW();[Data.$A$2:.$D$500];3;0))" office:value-type="string" office:string-value="talentflaw.234=Split Personality">
            <text:p>talentflaw.234=Split Personality</text:p>
          </table:table-cell>
          <table:table-cell table:formula="of:=CONCATENATE(&quot;talentflaw.&quot;;ROW();&quot;=&quot;;VLOOKUP(ROW();[Data.$A$2:.$D$500];4;0))" office:value-type="string" office:string-value="talentflaw.234=Doble Personalidad">
            <text:p>talentflaw.234=Doble Personalidad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5=Gierig">
            <text:p>talentflaw.235=Gierig</text:p>
          </table:table-cell>
          <table:table-cell table:formula="of:=CONCATENATE(&quot;talentflaw.&quot;;ROW();&quot;=&quot;;VLOOKUP(ROW();[Data.$A$2:.$D$500];3;0))" office:value-type="string" office:string-value="talentflaw.235=Greedy">
            <text:p>talentflaw.235=Greedy</text:p>
          </table:table-cell>
          <table:table-cell table:formula="of:=CONCATENATE(&quot;talentflaw.&quot;;ROW();&quot;=&quot;;VLOOKUP(ROW();[Data.$A$2:.$D$500];4;0))" office:value-type="string" office:string-value="talentflaw.235=Codicioso">
            <text:p>talentflaw.235=Codic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6=Größenwahnsinnig">
            <text:p>talentflaw.236=Größenwahnsinnig</text:p>
          </table:table-cell>
          <table:table-cell table:formula="of:=CONCATENATE(&quot;talentflaw.&quot;;ROW();&quot;=&quot;;VLOOKUP(ROW();[Data.$A$2:.$D$500];3;0))" office:value-type="string" office:string-value="talentflaw.236=Megalomaniac">
            <text:p>talentflaw.236=Megalomaniac</text:p>
          </table:table-cell>
          <table:table-cell table:formula="of:=CONCATENATE(&quot;talentflaw.&quot;;ROW();&quot;=&quot;;VLOOKUP(ROW();[Data.$A$2:.$D$500];4;0))" office:value-type="string" office:string-value="talentflaw.236=Megalómano">
            <text:p>talentflaw.236=Megalóm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7=Impulsiv">
            <text:p>talentflaw.237=Impulsiv</text:p>
          </table:table-cell>
          <table:table-cell table:formula="of:=CONCATENATE(&quot;talentflaw.&quot;;ROW();&quot;=&quot;;VLOOKUP(ROW();[Data.$A$2:.$D$500];3;0))" office:value-type="string" office:string-value="talentflaw.237=Impulsive">
            <text:p>talentflaw.237=Impulsive</text:p>
          </table:table-cell>
          <table:table-cell table:formula="of:=CONCATENATE(&quot;talentflaw.&quot;;ROW();&quot;=&quot;;VLOOKUP(ROW();[Data.$A$2:.$D$500];4;0))" office:value-type="string" office:string-value="talentflaw.237=Impulsivo">
            <text:p>talentflaw.237=Impulsiv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8=Intoleranz">
            <text:p>talentflaw.238=Intoleranz</text:p>
          </table:table-cell>
          <table:table-cell table:formula="of:=CONCATENATE(&quot;talentflaw.&quot;;ROW();&quot;=&quot;;VLOOKUP(ROW();[Data.$A$2:.$D$500];3;0))" office:value-type="string" office:string-value="talentflaw.238=Intolerance">
            <text:p>talentflaw.238=Intolerance</text:p>
          </table:table-cell>
          <table:table-cell table:formula="of:=CONCATENATE(&quot;talentflaw.&quot;;ROW();&quot;=&quot;;VLOOKUP(ROW();[Data.$A$2:.$D$500];4;0))" office:value-type="string" office:string-value="talentflaw.238=Intolerante ">
            <text:p>talentflaw.238=Intolerante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39=Jähzornig">
            <text:p>talentflaw.239=Jähzornig</text:p>
          </table:table-cell>
          <table:table-cell table:formula="of:=CONCATENATE(&quot;talentflaw.&quot;;ROW();&quot;=&quot;;VLOOKUP(ROW();[Data.$A$2:.$D$500];3;0))" office:value-type="string" office:string-value="talentflaw.239=Bad Temper">
            <text:p>talentflaw.239=Bad Temper</text:p>
          </table:table-cell>
          <table:table-cell table:formula="of:=CONCATENATE(&quot;talentflaw.&quot;;ROW();&quot;=&quot;;VLOOKUP(ROW();[Data.$A$2:.$D$500];4;0))" office:value-type="string" office:string-value="talentflaw.239=Mal Genio">
            <text:p>talentflaw.239=Mal Gen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0=Kampfblindheit">
            <text:p>talentflaw.240=Kampfblindheit</text:p>
          </table:table-cell>
          <table:table-cell table:formula="of:=CONCATENATE(&quot;talentflaw.&quot;;ROW();&quot;=&quot;;VLOOKUP(ROW();[Data.$A$2:.$D$500];3;0))" office:value-type="string" office:string-value="talentflaw.240=Battle Confusion">
            <text:p>talentflaw.240=Battle Confusion</text:p>
          </table:table-cell>
          <table:table-cell table:formula="of:=CONCATENATE(&quot;talentflaw.&quot;;ROW();&quot;=&quot;;VLOOKUP(ROW();[Data.$A$2:.$D$500];4;0))" office:value-type="string" office:string-value="talentflaw.240=Confusión en Combate">
            <text:p>talentflaw.240=Confusión en Comba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1=Kleptomanie">
            <text:p>talentflaw.241=Kleptomanie</text:p>
          </table:table-cell>
          <table:table-cell table:formula="of:=CONCATENATE(&quot;talentflaw.&quot;;ROW();&quot;=&quot;;VLOOKUP(ROW();[Data.$A$2:.$D$500];3;0))" office:value-type="string" office:string-value="talentflaw.241=Kleptomaniac">
            <text:p>talentflaw.241=Kleptomaniac</text:p>
          </table:table-cell>
          <table:table-cell table:formula="of:=CONCATENATE(&quot;talentflaw.&quot;;ROW();&quot;=&quot;;VLOOKUP(ROW();[Data.$A$2:.$D$500];4;0))" office:value-type="string" office:string-value="talentflaw.241=Cleptómano">
            <text:p>talentflaw.241=Cleptóm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2=Leckermäulchen">
            <text:p>talentflaw.242=Leckermäulchen</text:p>
          </table:table-cell>
          <table:table-cell table:formula="of:=CONCATENATE(&quot;talentflaw.&quot;;ROW();&quot;=&quot;;VLOOKUP(ROW();[Data.$A$2:.$D$500];3;0))" office:value-type="string" office:string-value="talentflaw.242=Glutton">
            <text:p>talentflaw.242=Glutton</text:p>
          </table:table-cell>
          <table:table-cell table:formula="of:=CONCATENATE(&quot;talentflaw.&quot;;ROW();&quot;=&quot;;VLOOKUP(ROW();[Data.$A$2:.$D$500];4;0))" office:value-type="string" office:string-value="talentflaw.242=Glotón">
            <text:p>talentflaw.242=Glot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3=Leichtes Ziel">
            <text:p>talentflaw.243=Leichtes Ziel</text:p>
          </table:table-cell>
          <table:table-cell table:formula="of:=CONCATENATE(&quot;talentflaw.&quot;;ROW();&quot;=&quot;;VLOOKUP(ROW();[Data.$A$2:.$D$500];3;0))" office:value-type="string" office:string-value="talentflaw.243=Easy Mark">
            <text:p>talentflaw.243=Easy Mark</text:p>
          </table:table-cell>
          <table:table-cell table:formula="of:=CONCATENATE(&quot;talentflaw.&quot;;ROW();&quot;=&quot;;VLOOKUP(ROW();[Data.$A$2:.$D$500];4;0))" office:value-type="string" office:string-value="talentflaw.243=Blanco Fácil">
            <text:p>talentflaw.243=Blanco Fáci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4=Leicht zu bezaubern">
            <text:p>talentflaw.244=Leicht zu bezaubern</text:p>
          </table:table-cell>
          <table:table-cell table:formula="of:=CONCATENATE(&quot;talentflaw.&quot;;ROW();&quot;=&quot;;VLOOKUP(ROW();[Data.$A$2:.$D$500];3;0))" office:value-type="string" office:string-value="talentflaw.244=Easily Charmed">
            <text:p>talentflaw.244=Easily Charmed</text:p>
          </table:table-cell>
          <table:table-cell table:formula="of:=CONCATENATE(&quot;talentflaw.&quot;;ROW();&quot;=&quot;;VLOOKUP(ROW();[Data.$A$2:.$D$500];4;0))" office:value-type="string" office:string-value="talentflaw.244=Fácilmente Hechizado">
            <text:p>talentflaw.244=Fácilmente Hechiz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5=Lüstern">
            <text:p>talentflaw.245=Lüstern</text:p>
          </table:table-cell>
          <table:table-cell table:formula="of:=CONCATENATE(&quot;talentflaw.&quot;;ROW();&quot;=&quot;;VLOOKUP(ROW();[Data.$A$2:.$D$500];3;0))" office:value-type="string" office:string-value="talentflaw.245=Lecherous">
            <text:p>talentflaw.245=Lecherous</text:p>
          </table:table-cell>
          <table:table-cell table:formula="of:=CONCATENATE(&quot;talentflaw.&quot;;ROW();&quot;=&quot;;VLOOKUP(ROW();[Data.$A$2:.$D$500];4;0))" office:value-type="string" office:string-value="talentflaw.245=Lujurioso">
            <text:p>talentflaw.245=Lujuri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6=Mordlust">
            <text:p>talentflaw.246=Mordlust</text:p>
          </table:table-cell>
          <table:table-cell table:formula="of:=CONCATENATE(&quot;talentflaw.&quot;;ROW();&quot;=&quot;;VLOOKUP(ROW();[Data.$A$2:.$D$500];3;0))" office:value-type="string" office:string-value="talentflaw.246=Bloodlust">
            <text:p>talentflaw.246=Bloodlust</text:p>
          </table:table-cell>
          <table:table-cell table:formula="of:=CONCATENATE(&quot;talentflaw.&quot;;ROW();&quot;=&quot;;VLOOKUP(ROW();[Data.$A$2:.$D$500];4;0))" office:value-type="string" office:string-value="talentflaw.246=Ansia de Sangre">
            <text:p>talentflaw.246=Ansia de San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7=Nemesis der Kriegers">
            <text:p>talentflaw.247=Nemesis der Kriegers</text:p>
          </table:table-cell>
          <table:table-cell table:formula="of:=CONCATENATE(&quot;talentflaw.&quot;;ROW();&quot;=&quot;;VLOOKUP(ROW();[Data.$A$2:.$D$500];3;0))" office:value-type="string" office:string-value="talentflaw.247=Weapon Bane">
            <text:p>talentflaw.247=Weapon Bane</text:p>
          </table:table-cell>
          <table:table-cell table:formula="of:=CONCATENATE(&quot;talentflaw.&quot;;ROW();&quot;=&quot;;VLOOKUP(ROW();[Data.$A$2:.$D$500];4;0))" office:value-type="string" office:string-value="talentflaw.247=Maldición de las Armas">
            <text:p>talentflaw.247=Maldición de las A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0];3;0))" office:value-type="string" office:string-value="talentflaw.248=Paranoid">
            <text:p>talentflaw.248=Paranoid</text:p>
          </table:table-cell>
          <table:table-cell table:formula="of:=CONCATENATE(&quot;talentflaw.&quot;;ROW();&quot;=&quot;;VLOOKUP(ROW();[Data.$A$2:.$D$500];4;0))" office:value-type="string" office:string-value="talentflaw.248=Paranoico">
            <text:p>talentflaw.248=Parano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49=Passiv">
            <text:p>talentflaw.249=Passiv</text:p>
          </table:table-cell>
          <table:table-cell table:formula="of:=CONCATENATE(&quot;talentflaw.&quot;;ROW();&quot;=&quot;;VLOOKUP(ROW();[Data.$A$2:.$D$500];3;0))" office:value-type="string" office:string-value="talentflaw.249=Passive">
            <text:p>talentflaw.249=Passive</text:p>
          </table:table-cell>
          <table:table-cell table:formula="of:=CONCATENATE(&quot;talentflaw.&quot;;ROW();&quot;=&quot;;VLOOKUP(ROW();[Data.$A$2:.$D$500];4;0))" office:value-type="string" office:string-value="talentflaw.249=Pasivo">
            <text:p>talentflaw.249=Pasiv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0=Pazifist">
            <text:p>talentflaw.250=Pazifist</text:p>
          </table:table-cell>
          <table:table-cell table:formula="of:=CONCATENATE(&quot;talentflaw.&quot;;ROW();&quot;=&quot;;VLOOKUP(ROW();[Data.$A$2:.$D$500];3;0))" office:value-type="string" office:string-value="talentflaw.250=Pacifist">
            <text:p>talentflaw.250=Pacifist</text:p>
          </table:table-cell>
          <table:table-cell table:formula="of:=CONCATENATE(&quot;talentflaw.&quot;;ROW();&quot;=&quot;;VLOOKUP(ROW();[Data.$A$2:.$D$500];4;0))" office:value-type="string" office:string-value="talentflaw.250=Pacifista">
            <text:p>talentflaw.250=Pacifis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1=Pflichtgefühl">
            <text:p>talentflaw.251=Pflichtgefühl</text:p>
          </table:table-cell>
          <table:table-cell table:formula="of:=CONCATENATE(&quot;talentflaw.&quot;;ROW();&quot;=&quot;;VLOOKUP(ROW();[Data.$A$2:.$D$500];3;0))" office:value-type="string" office:string-value="talentflaw.251=Sense of Duty">
            <text:p>talentflaw.251=Sense of Duty</text:p>
          </table:table-cell>
          <table:table-cell table:formula="of:=CONCATENATE(&quot;talentflaw.&quot;;ROW();&quot;=&quot;;VLOOKUP(ROW();[Data.$A$2:.$D$500];4;0))" office:value-type="string" office:string-value="talentflaw.251=Sentido del Deber ">
            <text:p>talentflaw.251=Sentido del Debe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2=Phobie">
            <text:p>talentflaw.252=Phobie</text:p>
          </table:table-cell>
          <table:table-cell table:formula="of:=CONCATENATE(&quot;talentflaw.&quot;;ROW();&quot;=&quot;;VLOOKUP(ROW();[Data.$A$2:.$D$500];3;0))" office:value-type="string" office:string-value="talentflaw.252=Phobia">
            <text:p>talentflaw.252=Phobia</text:p>
          </table:table-cell>
          <table:table-cell table:formula="of:=CONCATENATE(&quot;talentflaw.&quot;;ROW();&quot;=&quot;;VLOOKUP(ROW();[Data.$A$2:.$D$500];4;0))" office:value-type="string" office:string-value="talentflaw.252=Fobia ">
            <text:p>talentflaw.252=Fobi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3=Pyromane">
            <text:p>talentflaw.253=Pyromane</text:p>
          </table:table-cell>
          <table:table-cell table:formula="of:=CONCATENATE(&quot;talentflaw.&quot;;ROW();&quot;=&quot;;VLOOKUP(ROW();[Data.$A$2:.$D$500];3;0))" office:value-type="string" office:string-value="talentflaw.253=Pyromaniac">
            <text:p>talentflaw.253=Pyromaniac</text:p>
          </table:table-cell>
          <table:table-cell table:formula="of:=CONCATENATE(&quot;talentflaw.&quot;;ROW();&quot;=&quot;;VLOOKUP(ROW();[Data.$A$2:.$D$500];4;0))" office:value-type="string" office:string-value="talentflaw.253=Pirómano">
            <text:p>talentflaw.253=Piróm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4=Ritterlich">
            <text:p>talentflaw.254=Ritterlich</text:p>
          </table:table-cell>
          <table:table-cell table:formula="of:=CONCATENATE(&quot;talentflaw.&quot;;ROW();&quot;=&quot;;VLOOKUP(ROW();[Data.$A$2:.$D$500];3;0))" office:value-type="string" office:string-value="talentflaw.254=Chivalrous">
            <text:p>talentflaw.254=Chivalrous</text:p>
          </table:table-cell>
          <table:table-cell table:formula="of:=CONCATENATE(&quot;talentflaw.&quot;;ROW();&quot;=&quot;;VLOOKUP(ROW();[Data.$A$2:.$D$500];4;0))" office:value-type="string" office:string-value="talentflaw.254=Caballeroso">
            <text:p>talentflaw.254=Caballero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0];3;0))" office:value-type="string" office:string-value="talentflaw.255=Sadist">
            <text:p>talentflaw.255=Sadist</text:p>
          </table:table-cell>
          <table:table-cell table:formula="of:=CONCATENATE(&quot;talentflaw.&quot;;ROW();&quot;=&quot;;VLOOKUP(ROW();[Data.$A$2:.$D$500];4;0))" office:value-type="string" office:string-value="talentflaw.255=Sádico">
            <text:p>talentflaw.255=Sád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6=Schwache Furcht">
            <text:p>talentflaw.256=Schwache Furcht</text:p>
          </table:table-cell>
          <table:table-cell table:formula="of:=CONCATENATE(&quot;talentflaw.&quot;;ROW();&quot;=&quot;;VLOOKUP(ROW();[Data.$A$2:.$D$500];3;0))" office:value-type="string" office:string-value="talentflaw.256=Minor Fear">
            <text:p>talentflaw.256=Minor Fear</text:p>
          </table:table-cell>
          <table:table-cell table:formula="of:=CONCATENATE(&quot;talentflaw.&quot;;ROW();&quot;=&quot;;VLOOKUP(ROW();[Data.$A$2:.$D$500];4;0))" office:value-type="string" office:string-value="talentflaw.256=Miedo Menor ">
            <text:p>talentflaw.256=Miedo Meno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7=Schwache Konzentration">
            <text:p>talentflaw.257=Schwache Konzentration</text:p>
          </table:table-cell>
          <table:table-cell table:formula="of:=CONCATENATE(&quot;talentflaw.&quot;;ROW();&quot;=&quot;;VLOOKUP(ROW();[Data.$A$2:.$D$500];3;0))" office:value-type="string" office:string-value="talentflaw.257=Poor Concentration">
            <text:p>talentflaw.257=Poor Concentration</text:p>
          </table:table-cell>
          <table:table-cell table:formula="of:=CONCATENATE(&quot;talentflaw.&quot;;ROW();&quot;=&quot;;VLOOKUP(ROW();[Data.$A$2:.$D$500];4;0))" office:value-type="string" office:string-value="talentflaw.257=Sin Concentración">
            <text:p>talentflaw.257=Sin Concentración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8=Schwur">
            <text:p>talentflaw.258=Schwur</text:p>
          </table:table-cell>
          <table:table-cell table:formula="of:=CONCATENATE(&quot;talentflaw.&quot;;ROW();&quot;=&quot;;VLOOKUP(ROW();[Data.$A$2:.$D$500];3;0))" office:value-type="string" office:string-value="talentflaw.258=Vow">
            <text:p>talentflaw.258=Vow</text:p>
          </table:table-cell>
          <table:table-cell table:formula="of:=CONCATENATE(&quot;talentflaw.&quot;;ROW();&quot;=&quot;;VLOOKUP(ROW();[Data.$A$2:.$D$500];4;0))" office:value-type="string" office:string-value="talentflaw.258=Promesa ">
            <text:p>talentflaw.258=Promes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59=Stur">
            <text:p>talentflaw.259=Stur</text:p>
          </table:table-cell>
          <table:table-cell table:formula="of:=CONCATENATE(&quot;talentflaw.&quot;;ROW();&quot;=&quot;;VLOOKUP(ROW();[Data.$A$2:.$D$500];3;0))" office:value-type="string" office:string-value="talentflaw.259=Stubborn">
            <text:p>talentflaw.259=Stubborn</text:p>
          </table:table-cell>
          <table:table-cell table:formula="of:=CONCATENATE(&quot;talentflaw.&quot;;ROW();&quot;=&quot;;VLOOKUP(ROW();[Data.$A$2:.$D$500];4;0))" office:value-type="string" office:string-value="talentflaw.259=Terco">
            <text:p>talentflaw.259=Ter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0];3;0))" office:value-type="string" office:string-value="talentflaw.260=Trauma">
            <text:p>talentflaw.260=Trauma</text:p>
          </table:table-cell>
          <table:table-cell table:formula="of:=CONCATENATE(&quot;talentflaw.&quot;;ROW();&quot;=&quot;;VLOOKUP(ROW();[Data.$A$2:.$D$500];4;0))" office:value-type="string" office:string-value="talentflaw.260=Trauma ">
            <text:p>talentflaw.260=Traum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1=Übertriebenes Selbstbewusstsein">
            <text:p>talentflaw.261=Übertriebenes Selbstbewusstsein</text:p>
          </table:table-cell>
          <table:table-cell table:formula="of:=CONCATENATE(&quot;talentflaw.&quot;;ROW();&quot;=&quot;;VLOOKUP(ROW();[Data.$A$2:.$D$500];3;0))" office:value-type="string" office:string-value="talentflaw.261=Overconfident">
            <text:p>talentflaw.261=Overconfident</text:p>
          </table:table-cell>
          <table:table-cell table:formula="of:=CONCATENATE(&quot;talentflaw.&quot;;ROW();&quot;=&quot;;VLOOKUP(ROW();[Data.$A$2:.$D$500];4;0))" office:value-type="string" office:string-value="talentflaw.261=Confiado">
            <text:p>talentflaw.261=Confi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2=Unachtsam">
            <text:p>talentflaw.262=Unachtsam</text:p>
          </table:table-cell>
          <table:table-cell table:formula="of:=CONCATENATE(&quot;talentflaw.&quot;;ROW();&quot;=&quot;;VLOOKUP(ROW();[Data.$A$2:.$D$500];3;0))" office:value-type="string" office:string-value="talentflaw.262=Oblivious">
            <text:p>talentflaw.262=Oblivious</text:p>
          </table:table-cell>
          <table:table-cell table:formula="of:=CONCATENATE(&quot;talentflaw.&quot;;ROW();&quot;=&quot;;VLOOKUP(ROW();[Data.$A$2:.$D$500];4;0))" office:value-type="string" office:string-value="talentflaw.262=Abstraído">
            <text:p>talentflaw.262=Abstraí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3=Unentschlossen">
            <text:p>talentflaw.263=Unentschlossen</text:p>
          </table:table-cell>
          <table:table-cell table:formula="of:=CONCATENATE(&quot;talentflaw.&quot;;ROW();&quot;=&quot;;VLOOKUP(ROW();[Data.$A$2:.$D$500];3;0))" office:value-type="string" office:string-value="talentflaw.263=Indecision">
            <text:p>talentflaw.263=Indecision</text:p>
          </table:table-cell>
          <table:table-cell table:formula="of:=CONCATENATE(&quot;talentflaw.&quot;;ROW();&quot;=&quot;;VLOOKUP(ROW();[Data.$A$2:.$D$500];4;0))" office:value-type="string" office:string-value="talentflaw.263=Indeciso">
            <text:p>talentflaw.263=Indecis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4=Wahnvorstellungen">
            <text:p>talentflaw.264=Wahnvorstellungen</text:p>
          </table:table-cell>
          <table:table-cell table:formula="of:=CONCATENATE(&quot;talentflaw.&quot;;ROW();&quot;=&quot;;VLOOKUP(ROW();[Data.$A$2:.$D$500];3;0))" office:value-type="string" office:string-value="talentflaw.264=Delusionary">
            <text:p>talentflaw.264=Delusionary</text:p>
          </table:table-cell>
          <table:table-cell table:formula="of:=CONCATENATE(&quot;talentflaw.&quot;;ROW();&quot;=&quot;;VLOOKUP(ROW();[Data.$A$2:.$D$500];4;0))" office:value-type="string" office:string-value="talentflaw.264=Ilusión ">
            <text:p>talentflaw.264=Ilusión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5=Wahrheitsliebend">
            <text:p>talentflaw.265=Wahrheitsliebend</text:p>
          </table:table-cell>
          <table:table-cell table:formula="of:=CONCATENATE(&quot;talentflaw.&quot;;ROW();&quot;=&quot;;VLOOKUP(ROW();[Data.$A$2:.$D$500];3;0))" office:value-type="string" office:string-value="talentflaw.265=Truthful">
            <text:p>talentflaw.265=Truthful</text:p>
          </table:table-cell>
          <table:table-cell table:formula="of:=CONCATENATE(&quot;talentflaw.&quot;;ROW();&quot;=&quot;;VLOOKUP(ROW();[Data.$A$2:.$D$500];4;0))" office:value-type="string" office:string-value="talentflaw.265=Sincero">
            <text:p>talentflaw.265=Sinc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6=Wirrkopf">
            <text:p>talentflaw.266=Wirrkopf</text:p>
          </table:table-cell>
          <table:table-cell table:formula="of:=CONCATENATE(&quot;talentflaw.&quot;;ROW();&quot;=&quot;;VLOOKUP(ROW();[Data.$A$2:.$D$500];3;0))" office:value-type="string" office:string-value="talentflaw.266=Muddled Mind">
            <text:p>talentflaw.266=Muddled Mind</text:p>
          </table:table-cell>
          <table:table-cell table:formula="of:=CONCATENATE(&quot;talentflaw.&quot;;ROW();&quot;=&quot;;VLOOKUP(ROW();[Data.$A$2:.$D$500];4;0))" office:value-type="string" office:string-value="talentflaw.266=Mente Confusa">
            <text:p>talentflaw.266=Mente Confus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7=Zart besaitet">
            <text:p>talentflaw.267=Zart besaitet</text:p>
          </table:table-cell>
          <table:table-cell table:formula="of:=CONCATENATE(&quot;talentflaw.&quot;;ROW();&quot;=&quot;;VLOOKUP(ROW();[Data.$A$2:.$D$500];3;0))" office:value-type="string" office:string-value="talentflaw.267=Queasy">
            <text:p>talentflaw.267=Queasy</text:p>
          </table:table-cell>
          <table:table-cell table:formula="of:=CONCATENATE(&quot;talentflaw.&quot;;ROW();&quot;=&quot;;VLOOKUP(ROW();[Data.$A$2:.$D$500];4;0))" office:value-type="string" office:string-value="talentflaw.267=Miedo a la Sangre">
            <text:p>talentflaw.267=Miedo a la Sang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8=Zerstreut">
            <text:p>talentflaw.268=Zerstreut</text:p>
          </table:table-cell>
          <table:table-cell table:formula="of:=CONCATENATE(&quot;talentflaw.&quot;;ROW();&quot;=&quot;;VLOOKUP(ROW();[Data.$A$2:.$D$500];3;0))" office:value-type="string" office:string-value="talentflaw.268=Absent-Minded">
            <text:p>talentflaw.268=Absent-Minded</text:p>
          </table:table-cell>
          <table:table-cell table:formula="of:=CONCATENATE(&quot;talentflaw.&quot;;ROW();&quot;=&quot;;VLOOKUP(ROW();[Data.$A$2:.$D$500];4;0))" office:value-type="string" office:string-value="talentflaw.268=Distraído">
            <text:p>talentflaw.268=Distraí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69=Zwanghaftes Verhalten">
            <text:p>talentflaw.269=Zwanghaftes Verhalten</text:p>
          </table:table-cell>
          <table:table-cell table:formula="of:=CONCATENATE(&quot;talentflaw.&quot;;ROW();&quot;=&quot;;VLOOKUP(ROW();[Data.$A$2:.$D$500];3;0))" office:value-type="string" office:string-value="talentflaw.269=Compulsive Behavior">
            <text:p>talentflaw.269=Compulsive Behavior</text:p>
          </table:table-cell>
          <table:table-cell table:formula="of:=CONCATENATE(&quot;talentflaw.&quot;;ROW();&quot;=&quot;;VLOOKUP(ROW();[Data.$A$2:.$D$500];4;0))" office:value-type="string" office:string-value="talentflaw.269=Afición Compulsiva">
            <text:p>talentflaw.269=Afición Compulsiv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0=Abstossendes Verhalten">
            <text:p>talentflaw.270=Abstossendes Verhalten</text:p>
          </table:table-cell>
          <table:table-cell table:formula="of:=CONCATENATE(&quot;talentflaw.&quot;;ROW();&quot;=&quot;;VLOOKUP(ROW();[Data.$A$2:.$D$500];3;0))" office:value-type="string" office:string-value="talentflaw.270=Repulsive Habit">
            <text:p>talentflaw.270=Repulsive Habit</text:p>
          </table:table-cell>
          <table:table-cell table:formula="of:=CONCATENATE(&quot;talentflaw.&quot;;ROW();&quot;=&quot;;VLOOKUP(ROW();[Data.$A$2:.$D$500];4;0))" office:value-type="string" office:string-value="talentflaw.270=Costumbre Repulsiva ">
            <text:p>talentflaw.270=Costumbre Repulsiva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1=Allergie gegen Magie">
            <text:p>talentflaw.271=Allergie gegen Magie</text:p>
          </table:table-cell>
          <table:table-cell table:formula="of:=CONCATENATE(&quot;talentflaw.&quot;;ROW();&quot;=&quot;;VLOOKUP(ROW();[Data.$A$2:.$D$500];3;0))" office:value-type="string" office:string-value="talentflaw.271=Magic Allergy">
            <text:p>talentflaw.271=Magic Allergy</text:p>
          </table:table-cell>
          <table:table-cell table:formula="of:=CONCATENATE(&quot;talentflaw.&quot;;ROW();&quot;=&quot;;VLOOKUP(ROW();[Data.$A$2:.$D$500];4;0))" office:value-type="string" office:string-value="talentflaw.271=Alergia a la Magia">
            <text:p>talentflaw.271=Alergia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2=Attributsmalus">
            <text:p>talentflaw.272=Attributsmalus</text:p>
          </table:table-cell>
          <table:table-cell table:formula="of:=CONCATENATE(&quot;talentflaw.&quot;;ROW();&quot;=&quot;;VLOOKUP(ROW();[Data.$A$2:.$D$500];3;0))" office:value-type="string" office:string-value="talentflaw.272=Stat Penalty">
            <text:p>talentflaw.272=Stat Penalty</text:p>
          </table:table-cell>
          <table:table-cell table:formula="of:=CONCATENATE(&quot;talentflaw.&quot;;ROW();&quot;=&quot;;VLOOKUP(ROW();[Data.$A$2:.$D$500];4;0))" office:value-type="string" office:string-value="talentflaw.272=Penalización a la Característica">
            <text:p>talentflaw.272=Penalización a la Característ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3=Der Erschlagene">
            <text:p>talentflaw.273=Der Erschlagene</text:p>
          </table:table-cell>
          <table:table-cell table:formula="of:=CONCATENATE(&quot;talentflaw.&quot;;ROW();&quot;=&quot;;VLOOKUP(ROW();[Data.$A$2:.$D$500];3;0))" office:value-type="string" office:string-value="talentflaw.273=The Slain">
            <text:p>talentflaw.273=The Slain</text:p>
          </table:table-cell>
          <table:table-cell table:formula="of:=CONCATENATE(&quot;talentflaw.&quot;;ROW();&quot;=&quot;;VLOOKUP(ROW();[Data.$A$2:.$D$500];4;0))" office:value-type="string" office:string-value="talentflaw.273=Vulnerable">
            <text:p>talentflaw.273=Vulnera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4=Dunkle Versuchung">
            <text:p>talentflaw.274=Dunkle Versuchung</text:p>
          </table:table-cell>
          <table:table-cell table:formula="of:=CONCATENATE(&quot;talentflaw.&quot;;ROW();&quot;=&quot;;VLOOKUP(ROW();[Data.$A$2:.$D$500];3;0))" office:value-type="string" office:string-value="talentflaw.274=Dark Temptation">
            <text:p>talentflaw.274=Dark Temptation</text:p>
          </table:table-cell>
          <table:table-cell table:formula="of:=CONCATENATE(&quot;talentflaw.&quot;;ROW();&quot;=&quot;;VLOOKUP(ROW();[Data.$A$2:.$D$500];4;0))" office:value-type="string" office:string-value="talentflaw.274=Tentación Oscura">
            <text:p>talentflaw.274=Tentación Oscu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5=Empfänglich für Magie">
            <text:p>talentflaw.275=Empfänglich für Magie</text:p>
          </table:table-cell>
          <table:table-cell table:formula="of:=CONCATENATE(&quot;talentflaw.&quot;;ROW();&quot;=&quot;;VLOOKUP(ROW();[Data.$A$2:.$D$500];3;0))" office:value-type="string" office:string-value="talentflaw.275=Magically Susceptible">
            <text:p>talentflaw.275=Magically Susceptible</text:p>
          </table:table-cell>
          <table:table-cell table:formula="of:=CONCATENATE(&quot;talentflaw.&quot;;ROW();&quot;=&quot;;VLOOKUP(ROW();[Data.$A$2:.$D$500];4;0))" office:value-type="string" office:string-value="talentflaw.275=Susceptible a la Magia">
            <text:p>talentflaw.275=Susceptible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6=Finsterer Pakt">
            <text:p>talentflaw.276=Finsterer Pakt</text:p>
          </table:table-cell>
          <table:table-cell table:formula="of:=CONCATENATE(&quot;talentflaw.&quot;;ROW();&quot;=&quot;;VLOOKUP(ROW();[Data.$A$2:.$D$500];3;0))" office:value-type="string" office:string-value="talentflaw.276=Dark Pact">
            <text:p>talentflaw.276=Dark Pact</text:p>
          </table:table-cell>
          <table:table-cell table:formula="of:=CONCATENATE(&quot;talentflaw.&quot;;ROW();&quot;=&quot;;VLOOKUP(ROW();[Data.$A$2:.$D$500];4;0))" office:value-type="string" office:string-value="talentflaw.276=Pacto con el Diablo">
            <text:p>talentflaw.276=Pacto con el Diabl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7=Freundschlachter">
            <text:p>talentflaw.277=Freundschlachter</text:p>
          </table:table-cell>
          <table:table-cell table:formula="of:=CONCATENATE(&quot;talentflaw.&quot;;ROW();&quot;=&quot;;VLOOKUP(ROW();[Data.$A$2:.$D$500];3;0))" office:value-type="string" office:string-value="talentflaw.277=Friendslayer">
            <text:p>talentflaw.277=Friendslayer</text:p>
          </table:table-cell>
          <table:table-cell table:formula="of:=CONCATENATE(&quot;talentflaw.&quot;;ROW();&quot;=&quot;;VLOOKUP(ROW();[Data.$A$2:.$D$500];4;0))" office:value-type="string" office:string-value="talentflaw.277=Mata Amigos">
            <text:p>talentflaw.277=Mata Amigo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8=Geheime Identität">
            <text:p>talentflaw.278=Geheime Identität</text:p>
          </table:table-cell>
          <table:table-cell table:formula="of:=CONCATENATE(&quot;talentflaw.&quot;;ROW();&quot;=&quot;;VLOOKUP(ROW();[Data.$A$2:.$D$500];3;0))" office:value-type="string" office:string-value="talentflaw.278=Secret Identity">
            <text:p>talentflaw.278=Secret Identity</text:p>
          </table:table-cell>
          <table:table-cell table:formula="of:=CONCATENATE(&quot;talentflaw.&quot;;ROW();&quot;=&quot;;VLOOKUP(ROW();[Data.$A$2:.$D$500];4;0))" office:value-type="string" office:string-value="talentflaw.278=Identidad Secreta">
            <text:p>talentflaw.278=Identidad Secret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79=Geheimnis">
            <text:p>talentflaw.279=Geheimnis</text:p>
          </table:table-cell>
          <table:table-cell table:formula="of:=CONCATENATE(&quot;talentflaw.&quot;;ROW();&quot;=&quot;;VLOOKUP(ROW();[Data.$A$2:.$D$500];3;0))" office:value-type="string" office:string-value="talentflaw.279=Secret">
            <text:p>talentflaw.279=Secret</text:p>
          </table:table-cell>
          <table:table-cell table:formula="of:=CONCATENATE(&quot;talentflaw.&quot;;ROW();&quot;=&quot;;VLOOKUP(ROW();[Data.$A$2:.$D$500];4;0))" office:value-type="string" office:string-value="talentflaw.279=Secreto ">
            <text:p>talentflaw.279=Secreto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0=Gestaltwandler-Fluch">
            <text:p>talentflaw.280=Gestaltwandler-Fluch</text:p>
          </table:table-cell>
          <table:table-cell table:formula="of:=CONCATENATE(&quot;talentflaw.&quot;;ROW();&quot;=&quot;;VLOOKUP(ROW();[Data.$A$2:.$D$500];3;0))" office:value-type="string" office:string-value="talentflaw.280=Cursed Shape Shifter">
            <text:p>talentflaw.280=Cursed Shape Shifter</text:p>
          </table:table-cell>
          <table:table-cell table:formula="of:=CONCATENATE(&quot;talentflaw.&quot;;ROW();&quot;=&quot;;VLOOKUP(ROW();[Data.$A$2:.$D$500];4;0))" office:value-type="string" office:string-value="talentflaw.280=Maldición del Cambiaformas">
            <text:p>talentflaw.280=Maldición del Cambiaformas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1=Göttlicher Zorn">
            <text:p>talentflaw.281=Göttlicher Zorn</text:p>
          </table:table-cell>
          <table:table-cell table:formula="of:=CONCATENATE(&quot;talentflaw.&quot;;ROW();&quot;=&quot;;VLOOKUP(ROW();[Data.$A$2:.$D$500];3;0))" office:value-type="string" office:string-value="talentflaw.281=Wrath">
            <text:p>talentflaw.281=Wrath</text:p>
          </table:table-cell>
          <table:table-cell table:formula="of:=CONCATENATE(&quot;talentflaw.&quot;;ROW();&quot;=&quot;;VLOOKUP(ROW();[Data.$A$2:.$D$500];4;0))" office:value-type="string" office:string-value="talentflaw.281=Ira">
            <text:p>talentflaw.281=Ir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2=Lykanthrophie">
            <text:p>talentflaw.282=Lykanthrophie</text:p>
          </table:table-cell>
          <table:table-cell table:formula="of:=CONCATENATE(&quot;talentflaw.&quot;;ROW();&quot;=&quot;;VLOOKUP(ROW();[Data.$A$2:.$D$500];3;0))" office:value-type="string" office:string-value="talentflaw.282=Lycanthropy">
            <text:p>talentflaw.282=Lycanthropy</text:p>
          </table:table-cell>
          <table:table-cell table:formula="of:=CONCATENATE(&quot;talentflaw.&quot;;ROW();&quot;=&quot;;VLOOKUP(ROW();[Data.$A$2:.$D$500];4;0))" office:value-type="string" office:string-value="talentflaw.282=Licantropía">
            <text:p>talentflaw.282=Licantropí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3=Machtblind">
            <text:p>talentflaw.283=Machtblind</text:p>
          </table:table-cell>
          <table:table-cell table:formula="of:=CONCATENATE(&quot;talentflaw.&quot;;ROW();&quot;=&quot;;VLOOKUP(ROW();[Data.$A$2:.$D$500];3;0))" office:value-type="string" office:string-value="talentflaw.283=Power Blind">
            <text:p>talentflaw.283=Power Blind</text:p>
          </table:table-cell>
          <table:table-cell table:formula="of:=CONCATENATE(&quot;talentflaw.&quot;;ROW();&quot;=&quot;;VLOOKUP(ROW();[Data.$A$2:.$D$500];4;0))" office:value-type="string" office:string-value="talentflaw.283=Ciego al Poder">
            <text:p>talentflaw.283=Ciego al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4=Machtentzug">
            <text:p>talentflaw.284=Machtentzug</text:p>
          </table:table-cell>
          <table:table-cell table:formula="of:=CONCATENATE(&quot;talentflaw.&quot;;ROW();&quot;=&quot;;VLOOKUP(ROW();[Data.$A$2:.$D$500];3;0))" office:value-type="string" office:string-value="talentflaw.284=Power Drain">
            <text:p>talentflaw.284=Power Drain</text:p>
          </table:table-cell>
          <table:table-cell table:formula="of:=CONCATENATE(&quot;talentflaw.&quot;;ROW();&quot;=&quot;;VLOOKUP(ROW();[Data.$A$2:.$D$500];4;0))" office:value-type="string" office:string-value="talentflaw.284=Drenar Poder">
            <text:p>talentflaw.284=Drenar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5=Machtverlust">
            <text:p>talentflaw.285=Machtverlust</text:p>
          </table:table-cell>
          <table:table-cell table:formula="of:=CONCATENATE(&quot;talentflaw.&quot;;ROW();&quot;=&quot;;VLOOKUP(ROW();[Data.$A$2:.$D$500];3;0))" office:value-type="string" office:string-value="talentflaw.285=Power Leakage">
            <text:p>talentflaw.285=Power Leakage</text:p>
          </table:table-cell>
          <table:table-cell table:formula="of:=CONCATENATE(&quot;talentflaw.&quot;;ROW();&quot;=&quot;;VLOOKUP(ROW();[Data.$A$2:.$D$500];4;0))" office:value-type="string" office:string-value="talentflaw.285=Fuga de Poder">
            <text:p>talentflaw.285=Fuga de Poder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6=Mangelnder Wirkungsbereich">
            <text:p>talentflaw.286=Mangelnder Wirkungsbereich</text:p>
          </table:table-cell>
          <table:table-cell table:formula="of:=CONCATENATE(&quot;talentflaw.&quot;;ROW();&quot;=&quot;;VLOOKUP(ROW();[Data.$A$2:.$D$500];3;0))" office:value-type="string" office:string-value="talentflaw.286=Lack of Scope">
            <text:p>talentflaw.286=Lack of Scope</text:p>
          </table:table-cell>
          <table:table-cell table:formula="of:=CONCATENATE(&quot;talentflaw.&quot;;ROW();&quot;=&quot;;VLOOKUP(ROW();[Data.$A$2:.$D$500];4;0))" office:value-type="string" office:string-value="talentflaw.286=Efecto Reducido">
            <text:p>talentflaw.286=Efecto Reduc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7=Mangelnde Zeit">
            <text:p>talentflaw.287=Mangelnde Zeit</text:p>
          </table:table-cell>
          <table:table-cell table:formula="of:=CONCATENATE(&quot;talentflaw.&quot;;ROW();&quot;=&quot;;VLOOKUP(ROW();[Data.$A$2:.$D$500];3;0))" office:value-type="string" office:string-value="talentflaw.287=Lack of Time">
            <text:p>talentflaw.287=Lack of Time</text:p>
          </table:table-cell>
          <table:table-cell table:formula="of:=CONCATENATE(&quot;talentflaw.&quot;;ROW();&quot;=&quot;;VLOOKUP(ROW();[Data.$A$2:.$D$500];4;0))" office:value-type="string" office:string-value="talentflaw.287=Duración Reducida">
            <text:p>talentflaw.287=Duración Reducid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8=Nekromantischer Trieb">
            <text:p>talentflaw.288=Nekromantischer Trieb</text:p>
          </table:table-cell>
          <table:table-cell table:formula="of:=CONCATENATE(&quot;talentflaw.&quot;;ROW();&quot;=&quot;;VLOOKUP(ROW();[Data.$A$2:.$D$500];3;0))" office:value-type="string" office:string-value="talentflaw.288=Necromantic Urge">
            <text:p>talentflaw.288=Necromantic Urge</text:p>
          </table:table-cell>
          <table:table-cell table:formula="of:=CONCATENATE(&quot;talentflaw.&quot;;ROW();&quot;=&quot;;VLOOKUP(ROW();[Data.$A$2:.$D$500];4;0))" office:value-type="string" office:string-value="talentflaw.288=Afán Nigromántico">
            <text:p>talentflaw.288=Afán Nigromántic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89=Nemesis des Magiers">
            <text:p>talentflaw.289=Nemesis des Magiers</text:p>
          </table:table-cell>
          <table:table-cell table:formula="of:=CONCATENATE(&quot;talentflaw.&quot;;ROW();&quot;=&quot;;VLOOKUP(ROW();[Data.$A$2:.$D$500];3;0))" office:value-type="string" office:string-value="talentflaw.289=Magic Bane">
            <text:p>talentflaw.289=Magic Bane</text:p>
          </table:table-cell>
          <table:table-cell table:formula="of:=CONCATENATE(&quot;talentflaw.&quot;;ROW();&quot;=&quot;;VLOOKUP(ROW();[Data.$A$2:.$D$500];4;0))" office:value-type="string" office:string-value="talentflaw.289=Maldición Mágica">
            <text:p>talentflaw.289=Maldición Mágic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0=Offene Tür">
            <text:p>talentflaw.290=Offene Tür</text:p>
          </table:table-cell>
          <table:table-cell table:formula="of:=CONCATENATE(&quot;talentflaw.&quot;;ROW();&quot;=&quot;;VLOOKUP(ROW();[Data.$A$2:.$D$500];3;0))" office:value-type="string" office:string-value="talentflaw.290=Open Door">
            <text:p>talentflaw.290=Open Door</text:p>
          </table:table-cell>
          <table:table-cell table:formula="of:=CONCATENATE(&quot;talentflaw.&quot;;ROW();&quot;=&quot;;VLOOKUP(ROW();[Data.$A$2:.$D$500];4;0))" office:value-type="string" office:string-value="talentflaw.290=Portal Abierto">
            <text:p>talentflaw.290=Portal Abiert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1=Pechvogel">
            <text:p>talentflaw.291=Pechvogel</text:p>
          </table:table-cell>
          <table:table-cell table:formula="of:=CONCATENATE(&quot;talentflaw.&quot;;ROW();&quot;=&quot;;VLOOKUP(ROW();[Data.$A$2:.$D$500];3;0))" office:value-type="string" office:string-value="talentflaw.291=Unlucky">
            <text:p>talentflaw.291=Unlucky</text:p>
          </table:table-cell>
          <table:table-cell table:formula="of:=CONCATENATE(&quot;talentflaw.&quot;;ROW();&quot;=&quot;;VLOOKUP(ROW();[Data.$A$2:.$D$500];4;0))" office:value-type="string" office:string-value="talentflaw.291=Desafortunado">
            <text:p>talentflaw.291=Desafortun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2=Pflicht">
            <text:p>talentflaw.292=Pflicht</text:p>
          </table:table-cell>
          <table:table-cell table:formula="of:=CONCATENATE(&quot;talentflaw.&quot;;ROW();&quot;=&quot;;VLOOKUP(ROW();[Data.$A$2:.$D$500];3;0))" office:value-type="string" office:string-value="talentflaw.292=Duty">
            <text:p>talentflaw.292=Duty</text:p>
          </table:table-cell>
          <table:table-cell table:formula="of:=CONCATENATE(&quot;talentflaw.&quot;;ROW();&quot;=&quot;;VLOOKUP(ROW();[Data.$A$2:.$D$500];4;0))" office:value-type="string" office:string-value="talentflaw.292=Deber ">
            <text:p>talentflaw.292=Debe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3=Rivale">
            <text:p>talentflaw.293=Rivale</text:p>
          </table:table-cell>
          <table:table-cell table:formula="of:=CONCATENATE(&quot;talentflaw.&quot;;ROW();&quot;=&quot;;VLOOKUP(ROW();[Data.$A$2:.$D$500];3;0))" office:value-type="string" office:string-value="talentflaw.293=Rival">
            <text:p>talentflaw.293=Rival</text:p>
          </table:table-cell>
          <table:table-cell table:formula="of:=CONCATENATE(&quot;talentflaw.&quot;;ROW();&quot;=&quot;;VLOOKUP(ROW();[Data.$A$2:.$D$500];4;0))" office:value-type="string" office:string-value="talentflaw.293=Rival">
            <text:p>talentflaw.293=Riv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4=Schlechte Zauberbeherrschung">
            <text:p>talentflaw.294=Schlechte Zauberbeherrschung</text:p>
          </table:table-cell>
          <table:table-cell table:formula="of:=CONCATENATE(&quot;talentflaw.&quot;;ROW();&quot;=&quot;;VLOOKUP(ROW();[Data.$A$2:.$D$500];3;0))" office:value-type="string" office:string-value="talentflaw.294=Poor Control">
            <text:p>talentflaw.294=Poor Control</text:p>
          </table:table-cell>
          <table:table-cell table:formula="of:=CONCATENATE(&quot;talentflaw.&quot;;ROW();&quot;=&quot;;VLOOKUP(ROW();[Data.$A$2:.$D$500];4;0))" office:value-type="string" office:string-value="talentflaw.294=Control Pobre">
            <text:p>talentflaw.294=Control Pobr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5=Schreckliches Pech">
            <text:p>talentflaw.295=Schreckliches Pech</text:p>
          </table:table-cell>
          <table:table-cell table:formula="of:=CONCATENATE(&quot;talentflaw.&quot;;ROW();&quot;=&quot;;VLOOKUP(ROW();[Data.$A$2:.$D$500];3;0))" office:value-type="string" office:string-value="talentflaw.295=Terrible Luck">
            <text:p>talentflaw.295=Terrible Luck</text:p>
          </table:table-cell>
          <table:table-cell table:formula="of:=CONCATENATE(&quot;talentflaw.&quot;;ROW();&quot;=&quot;;VLOOKUP(ROW();[Data.$A$2:.$D$500];4;0))" office:value-type="string" office:string-value="talentflaw.295=Mala Suerte">
            <text:p>talentflaw.295=Mala Suert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6=Schützling">
            <text:p>talentflaw.296=Schützling</text:p>
          </table:table-cell>
          <table:table-cell table:formula="of:=CONCATENATE(&quot;talentflaw.&quot;;ROW();&quot;=&quot;;VLOOKUP(ROW();[Data.$A$2:.$D$500];3;0))" office:value-type="string" office:string-value="talentflaw.296=Dependent">
            <text:p>talentflaw.296=Dependent</text:p>
          </table:table-cell>
          <table:table-cell table:formula="of:=CONCATENATE(&quot;talentflaw.&quot;;ROW();&quot;=&quot;;VLOOKUP(ROW();[Data.$A$2:.$D$500];4;0))" office:value-type="string" office:string-value="talentflaw.296=Condicionado ">
            <text:p>talentflaw.296=Condicionado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7=Tiermensch">
            <text:p>talentflaw.297=Tiermensch</text:p>
          </table:table-cell>
          <table:table-cell table:formula="of:=CONCATENATE(&quot;talentflaw.&quot;;ROW();&quot;=&quot;;VLOOKUP(ROW();[Data.$A$2:.$D$500];3;0))" office:value-type="string" office:string-value="talentflaw.297=Part Animal">
            <text:p>talentflaw.297=Part Animal</text:p>
          </table:table-cell>
          <table:table-cell table:formula="of:=CONCATENATE(&quot;talentflaw.&quot;;ROW();&quot;=&quot;;VLOOKUP(ROW();[Data.$A$2:.$D$500];4;0))" office:value-type="string" office:string-value="talentflaw.297=Parte Animal">
            <text:p>talentflaw.297=Parte Anima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8=Unmagisch">
            <text:p>talentflaw.298=Unmagisch</text:p>
          </table:table-cell>
          <table:table-cell table:formula="of:=CONCATENATE(&quot;talentflaw.&quot;;ROW();&quot;=&quot;;VLOOKUP(ROW();[Data.$A$2:.$D$500];3;0))" office:value-type="string" office:string-value="talentflaw.298=Unmagical">
            <text:p>talentflaw.298=Unmagical</text:p>
          </table:table-cell>
          <table:table-cell table:formula="of:=CONCATENATE(&quot;talentflaw.&quot;;ROW();&quot;=&quot;;VLOOKUP(ROW();[Data.$A$2:.$D$500];4;0))" office:value-type="string" office:string-value="talentflaw.298=Sin Magia">
            <text:p>talentflaw.298=Sin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299=Verwundbar durch Magie">
            <text:p>talentflaw.299=Verwundbar durch Magie</text:p>
          </table:table-cell>
          <table:table-cell table:formula="of:=CONCATENATE(&quot;talentflaw.&quot;;ROW();&quot;=&quot;;VLOOKUP(ROW();[Data.$A$2:.$D$500];3;0))" office:value-type="string" office:string-value="talentflaw.299=Magically Vulnerable">
            <text:p>talentflaw.299=Magically Vulnerable</text:p>
          </table:table-cell>
          <table:table-cell table:formula="of:=CONCATENATE(&quot;talentflaw.&quot;;ROW();&quot;=&quot;;VLOOKUP(ROW();[Data.$A$2:.$D$500];4;0))" office:value-type="string" office:string-value="talentflaw.299=Vulnerable a la Magia">
            <text:p>talentflaw.299=Vulnerable a la Magia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0=Adeliger">
            <text:p>talentflaw.300=Adeliger</text:p>
          </table:table-cell>
          <table:table-cell table:formula="of:=CONCATENATE(&quot;talentflaw.&quot;;ROW();&quot;=&quot;;VLOOKUP(ROW();[Data.$A$2:.$D$500];3;0))" office:value-type="string" office:string-value="talentflaw.300=Noble">
            <text:p>talentflaw.300=Noble</text:p>
          </table:table-cell>
          <table:table-cell table:formula="of:=CONCATENATE(&quot;talentflaw.&quot;;ROW();&quot;=&quot;;VLOOKUP(ROW();[Data.$A$2:.$D$500];4;0))" office:value-type="string" office:string-value="talentflaw.300=Noble">
            <text:p>talentflaw.300=Noble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1=Erbe">
            <text:p>talentflaw.301=Erbe</text:p>
          </table:table-cell>
          <table:table-cell table:formula="of:=CONCATENATE(&quot;talentflaw.&quot;;ROW();&quot;=&quot;;VLOOKUP(ROW();[Data.$A$2:.$D$500];3;0))" office:value-type="string" office:string-value="talentflaw.301=Heir">
            <text:p>talentflaw.301=Heir</text:p>
          </table:table-cell>
          <table:table-cell table:formula="of:=CONCATENATE(&quot;talentflaw.&quot;;ROW();&quot;=&quot;;VLOOKUP(ROW();[Data.$A$2:.$D$500];4;0))" office:value-type="string" office:string-value="talentflaw.301=Heredero">
            <text:p>talentflaw.301=Hered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2=Gefallener Ritter">
            <text:p>talentflaw.302=Gefallener Ritter</text:p>
          </table:table-cell>
          <table:table-cell table:formula="of:=CONCATENATE(&quot;talentflaw.&quot;;ROW();&quot;=&quot;;VLOOKUP(ROW();[Data.$A$2:.$D$500];3;0))" office:value-type="string" office:string-value="talentflaw.302=Dishonored Knight">
            <text:p>talentflaw.302=Dishonored Knight</text:p>
          </table:table-cell>
          <table:table-cell table:formula="of:=CONCATENATE(&quot;talentflaw.&quot;;ROW();&quot;=&quot;;VLOOKUP(ROW();[Data.$A$2:.$D$500];4;0))" office:value-type="string" office:string-value="talentflaw.302=Caballero Deshonrado">
            <text:p>talentflaw.302=Caballero Deshonr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3=Gesetzeshüter">
            <text:p>talentflaw.303=Gesetzeshüter</text:p>
          </table:table-cell>
          <table:table-cell table:formula="of:=CONCATENATE(&quot;talentflaw.&quot;;ROW();&quot;=&quot;;VLOOKUP(ROW();[Data.$A$2:.$D$500];3;0))" office:value-type="string" office:string-value="talentflaw.303=Law Enforcement Ability ">
            <text:p>talentflaw.303=Law Enforcement Ability </text:p>
          </table:table-cell>
          <table:table-cell table:formula="of:=CONCATENATE(&quot;talentflaw.&quot;;ROW();&quot;=&quot;;VLOOKUP(ROW();[Data.$A$2:.$D$500];4;0))" office:value-type="string" office:string-value="talentflaw.303=Fuerza de Ley">
            <text:p>talentflaw.303=Fuerza de Ley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4=Gesucht">
            <text:p>talentflaw.304=Gesucht</text:p>
          </table:table-cell>
          <table:table-cell table:formula="of:=CONCATENATE(&quot;talentflaw.&quot;;ROW();&quot;=&quot;;VLOOKUP(ROW();[Data.$A$2:.$D$500];3;0))" office:value-type="string" office:string-value="talentflaw.304=Wanted">
            <text:p>talentflaw.304=Wanted</text:p>
          </table:table-cell>
          <table:table-cell table:formula="of:=CONCATENATE(&quot;talentflaw.&quot;;ROW();&quot;=&quot;;VLOOKUP(ROW();[Data.$A$2:.$D$500];4;0))" office:value-type="string" office:string-value="talentflaw.304=Buscado">
            <text:p>talentflaw.304=Busca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5=Günstling">
            <text:p>talentflaw.305=Günstling</text:p>
          </table:table-cell>
          <table:table-cell table:formula="of:=CONCATENATE(&quot;talentflaw.&quot;;ROW();&quot;=&quot;;VLOOKUP(ROW();[Data.$A$2:.$D$500];3;0))" office:value-type="string" office:string-value="talentflaw.305=Favored ">
            <text:p>talentflaw.305=Favored </text:p>
          </table:table-cell>
          <table:table-cell table:formula="of:=CONCATENATE(&quot;talentflaw.&quot;;ROW();&quot;=&quot;;VLOOKUP(ROW();[Data.$A$2:.$D$500];4;0))" office:value-type="string" office:string-value="talentflaw.305=Protegido">
            <text:p>talentflaw.305=Proteg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6=In Ungnade gefallener Günstling">
            <text:p>talentflaw.306=In Ungnade gefallener Günstling</text:p>
          </table:table-cell>
          <table:table-cell table:formula="of:=CONCATENATE(&quot;talentflaw.&quot;;ROW();&quot;=&quot;;VLOOKUP(ROW();[Data.$A$2:.$D$500];3;0))" office:value-type="string" office:string-value="talentflaw.306=Lost Favor">
            <text:p>talentflaw.306=Lost Favor</text:p>
          </table:table-cell>
          <table:table-cell table:formula="of:=CONCATENATE(&quot;talentflaw.&quot;;ROW();&quot;=&quot;;VLOOKUP(ROW();[Data.$A$2:.$D$500];4;0))" office:value-type="string" office:string-value="talentflaw.306=Favor Perdido">
            <text:p>talentflaw.306=Favor Perdid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7=Mäzen">
            <text:p>talentflaw.307=Mäzen</text:p>
          </table:table-cell>
          <table:table-cell table:formula="of:=CONCATENATE(&quot;talentflaw.&quot;;ROW();&quot;=&quot;;VLOOKUP(ROW();[Data.$A$2:.$D$500];3;0))" office:value-type="string" office:string-value="talentflaw.307=Patron">
            <text:p>talentflaw.307=Patron</text:p>
          </table:table-cell>
          <table:table-cell table:formula="of:=CONCATENATE(&quot;talentflaw.&quot;;ROW();&quot;=&quot;;VLOOKUP(ROW();[Data.$A$2:.$D$500];4;0))" office:value-type="string" office:string-value="talentflaw.307=Benefactor ">
            <text:p>talentflaw.307=Benefacto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8=Militärischer Rang">
            <text:p>talentflaw.308=Militärischer Rang</text:p>
          </table:table-cell>
          <table:table-cell table:formula="of:=CONCATENATE(&quot;talentflaw.&quot;;ROW();&quot;=&quot;;VLOOKUP(ROW();[Data.$A$2:.$D$500];3;0))" office:value-type="string" office:string-value="talentflaw.308=Military Rank">
            <text:p>talentflaw.308=Military Rank</text:p>
          </table:table-cell>
          <table:table-cell table:formula="of:=CONCATENATE(&quot;talentflaw.&quot;;ROW();&quot;=&quot;;VLOOKUP(ROW();[Data.$A$2:.$D$500];4;0))" office:value-type="string" office:string-value="talentflaw.308=Rango Militar ">
            <text:p>talentflaw.308=Rango Militar 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09=Priesterweihe">
            <text:p>talentflaw.309=Priesterweihe</text:p>
          </table:table-cell>
          <table:table-cell table:formula="of:=CONCATENATE(&quot;talentflaw.&quot;;ROW();&quot;=&quot;;VLOOKUP(ROW();[Data.$A$2:.$D$500];3;0))" office:value-type="string" office:string-value="talentflaw.309=Priestly Investment">
            <text:p>talentflaw.309=Priestly Investment</text:p>
          </table:table-cell>
          <table:table-cell table:formula="of:=CONCATENATE(&quot;talentflaw.&quot;;ROW();&quot;=&quot;;VLOOKUP(ROW();[Data.$A$2:.$D$500];4;0))" office:value-type="string" office:string-value="talentflaw.309=Sacerdocio">
            <text:p>talentflaw.309=Sacerdoci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0=Ritter ">
            <text:p>talentflaw.310=Ritter </text:p>
          </table:table-cell>
          <table:table-cell table:formula="of:=CONCATENATE(&quot;talentflaw.&quot;;ROW();&quot;=&quot;;VLOOKUP(ROW();[Data.$A$2:.$D$500];3;0))" office:value-type="string" office:string-value="talentflaw.310=Knighted">
            <text:p>talentflaw.310=Knighted</text:p>
          </table:table-cell>
          <table:table-cell table:formula="of:=CONCATENATE(&quot;talentflaw.&quot;;ROW();&quot;=&quot;;VLOOKUP(ROW();[Data.$A$2:.$D$500];4;0))" office:value-type="string" office:string-value="talentflaw.310=Caballero">
            <text:p>talentflaw.310=Caballer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1=Treuer Diener">
            <text:p>talentflaw.311=Treuer Diener</text:p>
          </table:table-cell>
          <table:table-cell table:formula="of:=CONCATENATE(&quot;talentflaw.&quot;;ROW();&quot;=&quot;;VLOOKUP(ROW();[Data.$A$2:.$D$500];3;0))" office:value-type="string" office:string-value="talentflaw.311=Faithful Vassal">
            <text:p>talentflaw.311=Faithful Vassal</text:p>
          </table:table-cell>
          <table:table-cell table:formula="of:=CONCATENATE(&quot;talentflaw.&quot;;ROW();&quot;=&quot;;VLOOKUP(ROW();[Data.$A$2:.$D$500];4;0))" office:value-type="string" office:string-value="talentflaw.311=Vasallo Fiel">
            <text:p>talentflaw.311=Vasallo Fiel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2=Verbindung zur Regierung">
            <text:p>talentflaw.312=Verbindung zur Regierung</text:p>
          </table:table-cell>
          <table:table-cell table:formula="of:=CONCATENATE(&quot;talentflaw.&quot;;ROW();&quot;=&quot;;VLOOKUP(ROW();[Data.$A$2:.$D$500];3;0))" office:value-type="string" office:string-value="talentflaw.312=Government Ties">
            <text:p>talentflaw.312=Government Ties</text:p>
          </table:table-cell>
          <table:table-cell table:formula="of:=CONCATENATE(&quot;talentflaw.&quot;;ROW();&quot;=&quot;;VLOOKUP(ROW();[Data.$A$2:.$D$500];4;0))" office:value-type="string" office:string-value="talentflaw.312=Contactos con el Gobierno">
            <text:p>talentflaw.312=Contactos con el Gobier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string" office:string-value="talentflaw.313=Waise">
            <text:p>talentflaw.313=Waise</text:p>
          </table:table-cell>
          <table:table-cell table:formula="of:=CONCATENATE(&quot;talentflaw.&quot;;ROW();&quot;=&quot;;VLOOKUP(ROW();[Data.$A$2:.$D$500];3;0))" office:value-type="string" office:string-value="talentflaw.313=Orphan">
            <text:p>talentflaw.313=Orphan</text:p>
          </table:table-cell>
          <table:table-cell table:formula="of:=CONCATENATE(&quot;talentflaw.&quot;;ROW();&quot;=&quot;;VLOOKUP(ROW();[Data.$A$2:.$D$500];4;0))" office:value-type="string" office:string-value="talentflaw.313=Huérfano">
            <text:p>talentflaw.313=Huérfano</text:p>
          </table:table-cell>
        </table:table-row>
        <table:table-row table:style-name="ro3">
          <table:table-cell table:formula="of:=CONCATENATE(&quot;talentflaw.&quot;;ROW();&quot;=&quot;;VLOOKUP(ROW();[Data.$A$2:.$D$500];2;0))" office:value-type="float" office:value="0">
            <text:p>#NV</text:p>
          </table:table-cell>
          <table:table-cell table:formula="of:=CONCATENATE(&quot;talentflaw.&quot;;ROW();&quot;=&quot;;VLOOKUP(ROW();[Data.$A$2:.$D$500];3;0))" office:value-type="float" office:value="0">
            <text:p>#NV</text:p>
          </table:table-cell>
          <table:table-cell table:formula="of:=CONCATENATE(&quot;talentflaw.&quot;;ROW();&quot;=&quot;;VLOOKUP(ROW();[Data.$A$2:.$D$500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0];2;0))" office:value-type="float" office:value="0">
            <text:p>#NV</text:p>
          </table:table-cell>
          <table:table-cell table:formula="of:=CONCATENATE(&quot;talentflaw.&quot;;ROW();&quot;=&quot;;VLOOKUP(ROW();[Data.$A$2:.$D$500];3;0))" office:value-type="float" office:value="0">
            <text:p>#NV</text:p>
          </table:table-cell>
          <table:table-cell table:formula="of:=CONCATENATE(&quot;talentflaw.&quot;;ROW();&quot;=&quot;;VLOOKUP(ROW();[Data.$A$2:.$D$500];4;0))" office:value-type="float" office:value="0">
            <text:p>#NV</text:p>
          </table:table-cell>
        </table:table-row>
        <table:table-row table:style-name="ro3">
          <table:table-cell table:formula="of:=CONCATENATE(&quot;talentflaw.&quot;;ROW();&quot;=&quot;;VLOOKUP(ROW();[Data.$A$2:.$D$500];2;0))" office:value-type="float" office:value="0">
            <text:p>#NV</text:p>
          </table:table-cell>
          <table:table-cell table:formula="of:=CONCATENATE(&quot;talentflaw.&quot;;ROW();&quot;=&quot;;VLOOKUP(ROW();[Data.$A$2:.$D$500];3;0))" office:value-type="float" office:value="0">
            <text:p>#NV</text:p>
          </table:table-cell>
          <table:table-cell table:formula="of:=CONCATENATE(&quot;talentflaw.&quot;;ROW();&quot;=&quot;;VLOOKUP(ROW();[Data.$A$2:.$D$500];4;0))" office:value-type="float" office:value="0">
            <text:p>#NV</text:p>
          </table:table-cell>
        </table:table-row>
        <table:table-row table:style-name="ro8" table:number-rows-repeated="118">
          <table:table-cell table:number-columns-repeated="3"/>
        </table:table-row>
        <table:table-row table:style-name="ro8">
          <table:table-cell table:number-columns-repeated="3"/>
        </table:table-row>
      </table:table>
      <table:table table:name="TEMP-locale-EN" table:style-name="ta1">
        <office:forms form:automatic-focus="false" form:apply-design-mode="false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8">
          <table:table-cell table:style-name="ce13" office:value-type="string">
            <text:p>ID</text:p>
          </table:table-cell>
          <table:table-cell table:style-name="ce13" office:value-type="string">
            <text:p>Talent</text:p>
          </table:table-cell>
          <table:table-cell table:style-name="ce13" office:value-type="string">
            <text:p>Cost</text:p>
          </table:table-cell>
          <table:table-cell table:style-name="ce13" office:value-type="string">
            <text:p>Type</text:p>
          </table:table-cell>
        </table:table-row>
        <table:table-row table:style-name="ro8" table:visibility="filter">
          <table:table-cell/>
          <table:table-cell table:style-name="ce4" office:value-type="string">
            <text:p>+10 prior to roll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270">
            <text:p>270</text:p>
          </table:table-cell>
          <table:table-cell table:style-name="ce4" office:value-type="string">
            <text:p>Absent-Minde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78">
            <text:p>78</text:p>
          </table:table-cell>
          <table:table-cell table:style-name="ce4" office:value-type="string">
            <text:p>Accelerated Mending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">
            <text:p>1</text:p>
          </table:table-cell>
          <table:table-cell table:style-name="ce4" office:value-type="string">
            <text:p>Acroba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0">
            <text:p>40</text:p>
          </table:table-cell>
          <table:table-cell table:style-name="ce4" office:value-type="string">
            <text:p>Acute Hear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5">
            <text:p>55</text:p>
          </table:table-cell>
          <table:table-cell table:style-name="ce4" office:value-type="string">
            <text:p>Acute Sme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ajo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Fatal (min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ajo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Harmful (min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Mil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ajor)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erious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ction/Simple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5">
            <text:p>225</text:p>
          </table:table-cell>
          <table:table-cell table:style-name="ce4" office:value-type="string">
            <text:p>Addiction/Simpl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Norm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Po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Additional Very Rich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 office:value-type="float" office:value="152">
            <text:p>152</text:p>
          </table:table-cell>
          <table:table-cell table:style-name="ce4" office:value-type="string">
            <text:p>Adheren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8">
            <text:p>168</text:p>
          </table:table-cell>
          <table:table-cell table:style-name="ce4" office:value-type="string">
            <text:p>Affect Environment (lesse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2">
            <text:p>172</text:p>
          </table:table-cell>
          <table:table-cell table:style-name="ce4" office:value-type="string">
            <text:p>Ag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2">
            <text:p>92</text:p>
          </table:table-cell>
          <table:table-cell table:style-name="ce4" office:value-type="string">
            <text:p>Aggres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71">
            <text:p>171</text:p>
          </table:table-cell>
          <table:table-cell table:style-name="ce4" office:value-type="string">
            <text:p>Albino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9">
            <text:p>139</text:p>
          </table:table-cell>
          <table:table-cell table:style-name="ce4" office:value-type="string">
            <text:p>Amazing Leaping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3">
            <text:p>43</text:p>
          </table:table-cell>
          <table:table-cell table:style-name="ce4" office:value-type="string">
            <text:p>Ambidexter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0">
            <text:p>210</text:p>
          </table:table-cell>
          <table:table-cell table:style-name="ce4" office:value-type="string">
            <text:p>Animal Bane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32">
            <text:p>132</text:p>
          </table:table-cell>
          <table:table-cell table:style-name="ce4" office:value-type="string">
            <text:p>Animal Empathy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3">
            <text:p>173</text:p>
          </table:table-cell>
          <table:table-cell table:style-name="ce4" office:value-type="string">
            <text:p>Anosmia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ajor)</text:p>
          </table:table-cell>
          <table:table-cell table:style-name="ce14" office:value-type="float" office:value="11">
            <text:p>11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">
            <text:p>2</text:p>
          </table:table-cell>
          <table:table-cell table:style-name="ce4" office:value-type="string">
            <text:p>Arcane Discovery (minor)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7">
            <text:p>97</text:p>
          </table:table-cell>
          <table:table-cell table:style-name="ce4" office:value-type="string">
            <text:p>Archetype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6">
            <text:p>96</text:p>
          </table:table-cell>
          <table:table-cell table:style-name="ce4" office:value-type="string">
            <text:p>Archmage Abilitie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3">
            <text:p>3</text:p>
          </table:table-cell>
          <table:table-cell table:style-name="ce4" office:value-type="string">
            <text:p>Assassin Train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5">
            <text:p>135</text:p>
          </table:table-cell>
          <table:table-cell table:style-name="ce4" office:value-type="string">
            <text:p>Attribute Drai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lesser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94">
            <text:p>94</text:p>
          </table:table-cell>
          <table:table-cell table:style-name="ce4" office:value-type="string">
            <text:p>Aura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41">
            <text:p>241</text:p>
          </table:table-cell>
          <table:table-cell table:style-name="ce4" office:value-type="string">
            <text:p>Bad Tem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2">
            <text:p>142</text:p>
          </table:table-cell>
          <table:table-cell table:style-name="ce4" office:value-type="string">
            <text:p>Bane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42">
            <text:p>242</text:p>
          </table:table-cell>
          <table:table-cell table:style-name="ce4" office:value-type="string">
            <text:p>Battle Confu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3">
            <text:p>63</text:p>
          </table:table-cell>
          <table:table-cell table:style-name="ce4" office:value-type="string">
            <text:p>Battle Cry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25">
            <text:p>125</text:p>
          </table:table-cell>
          <table:table-cell table:style-name="ce4" office:value-type="string">
            <text:p>Battle Reflex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1">
            <text:p>41</text:p>
          </table:table-cell>
          <table:table-cell table:style-name="ce4" office:value-type="string">
            <text:p>Blazing Speed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2">
            <text:p>162</text:p>
          </table:table-cell>
          <table:table-cell table:style-name="ce4" office:value-type="string">
            <text:p>Blessed by War God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6">
            <text:p>176</text:p>
          </table:table-cell>
          <table:table-cell table:style-name="ce4" office:value-type="string">
            <text:p>Blind</text:p>
          </table:table-cell>
          <table:table-cell table:style-name="ce14" office:value-type="float" office:value="-50">
            <text:p>-5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9">
            <text:p>229</text:p>
          </table:table-cell>
          <table:table-cell table:style-name="ce4" office:value-type="string">
            <text:p>Blood-Guil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8">
            <text:p>248</text:p>
          </table:table-cell>
          <table:table-cell table:style-name="ce4" office:value-type="string">
            <text:p>Bloodlus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Bonus Item (VIII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1">
            <text:p>201</text:p>
          </table:table-cell>
          <table:table-cell table:style-name="ce4" office:value-type="string">
            <text:p>Break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20">
            <text:p>120</text:p>
          </table:table-cell>
          <table:table-cell table:style-name="ce4" office:value-type="string">
            <text:p>Calm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56">
            <text:p>256</text:p>
          </table:table-cell>
          <table:table-cell table:style-name="ce4" office:value-type="string">
            <text:p>Chival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1">
            <text:p>231</text:p>
          </table:table-cell>
          <table:table-cell table:style-name="ce4" office:value-type="string">
            <text:p>Code of Hon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1">
            <text:p>61</text:p>
          </table:table-cell>
          <table:table-cell table:style-name="ce4" office:value-type="string">
            <text:p>Cold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91">
            <text:p>191</text:p>
          </table:table-cell>
          <table:table-cell table:style-name="ce4" office:value-type="string">
            <text:p>Cold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5">
            <text:p>185</text:p>
          </table:table-cell>
          <table:table-cell table:style-name="ce4" office:value-type="string">
            <text:p>Color Blind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62">
            <text:p>62</text:p>
          </table:table-cell>
          <table:table-cell table:style-name="ce4" office:value-type="string">
            <text:p>Combat Reflexe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7">
            <text:p>67</text:p>
          </table:table-cell>
          <table:table-cell table:style-name="ce4" office:value-type="string">
            <text:p>Commanding Demeano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Common Allergy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7">
            <text:p>187</text:p>
          </table:table-cell>
          <table:table-cell table:style-name="ce4" office:value-type="string">
            <text:p>Common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1">
            <text:p>211</text:p>
          </table:table-cell>
          <table:table-cell table:style-name="ce4" office:value-type="string">
            <text:p>Complete Klutz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1">
            <text:p>271</text:p>
          </table:table-cell>
          <table:table-cell table:style-name="ce4" office:value-type="string">
            <text:p>Compulsive Behavio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Crippled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8">
            <text:p>218</text:p>
          </table:table-cell>
          <table:table-cell table:style-name="ce4" office:value-type="string">
            <text:p>Crippled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2">
            <text:p>282</text:p>
          </table:table-cell>
          <table:table-cell table:style-name="ce4" office:value-type="string">
            <text:p>Cursed Shape Shifte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II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IV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)</text:p>
          </table:table-cell>
          <table:table-cell table:style-name="ce14" office:value-type="float" office:value="17">
            <text:p>1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Daily Item (VIII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99">
            <text:p>99</text:p>
          </table:table-cell>
          <table:table-cell table:style-name="ce4" office:value-type="string">
            <text:p>Danger S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8">
            <text:p>278</text:p>
          </table:table-cell>
          <table:table-cell table:style-name="ce4" office:value-type="string">
            <text:p>Dark Pac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6">
            <text:p>276</text:p>
          </table:table-cell>
          <table:table-cell table:style-name="ce4" office:value-type="string">
            <text:p>Dark Tempt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43">
            <text:p>143</text:p>
          </table:table-cell>
          <table:table-cell table:style-name="ce4" office:value-type="string">
            <text:p>Darkness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88">
            <text:p>88</text:p>
          </table:table-cell>
          <table:table-cell table:style-name="ce4" office:value-type="string">
            <text:p>Dead Ey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4">
            <text:p>34</text:p>
          </table:table-cell>
          <table:table-cell table:style-name="ce4" office:value-type="string">
            <text:p>Deadly Train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8">
            <text:p>208</text:p>
          </table:table-cell>
          <table:table-cell table:style-name="ce4" office:value-type="string">
            <text:p>Deaf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09">
            <text:p>209</text:p>
          </table:table-cell>
          <table:table-cell table:style-name="ce4" office:value-type="string">
            <text:p>Deep Sleep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lusionar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6">
            <text:p>266</text:p>
          </table:table-cell>
          <table:table-cell table:style-name="ce4" office:value-type="string">
            <text:p>Delusionary (mino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7">
            <text:p>57</text:p>
          </table:table-cell>
          <table:table-cell table:style-name="ce4" office:value-type="string">
            <text:p>Dens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ependen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8">
            <text:p>298</text:p>
          </table:table-cell>
          <table:table-cell table:style-name="ce4" office:value-type="string">
            <text:p>Dependen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0">
            <text:p>100</text:p>
          </table:table-cell>
          <table:table-cell table:style-name="ce4" office:value-type="string">
            <text:p>Destiny Sens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2">
            <text:p>22</text:p>
          </table:table-cell>
          <table:table-cell table:style-name="ce4" office:value-type="string">
            <text:p>Directed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9">
            <text:p>9</text:p>
          </table:table-cell>
          <table:table-cell table:style-name="ce4" office:value-type="string">
            <text:p>Disarm Skil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30">
            <text:p>230</text:p>
          </table:table-cell>
          <table:table-cell table:style-name="ce4" office:value-type="string">
            <text:p>Disavowed Weapons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4">
            <text:p>304</text:p>
          </table:table-cell>
          <table:table-cell table:style-name="ce4" office:value-type="string">
            <text:p>Dishonored Knight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29">
            <text:p>129</text:p>
          </table:table-cell>
          <table:table-cell table:style-name="ce4" office:value-type="string">
            <text:p>Dominanc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70">
            <text:p>170</text:p>
          </table:table-cell>
          <table:table-cell table:style-name="ce4" office:value-type="string">
            <text:p>Duplication (less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4">
            <text:p>294</text:p>
          </table:table-cell>
          <table:table-cell table:style-name="ce4" office:value-type="string">
            <text:p>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0">
            <text:p>90</text:p>
          </table:table-cell>
          <table:table-cell table:style-name="ce4" office:value-type="string">
            <text:p>Dwarf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68">
            <text:p>68</text:p>
          </table:table-cell>
          <table:table-cell table:style-name="ce4" office:value-type="string">
            <text:p>Ear for Music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46">
            <text:p>246</text:p>
          </table:table-cell>
          <table:table-cell table:style-name="ce4" office:value-type="string">
            <text:p>Easily Charme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5">
            <text:p>245</text:p>
          </table:table-cell>
          <table:table-cell table:style-name="ce4" office:value-type="string">
            <text:p>Easy Mark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4">
            <text:p>144</text:p>
          </table:table-cell>
          <table:table-cell table:style-name="ce4" office:value-type="string">
            <text:p>Elasticity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loque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">
            <text:p>8</text:p>
          </table:table-cell>
          <table:table-cell table:style-name="ce4" office:value-type="string">
            <text:p>Elvish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14">
            <text:p>114</text:p>
          </table:table-cell>
          <table:table-cell table:style-name="ce4" office:value-type="string">
            <text:p>Empath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9">
            <text:p>149</text:p>
          </table:table-cell>
          <table:table-cell table:style-name="ce4" office:value-type="string">
            <text:p>Ensnare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Ensorcellment Cur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3">
            <text:p>183</text:p>
          </table:table-cell>
          <table:table-cell table:style-name="ce4" office:value-type="string">
            <text:p>Epileptic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3">
            <text:p>93</text:p>
          </table:table-cell>
          <table:table-cell table:style-name="ce4" office:value-type="string">
            <text:p>Ethereal Sigh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9">
            <text:p>109</text:p>
          </table:table-cell>
          <table:table-cell table:style-name="ce4" office:value-type="string">
            <text:p>Ethereal Ti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4">
            <text:p>184</text:p>
          </table:table-cell>
          <table:table-cell table:style-name="ce4" office:value-type="string">
            <text:p>Eunuch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5">
            <text:p>95</text:p>
          </table:table-cell>
          <table:table-cell table:style-name="ce4" office:value-type="string">
            <text:p>Exceptional Magical A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">
            <text:p>5</text:p>
          </table:table-cell>
          <table:table-cell table:style-name="ce4" office:value-type="string">
            <text:p>Exceptional Skill at Arms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1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2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9">
            <text:p>89</text:p>
          </table:table-cell>
          <table:table-cell table:style-name="ce4" office:value-type="string">
            <text:p>Extra Limbs (+3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8">
            <text:p>148</text:p>
          </table:table-cell>
          <table:table-cell table:style-name="ce4" office:value-type="string">
            <text:p>Eye of the Hawk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39">
            <text:p>39</text:p>
          </table:table-cell>
          <table:table-cell table:style-name="ce4" office:value-type="string">
            <text:p>Eye of the Tiger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13">
            <text:p>313</text:p>
          </table:table-cell>
          <table:table-cell table:style-name="ce4" office:value-type="string">
            <text:p>Faithful Vassal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2">
            <text:p>232</text:p>
          </table:table-cell>
          <table:table-cell table:style-name="ce4" office:value-type="string">
            <text:p>Fanati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7">
            <text:p>307</text:p>
          </table:table-cell>
          <table:table-cell table:style-name="ce4" office:value-type="string">
            <text:p>Favor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28">
            <text:p>228</text:p>
          </table:table-cell>
          <table:table-cell table:style-name="ce4" office:value-type="string">
            <text:p>Fear of Armo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27">
            <text:p>227</text:p>
          </table:table-cell>
          <table:table-cell table:style-name="ce4" office:value-type="string">
            <text:p>Fear of Magic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3">
            <text:p>233</text:p>
          </table:table-cell>
          <table:table-cell table:style-name="ce4" office:value-type="string">
            <text:p>Fearlessnes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47">
            <text:p>147</text:p>
          </table:table-cell>
          <table:table-cell table:style-name="ce4" office:value-type="string">
            <text:p>Flare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48">
            <text:p>48</text:p>
          </table:table-cell>
          <table:table-cell table:style-name="ce4" office:value-type="string">
            <text:p>Flight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0">
            <text:p>30</text:p>
          </table:table-cell>
          <table:table-cell table:style-name="ce4" office:value-type="string">
            <text:p>Fluent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1">
            <text:p>51</text:p>
          </table:table-cell>
          <table:table-cell table:style-name="ce4" office:value-type="string">
            <text:p>Fluid Wrists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6">
            <text:p>156</text:p>
          </table:table-cell>
          <table:table-cell table:style-name="ce4" office:value-type="string">
            <text:p>Force Shiel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81">
            <text:p>181</text:p>
          </table:table-cell>
          <table:table-cell table:style-name="ce4" office:value-type="string">
            <text:p>Fragile Wrist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79">
            <text:p>279</text:p>
          </table:table-cell>
          <table:table-cell table:style-name="ce4" office:value-type="string">
            <text:p>Friendslay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">
            <text:p>21</text:p>
          </table:table-cell>
          <table:table-cell table:style-name="ce4" office:value-type="string">
            <text:p>General Weapons Mast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4">
            <text:p>14</text:p>
          </table:table-cell>
          <table:table-cell table:style-name="ce4" office:value-type="string">
            <text:p>Geographic Awarenes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5">
            <text:p>75</text:p>
          </table:table-cell>
          <table:table-cell table:style-name="ce4" office:value-type="string">
            <text:p>Giantism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3">
            <text:p>53</text:p>
          </table:table-cell>
          <table:table-cell table:style-name="ce4" office:value-type="string">
            <text:p>Gliding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Glutton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4">
            <text:p>54</text:p>
          </table:table-cell>
          <table:table-cell table:style-name="ce4" office:value-type="string">
            <text:p>Golden Throat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9">
            <text:p>119</text:p>
          </table:table-cell>
          <table:table-cell table:style-name="ce4" office:value-type="string">
            <text:p>Good Battlefield Awarenes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>
          <table:table-cell office:value-type="float" office:value="314">
            <text:p>314</text:p>
          </table:table-cell>
          <table:table-cell table:style-name="ce4" office:value-type="string">
            <text:p>Government Ti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82">
            <text:p>82</text:p>
          </table:table-cell>
          <table:table-cell table:style-name="ce4" office:value-type="string">
            <text:p>Great Arm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37">
            <text:p>237</text:p>
          </table:table-cell>
          <table:table-cell table:style-name="ce4" office:value-type="string">
            <text:p>Greed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">
            <text:p>15</text:p>
          </table:table-cell>
          <table:table-cell table:style-name="ce4" office:value-type="string">
            <text:p>Gymnastic Train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56">
            <text:p>56</text:p>
          </table:table-cell>
          <table:table-cell table:style-name="ce4" office:value-type="string">
            <text:p>Hammerhan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5">
            <text:p>205</text:p>
          </table:table-cell>
          <table:table-cell table:style-name="ce4" office:value-type="string">
            <text:p>Hard of Hearing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4">
            <text:p>74</text:p>
          </table:table-cell>
          <table:table-cell table:style-name="ce4" office:value-type="string">
            <text:p>Heat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9">
            <text:p>189</text:p>
          </table:table-cell>
          <table:table-cell table:style-name="ce4" office:value-type="string">
            <text:p>Heat Sensit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3">
            <text:p>303</text:p>
          </table:table-cell>
          <table:table-cell table:style-name="ce4" office:value-type="string">
            <text:p>Hei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77">
            <text:p>177</text:p>
          </table:table-cell>
          <table:table-cell table:style-name="ce4" office:value-type="string">
            <text:p>Hemophilia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">
            <text:p>19</text:p>
          </table:table-cell>
          <table:table-cell table:style-name="ce4" office:value-type="string">
            <text:p>Herbalis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7">
            <text:p>47</text:p>
          </table:table-cell>
          <table:table-cell table:style-name="ce4" office:value-type="string">
            <text:p>High Jumper</text:p>
          </table:table-cell>
          <table:table-cell table:style-name="ce14" office:value-type="float" office:value="4">
            <text:p>4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9">
            <text:p>79</text:p>
          </table:table-cell>
          <table:table-cell table:style-name="ce4" office:value-type="string">
            <text:p>High Range Voic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8">
            <text:p>38</text:p>
          </table:table-cell>
          <table:table-cell table:style-name="ce4" office:value-type="string">
            <text:p>Hypercharged Adrenalin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3">
            <text:p>113</text:p>
          </table:table-cell>
          <table:table-cell table:style-name="ce4" office:value-type="string">
            <text:p>Immovable Wil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39">
            <text:p>239</text:p>
          </table:table-cell>
          <table:table-cell table:style-name="ce4" office:value-type="string">
            <text:p>Impulsive</text:p>
          </table:table-cell>
          <table:table-cell table:style-name="ce14" office:value-type="float" office:value="-13">
            <text:p>-1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5">
            <text:p>265</text:p>
          </table:table-cell>
          <table:table-cell table:style-name="ce4" office:value-type="string">
            <text:p>Indecisio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59">
            <text:p>59</text:p>
          </table:table-cell>
          <table:table-cell table:style-name="ce4" office:value-type="string">
            <text:p>Infravision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98">
            <text:p>98</text:p>
          </table:table-cell>
          <table:table-cell table:style-name="ce4" office:value-type="string">
            <text:p>Innate Magici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0">
            <text:p>190</text:p>
          </table:table-cell>
          <table:table-cell table:style-name="ce4" office:value-type="string">
            <text:p>Inner Ear Problem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7">
            <text:p>17</text:p>
          </table:table-cell>
          <table:table-cell table:style-name="ce4" office:value-type="string">
            <text:p>Inner Reserv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2">
            <text:p>122</text:p>
          </table:table-cell>
          <table:table-cell table:style-name="ce4" office:value-type="string">
            <text:p>Instinctive Defens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45">
            <text:p>45</text:p>
          </table:table-cell>
          <table:table-cell table:style-name="ce4" office:value-type="string">
            <text:p>Intense Ey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8">
            <text:p>18</text:p>
          </table:table-cell>
          <table:table-cell table:style-name="ce4" office:value-type="string">
            <text:p>Internal Clock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1">
            <text:p>121</text:p>
          </table:table-cell>
          <table:table-cell table:style-name="ce4" office:value-type="string">
            <text:p>Internal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Intolerance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40">
            <text:p>240</text:p>
          </table:table-cell>
          <table:table-cell table:style-name="ce4" office:value-type="string">
            <text:p>Intolerance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9">
            <text:p>169</text:p>
          </table:table-cell>
          <table:table-cell table:style-name="ce4" office:value-type="string">
            <text:p>Invisibility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05">
            <text:p>105</text:p>
          </table:table-cell>
          <table:table-cell table:style-name="ce4" office:value-type="string">
            <text:p>Item Lor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">
            <text:p>10</text:p>
          </table:table-cell>
          <table:table-cell table:style-name="ce4" office:value-type="string">
            <text:p>Judge of Angle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6">
            <text:p>36</text:p>
          </table:table-cell>
          <table:table-cell table:style-name="ce4" office:value-type="string">
            <text:p>Judge of Weaponry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3">
            <text:p>243</text:p>
          </table:table-cell>
          <table:table-cell table:style-name="ce4" office:value-type="string">
            <text:p>Kleptomaniac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12">
            <text:p>312</text:p>
          </table:table-cell>
          <table:table-cell table:style-name="ce4" office:value-type="string">
            <text:p>Knighted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97">
            <text:p>197</text:p>
          </table:table-cell>
          <table:table-cell table:style-name="ce4" office:value-type="string">
            <text:p>Lack of Ran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8">
            <text:p>288</text:p>
          </table:table-cell>
          <table:table-cell table:style-name="ce4" office:value-type="string">
            <text:p>Lack of Scop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9">
            <text:p>289</text:p>
          </table:table-cell>
          <table:table-cell table:style-name="ce4" office:value-type="string">
            <text:p>Lack of Tim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5">
            <text:p>305</text:p>
          </table:table-cell>
          <table:table-cell table:style-name="ce4" office:value-type="string">
            <text:p>Law Enforcement Abilit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47">
            <text:p>247</text:p>
          </table:table-cell>
          <table:table-cell table:style-name="ce4" office:value-type="string">
            <text:p>Lecherou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greate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major)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6">
            <text:p>166</text:p>
          </table:table-cell>
          <table:table-cell table:style-name="ce4" office:value-type="string">
            <text:p>Life Support (sustenance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4">
            <text:p>154</text:p>
          </table:table-cell>
          <table:table-cell table:style-name="ce4" office:value-type="string">
            <text:p>Lifetime Goal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64">
            <text:p>64</text:p>
          </table:table-cell>
          <table:table-cell table:style-name="ce4" office:value-type="string">
            <text:p>Light Sleepe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">
            <text:p>7</text:p>
          </table:table-cell>
          <table:table-cell table:style-name="ce4" office:value-type="string">
            <text:p>Lightning Strik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8">
            <text:p>188</text:p>
          </table:table-cell>
          <table:table-cell table:style-name="ce4" office:value-type="string">
            <text:p>Locking Wrist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91">
            <text:p>91</text:p>
          </table:table-cell>
          <table:table-cell table:style-name="ce4" office:value-type="string">
            <text:p>Look of Eagles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20">
            <text:p>220</text:p>
          </table:table-cell>
          <table:table-cell table:style-name="ce4" office:value-type="string">
            <text:p>Loss of Vision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>
          <table:table-cell office:value-type="float" office:value="308">
            <text:p>308</text:p>
          </table:table-cell>
          <table:table-cell table:style-name="ce4" office:value-type="string">
            <text:p>Lost Fav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/>
          <table:table-cell table:style-name="ce4" office:value-type="string">
            <text:p>Loyal Domesticated Anima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Loyal Unusual Creatur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5">
            <text:p>145</text:p>
          </table:table-cell>
          <table:table-cell table:style-name="ce4" office:value-type="string">
            <text:p>Luck, Dramatic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1">
            <text:p>151</text:p>
          </table:table-cell>
          <table:table-cell table:style-name="ce4" office:value-type="string">
            <text:p>Lucky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4">
            <text:p>284</text:p>
          </table:table-cell>
          <table:table-cell table:style-name="ce4" office:value-type="string">
            <text:p>Lycanthropy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greater)</text:p>
          </table:table-cell>
          <table:table-cell table:style-name="ce14" office:value-type="float" office:value="-40">
            <text:p>-4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Magic Allerg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3">
            <text:p>273</text:p>
          </table:table-cell>
          <table:table-cell table:style-name="ce4" office:value-type="string">
            <text:p>Magic Allerg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1">
            <text:p>291</text:p>
          </table:table-cell>
          <table:table-cell table:style-name="ce4" office:value-type="string">
            <text:p>Magic Ban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2">
            <text:p>102</text:p>
          </table:table-cell>
          <table:table-cell table:style-name="ce4" office:value-type="string">
            <text:p>Magical Affinity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1">
            <text:p>101</text:p>
          </table:table-cell>
          <table:table-cell table:style-name="ce4" office:value-type="string">
            <text:p>Magical 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77">
            <text:p>277</text:p>
          </table:table-cell>
          <table:table-cell table:style-name="ce4" office:value-type="string">
            <text:p>Magically Suscepti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1">
            <text:p>301</text:p>
          </table:table-cell>
          <table:table-cell table:style-name="ce4" office:value-type="string">
            <text:p>Magically Vulnerabl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03">
            <text:p>103</text:p>
          </table:table-cell>
          <table:table-cell table:style-name="ce4" office:value-type="string">
            <text:p>Mana Reading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4">
            <text:p>104</text:p>
          </table:table-cell>
          <table:table-cell table:style-name="ce4" office:value-type="string">
            <text:p>Mana Sensing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0">
            <text:p>50</text:p>
          </table:table-cell>
          <table:table-cell table:style-name="ce4" office:value-type="string">
            <text:p>Manual Deftnes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">
            <text:p>4</text:p>
          </table:table-cell>
          <table:table-cell table:style-name="ce4" office:value-type="string">
            <text:p>Martial Arts Training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3">
            <text:p>123</text:p>
          </table:table-cell>
          <table:table-cell table:style-name="ce4" office:value-type="string">
            <text:p>Master Tactician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7">
            <text:p>157</text:p>
          </table:table-cell>
          <table:table-cell table:style-name="ce4" office:value-type="string">
            <text:p>Master Warrior Friend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38">
            <text:p>238</text:p>
          </table:table-cell>
          <table:table-cell table:style-name="ce4" office:value-type="string">
            <text:p>Megalomaniac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4">
            <text:p>234</text:p>
          </table:table-cell>
          <table:table-cell table:style-name="ce4" office:value-type="string">
            <text:p>Memory Los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15">
            <text:p>115</text:p>
          </table:table-cell>
          <table:table-cell table:style-name="ce4" office:value-type="string">
            <text:p>Mental Control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7">
            <text:p>117</text:p>
          </table:table-cell>
          <table:table-cell table:style-name="ce4" office:value-type="string">
            <text:p>Mental Lin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16">
            <text:p>116</text:p>
          </table:table-cell>
          <table:table-cell table:style-name="ce4" office:value-type="string">
            <text:p>Mental Sca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58">
            <text:p>158</text:p>
          </table:table-cell>
          <table:table-cell table:style-name="ce4" office:value-type="string">
            <text:p>Ment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9">
            <text:p>159</text:p>
          </table:table-cell>
          <table:table-cell table:style-name="ce4" office:value-type="string">
            <text:p>Microscopic Vision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Abilitie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2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3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4)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5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6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10">
            <text:p>310</text:p>
          </table:table-cell>
          <table:table-cell table:style-name="ce4" office:value-type="string">
            <text:p>Military Rank (rank 7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18">
            <text:p>118</text:p>
          </table:table-cell>
          <table:table-cell table:style-name="ce4" office:value-type="string">
            <text:p>Mind Over Matt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Minor Fear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8">
            <text:p>258</text:p>
          </table:table-cell>
          <table:table-cell table:style-name="ce4" office:value-type="string">
            <text:p>Minor Fear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35">
            <text:p>235</text:p>
          </table:table-cell>
          <table:table-cell table:style-name="ce4" office:value-type="string">
            <text:p>Miser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8">
            <text:p>268</text:p>
          </table:table-cell>
          <table:table-cell table:style-name="ce4" office:value-type="string">
            <text:p>Muddled Mind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7">
            <text:p>207</text:p>
          </table:table-cell>
          <table:table-cell table:style-name="ce4" office:value-type="string">
            <text:p>Mute</text:p>
          </table:table-cell>
          <table:table-cell table:style-name="ce14" office:value-type="float" office:value="-25">
            <text:p>-2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1">
            <text:p>11</text:p>
          </table:table-cell>
          <table:table-cell table:style-name="ce4" office:value-type="string">
            <text:p>Natural Archer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4">
            <text:p>24</text:p>
          </table:table-cell>
          <table:table-cell table:style-name="ce4" office:value-type="string">
            <text:p>Natural Facility with Armo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2">
            <text:p>12</text:p>
          </table:table-cell>
          <table:table-cell table:style-name="ce4" office:value-type="string">
            <text:p>Natural Horsema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42">
            <text:p>42</text:p>
          </table:table-cell>
          <table:table-cell table:style-name="ce4" office:value-type="string">
            <text:p>Natural Physiqu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0">
            <text:p>160</text:p>
          </table:table-cell>
          <table:table-cell table:style-name="ce4" office:value-type="string">
            <text:p>Natural Ranged Attack (less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71">
            <text:p>71</text:p>
          </table:table-cell>
          <table:table-cell table:style-name="ce4" office:value-type="string">
            <text:p>Natural Weap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3">
            <text:p>13</text:p>
          </table:table-cell>
          <table:table-cell table:style-name="ce4" office:value-type="string">
            <text:p>Natural Weapons Master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0">
            <text:p>60</text:p>
          </table:table-cell>
          <table:table-cell table:style-name="ce4" office:value-type="string">
            <text:p>Navigation Gif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0">
            <text:p>290</text:p>
          </table:table-cell>
          <table:table-cell table:style-name="ce4" office:value-type="string">
            <text:p>Necromantic Urg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9">
            <text:p>49</text:p>
          </table:table-cell>
          <table:table-cell table:style-name="ce4" office:value-type="string">
            <text:p>Neutral Od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0">
            <text:p>70</text:p>
          </table:table-cell>
          <table:table-cell table:style-name="ce4" office:value-type="string">
            <text:p>Night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6">
            <text:p>76</text:p>
          </table:table-cell>
          <table:table-cell table:style-name="ce4" office:value-type="string">
            <text:p>Nimble Skeleto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>
          <table:table-cell office:value-type="float" office:value="302">
            <text:p>302</text:p>
          </table:table-cell>
          <table:table-cell table:style-name="ce4" office:value-type="string">
            <text:p>Nobl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146">
            <text:p>146</text:p>
          </table:table-cell>
          <table:table-cell table:style-name="ce4" office:value-type="string">
            <text:p>Non-corporeal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Norma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98">
            <text:p>198</text:p>
          </table:table-cell>
          <table:table-cell table:style-name="ce4" office:value-type="string">
            <text:p>Nose Bleeds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9">
            <text:p>199</text:p>
          </table:table-cell>
          <table:table-cell table:style-name="ce4" office:value-type="string">
            <text:p>Not Gracefu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3">
            <text:p>213</text:p>
          </table:table-cell>
          <table:table-cell table:style-name="ce4" office:value-type="string">
            <text:p>Not Subt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64">
            <text:p>264</text:p>
          </table:table-cell>
          <table:table-cell table:style-name="ce4" office:value-type="string">
            <text:p>Oblivious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75">
            <text:p>175</text:p>
          </table:table-cell>
          <table:table-cell table:style-name="ce4" office:value-type="string">
            <text:p>Off Balanc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One Arm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9">
            <text:p>179</text:p>
          </table:table-cell>
          <table:table-cell table:style-name="ce4" office:value-type="string">
            <text:p>One Arm (min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80">
            <text:p>180</text:p>
          </table:table-cell>
          <table:table-cell table:style-name="ce4" office:value-type="string">
            <text:p>One Ey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2">
            <text:p>292</text:p>
          </table:table-cell>
          <table:table-cell table:style-name="ce4" office:value-type="string">
            <text:p>Open Door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>
          <table:table-cell office:value-type="float" office:value="315">
            <text:p>315</text:p>
          </table:table-cell>
          <table:table-cell table:style-name="ce4" office:value-type="string">
            <text:p>Orphan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3">
            <text:p>23</text:p>
          </table:table-cell>
          <table:table-cell table:style-name="ce4" office:value-type="string">
            <text:p>Outdoorsman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63">
            <text:p>263</text:p>
          </table:table-cell>
          <table:table-cell table:style-name="ce4" office:value-type="string">
            <text:p>Overconfident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acifist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2">
            <text:p>252</text:p>
          </table:table-cell>
          <table:table-cell table:style-name="ce4" office:value-type="string">
            <text:p>Pacifis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02">
            <text:p>202</text:p>
          </table:table-cell>
          <table:table-cell table:style-name="ce4" office:value-type="string">
            <text:p>Pain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58">
            <text:p>58</text:p>
          </table:table-cell>
          <table:table-cell table:style-name="ce4" office:value-type="string">
            <text:p>Pain Resistanc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50">
            <text:p>250</text:p>
          </table:table-cell>
          <table:table-cell table:style-name="ce4" office:value-type="string">
            <text:p>Paranoi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9">
            <text:p>299</text:p>
          </table:table-cell>
          <table:table-cell table:style-name="ce4" office:value-type="string">
            <text:p>Part Animal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51">
            <text:p>251</text:p>
          </table:table-cell>
          <table:table-cell table:style-name="ce4" office:value-type="string">
            <text:p>Passive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great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aj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1, mino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2, 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ajo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Status</text:p>
          </table:table-cell>
        </table:table-row>
        <table:table-row table:style-name="ro8">
          <table:table-cell office:value-type="float" office:value="309">
            <text:p>309</text:p>
          </table:table-cell>
          <table:table-cell table:style-name="ce4" office:value-type="string">
            <text:p>Patron (level 3, min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72">
            <text:p>72</text:p>
          </table:table-cell>
          <table:table-cell table:style-name="ce4" office:value-type="string">
            <text:p>Peripheral Vision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hobi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4">
            <text:p>254</text:p>
          </table:table-cell>
          <table:table-cell table:style-name="ce4" office:value-type="string">
            <text:p>Phobi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4">
            <text:p>124</text:p>
          </table:table-cell>
          <table:table-cell table:style-name="ce4" office:value-type="string">
            <text:p>Photographic Memory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92">
            <text:p>192</text:p>
          </table:table-cell>
          <table:table-cell table:style-name="ce4" office:value-type="string">
            <text:p>Physical Investment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greater)</text:p>
          </table:table-cell>
          <table:table-cell table:style-name="ce14" office:value-type="float" office:value="50">
            <text:p>5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ajor)</text:p>
          </table:table-cell>
          <table:table-cell table:style-name="ce14" office:value-type="float" office:value="45">
            <text:p>4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06">
            <text:p>106</text:p>
          </table:table-cell>
          <table:table-cell table:style-name="ce4" office:value-type="string">
            <text:p>Planar Travel (minor)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52">
            <text:p>52</text:p>
          </table:table-cell>
          <table:table-cell table:style-name="ce4" office:value-type="string">
            <text:p>Poison Sack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Poor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259">
            <text:p>259</text:p>
          </table:table-cell>
          <table:table-cell table:style-name="ce4" office:value-type="string">
            <text:p>Poor Concentratio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96">
            <text:p>296</text:p>
          </table:table-cell>
          <table:table-cell table:style-name="ce4" office:value-type="string">
            <text:p>Poor Control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Poor Eyesight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9">
            <text:p>219</text:p>
          </table:table-cell>
          <table:table-cell table:style-name="ce4" office:value-type="string">
            <text:p>Poor Eyesight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5">
            <text:p>25</text:p>
          </table:table-cell>
          <table:table-cell table:style-name="ce4" office:value-type="string">
            <text:p>Portage Skills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Potion (1 dose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Potion (5 dose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">
            <text:p>20</text:p>
          </table:table-cell>
          <table:table-cell table:style-name="ce4" office:value-type="string">
            <text:p>Powe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greater)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5">
            <text:p>155</text:p>
          </table:table-cell>
          <table:table-cell table:style-name="ce4" office:value-type="string">
            <text:p>Power Absorption (less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5">
            <text:p>285</text:p>
          </table:table-cell>
          <table:table-cell table:style-name="ce4" office:value-type="string">
            <text:p>Power Blind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78">
            <text:p>178</text:p>
          </table:table-cell>
          <table:table-cell table:style-name="ce4" office:value-type="string">
            <text:p>Power Bur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6">
            <text:p>286</text:p>
          </table:table-cell>
          <table:table-cell table:style-name="ce4" office:value-type="string">
            <text:p>Power Dr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7">
            <text:p>287</text:p>
          </table:table-cell>
          <table:table-cell table:style-name="ce4" office:value-type="string">
            <text:p>Power Leakag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6">
            <text:p>26</text:p>
          </table:table-cell>
          <table:table-cell table:style-name="ce4" office:value-type="string">
            <text:p>Precision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>
          <table:table-cell office:value-type="float" office:value="311">
            <text:p>311</text:p>
          </table:table-cell>
          <table:table-cell table:style-name="ce4" office:value-type="string">
            <text:p>Priestly Investment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255">
            <text:p>255</text:p>
          </table:table-cell>
          <table:table-cell table:style-name="ce4" office:value-type="string">
            <text:p>Pyromaniac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9">
            <text:p>269</text:p>
          </table:table-cell>
          <table:table-cell table:style-name="ce4" office:value-type="string">
            <text:p>Queas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6">
            <text:p>126</text:p>
          </table:table-cell>
          <table:table-cell table:style-name="ce4" office:value-type="string">
            <text:p>Quick Calculato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65">
            <text:p>65</text:p>
          </table:table-cell>
          <table:table-cell table:style-name="ce4" office:value-type="string">
            <text:p>Quiet Strid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expert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5">
            <text:p>35</text:p>
          </table:table-cell>
          <table:table-cell table:style-name="ce4" office:value-type="string">
            <text:p>Racial Training (familia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0">
            <text:p>200</text:p>
          </table:table-cell>
          <table:table-cell table:style-name="ce4" office:value-type="string">
            <text:p>Rain Trauma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greater)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73">
            <text:p>73</text:p>
          </table:table-cell>
          <table:table-cell table:style-name="ce4" office:value-type="string">
            <text:p>Regeneration (minor)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epulsive Habi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2">
            <text:p>272</text:p>
          </table:table-cell>
          <table:table-cell table:style-name="ce4" office:value-type="string">
            <text:p>Repulsive Habi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86">
            <text:p>86</text:p>
          </table:table-cell>
          <table:table-cell table:style-name="ce4" office:value-type="string">
            <text:p>Resilient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10">
            <text:p>110</text:p>
          </table:table-cell>
          <table:table-cell table:style-name="ce4" office:value-type="string">
            <text:p>Resistance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69">
            <text:p>69</text:p>
          </table:table-cell>
          <table:table-cell table:style-name="ce4" office:value-type="string">
            <text:p>Reverberative Strength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Rich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ival/NPC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95">
            <text:p>295</text:p>
          </table:table-cell>
          <table:table-cell table:style-name="ce4" office:value-type="string">
            <text:p>Rival/NPC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1 sheet)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Rune Paper (5 sheets)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11">
            <text:p>111</text:p>
          </table:table-cell>
          <table:table-cell table:style-name="ce4" office:value-type="string">
            <text:p>Runic Lor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257">
            <text:p>257</text:p>
          </table:table-cell>
          <table:table-cell table:style-name="ce4" office:value-type="string">
            <text:p>Sadis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radius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cope Skills (target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cret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1">
            <text:p>281</text:p>
          </table:table-cell>
          <table:table-cell table:style-name="ce4" office:value-type="string">
            <text:p>Secret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80">
            <text:p>280</text:p>
          </table:table-cell>
          <table:table-cell table:style-name="ce4" office:value-type="string">
            <text:p>Secret Identit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38">
            <text:p>138</text:p>
          </table:table-cell>
          <table:table-cell table:style-name="ce4" office:value-type="string">
            <text:p>Sense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ense of Duty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53">
            <text:p>253</text:p>
          </table:table-cell>
          <table:table-cell table:style-name="ce4" office:value-type="string">
            <text:p>Sense of Duty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50">
            <text:p>150</text:p>
          </table:table-cell>
          <table:table-cell table:style-name="ce4" office:value-type="string">
            <text:p>Shapechanger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8">
            <text:p>28</text:p>
          </table:table-cell>
          <table:table-cell table:style-name="ce4" office:value-type="string">
            <text:p>Shield Attack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66">
            <text:p>66</text:p>
          </table:table-cell>
          <table:table-cell table:style-name="ce4" office:value-type="string">
            <text:p>Shield Mastery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hort of Breath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4">
            <text:p>194</text:p>
          </table:table-cell>
          <table:table-cell table:style-name="ce4" office:value-type="string">
            <text:p>Short of Breath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lesser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2">
            <text:p>32</text:p>
          </table:table-cell>
          <table:table-cell table:style-name="ce4" office:value-type="string">
            <text:p>Skilled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1">
            <text:p>31</text:p>
          </table:table-cell>
          <table:table-cell table:style-name="ce4" office:value-type="string">
            <text:p>Skilled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33">
            <text:p>33</text:p>
          </table:table-cell>
          <table:table-cell table:style-name="ce4" office:value-type="string">
            <text:p>Sleight-of-Hand</text:p>
          </table:table-cell>
          <table:table-cell table:style-name="ce14" office:value-type="float" office:value="13">
            <text:p>1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12">
            <text:p>212</text:p>
          </table:table-cell>
          <table:table-cell table:style-name="ce4" office:value-type="string">
            <text:p>Slo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5">
            <text:p>195</text:p>
          </table:table-cell>
          <table:table-cell table:style-name="ce4" office:value-type="string">
            <text:p>Slow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96">
            <text:p>196</text:p>
          </table:table-cell>
          <table:table-cell table:style-name="ce4" office:value-type="string">
            <text:p>Slow Healer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3">
            <text:p>163</text:p>
          </table:table-cell>
          <table:table-cell table:style-name="ce4" office:value-type="string">
            <text:p>Sonar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3">
            <text:p>223</text:p>
          </table:table-cell>
          <table:table-cell table:style-name="ce4" office:value-type="string">
            <text:p>Spasm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07">
            <text:p>107</text:p>
          </table:table-cell>
          <table:table-cell table:style-name="ce4" office:value-type="string">
            <text:p>Spatial Skills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atial Skill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cial Bread/Poison/Herb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141">
            <text:p>141</text:p>
          </table:table-cell>
          <table:table-cell table:style-name="ce4" office:value-type="string">
            <text:p>Special Familiar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27">
            <text:p>127</text:p>
          </table:table-cell>
          <table:table-cell table:style-name="ce4" office:value-type="string">
            <text:p>Speed Read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1)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2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3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/>
          <table:table-cell table:style-name="ce4" office:value-type="string">
            <text:p>Spell Adder (+4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Items</text:p>
          </table:table-cell>
        </table:table-row>
        <table:table-row table:style-name="ro8" table:visibility="filter">
          <table:table-cell office:value-type="float" office:value="236">
            <text:p>236</text:p>
          </table:table-cell>
          <table:table-cell table:style-name="ce4" office:value-type="string">
            <text:p>Split Personality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28">
            <text:p>128</text:p>
          </table:table-cell>
          <table:table-cell table:style-name="ce4" office:value-type="string">
            <text:p>Stability Sens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6">
            <text:p>136</text:p>
          </table:table-cell>
          <table:table-cell table:style-name="ce4" office:value-type="string">
            <text:p>Stat Bonus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7">
            <text:p>137</text:p>
          </table:table-cell>
          <table:table-cell table:style-name="ce4" office:value-type="string">
            <text:p>Stat Improvement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greater)</text:p>
          </table:table-cell>
          <table:table-cell table:style-name="ce14" office:value-type="float" office:value="-30">
            <text:p>-3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tat Penalty (majo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4">
            <text:p>274</text:p>
          </table:table-cell>
          <table:table-cell table:style-name="ce4" office:value-type="string">
            <text:p>Stat Penalty (min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46">
            <text:p>46</text:p>
          </table:table-cell>
          <table:table-cell table:style-name="ce4" office:value-type="string">
            <text:p>Steel Grip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1">
            <text:p>81</text:p>
          </table:table-cell>
          <table:table-cell table:style-name="ce4" office:value-type="string">
            <text:p>Strong Lungs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61">
            <text:p>261</text:p>
          </table:table-cell>
          <table:table-cell table:style-name="ce4" office:value-type="string">
            <text:p>Stubborn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80">
            <text:p>80</text:p>
          </table:table-cell>
          <table:table-cell table:style-name="ce4" office:value-type="string">
            <text:p>Sturdy Build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06">
            <text:p>206</text:p>
          </table:table-cell>
          <table:table-cell table:style-name="ce4" office:value-type="string">
            <text:p>Stutter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Subconscious Discipline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5">
            <text:p>85</text:p>
          </table:table-cell>
          <table:table-cell table:style-name="ce4" office:value-type="string">
            <text:p>Subconscious Preparation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4">
            <text:p>84</text:p>
          </table:table-cell>
          <table:table-cell table:style-name="ce4" office:value-type="string">
            <text:p>Subtle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greater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ajo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40">
            <text:p>140</text:p>
          </table:table-cell>
          <table:table-cell table:style-name="ce4" office:value-type="string">
            <text:p>Succor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53">
            <text:p>153</text:p>
          </table:table-cell>
          <table:table-cell table:style-name="ce4" office:value-type="string">
            <text:p>Summon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224">
            <text:p>224</text:p>
          </table:table-cell>
          <table:table-cell table:style-name="ce4" office:value-type="string">
            <text:p>Superstitious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33">
            <text:p>133</text:p>
          </table:table-cell>
          <table:table-cell table:style-name="ce4" office:value-type="string">
            <text:p>Survival Instinct</text:p>
          </table:table-cell>
          <table:table-cell table:style-name="ce14" office:value-type="float" office:value="7">
            <text:p>7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9">
            <text:p>29</text:p>
          </table:table-cell>
          <table:table-cell table:style-name="ce4" office:value-type="string">
            <text:p>Swift Dresser</text:p>
          </table:table-cell>
          <table:table-cell table:style-name="ce14" office:value-type="float" office:value="3">
            <text:p>3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30">
            <text:p>130</text:p>
          </table:table-cell>
          <table:table-cell table:style-name="ce4" office:value-type="string">
            <text:p>Telekinesi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31">
            <text:p>131</text:p>
          </table:table-cell>
          <table:table-cell table:style-name="ce4" office:value-type="string">
            <text:p>Telepathy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164">
            <text:p>164</text:p>
          </table:table-cell>
          <table:table-cell table:style-name="ce4" office:value-type="string">
            <text:p>Teleportation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emporal Skills</text:p>
          </table:table-cell>
          <table:table-cell table:style-name="ce14" office:value-type="float" office:value="18">
            <text:p>18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82">
            <text:p>182</text:p>
          </table:table-cell>
          <table:table-cell table:style-name="ce4" office:value-type="string">
            <text:p>Tender Skin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greater)</text:p>
          </table:table-cell>
          <table:table-cell table:style-name="ce14" office:value-type="float" office:value="20">
            <text:p>2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ajo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44">
            <text:p>44</text:p>
          </table:table-cell>
          <table:table-cell table:style-name="ce4" office:value-type="string">
            <text:p>Tensile (minor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97">
            <text:p>297</text:p>
          </table:table-cell>
          <table:table-cell table:style-name="ce4" office:value-type="string">
            <text:p>Terrible Luck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75">
            <text:p>275</text:p>
          </table:table-cell>
          <table:table-cell table:style-name="ce4" office:value-type="string">
            <text:p>The Slain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203">
            <text:p>203</text:p>
          </table:table-cell>
          <table:table-cell table:style-name="ce4" office:value-type="string">
            <text:p>Tired Legs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77">
            <text:p>77</text:p>
          </table:table-cell>
          <table:table-cell table:style-name="ce4" office:value-type="string">
            <text:p>Tolerance</text:p>
          </table:table-cell>
          <table:table-cell table:style-name="ce14" office:value-type="float" office:value="12">
            <text:p>12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insect)</text:p>
          </table:table-cell>
          <table:table-cell table:style-name="ce14" office:value-type="float" office:value="30">
            <text:p>3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tiger)</text:p>
          </table:table-cell>
          <table:table-cell table:style-name="ce14" office:value-type="float" office:value="15">
            <text:p>15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87">
            <text:p>87</text:p>
          </table:table-cell>
          <table:table-cell table:style-name="ce4" office:value-type="string">
            <text:p>Tough Skin (wolf)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7">
            <text:p>27</text:p>
          </table:table-cell>
          <table:table-cell table:style-name="ce4" office:value-type="string">
            <text:p>Trained Regular Footman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08">
            <text:p>108</text:p>
          </table:table-cell>
          <table:table-cell table:style-name="ce4" office:value-type="string">
            <text:p>Transcenden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Trauma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2">
            <text:p>262</text:p>
          </table:table-cell>
          <table:table-cell table:style-name="ce4" office:value-type="string">
            <text:p>Trauma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7">
            <text:p>267</text:p>
          </table:table-cell>
          <table:table-cell table:style-name="ce4" office:value-type="string">
            <text:p>Truthful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165">
            <text:p>165</text:p>
          </table:table-cell>
          <table:table-cell table:style-name="ce4" office:value-type="string">
            <text:p>Tunneling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67">
            <text:p>167</text:p>
          </table:table-cell>
          <table:table-cell table:style-name="ce4" office:value-type="string">
            <text:p>Ultrasonic Hear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Abilities</text:p>
          </table:table-cell>
        </table:table-row>
        <table:table-row table:style-name="ro8" table:visibility="filter">
          <table:table-cell office:value-type="float" office:value="134">
            <text:p>134</text:p>
          </table:table-cell>
          <table:table-cell table:style-name="ce4" office:value-type="string">
            <text:p>Unbeliever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 office:value-type="float" office:value="214">
            <text:p>214</text:p>
          </table:table-cell>
          <table:table-cell table:style-name="ce4" office:value-type="string">
            <text:p>Uncommon Allergy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5">
            <text:p>215</text:p>
          </table:table-cell>
          <table:table-cell table:style-name="ce4" office:value-type="string">
            <text:p>Uncontrollable Strength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16">
            <text:p>216</text:p>
          </table:table-cell>
          <table:table-cell table:style-name="ce4" office:value-type="string">
            <text:p>Uncoordinated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6">
            <text:p>16</text:p>
          </table:table-cell>
          <table:table-cell table:style-name="ce4" office:value-type="string">
            <text:p>Underground Upraising</text:p>
          </table:table-cell>
          <table:table-cell table:style-name="ce14" office:value-type="float" office:value="8">
            <text:p>8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/>
          <table:table-cell table:style-name="ce4" office:value-type="string">
            <text:p>Undetectable</text:p>
          </table:table-cell>
          <table:table-cell table:style-name="ce14" office:value-type="float" office:value="6">
            <text:p>6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193">
            <text:p>193</text:p>
          </table:table-cell>
          <table:table-cell table:style-name="ce4" office:value-type="string">
            <text:p>Unhealth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greate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ique Looks (major)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174">
            <text:p>174</text:p>
          </table:table-cell>
          <table:table-cell table:style-name="ce4" office:value-type="string">
            <text:p>Unique Looks (minor)</text:p>
          </table:table-cell>
          <table:table-cell table:style-name="ce14" office:value-type="float" office:value="-5">
            <text:p>-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93">
            <text:p>293</text:p>
          </table:table-cell>
          <table:table-cell table:style-name="ce4" office:value-type="string">
            <text:p>Unlucky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300">
            <text:p>300</text:p>
          </table:table-cell>
          <table:table-cell table:style-name="ce4" office:value-type="string">
            <text:p>Unmagical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nnatural Aging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 office:value-type="float" office:value="83">
            <text:p>83</text:p>
          </table:table-cell>
          <table:table-cell table:style-name="ce4" office:value-type="string">
            <text:p>Unnatural Stamina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Physical Abilities</text:p>
          </table:table-cell>
        </table:table-row>
        <table:table-row table:style-name="ro8" table:visibility="filter">
          <table:table-cell office:value-type="float" office:value="217">
            <text:p>217</text:p>
          </table:table-cell>
          <table:table-cell table:style-name="ce4" office:value-type="string">
            <text:p>Unwakeabl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Up to +5 after roll</text:p>
          </table:table-cell>
          <table:table-cell table:style-name="ce14" office:value-type="float" office:value="5">
            <text:p>5</text:p>
          </table:table-cell>
          <table:table-cell table:style-name="ce4" office:value-type="string">
            <text:p>Starting Wealth</text:p>
          </table:table-cell>
        </table:table-row>
        <table:table-row table:style-name="ro8" table:visibility="filter">
          <table:table-cell/>
          <table:table-cell table:style-name="ce4" office:value-type="string">
            <text:p>Very Poor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/>
          <table:table-cell table:style-name="ce4" office:value-type="string">
            <text:p>Very Rich</text:p>
          </table:table-cell>
          <table:table-cell table:style-name="ce14" office:value-type="float" office:value="40">
            <text:p>40</text:p>
          </table:table-cell>
          <table:table-cell table:style-name="ce4" office:value-type="string">
            <text:p>Wealth Level</text:p>
          </table:table-cell>
        </table:table-row>
        <table:table-row table:style-name="ro8" table:visibility="filter">
          <table:table-cell office:value-type="float" office:value="112">
            <text:p>112</text:p>
          </table:table-cell>
          <table:table-cell table:style-name="ce4" office:value-type="string">
            <text:p>Violent Prejudice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ent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isible Aura</text:p>
          </table:table-cell>
          <table:table-cell table:style-name="ce14" office:value-type="float" office:value="-10">
            <text:p>-1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isions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Mystical Abilities</text:p>
          </table:table-cell>
        </table:table-row>
        <table:table-row table:style-name="ro8" table:visibility="filter">
          <table:table-cell/>
          <table:table-cell table:style-name="ce4" office:value-type="string">
            <text:p>Vow (greater)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260">
            <text:p>260</text:p>
          </table:table-cell>
          <table:table-cell table:style-name="ce4" office:value-type="string">
            <text:p>Vow (lesser)</text:p>
          </table:table-cell>
          <table:table-cell table:style-name="ce14" office:value-type="float" office:value="-3">
            <text:p>-3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ajor)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/>
          <table:table-cell table:style-name="ce4" office:value-type="string">
            <text:p>Vow (minor)</text:p>
          </table:table-cell>
          <table:table-cell table:style-name="ce14" office:value-type="float" office:value="-7">
            <text:p>-7</text:p>
          </table:table-cell>
          <table:table-cell table:style-name="ce4" office:value-type="string">
            <text:p>Mental Flaws</text:p>
          </table:table-cell>
        </table:table-row>
        <table:table-row table:style-name="ro8">
          <table:table-cell office:value-type="float" office:value="306">
            <text:p>306</text:p>
          </table:table-cell>
          <table:table-cell table:style-name="ce4" office:value-type="string">
            <text:p>Wanted</text:p>
          </table:table-cell>
          <table:table-cell table:style-name="ce14" office:value-type="float" office:value="0">
            <text:p>0</text:p>
          </table:table-cell>
          <table:table-cell table:style-name="ce4" office:value-type="string">
            <text:p>Special Status</text:p>
          </table:table-cell>
        </table:table-row>
        <table:table-row table:style-name="ro8" table:visibility="filter">
          <table:table-cell office:value-type="float" office:value="6">
            <text:p>6</text:p>
          </table:table-cell>
          <table:table-cell table:style-name="ce4" office:value-type="string">
            <text:p>Warrior Extraordinaire</text:p>
          </table:table-cell>
          <table:table-cell table:style-name="ce14" office:value-type="float" office:value="35">
            <text:p>35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204">
            <text:p>204</text:p>
          </table:table-cell>
          <table:table-cell table:style-name="ce4" office:value-type="string">
            <text:p>Weak Physique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49">
            <text:p>249</text:p>
          </table:table-cell>
          <table:table-cell table:style-name="ce4" office:value-type="string">
            <text:p>Weapon Bane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Mental Flaws</text:p>
          </table:table-cell>
        </table:table-row>
        <table:table-row table:style-name="ro8" table:visibility="filter">
          <table:table-cell office:value-type="float" office:value="37">
            <text:p>37</text:p>
          </table:table-cell>
          <table:table-cell table:style-name="ce4" office:value-type="string">
            <text:p>Weapon Control</text:p>
          </table:table-cell>
          <table:table-cell table:style-name="ce14" office:value-type="float" office:value="10">
            <text:p>10</text:p>
          </table:table-cell>
          <table:table-cell table:style-name="ce4" office:value-type="string">
            <text:p>Special Training</text:p>
          </table:table-cell>
        </table:table-row>
        <table:table-row table:style-name="ro8" table:visibility="filter">
          <table:table-cell office:value-type="float" office:value="186">
            <text:p>186</text:p>
          </table:table-cell>
          <table:table-cell table:style-name="ce4" office:value-type="string">
            <text:p>Weight Intolerant</text:p>
          </table:table-cell>
          <table:table-cell table:style-name="ce14" office:value-type="float" office:value="-15">
            <text:p>-15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21">
            <text:p>221</text:p>
          </table:table-cell>
          <table:table-cell table:style-name="ce4" office:value-type="string">
            <text:p>Wimp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Physical Flaws</text:p>
          </table:table-cell>
        </table:table-row>
        <table:table-row table:style-name="ro8" table:visibility="filter">
          <table:table-cell office:value-type="float" office:value="283">
            <text:p>283</text:p>
          </table:table-cell>
          <table:table-cell table:style-name="ce4" office:value-type="string">
            <text:p>Wrath</text:p>
          </table:table-cell>
          <table:table-cell table:style-name="ce14" office:value-type="float" office:value="-20">
            <text:p>-20</text:p>
          </table:table-cell>
          <table:table-cell table:style-name="ce4" office:value-type="string">
            <text:p>Special Flaws</text:p>
          </table:table-cell>
        </table:table-row>
        <table:table-row table:style-name="ro8" table:visibility="filter">
          <table:table-cell office:value-type="float" office:value="161">
            <text:p>161</text:p>
          </table:table-cell>
          <table:table-cell table:style-name="ce4" office:value-type="string">
            <text:p>X-ray Vision</text:p>
          </table:table-cell>
          <table:table-cell table:style-name="ce14" office:value-type="float" office:value="25">
            <text:p>25</text:p>
          </table:table-cell>
          <table:table-cell table:style-name="ce4" office:value-type="string">
            <text:p>Special Abilities</text:p>
          </table:table-cell>
        </table:table-row>
        <table:table-row table:style-name="ro8" table:number-rows-repeated="1048083">
          <table:table-cell table:number-columns-repeated="4"/>
        </table:table-row>
        <table:table-row table:style-name="ro8">
          <table:table-cell table:number-columns-repeated="4"/>
        </table:table-row>
      </table:table>
      <table:database-ranges>
        <table:database-range table:name="__Anonymous_Sheet_DB__0" table:target-range-address="Data.A1:Data.H434" table:display-filter-buttons="true"/>
        <table:database-range table:name="__Anonymous_Sheet_DB__3" table:target-range-address="'TEMP-locale-EN'.A1:'TEMP-locale-EN'.D492" table:display-filter-buttons="true">
          <table:filter>
            <table:filter-condition table:field-number="3" table:value="Special Status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€</number:text>
    </number:number-style>
    <number:number-style style:name="N135">
      <number:text>-</number:text>
      <number:number number:decimal-places="0" number:min-integer-digits="1" number:grouping="true"/>
      <number:text>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€</number:text>
    </number:number-style>
    <number:number-style style:name="N138">
      <number:text>-</number:text>
      <number:number number:decimal-places="2" number:min-integer-digits="1" number:grouping="true"/>
      <number:text>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  </number:text>
    </number:number-style>
    <number:number-style style:name="N143P1" style:volatile="true">
      <number:text>-</number:text>
      <number:number number:decimal-places="0" number:min-integer-digits="1" number:grouping="true"/>
      <number:text>   </number:text>
    </number:number-style>
    <number:number-style style:name="N143P2" style:volatile="true">
      <number:text> -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€ </number:text>
    </number:number-style>
    <number:number-style style:name="N147P1" style:volatile="true">
      <number:text>-</number:text>
      <number:number number:decimal-places="0" number:min-integer-digits="1" number:grouping="true"/>
      <number:text>€ </number:text>
    </number:number-style>
    <number:number-style style:name="N147P2" style:volatile="true">
      <number:text> -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  </number:text>
    </number:number-style>
    <number:number-style style:name="N151P1" style:volatile="true">
      <number:text>-</number:text>
      <number:number number:decimal-places="2" number:min-integer-digits="1" number:grouping="true"/>
      <number:text>   </number:text>
    </number:number-style>
    <number:number-style style:name="N151P2" style:volatile="true">
      <number:text> -</number:text>
      <number:number number:decimal-places="0" number:min-integer-digits="0"/>
      <number:text>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€ </number:text>
    </number:number-style>
    <number:number-style style:name="N155P1" style:volatile="true">
      <number:text>-</number:text>
      <number:number number:decimal-places="2" number:min-integer-digits="1" number:grouping="true"/>
      <number:text>€ </number:text>
    </number:number-style>
    <number:number-style style:name="N155P2" style:volatile="true">
      <number:text> -</number:text>
      <number:number number:decimal-places="0" number:min-integer-digits="0"/>
      <number:text>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css3t:text-justify="auto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22.12.2013</text:date>, <text:time>17:57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5T18:34:34.03</meta:creation-date>
    <meta:generator>OpenOffice/4.0.0$Win32 OpenOffice.org_project/400m3$Build-9702</meta:generator>
    <dc:date>2013-12-22T17:57:56</dc:date>
    <meta:editing-duration>P1DT2H31M56S</meta:editing-duration>
    <meta:editing-cycles>123</meta:editing-cycles>
    <dc:creator>Daniel Golesny</dc:creator>
    <meta:document-statistic meta:table-count="4" meta:cell-count="18577" meta:object-count="0"/>
  </office:meta>
</office:document-meta>
</file>